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gb_val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y_val</text:p>
          </table:table-cell>
          <table:table-cell office:value-type="string" calcext:value-type="string">
            <text:p>y_pred</text:p>
          </table:table-cell>
          <table:table-cell office:value-type="string" calcext:value-type="string">
            <text:p>y_pca_val</text:p>
          </table:table-cell>
          <table:table-cell office:value-type="string" calcext:value-type="string">
            <text:p>y_pca_pred</text:p>
          </table:table-cell>
          <table:table-cell office:value-type="string" calcext:value-type="string">
            <text:p>y_out_val</text:p>
          </table:table-cell>
          <table:table-cell office:value-type="string" calcext:value-type="string">
            <text:p>y_out_pred</text:p>
          </table:table-cell>
          <table:table-cell office:value-type="string" calcext:value-type="string">
            <text:p>y_pca_out_val</text:p>
          </table:table-cell>
          <table:table-cell office:value-type="string" calcext:value-type="string">
            <text:p>y_pca_out_pred</text:p>
          </table:table-cell>
          <table:table-cell office:value-type="string" calcext:value-type="string">
            <text:p>y_k_val</text:p>
          </table:table-cell>
          <table:table-cell office:value-type="string" calcext:value-type="string">
            <text:p>y_k_pred</text:p>
          </table:table-cell>
          <table:table-cell office:value-type="string" calcext:value-type="string">
            <text:p>f_val</text:p>
          </table:table-cell>
          <table:table-cell/>
          <table:table-cell office:value-type="string" calcext:value-type="string">
            <text:p>y_pred</text:p>
          </table:table-cell>
          <table:table-cell office:value-type="string" calcext:value-type="string">
            <text:p>y_out_pre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ith_c</text:p>
          </table:table-cell>
          <table:table-cell table:number-columns-repeated="2" office:value-type="string" calcext:value-type="string">
            <text:p>diff</text:p>
          </table:table-cell>
          <table:table-cell office:value-type="string" calcext:value-type="string">
            <text:p>ss_tot</text:p>
          </table:table-cell>
          <table:table-cell/>
          <table:table-cell office:value-type="string" calcext:value-type="string">
            <text:p>cumsum</text:p>
          </table:table-cell>
        </table:table-row>
        <table:table-row table:style-name="ro1">
          <table:table-cell office:value-type="float" office:value="73.45" calcext:value-type="float">
            <text:p>73.45</text:p>
          </table:table-cell>
          <table:table-cell office:value-type="float" office:value="79.1687545776367" calcext:value-type="float">
            <text:p>79.1687545776</text:p>
          </table:table-cell>
          <table:table-cell office:value-type="float" office:value="73.45" calcext:value-type="float">
            <text:p>73.45</text:p>
          </table:table-cell>
          <table:table-cell office:value-type="float" office:value="81.1233444213867" calcext:value-type="float">
            <text:p>81.1233444214</text:p>
          </table:table-cell>
          <table:table-cell office:value-type="float" office:value="73.45" calcext:value-type="float">
            <text:p>73.45</text:p>
          </table:table-cell>
          <table:table-cell office:value-type="float" office:value="79.1451797485352" calcext:value-type="float">
            <text:p>79.1451797485</text:p>
          </table:table-cell>
          <table:table-cell office:value-type="float" office:value="73.45" calcext:value-type="float">
            <text:p>73.45</text:p>
          </table:table-cell>
          <table:table-cell office:value-type="float" office:value="78.3883514404297" calcext:value-type="float">
            <text:p>78.3883514404</text:p>
          </table:table-cell>
          <table:table-cell office:value-type="float" office:value="73.45" calcext:value-type="float">
            <text:p>73.45</text:p>
          </table:table-cell>
          <table:table-cell office:value-type="float" office:value="79.0012130737305" calcext:value-type="float">
            <text:p>79.0012130737</text:p>
          </table:table-cell>
          <table:table-cell office:value-type="float" office:value="79.1451797485352" calcext:value-type="float">
            <text:p>79.1451797485</text:p>
          </table:table-cell>
          <table:table-cell/>
          <table:table-cell table:formula="of:=([.A2]-[.B2])^2" office:value-type="float" office:value="32.7041539192409" calcext:value-type="float">
            <text:p>32.7041539192</text:p>
          </table:table-cell>
          <table:table-cell table:formula="of:=([.E2]-[.F2])^2" office:value-type="float" office:value="32.4350723681249" calcext:value-type="float">
            <text:p>32.4350723681</text:p>
          </table:table-cell>
          <table:table-cell table:formula="of:=([.A2]-([.B2]+[.F2])/2)^2" office:value-type="float" office:value="32.5694742005411" calcext:value-type="float">
            <text:p>32.5694742005</text:p>
          </table:table-cell>
          <table:table-cell table:formula="of:=([.I2]-[.J2])^2" office:value-type="float" office:value="30.815966589956" calcext:value-type="float">
            <text:p>30.81596659</text:p>
          </table:table-cell>
          <table:table-cell table:formula="of:=[.M2]-[.N2]" office:value-type="float" office:value="0.26908155111596" calcext:value-type="float">
            <text:p>0.2690815511</text:p>
          </table:table-cell>
          <table:table-cell table:formula="of:=[.M2]-[.P2]" office:value-type="float" office:value="1.88818732928485" calcext:value-type="float">
            <text:p>1.8881873293</text:p>
          </table:table-cell>
          <table:table-cell table:formula="of:=([.A2]-100.04)^2" office:value-type="float" office:value="707.0281" calcext:value-type="float">
            <text:p>707.0281</text:p>
          </table:table-cell>
          <table:table-cell/>
          <table:table-cell table:formula="of:=[.Q2]" office:value-type="float" office:value="0.26908155111596" calcext:value-type="float">
            <text:p>0.2690815511</text:p>
          </table:table-cell>
        </table:table-row>
        <table:table-row table:style-name="ro1">
          <table:table-cell office:value-type="float" office:value="73.52" calcext:value-type="float">
            <text:p>73.52</text:p>
          </table:table-cell>
          <table:table-cell office:value-type="float" office:value="79.3480224609375" calcext:value-type="float">
            <text:p>79.3480224609</text:p>
          </table:table-cell>
          <table:table-cell office:value-type="float" office:value="73.52" calcext:value-type="float">
            <text:p>73.52</text:p>
          </table:table-cell>
          <table:table-cell office:value-type="float" office:value="87.4266204833984" calcext:value-type="float">
            <text:p>87.4266204834</text:p>
          </table:table-cell>
          <table:table-cell office:value-type="float" office:value="73.52" calcext:value-type="float">
            <text:p>73.52</text:p>
          </table:table-cell>
          <table:table-cell office:value-type="float" office:value="78.2688827514648" calcext:value-type="float">
            <text:p>78.2688827515</text:p>
          </table:table-cell>
          <table:table-cell office:value-type="float" office:value="73.52" calcext:value-type="float">
            <text:p>73.52</text:p>
          </table:table-cell>
          <table:table-cell office:value-type="float" office:value="83.5817794799805" calcext:value-type="float">
            <text:p>83.58177948</text:p>
          </table:table-cell>
          <table:table-cell office:value-type="float" office:value="73.52" calcext:value-type="float">
            <text:p>73.52</text:p>
          </table:table-cell>
          <table:table-cell office:value-type="float" office:value="79.9982757568359" calcext:value-type="float">
            <text:p>79.9982757568</text:p>
          </table:table-cell>
          <table:table-cell office:value-type="float" office:value="78.2688827514648" calcext:value-type="float">
            <text:p>78.2688827515</text:p>
          </table:table-cell>
          <table:table-cell/>
          <table:table-cell table:formula="of:=([.A3]-[.B3])^2" office:value-type="float" office:value="33.965845805192" calcext:value-type="float">
            <text:p>33.9658458052</text:p>
          </table:table-cell>
          <table:table-cell table:formula="of:=([.E3]-[.F3])^2" office:value-type="float" office:value="22.5518873871603" calcext:value-type="float">
            <text:p>22.5518873872</text:p>
          </table:table-cell>
          <table:table-cell table:formula="of:=([.A3]-([.B3]+[.F3])/2)^2" office:value-type="float" office:value="27.967730968036" calcext:value-type="float">
            <text:p>27.967730968</text:p>
          </table:table-cell>
          <table:table-cell table:formula="of:=([.I3]-[.J3])^2" office:value-type="float" office:value="41.9680567816083" calcext:value-type="float">
            <text:p>41.9680567816</text:p>
          </table:table-cell>
          <table:table-cell table:formula="of:=[.M3]-[.N3]" office:value-type="float" office:value="11.4139584180317" calcext:value-type="float">
            <text:p>11.413958418</text:p>
          </table:table-cell>
          <table:table-cell table:formula="of:=[.M3]-[.P3]" office:value-type="float" office:value="-8.00221097641625" calcext:value-type="float">
            <text:p>-8.0022109764</text:p>
          </table:table-cell>
          <table:table-cell table:formula="of:=([.A3]-100.04)^2" office:value-type="float" office:value="703.310400000001" calcext:value-type="float">
            <text:p>703.3104</text:p>
          </table:table-cell>
          <table:table-cell/>
          <table:table-cell table:formula="of:=[.Q3]+[.U2]" office:value-type="float" office:value="11.6830399691477" calcext:value-type="float">
            <text:p>11.6830399691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78.7807388305664" calcext:value-type="float">
            <text:p>78.7807388306</text:p>
          </table:table-cell>
          <table:table-cell office:value-type="float" office:value="73.7" calcext:value-type="float">
            <text:p>73.7</text:p>
          </table:table-cell>
          <table:table-cell office:value-type="float" office:value="79.3247222900391" calcext:value-type="float">
            <text:p>79.32472229</text:p>
          </table:table-cell>
          <table:table-cell office:value-type="float" office:value="73.7" calcext:value-type="float">
            <text:p>73.7</text:p>
          </table:table-cell>
          <table:table-cell office:value-type="float" office:value="78.5862274169922" calcext:value-type="float">
            <text:p>78.586227417</text:p>
          </table:table-cell>
          <table:table-cell office:value-type="float" office:value="73.7" calcext:value-type="float">
            <text:p>73.7</text:p>
          </table:table-cell>
          <table:table-cell office:value-type="float" office:value="80.2142944335938" calcext:value-type="float">
            <text:p>80.2142944336</text:p>
          </table:table-cell>
          <table:table-cell office:value-type="float" office:value="73.7" calcext:value-type="float">
            <text:p>73.7</text:p>
          </table:table-cell>
          <table:table-cell office:value-type="float" office:value="78.930549621582" calcext:value-type="float">
            <text:p>78.9305496216</text:p>
          </table:table-cell>
          <table:table-cell office:value-type="float" office:value="78.5862274169922" calcext:value-type="float">
            <text:p>78.586227417</text:p>
          </table:table-cell>
          <table:table-cell/>
          <table:table-cell table:formula="of:=([.A4]-[.B4])^2" office:value-type="float" office:value="25.8139070644253" calcext:value-type="float">
            <text:p>25.8139070644</text:p>
          </table:table-cell>
          <table:table-cell table:formula="of:=([.E4]-[.F4])^2" office:value-type="float" office:value="23.8752183705661" calcext:value-type="float">
            <text:p>23.8752183706</text:p>
          </table:table-cell>
          <table:table-cell table:formula="of:=([.A4]-([.B4]+[.F4])/2)^2" office:value-type="float" office:value="24.835104044993" calcext:value-type="float">
            <text:p>24.835104045</text:p>
          </table:table-cell>
          <table:table-cell table:formula="of:=([.I4]-[.J4])^2" office:value-type="float" office:value="27.3586493438319" calcext:value-type="float">
            <text:p>27.3586493438</text:p>
          </table:table-cell>
          <table:table-cell table:formula="of:=[.M4]-[.N4]" office:value-type="float" office:value="1.93868869385915" calcext:value-type="float">
            <text:p>1.9386886939</text:p>
          </table:table-cell>
          <table:table-cell table:formula="of:=[.M4]-[.P4]" office:value-type="float" office:value="-1.54474227940663" calcext:value-type="float">
            <text:p>-1.5447422794</text:p>
          </table:table-cell>
          <table:table-cell table:formula="of:=([.A4]-100.04)^2" office:value-type="float" office:value="693.7956" calcext:value-type="float">
            <text:p>693.7956</text:p>
          </table:table-cell>
          <table:table-cell/>
          <table:table-cell table:formula="of:=[.Q4]+[.U3]" office:value-type="float" office:value="13.6217286630068" calcext:value-type="float">
            <text:p>13.621728663</text:p>
          </table:table-cell>
        </table:table-row>
        <table:table-row table:style-name="ro1">
          <table:table-cell office:value-type="float" office:value="73.71" calcext:value-type="float">
            <text:p>73.71</text:p>
          </table:table-cell>
          <table:table-cell office:value-type="float" office:value="78.7693786621094" calcext:value-type="float">
            <text:p>78.7693786621</text:p>
          </table:table-cell>
          <table:table-cell office:value-type="float" office:value="73.71" calcext:value-type="float">
            <text:p>73.71</text:p>
          </table:table-cell>
          <table:table-cell office:value-type="float" office:value="77.8045349121094" calcext:value-type="float">
            <text:p>77.8045349121</text:p>
          </table:table-cell>
          <table:table-cell office:value-type="float" office:value="73.71" calcext:value-type="float">
            <text:p>73.71</text:p>
          </table:table-cell>
          <table:table-cell office:value-type="float" office:value="78.719108581543" calcext:value-type="float">
            <text:p>78.7191085815</text:p>
          </table:table-cell>
          <table:table-cell office:value-type="float" office:value="73.71" calcext:value-type="float">
            <text:p>73.71</text:p>
          </table:table-cell>
          <table:table-cell office:value-type="float" office:value="78.6547470092773" calcext:value-type="float">
            <text:p>78.6547470093</text:p>
          </table:table-cell>
          <table:table-cell office:value-type="float" office:value="73.71" calcext:value-type="float">
            <text:p>73.71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719108581543" calcext:value-type="float">
            <text:p>78.7191085815</text:p>
          </table:table-cell>
          <table:table-cell/>
          <table:table-cell table:formula="of:=([.A5]-[.B5])^2" office:value-type="float" office:value="25.5973124466077" calcext:value-type="float">
            <text:p>25.5973124466</text:p>
          </table:table-cell>
          <table:table-cell table:formula="of:=([.E5]-[.F5])^2" office:value-type="float" office:value="25.0911687816875" calcext:value-type="float">
            <text:p>25.0911687817</text:p>
          </table:table-cell>
          <table:table-cell table:formula="of:=([.A5]-([.B5]+[.F5])/2)^2" office:value-type="float" office:value="25.3436088438976" calcext:value-type="float">
            <text:p>25.3436088439</text:p>
          </table:table-cell>
          <table:table-cell table:formula="of:=([.I5]-[.J5])^2" office:value-type="float" office:value="23.806918556428" calcext:value-type="float">
            <text:p>23.8069185564</text:p>
          </table:table-cell>
          <table:table-cell table:formula="of:=[.M5]-[.N5]" office:value-type="float" office:value="0.506143664920238" calcext:value-type="float">
            <text:p>0.5061436649</text:p>
          </table:table-cell>
          <table:table-cell table:formula="of:=[.M5]-[.P5]" office:value-type="float" office:value="1.7903938901797" calcext:value-type="float">
            <text:p>1.7903938902</text:p>
          </table:table-cell>
          <table:table-cell table:formula="of:=([.A5]-100.04)^2" office:value-type="float" office:value="693.268900000001" calcext:value-type="float">
            <text:p>693.2689</text:p>
          </table:table-cell>
          <table:table-cell/>
          <table:table-cell table:formula="of:=[.Q5]+[.U4]" office:value-type="float" office:value="14.127872327927" calcext:value-type="float">
            <text:p>14.12787232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74" calcext:value-type="float">
            <text:p>74</text:p>
          </table:table-cell>
          <table:table-cell office:value-type="float" office:value="77.6927261352539" calcext:value-type="float">
            <text:p>77.6927261353</text:p>
          </table:table-cell>
          <table:table-cell office:value-type="float" office:value="74" calcext:value-type="float">
            <text:p>74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74" calcext:value-type="float">
            <text:p>74</text:p>
          </table:table-cell>
          <table:table-cell office:value-type="float" office:value="78.0808563232422" calcext:value-type="float">
            <text:p>78.0808563232</text:p>
          </table:table-cell>
          <table:table-cell office:value-type="float" office:value="74" calcext:value-type="float">
            <text:p>74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1017456054687" calcext:value-type="float">
            <text:p>78.1017456055</text:p>
          </table:table-cell>
          <table:table-cell/>
          <table:table-cell table:formula="of:=([.A6]-[.B6])^2" office:value-type="float" office:value="20.9368105307803" calcext:value-type="float">
            <text:p>20.9368105308</text:p>
          </table:table-cell>
          <table:table-cell table:formula="of:=([.E6]-[.F6])^2" office:value-type="float" office:value="16.8243170119822" calcext:value-type="float">
            <text:p>16.824317012</text:p>
          </table:table-cell>
          <table:table-cell table:formula="of:=([.A6]-([.B6]+[.F6])/2)^2" office:value-type="float" office:value="18.8244112751127" calcext:value-type="float">
            <text:p>18.8244112751</text:p>
          </table:table-cell>
          <table:table-cell table:formula="of:=([.I6]-[.J6])^2" office:value-type="float" office:value="21.0610631853342" calcext:value-type="float">
            <text:p>21.0610631853</text:p>
          </table:table-cell>
          <table:table-cell table:formula="of:=[.M6]-[.N6]" office:value-type="float" office:value="4.11249351879815" calcext:value-type="float">
            <text:p>4.1124935188</text:p>
          </table:table-cell>
          <table:table-cell table:formula="of:=[.M6]-[.P6]" office:value-type="float" office:value="-0.124252654553857" calcext:value-type="float">
            <text:p>-0.1242526546</text:p>
          </table:table-cell>
          <table:table-cell table:formula="of:=([.A6]-100.04)^2" office:value-type="float" office:value="678.0816" calcext:value-type="float">
            <text:p>678.0816</text:p>
          </table:table-cell>
          <table:table-cell/>
          <table:table-cell table:formula="of:=[.Q6]+[.U5]" office:value-type="float" office:value="18.2403658467252" calcext:value-type="float">
            <text:p>18.2403658467</text:p>
          </table:table-cell>
        </table:table-row>
        <table:table-row table:style-name="ro1">
          <table:table-cell office:value-type="float" office:value="74.87" calcext:value-type="float">
            <text:p>74.87</text:p>
          </table:table-cell>
          <table:table-cell office:value-type="float" office:value="79.0889282226563" calcext:value-type="float">
            <text:p>79.0889282227</text:p>
          </table:table-cell>
          <table:table-cell office:value-type="float" office:value="74.87" calcext:value-type="float">
            <text:p>74.87</text:p>
          </table:table-cell>
          <table:table-cell office:value-type="float" office:value="77.9755859375" calcext:value-type="float">
            <text:p>77.9755859375</text:p>
          </table:table-cell>
          <table:table-cell office:value-type="float" office:value="74.87" calcext:value-type="float">
            <text:p>74.87</text:p>
          </table:table-cell>
          <table:table-cell office:value-type="float" office:value="78.2854766845703" calcext:value-type="float">
            <text:p>78.2854766846</text:p>
          </table:table-cell>
          <table:table-cell office:value-type="float" office:value="74.87" calcext:value-type="float">
            <text:p>74.87</text:p>
          </table:table-cell>
          <table:table-cell office:value-type="float" office:value="77.7550048828125" calcext:value-type="float">
            <text:p>77.7550048828</text:p>
          </table:table-cell>
          <table:table-cell office:value-type="float" office:value="74.87" calcext:value-type="float">
            <text:p>74.87</text:p>
          </table:table-cell>
          <table:table-cell office:value-type="float" office:value="79.1245803833008" calcext:value-type="float">
            <text:p>79.1245803833</text:p>
          </table:table-cell>
          <table:table-cell office:value-type="float" office:value="78.2854766845703" calcext:value-type="float">
            <text:p>78.2854766846</text:p>
          </table:table-cell>
          <table:table-cell/>
          <table:table-cell table:formula="of:=([.A7]-[.B7])^2" office:value-type="float" office:value="17.7993553479254" calcext:value-type="float">
            <text:p>17.7993553479</text:p>
          </table:table-cell>
          <table:table-cell table:formula="of:=([.E7]-[.F7])^2" office:value-type="float" office:value="11.6654809828434" calcext:value-type="float">
            <text:p>11.6654809828</text:p>
          </table:table-cell>
          <table:table-cell table:formula="of:=([.A7]-([.B7]+[.F7])/2)^2" office:value-type="float" office:value="14.5710345718712" calcext:value-type="float">
            <text:p>14.5710345719</text:p>
          </table:table-cell>
          <table:table-cell table:formula="of:=([.I7]-[.J7])^2" office:value-type="float" office:value="18.1014542379678" calcext:value-type="float">
            <text:p>18.101454238</text:p>
          </table:table-cell>
          <table:table-cell table:formula="of:=[.M7]-[.N7]" office:value-type="float" office:value="6.133874365082" calcext:value-type="float">
            <text:p>6.1338743651</text:p>
          </table:table-cell>
          <table:table-cell table:formula="of:=[.M7]-[.P7]" office:value-type="float" office:value="-0.302098890042398" calcext:value-type="float">
            <text:p>-0.30209889</text:p>
          </table:table-cell>
          <table:table-cell table:formula="of:=([.A7]-100.04)^2" office:value-type="float" office:value="633.5289" calcext:value-type="float">
            <text:p>633.5289</text:p>
          </table:table-cell>
          <table:table-cell/>
          <table:table-cell table:formula="of:=[.Q7]+[.U6]" office:value-type="float" office:value="24.3742402118072" calcext:value-type="float">
            <text:p>24.3742402118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78.3690567016602" calcext:value-type="float">
            <text:p>78.3690567017</text:p>
          </table:table-cell>
          <table:table-cell office:value-type="float" office:value="74.99" calcext:value-type="float">
            <text:p>74.99</text:p>
          </table:table-cell>
          <table:table-cell office:value-type="float" office:value="79.0670013427734" calcext:value-type="float">
            <text:p>79.0670013428</text:p>
          </table:table-cell>
          <table:table-cell office:value-type="float" office:value="74.99" calcext:value-type="float">
            <text:p>74.99</text:p>
          </table:table-cell>
          <table:table-cell office:value-type="float" office:value="78.7203750610352" calcext:value-type="float">
            <text:p>78.720375061</text:p>
          </table:table-cell>
          <table:table-cell office:value-type="float" office:value="74.99" calcext:value-type="float">
            <text:p>74.99</text:p>
          </table:table-cell>
          <table:table-cell office:value-type="float" office:value="78.4070205688477" calcext:value-type="float">
            <text:p>78.4070205688</text:p>
          </table:table-cell>
          <table:table-cell office:value-type="float" office:value="74.99" calcext:value-type="float">
            <text:p>74.99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7203750610352" calcext:value-type="float">
            <text:p>78.720375061</text:p>
          </table:table-cell>
          <table:table-cell/>
          <table:table-cell table:formula="of:=([.A8]-[.B8])^2" office:value-type="float" office:value="11.4180241930344" calcext:value-type="float">
            <text:p>11.418024193</text:p>
          </table:table-cell>
          <table:table-cell table:formula="of:=([.E8]-[.F8])^2" office:value-type="float" office:value="13.9156980959931" calcext:value-type="float">
            <text:p>13.915698096</text:p>
          </table:table-cell>
          <table:table-cell table:formula="of:=([.A8]-([.B8]+[.F8])/2)^2" office:value-type="float" office:value="12.6360049971053" calcext:value-type="float">
            <text:p>12.6360049971</text:p>
          </table:table-cell>
          <table:table-cell table:formula="of:=([.I8]-[.J8])^2" office:value-type="float" office:value="12.954481056428" calcext:value-type="float">
            <text:p>12.9544810564</text:p>
          </table:table-cell>
          <table:table-cell table:formula="of:=[.M8]-[.N8]" office:value-type="float" office:value="-2.49767390295864" calcext:value-type="float">
            <text:p>-2.497673903</text:p>
          </table:table-cell>
          <table:table-cell table:formula="of:=[.M8]-[.P8]" office:value-type="float" office:value="-1.53645686339354" calcext:value-type="float">
            <text:p>-1.5364568634</text:p>
          </table:table-cell>
          <table:table-cell table:formula="of:=([.A8]-100.04)^2" office:value-type="float" office:value="627.502500000001" calcext:value-type="float">
            <text:p>627.5025</text:p>
          </table:table-cell>
          <table:table-cell/>
          <table:table-cell table:formula="of:=[.Q8]+[.U7]" office:value-type="float" office:value="21.8765663088485" calcext:value-type="float">
            <text:p>21.8765663088</text:p>
          </table:table-cell>
        </table:table-row>
        <table:table-row table:style-name="ro1">
          <table:table-cell office:value-type="float" office:value="75.19" calcext:value-type="float">
            <text:p>75.19</text:p>
          </table:table-cell>
          <table:table-cell office:value-type="float" office:value="78.4532318115234" calcext:value-type="float">
            <text:p>78.4532318115</text:p>
          </table:table-cell>
          <table:table-cell office:value-type="float" office:value="75.19" calcext:value-type="float">
            <text:p>75.19</text:p>
          </table:table-cell>
          <table:table-cell office:value-type="float" office:value="82.6057357788086" calcext:value-type="float">
            <text:p>82.6057357788</text:p>
          </table:table-cell>
          <table:table-cell office:value-type="float" office:value="75.19" calcext:value-type="float">
            <text:p>75.19</text:p>
          </table:table-cell>
          <table:table-cell office:value-type="float" office:value="78.3783416748047" calcext:value-type="float">
            <text:p>78.3783416748</text:p>
          </table:table-cell>
          <table:table-cell office:value-type="float" office:value="75.19" calcext:value-type="float">
            <text:p>75.19</text:p>
          </table:table-cell>
          <table:table-cell office:value-type="float" office:value="80.705192565918" calcext:value-type="float">
            <text:p>80.7051925659</text:p>
          </table:table-cell>
          <table:table-cell office:value-type="float" office:value="75.19" calcext:value-type="float">
            <text:p>75.19</text:p>
          </table:table-cell>
          <table:table-cell office:value-type="float" office:value="78.5498428344727" calcext:value-type="float">
            <text:p>78.5498428345</text:p>
          </table:table-cell>
          <table:table-cell office:value-type="float" office:value="78.3783416748047" calcext:value-type="float">
            <text:p>78.3783416748</text:p>
          </table:table-cell>
          <table:table-cell/>
          <table:table-cell table:formula="of:=([.A9]-[.B9])^2" office:value-type="float" office:value="10.6486818557386" calcext:value-type="float">
            <text:p>10.6486818557</text:p>
          </table:table-cell>
          <table:table-cell table:formula="of:=([.E9]-[.F9])^2" office:value-type="float" office:value="10.1655226352964" calcext:value-type="float">
            <text:p>10.1655226353</text:p>
          </table:table-cell>
          <table:table-cell table:formula="of:=([.A9]-([.B9]+[.F9])/2)^2" office:value-type="float" office:value="10.405700112373" calcext:value-type="float">
            <text:p>10.4057001124</text:p>
          </table:table-cell>
          <table:table-cell table:formula="of:=([.I9]-[.J9])^2" office:value-type="float" office:value="11.2885438723573" calcext:value-type="float">
            <text:p>11.2885438724</text:p>
          </table:table-cell>
          <table:table-cell table:formula="of:=[.M9]-[.N9]" office:value-type="float" office:value="0.483159220442175" calcext:value-type="float">
            <text:p>0.4831592204</text:p>
          </table:table-cell>
          <table:table-cell table:formula="of:=[.M9]-[.P9]" office:value-type="float" office:value="-0.639862016618718" calcext:value-type="float">
            <text:p>-0.6398620166</text:p>
          </table:table-cell>
          <table:table-cell table:formula="of:=([.A9]-100.04)^2" office:value-type="float" office:value="617.5225" calcext:value-type="float">
            <text:p>617.5225</text:p>
          </table:table-cell>
          <table:table-cell/>
          <table:table-cell table:formula="of:=[.Q9]+[.U8]" office:value-type="float" office:value="22.3597255292907" calcext:value-type="float">
            <text:p>22.3597255293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78.7910003662109" calcext:value-type="float">
            <text:p>78.7910003662</text:p>
          </table:table-cell>
          <table:table-cell office:value-type="float" office:value="75.26" calcext:value-type="float">
            <text:p>75.26</text:p>
          </table:table-cell>
          <table:table-cell office:value-type="float" office:value="82.6057357788086" calcext:value-type="float">
            <text:p>82.6057357788</text:p>
          </table:table-cell>
          <table:table-cell office:value-type="float" office:value="75.26" calcext:value-type="float">
            <text:p>75.26</text:p>
          </table:table-cell>
          <table:table-cell office:value-type="float" office:value="78.3783416748047" calcext:value-type="float">
            <text:p>78.3783416748</text:p>
          </table:table-cell>
          <table:table-cell office:value-type="float" office:value="75.26" calcext:value-type="float">
            <text:p>75.26</text:p>
          </table:table-cell>
          <table:table-cell office:value-type="float" office:value="81.0750045776367" calcext:value-type="float">
            <text:p>81.0750045776</text:p>
          </table:table-cell>
          <table:table-cell office:value-type="float" office:value="75.26" calcext:value-type="float">
            <text:p>75.26</text:p>
          </table:table-cell>
          <table:table-cell office:value-type="float" office:value="78.5375061035156" calcext:value-type="float">
            <text:p>78.5375061035</text:p>
          </table:table-cell>
          <table:table-cell office:value-type="float" office:value="78.3783416748047" calcext:value-type="float">
            <text:p>78.3783416748</text:p>
          </table:table-cell>
          <table:table-cell/>
          <table:table-cell table:formula="of:=([.A10]-[.B10])^2" office:value-type="float" office:value="12.4679635861817" calcext:value-type="float">
            <text:p>12.4679635862</text:p>
          </table:table-cell>
          <table:table-cell table:formula="of:=([.E10]-[.F10])^2" office:value-type="float" office:value="9.72405480082367" calcext:value-type="float">
            <text:p>9.7240548008</text:p>
          </table:table-cell>
          <table:table-cell table:formula="of:=([.A10]-([.B10]+[.F10])/2)^2" office:value-type="float" office:value="11.0534373946044" calcext:value-type="float">
            <text:p>11.0534373946</text:p>
          </table:table-cell>
          <table:table-cell table:formula="of:=([.I10]-[.J10])^2" office:value-type="float" office:value="10.7420462585821" calcext:value-type="float">
            <text:p>10.7420462586</text:p>
          </table:table-cell>
          <table:table-cell table:formula="of:=[.M10]-[.N10]" office:value-type="float" office:value="2.74390878535807" calcext:value-type="float">
            <text:p>2.7439087854</text:p>
          </table:table-cell>
          <table:table-cell table:formula="of:=[.M10]-[.P10]" office:value-type="float" office:value="1.7259173275996" calcext:value-type="float">
            <text:p>1.7259173276</text:p>
          </table:table-cell>
          <table:table-cell table:formula="of:=([.A10]-100.04)^2" office:value-type="float" office:value="614.0484" calcext:value-type="float">
            <text:p>614.0484</text:p>
          </table:table-cell>
          <table:table-cell/>
          <table:table-cell table:formula="of:=[.Q10]+[.U9]" office:value-type="float" office:value="25.1036343146488" calcext:value-type="float">
            <text:p>25.1036343146</text:p>
          </table:table-cell>
        </table:table-row>
        <table:table-row table:style-name="ro1">
          <table:table-cell office:value-type="float" office:value="75.42" calcext:value-type="float">
            <text:p>75.42</text:p>
          </table:table-cell>
          <table:table-cell office:value-type="float" office:value="78.5108489990234" calcext:value-type="float">
            <text:p>78.510848999</text:p>
          </table:table-cell>
          <table:table-cell office:value-type="float" office:value="75.42" calcext:value-type="float">
            <text:p>75.42</text:p>
          </table:table-cell>
          <table:table-cell office:value-type="float" office:value="81.6832962036133" calcext:value-type="float">
            <text:p>81.6832962036</text:p>
          </table:table-cell>
          <table:table-cell office:value-type="float" office:value="75.42" calcext:value-type="float">
            <text:p>75.42</text:p>
          </table:table-cell>
          <table:table-cell office:value-type="float" office:value="78.6703186035156" calcext:value-type="float">
            <text:p>78.6703186035</text:p>
          </table:table-cell>
          <table:table-cell office:value-type="float" office:value="75.42" calcext:value-type="float">
            <text:p>75.42</text:p>
          </table:table-cell>
          <table:table-cell office:value-type="float" office:value="79.2824401855469" calcext:value-type="float">
            <text:p>79.2824401855</text:p>
          </table:table-cell>
          <table:table-cell office:value-type="float" office:value="75.42" calcext:value-type="float">
            <text:p>75.42</text:p>
          </table:table-cell>
          <table:table-cell office:value-type="float" office:value="78.4013671875" calcext:value-type="float">
            <text:p>78.4013671875</text:p>
          </table:table-cell>
          <table:table-cell office:value-type="float" office:value="78.6703186035156" calcext:value-type="float">
            <text:p>78.6703186035</text:p>
          </table:table-cell>
          <table:table-cell/>
          <table:table-cell table:formula="of:=([.A11]-[.B11])^2" office:value-type="float" office:value="9.55334753476418" calcext:value-type="float">
            <text:p>9.5533475348</text:p>
          </table:table-cell>
          <table:table-cell table:formula="of:=([.E11]-[.F11])^2" office:value-type="float" office:value="10.5645710243598" calcext:value-type="float">
            <text:p>10.5645710244</text:p>
          </table:table-cell>
          <table:table-cell table:formula="of:=([.A11]-([.B11]+[.F11])/2)^2" office:value-type="float" office:value="10.0526016408727" calcext:value-type="float">
            <text:p>10.0526016409</text:p>
          </table:table-cell>
          <table:table-cell table:formula="of:=([.I11]-[.J11])^2" office:value-type="float" office:value="8.88855030670165" calcext:value-type="float">
            <text:p>8.8885503067</text:p>
          </table:table-cell>
          <table:table-cell table:formula="of:=[.M11]-[.N11]" office:value-type="float" office:value="-1.01122348959558" calcext:value-type="float">
            <text:p>-1.0112234896</text:p>
          </table:table-cell>
          <table:table-cell table:formula="of:=[.M11]-[.P11]" office:value-type="float" office:value="0.664797228062525" calcext:value-type="float">
            <text:p>0.6647972281</text:p>
          </table:table-cell>
          <table:table-cell table:formula="of:=([.A11]-100.04)^2" office:value-type="float" office:value="606.1444" calcext:value-type="float">
            <text:p>606.1444</text:p>
          </table:table-cell>
          <table:table-cell/>
          <table:table-cell table:formula="of:=[.Q11]+[.U10]" office:value-type="float" office:value="24.0924108250532" calcext:value-type="float">
            <text:p>24.0924108251</text:p>
          </table:table-cell>
        </table:table-row>
        <table:table-row table:style-name="ro1">
          <table:table-cell office:value-type="float" office:value="75.86" calcext:value-type="float">
            <text:p>75.86</text:p>
          </table:table-cell>
          <table:table-cell office:value-type="float" office:value="78.399040222168" calcext:value-type="float">
            <text:p>78.3990402222</text:p>
          </table:table-cell>
          <table:table-cell office:value-type="float" office:value="75.86" calcext:value-type="float">
            <text:p>75.86</text:p>
          </table:table-cell>
          <table:table-cell office:value-type="float" office:value="80.9721984863281" calcext:value-type="float">
            <text:p>80.9721984863</text:p>
          </table:table-cell>
          <table:table-cell office:value-type="float" office:value="75.86" calcext:value-type="float">
            <text:p>75.86</text:p>
          </table:table-cell>
          <table:table-cell office:value-type="float" office:value="78.1898956298828" calcext:value-type="float">
            <text:p>78.1898956299</text:p>
          </table:table-cell>
          <table:table-cell office:value-type="float" office:value="75.86" calcext:value-type="float">
            <text:p>75.86</text:p>
          </table:table-cell>
          <table:table-cell office:value-type="float" office:value="76.5082015991211" calcext:value-type="float">
            <text:p>76.5082015991</text:p>
          </table:table-cell>
          <table:table-cell office:value-type="float" office:value="75.86" calcext:value-type="float">
            <text:p>75.86</text:p>
          </table:table-cell>
          <table:table-cell office:value-type="float" office:value="78.3473510742188" calcext:value-type="float">
            <text:p>78.3473510742</text:p>
          </table:table-cell>
          <table:table-cell office:value-type="float" office:value="78.1898956298828" calcext:value-type="float">
            <text:p>78.1898956299</text:p>
          </table:table-cell>
          <table:table-cell/>
          <table:table-cell table:formula="of:=([.A12]-[.B12])^2" office:value-type="float" office:value="6.44672524978677" calcext:value-type="float">
            <text:p>6.4467252498</text:p>
          </table:table-cell>
          <table:table-cell table:formula="of:=([.E12]-[.F12])^2" office:value-type="float" office:value="5.42841364614703" calcext:value-type="float">
            <text:p>5.4284136461</text:p>
          </table:table-cell>
          <table:table-cell table:formula="of:=([.A12]-([.B12]+[.F12])/2)^2" office:value-type="float" office:value="5.92663408284637" calcext:value-type="float">
            <text:p>5.9266340828</text:p>
          </table:table-cell>
          <table:table-cell table:formula="of:=([.I12]-[.J12])^2" office:value-type="float" office:value="6.18691536641717" calcext:value-type="float">
            <text:p>6.1869153664</text:p>
          </table:table-cell>
          <table:table-cell table:formula="of:=[.M12]-[.N12]" office:value-type="float" office:value="1.01831160363974" calcext:value-type="float">
            <text:p>1.0183116036</text:p>
          </table:table-cell>
          <table:table-cell table:formula="of:=[.M12]-[.P12]" office:value-type="float" office:value="0.259809883369599" calcext:value-type="float">
            <text:p>0.2598098834</text:p>
          </table:table-cell>
          <table:table-cell table:formula="of:=([.A12]-100.04)^2" office:value-type="float" office:value="584.6724" calcext:value-type="float">
            <text:p>584.6724</text:p>
          </table:table-cell>
          <table:table-cell/>
          <table:table-cell table:formula="of:=[.Q12]+[.U11]" office:value-type="float" office:value="25.110722428693" calcext:value-type="float">
            <text:p>25.1107224287</text:p>
          </table:table-cell>
        </table:table-row>
        <table:table-row table:style-name="ro1">
          <table:table-cell office:value-type="float" office:value="76.18" calcext:value-type="float">
            <text:p>76.18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76.18" calcext:value-type="float">
            <text:p>76.18</text:p>
          </table:table-cell>
          <table:table-cell office:value-type="float" office:value="77.6927261352539" calcext:value-type="float">
            <text:p>77.6927261353</text:p>
          </table:table-cell>
          <table:table-cell office:value-type="float" office:value="76.18" calcext:value-type="float">
            <text:p>76.18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76.18" calcext:value-type="float">
            <text:p>76.18</text:p>
          </table:table-cell>
          <table:table-cell office:value-type="float" office:value="77.7775650024414" calcext:value-type="float">
            <text:p>77.7775650024</text:p>
          </table:table-cell>
          <table:table-cell office:value-type="float" office:value="76.18" calcext:value-type="float">
            <text:p>76.18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4190902709961" calcext:value-type="float">
            <text:p>78.419090271</text:p>
          </table:table-cell>
          <table:table-cell/>
          <table:table-cell table:formula="of:=([.A13]-[.B13])^2" office:value-type="float" office:value="6.41847256654647" calcext:value-type="float">
            <text:p>6.4184725665</text:p>
          </table:table-cell>
          <table:table-cell table:formula="of:=([.E13]-[.F13])^2" office:value-type="float" office:value="5.01352524166933" calcext:value-type="float">
            <text:p>5.0135252417</text:p>
          </table:table-cell>
          <table:table-cell table:formula="of:=([.A13]-([.B13]+[.F13])/2)^2" office:value-type="float" office:value="5.69433398033789" calcext:value-type="float">
            <text:p>5.6943339803</text:p>
          </table:table-cell>
          <table:table-cell table:formula="of:=([.I13]-[.J13])^2" office:value-type="float" office:value="5.80440556814667" calcext:value-type="float">
            <text:p>5.8044055681</text:p>
          </table:table-cell>
          <table:table-cell table:formula="of:=[.M13]-[.N13]" office:value-type="float" office:value="1.40494732487714" calcext:value-type="float">
            <text:p>1.4049473249</text:p>
          </table:table-cell>
          <table:table-cell table:formula="of:=[.M13]-[.P13]" office:value-type="float" office:value="0.614066998399792" calcext:value-type="float">
            <text:p>0.6140669984</text:p>
          </table:table-cell>
          <table:table-cell table:formula="of:=([.A13]-100.04)^2" office:value-type="float" office:value="569.2996" calcext:value-type="float">
            <text:p>569.2996</text:p>
          </table:table-cell>
          <table:table-cell/>
          <table:table-cell table:formula="of:=[.Q13]+[.U12]" office:value-type="float" office:value="26.5156697535701" calcext:value-type="float">
            <text:p>26.5156697536</text:p>
          </table:table-cell>
        </table:table-row>
        <table:table-row table:style-name="ro1">
          <table:table-cell office:value-type="float" office:value="76.27" calcext:value-type="float">
            <text:p>76.27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76.27" calcext:value-type="float">
            <text:p>76.27</text:p>
          </table:table-cell>
          <table:table-cell office:value-type="float" office:value="78.5066604614258" calcext:value-type="float">
            <text:p>78.5066604614</text:p>
          </table:table-cell>
          <table:table-cell office:value-type="float" office:value="76.27" calcext:value-type="float">
            <text:p>76.27</text:p>
          </table:table-cell>
          <table:table-cell office:value-type="float" office:value="78.5074844360352" calcext:value-type="float">
            <text:p>78.507484436</text:p>
          </table:table-cell>
          <table:table-cell office:value-type="float" office:value="76.27" calcext:value-type="float">
            <text:p>76.27</text:p>
          </table:table-cell>
          <table:table-cell office:value-type="float" office:value="78.5425720214844" calcext:value-type="float">
            <text:p>78.5425720215</text:p>
          </table:table-cell>
          <table:table-cell office:value-type="float" office:value="76.27" calcext:value-type="float">
            <text:p>76.27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5074844360352" calcext:value-type="float">
            <text:p>78.507484436</text:p>
          </table:table-cell>
          <table:table-cell/>
          <table:table-cell table:formula="of:=([.A14]-[.B14])^2" office:value-type="float" office:value="5.31614165260654" calcext:value-type="float">
            <text:p>5.3161416526</text:p>
          </table:table-cell>
          <table:table-cell table:formula="of:=([.E14]-[.F14])^2" office:value-type="float" office:value="5.00633660149958" calcext:value-type="float">
            <text:p>5.0063366015</text:p>
          </table:table-cell>
          <table:table-cell table:formula="of:=([.A14]-([.B14]+[.F14])/2)^2" office:value-type="float" office:value="5.16007660591939" calcext:value-type="float">
            <text:p>5.1600766059</text:p>
          </table:table-cell>
          <table:table-cell table:formula="of:=([.I14]-[.J14])^2" office:value-type="float" office:value="5.37884355642797" calcext:value-type="float">
            <text:p>5.3788435564</text:p>
          </table:table-cell>
          <table:table-cell table:formula="of:=[.M14]-[.N14]" office:value-type="float" office:value="0.30980505110696" calcext:value-type="float">
            <text:p>0.3098050511</text:p>
          </table:table-cell>
          <table:table-cell table:formula="of:=[.M14]-[.P14]" office:value-type="float" office:value="-0.0627019038214343" calcext:value-type="float">
            <text:p>-0.0627019038</text:p>
          </table:table-cell>
          <table:table-cell table:formula="of:=([.A14]-100.04)^2" office:value-type="float" office:value="565.012900000001" calcext:value-type="float">
            <text:p>565.0129</text:p>
          </table:table-cell>
          <table:table-cell/>
          <table:table-cell table:formula="of:=[.Q14]+[.U13]" office:value-type="float" office:value="26.8254748046771" calcext:value-type="float">
            <text:p>26.8254748047</text:p>
          </table:table-cell>
        </table:table-row>
        <table:table-row table:style-name="ro1">
          <table:table-cell office:value-type="float" office:value="76.59" calcext:value-type="float">
            <text:p>76.59</text:p>
          </table:table-cell>
          <table:table-cell office:value-type="float" office:value="79.1134414672852" calcext:value-type="float">
            <text:p>79.1134414673</text:p>
          </table:table-cell>
          <table:table-cell office:value-type="float" office:value="76.59" calcext:value-type="float">
            <text:p>76.59</text:p>
          </table:table-cell>
          <table:table-cell office:value-type="float" office:value="81.477180480957" calcext:value-type="float">
            <text:p>81.477180481</text:p>
          </table:table-cell>
          <table:table-cell office:value-type="float" office:value="76.59" calcext:value-type="float">
            <text:p>76.59</text:p>
          </table:table-cell>
          <table:table-cell office:value-type="float" office:value="78.8211135864258" calcext:value-type="float">
            <text:p>78.8211135864</text:p>
          </table:table-cell>
          <table:table-cell office:value-type="float" office:value="76.59" calcext:value-type="float">
            <text:p>76.59</text:p>
          </table:table-cell>
          <table:table-cell office:value-type="float" office:value="81.7664413452149" calcext:value-type="float">
            <text:p>81.7664413452</text:p>
          </table:table-cell>
          <table:table-cell office:value-type="float" office:value="76.59" calcext:value-type="float">
            <text:p>76.59</text:p>
          </table:table-cell>
          <table:table-cell office:value-type="float" office:value="79.1229400634766" calcext:value-type="float">
            <text:p>79.1229400635</text:p>
          </table:table-cell>
          <table:table-cell office:value-type="float" office:value="78.8211135864258" calcext:value-type="float">
            <text:p>78.8211135864</text:p>
          </table:table-cell>
          <table:table-cell/>
          <table:table-cell table:formula="of:=([.A15]-[.B15])^2" office:value-type="float" office:value="6.36775683881425" calcext:value-type="float">
            <text:p>6.3677568388</text:p>
          </table:table-cell>
          <table:table-cell table:formula="of:=([.E15]-[.F15])^2" office:value-type="float" office:value="4.9778678355337" calcext:value-type="float">
            <text:p>4.9778678355</text:p>
          </table:table-cell>
          <table:table-cell table:formula="of:=([.A15]-([.B15]+[.F15])/2)^2" office:value-type="float" office:value="5.65144843969204" calcext:value-type="float">
            <text:p>5.6514484397</text:p>
          </table:table-cell>
          <table:table-cell table:formula="of:=([.I15]-[.J15])^2" office:value-type="float" office:value="6.41578536516464" calcext:value-type="float">
            <text:p>6.4157853652</text:p>
          </table:table-cell>
          <table:table-cell table:formula="of:=[.M15]-[.N15]" office:value-type="float" office:value="1.38988900328055" calcext:value-type="float">
            <text:p>1.3898890033</text:p>
          </table:table-cell>
          <table:table-cell table:formula="of:=[.M15]-[.P15]" office:value-type="float" office:value="-0.0480285263503903" calcext:value-type="float">
            <text:p>-0.0480285264</text:p>
          </table:table-cell>
          <table:table-cell table:formula="of:=([.A15]-100.04)^2" office:value-type="float" office:value="549.9025" calcext:value-type="float">
            <text:p>549.9025</text:p>
          </table:table-cell>
          <table:table-cell/>
          <table:table-cell table:formula="of:=[.Q15]+[.U14]" office:value-type="float" office:value="28.2153638079576" calcext:value-type="float">
            <text:p>28.215363808</text:p>
          </table:table-cell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79.1687545776367" calcext:value-type="float">
            <text:p>79.1687545776</text:p>
          </table:table-cell>
          <table:table-cell office:value-type="float" office:value="76.64" calcext:value-type="float">
            <text:p>76.64</text:p>
          </table:table-cell>
          <table:table-cell office:value-type="float" office:value="79.2077407836914" calcext:value-type="float">
            <text:p>79.2077407837</text:p>
          </table:table-cell>
          <table:table-cell office:value-type="float" office:value="76.64" calcext:value-type="float">
            <text:p>76.64</text:p>
          </table:table-cell>
          <table:table-cell office:value-type="float" office:value="79.2164840698242" calcext:value-type="float">
            <text:p>79.2164840698</text:p>
          </table:table-cell>
          <table:table-cell office:value-type="float" office:value="76.64" calcext:value-type="float">
            <text:p>76.64</text:p>
          </table:table-cell>
          <table:table-cell office:value-type="float" office:value="80.443962097168" calcext:value-type="float">
            <text:p>80.4439620972</text:p>
          </table:table-cell>
          <table:table-cell office:value-type="float" office:value="76.64" calcext:value-type="float">
            <text:p>76.64</text:p>
          </table:table-cell>
          <table:table-cell office:value-type="float" office:value="79.0012130737305" calcext:value-type="float">
            <text:p>79.0012130737</text:p>
          </table:table-cell>
          <table:table-cell office:value-type="float" office:value="79.2164840698242" calcext:value-type="float">
            <text:p>79.2164840698</text:p>
          </table:table-cell>
          <table:table-cell/>
          <table:table-cell table:formula="of:=([.A16]-[.B16])^2" office:value-type="float" office:value="6.39459971391866" calcext:value-type="float">
            <text:p>6.3945997139</text:p>
          </table:table-cell>
          <table:table-cell table:formula="of:=([.E16]-[.F16])^2" office:value-type="float" office:value="6.63827016205797" calcext:value-type="float">
            <text:p>6.6382701621</text:p>
          </table:table-cell>
          <table:table-cell table:formula="of:=([.A16]-([.B16]+[.F16])/2)^2" office:value-type="float" office:value="6.51586541188219" calcext:value-type="float">
            <text:p>6.5158654119</text:p>
          </table:table-cell>
          <table:table-cell table:formula="of:=([.I16]-[.J16])^2" office:value-type="float" office:value="5.57532717955569" calcext:value-type="float">
            <text:p>5.5753271796</text:p>
          </table:table-cell>
          <table:table-cell table:formula="of:=[.M16]-[.N16]" office:value-type="float" office:value="-0.243670448139309" calcext:value-type="float">
            <text:p>-0.2436704481</text:p>
          </table:table-cell>
          <table:table-cell table:formula="of:=[.M16]-[.P16]" office:value-type="float" office:value="0.819272534362971" calcext:value-type="float">
            <text:p>0.8192725344</text:p>
          </table:table-cell>
          <table:table-cell table:formula="of:=([.A16]-100.04)^2" office:value-type="float" office:value="547.56" calcext:value-type="float">
            <text:p>547.56</text:p>
          </table:table-cell>
          <table:table-cell/>
          <table:table-cell table:formula="of:=[.Q16]+[.U15]" office:value-type="float" office:value="27.9716933598183" calcext:value-type="float">
            <text:p>27.9716933598</text:p>
          </table:table-cell>
        </table:table-row>
        <table:table-row table:style-name="ro1">
          <table:table-cell office:value-type="float" office:value="76.84" calcext:value-type="float">
            <text:p>76.84</text:p>
          </table:table-cell>
          <table:table-cell office:value-type="float" office:value="82.4608154296875" calcext:value-type="float">
            <text:p>82.4608154297</text:p>
          </table:table-cell>
          <table:table-cell office:value-type="float" office:value="76.84" calcext:value-type="float">
            <text:p>76.84</text:p>
          </table:table-cell>
          <table:table-cell office:value-type="float" office:value="80.0375747680664" calcext:value-type="float">
            <text:p>80.0375747681</text:p>
          </table:table-cell>
          <table:table-cell office:value-type="float" office:value="76.84" calcext:value-type="float">
            <text:p>76.84</text:p>
          </table:table-cell>
          <table:table-cell office:value-type="float" office:value="79.2599792480469" calcext:value-type="float">
            <text:p>79.259979248</text:p>
          </table:table-cell>
          <table:table-cell office:value-type="float" office:value="76.84" calcext:value-type="float">
            <text:p>76.84</text:p>
          </table:table-cell>
          <table:table-cell office:value-type="float" office:value="76.904914855957" calcext:value-type="float">
            <text:p>76.904914856</text:p>
          </table:table-cell>
          <table:table-cell office:value-type="float" office:value="76.84" calcext:value-type="float">
            <text:p>76.84</text:p>
          </table:table-cell>
          <table:table-cell office:value-type="float" office:value="82.3359603881836" calcext:value-type="float">
            <text:p>82.3359603882</text:p>
          </table:table-cell>
          <table:table-cell office:value-type="float" office:value="79.2599792480469" calcext:value-type="float">
            <text:p>79.259979248</text:p>
          </table:table-cell>
          <table:table-cell/>
          <table:table-cell table:formula="of:=([.A17]-[.B17])^2" office:value-type="float" office:value="31.593566094613" calcext:value-type="float">
            <text:p>31.5935660946</text:p>
          </table:table-cell>
          <table:table-cell table:formula="of:=([.E17]-[.F17])^2" office:value-type="float" office:value="5.8562995609775" calcext:value-type="float">
            <text:p>5.856299561</text:p>
          </table:table-cell>
          <table:table-cell table:formula="of:=([.A17]-([.B17]+[.F17])/2)^2" office:value-type="float" office:value="16.1635947623703" calcext:value-type="float">
            <text:p>16.1635947624</text:p>
          </table:table-cell>
          <table:table-cell table:formula="of:=([.I17]-[.J17])^2" office:value-type="float" office:value="30.2055805884831" calcext:value-type="float">
            <text:p>30.2055805885</text:p>
          </table:table-cell>
          <table:table-cell table:formula="of:=[.M17]-[.N17]" office:value-type="float" office:value="25.7372665336355" calcext:value-type="float">
            <text:p>25.7372665336</text:p>
          </table:table-cell>
          <table:table-cell table:formula="of:=[.M17]-[.P17]" office:value-type="float" office:value="1.38798550612992" calcext:value-type="float">
            <text:p>1.3879855061</text:p>
          </table:table-cell>
          <table:table-cell table:formula="of:=([.A17]-100.04)^2" office:value-type="float" office:value="538.24" calcext:value-type="float">
            <text:p>538.24</text:p>
          </table:table-cell>
          <table:table-cell/>
          <table:table-cell table:formula="of:=[.Q17]+[.U16]" office:value-type="float" office:value="53.7089598934538" calcext:value-type="float">
            <text:p>53.7089598935</text:p>
          </table:table-cell>
        </table:table-row>
        <table:table-row table:style-name="ro1">
          <table:table-cell office:value-type="float" office:value="76.96" calcext:value-type="float">
            <text:p>76.96</text:p>
          </table:table-cell>
          <table:table-cell office:value-type="float" office:value="79.9367752075195" calcext:value-type="float">
            <text:p>79.9367752075</text:p>
          </table:table-cell>
          <table:table-cell office:value-type="float" office:value="76.96" calcext:value-type="float">
            <text:p>76.96</text:p>
          </table:table-cell>
          <table:table-cell office:value-type="float" office:value="85.0556640625" calcext:value-type="float">
            <text:p>85.0556640625</text:p>
          </table:table-cell>
          <table:table-cell office:value-type="float" office:value="76.96" calcext:value-type="float">
            <text:p>76.96</text:p>
          </table:table-cell>
          <table:table-cell office:value-type="float" office:value="78.8211135864258" calcext:value-type="float">
            <text:p>78.8211135864</text:p>
          </table:table-cell>
          <table:table-cell office:value-type="float" office:value="76.96" calcext:value-type="float">
            <text:p>76.96</text:p>
          </table:table-cell>
          <table:table-cell office:value-type="float" office:value="82.8383331298828" calcext:value-type="float">
            <text:p>82.8383331299</text:p>
          </table:table-cell>
          <table:table-cell office:value-type="float" office:value="76.96" calcext:value-type="float">
            <text:p>76.96</text:p>
          </table:table-cell>
          <table:table-cell office:value-type="float" office:value="79.6912689208984" calcext:value-type="float">
            <text:p>79.6912689209</text:p>
          </table:table-cell>
          <table:table-cell office:value-type="float" office:value="78.8211135864258" calcext:value-type="float">
            <text:p>78.8211135864</text:p>
          </table:table-cell>
          <table:table-cell/>
          <table:table-cell table:formula="of:=([.A18]-[.B18])^2" office:value-type="float" office:value="8.86119063610299" calcext:value-type="float">
            <text:p>8.8611906361</text:p>
          </table:table-cell>
          <table:table-cell table:formula="of:=([.E18]-[.F18])^2" office:value-type="float" office:value="3.46374378157866" calcext:value-type="float">
            <text:p>3.4637437816</text:p>
          </table:table-cell>
          <table:table-cell table:formula="of:=([.A18]-([.B18]+[.F18])/2)^2" office:value-type="float" office:value="5.85129199564544" calcext:value-type="float">
            <text:p>5.8512919956</text:p>
          </table:table-cell>
          <table:table-cell table:formula="of:=([.I18]-[.J18])^2" office:value-type="float" office:value="7.45982991826575" calcext:value-type="float">
            <text:p>7.4598299183</text:p>
          </table:table-cell>
          <table:table-cell table:formula="of:=[.M18]-[.N18]" office:value-type="float" office:value="5.39744685452433" calcext:value-type="float">
            <text:p>5.3974468545</text:p>
          </table:table-cell>
          <table:table-cell table:formula="of:=[.M18]-[.P18]" office:value-type="float" office:value="1.40136071783724" calcext:value-type="float">
            <text:p>1.4013607178</text:p>
          </table:table-cell>
          <table:table-cell table:formula="of:=([.A18]-100.04)^2" office:value-type="float" office:value="532.686400000001" calcext:value-type="float">
            <text:p>532.6864</text:p>
          </table:table-cell>
          <table:table-cell/>
          <table:table-cell table:formula="of:=[.Q18]+[.U17]" office:value-type="float" office:value="59.1064067479782" calcext:value-type="float">
            <text:p>59.106406748</text:p>
          </table:table-cell>
        </table:table-row>
        <table:table-row table:style-name="ro1">
          <table:table-cell office:value-type="float" office:value="76.99" calcext:value-type="float">
            <text:p>76.99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76.99" calcext:value-type="float">
            <text:p>76.99</text:p>
          </table:table-cell>
          <table:table-cell office:value-type="float" office:value="77.7008438110352" calcext:value-type="float">
            <text:p>77.700843811</text:p>
          </table:table-cell>
          <table:table-cell office:value-type="float" office:value="76.99" calcext:value-type="float">
            <text:p>76.99</text:p>
          </table:table-cell>
          <table:table-cell office:value-type="float" office:value="78.3316879272461" calcext:value-type="float">
            <text:p>78.3316879272</text:p>
          </table:table-cell>
          <table:table-cell office:value-type="float" office:value="76.99" calcext:value-type="float">
            <text:p>76.99</text:p>
          </table:table-cell>
          <table:table-cell office:value-type="float" office:value="78.7354583740234" calcext:value-type="float">
            <text:p>78.735458374</text:p>
          </table:table-cell>
          <table:table-cell office:value-type="float" office:value="76.99" calcext:value-type="float">
            <text:p>76.99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3316879272461" calcext:value-type="float">
            <text:p>78.3316879272</text:p>
          </table:table-cell>
          <table:table-cell/>
          <table:table-cell table:formula="of:=([.A19]-[.B19])^2" office:value-type="float" office:value="2.97035042299183" calcext:value-type="float">
            <text:p>2.970350423</text:p>
          </table:table-cell>
          <table:table-cell table:formula="of:=([.E19]-[.F19])^2" office:value-type="float" office:value="1.80012649411793" calcext:value-type="float">
            <text:p>1.8001264941</text:p>
          </table:table-cell>
          <table:table-cell table:formula="of:=([.A19]-([.B19]+[.F19])/2)^2" office:value-type="float" office:value="2.34879898316976" calcext:value-type="float">
            <text:p>2.3487989832</text:p>
          </table:table-cell>
          <table:table-cell table:formula="of:=([.I19]-[.J19])^2" office:value-type="float" office:value="2.55754746267797" calcext:value-type="float">
            <text:p>2.5575474627</text:p>
          </table:table-cell>
          <table:table-cell table:formula="of:=[.M19]-[.N19]" office:value-type="float" office:value="1.1702239288739" calcext:value-type="float">
            <text:p>1.1702239289</text:p>
          </table:table-cell>
          <table:table-cell table:formula="of:=[.M19]-[.P19]" office:value-type="float" office:value="0.412802960313858" calcext:value-type="float">
            <text:p>0.4128029603</text:p>
          </table:table-cell>
          <table:table-cell table:formula="of:=([.A19]-100.04)^2" office:value-type="float" office:value="531.302500000001" calcext:value-type="float">
            <text:p>531.3025</text:p>
          </table:table-cell>
          <table:table-cell/>
          <table:table-cell table:formula="of:=[.Q19]+[.U18]" office:value-type="float" office:value="60.2766306768521" calcext:value-type="float">
            <text:p>60.2766306769</text:p>
          </table:table-cell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77.42" calcext:value-type="float">
            <text:p>77.42</text:p>
          </table:table-cell>
          <table:table-cell office:value-type="float" office:value="79.2692718505859" calcext:value-type="float">
            <text:p>79.2692718506</text:p>
          </table:table-cell>
          <table:table-cell office:value-type="float" office:value="77.42" calcext:value-type="float">
            <text:p>77.42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77.42" calcext:value-type="float">
            <text:p>77.42</text:p>
          </table:table-cell>
          <table:table-cell office:value-type="float" office:value="78.0227966308594" calcext:value-type="float">
            <text:p>78.0227966309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4190902709961" calcext:value-type="float">
            <text:p>78.419090271</text:p>
          </table:table-cell>
          <table:table-cell/>
          <table:table-cell table:formula="of:=([.A20]-[.B20])^2" office:value-type="float" office:value="1.67306582826525" calcext:value-type="float">
            <text:p>1.6730658283</text:p>
          </table:table-cell>
          <table:table-cell table:formula="of:=([.E20]-[.F20])^2" office:value-type="float" office:value="0.998181369599045" calcext:value-type="float">
            <text:p>0.9981813696</text:p>
          </table:table-cell>
          <table:table-cell table:formula="of:=([.A20]-([.B20]+[.F20])/2)^2" office:value-type="float" office:value="1.31395867516214" calcext:value-type="float">
            <text:p>1.3139586752</text:p>
          </table:table-cell>
          <table:table-cell table:formula="of:=([.I20]-[.J20])^2" office:value-type="float" office:value="1.3671067400217" calcext:value-type="float">
            <text:p>1.36710674</text:p>
          </table:table-cell>
          <table:table-cell table:formula="of:=[.M20]-[.N20]" office:value-type="float" office:value="0.674884458666201" calcext:value-type="float">
            <text:p>0.6748844587</text:p>
          </table:table-cell>
          <table:table-cell table:formula="of:=[.M20]-[.P20]" office:value-type="float" office:value="0.305959088243544" calcext:value-type="float">
            <text:p>0.3059590882</text:p>
          </table:table-cell>
          <table:table-cell table:formula="of:=([.A20]-100.04)^2" office:value-type="float" office:value="511.6644" calcext:value-type="float">
            <text:p>511.6644</text:p>
          </table:table-cell>
          <table:table-cell/>
          <table:table-cell table:formula="of:=[.Q20]+[.U19]" office:value-type="float" office:value="60.9515151355182" calcext:value-type="float">
            <text:p>60.9515151355</text:p>
          </table:table-cell>
        </table:table-row>
        <table:table-row table:style-name="ro1">
          <table:table-cell office:value-type="float" office:value="77.47" calcext:value-type="float">
            <text:p>77.47</text:p>
          </table:table-cell>
          <table:table-cell office:value-type="float" office:value="78.3690567016602" calcext:value-type="float">
            <text:p>78.3690567017</text:p>
          </table:table-cell>
          <table:table-cell office:value-type="float" office:value="77.47" calcext:value-type="float">
            <text:p>77.47</text:p>
          </table:table-cell>
          <table:table-cell office:value-type="float" office:value="79.4880752563477" calcext:value-type="float">
            <text:p>79.4880752563</text:p>
          </table:table-cell>
          <table:table-cell office:value-type="float" office:value="77.47" calcext:value-type="float">
            <text:p>77.47</text:p>
          </table:table-cell>
          <table:table-cell office:value-type="float" office:value="78.5573501586914" calcext:value-type="float">
            <text:p>78.5573501587</text:p>
          </table:table-cell>
          <table:table-cell office:value-type="float" office:value="77.47" calcext:value-type="float">
            <text:p>77.47</text:p>
          </table:table-cell>
          <table:table-cell office:value-type="float" office:value="77.6226501464844" calcext:value-type="float">
            <text:p>77.622650146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5573501586914" calcext:value-type="float">
            <text:p>78.5573501587</text:p>
          </table:table-cell>
          <table:table-cell/>
          <table:table-cell table:formula="of:=([.A21]-[.B21])^2" office:value-type="float" office:value="0.808302952800041" calcext:value-type="float">
            <text:p>0.8083029528</text:p>
          </table:table-cell>
          <table:table-cell table:formula="of:=([.E21]-[.F21])^2" office:value-type="float" office:value="1.18233036760623" calcext:value-type="float">
            <text:p>1.1823303676</text:p>
          </table:table-cell>
          <table:table-cell table:formula="of:=([.A21]-([.B21]+[.F21])/2)^2" office:value-type="float" office:value="0.98645305371294" calcext:value-type="float">
            <text:p>0.9864530537</text:p>
          </table:table-cell>
          <table:table-cell table:formula="of:=([.I21]-[.J21])^2" office:value-type="float" office:value="1.25268340017796" calcext:value-type="float">
            <text:p>1.2526834002</text:p>
          </table:table-cell>
          <table:table-cell table:formula="of:=[.M21]-[.N21]" office:value-type="float" office:value="-0.374027414806188" calcext:value-type="float">
            <text:p>-0.3740274148</text:p>
          </table:table-cell>
          <table:table-cell table:formula="of:=[.M21]-[.P21]" office:value-type="float" office:value="-0.444380447377917" calcext:value-type="float">
            <text:p>-0.4443804474</text:p>
          </table:table-cell>
          <table:table-cell table:formula="of:=([.A21]-100.04)^2" office:value-type="float" office:value="509.4049" calcext:value-type="float">
            <text:p>509.4049</text:p>
          </table:table-cell>
          <table:table-cell/>
          <table:table-cell table:formula="of:=[.Q21]+[.U20]" office:value-type="float" office:value="60.5774877207121" calcext:value-type="float">
            <text:p>60.5774877207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78.4157333374023" calcext:value-type="float">
            <text:p>78.4157333374</text:p>
          </table:table-cell>
          <table:table-cell office:value-type="float" office:value="77.5" calcext:value-type="float">
            <text:p>77.5</text:p>
          </table:table-cell>
          <table:table-cell office:value-type="float" office:value="77.2757949829102" calcext:value-type="float">
            <text:p>77.2757949829</text:p>
          </table:table-cell>
          <table:table-cell office:value-type="float" office:value="77.5" calcext:value-type="float">
            <text:p>77.5</text:p>
          </table:table-cell>
          <table:table-cell office:value-type="float" office:value="77.9508972167969" calcext:value-type="float">
            <text:p>77.9508972168</text:p>
          </table:table-cell>
          <table:table-cell office:value-type="float" office:value="77.5" calcext:value-type="float">
            <text:p>77.5</text:p>
          </table:table-cell>
          <table:table-cell office:value-type="float" office:value="77.6680755615234" calcext:value-type="float">
            <text:p>77.6680755615</text:p>
          </table:table-cell>
          <table:table-cell office:value-type="float" office:value="77.5" calcext:value-type="float">
            <text:p>77.5</text:p>
          </table:table-cell>
          <table:table-cell office:value-type="float" office:value="78.1763076782227" calcext:value-type="float">
            <text:p>78.1763076782</text:p>
          </table:table-cell>
          <table:table-cell office:value-type="float" office:value="77.9508972167969" calcext:value-type="float">
            <text:p>77.9508972168</text:p>
          </table:table-cell>
          <table:table-cell/>
          <table:table-cell table:formula="of:=([.A22]-[.B22])^2" office:value-type="float" office:value="0.838567545230035" calcext:value-type="float">
            <text:p>0.8385675452</text:p>
          </table:table-cell>
          <table:table-cell table:formula="of:=([.E22]-[.F22])^2" office:value-type="float" office:value="0.203308300115168" calcext:value-type="float">
            <text:p>0.2033083001</text:p>
          </table:table-cell>
          <table:table-cell table:formula="of:=([.A22]-([.B22]+[.F22])/2)^2" office:value-type="float" office:value="0.466919767917716" calcext:value-type="float">
            <text:p>0.4669197679</text:p>
          </table:table-cell>
          <table:table-cell table:formula="of:=([.I22]-[.J22])^2" office:value-type="float" office:value="0.45739207562292" calcext:value-type="float">
            <text:p>0.4573920756</text:p>
          </table:table-cell>
          <table:table-cell table:formula="of:=[.M22]-[.N22]" office:value-type="float" office:value="0.635259245114867" calcext:value-type="float">
            <text:p>0.6352592451</text:p>
          </table:table-cell>
          <table:table-cell table:formula="of:=[.M22]-[.P22]" office:value-type="float" office:value="0.381175469607115" calcext:value-type="float">
            <text:p>0.3811754696</text:p>
          </table:table-cell>
          <table:table-cell table:formula="of:=([.A22]-100.04)^2" office:value-type="float" office:value="508.0516" calcext:value-type="float">
            <text:p>508.0516</text:p>
          </table:table-cell>
          <table:table-cell/>
          <table:table-cell table:formula="of:=[.Q22]+[.U21]" office:value-type="float" office:value="61.2127469658269" calcext:value-type="float">
            <text:p>61.2127469658</text:p>
          </table:table-cell>
        </table:table-row>
        <table:table-row table:style-name="ro1">
          <table:table-cell office:value-type="float" office:value="77.505" calcext:value-type="float">
            <text:p>77.505</text:p>
          </table:table-cell>
          <table:table-cell office:value-type="float" office:value="79.1687545776367" calcext:value-type="float">
            <text:p>79.1687545776</text:p>
          </table:table-cell>
          <table:table-cell office:value-type="float" office:value="77.505" calcext:value-type="float">
            <text:p>77.505</text:p>
          </table:table-cell>
          <table:table-cell office:value-type="float" office:value="79.2077407836914" calcext:value-type="float">
            <text:p>79.2077407837</text:p>
          </table:table-cell>
          <table:table-cell office:value-type="float" office:value="77.505" calcext:value-type="float">
            <text:p>77.505</text:p>
          </table:table-cell>
          <table:table-cell office:value-type="float" office:value="79.2164840698242" calcext:value-type="float">
            <text:p>79.2164840698</text:p>
          </table:table-cell>
          <table:table-cell office:value-type="float" office:value="77.505" calcext:value-type="float">
            <text:p>77.505</text:p>
          </table:table-cell>
          <table:table-cell office:value-type="float" office:value="80.443962097168" calcext:value-type="float">
            <text:p>80.4439620972</text:p>
          </table:table-cell>
          <table:table-cell office:value-type="float" office:value="77.505" calcext:value-type="float">
            <text:p>77.505</text:p>
          </table:table-cell>
          <table:table-cell office:value-type="float" office:value="79.0012130737305" calcext:value-type="float">
            <text:p>79.0012130737</text:p>
          </table:table-cell>
          <table:table-cell office:value-type="float" office:value="79.2164840698242" calcext:value-type="float">
            <text:p>79.2164840698</text:p>
          </table:table-cell>
          <table:table-cell/>
          <table:table-cell table:formula="of:=([.A23]-[.B23])^2" office:value-type="float" office:value="2.76807929460715" calcext:value-type="float">
            <text:p>2.7680792946</text:p>
          </table:table-cell>
          <table:table-cell table:formula="of:=([.E23]-[.F23])^2" office:value-type="float" office:value="2.92917772126209" calcext:value-type="float">
            <text:p>2.9291777213</text:p>
          </table:table-cell>
          <table:table-cell table:formula="of:=([.A23]-([.B23]+[.F23])/2)^2" office:value-type="float" office:value="2.8480589818285" calcext:value-type="float">
            <text:p>2.8480589818</text:p>
          </table:table-cell>
          <table:table-cell table:formula="of:=([.I23]-[.J23])^2" office:value-type="float" office:value="2.23865356200199" calcext:value-type="float">
            <text:p>2.238653562</text:p>
          </table:table-cell>
          <table:table-cell table:formula="of:=[.M23]-[.N23]" office:value-type="float" office:value="-0.161098426654935" calcext:value-type="float">
            <text:p>-0.1610984267</text:p>
          </table:table-cell>
          <table:table-cell table:formula="of:=[.M23]-[.P23]" office:value-type="float" office:value="0.529425732605161" calcext:value-type="float">
            <text:p>0.5294257326</text:p>
          </table:table-cell>
          <table:table-cell table:formula="of:=([.A23]-100.04)^2" office:value-type="float" office:value="507.826225000001" calcext:value-type="float">
            <text:p>507.826225</text:p>
          </table:table-cell>
          <table:table-cell/>
          <table:table-cell table:formula="of:=[.Q23]+[.U22]" office:value-type="float" office:value="61.051648539172" calcext:value-type="float">
            <text:p>61.0516485392</text:p>
          </table:table-cell>
        </table:table-row>
        <table:table-row table:style-name="ro1">
          <table:table-cell office:value-type="float" office:value="77.69" calcext:value-type="float">
            <text:p>77.69</text:p>
          </table:table-cell>
          <table:table-cell office:value-type="float" office:value="79.2760009765625" calcext:value-type="float">
            <text:p>79.2760009766</text:p>
          </table:table-cell>
          <table:table-cell office:value-type="float" office:value="77.69" calcext:value-type="float">
            <text:p>77.69</text:p>
          </table:table-cell>
          <table:table-cell office:value-type="float" office:value="81.8774566650391" calcext:value-type="float">
            <text:p>81.877456665</text:p>
          </table:table-cell>
          <table:table-cell office:value-type="float" office:value="77.69" calcext:value-type="float">
            <text:p>77.69</text:p>
          </table:table-cell>
          <table:table-cell office:value-type="float" office:value="79.2164840698242" calcext:value-type="float">
            <text:p>79.2164840698</text:p>
          </table:table-cell>
          <table:table-cell office:value-type="float" office:value="77.69" calcext:value-type="float">
            <text:p>77.69</text:p>
          </table:table-cell>
          <table:table-cell office:value-type="float" office:value="83.9423599243164" calcext:value-type="float">
            <text:p>83.9423599243</text:p>
          </table:table-cell>
          <table:table-cell office:value-type="float" office:value="77.69" calcext:value-type="float">
            <text:p>77.69</text:p>
          </table:table-cell>
          <table:table-cell office:value-type="float" office:value="79.1184158325195" calcext:value-type="float">
            <text:p>79.1184158325</text:p>
          </table:table-cell>
          <table:table-cell office:value-type="float" office:value="79.2164840698242" calcext:value-type="float">
            <text:p>79.2164840698</text:p>
          </table:table-cell>
          <table:table-cell/>
          <table:table-cell table:formula="of:=([.A24]-[.B24])^2" office:value-type="float" office:value="2.51539909765721" calcext:value-type="float">
            <text:p>2.5153990977</text:p>
          </table:table-cell>
          <table:table-cell table:formula="of:=([.E24]-[.F24])^2" office:value-type="float" office:value="2.33015361542712" calcext:value-type="float">
            <text:p>2.3301536154</text:p>
          </table:table-cell>
          <table:table-cell table:formula="of:=([.A24]-([.B24]+[.F24])/2)^2" office:value-type="float" office:value="2.42189079099524" calcext:value-type="float">
            <text:p>2.421890791</text:p>
          </table:table-cell>
          <table:table-cell table:formula="of:=([.I24]-[.J24])^2" office:value-type="float" office:value="2.04037179059247" calcext:value-type="float">
            <text:p>2.0403717906</text:p>
          </table:table-cell>
          <table:table-cell table:formula="of:=[.M24]-[.N24]" office:value-type="float" office:value="0.185245482230093" calcext:value-type="float">
            <text:p>0.1852454822</text:p>
          </table:table-cell>
          <table:table-cell table:formula="of:=[.M24]-[.P24]" office:value-type="float" office:value="0.475027307064739" calcext:value-type="float">
            <text:p>0.4750273071</text:p>
          </table:table-cell>
          <table:table-cell table:formula="of:=([.A24]-100.04)^2" office:value-type="float" office:value="499.5225" calcext:value-type="float">
            <text:p>499.5225</text:p>
          </table:table-cell>
          <table:table-cell/>
          <table:table-cell table:formula="of:=[.Q24]+[.U23]" office:value-type="float" office:value="61.2368940214021" calcext:value-type="float">
            <text:p>61.2368940214</text:p>
          </table:table-cell>
        </table:table-row>
        <table:table-row table:style-name="ro1">
          <table:table-cell office:value-type="float" office:value="77.77" calcext:value-type="float">
            <text:p>77.77</text:p>
          </table:table-cell>
          <table:table-cell office:value-type="float" office:value="77.3137893676758" calcext:value-type="float">
            <text:p>77.3137893677</text:p>
          </table:table-cell>
          <table:table-cell office:value-type="float" office:value="77.77" calcext:value-type="float">
            <text:p>77.77</text:p>
          </table:table-cell>
          <table:table-cell office:value-type="float" office:value="78.83984375" calcext:value-type="float">
            <text:p>78.83984375</text:p>
          </table:table-cell>
          <table:table-cell office:value-type="float" office:value="77.77" calcext:value-type="float">
            <text:p>77.77</text:p>
          </table:table-cell>
          <table:table-cell office:value-type="float" office:value="77.5259628295899" calcext:value-type="float">
            <text:p>77.5259628296</text:p>
          </table:table-cell>
          <table:table-cell office:value-type="float" office:value="77.77" calcext:value-type="float">
            <text:p>77.77</text:p>
          </table:table-cell>
          <table:table-cell office:value-type="float" office:value="79.5172729492188" calcext:value-type="float">
            <text:p>79.5172729492</text:p>
          </table:table-cell>
          <table:table-cell office:value-type="float" office:value="77.77" calcext:value-type="float">
            <text:p>77.77</text:p>
          </table:table-cell>
          <table:table-cell office:value-type="float" office:value="77.0288848876953" calcext:value-type="float">
            <text:p>77.0288848877</text:p>
          </table:table-cell>
          <table:table-cell office:value-type="float" office:value="77.5259628295899" calcext:value-type="float">
            <text:p>77.5259628296</text:p>
          </table:table-cell>
          <table:table-cell/>
          <table:table-cell table:formula="of:=([.A25]-[.B25])^2" office:value-type="float" office:value="0.20812814104566" calcext:value-type="float">
            <text:p>0.208128141</text:p>
          </table:table-cell>
          <table:table-cell table:formula="of:=([.E25]-[.F25])^2" office:value-type="float" office:value="0.0595541405417937" calcext:value-type="float">
            <text:p>0.0595541405</text:p>
          </table:table-cell>
          <table:table-cell table:formula="of:=([.A25]-([.B25]+[.F25])/2)^2" office:value-type="float" office:value="0.122586746308577" calcext:value-type="float">
            <text:p>0.1225867463</text:p>
          </table:table-cell>
          <table:table-cell table:formula="of:=([.I25]-[.J25])^2" office:value-type="float" office:value="0.549251609686384" calcext:value-type="float">
            <text:p>0.5492516097</text:p>
          </table:table-cell>
          <table:table-cell table:formula="of:=[.M25]-[.N25]" office:value-type="float" office:value="0.148574000503866" calcext:value-type="float">
            <text:p>0.1485740005</text:p>
          </table:table-cell>
          <table:table-cell table:formula="of:=[.M25]-[.P25]" office:value-type="float" office:value="-0.341123468640724" calcext:value-type="float">
            <text:p>-0.3411234686</text:p>
          </table:table-cell>
          <table:table-cell table:formula="of:=([.A25]-100.04)^2" office:value-type="float" office:value="495.9529" calcext:value-type="float">
            <text:p>495.9529</text:p>
          </table:table-cell>
          <table:table-cell/>
          <table:table-cell table:formula="of:=[.Q25]+[.U24]" office:value-type="float" office:value="61.385468021906" calcext:value-type="float">
            <text:p>61.3854680219</text:p>
          </table:table-cell>
        </table:table-row>
        <table:table-row table:style-name="ro1">
          <table:table-cell office:value-type="float" office:value="77.86" calcext:value-type="float">
            <text:p>77.86</text:p>
          </table:table-cell>
          <table:table-cell office:value-type="float" office:value="79.4186096191406" calcext:value-type="float">
            <text:p>79.4186096191</text:p>
          </table:table-cell>
          <table:table-cell office:value-type="float" office:value="77.86" calcext:value-type="float">
            <text:p>77.86</text:p>
          </table:table-cell>
          <table:table-cell office:value-type="float" office:value="85.1769332885742" calcext:value-type="float">
            <text:p>85.1769332886</text:p>
          </table:table-cell>
          <table:table-cell office:value-type="float" office:value="77.86" calcext:value-type="float">
            <text:p>77.86</text:p>
          </table:table-cell>
          <table:table-cell office:value-type="float" office:value="78.658088684082" calcext:value-type="float">
            <text:p>78.6580886841</text:p>
          </table:table-cell>
          <table:table-cell office:value-type="float" office:value="77.86" calcext:value-type="float">
            <text:p>77.86</text:p>
          </table:table-cell>
          <table:table-cell office:value-type="float" office:value="77.7399139404297" calcext:value-type="float">
            <text:p>77.7399139404</text:p>
          </table:table-cell>
          <table:table-cell office:value-type="float" office:value="77.86" calcext:value-type="float">
            <text:p>77.86</text:p>
          </table:table-cell>
          <table:table-cell office:value-type="float" office:value="79.4030227661133" calcext:value-type="float">
            <text:p>79.4030227661</text:p>
          </table:table-cell>
          <table:table-cell office:value-type="float" office:value="78.658088684082" calcext:value-type="float">
            <text:p>78.6580886841</text:p>
          </table:table-cell>
          <table:table-cell/>
          <table:table-cell table:formula="of:=([.A26]-[.B26])^2" office:value-type="float" office:value="2.42926394487769" calcext:value-type="float">
            <text:p>2.4292639449</text:p>
          </table:table-cell>
          <table:table-cell table:formula="of:=([.E26]-[.F26])^2" office:value-type="float" office:value="0.636945547659789" calcext:value-type="float">
            <text:p>0.6369455477</text:p>
          </table:table-cell>
          <table:table-cell table:formula="of:=([.A26]-([.B26]+[.F26])/2)^2" office:value-type="float" office:value="1.38850672310314" calcext:value-type="float">
            <text:p>1.3885067231</text:p>
          </table:table-cell>
          <table:table-cell table:formula="of:=([.I26]-[.J26])^2" office:value-type="float" office:value="2.38091925674388" calcext:value-type="float">
            <text:p>2.3809192567</text:p>
          </table:table-cell>
          <table:table-cell table:formula="of:=[.M26]-[.N26]" office:value-type="float" office:value="1.7923183972179" calcext:value-type="float">
            <text:p>1.7923183972</text:p>
          </table:table-cell>
          <table:table-cell table:formula="of:=[.M26]-[.P26]" office:value-type="float" office:value="0.0483446881338026" calcext:value-type="float">
            <text:p>0.0483446881</text:p>
          </table:table-cell>
          <table:table-cell table:formula="of:=([.A26]-100.04)^2" office:value-type="float" office:value="491.9524" calcext:value-type="float">
            <text:p>491.9524</text:p>
          </table:table-cell>
          <table:table-cell/>
          <table:table-cell table:formula="of:=[.Q26]+[.U25]" office:value-type="float" office:value="63.1777864191239" calcext:value-type="float">
            <text:p>63.1777864191</text:p>
          </table:table-cell>
        </table:table-row>
        <table:table-row table:style-name="ro1">
          <table:table-cell office:value-type="float" office:value="78.225" calcext:value-type="float">
            <text:p>78.225</text:p>
          </table:table-cell>
          <table:table-cell office:value-type="float" office:value="78.8679504394531" calcext:value-type="float">
            <text:p>78.8679504395</text:p>
          </table:table-cell>
          <table:table-cell office:value-type="float" office:value="78.225" calcext:value-type="float">
            <text:p>78.225</text:p>
          </table:table-cell>
          <table:table-cell office:value-type="float" office:value="79.2373504638672" calcext:value-type="float">
            <text:p>79.2373504639</text:p>
          </table:table-cell>
          <table:table-cell office:value-type="float" office:value="78.225" calcext:value-type="float">
            <text:p>78.225</text:p>
          </table:table-cell>
          <table:table-cell office:value-type="float" office:value="79.1369934082031" calcext:value-type="float">
            <text:p>79.1369934082</text:p>
          </table:table-cell>
          <table:table-cell office:value-type="float" office:value="78.225" calcext:value-type="float">
            <text:p>78.225</text:p>
          </table:table-cell>
          <table:table-cell office:value-type="float" office:value="80.4290771484375" calcext:value-type="float">
            <text:p>80.4290771484</text:p>
          </table:table-cell>
          <table:table-cell office:value-type="float" office:value="78.225" calcext:value-type="float">
            <text:p>78.225</text:p>
          </table:table-cell>
          <table:table-cell office:value-type="float" office:value="78.9203796386719" calcext:value-type="float">
            <text:p>78.9203796387</text:p>
          </table:table-cell>
          <table:table-cell office:value-type="float" office:value="79.1369934082031" calcext:value-type="float">
            <text:p>79.1369934082</text:p>
          </table:table-cell>
          <table:table-cell/>
          <table:table-cell table:formula="of:=([.A27]-[.B27])^2" office:value-type="float" office:value="0.413385267592974" calcext:value-type="float">
            <text:p>0.4133852676</text:p>
          </table:table-cell>
          <table:table-cell table:formula="of:=([.E27]-[.F27])^2" office:value-type="float" office:value="0.831731976605962" calcext:value-type="float">
            <text:p>0.8317319766</text:p>
          </table:table-cell>
          <table:table-cell table:formula="of:=([.A27]-([.B27]+[.F27])/2)^2" office:value-type="float" office:value="0.604462592341015" calcext:value-type="float">
            <text:p>0.6044625923</text:p>
          </table:table-cell>
          <table:table-cell table:formula="of:=([.I27]-[.J27])^2" office:value-type="float" office:value="0.483552841879435" calcext:value-type="float">
            <text:p>0.4835528419</text:p>
          </table:table-cell>
          <table:table-cell table:formula="of:=[.M27]-[.N27]" office:value-type="float" office:value="-0.418346709012988" calcext:value-type="float">
            <text:p>-0.418346709</text:p>
          </table:table-cell>
          <table:table-cell table:formula="of:=[.M27]-[.P27]" office:value-type="float" office:value="-0.0701675742864614" calcext:value-type="float">
            <text:p>-0.0701675743</text:p>
          </table:table-cell>
          <table:table-cell table:formula="of:=([.A27]-100.04)^2" office:value-type="float" office:value="475.894225000001" calcext:value-type="float">
            <text:p>475.894225</text:p>
          </table:table-cell>
          <table:table-cell/>
          <table:table-cell table:formula="of:=[.Q27]+[.U26]" office:value-type="float" office:value="62.7594397101109" calcext:value-type="float">
            <text:p>62.7594397101</text:p>
          </table:table-cell>
        </table:table-row>
        <table:table-row table:style-name="ro1">
          <table:table-cell office:value-type="float" office:value="79.81" calcext:value-type="float">
            <text:p>79.81</text:p>
          </table:table-cell>
          <table:table-cell office:value-type="float" office:value="79.4186096191406" calcext:value-type="float">
            <text:p>79.4186096191</text:p>
          </table:table-cell>
          <table:table-cell office:value-type="float" office:value="79.81" calcext:value-type="float">
            <text:p>79.81</text:p>
          </table:table-cell>
          <table:table-cell office:value-type="float" office:value="78.4271697998047" calcext:value-type="float">
            <text:p>78.4271697998</text:p>
          </table:table-cell>
          <table:table-cell office:value-type="float" office:value="79.81" calcext:value-type="float">
            <text:p>79.81</text:p>
          </table:table-cell>
          <table:table-cell office:value-type="float" office:value="79.4591979980469" calcext:value-type="float">
            <text:p>79.459197998</text:p>
          </table:table-cell>
          <table:table-cell office:value-type="float" office:value="79.81" calcext:value-type="float">
            <text:p>79.81</text:p>
          </table:table-cell>
          <table:table-cell office:value-type="float" office:value="77.2380752563477" calcext:value-type="float">
            <text:p>77.2380752563</text:p>
          </table:table-cell>
          <table:table-cell office:value-type="float" office:value="79.81" calcext:value-type="float">
            <text:p>79.81</text:p>
          </table:table-cell>
          <table:table-cell office:value-type="float" office:value="79.4030227661133" calcext:value-type="float">
            <text:p>79.4030227661</text:p>
          </table:table-cell>
          <table:table-cell office:value-type="float" office:value="79.4591979980469" calcext:value-type="float">
            <text:p>79.459197998</text:p>
          </table:table-cell>
          <table:table-cell/>
          <table:table-cell table:formula="of:=([.A28]-[.B28])^2" office:value-type="float" office:value="0.153186430229248" calcext:value-type="float">
            <text:p>0.1531864302</text:p>
          </table:table-cell>
          <table:table-cell table:formula="of:=([.E28]-[.F28])^2" office:value-type="float" office:value="0.123062044574322" calcext:value-type="float">
            <text:p>0.1230620446</text:p>
          </table:table-cell>
          <table:table-cell table:formula="of:=([.A28]-([.B28]+[.F28])/2)^2" office:value-type="float" office:value="0.137712383276226" calcext:value-type="float">
            <text:p>0.1377123833</text:p>
          </table:table-cell>
          <table:table-cell table:formula="of:=([.I28]-[.J28])^2" office:value-type="float" office:value="0.165630468902087" calcext:value-type="float">
            <text:p>0.1656304689</text:p>
          </table:table-cell>
          <table:table-cell table:formula="of:=[.M28]-[.N28]" office:value-type="float" office:value="0.0301243856549265" calcext:value-type="float">
            <text:p>0.0301243857</text:p>
          </table:table-cell>
          <table:table-cell table:formula="of:=[.M28]-[.P28]" office:value-type="float" office:value="-0.0124440386728384" calcext:value-type="float">
            <text:p>-0.0124440387</text:p>
          </table:table-cell>
          <table:table-cell table:formula="of:=([.A28]-100.04)^2" office:value-type="float" office:value="409.2529" calcext:value-type="float">
            <text:p>409.2529</text:p>
          </table:table-cell>
          <table:table-cell/>
          <table:table-cell table:formula="of:=[.Q28]+[.U27]" office:value-type="float" office:value="62.7895640957658" calcext:value-type="float">
            <text:p>62.7895640958</text:p>
          </table:table-cell>
        </table:table-row>
        <table:table-row table:style-name="ro1">
          <table:table-cell office:value-type="float" office:value="80.01" calcext:value-type="float">
            <text:p>80.01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0.01" calcext:value-type="float">
            <text:p>80.01</text:p>
          </table:table-cell>
          <table:table-cell office:value-type="float" office:value="79.7159271240234" calcext:value-type="float">
            <text:p>79.715927124</text:p>
          </table:table-cell>
          <table:table-cell office:value-type="float" office:value="80.01" calcext:value-type="float">
            <text:p>80.01</text:p>
          </table:table-cell>
          <table:table-cell office:value-type="float" office:value="78.6307907104492" calcext:value-type="float">
            <text:p>78.6307907104</text:p>
          </table:table-cell>
          <table:table-cell office:value-type="float" office:value="80.01" calcext:value-type="float">
            <text:p>80.01</text:p>
          </table:table-cell>
          <table:table-cell office:value-type="float" office:value="78.4461669921875" calcext:value-type="float">
            <text:p>78.4461669922</text:p>
          </table:table-cell>
          <table:table-cell office:value-type="float" office:value="80.01" calcext:value-type="float">
            <text:p>80.01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6307907104492" calcext:value-type="float">
            <text:p>78.6307907104</text:p>
          </table:table-cell>
          <table:table-cell/>
          <table:table-cell table:formula="of:=([.A29]-[.B29])^2" office:value-type="float" office:value="1.6809888507262" calcext:value-type="float">
            <text:p>1.6809888507</text:p>
          </table:table-cell>
          <table:table-cell table:formula="of:=([.E29]-[.F29])^2" office:value-type="float" office:value="1.90221826438319" calcext:value-type="float">
            <text:p>1.9022182644</text:p>
          </table:table-cell>
          <table:table-cell table:formula="of:=([.A29]-([.B29]+[.F29])/2)^2" office:value-type="float" office:value="1.78989457235023" calcext:value-type="float">
            <text:p>1.7898945724</text:p>
          </table:table-cell>
          <table:table-cell table:formula="of:=([.I29]-[.J29])^2" office:value-type="float" office:value="2.01857773611547" calcext:value-type="float">
            <text:p>2.0185777361</text:p>
          </table:table-cell>
          <table:table-cell table:formula="of:=[.M29]-[.N29]" office:value-type="float" office:value="-0.221229413656984" calcext:value-type="float">
            <text:p>-0.2212294137</text:p>
          </table:table-cell>
          <table:table-cell table:formula="of:=[.M29]-[.P29]" office:value-type="float" office:value="-0.337588885389269" calcext:value-type="float">
            <text:p>-0.3375888854</text:p>
          </table:table-cell>
          <table:table-cell table:formula="of:=([.A29]-100.04)^2" office:value-type="float" office:value="401.2009" calcext:value-type="float">
            <text:p>401.2009</text:p>
          </table:table-cell>
          <table:table-cell/>
          <table:table-cell table:formula="of:=[.Q29]+[.U28]" office:value-type="float" office:value="62.5683346821088" calcext:value-type="float">
            <text:p>62.5683346821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0.2" calcext:value-type="float">
            <text:p>80.2</text:p>
          </table:table-cell>
          <table:table-cell office:value-type="float" office:value="79.3165664672852" calcext:value-type="float">
            <text:p>79.3165664673</text:p>
          </table:table-cell>
          <table:table-cell office:value-type="float" office:value="80.2" calcext:value-type="float">
            <text:p>80.2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0.2" calcext:value-type="float">
            <text:p>80.2</text:p>
          </table:table-cell>
          <table:table-cell office:value-type="float" office:value="78.0524368286133" calcext:value-type="float">
            <text:p>78.0524368286</text:p>
          </table:table-cell>
          <table:table-cell office:value-type="float" office:value="80.2" calcext:value-type="float">
            <text:p>80.2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1017456054687" calcext:value-type="float">
            <text:p>78.1017456055</text:p>
          </table:table-cell>
          <table:table-cell/>
          <table:table-cell table:formula="of:=([.A30]-[.B30])^2" office:value-type="float" office:value="2.63842857277255" calcext:value-type="float">
            <text:p>2.6384285728</text:p>
          </table:table-cell>
          <table:table-cell table:formula="of:=([.E30]-[.F30])^2" office:value-type="float" office:value="4.40267150416971" calcext:value-type="float">
            <text:p>4.4026715042</text:p>
          </table:table-cell>
          <table:table-cell table:formula="of:=([.A30]-([.B30]+[.F30])/2)^2" office:value-type="float" office:value="3.46439754220251" calcext:value-type="float">
            <text:p>3.4643975422</text:p>
          </table:table-cell>
          <table:table-cell table:formula="of:=([.I30]-[.J30])^2" office:value-type="float" office:value="2.59456904470921" calcext:value-type="float">
            <text:p>2.5945690447</text:p>
          </table:table-cell>
          <table:table-cell table:formula="of:=[.M30]-[.N30]" office:value-type="float" office:value="-1.76424293139717" calcext:value-type="float">
            <text:p>-1.7642429314</text:p>
          </table:table-cell>
          <table:table-cell table:formula="of:=[.M30]-[.P30]" office:value-type="float" office:value="0.0438595280633307" calcext:value-type="float">
            <text:p>0.0438595281</text:p>
          </table:table-cell>
          <table:table-cell table:formula="of:=([.A30]-100.04)^2" office:value-type="float" office:value="393.6256" calcext:value-type="float">
            <text:p>393.6256</text:p>
          </table:table-cell>
          <table:table-cell/>
          <table:table-cell table:formula="of:=[.Q30]+[.U29]" office:value-type="float" office:value="60.8040917507116" calcext:value-type="float">
            <text:p>60.8040917507</text:p>
          </table:table-cell>
        </table:table-row>
        <table:table-row table:style-name="ro1">
          <table:table-cell office:value-type="float" office:value="80.34" calcext:value-type="float">
            <text:p>80.34</text:p>
          </table:table-cell>
          <table:table-cell office:value-type="float" office:value="78.8679504394531" calcext:value-type="float">
            <text:p>78.8679504395</text:p>
          </table:table-cell>
          <table:table-cell office:value-type="float" office:value="80.34" calcext:value-type="float">
            <text:p>80.34</text:p>
          </table:table-cell>
          <table:table-cell office:value-type="float" office:value="79.4340057373047" calcext:value-type="float">
            <text:p>79.4340057373</text:p>
          </table:table-cell>
          <table:table-cell office:value-type="float" office:value="80.34" calcext:value-type="float">
            <text:p>80.34</text:p>
          </table:table-cell>
          <table:table-cell office:value-type="float" office:value="79.1369934082031" calcext:value-type="float">
            <text:p>79.1369934082</text:p>
          </table:table-cell>
          <table:table-cell office:value-type="float" office:value="80.34" calcext:value-type="float">
            <text:p>80.34</text:p>
          </table:table-cell>
          <table:table-cell office:value-type="float" office:value="79.9004211425781" calcext:value-type="float">
            <text:p>79.9004211426</text:p>
          </table:table-cell>
          <table:table-cell office:value-type="float" office:value="80.34" calcext:value-type="float">
            <text:p>80.34</text:p>
          </table:table-cell>
          <table:table-cell office:value-type="float" office:value="78.9203796386719" calcext:value-type="float">
            <text:p>78.9203796387</text:p>
          </table:table-cell>
          <table:table-cell office:value-type="float" office:value="79.1369934082031" calcext:value-type="float">
            <text:p>79.1369934082</text:p>
          </table:table-cell>
          <table:table-cell/>
          <table:table-cell table:formula="of:=([.A31]-[.B31])^2" office:value-type="float" office:value="2.16692990870626" calcext:value-type="float">
            <text:p>2.1669299087</text:p>
          </table:table-cell>
          <table:table-cell table:formula="of:=([.E31]-[.F31])^2" office:value-type="float" office:value="1.44722485990674" calcext:value-type="float">
            <text:p>1.4472248599</text:p>
          </table:table-cell>
          <table:table-cell table:formula="of:=([.A31]-([.B31]+[.F31])/2)^2" office:value-type="float" office:value="1.78898135454805" calcext:value-type="float">
            <text:p>1.7889813545</text:p>
          </table:table-cell>
          <table:table-cell table:formula="of:=([.I31]-[.J31])^2" office:value-type="float" office:value="2.01532197029741" calcext:value-type="float">
            <text:p>2.0153219703</text:p>
          </table:table-cell>
          <table:table-cell table:formula="of:=[.M31]-[.N31]" office:value-type="float" office:value="0.719705048799517" calcext:value-type="float">
            <text:p>0.7197050488</text:p>
          </table:table-cell>
          <table:table-cell table:formula="of:=[.M31]-[.P31]" office:value-type="float" office:value="0.151607938408852" calcext:value-type="float">
            <text:p>0.1516079384</text:p>
          </table:table-cell>
          <table:table-cell table:formula="of:=([.A31]-100.04)^2" office:value-type="float" office:value="388.09" calcext:value-type="float">
            <text:p>388.09</text:p>
          </table:table-cell>
          <table:table-cell/>
          <table:table-cell table:formula="of:=[.Q31]+[.U30]" office:value-type="float" office:value="61.5237967995112" calcext:value-type="float">
            <text:p>61.5237967995</text:p>
          </table:table-cell>
        </table:table-row>
        <table:table-row table:style-name="ro1">
          <table:table-cell office:value-type="float" office:value="80.44" calcext:value-type="float">
            <text:p>80.44</text:p>
          </table:table-cell>
          <table:table-cell office:value-type="float" office:value="81.0702819824219" calcext:value-type="float">
            <text:p>81.0702819824</text:p>
          </table:table-cell>
          <table:table-cell office:value-type="float" office:value="80.44" calcext:value-type="float">
            <text:p>80.44</text:p>
          </table:table-cell>
          <table:table-cell office:value-type="float" office:value="77.7867126464844" calcext:value-type="float">
            <text:p>77.7867126465</text:p>
          </table:table-cell>
          <table:table-cell office:value-type="float" office:value="80.44" calcext:value-type="float">
            <text:p>80.44</text:p>
          </table:table-cell>
          <table:table-cell office:value-type="float" office:value="79.8575973510742" calcext:value-type="float">
            <text:p>79.8575973511</text:p>
          </table:table-cell>
          <table:table-cell office:value-type="float" office:value="80.44" calcext:value-type="float">
            <text:p>80.44</text:p>
          </table:table-cell>
          <table:table-cell office:value-type="float" office:value="78.2683029174805" calcext:value-type="float">
            <text:p>78.2683029175</text:p>
          </table:table-cell>
          <table:table-cell office:value-type="float" office:value="80.44" calcext:value-type="float">
            <text:p>80.44</text:p>
          </table:table-cell>
          <table:table-cell office:value-type="float" office:value="81.3314437866211" calcext:value-type="float">
            <text:p>81.3314437866</text:p>
          </table:table-cell>
          <table:table-cell office:value-type="float" office:value="79.8575973510742" calcext:value-type="float">
            <text:p>79.8575973511</text:p>
          </table:table-cell>
          <table:table-cell/>
          <table:table-cell table:formula="of:=([.A32]-[.B32])^2" office:value-type="float" office:value="0.397255377365652" calcext:value-type="float">
            <text:p>0.3972553774</text:p>
          </table:table-cell>
          <table:table-cell table:formula="of:=([.E32]-[.F32])^2" office:value-type="float" office:value="0.339192845475764" calcext:value-type="float">
            <text:p>0.3391928455</text:p>
          </table:table-cell>
          <table:table-cell table:formula="of:=([.A32]-([.B32]+[.F32])/2)^2" office:value-type="float" office:value="0.00057310764400765" calcext:value-type="float">
            <text:p>0.0005731076</text:p>
          </table:table-cell>
          <table:table-cell table:formula="of:=([.I32]-[.J32])^2" office:value-type="float" office:value="0.794672024705358" calcext:value-type="float">
            <text:p>0.7946720247</text:p>
          </table:table-cell>
          <table:table-cell table:formula="of:=[.M32]-[.N32]" office:value-type="float" office:value="0.0580625318898874" calcext:value-type="float">
            <text:p>0.0580625319</text:p>
          </table:table-cell>
          <table:table-cell table:formula="of:=[.M32]-[.P32]" office:value-type="float" office:value="-0.397416647339707" calcext:value-type="float">
            <text:p>-0.3974166473</text:p>
          </table:table-cell>
          <table:table-cell table:formula="of:=([.A32]-100.04)^2" office:value-type="float" office:value="384.16" calcext:value-type="float">
            <text:p>384.16</text:p>
          </table:table-cell>
          <table:table-cell/>
          <table:table-cell table:formula="of:=[.Q32]+[.U31]" office:value-type="float" office:value="61.581859331401" calcext:value-type="float">
            <text:p>61.5818593314</text:p>
          </table:table-cell>
        </table:table-row>
        <table:table-row table:style-name="ro1">
          <table:table-cell office:value-type="float" office:value="81.08" calcext:value-type="float">
            <text:p>81.08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1.08" calcext:value-type="float">
            <text:p>81.08</text:p>
          </table:table-cell>
          <table:table-cell office:value-type="float" office:value="77.9011611938477" calcext:value-type="float">
            <text:p>77.9011611938</text:p>
          </table:table-cell>
          <table:table-cell office:value-type="float" office:value="81.08" calcext:value-type="float">
            <text:p>81.08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1.08" calcext:value-type="float">
            <text:p>81.08</text:p>
          </table:table-cell>
          <table:table-cell office:value-type="float" office:value="78.0808563232422" calcext:value-type="float">
            <text:p>78.0808563232</text:p>
          </table:table-cell>
          <table:table-cell office:value-type="float" office:value="81.08" calcext:value-type="float">
            <text:p>81.08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1017456054687" calcext:value-type="float">
            <text:p>78.1017456055</text:p>
          </table:table-cell>
          <table:table-cell/>
          <table:table-cell table:formula="of:=([.A33]-[.B33])^2" office:value-type="float" office:value="6.2716388755069" calcext:value-type="float">
            <text:p>6.2716388755</text:p>
          </table:table-cell>
          <table:table-cell table:formula="of:=([.E33]-[.F33])^2" office:value-type="float" office:value="8.86999923854469" calcext:value-type="float">
            <text:p>8.8699992385</text:p>
          </table:table-cell>
          <table:table-cell table:formula="of:=([.A33]-([.B33]+[.F33])/2)^2" office:value-type="float" office:value="7.51466656075717" calcext:value-type="float">
            <text:p>7.5146665608</text:p>
          </table:table-cell>
          <table:table-cell table:formula="of:=([.I33]-[.J33])^2" office:value-type="float" office:value="6.2039182634592" calcext:value-type="float">
            <text:p>6.2039182635</text:p>
          </table:table-cell>
          <table:table-cell table:formula="of:=[.M33]-[.N33]" office:value-type="float" office:value="-2.59836036303779" calcext:value-type="float">
            <text:p>-2.598360363</text:p>
          </table:table-cell>
          <table:table-cell table:formula="of:=[.M33]-[.P33]" office:value-type="float" office:value="0.0677206120477054" calcext:value-type="float">
            <text:p>0.067720612</text:p>
          </table:table-cell>
          <table:table-cell table:formula="of:=([.A33]-100.04)^2" office:value-type="float" office:value="359.4816" calcext:value-type="float">
            <text:p>359.4816</text:p>
          </table:table-cell>
          <table:table-cell/>
          <table:table-cell table:formula="of:=[.Q33]+[.U32]" office:value-type="float" office:value="58.9834989683633" calcext:value-type="float">
            <text:p>58.9834989684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1.96" calcext:value-type="float">
            <text:p>81.96</text:p>
          </table:table-cell>
          <table:table-cell office:value-type="float" office:value="77.7957916259766" calcext:value-type="float">
            <text:p>77.795791626</text:p>
          </table:table-cell>
          <table:table-cell office:value-type="float" office:value="81.96" calcext:value-type="float">
            <text:p>81.96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81.96" calcext:value-type="float">
            <text:p>81.96</text:p>
          </table:table-cell>
          <table:table-cell office:value-type="float" office:value="77.7224426269531" calcext:value-type="float">
            <text:p>77.722442627</text:p>
          </table:table-cell>
          <table:table-cell office:value-type="float" office:value="81.96" calcext:value-type="float">
            <text:p>81.96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4190902709961" calcext:value-type="float">
            <text:p>78.419090271</text:p>
          </table:table-cell>
          <table:table-cell/>
          <table:table-cell table:formula="of:=([.A34]-[.B34])^2" office:value-type="float" office:value="10.5399540606871" calcext:value-type="float">
            <text:p>10.5399540607</text:p>
          </table:table-cell>
          <table:table-cell table:formula="of:=([.E34]-[.F34])^2" office:value-type="float" office:value="12.5380417089545" calcext:value-type="float">
            <text:p>12.538041709</text:p>
          </table:table-cell>
          <table:table-cell table:formula="of:=([.A34]-([.B34]+[.F34])/2)^2" office:value-type="float" office:value="11.5173329610508" calcext:value-type="float">
            <text:p>11.5173329611</text:p>
          </table:table-cell>
          <table:table-cell table:formula="of:=([.I34]-[.J34])^2" office:value-type="float" office:value="11.3620674822092" calcext:value-type="float">
            <text:p>11.3620674822</text:p>
          </table:table-cell>
          <table:table-cell table:formula="of:=[.M34]-[.N34]" office:value-type="float" office:value="-1.99808764826739" calcext:value-type="float">
            <text:p>-1.9980876483</text:p>
          </table:table-cell>
          <table:table-cell table:formula="of:=[.M34]-[.P34]" office:value-type="float" office:value="-0.822113421522079" calcext:value-type="float">
            <text:p>-0.8221134215</text:p>
          </table:table-cell>
          <table:table-cell table:formula="of:=([.A34]-100.04)^2" office:value-type="float" office:value="326.8864" calcext:value-type="float">
            <text:p>326.8864</text:p>
          </table:table-cell>
          <table:table-cell/>
          <table:table-cell table:formula="of:=[.Q34]+[.U33]" office:value-type="float" office:value="56.9854113200959" calcext:value-type="float">
            <text:p>56.9854113201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2.2" calcext:value-type="float">
            <text:p>82.2</text:p>
          </table:table-cell>
          <table:table-cell office:value-type="float" office:value="77.6007080078125" calcext:value-type="float">
            <text:p>77.6007080078</text:p>
          </table:table-cell>
          <table:table-cell office:value-type="float" office:value="82.2" calcext:value-type="float">
            <text:p>82.2</text:p>
          </table:table-cell>
          <table:table-cell office:value-type="float" office:value="78.4385604858398" calcext:value-type="float">
            <text:p>78.4385604858</text:p>
          </table:table-cell>
          <table:table-cell office:value-type="float" office:value="82.2" calcext:value-type="float">
            <text:p>82.2</text:p>
          </table:table-cell>
          <table:table-cell office:value-type="float" office:value="77.8576965332031" calcext:value-type="float">
            <text:p>77.8576965332</text:p>
          </table:table-cell>
          <table:table-cell office:value-type="float" office:value="82.2" calcext:value-type="float">
            <text:p>82.2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4385604858398" calcext:value-type="float">
            <text:p>78.4385604858</text:p>
          </table:table-cell>
          <table:table-cell/>
          <table:table-cell table:formula="of:=([.A35]-[.B35])^2" office:value-type="float" office:value="12.1558882403746" calcext:value-type="float">
            <text:p>12.1558882404</text:p>
          </table:table-cell>
          <table:table-cell table:formula="of:=([.E35]-[.F35])^2" office:value-type="float" office:value="14.1484272186854" calcext:value-type="float">
            <text:p>14.1484272187</text:p>
          </table:table-cell>
          <table:table-cell table:formula="of:=([.A35]-([.B35]+[.F35])/2)^2" office:value-type="float" office:value="13.1332638561964" calcext:value-type="float">
            <text:p>13.1332638562</text:p>
          </table:table-cell>
          <table:table-cell table:formula="of:=([.I35]-[.J35])^2" office:value-type="float" office:value="13.0376354509592" calcext:value-type="float">
            <text:p>13.037635451</text:p>
          </table:table-cell>
          <table:table-cell table:formula="of:=[.M35]-[.N35]" office:value-type="float" office:value="-1.99253897831077" calcext:value-type="float">
            <text:p>-1.9925389783</text:p>
          </table:table-cell>
          <table:table-cell table:formula="of:=[.M35]-[.P35]" office:value-type="float" office:value="-0.881747210584582" calcext:value-type="float">
            <text:p>-0.8817472106</text:p>
          </table:table-cell>
          <table:table-cell table:formula="of:=([.A35]-100.04)^2" office:value-type="float" office:value="318.2656" calcext:value-type="float">
            <text:p>318.2656</text:p>
          </table:table-cell>
          <table:table-cell/>
          <table:table-cell table:formula="of:=[.Q35]+[.U34]" office:value-type="float" office:value="54.9928723417851" calcext:value-type="float">
            <text:p>54.9928723418</text:p>
          </table:table-cell>
        </table:table-row>
        <table:table-row table:style-name="ro1">
          <table:table-cell office:value-type="float" office:value="83.09" calcext:value-type="float">
            <text:p>83.09</text:p>
          </table:table-cell>
          <table:table-cell office:value-type="float" office:value="78.8207168579102" calcext:value-type="float">
            <text:p>78.8207168579</text:p>
          </table:table-cell>
          <table:table-cell office:value-type="float" office:value="83.09" calcext:value-type="float">
            <text:p>83.09</text:p>
          </table:table-cell>
          <table:table-cell office:value-type="float" office:value="79.5043640136719" calcext:value-type="float">
            <text:p>79.5043640137</text:p>
          </table:table-cell>
          <table:table-cell office:value-type="float" office:value="83.09" calcext:value-type="float">
            <text:p>83.09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83.09" calcext:value-type="float">
            <text:p>83.09</text:p>
          </table:table-cell>
          <table:table-cell office:value-type="float" office:value="78.6272735595703" calcext:value-type="float">
            <text:p>78.6272735596</text:p>
          </table:table-cell>
          <table:table-cell office:value-type="float" office:value="83.09" calcext:value-type="float">
            <text:p>83.09</text:p>
          </table:table-cell>
          <table:table-cell office:value-type="float" office:value="78.7064361572266" calcext:value-type="float">
            <text:p>78.7064361572</text:p>
          </table:table-cell>
          <table:table-cell office:value-type="float" office:value="78.4190902709961" calcext:value-type="float">
            <text:p>78.419090271</text:p>
          </table:table-cell>
          <table:table-cell/>
          <table:table-cell table:formula="of:=([.A36]-[.B36])^2" office:value-type="float" office:value="18.2267785473326" calcext:value-type="float">
            <text:p>18.2267785473</text:p>
          </table:table-cell>
          <table:table-cell table:formula="of:=([.E36]-[.F36])^2" office:value-type="float" office:value="21.8173976965034" calcext:value-type="float">
            <text:p>21.8173976965</text:p>
          </table:table-cell>
          <table:table-cell table:formula="of:=([.A36]-([.B36]+[.F36])/2)^2" office:value-type="float" office:value="19.9817621430889" calcext:value-type="float">
            <text:p>19.9817621431</text:p>
          </table:table-cell>
          <table:table-cell table:formula="of:=([.I36]-[.J36])^2" office:value-type="float" office:value="19.2156319636707" calcext:value-type="float">
            <text:p>19.2156319637</text:p>
          </table:table-cell>
          <table:table-cell table:formula="of:=[.M36]-[.N36]" office:value-type="float" office:value="-3.59061914917082" calcext:value-type="float">
            <text:p>-3.5906191492</text:p>
          </table:table-cell>
          <table:table-cell table:formula="of:=[.M36]-[.P36]" office:value-type="float" office:value="-0.988853416338099" calcext:value-type="float">
            <text:p>-0.9888534163</text:p>
          </table:table-cell>
          <table:table-cell table:formula="of:=([.A36]-100.04)^2" office:value-type="float" office:value="287.3025" calcext:value-type="float">
            <text:p>287.3025</text:p>
          </table:table-cell>
          <table:table-cell/>
          <table:table-cell table:formula="of:=[.Q36]+[.U35]" office:value-type="float" office:value="51.4022531926143" calcext:value-type="float">
            <text:p>51.4022531926</text:p>
          </table:table-cell>
        </table:table-row>
        <table:table-row table:style-name="ro1">
          <table:table-cell office:value-type="float" office:value="84.15" calcext:value-type="float">
            <text:p>84.15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4.15" calcext:value-type="float">
            <text:p>84.15</text:p>
          </table:table-cell>
          <table:table-cell office:value-type="float" office:value="78.1392135620117" calcext:value-type="float">
            <text:p>78.139213562</text:p>
          </table:table-cell>
          <table:table-cell office:value-type="float" office:value="84.15" calcext:value-type="float">
            <text:p>84.15</text:p>
          </table:table-cell>
          <table:table-cell office:value-type="float" office:value="78.5821151733398" calcext:value-type="float">
            <text:p>78.5821151733</text:p>
          </table:table-cell>
          <table:table-cell office:value-type="float" office:value="84.15" calcext:value-type="float">
            <text:p>84.15</text:p>
          </table:table-cell>
          <table:table-cell office:value-type="float" office:value="77.4419403076172" calcext:value-type="float">
            <text:p>77.4419403076</text:p>
          </table:table-cell>
          <table:table-cell office:value-type="float" office:value="84.15" calcext:value-type="float">
            <text:p>84.15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5821151733398" calcext:value-type="float">
            <text:p>78.5821151733</text:p>
          </table:table-cell>
          <table:table-cell/>
          <table:table-cell table:formula="of:=([.A37]-[.B37])^2" office:value-type="float" office:value="29.5558534503356" calcext:value-type="float">
            <text:p>29.5558534503</text:p>
          </table:table-cell>
          <table:table-cell table:formula="of:=([.E37]-[.F37])^2" office:value-type="float" office:value="31.0013414429525" calcext:value-type="float">
            <text:p>31.001341443</text:p>
          </table:table-cell>
          <table:table-cell table:formula="of:=([.A37]-([.B37]+[.F37])/2)^2" office:value-type="float" office:value="30.2742838938774" calcext:value-type="float">
            <text:p>30.2742838939</text:p>
          </table:table-cell>
          <table:table-cell table:formula="of:=([.I37]-[.J37])^2" office:value-type="float" office:value="30.922125197053" calcext:value-type="float">
            <text:p>30.9221251971</text:p>
          </table:table-cell>
          <table:table-cell table:formula="of:=[.M37]-[.N37]" office:value-type="float" office:value="-1.44548799261684" calcext:value-type="float">
            <text:p>-1.4454879926</text:p>
          </table:table-cell>
          <table:table-cell table:formula="of:=[.M37]-[.P37]" office:value-type="float" office:value="-1.36627174671739" calcext:value-type="float">
            <text:p>-1.3662717467</text:p>
          </table:table-cell>
          <table:table-cell table:formula="of:=([.A37]-100.04)^2" office:value-type="float" office:value="252.4921" calcext:value-type="float">
            <text:p>252.4921</text:p>
          </table:table-cell>
          <table:table-cell/>
          <table:table-cell table:formula="of:=[.Q37]+[.U36]" office:value-type="float" office:value="49.9567651999974" calcext:value-type="float">
            <text:p>49.9567652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4.2" calcext:value-type="float">
            <text:p>84.2</text:p>
          </table:table-cell>
          <table:table-cell office:value-type="float" office:value="77.5317687988281" calcext:value-type="float">
            <text:p>77.5317687988</text:p>
          </table:table-cell>
          <table:table-cell office:value-type="float" office:value="84.2" calcext:value-type="float">
            <text:p>84.2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4.2" calcext:value-type="float">
            <text:p>84.2</text:p>
          </table:table-cell>
          <table:table-cell office:value-type="float" office:value="77.2612609863281" calcext:value-type="float">
            <text:p>77.2612609863</text:p>
          </table:table-cell>
          <table:table-cell office:value-type="float" office:value="84.2" calcext:value-type="float">
            <text:p>84.2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1017456054687" calcext:value-type="float">
            <text:p>78.1017456055</text:p>
          </table:table-cell>
          <table:table-cell/>
          <table:table-cell table:formula="of:=([.A38]-[.B38])^2" office:value-type="float" office:value="31.6330208579288" calcext:value-type="float">
            <text:p>31.6330208579</text:p>
          </table:table-cell>
          <table:table-cell table:formula="of:=([.E38]-[.F38])^2" office:value-type="float" office:value="37.1887066604197" calcext:value-type="float">
            <text:p>37.1887066604</text:p>
          </table:table-cell>
          <table:table-cell table:formula="of:=([.A38]-([.B38]+[.F38])/2)^2" office:value-type="float" office:value="34.3547112629057" calcext:value-type="float">
            <text:p>34.3547112629</text:p>
          </table:table-cell>
          <table:table-cell table:formula="of:=([.I38]-[.J38])^2" office:value-type="float" office:value="31.4807018572092" calcext:value-type="float">
            <text:p>31.4807018572</text:p>
          </table:table-cell>
          <table:table-cell table:formula="of:=[.M38]-[.N38]" office:value-type="float" office:value="-5.55568580249092" calcext:value-type="float">
            <text:p>-5.5556858025</text:p>
          </table:table-cell>
          <table:table-cell table:formula="of:=[.M38]-[.P38]" office:value-type="float" office:value="0.152319000719583" calcext:value-type="float">
            <text:p>0.1523190007</text:p>
          </table:table-cell>
          <table:table-cell table:formula="of:=([.A38]-100.04)^2" office:value-type="float" office:value="250.9056" calcext:value-type="float">
            <text:p>250.9056</text:p>
          </table:table-cell>
          <table:table-cell/>
          <table:table-cell table:formula="of:=[.Q38]+[.U37]" office:value-type="float" office:value="44.4010793975065" calcext:value-type="float">
            <text:p>44.4010793975</text:p>
          </table:table-cell>
        </table:table-row>
        <table:table-row table:style-name="ro1">
          <table:table-cell office:value-type="float" office:value="84.42" calcext:value-type="float">
            <text:p>84.42</text:p>
          </table:table-cell>
          <table:table-cell office:value-type="float" office:value="92.1767425537109" calcext:value-type="float">
            <text:p>92.1767425537</text:p>
          </table:table-cell>
          <table:table-cell office:value-type="float" office:value="84.42" calcext:value-type="float">
            <text:p>84.42</text:p>
          </table:table-cell>
          <table:table-cell office:value-type="float" office:value="93.8817825317383" calcext:value-type="float">
            <text:p>93.8817825317</text:p>
          </table:table-cell>
          <table:table-cell office:value-type="float" office:value="84.42" calcext:value-type="float">
            <text:p>84.42</text:p>
          </table:table-cell>
          <table:table-cell office:value-type="float" office:value="92.0178146362305" calcext:value-type="float">
            <text:p>92.0178146362</text:p>
          </table:table-cell>
          <table:table-cell office:value-type="float" office:value="84.42" calcext:value-type="float">
            <text:p>84.42</text:p>
          </table:table-cell>
          <table:table-cell office:value-type="float" office:value="95.1669311523438" calcext:value-type="float">
            <text:p>95.1669311523</text:p>
          </table:table-cell>
          <table:table-cell office:value-type="float" office:value="84.42" calcext:value-type="float">
            <text:p>84.42</text:p>
          </table:table-cell>
          <table:table-cell office:value-type="float" office:value="91.8662033081055" calcext:value-type="float">
            <text:p>91.8662033081</text:p>
          </table:table-cell>
          <table:table-cell office:value-type="float" office:value="92.0178146362305" calcext:value-type="float">
            <text:p>92.0178146362</text:p>
          </table:table-cell>
          <table:table-cell/>
          <table:table-cell table:formula="of:=([.A39]-[.B39])^2" office:value-type="float" office:value="60.1670550445501" calcext:value-type="float">
            <text:p>60.1670550446</text:p>
          </table:table-cell>
          <table:table-cell table:formula="of:=([.E39]-[.F39])^2" office:value-type="float" office:value="57.7267872465179" calcext:value-type="float">
            <text:p>57.7267872465</text:p>
          </table:table-cell>
          <table:table-cell table:formula="of:=([.A39]-([.B39]+[.F39])/2)^2" office:value-type="float" office:value="58.9406066247953" calcext:value-type="float">
            <text:p>58.9406066248</text:p>
          </table:table-cell>
          <table:table-cell table:formula="of:=([.I39]-[.J39])^2" office:value-type="float" office:value="55.4459437056408" calcext:value-type="float">
            <text:p>55.4459437056</text:p>
          </table:table-cell>
          <table:table-cell table:formula="of:=[.M39]-[.N39]" office:value-type="float" office:value="2.44026779803215" calcext:value-type="float">
            <text:p>2.440267798</text:p>
          </table:table-cell>
          <table:table-cell table:formula="of:=[.M39]-[.P39]" office:value-type="float" office:value="4.72111133890925" calcext:value-type="float">
            <text:p>4.7211113389</text:p>
          </table:table-cell>
          <table:table-cell table:formula="of:=([.A39]-100.04)^2" office:value-type="float" office:value="243.9844" calcext:value-type="float">
            <text:p>243.9844</text:p>
          </table:table-cell>
          <table:table-cell/>
          <table:table-cell table:formula="of:=[.Q39]+[.U38]" office:value-type="float" office:value="46.8413471955387" calcext:value-type="float">
            <text:p>46.8413471955</text:p>
          </table:table-cell>
        </table:table-row>
        <table:table-row table:style-name="ro1">
          <table:table-cell office:value-type="float" office:value="84.72" calcext:value-type="float">
            <text:p>84.72</text:p>
          </table:table-cell>
          <table:table-cell office:value-type="float" office:value="94.9528427124023" calcext:value-type="float">
            <text:p>94.9528427124</text:p>
          </table:table-cell>
          <table:table-cell office:value-type="float" office:value="84.72" calcext:value-type="float">
            <text:p>84.72</text:p>
          </table:table-cell>
          <table:table-cell office:value-type="float" office:value="96.6894378662109" calcext:value-type="float">
            <text:p>96.6894378662</text:p>
          </table:table-cell>
          <table:table-cell office:value-type="float" office:value="84.72" calcext:value-type="float">
            <text:p>84.72</text:p>
          </table:table-cell>
          <table:table-cell office:value-type="float" office:value="92.1572570800781" calcext:value-type="float">
            <text:p>92.1572570801</text:p>
          </table:table-cell>
          <table:table-cell office:value-type="float" office:value="84.72" calcext:value-type="float">
            <text:p>84.72</text:p>
          </table:table-cell>
          <table:table-cell office:value-type="float" office:value="96.9576263427734" calcext:value-type="float">
            <text:p>96.9576263428</text:p>
          </table:table-cell>
          <table:table-cell office:value-type="float" office:value="84.72" calcext:value-type="float">
            <text:p>84.72</text:p>
          </table:table-cell>
          <table:table-cell office:value-type="float" office:value="95.2198638916016" calcext:value-type="float">
            <text:p>95.2198638916</text:p>
          </table:table-cell>
          <table:table-cell office:value-type="float" office:value="92.1572570800781" calcext:value-type="float">
            <text:p>92.1572570801</text:p>
          </table:table-cell>
          <table:table-cell/>
          <table:table-cell table:formula="of:=([.A40]-[.B40])^2" office:value-type="float" office:value="104.711069976766" calcext:value-type="float">
            <text:p>104.7110699768</text:p>
          </table:table-cell>
          <table:table-cell table:formula="of:=([.E40]-[.F40])^2" office:value-type="float" office:value="55.3127928751722" calcext:value-type="float">
            <text:p>55.3127928752</text:p>
          </table:table-cell>
          <table:table-cell table:formula="of:=([.A40]-([.B40]+[.F40])/2)^2" office:value-type="float" office:value="78.0581066690546" calcext:value-type="float">
            <text:p>78.0581066691</text:p>
          </table:table-cell>
          <table:table-cell table:formula="of:=([.I40]-[.J40])^2" office:value-type="float" office:value="110.247141742158" calcext:value-type="float">
            <text:p>110.2471417422</text:p>
          </table:table-cell>
          <table:table-cell table:formula="of:=[.M40]-[.N40]" office:value-type="float" office:value="49.3982771015936" calcext:value-type="float">
            <text:p>49.3982771016</text:p>
          </table:table-cell>
          <table:table-cell table:formula="of:=[.M40]-[.P40]" office:value-type="float" office:value="-5.53607176539255" calcext:value-type="float">
            <text:p>-5.5360717654</text:p>
          </table:table-cell>
          <table:table-cell table:formula="of:=([.A40]-100.04)^2" office:value-type="float" office:value="234.7024" calcext:value-type="float">
            <text:p>234.7024</text:p>
          </table:table-cell>
          <table:table-cell/>
          <table:table-cell table:formula="of:=[.Q40]+[.U39]" office:value-type="float" office:value="96.2396242971322" calcext:value-type="float">
            <text:p>96.2396242971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93.0599136352539" calcext:value-type="float">
            <text:p>93.0599136353</text:p>
          </table:table-cell>
          <table:table-cell office:value-type="float" office:value="84.8" calcext:value-type="float">
            <text:p>84.8</text:p>
          </table:table-cell>
          <table:table-cell office:value-type="float" office:value="97.6363906860352" calcext:value-type="float">
            <text:p>97.636390686</text:p>
          </table:table-cell>
          <table:table-cell office:value-type="float" office:value="84.8" calcext:value-type="float">
            <text:p>84.8</text:p>
          </table:table-cell>
          <table:table-cell office:value-type="float" office:value="93.081413269043" calcext:value-type="float">
            <text:p>93.081413269</text:p>
          </table:table-cell>
          <table:table-cell office:value-type="float" office:value="84.8" calcext:value-type="float">
            <text:p>84.8</text:p>
          </table:table-cell>
          <table:table-cell office:value-type="float" office:value="95.2719650268555" calcext:value-type="float">
            <text:p>95.2719650269</text:p>
          </table:table-cell>
          <table:table-cell office:value-type="float" office:value="84.8" calcext:value-type="float">
            <text:p>84.8</text:p>
          </table:table-cell>
          <table:table-cell office:value-type="float" office:value="92.7470626831055" calcext:value-type="float">
            <text:p>92.7470626831</text:p>
          </table:table-cell>
          <table:table-cell office:value-type="float" office:value="93.081413269043" calcext:value-type="float">
            <text:p>93.081413269</text:p>
          </table:table-cell>
          <table:table-cell/>
          <table:table-cell table:formula="of:=([.A41]-[.B41])^2" office:value-type="float" office:value="68.2261732618534" calcext:value-type="float">
            <text:p>68.2261732619</text:p>
          </table:table-cell>
          <table:table-cell table:formula="of:=([.E41]-[.F41])^2" office:value-type="float" office:value="68.581805732681" calcext:value-type="float">
            <text:p>68.5818057327</text:p>
          </table:table-cell>
          <table:table-cell table:formula="of:=([.A41]-([.B41]+[.F41])/2)^2" office:value-type="float" office:value="68.403873938704" calcext:value-type="float">
            <text:p>68.4038739387</text:p>
          </table:table-cell>
          <table:table-cell table:formula="of:=([.I41]-[.J41])^2" office:value-type="float" office:value="63.1558052892075" calcext:value-type="float">
            <text:p>63.1558052892</text:p>
          </table:table-cell>
          <table:table-cell table:formula="of:=[.M41]-[.N41]" office:value-type="float" office:value="-0.355632470827544" calcext:value-type="float">
            <text:p>-0.3556324708</text:p>
          </table:table-cell>
          <table:table-cell table:formula="of:=[.M41]-[.P41]" office:value-type="float" office:value="5.07036797264591" calcext:value-type="float">
            <text:p>5.0703679726</text:p>
          </table:table-cell>
          <table:table-cell table:formula="of:=([.A41]-100.04)^2" office:value-type="float" office:value="232.2576" calcext:value-type="float">
            <text:p>232.2576</text:p>
          </table:table-cell>
          <table:table-cell/>
          <table:table-cell table:formula="of:=[.Q41]+[.U40]" office:value-type="float" office:value="95.8839918263047" calcext:value-type="float">
            <text:p>95.8839918263</text:p>
          </table:table-cell>
        </table:table-row>
        <table:table-row table:style-name="ro1">
          <table:table-cell office:value-type="float" office:value="84.84" calcext:value-type="float">
            <text:p>84.84</text:p>
          </table:table-cell>
          <table:table-cell office:value-type="float" office:value="95.5017929077149" calcext:value-type="float">
            <text:p>95.5017929077</text:p>
          </table:table-cell>
          <table:table-cell office:value-type="float" office:value="84.84" calcext:value-type="float">
            <text:p>84.84</text:p>
          </table:table-cell>
          <table:table-cell office:value-type="float" office:value="97.9462356567383" calcext:value-type="float">
            <text:p>97.9462356567</text:p>
          </table:table-cell>
          <table:table-cell office:value-type="float" office:value="84.84" calcext:value-type="float">
            <text:p>84.84</text:p>
          </table:table-cell>
          <table:table-cell office:value-type="float" office:value="93.3117446899414" calcext:value-type="float">
            <text:p>93.3117446899</text:p>
          </table:table-cell>
          <table:table-cell office:value-type="float" office:value="84.84" calcext:value-type="float">
            <text:p>84.84</text:p>
          </table:table-cell>
          <table:table-cell office:value-type="float" office:value="95.7854232788086" calcext:value-type="float">
            <text:p>95.7854232788</text:p>
          </table:table-cell>
          <table:table-cell office:value-type="float" office:value="84.84" calcext:value-type="float">
            <text:p>84.84</text:p>
          </table:table-cell>
          <table:table-cell office:value-type="float" office:value="97.4454574584961" calcext:value-type="float">
            <text:p>97.4454574585</text:p>
          </table:table-cell>
          <table:table-cell office:value-type="float" office:value="93.3117446899414" calcext:value-type="float">
            <text:p>93.3117446899</text:p>
          </table:table-cell>
          <table:table-cell/>
          <table:table-cell table:formula="of:=([.A42]-[.B42])^2" office:value-type="float" office:value="113.673828006998" calcext:value-type="float">
            <text:p>113.673828007</text:p>
          </table:table-cell>
          <table:table-cell table:formula="of:=([.E42]-[.F42])^2" office:value-type="float" office:value="71.7704580915504" calcext:value-type="float">
            <text:p>71.7704580916</text:p>
          </table:table-cell>
          <table:table-cell table:formula="of:=([.A42]-([.B42]+[.F42])/2)^2" office:value-type="float" office:value="91.5230652502313" calcext:value-type="float">
            <text:p>91.5230652502</text:p>
          </table:table-cell>
          <table:table-cell table:formula="of:=([.I42]-[.J42])^2" office:value-type="float" office:value="158.897557737955" calcext:value-type="float">
            <text:p>158.897557738</text:p>
          </table:table-cell>
          <table:table-cell table:formula="of:=[.M42]-[.N42]" office:value-type="float" office:value="41.9033699154481" calcext:value-type="float">
            <text:p>41.9033699154</text:p>
          </table:table-cell>
          <table:table-cell table:formula="of:=[.M42]-[.P42]" office:value-type="float" office:value="-45.2237297309562" calcext:value-type="float">
            <text:p>-45.223729731</text:p>
          </table:table-cell>
          <table:table-cell table:formula="of:=([.A42]-100.04)^2" office:value-type="float" office:value="231.04" calcext:value-type="float">
            <text:p>231.04</text:p>
          </table:table-cell>
          <table:table-cell/>
          <table:table-cell table:formula="of:=[.Q42]+[.U41]" office:value-type="float" office:value="137.787361741753" calcext:value-type="float">
            <text:p>137.7873617418</text:p>
          </table:table-cell>
        </table:table-row>
        <table:table-row table:style-name="ro1">
          <table:table-cell office:value-type="float" office:value="84.86" calcext:value-type="float">
            <text:p>84.86</text:p>
          </table:table-cell>
          <table:table-cell office:value-type="float" office:value="78.2779388427734" calcext:value-type="float">
            <text:p>78.2779388428</text:p>
          </table:table-cell>
          <table:table-cell office:value-type="float" office:value="84.86" calcext:value-type="float">
            <text:p>84.86</text:p>
          </table:table-cell>
          <table:table-cell office:value-type="float" office:value="77.8535842895508" calcext:value-type="float">
            <text:p>77.8535842896</text:p>
          </table:table-cell>
          <table:table-cell office:value-type="float" office:value="84.86" calcext:value-type="float">
            <text:p>84.86</text:p>
          </table:table-cell>
          <table:table-cell office:value-type="float" office:value="77.6335525512695" calcext:value-type="float">
            <text:p>77.6335525513</text:p>
          </table:table-cell>
          <table:table-cell office:value-type="float" office:value="84.86" calcext:value-type="float">
            <text:p>84.86</text:p>
          </table:table-cell>
          <table:table-cell office:value-type="float" office:value="77.7550048828125" calcext:value-type="float">
            <text:p>77.7550048828</text:p>
          </table:table-cell>
          <table:table-cell office:value-type="float" office:value="84.86" calcext:value-type="float">
            <text:p>84.86</text:p>
          </table:table-cell>
          <table:table-cell office:value-type="float" office:value="78.1763076782227" calcext:value-type="float">
            <text:p>78.1763076782</text:p>
          </table:table-cell>
          <table:table-cell office:value-type="float" office:value="77.6335525512695" calcext:value-type="float">
            <text:p>77.6335525513</text:p>
          </table:table-cell>
          <table:table-cell/>
          <table:table-cell table:formula="of:=([.A43]-[.B43])^2" office:value-type="float" office:value="43.3235290774707" calcext:value-type="float">
            <text:p>43.3235290775</text:p>
          </table:table-cell>
          <table:table-cell table:formula="of:=([.E43]-[.F43])^2" office:value-type="float" office:value="52.2215427292631" calcext:value-type="float">
            <text:p>52.2215427293</text:p>
          </table:table-cell>
          <table:table-cell table:formula="of:=([.A43]-([.B43]+[.F43])/2)^2" office:value-type="float" office:value="47.6687274801973" calcext:value-type="float">
            <text:p>47.6687274802</text:p>
          </table:table-cell>
          <table:table-cell table:formula="of:=([.I43]-[.J43])^2" office:value-type="float" office:value="44.6717430521854" calcext:value-type="float">
            <text:p>44.6717430522</text:p>
          </table:table-cell>
          <table:table-cell table:formula="of:=[.M43]-[.N43]" office:value-type="float" office:value="-8.89801365179243" calcext:value-type="float">
            <text:p>-8.8980136518</text:p>
          </table:table-cell>
          <table:table-cell table:formula="of:=[.M43]-[.P43]" office:value-type="float" office:value="-1.34821397471475" calcext:value-type="float">
            <text:p>-1.3482139747</text:p>
          </table:table-cell>
          <table:table-cell table:formula="of:=([.A43]-100.04)^2" office:value-type="float" office:value="230.4324" calcext:value-type="float">
            <text:p>230.4324</text:p>
          </table:table-cell>
          <table:table-cell/>
          <table:table-cell table:formula="of:=[.Q43]+[.U42]" office:value-type="float" office:value="128.88934808996" calcext:value-type="float">
            <text:p>128.88934809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93.536506652832" calcext:value-type="float">
            <text:p>93.5365066528</text:p>
          </table:table-cell>
          <table:table-cell office:value-type="float" office:value="84.9" calcext:value-type="float">
            <text:p>84.9</text:p>
          </table:table-cell>
          <table:table-cell office:value-type="float" office:value="100.372566223145" calcext:value-type="float">
            <text:p>100.3725662231</text:p>
          </table:table-cell>
          <table:table-cell office:value-type="float" office:value="84.9" calcext:value-type="float">
            <text:p>84.9</text:p>
          </table:table-cell>
          <table:table-cell office:value-type="float" office:value="91.6591033935547" calcext:value-type="float">
            <text:p>91.6591033936</text:p>
          </table:table-cell>
          <table:table-cell office:value-type="float" office:value="84.9" calcext:value-type="float">
            <text:p>84.9</text:p>
          </table:table-cell>
          <table:table-cell office:value-type="float" office:value="97.3124618530273" calcext:value-type="float">
            <text:p>97.312461853</text:p>
          </table:table-cell>
          <table:table-cell office:value-type="float" office:value="84.9" calcext:value-type="float">
            <text:p>84.9</text:p>
          </table:table-cell>
          <table:table-cell office:value-type="float" office:value="95.6726913452149" calcext:value-type="float">
            <text:p>95.6726913452</text:p>
          </table:table-cell>
          <table:table-cell office:value-type="float" office:value="91.6591033935547" calcext:value-type="float">
            <text:p>91.6591033936</text:p>
          </table:table-cell>
          <table:table-cell/>
          <table:table-cell table:formula="of:=([.A44]-[.B44])^2" office:value-type="float" office:value="74.5892471644118" calcext:value-type="float">
            <text:p>74.5892471644</text:p>
          </table:table-cell>
          <table:table-cell table:formula="of:=([.E44]-[.F44])^2" office:value-type="float" office:value="45.6854786847624" calcext:value-type="float">
            <text:p>45.6854786848</text:p>
          </table:table-cell>
          <table:table-cell table:formula="of:=([.A44]-([.B44]+[.F44])/2)^2" office:value-type="float" office:value="59.2562021751008" calcext:value-type="float">
            <text:p>59.2562021751</text:p>
          </table:table-cell>
          <table:table-cell table:formula="of:=([.I44]-[.J44])^2" office:value-type="float" office:value="116.050878819267" calcext:value-type="float">
            <text:p>116.0508788193</text:p>
          </table:table-cell>
          <table:table-cell table:formula="of:=[.M44]-[.N44]" office:value-type="float" office:value="28.9037684796494" calcext:value-type="float">
            <text:p>28.9037684796</text:p>
          </table:table-cell>
          <table:table-cell table:formula="of:=[.M44]-[.P44]" office:value-type="float" office:value="-41.4616316548548" calcext:value-type="float">
            <text:p>-41.4616316549</text:p>
          </table:table-cell>
          <table:table-cell table:formula="of:=([.A44]-100.04)^2" office:value-type="float" office:value="229.2196" calcext:value-type="float">
            <text:p>229.2196</text:p>
          </table:table-cell>
          <table:table-cell/>
          <table:table-cell table:formula="of:=[.Q44]+[.U43]" office:value-type="float" office:value="157.79311656961" calcext:value-type="float">
            <text:p>157.7931165696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92.330451965332" calcext:value-type="float">
            <text:p>92.3304519653</text:p>
          </table:table-cell>
          <table:table-cell office:value-type="float" office:value="85.2" calcext:value-type="float">
            <text:p>85.2</text:p>
          </table:table-cell>
          <table:table-cell office:value-type="float" office:value="92.7680282592774" calcext:value-type="float">
            <text:p>92.7680282593</text:p>
          </table:table-cell>
          <table:table-cell office:value-type="float" office:value="85.2" calcext:value-type="float">
            <text:p>85.2</text:p>
          </table:table-cell>
          <table:table-cell office:value-type="float" office:value="92.4077987670898" calcext:value-type="float">
            <text:p>92.4077987671</text:p>
          </table:table-cell>
          <table:table-cell office:value-type="float" office:value="85.2" calcext:value-type="float">
            <text:p>85.2</text:p>
          </table:table-cell>
          <table:table-cell office:value-type="float" office:value="92.5522766113281" calcext:value-type="float">
            <text:p>92.5522766113</text:p>
          </table:table-cell>
          <table:table-cell office:value-type="float" office:value="85.2" calcext:value-type="float">
            <text:p>85.2</text:p>
          </table:table-cell>
          <table:table-cell office:value-type="float" office:value="92.1907424926758" calcext:value-type="float">
            <text:p>92.1907424927</text:p>
          </table:table-cell>
          <table:table-cell office:value-type="float" office:value="92.4077987670898" calcext:value-type="float">
            <text:p>92.4077987671</text:p>
          </table:table-cell>
          <table:table-cell/>
          <table:table-cell table:formula="of:=([.A45]-[.B45])^2" office:value-type="float" office:value="50.8433452299074" calcext:value-type="float">
            <text:p>50.8433452299</text:p>
          </table:table-cell>
          <table:table-cell table:formula="of:=([.E45]-[.F45])^2" office:value-type="float" office:value="51.9523630668618" calcext:value-type="float">
            <text:p>51.9523630669</text:p>
          </table:table-cell>
          <table:table-cell table:formula="of:=([.A45]-([.B45]+[.F45])/2)^2" office:value-type="float" office:value="51.3963585164491" calcext:value-type="float">
            <text:p>51.3963585164</text:p>
          </table:table-cell>
          <table:table-cell table:formula="of:=([.I45]-[.J45])^2" office:value-type="float" office:value="48.8704805989028" calcext:value-type="float">
            <text:p>48.8704805989</text:p>
          </table:table-cell>
          <table:table-cell table:formula="of:=[.M45]-[.N45]" office:value-type="float" office:value="-1.10901783695444" calcext:value-type="float">
            <text:p>-1.109017837</text:p>
          </table:table-cell>
          <table:table-cell table:formula="of:=[.M45]-[.P45]" office:value-type="float" office:value="1.97286463100463" calcext:value-type="float">
            <text:p>1.972864631</text:p>
          </table:table-cell>
          <table:table-cell table:formula="of:=([.A45]-100.04)^2" office:value-type="float" office:value="220.2256" calcext:value-type="float">
            <text:p>220.2256</text:p>
          </table:table-cell>
          <table:table-cell/>
          <table:table-cell table:formula="of:=[.Q45]+[.U44]" office:value-type="float" office:value="156.684098732655" calcext:value-type="float">
            <text:p>156.6840987327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office:value-type="float" office:value="94.8583831787109" calcext:value-type="float">
            <text:p>94.8583831787</text:p>
          </table:table-cell>
          <table:table-cell office:value-type="float" office:value="85.71" calcext:value-type="float">
            <text:p>85.71</text:p>
          </table:table-cell>
          <table:table-cell office:value-type="float" office:value="96.3535537719727" calcext:value-type="float">
            <text:p>96.353553772</text:p>
          </table:table-cell>
          <table:table-cell office:value-type="float" office:value="85.71" calcext:value-type="float">
            <text:p>85.71</text:p>
          </table:table-cell>
          <table:table-cell office:value-type="float" office:value="92.7690734863281" calcext:value-type="float">
            <text:p>92.7690734863</text:p>
          </table:table-cell>
          <table:table-cell office:value-type="float" office:value="85.71" calcext:value-type="float">
            <text:p>85.71</text:p>
          </table:table-cell>
          <table:table-cell office:value-type="float" office:value="96.5179672241211" calcext:value-type="float">
            <text:p>96.5179672241</text:p>
          </table:table-cell>
          <table:table-cell office:value-type="float" office:value="85.71" calcext:value-type="float">
            <text:p>85.71</text:p>
          </table:table-cell>
          <table:table-cell office:value-type="float" office:value="94.5219421386719" calcext:value-type="float">
            <text:p>94.5219421387</text:p>
          </table:table-cell>
          <table:table-cell office:value-type="float" office:value="92.7690734863281" calcext:value-type="float">
            <text:p>92.7690734863</text:p>
          </table:table-cell>
          <table:table-cell/>
          <table:table-cell table:formula="of:=([.A46]-[.B46])^2" office:value-type="float" office:value="83.6929147845214" calcext:value-type="float">
            <text:p>83.6929147845</text:p>
          </table:table-cell>
          <table:table-cell table:formula="of:=([.E46]-[.F46])^2" office:value-type="float" office:value="49.8305184853808" calcext:value-type="float">
            <text:p>49.8305184854</text:p>
          </table:table-cell>
          <table:table-cell table:formula="of:=([.A46]-([.B46]+[.F46])/2)^2" office:value-type="float" office:value="65.6704128872799" calcext:value-type="float">
            <text:p>65.6704128873</text:p>
          </table:table-cell>
          <table:table-cell table:formula="of:=([.I46]-[.J46])^2" office:value-type="float" office:value="77.6503242553012" calcext:value-type="float">
            <text:p>77.6503242553</text:p>
          </table:table-cell>
          <table:table-cell table:formula="of:=[.M46]-[.N46]" office:value-type="float" office:value="33.8623962991405" calcext:value-type="float">
            <text:p>33.8623962991</text:p>
          </table:table-cell>
          <table:table-cell table:formula="of:=[.M46]-[.P46]" office:value-type="float" office:value="6.04259052922018" calcext:value-type="float">
            <text:p>6.0425905292</text:p>
          </table:table-cell>
          <table:table-cell table:formula="of:=([.A46]-100.04)^2" office:value-type="float" office:value="205.3489" calcext:value-type="float">
            <text:p>205.3489</text:p>
          </table:table-cell>
          <table:table-cell/>
          <table:table-cell table:formula="of:=[.Q46]+[.U45]" office:value-type="float" office:value="190.546495031796" calcext:value-type="float">
            <text:p>190.5464950318</text:p>
          </table:table-cell>
        </table:table-row>
        <table:table-row table:style-name="ro1">
          <table:table-cell office:value-type="float" office:value="85.82" calcext:value-type="float">
            <text:p>85.82</text:p>
          </table:table-cell>
          <table:table-cell office:value-type="float" office:value="92.4093399047852" calcext:value-type="float">
            <text:p>92.4093399048</text:p>
          </table:table-cell>
          <table:table-cell office:value-type="float" office:value="85.82" calcext:value-type="float">
            <text:p>85.82</text:p>
          </table:table-cell>
          <table:table-cell office:value-type="float" office:value="95.1043014526367" calcext:value-type="float">
            <text:p>95.1043014526</text:p>
          </table:table-cell>
          <table:table-cell office:value-type="float" office:value="85.82" calcext:value-type="float">
            <text:p>85.82</text:p>
          </table:table-cell>
          <table:table-cell office:value-type="float" office:value="92.645378112793" calcext:value-type="float">
            <text:p>92.6453781128</text:p>
          </table:table-cell>
          <table:table-cell office:value-type="float" office:value="85.82" calcext:value-type="float">
            <text:p>85.82</text:p>
          </table:table-cell>
          <table:table-cell office:value-type="float" office:value="96.0084991455078" calcext:value-type="float">
            <text:p>96.0084991455</text:p>
          </table:table-cell>
          <table:table-cell office:value-type="float" office:value="85.82" calcext:value-type="float">
            <text:p>85.82</text:p>
          </table:table-cell>
          <table:table-cell office:value-type="float" office:value="92.277473449707" calcext:value-type="float">
            <text:p>92.2774734497</text:p>
          </table:table-cell>
          <table:table-cell office:value-type="float" office:value="92.645378112793" calcext:value-type="float">
            <text:p>92.6453781128</text:p>
          </table:table-cell>
          <table:table-cell/>
          <table:table-cell table:formula="of:=([.A47]-[.B47])^2" office:value-type="float" office:value="43.4194003807941" calcext:value-type="float">
            <text:p>43.4194003808</text:p>
          </table:table-cell>
          <table:table-cell table:formula="of:=([.E47]-[.F47])^2" office:value-type="float" office:value="46.5857863825934" calcext:value-type="float">
            <text:p>46.5857863826</text:p>
          </table:table-cell>
          <table:table-cell table:formula="of:=([.A47]-([.B47]+[.F47])/2)^2" office:value-type="float" office:value="44.9886648727839" calcext:value-type="float">
            <text:p>44.9886648728</text:p>
          </table:table-cell>
          <table:table-cell table:formula="of:=([.I47]-[.J47])^2" office:value-type="float" office:value="41.6989633536713" calcext:value-type="float">
            <text:p>41.6989633537</text:p>
          </table:table-cell>
          <table:table-cell table:formula="of:=[.M47]-[.N47]" office:value-type="float" office:value="-3.16638600179925" calcext:value-type="float">
            <text:p>-3.1663860018</text:p>
          </table:table-cell>
          <table:table-cell table:formula="of:=[.M47]-[.P47]" office:value-type="float" office:value="1.72043702712283" calcext:value-type="float">
            <text:p>1.7204370271</text:p>
          </table:table-cell>
          <table:table-cell table:formula="of:=([.A47]-100.04)^2" office:value-type="float" office:value="202.2084" calcext:value-type="float">
            <text:p>202.2084</text:p>
          </table:table-cell>
          <table:table-cell/>
          <table:table-cell table:formula="of:=[.Q47]+[.U46]" office:value-type="float" office:value="187.380109029997" calcext:value-type="float">
            <text:p>187.38010903</text:p>
          </table:table-cell>
        </table:table-row>
        <table:table-row table:style-name="ro1">
          <table:table-cell office:value-type="float" office:value="85.91" calcext:value-type="float">
            <text:p>85.91</text:p>
          </table:table-cell>
          <table:table-cell office:value-type="float" office:value="94.0306701660156" calcext:value-type="float">
            <text:p>94.030670166</text:p>
          </table:table-cell>
          <table:table-cell office:value-type="float" office:value="85.91" calcext:value-type="float">
            <text:p>85.91</text:p>
          </table:table-cell>
          <table:table-cell office:value-type="float" office:value="96.3816757202148" calcext:value-type="float">
            <text:p>96.3816757202</text:p>
          </table:table-cell>
          <table:table-cell office:value-type="float" office:value="85.91" calcext:value-type="float">
            <text:p>85.91</text:p>
          </table:table-cell>
          <table:table-cell office:value-type="float" office:value="93.2092361450195" calcext:value-type="float">
            <text:p>93.209236145</text:p>
          </table:table-cell>
          <table:table-cell office:value-type="float" office:value="85.91" calcext:value-type="float">
            <text:p>85.91</text:p>
          </table:table-cell>
          <table:table-cell office:value-type="float" office:value="94.2242736816406" calcext:value-type="float">
            <text:p>94.2242736816</text:p>
          </table:table-cell>
          <table:table-cell office:value-type="float" office:value="85.91" calcext:value-type="float">
            <text:p>85.91</text:p>
          </table:table-cell>
          <table:table-cell office:value-type="float" office:value="94.0605010986328" calcext:value-type="float">
            <text:p>94.0605010986</text:p>
          </table:table-cell>
          <table:table-cell office:value-type="float" office:value="93.2092361450195" calcext:value-type="float">
            <text:p>93.209236145</text:p>
          </table:table-cell>
          <table:table-cell/>
          <table:table-cell table:formula="of:=([.A48]-[.B48])^2" office:value-type="float" office:value="65.9452839452163" calcext:value-type="float">
            <text:p>65.9452839452</text:p>
          </table:table-cell>
          <table:table-cell table:formula="of:=([.E48]-[.F48])^2" office:value-type="float" office:value="53.2788483007596" calcext:value-type="float">
            <text:p>53.2788483008</text:p>
          </table:table-cell>
          <table:table-cell table:formula="of:=([.A48]-([.B48]+[.F48])/2)^2" office:value-type="float" office:value="59.4433776602755" calcext:value-type="float">
            <text:p>59.4433776603</text:p>
          </table:table-cell>
          <table:table-cell table:formula="of:=([.I48]-[.J48])^2" office:value-type="float" office:value="66.4306681588147" calcext:value-type="float">
            <text:p>66.4306681588</text:p>
          </table:table-cell>
          <table:table-cell table:formula="of:=[.M48]-[.N48]" office:value-type="float" office:value="12.6664356444567" calcext:value-type="float">
            <text:p>12.6664356445</text:p>
          </table:table-cell>
          <table:table-cell table:formula="of:=[.M48]-[.P48]" office:value-type="float" office:value="-0.485384213598451" calcext:value-type="float">
            <text:p>-0.4853842136</text:p>
          </table:table-cell>
          <table:table-cell table:formula="of:=([.A48]-100.04)^2" office:value-type="float" office:value="199.6569" calcext:value-type="float">
            <text:p>199.6569</text:p>
          </table:table-cell>
          <table:table-cell/>
          <table:table-cell table:formula="of:=[.Q48]+[.U47]" office:value-type="float" office:value="200.046544674453" calcext:value-type="float">
            <text:p>200.0465446745</text:p>
          </table:table-cell>
        </table:table-row>
        <table:table-row table:style-name="ro1">
          <table:table-cell office:value-type="float" office:value="85.92" calcext:value-type="float">
            <text:p>85.92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85.92" calcext:value-type="float">
            <text:p>85.92</text:p>
          </table:table-cell>
          <table:table-cell office:value-type="float" office:value="91.9297637939453" calcext:value-type="float">
            <text:p>91.9297637939</text:p>
          </table:table-cell>
          <table:table-cell office:value-type="float" office:value="85.92" calcext:value-type="float">
            <text:p>85.92</text:p>
          </table:table-cell>
          <table:table-cell office:value-type="float" office:value="93.1215744018555" calcext:value-type="float">
            <text:p>93.1215744019</text:p>
          </table:table-cell>
          <table:table-cell office:value-type="float" office:value="85.92" calcext:value-type="float">
            <text:p>85.92</text:p>
          </table:table-cell>
          <table:table-cell office:value-type="float" office:value="92.6592636108398" calcext:value-type="float">
            <text:p>92.6592636108</text:p>
          </table:table-cell>
          <table:table-cell office:value-type="float" office:value="85.92" calcext:value-type="float">
            <text:p>85.92</text:p>
          </table:table-cell>
          <table:table-cell office:value-type="float" office:value="94.0629272460938" calcext:value-type="float">
            <text:p>94.0629272461</text:p>
          </table:table-cell>
          <table:table-cell office:value-type="float" office:value="93.1215744018555" calcext:value-type="float">
            <text:p>93.1215744019</text:p>
          </table:table-cell>
          <table:table-cell/>
          <table:table-cell table:formula="of:=([.A49]-[.B49])^2" office:value-type="float" office:value="69.2824262885783" calcext:value-type="float">
            <text:p>69.2824262886</text:p>
          </table:table-cell>
          <table:table-cell table:formula="of:=([.E49]-[.F49])^2" office:value-type="float" office:value="51.8626738654599" calcext:value-type="float">
            <text:p>51.8626738655</text:p>
          </table:table-cell>
          <table:table-cell table:formula="of:=([.A49]-([.B49]+[.F49])/2)^2" office:value-type="float" office:value="60.2578110318996" calcext:value-type="float">
            <text:p>60.2578110319</text:p>
          </table:table-cell>
          <table:table-cell table:formula="of:=([.I49]-[.J49])^2" office:value-type="float" office:value="66.3072641351759" calcext:value-type="float">
            <text:p>66.3072641352</text:p>
          </table:table-cell>
          <table:table-cell table:formula="of:=[.M49]-[.N49]" office:value-type="float" office:value="17.4197524231183" calcext:value-type="float">
            <text:p>17.4197524231</text:p>
          </table:table-cell>
          <table:table-cell table:formula="of:=[.M49]-[.P49]" office:value-type="float" office:value="2.97516215340235" calcext:value-type="float">
            <text:p>2.9751621534</text:p>
          </table:table-cell>
          <table:table-cell table:formula="of:=([.A49]-100.04)^2" office:value-type="float" office:value="199.3744" calcext:value-type="float">
            <text:p>199.3744</text:p>
          </table:table-cell>
          <table:table-cell/>
          <table:table-cell table:formula="of:=[.Q49]+[.U48]" office:value-type="float" office:value="217.466297097572" calcext:value-type="float">
            <text:p>217.4662970976</text:p>
          </table:table-cell>
        </table:table-row>
        <table:table-row table:style-name="ro1">
          <table:table-cell office:value-type="float" office:value="86.03" calcext:value-type="float">
            <text:p>86.03</text:p>
          </table:table-cell>
          <table:table-cell office:value-type="float" office:value="94.5605926513672" calcext:value-type="float">
            <text:p>94.5605926514</text:p>
          </table:table-cell>
          <table:table-cell office:value-type="float" office:value="86.03" calcext:value-type="float">
            <text:p>86.03</text:p>
          </table:table-cell>
          <table:table-cell office:value-type="float" office:value="94.9801712036133" calcext:value-type="float">
            <text:p>94.9801712036</text:p>
          </table:table-cell>
          <table:table-cell office:value-type="float" office:value="86.03" calcext:value-type="float">
            <text:p>86.03</text:p>
          </table:table-cell>
          <table:table-cell office:value-type="float" office:value="93.2160186767578" calcext:value-type="float">
            <text:p>93.2160186768</text:p>
          </table:table-cell>
          <table:table-cell office:value-type="float" office:value="86.03" calcext:value-type="float">
            <text:p>86.03</text:p>
          </table:table-cell>
          <table:table-cell office:value-type="float" office:value="95.0817108154297" calcext:value-type="float">
            <text:p>95.0817108154</text:p>
          </table:table-cell>
          <table:table-cell office:value-type="float" office:value="86.03" calcext:value-type="float">
            <text:p>86.03</text:p>
          </table:table-cell>
          <table:table-cell office:value-type="float" office:value="94.395378112793" calcext:value-type="float">
            <text:p>94.3953781128</text:p>
          </table:table-cell>
          <table:table-cell office:value-type="float" office:value="93.2160186767578" calcext:value-type="float">
            <text:p>93.2160186768</text:p>
          </table:table-cell>
          <table:table-cell/>
          <table:table-cell table:formula="of:=([.A50]-[.B50])^2" office:value-type="float" office:value="72.7710109835599" calcext:value-type="float">
            <text:p>72.7710109836</text:p>
          </table:table-cell>
          <table:table-cell table:formula="of:=([.E50]-[.F50])^2" office:value-type="float" office:value="51.6388644227121" calcext:value-type="float">
            <text:p>51.6388644227</text:p>
          </table:table-cell>
          <table:table-cell table:formula="of:=([.A50]-([.B50]+[.F50])/2)^2" office:value-type="float" office:value="61.7529679098367" calcext:value-type="float">
            <text:p>61.7529679098</text:p>
          </table:table-cell>
          <table:table-cell table:formula="of:=([.I50]-[.J50])^2" office:value-type="float" office:value="69.9795509699956" calcext:value-type="float">
            <text:p>69.97955097</text:p>
          </table:table-cell>
          <table:table-cell table:formula="of:=[.M50]-[.N50]" office:value-type="float" office:value="21.1321465608478" calcext:value-type="float">
            <text:p>21.1321465608</text:p>
          </table:table-cell>
          <table:table-cell table:formula="of:=[.M50]-[.P50]" office:value-type="float" office:value="2.79146001356422" calcext:value-type="float">
            <text:p>2.7914600136</text:p>
          </table:table-cell>
          <table:table-cell table:formula="of:=([.A50]-100.04)^2" office:value-type="float" office:value="196.2801" calcext:value-type="float">
            <text:p>196.2801</text:p>
          </table:table-cell>
          <table:table-cell/>
          <table:table-cell table:formula="of:=[.Q50]+[.U49]" office:value-type="float" office:value="238.598443658419" calcext:value-type="float">
            <text:p>238.5984436584</text:p>
          </table:table-cell>
        </table:table-row>
        <table:table-row table:style-name="ro1">
          <table:table-cell office:value-type="float" office:value="86.07" calcext:value-type="float">
            <text:p>86.07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86.07" calcext:value-type="float">
            <text:p>86.07</text:p>
          </table:table-cell>
          <table:table-cell office:value-type="float" office:value="95.4992980957031" calcext:value-type="float">
            <text:p>95.4992980957</text:p>
          </table:table-cell>
          <table:table-cell office:value-type="float" office:value="86.07" calcext:value-type="float">
            <text:p>86.07</text:p>
          </table:table-cell>
          <table:table-cell office:value-type="float" office:value="93.9318542480469" calcext:value-type="float">
            <text:p>93.931854248</text:p>
          </table:table-cell>
          <table:table-cell office:value-type="float" office:value="86.07" calcext:value-type="float">
            <text:p>86.07</text:p>
          </table:table-cell>
          <table:table-cell office:value-type="float" office:value="93.8066787719727" calcext:value-type="float">
            <text:p>93.806678772</text:p>
          </table:table-cell>
          <table:table-cell office:value-type="float" office:value="86.07" calcext:value-type="float">
            <text:p>86.07</text:p>
          </table:table-cell>
          <table:table-cell office:value-type="float" office:value="94.4412002563477" calcext:value-type="float">
            <text:p>94.4412002563</text:p>
          </table:table-cell>
          <table:table-cell office:value-type="float" office:value="93.9318542480469" calcext:value-type="float">
            <text:p>93.931854248</text:p>
          </table:table-cell>
          <table:table-cell/>
          <table:table-cell table:formula="of:=([.A51]-[.B51])^2" office:value-type="float" office:value="68.2761633627119" calcext:value-type="float">
            <text:p>68.2761633627</text:p>
          </table:table-cell>
          <table:table-cell table:formula="of:=([.E51]-[.F51])^2" office:value-type="float" office:value="61.8087522175328" calcext:value-type="float">
            <text:p>61.8087522175</text:p>
          </table:table-cell>
          <table:table-cell table:formula="of:=([.A51]-([.B51]+[.F51])/2)^2" office:value-type="float" office:value="65.0022405158899" calcext:value-type="float">
            <text:p>65.0022405159</text:p>
          </table:table-cell>
          <table:table-cell table:formula="of:=([.I51]-[.J51])^2" office:value-type="float" office:value="70.0769937318752" calcext:value-type="float">
            <text:p>70.0769937319</text:p>
          </table:table-cell>
          <table:table-cell table:formula="of:=[.M51]-[.N51]" office:value-type="float" office:value="6.46741114517907" calcext:value-type="float">
            <text:p>6.4674111452</text:p>
          </table:table-cell>
          <table:table-cell table:formula="of:=[.M51]-[.P51]" office:value-type="float" office:value="-1.80083036916331" calcext:value-type="float">
            <text:p>-1.8008303692</text:p>
          </table:table-cell>
          <table:table-cell table:formula="of:=([.A51]-100.04)^2" office:value-type="float" office:value="195.1609" calcext:value-type="float">
            <text:p>195.1609</text:p>
          </table:table-cell>
          <table:table-cell/>
          <table:table-cell table:formula="of:=[.Q51]+[.U50]" office:value-type="float" office:value="245.065854803598" calcext:value-type="float">
            <text:p>245.0658548036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94.67822265625" calcext:value-type="float">
            <text:p>94.6782226563</text:p>
          </table:table-cell>
          <table:table-cell office:value-type="float" office:value="86.25" calcext:value-type="float">
            <text:p>86.25</text:p>
          </table:table-cell>
          <table:table-cell office:value-type="float" office:value="98.6445922851562" calcext:value-type="float">
            <text:p>98.6445922852</text:p>
          </table:table-cell>
          <table:table-cell office:value-type="float" office:value="86.25" calcext:value-type="float">
            <text:p>86.25</text:p>
          </table:table-cell>
          <table:table-cell office:value-type="float" office:value="93.3958892822266" calcext:value-type="float">
            <text:p>93.3958892822</text:p>
          </table:table-cell>
          <table:table-cell office:value-type="float" office:value="86.25" calcext:value-type="float">
            <text:p>86.25</text:p>
          </table:table-cell>
          <table:table-cell office:value-type="float" office:value="100.281684875488" calcext:value-type="float">
            <text:p>100.2816848755</text:p>
          </table:table-cell>
          <table:table-cell office:value-type="float" office:value="86.25" calcext:value-type="float">
            <text:p>86.25</text:p>
          </table:table-cell>
          <table:table-cell office:value-type="float" office:value="94.4658584594727" calcext:value-type="float">
            <text:p>94.4658584595</text:p>
          </table:table-cell>
          <table:table-cell office:value-type="float" office:value="93.3958892822266" calcext:value-type="float">
            <text:p>93.3958892822</text:p>
          </table:table-cell>
          <table:table-cell/>
          <table:table-cell table:formula="of:=([.A52]-[.B52])^2" office:value-type="float" office:value="71.0349371433258" calcext:value-type="float">
            <text:p>71.0349371433</text:p>
          </table:table-cell>
          <table:table-cell table:formula="of:=([.E52]-[.F52])^2" office:value-type="float" office:value="51.0637336338405" calcext:value-type="float">
            <text:p>51.0637336338</text:p>
          </table:table-cell>
          <table:table-cell table:formula="of:=([.A52]-([.B52]+[.F52])/2)^2" office:value-type="float" office:value="60.6382406680496" calcext:value-type="float">
            <text:p>60.638240668</text:p>
          </table:table-cell>
          <table:table-cell table:formula="of:=([.I52]-[.J52])^2" office:value-type="float" office:value="67.5003302260884" calcext:value-type="float">
            <text:p>67.5003302261</text:p>
          </table:table-cell>
          <table:table-cell table:formula="of:=[.M52]-[.N52]" office:value-type="float" office:value="19.9712035094854" calcext:value-type="float">
            <text:p>19.9712035095</text:p>
          </table:table-cell>
          <table:table-cell table:formula="of:=[.M52]-[.P52]" office:value-type="float" office:value="3.5346069172374" calcext:value-type="float">
            <text:p>3.5346069172</text:p>
          </table:table-cell>
          <table:table-cell table:formula="of:=([.A52]-100.04)^2" office:value-type="float" office:value="190.1641" calcext:value-type="float">
            <text:p>190.1641</text:p>
          </table:table-cell>
          <table:table-cell/>
          <table:table-cell table:formula="of:=[.Q52]+[.U51]" office:value-type="float" office:value="265.037058313084" calcext:value-type="float">
            <text:p>265.037058313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92.6270523071289" calcext:value-type="float">
            <text:p>92.6270523071</text:p>
          </table:table-cell>
          <table:table-cell office:value-type="float" office:value="86.4" calcext:value-type="float">
            <text:p>86.4</text:p>
          </table:table-cell>
          <table:table-cell office:value-type="float" office:value="96.858268737793" calcext:value-type="float">
            <text:p>96.8582687378</text:p>
          </table:table-cell>
          <table:table-cell office:value-type="float" office:value="86.4" calcext:value-type="float">
            <text:p>86.4</text:p>
          </table:table-cell>
          <table:table-cell office:value-type="float" office:value="93.105842590332" calcext:value-type="float">
            <text:p>93.1058425903</text:p>
          </table:table-cell>
          <table:table-cell office:value-type="float" office:value="86.4" calcext:value-type="float">
            <text:p>86.4</text:p>
          </table:table-cell>
          <table:table-cell office:value-type="float" office:value="95.8860473632813" calcext:value-type="float">
            <text:p>95.8860473633</text:p>
          </table:table-cell>
          <table:table-cell office:value-type="float" office:value="86.4" calcext:value-type="float">
            <text:p>86.4</text:p>
          </table:table-cell>
          <table:table-cell office:value-type="float" office:value="92.7285842895508" calcext:value-type="float">
            <text:p>92.7285842896</text:p>
          </table:table-cell>
          <table:table-cell office:value-type="float" office:value="93.105842590332" calcext:value-type="float">
            <text:p>93.1058425903</text:p>
          </table:table-cell>
          <table:table-cell/>
          <table:table-cell table:formula="of:=([.A53]-[.B53])^2" office:value-type="float" office:value="38.7761804357194" calcext:value-type="float">
            <text:p>38.7761804357</text:p>
          </table:table-cell>
          <table:table-cell table:formula="of:=([.E53]-[.F53])^2" office:value-type="float" office:value="44.9683248463109" calcext:value-type="float">
            <text:p>44.9683248463</text:p>
          </table:table-cell>
          <table:table-cell table:formula="of:=([.A53]-([.B53]+[.F53])/2)^2" office:value-type="float" office:value="41.8149426071927" calcext:value-type="float">
            <text:p>41.8149426072</text:p>
          </table:table-cell>
          <table:table-cell table:formula="of:=([.I53]-[.J53])^2" office:value-type="float" office:value="40.0509791099489" calcext:value-type="float">
            <text:p>40.0509791099</text:p>
          </table:table-cell>
          <table:table-cell table:formula="of:=[.M53]-[.N53]" office:value-type="float" office:value="-6.19214441059157" calcext:value-type="float">
            <text:p>-6.1921444106</text:p>
          </table:table-cell>
          <table:table-cell table:formula="of:=[.M53]-[.P53]" office:value-type="float" office:value="-1.27479867422954" calcext:value-type="float">
            <text:p>-1.2747986742</text:p>
          </table:table-cell>
          <table:table-cell table:formula="of:=([.A53]-100.04)^2" office:value-type="float" office:value="186.0496" calcext:value-type="float">
            <text:p>186.0496</text:p>
          </table:table-cell>
          <table:table-cell/>
          <table:table-cell table:formula="of:=[.Q53]+[.U52]" office:value-type="float" office:value="258.844913902492" calcext:value-type="float">
            <text:p>258.8449139025</text:p>
          </table:table-cell>
        </table:table-row>
        <table:table-row table:style-name="ro1">
          <table:table-cell office:value-type="float" office:value="86.41" calcext:value-type="float">
            <text:p>86.41</text:p>
          </table:table-cell>
          <table:table-cell office:value-type="float" office:value="92.3350982666016" calcext:value-type="float">
            <text:p>92.3350982666</text:p>
          </table:table-cell>
          <table:table-cell office:value-type="float" office:value="86.41" calcext:value-type="float">
            <text:p>86.41</text:p>
          </table:table-cell>
          <table:table-cell office:value-type="float" office:value="94.0696411132813" calcext:value-type="float">
            <text:p>94.0696411133</text:p>
          </table:table-cell>
          <table:table-cell office:value-type="float" office:value="86.41" calcext:value-type="float">
            <text:p>86.41</text:p>
          </table:table-cell>
          <table:table-cell office:value-type="float" office:value="92.0870819091797" calcext:value-type="float">
            <text:p>92.0870819092</text:p>
          </table:table-cell>
          <table:table-cell office:value-type="float" office:value="86.41" calcext:value-type="float">
            <text:p>86.41</text:p>
          </table:table-cell>
          <table:table-cell office:value-type="float" office:value="93.2193374633789" calcext:value-type="float">
            <text:p>93.2193374634</text:p>
          </table:table-cell>
          <table:table-cell office:value-type="float" office:value="86.41" calcext:value-type="float">
            <text:p>86.41</text:p>
          </table:table-cell>
          <table:table-cell office:value-type="float" office:value="92.1376495361328" calcext:value-type="float">
            <text:p>92.1376495361</text:p>
          </table:table-cell>
          <table:table-cell office:value-type="float" office:value="92.0870819091797" calcext:value-type="float">
            <text:p>92.0870819092</text:p>
          </table:table-cell>
          <table:table-cell/>
          <table:table-cell table:formula="of:=([.A54]-[.B54])^2" office:value-type="float" office:value="35.1067894688849" calcext:value-type="float">
            <text:p>35.1067894689</text:p>
          </table:table-cell>
          <table:table-cell table:formula="of:=([.E54]-[.F54])^2" office:value-type="float" office:value="32.2292590035353" calcext:value-type="float">
            <text:p>32.2292590035</text:p>
          </table:table-cell>
          <table:table-cell table:formula="of:=([.A54]-([.B54]+[.F54])/2)^2" office:value-type="float" office:value="33.6526462078229" calcext:value-type="float">
            <text:p>33.6526462078</text:p>
          </table:table-cell>
          <table:table-cell table:formula="of:=([.I54]-[.J54])^2" office:value-type="float" office:value="32.8059692087625" calcext:value-type="float">
            <text:p>32.8059692088</text:p>
          </table:table-cell>
          <table:table-cell table:formula="of:=[.M54]-[.N54]" office:value-type="float" office:value="2.87753046534956" calcext:value-type="float">
            <text:p>2.8775304653</text:p>
          </table:table-cell>
          <table:table-cell table:formula="of:=[.M54]-[.P54]" office:value-type="float" office:value="2.30082026012242" calcext:value-type="float">
            <text:p>2.3008202601</text:p>
          </table:table-cell>
          <table:table-cell table:formula="of:=([.A54]-100.04)^2" office:value-type="float" office:value="185.7769" calcext:value-type="float">
            <text:p>185.7769</text:p>
          </table:table-cell>
          <table:table-cell/>
          <table:table-cell table:formula="of:=[.Q54]+[.U53]" office:value-type="float" office:value="261.722444367842" calcext:value-type="float">
            <text:p>261.7224443678</text:p>
          </table:table-cell>
        </table:table-row>
        <table:table-row table:style-name="ro1">
          <table:table-cell office:value-type="float" office:value="86.47" calcext:value-type="float">
            <text:p>86.47</text:p>
          </table:table-cell>
          <table:table-cell office:value-type="float" office:value="92.8663711547852" calcext:value-type="float">
            <text:p>92.8663711548</text:p>
          </table:table-cell>
          <table:table-cell office:value-type="float" office:value="86.47" calcext:value-type="float">
            <text:p>86.47</text:p>
          </table:table-cell>
          <table:table-cell office:value-type="float" office:value="90.1346054077149" calcext:value-type="float">
            <text:p>90.1346054077</text:p>
          </table:table-cell>
          <table:table-cell office:value-type="float" office:value="86.47" calcext:value-type="float">
            <text:p>86.47</text:p>
          </table:table-cell>
          <table:table-cell office:value-type="float" office:value="92.4956970214844" calcext:value-type="float">
            <text:p>92.4956970215</text:p>
          </table:table-cell>
          <table:table-cell office:value-type="float" office:value="86.47" calcext:value-type="float">
            <text:p>86.47</text:p>
          </table:table-cell>
          <table:table-cell office:value-type="float" office:value="90.2095642089844" calcext:value-type="float">
            <text:p>90.209564209</text:p>
          </table:table-cell>
          <table:table-cell office:value-type="float" office:value="86.47" calcext:value-type="float">
            <text:p>86.47</text:p>
          </table:table-cell>
          <table:table-cell office:value-type="float" office:value="92.6763916015625" calcext:value-type="float">
            <text:p>92.6763916016</text:p>
          </table:table-cell>
          <table:table-cell office:value-type="float" office:value="92.4956970214844" calcext:value-type="float">
            <text:p>92.4956970215</text:p>
          </table:table-cell>
          <table:table-cell/>
          <table:table-cell table:formula="of:=([.A55]-[.B55])^2" office:value-type="float" office:value="40.9135639497676" calcext:value-type="float">
            <text:p>40.9135639498</text:p>
          </table:table-cell>
          <table:table-cell table:formula="of:=([.E55]-[.F55])^2" office:value-type="float" office:value="36.3090245947257" calcext:value-type="float">
            <text:p>36.3090245947</text:p>
          </table:table-cell>
          <table:table-cell table:formula="of:=([.A55]-([.B55]+[.F55])/2)^2" office:value-type="float" office:value="38.5769444439721" calcext:value-type="float">
            <text:p>38.576944444</text:p>
          </table:table-cell>
          <table:table-cell table:formula="of:=([.I55]-[.J55])^2" office:value-type="float" office:value="38.5192967119456" calcext:value-type="float">
            <text:p>38.5192967119</text:p>
          </table:table-cell>
          <table:table-cell table:formula="of:=[.M55]-[.N55]" office:value-type="float" office:value="4.60453935504192" calcext:value-type="float">
            <text:p>4.604539355</text:p>
          </table:table-cell>
          <table:table-cell table:formula="of:=[.M55]-[.P55]" office:value-type="float" office:value="2.39426723782206" calcext:value-type="float">
            <text:p>2.3942672378</text:p>
          </table:table-cell>
          <table:table-cell table:formula="of:=([.A55]-100.04)^2" office:value-type="float" office:value="184.1449" calcext:value-type="float">
            <text:p>184.1449</text:p>
          </table:table-cell>
          <table:table-cell/>
          <table:table-cell table:formula="of:=[.Q55]+[.U54]" office:value-type="float" office:value="266.326983722884" calcext:value-type="float">
            <text:p>266.3269837229</text:p>
          </table:table-cell>
        </table:table-row>
        <table:table-row table:style-name="ro1">
          <table:table-cell office:value-type="float" office:value="86.48" calcext:value-type="float">
            <text:p>86.48</text:p>
          </table:table-cell>
          <table:table-cell office:value-type="float" office:value="92.0533294677734" calcext:value-type="float">
            <text:p>92.0533294678</text:p>
          </table:table-cell>
          <table:table-cell office:value-type="float" office:value="86.48" calcext:value-type="float">
            <text:p>86.48</text:p>
          </table:table-cell>
          <table:table-cell office:value-type="float" office:value="91.9379119873047" calcext:value-type="float">
            <text:p>91.9379119873</text:p>
          </table:table-cell>
          <table:table-cell office:value-type="float" office:value="86.48" calcext:value-type="float">
            <text:p>86.48</text:p>
          </table:table-cell>
          <table:table-cell office:value-type="float" office:value="92.3197174072266" calcext:value-type="float">
            <text:p>92.3197174072</text:p>
          </table:table-cell>
          <table:table-cell office:value-type="float" office:value="86.48" calcext:value-type="float">
            <text:p>86.48</text:p>
          </table:table-cell>
          <table:table-cell office:value-type="float" office:value="91.6162872314453" calcext:value-type="float">
            <text:p>91.6162872314</text:p>
          </table:table-cell>
          <table:table-cell office:value-type="float" office:value="86.48" calcext:value-type="float">
            <text:p>86.48</text:p>
          </table:table-cell>
          <table:table-cell office:value-type="float" office:value="92.22412109375" calcext:value-type="float">
            <text:p>92.2241210938</text:p>
          </table:table-cell>
          <table:table-cell office:value-type="float" office:value="92.3197174072266" calcext:value-type="float">
            <text:p>92.3197174072</text:p>
          </table:table-cell>
          <table:table-cell/>
          <table:table-cell table:formula="of:=([.A56]-[.B56])^2" office:value-type="float" office:value="31.0620013563517" calcext:value-type="float">
            <text:p>31.0620013564</text:p>
          </table:table-cell>
          <table:table-cell table:formula="of:=([.E56]-[.F56])^2" office:value-type="float" office:value="34.1022993962649" calcext:value-type="float">
            <text:p>34.1022993963</text:p>
          </table:table-cell>
          <table:table-cell table:formula="of:=([.A56]-([.B56]+[.F56])/2)^2" office:value-type="float" office:value="32.5644097427368" calcext:value-type="float">
            <text:p>32.5644097427</text:p>
          </table:table-cell>
          <table:table-cell table:formula="of:=([.I56]-[.J56])^2" office:value-type="float" office:value="32.9949271396636" calcext:value-type="float">
            <text:p>32.9949271397</text:p>
          </table:table-cell>
          <table:table-cell table:formula="of:=[.M56]-[.N56]" office:value-type="float" office:value="-3.04029803991318" calcext:value-type="float">
            <text:p>-3.0402980399</text:p>
          </table:table-cell>
          <table:table-cell table:formula="of:=[.M56]-[.P56]" office:value-type="float" office:value="-1.93292578331195" calcext:value-type="float">
            <text:p>-1.9329257833</text:p>
          </table:table-cell>
          <table:table-cell table:formula="of:=([.A56]-100.04)^2" office:value-type="float" office:value="183.8736" calcext:value-type="float">
            <text:p>183.8736</text:p>
          </table:table-cell>
          <table:table-cell/>
          <table:table-cell table:formula="of:=[.Q56]+[.U55]" office:value-type="float" office:value="263.286685682971" calcext:value-type="float">
            <text:p>263.286685683</text:p>
          </table:table-cell>
        </table:table-row>
        <table:table-row table:style-name="ro1">
          <table:table-cell office:value-type="float" office:value="86.72" calcext:value-type="float">
            <text:p>86.72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86.72" calcext:value-type="float">
            <text:p>86.72</text:p>
          </table:table-cell>
          <table:table-cell office:value-type="float" office:value="97.6615982055664" calcext:value-type="float">
            <text:p>97.6615982056</text:p>
          </table:table-cell>
          <table:table-cell office:value-type="float" office:value="86.72" calcext:value-type="float">
            <text:p>86.72</text:p>
          </table:table-cell>
          <table:table-cell office:value-type="float" office:value="93.5883483886719" calcext:value-type="float">
            <text:p>93.5883483887</text:p>
          </table:table-cell>
          <table:table-cell office:value-type="float" office:value="86.72" calcext:value-type="float">
            <text:p>86.72</text:p>
          </table:table-cell>
          <table:table-cell office:value-type="float" office:value="92.9056625366211" calcext:value-type="float">
            <text:p>92.9056625366</text:p>
          </table:table-cell>
          <table:table-cell office:value-type="float" office:value="86.72" calcext:value-type="float">
            <text:p>86.72</text:p>
          </table:table-cell>
          <table:table-cell office:value-type="float" office:value="94.6180572509766" calcext:value-type="float">
            <text:p>94.618057251</text:p>
          </table:table-cell>
          <table:table-cell office:value-type="float" office:value="93.5883483886719" calcext:value-type="float">
            <text:p>93.5883483887</text:p>
          </table:table-cell>
          <table:table-cell/>
          <table:table-cell table:formula="of:=([.A57]-[.B57])^2" office:value-type="float" office:value="63.5106022667551" calcext:value-type="float">
            <text:p>63.5106022668</text:p>
          </table:table-cell>
          <table:table-cell table:formula="of:=([.E57]-[.F57])^2" office:value-type="float" office:value="47.1742095881716" calcext:value-type="float">
            <text:p>47.1742095882</text:p>
          </table:table-cell>
          <table:table-cell table:formula="of:=([.A57]-([.B57]+[.F57])/2)^2" office:value-type="float" office:value="55.0393526198689" calcext:value-type="float">
            <text:p>55.0393526199</text:p>
          </table:table-cell>
          <table:table-cell table:formula="of:=([.I57]-[.J57])^2" office:value-type="float" office:value="62.3793083397035" calcext:value-type="float">
            <text:p>62.3793083397</text:p>
          </table:table-cell>
          <table:table-cell table:formula="of:=[.M57]-[.N57]" office:value-type="float" office:value="16.3363926785835" calcext:value-type="float">
            <text:p>16.3363926786</text:p>
          </table:table-cell>
          <table:table-cell table:formula="of:=[.M57]-[.P57]" office:value-type="float" office:value="1.13129392705159" calcext:value-type="float">
            <text:p>1.1312939271</text:p>
          </table:table-cell>
          <table:table-cell table:formula="of:=([.A57]-100.04)^2" office:value-type="float" office:value="177.4224" calcext:value-type="float">
            <text:p>177.4224</text:p>
          </table:table-cell>
          <table:table-cell/>
          <table:table-cell table:formula="of:=[.Q57]+[.U56]" office:value-type="float" office:value="279.623078361554" calcext:value-type="float">
            <text:p>279.6230783616</text:p>
          </table:table-cell>
        </table:table-row>
        <table:table-row table:style-name="ro1">
          <table:table-cell office:value-type="float" office:value="86.77" calcext:value-type="float">
            <text:p>86.77</text:p>
          </table:table-cell>
          <table:table-cell office:value-type="float" office:value="92.7505111694336" calcext:value-type="float">
            <text:p>92.7505111694</text:p>
          </table:table-cell>
          <table:table-cell office:value-type="float" office:value="86.77" calcext:value-type="float">
            <text:p>86.77</text:p>
          </table:table-cell>
          <table:table-cell office:value-type="float" office:value="94.5677795410156" calcext:value-type="float">
            <text:p>94.567779541</text:p>
          </table:table-cell>
          <table:table-cell office:value-type="float" office:value="86.77" calcext:value-type="float">
            <text:p>86.77</text:p>
          </table:table-cell>
          <table:table-cell office:value-type="float" office:value="93.306037902832" calcext:value-type="float">
            <text:p>93.3060379028</text:p>
          </table:table-cell>
          <table:table-cell office:value-type="float" office:value="86.77" calcext:value-type="float">
            <text:p>86.77</text:p>
          </table:table-cell>
          <table:table-cell office:value-type="float" office:value="93.5849151611328" calcext:value-type="float">
            <text:p>93.5849151611</text:p>
          </table:table-cell>
          <table:table-cell office:value-type="float" office:value="86.77" calcext:value-type="float">
            <text:p>86.77</text:p>
          </table:table-cell>
          <table:table-cell office:value-type="float" office:value="92.9699630737305" calcext:value-type="float">
            <text:p>92.9699630737</text:p>
          </table:table-cell>
          <table:table-cell office:value-type="float" office:value="93.306037902832" calcext:value-type="float">
            <text:p>93.3060379028</text:p>
          </table:table-cell>
          <table:table-cell/>
          <table:table-cell table:formula="of:=([.A58]-[.B58])^2" office:value-type="float" office:value="35.76651384772" calcext:value-type="float">
            <text:p>35.7665138477</text:p>
          </table:table-cell>
          <table:table-cell table:formula="of:=([.E58]-[.F58])^2" office:value-type="float" office:value="42.719791467257" calcext:value-type="float">
            <text:p>42.7197914673</text:p>
          </table:table-cell>
          <table:table-cell table:formula="of:=([.A58]-([.B58]+[.F58])/2)^2" office:value-type="float" office:value="39.1660001696084" calcext:value-type="float">
            <text:p>39.1660001696</text:p>
          </table:table-cell>
          <table:table-cell table:formula="of:=([.I58]-[.J58])^2" office:value-type="float" office:value="38.4395421156214" calcext:value-type="float">
            <text:p>38.4395421156</text:p>
          </table:table-cell>
          <table:table-cell table:formula="of:=[.M58]-[.N58]" office:value-type="float" office:value="-6.95327761953697" calcext:value-type="float">
            <text:p>-6.9532776195</text:p>
          </table:table-cell>
          <table:table-cell table:formula="of:=[.M58]-[.P58]" office:value-type="float" office:value="-2.67302826790139" calcext:value-type="float">
            <text:p>-2.6730282679</text:p>
          </table:table-cell>
          <table:table-cell table:formula="of:=([.A58]-100.04)^2" office:value-type="float" office:value="176.0929" calcext:value-type="float">
            <text:p>176.0929</text:p>
          </table:table-cell>
          <table:table-cell/>
          <table:table-cell table:formula="of:=[.Q58]+[.U57]" office:value-type="float" office:value="272.669800742017" calcext:value-type="float">
            <text:p>272.669800742</text:p>
          </table:table-cell>
        </table:table-row>
        <table:table-row table:style-name="ro1">
          <table:table-cell office:value-type="float" office:value="86.81" calcext:value-type="float">
            <text:p>86.81</text:p>
          </table:table-cell>
          <table:table-cell office:value-type="float" office:value="93.4011459350586" calcext:value-type="float">
            <text:p>93.4011459351</text:p>
          </table:table-cell>
          <table:table-cell office:value-type="float" office:value="86.81" calcext:value-type="float">
            <text:p>86.81</text:p>
          </table:table-cell>
          <table:table-cell office:value-type="float" office:value="91.6032104492188" calcext:value-type="float">
            <text:p>91.6032104492</text:p>
          </table:table-cell>
          <table:table-cell office:value-type="float" office:value="86.81" calcext:value-type="float">
            <text:p>86.81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86.81" calcext:value-type="float">
            <text:p>86.81</text:p>
          </table:table-cell>
          <table:table-cell office:value-type="float" office:value="91.3577041625977" calcext:value-type="float">
            <text:p>91.3577041626</text:p>
          </table:table-cell>
          <table:table-cell office:value-type="float" office:value="86.81" calcext:value-type="float">
            <text:p>86.81</text:p>
          </table:table-cell>
          <table:table-cell office:value-type="float" office:value="93.4580688476563" calcext:value-type="float">
            <text:p>93.4580688477</text:p>
          </table:table-cell>
          <table:table-cell office:value-type="float" office:value="92.5792617797852" calcext:value-type="float">
            <text:p>92.5792617798</text:p>
          </table:table-cell>
          <table:table-cell/>
          <table:table-cell table:formula="of:=([.A59]-[.B59])^2" office:value-type="float" office:value="43.4432047372394" calcext:value-type="float">
            <text:p>43.4432047372</text:p>
          </table:table-cell>
          <table:table-cell table:formula="of:=([.E59]-[.F59])^2" office:value-type="float" office:value="33.2843814836898" calcext:value-type="float">
            <text:p>33.2843814837</text:p>
          </table:table-cell>
          <table:table-cell table:formula="of:=([.A59]-([.B59]+[.F59])/2)^2" office:value-type="float" office:value="38.1949197192922" calcext:value-type="float">
            <text:p>38.1949197193</text:p>
          </table:table-cell>
          <table:table-cell table:formula="of:=([.I59]-[.J59])^2" office:value-type="float" office:value="44.1968194031775" calcext:value-type="float">
            <text:p>44.1968194032</text:p>
          </table:table-cell>
          <table:table-cell table:formula="of:=[.M59]-[.N59]" office:value-type="float" office:value="10.1588232535496" calcext:value-type="float">
            <text:p>10.1588232535</text:p>
          </table:table-cell>
          <table:table-cell table:formula="of:=[.M59]-[.P59]" office:value-type="float" office:value="-0.75361466593808" calcext:value-type="float">
            <text:p>-0.7536146659</text:p>
          </table:table-cell>
          <table:table-cell table:formula="of:=([.A59]-100.04)^2" office:value-type="float" office:value="175.0329" calcext:value-type="float">
            <text:p>175.0329</text:p>
          </table:table-cell>
          <table:table-cell/>
          <table:table-cell table:formula="of:=[.Q59]+[.U58]" office:value-type="float" office:value="282.828623995567" calcext:value-type="float">
            <text:p>282.8286239956</text:p>
          </table:table-cell>
        </table:table-row>
        <table:table-row table:style-name="ro1">
          <table:table-cell office:value-type="float" office:value="86.83" calcext:value-type="float">
            <text:p>86.83</text:p>
          </table:table-cell>
          <table:table-cell office:value-type="float" office:value="93.8302383422852" calcext:value-type="float">
            <text:p>93.8302383423</text:p>
          </table:table-cell>
          <table:table-cell office:value-type="float" office:value="86.83" calcext:value-type="float">
            <text:p>86.83</text:p>
          </table:table-cell>
          <table:table-cell office:value-type="float" office:value="96.436653137207" calcext:value-type="float">
            <text:p>96.4366531372</text:p>
          </table:table-cell>
          <table:table-cell office:value-type="float" office:value="86.83" calcext:value-type="float">
            <text:p>86.83</text:p>
          </table:table-cell>
          <table:table-cell office:value-type="float" office:value="93.2288818359375" calcext:value-type="float">
            <text:p>93.2288818359</text:p>
          </table:table-cell>
          <table:table-cell office:value-type="float" office:value="86.83" calcext:value-type="float">
            <text:p>86.83</text:p>
          </table:table-cell>
          <table:table-cell office:value-type="float" office:value="96.5050354003906" calcext:value-type="float">
            <text:p>96.5050354004</text:p>
          </table:table-cell>
          <table:table-cell office:value-type="float" office:value="86.83" calcext:value-type="float">
            <text:p>86.83</text:p>
          </table:table-cell>
          <table:table-cell office:value-type="float" office:value="93.2637405395508" calcext:value-type="float">
            <text:p>93.2637405396</text:p>
          </table:table-cell>
          <table:table-cell office:value-type="float" office:value="93.2288818359375" calcext:value-type="float">
            <text:p>93.2288818359</text:p>
          </table:table-cell>
          <table:table-cell/>
          <table:table-cell table:formula="of:=([.A60]-[.B60])^2" office:value-type="float" office:value="49.0033368487993" calcext:value-type="float">
            <text:p>49.0033368488</text:p>
          </table:table-cell>
          <table:table-cell table:formula="of:=([.E60]-[.F60])^2" office:value-type="float" office:value="40.9456887502909" calcext:value-type="float">
            <text:p>40.9456887503</text:p>
          </table:table-cell>
          <table:table-cell table:formula="of:=([.A60]-([.B60]+[.F60])/2)^2" office:value-type="float" office:value="44.8841053876134" calcext:value-type="float">
            <text:p>44.8841053876</text:p>
          </table:table-cell>
          <table:table-cell table:formula="of:=([.I60]-[.J60])^2" office:value-type="float" office:value="41.3930173302592" calcext:value-type="float">
            <text:p>41.3930173303</text:p>
          </table:table-cell>
          <table:table-cell table:formula="of:=[.M60]-[.N60]" office:value-type="float" office:value="8.05764809850837" calcext:value-type="float">
            <text:p>8.0576480985</text:p>
          </table:table-cell>
          <table:table-cell table:formula="of:=[.M60]-[.P60]" office:value-type="float" office:value="7.61031951854006" calcext:value-type="float">
            <text:p>7.6103195185</text:p>
          </table:table-cell>
          <table:table-cell table:formula="of:=([.A60]-100.04)^2" office:value-type="float" office:value="174.5041" calcext:value-type="float">
            <text:p>174.5041</text:p>
          </table:table-cell>
          <table:table-cell/>
          <table:table-cell table:formula="of:=[.Q60]+[.U59]" office:value-type="float" office:value="290.886272094075" calcext:value-type="float">
            <text:p>290.8862720941</text:p>
          </table:table-cell>
        </table:table-row>
        <table:table-row table:style-name="ro1">
          <table:table-cell office:value-type="float" office:value="86.86" calcext:value-type="float">
            <text:p>86.8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6.86" calcext:value-type="float">
            <text:p>86.86</text:p>
          </table:table-cell>
          <table:table-cell office:value-type="float" office:value="92.8166198730469" calcext:value-type="float">
            <text:p>92.816619873</text:p>
          </table:table-cell>
          <table:table-cell office:value-type="float" office:value="86.86" calcext:value-type="float">
            <text:p>86.86</text:p>
          </table:table-cell>
          <table:table-cell office:value-type="float" office:value="93.5180053710937" calcext:value-type="float">
            <text:p>93.5180053711</text:p>
          </table:table-cell>
          <table:table-cell office:value-type="float" office:value="86.86" calcext:value-type="float">
            <text:p>86.86</text:p>
          </table:table-cell>
          <table:table-cell office:value-type="float" office:value="90.7986145019531" calcext:value-type="float">
            <text:p>90.798614502</text:p>
          </table:table-cell>
          <table:table-cell office:value-type="float" office:value="86.86" calcext:value-type="float">
            <text:p>86.86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5180053710937" calcext:value-type="float">
            <text:p>93.5180053711</text:p>
          </table:table-cell>
          <table:table-cell/>
          <table:table-cell table:formula="of:=([.A61]-[.B61])^2" office:value-type="float" office:value="58.9142306457021" calcext:value-type="float">
            <text:p>58.9142306457</text:p>
          </table:table-cell>
          <table:table-cell table:formula="of:=([.E61]-[.F61])^2" office:value-type="float" office:value="44.3290355215132" calcext:value-type="float">
            <text:p>44.3290355215</text:p>
          </table:table-cell>
          <table:table-cell table:formula="of:=([.A61]-([.B61]+[.F61])/2)^2" office:value-type="float" office:value="51.3627784186146" calcext:value-type="float">
            <text:p>51.3627784186</text:p>
          </table:table-cell>
          <table:table-cell table:formula="of:=([.I61]-[.J61])^2" office:value-type="float" office:value="58.2835977669064" calcext:value-type="float">
            <text:p>58.2835977669</text:p>
          </table:table-cell>
          <table:table-cell table:formula="of:=[.M61]-[.N61]" office:value-type="float" office:value="14.5851951241889" calcext:value-type="float">
            <text:p>14.5851951242</text:p>
          </table:table-cell>
          <table:table-cell table:formula="of:=[.M61]-[.P61]" office:value-type="float" office:value="0.63063287879573" calcext:value-type="float">
            <text:p>0.6306328788</text:p>
          </table:table-cell>
          <table:table-cell table:formula="of:=([.A61]-100.04)^2" office:value-type="float" office:value="173.7124" calcext:value-type="float">
            <text:p>173.7124</text:p>
          </table:table-cell>
          <table:table-cell/>
          <table:table-cell table:formula="of:=[.Q61]+[.U60]" office:value-type="float" office:value="305.471467218264" calcext:value-type="float">
            <text:p>305.4714672183</text:p>
          </table:table-cell>
        </table:table-row>
        <table:table-row table:style-name="ro1">
          <table:table-cell office:value-type="float" office:value="87.05" calcext:value-type="float">
            <text:p>87.05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7.05" calcext:value-type="float">
            <text:p>87.05</text:p>
          </table:table-cell>
          <table:table-cell office:value-type="float" office:value="96.0549774169922" calcext:value-type="float">
            <text:p>96.054977417</text:p>
          </table:table-cell>
          <table:table-cell office:value-type="float" office:value="87.05" calcext:value-type="float">
            <text:p>87.05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87.05" calcext:value-type="float">
            <text:p>87.05</text:p>
          </table:table-cell>
          <table:table-cell office:value-type="float" office:value="94.2215728759766" calcext:value-type="float">
            <text:p>94.221572876</text:p>
          </table:table-cell>
          <table:table-cell office:value-type="float" office:value="87.05" calcext:value-type="float">
            <text:p>87.05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836181640625" calcext:value-type="float">
            <text:p>93.8361816406</text:p>
          </table:table-cell>
          <table:table-cell/>
          <table:table-cell table:formula="of:=([.A62]-[.B62])^2" office:value-type="float" office:value="56.0336176146963" calcext:value-type="float">
            <text:p>56.0336176147</text:p>
          </table:table-cell>
          <table:table-cell table:formula="of:=([.E62]-[.F62])^2" office:value-type="float" office:value="46.0522612595559" calcext:value-type="float">
            <text:p>46.0522612596</text:p>
          </table:table-cell>
          <table:table-cell table:formula="of:=([.A62]-([.B62]+[.F62])/2)^2" office:value-type="float" office:value="50.9206567021559" calcext:value-type="float">
            <text:p>50.9206567022</text:p>
          </table:table-cell>
          <table:table-cell table:formula="of:=([.I62]-[.J62])^2" office:value-type="float" office:value="57.4422485155263" calcext:value-type="float">
            <text:p>57.4422485155</text:p>
          </table:table-cell>
          <table:table-cell table:formula="of:=[.M62]-[.N62]" office:value-type="float" office:value="9.98135635514046" calcext:value-type="float">
            <text:p>9.9813563551</text:p>
          </table:table-cell>
          <table:table-cell table:formula="of:=[.M62]-[.P62]" office:value-type="float" office:value="-1.40863090083003" calcext:value-type="float">
            <text:p>-1.4086309008</text:p>
          </table:table-cell>
          <table:table-cell table:formula="of:=([.A62]-100.04)^2" office:value-type="float" office:value="168.7401" calcext:value-type="float">
            <text:p>168.7401</text:p>
          </table:table-cell>
          <table:table-cell/>
          <table:table-cell table:formula="of:=[.Q62]+[.U61]" office:value-type="float" office:value="315.452823573404" calcext:value-type="float">
            <text:p>315.4528235734</text:p>
          </table:table-cell>
        </table:table-row>
        <table:table-row table:style-name="ro1">
          <table:table-cell office:value-type="float" office:value="87.09" calcext:value-type="float">
            <text:p>87.09</text:p>
          </table:table-cell>
          <table:table-cell office:value-type="float" office:value="93.7820663452149" calcext:value-type="float">
            <text:p>93.7820663452</text:p>
          </table:table-cell>
          <table:table-cell office:value-type="float" office:value="87.09" calcext:value-type="float">
            <text:p>87.09</text:p>
          </table:table-cell>
          <table:table-cell office:value-type="float" office:value="94.5036392211914" calcext:value-type="float">
            <text:p>94.5036392212</text:p>
          </table:table-cell>
          <table:table-cell office:value-type="float" office:value="87.09" calcext:value-type="float">
            <text:p>87.09</text:p>
          </table:table-cell>
          <table:table-cell office:value-type="float" office:value="92.9684524536133" calcext:value-type="float">
            <text:p>92.9684524536</text:p>
          </table:table-cell>
          <table:table-cell office:value-type="float" office:value="87.09" calcext:value-type="float">
            <text:p>87.09</text:p>
          </table:table-cell>
          <table:table-cell office:value-type="float" office:value="93.0022735595703" calcext:value-type="float">
            <text:p>93.0022735596</text:p>
          </table:table-cell>
          <table:table-cell office:value-type="float" office:value="87.09" calcext:value-type="float">
            <text:p>87.09</text:p>
          </table:table-cell>
          <table:table-cell office:value-type="float" office:value="93.7839050292969" calcext:value-type="float">
            <text:p>93.7839050293</text:p>
          </table:table-cell>
          <table:table-cell office:value-type="float" office:value="92.9684524536133" calcext:value-type="float">
            <text:p>92.9684524536</text:p>
          </table:table-cell>
          <table:table-cell/>
          <table:table-cell table:formula="of:=([.A63]-[.B63])^2" office:value-type="float" office:value="44.7837519687571" calcext:value-type="float">
            <text:p>44.7837519688</text:p>
          </table:table-cell>
          <table:table-cell table:formula="of:=([.E63]-[.F63])^2" office:value-type="float" office:value="34.556203249392" calcext:value-type="float">
            <text:p>34.5562032494</text:p>
          </table:table-cell>
          <table:table-cell table:formula="of:=([.A63]-([.B63]+[.F63])/2)^2" office:value-type="float" office:value="39.5044857179228" calcext:value-type="float">
            <text:p>39.5044857179</text:p>
          </table:table-cell>
          <table:table-cell table:formula="of:=([.I63]-[.J63])^2" office:value-type="float" office:value="44.808364541246" calcext:value-type="float">
            <text:p>44.8083645412</text:p>
          </table:table-cell>
          <table:table-cell table:formula="of:=[.M63]-[.N63]" office:value-type="float" office:value="10.2275487193651" calcext:value-type="float">
            <text:p>10.2275487194</text:p>
          </table:table-cell>
          <table:table-cell table:formula="of:=[.M63]-[.P63]" office:value-type="float" office:value="-0.0246125724888415" calcext:value-type="float">
            <text:p>-0.0246125725</text:p>
          </table:table-cell>
          <table:table-cell table:formula="of:=([.A63]-100.04)^2" office:value-type="float" office:value="167.7025" calcext:value-type="float">
            <text:p>167.7025</text:p>
          </table:table-cell>
          <table:table-cell/>
          <table:table-cell table:formula="of:=[.Q63]+[.U62]" office:value-type="float" office:value="325.68037229277" calcext:value-type="float">
            <text:p>325.6803722928</text:p>
          </table:table-cell>
        </table:table-row>
        <table:table-row table:style-name="ro1">
          <table:table-cell office:value-type="float" office:value="87.15" calcext:value-type="float">
            <text:p>87.15</text:p>
          </table:table-cell>
          <table:table-cell office:value-type="float" office:value="94.4464263916016" calcext:value-type="float">
            <text:p>94.4464263916</text:p>
          </table:table-cell>
          <table:table-cell office:value-type="float" office:value="87.15" calcext:value-type="float">
            <text:p>87.15</text:p>
          </table:table-cell>
          <table:table-cell office:value-type="float" office:value="94.1511688232422" calcext:value-type="float">
            <text:p>94.1511688232</text:p>
          </table:table-cell>
          <table:table-cell office:value-type="float" office:value="87.15" calcext:value-type="float">
            <text:p>87.15</text:p>
          </table:table-cell>
          <table:table-cell office:value-type="float" office:value="92.9720611572266" calcext:value-type="float">
            <text:p>92.9720611572</text:p>
          </table:table-cell>
          <table:table-cell office:value-type="float" office:value="87.15" calcext:value-type="float">
            <text:p>87.15</text:p>
          </table:table-cell>
          <table:table-cell office:value-type="float" office:value="91.9304885864258" calcext:value-type="float">
            <text:p>91.9304885864</text:p>
          </table:table-cell>
          <table:table-cell office:value-type="float" office:value="87.15" calcext:value-type="float">
            <text:p>87.15</text:p>
          </table:table-cell>
          <table:table-cell office:value-type="float" office:value="95.1272354125977" calcext:value-type="float">
            <text:p>95.1272354126</text:p>
          </table:table-cell>
          <table:table-cell office:value-type="float" office:value="92.9720611572266" calcext:value-type="float">
            <text:p>92.9720611572</text:p>
          </table:table-cell>
          <table:table-cell/>
          <table:table-cell table:formula="of:=([.A64]-[.B64])^2" office:value-type="float" office:value="53.2378380880597" calcext:value-type="float">
            <text:p>53.2378380881</text:p>
          </table:table-cell>
          <table:table-cell table:formula="of:=([.E64]-[.F64])^2" office:value-type="float" office:value="33.8963961184862" calcext:value-type="float">
            <text:p>33.8963961185</text:p>
          </table:table-cell>
          <table:table-cell table:formula="of:=([.A64]-([.B64]+[.F64])/2)^2" office:value-type="float" office:value="43.0236788921896" calcext:value-type="float">
            <text:p>43.0236788922</text:p>
          </table:table-cell>
          <table:table-cell table:formula="of:=([.I64]-[.J64])^2" office:value-type="float" office:value="63.636284828002" calcext:value-type="float">
            <text:p>63.636284828</text:p>
          </table:table-cell>
          <table:table-cell table:formula="of:=[.M64]-[.N64]" office:value-type="float" office:value="19.3414419695735" calcext:value-type="float">
            <text:p>19.3414419696</text:p>
          </table:table-cell>
          <table:table-cell table:formula="of:=[.M64]-[.P64]" office:value-type="float" office:value="-10.3984467399423" calcext:value-type="float">
            <text:p>-10.3984467399</text:p>
          </table:table-cell>
          <table:table-cell table:formula="of:=([.A64]-100.04)^2" office:value-type="float" office:value="166.1521" calcext:value-type="float">
            <text:p>166.1521</text:p>
          </table:table-cell>
          <table:table-cell/>
          <table:table-cell table:formula="of:=[.Q64]+[.U63]" office:value-type="float" office:value="345.021814262343" calcext:value-type="float">
            <text:p>345.0218142623</text:p>
          </table:table-cell>
        </table:table-row>
        <table:table-row table:style-name="ro1">
          <table:table-cell office:value-type="float" office:value="87.21" calcext:value-type="float">
            <text:p>87.21</text:p>
          </table:table-cell>
          <table:table-cell office:value-type="float" office:value="95.0364303588867" calcext:value-type="float">
            <text:p>95.0364303589</text:p>
          </table:table-cell>
          <table:table-cell office:value-type="float" office:value="87.21" calcext:value-type="float">
            <text:p>87.21</text:p>
          </table:table-cell>
          <table:table-cell office:value-type="float" office:value="102.34090423584" calcext:value-type="float">
            <text:p>102.3409042358</text:p>
          </table:table-cell>
          <table:table-cell office:value-type="float" office:value="87.21" calcext:value-type="float">
            <text:p>87.21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87.21" calcext:value-type="float">
            <text:p>87.21</text:p>
          </table:table-cell>
          <table:table-cell office:value-type="float" office:value="93.446174621582" calcext:value-type="float">
            <text:p>93.4461746216</text:p>
          </table:table-cell>
          <table:table-cell office:value-type="float" office:value="87.21" calcext:value-type="float">
            <text:p>87.21</text:p>
          </table:table-cell>
          <table:table-cell office:value-type="float" office:value="95.0249404907227" calcext:value-type="float">
            <text:p>95.0249404907</text:p>
          </table:table-cell>
          <table:table-cell office:value-type="float" office:value="93.7042465209961" calcext:value-type="float">
            <text:p>93.704246521</text:p>
          </table:table-cell>
          <table:table-cell/>
          <table:table-cell table:formula="of:=([.A65]-[.B65])^2" office:value-type="float" office:value="61.2530121625038" calcext:value-type="float">
            <text:p>61.2530121625</text:p>
          </table:table-cell>
          <table:table-cell table:formula="of:=([.E65]-[.F65])^2" office:value-type="float" office:value="42.1752378754699" calcext:value-type="float">
            <text:p>42.1752378755</text:p>
          </table:table-cell>
          <table:table-cell table:formula="of:=([.A65]-([.B65]+[.F65])/2)^2" office:value-type="float" office:value="51.2704465745026" calcext:value-type="float">
            <text:p>51.2704465745</text:p>
          </table:table-cell>
          <table:table-cell table:formula="of:=([.I65]-[.J65])^2" office:value-type="float" office:value="61.0732948735366" calcext:value-type="float">
            <text:p>61.0732948735</text:p>
          </table:table-cell>
          <table:table-cell table:formula="of:=[.M65]-[.N65]" office:value-type="float" office:value="19.0777742870338" calcext:value-type="float">
            <text:p>19.077774287</text:p>
          </table:table-cell>
          <table:table-cell table:formula="of:=[.M65]-[.P65]" office:value-type="float" office:value="0.179717288967225" calcext:value-type="float">
            <text:p>0.179717289</text:p>
          </table:table-cell>
          <table:table-cell table:formula="of:=([.A65]-100.04)^2" office:value-type="float" office:value="164.6089" calcext:value-type="float">
            <text:p>164.6089</text:p>
          </table:table-cell>
          <table:table-cell/>
          <table:table-cell table:formula="of:=[.Q65]+[.U64]" office:value-type="float" office:value="364.099588549377" calcext:value-type="float">
            <text:p>364.0995885494</text:p>
          </table:table-cell>
        </table:table-row>
        <table:table-row table:style-name="ro1">
          <table:table-cell office:value-type="float" office:value="87.22" calcext:value-type="float">
            <text:p>87.22</text:p>
          </table:table-cell>
          <table:table-cell office:value-type="float" office:value="94.0599060058594" calcext:value-type="float">
            <text:p>94.0599060059</text:p>
          </table:table-cell>
          <table:table-cell office:value-type="float" office:value="87.22" calcext:value-type="float">
            <text:p>87.22</text:p>
          </table:table-cell>
          <table:table-cell office:value-type="float" office:value="92.7680282592774" calcext:value-type="float">
            <text:p>92.7680282593</text:p>
          </table:table-cell>
          <table:table-cell office:value-type="float" office:value="87.22" calcext:value-type="float">
            <text:p>87.22</text:p>
          </table:table-cell>
          <table:table-cell office:value-type="float" office:value="93.211784362793" calcext:value-type="float">
            <text:p>93.2117843628</text:p>
          </table:table-cell>
          <table:table-cell office:value-type="float" office:value="87.22" calcext:value-type="float">
            <text:p>87.22</text:p>
          </table:table-cell>
          <table:table-cell office:value-type="float" office:value="92.5522766113281" calcext:value-type="float">
            <text:p>92.5522766113</text:p>
          </table:table-cell>
          <table:table-cell office:value-type="float" office:value="87.22" calcext:value-type="float">
            <text:p>87.22</text:p>
          </table:table-cell>
          <table:table-cell office:value-type="float" office:value="93.771728515625" calcext:value-type="float">
            <text:p>93.7717285156</text:p>
          </table:table-cell>
          <table:table-cell office:value-type="float" office:value="93.211784362793" calcext:value-type="float">
            <text:p>93.2117843628</text:p>
          </table:table-cell>
          <table:table-cell/>
          <table:table-cell table:formula="of:=([.A66]-[.B66])^2" office:value-type="float" office:value="46.7843141689912" calcext:value-type="float">
            <text:p>46.784314169</text:p>
          </table:table-cell>
          <table:table-cell table:formula="of:=([.E66]-[.F66])^2" office:value-type="float" office:value="35.9014798502104" calcext:value-type="float">
            <text:p>35.9014798502</text:p>
          </table:table-cell>
          <table:table-cell table:formula="of:=([.A66]-([.B66]+[.F66])/2)^2" office:value-type="float" office:value="41.1630694292414" calcext:value-type="float">
            <text:p>41.1630694292</text:p>
          </table:table-cell>
          <table:table-cell table:formula="of:=([.I66]-[.J66])^2" office:value-type="float" office:value="42.9251465424538" calcext:value-type="float">
            <text:p>42.9251465425</text:p>
          </table:table-cell>
          <table:table-cell table:formula="of:=[.M66]-[.N66]" office:value-type="float" office:value="10.8828343187808" calcext:value-type="float">
            <text:p>10.8828343188</text:p>
          </table:table-cell>
          <table:table-cell table:formula="of:=[.M66]-[.P66]" office:value-type="float" office:value="3.85916762653738" calcext:value-type="float">
            <text:p>3.8591676265</text:p>
          </table:table-cell>
          <table:table-cell table:formula="of:=([.A66]-100.04)^2" office:value-type="float" office:value="164.3524" calcext:value-type="float">
            <text:p>164.3524</text:p>
          </table:table-cell>
          <table:table-cell/>
          <table:table-cell table:formula="of:=[.Q66]+[.U65]" office:value-type="float" office:value="374.982422868158" calcext:value-type="float">
            <text:p>374.9824228682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4.705940246582" calcext:value-type="float">
            <text:p>94.7059402466</text:p>
          </table:table-cell>
          <table:table-cell office:value-type="float" office:value="87.25" calcext:value-type="float">
            <text:p>87.25</text:p>
          </table:table-cell>
          <table:table-cell office:value-type="float" office:value="94.6481170654297" calcext:value-type="float">
            <text:p>94.6481170654</text:p>
          </table:table-cell>
          <table:table-cell office:value-type="float" office:value="87.25" calcext:value-type="float">
            <text:p>87.25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87.25" calcext:value-type="float">
            <text:p>87.25</text:p>
          </table:table-cell>
          <table:table-cell office:value-type="float" office:value="95.9415664672852" calcext:value-type="float">
            <text:p>95.9415664673</text:p>
          </table:table-cell>
          <table:table-cell office:value-type="float" office:value="87.25" calcext:value-type="float">
            <text:p>87.25</text:p>
          </table:table-cell>
          <table:table-cell office:value-type="float" office:value="94.728271484375" calcext:value-type="float">
            <text:p>94.7282714844</text:p>
          </table:table-cell>
          <table:table-cell office:value-type="float" office:value="94.0075073242187" calcext:value-type="float">
            <text:p>94.0075073242</text:p>
          </table:table-cell>
          <table:table-cell/>
          <table:table-cell table:formula="of:=([.A67]-[.B67])^2" office:value-type="float" office:value="55.5910449606017" calcext:value-type="float">
            <text:p>55.5910449606</text:p>
          </table:table-cell>
          <table:table-cell table:formula="of:=([.E67]-[.F67])^2" office:value-type="float" office:value="45.6639052368701" calcext:value-type="float">
            <text:p>45.6639052369</text:p>
          </table:table-cell>
          <table:table-cell table:formula="of:=([.A67]-([.B67]+[.F67])/2)^2" office:value-type="float" office:value="50.5055229619757" calcext:value-type="float">
            <text:p>50.505522962</text:p>
          </table:table-cell>
          <table:table-cell table:formula="of:=([.I67]-[.J67])^2" office:value-type="float" office:value="55.9245443940163" calcext:value-type="float">
            <text:p>55.924544394</text:p>
          </table:table-cell>
          <table:table-cell table:formula="of:=[.M67]-[.N67]" office:value-type="float" office:value="9.92713972373167" calcext:value-type="float">
            <text:p>9.9271397237</text:p>
          </table:table-cell>
          <table:table-cell table:formula="of:=[.M67]-[.P67]" office:value-type="float" office:value="-0.333499433414545" calcext:value-type="float">
            <text:p>-0.3334994334</text:p>
          </table:table-cell>
          <table:table-cell table:formula="of:=([.A67]-100.04)^2" office:value-type="float" office:value="163.5841" calcext:value-type="float">
            <text:p>163.5841</text:p>
          </table:table-cell>
          <table:table-cell/>
          <table:table-cell table:formula="of:=[.Q67]+[.U66]" office:value-type="float" office:value="384.909562591889" calcext:value-type="float">
            <text:p>384.9095625919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5.1317291259766" calcext:value-type="float">
            <text:p>95.131729126</text:p>
          </table:table-cell>
          <table:table-cell office:value-type="float" office:value="87.25" calcext:value-type="float">
            <text:p>87.25</text:p>
          </table:table-cell>
          <table:table-cell office:value-type="float" office:value="98.001708984375" calcext:value-type="float">
            <text:p>98.0017089844</text:p>
          </table:table-cell>
          <table:table-cell office:value-type="float" office:value="87.25" calcext:value-type="float">
            <text:p>87.25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87.25" calcext:value-type="float">
            <text:p>87.25</text:p>
          </table:table-cell>
          <table:table-cell office:value-type="float" office:value="97.3606262207031" calcext:value-type="float">
            <text:p>97.3606262207</text:p>
          </table:table-cell>
          <table:table-cell office:value-type="float" office:value="87.25" calcext:value-type="float">
            <text:p>87.25</text:p>
          </table:table-cell>
          <table:table-cell office:value-type="float" office:value="95.1472396850586" calcext:value-type="float">
            <text:p>95.1472396851</text:p>
          </table:table-cell>
          <table:table-cell office:value-type="float" office:value="94.4997940063477" calcext:value-type="float">
            <text:p>94.4997940063</text:p>
          </table:table-cell>
          <table:table-cell/>
          <table:table-cell table:formula="of:=([.A68]-[.B68])^2" office:value-type="float" office:value="62.1216540152673" calcext:value-type="float">
            <text:p>62.1216540153</text:p>
          </table:table-cell>
          <table:table-cell table:formula="of:=([.E68]-[.F68])^2" office:value-type="float" office:value="52.5595131344744" calcext:value-type="float">
            <text:p>52.5595131345</text:p>
          </table:table-cell>
          <table:table-cell table:formula="of:=([.A68]-([.B68]+[.F68])/2)^2" office:value-type="float" office:value="57.2407480760157" calcext:value-type="float">
            <text:p>57.240748076</text:p>
          </table:table-cell>
          <table:table-cell table:formula="of:=([.I68]-[.J68])^2" office:value-type="float" office:value="62.3663946432644" calcext:value-type="float">
            <text:p>62.3663946433</text:p>
          </table:table-cell>
          <table:table-cell table:formula="of:=[.M68]-[.N68]" office:value-type="float" office:value="9.56214088079287" calcext:value-type="float">
            <text:p>9.5621408808</text:p>
          </table:table-cell>
          <table:table-cell table:formula="of:=[.M68]-[.P68]" office:value-type="float" office:value="-0.244740627997089" calcext:value-type="float">
            <text:p>-0.244740628</text:p>
          </table:table-cell>
          <table:table-cell table:formula="of:=([.A68]-100.04)^2" office:value-type="float" office:value="163.5841" calcext:value-type="float">
            <text:p>163.5841</text:p>
          </table:table-cell>
          <table:table-cell/>
          <table:table-cell table:formula="of:=[.Q68]+[.U67]" office:value-type="float" office:value="394.471703472682" calcext:value-type="float">
            <text:p>394.4717034727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4.2378234863281" calcext:value-type="float">
            <text:p>94.2378234863</text:p>
          </table:table-cell>
          <table:table-cell office:value-type="float" office:value="87.25" calcext:value-type="float">
            <text:p>87.25</text:p>
          </table:table-cell>
          <table:table-cell office:value-type="float" office:value="91.999137878418" calcext:value-type="float">
            <text:p>91.9991378784</text:p>
          </table:table-cell>
          <table:table-cell office:value-type="float" office:value="87.25" calcext:value-type="float">
            <text:p>87.25</text:p>
          </table:table-cell>
          <table:table-cell office:value-type="float" office:value="93.2360458374023" calcext:value-type="float">
            <text:p>93.2360458374</text:p>
          </table:table-cell>
          <table:table-cell office:value-type="float" office:value="87.25" calcext:value-type="float">
            <text:p>87.25</text:p>
          </table:table-cell>
          <table:table-cell office:value-type="float" office:value="93.5717315673828" calcext:value-type="float">
            <text:p>93.5717315674</text:p>
          </table:table-cell>
          <table:table-cell office:value-type="float" office:value="87.25" calcext:value-type="float">
            <text:p>87.25</text:p>
          </table:table-cell>
          <table:table-cell office:value-type="float" office:value="94.2161407470703" calcext:value-type="float">
            <text:p>94.2161407471</text:p>
          </table:table-cell>
          <table:table-cell office:value-type="float" office:value="93.2360458374023" calcext:value-type="float">
            <text:p>93.2360458374</text:p>
          </table:table-cell>
          <table:table-cell/>
          <table:table-cell table:formula="of:=([.A69]-[.B69])^2" office:value-type="float" office:value="48.829677076079" calcext:value-type="float">
            <text:p>48.8296770761</text:p>
          </table:table-cell>
          <table:table-cell table:formula="of:=([.E69]-[.F69])^2" office:value-type="float" office:value="35.8327447674819" calcext:value-type="float">
            <text:p>35.8327447675</text:p>
          </table:table-cell>
          <table:table-cell table:formula="of:=([.A69]-([.B69]+[.F69])/2)^2" office:value-type="float" office:value="42.0803213073086" calcext:value-type="float">
            <text:p>42.0803213073</text:p>
          </table:table-cell>
          <table:table-cell table:formula="of:=([.I69]-[.J69])^2" office:value-type="float" office:value="48.5271169079933" calcext:value-type="float">
            <text:p>48.527116908</text:p>
          </table:table-cell>
          <table:table-cell table:formula="of:=[.M69]-[.N69]" office:value-type="float" office:value="12.996932308597" calcext:value-type="float">
            <text:p>12.9969323086</text:p>
          </table:table-cell>
          <table:table-cell table:formula="of:=[.M69]-[.P69]" office:value-type="float" office:value="0.30256016808562" calcext:value-type="float">
            <text:p>0.3025601681</text:p>
          </table:table-cell>
          <table:table-cell table:formula="of:=([.A69]-100.04)^2" office:value-type="float" office:value="163.5841" calcext:value-type="float">
            <text:p>163.5841</text:p>
          </table:table-cell>
          <table:table-cell/>
          <table:table-cell table:formula="of:=[.Q69]+[.U68]" office:value-type="float" office:value="407.468635781279" calcext:value-type="float">
            <text:p>407.4686357813</text:p>
          </table:table-cell>
        </table:table-row>
        <table:table-row table:style-name="ro1">
          <table:table-cell office:value-type="float" office:value="87.26" calcext:value-type="float">
            <text:p>87.2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7.26" calcext:value-type="float">
            <text:p>87.26</text:p>
          </table:table-cell>
          <table:table-cell office:value-type="float" office:value="95.1718826293945" calcext:value-type="float">
            <text:p>95.1718826294</text:p>
          </table:table-cell>
          <table:table-cell office:value-type="float" office:value="87.26" calcext:value-type="float">
            <text:p>87.26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87.26" calcext:value-type="float">
            <text:p>87.26</text:p>
          </table:table-cell>
          <table:table-cell office:value-type="float" office:value="94.9445114135742" calcext:value-type="float">
            <text:p>94.9445114136</text:p>
          </table:table-cell>
          <table:table-cell office:value-type="float" office:value="87.26" calcext:value-type="float">
            <text:p>87.26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8656311035156" calcext:value-type="float">
            <text:p>93.8656311035</text:p>
          </table:table-cell>
          <table:table-cell/>
          <table:table-cell table:formula="of:=([.A70]-[.B70])^2" office:value-type="float" office:value="52.9337821593739" calcext:value-type="float">
            <text:p>52.9337821594</text:p>
          </table:table-cell>
          <table:table-cell table:formula="of:=([.E70]-[.F70])^2" office:value-type="float" office:value="43.634362275733" calcext:value-type="float">
            <text:p>43.6343622757</text:p>
          </table:table-cell>
          <table:table-cell table:formula="of:=([.A70]-([.B70]+[.F70])/2)^2" office:value-type="float" office:value="48.1718708323389" calcext:value-type="float">
            <text:p>48.1718708323</text:p>
          </table:table-cell>
          <table:table-cell table:formula="of:=([.I70]-[.J70])^2" office:value-type="float" office:value="54.3031405992665" calcext:value-type="float">
            <text:p>54.3031405993</text:p>
          </table:table-cell>
          <table:table-cell table:formula="of:=[.M70]-[.N70]" office:value-type="float" office:value="9.29941988364094" calcext:value-type="float">
            <text:p>9.2994198836</text:p>
          </table:table-cell>
          <table:table-cell table:formula="of:=[.M70]-[.P70]" office:value-type="float" office:value="-1.36935843989253" calcext:value-type="float">
            <text:p>-1.3693584399</text:p>
          </table:table-cell>
          <table:table-cell table:formula="of:=([.A70]-100.04)^2" office:value-type="float" office:value="163.3284" calcext:value-type="float">
            <text:p>163.3284</text:p>
          </table:table-cell>
          <table:table-cell/>
          <table:table-cell table:formula="of:=[.Q70]+[.U69]" office:value-type="float" office:value="416.76805566492" calcext:value-type="float">
            <text:p>416.7680556649</text:p>
          </table:table-cell>
        </table:table-row>
        <table:table-row table:style-name="ro1">
          <table:table-cell office:value-type="float" office:value="87.44" calcext:value-type="float">
            <text:p>87.44</text:p>
          </table:table-cell>
          <table:table-cell office:value-type="float" office:value="94.0433197021484" calcext:value-type="float">
            <text:p>94.0433197021</text:p>
          </table:table-cell>
          <table:table-cell office:value-type="float" office:value="87.44" calcext:value-type="float">
            <text:p>87.44</text:p>
          </table:table-cell>
          <table:table-cell office:value-type="float" office:value="91.7563400268555" calcext:value-type="float">
            <text:p>91.7563400269</text:p>
          </table:table-cell>
          <table:table-cell office:value-type="float" office:value="87.44" calcext:value-type="float">
            <text:p>87.44</text:p>
          </table:table-cell>
          <table:table-cell office:value-type="float" office:value="93.1660385131836" calcext:value-type="float">
            <text:p>93.1660385132</text:p>
          </table:table-cell>
          <table:table-cell office:value-type="float" office:value="87.44" calcext:value-type="float">
            <text:p>87.44</text:p>
          </table:table-cell>
          <table:table-cell office:value-type="float" office:value="93.030891418457" calcext:value-type="float">
            <text:p>93.0308914185</text:p>
          </table:table-cell>
          <table:table-cell office:value-type="float" office:value="87.44" calcext:value-type="float">
            <text:p>87.44</text:p>
          </table:table-cell>
          <table:table-cell office:value-type="float" office:value="93.9180908203125" calcext:value-type="float">
            <text:p>93.9180908203</text:p>
          </table:table-cell>
          <table:table-cell office:value-type="float" office:value="93.1660385131836" calcext:value-type="float">
            <text:p>93.1660385132</text:p>
          </table:table-cell>
          <table:table-cell/>
          <table:table-cell table:formula="of:=([.A71]-[.B71])^2" office:value-type="float" office:value="43.6038310887818" calcext:value-type="float">
            <text:p>43.6038310888</text:p>
          </table:table-cell>
          <table:table-cell table:formula="of:=([.E71]-[.F71])^2" office:value-type="float" office:value="32.7875170544618" calcext:value-type="float">
            <text:p>32.7875170545</text:p>
          </table:table-cell>
          <table:table-cell table:formula="of:=([.A71]-([.B71]+[.F71])/2)^2" office:value-type="float" office:value="38.0032685004939" calcext:value-type="float">
            <text:p>38.0032685005</text:p>
          </table:table-cell>
          <table:table-cell table:formula="of:=([.I71]-[.J71])^2" office:value-type="float" office:value="41.9656606762171" calcext:value-type="float">
            <text:p>41.9656606762</text:p>
          </table:table-cell>
          <table:table-cell table:formula="of:=[.M71]-[.N71]" office:value-type="float" office:value="10.81631403432" calcext:value-type="float">
            <text:p>10.8163140343</text:p>
          </table:table-cell>
          <table:table-cell table:formula="of:=[.M71]-[.P71]" office:value-type="float" office:value="1.63817041256466" calcext:value-type="float">
            <text:p>1.6381704126</text:p>
          </table:table-cell>
          <table:table-cell table:formula="of:=([.A71]-100.04)^2" office:value-type="float" office:value="158.76" calcext:value-type="float">
            <text:p>158.76</text:p>
          </table:table-cell>
          <table:table-cell/>
          <table:table-cell table:formula="of:=[.Q71]+[.U70]" office:value-type="float" office:value="427.58436969924" calcext:value-type="float">
            <text:p>427.5843696992</text:p>
          </table:table-cell>
        </table:table-row>
        <table:table-row table:style-name="ro1">
          <table:table-cell office:value-type="float" office:value="87.46" calcext:value-type="float">
            <text:p>87.4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7.46" calcext:value-type="float">
            <text:p>87.46</text:p>
          </table:table-cell>
          <table:table-cell office:value-type="float" office:value="94.7121124267578" calcext:value-type="float">
            <text:p>94.7121124268</text:p>
          </table:table-cell>
          <table:table-cell office:value-type="float" office:value="87.46" calcext:value-type="float">
            <text:p>87.46</text:p>
          </table:table-cell>
          <table:table-cell office:value-type="float" office:value="94.2320861816406" calcext:value-type="float">
            <text:p>94.2320861816</text:p>
          </table:table-cell>
          <table:table-cell office:value-type="float" office:value="87.46" calcext:value-type="float">
            <text:p>87.46</text:p>
          </table:table-cell>
          <table:table-cell office:value-type="float" office:value="94.587646484375" calcext:value-type="float">
            <text:p>94.5876464844</text:p>
          </table:table-cell>
          <table:table-cell office:value-type="float" office:value="87.46" calcext:value-type="float">
            <text:p>87.46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2320861816406" calcext:value-type="float">
            <text:p>94.2320861816</text:p>
          </table:table-cell>
          <table:table-cell/>
          <table:table-cell table:formula="of:=([.A72]-[.B72])^2" office:value-type="float" office:value="57.2213989278497" calcext:value-type="float">
            <text:p>57.2213989278</text:p>
          </table:table-cell>
          <table:table-cell table:formula="of:=([.E72]-[.F72])^2" office:value-type="float" office:value="45.861151251568" calcext:value-type="float">
            <text:p>45.8611512516</text:p>
          </table:table-cell>
          <table:table-cell table:formula="of:=([.A72]-([.B72]+[.F72])/2)^2" office:value-type="float" office:value="51.3843020184144" calcext:value-type="float">
            <text:p>51.3843020184</text:p>
          </table:table-cell>
          <table:table-cell table:formula="of:=([.I72]-[.J72])^2" office:value-type="float" office:value="57.3054590650844" calcext:value-type="float">
            <text:p>57.3054590651</text:p>
          </table:table-cell>
          <table:table-cell table:formula="of:=[.M72]-[.N72]" office:value-type="float" office:value="11.3602476762817" calcext:value-type="float">
            <text:p>11.3602476763</text:p>
          </table:table-cell>
          <table:table-cell table:formula="of:=[.M72]-[.P72]" office:value-type="float" office:value="-0.0840601372346299" calcext:value-type="float">
            <text:p>-0.0840601372</text:p>
          </table:table-cell>
          <table:table-cell table:formula="of:=([.A72]-100.04)^2" office:value-type="float" office:value="158.2564" calcext:value-type="float">
            <text:p>158.2564</text:p>
          </table:table-cell>
          <table:table-cell/>
          <table:table-cell table:formula="of:=[.Q72]+[.U71]" office:value-type="float" office:value="438.944617375522" calcext:value-type="float">
            <text:p>438.9446173755</text:p>
          </table:table-cell>
        </table:table-row>
        <table:table-row table:style-name="ro1">
          <table:table-cell office:value-type="float" office:value="87.47" calcext:value-type="float">
            <text:p>87.47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87.47" calcext:value-type="float">
            <text:p>87.47</text:p>
          </table:table-cell>
          <table:table-cell office:value-type="float" office:value="95.9548568725586" calcext:value-type="float">
            <text:p>95.9548568726</text:p>
          </table:table-cell>
          <table:table-cell office:value-type="float" office:value="87.47" calcext:value-type="float">
            <text:p>87.47</text:p>
          </table:table-cell>
          <table:table-cell office:value-type="float" office:value="94.7425079345703" calcext:value-type="float">
            <text:p>94.7425079346</text:p>
          </table:table-cell>
          <table:table-cell office:value-type="float" office:value="87.47" calcext:value-type="float">
            <text:p>87.47</text:p>
          </table:table-cell>
          <table:table-cell office:value-type="float" office:value="95.1638488769531" calcext:value-type="float">
            <text:p>95.163848877</text:p>
          </table:table-cell>
          <table:table-cell office:value-type="float" office:value="87.47" calcext:value-type="float">
            <text:p>87.47</text:p>
          </table:table-cell>
          <table:table-cell office:value-type="float" office:value="94.4767990112305" calcext:value-type="float">
            <text:p>94.4767990112</text:p>
          </table:table-cell>
          <table:table-cell office:value-type="float" office:value="94.7425079345703" calcext:value-type="float">
            <text:p>94.7425079346</text:p>
          </table:table-cell>
          <table:table-cell/>
          <table:table-cell table:formula="of:=([.A73]-[.B73])^2" office:value-type="float" office:value="48.8783275785685" calcext:value-type="float">
            <text:p>48.8783275786</text:p>
          </table:table-cell>
          <table:table-cell table:formula="of:=([.E73]-[.F73])^2" office:value-type="float" office:value="52.8893716583882" calcext:value-type="float">
            <text:p>52.8893716584</text:p>
          </table:table-cell>
          <table:table-cell table:formula="of:=([.A73]-([.B73]+[.F73])/2)^2" office:value-type="float" office:value="50.8640806646311" calcext:value-type="float">
            <text:p>50.8640806646</text:p>
          </table:table-cell>
          <table:table-cell table:formula="of:=([.I73]-[.J73])^2" office:value-type="float" office:value="49.0952323837803" calcext:value-type="float">
            <text:p>49.0952323838</text:p>
          </table:table-cell>
          <table:table-cell table:formula="of:=[.M73]-[.N73]" office:value-type="float" office:value="-4.0110440798197" calcext:value-type="float">
            <text:p>-4.0110440798</text:p>
          </table:table-cell>
          <table:table-cell table:formula="of:=[.M73]-[.P73]" office:value-type="float" office:value="-0.216904805211819" calcext:value-type="float">
            <text:p>-0.2169048052</text:p>
          </table:table-cell>
          <table:table-cell table:formula="of:=([.A73]-100.04)^2" office:value-type="float" office:value="158.0049" calcext:value-type="float">
            <text:p>158.0049</text:p>
          </table:table-cell>
          <table:table-cell/>
          <table:table-cell table:formula="of:=[.Q73]+[.U72]" office:value-type="float" office:value="434.933573295702" calcext:value-type="float">
            <text:p>434.9335732957</text:p>
          </table:table-cell>
        </table:table-row>
        <table:table-row table:style-name="ro1">
          <table:table-cell office:value-type="float" office:value="87.49" calcext:value-type="float">
            <text:p>87.49</text:p>
          </table:table-cell>
          <table:table-cell office:value-type="float" office:value="94.1381683349609" calcext:value-type="float">
            <text:p>94.138168335</text:p>
          </table:table-cell>
          <table:table-cell office:value-type="float" office:value="87.49" calcext:value-type="float">
            <text:p>87.49</text:p>
          </table:table-cell>
          <table:table-cell office:value-type="float" office:value="94.1051940917969" calcext:value-type="float">
            <text:p>94.1051940918</text:p>
          </table:table-cell>
          <table:table-cell office:value-type="float" office:value="87.49" calcext:value-type="float">
            <text:p>87.49</text:p>
          </table:table-cell>
          <table:table-cell office:value-type="float" office:value="93.3230743408203" calcext:value-type="float">
            <text:p>93.3230743408</text:p>
          </table:table-cell>
          <table:table-cell office:value-type="float" office:value="87.49" calcext:value-type="float">
            <text:p>87.49</text:p>
          </table:table-cell>
          <table:table-cell office:value-type="float" office:value="97.4301834106445" calcext:value-type="float">
            <text:p>97.4301834106</text:p>
          </table:table-cell>
          <table:table-cell office:value-type="float" office:value="87.49" calcext:value-type="float">
            <text:p>87.49</text:p>
          </table:table-cell>
          <table:table-cell office:value-type="float" office:value="93.9312057495117" calcext:value-type="float">
            <text:p>93.9312057495</text:p>
          </table:table-cell>
          <table:table-cell office:value-type="float" office:value="93.3230743408203" calcext:value-type="float">
            <text:p>93.3230743408</text:p>
          </table:table-cell>
          <table:table-cell/>
          <table:table-cell table:formula="of:=([.A74]-[.B74])^2" office:value-type="float" office:value="44.1981422099774" calcext:value-type="float">
            <text:p>44.19814221</text:p>
          </table:table-cell>
          <table:table-cell table:formula="of:=([.E74]-[.F74])^2" office:value-type="float" office:value="34.0247562655364" calcext:value-type="float">
            <text:p>34.0247562655</text:p>
          </table:table-cell>
          <table:table-cell table:formula="of:=([.A74]-([.B74]+[.F74])/2)^2" office:value-type="float" office:value="38.9453546829358" calcext:value-type="float">
            <text:p>38.9453546829</text:p>
          </table:table-cell>
          <table:table-cell table:formula="of:=([.I74]-[.J74])^2" office:value-type="float" office:value="41.4891315075429" calcext:value-type="float">
            <text:p>41.4891315075</text:p>
          </table:table-cell>
          <table:table-cell table:formula="of:=[.M74]-[.N74]" office:value-type="float" office:value="10.173385944441" calcext:value-type="float">
            <text:p>10.1733859444</text:p>
          </table:table-cell>
          <table:table-cell table:formula="of:=[.M74]-[.P74]" office:value-type="float" office:value="2.70901070243447" calcext:value-type="float">
            <text:p>2.7090107024</text:p>
          </table:table-cell>
          <table:table-cell table:formula="of:=([.A74]-100.04)^2" office:value-type="float" office:value="157.5025" calcext:value-type="float">
            <text:p>157.5025</text:p>
          </table:table-cell>
          <table:table-cell/>
          <table:table-cell table:formula="of:=[.Q74]+[.U73]" office:value-type="float" office:value="445.106959240143" calcext:value-type="float">
            <text:p>445.1069592401</text:p>
          </table:table-cell>
        </table:table-row>
        <table:table-row table:style-name="ro1">
          <table:table-cell office:value-type="float" office:value="87.58" calcext:value-type="float">
            <text:p>87.58</text:p>
          </table:table-cell>
          <table:table-cell office:value-type="float" office:value="94.9186782836914" calcext:value-type="float">
            <text:p>94.9186782837</text:p>
          </table:table-cell>
          <table:table-cell office:value-type="float" office:value="87.58" calcext:value-type="float">
            <text:p>87.58</text:p>
          </table:table-cell>
          <table:table-cell office:value-type="float" office:value="92.9423522949219" calcext:value-type="float">
            <text:p>92.9423522949</text:p>
          </table:table-cell>
          <table:table-cell office:value-type="float" office:value="87.58" calcext:value-type="float">
            <text:p>87.58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87.58" calcext:value-type="float">
            <text:p>87.58</text:p>
          </table:table-cell>
          <table:table-cell office:value-type="float" office:value="94.7480239868164" calcext:value-type="float">
            <text:p>94.7480239868</text:p>
          </table:table-cell>
          <table:table-cell office:value-type="float" office:value="87.58" calcext:value-type="float">
            <text:p>87.58</text:p>
          </table:table-cell>
          <table:table-cell office:value-type="float" office:value="94.9888229370117" calcext:value-type="float">
            <text:p>94.988822937</text:p>
          </table:table-cell>
          <table:table-cell office:value-type="float" office:value="93.8453369140625" calcext:value-type="float">
            <text:p>93.8453369141</text:p>
          </table:table-cell>
          <table:table-cell/>
          <table:table-cell table:formula="of:=([.A75]-[.B75])^2" office:value-type="float" office:value="53.8561989515239" calcext:value-type="float">
            <text:p>53.8561989515</text:p>
          </table:table-cell>
          <table:table-cell table:formula="of:=([.E75]-[.F75])^2" office:value-type="float" office:value="39.2544466467142" calcext:value-type="float">
            <text:p>39.2544466467</text:p>
          </table:table-cell>
          <table:table-cell table:formula="of:=([.A75]-([.B75]+[.F75])/2)^2" office:value-type="float" office:value="46.2673073751798" calcext:value-type="float">
            <text:p>46.2673073752</text:p>
          </table:table-cell>
          <table:table-cell table:formula="of:=([.I75]-[.J75])^2" office:value-type="float" office:value="54.890657311991" calcext:value-type="float">
            <text:p>54.890657312</text:p>
          </table:table-cell>
          <table:table-cell table:formula="of:=[.M75]-[.N75]" office:value-type="float" office:value="14.6017523048096" calcext:value-type="float">
            <text:p>14.6017523048</text:p>
          </table:table-cell>
          <table:table-cell table:formula="of:=[.M75]-[.P75]" office:value-type="float" office:value="-1.03445836046711" calcext:value-type="float">
            <text:p>-1.0344583605</text:p>
          </table:table-cell>
          <table:table-cell table:formula="of:=([.A75]-100.04)^2" office:value-type="float" office:value="155.2516" calcext:value-type="float">
            <text:p>155.2516</text:p>
          </table:table-cell>
          <table:table-cell/>
          <table:table-cell table:formula="of:=[.Q75]+[.U74]" office:value-type="float" office:value="459.708711544953" calcext:value-type="float">
            <text:p>459.708711545</text:p>
          </table:table-cell>
        </table:table-row>
        <table:table-row table:style-name="ro1">
          <table:table-cell office:value-type="float" office:value="87.63" calcext:value-type="float">
            <text:p>87.63</text:p>
          </table:table-cell>
          <table:table-cell office:value-type="float" office:value="95.4652709960937" calcext:value-type="float">
            <text:p>95.4652709961</text:p>
          </table:table-cell>
          <table:table-cell office:value-type="float" office:value="87.63" calcext:value-type="float">
            <text:p>87.63</text:p>
          </table:table-cell>
          <table:table-cell office:value-type="float" office:value="105.724243164063" calcext:value-type="float">
            <text:p>105.7242431641</text:p>
          </table:table-cell>
          <table:table-cell office:value-type="float" office:value="87.63" calcext:value-type="float">
            <text:p>87.63</text:p>
          </table:table-cell>
          <table:table-cell office:value-type="float" office:value="94.6438674926758" calcext:value-type="float">
            <text:p>94.6438674927</text:p>
          </table:table-cell>
          <table:table-cell office:value-type="float" office:value="87.63" calcext:value-type="float">
            <text:p>87.63</text:p>
          </table:table-cell>
          <table:table-cell office:value-type="float" office:value="99.9545364379883" calcext:value-type="float">
            <text:p>99.954536438</text:p>
          </table:table-cell>
          <table:table-cell office:value-type="float" office:value="87.63" calcext:value-type="float">
            <text:p>87.63</text:p>
          </table:table-cell>
          <table:table-cell office:value-type="float" office:value="95.4318466186524" calcext:value-type="float">
            <text:p>95.4318466187</text:p>
          </table:table-cell>
          <table:table-cell office:value-type="float" office:value="94.6438674926758" calcext:value-type="float">
            <text:p>94.6438674927</text:p>
          </table:table-cell>
          <table:table-cell/>
          <table:table-cell table:formula="of:=([.A76]-[.B76])^2" office:value-type="float" office:value="61.391471582228" calcext:value-type="float">
            <text:p>61.3914715822</text:p>
          </table:table-cell>
          <table:table-cell table:formula="of:=([.E76]-[.F76])^2" office:value-type="float" office:value="49.1943372048141" calcext:value-type="float">
            <text:p>49.1943372048</text:p>
          </table:table-cell>
          <table:table-cell table:formula="of:=([.A76]-([.B76]+[.F76])/2)^2" office:value-type="float" office:value="55.1242284646642" calcext:value-type="float">
            <text:p>55.1242284647</text:p>
          </table:table-cell>
          <table:table-cell table:formula="of:=([.I76]-[.J76])^2" office:value-type="float" office:value="60.8688106609771" calcext:value-type="float">
            <text:p>60.868810661</text:p>
          </table:table-cell>
          <table:table-cell table:formula="of:=[.M76]-[.N76]" office:value-type="float" office:value="12.1971343774139" calcext:value-type="float">
            <text:p>12.1971343774</text:p>
          </table:table-cell>
          <table:table-cell table:formula="of:=[.M76]-[.P76]" office:value-type="float" office:value="0.522660921250932" calcext:value-type="float">
            <text:p>0.5226609213</text:p>
          </table:table-cell>
          <table:table-cell table:formula="of:=([.A76]-100.04)^2" office:value-type="float" office:value="154.0081" calcext:value-type="float">
            <text:p>154.0081</text:p>
          </table:table-cell>
          <table:table-cell/>
          <table:table-cell table:formula="of:=[.Q76]+[.U75]" office:value-type="float" office:value="471.905845922367" calcext:value-type="float">
            <text:p>471.9058459224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92.7009353637695" calcext:value-type="float">
            <text:p>92.7009353638</text:p>
          </table:table-cell>
          <table:table-cell office:value-type="float" office:value="87.71" calcext:value-type="float">
            <text:p>87.71</text:p>
          </table:table-cell>
          <table:table-cell office:value-type="float" office:value="94.5479736328125" calcext:value-type="float">
            <text:p>94.5479736328</text:p>
          </table:table-cell>
          <table:table-cell office:value-type="float" office:value="87.71" calcext:value-type="float">
            <text:p>87.71</text:p>
          </table:table-cell>
          <table:table-cell office:value-type="float" office:value="92.9917755126953" calcext:value-type="float">
            <text:p>92.9917755127</text:p>
          </table:table-cell>
          <table:table-cell office:value-type="float" office:value="87.71" calcext:value-type="float">
            <text:p>87.71</text:p>
          </table:table-cell>
          <table:table-cell office:value-type="float" office:value="95.9228134155273" calcext:value-type="float">
            <text:p>95.9228134155</text:p>
          </table:table-cell>
          <table:table-cell office:value-type="float" office:value="87.71" calcext:value-type="float">
            <text:p>87.71</text:p>
          </table:table-cell>
          <table:table-cell office:value-type="float" office:value="93.1381378173828" calcext:value-type="float">
            <text:p>93.1381378174</text:p>
          </table:table-cell>
          <table:table-cell office:value-type="float" office:value="92.9917755126953" calcext:value-type="float">
            <text:p>92.9917755127</text:p>
          </table:table-cell>
          <table:table-cell/>
          <table:table-cell table:formula="of:=([.A77]-[.B77])^2" office:value-type="float" office:value="24.9094358053254" calcext:value-type="float">
            <text:p>24.9094358053</text:p>
          </table:table-cell>
          <table:table-cell table:formula="of:=([.E77]-[.F77])^2" office:value-type="float" office:value="27.8971525665079" calcext:value-type="float">
            <text:p>27.8971525665</text:p>
          </table:table-cell>
          <table:table-cell table:formula="of:=([.A77]-([.B77]+[.F77])/2)^2" office:value-type="float" office:value="26.3821471878598" calcext:value-type="float">
            <text:p>26.3821471879</text:p>
          </table:table-cell>
          <table:table-cell table:formula="of:=([.I77]-[.J77])^2" office:value-type="float" office:value="29.4646801645015" calcext:value-type="float">
            <text:p>29.4646801645</text:p>
          </table:table-cell>
          <table:table-cell table:formula="of:=[.M77]-[.N77]" office:value-type="float" office:value="-2.98771676118253" calcext:value-type="float">
            <text:p>-2.9877167612</text:p>
          </table:table-cell>
          <table:table-cell table:formula="of:=[.M77]-[.P77]" office:value-type="float" office:value="-4.55524435917615" calcext:value-type="float">
            <text:p>-4.5552443592</text:p>
          </table:table-cell>
          <table:table-cell table:formula="of:=([.A77]-100.04)^2" office:value-type="float" office:value="152.0289" calcext:value-type="float">
            <text:p>152.0289</text:p>
          </table:table-cell>
          <table:table-cell/>
          <table:table-cell table:formula="of:=[.Q77]+[.U76]" office:value-type="float" office:value="468.918129161184" calcext:value-type="float">
            <text:p>468.9181291612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93.5273513793945" calcext:value-type="float">
            <text:p>93.5273513794</text:p>
          </table:table-cell>
          <table:table-cell office:value-type="float" office:value="87.71" calcext:value-type="float">
            <text:p>87.71</text:p>
          </table:table-cell>
          <table:table-cell office:value-type="float" office:value="92.2311935424805" calcext:value-type="float">
            <text:p>92.2311935425</text:p>
          </table:table-cell>
          <table:table-cell office:value-type="float" office:value="87.71" calcext:value-type="float">
            <text:p>87.71</text:p>
          </table:table-cell>
          <table:table-cell office:value-type="float" office:value="92.7772598266602" calcext:value-type="float">
            <text:p>92.7772598267</text:p>
          </table:table-cell>
          <table:table-cell office:value-type="float" office:value="87.71" calcext:value-type="float">
            <text:p>87.71</text:p>
          </table:table-cell>
          <table:table-cell office:value-type="float" office:value="91.2394104003906" calcext:value-type="float">
            <text:p>91.2394104004</text:p>
          </table:table-cell>
          <table:table-cell office:value-type="float" office:value="87.71" calcext:value-type="float">
            <text:p>87.71</text:p>
          </table:table-cell>
          <table:table-cell office:value-type="float" office:value="93.3816299438477" calcext:value-type="float">
            <text:p>93.3816299438</text:p>
          </table:table-cell>
          <table:table-cell office:value-type="float" office:value="92.7772598266602" calcext:value-type="float">
            <text:p>92.7772598267</text:p>
          </table:table-cell>
          <table:table-cell/>
          <table:table-cell table:formula="of:=([.A78]-[.B78])^2" office:value-type="float" office:value="33.8415770713435" calcext:value-type="float">
            <text:p>33.8415770713</text:p>
          </table:table-cell>
          <table:table-cell table:formula="of:=([.E78]-[.F78])^2" office:value-type="float" office:value="25.677122150884" calcext:value-type="float">
            <text:p>25.6771221509</text:p>
          </table:table-cell>
          <table:table-cell table:formula="of:=([.A78]-([.B78]+[.F78])/2)^2" office:value-type="float" office:value="29.6186902767429" calcext:value-type="float">
            <text:p>29.6186902767</text:p>
          </table:table-cell>
          <table:table-cell table:formula="of:=([.I78]-[.J78])^2" office:value-type="float" office:value="32.1673862199494" calcext:value-type="float">
            <text:p>32.1673862199</text:p>
          </table:table-cell>
          <table:table-cell table:formula="of:=[.M78]-[.N78]" office:value-type="float" office:value="8.16445492045955" calcext:value-type="float">
            <text:p>8.1644549205</text:p>
          </table:table-cell>
          <table:table-cell table:formula="of:=[.M78]-[.P78]" office:value-type="float" office:value="1.67419085139409" calcext:value-type="float">
            <text:p>1.6741908514</text:p>
          </table:table-cell>
          <table:table-cell table:formula="of:=([.A78]-100.04)^2" office:value-type="float" office:value="152.0289" calcext:value-type="float">
            <text:p>152.0289</text:p>
          </table:table-cell>
          <table:table-cell/>
          <table:table-cell table:formula="of:=[.Q78]+[.U77]" office:value-type="float" office:value="477.082584081644" calcext:value-type="float">
            <text:p>477.0825840816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94.7530517578125" calcext:value-type="float">
            <text:p>94.7530517578</text:p>
          </table:table-cell>
          <table:table-cell office:value-type="float" office:value="87.72" calcext:value-type="float">
            <text:p>87.72</text:p>
          </table:table-cell>
          <table:table-cell office:value-type="float" office:value="97.8222122192383" calcext:value-type="float">
            <text:p>97.8222122192</text:p>
          </table:table-cell>
          <table:table-cell office:value-type="float" office:value="87.72" calcext:value-type="float">
            <text:p>87.72</text:p>
          </table:table-cell>
          <table:table-cell office:value-type="float" office:value="93.6422882080078" calcext:value-type="float">
            <text:p>93.642288208</text:p>
          </table:table-cell>
          <table:table-cell office:value-type="float" office:value="87.72" calcext:value-type="float">
            <text:p>87.72</text:p>
          </table:table-cell>
          <table:table-cell office:value-type="float" office:value="97.6060943603516" calcext:value-type="float">
            <text:p>97.6060943604</text:p>
          </table:table-cell>
          <table:table-cell office:value-type="float" office:value="87.72" calcext:value-type="float">
            <text:p>87.72</text:p>
          </table:table-cell>
          <table:table-cell office:value-type="float" office:value="94.5910720825195" calcext:value-type="float">
            <text:p>94.5910720825</text:p>
          </table:table-cell>
          <table:table-cell office:value-type="float" office:value="93.6422882080078" calcext:value-type="float">
            <text:p>93.642288208</text:p>
          </table:table-cell>
          <table:table-cell/>
          <table:table-cell table:formula="of:=([.A79]-[.B79])^2" office:value-type="float" office:value="49.4638170280695" calcext:value-type="float">
            <text:p>49.4638170281</text:p>
          </table:table-cell>
          <table:table-cell table:formula="of:=([.E79]-[.F79])^2" office:value-type="float" office:value="35.0734976187084" calcext:value-type="float">
            <text:p>35.0734976187</text:p>
          </table:table-cell>
          <table:table-cell table:formula="of:=([.A79]-([.B79]+[.F79])/2)^2" office:value-type="float" office:value="41.9602084074953" calcext:value-type="float">
            <text:p>41.9602084075</text:p>
          </table:table-cell>
          <table:table-cell table:formula="of:=([.I79]-[.J79])^2" office:value-type="float" office:value="47.2116315631793" calcext:value-type="float">
            <text:p>47.2116315632</text:p>
          </table:table-cell>
          <table:table-cell table:formula="of:=[.M79]-[.N79]" office:value-type="float" office:value="14.3903194093611" calcext:value-type="float">
            <text:p>14.3903194094</text:p>
          </table:table-cell>
          <table:table-cell table:formula="of:=[.M79]-[.P79]" office:value-type="float" office:value="2.25218546489021" calcext:value-type="float">
            <text:p>2.2521854649</text:p>
          </table:table-cell>
          <table:table-cell table:formula="of:=([.A79]-100.04)^2" office:value-type="float" office:value="151.7824" calcext:value-type="float">
            <text:p>151.7824</text:p>
          </table:table-cell>
          <table:table-cell/>
          <table:table-cell table:formula="of:=[.Q79]+[.U78]" office:value-type="float" office:value="491.472903491005" calcext:value-type="float">
            <text:p>491.472903491</text:p>
          </table:table-cell>
        </table:table-row>
        <table:table-row table:style-name="ro1">
          <table:table-cell office:value-type="float" office:value="87.73" calcext:value-type="float">
            <text:p>87.73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87.73" calcext:value-type="float">
            <text:p>87.73</text:p>
          </table:table-cell>
          <table:table-cell office:value-type="float" office:value="96.0452651977539" calcext:value-type="float">
            <text:p>96.0452651978</text:p>
          </table:table-cell>
          <table:table-cell office:value-type="float" office:value="87.73" calcext:value-type="float">
            <text:p>87.73</text:p>
          </table:table-cell>
          <table:table-cell office:value-type="float" office:value="93.8857345581055" calcext:value-type="float">
            <text:p>93.8857345581</text:p>
          </table:table-cell>
          <table:table-cell office:value-type="float" office:value="87.73" calcext:value-type="float">
            <text:p>87.73</text:p>
          </table:table-cell>
          <table:table-cell office:value-type="float" office:value="94.8636627197266" calcext:value-type="float">
            <text:p>94.8636627197</text:p>
          </table:table-cell>
          <table:table-cell office:value-type="float" office:value="87.73" calcext:value-type="float">
            <text:p>87.73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3.8857345581055" calcext:value-type="float">
            <text:p>93.8857345581</text:p>
          </table:table-cell>
          <table:table-cell/>
          <table:table-cell table:formula="of:=([.A80]-[.B80])^2" office:value-type="float" office:value="45.534019649792" calcext:value-type="float">
            <text:p>45.5340196498</text:p>
          </table:table-cell>
          <table:table-cell table:formula="of:=([.E80]-[.F80])^2" office:value-type="float" office:value="37.8930679498539" calcext:value-type="float">
            <text:p>37.8930679499</text:p>
          </table:table-cell>
          <table:table-cell table:formula="of:=([.A80]-([.B80]+[.F80])/2)^2" office:value-type="float" office:value="41.6258817786446" calcext:value-type="float">
            <text:p>41.6258817786</text:p>
          </table:table-cell>
          <table:table-cell table:formula="of:=([.I80]-[.J80])^2" office:value-type="float" office:value="47.0186306370162" calcext:value-type="float">
            <text:p>47.018630637</text:p>
          </table:table-cell>
          <table:table-cell table:formula="of:=[.M80]-[.N80]" office:value-type="float" office:value="7.64095169993816" calcext:value-type="float">
            <text:p>7.6409516999</text:p>
          </table:table-cell>
          <table:table-cell table:formula="of:=[.M80]-[.P80]" office:value-type="float" office:value="-1.48461098722415" calcext:value-type="float">
            <text:p>-1.4846109872</text:p>
          </table:table-cell>
          <table:table-cell table:formula="of:=([.A80]-100.04)^2" office:value-type="float" office:value="151.5361" calcext:value-type="float">
            <text:p>151.5361</text:p>
          </table:table-cell>
          <table:table-cell/>
          <table:table-cell table:formula="of:=[.Q80]+[.U79]" office:value-type="float" office:value="499.113855190943" calcext:value-type="float">
            <text:p>499.1138551909</text:p>
          </table:table-cell>
        </table:table-row>
        <table:table-row table:style-name="ro1">
          <table:table-cell office:value-type="float" office:value="87.79" calcext:value-type="float">
            <text:p>87.79</text:p>
          </table:table-cell>
          <table:table-cell office:value-type="float" office:value="94.4536437988281" calcext:value-type="float">
            <text:p>94.4536437988</text:p>
          </table:table-cell>
          <table:table-cell office:value-type="float" office:value="87.79" calcext:value-type="float">
            <text:p>87.79</text:p>
          </table:table-cell>
          <table:table-cell office:value-type="float" office:value="95.1101379394531" calcext:value-type="float">
            <text:p>95.1101379395</text:p>
          </table:table-cell>
          <table:table-cell office:value-type="float" office:value="87.79" calcext:value-type="float">
            <text:p>87.79</text:p>
          </table:table-cell>
          <table:table-cell office:value-type="float" office:value="93.6290893554687" calcext:value-type="float">
            <text:p>93.6290893555</text:p>
          </table:table-cell>
          <table:table-cell office:value-type="float" office:value="87.79" calcext:value-type="float">
            <text:p>87.79</text:p>
          </table:table-cell>
          <table:table-cell office:value-type="float" office:value="95.3043212890625" calcext:value-type="float">
            <text:p>95.3043212891</text:p>
          </table:table-cell>
          <table:table-cell office:value-type="float" office:value="87.79" calcext:value-type="float">
            <text:p>87.79</text:p>
          </table:table-cell>
          <table:table-cell office:value-type="float" office:value="94.9732971191406" calcext:value-type="float">
            <text:p>94.9732971191</text:p>
          </table:table-cell>
          <table:table-cell office:value-type="float" office:value="93.6290893554687" calcext:value-type="float">
            <text:p>93.6290893555</text:p>
          </table:table-cell>
          <table:table-cell/>
          <table:table-cell table:formula="of:=([.A81]-[.B81])^2" office:value-type="float" office:value="44.4041486776604" calcext:value-type="float">
            <text:p>44.4041486777</text:p>
          </table:table-cell>
          <table:table-cell table:formula="of:=([.E81]-[.F81])^2" office:value-type="float" office:value="34.0949645011484" calcext:value-type="float">
            <text:p>34.0949645011</text:p>
          </table:table-cell>
          <table:table-cell table:formula="of:=([.A81]-([.B81]+[.F81])/2)^2" office:value-type="float" office:value="39.0795840818885" calcext:value-type="float">
            <text:p>39.0795840819</text:p>
          </table:table-cell>
          <table:table-cell table:formula="of:=([.I81]-[.J81])^2" office:value-type="float" office:value="51.5997575018539" calcext:value-type="float">
            <text:p>51.5997575019</text:p>
          </table:table-cell>
          <table:table-cell table:formula="of:=[.M81]-[.N81]" office:value-type="float" office:value="10.3091841765121" calcext:value-type="float">
            <text:p>10.3091841765</text:p>
          </table:table-cell>
          <table:table-cell table:formula="of:=[.M81]-[.P81]" office:value-type="float" office:value="-7.19560882419347" calcext:value-type="float">
            <text:p>-7.1956088242</text:p>
          </table:table-cell>
          <table:table-cell table:formula="of:=([.A81]-100.04)^2" office:value-type="float" office:value="150.0625" calcext:value-type="float">
            <text:p>150.0625</text:p>
          </table:table-cell>
          <table:table-cell/>
          <table:table-cell table:formula="of:=[.Q81]+[.U80]" office:value-type="float" office:value="509.423039367455" calcext:value-type="float">
            <text:p>509.4230393675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94.1333389282227" calcext:value-type="float">
            <text:p>94.1333389282</text:p>
          </table:table-cell>
          <table:table-cell office:value-type="float" office:value="87.8" calcext:value-type="float">
            <text:p>87.8</text:p>
          </table:table-cell>
          <table:table-cell office:value-type="float" office:value="92.992546081543" calcext:value-type="float">
            <text:p>92.9925460815</text:p>
          </table:table-cell>
          <table:table-cell office:value-type="float" office:value="87.8" calcext:value-type="float">
            <text:p>87.8</text:p>
          </table:table-cell>
          <table:table-cell office:value-type="float" office:value="93.3592529296875" calcext:value-type="float">
            <text:p>93.3592529297</text:p>
          </table:table-cell>
          <table:table-cell office:value-type="float" office:value="87.8" calcext:value-type="float">
            <text:p>87.8</text:p>
          </table:table-cell>
          <table:table-cell office:value-type="float" office:value="92.8156585693359" calcext:value-type="float">
            <text:p>92.8156585693</text:p>
          </table:table-cell>
          <table:table-cell office:value-type="float" office:value="87.8" calcext:value-type="float">
            <text:p>87.8</text:p>
          </table:table-cell>
          <table:table-cell office:value-type="float" office:value="94.1313629150391" calcext:value-type="float">
            <text:p>94.131362915</text:p>
          </table:table-cell>
          <table:table-cell office:value-type="float" office:value="93.3592529296875" calcext:value-type="float">
            <text:p>93.3592529297</text:p>
          </table:table-cell>
          <table:table-cell/>
          <table:table-cell table:formula="of:=([.A82]-[.B82])^2" office:value-type="float" office:value="40.1111819797405" calcext:value-type="float">
            <text:p>40.1111819797</text:p>
          </table:table-cell>
          <table:table-cell table:formula="of:=([.E82]-[.F82])^2" office:value-type="float" office:value="30.9052931362391" calcext:value-type="float">
            <text:p>30.9052931362</text:p>
          </table:table-cell>
          <table:table-cell table:formula="of:=([.A82]-([.B82]+[.F82])/2)^2" office:value-type="float" office:value="35.3584352747078" calcext:value-type="float">
            <text:p>35.3584352747</text:p>
          </table:table-cell>
          <table:table-cell table:formula="of:=([.I82]-[.J82])^2" office:value-type="float" office:value="40.086156361932" calcext:value-type="float">
            <text:p>40.0861563619</text:p>
          </table:table-cell>
          <table:table-cell table:formula="of:=[.M82]-[.N82]" office:value-type="float" office:value="9.20588884350146" calcext:value-type="float">
            <text:p>9.2058888435</text:p>
          </table:table-cell>
          <table:table-cell table:formula="of:=[.M82]-[.P82]" office:value-type="float" office:value="0.0250256178085735" calcext:value-type="float">
            <text:p>0.0250256178</text:p>
          </table:table-cell>
          <table:table-cell table:formula="of:=([.A82]-100.04)^2" office:value-type="float" office:value="149.8176" calcext:value-type="float">
            <text:p>149.8176</text:p>
          </table:table-cell>
          <table:table-cell/>
          <table:table-cell table:formula="of:=[.Q82]+[.U81]" office:value-type="float" office:value="518.628928210956" calcext:value-type="float">
            <text:p>518.628928211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87.9" calcext:value-type="float">
            <text:p>87.9</text:p>
          </table:table-cell>
          <table:table-cell office:value-type="float" office:value="96.197135925293" calcext:value-type="float">
            <text:p>96.1971359253</text:p>
          </table:table-cell>
          <table:table-cell office:value-type="float" office:value="87.9" calcext:value-type="float">
            <text:p>87.9</text:p>
          </table:table-cell>
          <table:table-cell office:value-type="float" office:value="93.6791152954102" calcext:value-type="float">
            <text:p>93.6791152954</text:p>
          </table:table-cell>
          <table:table-cell office:value-type="float" office:value="87.9" calcext:value-type="float">
            <text:p>87.9</text:p>
          </table:table-cell>
          <table:table-cell office:value-type="float" office:value="94.8887557983398" calcext:value-type="float">
            <text:p>94.8887557983</text:p>
          </table:table-cell>
          <table:table-cell office:value-type="float" office:value="87.9" calcext:value-type="float">
            <text:p>87.9</text:p>
          </table:table-cell>
          <table:table-cell office:value-type="float" office:value="93.6509475708008" calcext:value-type="float">
            <text:p>93.6509475708</text:p>
          </table:table-cell>
          <table:table-cell office:value-type="float" office:value="93.6791152954102" calcext:value-type="float">
            <text:p>93.6791152954</text:p>
          </table:table-cell>
          <table:table-cell/>
          <table:table-cell table:formula="of:=([.A83]-[.B83])^2" office:value-type="float" office:value="34.6723412602231" calcext:value-type="float">
            <text:p>34.6723412602</text:p>
          </table:table-cell>
          <table:table-cell table:formula="of:=([.E83]-[.F83])^2" office:value-type="float" office:value="33.3981735976435" calcext:value-type="float">
            <text:p>33.3981735976</text:p>
          </table:table-cell>
          <table:table-cell table:formula="of:=([.A83]-([.B83]+[.F83])/2)^2" office:value-type="float" office:value="34.0322758783493" calcext:value-type="float">
            <text:p>34.0322758783</text:p>
          </table:table-cell>
          <table:table-cell table:formula="of:=([.I83]-[.J83])^2" office:value-type="float" office:value="33.0733979620993" calcext:value-type="float">
            <text:p>33.0733979621</text:p>
          </table:table-cell>
          <table:table-cell table:formula="of:=[.M83]-[.N83]" office:value-type="float" office:value="1.27416766257956" calcext:value-type="float">
            <text:p>1.2741676626</text:p>
          </table:table-cell>
          <table:table-cell table:formula="of:=[.M83]-[.P83]" office:value-type="float" office:value="1.59894329812377" calcext:value-type="float">
            <text:p>1.5989432981</text:p>
          </table:table-cell>
          <table:table-cell table:formula="of:=([.A83]-100.04)^2" office:value-type="float" office:value="147.3796" calcext:value-type="float">
            <text:p>147.3796</text:p>
          </table:table-cell>
          <table:table-cell/>
          <table:table-cell table:formula="of:=[.Q83]+[.U82]" office:value-type="float" office:value="519.903095873536" calcext:value-type="float">
            <text:p>519.9030958735</text:p>
          </table:table-cell>
        </table:table-row>
        <table:table-row table:style-name="ro1">
          <table:table-cell office:value-type="float" office:value="87.91" calcext:value-type="float">
            <text:p>87.91</text:p>
          </table:table-cell>
          <table:table-cell office:value-type="float" office:value="93.7514572143555" calcext:value-type="float">
            <text:p>93.7514572144</text:p>
          </table:table-cell>
          <table:table-cell office:value-type="float" office:value="87.91" calcext:value-type="float">
            <text:p>87.91</text:p>
          </table:table-cell>
          <table:table-cell office:value-type="float" office:value="101.913116455078" calcext:value-type="float">
            <text:p>101.9131164551</text:p>
          </table:table-cell>
          <table:table-cell office:value-type="float" office:value="87.91" calcext:value-type="float">
            <text:p>87.91</text:p>
          </table:table-cell>
          <table:table-cell office:value-type="float" office:value="93.627571105957" calcext:value-type="float">
            <text:p>93.627571106</text:p>
          </table:table-cell>
          <table:table-cell office:value-type="float" office:value="87.91" calcext:value-type="float">
            <text:p>87.91</text:p>
          </table:table-cell>
          <table:table-cell office:value-type="float" office:value="100.162773132324" calcext:value-type="float">
            <text:p>100.1627731323</text:p>
          </table:table-cell>
          <table:table-cell office:value-type="float" office:value="87.91" calcext:value-type="float">
            <text:p>87.91</text:p>
          </table:table-cell>
          <table:table-cell office:value-type="float" office:value="93.6124954223633" calcext:value-type="float">
            <text:p>93.6124954224</text:p>
          </table:table-cell>
          <table:table-cell office:value-type="float" office:value="93.627571105957" calcext:value-type="float">
            <text:p>93.627571106</text:p>
          </table:table-cell>
          <table:table-cell/>
          <table:table-cell table:formula="of:=([.A84]-[.B84])^2" office:value-type="float" office:value="34.1226223871456" calcext:value-type="float">
            <text:p>34.1226223871</text:p>
          </table:table-cell>
          <table:table-cell table:formula="of:=([.E84]-[.F84])^2" office:value-type="float" office:value="32.6906193516747" calcext:value-type="float">
            <text:p>32.6906193517</text:p>
          </table:table-cell>
          <table:table-cell table:formula="of:=([.A84]-([.B84]+[.F84])/2)^2" office:value-type="float" office:value="33.4027839274466" calcext:value-type="float">
            <text:p>33.4027839274</text:p>
          </table:table-cell>
          <table:table-cell table:formula="of:=([.I84]-[.J84])^2" office:value-type="float" office:value="32.5184540420742" calcext:value-type="float">
            <text:p>32.5184540421</text:p>
          </table:table-cell>
          <table:table-cell table:formula="of:=[.M84]-[.N84]" office:value-type="float" office:value="1.43200303547084" calcext:value-type="float">
            <text:p>1.4320030355</text:p>
          </table:table-cell>
          <table:table-cell table:formula="of:=[.M84]-[.P84]" office:value-type="float" office:value="1.60416834507137" calcext:value-type="float">
            <text:p>1.6041683451</text:p>
          </table:table-cell>
          <table:table-cell table:formula="of:=([.A84]-100.04)^2" office:value-type="float" office:value="147.1369" calcext:value-type="float">
            <text:p>147.1369</text:p>
          </table:table-cell>
          <table:table-cell/>
          <table:table-cell table:formula="of:=[.Q84]+[.U83]" office:value-type="float" office:value="521.335098909007" calcext:value-type="float">
            <text:p>521.335098909</text:p>
          </table:table-cell>
        </table:table-row>
        <table:table-row table:style-name="ro1">
          <table:table-cell office:value-type="float" office:value="87.91" calcext:value-type="float">
            <text:p>87.91</text:p>
          </table:table-cell>
          <table:table-cell office:value-type="float" office:value="94.6661682128906" calcext:value-type="float">
            <text:p>94.6661682129</text:p>
          </table:table-cell>
          <table:table-cell office:value-type="float" office:value="87.91" calcext:value-type="float">
            <text:p>87.91</text:p>
          </table:table-cell>
          <table:table-cell office:value-type="float" office:value="96.8948745727539" calcext:value-type="float">
            <text:p>96.8948745728</text:p>
          </table:table-cell>
          <table:table-cell office:value-type="float" office:value="87.91" calcext:value-type="float">
            <text:p>87.91</text:p>
          </table:table-cell>
          <table:table-cell office:value-type="float" office:value="94.6127014160156" calcext:value-type="float">
            <text:p>94.612701416</text:p>
          </table:table-cell>
          <table:table-cell office:value-type="float" office:value="87.91" calcext:value-type="float">
            <text:p>87.91</text:p>
          </table:table-cell>
          <table:table-cell office:value-type="float" office:value="95.1580505371094" calcext:value-type="float">
            <text:p>95.1580505371</text:p>
          </table:table-cell>
          <table:table-cell office:value-type="float" office:value="87.91" calcext:value-type="float">
            <text:p>87.91</text:p>
          </table:table-cell>
          <table:table-cell office:value-type="float" office:value="94.5267028808594" calcext:value-type="float">
            <text:p>94.5267028809</text:p>
          </table:table-cell>
          <table:table-cell office:value-type="float" office:value="94.6127014160156" calcext:value-type="float">
            <text:p>94.612701416</text:p>
          </table:table-cell>
          <table:table-cell/>
          <table:table-cell table:formula="of:=([.A85]-[.B85])^2" office:value-type="float" office:value="45.6458089208738" calcext:value-type="float">
            <text:p>45.6458089209</text:p>
          </table:table-cell>
          <table:table-cell table:formula="of:=([.E85]-[.F85])^2" office:value-type="float" office:value="44.9262062722579" calcext:value-type="float">
            <text:p>44.9262062723</text:p>
          </table:table-cell>
          <table:table-cell table:formula="of:=([.A85]-([.B85]+[.F85])/2)^2" office:value-type="float" office:value="45.2852929219738" calcext:value-type="float">
            <text:p>45.285292922</text:p>
          </table:table-cell>
          <table:table-cell table:formula="of:=([.I85]-[.J85])^2" office:value-type="float" office:value="43.7807570135728" calcext:value-type="float">
            <text:p>43.7807570136</text:p>
          </table:table-cell>
          <table:table-cell table:formula="of:=[.M85]-[.N85]" office:value-type="float" office:value="0.71960264861584" calcext:value-type="float">
            <text:p>0.7196026486</text:p>
          </table:table-cell>
          <table:table-cell table:formula="of:=[.M85]-[.P85]" office:value-type="float" office:value="1.86505190730095" calcext:value-type="float">
            <text:p>1.8650519073</text:p>
          </table:table-cell>
          <table:table-cell table:formula="of:=([.A85]-100.04)^2" office:value-type="float" office:value="147.1369" calcext:value-type="float">
            <text:p>147.1369</text:p>
          </table:table-cell>
          <table:table-cell/>
          <table:table-cell table:formula="of:=[.Q85]+[.U84]" office:value-type="float" office:value="522.054701557623" calcext:value-type="float">
            <text:p>522.0547015576</text:p>
          </table:table-cell>
        </table:table-row>
        <table:table-row table:style-name="ro1">
          <table:table-cell office:value-type="float" office:value="87.97" calcext:value-type="float">
            <text:p>87.97</text:p>
          </table:table-cell>
          <table:table-cell office:value-type="float" office:value="94.701545715332" calcext:value-type="float">
            <text:p>94.7015457153</text:p>
          </table:table-cell>
          <table:table-cell office:value-type="float" office:value="87.97" calcext:value-type="float">
            <text:p>87.97</text:p>
          </table:table-cell>
          <table:table-cell office:value-type="float" office:value="93.0066833496094" calcext:value-type="float">
            <text:p>93.0066833496</text:p>
          </table:table-cell>
          <table:table-cell office:value-type="float" office:value="87.97" calcext:value-type="float">
            <text:p>87.97</text:p>
          </table:table-cell>
          <table:table-cell office:value-type="float" office:value="93.8304138183594" calcext:value-type="float">
            <text:p>93.8304138184</text:p>
          </table:table-cell>
          <table:table-cell office:value-type="float" office:value="87.97" calcext:value-type="float">
            <text:p>87.97</text:p>
          </table:table-cell>
          <table:table-cell office:value-type="float" office:value="92.5891571044922" calcext:value-type="float">
            <text:p>92.5891571045</text:p>
          </table:table-cell>
          <table:table-cell office:value-type="float" office:value="87.97" calcext:value-type="float">
            <text:p>87.97</text:p>
          </table:table-cell>
          <table:table-cell office:value-type="float" office:value="94.7200012207031" calcext:value-type="float">
            <text:p>94.7200012207</text:p>
          </table:table-cell>
          <table:table-cell office:value-type="float" office:value="93.8304138183594" calcext:value-type="float">
            <text:p>93.8304138184</text:p>
          </table:table-cell>
          <table:table-cell/>
          <table:table-cell table:formula="of:=([.A86]-[.B86])^2" office:value-type="float" office:value="45.313707717605" calcext:value-type="float">
            <text:p>45.3137077176</text:p>
          </table:table-cell>
          <table:table-cell table:formula="of:=([.E86]-[.F86])^2" office:value-type="float" office:value="34.3444501224175" calcext:value-type="float">
            <text:p>34.3444501224</text:p>
          </table:table-cell>
          <table:table-cell table:formula="of:=([.A86]-([.B86]+[.F86])/2)^2" office:value-type="float" office:value="39.6393612245305" calcext:value-type="float">
            <text:p>39.6393612245</text:p>
          </table:table-cell>
          <table:table-cell table:formula="of:=([.I86]-[.J86])^2" office:value-type="float" office:value="45.5625164794937" calcext:value-type="float">
            <text:p>45.5625164795</text:p>
          </table:table-cell>
          <table:table-cell table:formula="of:=[.M86]-[.N86]" office:value-type="float" office:value="10.9692575951875" calcext:value-type="float">
            <text:p>10.9692575952</text:p>
          </table:table-cell>
          <table:table-cell table:formula="of:=[.M86]-[.P86]" office:value-type="float" office:value="-0.248808761888654" calcext:value-type="float">
            <text:p>-0.2488087619</text:p>
          </table:table-cell>
          <table:table-cell table:formula="of:=([.A86]-100.04)^2" office:value-type="float" office:value="145.6849" calcext:value-type="float">
            <text:p>145.6849</text:p>
          </table:table-cell>
          <table:table-cell/>
          <table:table-cell table:formula="of:=[.Q86]+[.U85]" office:value-type="float" office:value="533.02395915281" calcext:value-type="float">
            <text:p>533.0239591528</text:p>
          </table:table-cell>
        </table:table-row>
        <table:table-row table:style-name="ro1">
          <table:table-cell office:value-type="float" office:value="87.99" calcext:value-type="float">
            <text:p>87.99</text:p>
          </table:table-cell>
          <table:table-cell office:value-type="float" office:value="94.4422225952149" calcext:value-type="float">
            <text:p>94.4422225952</text:p>
          </table:table-cell>
          <table:table-cell office:value-type="float" office:value="87.99" calcext:value-type="float">
            <text:p>87.99</text:p>
          </table:table-cell>
          <table:table-cell office:value-type="float" office:value="99.2923049926758" calcext:value-type="float">
            <text:p>99.2923049927</text:p>
          </table:table-cell>
          <table:table-cell office:value-type="float" office:value="87.99" calcext:value-type="float">
            <text:p>87.99</text:p>
          </table:table-cell>
          <table:table-cell office:value-type="float" office:value="93.8421401977539" calcext:value-type="float">
            <text:p>93.8421401978</text:p>
          </table:table-cell>
          <table:table-cell office:value-type="float" office:value="87.99" calcext:value-type="float">
            <text:p>87.99</text:p>
          </table:table-cell>
          <table:table-cell office:value-type="float" office:value="95.6643447875977" calcext:value-type="float">
            <text:p>95.6643447876</text:p>
          </table:table-cell>
          <table:table-cell office:value-type="float" office:value="87.99" calcext:value-type="float">
            <text:p>87.99</text:p>
          </table:table-cell>
          <table:table-cell office:value-type="float" office:value="94.2525329589844" calcext:value-type="float">
            <text:p>94.252532959</text:p>
          </table:table-cell>
          <table:table-cell office:value-type="float" office:value="93.8421401977539" calcext:value-type="float">
            <text:p>93.8421401978</text:p>
          </table:table-cell>
          <table:table-cell/>
          <table:table-cell table:formula="of:=([.A87]-[.B87])^2" office:value-type="float" office:value="41.631176418201" calcext:value-type="float">
            <text:p>41.6311764182</text:p>
          </table:table-cell>
          <table:table-cell table:formula="of:=([.E87]-[.F87])^2" office:value-type="float" office:value="34.2475448941672" calcext:value-type="float">
            <text:p>34.2475448942</text:p>
          </table:table-cell>
          <table:table-cell table:formula="of:=([.A87]-([.B87]+[.F87])/2)^2" office:value-type="float" office:value="37.8493359352485" calcext:value-type="float">
            <text:p>37.8493359352</text:p>
          </table:table-cell>
          <table:table-cell table:formula="of:=([.I87]-[.J87])^2" office:value-type="float" office:value="39.2193190623657" calcext:value-type="float">
            <text:p>39.2193190624</text:p>
          </table:table-cell>
          <table:table-cell table:formula="of:=[.M87]-[.N87]" office:value-type="float" office:value="7.38363152403385" calcext:value-type="float">
            <text:p>7.383631524</text:p>
          </table:table-cell>
          <table:table-cell table:formula="of:=[.M87]-[.P87]" office:value-type="float" office:value="2.41185735583538" calcext:value-type="float">
            <text:p>2.4118573558</text:p>
          </table:table-cell>
          <table:table-cell table:formula="of:=([.A87]-100.04)^2" office:value-type="float" office:value="145.2025" calcext:value-type="float">
            <text:p>145.2025</text:p>
          </table:table-cell>
          <table:table-cell/>
          <table:table-cell table:formula="of:=[.Q87]+[.U86]" office:value-type="float" office:value="540.407590676844" calcext:value-type="float">
            <text:p>540.4075906768</text:p>
          </table:table-cell>
        </table:table-row>
        <table:table-row table:style-name="ro1">
          <table:table-cell office:value-type="float" office:value="88.03" calcext:value-type="float">
            <text:p>88.03</text:p>
          </table:table-cell>
          <table:table-cell office:value-type="float" office:value="95.1640853881836" calcext:value-type="float">
            <text:p>95.1640853882</text:p>
          </table:table-cell>
          <table:table-cell office:value-type="float" office:value="88.03" calcext:value-type="float">
            <text:p>88.03</text:p>
          </table:table-cell>
          <table:table-cell office:value-type="float" office:value="99.5065765380859" calcext:value-type="float">
            <text:p>99.5065765381</text:p>
          </table:table-cell>
          <table:table-cell office:value-type="float" office:value="88.03" calcext:value-type="float">
            <text:p>88.03</text:p>
          </table:table-cell>
          <table:table-cell office:value-type="float" office:value="95.9942855834961" calcext:value-type="float">
            <text:p>95.9942855835</text:p>
          </table:table-cell>
          <table:table-cell office:value-type="float" office:value="88.03" calcext:value-type="float">
            <text:p>88.03</text:p>
          </table:table-cell>
          <table:table-cell office:value-type="float" office:value="97.1165161132813" calcext:value-type="float">
            <text:p>97.1165161133</text:p>
          </table:table-cell>
          <table:table-cell office:value-type="float" office:value="88.03" calcext:value-type="float">
            <text:p>88.03</text:p>
          </table:table-cell>
          <table:table-cell office:value-type="float" office:value="95.3534622192383" calcext:value-type="float">
            <text:p>95.3534622192</text:p>
          </table:table-cell>
          <table:table-cell office:value-type="float" office:value="95.9942855834961" calcext:value-type="float">
            <text:p>95.9942855835</text:p>
          </table:table-cell>
          <table:table-cell/>
          <table:table-cell table:formula="of:=([.A88]-[.B88])^2" office:value-type="float" office:value="50.8951743258946" calcext:value-type="float">
            <text:p>50.8951743259</text:p>
          </table:table-cell>
          <table:table-cell table:formula="of:=([.E88]-[.F88])^2" office:value-type="float" office:value="63.4298448554837" calcext:value-type="float">
            <text:p>63.4298448555</text:p>
          </table:table-cell>
          <table:table-cell table:formula="of:=([.A88]-([.B88]+[.F88])/2)^2" office:value-type="float" office:value="56.9902014996149" calcext:value-type="float">
            <text:p>56.9902014996</text:p>
          </table:table-cell>
          <table:table-cell table:formula="of:=([.I88]-[.J88])^2" office:value-type="float" office:value="53.6330988766105" calcext:value-type="float">
            <text:p>53.6330988766</text:p>
          </table:table-cell>
          <table:table-cell table:formula="of:=[.M88]-[.N88]" office:value-type="float" office:value="-12.5346705295891" calcext:value-type="float">
            <text:p>-12.5346705296</text:p>
          </table:table-cell>
          <table:table-cell table:formula="of:=[.M88]-[.P88]" office:value-type="float" office:value="-2.73792455071583" calcext:value-type="float">
            <text:p>-2.7379245507</text:p>
          </table:table-cell>
          <table:table-cell table:formula="of:=([.A88]-100.04)^2" office:value-type="float" office:value="144.2401" calcext:value-type="float">
            <text:p>144.2401</text:p>
          </table:table-cell>
          <table:table-cell/>
          <table:table-cell table:formula="of:=[.Q88]+[.U87]" office:value-type="float" office:value="527.872920147255" calcext:value-type="float">
            <text:p>527.8729201473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3.3586120605469" calcext:value-type="float">
            <text:p>93.3586120605</text:p>
          </table:table-cell>
          <table:table-cell office:value-type="float" office:value="88.05" calcext:value-type="float">
            <text:p>88.05</text:p>
          </table:table-cell>
          <table:table-cell office:value-type="float" office:value="95.608024597168" calcext:value-type="float">
            <text:p>95.6080245972</text:p>
          </table:table-cell>
          <table:table-cell office:value-type="float" office:value="88.05" calcext:value-type="float">
            <text:p>88.05</text:p>
          </table:table-cell>
          <table:table-cell office:value-type="float" office:value="93.0667572021484" calcext:value-type="float">
            <text:p>93.0667572021</text:p>
          </table:table-cell>
          <table:table-cell office:value-type="float" office:value="88.05" calcext:value-type="float">
            <text:p>88.05</text:p>
          </table:table-cell>
          <table:table-cell office:value-type="float" office:value="91.9730072021484" calcext:value-type="float">
            <text:p>91.9730072021</text:p>
          </table:table-cell>
          <table:table-cell office:value-type="float" office:value="88.05" calcext:value-type="float">
            <text:p>88.05</text:p>
          </table:table-cell>
          <table:table-cell office:value-type="float" office:value="93.4104232788086" calcext:value-type="float">
            <text:p>93.4104232788</text:p>
          </table:table-cell>
          <table:table-cell office:value-type="float" office:value="93.0667572021484" calcext:value-type="float">
            <text:p>93.0667572021</text:p>
          </table:table-cell>
          <table:table-cell/>
          <table:table-cell table:formula="of:=([.A89]-[.B89])^2" office:value-type="float" office:value="28.1813620093838" calcext:value-type="float">
            <text:p>28.1813620094</text:p>
          </table:table-cell>
          <table:table-cell table:formula="of:=([.E89]-[.F89])^2" office:value-type="float" office:value="25.1678528253082" calcext:value-type="float">
            <text:p>25.1678528253</text:p>
          </table:table-cell>
          <table:table-cell table:formula="of:=([.A89]-([.B89]+[.F89])/2)^2" office:value-type="float" office:value="26.6533126027533" calcext:value-type="float">
            <text:p>26.6533126028</text:p>
          </table:table-cell>
          <table:table-cell table:formula="of:=([.I89]-[.J89])^2" office:value-type="float" office:value="28.7341377279931" calcext:value-type="float">
            <text:p>28.734137728</text:p>
          </table:table-cell>
          <table:table-cell table:formula="of:=[.M89]-[.N89]" office:value-type="float" office:value="3.01350918407552" calcext:value-type="float">
            <text:p>3.0135091841</text:p>
          </table:table-cell>
          <table:table-cell table:formula="of:=[.M89]-[.P89]" office:value-type="float" office:value="-0.552775718609336" calcext:value-type="float">
            <text:p>-0.5527757186</text:p>
          </table:table-cell>
          <table:table-cell table:formula="of:=([.A89]-100.04)^2" office:value-type="float" office:value="143.7601" calcext:value-type="float">
            <text:p>143.7601</text:p>
          </table:table-cell>
          <table:table-cell/>
          <table:table-cell table:formula="of:=[.Q89]+[.U88]" office:value-type="float" office:value="530.88642933133" calcext:value-type="float">
            <text:p>530.8864293313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3.7961807250977" calcext:value-type="float">
            <text:p>93.7961807251</text:p>
          </table:table-cell>
          <table:table-cell office:value-type="float" office:value="88.05" calcext:value-type="float">
            <text:p>88.05</text:p>
          </table:table-cell>
          <table:table-cell office:value-type="float" office:value="95.1576690673828" calcext:value-type="float">
            <text:p>95.1576690674</text:p>
          </table:table-cell>
          <table:table-cell office:value-type="float" office:value="88.05" calcext:value-type="float">
            <text:p>88.05</text:p>
          </table:table-cell>
          <table:table-cell office:value-type="float" office:value="92.7318344116211" calcext:value-type="float">
            <text:p>92.7318344116</text:p>
          </table:table-cell>
          <table:table-cell office:value-type="float" office:value="88.05" calcext:value-type="float">
            <text:p>88.05</text:p>
          </table:table-cell>
          <table:table-cell office:value-type="float" office:value="93.5324401855469" calcext:value-type="float">
            <text:p>93.5324401855</text:p>
          </table:table-cell>
          <table:table-cell office:value-type="float" office:value="88.05" calcext:value-type="float">
            <text:p>88.05</text:p>
          </table:table-cell>
          <table:table-cell office:value-type="float" office:value="93.4516067504883" calcext:value-type="float">
            <text:p>93.4516067505</text:p>
          </table:table-cell>
          <table:table-cell office:value-type="float" office:value="92.7318344116211" calcext:value-type="float">
            <text:p>92.7318344116</text:p>
          </table:table-cell>
          <table:table-cell/>
          <table:table-cell table:formula="of:=([.A90]-[.B90])^2" office:value-type="float" office:value="33.0185929254839" calcext:value-type="float">
            <text:p>33.0185929255</text:p>
          </table:table-cell>
          <table:table-cell table:formula="of:=([.E90]-[.F90])^2" office:value-type="float" office:value="21.9195734578395" calcext:value-type="float">
            <text:p>21.9195734578</text:p>
          </table:table-cell>
          <table:table-cell table:formula="of:=([.A90]-([.B90]+[.F90])/2)^2" office:value-type="float" office:value="27.1858749229089" calcext:value-type="float">
            <text:p>27.1858749229</text:p>
          </table:table-cell>
          <table:table-cell table:formula="of:=([.I90]-[.J90])^2" office:value-type="float" office:value="29.1773554869206" calcext:value-type="float">
            <text:p>29.1773554869</text:p>
          </table:table-cell>
          <table:table-cell table:formula="of:=[.M90]-[.N90]" office:value-type="float" office:value="11.0990194676444" calcext:value-type="float">
            <text:p>11.0990194676</text:p>
          </table:table-cell>
          <table:table-cell table:formula="of:=[.M90]-[.P90]" office:value-type="float" office:value="3.84123743856326" calcext:value-type="float">
            <text:p>3.8412374386</text:p>
          </table:table-cell>
          <table:table-cell table:formula="of:=([.A90]-100.04)^2" office:value-type="float" office:value="143.7601" calcext:value-type="float">
            <text:p>143.7601</text:p>
          </table:table-cell>
          <table:table-cell/>
          <table:table-cell table:formula="of:=[.Q90]+[.U89]" office:value-type="float" office:value="541.985448798975" calcext:value-type="float">
            <text:p>541.985448799</text:p>
          </table:table-cell>
        </table:table-row>
        <table:table-row table:style-name="ro1">
          <table:table-cell office:value-type="float" office:value="88.06" calcext:value-type="float">
            <text:p>88.0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06" calcext:value-type="float">
            <text:p>88.06</text:p>
          </table:table-cell>
          <table:table-cell office:value-type="float" office:value="101.231063842773" calcext:value-type="float">
            <text:p>101.2310638428</text:p>
          </table:table-cell>
          <table:table-cell office:value-type="float" office:value="88.06" calcext:value-type="float">
            <text:p>88.06</text:p>
          </table:table-cell>
          <table:table-cell office:value-type="float" office:value="94.9711151123047" calcext:value-type="float">
            <text:p>94.9711151123</text:p>
          </table:table-cell>
          <table:table-cell office:value-type="float" office:value="88.06" calcext:value-type="float">
            <text:p>88.06</text:p>
          </table:table-cell>
          <table:table-cell office:value-type="float" office:value="95.8603668212891" calcext:value-type="float">
            <text:p>95.8603668213</text:p>
          </table:table-cell>
          <table:table-cell office:value-type="float" office:value="88.06" calcext:value-type="float">
            <text:p>88.06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4.9711151123047" calcext:value-type="float">
            <text:p>94.9711151123</text:p>
          </table:table-cell>
          <table:table-cell/>
          <table:table-cell table:formula="of:=([.A91]-[.B91])^2" office:value-type="float" office:value="41.9328851867177" calcext:value-type="float">
            <text:p>41.9328851867</text:p>
          </table:table-cell>
          <table:table-cell table:formula="of:=([.E91]-[.F91])^2" office:value-type="float" office:value="47.7635120955262" calcext:value-type="float">
            <text:p>47.7635120955</text:p>
          </table:table-cell>
          <table:table-cell table:formula="of:=([.A91]-([.B91]+[.F91])/2)^2" office:value-type="float" office:value="44.8007717095474" calcext:value-type="float">
            <text:p>44.8007717095</text:p>
          </table:table-cell>
          <table:table-cell table:formula="of:=([.I91]-[.J91])^2" office:value-type="float" office:value="41.4011109505001" calcext:value-type="float">
            <text:p>41.4011109505</text:p>
          </table:table-cell>
          <table:table-cell table:formula="of:=[.M91]-[.N91]" office:value-type="float" office:value="-5.83062690880848" calcext:value-type="float">
            <text:p>-5.8306269088</text:p>
          </table:table-cell>
          <table:table-cell table:formula="of:=[.M91]-[.P91]" office:value-type="float" office:value="0.531774236217608" calcext:value-type="float">
            <text:p>0.5317742362</text:p>
          </table:table-cell>
          <table:table-cell table:formula="of:=([.A91]-100.04)^2" office:value-type="float" office:value="143.5204" calcext:value-type="float">
            <text:p>143.5204</text:p>
          </table:table-cell>
          <table:table-cell/>
          <table:table-cell table:formula="of:=[.Q91]+[.U90]" office:value-type="float" office:value="536.154821890166" calcext:value-type="float">
            <text:p>536.1548218902</text:p>
          </table:table-cell>
        </table:table-row>
        <table:table-row table:style-name="ro1">
          <table:table-cell office:value-type="float" office:value="88.08" calcext:value-type="float">
            <text:p>88.08</text:p>
          </table:table-cell>
          <table:table-cell office:value-type="float" office:value="94.7635116577149" calcext:value-type="float">
            <text:p>94.7635116577</text:p>
          </table:table-cell>
          <table:table-cell office:value-type="float" office:value="88.08" calcext:value-type="float">
            <text:p>88.08</text:p>
          </table:table-cell>
          <table:table-cell office:value-type="float" office:value="95.4908981323242" calcext:value-type="float">
            <text:p>95.4908981323</text:p>
          </table:table-cell>
          <table:table-cell office:value-type="float" office:value="88.08" calcext:value-type="float">
            <text:p>88.08</text:p>
          </table:table-cell>
          <table:table-cell office:value-type="float" office:value="93.942253112793" calcext:value-type="float">
            <text:p>93.9422531128</text:p>
          </table:table-cell>
          <table:table-cell office:value-type="float" office:value="88.08" calcext:value-type="float">
            <text:p>88.08</text:p>
          </table:table-cell>
          <table:table-cell office:value-type="float" office:value="96.0749893188477" calcext:value-type="float">
            <text:p>96.0749893188</text:p>
          </table:table-cell>
          <table:table-cell office:value-type="float" office:value="88.08" calcext:value-type="float">
            <text:p>88.08</text:p>
          </table:table-cell>
          <table:table-cell office:value-type="float" office:value="94.7607192993164" calcext:value-type="float">
            <text:p>94.7607192993</text:p>
          </table:table-cell>
          <table:table-cell office:value-type="float" office:value="93.942253112793" calcext:value-type="float">
            <text:p>93.9422531128</text:p>
          </table:table-cell>
          <table:table-cell/>
          <table:table-cell table:formula="of:=([.A92]-[.B92])^2" office:value-type="float" office:value="44.6693280788102" calcext:value-type="float">
            <text:p>44.6693280788</text:p>
          </table:table-cell>
          <table:table-cell table:formula="of:=([.E92]-[.F92])^2" office:value-type="float" office:value="34.3660115584509" calcext:value-type="float">
            <text:p>34.3660115585</text:p>
          </table:table-cell>
          <table:table-cell table:formula="of:=([.A92]-([.B92]+[.F92])/2)^2" office:value-type="float" office:value="39.3490534192288" calcext:value-type="float">
            <text:p>39.3490534192</text:p>
          </table:table-cell>
          <table:table-cell table:formula="of:=([.I92]-[.J92])^2" office:value-type="float" office:value="44.6320103562587" calcext:value-type="float">
            <text:p>44.6320103563</text:p>
          </table:table-cell>
          <table:table-cell table:formula="of:=[.M92]-[.N92]" office:value-type="float" office:value="10.3033165203594" calcext:value-type="float">
            <text:p>10.3033165204</text:p>
          </table:table-cell>
          <table:table-cell table:formula="of:=[.M92]-[.P92]" office:value-type="float" office:value="0.0373177225515207" calcext:value-type="float">
            <text:p>0.0373177226</text:p>
          </table:table-cell>
          <table:table-cell table:formula="of:=([.A92]-100.04)^2" office:value-type="float" office:value="143.0416" calcext:value-type="float">
            <text:p>143.0416</text:p>
          </table:table-cell>
          <table:table-cell/>
          <table:table-cell table:formula="of:=[.Q92]+[.U91]" office:value-type="float" office:value="546.458138410526" calcext:value-type="float">
            <text:p>546.4581384105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4.295539855957" calcext:value-type="float">
            <text:p>94.295539856</text:p>
          </table:table-cell>
          <table:table-cell office:value-type="float" office:value="88.1" calcext:value-type="float">
            <text:p>88.1</text:p>
          </table:table-cell>
          <table:table-cell office:value-type="float" office:value="93.4455718994141" calcext:value-type="float">
            <text:p>93.4455718994</text:p>
          </table:table-cell>
          <table:table-cell office:value-type="float" office:value="88.1" calcext:value-type="float">
            <text:p>88.1</text:p>
          </table:table-cell>
          <table:table-cell office:value-type="float" office:value="93.2328643798828" calcext:value-type="float">
            <text:p>93.2328643799</text:p>
          </table:table-cell>
          <table:table-cell office:value-type="float" office:value="88.1" calcext:value-type="float">
            <text:p>88.1</text:p>
          </table:table-cell>
          <table:table-cell office:value-type="float" office:value="95.2948379516602" calcext:value-type="float">
            <text:p>95.2948379517</text:p>
          </table:table-cell>
          <table:table-cell office:value-type="float" office:value="88.1" calcext:value-type="float">
            <text:p>88.1</text:p>
          </table:table-cell>
          <table:table-cell office:value-type="float" office:value="94.3018569946289" calcext:value-type="float">
            <text:p>94.3018569946</text:p>
          </table:table-cell>
          <table:table-cell office:value-type="float" office:value="93.2328643798828" calcext:value-type="float">
            <text:p>93.2328643799</text:p>
          </table:table-cell>
          <table:table-cell/>
          <table:table-cell table:formula="of:=([.A93]-[.B93])^2" office:value-type="float" office:value="38.3847141067521" calcext:value-type="float">
            <text:p>38.3847141068</text:p>
          </table:table-cell>
          <table:table-cell table:formula="of:=([.E93]-[.F93])^2" office:value-type="float" office:value="26.3462967422698" calcext:value-type="float">
            <text:p>26.3462967423</text:p>
          </table:table-cell>
          <table:table-cell table:formula="of:=([.A93]-([.B93]+[.F93])/2)^2" office:value-type="float" office:value="32.0831856326486" calcext:value-type="float">
            <text:p>32.0831856326</text:p>
          </table:table-cell>
          <table:table-cell table:formula="of:=([.I93]-[.J93])^2" office:value-type="float" office:value="38.4630301818276" calcext:value-type="float">
            <text:p>38.4630301818</text:p>
          </table:table-cell>
          <table:table-cell table:formula="of:=[.M93]-[.N93]" office:value-type="float" office:value="12.0384173644823" calcext:value-type="float">
            <text:p>12.0384173645</text:p>
          </table:table-cell>
          <table:table-cell table:formula="of:=[.M93]-[.P93]" office:value-type="float" office:value="-0.0783160750754206" calcext:value-type="float">
            <text:p>-0.0783160751</text:p>
          </table:table-cell>
          <table:table-cell table:formula="of:=([.A93]-100.04)^2" office:value-type="float" office:value="142.5636" calcext:value-type="float">
            <text:p>142.5636</text:p>
          </table:table-cell>
          <table:table-cell/>
          <table:table-cell table:formula="of:=[.Q93]+[.U92]" office:value-type="float" office:value="558.496555775008" calcext:value-type="float">
            <text:p>558.496555775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5.5093460083008" calcext:value-type="float">
            <text:p>95.5093460083</text:p>
          </table:table-cell>
          <table:table-cell office:value-type="float" office:value="88.1" calcext:value-type="float">
            <text:p>88.1</text:p>
          </table:table-cell>
          <table:table-cell office:value-type="float" office:value="102.513565063477" calcext:value-type="float">
            <text:p>102.5135650635</text:p>
          </table:table-cell>
          <table:table-cell office:value-type="float" office:value="88.1" calcext:value-type="float">
            <text:p>88.1</text:p>
          </table:table-cell>
          <table:table-cell office:value-type="float" office:value="94.7108383178711" calcext:value-type="float">
            <text:p>94.7108383179</text:p>
          </table:table-cell>
          <table:table-cell office:value-type="float" office:value="88.1" calcext:value-type="float">
            <text:p>88.1</text:p>
          </table:table-cell>
          <table:table-cell office:value-type="float" office:value="101.907203674316" calcext:value-type="float">
            <text:p>101.9072036743</text:p>
          </table:table-cell>
          <table:table-cell office:value-type="float" office:value="88.1" calcext:value-type="float">
            <text:p>88.1</text:p>
          </table:table-cell>
          <table:table-cell office:value-type="float" office:value="95.2285308837891" calcext:value-type="float">
            <text:p>95.2285308838</text:p>
          </table:table-cell>
          <table:table-cell office:value-type="float" office:value="94.7108383178711" calcext:value-type="float">
            <text:p>94.7108383179</text:p>
          </table:table-cell>
          <table:table-cell/>
          <table:table-cell table:formula="of:=([.A94]-[.B94])^2" office:value-type="float" office:value="54.8984082707228" calcext:value-type="float">
            <text:p>54.8984082707</text:p>
          </table:table-cell>
          <table:table-cell table:formula="of:=([.E94]-[.F94])^2" office:value-type="float" office:value="43.7031832650328" calcext:value-type="float">
            <text:p>43.703183265</text:p>
          </table:table-cell>
          <table:table-cell table:formula="of:=([.A94]-([.B94]+[.F94])/2)^2" office:value-type="float" office:value="49.141392134959" calcext:value-type="float">
            <text:p>49.141392135</text:p>
          </table:table-cell>
          <table:table-cell table:formula="of:=([.I94]-[.J94])^2" office:value-type="float" office:value="50.8159525611346" calcext:value-type="float">
            <text:p>50.8159525611</text:p>
          </table:table-cell>
          <table:table-cell table:formula="of:=[.M94]-[.N94]" office:value-type="float" office:value="11.19522500569" calcext:value-type="float">
            <text:p>11.1952250057</text:p>
          </table:table-cell>
          <table:table-cell table:formula="of:=[.M94]-[.P94]" office:value-type="float" office:value="4.08245570958825" calcext:value-type="float">
            <text:p>4.0824557096</text:p>
          </table:table-cell>
          <table:table-cell table:formula="of:=([.A94]-100.04)^2" office:value-type="float" office:value="142.5636" calcext:value-type="float">
            <text:p>142.5636</text:p>
          </table:table-cell>
          <table:table-cell/>
          <table:table-cell table:formula="of:=[.Q94]+[.U93]" office:value-type="float" office:value="569.691780780698" calcext:value-type="float">
            <text:p>569.6917807807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3.5592193603516" calcext:value-type="float">
            <text:p>93.5592193604</text:p>
          </table:table-cell>
          <table:table-cell office:value-type="float" office:value="88.12" calcext:value-type="float">
            <text:p>88.12</text:p>
          </table:table-cell>
          <table:table-cell office:value-type="float" office:value="92.9444122314453" calcext:value-type="float">
            <text:p>92.9444122314</text:p>
          </table:table-cell>
          <table:table-cell office:value-type="float" office:value="88.12" calcext:value-type="float">
            <text:p>88.12</text:p>
          </table:table-cell>
          <table:table-cell office:value-type="float" office:value="92.2619171142578" calcext:value-type="float">
            <text:p>92.2619171143</text:p>
          </table:table-cell>
          <table:table-cell office:value-type="float" office:value="88.12" calcext:value-type="float">
            <text:p>88.12</text:p>
          </table:table-cell>
          <table:table-cell office:value-type="float" office:value="90.981330871582" calcext:value-type="float">
            <text:p>90.9813308716</text:p>
          </table:table-cell>
          <table:table-cell office:value-type="float" office:value="88.12" calcext:value-type="float">
            <text:p>88.12</text:p>
          </table:table-cell>
          <table:table-cell office:value-type="float" office:value="93.4580688476563" calcext:value-type="float">
            <text:p>93.4580688477</text:p>
          </table:table-cell>
          <table:table-cell office:value-type="float" office:value="92.2619171142578" calcext:value-type="float">
            <text:p>92.2619171143</text:p>
          </table:table-cell>
          <table:table-cell/>
          <table:table-cell table:formula="of:=([.A95]-[.B95])^2" office:value-type="float" office:value="29.5851072500232" calcext:value-type="float">
            <text:p>29.58510725</text:p>
          </table:table-cell>
          <table:table-cell table:formula="of:=([.E95]-[.F95])^2" office:value-type="float" office:value="17.1554773813817" calcext:value-type="float">
            <text:p>17.1554773814</text:p>
          </table:table-cell>
          <table:table-cell table:formula="of:=([.A95]-([.B95]+[.F95])/2)^2" office:value-type="float" office:value="22.9495440362725" calcext:value-type="float">
            <text:p>22.9495440363</text:p>
          </table:table-cell>
          <table:table-cell table:formula="of:=([.I95]-[.J95])^2" office:value-type="float" office:value="28.4949790223181" calcext:value-type="float">
            <text:p>28.4949790223</text:p>
          </table:table-cell>
          <table:table-cell table:formula="of:=[.M95]-[.N95]" office:value-type="float" office:value="12.4296298686415" calcext:value-type="float">
            <text:p>12.4296298686</text:p>
          </table:table-cell>
          <table:table-cell table:formula="of:=[.M95]-[.P95]" office:value-type="float" office:value="1.09012822770513" calcext:value-type="float">
            <text:p>1.0901282277</text:p>
          </table:table-cell>
          <table:table-cell table:formula="of:=([.A95]-100.04)^2" office:value-type="float" office:value="142.0864" calcext:value-type="float">
            <text:p>142.0864</text:p>
          </table:table-cell>
          <table:table-cell/>
          <table:table-cell table:formula="of:=[.Q95]+[.U94]" office:value-type="float" office:value="582.12141064934" calcext:value-type="float">
            <text:p>582.1214106493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5.0803909301758" calcext:value-type="float">
            <text:p>95.0803909302</text:p>
          </table:table-cell>
          <table:table-cell office:value-type="float" office:value="88.12" calcext:value-type="float">
            <text:p>88.12</text:p>
          </table:table-cell>
          <table:table-cell office:value-type="float" office:value="95.9746856689453" calcext:value-type="float">
            <text:p>95.9746856689</text:p>
          </table:table-cell>
          <table:table-cell office:value-type="float" office:value="88.12" calcext:value-type="float">
            <text:p>88.12</text:p>
          </table:table-cell>
          <table:table-cell office:value-type="float" office:value="94.3690795898437" calcext:value-type="float">
            <text:p>94.3690795898</text:p>
          </table:table-cell>
          <table:table-cell office:value-type="float" office:value="88.12" calcext:value-type="float">
            <text:p>88.12</text:p>
          </table:table-cell>
          <table:table-cell office:value-type="float" office:value="97.8905563354492" calcext:value-type="float">
            <text:p>97.8905563354</text:p>
          </table:table-cell>
          <table:table-cell office:value-type="float" office:value="88.12" calcext:value-type="float">
            <text:p>88.12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3690795898437" calcext:value-type="float">
            <text:p>94.3690795898</text:p>
          </table:table-cell>
          <table:table-cell/>
          <table:table-cell table:formula="of:=([.A96]-[.B96])^2" office:value-type="float" office:value="48.4470419008732" calcext:value-type="float">
            <text:p>48.4470419009</text:p>
          </table:table-cell>
          <table:table-cell table:formula="of:=([.E96]-[.F96])^2" office:value-type="float" office:value="39.0509957202017" calcext:value-type="float">
            <text:p>39.0509957202</text:p>
          </table:table-cell>
          <table:table-cell table:formula="of:=([.A96]-([.B96]+[.F96])/2)^2" office:value-type="float" office:value="43.6225278548162" calcext:value-type="float">
            <text:p>43.6225278548</text:p>
          </table:table-cell>
          <table:table-cell table:formula="of:=([.I96]-[.J96])^2" office:value-type="float" office:value="47.7486103224084" calcext:value-type="float">
            <text:p>47.7486103224</text:p>
          </table:table-cell>
          <table:table-cell table:formula="of:=[.M96]-[.N96]" office:value-type="float" office:value="9.39604618067154" calcext:value-type="float">
            <text:p>9.3960461807</text:p>
          </table:table-cell>
          <table:table-cell table:formula="of:=[.M96]-[.P96]" office:value-type="float" office:value="0.698431578464806" calcext:value-type="float">
            <text:p>0.6984315785</text:p>
          </table:table-cell>
          <table:table-cell table:formula="of:=([.A96]-100.04)^2" office:value-type="float" office:value="142.0864" calcext:value-type="float">
            <text:p>142.0864</text:p>
          </table:table-cell>
          <table:table-cell/>
          <table:table-cell table:formula="of:=[.Q96]+[.U95]" office:value-type="float" office:value="591.517456830011" calcext:value-type="float">
            <text:p>591.51745683</text:p>
          </table:table-cell>
        </table:table-row>
        <table:table-row table:style-name="ro1">
          <table:table-cell office:value-type="float" office:value="88.21" calcext:value-type="float">
            <text:p>88.2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21" calcext:value-type="float">
            <text:p>88.21</text:p>
          </table:table-cell>
          <table:table-cell office:value-type="float" office:value="95.3527755737305" calcext:value-type="float">
            <text:p>95.3527755737</text:p>
          </table:table-cell>
          <table:table-cell office:value-type="float" office:value="88.21" calcext:value-type="float">
            <text:p>88.21</text:p>
          </table:table-cell>
          <table:table-cell office:value-type="float" office:value="93.6793899536133" calcext:value-type="float">
            <text:p>93.6793899536</text:p>
          </table:table-cell>
          <table:table-cell office:value-type="float" office:value="88.21" calcext:value-type="float">
            <text:p>88.21</text:p>
          </table:table-cell>
          <table:table-cell office:value-type="float" office:value="94.3665542602539" calcext:value-type="float">
            <text:p>94.3665542603</text:p>
          </table:table-cell>
          <table:table-cell office:value-type="float" office:value="88.21" calcext:value-type="float">
            <text:p>88.21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6793899536133" calcext:value-type="float">
            <text:p>93.6793899536</text:p>
          </table:table-cell>
          <table:table-cell/>
          <table:table-cell table:formula="of:=([.A97]-[.B97])^2" office:value-type="float" office:value="40.0127170043448" calcext:value-type="float">
            <text:p>40.0127170043</text:p>
          </table:table-cell>
          <table:table-cell table:formula="of:=([.E97]-[.F97])^2" office:value-type="float" office:value="29.914226464686" calcext:value-type="float">
            <text:p>29.9142264647</text:p>
          </table:table-cell>
          <table:table-cell table:formula="of:=([.A97]-([.B97]+[.F97])/2)^2" office:value-type="float" office:value="34.7802146871956" calcext:value-type="float">
            <text:p>34.7802146872</text:p>
          </table:table-cell>
          <table:table-cell table:formula="of:=([.I97]-[.J97])^2" office:value-type="float" office:value="39.4933000984494" calcext:value-type="float">
            <text:p>39.4933000984</text:p>
          </table:table-cell>
          <table:table-cell table:formula="of:=[.M97]-[.N97]" office:value-type="float" office:value="10.0984905396588" calcext:value-type="float">
            <text:p>10.0984905397</text:p>
          </table:table-cell>
          <table:table-cell table:formula="of:=[.M97]-[.P97]" office:value-type="float" office:value="0.519416905895341" calcext:value-type="float">
            <text:p>0.5194169059</text:p>
          </table:table-cell>
          <table:table-cell table:formula="of:=([.A97]-100.04)^2" office:value-type="float" office:value="139.9489" calcext:value-type="float">
            <text:p>139.9489</text:p>
          </table:table-cell>
          <table:table-cell/>
          <table:table-cell table:formula="of:=[.Q97]+[.U96]" office:value-type="float" office:value="601.61594736967" calcext:value-type="float">
            <text:p>601.6159473697</text:p>
          </table:table-cell>
        </table:table-row>
        <table:table-row table:style-name="ro1">
          <table:table-cell office:value-type="float" office:value="88.22" calcext:value-type="float">
            <text:p>88.22</text:p>
          </table:table-cell>
          <table:table-cell office:value-type="float" office:value="94.2127380371094" calcext:value-type="float">
            <text:p>94.2127380371</text:p>
          </table:table-cell>
          <table:table-cell office:value-type="float" office:value="88.22" calcext:value-type="float">
            <text:p>88.22</text:p>
          </table:table-cell>
          <table:table-cell office:value-type="float" office:value="92.4386215209961" calcext:value-type="float">
            <text:p>92.438621521</text:p>
          </table:table-cell>
          <table:table-cell office:value-type="float" office:value="88.22" calcext:value-type="float">
            <text:p>88.22</text:p>
          </table:table-cell>
          <table:table-cell office:value-type="float" office:value="93.3473968505859" calcext:value-type="float">
            <text:p>93.3473968506</text:p>
          </table:table-cell>
          <table:table-cell office:value-type="float" office:value="88.22" calcext:value-type="float">
            <text:p>88.22</text:p>
          </table:table-cell>
          <table:table-cell office:value-type="float" office:value="91.7144317626953" calcext:value-type="float">
            <text:p>91.7144317627</text:p>
          </table:table-cell>
          <table:table-cell office:value-type="float" office:value="88.22" calcext:value-type="float">
            <text:p>88.22</text:p>
          </table:table-cell>
          <table:table-cell office:value-type="float" office:value="94.1130294799805" calcext:value-type="float">
            <text:p>94.11302948</text:p>
          </table:table-cell>
          <table:table-cell office:value-type="float" office:value="93.3473968505859" calcext:value-type="float">
            <text:p>93.3473968506</text:p>
          </table:table-cell>
          <table:table-cell/>
          <table:table-cell table:formula="of:=([.A98]-[.B98])^2" office:value-type="float" office:value="35.9129091814175" calcext:value-type="float">
            <text:p>35.9129091814</text:p>
          </table:table-cell>
          <table:table-cell table:formula="of:=([.E98]-[.F98])^2" office:value-type="float" office:value="26.2901984633986" calcext:value-type="float">
            <text:p>26.2901984634</text:p>
          </table:table-cell>
          <table:table-cell table:formula="of:=([.A98]-([.B98]+[.F98])/2)^2" office:value-type="float" office:value="30.9143499801346" calcext:value-type="float">
            <text:p>30.9143499801</text:p>
          </table:table-cell>
          <table:table-cell table:formula="of:=([.I98]-[.J98])^2" office:value-type="float" office:value="34.7277964519189" calcext:value-type="float">
            <text:p>34.7277964519</text:p>
          </table:table-cell>
          <table:table-cell table:formula="of:=[.M98]-[.N98]" office:value-type="float" office:value="9.62271071801894" calcext:value-type="float">
            <text:p>9.622710718</text:p>
          </table:table-cell>
          <table:table-cell table:formula="of:=[.M98]-[.P98]" office:value-type="float" office:value="1.18511272949866" calcext:value-type="float">
            <text:p>1.1851127295</text:p>
          </table:table-cell>
          <table:table-cell table:formula="of:=([.A98]-100.04)^2" office:value-type="float" office:value="139.7124" calcext:value-type="float">
            <text:p>139.7124</text:p>
          </table:table-cell>
          <table:table-cell/>
          <table:table-cell table:formula="of:=[.Q98]+[.U97]" office:value-type="float" office:value="611.238658087689" calcext:value-type="float">
            <text:p>611.2386580877</text:p>
          </table:table-cell>
        </table:table-row>
        <table:table-row table:style-name="ro1">
          <table:table-cell office:value-type="float" office:value="88.27" calcext:value-type="float">
            <text:p>88.27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88.27" calcext:value-type="float">
            <text:p>88.27</text:p>
          </table:table-cell>
          <table:table-cell office:value-type="float" office:value="97.487678527832" calcext:value-type="float">
            <text:p>97.4876785278</text:p>
          </table:table-cell>
          <table:table-cell office:value-type="float" office:value="88.27" calcext:value-type="float">
            <text:p>88.27</text:p>
          </table:table-cell>
          <table:table-cell office:value-type="float" office:value="95.7968978881836" calcext:value-type="float">
            <text:p>95.7968978882</text:p>
          </table:table-cell>
          <table:table-cell office:value-type="float" office:value="88.27" calcext:value-type="float">
            <text:p>88.27</text:p>
          </table:table-cell>
          <table:table-cell office:value-type="float" office:value="96.9151916503906" calcext:value-type="float">
            <text:p>96.9151916504</text:p>
          </table:table-cell>
          <table:table-cell office:value-type="float" office:value="88.27" calcext:value-type="float">
            <text:p>88.27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5.7968978881836" calcext:value-type="float">
            <text:p>95.7968978882</text:p>
          </table:table-cell>
          <table:table-cell/>
          <table:table-cell table:formula="of:=([.A99]-[.B99])^2" office:value-type="float" office:value="48.0520375911446" calcext:value-type="float">
            <text:p>48.0520375911</text:p>
          </table:table-cell>
          <table:table-cell table:formula="of:=([.E99]-[.F99])^2" office:value-type="float" office:value="56.6541918191427" calcext:value-type="float">
            <text:p>56.6541918191</text:p>
          </table:table-cell>
          <table:table-cell table:formula="of:=([.A99]-([.B99]+[.F99])/2)^2" office:value-type="float" office:value="52.264626249049" calcext:value-type="float">
            <text:p>52.264626249</text:p>
          </table:table-cell>
          <table:table-cell table:formula="of:=([.I99]-[.J99])^2" office:value-type="float" office:value="45.6980992445277" calcext:value-type="float">
            <text:p>45.6980992445</text:p>
          </table:table-cell>
          <table:table-cell table:formula="of:=[.M99]-[.N99]" office:value-type="float" office:value="-8.60215422799811" calcext:value-type="float">
            <text:p>-8.602154228</text:p>
          </table:table-cell>
          <table:table-cell table:formula="of:=[.M99]-[.P99]" office:value-type="float" office:value="2.35393834661692" calcext:value-type="float">
            <text:p>2.3539383466</text:p>
          </table:table-cell>
          <table:table-cell table:formula="of:=([.A99]-100.04)^2" office:value-type="float" office:value="138.5329" calcext:value-type="float">
            <text:p>138.5329</text:p>
          </table:table-cell>
          <table:table-cell/>
          <table:table-cell table:formula="of:=[.Q99]+[.U98]" office:value-type="float" office:value="602.636503859691" calcext:value-type="float">
            <text:p>602.6365038597</text:p>
          </table:table-cell>
        </table:table-row>
        <table:table-row table:style-name="ro1">
          <table:table-cell office:value-type="float" office:value="88.28" calcext:value-type="float">
            <text:p>88.28</text:p>
          </table:table-cell>
          <table:table-cell office:value-type="float" office:value="94.4014587402344" calcext:value-type="float">
            <text:p>94.4014587402</text:p>
          </table:table-cell>
          <table:table-cell office:value-type="float" office:value="88.28" calcext:value-type="float">
            <text:p>88.28</text:p>
          </table:table-cell>
          <table:table-cell office:value-type="float" office:value="96.8159332275391" calcext:value-type="float">
            <text:p>96.8159332275</text:p>
          </table:table-cell>
          <table:table-cell office:value-type="float" office:value="88.28" calcext:value-type="float">
            <text:p>88.28</text:p>
          </table:table-cell>
          <table:table-cell office:value-type="float" office:value="92.8046493530274" calcext:value-type="float">
            <text:p>92.804649353</text:p>
          </table:table-cell>
          <table:table-cell office:value-type="float" office:value="88.28" calcext:value-type="float">
            <text:p>88.28</text:p>
          </table:table-cell>
          <table:table-cell office:value-type="float" office:value="100.771667480469" calcext:value-type="float">
            <text:p>100.7716674805</text:p>
          </table:table-cell>
          <table:table-cell office:value-type="float" office:value="88.28" calcext:value-type="float">
            <text:p>88.28</text:p>
          </table:table-cell>
          <table:table-cell office:value-type="float" office:value="94.264762878418" calcext:value-type="float">
            <text:p>94.2647628784</text:p>
          </table:table-cell>
          <table:table-cell office:value-type="float" office:value="92.8046493530274" calcext:value-type="float">
            <text:p>92.804649353</text:p>
          </table:table-cell>
          <table:table-cell/>
          <table:table-cell table:formula="of:=([.A100]-[.B100])^2" office:value-type="float" office:value="37.4722571083918" calcext:value-type="float">
            <text:p>37.4722571084</text:p>
          </table:table-cell>
          <table:table-cell table:formula="of:=([.E100]-[.F100])^2" office:value-type="float" office:value="20.4724517678507" calcext:value-type="float">
            <text:p>20.4724517679</text:p>
          </table:table-cell>
          <table:table-cell table:formula="of:=([.A100]-([.B100]+[.F100])/2)^2" office:value-type="float" office:value="28.3349043833532" calcext:value-type="float">
            <text:p>28.3349043834</text:p>
          </table:table-cell>
          <table:table-cell table:formula="of:=([.I100]-[.J100])^2" office:value-type="float" office:value="35.8173867108897" calcext:value-type="float">
            <text:p>35.8173867109</text:p>
          </table:table-cell>
          <table:table-cell table:formula="of:=[.M100]-[.N100]" office:value-type="float" office:value="16.9998053405411" calcext:value-type="float">
            <text:p>16.9998053405</text:p>
          </table:table-cell>
          <table:table-cell table:formula="of:=[.M100]-[.P100]" office:value-type="float" office:value="1.65487039750209" calcext:value-type="float">
            <text:p>1.6548703975</text:p>
          </table:table-cell>
          <table:table-cell table:formula="of:=([.A100]-100.04)^2" office:value-type="float" office:value="138.2976" calcext:value-type="float">
            <text:p>138.2976</text:p>
          </table:table-cell>
          <table:table-cell/>
          <table:table-cell table:formula="of:=[.Q100]+[.U99]" office:value-type="float" office:value="619.636309200232" calcext:value-type="float">
            <text:p>619.6363092002</text:p>
          </table:table-cell>
        </table:table-row>
        <table:table-row table:style-name="ro1">
          <table:table-cell office:value-type="float" office:value="88.29" calcext:value-type="float">
            <text:p>88.29</text:p>
          </table:table-cell>
          <table:table-cell office:value-type="float" office:value="95.141845703125" calcext:value-type="float">
            <text:p>95.1418457031</text:p>
          </table:table-cell>
          <table:table-cell office:value-type="float" office:value="88.29" calcext:value-type="float">
            <text:p>88.29</text:p>
          </table:table-cell>
          <table:table-cell office:value-type="float" office:value="96.6976623535156" calcext:value-type="float">
            <text:p>96.6976623535</text:p>
          </table:table-cell>
          <table:table-cell office:value-type="float" office:value="88.29" calcext:value-type="float">
            <text:p>88.29</text:p>
          </table:table-cell>
          <table:table-cell office:value-type="float" office:value="94.4203033447266" calcext:value-type="float">
            <text:p>94.4203033447</text:p>
          </table:table-cell>
          <table:table-cell office:value-type="float" office:value="88.29" calcext:value-type="float">
            <text:p>88.29</text:p>
          </table:table-cell>
          <table:table-cell office:value-type="float" office:value="97.7416152954102" calcext:value-type="float">
            <text:p>97.7416152954</text:p>
          </table:table-cell>
          <table:table-cell office:value-type="float" office:value="88.29" calcext:value-type="float">
            <text:p>88.29</text:p>
          </table:table-cell>
          <table:table-cell office:value-type="float" office:value="95.2199249267578" calcext:value-type="float">
            <text:p>95.2199249268</text:p>
          </table:table-cell>
          <table:table-cell office:value-type="float" office:value="94.4203033447266" calcext:value-type="float">
            <text:p>94.4203033447</text:p>
          </table:table-cell>
          <table:table-cell/>
          <table:table-cell table:formula="of:=([.A101]-[.B101])^2" office:value-type="float" office:value="46.9477895394324" calcext:value-type="float">
            <text:p>46.9477895394</text:p>
          </table:table-cell>
          <table:table-cell table:formula="of:=([.E101]-[.F101])^2" office:value-type="float" office:value="37.5806190983656" calcext:value-type="float">
            <text:p>37.5806190984</text:p>
          </table:table-cell>
          <table:table-cell table:formula="of:=([.A101]-([.B101]+[.F101])/2)^2" office:value-type="float" office:value="42.1340484751582" calcext:value-type="float">
            <text:p>42.1340484752</text:p>
          </table:table-cell>
          <table:table-cell table:formula="of:=([.I101]-[.J101])^2" office:value-type="float" office:value="48.0238594904992" calcext:value-type="float">
            <text:p>48.0238594905</text:p>
          </table:table-cell>
          <table:table-cell table:formula="of:=[.M101]-[.N101]" office:value-type="float" office:value="9.36717044106684" calcext:value-type="float">
            <text:p>9.3671704411</text:p>
          </table:table-cell>
          <table:table-cell table:formula="of:=[.M101]-[.P101]" office:value-type="float" office:value="-1.07606995106674" calcext:value-type="float">
            <text:p>-1.0760699511</text:p>
          </table:table-cell>
          <table:table-cell table:formula="of:=([.A101]-100.04)^2" office:value-type="float" office:value="138.0625" calcext:value-type="float">
            <text:p>138.0625</text:p>
          </table:table-cell>
          <table:table-cell/>
          <table:table-cell table:formula="of:=[.Q101]+[.U100]" office:value-type="float" office:value="629.003479641299" calcext:value-type="float">
            <text:p>629.0034796413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5.3937072753906" calcext:value-type="float">
            <text:p>95.3937072754</text:p>
          </table:table-cell>
          <table:table-cell office:value-type="float" office:value="88.34" calcext:value-type="float">
            <text:p>88.34</text:p>
          </table:table-cell>
          <table:table-cell office:value-type="float" office:value="92.4018630981445" calcext:value-type="float">
            <text:p>92.4018630981</text:p>
          </table:table-cell>
          <table:table-cell office:value-type="float" office:value="88.34" calcext:value-type="float">
            <text:p>88.34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88.34" calcext:value-type="float">
            <text:p>88.34</text:p>
          </table:table-cell>
          <table:table-cell office:value-type="float" office:value="91.4670104980469" calcext:value-type="float">
            <text:p>91.467010498</text:p>
          </table:table-cell>
          <table:table-cell office:value-type="float" office:value="88.34" calcext:value-type="float">
            <text:p>88.34</text:p>
          </table:table-cell>
          <table:table-cell office:value-type="float" office:value="95.0820236206055" calcext:value-type="float">
            <text:p>95.0820236206</text:p>
          </table:table-cell>
          <table:table-cell office:value-type="float" office:value="92.5792617797852" calcext:value-type="float">
            <text:p>92.5792617798</text:p>
          </table:table-cell>
          <table:table-cell/>
          <table:table-cell table:formula="of:=([.A102]-[.B102])^2" office:value-type="float" office:value="49.7547863268986" calcext:value-type="float">
            <text:p>49.7547863269</text:p>
          </table:table-cell>
          <table:table-cell table:formula="of:=([.E102]-[.F102])^2" office:value-type="float" office:value="17.9713404375472" calcext:value-type="float">
            <text:p>17.9713404375</text:p>
          </table:table-cell>
          <table:table-cell table:formula="of:=([.A102]-([.B102]+[.F102])/2)^2" office:value-type="float" office:value="31.8827875202894" calcext:value-type="float">
            <text:p>31.8827875203</text:p>
          </table:table-cell>
          <table:table-cell table:formula="of:=([.I102]-[.J102])^2" office:value-type="float" office:value="45.454882500802" calcext:value-type="float">
            <text:p>45.4548825008</text:p>
          </table:table-cell>
          <table:table-cell table:formula="of:=[.M102]-[.N102]" office:value-type="float" office:value="31.7834458893514" calcext:value-type="float">
            <text:p>31.7834458894</text:p>
          </table:table-cell>
          <table:table-cell table:formula="of:=[.M102]-[.P102]" office:value-type="float" office:value="4.29990382609656" calcext:value-type="float">
            <text:p>4.2999038261</text:p>
          </table:table-cell>
          <table:table-cell table:formula="of:=([.A102]-100.04)^2" office:value-type="float" office:value="136.89" calcext:value-type="float">
            <text:p>136.89</text:p>
          </table:table-cell>
          <table:table-cell/>
          <table:table-cell table:formula="of:=[.Q102]+[.U101]" office:value-type="float" office:value="660.78692553065" calcext:value-type="float">
            <text:p>660.7869255307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4.7267456054687" calcext:value-type="float">
            <text:p>94.7267456055</text:p>
          </table:table-cell>
          <table:table-cell office:value-type="float" office:value="88.34" calcext:value-type="float">
            <text:p>88.34</text:p>
          </table:table-cell>
          <table:table-cell office:value-type="float" office:value="97.8418960571289" calcext:value-type="float">
            <text:p>97.8418960571</text:p>
          </table:table-cell>
          <table:table-cell office:value-type="float" office:value="88.34" calcext:value-type="float">
            <text:p>88.34</text:p>
          </table:table-cell>
          <table:table-cell office:value-type="float" office:value="93.7643127441406" calcext:value-type="float">
            <text:p>93.7643127441</text:p>
          </table:table-cell>
          <table:table-cell office:value-type="float" office:value="88.34" calcext:value-type="float">
            <text:p>88.34</text:p>
          </table:table-cell>
          <table:table-cell office:value-type="float" office:value="97.1380920410156" calcext:value-type="float">
            <text:p>97.138092041</text:p>
          </table:table-cell>
          <table:table-cell office:value-type="float" office:value="88.34" calcext:value-type="float">
            <text:p>88.34</text:p>
          </table:table-cell>
          <table:table-cell office:value-type="float" office:value="94.6171112060547" calcext:value-type="float">
            <text:p>94.6171112061</text:p>
          </table:table-cell>
          <table:table-cell office:value-type="float" office:value="93.7643127441406" calcext:value-type="float">
            <text:p>93.7643127441</text:p>
          </table:table-cell>
          <table:table-cell/>
          <table:table-cell table:formula="of:=([.A103]-[.B103])^2" office:value-type="float" office:value="40.7905194289743" calcext:value-type="float">
            <text:p>40.790519429</text:p>
          </table:table-cell>
          <table:table-cell table:formula="of:=([.E103]-[.F103])^2" office:value-type="float" office:value="29.4231687462464" calcext:value-type="float">
            <text:p>29.4231687462</text:p>
          </table:table-cell>
          <table:table-cell table:formula="of:=([.A103]-([.B103]+[.F103])/2)^2" office:value-type="float" office:value="34.8752748344693" calcext:value-type="float">
            <text:p>34.8752748345</text:p>
          </table:table-cell>
          <table:table-cell table:formula="of:=([.I103]-[.J103])^2" office:value-type="float" office:value="39.4021250931773" calcext:value-type="float">
            <text:p>39.4021250932</text:p>
          </table:table-cell>
          <table:table-cell table:formula="of:=[.M103]-[.N103]" office:value-type="float" office:value="11.367350682728" calcext:value-type="float">
            <text:p>11.3673506827</text:p>
          </table:table-cell>
          <table:table-cell table:formula="of:=[.M103]-[.P103]" office:value-type="float" office:value="1.38839433579706" calcext:value-type="float">
            <text:p>1.3883943358</text:p>
          </table:table-cell>
          <table:table-cell table:formula="of:=([.A103]-100.04)^2" office:value-type="float" office:value="136.89" calcext:value-type="float">
            <text:p>136.89</text:p>
          </table:table-cell>
          <table:table-cell/>
          <table:table-cell table:formula="of:=[.Q103]+[.U102]" office:value-type="float" office:value="672.154276213378" calcext:value-type="float">
            <text:p>672.1542762134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34" calcext:value-type="float">
            <text:p>88.34</text:p>
          </table:table-cell>
          <table:table-cell office:value-type="float" office:value="94.0531158447266" calcext:value-type="float">
            <text:p>94.0531158447</text:p>
          </table:table-cell>
          <table:table-cell office:value-type="float" office:value="88.34" calcext:value-type="float">
            <text:p>88.34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88.34" calcext:value-type="float">
            <text:p>88.34</text:p>
          </table:table-cell>
          <table:table-cell office:value-type="float" office:value="95.0414581298828" calcext:value-type="float">
            <text:p>95.0414581299</text:p>
          </table:table-cell>
          <table:table-cell office:value-type="float" office:value="88.34" calcext:value-type="float">
            <text:p>88.34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7042465209961" calcext:value-type="float">
            <text:p>93.704246521</text:p>
          </table:table-cell>
          <table:table-cell/>
          <table:table-cell table:formula="of:=([.A104]-[.B104])^2" office:value-type="float" office:value="38.384971246288" calcext:value-type="float">
            <text:p>38.3849712463</text:p>
          </table:table-cell>
          <table:table-cell table:formula="of:=([.E104]-[.F104])^2" office:value-type="float" office:value="28.7751407380187" calcext:value-type="float">
            <text:p>28.775140738</text:p>
          </table:table-cell>
          <table:table-cell table:formula="of:=([.A104]-([.B104]+[.F104])/2)^2" office:value-type="float" office:value="33.4072852143779" calcext:value-type="float">
            <text:p>33.4072852144</text:p>
          </table:table-cell>
          <table:table-cell table:formula="of:=([.I104]-[.J104])^2" office:value-type="float" office:value="39.5523570299306" calcext:value-type="float">
            <text:p>39.5523570299</text:p>
          </table:table-cell>
          <table:table-cell table:formula="of:=[.M104]-[.N104]" office:value-type="float" office:value="9.60983050826937" calcext:value-type="float">
            <text:p>9.6098305083</text:p>
          </table:table-cell>
          <table:table-cell table:formula="of:=[.M104]-[.P104]" office:value-type="float" office:value="-1.16738578364253" calcext:value-type="float">
            <text:p>-1.1673857836</text:p>
          </table:table-cell>
          <table:table-cell table:formula="of:=([.A104]-100.04)^2" office:value-type="float" office:value="136.89" calcext:value-type="float">
            <text:p>136.89</text:p>
          </table:table-cell>
          <table:table-cell/>
          <table:table-cell table:formula="of:=[.Q104]+[.U103]" office:value-type="float" office:value="681.764106721647" calcext:value-type="float">
            <text:p>681.7641067216</text:p>
          </table:table-cell>
        </table:table-row>
        <table:table-row table:style-name="ro1">
          <table:table-cell office:value-type="float" office:value="88.38" calcext:value-type="float">
            <text:p>88.38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88.38" calcext:value-type="float">
            <text:p>88.38</text:p>
          </table:table-cell>
          <table:table-cell office:value-type="float" office:value="96.1606750488281" calcext:value-type="float">
            <text:p>96.1606750488</text:p>
          </table:table-cell>
          <table:table-cell office:value-type="float" office:value="88.38" calcext:value-type="float">
            <text:p>88.38</text:p>
          </table:table-cell>
          <table:table-cell office:value-type="float" office:value="94.6092147827148" calcext:value-type="float">
            <text:p>94.6092147827</text:p>
          </table:table-cell>
          <table:table-cell office:value-type="float" office:value="88.38" calcext:value-type="float">
            <text:p>88.38</text:p>
          </table:table-cell>
          <table:table-cell office:value-type="float" office:value="95.589729309082" calcext:value-type="float">
            <text:p>95.5897293091</text:p>
          </table:table-cell>
          <table:table-cell office:value-type="float" office:value="88.38" calcext:value-type="float">
            <text:p>88.38</text:p>
          </table:table-cell>
          <table:table-cell office:value-type="float" office:value="94.3742446899414" calcext:value-type="float">
            <text:p>94.3742446899</text:p>
          </table:table-cell>
          <table:table-cell office:value-type="float" office:value="94.6092147827148" calcext:value-type="float">
            <text:p>94.6092147827</text:p>
          </table:table-cell>
          <table:table-cell/>
          <table:table-cell table:formula="of:=([.A105]-[.B105])^2" office:value-type="float" office:value="36.9822548246623" calcext:value-type="float">
            <text:p>36.9822548247</text:p>
          </table:table-cell>
          <table:table-cell table:formula="of:=([.E105]-[.F105])^2" office:value-type="float" office:value="38.8031168091932" calcext:value-type="float">
            <text:p>38.8031168092</text:p>
          </table:table-cell>
          <table:table-cell table:formula="of:=([.A105]-([.B105]+[.F105])/2)^2" office:value-type="float" office:value="37.8872163956391" calcext:value-type="float">
            <text:p>37.8872163956</text:p>
          </table:table-cell>
          <table:table-cell table:formula="of:=([.I105]-[.J105])^2" office:value-type="float" office:value="35.9309694028908" calcext:value-type="float">
            <text:p>35.9309694029</text:p>
          </table:table-cell>
          <table:table-cell table:formula="of:=[.M105]-[.N105]" office:value-type="float" office:value="-1.82086198453093" calcext:value-type="float">
            <text:p>-1.8208619845</text:p>
          </table:table-cell>
          <table:table-cell table:formula="of:=[.M105]-[.P105]" office:value-type="float" office:value="1.05128542177146" calcext:value-type="float">
            <text:p>1.0512854218</text:p>
          </table:table-cell>
          <table:table-cell table:formula="of:=([.A105]-100.04)^2" office:value-type="float" office:value="135.9556" calcext:value-type="float">
            <text:p>135.9556</text:p>
          </table:table-cell>
          <table:table-cell/>
          <table:table-cell table:formula="of:=[.Q105]+[.U104]" office:value-type="float" office:value="679.943244737117" calcext:value-type="float">
            <text:p>679.9432447371</text:p>
          </table:table-cell>
        </table:table-row>
        <table:table-row table:style-name="ro1">
          <table:table-cell office:value-type="float" office:value="88.39" calcext:value-type="float">
            <text:p>88.3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39" calcext:value-type="float">
            <text:p>88.39</text:p>
          </table:table-cell>
          <table:table-cell office:value-type="float" office:value="100.15161895752" calcext:value-type="float">
            <text:p>100.1516189575</text:p>
          </table:table-cell>
          <table:table-cell office:value-type="float" office:value="88.39" calcext:value-type="float">
            <text:p>88.39</text:p>
          </table:table-cell>
          <table:table-cell office:value-type="float" office:value="94.1996307373047" calcext:value-type="float">
            <text:p>94.1996307373</text:p>
          </table:table-cell>
          <table:table-cell office:value-type="float" office:value="88.39" calcext:value-type="float">
            <text:p>88.39</text:p>
          </table:table-cell>
          <table:table-cell office:value-type="float" office:value="95.1663436889649" calcext:value-type="float">
            <text:p>95.166343689</text:p>
          </table:table-cell>
          <table:table-cell office:value-type="float" office:value="88.39" calcext:value-type="float">
            <text:p>88.39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4.1996307373047" calcext:value-type="float">
            <text:p>94.1996307373</text:p>
          </table:table-cell>
          <table:table-cell/>
          <table:table-cell table:formula="of:=([.A106]-[.B106])^2" office:value-type="float" office:value="37.767915185497" calcext:value-type="float">
            <text:p>37.7679151855</text:p>
          </table:table-cell>
          <table:table-cell table:formula="of:=([.E106]-[.F106])^2" office:value-type="float" office:value="33.7518093038354" calcext:value-type="float">
            <text:p>33.7518093038</text:p>
          </table:table-cell>
          <table:table-cell table:formula="of:=([.A106]-([.B106]+[.F106])/2)^2" office:value-type="float" office:value="35.731650025175" calcext:value-type="float">
            <text:p>35.7316500252</text:p>
          </table:table-cell>
          <table:table-cell table:formula="of:=([.I106]-[.J106])^2" office:value-type="float" office:value="38.9259503832021" calcext:value-type="float">
            <text:p>38.9259503832</text:p>
          </table:table-cell>
          <table:table-cell table:formula="of:=[.M106]-[.N106]" office:value-type="float" office:value="4.01610588166164" calcext:value-type="float">
            <text:p>4.0161058817</text:p>
          </table:table-cell>
          <table:table-cell table:formula="of:=[.M106]-[.P106]" office:value-type="float" office:value="-1.15803519770503" calcext:value-type="float">
            <text:p>-1.1580351977</text:p>
          </table:table-cell>
          <table:table-cell table:formula="of:=([.A106]-100.04)^2" office:value-type="float" office:value="135.7225" calcext:value-type="float">
            <text:p>135.7225</text:p>
          </table:table-cell>
          <table:table-cell/>
          <table:table-cell table:formula="of:=[.Q106]+[.U105]" office:value-type="float" office:value="683.959350618778" calcext:value-type="float">
            <text:p>683.9593506188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95.711540222168" calcext:value-type="float">
            <text:p>95.7115402222</text:p>
          </table:table-cell>
          <table:table-cell office:value-type="float" office:value="88.4" calcext:value-type="float">
            <text:p>88.4</text:p>
          </table:table-cell>
          <table:table-cell office:value-type="float" office:value="99.5834045410156" calcext:value-type="float">
            <text:p>99.583404541</text:p>
          </table:table-cell>
          <table:table-cell office:value-type="float" office:value="88.4" calcext:value-type="float">
            <text:p>88.4</text:p>
          </table:table-cell>
          <table:table-cell office:value-type="float" office:value="93.9248275756836" calcext:value-type="float">
            <text:p>93.9248275757</text:p>
          </table:table-cell>
          <table:table-cell office:value-type="float" office:value="88.4" calcext:value-type="float">
            <text:p>88.4</text:p>
          </table:table-cell>
          <table:table-cell office:value-type="float" office:value="94.8970947265625" calcext:value-type="float">
            <text:p>94.8970947266</text:p>
          </table:table-cell>
          <table:table-cell office:value-type="float" office:value="88.4" calcext:value-type="float">
            <text:p>88.4</text:p>
          </table:table-cell>
          <table:table-cell office:value-type="float" office:value="95.8069076538086" calcext:value-type="float">
            <text:p>95.8069076538</text:p>
          </table:table-cell>
          <table:table-cell office:value-type="float" office:value="93.9248275756836" calcext:value-type="float">
            <text:p>93.9248275757</text:p>
          </table:table-cell>
          <table:table-cell/>
          <table:table-cell table:formula="of:=([.A107]-[.B107])^2" office:value-type="float" office:value="53.45862042038" calcext:value-type="float">
            <text:p>53.4586204204</text:p>
          </table:table-cell>
          <table:table-cell table:formula="of:=([.E107]-[.F107])^2" office:value-type="float" office:value="30.5237197410338" calcext:value-type="float">
            <text:p>30.523719741</text:p>
          </table:table-cell>
          <table:table-cell table:formula="of:=([.A107]-([.B107]+[.F107])/2)^2" office:value-type="float" office:value="41.1930845604301" calcext:value-type="float">
            <text:p>41.1930845604</text:p>
          </table:table-cell>
          <table:table-cell table:formula="of:=([.I107]-[.J107])^2" office:value-type="float" office:value="54.8622809920482" calcext:value-type="float">
            <text:p>54.862280992</text:p>
          </table:table-cell>
          <table:table-cell table:formula="of:=[.M107]-[.N107]" office:value-type="float" office:value="22.9349006793461" calcext:value-type="float">
            <text:p>22.9349006793</text:p>
          </table:table-cell>
          <table:table-cell table:formula="of:=[.M107]-[.P107]" office:value-type="float" office:value="-1.4036605716683" calcext:value-type="float">
            <text:p>-1.4036605717</text:p>
          </table:table-cell>
          <table:table-cell table:formula="of:=([.A107]-100.04)^2" office:value-type="float" office:value="135.4896" calcext:value-type="float">
            <text:p>135.4896</text:p>
          </table:table-cell>
          <table:table-cell/>
          <table:table-cell table:formula="of:=[.Q107]+[.U106]" office:value-type="float" office:value="706.894251298124" calcext:value-type="float">
            <text:p>706.8942512981</text:p>
          </table:table-cell>
        </table:table-row>
        <table:table-row table:style-name="ro1">
          <table:table-cell office:value-type="float" office:value="88.42" calcext:value-type="float">
            <text:p>88.42</text:p>
          </table:table-cell>
          <table:table-cell office:value-type="float" office:value="94.5061340332031" calcext:value-type="float">
            <text:p>94.5061340332</text:p>
          </table:table-cell>
          <table:table-cell office:value-type="float" office:value="88.42" calcext:value-type="float">
            <text:p>88.42</text:p>
          </table:table-cell>
          <table:table-cell office:value-type="float" office:value="93.4351272583008" calcext:value-type="float">
            <text:p>93.4351272583</text:p>
          </table:table-cell>
          <table:table-cell office:value-type="float" office:value="88.42" calcext:value-type="float">
            <text:p>88.42</text:p>
          </table:table-cell>
          <table:table-cell office:value-type="float" office:value="93.3958892822266" calcext:value-type="float">
            <text:p>93.3958892822</text:p>
          </table:table-cell>
          <table:table-cell office:value-type="float" office:value="88.42" calcext:value-type="float">
            <text:p>88.42</text:p>
          </table:table-cell>
          <table:table-cell office:value-type="float" office:value="93.0183715820312" calcext:value-type="float">
            <text:p>93.018371582</text:p>
          </table:table-cell>
          <table:table-cell office:value-type="float" office:value="88.42" calcext:value-type="float">
            <text:p>88.42</text:p>
          </table:table-cell>
          <table:table-cell office:value-type="float" office:value="94.2269287109375" calcext:value-type="float">
            <text:p>94.2269287109</text:p>
          </table:table-cell>
          <table:table-cell office:value-type="float" office:value="93.3958892822266" calcext:value-type="float">
            <text:p>93.3958892822</text:p>
          </table:table-cell>
          <table:table-cell/>
          <table:table-cell table:formula="of:=([.A108]-[.B108])^2" office:value-type="float" office:value="37.0410274701133" calcext:value-type="float">
            <text:p>37.0410274701</text:p>
          </table:table-cell>
          <table:table-cell table:formula="of:=([.E108]-[.F108])^2" office:value-type="float" office:value="24.7594741489772" calcext:value-type="float">
            <text:p>24.759474149</text:p>
          </table:table-cell>
          <table:table-cell table:formula="of:=([.A108]-([.B108]+[.F108])/2)^2" office:value-type="float" office:value="30.5920899577775" calcext:value-type="float">
            <text:p>30.5920899578</text:p>
          </table:table-cell>
          <table:table-cell table:formula="of:=([.I108]-[.J108])^2" office:value-type="float" office:value="33.7204210539102" calcext:value-type="float">
            <text:p>33.7204210539</text:p>
          </table:table-cell>
          <table:table-cell table:formula="of:=[.M108]-[.N108]" office:value-type="float" office:value="12.2815533211362" calcext:value-type="float">
            <text:p>12.2815533211</text:p>
          </table:table-cell>
          <table:table-cell table:formula="of:=[.M108]-[.P108]" office:value-type="float" office:value="3.32060641620308" calcext:value-type="float">
            <text:p>3.3206064162</text:p>
          </table:table-cell>
          <table:table-cell table:formula="of:=([.A108]-100.04)^2" office:value-type="float" office:value="135.0244" calcext:value-type="float">
            <text:p>135.0244</text:p>
          </table:table-cell>
          <table:table-cell/>
          <table:table-cell table:formula="of:=[.Q108]+[.U107]" office:value-type="float" office:value="719.17580461926" calcext:value-type="float">
            <text:p>719.1758046193</text:p>
          </table:table-cell>
        </table:table-row>
        <table:table-row table:style-name="ro1">
          <table:table-cell office:value-type="float" office:value="88.44" calcext:value-type="float">
            <text:p>88.44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88.44" calcext:value-type="float">
            <text:p>88.44</text:p>
          </table:table-cell>
          <table:table-cell office:value-type="float" office:value="96.4275741577148" calcext:value-type="float">
            <text:p>96.4275741577</text:p>
          </table:table-cell>
          <table:table-cell office:value-type="float" office:value="88.44" calcext:value-type="float">
            <text:p>88.44</text:p>
          </table:table-cell>
          <table:table-cell office:value-type="float" office:value="94.5068283081055" calcext:value-type="float">
            <text:p>94.5068283081</text:p>
          </table:table-cell>
          <table:table-cell office:value-type="float" office:value="88.44" calcext:value-type="float">
            <text:p>88.44</text:p>
          </table:table-cell>
          <table:table-cell office:value-type="float" office:value="96.2549209594727" calcext:value-type="float">
            <text:p>96.2549209595</text:p>
          </table:table-cell>
          <table:table-cell office:value-type="float" office:value="88.44" calcext:value-type="float">
            <text:p>88.44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5068283081055" calcext:value-type="float">
            <text:p>94.5068283081</text:p>
          </table:table-cell>
          <table:table-cell/>
          <table:table-cell table:formula="of:=([.A109]-[.B109])^2" office:value-type="float" office:value="45.7240719722481" calcext:value-type="float">
            <text:p>45.7240719722</text:p>
          </table:table-cell>
          <table:table-cell table:formula="of:=([.E109]-[.F109])^2" office:value-type="float" office:value="36.8064057200299" calcext:value-type="float">
            <text:p>36.80640572</text:p>
          </table:table-cell>
          <table:table-cell table:formula="of:=([.A109]-([.B109]+[.F109])/2)^2" office:value-type="float" office:value="41.1444376273536" calcext:value-type="float">
            <text:p>41.1444376274</text:p>
          </table:table-cell>
          <table:table-cell table:formula="of:=([.I109]-[.J109])^2" office:value-type="float" office:value="43.428586689596" calcext:value-type="float">
            <text:p>43.4285866896</text:p>
          </table:table-cell>
          <table:table-cell table:formula="of:=[.M109]-[.N109]" office:value-type="float" office:value="8.91766625221819" calcext:value-type="float">
            <text:p>8.9176662522</text:p>
          </table:table-cell>
          <table:table-cell table:formula="of:=[.M109]-[.P109]" office:value-type="float" office:value="2.29548528265208" calcext:value-type="float">
            <text:p>2.2954852827</text:p>
          </table:table-cell>
          <table:table-cell table:formula="of:=([.A109]-100.04)^2" office:value-type="float" office:value="134.56" calcext:value-type="float">
            <text:p>134.56</text:p>
          </table:table-cell>
          <table:table-cell/>
          <table:table-cell table:formula="of:=[.Q109]+[.U108]" office:value-type="float" office:value="728.093470871479" calcext:value-type="float">
            <text:p>728.0934708715</text:p>
          </table:table-cell>
        </table:table-row>
        <table:table-row table:style-name="ro1">
          <table:table-cell office:value-type="float" office:value="88.44" calcext:value-type="float">
            <text:p>88.44</text:p>
          </table:table-cell>
          <table:table-cell office:value-type="float" office:value="93.0857849121094" calcext:value-type="float">
            <text:p>93.0857849121</text:p>
          </table:table-cell>
          <table:table-cell office:value-type="float" office:value="88.44" calcext:value-type="float">
            <text:p>88.44</text:p>
          </table:table-cell>
          <table:table-cell office:value-type="float" office:value="100.341552734375" calcext:value-type="float">
            <text:p>100.3415527344</text:p>
          </table:table-cell>
          <table:table-cell office:value-type="float" office:value="88.44" calcext:value-type="float">
            <text:p>88.44</text:p>
          </table:table-cell>
          <table:table-cell office:value-type="float" office:value="92.6915893554687" calcext:value-type="float">
            <text:p>92.6915893555</text:p>
          </table:table-cell>
          <table:table-cell office:value-type="float" office:value="88.44" calcext:value-type="float">
            <text:p>88.44</text:p>
          </table:table-cell>
          <table:table-cell office:value-type="float" office:value="98.9205322265625" calcext:value-type="float">
            <text:p>98.9205322266</text:p>
          </table:table-cell>
          <table:table-cell office:value-type="float" office:value="88.44" calcext:value-type="float">
            <text:p>88.44</text:p>
          </table:table-cell>
          <table:table-cell office:value-type="float" office:value="93.2677764892578" calcext:value-type="float">
            <text:p>93.2677764893</text:p>
          </table:table-cell>
          <table:table-cell office:value-type="float" office:value="92.6915893554687" calcext:value-type="float">
            <text:p>92.6915893555</text:p>
          </table:table-cell>
          <table:table-cell/>
          <table:table-cell table:formula="of:=([.A110]-[.B110])^2" office:value-type="float" office:value="21.5833174495831" calcext:value-type="float">
            <text:p>21.5833174496</text:p>
          </table:table-cell>
          <table:table-cell table:formula="of:=([.E110]-[.F110])^2" office:value-type="float" office:value="18.0760120475352" calcext:value-type="float">
            <text:p>18.0760120475</text:p>
          </table:table-cell>
          <table:table-cell table:formula="of:=([.A110]-([.B110]+[.F110])/2)^2" office:value-type="float" office:value="19.7908172143404" calcext:value-type="float">
            <text:p>19.7908172143</text:p>
          </table:table-cell>
          <table:table-cell table:formula="of:=([.I110]-[.J110])^2" office:value-type="float" office:value="23.3074258302305" calcext:value-type="float">
            <text:p>23.3074258302</text:p>
          </table:table-cell>
          <table:table-cell table:formula="of:=[.M110]-[.N110]" office:value-type="float" office:value="3.50730540204793" calcext:value-type="float">
            <text:p>3.507305402</text:p>
          </table:table-cell>
          <table:table-cell table:formula="of:=[.M110]-[.P110]" office:value-type="float" office:value="-1.72410838064738" calcext:value-type="float">
            <text:p>-1.7241083806</text:p>
          </table:table-cell>
          <table:table-cell table:formula="of:=([.A110]-100.04)^2" office:value-type="float" office:value="134.56" calcext:value-type="float">
            <text:p>134.56</text:p>
          </table:table-cell>
          <table:table-cell/>
          <table:table-cell table:formula="of:=[.Q110]+[.U109]" office:value-type="float" office:value="731.600776273527" calcext:value-type="float">
            <text:p>731.6007762735</text:p>
          </table:table-cell>
        </table:table-row>
        <table:table-row table:style-name="ro1">
          <table:table-cell office:value-type="float" office:value="88.45" calcext:value-type="float">
            <text:p>88.45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88.45" calcext:value-type="float">
            <text:p>88.45</text:p>
          </table:table-cell>
          <table:table-cell office:value-type="float" office:value="93.7438049316406" calcext:value-type="float">
            <text:p>93.7438049316</text:p>
          </table:table-cell>
          <table:table-cell office:value-type="float" office:value="88.45" calcext:value-type="float">
            <text:p>88.45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88.45" calcext:value-type="float">
            <text:p>88.45</text:p>
          </table:table-cell>
          <table:table-cell office:value-type="float" office:value="95.2179260253906" calcext:value-type="float">
            <text:p>95.2179260254</text:p>
          </table:table-cell>
          <table:table-cell office:value-type="float" office:value="88.45" calcext:value-type="float">
            <text:p>88.45</text:p>
          </table:table-cell>
          <table:table-cell office:value-type="float" office:value="94.728271484375" calcext:value-type="float">
            <text:p>94.7282714844</text:p>
          </table:table-cell>
          <table:table-cell office:value-type="float" office:value="94.0075073242187" calcext:value-type="float">
            <text:p>94.0075073242</text:p>
          </table:table-cell>
          <table:table-cell/>
          <table:table-cell table:formula="of:=([.A111]-[.B111])^2" office:value-type="float" office:value="41.3888314208225" calcext:value-type="float">
            <text:p>41.3888314208</text:p>
          </table:table-cell>
          <table:table-cell table:formula="of:=([.E111]-[.F111])^2" office:value-type="float" office:value="30.885887658745" calcext:value-type="float">
            <text:p>30.8858876587</text:p>
          </table:table-cell>
          <table:table-cell table:formula="of:=([.A111]-([.B111]+[.F111])/2)^2" office:value-type="float" office:value="35.9455558783613" calcext:value-type="float">
            <text:p>35.9455558784</text:p>
          </table:table-cell>
          <table:table-cell table:formula="of:=([.I111]-[.J111])^2" office:value-type="float" office:value="39.4166928315162" calcext:value-type="float">
            <text:p>39.4166928315</text:p>
          </table:table-cell>
          <table:table-cell table:formula="of:=[.M111]-[.N111]" office:value-type="float" office:value="10.5029437620775" calcext:value-type="float">
            <text:p>10.5029437621</text:p>
          </table:table-cell>
          <table:table-cell table:formula="of:=[.M111]-[.P111]" office:value-type="float" office:value="1.97213858930627" calcext:value-type="float">
            <text:p>1.9721385893</text:p>
          </table:table-cell>
          <table:table-cell table:formula="of:=([.A111]-100.04)^2" office:value-type="float" office:value="134.3281" calcext:value-type="float">
            <text:p>134.3281</text:p>
          </table:table-cell>
          <table:table-cell/>
          <table:table-cell table:formula="of:=[.Q111]+[.U110]" office:value-type="float" office:value="742.103720035604" calcext:value-type="float">
            <text:p>742.1037200356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8.46" calcext:value-type="float">
            <text:p>88.46</text:p>
          </table:table-cell>
          <table:table-cell office:value-type="float" office:value="99.1272811889649" calcext:value-type="float">
            <text:p>99.127281189</text:p>
          </table:table-cell>
          <table:table-cell office:value-type="float" office:value="88.46" calcext:value-type="float">
            <text:p>88.46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88.46" calcext:value-type="float">
            <text:p>88.46</text:p>
          </table:table-cell>
          <table:table-cell office:value-type="float" office:value="96.8970413208008" calcext:value-type="float">
            <text:p>96.8970413208</text:p>
          </table:table-cell>
          <table:table-cell office:value-type="float" office:value="88.46" calcext:value-type="float">
            <text:p>88.46</text:p>
          </table:table-cell>
          <table:table-cell office:value-type="float" office:value="94.9274826049805" calcext:value-type="float">
            <text:p>94.927482605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112]-[.B112])^2" office:value-type="float" office:value="43.0924334737481" calcext:value-type="float">
            <text:p>43.0924334737</text:p>
          </table:table-cell>
          <table:table-cell table:formula="of:=([.E112]-[.F112])^2" office:value-type="float" office:value="37.0963151155119" calcext:value-type="float">
            <text:p>37.0963151155</text:p>
          </table:table-cell>
          <table:table-cell table:formula="of:=([.A112]-([.B112]+[.F112])/2)^2" office:value-type="float" office:value="40.0382507210496" calcext:value-type="float">
            <text:p>40.038250721</text:p>
          </table:table-cell>
          <table:table-cell table:formula="of:=([.I112]-[.J112])^2" office:value-type="float" office:value="41.828331245725" calcext:value-type="float">
            <text:p>41.8283312457</text:p>
          </table:table-cell>
          <table:table-cell table:formula="of:=[.M112]-[.N112]" office:value-type="float" office:value="5.99611835823628" calcext:value-type="float">
            <text:p>5.9961183582</text:p>
          </table:table-cell>
          <table:table-cell table:formula="of:=[.M112]-[.P112]" office:value-type="float" office:value="1.26410222802311" calcext:value-type="float">
            <text:p>1.264102228</text:p>
          </table:table-cell>
          <table:table-cell table:formula="of:=([.A112]-100.04)^2" office:value-type="float" office:value="134.0964" calcext:value-type="float">
            <text:p>134.0964</text:p>
          </table:table-cell>
          <table:table-cell/>
          <table:table-cell table:formula="of:=[.Q112]+[.U111]" office:value-type="float" office:value="748.09983839384" calcext:value-type="float">
            <text:p>748.0998383938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93.2171630859375" calcext:value-type="float">
            <text:p>93.2171630859</text:p>
          </table:table-cell>
          <table:table-cell office:value-type="float" office:value="88.46" calcext:value-type="float">
            <text:p>88.46</text:p>
          </table:table-cell>
          <table:table-cell office:value-type="float" office:value="95.0282135009766" calcext:value-type="float">
            <text:p>95.028213501</text:p>
          </table:table-cell>
          <table:table-cell office:value-type="float" office:value="88.46" calcext:value-type="float">
            <text:p>88.46</text:p>
          </table:table-cell>
          <table:table-cell office:value-type="float" office:value="92.6548080444336" calcext:value-type="float">
            <text:p>92.6548080444</text:p>
          </table:table-cell>
          <table:table-cell office:value-type="float" office:value="88.46" calcext:value-type="float">
            <text:p>88.46</text:p>
          </table:table-cell>
          <table:table-cell office:value-type="float" office:value="91.3350067138672" calcext:value-type="float">
            <text:p>91.3350067139</text:p>
          </table:table-cell>
          <table:table-cell office:value-type="float" office:value="88.46" calcext:value-type="float">
            <text:p>88.46</text:p>
          </table:table-cell>
          <table:table-cell office:value-type="float" office:value="92.9278869628906" calcext:value-type="float">
            <text:p>92.9278869629</text:p>
          </table:table-cell>
          <table:table-cell office:value-type="float" office:value="92.6548080444336" calcext:value-type="float">
            <text:p>92.6548080444</text:p>
          </table:table-cell>
          <table:table-cell/>
          <table:table-cell table:formula="of:=([.A113]-[.B113])^2" office:value-type="float" office:value="22.6306006262065" calcext:value-type="float">
            <text:p>22.6306006262</text:p>
          </table:table-cell>
          <table:table-cell table:formula="of:=([.E113]-[.F113])^2" office:value-type="float" office:value="17.5964145296448" calcext:value-type="float">
            <text:p>17.5964145296</text:p>
          </table:table-cell>
          <table:table-cell table:formula="of:=([.A113]-([.B113]+[.F113])/2)^2" office:value-type="float" office:value="20.0344467797494" calcext:value-type="float">
            <text:p>20.0344467797</text:p>
          </table:table-cell>
          <table:table-cell table:formula="of:=([.I113]-[.J113])^2" office:value-type="float" office:value="19.9620139131681" calcext:value-type="float">
            <text:p>19.9620139132</text:p>
          </table:table-cell>
          <table:table-cell table:formula="of:=[.M113]-[.N113]" office:value-type="float" office:value="5.03418609656162" calcext:value-type="float">
            <text:p>5.0341860966</text:p>
          </table:table-cell>
          <table:table-cell table:formula="of:=[.M113]-[.P113]" office:value-type="float" office:value="2.66858671303839" calcext:value-type="float">
            <text:p>2.668586713</text:p>
          </table:table-cell>
          <table:table-cell table:formula="of:=([.A113]-100.04)^2" office:value-type="float" office:value="134.0964" calcext:value-type="float">
            <text:p>134.0964</text:p>
          </table:table-cell>
          <table:table-cell/>
          <table:table-cell table:formula="of:=[.Q113]+[.U112]" office:value-type="float" office:value="753.134024490402" calcext:value-type="float">
            <text:p>753.1340244904</text:p>
          </table:table-cell>
        </table:table-row>
        <table:table-row table:style-name="ro1">
          <table:table-cell office:value-type="float" office:value="88.47" calcext:value-type="float">
            <text:p>88.47</text:p>
          </table:table-cell>
          <table:table-cell office:value-type="float" office:value="93.9476928710937" calcext:value-type="float">
            <text:p>93.9476928711</text:p>
          </table:table-cell>
          <table:table-cell office:value-type="float" office:value="88.47" calcext:value-type="float">
            <text:p>88.47</text:p>
          </table:table-cell>
          <table:table-cell office:value-type="float" office:value="94.9762802124024" calcext:value-type="float">
            <text:p>94.9762802124</text:p>
          </table:table-cell>
          <table:table-cell office:value-type="float" office:value="88.47" calcext:value-type="float">
            <text:p>88.47</text:p>
          </table:table-cell>
          <table:table-cell office:value-type="float" office:value="93.3572463989258" calcext:value-type="float">
            <text:p>93.3572463989</text:p>
          </table:table-cell>
          <table:table-cell office:value-type="float" office:value="88.47" calcext:value-type="float">
            <text:p>88.47</text:p>
          </table:table-cell>
          <table:table-cell office:value-type="float" office:value="94.5166168212891" calcext:value-type="float">
            <text:p>94.5166168213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461608886719" calcext:value-type="float">
            <text:p>93.8461608887</text:p>
          </table:table-cell>
          <table:table-cell office:value-type="float" office:value="93.3572463989258" calcext:value-type="float">
            <text:p>93.3572463989</text:p>
          </table:table-cell>
          <table:table-cell/>
          <table:table-cell table:formula="of:=([.A114]-[.B114])^2" office:value-type="float" office:value="30.0051191900313" calcext:value-type="float">
            <text:p>30.00511919</text:p>
          </table:table-cell>
          <table:table-cell table:formula="of:=([.E114]-[.F114])^2" office:value-type="float" office:value="23.885177363813" calcext:value-type="float">
            <text:p>23.8851773638</text:p>
          </table:table-cell>
          <table:table-cell table:formula="of:=([.A114]-([.B114]+[.F114])/2)^2" office:value-type="float" office:value="26.8579915177983" calcext:value-type="float">
            <text:p>26.8579915178</text:p>
          </table:table-cell>
          <table:table-cell table:formula="of:=([.I114]-[.J114])^2" office:value-type="float" office:value="28.9031059008852" calcext:value-type="float">
            <text:p>28.9031059009</text:p>
          </table:table-cell>
          <table:table-cell table:formula="of:=[.M114]-[.N114]" office:value-type="float" office:value="6.11994182621827" calcext:value-type="float">
            <text:p>6.1199418262</text:p>
          </table:table-cell>
          <table:table-cell table:formula="of:=[.M114]-[.P114]" office:value-type="float" office:value="1.10201328914613" calcext:value-type="float">
            <text:p>1.1020132891</text:p>
          </table:table-cell>
          <table:table-cell table:formula="of:=([.A114]-100.04)^2" office:value-type="float" office:value="133.8649" calcext:value-type="float">
            <text:p>133.8649</text:p>
          </table:table-cell>
          <table:table-cell/>
          <table:table-cell table:formula="of:=[.Q114]+[.U113]" office:value-type="float" office:value="759.25396631662" calcext:value-type="float">
            <text:p>759.2539663166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4.7175064086914" calcext:value-type="float">
            <text:p>94.7175064087</text:p>
          </table:table-cell>
          <table:table-cell office:value-type="float" office:value="88.51" calcext:value-type="float">
            <text:p>88.51</text:p>
          </table:table-cell>
          <table:table-cell office:value-type="float" office:value="100.211723327637" calcext:value-type="float">
            <text:p>100.2117233276</text:p>
          </table:table-cell>
          <table:table-cell office:value-type="float" office:value="88.51" calcext:value-type="float">
            <text:p>88.51</text:p>
          </table:table-cell>
          <table:table-cell office:value-type="float" office:value="94.5884246826172" calcext:value-type="float">
            <text:p>94.5884246826</text:p>
          </table:table-cell>
          <table:table-cell office:value-type="float" office:value="88.51" calcext:value-type="float">
            <text:p>88.51</text:p>
          </table:table-cell>
          <table:table-cell office:value-type="float" office:value="97.8612670898437" calcext:value-type="float">
            <text:p>97.8612670898</text:p>
          </table:table-cell>
          <table:table-cell office:value-type="float" office:value="88.51" calcext:value-type="float">
            <text:p>88.51</text:p>
          </table:table-cell>
          <table:table-cell office:value-type="float" office:value="94.5584030151367" calcext:value-type="float">
            <text:p>94.5584030151</text:p>
          </table:table-cell>
          <table:table-cell office:value-type="float" office:value="94.5884246826172" calcext:value-type="float">
            <text:p>94.5884246826</text:p>
          </table:table-cell>
          <table:table-cell/>
          <table:table-cell table:formula="of:=([.A115]-[.B115])^2" office:value-type="float" office:value="38.5331358139448" calcext:value-type="float">
            <text:p>38.5331358139</text:p>
          </table:table-cell>
          <table:table-cell table:formula="of:=([.E115]-[.F115])^2" office:value-type="float" office:value="36.9472466222498" calcext:value-type="float">
            <text:p>36.9472466222</text:p>
          </table:table-cell>
          <table:table-cell table:formula="of:=([.A115]-([.B115]+[.F115])/2)^2" office:value-type="float" office:value="37.7360256950957" calcext:value-type="float">
            <text:p>37.7360256951</text:p>
          </table:table-cell>
          <table:table-cell table:formula="of:=([.I115]-[.J115])^2" office:value-type="float" office:value="36.5831790335149" calcext:value-type="float">
            <text:p>36.5831790335</text:p>
          </table:table-cell>
          <table:table-cell table:formula="of:=[.M115]-[.N115]" office:value-type="float" office:value="1.58588919169502" calcext:value-type="float">
            <text:p>1.5858891917</text:p>
          </table:table-cell>
          <table:table-cell table:formula="of:=[.M115]-[.P115]" office:value-type="float" office:value="1.94995678042993" calcext:value-type="float">
            <text:p>1.9499567804</text:p>
          </table:table-cell>
          <table:table-cell table:formula="of:=([.A115]-100.04)^2" office:value-type="float" office:value="132.9409" calcext:value-type="float">
            <text:p>132.9409</text:p>
          </table:table-cell>
          <table:table-cell/>
          <table:table-cell table:formula="of:=[.Q115]+[.U114]" office:value-type="float" office:value="760.839855508315" calcext:value-type="float">
            <text:p>760.8398555083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3.4421997070313" calcext:value-type="float">
            <text:p>93.442199707</text:p>
          </table:table-cell>
          <table:table-cell office:value-type="float" office:value="88.51" calcext:value-type="float">
            <text:p>88.51</text:p>
          </table:table-cell>
          <table:table-cell office:value-type="float" office:value="96.5761795043945" calcext:value-type="float">
            <text:p>96.5761795044</text:p>
          </table:table-cell>
          <table:table-cell office:value-type="float" office:value="88.51" calcext:value-type="float">
            <text:p>88.51</text:p>
          </table:table-cell>
          <table:table-cell office:value-type="float" office:value="93.2092361450195" calcext:value-type="float">
            <text:p>93.209236145</text:p>
          </table:table-cell>
          <table:table-cell office:value-type="float" office:value="88.51" calcext:value-type="float">
            <text:p>88.51</text:p>
          </table:table-cell>
          <table:table-cell office:value-type="float" office:value="96.6082305908203" calcext:value-type="float">
            <text:p>96.6082305908</text:p>
          </table:table-cell>
          <table:table-cell office:value-type="float" office:value="88.51" calcext:value-type="float">
            <text:p>88.51</text:p>
          </table:table-cell>
          <table:table-cell office:value-type="float" office:value="93.4446334838867" calcext:value-type="float">
            <text:p>93.4446334839</text:p>
          </table:table-cell>
          <table:table-cell office:value-type="float" office:value="93.2092361450195" calcext:value-type="float">
            <text:p>93.209236145</text:p>
          </table:table-cell>
          <table:table-cell/>
          <table:table-cell table:formula="of:=([.A116]-[.B116])^2" office:value-type="float" office:value="24.3265939500391" calcext:value-type="float">
            <text:p>24.32659395</text:p>
          </table:table-cell>
          <table:table-cell table:formula="of:=([.E116]-[.F116])^2" office:value-type="float" office:value="22.082820346658" calcext:value-type="float">
            <text:p>22.0828203467</text:p>
          </table:table-cell>
          <table:table-cell table:formula="of:=([.A116]-([.B116]+[.F116])/2)^2" office:value-type="float" office:value="23.1911391430422" calcext:value-type="float">
            <text:p>23.191139143</text:p>
          </table:table-cell>
          <table:table-cell table:formula="of:=([.I116]-[.J116])^2" office:value-type="float" office:value="24.3506076202959" calcext:value-type="float">
            <text:p>24.3506076203</text:p>
          </table:table-cell>
          <table:table-cell table:formula="of:=[.M116]-[.N116]" office:value-type="float" office:value="2.24377360338112" calcext:value-type="float">
            <text:p>2.2437736034</text:p>
          </table:table-cell>
          <table:table-cell table:formula="of:=[.M116]-[.P116]" office:value-type="float" office:value="-0.0240136702568279" calcext:value-type="float">
            <text:p>-0.0240136703</text:p>
          </table:table-cell>
          <table:table-cell table:formula="of:=([.A116]-100.04)^2" office:value-type="float" office:value="132.9409" calcext:value-type="float">
            <text:p>132.9409</text:p>
          </table:table-cell>
          <table:table-cell/>
          <table:table-cell table:formula="of:=[.Q116]+[.U115]" office:value-type="float" office:value="763.083629111696" calcext:value-type="float">
            <text:p>763.0836291117</text:p>
          </table:table-cell>
        </table:table-row>
        <table:table-row table:style-name="ro1">
          <table:table-cell office:value-type="float" office:value="88.54" calcext:value-type="float">
            <text:p>88.54</text:p>
          </table:table-cell>
          <table:table-cell office:value-type="float" office:value="92.4252471923828" calcext:value-type="float">
            <text:p>92.4252471924</text:p>
          </table:table-cell>
          <table:table-cell office:value-type="float" office:value="88.54" calcext:value-type="float">
            <text:p>88.54</text:p>
          </table:table-cell>
          <table:table-cell office:value-type="float" office:value="116.707664489746" calcext:value-type="float">
            <text:p>116.7076644897</text:p>
          </table:table-cell>
          <table:table-cell office:value-type="float" office:value="88.54" calcext:value-type="float">
            <text:p>88.54</text:p>
          </table:table-cell>
          <table:table-cell office:value-type="float" office:value="91.5233383178711" calcext:value-type="float">
            <text:p>91.5233383179</text:p>
          </table:table-cell>
          <table:table-cell office:value-type="float" office:value="88.54" calcext:value-type="float">
            <text:p>88.54</text:p>
          </table:table-cell>
          <table:table-cell office:value-type="float" office:value="92.3666305541992" calcext:value-type="float">
            <text:p>92.3666305542</text:p>
          </table:table-cell>
          <table:table-cell office:value-type="float" office:value="88.54" calcext:value-type="float">
            <text:p>88.54</text:p>
          </table:table-cell>
          <table:table-cell office:value-type="float" office:value="92.3636245727539" calcext:value-type="float">
            <text:p>92.3636245728</text:p>
          </table:table-cell>
          <table:table-cell office:value-type="float" office:value="91.5233383178711" calcext:value-type="float">
            <text:p>91.5233383179</text:p>
          </table:table-cell>
          <table:table-cell/>
          <table:table-cell table:formula="of:=([.A117]-[.B117])^2" office:value-type="float" office:value="15.0951457459185" calcext:value-type="float">
            <text:p>15.0951457459</text:p>
          </table:table-cell>
          <table:table-cell table:formula="of:=([.E117]-[.F117])^2" office:value-type="float" office:value="8.90030751887789" calcext:value-type="float">
            <text:p>8.9003075189</text:p>
          </table:table-cell>
          <table:table-cell table:formula="of:=([.A117]-([.B117]+[.F117])/2)^2" office:value-type="float" office:value="11.7943667279174" calcext:value-type="float">
            <text:p>11.7943667279</text:p>
          </table:table-cell>
          <table:table-cell table:formula="of:=([.I117]-[.J117])^2" office:value-type="float" office:value="14.6201048733674" calcext:value-type="float">
            <text:p>14.6201048734</text:p>
          </table:table-cell>
          <table:table-cell table:formula="of:=[.M117]-[.N117]" office:value-type="float" office:value="6.19483822704059" calcext:value-type="float">
            <text:p>6.194838227</text:p>
          </table:table-cell>
          <table:table-cell table:formula="of:=[.M117]-[.P117]" office:value-type="float" office:value="0.475040872551036" calcext:value-type="float">
            <text:p>0.4750408726</text:p>
          </table:table-cell>
          <table:table-cell table:formula="of:=([.A117]-100.04)^2" office:value-type="float" office:value="132.25" calcext:value-type="float">
            <text:p>132.25</text:p>
          </table:table-cell>
          <table:table-cell/>
          <table:table-cell table:formula="of:=[.Q117]+[.U116]" office:value-type="float" office:value="769.278467338737" calcext:value-type="float">
            <text:p>769.2784673387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5.8242950439453" calcext:value-type="float">
            <text:p>95.8242950439</text:p>
          </table:table-cell>
          <table:table-cell office:value-type="float" office:value="88.57" calcext:value-type="float">
            <text:p>88.57</text:p>
          </table:table-cell>
          <table:table-cell office:value-type="float" office:value="99.0061416625977" calcext:value-type="float">
            <text:p>99.0061416626</text:p>
          </table:table-cell>
          <table:table-cell office:value-type="float" office:value="88.57" calcext:value-type="float">
            <text:p>88.57</text:p>
          </table:table-cell>
          <table:table-cell office:value-type="float" office:value="94.1613235473633" calcext:value-type="float">
            <text:p>94.1613235474</text:p>
          </table:table-cell>
          <table:table-cell office:value-type="float" office:value="88.57" calcext:value-type="float">
            <text:p>88.57</text:p>
          </table:table-cell>
          <table:table-cell office:value-type="float" office:value="97.3017044067383" calcext:value-type="float">
            <text:p>97.3017044067</text:p>
          </table:table-cell>
          <table:table-cell office:value-type="float" office:value="88.57" calcext:value-type="float">
            <text:p>88.57</text:p>
          </table:table-cell>
          <table:table-cell office:value-type="float" office:value="95.3302536010742" calcext:value-type="float">
            <text:p>95.3302536011</text:p>
          </table:table-cell>
          <table:table-cell office:value-type="float" office:value="94.1613235473633" calcext:value-type="float">
            <text:p>94.1613235474</text:p>
          </table:table-cell>
          <table:table-cell/>
          <table:table-cell table:formula="of:=([.A118]-[.B118])^2" office:value-type="float" office:value="52.6247965846096" calcext:value-type="float">
            <text:p>52.6247965846</text:p>
          </table:table-cell>
          <table:table-cell table:formula="of:=([.E118]-[.F118])^2" office:value-type="float" office:value="31.2628990112992" calcext:value-type="float">
            <text:p>31.2628990113</text:p>
          </table:table-cell>
          <table:table-cell table:formula="of:=([.A118]-([.B118]+[.F118])/2)^2" office:value-type="float" office:value="41.2524792483433" calcext:value-type="float">
            <text:p>41.2524792483</text:p>
          </table:table-cell>
          <table:table-cell table:formula="of:=([.I118]-[.J118])^2" office:value-type="float" office:value="45.701028750837" calcext:value-type="float">
            <text:p>45.7010287508</text:p>
          </table:table-cell>
          <table:table-cell table:formula="of:=[.M118]-[.N118]" office:value-type="float" office:value="21.3618975733104" calcext:value-type="float">
            <text:p>21.3618975733</text:p>
          </table:table-cell>
          <table:table-cell table:formula="of:=[.M118]-[.P118]" office:value-type="float" office:value="6.92376783377259" calcext:value-type="float">
            <text:p>6.9237678338</text:p>
          </table:table-cell>
          <table:table-cell table:formula="of:=([.A118]-100.04)^2" office:value-type="float" office:value="131.5609" calcext:value-type="float">
            <text:p>131.5609</text:p>
          </table:table-cell>
          <table:table-cell/>
          <table:table-cell table:formula="of:=[.Q118]+[.U117]" office:value-type="float" office:value="790.640364912047" calcext:value-type="float">
            <text:p>790.640364912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5.5317001342774" calcext:value-type="float">
            <text:p>95.5317001343</text:p>
          </table:table-cell>
          <table:table-cell office:value-type="float" office:value="88.57" calcext:value-type="float">
            <text:p>88.57</text:p>
          </table:table-cell>
          <table:table-cell office:value-type="float" office:value="96.1783599853516" calcext:value-type="float">
            <text:p>96.1783599854</text:p>
          </table:table-cell>
          <table:table-cell office:value-type="float" office:value="88.57" calcext:value-type="float">
            <text:p>88.57</text:p>
          </table:table-cell>
          <table:table-cell office:value-type="float" office:value="94.7120590209961" calcext:value-type="float">
            <text:p>94.712059021</text:p>
          </table:table-cell>
          <table:table-cell office:value-type="float" office:value="88.57" calcext:value-type="float">
            <text:p>88.57</text:p>
          </table:table-cell>
          <table:table-cell office:value-type="float" office:value="95.6948089599609" calcext:value-type="float">
            <text:p>95.69480896</text:p>
          </table:table-cell>
          <table:table-cell office:value-type="float" office:value="88.57" calcext:value-type="float">
            <text:p>88.57</text:p>
          </table:table-cell>
          <table:table-cell office:value-type="float" office:value="95.5067138671875" calcext:value-type="float">
            <text:p>95.5067138672</text:p>
          </table:table-cell>
          <table:table-cell office:value-type="float" office:value="94.7120590209961" calcext:value-type="float">
            <text:p>94.712059021</text:p>
          </table:table-cell>
          <table:table-cell/>
          <table:table-cell table:formula="of:=([.A119]-[.B119])^2" office:value-type="float" office:value="48.4652687595973" calcext:value-type="float">
            <text:p>48.4652687596</text:p>
          </table:table-cell>
          <table:table-cell table:formula="of:=([.E119]-[.F119])^2" office:value-type="float" office:value="37.7248890173996" calcext:value-type="float">
            <text:p>37.7248890174</text:p>
          </table:table-cell>
          <table:table-cell table:formula="of:=([.A119]-([.B119]+[.F119])/2)^2" office:value-type="float" office:value="42.9271259998532" calcext:value-type="float">
            <text:p>42.9271259999</text:p>
          </table:table-cell>
          <table:table-cell table:formula="of:=([.I119]-[.J119])^2" office:value-type="float" office:value="48.1179992752315" calcext:value-type="float">
            <text:p>48.1179992752</text:p>
          </table:table-cell>
          <table:table-cell table:formula="of:=[.M119]-[.N119]" office:value-type="float" office:value="10.7403797421977" calcext:value-type="float">
            <text:p>10.7403797422</text:p>
          </table:table-cell>
          <table:table-cell table:formula="of:=[.M119]-[.P119]" office:value-type="float" office:value="0.347269484365825" calcext:value-type="float">
            <text:p>0.3472694844</text:p>
          </table:table-cell>
          <table:table-cell table:formula="of:=([.A119]-100.04)^2" office:value-type="float" office:value="131.5609" calcext:value-type="float">
            <text:p>131.5609</text:p>
          </table:table-cell>
          <table:table-cell/>
          <table:table-cell table:formula="of:=[.Q119]+[.U118]" office:value-type="float" office:value="801.380744654245" calcext:value-type="float">
            <text:p>801.3807446542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93.8996353149414" calcext:value-type="float">
            <text:p>93.8996353149</text:p>
          </table:table-cell>
          <table:table-cell office:value-type="float" office:value="88.6" calcext:value-type="float">
            <text:p>88.6</text:p>
          </table:table-cell>
          <table:table-cell office:value-type="float" office:value="97.5151519775391" calcext:value-type="float">
            <text:p>97.5151519775</text:p>
          </table:table-cell>
          <table:table-cell office:value-type="float" office:value="88.6" calcext:value-type="float">
            <text:p>88.6</text:p>
          </table:table-cell>
          <table:table-cell office:value-type="float" office:value="93.3328857421875" calcext:value-type="float">
            <text:p>93.3328857422</text:p>
          </table:table-cell>
          <table:table-cell office:value-type="float" office:value="88.6" calcext:value-type="float">
            <text:p>88.6</text:p>
          </table:table-cell>
          <table:table-cell office:value-type="float" office:value="95.2375564575195" calcext:value-type="float">
            <text:p>95.2375564575</text:p>
          </table:table-cell>
          <table:table-cell office:value-type="float" office:value="88.6" calcext:value-type="float">
            <text:p>88.6</text:p>
          </table:table-cell>
          <table:table-cell office:value-type="float" office:value="93.6459350585938" calcext:value-type="float">
            <text:p>93.6459350586</text:p>
          </table:table-cell>
          <table:table-cell office:value-type="float" office:value="93.3328857421875" calcext:value-type="float">
            <text:p>93.3328857422</text:p>
          </table:table-cell>
          <table:table-cell/>
          <table:table-cell table:formula="of:=([.A120]-[.B120])^2" office:value-type="float" office:value="28.0861344713742" calcext:value-type="float">
            <text:p>28.0861344714</text:p>
          </table:table-cell>
          <table:table-cell table:formula="of:=([.E120]-[.F120])^2" office:value-type="float" office:value="22.4002074486018" calcext:value-type="float">
            <text:p>22.4002074486</text:p>
          </table:table-cell>
          <table:table-cell table:formula="of:=([.A120]-([.B120]+[.F120])/2)^2" office:value-type="float" office:value="25.1628696904338" calcext:value-type="float">
            <text:p>25.1628696904</text:p>
          </table:table-cell>
          <table:table-cell table:formula="of:=([.I120]-[.J120])^2" office:value-type="float" office:value="25.4614606155456" calcext:value-type="float">
            <text:p>25.4614606155</text:p>
          </table:table-cell>
          <table:table-cell table:formula="of:=[.M120]-[.N120]" office:value-type="float" office:value="5.68592702277238" calcext:value-type="float">
            <text:p>5.6859270228</text:p>
          </table:table-cell>
          <table:table-cell table:formula="of:=[.M120]-[.P120]" office:value-type="float" office:value="2.62467385582859" calcext:value-type="float">
            <text:p>2.6246738558</text:p>
          </table:table-cell>
          <table:table-cell table:formula="of:=([.A120]-100.04)^2" office:value-type="float" office:value="130.8736" calcext:value-type="float">
            <text:p>130.8736</text:p>
          </table:table-cell>
          <table:table-cell/>
          <table:table-cell table:formula="of:=[.Q120]+[.U119]" office:value-type="float" office:value="807.066671677017" calcext:value-type="float">
            <text:p>807.066671677</text:p>
          </table:table-cell>
        </table:table-row>
        <table:table-row table:style-name="ro1">
          <table:table-cell office:value-type="float" office:value="88.62" calcext:value-type="float">
            <text:p>88.62</text:p>
          </table:table-cell>
          <table:table-cell office:value-type="float" office:value="95.3144302368164" calcext:value-type="float">
            <text:p>95.3144302368</text:p>
          </table:table-cell>
          <table:table-cell office:value-type="float" office:value="88.62" calcext:value-type="float">
            <text:p>88.62</text:p>
          </table:table-cell>
          <table:table-cell office:value-type="float" office:value="98.248779296875" calcext:value-type="float">
            <text:p>98.2487792969</text:p>
          </table:table-cell>
          <table:table-cell office:value-type="float" office:value="88.62" calcext:value-type="float">
            <text:p>88.62</text:p>
          </table:table-cell>
          <table:table-cell office:value-type="float" office:value="94.6619644165039" calcext:value-type="float">
            <text:p>94.6619644165</text:p>
          </table:table-cell>
          <table:table-cell office:value-type="float" office:value="88.62" calcext:value-type="float">
            <text:p>88.62</text:p>
          </table:table-cell>
          <table:table-cell office:value-type="float" office:value="95.6400299072266" calcext:value-type="float">
            <text:p>95.6400299072</text:p>
          </table:table-cell>
          <table:table-cell office:value-type="float" office:value="88.62" calcext:value-type="float">
            <text:p>88.62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6619644165039" calcext:value-type="float">
            <text:p>94.6619644165</text:p>
          </table:table-cell>
          <table:table-cell/>
          <table:table-cell table:formula="of:=([.A121]-[.B121])^2" office:value-type="float" office:value="44.8153961956017" calcext:value-type="float">
            <text:p>44.8153961956</text:p>
          </table:table-cell>
          <table:table-cell table:formula="of:=([.E121]-[.F121])^2" office:value-type="float" office:value="36.5053340102993" calcext:value-type="float">
            <text:p>36.5053340103</text:p>
          </table:table-cell>
          <table:table-cell table:formula="of:=([.A121]-([.B121]+[.F121])/2)^2" office:value-type="float" office:value="40.5539371912815" calcext:value-type="float">
            <text:p>40.5539371913</text:p>
          </table:table-cell>
          <table:table-cell table:formula="of:=([.I121]-[.J121])^2" office:value-type="float" office:value="41.0885733961389" calcext:value-type="float">
            <text:p>41.0885733961</text:p>
          </table:table-cell>
          <table:table-cell table:formula="of:=[.M121]-[.N121]" office:value-type="float" office:value="8.31006218530237" calcext:value-type="float">
            <text:p>8.3100621853</text:p>
          </table:table-cell>
          <table:table-cell table:formula="of:=[.M121]-[.P121]" office:value-type="float" office:value="3.72682279946282" calcext:value-type="float">
            <text:p>3.7268227995</text:p>
          </table:table-cell>
          <table:table-cell table:formula="of:=([.A121]-100.04)^2" office:value-type="float" office:value="130.4164" calcext:value-type="float">
            <text:p>130.4164</text:p>
          </table:table-cell>
          <table:table-cell/>
          <table:table-cell table:formula="of:=[.Q121]+[.U120]" office:value-type="float" office:value="815.37673386232" calcext:value-type="float">
            <text:p>815.3767338623</text:p>
          </table:table-cell>
        </table:table-row>
        <table:table-row table:style-name="ro1">
          <table:table-cell office:value-type="float" office:value="88.71" calcext:value-type="float">
            <text:p>88.71</text:p>
          </table:table-cell>
          <table:table-cell office:value-type="float" office:value="93.2806854248047" calcext:value-type="float">
            <text:p>93.2806854248</text:p>
          </table:table-cell>
          <table:table-cell office:value-type="float" office:value="88.71" calcext:value-type="float">
            <text:p>88.71</text:p>
          </table:table-cell>
          <table:table-cell office:value-type="float" office:value="91.5327453613281" calcext:value-type="float">
            <text:p>91.5327453613</text:p>
          </table:table-cell>
          <table:table-cell office:value-type="float" office:value="88.71" calcext:value-type="float">
            <text:p>88.71</text:p>
          </table:table-cell>
          <table:table-cell office:value-type="float" office:value="91.9189147949219" calcext:value-type="float">
            <text:p>91.9189147949</text:p>
          </table:table-cell>
          <table:table-cell office:value-type="float" office:value="88.71" calcext:value-type="float">
            <text:p>88.71</text:p>
          </table:table-cell>
          <table:table-cell office:value-type="float" office:value="93.5416870117188" calcext:value-type="float">
            <text:p>93.5416870117</text:p>
          </table:table-cell>
          <table:table-cell office:value-type="float" office:value="88.71" calcext:value-type="float">
            <text:p>88.71</text:p>
          </table:table-cell>
          <table:table-cell office:value-type="float" office:value="93.3399810791016" calcext:value-type="float">
            <text:p>93.3399810791</text:p>
          </table:table-cell>
          <table:table-cell office:value-type="float" office:value="91.9189147949219" calcext:value-type="float">
            <text:p>91.9189147949</text:p>
          </table:table-cell>
          <table:table-cell/>
          <table:table-cell table:formula="of:=([.A122]-[.B122])^2" office:value-type="float" office:value="20.8911652525221" calcext:value-type="float">
            <text:p>20.8911652525</text:p>
          </table:table-cell>
          <table:table-cell table:formula="of:=([.E122]-[.F122])^2" office:value-type="float" office:value="10.2971341610685" calcext:value-type="float">
            <text:p>10.2971341611</text:p>
          </table:table-cell>
          <table:table-cell table:formula="of:=([.A122]-([.B122]+[.F122])/2)^2" office:value-type="float" office:value="15.1305448946924" calcext:value-type="float">
            <text:p>15.1305448947</text:p>
          </table:table-cell>
          <table:table-cell table:formula="of:=([.I122]-[.J122])^2" office:value-type="float" office:value="21.4367247928385" calcext:value-type="float">
            <text:p>21.4367247928</text:p>
          </table:table-cell>
          <table:table-cell table:formula="of:=[.M122]-[.N122]" office:value-type="float" office:value="10.5940310914535" calcext:value-type="float">
            <text:p>10.5940310915</text:p>
          </table:table-cell>
          <table:table-cell table:formula="of:=[.M122]-[.P122]" office:value-type="float" office:value="-0.545559540316461" calcext:value-type="float">
            <text:p>-0.5455595403</text:p>
          </table:table-cell>
          <table:table-cell table:formula="of:=([.A122]-100.04)^2" office:value-type="float" office:value="128.3689" calcext:value-type="float">
            <text:p>128.3689</text:p>
          </table:table-cell>
          <table:table-cell/>
          <table:table-cell table:formula="of:=[.Q122]+[.U121]" office:value-type="float" office:value="825.970764953773" calcext:value-type="float">
            <text:p>825.9707649538</text:p>
          </table:table-cell>
        </table:table-row>
        <table:table-row table:style-name="ro1">
          <table:table-cell office:value-type="float" office:value="88.75" calcext:value-type="float">
            <text:p>88.75</text:p>
          </table:table-cell>
          <table:table-cell office:value-type="float" office:value="94.9763488769531" calcext:value-type="float">
            <text:p>94.976348877</text:p>
          </table:table-cell>
          <table:table-cell office:value-type="float" office:value="88.75" calcext:value-type="float">
            <text:p>88.75</text:p>
          </table:table-cell>
          <table:table-cell office:value-type="float" office:value="102.376098632813" calcext:value-type="float">
            <text:p>102.3760986328</text:p>
          </table:table-cell>
          <table:table-cell office:value-type="float" office:value="88.75" calcext:value-type="float">
            <text:p>88.75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88.75" calcext:value-type="float">
            <text:p>88.75</text:p>
          </table:table-cell>
          <table:table-cell office:value-type="float" office:value="100.108757019043" calcext:value-type="float">
            <text:p>100.108757019</text:p>
          </table:table-cell>
          <table:table-cell office:value-type="float" office:value="88.75" calcext:value-type="float">
            <text:p>88.75</text:p>
          </table:table-cell>
          <table:table-cell office:value-type="float" office:value="95.030876159668" calcext:value-type="float">
            <text:p>95.0308761597</text:p>
          </table:table-cell>
          <table:table-cell office:value-type="float" office:value="93.8672714233399" calcext:value-type="float">
            <text:p>93.8672714233</text:p>
          </table:table-cell>
          <table:table-cell/>
          <table:table-cell table:formula="of:=([.A123]-[.B123])^2" office:value-type="float" office:value="38.7674203375354" calcext:value-type="float">
            <text:p>38.7674203375</text:p>
          </table:table-cell>
          <table:table-cell table:formula="of:=([.E123]-[.F123])^2" office:value-type="float" office:value="26.1864668201306" calcext:value-type="float">
            <text:p>26.1864668201</text:p>
          </table:table-cell>
          <table:table-cell table:formula="of:=([.A123]-([.B123]+[.F123])/2)^2" office:value-type="float" office:value="32.1694303793047" calcext:value-type="float">
            <text:p>32.1694303793</text:p>
          </table:table-cell>
          <table:table-cell table:formula="of:=([.I123]-[.J123])^2" office:value-type="float" office:value="39.4494053330855" calcext:value-type="float">
            <text:p>39.4494053331</text:p>
          </table:table-cell>
          <table:table-cell table:formula="of:=[.M123]-[.N123]" office:value-type="float" office:value="12.5809535174049" calcext:value-type="float">
            <text:p>12.5809535174</text:p>
          </table:table-cell>
          <table:table-cell table:formula="of:=[.M123]-[.P123]" office:value-type="float" office:value="-0.68198499555001" calcext:value-type="float">
            <text:p>-0.6819849956</text:p>
          </table:table-cell>
          <table:table-cell table:formula="of:=([.A123]-100.04)^2" office:value-type="float" office:value="127.4641" calcext:value-type="float">
            <text:p>127.4641</text:p>
          </table:table-cell>
          <table:table-cell/>
          <table:table-cell table:formula="of:=[.Q123]+[.U122]" office:value-type="float" office:value="838.551718471178" calcext:value-type="float">
            <text:p>838.5517184712</text:p>
          </table:table-cell>
        </table:table-row>
        <table:table-row table:style-name="ro1">
          <table:table-cell office:value-type="float" office:value="88.77" calcext:value-type="float">
            <text:p>88.77</text:p>
          </table:table-cell>
          <table:table-cell office:value-type="float" office:value="94.2378234863281" calcext:value-type="float">
            <text:p>94.2378234863</text:p>
          </table:table-cell>
          <table:table-cell office:value-type="float" office:value="88.77" calcext:value-type="float">
            <text:p>88.77</text:p>
          </table:table-cell>
          <table:table-cell office:value-type="float" office:value="100.911842346191" calcext:value-type="float">
            <text:p>100.9118423462</text:p>
          </table:table-cell>
          <table:table-cell office:value-type="float" office:value="88.77" calcext:value-type="float">
            <text:p>88.77</text:p>
          </table:table-cell>
          <table:table-cell office:value-type="float" office:value="93.3679809570313" calcext:value-type="float">
            <text:p>93.367980957</text:p>
          </table:table-cell>
          <table:table-cell office:value-type="float" office:value="88.77" calcext:value-type="float">
            <text:p>88.77</text:p>
          </table:table-cell>
          <table:table-cell office:value-type="float" office:value="95.4027633666992" calcext:value-type="float">
            <text:p>95.4027633667</text:p>
          </table:table-cell>
          <table:table-cell office:value-type="float" office:value="88.77" calcext:value-type="float">
            <text:p>88.77</text:p>
          </table:table-cell>
          <table:table-cell office:value-type="float" office:value="94.0814437866211" calcext:value-type="float">
            <text:p>94.0814437866</text:p>
          </table:table-cell>
          <table:table-cell office:value-type="float" office:value="93.3679809570313" calcext:value-type="float">
            <text:p>93.367980957</text:p>
          </table:table-cell>
          <table:table-cell/>
          <table:table-cell table:formula="of:=([.A124]-[.B124])^2" office:value-type="float" office:value="29.8970936776415" calcext:value-type="float">
            <text:p>29.8970936776</text:p>
          </table:table-cell>
          <table:table-cell table:formula="of:=([.E124]-[.F124])^2" office:value-type="float" office:value="21.141428881222" calcext:value-type="float">
            <text:p>21.1414288812</text:p>
          </table:table-cell>
          <table:table-cell table:formula="of:=([.A124]-([.B124]+[.F124])/2)^2" office:value-type="float" office:value="25.3301047729884" calcext:value-type="float">
            <text:p>25.330104773</text:p>
          </table:table-cell>
          <table:table-cell table:formula="of:=([.I124]-[.J124])^2" office:value-type="float" office:value="28.2114350984359" calcext:value-type="float">
            <text:p>28.2114350984</text:p>
          </table:table-cell>
          <table:table-cell table:formula="of:=[.M124]-[.N124]" office:value-type="float" office:value="8.75566479641945" calcext:value-type="float">
            <text:p>8.7556647964</text:p>
          </table:table-cell>
          <table:table-cell table:formula="of:=[.M124]-[.P124]" office:value-type="float" office:value="1.68565857920563" calcext:value-type="float">
            <text:p>1.6856585792</text:p>
          </table:table-cell>
          <table:table-cell table:formula="of:=([.A124]-100.04)^2" office:value-type="float" office:value="127.0129" calcext:value-type="float">
            <text:p>127.0129</text:p>
          </table:table-cell>
          <table:table-cell/>
          <table:table-cell table:formula="of:=[.Q124]+[.U123]" office:value-type="float" office:value="847.307383267598" calcext:value-type="float">
            <text:p>847.3073832676</text:p>
          </table:table-cell>
        </table:table-row>
        <table:table-row table:style-name="ro1">
          <table:table-cell office:value-type="float" office:value="88.78" calcext:value-type="float">
            <text:p>88.78</text:p>
          </table:table-cell>
          <table:table-cell office:value-type="float" office:value="94.67822265625" calcext:value-type="float">
            <text:p>94.6782226563</text:p>
          </table:table-cell>
          <table:table-cell office:value-type="float" office:value="88.78" calcext:value-type="float">
            <text:p>88.78</text:p>
          </table:table-cell>
          <table:table-cell office:value-type="float" office:value="98.8376159667969" calcext:value-type="float">
            <text:p>98.8376159668</text:p>
          </table:table-cell>
          <table:table-cell office:value-type="float" office:value="88.78" calcext:value-type="float">
            <text:p>88.78</text:p>
          </table:table-cell>
          <table:table-cell office:value-type="float" office:value="93.3958892822266" calcext:value-type="float">
            <text:p>93.3958892822</text:p>
          </table:table-cell>
          <table:table-cell office:value-type="float" office:value="88.78" calcext:value-type="float">
            <text:p>88.78</text:p>
          </table:table-cell>
          <table:table-cell office:value-type="float" office:value="100.366142272949" calcext:value-type="float">
            <text:p>100.366142273</text:p>
          </table:table-cell>
          <table:table-cell office:value-type="float" office:value="88.78" calcext:value-type="float">
            <text:p>88.78</text:p>
          </table:table-cell>
          <table:table-cell office:value-type="float" office:value="94.4658584594727" calcext:value-type="float">
            <text:p>94.4658584595</text:p>
          </table:table-cell>
          <table:table-cell office:value-type="float" office:value="93.3958892822266" calcext:value-type="float">
            <text:p>93.3958892822</text:p>
          </table:table-cell>
          <table:table-cell/>
          <table:table-cell table:formula="of:=([.A125]-[.B125])^2" office:value-type="float" office:value="34.7890305027008" calcext:value-type="float">
            <text:p>34.7890305027</text:p>
          </table:table-cell>
          <table:table-cell table:formula="of:=([.E125]-[.F125])^2" office:value-type="float" office:value="21.306433865774" calcext:value-type="float">
            <text:p>21.3064338658</text:p>
          </table:table-cell>
          <table:table-cell table:formula="of:=([.A125]-([.B125]+[.F125])/2)^2" office:value-type="float" office:value="27.6366374637038" calcext:value-type="float">
            <text:p>27.6366374637</text:p>
          </table:table-cell>
          <table:table-cell table:formula="of:=([.I125]-[.J125])^2" office:value-type="float" office:value="32.3289864211568" calcext:value-type="float">
            <text:p>32.3289864212</text:p>
          </table:table-cell>
          <table:table-cell table:formula="of:=[.M125]-[.N125]" office:value-type="float" office:value="13.4825966369268" calcext:value-type="float">
            <text:p>13.4825966369</text:p>
          </table:table-cell>
          <table:table-cell table:formula="of:=[.M125]-[.P125]" office:value-type="float" office:value="2.46004408154403" calcext:value-type="float">
            <text:p>2.4600440815</text:p>
          </table:table-cell>
          <table:table-cell table:formula="of:=([.A125]-100.04)^2" office:value-type="float" office:value="126.7876" calcext:value-type="float">
            <text:p>126.7876</text:p>
          </table:table-cell>
          <table:table-cell/>
          <table:table-cell table:formula="of:=[.Q125]+[.U124]" office:value-type="float" office:value="860.789979904524" calcext:value-type="float">
            <text:p>860.7899799045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94.8849487304688" calcext:value-type="float">
            <text:p>94.8849487305</text:p>
          </table:table-cell>
          <table:table-cell office:value-type="float" office:value="88.8" calcext:value-type="float">
            <text:p>88.8</text:p>
          </table:table-cell>
          <table:table-cell office:value-type="float" office:value="95.554313659668" calcext:value-type="float">
            <text:p>95.5543136597</text:p>
          </table:table-cell>
          <table:table-cell office:value-type="float" office:value="88.8" calcext:value-type="float">
            <text:p>88.8</text:p>
          </table:table-cell>
          <table:table-cell office:value-type="float" office:value="93.9838943481445" calcext:value-type="float">
            <text:p>93.9838943481</text:p>
          </table:table-cell>
          <table:table-cell office:value-type="float" office:value="88.8" calcext:value-type="float">
            <text:p>88.8</text:p>
          </table:table-cell>
          <table:table-cell office:value-type="float" office:value="98.2260437011719" calcext:value-type="float">
            <text:p>98.2260437012</text:p>
          </table:table-cell>
          <table:table-cell office:value-type="float" office:value="88.8" calcext:value-type="float">
            <text:p>88.8</text:p>
          </table:table-cell>
          <table:table-cell office:value-type="float" office:value="94.9586563110352" calcext:value-type="float">
            <text:p>94.958656311</text:p>
          </table:table-cell>
          <table:table-cell office:value-type="float" office:value="93.9838943481445" calcext:value-type="float">
            <text:p>93.9838943481</text:p>
          </table:table-cell>
          <table:table-cell/>
          <table:table-cell table:formula="of:=([.A126]-[.B126])^2" office:value-type="float" office:value="37.0266010524333" calcext:value-type="float">
            <text:p>37.0266010524</text:p>
          </table:table-cell>
          <table:table-cell table:formula="of:=([.E126]-[.F126])^2" office:value-type="float" office:value="26.8727606127248" calcext:value-type="float">
            <text:p>26.8727606127</text:p>
          </table:table-cell>
          <table:table-cell table:formula="of:=([.A126]-([.B126]+[.F126])/2)^2" office:value-type="float" office:value="31.7467060826026" calcext:value-type="float">
            <text:p>31.7467060826</text:p>
          </table:table-cell>
          <table:table-cell table:formula="of:=([.I126]-[.J126])^2" office:value-type="float" office:value="37.9290475574532" calcext:value-type="float">
            <text:p>37.9290475575</text:p>
          </table:table-cell>
          <table:table-cell table:formula="of:=[.M126]-[.N126]" office:value-type="float" office:value="10.1538404397084" calcext:value-type="float">
            <text:p>10.1538404397</text:p>
          </table:table-cell>
          <table:table-cell table:formula="of:=[.M126]-[.P126]" office:value-type="float" office:value="-0.90244650501991" calcext:value-type="float">
            <text:p>-0.902446505</text:p>
          </table:table-cell>
          <table:table-cell table:formula="of:=([.A126]-100.04)^2" office:value-type="float" office:value="126.3376" calcext:value-type="float">
            <text:p>126.3376</text:p>
          </table:table-cell>
          <table:table-cell/>
          <table:table-cell table:formula="of:=[.Q126]+[.U125]" office:value-type="float" office:value="870.943820344233" calcext:value-type="float">
            <text:p>870.9438203442</text:p>
          </table:table-cell>
        </table:table-row>
        <table:table-row table:style-name="ro1">
          <table:table-cell office:value-type="float" office:value="88.81" calcext:value-type="float">
            <text:p>88.81</text:p>
          </table:table-cell>
          <table:table-cell office:value-type="float" office:value="94.1006088256836" calcext:value-type="float">
            <text:p>94.1006088257</text:p>
          </table:table-cell>
          <table:table-cell office:value-type="float" office:value="88.81" calcext:value-type="float">
            <text:p>88.81</text:p>
          </table:table-cell>
          <table:table-cell office:value-type="float" office:value="92.1415252685547" calcext:value-type="float">
            <text:p>92.1415252686</text:p>
          </table:table-cell>
          <table:table-cell office:value-type="float" office:value="88.81" calcext:value-type="float">
            <text:p>88.81</text:p>
          </table:table-cell>
          <table:table-cell office:value-type="float" office:value="93.476432800293" calcext:value-type="float">
            <text:p>93.4764328003</text:p>
          </table:table-cell>
          <table:table-cell office:value-type="float" office:value="88.81" calcext:value-type="float">
            <text:p>88.81</text:p>
          </table:table-cell>
          <table:table-cell office:value-type="float" office:value="90.8705749511719" calcext:value-type="float">
            <text:p>90.8705749512</text:p>
          </table:table-cell>
          <table:table-cell office:value-type="float" office:value="88.81" calcext:value-type="float">
            <text:p>88.81</text:p>
          </table:table-cell>
          <table:table-cell office:value-type="float" office:value="94.0856704711914" calcext:value-type="float">
            <text:p>94.0856704712</text:p>
          </table:table-cell>
          <table:table-cell office:value-type="float" office:value="93.476432800293" calcext:value-type="float">
            <text:p>93.4764328003</text:p>
          </table:table-cell>
          <table:table-cell/>
          <table:table-cell table:formula="of:=([.A127]-[.B127])^2" office:value-type="float" office:value="27.9905417464011" calcext:value-type="float">
            <text:p>27.9905417464</text:p>
          </table:table-cell>
          <table:table-cell table:formula="of:=([.E127]-[.F127])^2" office:value-type="float" office:value="21.7755950796501" calcext:value-type="float">
            <text:p>21.7755950797</text:p>
          </table:table-cell>
          <table:table-cell table:formula="of:=([.A127]-([.B127]+[.F127])/2)^2" office:value-type="float" office:value="24.7856694853575" calcext:value-type="float">
            <text:p>24.7856694854</text:p>
          </table:table-cell>
          <table:table-cell table:formula="of:=([.I127]-[.J127])^2" office:value-type="float" office:value="27.8326989206009" calcext:value-type="float">
            <text:p>27.8326989206</text:p>
          </table:table-cell>
          <table:table-cell table:formula="of:=[.M127]-[.N127]" office:value-type="float" office:value="6.21494666675105" calcext:value-type="float">
            <text:p>6.2149466668</text:p>
          </table:table-cell>
          <table:table-cell table:formula="of:=[.M127]-[.P127]" office:value-type="float" office:value="0.157842825800181" calcext:value-type="float">
            <text:p>0.1578428258</text:p>
          </table:table-cell>
          <table:table-cell table:formula="of:=([.A127]-100.04)^2" office:value-type="float" office:value="126.1129" calcext:value-type="float">
            <text:p>126.1129</text:p>
          </table:table-cell>
          <table:table-cell/>
          <table:table-cell table:formula="of:=[.Q127]+[.U126]" office:value-type="float" office:value="877.158767010984" calcext:value-type="float">
            <text:p>877.158767011</text:p>
          </table:table-cell>
        </table:table-row>
        <table:table-row table:style-name="ro1">
          <table:table-cell office:value-type="float" office:value="88.82" calcext:value-type="float">
            <text:p>88.82</text:p>
          </table:table-cell>
          <table:table-cell office:value-type="float" office:value="95.2578659057617" calcext:value-type="float">
            <text:p>95.2578659058</text:p>
          </table:table-cell>
          <table:table-cell office:value-type="float" office:value="88.82" calcext:value-type="float">
            <text:p>88.82</text:p>
          </table:table-cell>
          <table:table-cell office:value-type="float" office:value="99.4568405151367" calcext:value-type="float">
            <text:p>99.4568405151</text:p>
          </table:table-cell>
          <table:table-cell office:value-type="float" office:value="88.82" calcext:value-type="float">
            <text:p>88.82</text:p>
          </table:table-cell>
          <table:table-cell office:value-type="float" office:value="94.798957824707" calcext:value-type="float">
            <text:p>94.7989578247</text:p>
          </table:table-cell>
          <table:table-cell office:value-type="float" office:value="88.82" calcext:value-type="float">
            <text:p>88.82</text:p>
          </table:table-cell>
          <table:table-cell office:value-type="float" office:value="96.0588684082031" calcext:value-type="float">
            <text:p>96.0588684082</text:p>
          </table:table-cell>
          <table:table-cell office:value-type="float" office:value="88.82" calcext:value-type="float">
            <text:p>88.82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798957824707" calcext:value-type="float">
            <text:p>94.7989578247</text:p>
          </table:table-cell>
          <table:table-cell/>
          <table:table-cell table:formula="of:=([.A128]-[.B128])^2" office:value-type="float" office:value="41.4461174205692" calcext:value-type="float">
            <text:p>41.4461174206</text:p>
          </table:table-cell>
          <table:table-cell table:formula="of:=([.E128]-[.F128])^2" office:value-type="float" office:value="35.7479366696255" calcext:value-type="float">
            <text:p>35.7479366696</text:p>
          </table:table-cell>
          <table:table-cell table:formula="of:=([.A128]-([.B128]+[.F128])/2)^2" office:value-type="float" office:value="38.5443778883831" calcext:value-type="float">
            <text:p>38.5443778884</text:p>
          </table:table-cell>
          <table:table-cell table:formula="of:=([.I128]-[.J128])^2" office:value-type="float" office:value="38.5645586256312" calcext:value-type="float">
            <text:p>38.5645586256</text:p>
          </table:table-cell>
          <table:table-cell table:formula="of:=[.M128]-[.N128]" office:value-type="float" office:value="5.69818075094373" calcext:value-type="float">
            <text:p>5.6981807509</text:p>
          </table:table-cell>
          <table:table-cell table:formula="of:=[.M128]-[.P128]" office:value-type="float" office:value="2.88155879493803" calcext:value-type="float">
            <text:p>2.8815587949</text:p>
          </table:table-cell>
          <table:table-cell table:formula="of:=([.A128]-100.04)^2" office:value-type="float" office:value="125.8884" calcext:value-type="float">
            <text:p>125.8884</text:p>
          </table:table-cell>
          <table:table-cell/>
          <table:table-cell table:formula="of:=[.Q128]+[.U127]" office:value-type="float" office:value="882.856947761928" calcext:value-type="float">
            <text:p>882.8569477619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4.8207321166992" calcext:value-type="float">
            <text:p>94.8207321167</text:p>
          </table:table-cell>
          <table:table-cell office:value-type="float" office:value="88.83" calcext:value-type="float">
            <text:p>88.83</text:p>
          </table:table-cell>
          <table:table-cell office:value-type="float" office:value="94.8222045898438" calcext:value-type="float">
            <text:p>94.8222045898</text:p>
          </table:table-cell>
          <table:table-cell office:value-type="float" office:value="88.83" calcext:value-type="float">
            <text:p>88.83</text:p>
          </table:table-cell>
          <table:table-cell office:value-type="float" office:value="93.8163909912109" calcext:value-type="float">
            <text:p>93.8163909912</text:p>
          </table:table-cell>
          <table:table-cell office:value-type="float" office:value="88.83" calcext:value-type="float">
            <text:p>88.83</text:p>
          </table:table-cell>
          <table:table-cell office:value-type="float" office:value="95.2566528320313" calcext:value-type="float">
            <text:p>95.256652832</text:p>
          </table:table-cell>
          <table:table-cell office:value-type="float" office:value="88.83" calcext:value-type="float">
            <text:p>88.83</text:p>
          </table:table-cell>
          <table:table-cell office:value-type="float" office:value="94.4275360107422" calcext:value-type="float">
            <text:p>94.4275360107</text:p>
          </table:table-cell>
          <table:table-cell office:value-type="float" office:value="93.8163909912109" calcext:value-type="float">
            <text:p>93.8163909912</text:p>
          </table:table-cell>
          <table:table-cell/>
          <table:table-cell table:formula="of:=([.A129]-[.B129])^2" office:value-type="float" office:value="35.8888712940515" calcext:value-type="float">
            <text:p>35.8888712941</text:p>
          </table:table-cell>
          <table:table-cell table:formula="of:=([.E129]-[.F129])^2" office:value-type="float" office:value="24.8640951172296" calcext:value-type="float">
            <text:p>24.8640951172</text:p>
          </table:table-cell>
          <table:table-cell table:formula="of:=([.A129]-([.B129]+[.F129])/2)^2" office:value-type="float" office:value="30.1243079315538" calcext:value-type="float">
            <text:p>30.1243079316</text:p>
          </table:table-cell>
          <table:table-cell table:formula="of:=([.I129]-[.J129])^2" office:value-type="float" office:value="31.3324093915556" calcext:value-type="float">
            <text:p>31.3324093916</text:p>
          </table:table-cell>
          <table:table-cell table:formula="of:=[.M129]-[.N129]" office:value-type="float" office:value="11.0247761768219" calcext:value-type="float">
            <text:p>11.0247761768</text:p>
          </table:table-cell>
          <table:table-cell table:formula="of:=[.M129]-[.P129]" office:value-type="float" office:value="4.55646190249594" calcext:value-type="float">
            <text:p>4.5564619025</text:p>
          </table:table-cell>
          <table:table-cell table:formula="of:=([.A129]-100.04)^2" office:value-type="float" office:value="125.6641" calcext:value-type="float">
            <text:p>125.6641</text:p>
          </table:table-cell>
          <table:table-cell/>
          <table:table-cell table:formula="of:=[.Q129]+[.U128]" office:value-type="float" office:value="893.881723938749" calcext:value-type="float">
            <text:p>893.8817239388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5.8802032470703" calcext:value-type="float">
            <text:p>95.8802032471</text:p>
          </table:table-cell>
          <table:table-cell office:value-type="float" office:value="88.83" calcext:value-type="float">
            <text:p>88.83</text:p>
          </table:table-cell>
          <table:table-cell office:value-type="float" office:value="95.8019943237305" calcext:value-type="float">
            <text:p>95.8019943237</text:p>
          </table:table-cell>
          <table:table-cell office:value-type="float" office:value="88.83" calcext:value-type="float">
            <text:p>88.83</text:p>
          </table:table-cell>
          <table:table-cell office:value-type="float" office:value="94.4613418579102" calcext:value-type="float">
            <text:p>94.4613418579</text:p>
          </table:table-cell>
          <table:table-cell office:value-type="float" office:value="88.83" calcext:value-type="float">
            <text:p>88.83</text:p>
          </table:table-cell>
          <table:table-cell office:value-type="float" office:value="92.8527221679687" calcext:value-type="float">
            <text:p>92.852722168</text:p>
          </table:table-cell>
          <table:table-cell office:value-type="float" office:value="88.83" calcext:value-type="float">
            <text:p>88.83</text:p>
          </table:table-cell>
          <table:table-cell office:value-type="float" office:value="95.3302536010742" calcext:value-type="float">
            <text:p>95.3302536011</text:p>
          </table:table-cell>
          <table:table-cell office:value-type="float" office:value="94.4613418579102" calcext:value-type="float">
            <text:p>94.4613418579</text:p>
          </table:table-cell>
          <table:table-cell/>
          <table:table-cell table:formula="of:=([.A130]-[.B130])^2" office:value-type="float" office:value="49.7053658250008" calcext:value-type="float">
            <text:p>49.705365825</text:p>
          </table:table-cell>
          <table:table-cell table:formula="of:=([.E130]-[.F130])^2" office:value-type="float" office:value="31.712011120651" calcext:value-type="float">
            <text:p>31.7120111207</text:p>
          </table:table-cell>
          <table:table-cell table:formula="of:=([.A130]-([.B130]+[.F130])/2)^2" office:value-type="float" office:value="40.2053965624136" calcext:value-type="float">
            <text:p>40.2053965624</text:p>
          </table:table-cell>
          <table:table-cell table:formula="of:=([.I130]-[.J130])^2" office:value-type="float" office:value="42.2532968782784" calcext:value-type="float">
            <text:p>42.2532968783</text:p>
          </table:table-cell>
          <table:table-cell table:formula="of:=[.M130]-[.N130]" office:value-type="float" office:value="17.9933547043498" calcext:value-type="float">
            <text:p>17.9933547043</text:p>
          </table:table-cell>
          <table:table-cell table:formula="of:=[.M130]-[.P130]" office:value-type="float" office:value="7.45206894672243" calcext:value-type="float">
            <text:p>7.4520689467</text:p>
          </table:table-cell>
          <table:table-cell table:formula="of:=([.A130]-100.04)^2" office:value-type="float" office:value="125.6641" calcext:value-type="float">
            <text:p>125.6641</text:p>
          </table:table-cell>
          <table:table-cell/>
          <table:table-cell table:formula="of:=[.Q130]+[.U129]" office:value-type="float" office:value="911.875078643099" calcext:value-type="float">
            <text:p>911.8750786431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4.6526184082031" calcext:value-type="float">
            <text:p>94.6526184082</text:p>
          </table:table-cell>
          <table:table-cell office:value-type="float" office:value="88.83" calcext:value-type="float">
            <text:p>88.83</text:p>
          </table:table-cell>
          <table:table-cell office:value-type="float" office:value="103.763671875" calcext:value-type="float">
            <text:p>103.763671875</text:p>
          </table:table-cell>
          <table:table-cell office:value-type="float" office:value="88.83" calcext:value-type="float">
            <text:p>88.83</text:p>
          </table:table-cell>
          <table:table-cell office:value-type="float" office:value="92.7693252563477" calcext:value-type="float">
            <text:p>92.7693252563</text:p>
          </table:table-cell>
          <table:table-cell office:value-type="float" office:value="88.83" calcext:value-type="float">
            <text:p>88.83</text:p>
          </table:table-cell>
          <table:table-cell office:value-type="float" office:value="100.444213867188" calcext:value-type="float">
            <text:p>100.4442138672</text:p>
          </table:table-cell>
          <table:table-cell office:value-type="float" office:value="88.83" calcext:value-type="float">
            <text:p>88.83</text:p>
          </table:table-cell>
          <table:table-cell office:value-type="float" office:value="96.5497665405274" calcext:value-type="float">
            <text:p>96.5497665405</text:p>
          </table:table-cell>
          <table:table-cell office:value-type="float" office:value="92.7693252563477" calcext:value-type="float">
            <text:p>92.7693252563</text:p>
          </table:table-cell>
          <table:table-cell/>
          <table:table-cell table:formula="of:=([.A131]-[.B131])^2" office:value-type="float" office:value="33.9028851275459" calcext:value-type="float">
            <text:p>33.9028851275</text:p>
          </table:table-cell>
          <table:table-cell table:formula="of:=([.E131]-[.F131])^2" office:value-type="float" office:value="15.5182834752985" calcext:value-type="float">
            <text:p>15.5182834753</text:p>
          </table:table-cell>
          <table:table-cell table:formula="of:=([.A131]-([.B131]+[.F131])/2)^2" office:value-type="float" office:value="23.8238860274658" calcext:value-type="float">
            <text:p>23.8238860275</text:p>
          </table:table-cell>
          <table:table-cell table:formula="of:=([.I131]-[.J131])^2" office:value-type="float" office:value="59.5947954402455" calcext:value-type="float">
            <text:p>59.5947954402</text:p>
          </table:table-cell>
          <table:table-cell table:formula="of:=[.M131]-[.N131]" office:value-type="float" office:value="18.3846016522474" calcext:value-type="float">
            <text:p>18.3846016522</text:p>
          </table:table-cell>
          <table:table-cell table:formula="of:=[.M131]-[.P131]" office:value-type="float" office:value="-25.6919103126996" calcext:value-type="float">
            <text:p>-25.6919103127</text:p>
          </table:table-cell>
          <table:table-cell table:formula="of:=([.A131]-100.04)^2" office:value-type="float" office:value="125.6641" calcext:value-type="float">
            <text:p>125.6641</text:p>
          </table:table-cell>
          <table:table-cell/>
          <table:table-cell table:formula="of:=[.Q131]+[.U130]" office:value-type="float" office:value="930.259680295347" calcext:value-type="float">
            <text:p>930.2596802953</text:p>
          </table:table-cell>
        </table:table-row>
        <table:table-row table:style-name="ro1">
          <table:table-cell office:value-type="float" office:value="88.84" calcext:value-type="float">
            <text:p>88.84</text:p>
          </table:table-cell>
          <table:table-cell office:value-type="float" office:value="94.4343185424805" calcext:value-type="float">
            <text:p>94.4343185425</text:p>
          </table:table-cell>
          <table:table-cell office:value-type="float" office:value="88.84" calcext:value-type="float">
            <text:p>88.84</text:p>
          </table:table-cell>
          <table:table-cell office:value-type="float" office:value="96.0660934448242" calcext:value-type="float">
            <text:p>96.0660934448</text:p>
          </table:table-cell>
          <table:table-cell office:value-type="float" office:value="88.84" calcext:value-type="float">
            <text:p>88.84</text:p>
          </table:table-cell>
          <table:table-cell office:value-type="float" office:value="93.6799697875977" calcext:value-type="float">
            <text:p>93.6799697876</text:p>
          </table:table-cell>
          <table:table-cell office:value-type="float" office:value="88.84" calcext:value-type="float">
            <text:p>88.84</text:p>
          </table:table-cell>
          <table:table-cell office:value-type="float" office:value="92.1590270996094" calcext:value-type="float">
            <text:p>92.1590270996</text:p>
          </table:table-cell>
          <table:table-cell office:value-type="float" office:value="88.84" calcext:value-type="float">
            <text:p>88.84</text:p>
          </table:table-cell>
          <table:table-cell office:value-type="float" office:value="94.2167587280273" calcext:value-type="float">
            <text:p>94.216758728</text:p>
          </table:table-cell>
          <table:table-cell office:value-type="float" office:value="93.6799697875977" calcext:value-type="float">
            <text:p>93.6799697876</text:p>
          </table:table-cell>
          <table:table-cell/>
          <table:table-cell table:formula="of:=([.A132]-[.B132])^2" office:value-type="float" office:value="31.2963999547408" calcext:value-type="float">
            <text:p>31.2963999547</text:p>
          </table:table-cell>
          <table:table-cell table:formula="of:=([.E132]-[.F132])^2" office:value-type="float" office:value="23.4253075448581" calcext:value-type="float">
            <text:p>23.4253075449</text:p>
          </table:table-cell>
          <table:table-cell table:formula="of:=([.A132]-([.B132]+[.F132])/2)^2" office:value-type="float" office:value="27.2185932388011" calcext:value-type="float">
            <text:p>27.2185932388</text:p>
          </table:table-cell>
          <table:table-cell table:formula="of:=([.I132]-[.J132])^2" office:value-type="float" office:value="28.9095344194182" calcext:value-type="float">
            <text:p>28.9095344194</text:p>
          </table:table-cell>
          <table:table-cell table:formula="of:=[.M132]-[.N132]" office:value-type="float" office:value="7.87109240988269" calcext:value-type="float">
            <text:p>7.8710924099</text:p>
          </table:table-cell>
          <table:table-cell table:formula="of:=[.M132]-[.P132]" office:value-type="float" office:value="2.38686553532257" calcext:value-type="float">
            <text:p>2.3868655353</text:p>
          </table:table-cell>
          <table:table-cell table:formula="of:=([.A132]-100.04)^2" office:value-type="float" office:value="125.44" calcext:value-type="float">
            <text:p>125.44</text:p>
          </table:table-cell>
          <table:table-cell/>
          <table:table-cell table:formula="of:=[.Q132]+[.U131]" office:value-type="float" office:value="938.130772705229" calcext:value-type="float">
            <text:p>938.1307727052</text:p>
          </table:table-cell>
        </table:table-row>
        <table:table-row table:style-name="ro1">
          <table:table-cell office:value-type="float" office:value="88.89" calcext:value-type="float">
            <text:p>88.89</text:p>
          </table:table-cell>
          <table:table-cell office:value-type="float" office:value="93.9935302734375" calcext:value-type="float">
            <text:p>93.9935302734</text:p>
          </table:table-cell>
          <table:table-cell office:value-type="float" office:value="88.89" calcext:value-type="float">
            <text:p>88.89</text:p>
          </table:table-cell>
          <table:table-cell office:value-type="float" office:value="93.9970397949219" calcext:value-type="float">
            <text:p>93.9970397949</text:p>
          </table:table-cell>
          <table:table-cell office:value-type="float" office:value="88.89" calcext:value-type="float">
            <text:p>88.89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88.89" calcext:value-type="float">
            <text:p>88.89</text:p>
          </table:table-cell>
          <table:table-cell office:value-type="float" office:value="92.8356399536133" calcext:value-type="float">
            <text:p>92.8356399536</text:p>
          </table:table-cell>
          <table:table-cell office:value-type="float" office:value="88.89" calcext:value-type="float">
            <text:p>88.89</text:p>
          </table:table-cell>
          <table:table-cell office:value-type="float" office:value="93.8149490356445" calcext:value-type="float">
            <text:p>93.8149490356</text:p>
          </table:table-cell>
          <table:table-cell office:value-type="float" office:value="93.0706939697266" calcext:value-type="float">
            <text:p>93.0706939697</text:p>
          </table:table-cell>
          <table:table-cell/>
          <table:table-cell table:formula="of:=([.A133]-[.B133])^2" office:value-type="float" office:value="26.046021251893" calcext:value-type="float">
            <text:p>26.0460212519</text:p>
          </table:table-cell>
          <table:table-cell table:formula="of:=([.E133]-[.F133])^2" office:value-type="float" office:value="17.478202068508" calcext:value-type="float">
            <text:p>17.4782020685</text:p>
          </table:table-cell>
          <table:table-cell table:formula="of:=([.A133]-([.B133]+[.F133])/2)^2" office:value-type="float" office:value="21.5492049493388" calcext:value-type="float">
            <text:p>21.5492049493</text:p>
          </table:table-cell>
          <table:table-cell table:formula="of:=([.I133]-[.J133])^2" office:value-type="float" office:value="24.255123003696" calcext:value-type="float">
            <text:p>24.2551230037</text:p>
          </table:table-cell>
          <table:table-cell table:formula="of:=[.M133]-[.N133]" office:value-type="float" office:value="8.567819183385" calcext:value-type="float">
            <text:p>8.5678191834</text:p>
          </table:table-cell>
          <table:table-cell table:formula="of:=[.M133]-[.P133]" office:value-type="float" office:value="1.79089824819705" calcext:value-type="float">
            <text:p>1.7908982482</text:p>
          </table:table-cell>
          <table:table-cell table:formula="of:=([.A133]-100.04)^2" office:value-type="float" office:value="124.3225" calcext:value-type="float">
            <text:p>124.3225</text:p>
          </table:table-cell>
          <table:table-cell/>
          <table:table-cell table:formula="of:=[.Q133]+[.U132]" office:value-type="float" office:value="946.698591888614" calcext:value-type="float">
            <text:p>946.6985918886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95.1110992431641" calcext:value-type="float">
            <text:p>95.1110992432</text:p>
          </table:table-cell>
          <table:table-cell office:value-type="float" office:value="88.92" calcext:value-type="float">
            <text:p>88.92</text:p>
          </table:table-cell>
          <table:table-cell office:value-type="float" office:value="100.613037109375" calcext:value-type="float">
            <text:p>100.6130371094</text:p>
          </table:table-cell>
          <table:table-cell office:value-type="float" office:value="88.92" calcext:value-type="float">
            <text:p>88.92</text:p>
          </table:table-cell>
          <table:table-cell office:value-type="float" office:value="94.4977874755859" calcext:value-type="float">
            <text:p>94.4977874756</text:p>
          </table:table-cell>
          <table:table-cell office:value-type="float" office:value="88.92" calcext:value-type="float">
            <text:p>88.92</text:p>
          </table:table-cell>
          <table:table-cell office:value-type="float" office:value="98.8899993896484" calcext:value-type="float">
            <text:p>98.8899993896</text:p>
          </table:table-cell>
          <table:table-cell office:value-type="float" office:value="88.92" calcext:value-type="float">
            <text:p>88.92</text:p>
          </table:table-cell>
          <table:table-cell office:value-type="float" office:value="95.2387008666992" calcext:value-type="float">
            <text:p>95.2387008667</text:p>
          </table:table-cell>
          <table:table-cell office:value-type="float" office:value="94.4977874755859" calcext:value-type="float">
            <text:p>94.4977874756</text:p>
          </table:table-cell>
          <table:table-cell/>
          <table:table-cell table:formula="of:=([.A134]-[.B134])^2" office:value-type="float" office:value="38.3297098387066" calcext:value-type="float">
            <text:p>38.3297098387</text:p>
          </table:table-cell>
          <table:table-cell table:formula="of:=([.E134]-[.F134])^2" office:value-type="float" office:value="31.1117131228033" calcext:value-type="float">
            <text:p>31.1117131228</text:p>
          </table:table-cell>
          <table:table-cell table:formula="of:=([.A134]-([.B134]+[.F134])/2)^2" office:value-type="float" office:value="34.6266736496925" calcext:value-type="float">
            <text:p>34.6266736497</text:p>
          </table:table-cell>
          <table:table-cell table:formula="of:=([.I134]-[.J134])^2" office:value-type="float" office:value="39.9259806428254" calcext:value-type="float">
            <text:p>39.9259806428</text:p>
          </table:table-cell>
          <table:table-cell table:formula="of:=[.M134]-[.N134]" office:value-type="float" office:value="7.21799671590328" calcext:value-type="float">
            <text:p>7.2179967159</text:p>
          </table:table-cell>
          <table:table-cell table:formula="of:=[.M134]-[.P134]" office:value-type="float" office:value="-1.59627080411883" calcext:value-type="float">
            <text:p>-1.5962708041</text:p>
          </table:table-cell>
          <table:table-cell table:formula="of:=([.A134]-100.04)^2" office:value-type="float" office:value="123.6544" calcext:value-type="float">
            <text:p>123.6544</text:p>
          </table:table-cell>
          <table:table-cell/>
          <table:table-cell table:formula="of:=[.Q134]+[.U133]" office:value-type="float" office:value="953.916588604518" calcext:value-type="float">
            <text:p>953.9165886045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93.6724014282227" calcext:value-type="float">
            <text:p>93.6724014282</text:p>
          </table:table-cell>
          <table:table-cell office:value-type="float" office:value="88.92" calcext:value-type="float">
            <text:p>88.92</text:p>
          </table:table-cell>
          <table:table-cell office:value-type="float" office:value="95.0928955078125" calcext:value-type="float">
            <text:p>95.0928955078</text:p>
          </table:table-cell>
          <table:table-cell office:value-type="float" office:value="88.92" calcext:value-type="float">
            <text:p>88.92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88.92" calcext:value-type="float">
            <text:p>88.92</text:p>
          </table:table-cell>
          <table:table-cell office:value-type="float" office:value="91.095100402832" calcext:value-type="float">
            <text:p>91.0951004028</text:p>
          </table:table-cell>
          <table:table-cell office:value-type="float" office:value="88.92" calcext:value-type="float">
            <text:p>88.92</text:p>
          </table:table-cell>
          <table:table-cell office:value-type="float" office:value="93.5370483398438" calcext:value-type="float">
            <text:p>93.5370483398</text:p>
          </table:table-cell>
          <table:table-cell office:value-type="float" office:value="92.6587524414063" calcext:value-type="float">
            <text:p>92.6587524414</text:p>
          </table:table-cell>
          <table:table-cell/>
          <table:table-cell table:formula="of:=([.A135]-[.B135])^2" office:value-type="float" office:value="22.5853193349727" calcext:value-type="float">
            <text:p>22.585319335</text:p>
          </table:table-cell>
          <table:table-cell table:formula="of:=([.E135]-[.F135])^2" office:value-type="float" office:value="13.9782698181212" calcext:value-type="float">
            <text:p>13.9782698181</text:p>
          </table:table-cell>
          <table:table-cell table:formula="of:=([.A135]-([.B135]+[.F135])/2)^2" office:value-type="float" office:value="18.0249235094285" calcext:value-type="float">
            <text:p>18.0249235094</text:p>
          </table:table-cell>
          <table:table-cell table:formula="of:=([.I135]-[.J135])^2" office:value-type="float" office:value="21.3171353724539" calcext:value-type="float">
            <text:p>21.3171353725</text:p>
          </table:table-cell>
          <table:table-cell table:formula="of:=[.M135]-[.N135]" office:value-type="float" office:value="8.60704951685154" calcext:value-type="float">
            <text:p>8.6070495169</text:p>
          </table:table-cell>
          <table:table-cell table:formula="of:=[.M135]-[.P135]" office:value-type="float" office:value="1.26818396251882" calcext:value-type="float">
            <text:p>1.2681839625</text:p>
          </table:table-cell>
          <table:table-cell table:formula="of:=([.A135]-100.04)^2" office:value-type="float" office:value="123.6544" calcext:value-type="float">
            <text:p>123.6544</text:p>
          </table:table-cell>
          <table:table-cell/>
          <table:table-cell table:formula="of:=[.Q135]+[.U134]" office:value-type="float" office:value="962.523638121369" calcext:value-type="float">
            <text:p>962.5236381214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93.0027465820313" calcext:value-type="float">
            <text:p>93.002746582</text:p>
          </table:table-cell>
          <table:table-cell office:value-type="float" office:value="88.93" calcext:value-type="float">
            <text:p>88.93</text:p>
          </table:table-cell>
          <table:table-cell office:value-type="float" office:value="91.8581771850586" calcext:value-type="float">
            <text:p>91.8581771851</text:p>
          </table:table-cell>
          <table:table-cell office:value-type="float" office:value="88.93" calcext:value-type="float">
            <text:p>88.93</text:p>
          </table:table-cell>
          <table:table-cell office:value-type="float" office:value="92.7655334472656" calcext:value-type="float">
            <text:p>92.7655334473</text:p>
          </table:table-cell>
          <table:table-cell office:value-type="float" office:value="88.93" calcext:value-type="float">
            <text:p>88.93</text:p>
          </table:table-cell>
          <table:table-cell office:value-type="float" office:value="91.9105834960937" calcext:value-type="float">
            <text:p>91.9105834961</text:p>
          </table:table-cell>
          <table:table-cell office:value-type="float" office:value="88.93" calcext:value-type="float">
            <text:p>88.93</text:p>
          </table:table-cell>
          <table:table-cell office:value-type="float" office:value="92.984619140625" calcext:value-type="float">
            <text:p>92.9846191406</text:p>
          </table:table-cell>
          <table:table-cell office:value-type="float" office:value="92.7655334472656" calcext:value-type="float">
            <text:p>92.7655334473</text:p>
          </table:table-cell>
          <table:table-cell/>
          <table:table-cell table:formula="of:=([.A136]-[.B136])^2" office:value-type="float" office:value="16.5872647214472" calcext:value-type="float">
            <text:p>16.5872647214</text:p>
          </table:table-cell>
          <table:table-cell table:formula="of:=([.E136]-[.F136])^2" office:value-type="float" office:value="14.7113168250933" calcext:value-type="float">
            <text:p>14.7113168251</text:p>
          </table:table-cell>
          <table:table-cell table:formula="of:=([.A136]-([.B136]+[.F136])/2)^2" office:value-type="float" office:value="15.6352232554439" calcext:value-type="float">
            <text:p>15.6352232554</text:p>
          </table:table-cell>
          <table:table-cell table:formula="of:=([.I136]-[.J136])^2" office:value-type="float" office:value="16.4399363755226" calcext:value-type="float">
            <text:p>16.4399363755</text:p>
          </table:table-cell>
          <table:table-cell table:formula="of:=[.M136]-[.N136]" office:value-type="float" office:value="1.8759478963539" calcext:value-type="float">
            <text:p>1.8759478964</text:p>
          </table:table-cell>
          <table:table-cell table:formula="of:=[.M136]-[.P136]" office:value-type="float" office:value="0.147328345924617" calcext:value-type="float">
            <text:p>0.1473283459</text:p>
          </table:table-cell>
          <table:table-cell table:formula="of:=([.A136]-100.04)^2" office:value-type="float" office:value="123.4321" calcext:value-type="float">
            <text:p>123.4321</text:p>
          </table:table-cell>
          <table:table-cell/>
          <table:table-cell table:formula="of:=[.Q136]+[.U135]" office:value-type="float" office:value="964.399586017723" calcext:value-type="float">
            <text:p>964.3995860177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93.4011459350586" calcext:value-type="float">
            <text:p>93.4011459351</text:p>
          </table:table-cell>
          <table:table-cell office:value-type="float" office:value="88.93" calcext:value-type="float">
            <text:p>88.93</text:p>
          </table:table-cell>
          <table:table-cell office:value-type="float" office:value="92.1257858276367" calcext:value-type="float">
            <text:p>92.1257858276</text:p>
          </table:table-cell>
          <table:table-cell office:value-type="float" office:value="88.93" calcext:value-type="float">
            <text:p>88.93</text:p>
          </table:table-cell>
          <table:table-cell office:value-type="float" office:value="92.8974761962891" calcext:value-type="float">
            <text:p>92.8974761963</text:p>
          </table:table-cell>
          <table:table-cell office:value-type="float" office:value="88.93" calcext:value-type="float">
            <text:p>88.93</text:p>
          </table:table-cell>
          <table:table-cell office:value-type="float" office:value="92.1451644897461" calcext:value-type="float">
            <text:p>92.1451644897</text:p>
          </table:table-cell>
          <table:table-cell office:value-type="float" office:value="88.93" calcext:value-type="float">
            <text:p>88.93</text:p>
          </table:table-cell>
          <table:table-cell office:value-type="float" office:value="93.4580688476563" calcext:value-type="float">
            <text:p>93.4580688477</text:p>
          </table:table-cell>
          <table:table-cell office:value-type="float" office:value="92.8974761962891" calcext:value-type="float">
            <text:p>92.8974761963</text:p>
          </table:table-cell>
          <table:table-cell/>
          <table:table-cell table:formula="of:=([.A137]-[.B137])^2" office:value-type="float" office:value="19.9911459725909" calcext:value-type="float">
            <text:p>19.9911459726</text:p>
          </table:table-cell>
          <table:table-cell table:formula="of:=([.E137]-[.F137])^2" office:value-type="float" office:value="15.7408673681203" calcext:value-type="float">
            <text:p>15.7408673681</text:p>
          </table:table-cell>
          <table:table-cell table:formula="of:=([.A137]-([.B137]+[.F137])/2)^2" office:value-type="float" office:value="17.8025858689176" calcext:value-type="float">
            <text:p>17.8025858689</text:p>
          </table:table-cell>
          <table:table-cell table:formula="of:=([.I137]-[.J137])^2" office:value-type="float" office:value="20.5034074891149" calcext:value-type="float">
            <text:p>20.5034074891</text:p>
          </table:table-cell>
          <table:table-cell table:formula="of:=[.M137]-[.N137]" office:value-type="float" office:value="4.25027860447065" calcext:value-type="float">
            <text:p>4.2502786045</text:p>
          </table:table-cell>
          <table:table-cell table:formula="of:=[.M137]-[.P137]" office:value-type="float" office:value="-0.512261516524013" calcext:value-type="float">
            <text:p>-0.5122615165</text:p>
          </table:table-cell>
          <table:table-cell table:formula="of:=([.A137]-100.04)^2" office:value-type="float" office:value="123.4321" calcext:value-type="float">
            <text:p>123.4321</text:p>
          </table:table-cell>
          <table:table-cell/>
          <table:table-cell table:formula="of:=[.Q137]+[.U136]" office:value-type="float" office:value="968.649864622194" calcext:value-type="float">
            <text:p>968.6498646222</text:p>
          </table:table-cell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94.295539855957" calcext:value-type="float">
            <text:p>94.295539856</text:p>
          </table:table-cell>
          <table:table-cell office:value-type="float" office:value="88.99" calcext:value-type="float">
            <text:p>88.99</text:p>
          </table:table-cell>
          <table:table-cell office:value-type="float" office:value="94.7087554931641" calcext:value-type="float">
            <text:p>94.7087554932</text:p>
          </table:table-cell>
          <table:table-cell office:value-type="float" office:value="88.99" calcext:value-type="float">
            <text:p>88.99</text:p>
          </table:table-cell>
          <table:table-cell office:value-type="float" office:value="93.2328643798828" calcext:value-type="float">
            <text:p>93.2328643799</text:p>
          </table:table-cell>
          <table:table-cell office:value-type="float" office:value="88.99" calcext:value-type="float">
            <text:p>88.99</text:p>
          </table:table-cell>
          <table:table-cell office:value-type="float" office:value="94.8192443847656" calcext:value-type="float">
            <text:p>94.8192443848</text:p>
          </table:table-cell>
          <table:table-cell office:value-type="float" office:value="88.99" calcext:value-type="float">
            <text:p>88.99</text:p>
          </table:table-cell>
          <table:table-cell office:value-type="float" office:value="94.3018569946289" calcext:value-type="float">
            <text:p>94.3018569946</text:p>
          </table:table-cell>
          <table:table-cell office:value-type="float" office:value="93.2328643798828" calcext:value-type="float">
            <text:p>93.2328643799</text:p>
          </table:table-cell>
          <table:table-cell/>
          <table:table-cell table:formula="of:=([.A138]-[.B138])^2" office:value-type="float" office:value="28.1487531631486" calcext:value-type="float">
            <text:p>28.1487531631</text:p>
          </table:table-cell>
          <table:table-cell table:formula="of:=([.E138]-[.F138])^2" office:value-type="float" office:value="18.0018981460784" calcext:value-type="float">
            <text:p>18.0018981461</text:p>
          </table:table-cell>
          <table:table-cell table:formula="of:=([.A138]-([.B138]+[.F138])/2)^2" office:value-type="float" office:value="22.7930058627511" calcext:value-type="float">
            <text:p>22.7930058628</text:p>
          </table:table-cell>
          <table:table-cell table:formula="of:=([.I138]-[.J138])^2" office:value-type="float" office:value="28.2158247313881" calcext:value-type="float">
            <text:p>28.2158247314</text:p>
          </table:table-cell>
          <table:table-cell table:formula="of:=[.M138]-[.N138]" office:value-type="float" office:value="10.1468550170702" calcext:value-type="float">
            <text:p>10.1468550171</text:p>
          </table:table-cell>
          <table:table-cell table:formula="of:=[.M138]-[.P138]" office:value-type="float" office:value="-0.0670715682394807" calcext:value-type="float">
            <text:p>-0.0670715682</text:p>
          </table:table-cell>
          <table:table-cell table:formula="of:=([.A138]-100.04)^2" office:value-type="float" office:value="122.1025" calcext:value-type="float">
            <text:p>122.1025</text:p>
          </table:table-cell>
          <table:table-cell/>
          <table:table-cell table:formula="of:=[.Q138]+[.U137]" office:value-type="float" office:value="978.796719639264" calcext:value-type="float">
            <text:p>978.7967196393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94.4176330566406" calcext:value-type="float">
            <text:p>94.4176330566</text:p>
          </table:table-cell>
          <table:table-cell office:value-type="float" office:value="89.02" calcext:value-type="float">
            <text:p>89.02</text:p>
          </table:table-cell>
          <table:table-cell office:value-type="float" office:value="97.4476547241211" calcext:value-type="float">
            <text:p>97.4476547241</text:p>
          </table:table-cell>
          <table:table-cell office:value-type="float" office:value="89.02" calcext:value-type="float">
            <text:p>89.02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89.02" calcext:value-type="float">
            <text:p>89.02</text:p>
          </table:table-cell>
          <table:table-cell office:value-type="float" office:value="94.9950256347656" calcext:value-type="float">
            <text:p>94.9950256348</text:p>
          </table:table-cell>
          <table:table-cell office:value-type="float" office:value="89.02" calcext:value-type="float">
            <text:p>89.02</text:p>
          </table:table-cell>
          <table:table-cell office:value-type="float" office:value="96.7012252807617" calcext:value-type="float">
            <text:p>96.7012252808</text:p>
          </table:table-cell>
          <table:table-cell office:value-type="float" office:value="92.6587524414063" calcext:value-type="float">
            <text:p>92.6587524414</text:p>
          </table:table-cell>
          <table:table-cell/>
          <table:table-cell table:formula="of:=([.A139]-[.B139])^2" office:value-type="float" office:value="29.1344426141397" calcext:value-type="float">
            <text:p>29.1344426141</text:p>
          </table:table-cell>
          <table:table-cell table:formula="of:=([.E139]-[.F139])^2" office:value-type="float" office:value="13.24051932984" calcext:value-type="float">
            <text:p>13.2405193298</text:p>
          </table:table-cell>
          <table:table-cell table:formula="of:=([.A139]-([.B139]+[.F139])/2)^2" office:value-type="float" office:value="20.414065717328" calcext:value-type="float">
            <text:p>20.4140657173</text:p>
          </table:table-cell>
          <table:table-cell table:formula="of:=([.I139]-[.J139])^2" office:value-type="float" office:value="59.001221813813" calcext:value-type="float">
            <text:p>59.0012218138</text:p>
          </table:table-cell>
          <table:table-cell table:formula="of:=[.M139]-[.N139]" office:value-type="float" office:value="15.8939232842997" calcext:value-type="float">
            <text:p>15.8939232843</text:p>
          </table:table-cell>
          <table:table-cell table:formula="of:=[.M139]-[.P139]" office:value-type="float" office:value="-29.8667791996733" calcext:value-type="float">
            <text:p>-29.8667791997</text:p>
          </table:table-cell>
          <table:table-cell table:formula="of:=([.A139]-100.04)^2" office:value-type="float" office:value="121.4404" calcext:value-type="float">
            <text:p>121.4404</text:p>
          </table:table-cell>
          <table:table-cell/>
          <table:table-cell table:formula="of:=[.Q139]+[.U138]" office:value-type="float" office:value="994.690642923563" calcext:value-type="float">
            <text:p>994.6906429236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9.02" calcext:value-type="float">
            <text:p>89.02</text:p>
          </table:table-cell>
          <table:table-cell office:value-type="float" office:value="102.039260864258" calcext:value-type="float">
            <text:p>102.0392608643</text:p>
          </table:table-cell>
          <table:table-cell office:value-type="float" office:value="89.02" calcext:value-type="float">
            <text:p>89.02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89.02" calcext:value-type="float">
            <text:p>89.02</text:p>
          </table:table-cell>
          <table:table-cell office:value-type="float" office:value="95.7210388183594" calcext:value-type="float">
            <text:p>95.7210388184</text:p>
          </table:table-cell>
          <table:table-cell office:value-type="float" office:value="89.02" calcext:value-type="float">
            <text:p>89.02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4982147216797" calcext:value-type="float">
            <text:p>93.4982147217</text:p>
          </table:table-cell>
          <table:table-cell/>
          <table:table-cell table:formula="of:=([.A140]-[.B140])^2" office:value-type="float" office:value="30.4214088195303" calcext:value-type="float">
            <text:p>30.4214088195</text:p>
          </table:table-cell>
          <table:table-cell table:formula="of:=([.E140]-[.F140])^2" office:value-type="float" office:value="20.0544070934687" calcext:value-type="float">
            <text:p>20.0544070935</text:p>
          </table:table-cell>
          <table:table-cell table:formula="of:=([.A140]-([.B140]+[.F140])/2)^2" office:value-type="float" office:value="24.9688863345797" calcext:value-type="float">
            <text:p>24.9688863346</text:p>
          </table:table-cell>
          <table:table-cell table:formula="of:=([.I140]-[.J140])^2" office:value-type="float" office:value="29.9687214973752" calcext:value-type="float">
            <text:p>29.9687214974</text:p>
          </table:table-cell>
          <table:table-cell table:formula="of:=[.M140]-[.N140]" office:value-type="float" office:value="10.3670017260616" calcext:value-type="float">
            <text:p>10.3670017261</text:p>
          </table:table-cell>
          <table:table-cell table:formula="of:=[.M140]-[.P140]" office:value-type="float" office:value="0.452687322155107" calcext:value-type="float">
            <text:p>0.4526873222</text:p>
          </table:table-cell>
          <table:table-cell table:formula="of:=([.A140]-100.04)^2" office:value-type="float" office:value="121.4404" calcext:value-type="float">
            <text:p>121.4404</text:p>
          </table:table-cell>
          <table:table-cell/>
          <table:table-cell table:formula="of:=[.Q140]+[.U139]" office:value-type="float" office:value="1005.05764464963" calcext:value-type="float">
            <text:p>1005.0576446496</text:p>
          </table:table-cell>
        </table:table-row>
        <table:table-row table:style-name="ro1">
          <table:table-cell office:value-type="float" office:value="89.05" calcext:value-type="float">
            <text:p>89.05</text:p>
          </table:table-cell>
          <table:table-cell office:value-type="float" office:value="93.6693572998047" calcext:value-type="float">
            <text:p>93.6693572998</text:p>
          </table:table-cell>
          <table:table-cell office:value-type="float" office:value="89.05" calcext:value-type="float">
            <text:p>89.05</text:p>
          </table:table-cell>
          <table:table-cell office:value-type="float" office:value="96.6847686767578" calcext:value-type="float">
            <text:p>96.6847686768</text:p>
          </table:table-cell>
          <table:table-cell office:value-type="float" office:value="89.05" calcext:value-type="float">
            <text:p>89.05</text:p>
          </table:table-cell>
          <table:table-cell office:value-type="float" office:value="92.6331939697266" calcext:value-type="float">
            <text:p>92.6331939697</text:p>
          </table:table-cell>
          <table:table-cell office:value-type="float" office:value="89.05" calcext:value-type="float">
            <text:p>89.05</text:p>
          </table:table-cell>
          <table:table-cell office:value-type="float" office:value="93.7304229736328" calcext:value-type="float">
            <text:p>93.7304229736</text:p>
          </table:table-cell>
          <table:table-cell office:value-type="float" office:value="89.05" calcext:value-type="float">
            <text:p>89.05</text:p>
          </table:table-cell>
          <table:table-cell office:value-type="float" office:value="93.7523193359375" calcext:value-type="float">
            <text:p>93.7523193359</text:p>
          </table:table-cell>
          <table:table-cell office:value-type="float" office:value="92.6331939697266" calcext:value-type="float">
            <text:p>92.6331939697</text:p>
          </table:table-cell>
          <table:table-cell/>
          <table:table-cell table:formula="of:=([.A141]-[.B141])^2" office:value-type="float" office:value="21.3384618632589" calcext:value-type="float">
            <text:p>21.3384618633</text:p>
          </table:table-cell>
          <table:table-cell table:formula="of:=([.E141]-[.F141])^2" office:value-type="float" office:value="12.8392790246848" calcext:value-type="float">
            <text:p>12.8392790247</text:p>
          </table:table-cell>
          <table:table-cell table:formula="of:=([.A141]-([.B141]+[.F141])/2)^2" office:value-type="float" office:value="16.8204618323222" calcext:value-type="float">
            <text:p>16.8204618323</text:p>
          </table:table-cell>
          <table:table-cell table:formula="of:=([.I141]-[.J141])^2" office:value-type="float" office:value="22.1118071371317" calcext:value-type="float">
            <text:p>22.1118071371</text:p>
          </table:table-cell>
          <table:table-cell table:formula="of:=[.M141]-[.N141]" office:value-type="float" office:value="8.49918283857406" calcext:value-type="float">
            <text:p>8.4991828386</text:p>
          </table:table-cell>
          <table:table-cell table:formula="of:=[.M141]-[.P141]" office:value-type="float" office:value="-0.773345273872838" calcext:value-type="float">
            <text:p>-0.7733452739</text:p>
          </table:table-cell>
          <table:table-cell table:formula="of:=([.A141]-100.04)^2" office:value-type="float" office:value="120.7801" calcext:value-type="float">
            <text:p>120.7801</text:p>
          </table:table-cell>
          <table:table-cell/>
          <table:table-cell table:formula="of:=[.Q141]+[.U140]" office:value-type="float" office:value="1013.5568274882" calcext:value-type="float">
            <text:p>1013.5568274882</text:p>
          </table:table-cell>
        </table:table-row>
        <table:table-row table:style-name="ro1">
          <table:table-cell office:value-type="float" office:value="89.05" calcext:value-type="float">
            <text:p>89.05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89.05" calcext:value-type="float">
            <text:p>89.05</text:p>
          </table:table-cell>
          <table:table-cell office:value-type="float" office:value="92.2399673461914" calcext:value-type="float">
            <text:p>92.2399673462</text:p>
          </table:table-cell>
          <table:table-cell office:value-type="float" office:value="89.05" calcext:value-type="float">
            <text:p>89.05</text:p>
          </table:table-cell>
          <table:table-cell office:value-type="float" office:value="93.5511169433594" calcext:value-type="float">
            <text:p>93.5511169434</text:p>
          </table:table-cell>
          <table:table-cell office:value-type="float" office:value="89.05" calcext:value-type="float">
            <text:p>89.05</text:p>
          </table:table-cell>
          <table:table-cell office:value-type="float" office:value="91.2074127197266" calcext:value-type="float">
            <text:p>91.2074127197</text:p>
          </table:table-cell>
          <table:table-cell office:value-type="float" office:value="89.05" calcext:value-type="float">
            <text:p>89.05</text:p>
          </table:table-cell>
          <table:table-cell office:value-type="float" office:value="94.1926040649414" calcext:value-type="float">
            <text:p>94.1926040649</text:p>
          </table:table-cell>
          <table:table-cell office:value-type="float" office:value="93.5511169433594" calcext:value-type="float">
            <text:p>93.5511169434</text:p>
          </table:table-cell>
          <table:table-cell/>
          <table:table-cell table:formula="of:=([.A142]-[.B142])^2" office:value-type="float" office:value="26.6980763293081" calcext:value-type="float">
            <text:p>26.6980763293</text:p>
          </table:table-cell>
          <table:table-cell table:formula="of:=([.E142]-[.F142])^2" office:value-type="float" office:value="20.2600537377969" calcext:value-type="float">
            <text:p>20.2600537378</text:p>
          </table:table-cell>
          <table:table-cell table:formula="of:=([.A142]-([.B142]+[.F142])/2)^2" office:value-type="float" office:value="23.368208936812" calcext:value-type="float">
            <text:p>23.3682089368</text:p>
          </table:table-cell>
          <table:table-cell table:formula="of:=([.I142]-[.J142])^2" office:value-type="float" office:value="26.4463765687519" calcext:value-type="float">
            <text:p>26.4463765688</text:p>
          </table:table-cell>
          <table:table-cell table:formula="of:=[.M142]-[.N142]" office:value-type="float" office:value="6.43802259151126" calcext:value-type="float">
            <text:p>6.4380225915</text:p>
          </table:table-cell>
          <table:table-cell table:formula="of:=[.M142]-[.P142]" office:value-type="float" office:value="0.251699760556221" calcext:value-type="float">
            <text:p>0.2516997606</text:p>
          </table:table-cell>
          <table:table-cell table:formula="of:=([.A142]-100.04)^2" office:value-type="float" office:value="120.7801" calcext:value-type="float">
            <text:p>120.7801</text:p>
          </table:table-cell>
          <table:table-cell/>
          <table:table-cell table:formula="of:=[.Q142]+[.U141]" office:value-type="float" office:value="1019.99485007971" calcext:value-type="float">
            <text:p>1019.9948500797</text:p>
          </table:table-cell>
        </table:table-row>
        <table:table-row table:style-name="ro1">
          <table:table-cell office:value-type="float" office:value="89.06" calcext:value-type="float">
            <text:p>89.06</text:p>
          </table:table-cell>
          <table:table-cell office:value-type="float" office:value="94.5070571899414" calcext:value-type="float">
            <text:p>94.5070571899</text:p>
          </table:table-cell>
          <table:table-cell office:value-type="float" office:value="89.06" calcext:value-type="float">
            <text:p>89.06</text:p>
          </table:table-cell>
          <table:table-cell office:value-type="float" office:value="90.0940780639649" calcext:value-type="float">
            <text:p>90.094078064</text:p>
          </table:table-cell>
          <table:table-cell office:value-type="float" office:value="89.06" calcext:value-type="float">
            <text:p>89.06</text:p>
          </table:table-cell>
          <table:table-cell office:value-type="float" office:value="91.713005065918" calcext:value-type="float">
            <text:p>91.7130050659</text:p>
          </table:table-cell>
          <table:table-cell office:value-type="float" office:value="89.06" calcext:value-type="float">
            <text:p>89.06</text:p>
          </table:table-cell>
          <table:table-cell office:value-type="float" office:value="91.819465637207" calcext:value-type="float">
            <text:p>91.8194656372</text:p>
          </table:table-cell>
          <table:table-cell office:value-type="float" office:value="89.06" calcext:value-type="float">
            <text:p>89.06</text:p>
          </table:table-cell>
          <table:table-cell office:value-type="float" office:value="92.700325012207" calcext:value-type="float">
            <text:p>92.7003250122</text:p>
          </table:table-cell>
          <table:table-cell office:value-type="float" office:value="91.713005065918" calcext:value-type="float">
            <text:p>91.7130050659</text:p>
          </table:table-cell>
          <table:table-cell/>
          <table:table-cell table:formula="of:=([.A143]-[.B143])^2" office:value-type="float" office:value="29.6704320304923" calcext:value-type="float">
            <text:p>29.6704320305</text:p>
          </table:table-cell>
          <table:table-cell table:formula="of:=([.E143]-[.F143])^2" office:value-type="float" office:value="7.03843587978639" calcext:value-type="float">
            <text:p>7.0384358798</text:p>
          </table:table-cell>
          <table:table-cell table:formula="of:=([.A143]-([.B143]+[.F143])/2)^2" office:value-type="float" office:value="16.4027521371994" calcext:value-type="float">
            <text:p>16.4027521372</text:p>
          </table:table-cell>
          <table:table-cell table:formula="of:=([.I143]-[.J143])^2" office:value-type="float" office:value="13.2519661945001" calcext:value-type="float">
            <text:p>13.2519661945</text:p>
          </table:table-cell>
          <table:table-cell table:formula="of:=[.M143]-[.N143]" office:value-type="float" office:value="22.6319961507059" calcext:value-type="float">
            <text:p>22.6319961507</text:p>
          </table:table-cell>
          <table:table-cell table:formula="of:=[.M143]-[.P143]" office:value-type="float" office:value="16.4184658359922" calcext:value-type="float">
            <text:p>16.418465836</text:p>
          </table:table-cell>
          <table:table-cell table:formula="of:=([.A143]-100.04)^2" office:value-type="float" office:value="120.5604" calcext:value-type="float">
            <text:p>120.5604</text:p>
          </table:table-cell>
          <table:table-cell/>
          <table:table-cell table:formula="of:=[.Q143]+[.U142]" office:value-type="float" office:value="1042.62684623042" calcext:value-type="float">
            <text:p>1042.6268462304</text:p>
          </table:table-cell>
        </table:table-row>
        <table:table-row table:style-name="ro1">
          <table:table-cell office:value-type="float" office:value="89.06" calcext:value-type="float">
            <text:p>89.06</text:p>
          </table:table-cell>
          <table:table-cell office:value-type="float" office:value="93.3586120605469" calcext:value-type="float">
            <text:p>93.3586120605</text:p>
          </table:table-cell>
          <table:table-cell office:value-type="float" office:value="89.06" calcext:value-type="float">
            <text:p>89.06</text:p>
          </table:table-cell>
          <table:table-cell office:value-type="float" office:value="93.8453216552734" calcext:value-type="float">
            <text:p>93.8453216553</text:p>
          </table:table-cell>
          <table:table-cell office:value-type="float" office:value="89.06" calcext:value-type="float">
            <text:p>89.06</text:p>
          </table:table-cell>
          <table:table-cell office:value-type="float" office:value="93.2219009399414" calcext:value-type="float">
            <text:p>93.2219009399</text:p>
          </table:table-cell>
          <table:table-cell office:value-type="float" office:value="89.06" calcext:value-type="float">
            <text:p>89.06</text:p>
          </table:table-cell>
          <table:table-cell office:value-type="float" office:value="93.0418701171875" calcext:value-type="float">
            <text:p>93.0418701172</text:p>
          </table:table-cell>
          <table:table-cell office:value-type="float" office:value="89.06" calcext:value-type="float">
            <text:p>89.06</text:p>
          </table:table-cell>
          <table:table-cell office:value-type="float" office:value="93.5451202392578" calcext:value-type="float">
            <text:p>93.5451202393</text:p>
          </table:table-cell>
          <table:table-cell office:value-type="float" office:value="93.2219009399414" calcext:value-type="float">
            <text:p>93.2219009399</text:p>
          </table:table-cell>
          <table:table-cell/>
          <table:table-cell table:formula="of:=([.A144]-[.B144])^2" office:value-type="float" office:value="18.478065647079" calcext:value-type="float">
            <text:p>18.4780656471</text:p>
          </table:table-cell>
          <table:table-cell table:formula="of:=([.E144]-[.F144])^2" office:value-type="float" office:value="17.3214194338851" calcext:value-type="float">
            <text:p>17.3214194339</text:p>
          </table:table-cell>
          <table:table-cell table:formula="of:=([.A144]-([.B144]+[.F144])/2)^2" office:value-type="float" office:value="17.8950700578578" calcext:value-type="float">
            <text:p>17.8950700579</text:p>
          </table:table-cell>
          <table:table-cell table:formula="of:=([.I144]-[.J144])^2" office:value-type="float" office:value="20.1163035606" calcext:value-type="float">
            <text:p>20.1163035606</text:p>
          </table:table-cell>
          <table:table-cell table:formula="of:=[.M144]-[.N144]" office:value-type="float" office:value="1.15664621319389" calcext:value-type="float">
            <text:p>1.1566462132</text:p>
          </table:table-cell>
          <table:table-cell table:formula="of:=[.M144]-[.P144]" office:value-type="float" office:value="-1.63823791352101" calcext:value-type="float">
            <text:p>-1.6382379135</text:p>
          </table:table-cell>
          <table:table-cell table:formula="of:=([.A144]-100.04)^2" office:value-type="float" office:value="120.5604" calcext:value-type="float">
            <text:p>120.5604</text:p>
          </table:table-cell>
          <table:table-cell/>
          <table:table-cell table:formula="of:=[.Q144]+[.U143]" office:value-type="float" office:value="1043.78349244361" calcext:value-type="float">
            <text:p>1043.7834924436</text:p>
          </table:table-cell>
        </table:table-row>
        <table:table-row table:style-name="ro1">
          <table:table-cell office:value-type="float" office:value="89.07" calcext:value-type="float">
            <text:p>89.07</text:p>
          </table:table-cell>
          <table:table-cell office:value-type="float" office:value="94.5938110351563" calcext:value-type="float">
            <text:p>94.5938110352</text:p>
          </table:table-cell>
          <table:table-cell office:value-type="float" office:value="89.07" calcext:value-type="float">
            <text:p>89.07</text:p>
          </table:table-cell>
          <table:table-cell office:value-type="float" office:value="94.8874740600586" calcext:value-type="float">
            <text:p>94.8874740601</text:p>
          </table:table-cell>
          <table:table-cell office:value-type="float" office:value="89.07" calcext:value-type="float">
            <text:p>89.07</text:p>
          </table:table-cell>
          <table:table-cell office:value-type="float" office:value="94.5816879272461" calcext:value-type="float">
            <text:p>94.5816879272</text:p>
          </table:table-cell>
          <table:table-cell office:value-type="float" office:value="89.07" calcext:value-type="float">
            <text:p>89.07</text:p>
          </table:table-cell>
          <table:table-cell office:value-type="float" office:value="94.1809158325195" calcext:value-type="float">
            <text:p>94.1809158325</text:p>
          </table:table-cell>
          <table:table-cell office:value-type="float" office:value="89.07" calcext:value-type="float">
            <text:p>89.07</text:p>
          </table:table-cell>
          <table:table-cell office:value-type="float" office:value="94.7009124755859" calcext:value-type="float">
            <text:p>94.7009124756</text:p>
          </table:table-cell>
          <table:table-cell office:value-type="float" office:value="94.5816879272461" calcext:value-type="float">
            <text:p>94.5816879272</text:p>
          </table:table-cell>
          <table:table-cell/>
          <table:table-cell table:formula="of:=([.A145]-[.B145])^2" office:value-type="float" office:value="30.512488352114" calcext:value-type="float">
            <text:p>30.5124883521</text:p>
          </table:table-cell>
          <table:table-cell table:formula="of:=([.E145]-[.F145])^2" office:value-type="float" office:value="30.3787038073504" calcext:value-type="float">
            <text:p>30.3787038074</text:p>
          </table:table-cell>
          <table:table-cell table:formula="of:=([.A145]-([.B145]+[.F145])/2)^2" office:value-type="float" office:value="30.4455593372959" calcext:value-type="float">
            <text:p>30.4455593373</text:p>
          </table:table-cell>
          <table:table-cell table:formula="of:=([.I145]-[.J145])^2" office:value-type="float" office:value="31.7071753077094" calcext:value-type="float">
            <text:p>31.7071753077</text:p>
          </table:table-cell>
          <table:table-cell table:formula="of:=[.M145]-[.N145]" office:value-type="float" office:value="0.133784544763621" calcext:value-type="float">
            <text:p>0.1337845448</text:p>
          </table:table-cell>
          <table:table-cell table:formula="of:=[.M145]-[.P145]" office:value-type="float" office:value="-1.19468695559539" calcext:value-type="float">
            <text:p>-1.1946869556</text:p>
          </table:table-cell>
          <table:table-cell table:formula="of:=([.A145]-100.04)^2" office:value-type="float" office:value="120.3409" calcext:value-type="float">
            <text:p>120.3409</text:p>
          </table:table-cell>
          <table:table-cell/>
          <table:table-cell table:formula="of:=[.Q145]+[.U144]" office:value-type="float" office:value="1043.91727698837" calcext:value-type="float">
            <text:p>1043.9172769884</text:p>
          </table:table-cell>
        </table:table-row>
        <table:table-row table:style-name="ro1">
          <table:table-cell office:value-type="float" office:value="89.09" calcext:value-type="float">
            <text:p>89.09</text:p>
          </table:table-cell>
          <table:table-cell office:value-type="float" office:value="94.3818359375" calcext:value-type="float">
            <text:p>94.3818359375</text:p>
          </table:table-cell>
          <table:table-cell office:value-type="float" office:value="89.09" calcext:value-type="float">
            <text:p>89.09</text:p>
          </table:table-cell>
          <table:table-cell office:value-type="float" office:value="96.7096099853516" calcext:value-type="float">
            <text:p>96.7096099854</text:p>
          </table:table-cell>
          <table:table-cell office:value-type="float" office:value="89.09" calcext:value-type="float">
            <text:p>89.09</text:p>
          </table:table-cell>
          <table:table-cell office:value-type="float" office:value="93.3907852172852" calcext:value-type="float">
            <text:p>93.3907852173</text:p>
          </table:table-cell>
          <table:table-cell office:value-type="float" office:value="89.09" calcext:value-type="float">
            <text:p>89.09</text:p>
          </table:table-cell>
          <table:table-cell office:value-type="float" office:value="94.1632537841797" calcext:value-type="float">
            <text:p>94.1632537842</text:p>
          </table:table-cell>
          <table:table-cell office:value-type="float" office:value="89.09" calcext:value-type="float">
            <text:p>89.09</text:p>
          </table:table-cell>
          <table:table-cell office:value-type="float" office:value="94.3422546386719" calcext:value-type="float">
            <text:p>94.3422546387</text:p>
          </table:table-cell>
          <table:table-cell office:value-type="float" office:value="93.3907852172852" calcext:value-type="float">
            <text:p>93.3907852173</text:p>
          </table:table-cell>
          <table:table-cell/>
          <table:table-cell table:formula="of:=([.A146]-[.B146])^2" office:value-type="float" office:value="28.0035275894165" calcext:value-type="float">
            <text:p>28.0035275894</text:p>
          </table:table-cell>
          <table:table-cell table:formula="of:=([.E146]-[.F146])^2" office:value-type="float" office:value="18.4967534852185" calcext:value-type="float">
            <text:p>18.4967534852</text:p>
          </table:table-cell>
          <table:table-cell table:formula="of:=([.A146]-([.B146]+[.F146])/2)^2" office:value-type="float" office:value="23.0045951548079" calcext:value-type="float">
            <text:p>23.0045951548</text:p>
          </table:table-cell>
          <table:table-cell table:formula="of:=([.I146]-[.J146])^2" office:value-type="float" office:value="27.5861787894502" calcext:value-type="float">
            <text:p>27.5861787895</text:p>
          </table:table-cell>
          <table:table-cell table:formula="of:=[.M146]-[.N146]" office:value-type="float" office:value="9.50677410419797" calcext:value-type="float">
            <text:p>9.5067741042</text:p>
          </table:table-cell>
          <table:table-cell table:formula="of:=[.M146]-[.P146]" office:value-type="float" office:value="0.417348799966277" calcext:value-type="float">
            <text:p>0.4173488</text:p>
          </table:table-cell>
          <table:table-cell table:formula="of:=([.A146]-100.04)^2" office:value-type="float" office:value="119.9025" calcext:value-type="float">
            <text:p>119.9025</text:p>
          </table:table-cell>
          <table:table-cell/>
          <table:table-cell table:formula="of:=[.Q146]+[.U145]" office:value-type="float" office:value="1053.42405109257" calcext:value-type="float">
            <text:p>1053.4240510926</text:p>
          </table:table-cell>
        </table:table-row>
        <table:table-row table:style-name="ro1">
          <table:table-cell office:value-type="float" office:value="89.15" calcext:value-type="float">
            <text:p>89.15</text:p>
          </table:table-cell>
          <table:table-cell office:value-type="float" office:value="96.7731399536133" calcext:value-type="float">
            <text:p>96.7731399536</text:p>
          </table:table-cell>
          <table:table-cell office:value-type="float" office:value="89.15" calcext:value-type="float">
            <text:p>89.15</text:p>
          </table:table-cell>
          <table:table-cell office:value-type="float" office:value="104.669143676758" calcext:value-type="float">
            <text:p>104.6691436768</text:p>
          </table:table-cell>
          <table:table-cell office:value-type="float" office:value="89.15" calcext:value-type="float">
            <text:p>89.15</text:p>
          </table:table-cell>
          <table:table-cell office:value-type="float" office:value="93.3186111450195" calcext:value-type="float">
            <text:p>93.318611145</text:p>
          </table:table-cell>
          <table:table-cell office:value-type="float" office:value="89.15" calcext:value-type="float">
            <text:p>89.15</text:p>
          </table:table-cell>
          <table:table-cell office:value-type="float" office:value="103.696662902832" calcext:value-type="float">
            <text:p>103.6966629028</text:p>
          </table:table-cell>
          <table:table-cell office:value-type="float" office:value="89.15" calcext:value-type="float">
            <text:p>89.15</text:p>
          </table:table-cell>
          <table:table-cell office:value-type="float" office:value="96.5343551635742" calcext:value-type="float">
            <text:p>96.5343551636</text:p>
          </table:table-cell>
          <table:table-cell office:value-type="float" office:value="93.3186111450195" calcext:value-type="float">
            <text:p>93.318611145</text:p>
          </table:table-cell>
          <table:table-cell/>
          <table:table-cell table:formula="of:=([.A147]-[.B147])^2" office:value-type="float" office:value="58.112262752375" calcext:value-type="float">
            <text:p>58.1122627524</text:p>
          </table:table-cell>
          <table:table-cell table:formula="of:=([.E147]-[.F147])^2" office:value-type="float" office:value="17.377318878381" calcext:value-type="float">
            <text:p>17.3773188784</text:p>
          </table:table-cell>
          <table:table-cell table:formula="of:=([.A147]-([.B147]+[.F147])/2)^2" office:value-type="float" office:value="34.761348493027" calcext:value-type="float">
            <text:p>34.761348493</text:p>
          </table:table-cell>
          <table:table-cell table:formula="of:=([.I147]-[.J147])^2" office:value-type="float" office:value="54.5287011818051" calcext:value-type="float">
            <text:p>54.5287011818</text:p>
          </table:table-cell>
          <table:table-cell table:formula="of:=[.M147]-[.N147]" office:value-type="float" office:value="40.734943873994" calcext:value-type="float">
            <text:p>40.734943874</text:p>
          </table:table-cell>
          <table:table-cell table:formula="of:=[.M147]-[.P147]" office:value-type="float" office:value="3.58356157056987" calcext:value-type="float">
            <text:p>3.5835615706</text:p>
          </table:table-cell>
          <table:table-cell table:formula="of:=([.A147]-100.04)^2" office:value-type="float" office:value="118.5921" calcext:value-type="float">
            <text:p>118.5921</text:p>
          </table:table-cell>
          <table:table-cell/>
          <table:table-cell table:formula="of:=[.Q147]+[.U146]" office:value-type="float" office:value="1094.15899496657" calcext:value-type="float">
            <text:p>1094.1589949666</text:p>
          </table:table-cell>
        </table:table-row>
        <table:table-row table:style-name="ro1">
          <table:table-cell office:value-type="float" office:value="89.19" calcext:value-type="float">
            <text:p>89.19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9.19" calcext:value-type="float">
            <text:p>89.19</text:p>
          </table:table-cell>
          <table:table-cell office:value-type="float" office:value="78.7801971435547" calcext:value-type="float">
            <text:p>78.7801971436</text:p>
          </table:table-cell>
          <table:table-cell office:value-type="float" office:value="89.19" calcext:value-type="float">
            <text:p>89.19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9.19" calcext:value-type="float">
            <text:p>89.19</text:p>
          </table:table-cell>
          <table:table-cell office:value-type="float" office:value="78.0524368286133" calcext:value-type="float">
            <text:p>78.0524368286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892333984375" calcext:value-type="float">
            <text:p>78.5892333984</text:p>
          </table:table-cell>
          <table:table-cell office:value-type="float" office:value="78.1017456054687" calcext:value-type="float">
            <text:p>78.1017456055</text:p>
          </table:table-cell>
          <table:table-cell/>
          <table:table-cell table:formula="of:=([.A148]-[.B148])^2" office:value-type="float" office:value="112.663874733661" calcext:value-type="float">
            <text:p>112.6638747337</text:p>
          </table:table-cell>
          <table:table-cell table:formula="of:=([.E148]-[.F148])^2" office:value-type="float" office:value="122.949385517842" calcext:value-type="float">
            <text:p>122.9493855178</text:p>
          </table:table-cell>
          <table:table-cell table:formula="of:=([.A148]-([.B148]+[.F148])/2)^2" office:value-type="float" office:value="117.750477629483" calcext:value-type="float">
            <text:p>117.7504776295</text:p>
          </table:table-cell>
          <table:table-cell table:formula="of:=([.I148]-[.J148])^2" office:value-type="float" office:value="112.376252540803" calcext:value-type="float">
            <text:p>112.3762525408</text:p>
          </table:table-cell>
          <table:table-cell table:formula="of:=[.M148]-[.N148]" office:value-type="float" office:value="-10.2855107841804" calcext:value-type="float">
            <text:p>-10.2855107842</text:p>
          </table:table-cell>
          <table:table-cell table:formula="of:=[.M148]-[.P148]" office:value-type="float" office:value="0.287622192858251" calcext:value-type="float">
            <text:p>0.2876221929</text:p>
          </table:table-cell>
          <table:table-cell table:formula="of:=([.A148]-100.04)^2" office:value-type="float" office:value="117.7225" calcext:value-type="float">
            <text:p>117.7225</text:p>
          </table:table-cell>
          <table:table-cell/>
          <table:table-cell table:formula="of:=[.Q148]+[.U147]" office:value-type="float" office:value="1083.87348418239" calcext:value-type="float">
            <text:p>1083.8734841824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94.5976791381836" calcext:value-type="float">
            <text:p>94.5976791382</text:p>
          </table:table-cell>
          <table:table-cell office:value-type="float" office:value="89.2" calcext:value-type="float">
            <text:p>89.2</text:p>
          </table:table-cell>
          <table:table-cell office:value-type="float" office:value="95.3799438476563" calcext:value-type="float">
            <text:p>95.3799438477</text:p>
          </table:table-cell>
          <table:table-cell office:value-type="float" office:value="89.2" calcext:value-type="float">
            <text:p>89.2</text:p>
          </table:table-cell>
          <table:table-cell office:value-type="float" office:value="93.772102355957" calcext:value-type="float">
            <text:p>93.772102356</text:p>
          </table:table-cell>
          <table:table-cell office:value-type="float" office:value="89.2" calcext:value-type="float">
            <text:p>89.2</text:p>
          </table:table-cell>
          <table:table-cell office:value-type="float" office:value="94.2050704956055" calcext:value-type="float">
            <text:p>94.2050704956</text:p>
          </table:table-cell>
          <table:table-cell office:value-type="float" office:value="89.2" calcext:value-type="float">
            <text:p>89.2</text:p>
          </table:table-cell>
          <table:table-cell office:value-type="float" office:value="94.6767425537109" calcext:value-type="float">
            <text:p>94.6767425537</text:p>
          </table:table-cell>
          <table:table-cell office:value-type="float" office:value="93.772102355957" calcext:value-type="float">
            <text:p>93.772102356</text:p>
          </table:table-cell>
          <table:table-cell/>
          <table:table-cell table:formula="of:=([.A149]-[.B149])^2" office:value-type="float" office:value="29.1349400787824" calcext:value-type="float">
            <text:p>29.1349400788</text:p>
          </table:table-cell>
          <table:table-cell table:formula="of:=([.E149]-[.F149])^2" office:value-type="float" office:value="20.9041199533478" calcext:value-type="float">
            <text:p>20.9041199533</text:p>
          </table:table-cell>
          <table:table-cell table:formula="of:=([.A149]-([.B149]+[.F149])/2)^2" office:value-type="float" office:value="24.8491357602272" calcext:value-type="float">
            <text:p>24.8491357602</text:p>
          </table:table-cell>
          <table:table-cell table:formula="of:=([.I149]-[.J149])^2" office:value-type="float" office:value="29.9947089996282" calcext:value-type="float">
            <text:p>29.9947089996</text:p>
          </table:table-cell>
          <table:table-cell table:formula="of:=[.M149]-[.N149]" office:value-type="float" office:value="8.23082012543454" calcext:value-type="float">
            <text:p>8.2308201254</text:p>
          </table:table-cell>
          <table:table-cell table:formula="of:=[.M149]-[.P149]" office:value-type="float" office:value="-0.859768920845816" calcext:value-type="float">
            <text:p>-0.8597689208</text:p>
          </table:table-cell>
          <table:table-cell table:formula="of:=([.A149]-100.04)^2" office:value-type="float" office:value="117.5056" calcext:value-type="float">
            <text:p>117.5056</text:p>
          </table:table-cell>
          <table:table-cell/>
          <table:table-cell table:formula="of:=[.Q149]+[.U148]" office:value-type="float" office:value="1092.10430430782" calcext:value-type="float">
            <text:p>1092.1043043078</text:p>
          </table:table-cell>
        </table:table-row>
        <table:table-row table:style-name="ro1">
          <table:table-cell office:value-type="float" office:value="89.22" calcext:value-type="float">
            <text:p>89.22</text:p>
          </table:table-cell>
          <table:table-cell office:value-type="float" office:value="93.6519470214844" calcext:value-type="float">
            <text:p>93.6519470215</text:p>
          </table:table-cell>
          <table:table-cell office:value-type="float" office:value="89.22" calcext:value-type="float">
            <text:p>89.22</text:p>
          </table:table-cell>
          <table:table-cell office:value-type="float" office:value="91.9353408813477" calcext:value-type="float">
            <text:p>91.9353408813</text:p>
          </table:table-cell>
          <table:table-cell office:value-type="float" office:value="89.22" calcext:value-type="float">
            <text:p>89.22</text:p>
          </table:table-cell>
          <table:table-cell office:value-type="float" office:value="93.3083724975586" calcext:value-type="float">
            <text:p>93.3083724976</text:p>
          </table:table-cell>
          <table:table-cell office:value-type="float" office:value="89.22" calcext:value-type="float">
            <text:p>89.22</text:p>
          </table:table-cell>
          <table:table-cell office:value-type="float" office:value="93.7200241088867" calcext:value-type="float">
            <text:p>93.7200241089</text:p>
          </table:table-cell>
          <table:table-cell office:value-type="float" office:value="89.22" calcext:value-type="float">
            <text:p>89.22</text:p>
          </table:table-cell>
          <table:table-cell office:value-type="float" office:value="93.3427200317383" calcext:value-type="float">
            <text:p>93.3427200317</text:p>
          </table:table-cell>
          <table:table-cell office:value-type="float" office:value="93.3083724975586" calcext:value-type="float">
            <text:p>93.3083724976</text:p>
          </table:table-cell>
          <table:table-cell/>
          <table:table-cell table:formula="of:=([.A150]-[.B150])^2" office:value-type="float" office:value="19.6421544012442" calcext:value-type="float">
            <text:p>19.6421544012</text:p>
          </table:table-cell>
          <table:table-cell table:formula="of:=([.E150]-[.F150])^2" office:value-type="float" office:value="16.7147896787935" calcext:value-type="float">
            <text:p>16.7147896788</text:p>
          </table:table-cell>
          <table:table-cell table:formula="of:=([.A150]-([.B150]+[.F150])/2)^2" office:value-type="float" office:value="18.1489611766462" calcext:value-type="float">
            <text:p>18.1489611766</text:p>
          </table:table-cell>
          <table:table-cell table:formula="of:=([.I150]-[.J150])^2" office:value-type="float" office:value="16.9968204600961" calcext:value-type="float">
            <text:p>16.9968204601</text:p>
          </table:table-cell>
          <table:table-cell table:formula="of:=[.M150]-[.N150]" office:value-type="float" office:value="2.92736472245073" calcext:value-type="float">
            <text:p>2.9273647225</text:p>
          </table:table-cell>
          <table:table-cell table:formula="of:=[.M150]-[.P150]" office:value-type="float" office:value="2.64533394114813" calcext:value-type="float">
            <text:p>2.6453339411</text:p>
          </table:table-cell>
          <table:table-cell table:formula="of:=([.A150]-100.04)^2" office:value-type="float" office:value="117.0724" calcext:value-type="float">
            <text:p>117.0724</text:p>
          </table:table-cell>
          <table:table-cell/>
          <table:table-cell table:formula="of:=[.Q150]+[.U149]" office:value-type="float" office:value="1095.03166903027" calcext:value-type="float">
            <text:p>1095.0316690303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94.939323425293" calcext:value-type="float">
            <text:p>94.9393234253</text:p>
          </table:table-cell>
          <table:table-cell office:value-type="float" office:value="89.24" calcext:value-type="float">
            <text:p>89.24</text:p>
          </table:table-cell>
          <table:table-cell office:value-type="float" office:value="94.8588256835938" calcext:value-type="float">
            <text:p>94.8588256836</text:p>
          </table:table-cell>
          <table:table-cell office:value-type="float" office:value="89.24" calcext:value-type="float">
            <text:p>89.24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89.24" calcext:value-type="float">
            <text:p>89.24</text:p>
          </table:table-cell>
          <table:table-cell office:value-type="float" office:value="93.7404327392578" calcext:value-type="float">
            <text:p>93.7404327393</text:p>
          </table:table-cell>
          <table:table-cell office:value-type="float" office:value="89.24" calcext:value-type="float">
            <text:p>89.24</text:p>
          </table:table-cell>
          <table:table-cell office:value-type="float" office:value="94.728271484375" calcext:value-type="float">
            <text:p>94.7282714844</text:p>
          </table:table-cell>
          <table:table-cell office:value-type="float" office:value="94.0075073242187" calcext:value-type="float">
            <text:p>94.0075073242</text:p>
          </table:table-cell>
          <table:table-cell/>
          <table:table-cell table:formula="of:=([.A151]-[.B151])^2" office:value-type="float" office:value="32.4822875060932" calcext:value-type="float">
            <text:p>32.4822875061</text:p>
          </table:table-cell>
          <table:table-cell table:formula="of:=([.E151]-[.F151])^2" office:value-type="float" office:value="22.7291260864795" calcext:value-type="float">
            <text:p>22.7291260865</text:p>
          </table:table-cell>
          <table:table-cell table:formula="of:=([.A151]-([.B151]+[.F151])/2)^2" office:value-type="float" office:value="27.3886364847311" calcext:value-type="float">
            <text:p>27.3886364847</text:p>
          </table:table-cell>
          <table:table-cell table:formula="of:=([.I151]-[.J151])^2" office:value-type="float" office:value="30.1211238862038" calcext:value-type="float">
            <text:p>30.1211238862</text:p>
          </table:table-cell>
          <table:table-cell table:formula="of:=[.M151]-[.N151]" office:value-type="float" office:value="9.75316141961376" calcext:value-type="float">
            <text:p>9.7531614196</text:p>
          </table:table-cell>
          <table:table-cell table:formula="of:=[.M151]-[.P151]" office:value-type="float" office:value="2.36116361988941" calcext:value-type="float">
            <text:p>2.3611636199</text:p>
          </table:table-cell>
          <table:table-cell table:formula="of:=([.A151]-100.04)^2" office:value-type="float" office:value="116.64" calcext:value-type="float">
            <text:p>116.64</text:p>
          </table:table-cell>
          <table:table-cell/>
          <table:table-cell table:formula="of:=[.Q151]+[.U150]" office:value-type="float" office:value="1104.78483044988" calcext:value-type="float">
            <text:p>1104.7848304499</text:p>
          </table:table-cell>
        </table:table-row>
        <table:table-row table:style-name="ro1">
          <table:table-cell office:value-type="float" office:value="89.25" calcext:value-type="float">
            <text:p>89.25</text:p>
          </table:table-cell>
          <table:table-cell office:value-type="float" office:value="95.0803909301758" calcext:value-type="float">
            <text:p>95.0803909302</text:p>
          </table:table-cell>
          <table:table-cell office:value-type="float" office:value="89.25" calcext:value-type="float">
            <text:p>89.25</text:p>
          </table:table-cell>
          <table:table-cell office:value-type="float" office:value="95.0824279785156" calcext:value-type="float">
            <text:p>95.0824279785</text:p>
          </table:table-cell>
          <table:table-cell office:value-type="float" office:value="89.25" calcext:value-type="float">
            <text:p>89.25</text:p>
          </table:table-cell>
          <table:table-cell office:value-type="float" office:value="94.473762512207" calcext:value-type="float">
            <text:p>94.4737625122</text:p>
          </table:table-cell>
          <table:table-cell office:value-type="float" office:value="89.25" calcext:value-type="float">
            <text:p>89.25</text:p>
          </table:table-cell>
          <table:table-cell office:value-type="float" office:value="92.7721710205078" calcext:value-type="float">
            <text:p>92.7721710205</text:p>
          </table:table-cell>
          <table:table-cell office:value-type="float" office:value="89.25" calcext:value-type="float">
            <text:p>89.25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473762512207" calcext:value-type="float">
            <text:p>94.4737625122</text:p>
          </table:table-cell>
          <table:table-cell/>
          <table:table-cell table:formula="of:=([.A152]-[.B152])^2" office:value-type="float" office:value="33.993458398676" calcext:value-type="float">
            <text:p>33.9934583987</text:p>
          </table:table-cell>
          <table:table-cell table:formula="of:=([.E152]-[.F152])^2" office:value-type="float" office:value="27.2876947839395" calcext:value-type="float">
            <text:p>27.2876947839</text:p>
          </table:table-cell>
          <table:table-cell table:formula="of:=([.A152]-([.B152]+[.F152])/2)^2" office:value-type="float" office:value="30.5485770819359" calcext:value-type="float">
            <text:p>30.5485770819</text:p>
          </table:table-cell>
          <table:table-cell table:formula="of:=([.I152]-[.J152])^2" office:value-type="float" office:value="33.4088268690393" calcext:value-type="float">
            <text:p>33.408826869</text:p>
          </table:table-cell>
          <table:table-cell table:formula="of:=[.M152]-[.N152]" office:value-type="float" office:value="6.7057636147365" calcext:value-type="float">
            <text:p>6.7057636147</text:p>
          </table:table-cell>
          <table:table-cell table:formula="of:=[.M152]-[.P152]" office:value-type="float" office:value="0.584631529636681" calcext:value-type="float">
            <text:p>0.5846315296</text:p>
          </table:table-cell>
          <table:table-cell table:formula="of:=([.A152]-100.04)^2" office:value-type="float" office:value="116.4241" calcext:value-type="float">
            <text:p>116.4241</text:p>
          </table:table-cell>
          <table:table-cell/>
          <table:table-cell table:formula="of:=[.Q152]+[.U151]" office:value-type="float" office:value="1111.49059406462" calcext:value-type="float">
            <text:p>1111.4905940646</text:p>
          </table:table-cell>
        </table:table-row>
        <table:table-row table:style-name="ro1">
          <table:table-cell office:value-type="float" office:value="89.28" calcext:value-type="float">
            <text:p>89.28</text:p>
          </table:table-cell>
          <table:table-cell office:value-type="float" office:value="94.0174026489258" calcext:value-type="float">
            <text:p>94.0174026489</text:p>
          </table:table-cell>
          <table:table-cell office:value-type="float" office:value="89.28" calcext:value-type="float">
            <text:p>89.28</text:p>
          </table:table-cell>
          <table:table-cell office:value-type="float" office:value="101.462684631348" calcext:value-type="float">
            <text:p>101.4626846313</text:p>
          </table:table-cell>
          <table:table-cell office:value-type="float" office:value="89.28" calcext:value-type="float">
            <text:p>89.28</text:p>
          </table:table-cell>
          <table:table-cell office:value-type="float" office:value="93.6262664794922" calcext:value-type="float">
            <text:p>93.6262664795</text:p>
          </table:table-cell>
          <table:table-cell office:value-type="float" office:value="89.28" calcext:value-type="float">
            <text:p>89.28</text:p>
          </table:table-cell>
          <table:table-cell office:value-type="float" office:value="100.735450744629" calcext:value-type="float">
            <text:p>100.7354507446</text:p>
          </table:table-cell>
          <table:table-cell office:value-type="float" office:value="89.28" calcext:value-type="float">
            <text:p>89.28</text:p>
          </table:table-cell>
          <table:table-cell office:value-type="float" office:value="93.6676254272461" calcext:value-type="float">
            <text:p>93.6676254272</text:p>
          </table:table-cell>
          <table:table-cell office:value-type="float" office:value="93.6262664794922" calcext:value-type="float">
            <text:p>93.6262664795</text:p>
          </table:table-cell>
          <table:table-cell/>
          <table:table-cell table:formula="of:=([.A153]-[.B153])^2" office:value-type="float" office:value="22.442983858049" calcext:value-type="float">
            <text:p>22.442983858</text:p>
          </table:table-cell>
          <table:table-cell table:formula="of:=([.E153]-[.F153])^2" office:value-type="float" office:value="18.8900323107574" calcext:value-type="float">
            <text:p>18.8900323108</text:p>
          </table:table-cell>
          <table:table-cell table:formula="of:=([.A153]-([.B153]+[.F153])/2)^2" office:value-type="float" office:value="20.6282612086434" calcext:value-type="float">
            <text:p>20.6282612086</text:p>
          </table:table-cell>
          <table:table-cell table:formula="of:=([.I153]-[.J153])^2" office:value-type="float" office:value="19.2512568898165" calcext:value-type="float">
            <text:p>19.2512568898</text:p>
          </table:table-cell>
          <table:table-cell table:formula="of:=[.M153]-[.N153]" office:value-type="float" office:value="3.55295154729159" calcext:value-type="float">
            <text:p>3.5529515473</text:p>
          </table:table-cell>
          <table:table-cell table:formula="of:=[.M153]-[.P153]" office:value-type="float" office:value="3.19172696823254" calcext:value-type="float">
            <text:p>3.1917269682</text:p>
          </table:table-cell>
          <table:table-cell table:formula="of:=([.A153]-100.04)^2" office:value-type="float" office:value="115.7776" calcext:value-type="float">
            <text:p>115.7776</text:p>
          </table:table-cell>
          <table:table-cell/>
          <table:table-cell table:formula="of:=[.Q153]+[.U152]" office:value-type="float" office:value="1115.04354561191" calcext:value-type="float">
            <text:p>1115.0435456119</text:p>
          </table:table-cell>
        </table:table-row>
        <table:table-row table:style-name="ro1">
          <table:table-cell office:value-type="float" office:value="89.34" calcext:value-type="float">
            <text:p>89.34</text:p>
          </table:table-cell>
          <table:table-cell office:value-type="float" office:value="94.0479125976563" calcext:value-type="float">
            <text:p>94.0479125977</text:p>
          </table:table-cell>
          <table:table-cell office:value-type="float" office:value="89.34" calcext:value-type="float">
            <text:p>89.34</text:p>
          </table:table-cell>
          <table:table-cell office:value-type="float" office:value="93.6633377075195" calcext:value-type="float">
            <text:p>93.6633377075</text:p>
          </table:table-cell>
          <table:table-cell office:value-type="float" office:value="89.34" calcext:value-type="float">
            <text:p>89.34</text:p>
          </table:table-cell>
          <table:table-cell office:value-type="float" office:value="93.8448333740234" calcext:value-type="float">
            <text:p>93.844833374</text:p>
          </table:table-cell>
          <table:table-cell office:value-type="float" office:value="89.34" calcext:value-type="float">
            <text:p>89.34</text:p>
          </table:table-cell>
          <table:table-cell office:value-type="float" office:value="95.1002578735352" calcext:value-type="float">
            <text:p>95.1002578735</text:p>
          </table:table-cell>
          <table:table-cell office:value-type="float" office:value="89.34" calcext:value-type="float">
            <text:p>89.34</text:p>
          </table:table-cell>
          <table:table-cell office:value-type="float" office:value="93.9660568237305" calcext:value-type="float">
            <text:p>93.9660568237</text:p>
          </table:table-cell>
          <table:table-cell office:value-type="float" office:value="93.8448333740234" calcext:value-type="float">
            <text:p>93.844833374</text:p>
          </table:table-cell>
          <table:table-cell/>
          <table:table-cell table:formula="of:=([.A154]-[.B154])^2" office:value-type="float" office:value="22.1644410271704" calcext:value-type="float">
            <text:p>22.1644410272</text:p>
          </table:table-cell>
          <table:table-cell table:formula="of:=([.E154]-[.F154])^2" office:value-type="float" office:value="20.2935237277154" calcext:value-type="float">
            <text:p>20.2935237277</text:p>
          </table:table-cell>
          <table:table-cell table:formula="of:=([.A154]-([.B154]+[.F154])/2)^2" office:value-type="float" office:value="21.218672084675" calcext:value-type="float">
            <text:p>21.2186720847</text:p>
          </table:table-cell>
          <table:table-cell table:formula="of:=([.I154]-[.J154])^2" office:value-type="float" office:value="21.4004017363832" calcext:value-type="float">
            <text:p>21.4004017364</text:p>
          </table:table-cell>
          <table:table-cell table:formula="of:=[.M154]-[.N154]" office:value-type="float" office:value="1.87091729945503" calcext:value-type="float">
            <text:p>1.8709172995</text:p>
          </table:table-cell>
          <table:table-cell table:formula="of:=[.M154]-[.P154]" office:value-type="float" office:value="0.764039290787185" calcext:value-type="float">
            <text:p>0.7640392908</text:p>
          </table:table-cell>
          <table:table-cell table:formula="of:=([.A154]-100.04)^2" office:value-type="float" office:value="114.49" calcext:value-type="float">
            <text:p>114.49</text:p>
          </table:table-cell>
          <table:table-cell/>
          <table:table-cell table:formula="of:=[.Q154]+[.U153]" office:value-type="float" office:value="1116.91446291137" calcext:value-type="float">
            <text:p>1116.9144629114</text:p>
          </table:table-cell>
        </table:table-row>
        <table:table-row table:style-name="ro1">
          <table:table-cell office:value-type="float" office:value="89.37" calcext:value-type="float">
            <text:p>89.37</text:p>
          </table:table-cell>
          <table:table-cell office:value-type="float" office:value="93.6970138549805" calcext:value-type="float">
            <text:p>93.697013855</text:p>
          </table:table-cell>
          <table:table-cell office:value-type="float" office:value="89.37" calcext:value-type="float">
            <text:p>89.37</text:p>
          </table:table-cell>
          <table:table-cell office:value-type="float" office:value="92.1254425048828" calcext:value-type="float">
            <text:p>92.1254425049</text:p>
          </table:table-cell>
          <table:table-cell office:value-type="float" office:value="89.37" calcext:value-type="float">
            <text:p>89.37</text:p>
          </table:table-cell>
          <table:table-cell office:value-type="float" office:value="92.7175216674805" calcext:value-type="float">
            <text:p>92.7175216675</text:p>
          </table:table-cell>
          <table:table-cell office:value-type="float" office:value="89.37" calcext:value-type="float">
            <text:p>89.37</text:p>
          </table:table-cell>
          <table:table-cell office:value-type="float" office:value="91.8081741333008" calcext:value-type="float">
            <text:p>91.8081741333</text:p>
          </table:table-cell>
          <table:table-cell office:value-type="float" office:value="89.37" calcext:value-type="float">
            <text:p>89.37</text:p>
          </table:table-cell>
          <table:table-cell office:value-type="float" office:value="93.4580688476563" calcext:value-type="float">
            <text:p>93.4580688477</text:p>
          </table:table-cell>
          <table:table-cell office:value-type="float" office:value="92.7175216674805" calcext:value-type="float">
            <text:p>92.7175216675</text:p>
          </table:table-cell>
          <table:table-cell/>
          <table:table-cell table:formula="of:=([.A155]-[.B155])^2" office:value-type="float" office:value="18.7230489011929" calcext:value-type="float">
            <text:p>18.7230489012</text:p>
          </table:table-cell>
          <table:table-cell table:formula="of:=([.E155]-[.F155])^2" office:value-type="float" office:value="11.2059013142512" calcext:value-type="float">
            <text:p>11.2059013143</text:p>
          </table:table-cell>
          <table:table-cell table:formula="of:=([.A155]-([.B155]+[.F155])/2)^2" office:value-type="float" office:value="14.7246238713787" calcext:value-type="float">
            <text:p>14.7246238714</text:p>
          </table:table-cell>
          <table:table-cell table:formula="of:=([.I155]-[.J155])^2" office:value-type="float" office:value="16.7123069031775" calcext:value-type="float">
            <text:p>16.7123069032</text:p>
          </table:table-cell>
          <table:table-cell table:formula="of:=[.M155]-[.N155]" office:value-type="float" office:value="7.51714758694171" calcext:value-type="float">
            <text:p>7.5171475869</text:p>
          </table:table-cell>
          <table:table-cell table:formula="of:=[.M155]-[.P155]" office:value-type="float" office:value="2.01074199801543" calcext:value-type="float">
            <text:p>2.010741998</text:p>
          </table:table-cell>
          <table:table-cell table:formula="of:=([.A155]-100.04)^2" office:value-type="float" office:value="113.8489" calcext:value-type="float">
            <text:p>113.8489</text:p>
          </table:table-cell>
          <table:table-cell/>
          <table:table-cell table:formula="of:=[.Q155]+[.U154]" office:value-type="float" office:value="1124.43161049831" calcext:value-type="float">
            <text:p>1124.4316104983</text:p>
          </table:table-cell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9.38" calcext:value-type="float">
            <text:p>89.38</text:p>
          </table:table-cell>
          <table:table-cell office:value-type="float" office:value="97.3937835693359" calcext:value-type="float">
            <text:p>97.3937835693</text:p>
          </table:table-cell>
          <table:table-cell office:value-type="float" office:value="89.38" calcext:value-type="float">
            <text:p>89.38</text:p>
          </table:table-cell>
          <table:table-cell office:value-type="float" office:value="94.3312759399414" calcext:value-type="float">
            <text:p>94.3312759399</text:p>
          </table:table-cell>
          <table:table-cell office:value-type="float" office:value="89.38" calcext:value-type="float">
            <text:p>89.38</text:p>
          </table:table-cell>
          <table:table-cell office:value-type="float" office:value="96.5804138183594" calcext:value-type="float">
            <text:p>96.5804138184</text:p>
          </table:table-cell>
          <table:table-cell office:value-type="float" office:value="89.38" calcext:value-type="float">
            <text:p>89.38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3312759399414" calcext:value-type="float">
            <text:p>94.3312759399</text:p>
          </table:table-cell>
          <table:table-cell/>
          <table:table-cell table:formula="of:=([.A156]-[.B156])^2" office:value-type="float" office:value="31.8601852559747" calcext:value-type="float">
            <text:p>31.860185256</text:p>
          </table:table-cell>
          <table:table-cell table:formula="of:=([.E156]-[.F156])^2" office:value-type="float" office:value="24.5151334334427" calcext:value-type="float">
            <text:p>24.5151334334</text:p>
          </table:table-cell>
          <table:table-cell table:formula="of:=([.A156]-([.B156]+[.F156])/2)^2" office:value-type="float" office:value="28.0675254322851" calcext:value-type="float">
            <text:p>28.0675254323</text:p>
          </table:table-cell>
          <table:table-cell table:formula="of:=([.I156]-[.J156])^2" office:value-type="float" office:value="31.9229172682093" calcext:value-type="float">
            <text:p>31.9229172682</text:p>
          </table:table-cell>
          <table:table-cell table:formula="of:=[.M156]-[.N156]" office:value-type="float" office:value="7.34505182253197" calcext:value-type="float">
            <text:p>7.3450518225</text:p>
          </table:table-cell>
          <table:table-cell table:formula="of:=[.M156]-[.P156]" office:value-type="float" office:value="-0.0627320122346298" calcext:value-type="float">
            <text:p>-0.0627320122</text:p>
          </table:table-cell>
          <table:table-cell table:formula="of:=([.A156]-100.04)^2" office:value-type="float" office:value="113.6356" calcext:value-type="float">
            <text:p>113.6356</text:p>
          </table:table-cell>
          <table:table-cell/>
          <table:table-cell table:formula="of:=[.Q156]+[.U155]" office:value-type="float" office:value="1131.77666232084" calcext:value-type="float">
            <text:p>1131.7766623209</text:p>
          </table:table-cell>
        </table:table-row>
        <table:table-row table:style-name="ro1">
          <table:table-cell office:value-type="float" office:value="89.59" calcext:value-type="float">
            <text:p>89.59</text:p>
          </table:table-cell>
          <table:table-cell office:value-type="float" office:value="94.2127380371094" calcext:value-type="float">
            <text:p>94.2127380371</text:p>
          </table:table-cell>
          <table:table-cell office:value-type="float" office:value="89.59" calcext:value-type="float">
            <text:p>89.59</text:p>
          </table:table-cell>
          <table:table-cell office:value-type="float" office:value="90.9559936523437" calcext:value-type="float">
            <text:p>90.9559936523</text:p>
          </table:table-cell>
          <table:table-cell office:value-type="float" office:value="89.59" calcext:value-type="float">
            <text:p>89.59</text:p>
          </table:table-cell>
          <table:table-cell office:value-type="float" office:value="93.1390914916992" calcext:value-type="float">
            <text:p>93.1390914917</text:p>
          </table:table-cell>
          <table:table-cell office:value-type="float" office:value="89.59" calcext:value-type="float">
            <text:p>89.59</text:p>
          </table:table-cell>
          <table:table-cell office:value-type="float" office:value="90.5923080444336" calcext:value-type="float">
            <text:p>90.5923080444</text:p>
          </table:table-cell>
          <table:table-cell office:value-type="float" office:value="89.59" calcext:value-type="float">
            <text:p>89.59</text:p>
          </table:table-cell>
          <table:table-cell office:value-type="float" office:value="94.1130294799805" calcext:value-type="float">
            <text:p>94.11302948</text:p>
          </table:table-cell>
          <table:table-cell office:value-type="float" office:value="93.1390914916992" calcext:value-type="float">
            <text:p>93.1390914917</text:p>
          </table:table-cell>
          <table:table-cell/>
          <table:table-cell table:formula="of:=([.A157]-[.B157])^2" office:value-type="float" office:value="21.3697069597378" calcext:value-type="float">
            <text:p>21.3697069597</text:p>
          </table:table-cell>
          <table:table-cell table:formula="of:=([.E157]-[.F157])^2" office:value-type="float" office:value="12.5960504164518" calcext:value-type="float">
            <text:p>12.5960504165</text:p>
          </table:table-cell>
          <table:table-cell table:formula="of:=([.A157]-([.B157]+[.F157])/2)^2" office:value-type="float" office:value="16.694699461977" calcext:value-type="float">
            <text:p>16.694699462</text:p>
          </table:table-cell>
          <table:table-cell table:formula="of:=([.I157]-[.J157])^2" office:value-type="float" office:value="20.4577956767724" calcext:value-type="float">
            <text:p>20.4577956768</text:p>
          </table:table-cell>
          <table:table-cell table:formula="of:=[.M157]-[.N157]" office:value-type="float" office:value="8.77365654328604" calcext:value-type="float">
            <text:p>8.7736565433</text:p>
          </table:table-cell>
          <table:table-cell table:formula="of:=[.M157]-[.P157]" office:value-type="float" office:value="0.911911282965445" calcext:value-type="float">
            <text:p>0.911911283</text:p>
          </table:table-cell>
          <table:table-cell table:formula="of:=([.A157]-100.04)^2" office:value-type="float" office:value="109.2025" calcext:value-type="float">
            <text:p>109.2025</text:p>
          </table:table-cell>
          <table:table-cell/>
          <table:table-cell table:formula="of:=[.Q157]+[.U156]" office:value-type="float" office:value="1140.55031886413" calcext:value-type="float">
            <text:p>1140.5503188641</text:p>
          </table:table-cell>
        </table:table-row>
        <table:table-row table:style-name="ro1">
          <table:table-cell office:value-type="float" office:value="89.61" calcext:value-type="float">
            <text:p>89.6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9.61" calcext:value-type="float">
            <text:p>89.61</text:p>
          </table:table-cell>
          <table:table-cell office:value-type="float" office:value="94.9209442138672" calcext:value-type="float">
            <text:p>94.9209442139</text:p>
          </table:table-cell>
          <table:table-cell office:value-type="float" office:value="89.61" calcext:value-type="float">
            <text:p>89.61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89.61" calcext:value-type="float">
            <text:p>89.61</text:p>
          </table:table-cell>
          <table:table-cell office:value-type="float" office:value="94.0854187011719" calcext:value-type="float">
            <text:p>94.0854187012</text:p>
          </table:table-cell>
          <table:table-cell office:value-type="float" office:value="89.61" calcext:value-type="float">
            <text:p>89.61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836181640625" calcext:value-type="float">
            <text:p>93.8361816406</text:p>
          </table:table-cell>
          <table:table-cell/>
          <table:table-cell table:formula="of:=([.A158]-[.B158])^2" office:value-type="float" office:value="24.2611473021963" calcext:value-type="float">
            <text:p>24.2611473022</text:p>
          </table:table-cell>
          <table:table-cell table:formula="of:=([.E158]-[.F158])^2" office:value-type="float" office:value="17.8606112595558" calcext:value-type="float">
            <text:p>17.8606112596</text:p>
          </table:table-cell>
          <table:table-cell table:formula="of:=([.A158]-([.B158]+[.F158])/2)^2" office:value-type="float" office:value="20.9385965459058" calcext:value-type="float">
            <text:p>20.9385965459</text:p>
          </table:table-cell>
          <table:table-cell table:formula="of:=([.I158]-[.J158])^2" office:value-type="float" office:value="23.8570654793087" calcext:value-type="float">
            <text:p>23.8570654793</text:p>
          </table:table-cell>
          <table:table-cell table:formula="of:=[.M158]-[.N158]" office:value-type="float" office:value="6.40053604264045" calcext:value-type="float">
            <text:p>6.4005360426</text:p>
          </table:table-cell>
          <table:table-cell table:formula="of:=[.M158]-[.P158]" office:value-type="float" office:value="0.40408182288753" calcext:value-type="float">
            <text:p>0.4040818229</text:p>
          </table:table-cell>
          <table:table-cell table:formula="of:=([.A158]-100.04)^2" office:value-type="float" office:value="108.7849" calcext:value-type="float">
            <text:p>108.7849</text:p>
          </table:table-cell>
          <table:table-cell/>
          <table:table-cell table:formula="of:=[.Q158]+[.U157]" office:value-type="float" office:value="1146.95085490677" calcext:value-type="float">
            <text:p>1146.9508549068</text:p>
          </table:table-cell>
        </table:table-row>
        <table:table-row table:style-name="ro1">
          <table:table-cell office:value-type="float" office:value="89.62" calcext:value-type="float">
            <text:p>89.62</text:p>
          </table:table-cell>
          <table:table-cell office:value-type="float" office:value="95.0024490356445" calcext:value-type="float">
            <text:p>95.0024490356</text:p>
          </table:table-cell>
          <table:table-cell office:value-type="float" office:value="89.62" calcext:value-type="float">
            <text:p>89.62</text:p>
          </table:table-cell>
          <table:table-cell office:value-type="float" office:value="97.4312591552734" calcext:value-type="float">
            <text:p>97.4312591553</text:p>
          </table:table-cell>
          <table:table-cell office:value-type="float" office:value="89.62" calcext:value-type="float">
            <text:p>89.62</text:p>
          </table:table-cell>
          <table:table-cell office:value-type="float" office:value="94.4264831542969" calcext:value-type="float">
            <text:p>94.4264831543</text:p>
          </table:table-cell>
          <table:table-cell office:value-type="float" office:value="89.62" calcext:value-type="float">
            <text:p>89.62</text:p>
          </table:table-cell>
          <table:table-cell office:value-type="float" office:value="98.1994323730469" calcext:value-type="float">
            <text:p>98.199432373</text:p>
          </table:table-cell>
          <table:table-cell office:value-type="float" office:value="89.62" calcext:value-type="float">
            <text:p>89.62</text:p>
          </table:table-cell>
          <table:table-cell office:value-type="float" office:value="94.6439590454102" calcext:value-type="float">
            <text:p>94.6439590454</text:p>
          </table:table-cell>
          <table:table-cell office:value-type="float" office:value="94.4264831542969" calcext:value-type="float">
            <text:p>94.4264831543</text:p>
          </table:table-cell>
          <table:table-cell/>
          <table:table-cell table:formula="of:=([.A159]-[.B159])^2" office:value-type="float" office:value="28.9707576213107" calcext:value-type="float">
            <text:p>28.9707576213</text:p>
          </table:table-cell>
          <table:table-cell table:formula="of:=([.E159]-[.F159])^2" office:value-type="float" office:value="23.1022803125396" calcext:value-type="float">
            <text:p>23.1022803125</text:p>
          </table:table-cell>
          <table:table-cell table:formula="of:=([.A159]-([.B159]+[.F159])/2)^2" office:value-type="float" office:value="25.953584792806" calcext:value-type="float">
            <text:p>25.9535847928</text:p>
          </table:table-cell>
          <table:table-cell table:formula="of:=([.I159]-[.J159])^2" office:value-type="float" office:value="25.2401644899585" calcext:value-type="float">
            <text:p>25.24016449</text:p>
          </table:table-cell>
          <table:table-cell table:formula="of:=[.M159]-[.N159]" office:value-type="float" office:value="5.8684773087711" calcext:value-type="float">
            <text:p>5.8684773088</text:p>
          </table:table-cell>
          <table:table-cell table:formula="of:=[.M159]-[.P159]" office:value-type="float" office:value="3.73059313135221" calcext:value-type="float">
            <text:p>3.7305931314</text:p>
          </table:table-cell>
          <table:table-cell table:formula="of:=([.A159]-100.04)^2" office:value-type="float" office:value="108.5764" calcext:value-type="float">
            <text:p>108.5764</text:p>
          </table:table-cell>
          <table:table-cell/>
          <table:table-cell table:formula="of:=[.Q159]+[.U158]" office:value-type="float" office:value="1152.81933221554" calcext:value-type="float">
            <text:p>1152.8193322155</text:p>
          </table:table-cell>
        </table:table-row>
        <table:table-row table:style-name="ro1">
          <table:table-cell office:value-type="float" office:value="89.65" calcext:value-type="float">
            <text:p>89.65</text:p>
          </table:table-cell>
          <table:table-cell office:value-type="float" office:value="80.9407501220703" calcext:value-type="float">
            <text:p>80.9407501221</text:p>
          </table:table-cell>
          <table:table-cell office:value-type="float" office:value="89.65" calcext:value-type="float">
            <text:p>89.65</text:p>
          </table:table-cell>
          <table:table-cell office:value-type="float" office:value="88.5252380371094" calcext:value-type="float">
            <text:p>88.5252380371</text:p>
          </table:table-cell>
          <table:table-cell office:value-type="float" office:value="89.65" calcext:value-type="float">
            <text:p>89.65</text:p>
          </table:table-cell>
          <table:table-cell office:value-type="float" office:value="79.5373382568359" calcext:value-type="float">
            <text:p>79.5373382568</text:p>
          </table:table-cell>
          <table:table-cell office:value-type="float" office:value="89.65" calcext:value-type="float">
            <text:p>89.65</text:p>
          </table:table-cell>
          <table:table-cell office:value-type="float" office:value="88.8825531005859" calcext:value-type="float">
            <text:p>88.8825531006</text:p>
          </table:table-cell>
          <table:table-cell office:value-type="float" office:value="89.65" calcext:value-type="float">
            <text:p>89.65</text:p>
          </table:table-cell>
          <table:table-cell office:value-type="float" office:value="80.9204711914063" calcext:value-type="float">
            <text:p>80.9204711914</text:p>
          </table:table-cell>
          <table:table-cell office:value-type="float" office:value="79.5373382568359" calcext:value-type="float">
            <text:p>79.5373382568</text:p>
          </table:table-cell>
          <table:table-cell/>
          <table:table-cell table:formula="of:=([.A160]-[.B160])^2" office:value-type="float" office:value="75.8510334362184" calcext:value-type="float">
            <text:p>75.8510334362</text:p>
          </table:table-cell>
          <table:table-cell table:formula="of:=([.E160]-[.F160])^2" office:value-type="float" office:value="102.265927531654" calcext:value-type="float">
            <text:p>102.2659275317</text:p>
          </table:table-cell>
          <table:table-cell table:formula="of:=([.A160]-([.B160]+[.F160])/2)^2" office:value-type="float" office:value="88.5660892680661" calcext:value-type="float">
            <text:p>88.5660892681</text:p>
          </table:table-cell>
          <table:table-cell table:formula="of:=([.I160]-[.J160])^2" office:value-type="float" office:value="76.2046732200683" calcext:value-type="float">
            <text:p>76.2046732201</text:p>
          </table:table-cell>
          <table:table-cell table:formula="of:=[.M160]-[.N160]" office:value-type="float" office:value="-26.4148940954358" calcext:value-type="float">
            <text:p>-26.4148940954</text:p>
          </table:table-cell>
          <table:table-cell table:formula="of:=[.M160]-[.P160]" office:value-type="float" office:value="-0.353639783849943" calcext:value-type="float">
            <text:p>-0.3536397838</text:p>
          </table:table-cell>
          <table:table-cell table:formula="of:=([.A160]-100.04)^2" office:value-type="float" office:value="107.9521" calcext:value-type="float">
            <text:p>107.9521</text:p>
          </table:table-cell>
          <table:table-cell/>
          <table:table-cell table:formula="of:=[.Q160]+[.U159]" office:value-type="float" office:value="1126.4044381201" calcext:value-type="float">
            <text:p>1126.4044381201</text:p>
          </table:table-cell>
        </table:table-row>
        <table:table-row table:style-name="ro1">
          <table:table-cell office:value-type="float" office:value="89.69" calcext:value-type="float">
            <text:p>89.69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89.69" calcext:value-type="float">
            <text:p>89.69</text:p>
          </table:table-cell>
          <table:table-cell office:value-type="float" office:value="91.9170608520508" calcext:value-type="float">
            <text:p>91.9170608521</text:p>
          </table:table-cell>
          <table:table-cell office:value-type="float" office:value="89.69" calcext:value-type="float">
            <text:p>89.69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89.69" calcext:value-type="float">
            <text:p>89.69</text:p>
          </table:table-cell>
          <table:table-cell office:value-type="float" office:value="92.9094696044922" calcext:value-type="float">
            <text:p>92.9094696045</text:p>
          </table:table-cell>
          <table:table-cell office:value-type="float" office:value="89.69" calcext:value-type="float">
            <text:p>89.69</text:p>
          </table:table-cell>
          <table:table-cell office:value-type="float" office:value="94.0629272460938" calcext:value-type="float">
            <text:p>94.0629272461</text:p>
          </table:table-cell>
          <table:table-cell office:value-type="float" office:value="93.2845993041992" calcext:value-type="float">
            <text:p>93.2845993042</text:p>
          </table:table-cell>
          <table:table-cell/>
          <table:table-cell table:formula="of:=([.A161]-[.B161])^2" office:value-type="float" office:value="20.7353327705119" calcext:value-type="float">
            <text:p>20.7353327705</text:p>
          </table:table-cell>
          <table:table-cell table:formula="of:=([.E161]-[.F161])^2" office:value-type="float" office:value="12.9211441577495" calcext:value-type="float">
            <text:p>12.9211441577</text:p>
          </table:table-cell>
          <table:table-cell table:formula="of:=([.A161]-([.B161]+[.F161])/2)^2" office:value-type="float" office:value="16.598314731421" calcext:value-type="float">
            <text:p>16.5983147314</text:p>
          </table:table-cell>
          <table:table-cell table:formula="of:=([.I161]-[.J161])^2" office:value-type="float" office:value="19.1224926996291" calcext:value-type="float">
            <text:p>19.1224926996</text:p>
          </table:table-cell>
          <table:table-cell table:formula="of:=[.M161]-[.N161]" office:value-type="float" office:value="7.81418861276238" calcext:value-type="float">
            <text:p>7.8141886128</text:p>
          </table:table-cell>
          <table:table-cell table:formula="of:=[.M161]-[.P161]" office:value-type="float" office:value="1.61284007088281" calcext:value-type="float">
            <text:p>1.6128400709</text:p>
          </table:table-cell>
          <table:table-cell table:formula="of:=([.A161]-100.04)^2" office:value-type="float" office:value="107.1225" calcext:value-type="float">
            <text:p>107.1225</text:p>
          </table:table-cell>
          <table:table-cell/>
          <table:table-cell table:formula="of:=[.Q161]+[.U160]" office:value-type="float" office:value="1134.21862673287" calcext:value-type="float">
            <text:p>1134.2186267329</text:p>
          </table:table-cell>
        </table:table-row>
        <table:table-row table:style-name="ro1">
          <table:table-cell office:value-type="float" office:value="89.69" calcext:value-type="float">
            <text:p>89.69</text:p>
          </table:table-cell>
          <table:table-cell office:value-type="float" office:value="94.4014587402344" calcext:value-type="float">
            <text:p>94.4014587402</text:p>
          </table:table-cell>
          <table:table-cell office:value-type="float" office:value="89.69" calcext:value-type="float">
            <text:p>89.69</text:p>
          </table:table-cell>
          <table:table-cell office:value-type="float" office:value="95.6237411499023" calcext:value-type="float">
            <text:p>95.6237411499</text:p>
          </table:table-cell>
          <table:table-cell office:value-type="float" office:value="89.69" calcext:value-type="float">
            <text:p>89.69</text:p>
          </table:table-cell>
          <table:table-cell office:value-type="float" office:value="93.6169509887695" calcext:value-type="float">
            <text:p>93.6169509888</text:p>
          </table:table-cell>
          <table:table-cell office:value-type="float" office:value="89.69" calcext:value-type="float">
            <text:p>89.69</text:p>
          </table:table-cell>
          <table:table-cell office:value-type="float" office:value="93.3379287719727" calcext:value-type="float">
            <text:p>93.337928772</text:p>
          </table:table-cell>
          <table:table-cell office:value-type="float" office:value="89.69" calcext:value-type="float">
            <text:p>89.69</text:p>
          </table:table-cell>
          <table:table-cell office:value-type="float" office:value="94.264762878418" calcext:value-type="float">
            <text:p>94.2647628784</text:p>
          </table:table-cell>
          <table:table-cell office:value-type="float" office:value="93.6169509887695" calcext:value-type="float">
            <text:p>93.6169509888</text:p>
          </table:table-cell>
          <table:table-cell/>
          <table:table-cell table:formula="of:=([.A162]-[.B162])^2" office:value-type="float" office:value="22.1978434609309" calcext:value-type="float">
            <text:p>22.1978434609</text:p>
          </table:table-cell>
          <table:table-cell table:formula="of:=([.E162]-[.F162])^2" office:value-type="float" office:value="15.420944068198" calcext:value-type="float">
            <text:p>15.4209440682</text:p>
          </table:table-cell>
          <table:table-cell table:formula="of:=([.A162]-([.B162]+[.F162])/2)^2" office:value-type="float" office:value="18.6555306615374" calcext:value-type="float">
            <text:p>18.6555306615</text:p>
          </table:table-cell>
          <table:table-cell table:formula="of:=([.I162]-[.J162])^2" office:value-type="float" office:value="20.9284553937511" calcext:value-type="float">
            <text:p>20.9284553938</text:p>
          </table:table-cell>
          <table:table-cell table:formula="of:=[.M162]-[.N162]" office:value-type="float" office:value="6.77689939273289" calcext:value-type="float">
            <text:p>6.7768993927</text:p>
          </table:table-cell>
          <table:table-cell table:formula="of:=[.M162]-[.P162]" office:value-type="float" office:value="1.26938806717983" calcext:value-type="float">
            <text:p>1.2693880672</text:p>
          </table:table-cell>
          <table:table-cell table:formula="of:=([.A162]-100.04)^2" office:value-type="float" office:value="107.1225" calcext:value-type="float">
            <text:p>107.1225</text:p>
          </table:table-cell>
          <table:table-cell/>
          <table:table-cell table:formula="of:=[.Q162]+[.U161]" office:value-type="float" office:value="1140.9955261256" calcext:value-type="float">
            <text:p>1140.9955261256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3.8893127441406" calcext:value-type="float">
            <text:p>93.8893127441</text:p>
          </table:table-cell>
          <table:table-cell office:value-type="float" office:value="89.79" calcext:value-type="float">
            <text:p>89.79</text:p>
          </table:table-cell>
          <table:table-cell office:value-type="float" office:value="96.7996597290039" calcext:value-type="float">
            <text:p>96.799659729</text:p>
          </table:table-cell>
          <table:table-cell office:value-type="float" office:value="89.79" calcext:value-type="float">
            <text:p>89.79</text:p>
          </table:table-cell>
          <table:table-cell office:value-type="float" office:value="93.2097930908203" calcext:value-type="float">
            <text:p>93.2097930908</text:p>
          </table:table-cell>
          <table:table-cell office:value-type="float" office:value="89.79" calcext:value-type="float">
            <text:p>89.79</text:p>
          </table:table-cell>
          <table:table-cell office:value-type="float" office:value="96.0881271362305" calcext:value-type="float">
            <text:p>96.0881271362</text:p>
          </table:table-cell>
          <table:table-cell office:value-type="float" office:value="89.79" calcext:value-type="float">
            <text:p>89.79</text:p>
          </table:table-cell>
          <table:table-cell office:value-type="float" office:value="93.9011077880859" calcext:value-type="float">
            <text:p>93.9011077881</text:p>
          </table:table-cell>
          <table:table-cell office:value-type="float" office:value="93.2097930908203" calcext:value-type="float">
            <text:p>93.2097930908</text:p>
          </table:table-cell>
          <table:table-cell/>
          <table:table-cell table:formula="of:=([.A163]-[.B163])^2" office:value-type="float" office:value="16.8043649742737" calcext:value-type="float">
            <text:p>16.8043649743</text:p>
          </table:table-cell>
          <table:table-cell table:formula="of:=([.E163]-[.F163])^2" office:value-type="float" office:value="11.6949847840223" calcext:value-type="float">
            <text:p>11.694984784</text:p>
          </table:table-cell>
          <table:table-cell table:formula="of:=([.A163]-([.B163]+[.F163])/2)^2" office:value-type="float" office:value="14.1342381393359" calcext:value-type="float">
            <text:p>14.1342381393</text:p>
          </table:table-cell>
          <table:table-cell table:formula="of:=([.I163]-[.J163])^2" office:value-type="float" office:value="16.9012072452608" calcext:value-type="float">
            <text:p>16.9012072453</text:p>
          </table:table-cell>
          <table:table-cell table:formula="of:=[.M163]-[.N163]" office:value-type="float" office:value="5.10938019025139" calcext:value-type="float">
            <text:p>5.1093801903</text:p>
          </table:table-cell>
          <table:table-cell table:formula="of:=[.M163]-[.P163]" office:value-type="float" office:value="-0.0968422709871106" calcext:value-type="float">
            <text:p>-0.096842271</text:p>
          </table:table-cell>
          <table:table-cell table:formula="of:=([.A163]-100.04)^2" office:value-type="float" office:value="105.0625" calcext:value-type="float">
            <text:p>105.0625</text:p>
          </table:table-cell>
          <table:table-cell/>
          <table:table-cell table:formula="of:=[.Q163]+[.U162]" office:value-type="float" office:value="1146.10490631585" calcext:value-type="float">
            <text:p>1146.1049063159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4.253059387207" calcext:value-type="float">
            <text:p>94.2530593872</text:p>
          </table:table-cell>
          <table:table-cell office:value-type="float" office:value="89.79" calcext:value-type="float">
            <text:p>89.79</text:p>
          </table:table-cell>
          <table:table-cell office:value-type="float" office:value="96.4753265380859" calcext:value-type="float">
            <text:p>96.4753265381</text:p>
          </table:table-cell>
          <table:table-cell office:value-type="float" office:value="89.79" calcext:value-type="float">
            <text:p>89.79</text:p>
          </table:table-cell>
          <table:table-cell office:value-type="float" office:value="94.2305068969727" calcext:value-type="float">
            <text:p>94.230506897</text:p>
          </table:table-cell>
          <table:table-cell office:value-type="float" office:value="89.79" calcext:value-type="float">
            <text:p>89.79</text:p>
          </table:table-cell>
          <table:table-cell office:value-type="float" office:value="95.2394790649414" calcext:value-type="float">
            <text:p>95.2394790649</text:p>
          </table:table-cell>
          <table:table-cell office:value-type="float" office:value="89.79" calcext:value-type="float">
            <text:p>89.79</text:p>
          </table:table-cell>
          <table:table-cell office:value-type="float" office:value="94.0873489379883" calcext:value-type="float">
            <text:p>94.087348938</text:p>
          </table:table-cell>
          <table:table-cell office:value-type="float" office:value="94.2305068969727" calcext:value-type="float">
            <text:p>94.230506897</text:p>
          </table:table-cell>
          <table:table-cell/>
          <table:table-cell table:formula="of:=([.A164]-[.B164])^2" office:value-type="float" office:value="19.9188990937367" calcext:value-type="float">
            <text:p>19.9188990937</text:p>
          </table:table-cell>
          <table:table-cell table:formula="of:=([.E164]-[.F164])^2" office:value-type="float" office:value="19.7181015020617" calcext:value-type="float">
            <text:p>19.7181015021</text:p>
          </table:table-cell>
          <table:table-cell table:formula="of:=([.A164]-([.B164]+[.F164])/2)^2" office:value-type="float" office:value="19.8183731441953" calcext:value-type="float">
            <text:p>19.8183731442</text:p>
          </table:table-cell>
          <table:table-cell table:formula="of:=([.I164]-[.J164])^2" office:value-type="float" office:value="18.467207894829" calcext:value-type="float">
            <text:p>18.4672078948</text:p>
          </table:table-cell>
          <table:table-cell table:formula="of:=[.M164]-[.N164]" office:value-type="float" office:value="0.200797591675073" calcext:value-type="float">
            <text:p>0.2007975917</text:p>
          </table:table-cell>
          <table:table-cell table:formula="of:=[.M164]-[.P164]" office:value-type="float" office:value="1.45169119890779" calcext:value-type="float">
            <text:p>1.4516911989</text:p>
          </table:table-cell>
          <table:table-cell table:formula="of:=([.A164]-100.04)^2" office:value-type="float" office:value="105.0625" calcext:value-type="float">
            <text:p>105.0625</text:p>
          </table:table-cell>
          <table:table-cell/>
          <table:table-cell table:formula="of:=[.Q164]+[.U163]" office:value-type="float" office:value="1146.30570390752" calcext:value-type="float">
            <text:p>1146.3057039075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92.0478515625" calcext:value-type="float">
            <text:p>92.0478515625</text:p>
          </table:table-cell>
          <table:table-cell office:value-type="float" office:value="89.8" calcext:value-type="float">
            <text:p>89.8</text:p>
          </table:table-cell>
          <table:table-cell office:value-type="float" office:value="91.4011459350586" calcext:value-type="float">
            <text:p>91.4011459351</text:p>
          </table:table-cell>
          <table:table-cell office:value-type="float" office:value="89.8" calcext:value-type="float">
            <text:p>89.8</text:p>
          </table:table-cell>
          <table:table-cell office:value-type="float" office:value="91.7874450683594" calcext:value-type="float">
            <text:p>91.7874450684</text:p>
          </table:table-cell>
          <table:table-cell office:value-type="float" office:value="89.8" calcext:value-type="float">
            <text:p>89.8</text:p>
          </table:table-cell>
          <table:table-cell office:value-type="float" office:value="91.1406097412109" calcext:value-type="float">
            <text:p>91.1406097412</text:p>
          </table:table-cell>
          <table:table-cell office:value-type="float" office:value="89.8" calcext:value-type="float">
            <text:p>89.8</text:p>
          </table:table-cell>
          <table:table-cell office:value-type="float" office:value="91.9166946411133" calcext:value-type="float">
            <text:p>91.9166946411</text:p>
          </table:table-cell>
          <table:table-cell office:value-type="float" office:value="91.7874450683594" calcext:value-type="float">
            <text:p>91.7874450684</text:p>
          </table:table-cell>
          <table:table-cell/>
          <table:table-cell table:formula="of:=([.A165]-[.B165])^2" office:value-type="float" office:value="5.05283664703364" calcext:value-type="float">
            <text:p>5.052836647</text:p>
          </table:table-cell>
          <table:table-cell table:formula="of:=([.E165]-[.F165])^2" office:value-type="float" office:value="3.94993789974596" calcext:value-type="float">
            <text:p>3.9499378997</text:p>
          </table:table-cell>
          <table:table-cell table:formula="of:=([.A165]-([.B165]+[.F165])/2)^2" office:value-type="float" office:value="4.48443438784215" calcext:value-type="float">
            <text:p>4.4844343878</text:p>
          </table:table-cell>
          <table:table-cell table:formula="of:=([.I165]-[.J165])^2" office:value-type="float" office:value="4.48039620371763" calcext:value-type="float">
            <text:p>4.4803962037</text:p>
          </table:table-cell>
          <table:table-cell table:formula="of:=[.M165]-[.N165]" office:value-type="float" office:value="1.10289874728768" calcext:value-type="float">
            <text:p>1.1028987473</text:p>
          </table:table-cell>
          <table:table-cell table:formula="of:=[.M165]-[.P165]" office:value-type="float" office:value="0.572440443316006" calcext:value-type="float">
            <text:p>0.5724404433</text:p>
          </table:table-cell>
          <table:table-cell table:formula="of:=([.A165]-100.04)^2" office:value-type="float" office:value="104.8576" calcext:value-type="float">
            <text:p>104.8576</text:p>
          </table:table-cell>
          <table:table-cell/>
          <table:table-cell table:formula="of:=[.Q165]+[.U164]" office:value-type="float" office:value="1147.40860265481" calcext:value-type="float">
            <text:p>1147.4086026548</text:p>
          </table:table-cell>
        </table:table-row>
        <table:table-row table:style-name="ro1">
          <table:table-cell office:value-type="float" office:value="89.85" calcext:value-type="float">
            <text:p>89.85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89.85" calcext:value-type="float">
            <text:p>89.85</text:p>
          </table:table-cell>
          <table:table-cell office:value-type="float" office:value="93.8082504272461" calcext:value-type="float">
            <text:p>93.8082504272</text:p>
          </table:table-cell>
          <table:table-cell office:value-type="float" office:value="89.85" calcext:value-type="float">
            <text:p>89.85</text:p>
          </table:table-cell>
          <table:table-cell office:value-type="float" office:value="94.1705322265625" calcext:value-type="float">
            <text:p>94.1705322266</text:p>
          </table:table-cell>
          <table:table-cell office:value-type="float" office:value="89.85" calcext:value-type="float">
            <text:p>89.85</text:p>
          </table:table-cell>
          <table:table-cell office:value-type="float" office:value="95.4902114868164" calcext:value-type="float">
            <text:p>95.4902114868</text:p>
          </table:table-cell>
          <table:table-cell office:value-type="float" office:value="89.85" calcext:value-type="float">
            <text:p>89.85</text:p>
          </table:table-cell>
          <table:table-cell office:value-type="float" office:value="94.728271484375" calcext:value-type="float">
            <text:p>94.7282714844</text:p>
          </table:table-cell>
          <table:table-cell office:value-type="float" office:value="94.1705322265625" calcext:value-type="float">
            <text:p>94.1705322266</text:p>
          </table:table-cell>
          <table:table-cell/>
          <table:table-cell table:formula="of:=([.A166]-[.B166])^2" office:value-type="float" office:value="25.3352687987523" calcext:value-type="float">
            <text:p>25.3352687988</text:p>
          </table:table-cell>
          <table:table-cell table:formula="of:=([.E166]-[.F166])^2" office:value-type="float" office:value="18.6669987207652" calcext:value-type="float">
            <text:p>18.6669987208</text:p>
          </table:table-cell>
          <table:table-cell table:formula="of:=([.A166]-([.B166]+[.F166])/2)^2" office:value-type="float" office:value="21.8740832184029" calcext:value-type="float">
            <text:p>21.8740832184</text:p>
          </table:table-cell>
          <table:table-cell table:formula="of:=([.I166]-[.J166])^2" office:value-type="float" office:value="23.7975326752663" calcext:value-type="float">
            <text:p>23.7975326753</text:p>
          </table:table-cell>
          <table:table-cell table:formula="of:=[.M166]-[.N166]" office:value-type="float" office:value="6.66827007798711" calcext:value-type="float">
            <text:p>6.668270078</text:p>
          </table:table-cell>
          <table:table-cell table:formula="of:=[.M166]-[.P166]" office:value-type="float" office:value="1.53773612348596" calcext:value-type="float">
            <text:p>1.5377361235</text:p>
          </table:table-cell>
          <table:table-cell table:formula="of:=([.A166]-100.04)^2" office:value-type="float" office:value="103.8361" calcext:value-type="float">
            <text:p>103.8361</text:p>
          </table:table-cell>
          <table:table-cell/>
          <table:table-cell table:formula="of:=[.Q166]+[.U165]" office:value-type="float" office:value="1154.0768727328" calcext:value-type="float">
            <text:p>1154.0768727328</text:p>
          </table:table-cell>
        </table:table-row>
        <table:table-row table:style-name="ro1">
          <table:table-cell office:value-type="float" office:value="89.89" calcext:value-type="float">
            <text:p>89.89</text:p>
          </table:table-cell>
          <table:table-cell office:value-type="float" office:value="96.6482543945313" calcext:value-type="float">
            <text:p>96.6482543945</text:p>
          </table:table-cell>
          <table:table-cell office:value-type="float" office:value="89.89" calcext:value-type="float">
            <text:p>89.89</text:p>
          </table:table-cell>
          <table:table-cell office:value-type="float" office:value="96.1152954101562" calcext:value-type="float">
            <text:p>96.1152954102</text:p>
          </table:table-cell>
          <table:table-cell office:value-type="float" office:value="89.89" calcext:value-type="float">
            <text:p>89.89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89.89" calcext:value-type="float">
            <text:p>89.89</text:p>
          </table:table-cell>
          <table:table-cell office:value-type="float" office:value="93.3312377929687" calcext:value-type="float">
            <text:p>93.331237793</text:p>
          </table:table-cell>
          <table:table-cell office:value-type="float" office:value="89.89" calcext:value-type="float">
            <text:p>89.89</text:p>
          </table:table-cell>
          <table:table-cell office:value-type="float" office:value="98.7803573608398" calcext:value-type="float">
            <text:p>98.7803573608</text:p>
          </table:table-cell>
          <table:table-cell office:value-type="float" office:value="93.2337188720703" calcext:value-type="float">
            <text:p>93.2337188721</text:p>
          </table:table-cell>
          <table:table-cell/>
          <table:table-cell table:formula="of:=([.A167]-[.B167])^2" office:value-type="float" office:value="45.6740024612009" calcext:value-type="float">
            <text:p>45.6740024612</text:p>
          </table:table-cell>
          <table:table-cell table:formula="of:=([.E167]-[.F167])^2" office:value-type="float" office:value="11.1804558954392" calcext:value-type="float">
            <text:p>11.1804558954</text:p>
          </table:table-cell>
          <table:table-cell table:formula="of:=([.A167]-([.B167]+[.F167])/2)^2" office:value-type="float" office:value="25.5124659697832" calcext:value-type="float">
            <text:p>25.5124659698</text:p>
          </table:table-cell>
          <table:table-cell table:formula="of:=([.I167]-[.J167])^2" office:value-type="float" office:value="79.0384540034392" calcext:value-type="float">
            <text:p>79.0384540034</text:p>
          </table:table-cell>
          <table:table-cell table:formula="of:=[.M167]-[.N167]" office:value-type="float" office:value="34.4935465657618" calcext:value-type="float">
            <text:p>34.4935465658</text:p>
          </table:table-cell>
          <table:table-cell table:formula="of:=[.M167]-[.P167]" office:value-type="float" office:value="-33.3644515422382" calcext:value-type="float">
            <text:p>-33.3644515422</text:p>
          </table:table-cell>
          <table:table-cell table:formula="of:=([.A167]-100.04)^2" office:value-type="float" office:value="103.0225" calcext:value-type="float">
            <text:p>103.0225</text:p>
          </table:table-cell>
          <table:table-cell/>
          <table:table-cell table:formula="of:=[.Q167]+[.U166]" office:value-type="float" office:value="1188.57041929856" calcext:value-type="float">
            <text:p>1188.5704192986</text:p>
          </table:table-cell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9.91" calcext:value-type="float">
            <text:p>89.91</text:p>
          </table:table-cell>
          <table:table-cell office:value-type="float" office:value="96.8473510742188" calcext:value-type="float">
            <text:p>96.8473510742</text:p>
          </table:table-cell>
          <table:table-cell office:value-type="float" office:value="89.91" calcext:value-type="float">
            <text:p>89.91</text:p>
          </table:table-cell>
          <table:table-cell office:value-type="float" office:value="94.791748046875" calcext:value-type="float">
            <text:p>94.7917480469</text:p>
          </table:table-cell>
          <table:table-cell office:value-type="float" office:value="89.91" calcext:value-type="float">
            <text:p>89.91</text:p>
          </table:table-cell>
          <table:table-cell office:value-type="float" office:value="96.3074188232422" calcext:value-type="float">
            <text:p>96.3074188232</text:p>
          </table:table-cell>
          <table:table-cell office:value-type="float" office:value="89.91" calcext:value-type="float">
            <text:p>89.91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791748046875" calcext:value-type="float">
            <text:p>94.7917480469</text:p>
          </table:table-cell>
          <table:table-cell/>
          <table:table-cell table:formula="of:=([.A168]-[.B168])^2" office:value-type="float" office:value="26.1579335653008" calcext:value-type="float">
            <text:p>26.1579335653</text:p>
          </table:table-cell>
          <table:table-cell table:formula="of:=([.E168]-[.F168])^2" office:value-type="float" office:value="23.8314639931679" calcext:value-type="float">
            <text:p>23.8314639932</text:p>
          </table:table-cell>
          <table:table-cell table:formula="of:=([.A168]-([.B168]+[.F168])/2)^2" office:value-type="float" office:value="24.9811574213952" calcext:value-type="float">
            <text:p>24.9811574214</text:p>
          </table:table-cell>
          <table:table-cell table:formula="of:=([.I168]-[.J168])^2" office:value-type="float" office:value="26.2147781263636" calcext:value-type="float">
            <text:p>26.2147781264</text:p>
          </table:table-cell>
          <table:table-cell table:formula="of:=[.M168]-[.N168]" office:value-type="float" office:value="2.32646957213292" calcext:value-type="float">
            <text:p>2.3264695721</text:p>
          </table:table-cell>
          <table:table-cell table:formula="of:=[.M168]-[.P168]" office:value-type="float" office:value="-0.0568445610627535" calcext:value-type="float">
            <text:p>-0.0568445611</text:p>
          </table:table-cell>
          <table:table-cell table:formula="of:=([.A168]-100.04)^2" office:value-type="float" office:value="102.6169" calcext:value-type="float">
            <text:p>102.6169</text:p>
          </table:table-cell>
          <table:table-cell/>
          <table:table-cell table:formula="of:=[.Q168]+[.U167]" office:value-type="float" office:value="1190.89688887069" calcext:value-type="float">
            <text:p>1190.8968888707</text:p>
          </table:table-cell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94.8207321166992" calcext:value-type="float">
            <text:p>94.8207321167</text:p>
          </table:table-cell>
          <table:table-cell office:value-type="float" office:value="89.91" calcext:value-type="float">
            <text:p>89.91</text:p>
          </table:table-cell>
          <table:table-cell office:value-type="float" office:value="94.7405395507812" calcext:value-type="float">
            <text:p>94.7405395508</text:p>
          </table:table-cell>
          <table:table-cell office:value-type="float" office:value="89.91" calcext:value-type="float">
            <text:p>89.91</text:p>
          </table:table-cell>
          <table:table-cell office:value-type="float" office:value="93.8163909912109" calcext:value-type="float">
            <text:p>93.8163909912</text:p>
          </table:table-cell>
          <table:table-cell office:value-type="float" office:value="89.91" calcext:value-type="float">
            <text:p>89.91</text:p>
          </table:table-cell>
          <table:table-cell office:value-type="float" office:value="95.9189071655274" calcext:value-type="float">
            <text:p>95.9189071655</text:p>
          </table:table-cell>
          <table:table-cell office:value-type="float" office:value="89.91" calcext:value-type="float">
            <text:p>89.91</text:p>
          </table:table-cell>
          <table:table-cell office:value-type="float" office:value="94.4275360107422" calcext:value-type="float">
            <text:p>94.4275360107</text:p>
          </table:table-cell>
          <table:table-cell office:value-type="float" office:value="93.8163909912109" calcext:value-type="float">
            <text:p>93.8163909912</text:p>
          </table:table-cell>
          <table:table-cell/>
          <table:table-cell table:formula="of:=([.A169]-[.B169])^2" office:value-type="float" office:value="24.1152899219812" calcext:value-type="float">
            <text:p>24.115289922</text:p>
          </table:table-cell>
          <table:table-cell table:formula="of:=([.E169]-[.F169])^2" office:value-type="float" office:value="15.259890576214" calcext:value-type="float">
            <text:p>15.2598905762</text:p>
          </table:table-cell>
          <table:table-cell table:formula="of:=([.A169]-([.B169]+[.F169])/2)^2" office:value-type="float" office:value="19.4354149750108" calcext:value-type="float">
            <text:p>19.435414975</text:p>
          </table:table-cell>
          <table:table-cell table:formula="of:=([.I169]-[.J169])^2" office:value-type="float" office:value="20.4081316083525" calcext:value-type="float">
            <text:p>20.4081316084</text:p>
          </table:table-cell>
          <table:table-cell table:formula="of:=[.M169]-[.N169]" office:value-type="float" office:value="8.85539934576723" calcext:value-type="float">
            <text:p>8.8553993458</text:p>
          </table:table-cell>
          <table:table-cell table:formula="of:=[.M169]-[.P169]" office:value-type="float" office:value="3.70715831362875" calcext:value-type="float">
            <text:p>3.7071583136</text:p>
          </table:table-cell>
          <table:table-cell table:formula="of:=([.A169]-100.04)^2" office:value-type="float" office:value="102.6169" calcext:value-type="float">
            <text:p>102.6169</text:p>
          </table:table-cell>
          <table:table-cell/>
          <table:table-cell table:formula="of:=[.Q169]+[.U168]" office:value-type="float" office:value="1199.75228821646" calcext:value-type="float">
            <text:p>1199.7522882165</text:p>
          </table:table-cell>
        </table:table-row>
        <table:table-row table:style-name="ro1">
          <table:table-cell office:value-type="float" office:value="89.98" calcext:value-type="float">
            <text:p>89.98</text:p>
          </table:table-cell>
          <table:table-cell office:value-type="float" office:value="93.5579376220703" calcext:value-type="float">
            <text:p>93.5579376221</text:p>
          </table:table-cell>
          <table:table-cell office:value-type="float" office:value="89.98" calcext:value-type="float">
            <text:p>89.98</text:p>
          </table:table-cell>
          <table:table-cell office:value-type="float" office:value="94.2770919799805" calcext:value-type="float">
            <text:p>94.27709198</text:p>
          </table:table-cell>
          <table:table-cell office:value-type="float" office:value="89.98" calcext:value-type="float">
            <text:p>89.98</text:p>
          </table:table-cell>
          <table:table-cell office:value-type="float" office:value="93.5839462280273" calcext:value-type="float">
            <text:p>93.583946228</text:p>
          </table:table-cell>
          <table:table-cell office:value-type="float" office:value="89.98" calcext:value-type="float">
            <text:p>89.98</text:p>
          </table:table-cell>
          <table:table-cell office:value-type="float" office:value="93.6319808959961" calcext:value-type="float">
            <text:p>93.631980896</text:p>
          </table:table-cell>
          <table:table-cell office:value-type="float" office:value="89.98" calcext:value-type="float">
            <text:p>89.98</text:p>
          </table:table-cell>
          <table:table-cell office:value-type="float" office:value="93.5437316894531" calcext:value-type="float">
            <text:p>93.5437316895</text:p>
          </table:table-cell>
          <table:table-cell office:value-type="float" office:value="93.5839462280273" calcext:value-type="float">
            <text:p>93.583946228</text:p>
          </table:table-cell>
          <table:table-cell/>
          <table:table-cell table:formula="of:=([.A170]-[.B170])^2" office:value-type="float" office:value="12.8016376274261" calcext:value-type="float">
            <text:p>12.8016376274</text:p>
          </table:table-cell>
          <table:table-cell table:formula="of:=([.E170]-[.F170])^2" office:value-type="float" office:value="12.9884284145125" calcext:value-type="float">
            <text:p>12.9884284145</text:p>
          </table:table-cell>
          <table:table-cell table:formula="of:=([.A170]-([.B170]+[.F170])/2)^2" office:value-type="float" office:value="12.8948639090734" calcext:value-type="float">
            <text:p>12.8948639091</text:p>
          </table:table-cell>
          <table:table-cell table:formula="of:=([.I170]-[.J170])^2" office:value-type="float" office:value="12.7001835544124" calcext:value-type="float">
            <text:p>12.7001835544</text:p>
          </table:table-cell>
          <table:table-cell table:formula="of:=[.M170]-[.N170]" office:value-type="float" office:value="-0.186790787086357" calcext:value-type="float">
            <text:p>-0.1867907871</text:p>
          </table:table-cell>
          <table:table-cell table:formula="of:=[.M170]-[.P170]" office:value-type="float" office:value="0.101454073013738" calcext:value-type="float">
            <text:p>0.101454073</text:p>
          </table:table-cell>
          <table:table-cell table:formula="of:=([.A170]-100.04)^2" office:value-type="float" office:value="101.2036" calcext:value-type="float">
            <text:p>101.2036</text:p>
          </table:table-cell>
          <table:table-cell/>
          <table:table-cell table:formula="of:=[.Q170]+[.U169]" office:value-type="float" office:value="1199.56549742938" calcext:value-type="float">
            <text:p>1199.5654974294</text:p>
          </table:table-cell>
        </table:table-row>
        <table:table-row table:style-name="ro1">
          <table:table-cell office:value-type="float" office:value="90.01" calcext:value-type="float">
            <text:p>90.0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01" calcext:value-type="float">
            <text:p>90.01</text:p>
          </table:table-cell>
          <table:table-cell office:value-type="float" office:value="95.027946472168" calcext:value-type="float">
            <text:p>95.0279464722</text:p>
          </table:table-cell>
          <table:table-cell office:value-type="float" office:value="90.01" calcext:value-type="float">
            <text:p>90.01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0.01" calcext:value-type="float">
            <text:p>90.01</text:p>
          </table:table-cell>
          <table:table-cell office:value-type="float" office:value="95.2950820922852" calcext:value-type="float">
            <text:p>95.2950820923</text:p>
          </table:table-cell>
          <table:table-cell office:value-type="float" office:value="90.01" calcext:value-type="float">
            <text:p>90.01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3876495361328" calcext:value-type="float">
            <text:p>94.3876495361</text:p>
          </table:table-cell>
          <table:table-cell/>
          <table:table-cell table:formula="of:=([.A171]-[.B171])^2" office:value-type="float" office:value="25.1450370198906" calcext:value-type="float">
            <text:p>25.1450370199</text:p>
          </table:table-cell>
          <table:table-cell table:formula="of:=([.E171]-[.F171])^2" office:value-type="float" office:value="19.1638154612038" calcext:value-type="float">
            <text:p>19.1638154612</text:p>
          </table:table-cell>
          <table:table-cell table:formula="of:=([.A171]-([.B171]+[.F171])/2)^2" office:value-type="float" office:value="22.0530371122835" calcext:value-type="float">
            <text:p>22.0530371123</text:p>
          </table:table-cell>
          <table:table-cell table:formula="of:=([.I171]-[.J171])^2" office:value-type="float" office:value="25.2007707411096" calcext:value-type="float">
            <text:p>25.2007707411</text:p>
          </table:table-cell>
          <table:table-cell table:formula="of:=[.M171]-[.N171]" office:value-type="float" office:value="5.98122155868681" calcext:value-type="float">
            <text:p>5.9812215587</text:p>
          </table:table-cell>
          <table:table-cell table:formula="of:=[.M171]-[.P171]" office:value-type="float" office:value="-0.0557337212190028" calcext:value-type="float">
            <text:p>-0.0557337212</text:p>
          </table:table-cell>
          <table:table-cell table:formula="of:=([.A171]-100.04)^2" office:value-type="float" office:value="100.6009" calcext:value-type="float">
            <text:p>100.6009</text:p>
          </table:table-cell>
          <table:table-cell/>
          <table:table-cell table:formula="of:=[.Q171]+[.U170]" office:value-type="float" office:value="1205.54671898806" calcext:value-type="float">
            <text:p>1205.5467189881</text:p>
          </table:table-cell>
        </table:table-row>
        <table:table-row table:style-name="ro1">
          <table:table-cell office:value-type="float" office:value="90.03" calcext:value-type="float">
            <text:p>90.03</text:p>
          </table:table-cell>
          <table:table-cell office:value-type="float" office:value="94.2378234863281" calcext:value-type="float">
            <text:p>94.2378234863</text:p>
          </table:table-cell>
          <table:table-cell office:value-type="float" office:value="90.03" calcext:value-type="float">
            <text:p>90.03</text:p>
          </table:table-cell>
          <table:table-cell office:value-type="float" office:value="93.1861114501953" calcext:value-type="float">
            <text:p>93.1861114502</text:p>
          </table:table-cell>
          <table:table-cell office:value-type="float" office:value="90.03" calcext:value-type="float">
            <text:p>90.03</text:p>
          </table:table-cell>
          <table:table-cell office:value-type="float" office:value="93.3974304199219" calcext:value-type="float">
            <text:p>93.3974304199</text:p>
          </table:table-cell>
          <table:table-cell office:value-type="float" office:value="90.03" calcext:value-type="float">
            <text:p>90.03</text:p>
          </table:table-cell>
          <table:table-cell office:value-type="float" office:value="93.8404922485352" calcext:value-type="float">
            <text:p>93.8404922485</text:p>
          </table:table-cell>
          <table:table-cell office:value-type="float" office:value="90.03" calcext:value-type="float">
            <text:p>90.03</text:p>
          </table:table-cell>
          <table:table-cell office:value-type="float" office:value="94.2161407470703" calcext:value-type="float">
            <text:p>94.2161407471</text:p>
          </table:table-cell>
          <table:table-cell office:value-type="float" office:value="93.3974304199219" calcext:value-type="float">
            <text:p>93.3974304199</text:p>
          </table:table-cell>
          <table:table-cell/>
          <table:table-cell table:formula="of:=([.A172]-[.B172])^2" office:value-type="float" office:value="17.7057784920946" calcext:value-type="float">
            <text:p>17.7057784921</text:p>
          </table:table-cell>
          <table:table-cell table:formula="of:=([.E172]-[.F172])^2" office:value-type="float" office:value="11.3395876330152" calcext:value-type="float">
            <text:p>11.339587633</text:p>
          </table:table-cell>
          <table:table-cell table:formula="of:=([.A172]-([.B172]+[.F172])/2)^2" office:value-type="float" office:value="14.346117936039" calcext:value-type="float">
            <text:p>14.346117936</text:p>
          </table:table-cell>
          <table:table-cell table:formula="of:=([.I172]-[.J172])^2" office:value-type="float" office:value="17.5237743542824" calcext:value-type="float">
            <text:p>17.5237743543</text:p>
          </table:table-cell>
          <table:table-cell table:formula="of:=[.M172]-[.N172]" office:value-type="float" office:value="6.36619085907936" calcext:value-type="float">
            <text:p>6.3661908591</text:p>
          </table:table-cell>
          <table:table-cell table:formula="of:=[.M172]-[.P172]" office:value-type="float" office:value="0.182004137812182" calcext:value-type="float">
            <text:p>0.1820041378</text:p>
          </table:table-cell>
          <table:table-cell table:formula="of:=([.A172]-100.04)^2" office:value-type="float" office:value="100.2001" calcext:value-type="float">
            <text:p>100.2001</text:p>
          </table:table-cell>
          <table:table-cell/>
          <table:table-cell table:formula="of:=[.Q172]+[.U171]" office:value-type="float" office:value="1211.91290984714" calcext:value-type="float">
            <text:p>1211.9129098472</text:p>
          </table:table-cell>
        </table:table-row>
        <table:table-row table:style-name="ro1">
          <table:table-cell office:value-type="float" office:value="90.05" calcext:value-type="float">
            <text:p>90.05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0.05" calcext:value-type="float">
            <text:p>90.05</text:p>
          </table:table-cell>
          <table:table-cell office:value-type="float" office:value="93.4992523193359" calcext:value-type="float">
            <text:p>93.4992523193</text:p>
          </table:table-cell>
          <table:table-cell office:value-type="float" office:value="90.05" calcext:value-type="float">
            <text:p>90.05</text:p>
          </table:table-cell>
          <table:table-cell office:value-type="float" office:value="93.7957077026367" calcext:value-type="float">
            <text:p>93.7957077026</text:p>
          </table:table-cell>
          <table:table-cell office:value-type="float" office:value="90.05" calcext:value-type="float">
            <text:p>90.05</text:p>
          </table:table-cell>
          <table:table-cell office:value-type="float" office:value="91.7357711791992" calcext:value-type="float">
            <text:p>91.7357711792</text:p>
          </table:table-cell>
          <table:table-cell office:value-type="float" office:value="90.05" calcext:value-type="float">
            <text:p>90.05</text:p>
          </table:table-cell>
          <table:table-cell office:value-type="float" office:value="94.0629272460938" calcext:value-type="float">
            <text:p>94.0629272461</text:p>
          </table:table-cell>
          <table:table-cell office:value-type="float" office:value="93.7957077026367" calcext:value-type="float">
            <text:p>93.7957077026</text:p>
          </table:table-cell>
          <table:table-cell/>
          <table:table-cell table:formula="of:=([.A173]-[.B173])^2" office:value-type="float" office:value="17.5863360419963" calcext:value-type="float">
            <text:p>17.586336042</text:p>
          </table:table-cell>
          <table:table-cell table:formula="of:=([.E173]-[.F173])^2" office:value-type="float" office:value="14.0303261935921" calcext:value-type="float">
            <text:p>14.0303261936</text:p>
          </table:table-cell>
          <table:table-cell table:formula="of:=([.A173]-([.B173]+[.F173])/2)^2" office:value-type="float" office:value="15.758177769534" calcext:value-type="float">
            <text:p>15.7581777695</text:p>
          </table:table-cell>
          <table:table-cell table:formula="of:=([.I173]-[.J173])^2" office:value-type="float" office:value="16.1035850824416" calcext:value-type="float">
            <text:p>16.1035850824</text:p>
          </table:table-cell>
          <table:table-cell table:formula="of:=[.M173]-[.N173]" office:value-type="float" office:value="3.55600984840421" calcext:value-type="float">
            <text:p>3.5560098484</text:p>
          </table:table-cell>
          <table:table-cell table:formula="of:=[.M173]-[.P173]" office:value-type="float" office:value="1.48275095955469" calcext:value-type="float">
            <text:p>1.4827509596</text:p>
          </table:table-cell>
          <table:table-cell table:formula="of:=([.A173]-100.04)^2" office:value-type="float" office:value="99.8001000000002" calcext:value-type="float">
            <text:p>99.8001</text:p>
          </table:table-cell>
          <table:table-cell/>
          <table:table-cell table:formula="of:=[.Q173]+[.U172]" office:value-type="float" office:value="1215.46891969555" calcext:value-type="float">
            <text:p>1215.4689196956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1" calcext:value-type="float">
            <text:p>90.1</text:p>
          </table:table-cell>
          <table:table-cell office:value-type="float" office:value="93.2031326293945" calcext:value-type="float">
            <text:p>93.2031326294</text:p>
          </table:table-cell>
          <table:table-cell office:value-type="float" office:value="90.1" calcext:value-type="float">
            <text:p>90.1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1" calcext:value-type="float">
            <text:p>90.1</text:p>
          </table:table-cell>
          <table:table-cell office:value-type="float" office:value="94.1652526855469" calcext:value-type="float">
            <text:p>94.1652526855</text:p>
          </table:table-cell>
          <table:table-cell office:value-type="float" office:value="90.1" calcext:value-type="float">
            <text:p>90.1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174]-[.B174])^2" office:value-type="float" office:value="24.2505301290216" calcext:value-type="float">
            <text:p>24.250530129</text:p>
          </table:table-cell>
          <table:table-cell table:formula="of:=([.E174]-[.F174])^2" office:value-type="float" office:value="19.8085029573087" calcext:value-type="float">
            <text:p>19.8085029573</text:p>
          </table:table-cell>
          <table:table-cell table:formula="of:=([.A174]-([.B174]+[.F174])/2)^2" office:value-type="float" office:value="21.9733929695847" calcext:value-type="float">
            <text:p>21.9733929696</text:p>
          </table:table-cell>
          <table:table-cell table:formula="of:=([.I174]-[.J174])^2" office:value-type="float" office:value="24.3052640943812" calcext:value-type="float">
            <text:p>24.3052640944</text:p>
          </table:table-cell>
          <table:table-cell table:formula="of:=[.M174]-[.N174]" office:value-type="float" office:value="4.44202717171284" calcext:value-type="float">
            <text:p>4.4420271717</text:p>
          </table:table-cell>
          <table:table-cell table:formula="of:=[.M174]-[.P174]" office:value-type="float" office:value="-0.0547339653596275" calcext:value-type="float">
            <text:p>-0.0547339654</text:p>
          </table:table-cell>
          <table:table-cell table:formula="of:=([.A174]-100.04)^2" office:value-type="float" office:value="98.8036000000002" calcext:value-type="float">
            <text:p>98.8036</text:p>
          </table:table-cell>
          <table:table-cell/>
          <table:table-cell table:formula="of:=[.Q174]+[.U173]" office:value-type="float" office:value="1219.91094686726" calcext:value-type="float">
            <text:p>1219.9109468673</text:p>
          </table:table-cell>
        </table:table-row>
        <table:table-row table:style-name="ro1">
          <table:table-cell office:value-type="float" office:value="90.11" calcext:value-type="float">
            <text:p>90.1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11" calcext:value-type="float">
            <text:p>90.11</text:p>
          </table:table-cell>
          <table:table-cell office:value-type="float" office:value="95.4263458251953" calcext:value-type="float">
            <text:p>95.4263458252</text:p>
          </table:table-cell>
          <table:table-cell office:value-type="float" office:value="90.11" calcext:value-type="float">
            <text:p>90.11</text:p>
          </table:table-cell>
          <table:table-cell office:value-type="float" office:value="94.5490341186524" calcext:value-type="float">
            <text:p>94.5490341187</text:p>
          </table:table-cell>
          <table:table-cell office:value-type="float" office:value="90.11" calcext:value-type="float">
            <text:p>90.11</text:p>
          </table:table-cell>
          <table:table-cell office:value-type="float" office:value="96.0813903808594" calcext:value-type="float">
            <text:p>96.0813903809</text:p>
          </table:table-cell>
          <table:table-cell office:value-type="float" office:value="90.11" calcext:value-type="float">
            <text:p>90.11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5490341186524" calcext:value-type="float">
            <text:p>94.5490341187</text:p>
          </table:table-cell>
          <table:table-cell/>
          <table:table-cell table:formula="of:=([.A175]-[.B175])^2" office:value-type="float" office:value="24.1521404744805" calcext:value-type="float">
            <text:p>24.1521404745</text:p>
          </table:table-cell>
          <table:table-cell table:formula="of:=([.E175]-[.F175])^2" office:value-type="float" office:value="19.7050239065596" calcext:value-type="float">
            <text:p>19.7050239066</text:p>
          </table:table-cell>
          <table:table-cell table:formula="of:=([.A175]-([.B175]+[.F175])/2)^2" office:value-type="float" office:value="21.872069345713" calcext:value-type="float">
            <text:p>21.8720693457</text:p>
          </table:table-cell>
          <table:table-cell table:formula="of:=([.I175]-[.J175])^2" office:value-type="float" office:value="24.2067633558557" calcext:value-type="float">
            <text:p>24.2067633559</text:p>
          </table:table-cell>
          <table:table-cell table:formula="of:=[.M175]-[.N175]" office:value-type="float" office:value="4.44711656792089" calcext:value-type="float">
            <text:p>4.4471165679</text:p>
          </table:table-cell>
          <table:table-cell table:formula="of:=[.M175]-[.P175]" office:value-type="float" office:value="-0.0546228813752521" calcext:value-type="float">
            <text:p>-0.0546228814</text:p>
          </table:table-cell>
          <table:table-cell table:formula="of:=([.A175]-100.04)^2" office:value-type="float" office:value="98.6049000000001" calcext:value-type="float">
            <text:p>98.6049</text:p>
          </table:table-cell>
          <table:table-cell/>
          <table:table-cell table:formula="of:=[.Q175]+[.U174]" office:value-type="float" office:value="1224.35806343518" calcext:value-type="float">
            <text:p>1224.3580634352</text:p>
          </table:table-cell>
        </table:table-row>
        <table:table-row table:style-name="ro1">
          <table:table-cell office:value-type="float" office:value="90.13" calcext:value-type="float">
            <text:p>90.13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13" calcext:value-type="float">
            <text:p>90.13</text:p>
          </table:table-cell>
          <table:table-cell office:value-type="float" office:value="94.5028610229492" calcext:value-type="float">
            <text:p>94.5028610229</text:p>
          </table:table-cell>
          <table:table-cell office:value-type="float" office:value="90.13" calcext:value-type="float">
            <text:p>90.13</text:p>
          </table:table-cell>
          <table:table-cell office:value-type="float" office:value="94.8877716064453" calcext:value-type="float">
            <text:p>94.8877716064</text:p>
          </table:table-cell>
          <table:table-cell office:value-type="float" office:value="90.13" calcext:value-type="float">
            <text:p>90.13</text:p>
          </table:table-cell>
          <table:table-cell office:value-type="float" office:value="91.5667572021484" calcext:value-type="float">
            <text:p>91.5667572021</text:p>
          </table:table-cell>
          <table:table-cell office:value-type="float" office:value="90.13" calcext:value-type="float">
            <text:p>90.13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8877716064453" calcext:value-type="float">
            <text:p>94.8877716064</text:p>
          </table:table-cell>
          <table:table-cell/>
          <table:table-cell table:formula="of:=([.A176]-[.B176])^2" office:value-type="float" office:value="23.9559611653985" calcext:value-type="float">
            <text:p>23.9559611654</text:p>
          </table:table-cell>
          <table:table-cell table:formula="of:=([.E176]-[.F176])^2" office:value-type="float" office:value="22.6363906590973" calcext:value-type="float">
            <text:p>22.6363906591</text:p>
          </table:table-cell>
          <table:table-cell table:formula="of:=([.A176]-([.B176]+[.F176])/2)^2" office:value-type="float" office:value="23.2915034296236" calcext:value-type="float">
            <text:p>23.2915034296</text:p>
          </table:table-cell>
          <table:table-cell table:formula="of:=([.I176]-[.J176])^2" office:value-type="float" office:value="24.010361878805" calcext:value-type="float">
            <text:p>24.0103618788</text:p>
          </table:table-cell>
          <table:table-cell table:formula="of:=[.M176]-[.N176]" office:value-type="float" office:value="1.31957050630124" calcext:value-type="float">
            <text:p>1.3195705063</text:p>
          </table:table-cell>
          <table:table-cell table:formula="of:=[.M176]-[.P176]" office:value-type="float" office:value="-0.0544007134065048" calcext:value-type="float">
            <text:p>-0.0544007134</text:p>
          </table:table-cell>
          <table:table-cell table:formula="of:=([.A176]-100.04)^2" office:value-type="float" office:value="98.2081000000002" calcext:value-type="float">
            <text:p>98.2081</text:p>
          </table:table-cell>
          <table:table-cell/>
          <table:table-cell table:formula="of:=[.Q176]+[.U175]" office:value-type="float" office:value="1225.67763394148" calcext:value-type="float">
            <text:p>1225.6776339415</text:p>
          </table:table-cell>
        </table:table-row>
        <table:table-row table:style-name="ro1">
          <table:table-cell office:value-type="float" office:value="90.19" calcext:value-type="float">
            <text:p>90.19</text:p>
          </table:table-cell>
          <table:table-cell office:value-type="float" office:value="93.3004837036133" calcext:value-type="float">
            <text:p>93.3004837036</text:p>
          </table:table-cell>
          <table:table-cell office:value-type="float" office:value="90.19" calcext:value-type="float">
            <text:p>90.19</text:p>
          </table:table-cell>
          <table:table-cell office:value-type="float" office:value="92.5806198120117" calcext:value-type="float">
            <text:p>92.580619812</text:p>
          </table:table-cell>
          <table:table-cell office:value-type="float" office:value="90.19" calcext:value-type="float">
            <text:p>90.19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90.19" calcext:value-type="float">
            <text:p>90.19</text:p>
          </table:table-cell>
          <table:table-cell office:value-type="float" office:value="92.5777359008789" calcext:value-type="float">
            <text:p>92.5777359009</text:p>
          </table:table-cell>
          <table:table-cell office:value-type="float" office:value="90.19" calcext:value-type="float">
            <text:p>90.19</text:p>
          </table:table-cell>
          <table:table-cell office:value-type="float" office:value="93.3975448608399" calcext:value-type="float">
            <text:p>93.3975448608</text:p>
          </table:table-cell>
          <table:table-cell office:value-type="float" office:value="93.2845993041992" calcext:value-type="float">
            <text:p>93.2845993042</text:p>
          </table:table-cell>
          <table:table-cell/>
          <table:table-cell table:formula="of:=([.A177]-[.B177])^2" office:value-type="float" office:value="9.67510887044381" calcext:value-type="float">
            <text:p>9.6751088704</text:p>
          </table:table-cell>
          <table:table-cell table:formula="of:=([.E177]-[.F177])^2" office:value-type="float" office:value="9.5765448535503" calcext:value-type="float">
            <text:p>9.5765448536</text:p>
          </table:table-cell>
          <table:table-cell table:formula="of:=([.A177]-([.B177]+[.F177])/2)^2" office:value-type="float" office:value="9.62576378346087" calcext:value-type="float">
            <text:p>9.6257637835</text:p>
          </table:table-cell>
          <table:table-cell table:formula="of:=([.I177]-[.J177])^2" office:value-type="float" office:value="10.2883440343001" calcext:value-type="float">
            <text:p>10.2883440343</text:p>
          </table:table-cell>
          <table:table-cell table:formula="of:=[.M177]-[.N177]" office:value-type="float" office:value="0.0985640168935067" calcext:value-type="float">
            <text:p>0.0985640169</text:p>
          </table:table-cell>
          <table:table-cell table:formula="of:=[.M177]-[.P177]" office:value-type="float" office:value="-0.613235163856299" calcext:value-type="float">
            <text:p>-0.6132351639</text:p>
          </table:table-cell>
          <table:table-cell table:formula="of:=([.A177]-100.04)^2" office:value-type="float" office:value="97.0225000000002" calcext:value-type="float">
            <text:p>97.0225</text:p>
          </table:table-cell>
          <table:table-cell/>
          <table:table-cell table:formula="of:=[.Q177]+[.U176]" office:value-type="float" office:value="1225.77619795837" calcext:value-type="float">
            <text:p>1225.7761979584</text:p>
          </table:table-cell>
        </table:table-row>
        <table:table-row table:style-name="ro1">
          <table:table-cell office:value-type="float" office:value="90.21" calcext:value-type="float">
            <text:p>90.21</text:p>
          </table:table-cell>
          <table:table-cell office:value-type="float" office:value="93.6499557495117" calcext:value-type="float">
            <text:p>93.6499557495</text:p>
          </table:table-cell>
          <table:table-cell office:value-type="float" office:value="90.21" calcext:value-type="float">
            <text:p>90.21</text:p>
          </table:table-cell>
          <table:table-cell office:value-type="float" office:value="94.7069778442383" calcext:value-type="float">
            <text:p>94.7069778442</text:p>
          </table:table-cell>
          <table:table-cell office:value-type="float" office:value="90.21" calcext:value-type="float">
            <text:p>90.21</text:p>
          </table:table-cell>
          <table:table-cell office:value-type="float" office:value="92.4936904907227" calcext:value-type="float">
            <text:p>92.4936904907</text:p>
          </table:table-cell>
          <table:table-cell office:value-type="float" office:value="90.21" calcext:value-type="float">
            <text:p>90.21</text:p>
          </table:table-cell>
          <table:table-cell office:value-type="float" office:value="94.9566497802734" calcext:value-type="float">
            <text:p>94.9566497803</text:p>
          </table:table-cell>
          <table:table-cell office:value-type="float" office:value="90.21" calcext:value-type="float">
            <text:p>90.21</text:p>
          </table:table-cell>
          <table:table-cell office:value-type="float" office:value="93.6058807373047" calcext:value-type="float">
            <text:p>93.6058807373</text:p>
          </table:table-cell>
          <table:table-cell office:value-type="float" office:value="92.4936904907227" calcext:value-type="float">
            <text:p>92.4936904907</text:p>
          </table:table-cell>
          <table:table-cell/>
          <table:table-cell table:formula="of:=([.A178]-[.B178])^2" office:value-type="float" office:value="11.8332955585988" calcext:value-type="float">
            <text:p>11.8332955586</text:p>
          </table:table-cell>
          <table:table-cell table:formula="of:=([.E178]-[.F178])^2" office:value-type="float" office:value="5.21524225741712" calcext:value-type="float">
            <text:p>5.2152422574</text:p>
          </table:table-cell>
          <table:table-cell table:formula="of:=([.A178]-([.B178]+[.F178])/2)^2" office:value-type="float" office:value="8.19003157083731" calcext:value-type="float">
            <text:p>8.1900315708</text:p>
          </table:table-cell>
          <table:table-cell table:formula="of:=([.I178]-[.J178])^2" office:value-type="float" office:value="11.5320059819971" calcext:value-type="float">
            <text:p>11.532005982</text:p>
          </table:table-cell>
          <table:table-cell table:formula="of:=[.M178]-[.N178]" office:value-type="float" office:value="6.61805330118166" calcext:value-type="float">
            <text:p>6.6180533012</text:p>
          </table:table-cell>
          <table:table-cell table:formula="of:=[.M178]-[.P178]" office:value-type="float" office:value="0.301289576601704" calcext:value-type="float">
            <text:p>0.3012895766</text:p>
          </table:table-cell>
          <table:table-cell table:formula="of:=([.A178]-100.04)^2" office:value-type="float" office:value="96.6289000000002" calcext:value-type="float">
            <text:p>96.6289</text:p>
          </table:table-cell>
          <table:table-cell/>
          <table:table-cell table:formula="of:=[.Q178]+[.U177]" office:value-type="float" office:value="1232.39425125956" calcext:value-type="float">
            <text:p>1232.3942512596</text:p>
          </table:table-cell>
        </table:table-row>
        <table:table-row table:style-name="ro1">
          <table:table-cell office:value-type="float" office:value="90.23" calcext:value-type="float">
            <text:p>90.23</text:p>
          </table:table-cell>
          <table:table-cell office:value-type="float" office:value="93.7591934204102" calcext:value-type="float">
            <text:p>93.7591934204</text:p>
          </table:table-cell>
          <table:table-cell office:value-type="float" office:value="90.23" calcext:value-type="float">
            <text:p>90.23</text:p>
          </table:table-cell>
          <table:table-cell office:value-type="float" office:value="97.4675140380859" calcext:value-type="float">
            <text:p>97.4675140381</text:p>
          </table:table-cell>
          <table:table-cell office:value-type="float" office:value="90.23" calcext:value-type="float">
            <text:p>90.23</text:p>
          </table:table-cell>
          <table:table-cell office:value-type="float" office:value="92.8065414428711" calcext:value-type="float">
            <text:p>92.8065414429</text:p>
          </table:table-cell>
          <table:table-cell office:value-type="float" office:value="90.23" calcext:value-type="float">
            <text:p>90.23</text:p>
          </table:table-cell>
          <table:table-cell office:value-type="float" office:value="94.0379409790039" calcext:value-type="float">
            <text:p>94.037940979</text:p>
          </table:table-cell>
          <table:table-cell office:value-type="float" office:value="90.23" calcext:value-type="float">
            <text:p>90.23</text:p>
          </table:table-cell>
          <table:table-cell office:value-type="float" office:value="93.4599227905273" calcext:value-type="float">
            <text:p>93.4599227905</text:p>
          </table:table-cell>
          <table:table-cell office:value-type="float" office:value="92.8065414428711" calcext:value-type="float">
            <text:p>92.8065414429</text:p>
          </table:table-cell>
          <table:table-cell/>
          <table:table-cell table:formula="of:=([.A179]-[.B179])^2" office:value-type="float" office:value="12.4552061986663" calcext:value-type="float">
            <text:p>12.4552061987</text:p>
          </table:table-cell>
          <table:table-cell table:formula="of:=([.E179]-[.F179])^2" office:value-type="float" office:value="6.63856580683224" calcext:value-type="float">
            <text:p>6.6385658068</text:p>
          </table:table-cell>
          <table:table-cell table:formula="of:=([.A179]-([.B179]+[.F179])/2)^2" office:value-type="float" office:value="9.319999555172" calcext:value-type="float">
            <text:p>9.3199995552</text:p>
          </table:table-cell>
          <table:table-cell table:formula="of:=([.I179]-[.J179])^2" office:value-type="float" office:value="10.4324012327679" calcext:value-type="float">
            <text:p>10.4324012328</text:p>
          </table:table-cell>
          <table:table-cell table:formula="of:=[.M179]-[.N179]" office:value-type="float" office:value="5.81664039183407" calcext:value-type="float">
            <text:p>5.8166403918</text:p>
          </table:table-cell>
          <table:table-cell table:formula="of:=[.M179]-[.P179]" office:value-type="float" office:value="2.02280496589839" calcext:value-type="float">
            <text:p>2.0228049659</text:p>
          </table:table-cell>
          <table:table-cell table:formula="of:=([.A179]-100.04)^2" office:value-type="float" office:value="96.2361" calcext:value-type="float">
            <text:p>96.2361</text:p>
          </table:table-cell>
          <table:table-cell/>
          <table:table-cell table:formula="of:=[.Q179]+[.U178]" office:value-type="float" office:value="1238.21089165139" calcext:value-type="float">
            <text:p>1238.2108916514</text:p>
          </table:table-cell>
        </table:table-row>
        <table:table-row table:style-name="ro1">
          <table:table-cell office:value-type="float" office:value="90.24" calcext:value-type="float">
            <text:p>90.24</text:p>
          </table:table-cell>
          <table:table-cell office:value-type="float" office:value="94.9042205810547" calcext:value-type="float">
            <text:p>94.9042205811</text:p>
          </table:table-cell>
          <table:table-cell office:value-type="float" office:value="90.24" calcext:value-type="float">
            <text:p>90.24</text:p>
          </table:table-cell>
          <table:table-cell office:value-type="float" office:value="93.9626388549805" calcext:value-type="float">
            <text:p>93.962638855</text:p>
          </table:table-cell>
          <table:table-cell office:value-type="float" office:value="90.24" calcext:value-type="float">
            <text:p>90.24</text:p>
          </table:table-cell>
          <table:table-cell office:value-type="float" office:value="94.0386276245117" calcext:value-type="float">
            <text:p>94.0386276245</text:p>
          </table:table-cell>
          <table:table-cell office:value-type="float" office:value="90.24" calcext:value-type="float">
            <text:p>90.24</text:p>
          </table:table-cell>
          <table:table-cell office:value-type="float" office:value="95.9815673828125" calcext:value-type="float">
            <text:p>95.9815673828</text:p>
          </table:table-cell>
          <table:table-cell office:value-type="float" office:value="90.24" calcext:value-type="float">
            <text:p>90.24</text:p>
          </table:table-cell>
          <table:table-cell office:value-type="float" office:value="94.6171112060547" calcext:value-type="float">
            <text:p>94.6171112061</text:p>
          </table:table-cell>
          <table:table-cell office:value-type="float" office:value="94.0386276245117" calcext:value-type="float">
            <text:p>94.0386276245</text:p>
          </table:table-cell>
          <table:table-cell/>
          <table:table-cell table:formula="of:=([.A180]-[.B180])^2" office:value-type="float" office:value="21.7549536287342" calcext:value-type="float">
            <text:p>21.7549536287</text:p>
          </table:table-cell>
          <table:table-cell table:formula="of:=([.E180]-[.F180])^2" office:value-type="float" office:value="14.4295718297036" calcext:value-type="float">
            <text:p>14.4295718297</text:p>
          </table:table-cell>
          <table:table-cell table:formula="of:=([.A180]-([.B180]+[.F180])/2)^2" office:value-type="float" office:value="17.9049499376147" calcext:value-type="float">
            <text:p>17.9049499376</text:p>
          </table:table-cell>
          <table:table-cell table:formula="of:=([.I180]-[.J180])^2" office:value-type="float" office:value="19.1591025101696" calcext:value-type="float">
            <text:p>19.1591025102</text:p>
          </table:table-cell>
          <table:table-cell table:formula="of:=[.M180]-[.N180]" office:value-type="float" office:value="7.32538179903059" calcext:value-type="float">
            <text:p>7.325381799</text:p>
          </table:table-cell>
          <table:table-cell table:formula="of:=[.M180]-[.P180]" office:value-type="float" office:value="2.59585111856461" calcext:value-type="float">
            <text:p>2.5958511186</text:p>
          </table:table-cell>
          <table:table-cell table:formula="of:=([.A180]-100.04)^2" office:value-type="float" office:value="96.0400000000002" calcext:value-type="float">
            <text:p>96.04</text:p>
          </table:table-cell>
          <table:table-cell/>
          <table:table-cell table:formula="of:=[.Q180]+[.U179]" office:value-type="float" office:value="1245.53627345042" calcext:value-type="float">
            <text:p>1245.5362734504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3.9192810058594" calcext:value-type="float">
            <text:p>93.9192810059</text:p>
          </table:table-cell>
          <table:table-cell office:value-type="float" office:value="90.27" calcext:value-type="float">
            <text:p>90.27</text:p>
          </table:table-cell>
          <table:table-cell office:value-type="float" office:value="89.7432861328125" calcext:value-type="float">
            <text:p>89.7432861328</text:p>
          </table:table-cell>
          <table:table-cell office:value-type="float" office:value="90.27" calcext:value-type="float">
            <text:p>90.27</text:p>
          </table:table-cell>
          <table:table-cell office:value-type="float" office:value="92.7135238647461" calcext:value-type="float">
            <text:p>92.7135238647</text:p>
          </table:table-cell>
          <table:table-cell office:value-type="float" office:value="90.27" calcext:value-type="float">
            <text:p>90.27</text:p>
          </table:table-cell>
          <table:table-cell office:value-type="float" office:value="91.8901138305664" calcext:value-type="float">
            <text:p>91.8901138306</text:p>
          </table:table-cell>
          <table:table-cell office:value-type="float" office:value="90.27" calcext:value-type="float">
            <text:p>90.27</text:p>
          </table:table-cell>
          <table:table-cell office:value-type="float" office:value="93.7796783447266" calcext:value-type="float">
            <text:p>93.7796783447</text:p>
          </table:table-cell>
          <table:table-cell office:value-type="float" office:value="92.7135238647461" calcext:value-type="float">
            <text:p>92.7135238647</text:p>
          </table:table-cell>
          <table:table-cell/>
          <table:table-cell table:formula="of:=([.A181]-[.B181])^2" office:value-type="float" office:value="13.317251859726" calcext:value-type="float">
            <text:p>13.3172518597</text:p>
          </table:table-cell>
          <table:table-cell table:formula="of:=([.E181]-[.F181])^2" office:value-type="float" office:value="5.97080887758371" calcext:value-type="float">
            <text:p>5.9708088776</text:p>
          </table:table-cell>
          <table:table-cell table:formula="of:=([.A181]-([.B181]+[.F181])/2)^2" office:value-type="float" office:value="9.28056779781845" calcext:value-type="float">
            <text:p>9.2805677978</text:p>
          </table:table-cell>
          <table:table-cell table:formula="of:=([.I181]-[.J181])^2" office:value-type="float" office:value="12.3178420834426" calcext:value-type="float">
            <text:p>12.3178420834</text:p>
          </table:table-cell>
          <table:table-cell table:formula="of:=[.M181]-[.N181]" office:value-type="float" office:value="7.34644298214233" calcext:value-type="float">
            <text:p>7.3464429821</text:p>
          </table:table-cell>
          <table:table-cell table:formula="of:=[.M181]-[.P181]" office:value-type="float" office:value="0.999409776283429" calcext:value-type="float">
            <text:p>0.9994097763</text:p>
          </table:table-cell>
          <table:table-cell table:formula="of:=([.A181]-100.04)^2" office:value-type="float" office:value="95.4529000000002" calcext:value-type="float">
            <text:p>95.4529</text:p>
          </table:table-cell>
          <table:table-cell/>
          <table:table-cell table:formula="of:=[.Q181]+[.U180]" office:value-type="float" office:value="1252.88271643256" calcext:value-type="float">
            <text:p>1252.8827164326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4.5268859863281" calcext:value-type="float">
            <text:p>94.5268859863</text:p>
          </table:table-cell>
          <table:table-cell office:value-type="float" office:value="90.27" calcext:value-type="float">
            <text:p>90.27</text:p>
          </table:table-cell>
          <table:table-cell office:value-type="float" office:value="95.1669845581055" calcext:value-type="float">
            <text:p>95.1669845581</text:p>
          </table:table-cell>
          <table:table-cell office:value-type="float" office:value="90.27" calcext:value-type="float">
            <text:p>90.27</text:p>
          </table:table-cell>
          <table:table-cell office:value-type="float" office:value="93.4163513183594" calcext:value-type="float">
            <text:p>93.4163513184</text:p>
          </table:table-cell>
          <table:table-cell office:value-type="float" office:value="90.27" calcext:value-type="float">
            <text:p>90.27</text:p>
          </table:table-cell>
          <table:table-cell office:value-type="float" office:value="95.6543273925781" calcext:value-type="float">
            <text:p>95.6543273926</text:p>
          </table:table-cell>
          <table:table-cell office:value-type="float" office:value="90.27" calcext:value-type="float">
            <text:p>90.27</text:p>
          </table:table-cell>
          <table:table-cell office:value-type="float" office:value="94.6323699951172" calcext:value-type="float">
            <text:p>94.6323699951</text:p>
          </table:table-cell>
          <table:table-cell office:value-type="float" office:value="93.4163513183594" calcext:value-type="float">
            <text:p>93.4163513184</text:p>
          </table:table-cell>
          <table:table-cell/>
          <table:table-cell table:formula="of:=([.A182]-[.B182])^2" office:value-type="float" office:value="18.1210783005968" calcext:value-type="float">
            <text:p>18.1210783006</text:p>
          </table:table-cell>
          <table:table-cell table:formula="of:=([.E182]-[.F182])^2" office:value-type="float" office:value="9.8995266185418" calcext:value-type="float">
            <text:p>9.8995266185</text:p>
          </table:table-cell>
          <table:table-cell table:formula="of:=([.A182]-([.B182]+[.F182])/2)^2" office:value-type="float" office:value="13.7019806473792" calcext:value-type="float">
            <text:p>13.7019806474</text:p>
          </table:table-cell>
          <table:table-cell table:formula="of:=([.I182]-[.J182])^2" office:value-type="float" office:value="19.0302719742988" calcext:value-type="float">
            <text:p>19.0302719743</text:p>
          </table:table-cell>
          <table:table-cell table:formula="of:=[.M182]-[.N182]" office:value-type="float" office:value="8.221551682055" calcext:value-type="float">
            <text:p>8.2215516821</text:p>
          </table:table-cell>
          <table:table-cell table:formula="of:=[.M182]-[.P182]" office:value-type="float" office:value="-0.90919367370196" calcext:value-type="float">
            <text:p>-0.9091936737</text:p>
          </table:table-cell>
          <table:table-cell table:formula="of:=([.A182]-100.04)^2" office:value-type="float" office:value="95.4529000000002" calcext:value-type="float">
            <text:p>95.4529</text:p>
          </table:table-cell>
          <table:table-cell/>
          <table:table-cell table:formula="of:=[.Q182]+[.U181]" office:value-type="float" office:value="1261.10426811462" calcext:value-type="float">
            <text:p>1261.1042681146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27" calcext:value-type="float">
            <text:p>90.27</text:p>
          </table:table-cell>
          <table:table-cell office:value-type="float" office:value="95.4250640869141" calcext:value-type="float">
            <text:p>95.4250640869</text:p>
          </table:table-cell>
          <table:table-cell office:value-type="float" office:value="90.27" calcext:value-type="float">
            <text:p>90.27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27" calcext:value-type="float">
            <text:p>90.27</text:p>
          </table:table-cell>
          <table:table-cell office:value-type="float" office:value="96.3935546875" calcext:value-type="float">
            <text:p>96.3935546875</text:p>
          </table:table-cell>
          <table:table-cell office:value-type="float" office:value="90.27" calcext:value-type="float">
            <text:p>90.27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183]-[.B183])^2" office:value-type="float" office:value="22.6051060018243" calcext:value-type="float">
            <text:p>22.6051060018</text:p>
          </table:table-cell>
          <table:table-cell table:formula="of:=([.E183]-[.F183])^2" office:value-type="float" office:value="18.3241736482267" calcext:value-type="float">
            <text:p>18.3241736482</text:p>
          </table:table-cell>
          <table:table-cell table:formula="of:=([.A183]-([.B183]+[.F183])/2)^2" office:value-type="float" office:value="20.4085162514451" calcext:value-type="float">
            <text:p>20.4085162514</text:p>
          </table:table-cell>
          <table:table-cell table:formula="of:=([.I183]-[.J183])^2" office:value-type="float" office:value="22.6579515394495" calcext:value-type="float">
            <text:p>22.6579515394</text:p>
          </table:table-cell>
          <table:table-cell table:formula="of:=[.M183]-[.N183]" office:value-type="float" office:value="4.2809323535976" calcext:value-type="float">
            <text:p>4.2809323536</text:p>
          </table:table-cell>
          <table:table-cell table:formula="of:=[.M183]-[.P183]" office:value-type="float" office:value="-0.0528455376252524" calcext:value-type="float">
            <text:p>-0.0528455376</text:p>
          </table:table-cell>
          <table:table-cell table:formula="of:=([.A183]-100.04)^2" office:value-type="float" office:value="95.4529000000002" calcext:value-type="float">
            <text:p>95.4529</text:p>
          </table:table-cell>
          <table:table-cell/>
          <table:table-cell table:formula="of:=[.Q183]+[.U182]" office:value-type="float" office:value="1265.38520046822" calcext:value-type="float">
            <text:p>1265.3852004682</text:p>
          </table:table-cell>
        </table:table-row>
        <table:table-row table:style-name="ro1">
          <table:table-cell office:value-type="float" office:value="90.31" calcext:value-type="float">
            <text:p>90.31</text:p>
          </table:table-cell>
          <table:table-cell office:value-type="float" office:value="94.1651992797852" calcext:value-type="float">
            <text:p>94.1651992798</text:p>
          </table:table-cell>
          <table:table-cell office:value-type="float" office:value="90.31" calcext:value-type="float">
            <text:p>90.31</text:p>
          </table:table-cell>
          <table:table-cell office:value-type="float" office:value="94.4514465332031" calcext:value-type="float">
            <text:p>94.4514465332</text:p>
          </table:table-cell>
          <table:table-cell office:value-type="float" office:value="90.31" calcext:value-type="float">
            <text:p>90.31</text:p>
          </table:table-cell>
          <table:table-cell office:value-type="float" office:value="93.4822387695312" calcext:value-type="float">
            <text:p>93.4822387695</text:p>
          </table:table-cell>
          <table:table-cell office:value-type="float" office:value="90.31" calcext:value-type="float">
            <text:p>90.31</text:p>
          </table:table-cell>
          <table:table-cell office:value-type="float" office:value="94.5797500610352" calcext:value-type="float">
            <text:p>94.579750061</text:p>
          </table:table-cell>
          <table:table-cell office:value-type="float" office:value="90.31" calcext:value-type="float">
            <text:p>90.31</text:p>
          </table:table-cell>
          <table:table-cell office:value-type="float" office:value="93.8780670166016" calcext:value-type="float">
            <text:p>93.8780670166</text:p>
          </table:table-cell>
          <table:table-cell office:value-type="float" office:value="93.4822387695312" calcext:value-type="float">
            <text:p>93.4822387695</text:p>
          </table:table-cell>
          <table:table-cell/>
          <table:table-cell table:formula="of:=([.A184]-[.B184])^2" office:value-type="float" office:value="14.862561486856" calcext:value-type="float">
            <text:p>14.8625614869</text:p>
          </table:table-cell>
          <table:table-cell table:formula="of:=([.E184]-[.F184])^2" office:value-type="float" office:value="10.0630988109171" calcext:value-type="float">
            <text:p>10.0630988109</text:p>
          </table:table-cell>
          <table:table-cell table:formula="of:=([.A184]-([.B184]+[.F184])/2)^2" office:value-type="float" office:value="12.346221384245" calcext:value-type="float">
            <text:p>12.3462213842</text:p>
          </table:table-cell>
          <table:table-cell table:formula="of:=([.I184]-[.J184])^2" office:value-type="float" office:value="12.73110223496" calcext:value-type="float">
            <text:p>12.731102235</text:p>
          </table:table-cell>
          <table:table-cell table:formula="of:=[.M184]-[.N184]" office:value-type="float" office:value="4.79946267593885" calcext:value-type="float">
            <text:p>4.7994626759</text:p>
          </table:table-cell>
          <table:table-cell table:formula="of:=[.M184]-[.P184]" office:value-type="float" office:value="2.13145925189601" calcext:value-type="float">
            <text:p>2.1314592519</text:p>
          </table:table-cell>
          <table:table-cell table:formula="of:=([.A184]-100.04)^2" office:value-type="float" office:value="94.6729000000001" calcext:value-type="float">
            <text:p>94.6729</text:p>
          </table:table-cell>
          <table:table-cell/>
          <table:table-cell table:formula="of:=[.Q184]+[.U183]" office:value-type="float" office:value="1270.18466314415" calcext:value-type="float">
            <text:p>1270.1846631442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94.3935012817383" calcext:value-type="float">
            <text:p>94.3935012817</text:p>
          </table:table-cell>
          <table:table-cell office:value-type="float" office:value="90.36" calcext:value-type="float">
            <text:p>90.36</text:p>
          </table:table-cell>
          <table:table-cell office:value-type="float" office:value="98.1687927246094" calcext:value-type="float">
            <text:p>98.1687927246</text:p>
          </table:table-cell>
          <table:table-cell office:value-type="float" office:value="90.36" calcext:value-type="float">
            <text:p>90.36</text:p>
          </table:table-cell>
          <table:table-cell office:value-type="float" office:value="93.2407531738281" calcext:value-type="float">
            <text:p>93.2407531738</text:p>
          </table:table-cell>
          <table:table-cell office:value-type="float" office:value="90.36" calcext:value-type="float">
            <text:p>90.36</text:p>
          </table:table-cell>
          <table:table-cell office:value-type="float" office:value="96.1206130981445" calcext:value-type="float">
            <text:p>96.1206130981</text:p>
          </table:table-cell>
          <table:table-cell office:value-type="float" office:value="90.36" calcext:value-type="float">
            <text:p>90.36</text:p>
          </table:table-cell>
          <table:table-cell office:value-type="float" office:value="94.3486557006836" calcext:value-type="float">
            <text:p>94.3486557007</text:p>
          </table:table-cell>
          <table:table-cell office:value-type="float" office:value="93.2407531738281" calcext:value-type="float">
            <text:p>93.2407531738</text:p>
          </table:table-cell>
          <table:table-cell/>
          <table:table-cell table:formula="of:=([.A185]-[.B185])^2" office:value-type="float" office:value="16.2691325897844" calcext:value-type="float">
            <text:p>16.2691325898</text:p>
          </table:table-cell>
          <table:table-cell table:formula="of:=([.E185]-[.F185])^2" office:value-type="float" office:value="8.29873884852082" calcext:value-type="float">
            <text:p>8.2987388485</text:p>
          </table:table-cell>
          <table:table-cell table:formula="of:=([.A185]-([.B185]+[.F185])/2)^2" office:value-type="float" office:value="11.95172866908" calcext:value-type="float">
            <text:p>11.9517286691</text:p>
          </table:table-cell>
          <table:table-cell table:formula="of:=([.I185]-[.J185])^2" office:value-type="float" office:value="15.9093742985957" calcext:value-type="float">
            <text:p>15.9093742986</text:p>
          </table:table-cell>
          <table:table-cell table:formula="of:=[.M185]-[.N185]" office:value-type="float" office:value="7.97039374126354" calcext:value-type="float">
            <text:p>7.9703937413</text:p>
          </table:table-cell>
          <table:table-cell table:formula="of:=[.M185]-[.P185]" office:value-type="float" office:value="0.359758291188628" calcext:value-type="float">
            <text:p>0.3597582912</text:p>
          </table:table-cell>
          <table:table-cell table:formula="of:=([.A185]-100.04)^2" office:value-type="float" office:value="93.7024000000001" calcext:value-type="float">
            <text:p>93.7024</text:p>
          </table:table-cell>
          <table:table-cell/>
          <table:table-cell table:formula="of:=[.Q185]+[.U184]" office:value-type="float" office:value="1278.15505688542" calcext:value-type="float">
            <text:p>1278.1550568854</text:p>
          </table:table-cell>
        </table:table-row>
        <table:table-row table:style-name="ro1">
          <table:table-cell office:value-type="float" office:value="90.39" calcext:value-type="float">
            <text:p>90.39</text:p>
          </table:table-cell>
          <table:table-cell office:value-type="float" office:value="93.9052886962891" calcext:value-type="float">
            <text:p>93.9052886963</text:p>
          </table:table-cell>
          <table:table-cell office:value-type="float" office:value="90.39" calcext:value-type="float">
            <text:p>90.39</text:p>
          </table:table-cell>
          <table:table-cell office:value-type="float" office:value="96.2721328735352" calcext:value-type="float">
            <text:p>96.2721328735</text:p>
          </table:table-cell>
          <table:table-cell office:value-type="float" office:value="90.39" calcext:value-type="float">
            <text:p>90.39</text:p>
          </table:table-cell>
          <table:table-cell office:value-type="float" office:value="93.1532363891602" calcext:value-type="float">
            <text:p>93.1532363892</text:p>
          </table:table-cell>
          <table:table-cell office:value-type="float" office:value="90.39" calcext:value-type="float">
            <text:p>90.39</text:p>
          </table:table-cell>
          <table:table-cell office:value-type="float" office:value="97.7521591186524" calcext:value-type="float">
            <text:p>97.7521591187</text:p>
          </table:table-cell>
          <table:table-cell office:value-type="float" office:value="90.39" calcext:value-type="float">
            <text:p>90.39</text:p>
          </table:table-cell>
          <table:table-cell office:value-type="float" office:value="93.8282699584961" calcext:value-type="float">
            <text:p>93.8282699585</text:p>
          </table:table-cell>
          <table:table-cell office:value-type="float" office:value="93.1532363891602" calcext:value-type="float">
            <text:p>93.1532363892</text:p>
          </table:table-cell>
          <table:table-cell/>
          <table:table-cell table:formula="of:=([.A186]-[.B186])^2" office:value-type="float" office:value="12.3572546182577" calcext:value-type="float">
            <text:p>12.3572546183</text:p>
          </table:table-cell>
          <table:table-cell table:formula="of:=([.E186]-[.F186])^2" office:value-type="float" office:value="7.63547534237886" calcext:value-type="float">
            <text:p>7.6354753424</text:p>
          </table:table-cell>
          <table:table-cell table:formula="of:=([.A186]-([.B186]+[.F186])/2)^2" office:value-type="float" office:value="9.85496931215378" calcext:value-type="float">
            <text:p>9.8549693122</text:p>
          </table:table-cell>
          <table:table-cell table:formula="of:=([.I186]-[.J186])^2" office:value-type="float" office:value="11.8217003074967" calcext:value-type="float">
            <text:p>11.8217003075</text:p>
          </table:table-cell>
          <table:table-cell table:formula="of:=[.M186]-[.N186]" office:value-type="float" office:value="4.7217792758788" calcext:value-type="float">
            <text:p>4.7217792759</text:p>
          </table:table-cell>
          <table:table-cell table:formula="of:=[.M186]-[.P186]" office:value-type="float" office:value="0.535554310760926" calcext:value-type="float">
            <text:p>0.5355543108</text:p>
          </table:table-cell>
          <table:table-cell table:formula="of:=([.A186]-100.04)^2" office:value-type="float" office:value="93.1225000000001" calcext:value-type="float">
            <text:p>93.1225</text:p>
          </table:table-cell>
          <table:table-cell/>
          <table:table-cell table:formula="of:=[.Q186]+[.U185]" office:value-type="float" office:value="1282.8768361613" calcext:value-type="float">
            <text:p>1282.8768361613</text:p>
          </table:table-cell>
        </table:table-row>
        <table:table-row table:style-name="ro1">
          <table:table-cell office:value-type="float" office:value="90.39" calcext:value-type="float">
            <text:p>90.3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0.39" calcext:value-type="float">
            <text:p>90.39</text:p>
          </table:table-cell>
          <table:table-cell office:value-type="float" office:value="96.3605651855469" calcext:value-type="float">
            <text:p>96.3605651855</text:p>
          </table:table-cell>
          <table:table-cell office:value-type="float" office:value="90.39" calcext:value-type="float">
            <text:p>90.39</text:p>
          </table:table-cell>
          <table:table-cell office:value-type="float" office:value="93.9469604492188" calcext:value-type="float">
            <text:p>93.9469604492</text:p>
          </table:table-cell>
          <table:table-cell office:value-type="float" office:value="90.39" calcext:value-type="float">
            <text:p>90.39</text:p>
          </table:table-cell>
          <table:table-cell office:value-type="float" office:value="95.5785675048828" calcext:value-type="float">
            <text:p>95.5785675049</text:p>
          </table:table-cell>
          <table:table-cell office:value-type="float" office:value="90.39" calcext:value-type="float">
            <text:p>90.39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9469604492188" calcext:value-type="float">
            <text:p>93.9469604492</text:p>
          </table:table-cell>
          <table:table-cell/>
          <table:table-cell table:formula="of:=([.A187]-[.B187])^2" office:value-type="float" office:value="17.1856727538564" calcext:value-type="float">
            <text:p>17.1856727539</text:p>
          </table:table-cell>
          <table:table-cell table:formula="of:=([.E187]-[.F187])^2" office:value-type="float" office:value="12.6519676373065" calcext:value-type="float">
            <text:p>12.6519676373</text:p>
          </table:table-cell>
          <table:table-cell table:formula="of:=([.A187]-([.B187]+[.F187])/2)^2" office:value-type="float" office:value="14.8322076588785" calcext:value-type="float">
            <text:p>14.8322076589</text:p>
          </table:table-cell>
          <table:table-cell table:formula="of:=([.I187]-[.J187])^2" office:value-type="float" office:value="17.9696845140614" calcext:value-type="float">
            <text:p>17.9696845141</text:p>
          </table:table-cell>
          <table:table-cell table:formula="of:=[.M187]-[.N187]" office:value-type="float" office:value="4.53370511654997" calcext:value-type="float">
            <text:p>4.5337051165</text:p>
          </table:table-cell>
          <table:table-cell table:formula="of:=[.M187]-[.P187]" office:value-type="float" office:value="-0.784011760205029" calcext:value-type="float">
            <text:p>-0.7840117602</text:p>
          </table:table-cell>
          <table:table-cell table:formula="of:=([.A187]-100.04)^2" office:value-type="float" office:value="93.1225000000001" calcext:value-type="float">
            <text:p>93.1225</text:p>
          </table:table-cell>
          <table:table-cell/>
          <table:table-cell table:formula="of:=[.Q187]+[.U186]" office:value-type="float" office:value="1287.41054127785" calcext:value-type="float">
            <text:p>1287.4105412779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4.6428070068359" calcext:value-type="float">
            <text:p>94.6428070068</text:p>
          </table:table-cell>
          <table:table-cell office:value-type="float" office:value="90.4" calcext:value-type="float">
            <text:p>90.4</text:p>
          </table:table-cell>
          <table:table-cell office:value-type="float" office:value="96.7513809204102" calcext:value-type="float">
            <text:p>96.7513809204</text:p>
          </table:table-cell>
          <table:table-cell office:value-type="float" office:value="90.4" calcext:value-type="float">
            <text:p>90.4</text:p>
          </table:table-cell>
          <table:table-cell office:value-type="float" office:value="94.0055313110352" calcext:value-type="float">
            <text:p>94.005531311</text:p>
          </table:table-cell>
          <table:table-cell office:value-type="float" office:value="90.4" calcext:value-type="float">
            <text:p>90.4</text:p>
          </table:table-cell>
          <table:table-cell office:value-type="float" office:value="98.3358459472656" calcext:value-type="float">
            <text:p>98.3358459473</text:p>
          </table:table-cell>
          <table:table-cell office:value-type="float" office:value="90.4" calcext:value-type="float">
            <text:p>90.4</text:p>
          </table:table-cell>
          <table:table-cell office:value-type="float" office:value="94.7462692260742" calcext:value-type="float">
            <text:p>94.7462692261</text:p>
          </table:table-cell>
          <table:table-cell office:value-type="float" office:value="94.0055313110352" calcext:value-type="float">
            <text:p>94.005531311</text:p>
          </table:table-cell>
          <table:table-cell/>
          <table:table-cell table:formula="of:=([.A188]-[.B188])^2" office:value-type="float" office:value="18.0014112972561" calcext:value-type="float">
            <text:p>18.0014112973</text:p>
          </table:table-cell>
          <table:table-cell table:formula="of:=([.E188]-[.F188])^2" office:value-type="float" office:value="12.9998560348549" calcext:value-type="float">
            <text:p>12.9998560349</text:p>
          </table:table-cell>
          <table:table-cell table:formula="of:=([.A188]-([.B188]+[.F188])/2)^2" office:value-type="float" office:value="15.3991035879409" calcext:value-type="float">
            <text:p>15.3991035879</text:p>
          </table:table-cell>
          <table:table-cell table:formula="of:=([.I188]-[.J188])^2" office:value-type="float" office:value="18.8900561855197" calcext:value-type="float">
            <text:p>18.8900561855</text:p>
          </table:table-cell>
          <table:table-cell table:formula="of:=[.M188]-[.N188]" office:value-type="float" office:value="5.00155526240123" calcext:value-type="float">
            <text:p>5.0015552624</text:p>
          </table:table-cell>
          <table:table-cell table:formula="of:=[.M188]-[.P188]" office:value-type="float" office:value="-0.888644888263659" calcext:value-type="float">
            <text:p>-0.8886448883</text:p>
          </table:table-cell>
          <table:table-cell table:formula="of:=([.A188]-100.04)^2" office:value-type="float" office:value="92.9296" calcext:value-type="float">
            <text:p>92.9296</text:p>
          </table:table-cell>
          <table:table-cell/>
          <table:table-cell table:formula="of:=[.Q188]+[.U187]" office:value-type="float" office:value="1292.41209654025" calcext:value-type="float">
            <text:p>1292.4120965403</text:p>
          </table:table-cell>
        </table:table-row>
        <table:table-row table:style-name="ro1">
          <table:table-cell office:value-type="float" office:value="90.41" calcext:value-type="float">
            <text:p>90.41</text:p>
          </table:table-cell>
          <table:table-cell office:value-type="float" office:value="94.5337295532227" calcext:value-type="float">
            <text:p>94.5337295532</text:p>
          </table:table-cell>
          <table:table-cell office:value-type="float" office:value="90.41" calcext:value-type="float">
            <text:p>90.41</text:p>
          </table:table-cell>
          <table:table-cell office:value-type="float" office:value="101.02619934082" calcext:value-type="float">
            <text:p>101.0261993408</text:p>
          </table:table-cell>
          <table:table-cell office:value-type="float" office:value="90.41" calcext:value-type="float">
            <text:p>90.41</text:p>
          </table:table-cell>
          <table:table-cell office:value-type="float" office:value="94.5329895019531" calcext:value-type="float">
            <text:p>94.532989502</text:p>
          </table:table-cell>
          <table:table-cell office:value-type="float" office:value="90.41" calcext:value-type="float">
            <text:p>90.41</text:p>
          </table:table-cell>
          <table:table-cell office:value-type="float" office:value="99.4443435668945" calcext:value-type="float">
            <text:p>99.4443435669</text:p>
          </table:table-cell>
          <table:table-cell office:value-type="float" office:value="90.41" calcext:value-type="float">
            <text:p>90.41</text:p>
          </table:table-cell>
          <table:table-cell office:value-type="float" office:value="94.7125396728516" calcext:value-type="float">
            <text:p>94.7125396729</text:p>
          </table:table-cell>
          <table:table-cell office:value-type="float" office:value="94.5329895019531" calcext:value-type="float">
            <text:p>94.532989502</text:p>
          </table:table-cell>
          <table:table-cell/>
          <table:table-cell table:formula="of:=([.A189]-[.B189])^2" office:value-type="float" office:value="17.005145428122" calcext:value-type="float">
            <text:p>17.0051454281</text:p>
          </table:table-cell>
          <table:table-cell table:formula="of:=([.E189]-[.F189])^2" office:value-type="float" office:value="16.9990424332157" calcext:value-type="float">
            <text:p>16.9990424332</text:p>
          </table:table-cell>
          <table:table-cell table:formula="of:=([.A189]-([.B189]+[.F189])/2)^2" office:value-type="float" office:value="17.0020937937499" calcext:value-type="float">
            <text:p>17.0020937937</text:p>
          </table:table-cell>
          <table:table-cell table:formula="of:=([.I189]-[.J189])^2" office:value-type="float" office:value="18.5118476364617" calcext:value-type="float">
            <text:p>18.5118476365</text:p>
          </table:table-cell>
          <table:table-cell table:formula="of:=[.M189]-[.N189]" office:value-type="float" office:value="0.0061029949062501" calcext:value-type="float">
            <text:p>0.0061029949</text:p>
          </table:table-cell>
          <table:table-cell table:formula="of:=[.M189]-[.P189]" office:value-type="float" office:value="-1.5067022083397" calcext:value-type="float">
            <text:p>-1.5067022083</text:p>
          </table:table-cell>
          <table:table-cell table:formula="of:=([.A189]-100.04)^2" office:value-type="float" office:value="92.7369000000002" calcext:value-type="float">
            <text:p>92.7369</text:p>
          </table:table-cell>
          <table:table-cell/>
          <table:table-cell table:formula="of:=[.Q189]+[.U188]" office:value-type="float" office:value="1292.41819953515" calcext:value-type="float">
            <text:p>1292.4181995352</text:p>
          </table:table-cell>
        </table:table-row>
        <table:table-row table:style-name="ro1">
          <table:table-cell office:value-type="float" office:value="90.42" calcext:value-type="float">
            <text:p>90.42</text:p>
          </table:table-cell>
          <table:table-cell office:value-type="float" office:value="92.8547286987305" calcext:value-type="float">
            <text:p>92.8547286987</text:p>
          </table:table-cell>
          <table:table-cell office:value-type="float" office:value="90.42" calcext:value-type="float">
            <text:p>90.42</text:p>
          </table:table-cell>
          <table:table-cell office:value-type="float" office:value="93.421875" calcext:value-type="float">
            <text:p>93.421875</text:p>
          </table:table-cell>
          <table:table-cell office:value-type="float" office:value="90.42" calcext:value-type="float">
            <text:p>90.42</text:p>
          </table:table-cell>
          <table:table-cell office:value-type="float" office:value="94.2199096679687" calcext:value-type="float">
            <text:p>94.219909668</text:p>
          </table:table-cell>
          <table:table-cell office:value-type="float" office:value="90.42" calcext:value-type="float">
            <text:p>90.42</text:p>
          </table:table-cell>
          <table:table-cell office:value-type="float" office:value="92.6956558227539" calcext:value-type="float">
            <text:p>92.6956558228</text:p>
          </table:table-cell>
          <table:table-cell office:value-type="float" office:value="90.42" calcext:value-type="float">
            <text:p>90.42</text:p>
          </table:table-cell>
          <table:table-cell office:value-type="float" office:value="92.8838043212891" calcext:value-type="float">
            <text:p>92.8838043213</text:p>
          </table:table-cell>
          <table:table-cell office:value-type="float" office:value="94.2199096679687" calcext:value-type="float">
            <text:p>94.219909668</text:p>
          </table:table-cell>
          <table:table-cell/>
          <table:table-cell table:formula="of:=([.A190]-[.B190])^2" office:value-type="float" office:value="5.92790383642175" calcext:value-type="float">
            <text:p>5.9279038364</text:p>
          </table:table-cell>
          <table:table-cell table:formula="of:=([.E190]-[.F190])^2" office:value-type="float" office:value="14.4393134847224" calcext:value-type="float">
            <text:p>14.4393134847</text:p>
          </table:table-cell>
          <table:table-cell table:formula="of:=([.A190]-([.B190]+[.F190])/2)^2" office:value-type="float" office:value="9.71767889087947" calcext:value-type="float">
            <text:p>9.7176788909</text:p>
          </table:table-cell>
          <table:table-cell table:formula="of:=([.I190]-[.J190])^2" office:value-type="float" office:value="6.07033173360265" calcext:value-type="float">
            <text:p>6.0703317336</text:p>
          </table:table-cell>
          <table:table-cell table:formula="of:=[.M190]-[.N190]" office:value-type="float" office:value="-8.51140964830061" calcext:value-type="float">
            <text:p>-8.5114096483</text:p>
          </table:table-cell>
          <table:table-cell table:formula="of:=[.M190]-[.P190]" office:value-type="float" office:value="-0.142427897180895" calcext:value-type="float">
            <text:p>-0.1424278972</text:p>
          </table:table-cell>
          <table:table-cell table:formula="of:=([.A190]-100.04)^2" office:value-type="float" office:value="92.5444000000001" calcext:value-type="float">
            <text:p>92.5444</text:p>
          </table:table-cell>
          <table:table-cell/>
          <table:table-cell table:formula="of:=[.Q190]+[.U189]" office:value-type="float" office:value="1283.90678988685" calcext:value-type="float">
            <text:p>1283.9067898869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0.44" calcext:value-type="float">
            <text:p>90.44</text:p>
          </table:table-cell>
          <table:table-cell office:value-type="float" office:value="96.7919311523437" calcext:value-type="float">
            <text:p>96.7919311523</text:p>
          </table:table-cell>
          <table:table-cell office:value-type="float" office:value="90.44" calcext:value-type="float">
            <text:p>90.44</text:p>
          </table:table-cell>
          <table:table-cell office:value-type="float" office:value="93.7566909790039" calcext:value-type="float">
            <text:p>93.756690979</text:p>
          </table:table-cell>
          <table:table-cell office:value-type="float" office:value="90.44" calcext:value-type="float">
            <text:p>90.44</text:p>
          </table:table-cell>
          <table:table-cell office:value-type="float" office:value="95.2591323852539" calcext:value-type="float">
            <text:p>95.2591323853</text:p>
          </table:table-cell>
          <table:table-cell office:value-type="float" office:value="90.44" calcext:value-type="float">
            <text:p>90.44</text:p>
          </table:table-cell>
          <table:table-cell office:value-type="float" office:value="94.3065032958984" calcext:value-type="float">
            <text:p>94.3065032959</text:p>
          </table:table-cell>
          <table:table-cell office:value-type="float" office:value="93.7566909790039" calcext:value-type="float">
            <text:p>93.756690979</text:p>
          </table:table-cell>
          <table:table-cell/>
          <table:table-cell table:formula="of:=([.A191]-[.B191])^2" office:value-type="float" office:value="15.1549752096356" calcext:value-type="float">
            <text:p>15.1549752096</text:p>
          </table:table-cell>
          <table:table-cell table:formula="of:=([.E191]-[.F191])^2" office:value-type="float" office:value="11.0004390502059" calcext:value-type="float">
            <text:p>11.0004390502</text:p>
          </table:table-cell>
          <table:table-cell table:formula="of:=([.A191]-([.B191]+[.F191])/2)^2" office:value-type="float" office:value="12.9946916418675" calcext:value-type="float">
            <text:p>12.9946916419</text:p>
          </table:table-cell>
          <table:table-cell table:formula="of:=([.I191]-[.J191])^2" office:value-type="float" office:value="14.9498477371935" calcext:value-type="float">
            <text:p>14.9498477372</text:p>
          </table:table-cell>
          <table:table-cell table:formula="of:=[.M191]-[.N191]" office:value-type="float" office:value="4.1545361594297" calcext:value-type="float">
            <text:p>4.1545361594</text:p>
          </table:table-cell>
          <table:table-cell table:formula="of:=[.M191]-[.P191]" office:value-type="float" office:value="0.205127472442109" calcext:value-type="float">
            <text:p>0.2051274724</text:p>
          </table:table-cell>
          <table:table-cell table:formula="of:=([.A191]-100.04)^2" office:value-type="float" office:value="92.1600000000002" calcext:value-type="float">
            <text:p>92.16</text:p>
          </table:table-cell>
          <table:table-cell/>
          <table:table-cell table:formula="of:=[.Q191]+[.U190]" office:value-type="float" office:value="1288.06132604628" calcext:value-type="float">
            <text:p>1288.0613260463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93.1898574829102" calcext:value-type="float">
            <text:p>93.1898574829</text:p>
          </table:table-cell>
          <table:table-cell office:value-type="float" office:value="90.44" calcext:value-type="float">
            <text:p>90.44</text:p>
          </table:table-cell>
          <table:table-cell office:value-type="float" office:value="98.298454284668" calcext:value-type="float">
            <text:p>98.2984542847</text:p>
          </table:table-cell>
          <table:table-cell office:value-type="float" office:value="90.44" calcext:value-type="float">
            <text:p>90.44</text:p>
          </table:table-cell>
          <table:table-cell office:value-type="float" office:value="93.8058395385742" calcext:value-type="float">
            <text:p>93.8058395386</text:p>
          </table:table-cell>
          <table:table-cell office:value-type="float" office:value="90.44" calcext:value-type="float">
            <text:p>90.44</text:p>
          </table:table-cell>
          <table:table-cell office:value-type="float" office:value="97.8814697265625" calcext:value-type="float">
            <text:p>97.8814697266</text:p>
          </table:table-cell>
          <table:table-cell office:value-type="float" office:value="90.44" calcext:value-type="float">
            <text:p>90.44</text:p>
          </table:table-cell>
          <table:table-cell office:value-type="float" office:value="93.515983581543" calcext:value-type="float">
            <text:p>93.5159835815</text:p>
          </table:table-cell>
          <table:table-cell office:value-type="float" office:value="93.8058395385742" calcext:value-type="float">
            <text:p>93.8058395386</text:p>
          </table:table-cell>
          <table:table-cell/>
          <table:table-cell table:formula="of:=([.A192]-[.B192])^2" office:value-type="float" office:value="7.56171617631699" calcext:value-type="float">
            <text:p>7.5617161763</text:p>
          </table:table-cell>
          <table:table-cell table:formula="of:=([.E192]-[.F192])^2" office:value-type="float" office:value="11.3288757994295" calcext:value-type="float">
            <text:p>11.3288757994</text:p>
          </table:table-cell>
          <table:table-cell table:formula="of:=([.A192]-([.B192]+[.F192])/2)^2" office:value-type="float" office:value="9.35043751464823" calcext:value-type="float">
            <text:p>9.3504375146</text:p>
          </table:table-cell>
          <table:table-cell table:formula="of:=([.I192]-[.J192])^2" office:value-type="float" office:value="9.46167499392192" calcext:value-type="float">
            <text:p>9.4616749939</text:p>
          </table:table-cell>
          <table:table-cell table:formula="of:=[.M192]-[.N192]" office:value-type="float" office:value="-3.76715962311253" calcext:value-type="float">
            <text:p>-3.7671596231</text:p>
          </table:table-cell>
          <table:table-cell table:formula="of:=[.M192]-[.P192]" office:value-type="float" office:value="-1.89995881760493" calcext:value-type="float">
            <text:p>-1.8999588176</text:p>
          </table:table-cell>
          <table:table-cell table:formula="of:=([.A192]-100.04)^2" office:value-type="float" office:value="92.1600000000002" calcext:value-type="float">
            <text:p>92.16</text:p>
          </table:table-cell>
          <table:table-cell/>
          <table:table-cell table:formula="of:=[.Q192]+[.U191]" office:value-type="float" office:value="1284.29416642317" calcext:value-type="float">
            <text:p>1284.2941664232</text:p>
          </table:table-cell>
        </table:table-row>
        <table:table-row table:style-name="ro1">
          <table:table-cell office:value-type="float" office:value="90.45" calcext:value-type="float">
            <text:p>90.45</text:p>
          </table:table-cell>
          <table:table-cell office:value-type="float" office:value="94.0546035766602" calcext:value-type="float">
            <text:p>94.0546035767</text:p>
          </table:table-cell>
          <table:table-cell office:value-type="float" office:value="90.45" calcext:value-type="float">
            <text:p>90.45</text:p>
          </table:table-cell>
          <table:table-cell office:value-type="float" office:value="95.0679321289062" calcext:value-type="float">
            <text:p>95.0679321289</text:p>
          </table:table-cell>
          <table:table-cell office:value-type="float" office:value="90.45" calcext:value-type="float">
            <text:p>90.45</text:p>
          </table:table-cell>
          <table:table-cell office:value-type="float" office:value="91.6430511474609" calcext:value-type="float">
            <text:p>91.6430511475</text:p>
          </table:table-cell>
          <table:table-cell office:value-type="float" office:value="90.45" calcext:value-type="float">
            <text:p>90.45</text:p>
          </table:table-cell>
          <table:table-cell office:value-type="float" office:value="96.9219131469727" calcext:value-type="float">
            <text:p>96.921913147</text:p>
          </table:table-cell>
          <table:table-cell office:value-type="float" office:value="90.45" calcext:value-type="float">
            <text:p>90.45</text:p>
          </table:table-cell>
          <table:table-cell office:value-type="float" office:value="94.293571472168" calcext:value-type="float">
            <text:p>94.2935714722</text:p>
          </table:table-cell>
          <table:table-cell office:value-type="float" office:value="91.6430511474609" calcext:value-type="float">
            <text:p>91.6430511475</text:p>
          </table:table-cell>
          <table:table-cell/>
          <table:table-cell table:formula="of:=([.A193]-[.B193])^2" office:value-type="float" office:value="12.9931669448712" calcext:value-type="float">
            <text:p>12.9931669449</text:p>
          </table:table-cell>
          <table:table-cell table:formula="of:=([.E193]-[.F193])^2" office:value-type="float" office:value="1.42337104045785" calcext:value-type="float">
            <text:p>1.4233710405</text:p>
          </table:table-cell>
          <table:table-cell table:formula="of:=([.A193]-([.B193]+[.F193])/2)^2" office:value-type="float" office:value="5.75437271297035" calcext:value-type="float">
            <text:p>5.754372713</text:p>
          </table:table-cell>
          <table:table-cell table:formula="of:=([.I193]-[.J193])^2" office:value-type="float" office:value="14.7730416616634" calcext:value-type="float">
            <text:p>14.7730416617</text:p>
          </table:table-cell>
          <table:table-cell table:formula="of:=[.M193]-[.N193]" office:value-type="float" office:value="11.5697959044133" calcext:value-type="float">
            <text:p>11.5697959044</text:p>
          </table:table-cell>
          <table:table-cell table:formula="of:=[.M193]-[.P193]" office:value-type="float" office:value="-1.77987471679226" calcext:value-type="float">
            <text:p>-1.7798747168</text:p>
          </table:table-cell>
          <table:table-cell table:formula="of:=([.A193]-100.04)^2" office:value-type="float" office:value="91.9681000000001" calcext:value-type="float">
            <text:p>91.9681</text:p>
          </table:table-cell>
          <table:table-cell/>
          <table:table-cell table:formula="of:=[.Q193]+[.U192]" office:value-type="float" office:value="1295.86396232758" calcext:value-type="float">
            <text:p>1295.8639623276</text:p>
          </table:table-cell>
        </table:table-row>
        <table:table-row table:style-name="ro1">
          <table:table-cell office:value-type="float" office:value="90.46" calcext:value-type="float">
            <text:p>90.46</text:p>
          </table:table-cell>
          <table:table-cell office:value-type="float" office:value="94.1260375976563" calcext:value-type="float">
            <text:p>94.1260375977</text:p>
          </table:table-cell>
          <table:table-cell office:value-type="float" office:value="90.46" calcext:value-type="float">
            <text:p>90.46</text:p>
          </table:table-cell>
          <table:table-cell office:value-type="float" office:value="92.8191833496094" calcext:value-type="float">
            <text:p>92.8191833496</text:p>
          </table:table-cell>
          <table:table-cell office:value-type="float" office:value="90.46" calcext:value-type="float">
            <text:p>90.46</text:p>
          </table:table-cell>
          <table:table-cell office:value-type="float" office:value="94.0752182006836" calcext:value-type="float">
            <text:p>94.0752182007</text:p>
          </table:table-cell>
          <table:table-cell office:value-type="float" office:value="90.46" calcext:value-type="float">
            <text:p>90.46</text:p>
          </table:table-cell>
          <table:table-cell office:value-type="float" office:value="93.4796447753906" calcext:value-type="float">
            <text:p>93.4796447754</text:p>
          </table:table-cell>
          <table:table-cell office:value-type="float" office:value="90.46" calcext:value-type="float">
            <text:p>90.46</text:p>
          </table:table-cell>
          <table:table-cell office:value-type="float" office:value="94.0390625" calcext:value-type="float">
            <text:p>94.0390625</text:p>
          </table:table-cell>
          <table:table-cell office:value-type="float" office:value="94.0752182006836" calcext:value-type="float">
            <text:p>94.0752182007</text:p>
          </table:table-cell>
          <table:table-cell/>
          <table:table-cell table:formula="of:=([.A194]-[.B194])^2" office:value-type="float" office:value="13.4398316674293" calcext:value-type="float">
            <text:p>13.4398316674</text:p>
          </table:table-cell>
          <table:table-cell table:formula="of:=([.E194]-[.F194])^2" office:value-type="float" office:value="13.069802638554" calcext:value-type="float">
            <text:p>13.0698026386</text:p>
          </table:table-cell>
          <table:table-cell table:formula="of:=([.A194]-([.B194]+[.F194])/2)^2" office:value-type="float" office:value="13.2541715002144" calcext:value-type="float">
            <text:p>13.2541715002</text:p>
          </table:table-cell>
          <table:table-cell table:formula="of:=([.I194]-[.J194])^2" office:value-type="float" office:value="12.8096883789063" calcext:value-type="float">
            <text:p>12.8096883789</text:p>
          </table:table-cell>
          <table:table-cell table:formula="of:=[.M194]-[.N194]" office:value-type="float" office:value="0.370029028875289" calcext:value-type="float">
            <text:p>0.3700290289</text:p>
          </table:table-cell>
          <table:table-cell table:formula="of:=[.M194]-[.P194]" office:value-type="float" office:value="0.630143288522961" calcext:value-type="float">
            <text:p>0.6301432885</text:p>
          </table:table-cell>
          <table:table-cell table:formula="of:=([.A194]-100.04)^2" office:value-type="float" office:value="91.7764000000002" calcext:value-type="float">
            <text:p>91.7764</text:p>
          </table:table-cell>
          <table:table-cell/>
          <table:table-cell table:formula="of:=[.Q194]+[.U193]" office:value-type="float" office:value="1296.23399135646" calcext:value-type="float">
            <text:p>1296.2339913565</text:p>
          </table:table-cell>
        </table:table-row>
        <table:table-row table:style-name="ro1">
          <table:table-cell office:value-type="float" office:value="90.49" calcext:value-type="float">
            <text:p>90.49</text:p>
          </table:table-cell>
          <table:table-cell office:value-type="float" office:value="95.0893249511719" calcext:value-type="float">
            <text:p>95.0893249512</text:p>
          </table:table-cell>
          <table:table-cell office:value-type="float" office:value="90.49" calcext:value-type="float">
            <text:p>90.49</text:p>
          </table:table-cell>
          <table:table-cell office:value-type="float" office:value="99.7109832763672" calcext:value-type="float">
            <text:p>99.7109832764</text:p>
          </table:table-cell>
          <table:table-cell office:value-type="float" office:value="90.49" calcext:value-type="float">
            <text:p>90.49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0.49" calcext:value-type="float">
            <text:p>90.49</text:p>
          </table:table-cell>
          <table:table-cell office:value-type="float" office:value="95.7593765258789" calcext:value-type="float">
            <text:p>95.7593765259</text:p>
          </table:table-cell>
          <table:table-cell office:value-type="float" office:value="90.49" calcext:value-type="float">
            <text:p>90.49</text:p>
          </table:table-cell>
          <table:table-cell office:value-type="float" office:value="95.1517639160156" calcext:value-type="float">
            <text:p>95.151763916</text:p>
          </table:table-cell>
          <table:table-cell office:value-type="float" office:value="94.4997940063477" calcext:value-type="float">
            <text:p>94.4997940063</text:p>
          </table:table-cell>
          <table:table-cell/>
          <table:table-cell table:formula="of:=([.A195]-[.B195])^2" office:value-type="float" office:value="21.1537900064722" calcext:value-type="float">
            <text:p>21.1537900065</text:p>
          </table:table-cell>
          <table:table-cell table:formula="of:=([.E195]-[.F195])^2" office:value-type="float" office:value="16.0784479733416" calcext:value-type="float">
            <text:p>16.0784479733</text:p>
          </table:table-cell>
          <table:table-cell table:formula="of:=([.A195]-([.B195]+[.F195])/2)^2" office:value-type="float" office:value="18.5292323061806" calcext:value-type="float">
            <text:p>18.5292323062</text:p>
          </table:table-cell>
          <table:table-cell table:formula="of:=([.I195]-[.J195])^2" office:value-type="float" office:value="21.7320428086654" calcext:value-type="float">
            <text:p>21.7320428087</text:p>
          </table:table-cell>
          <table:table-cell table:formula="of:=[.M195]-[.N195]" office:value-type="float" office:value="5.07534203313059" calcext:value-type="float">
            <text:p>5.0753420331</text:p>
          </table:table-cell>
          <table:table-cell table:formula="of:=[.M195]-[.P195]" office:value-type="float" office:value="-0.578252802193166" calcext:value-type="float">
            <text:p>-0.5782528022</text:p>
          </table:table-cell>
          <table:table-cell table:formula="of:=([.A195]-100.04)^2" office:value-type="float" office:value="91.2025000000002" calcext:value-type="float">
            <text:p>91.2025</text:p>
          </table:table-cell>
          <table:table-cell/>
          <table:table-cell table:formula="of:=[.Q195]+[.U194]" office:value-type="float" office:value="1301.30933338959" calcext:value-type="float">
            <text:p>1301.3093333896</text:p>
          </table:table-cell>
        </table:table-row>
        <table:table-row table:style-name="ro1">
          <table:table-cell office:value-type="float" office:value="90.52" calcext:value-type="float">
            <text:p>90.52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0.52" calcext:value-type="float">
            <text:p>90.52</text:p>
          </table:table-cell>
          <table:table-cell office:value-type="float" office:value="95.2175827026367" calcext:value-type="float">
            <text:p>95.2175827026</text:p>
          </table:table-cell>
          <table:table-cell office:value-type="float" office:value="90.52" calcext:value-type="float">
            <text:p>90.52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90.52" calcext:value-type="float">
            <text:p>90.52</text:p>
          </table:table-cell>
          <table:table-cell office:value-type="float" office:value="93.1649703979492" calcext:value-type="float">
            <text:p>93.1649703979</text:p>
          </table:table-cell>
          <table:table-cell office:value-type="float" office:value="90.52" calcext:value-type="float">
            <text:p>90.52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7042465209961" calcext:value-type="float">
            <text:p>93.704246521</text:p>
          </table:table-cell>
          <table:table-cell/>
          <table:table-cell table:formula="of:=([.A196]-[.B196])^2" office:value-type="float" office:value="16.1247269957998" calcext:value-type="float">
            <text:p>16.1247269958</text:p>
          </table:table-cell>
          <table:table-cell table:formula="of:=([.E196]-[.F196])^2" office:value-type="float" office:value="10.1394259064758" calcext:value-type="float">
            <text:p>10.1394259065</text:p>
          </table:table-cell>
          <table:table-cell table:formula="of:=([.A196]-([.B196]+[.F196])/2)^2" office:value-type="float" office:value="12.9593056733623" calcext:value-type="float">
            <text:p>12.9593056734</text:p>
          </table:table-cell>
          <table:table-cell table:formula="of:=([.I196]-[.J196])^2" office:value-type="float" office:value="16.8844272325673" calcext:value-type="float">
            <text:p>16.8844272326</text:p>
          </table:table-cell>
          <table:table-cell table:formula="of:=[.M196]-[.N196]" office:value-type="float" office:value="5.98530108932406" calcext:value-type="float">
            <text:p>5.9853010893</text:p>
          </table:table-cell>
          <table:table-cell table:formula="of:=[.M196]-[.P196]" office:value-type="float" office:value="-0.759700236767532" calcext:value-type="float">
            <text:p>-0.7597002368</text:p>
          </table:table-cell>
          <table:table-cell table:formula="of:=([.A196]-100.04)^2" office:value-type="float" office:value="90.6304000000002" calcext:value-type="float">
            <text:p>90.6304</text:p>
          </table:table-cell>
          <table:table-cell/>
          <table:table-cell table:formula="of:=[.Q196]+[.U195]" office:value-type="float" office:value="1307.29463447891" calcext:value-type="float">
            <text:p>1307.2946344789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95.8986587524414" calcext:value-type="float">
            <text:p>95.8986587524</text:p>
          </table:table-cell>
          <table:table-cell office:value-type="float" office:value="90.54" calcext:value-type="float">
            <text:p>90.54</text:p>
          </table:table-cell>
          <table:table-cell office:value-type="float" office:value="103.878631591797" calcext:value-type="float">
            <text:p>103.8786315918</text:p>
          </table:table-cell>
          <table:table-cell office:value-type="float" office:value="90.54" calcext:value-type="float">
            <text:p>90.54</text:p>
          </table:table-cell>
          <table:table-cell office:value-type="float" office:value="93.8075714111328" calcext:value-type="float">
            <text:p>93.8075714111</text:p>
          </table:table-cell>
          <table:table-cell office:value-type="float" office:value="90.54" calcext:value-type="float">
            <text:p>90.54</text:p>
          </table:table-cell>
          <table:table-cell office:value-type="float" office:value="101.820686340332" calcext:value-type="float">
            <text:p>101.8206863403</text:p>
          </table:table-cell>
          <table:table-cell office:value-type="float" office:value="90.54" calcext:value-type="float">
            <text:p>90.54</text:p>
          </table:table-cell>
          <table:table-cell office:value-type="float" office:value="95.7439498901367" calcext:value-type="float">
            <text:p>95.7439498901</text:p>
          </table:table-cell>
          <table:table-cell office:value-type="float" office:value="93.8075714111328" calcext:value-type="float">
            <text:p>93.8075714111</text:p>
          </table:table-cell>
          <table:table-cell/>
          <table:table-cell table:formula="of:=([.A197]-[.B197])^2" office:value-type="float" office:value="28.7152236251168" calcext:value-type="float">
            <text:p>28.7152236251</text:p>
          </table:table-cell>
          <table:table-cell table:formula="of:=([.E197]-[.F197])^2" office:value-type="float" office:value="10.6770229268524" calcext:value-type="float">
            <text:p>10.6770229269</text:p>
          </table:table-cell>
          <table:table-cell table:formula="of:=([.A197]-([.B197]+[.F197])/2)^2" office:value-type="float" office:value="18.6029617087394" calcext:value-type="float">
            <text:p>18.6029617087</text:p>
          </table:table-cell>
          <table:table-cell table:formula="of:=([.I197]-[.J197])^2" office:value-type="float" office:value="27.0810944590539" calcext:value-type="float">
            <text:p>27.0810944591</text:p>
          </table:table-cell>
          <table:table-cell table:formula="of:=[.M197]-[.N197]" office:value-type="float" office:value="18.0382006982644" calcext:value-type="float">
            <text:p>18.0382006983</text:p>
          </table:table-cell>
          <table:table-cell table:formula="of:=[.M197]-[.P197]" office:value-type="float" office:value="1.63412916606292" calcext:value-type="float">
            <text:p>1.6341291661</text:p>
          </table:table-cell>
          <table:table-cell table:formula="of:=([.A197]-100.04)^2" office:value-type="float" office:value="90.25" calcext:value-type="float">
            <text:p>90.25</text:p>
          </table:table-cell>
          <table:table-cell/>
          <table:table-cell table:formula="of:=[.Q197]+[.U196]" office:value-type="float" office:value="1325.33283517718" calcext:value-type="float">
            <text:p>1325.3328351772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94.4196395874024" calcext:value-type="float">
            <text:p>94.4196395874</text:p>
          </table:table-cell>
          <table:table-cell office:value-type="float" office:value="90.54" calcext:value-type="float">
            <text:p>90.54</text:p>
          </table:table-cell>
          <table:table-cell office:value-type="float" office:value="94.6141128540039" calcext:value-type="float">
            <text:p>94.614112854</text:p>
          </table:table-cell>
          <table:table-cell office:value-type="float" office:value="90.54" calcext:value-type="float">
            <text:p>90.54</text:p>
          </table:table-cell>
          <table:table-cell office:value-type="float" office:value="93.2612075805664" calcext:value-type="float">
            <text:p>93.2612075806</text:p>
          </table:table-cell>
          <table:table-cell office:value-type="float" office:value="90.54" calcext:value-type="float">
            <text:p>90.54</text:p>
          </table:table-cell>
          <table:table-cell office:value-type="float" office:value="96.0265960693359" calcext:value-type="float">
            <text:p>96.0265960693</text:p>
          </table:table-cell>
          <table:table-cell office:value-type="float" office:value="90.54" calcext:value-type="float">
            <text:p>90.54</text:p>
          </table:table-cell>
          <table:table-cell office:value-type="float" office:value="94.3804702758789" calcext:value-type="float">
            <text:p>94.3804702759</text:p>
          </table:table-cell>
          <table:table-cell office:value-type="float" office:value="93.2612075805664" calcext:value-type="float">
            <text:p>93.2612075806</text:p>
          </table:table-cell>
          <table:table-cell/>
          <table:table-cell table:formula="of:=([.A198]-[.B198])^2" office:value-type="float" office:value="15.0516033281394" calcext:value-type="float">
            <text:p>15.0516033281</text:p>
          </table:table-cell>
          <table:table-cell table:formula="of:=([.E198]-[.F198])^2" office:value-type="float" office:value="7.40497069653204" calcext:value-type="float">
            <text:p>7.4049706965</text:p>
          </table:table-cell>
          <table:table-cell table:formula="of:=([.A198]-([.B198]+[.F198])/2)^2" office:value-type="float" office:value="10.8927958337202" calcext:value-type="float">
            <text:p>10.8927958337</text:p>
          </table:table-cell>
          <table:table-cell table:formula="of:=([.I198]-[.J198])^2" office:value-type="float" office:value="14.7492119399094" calcext:value-type="float">
            <text:p>14.7492119399</text:p>
          </table:table-cell>
          <table:table-cell table:formula="of:=[.M198]-[.N198]" office:value-type="float" office:value="7.64663263160734" calcext:value-type="float">
            <text:p>7.6466326316</text:p>
          </table:table-cell>
          <table:table-cell table:formula="of:=[.M198]-[.P198]" office:value-type="float" office:value="0.302391388230024" calcext:value-type="float">
            <text:p>0.3023913882</text:p>
          </table:table-cell>
          <table:table-cell table:formula="of:=([.A198]-100.04)^2" office:value-type="float" office:value="90.25" calcext:value-type="float">
            <text:p>90.25</text:p>
          </table:table-cell>
          <table:table-cell/>
          <table:table-cell table:formula="of:=[.Q198]+[.U197]" office:value-type="float" office:value="1332.97946780879" calcext:value-type="float">
            <text:p>1332.9794678088</text:p>
          </table:table-cell>
        </table:table-row>
        <table:table-row table:style-name="ro1">
          <table:table-cell office:value-type="float" office:value="90.58" calcext:value-type="float">
            <text:p>90.58</text:p>
          </table:table-cell>
          <table:table-cell office:value-type="float" office:value="94.1722793579102" calcext:value-type="float">
            <text:p>94.1722793579</text:p>
          </table:table-cell>
          <table:table-cell office:value-type="float" office:value="90.58" calcext:value-type="float">
            <text:p>90.58</text:p>
          </table:table-cell>
          <table:table-cell office:value-type="float" office:value="97.5328140258789" calcext:value-type="float">
            <text:p>97.5328140259</text:p>
          </table:table-cell>
          <table:table-cell office:value-type="float" office:value="90.58" calcext:value-type="float">
            <text:p>90.58</text:p>
          </table:table-cell>
          <table:table-cell office:value-type="float" office:value="92.6665115356445" calcext:value-type="float">
            <text:p>92.6665115356</text:p>
          </table:table-cell>
          <table:table-cell office:value-type="float" office:value="90.58" calcext:value-type="float">
            <text:p>90.58</text:p>
          </table:table-cell>
          <table:table-cell office:value-type="float" office:value="94.6811447143555" calcext:value-type="float">
            <text:p>94.6811447144</text:p>
          </table:table-cell>
          <table:table-cell office:value-type="float" office:value="90.58" calcext:value-type="float">
            <text:p>90.58</text:p>
          </table:table-cell>
          <table:table-cell office:value-type="float" office:value="94.6798782348633" calcext:value-type="float">
            <text:p>94.6798782349</text:p>
          </table:table-cell>
          <table:table-cell office:value-type="float" office:value="92.6665115356445" calcext:value-type="float">
            <text:p>92.6665115356</text:p>
          </table:table-cell>
          <table:table-cell/>
          <table:table-cell table:formula="of:=([.A199]-[.B199])^2" office:value-type="float" office:value="12.9044709852674" calcext:value-type="float">
            <text:p>12.9044709853</text:p>
          </table:table-cell>
          <table:table-cell table:formula="of:=([.E199]-[.F199])^2" office:value-type="float" office:value="4.35353038837771" calcext:value-type="float">
            <text:p>4.3535303884</text:p>
          </table:table-cell>
          <table:table-cell table:formula="of:=([.A199]-([.B199]+[.F199])/2)^2" office:value-type="float" office:value="8.06216650317992" calcext:value-type="float">
            <text:p>8.0621665032</text:p>
          </table:table-cell>
          <table:table-cell table:formula="of:=([.I199]-[.J199])^2" office:value-type="float" office:value="16.8090015407057" calcext:value-type="float">
            <text:p>16.8090015407</text:p>
          </table:table-cell>
          <table:table-cell table:formula="of:=[.M199]-[.N199]" office:value-type="float" office:value="8.55094059688971" calcext:value-type="float">
            <text:p>8.5509405969</text:p>
          </table:table-cell>
          <table:table-cell table:formula="of:=[.M199]-[.P199]" office:value-type="float" office:value="-3.90453055543825" calcext:value-type="float">
            <text:p>-3.9045305554</text:p>
          </table:table-cell>
          <table:table-cell table:formula="of:=([.A199]-100.04)^2" office:value-type="float" office:value="89.4916000000002" calcext:value-type="float">
            <text:p>89.4916</text:p>
          </table:table-cell>
          <table:table-cell/>
          <table:table-cell table:formula="of:=[.Q199]+[.U198]" office:value-type="float" office:value="1341.53040840568" calcext:value-type="float">
            <text:p>1341.5304084057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6" calcext:value-type="float">
            <text:p>90.6</text:p>
          </table:table-cell>
          <table:table-cell office:value-type="float" office:value="94.6357345581055" calcext:value-type="float">
            <text:p>94.6357345581</text:p>
          </table:table-cell>
          <table:table-cell office:value-type="float" office:value="90.6" calcext:value-type="float">
            <text:p>90.6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0.6" calcext:value-type="float">
            <text:p>90.6</text:p>
          </table:table-cell>
          <table:table-cell office:value-type="float" office:value="94.8142318725586" calcext:value-type="float">
            <text:p>94.8142318726</text:p>
          </table:table-cell>
          <table:table-cell office:value-type="float" office:value="90.6" calcext:value-type="float">
            <text:p>90.6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3876495361328" calcext:value-type="float">
            <text:p>94.3876495361</text:p>
          </table:table-cell>
          <table:table-cell/>
          <table:table-cell table:formula="of:=([.A200]-[.B200])^2" office:value-type="float" office:value="19.5760474019708" calcext:value-type="float">
            <text:p>19.576047402</text:p>
          </table:table-cell>
          <table:table-cell table:formula="of:=([.E200]-[.F200])^2" office:value-type="float" office:value="14.3462890085672" calcext:value-type="float">
            <text:p>14.3462890086</text:p>
          </table:table-cell>
          <table:table-cell table:formula="of:=([.A200]-([.B200]+[.F200])/2)^2" office:value-type="float" office:value="16.8597790770053" calcext:value-type="float">
            <text:p>16.859779077</text:p>
          </table:table-cell>
          <table:table-cell table:formula="of:=([.I200]-[.J200])^2" office:value-type="float" office:value="19.6252271681116" calcext:value-type="float">
            <text:p>19.6252271681</text:p>
          </table:table-cell>
          <table:table-cell table:formula="of:=[.M200]-[.N200]" office:value-type="float" office:value="5.22975839340362" calcext:value-type="float">
            <text:p>5.2297583934</text:p>
          </table:table-cell>
          <table:table-cell table:formula="of:=[.M200]-[.P200]" office:value-type="float" office:value="-0.0491797661408775" calcext:value-type="float">
            <text:p>-0.0491797661</text:p>
          </table:table-cell>
          <table:table-cell table:formula="of:=([.A200]-100.04)^2" office:value-type="float" office:value="89.1136000000002" calcext:value-type="float">
            <text:p>89.1136</text:p>
          </table:table-cell>
          <table:table-cell/>
          <table:table-cell table:formula="of:=[.Q200]+[.U199]" office:value-type="float" office:value="1346.76016679908" calcext:value-type="float">
            <text:p>1346.7601667991</text:p>
          </table:table-cell>
        </table:table-row>
        <table:table-row table:style-name="ro1">
          <table:table-cell office:value-type="float" office:value="90.64" calcext:value-type="float">
            <text:p>90.64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90.64" calcext:value-type="float">
            <text:p>90.64</text:p>
          </table:table-cell>
          <table:table-cell office:value-type="float" office:value="90.2080383300781" calcext:value-type="float">
            <text:p>90.2080383301</text:p>
          </table:table-cell>
          <table:table-cell office:value-type="float" office:value="90.64" calcext:value-type="float">
            <text:p>90.64</text:p>
          </table:table-cell>
          <table:table-cell office:value-type="float" office:value="93.3447418212891" calcext:value-type="float">
            <text:p>93.3447418213</text:p>
          </table:table-cell>
          <table:table-cell office:value-type="float" office:value="90.64" calcext:value-type="float">
            <text:p>90.64</text:p>
          </table:table-cell>
          <table:table-cell office:value-type="float" office:value="93.120849609375" calcext:value-type="float">
            <text:p>93.1208496094</text:p>
          </table:table-cell>
          <table:table-cell office:value-type="float" office:value="90.64" calcext:value-type="float">
            <text:p>90.64</text:p>
          </table:table-cell>
          <table:table-cell office:value-type="float" office:value="94.1926040649414" calcext:value-type="float">
            <text:p>94.1926040649</text:p>
          </table:table-cell>
          <table:table-cell office:value-type="float" office:value="93.3447418212891" calcext:value-type="float">
            <text:p>93.3447418213</text:p>
          </table:table-cell>
          <table:table-cell/>
          <table:table-cell table:formula="of:=([.A201]-[.B201])^2" office:value-type="float" office:value="12.7950586840444" calcext:value-type="float">
            <text:p>12.795058684</text:p>
          </table:table-cell>
          <table:table-cell table:formula="of:=([.E201]-[.F201])^2" office:value-type="float" office:value="7.31562831983007" calcext:value-type="float">
            <text:p>7.3156283198</text:p>
          </table:table-cell>
          <table:table-cell table:formula="of:=([.A201]-([.B201]+[.F201])/2)^2" office:value-type="float" office:value="9.86512701336855" calcext:value-type="float">
            <text:p>9.8651270134</text:p>
          </table:table-cell>
          <table:table-cell table:formula="of:=([.I201]-[.J201])^2" office:value-type="float" office:value="12.6209956422382" calcext:value-type="float">
            <text:p>12.6209956422</text:p>
          </table:table-cell>
          <table:table-cell table:formula="of:=[.M201]-[.N201]" office:value-type="float" office:value="5.47943036421435" calcext:value-type="float">
            <text:p>5.4794303642</text:p>
          </table:table-cell>
          <table:table-cell table:formula="of:=[.M201]-[.P201]" office:value-type="float" office:value="0.174063041806221" calcext:value-type="float">
            <text:p>0.1740630418</text:p>
          </table:table-cell>
          <table:table-cell table:formula="of:=([.A201]-100.04)^2" office:value-type="float" office:value="88.3600000000001" calcext:value-type="float">
            <text:p>88.36</text:p>
          </table:table-cell>
          <table:table-cell/>
          <table:table-cell table:formula="of:=[.Q201]+[.U200]" office:value-type="float" office:value="1352.23959716329" calcext:value-type="float">
            <text:p>1352.2395971633</text:p>
          </table:table-cell>
        </table:table-row>
        <table:table-row table:style-name="ro1">
          <table:table-cell office:value-type="float" office:value="90.65" calcext:value-type="float">
            <text:p>90.65</text:p>
          </table:table-cell>
          <table:table-cell office:value-type="float" office:value="95.1322860717773" calcext:value-type="float">
            <text:p>95.1322860718</text:p>
          </table:table-cell>
          <table:table-cell office:value-type="float" office:value="90.65" calcext:value-type="float">
            <text:p>90.65</text:p>
          </table:table-cell>
          <table:table-cell office:value-type="float" office:value="92.9390411376953" calcext:value-type="float">
            <text:p>92.9390411377</text:p>
          </table:table-cell>
          <table:table-cell office:value-type="float" office:value="90.65" calcext:value-type="float">
            <text:p>90.65</text:p>
          </table:table-cell>
          <table:table-cell office:value-type="float" office:value="93.4217758178711" calcext:value-type="float">
            <text:p>93.4217758179</text:p>
          </table:table-cell>
          <table:table-cell office:value-type="float" office:value="90.65" calcext:value-type="float">
            <text:p>90.65</text:p>
          </table:table-cell>
          <table:table-cell office:value-type="float" office:value="94.5265197753906" calcext:value-type="float">
            <text:p>94.5265197754</text:p>
          </table:table-cell>
          <table:table-cell office:value-type="float" office:value="90.65" calcext:value-type="float">
            <text:p>90.65</text:p>
          </table:table-cell>
          <table:table-cell office:value-type="float" office:value="93.5437316894531" calcext:value-type="float">
            <text:p>93.5437316895</text:p>
          </table:table-cell>
          <table:table-cell office:value-type="float" office:value="93.4217758178711" calcext:value-type="float">
            <text:p>93.4217758179</text:p>
          </table:table-cell>
          <table:table-cell/>
          <table:table-cell table:formula="of:=([.A202]-[.B202])^2" office:value-type="float" office:value="20.0908884292491" calcext:value-type="float">
            <text:p>20.0908884292</text:p>
          </table:table-cell>
          <table:table-cell table:formula="of:=([.E202]-[.F202])^2" office:value-type="float" office:value="7.68274118453494" calcext:value-type="float">
            <text:p>7.6827411845</text:p>
          </table:table-cell>
          <table:table-cell table:formula="of:=([.A202]-([.B202]+[.F202])/2)^2" office:value-type="float" office:value="13.1553534747124" calcext:value-type="float">
            <text:p>13.1553534747</text:p>
          </table:table-cell>
          <table:table-cell table:formula="of:=([.I202]-[.J202])^2" office:value-type="float" office:value="8.37368309054521" calcext:value-type="float">
            <text:p>8.3736830905</text:p>
          </table:table-cell>
          <table:table-cell table:formula="of:=[.M202]-[.N202]" office:value-type="float" office:value="12.4081472447142" calcext:value-type="float">
            <text:p>12.4081472447</text:p>
          </table:table-cell>
          <table:table-cell table:formula="of:=[.M202]-[.P202]" office:value-type="float" office:value="11.7172053387039" calcext:value-type="float">
            <text:p>11.7172053387</text:p>
          </table:table-cell>
          <table:table-cell table:formula="of:=([.A202]-100.04)^2" office:value-type="float" office:value="88.1721" calcext:value-type="float">
            <text:p>88.1721</text:p>
          </table:table-cell>
          <table:table-cell/>
          <table:table-cell table:formula="of:=[.Q202]+[.U201]" office:value-type="float" office:value="1364.64774440801" calcext:value-type="float">
            <text:p>1364.647744408</text:p>
          </table:table-cell>
        </table:table-row>
        <table:table-row table:style-name="ro1">
          <table:table-cell office:value-type="float" office:value="90.66" calcext:value-type="float">
            <text:p>90.66</text:p>
          </table:table-cell>
          <table:table-cell office:value-type="float" office:value="94.3902130126953" calcext:value-type="float">
            <text:p>94.3902130127</text:p>
          </table:table-cell>
          <table:table-cell office:value-type="float" office:value="90.66" calcext:value-type="float">
            <text:p>90.66</text:p>
          </table:table-cell>
          <table:table-cell office:value-type="float" office:value="92.3808059692383" calcext:value-type="float">
            <text:p>92.3808059692</text:p>
          </table:table-cell>
          <table:table-cell office:value-type="float" office:value="90.66" calcext:value-type="float">
            <text:p>90.66</text:p>
          </table:table-cell>
          <table:table-cell office:value-type="float" office:value="93.1391372680664" calcext:value-type="float">
            <text:p>93.1391372681</text:p>
          </table:table-cell>
          <table:table-cell office:value-type="float" office:value="90.66" calcext:value-type="float">
            <text:p>90.66</text:p>
          </table:table-cell>
          <table:table-cell office:value-type="float" office:value="93.1714019775391" calcext:value-type="float">
            <text:p>93.1714019775</text:p>
          </table:table-cell>
          <table:table-cell office:value-type="float" office:value="90.66" calcext:value-type="float">
            <text:p>90.66</text:p>
          </table:table-cell>
          <table:table-cell office:value-type="float" office:value="94.1130294799805" calcext:value-type="float">
            <text:p>94.11302948</text:p>
          </table:table-cell>
          <table:table-cell office:value-type="float" office:value="93.1391372680664" calcext:value-type="float">
            <text:p>93.1391372681</text:p>
          </table:table-cell>
          <table:table-cell/>
          <table:table-cell table:formula="of:=([.A203]-[.B203])^2" office:value-type="float" office:value="13.9144891200815" calcext:value-type="float">
            <text:p>13.9144891201</text:p>
          </table:table-cell>
          <table:table-cell table:formula="of:=([.E203]-[.F203])^2" office:value-type="float" office:value="6.14612159391578" calcext:value-type="float">
            <text:p>6.1461215939</text:p>
          </table:table-cell>
          <table:table-cell table:formula="of:=([.A203]-([.B203]+[.F203])/2)^2" office:value-type="float" office:value="9.63900772729893" calcext:value-type="float">
            <text:p>9.6390077273</text:p>
          </table:table-cell>
          <table:table-cell table:formula="of:=([.I203]-[.J203])^2" office:value-type="float" office:value="11.9234125896142" calcext:value-type="float">
            <text:p>11.9234125896</text:p>
          </table:table-cell>
          <table:table-cell table:formula="of:=[.M203]-[.N203]" office:value-type="float" office:value="7.76836752616568" calcext:value-type="float">
            <text:p>7.7683675262</text:p>
          </table:table-cell>
          <table:table-cell table:formula="of:=[.M203]-[.P203]" office:value-type="float" office:value="1.99107653046725" calcext:value-type="float">
            <text:p>1.9910765305</text:p>
          </table:table-cell>
          <table:table-cell table:formula="of:=([.A203]-100.04)^2" office:value-type="float" office:value="87.9844000000002" calcext:value-type="float">
            <text:p>87.9844</text:p>
          </table:table-cell>
          <table:table-cell/>
          <table:table-cell table:formula="of:=[.Q203]+[.U202]" office:value-type="float" office:value="1372.41611193417" calcext:value-type="float">
            <text:p>1372.4161119342</text:p>
          </table:table-cell>
        </table:table-row>
        <table:table-row table:style-name="ro1">
          <table:table-cell office:value-type="float" office:value="90.67" calcext:value-type="float">
            <text:p>90.67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0.67" calcext:value-type="float">
            <text:p>90.67</text:p>
          </table:table-cell>
          <table:table-cell office:value-type="float" office:value="95.9010772705078" calcext:value-type="float">
            <text:p>95.9010772705</text:p>
          </table:table-cell>
          <table:table-cell office:value-type="float" office:value="90.67" calcext:value-type="float">
            <text:p>90.67</text:p>
          </table:table-cell>
          <table:table-cell office:value-type="float" office:value="94.3975524902344" calcext:value-type="float">
            <text:p>94.3975524902</text:p>
          </table:table-cell>
          <table:table-cell office:value-type="float" office:value="90.67" calcext:value-type="float">
            <text:p>90.67</text:p>
          </table:table-cell>
          <table:table-cell office:value-type="float" office:value="95.0231170654297" calcext:value-type="float">
            <text:p>95.0231170654</text:p>
          </table:table-cell>
          <table:table-cell office:value-type="float" office:value="90.67" calcext:value-type="float">
            <text:p>90.67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4.3975524902344" calcext:value-type="float">
            <text:p>94.3975524902</text:p>
          </table:table-cell>
          <table:table-cell/>
          <table:table-cell table:formula="of:=([.A204]-[.B204])^2" office:value-type="float" office:value="14.5000263636593" calcext:value-type="float">
            <text:p>14.5000263637</text:p>
          </table:table-cell>
          <table:table-cell table:formula="of:=([.E204]-[.F204])^2" office:value-type="float" office:value="13.8946475674525" calcext:value-type="float">
            <text:p>13.8946475675</text:p>
          </table:table-cell>
          <table:table-cell table:formula="of:=([.A204]-([.B204]+[.F204])/2)^2" office:value-type="float" office:value="14.1957234360986" calcext:value-type="float">
            <text:p>14.1957234361</text:p>
          </table:table-cell>
          <table:table-cell table:formula="of:=([.I204]-[.J204])^2" office:value-type="float" office:value="15.3429927585983" calcext:value-type="float">
            <text:p>15.3429927586</text:p>
          </table:table-cell>
          <table:table-cell table:formula="of:=[.M204]-[.N204]" office:value-type="float" office:value="0.605378796206788" calcext:value-type="float">
            <text:p>0.6053787962</text:p>
          </table:table-cell>
          <table:table-cell table:formula="of:=[.M204]-[.P204]" office:value-type="float" office:value="-0.842966394938994" calcext:value-type="float">
            <text:p>-0.8429663949</text:p>
          </table:table-cell>
          <table:table-cell table:formula="of:=([.A204]-100.04)^2" office:value-type="float" office:value="87.7969000000001" calcext:value-type="float">
            <text:p>87.7969</text:p>
          </table:table-cell>
          <table:table-cell/>
          <table:table-cell table:formula="of:=[.Q204]+[.U203]" office:value-type="float" office:value="1373.02149073038" calcext:value-type="float">
            <text:p>1373.0214907304</text:p>
          </table:table-cell>
        </table:table-row>
        <table:table-row table:style-name="ro1">
          <table:table-cell office:value-type="float" office:value="90.67" calcext:value-type="float">
            <text:p>90.67</text:p>
          </table:table-cell>
          <table:table-cell office:value-type="float" office:value="94.7635116577149" calcext:value-type="float">
            <text:p>94.7635116577</text:p>
          </table:table-cell>
          <table:table-cell office:value-type="float" office:value="90.67" calcext:value-type="float">
            <text:p>90.67</text:p>
          </table:table-cell>
          <table:table-cell office:value-type="float" office:value="94.3346481323242" calcext:value-type="float">
            <text:p>94.3346481323</text:p>
          </table:table-cell>
          <table:table-cell office:value-type="float" office:value="90.67" calcext:value-type="float">
            <text:p>90.67</text:p>
          </table:table-cell>
          <table:table-cell office:value-type="float" office:value="94.5910720825195" calcext:value-type="float">
            <text:p>94.5910720825</text:p>
          </table:table-cell>
          <table:table-cell office:value-type="float" office:value="90.67" calcext:value-type="float">
            <text:p>90.67</text:p>
          </table:table-cell>
          <table:table-cell office:value-type="float" office:value="92.9364700317383" calcext:value-type="float">
            <text:p>92.9364700317</text:p>
          </table:table-cell>
          <table:table-cell office:value-type="float" office:value="90.67" calcext:value-type="float">
            <text:p>90.67</text:p>
          </table:table-cell>
          <table:table-cell office:value-type="float" office:value="94.7607192993164" calcext:value-type="float">
            <text:p>94.7607192993</text:p>
          </table:table-cell>
          <table:table-cell office:value-type="float" office:value="94.5910720825195" calcext:value-type="float">
            <text:p>94.5910720825</text:p>
          </table:table-cell>
          <table:table-cell/>
          <table:table-cell table:formula="of:=([.A205]-[.B205])^2" office:value-type="float" office:value="16.7568376918473" calcext:value-type="float">
            <text:p>16.7568376918</text:p>
          </table:table-cell>
          <table:table-cell table:formula="of:=([.E205]-[.F205])^2" office:value-type="float" office:value="15.374806276314" calcext:value-type="float">
            <text:p>15.3748062763</text:p>
          </table:table-cell>
          <table:table-cell table:formula="of:=([.A205]-([.B205]+[.F205])/2)^2" office:value-type="float" office:value="16.0583881323073" calcext:value-type="float">
            <text:p>16.0583881323</text:p>
          </table:table-cell>
          <table:table-cell table:formula="of:=([.I205]-[.J205])^2" office:value-type="float" office:value="16.7339843857997" calcext:value-type="float">
            <text:p>16.7339843858</text:p>
          </table:table-cell>
          <table:table-cell table:formula="of:=[.M205]-[.N205]" office:value-type="float" office:value="1.38203141553327" calcext:value-type="float">
            <text:p>1.3820314155</text:p>
          </table:table-cell>
          <table:table-cell table:formula="of:=[.M205]-[.P205]" office:value-type="float" office:value="0.0228533060476153" calcext:value-type="float">
            <text:p>0.022853306</text:p>
          </table:table-cell>
          <table:table-cell table:formula="of:=([.A205]-100.04)^2" office:value-type="float" office:value="87.7969000000001" calcext:value-type="float">
            <text:p>87.7969</text:p>
          </table:table-cell>
          <table:table-cell/>
          <table:table-cell table:formula="of:=[.Q205]+[.U204]" office:value-type="float" office:value="1374.40352214591" calcext:value-type="float">
            <text:p>1374.4035221459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7" calcext:value-type="float">
            <text:p>90.7</text:p>
          </table:table-cell>
          <table:table-cell office:value-type="float" office:value="93.4920272827148" calcext:value-type="float">
            <text:p>93.4920272827</text:p>
          </table:table-cell>
          <table:table-cell office:value-type="float" office:value="90.7" calcext:value-type="float">
            <text:p>90.7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7" calcext:value-type="float">
            <text:p>90.7</text:p>
          </table:table-cell>
          <table:table-cell office:value-type="float" office:value="95.550537109375" calcext:value-type="float">
            <text:p>95.5505371094</text:p>
          </table:table-cell>
          <table:table-cell office:value-type="float" office:value="90.7" calcext:value-type="float">
            <text:p>90.7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206]-[.B206])^2" office:value-type="float" office:value="18.7011508565605" calcext:value-type="float">
            <text:p>18.7011508566</text:p>
          </table:table-cell>
          <table:table-cell table:formula="of:=([.E206]-[.F206])^2" office:value-type="float" office:value="14.8276936311368" calcext:value-type="float">
            <text:p>14.8276936311</text:p>
          </table:table-cell>
          <table:table-cell table:formula="of:=([.A206]-([.B206]+[.F206])/2)^2" office:value-type="float" office:value="16.7082986702682" calcext:value-type="float">
            <text:p>16.7082986703</text:p>
          </table:table-cell>
          <table:table-cell table:formula="of:=([.I206]-[.J206])^2" office:value-type="float" office:value="18.7492197828577" calcext:value-type="float">
            <text:p>18.7492197829</text:p>
          </table:table-cell>
          <table:table-cell table:formula="of:=[.M206]-[.N206]" office:value-type="float" office:value="3.87345722542377" calcext:value-type="float">
            <text:p>3.8734572254</text:p>
          </table:table-cell>
          <table:table-cell table:formula="of:=[.M206]-[.P206]" office:value-type="float" office:value="-0.0480689262971268" calcext:value-type="float">
            <text:p>-0.0480689263</text:p>
          </table:table-cell>
          <table:table-cell table:formula="of:=([.A206]-100.04)^2" office:value-type="float" office:value="87.2356000000001" calcext:value-type="float">
            <text:p>87.2356</text:p>
          </table:table-cell>
          <table:table-cell/>
          <table:table-cell table:formula="of:=[.Q206]+[.U205]" office:value-type="float" office:value="1378.27697937134" calcext:value-type="float">
            <text:p>1378.2769793713</text:p>
          </table:table-cell>
        </table:table-row>
        <table:table-row table:style-name="ro1">
          <table:table-cell office:value-type="float" office:value="90.725" calcext:value-type="float">
            <text:p>90.725</text:p>
          </table:table-cell>
          <table:table-cell office:value-type="float" office:value="93.9458694458008" calcext:value-type="float">
            <text:p>93.9458694458</text:p>
          </table:table-cell>
          <table:table-cell office:value-type="float" office:value="90.725" calcext:value-type="float">
            <text:p>90.725</text:p>
          </table:table-cell>
          <table:table-cell office:value-type="float" office:value="92.4767532348633" calcext:value-type="float">
            <text:p>92.4767532349</text:p>
          </table:table-cell>
          <table:table-cell office:value-type="float" office:value="90.725" calcext:value-type="float">
            <text:p>90.725</text:p>
          </table:table-cell>
          <table:table-cell office:value-type="float" office:value="92.8164138793945" calcext:value-type="float">
            <text:p>92.8164138794</text:p>
          </table:table-cell>
          <table:table-cell office:value-type="float" office:value="90.725" calcext:value-type="float">
            <text:p>90.725</text:p>
          </table:table-cell>
          <table:table-cell office:value-type="float" office:value="91.3728256225586" calcext:value-type="float">
            <text:p>91.3728256226</text:p>
          </table:table-cell>
          <table:table-cell office:value-type="float" office:value="90.725" calcext:value-type="float">
            <text:p>90.725</text:p>
          </table:table-cell>
          <table:table-cell office:value-type="float" office:value="93.6500015258789" calcext:value-type="float">
            <text:p>93.6500015259</text:p>
          </table:table-cell>
          <table:table-cell office:value-type="float" office:value="92.8164138793945" calcext:value-type="float">
            <text:p>92.8164138794</text:p>
          </table:table-cell>
          <table:table-cell/>
          <table:table-cell table:formula="of:=([.A207]-[.B207])^2" office:value-type="float" office:value="10.3739999868931" calcext:value-type="float">
            <text:p>10.3739999869</text:p>
          </table:table-cell>
          <table:table-cell table:formula="of:=([.E207]-[.F207])^2" office:value-type="float" office:value="4.37401201492411" calcext:value-type="float">
            <text:p>4.3740120149</text:p>
          </table:table-cell>
          <table:table-cell table:formula="of:=([.A207]-([.B207]+[.F207])/2)^2" office:value-type="float" office:value="7.05508853178707" calcext:value-type="float">
            <text:p>7.0550885318</text:p>
          </table:table-cell>
          <table:table-cell table:formula="of:=([.I207]-[.J207])^2" office:value-type="float" office:value="8.55563392639396" calcext:value-type="float">
            <text:p>8.5556339264</text:p>
          </table:table-cell>
          <table:table-cell table:formula="of:=[.M207]-[.N207]" office:value-type="float" office:value="5.99998797196896" calcext:value-type="float">
            <text:p>5.999987972</text:p>
          </table:table-cell>
          <table:table-cell table:formula="of:=[.M207]-[.P207]" office:value-type="float" office:value="1.81836606049911" calcext:value-type="float">
            <text:p>1.8183660605</text:p>
          </table:table-cell>
          <table:table-cell table:formula="of:=([.A207]-100.04)^2" office:value-type="float" office:value="86.7692250000002" calcext:value-type="float">
            <text:p>86.769225</text:p>
          </table:table-cell>
          <table:table-cell/>
          <table:table-cell table:formula="of:=[.Q207]+[.U206]" office:value-type="float" office:value="1384.27696734331" calcext:value-type="float">
            <text:p>1384.2769673433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5.5317001342774" calcext:value-type="float">
            <text:p>95.5317001343</text:p>
          </table:table-cell>
          <table:table-cell office:value-type="float" office:value="90.76" calcext:value-type="float">
            <text:p>90.76</text:p>
          </table:table-cell>
          <table:table-cell office:value-type="float" office:value="102.345108032227" calcext:value-type="float">
            <text:p>102.3451080322</text:p>
          </table:table-cell>
          <table:table-cell office:value-type="float" office:value="90.76" calcext:value-type="float">
            <text:p>90.76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76" calcext:value-type="float">
            <text:p>90.76</text:p>
          </table:table-cell>
          <table:table-cell office:value-type="float" office:value="96.4334945678711" calcext:value-type="float">
            <text:p>96.4334945679</text:p>
          </table:table-cell>
          <table:table-cell office:value-type="float" office:value="90.76" calcext:value-type="float">
            <text:p>90.76</text:p>
          </table:table-cell>
          <table:table-cell office:value-type="float" office:value="95.5067138671875" calcext:value-type="float">
            <text:p>95.5067138672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208]-[.B208])^2" office:value-type="float" office:value="22.7691221714624" calcext:value-type="float">
            <text:p>22.7691221715</text:p>
          </table:table-cell>
          <table:table-cell table:formula="of:=([.E208]-[.F208])^2" office:value-type="float" office:value="14.3692126985196" calcext:value-type="float">
            <text:p>14.3692126985</text:p>
          </table:table-cell>
          <table:table-cell table:formula="of:=([.A208]-([.B208]+[.F208])/2)^2" office:value-type="float" office:value="18.3285645810356" calcext:value-type="float">
            <text:p>18.328564581</text:p>
          </table:table-cell>
          <table:table-cell table:formula="of:=([.I208]-[.J208])^2" office:value-type="float" office:value="22.5312925369501" calcext:value-type="float">
            <text:p>22.531292537</text:p>
          </table:table-cell>
          <table:table-cell table:formula="of:=[.M208]-[.N208]" office:value-type="float" office:value="8.39990947294281" calcext:value-type="float">
            <text:p>8.3999094729</text:p>
          </table:table-cell>
          <table:table-cell table:formula="of:=[.M208]-[.P208]" office:value-type="float" office:value="0.237829634512309" calcext:value-type="float">
            <text:p>0.2378296345</text:p>
          </table:table-cell>
          <table:table-cell table:formula="of:=([.A208]-100.04)^2" office:value-type="float" office:value="86.1184" calcext:value-type="float">
            <text:p>86.1184</text:p>
          </table:table-cell>
          <table:table-cell/>
          <table:table-cell table:formula="of:=[.Q208]+[.U207]" office:value-type="float" office:value="1392.67687681625" calcext:value-type="float">
            <text:p>1392.6768768163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4.8190307617188" calcext:value-type="float">
            <text:p>94.8190307617</text:p>
          </table:table-cell>
          <table:table-cell office:value-type="float" office:value="90.76" calcext:value-type="float">
            <text:p>90.76</text:p>
          </table:table-cell>
          <table:table-cell office:value-type="float" office:value="96.2427062988281" calcext:value-type="float">
            <text:p>96.2427062988</text:p>
          </table:table-cell>
          <table:table-cell office:value-type="float" office:value="90.76" calcext:value-type="float">
            <text:p>90.76</text:p>
          </table:table-cell>
          <table:table-cell office:value-type="float" office:value="93.0533676147461" calcext:value-type="float">
            <text:p>93.0533676147</text:p>
          </table:table-cell>
          <table:table-cell office:value-type="float" office:value="90.76" calcext:value-type="float">
            <text:p>90.76</text:p>
          </table:table-cell>
          <table:table-cell office:value-type="float" office:value="91.4872055053711" calcext:value-type="float">
            <text:p>91.4872055054</text:p>
          </table:table-cell>
          <table:table-cell office:value-type="float" office:value="90.76" calcext:value-type="float">
            <text:p>90.76</text:p>
          </table:table-cell>
          <table:table-cell office:value-type="float" office:value="94.0856704711914" calcext:value-type="float">
            <text:p>94.0856704712</text:p>
          </table:table-cell>
          <table:table-cell office:value-type="float" office:value="93.0533676147461" calcext:value-type="float">
            <text:p>93.0533676147</text:p>
          </table:table-cell>
          <table:table-cell/>
          <table:table-cell table:formula="of:=([.A209]-[.B209])^2" office:value-type="float" office:value="16.4757307245791" calcext:value-type="float">
            <text:p>16.4757307246</text:p>
          </table:table-cell>
          <table:table-cell table:formula="of:=([.E209]-[.F209])^2" office:value-type="float" office:value="5.25953501636616" calcext:value-type="float">
            <text:p>5.2595350164</text:p>
          </table:table-cell>
          <table:table-cell table:formula="of:=([.A209]-([.B209]+[.F209])/2)^2" office:value-type="float" office:value="10.0882412833283" calcext:value-type="float">
            <text:p>10.0882412833</text:p>
          </table:table-cell>
          <table:table-cell table:formula="of:=([.I209]-[.J209])^2" office:value-type="float" office:value="11.0600840829544" calcext:value-type="float">
            <text:p>11.060084083</text:p>
          </table:table-cell>
          <table:table-cell table:formula="of:=[.M209]-[.N209]" office:value-type="float" office:value="11.2161957082129" calcext:value-type="float">
            <text:p>11.2161957082</text:p>
          </table:table-cell>
          <table:table-cell table:formula="of:=[.M209]-[.P209]" office:value-type="float" office:value="5.41564664162462" calcext:value-type="float">
            <text:p>5.4156466416</text:p>
          </table:table-cell>
          <table:table-cell table:formula="of:=([.A209]-100.04)^2" office:value-type="float" office:value="86.1184" calcext:value-type="float">
            <text:p>86.1184</text:p>
          </table:table-cell>
          <table:table-cell/>
          <table:table-cell table:formula="of:=[.Q209]+[.U208]" office:value-type="float" office:value="1403.89307252446" calcext:value-type="float">
            <text:p>1403.8930725245</text:p>
          </table:table-cell>
        </table:table-row>
        <table:table-row table:style-name="ro1">
          <table:table-cell office:value-type="float" office:value="90.79" calcext:value-type="float">
            <text:p>90.79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0.79" calcext:value-type="float">
            <text:p>90.79</text:p>
          </table:table-cell>
          <table:table-cell office:value-type="float" office:value="93.5444869995117" calcext:value-type="float">
            <text:p>93.5444869995</text:p>
          </table:table-cell>
          <table:table-cell office:value-type="float" office:value="90.79" calcext:value-type="float">
            <text:p>90.79</text:p>
          </table:table-cell>
          <table:table-cell office:value-type="float" office:value="94.0083618164062" calcext:value-type="float">
            <text:p>94.0083618164</text:p>
          </table:table-cell>
          <table:table-cell office:value-type="float" office:value="90.79" calcext:value-type="float">
            <text:p>90.79</text:p>
          </table:table-cell>
          <table:table-cell office:value-type="float" office:value="94.4496154785156" calcext:value-type="float">
            <text:p>94.4496154785</text:p>
          </table:table-cell>
          <table:table-cell office:value-type="float" office:value="90.79" calcext:value-type="float">
            <text:p>90.79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4.0083618164062" calcext:value-type="float">
            <text:p>94.0083618164</text:p>
          </table:table-cell>
          <table:table-cell/>
          <table:table-cell table:formula="of:=([.A210]-[.B210])^2" office:value-type="float" office:value="13.6005327601436" calcext:value-type="float">
            <text:p>13.6005327601</text:p>
          </table:table-cell>
          <table:table-cell table:formula="of:=([.E210]-[.F210])^2" office:value-type="float" office:value="10.3578527813017" calcext:value-type="float">
            <text:p>10.3578527813</text:p>
          </table:table-cell>
          <table:table-cell table:formula="of:=([.A210]-([.B210]+[.F210])/2)^2" office:value-type="float" office:value="11.9240785884865" calcext:value-type="float">
            <text:p>11.9240785885</text:p>
          </table:table-cell>
          <table:table-cell table:formula="of:=([.I210]-[.J210])^2" office:value-type="float" office:value="14.4173095798873" calcext:value-type="float">
            <text:p>14.4173095799</text:p>
          </table:table-cell>
          <table:table-cell table:formula="of:=[.M210]-[.N210]" office:value-type="float" office:value="3.24267997884191" calcext:value-type="float">
            <text:p>3.2426799788</text:p>
          </table:table-cell>
          <table:table-cell table:formula="of:=[.M210]-[.P210]" office:value-type="float" office:value="-0.81677681974368" calcext:value-type="float">
            <text:p>-0.8167768197</text:p>
          </table:table-cell>
          <table:table-cell table:formula="of:=([.A210]-100.04)^2" office:value-type="float" office:value="85.5625" calcext:value-type="float">
            <text:p>85.5625</text:p>
          </table:table-cell>
          <table:table-cell/>
          <table:table-cell table:formula="of:=[.Q210]+[.U209]" office:value-type="float" office:value="1407.1357525033" calcext:value-type="float">
            <text:p>1407.1357525033</text:p>
          </table:table-cell>
        </table:table-row>
        <table:table-row table:style-name="ro1">
          <table:table-cell office:value-type="float" office:value="90.84" calcext:value-type="float">
            <text:p>90.84</text:p>
          </table:table-cell>
          <table:table-cell office:value-type="float" office:value="94.7301330566406" calcext:value-type="float">
            <text:p>94.7301330566</text:p>
          </table:table-cell>
          <table:table-cell office:value-type="float" office:value="90.84" calcext:value-type="float">
            <text:p>90.84</text:p>
          </table:table-cell>
          <table:table-cell office:value-type="float" office:value="99.6476516723633" calcext:value-type="float">
            <text:p>99.6476516724</text:p>
          </table:table-cell>
          <table:table-cell office:value-type="float" office:value="90.84" calcext:value-type="float">
            <text:p>90.84</text:p>
          </table:table-cell>
          <table:table-cell office:value-type="float" office:value="92.9952697753906" calcext:value-type="float">
            <text:p>92.9952697754</text:p>
          </table:table-cell>
          <table:table-cell office:value-type="float" office:value="90.84" calcext:value-type="float">
            <text:p>90.84</text:p>
          </table:table-cell>
          <table:table-cell office:value-type="float" office:value="99.5263748168945" calcext:value-type="float">
            <text:p>99.5263748169</text:p>
          </table:table-cell>
          <table:table-cell office:value-type="float" office:value="90.84" calcext:value-type="float">
            <text:p>90.84</text:p>
          </table:table-cell>
          <table:table-cell office:value-type="float" office:value="94.5584030151367" calcext:value-type="float">
            <text:p>94.5584030151</text:p>
          </table:table-cell>
          <table:table-cell office:value-type="float" office:value="92.9952697753906" calcext:value-type="float">
            <text:p>92.9952697754</text:p>
          </table:table-cell>
          <table:table-cell/>
          <table:table-cell table:formula="of:=([.A211]-[.B211])^2" office:value-type="float" office:value="15.1331351983681" calcext:value-type="float">
            <text:p>15.1331351984</text:p>
          </table:table-cell>
          <table:table-cell table:formula="of:=([.E211]-[.F211])^2" office:value-type="float" office:value="4.64518780471234" calcext:value-type="float">
            <text:p>4.6451878047</text:p>
          </table:table-cell>
          <table:table-cell table:formula="of:=([.A211]-([.B211]+[.F211])/2)^2" office:value-type="float" office:value="9.13672385038284" calcext:value-type="float">
            <text:p>9.1367238504</text:p>
          </table:table-cell>
          <table:table-cell table:formula="of:=([.I211]-[.J211])^2" office:value-type="float" office:value="13.8265209829778" calcext:value-type="float">
            <text:p>13.826520983</text:p>
          </table:table-cell>
          <table:table-cell table:formula="of:=[.M211]-[.N211]" office:value-type="float" office:value="10.4879473936558" calcext:value-type="float">
            <text:p>10.4879473937</text:p>
          </table:table-cell>
          <table:table-cell table:formula="of:=[.M211]-[.P211]" office:value-type="float" office:value="1.30661421539029" calcext:value-type="float">
            <text:p>1.3066142154</text:p>
          </table:table-cell>
          <table:table-cell table:formula="of:=([.A211]-100.04)^2" office:value-type="float" office:value="84.6400000000001" calcext:value-type="float">
            <text:p>84.64</text:p>
          </table:table-cell>
          <table:table-cell/>
          <table:table-cell table:formula="of:=[.Q211]+[.U210]" office:value-type="float" office:value="1417.62369989696" calcext:value-type="float">
            <text:p>1417.623699897</text:p>
          </table:table-cell>
        </table:table-row>
        <table:table-row table:style-name="ro1">
          <table:table-cell office:value-type="float" office:value="90.85" calcext:value-type="float">
            <text:p>90.85</text:p>
          </table:table-cell>
          <table:table-cell office:value-type="float" office:value="93.5866622924805" calcext:value-type="float">
            <text:p>93.5866622925</text:p>
          </table:table-cell>
          <table:table-cell office:value-type="float" office:value="90.85" calcext:value-type="float">
            <text:p>90.85</text:p>
          </table:table-cell>
          <table:table-cell office:value-type="float" office:value="94.9645462036133" calcext:value-type="float">
            <text:p>94.9645462036</text:p>
          </table:table-cell>
          <table:table-cell office:value-type="float" office:value="90.85" calcext:value-type="float">
            <text:p>90.85</text:p>
          </table:table-cell>
          <table:table-cell office:value-type="float" office:value="93.0667572021484" calcext:value-type="float">
            <text:p>93.0667572021</text:p>
          </table:table-cell>
          <table:table-cell office:value-type="float" office:value="90.85" calcext:value-type="float">
            <text:p>90.85</text:p>
          </table:table-cell>
          <table:table-cell office:value-type="float" office:value="93.0632553100586" calcext:value-type="float">
            <text:p>93.0632553101</text:p>
          </table:table-cell>
          <table:table-cell office:value-type="float" office:value="90.85" calcext:value-type="float">
            <text:p>90.85</text:p>
          </table:table-cell>
          <table:table-cell office:value-type="float" office:value="93.5516815185547" calcext:value-type="float">
            <text:p>93.5516815186</text:p>
          </table:table-cell>
          <table:table-cell office:value-type="float" office:value="93.0667572021484" calcext:value-type="float">
            <text:p>93.0667572021</text:p>
          </table:table-cell>
          <table:table-cell/>
          <table:table-cell table:formula="of:=([.A212]-[.B212])^2" office:value-type="float" office:value="7.48932050308449" calcext:value-type="float">
            <text:p>7.4893205031</text:p>
          </table:table-cell>
          <table:table-cell table:formula="of:=([.E212]-[.F212])^2" office:value-type="float" office:value="4.91401249327699" calcext:value-type="float">
            <text:p>4.9140124933</text:p>
          </table:table-cell>
          <table:table-cell table:formula="of:=([.A212]-([.B212]+[.F212])/2)^2" office:value-type="float" office:value="6.13409117244245" calcext:value-type="float">
            <text:p>6.1340911724</text:p>
          </table:table-cell>
          <table:table-cell table:formula="of:=([.I212]-[.J212])^2" office:value-type="float" office:value="7.29908302769999" calcext:value-type="float">
            <text:p>7.2990830277</text:p>
          </table:table-cell>
          <table:table-cell table:formula="of:=[.M212]-[.N212]" office:value-type="float" office:value="2.57530800980749" calcext:value-type="float">
            <text:p>2.5753080098</text:p>
          </table:table-cell>
          <table:table-cell table:formula="of:=[.M212]-[.P212]" office:value-type="float" office:value="0.190237475384492" calcext:value-type="float">
            <text:p>0.1902374754</text:p>
          </table:table-cell>
          <table:table-cell table:formula="of:=([.A212]-100.04)^2" office:value-type="float" office:value="84.4561000000002" calcext:value-type="float">
            <text:p>84.4561</text:p>
          </table:table-cell>
          <table:table-cell/>
          <table:table-cell table:formula="of:=[.Q212]+[.U211]" office:value-type="float" office:value="1420.19900790677" calcext:value-type="float">
            <text:p>1420.1990079068</text:p>
          </table:table-cell>
        </table:table-row>
        <table:table-row table:style-name="ro1">
          <table:table-cell office:value-type="float" office:value="90.855" calcext:value-type="float">
            <text:p>90.855</text:p>
          </table:table-cell>
          <table:table-cell office:value-type="float" office:value="94.3952484130859" calcext:value-type="float">
            <text:p>94.3952484131</text:p>
          </table:table-cell>
          <table:table-cell office:value-type="float" office:value="90.855" calcext:value-type="float">
            <text:p>90.855</text:p>
          </table:table-cell>
          <table:table-cell office:value-type="float" office:value="92.1184844970703" calcext:value-type="float">
            <text:p>92.1184844971</text:p>
          </table:table-cell>
          <table:table-cell office:value-type="float" office:value="90.855" calcext:value-type="float">
            <text:p>90.855</text:p>
          </table:table-cell>
          <table:table-cell office:value-type="float" office:value="94.004264831543" calcext:value-type="float">
            <text:p>94.0042648315</text:p>
          </table:table-cell>
          <table:table-cell office:value-type="float" office:value="90.855" calcext:value-type="float">
            <text:p>90.855</text:p>
          </table:table-cell>
          <table:table-cell office:value-type="float" office:value="93.0693130493164" calcext:value-type="float">
            <text:p>93.0693130493</text:p>
          </table:table-cell>
          <table:table-cell office:value-type="float" office:value="90.855" calcext:value-type="float">
            <text:p>90.855</text:p>
          </table:table-cell>
          <table:table-cell office:value-type="float" office:value="94.2170867919922" calcext:value-type="float">
            <text:p>94.217086792</text:p>
          </table:table-cell>
          <table:table-cell office:value-type="float" office:value="94.004264831543" calcext:value-type="float">
            <text:p>94.0042648315</text:p>
          </table:table-cell>
          <table:table-cell/>
          <table:table-cell table:formula="of:=([.A213]-[.B213])^2" office:value-type="float" office:value="12.5333588263576" calcext:value-type="float">
            <text:p>12.5333588264</text:p>
          </table:table-cell>
          <table:table-cell table:formula="of:=([.E213]-[.F213])^2" office:value-type="float" office:value="9.91786897919343" calcext:value-type="float">
            <text:p>9.9178689792</text:p>
          </table:table-cell>
          <table:table-cell table:formula="of:=([.A213]-([.B213]+[.F213])/2)^2" office:value-type="float" office:value="11.1873968625165" calcext:value-type="float">
            <text:p>11.1873968625</text:p>
          </table:table-cell>
          <table:table-cell table:formula="of:=([.I213]-[.J213])^2" office:value-type="float" office:value="11.3036275968884" calcext:value-type="float">
            <text:p>11.3036275969</text:p>
          </table:table-cell>
          <table:table-cell table:formula="of:=[.M213]-[.N213]" office:value-type="float" office:value="2.61548984716414" calcext:value-type="float">
            <text:p>2.6154898472</text:p>
          </table:table-cell>
          <table:table-cell table:formula="of:=[.M213]-[.P213]" office:value-type="float" office:value="1.22973122946918" calcext:value-type="float">
            <text:p>1.2297312295</text:p>
          </table:table-cell>
          <table:table-cell table:formula="of:=([.A213]-100.04)^2" office:value-type="float" office:value="84.3642250000003" calcext:value-type="float">
            <text:p>84.364225</text:p>
          </table:table-cell>
          <table:table-cell/>
          <table:table-cell table:formula="of:=[.Q213]+[.U212]" office:value-type="float" office:value="1422.81449775393" calcext:value-type="float">
            <text:p>1422.8144977539</text:p>
          </table:table-cell>
        </table:table-row>
        <table:table-row table:style-name="ro1">
          <table:table-cell office:value-type="float" office:value="90.86" calcext:value-type="float">
            <text:p>90.86</text:p>
          </table:table-cell>
          <table:table-cell office:value-type="float" office:value="94.8131866455078" calcext:value-type="float">
            <text:p>94.8131866455</text:p>
          </table:table-cell>
          <table:table-cell office:value-type="float" office:value="90.86" calcext:value-type="float">
            <text:p>90.86</text:p>
          </table:table-cell>
          <table:table-cell office:value-type="float" office:value="93.1682891845703" calcext:value-type="float">
            <text:p>93.1682891846</text:p>
          </table:table-cell>
          <table:table-cell office:value-type="float" office:value="90.86" calcext:value-type="float">
            <text:p>90.86</text:p>
          </table:table-cell>
          <table:table-cell office:value-type="float" office:value="94.1635055541992" calcext:value-type="float">
            <text:p>94.1635055542</text:p>
          </table:table-cell>
          <table:table-cell office:value-type="float" office:value="90.86" calcext:value-type="float">
            <text:p>90.86</text:p>
          </table:table-cell>
          <table:table-cell office:value-type="float" office:value="94.3485794067383" calcext:value-type="float">
            <text:p>94.3485794067</text:p>
          </table:table-cell>
          <table:table-cell office:value-type="float" office:value="90.86" calcext:value-type="float">
            <text:p>90.86</text:p>
          </table:table-cell>
          <table:table-cell office:value-type="float" office:value="94.8454742431641" calcext:value-type="float">
            <text:p>94.8454742432</text:p>
          </table:table-cell>
          <table:table-cell office:value-type="float" office:value="94.1635055541992" calcext:value-type="float">
            <text:p>94.1635055542</text:p>
          </table:table-cell>
          <table:table-cell/>
          <table:table-cell table:formula="of:=([.A214]-[.B214])^2" office:value-type="float" office:value="15.6276846542213" calcext:value-type="float">
            <text:p>15.6276846542</text:p>
          </table:table-cell>
          <table:table-cell table:formula="of:=([.E214]-[.F214])^2" office:value-type="float" office:value="10.9131489466251" calcext:value-type="float">
            <text:p>10.9131489466</text:p>
          </table:table-cell>
          <table:table-cell table:formula="of:=([.A214]-([.B214]+[.F214])/2)^2" office:value-type="float" office:value="13.1648954203222" calcext:value-type="float">
            <text:p>13.1648954203</text:p>
          </table:table-cell>
          <table:table-cell table:formula="of:=([.I214]-[.J214])^2" office:value-type="float" office:value="15.8840049429242" calcext:value-type="float">
            <text:p>15.8840049429</text:p>
          </table:table-cell>
          <table:table-cell table:formula="of:=[.M214]-[.N214]" office:value-type="float" office:value="4.71453570759623" calcext:value-type="float">
            <text:p>4.7145357076</text:p>
          </table:table-cell>
          <table:table-cell table:formula="of:=[.M214]-[.P214]" office:value-type="float" office:value="-0.256320288702845" calcext:value-type="float">
            <text:p>-0.2563202887</text:p>
          </table:table-cell>
          <table:table-cell table:formula="of:=([.A214]-100.04)^2" office:value-type="float" office:value="84.2724000000001" calcext:value-type="float">
            <text:p>84.2724</text:p>
          </table:table-cell>
          <table:table-cell/>
          <table:table-cell table:formula="of:=[.Q214]+[.U213]" office:value-type="float" office:value="1427.52903346153" calcext:value-type="float">
            <text:p>1427.5290334615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90.88" calcext:value-type="float">
            <text:p>90.88</text:p>
          </table:table-cell>
          <table:table-cell office:value-type="float" office:value="92.9873275756836" calcext:value-type="float">
            <text:p>92.9873275757</text:p>
          </table:table-cell>
          <table:table-cell office:value-type="float" office:value="90.88" calcext:value-type="float">
            <text:p>90.88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90.88" calcext:value-type="float">
            <text:p>90.88</text:p>
          </table:table-cell>
          <table:table-cell office:value-type="float" office:value="92.7740020751953" calcext:value-type="float">
            <text:p>92.7740020752</text:p>
          </table:table-cell>
          <table:table-cell office:value-type="float" office:value="90.88" calcext:value-type="float">
            <text:p>90.88</text:p>
          </table:table-cell>
          <table:table-cell office:value-type="float" office:value="93.3478546142578" calcext:value-type="float">
            <text:p>93.3478546143</text:p>
          </table:table-cell>
          <table:table-cell office:value-type="float" office:value="93.2337188720703" calcext:value-type="float">
            <text:p>93.2337188721</text:p>
          </table:table-cell>
          <table:table-cell/>
          <table:table-cell table:formula="of:=([.A215]-[.B215])^2" office:value-type="float" office:value="7.18385915613326" calcext:value-type="float">
            <text:p>7.1838591561</text:p>
          </table:table-cell>
          <table:table-cell table:formula="of:=([.E215]-[.F215])^2" office:value-type="float" office:value="5.53999252873997" calcext:value-type="float">
            <text:p>5.5399925287</text:p>
          </table:table-cell>
          <table:table-cell table:formula="of:=([.A215]-([.B215]+[.F215])/2)^2" office:value-type="float" office:value="6.33526657069859" calcext:value-type="float">
            <text:p>6.3352665707</text:p>
          </table:table-cell>
          <table:table-cell table:formula="of:=([.I215]-[.J215])^2" office:value-type="float" office:value="6.0903063971136" calcext:value-type="float">
            <text:p>6.0903063971</text:p>
          </table:table-cell>
          <table:table-cell table:formula="of:=[.M215]-[.N215]" office:value-type="float" office:value="1.64386662739329" calcext:value-type="float">
            <text:p>1.6438666274</text:p>
          </table:table-cell>
          <table:table-cell table:formula="of:=[.M215]-[.P215]" office:value-type="float" office:value="1.09355275901966" calcext:value-type="float">
            <text:p>1.093552759</text:p>
          </table:table-cell>
          <table:table-cell table:formula="of:=([.A215]-100.04)^2" office:value-type="float" office:value="83.9056000000002" calcext:value-type="float">
            <text:p>83.9056</text:p>
          </table:table-cell>
          <table:table-cell/>
          <table:table-cell table:formula="of:=[.Q215]+[.U214]" office:value-type="float" office:value="1429.17290008892" calcext:value-type="float">
            <text:p>1429.1729000889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94.3306655883789" calcext:value-type="float">
            <text:p>94.3306655884</text:p>
          </table:table-cell>
          <table:table-cell office:value-type="float" office:value="90.88" calcext:value-type="float">
            <text:p>90.88</text:p>
          </table:table-cell>
          <table:table-cell office:value-type="float" office:value="99.3152542114258" calcext:value-type="float">
            <text:p>99.3152542114</text:p>
          </table:table-cell>
          <table:table-cell office:value-type="float" office:value="90.88" calcext:value-type="float">
            <text:p>90.88</text:p>
          </table:table-cell>
          <table:table-cell office:value-type="float" office:value="93.4163513183594" calcext:value-type="float">
            <text:p>93.4163513184</text:p>
          </table:table-cell>
          <table:table-cell office:value-type="float" office:value="90.88" calcext:value-type="float">
            <text:p>90.88</text:p>
          </table:table-cell>
          <table:table-cell office:value-type="float" office:value="93.6200485229492" calcext:value-type="float">
            <text:p>93.6200485229</text:p>
          </table:table-cell>
          <table:table-cell office:value-type="float" office:value="90.88" calcext:value-type="float">
            <text:p>90.88</text:p>
          </table:table-cell>
          <table:table-cell office:value-type="float" office:value="94.2203903198242" calcext:value-type="float">
            <text:p>94.2203903198</text:p>
          </table:table-cell>
          <table:table-cell office:value-type="float" office:value="93.4163513183594" calcext:value-type="float">
            <text:p>93.4163513184</text:p>
          </table:table-cell>
          <table:table-cell/>
          <table:table-cell table:formula="of:=([.A216]-[.B216])^2" office:value-type="float" office:value="11.9070930028224" calcext:value-type="float">
            <text:p>11.9070930028</text:p>
          </table:table-cell>
          <table:table-cell table:formula="of:=([.E216]-[.F216])^2" office:value-type="float" office:value="6.43307801014336" calcext:value-type="float">
            <text:p>6.4330780101</text:p>
          </table:table-cell>
          <table:table-cell table:formula="of:=([.A216]-([.B216]+[.F216])/2)^2" office:value-type="float" office:value="8.96109286039253" calcext:value-type="float">
            <text:p>8.9610928604</text:p>
          </table:table-cell>
          <table:table-cell table:formula="of:=([.I216]-[.J216])^2" office:value-type="float" office:value="11.1582074887754" calcext:value-type="float">
            <text:p>11.1582074888</text:p>
          </table:table-cell>
          <table:table-cell table:formula="of:=[.M216]-[.N216]" office:value-type="float" office:value="5.47401499267901" calcext:value-type="float">
            <text:p>5.4740149927</text:p>
          </table:table-cell>
          <table:table-cell table:formula="of:=[.M216]-[.P216]" office:value-type="float" office:value="0.748885514046998" calcext:value-type="float">
            <text:p>0.748885514</text:p>
          </table:table-cell>
          <table:table-cell table:formula="of:=([.A216]-100.04)^2" office:value-type="float" office:value="83.9056000000002" calcext:value-type="float">
            <text:p>83.9056</text:p>
          </table:table-cell>
          <table:table-cell/>
          <table:table-cell table:formula="of:=[.Q216]+[.U215]" office:value-type="float" office:value="1434.6469150816" calcext:value-type="float">
            <text:p>1434.6469150816</text:p>
          </table:table-cell>
        </table:table-row>
        <table:table-row table:style-name="ro1">
          <table:table-cell office:value-type="float" office:value="90.8833333333333" calcext:value-type="float">
            <text:p>90.8833333333</text:p>
          </table:table-cell>
          <table:table-cell office:value-type="float" office:value="94.4176330566406" calcext:value-type="float">
            <text:p>94.4176330566</text:p>
          </table:table-cell>
          <table:table-cell office:value-type="float" office:value="90.8833333333333" calcext:value-type="float">
            <text:p>90.8833333333</text:p>
          </table:table-cell>
          <table:table-cell office:value-type="float" office:value="97.4003677368164" calcext:value-type="float">
            <text:p>97.4003677368</text:p>
          </table:table-cell>
          <table:table-cell office:value-type="float" office:value="90.8833333333333" calcext:value-type="float">
            <text:p>90.8833333333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0.8833333333333" calcext:value-type="float">
            <text:p>90.8833333333</text:p>
          </table:table-cell>
          <table:table-cell office:value-type="float" office:value="94.7183151245117" calcext:value-type="float">
            <text:p>94.7183151245</text:p>
          </table:table-cell>
          <table:table-cell office:value-type="float" office:value="90.8833333333333" calcext:value-type="float">
            <text:p>90.8833333333</text:p>
          </table:table-cell>
          <table:table-cell office:value-type="float" office:value="96.7012252807617" calcext:value-type="float">
            <text:p>96.7012252808</text:p>
          </table:table-cell>
          <table:table-cell office:value-type="float" office:value="92.6587524414063" calcext:value-type="float">
            <text:p>92.6587524414</text:p>
          </table:table-cell>
          <table:table-cell/>
          <table:table-cell table:formula="of:=([.A217]-[.B217])^2" office:value-type="float" office:value="12.4912745341701" calcext:value-type="float">
            <text:p>12.4912745342</text:p>
          </table:table-cell>
          <table:table-cell table:formula="of:=([.E217]-[.F217])^2" office:value-type="float" office:value="3.15211300931046" calcext:value-type="float">
            <text:p>3.1521130093</text:p>
          </table:table-cell>
          <table:table-cell table:formula="of:=([.A217]-([.B217]+[.F217])/2)^2" office:value-type="float" office:value="7.04827851707844" calcext:value-type="float">
            <text:p>7.0482785171</text:p>
          </table:table-cell>
          <table:table-cell table:formula="of:=([.I217]-[.J217])^2" office:value-type="float" office:value="33.8478667119521" calcext:value-type="float">
            <text:p>33.847866712</text:p>
          </table:table-cell>
          <table:table-cell table:formula="of:=[.M217]-[.N217]" office:value-type="float" office:value="9.3391615248596" calcext:value-type="float">
            <text:p>9.3391615249</text:p>
          </table:table-cell>
          <table:table-cell table:formula="of:=[.M217]-[.P217]" office:value-type="float" office:value="-21.3565921777821" calcext:value-type="float">
            <text:p>-21.3565921778</text:p>
          </table:table-cell>
          <table:table-cell table:formula="of:=([.A217]-100.04)^2" office:value-type="float" office:value="83.8445444444447" calcext:value-type="float">
            <text:p>83.8445444444</text:p>
          </table:table-cell>
          <table:table-cell/>
          <table:table-cell table:formula="of:=[.Q217]+[.U216]" office:value-type="float" office:value="1443.98607660646" calcext:value-type="float">
            <text:p>1443.9860766065</text:p>
          </table:table-cell>
        </table:table-row>
        <table:table-row table:style-name="ro1">
          <table:table-cell office:value-type="float" office:value="90.89" calcext:value-type="float">
            <text:p>90.89</text:p>
          </table:table-cell>
          <table:table-cell office:value-type="float" office:value="95.532341003418" calcext:value-type="float">
            <text:p>95.5323410034</text:p>
          </table:table-cell>
          <table:table-cell office:value-type="float" office:value="90.89" calcext:value-type="float">
            <text:p>90.89</text:p>
          </table:table-cell>
          <table:table-cell office:value-type="float" office:value="91.4887390136719" calcext:value-type="float">
            <text:p>91.4887390137</text:p>
          </table:table-cell>
          <table:table-cell office:value-type="float" office:value="90.89" calcext:value-type="float">
            <text:p>90.89</text:p>
          </table:table-cell>
          <table:table-cell office:value-type="float" office:value="93.7416763305664" calcext:value-type="float">
            <text:p>93.7416763306</text:p>
          </table:table-cell>
          <table:table-cell office:value-type="float" office:value="90.89" calcext:value-type="float">
            <text:p>90.89</text:p>
          </table:table-cell>
          <table:table-cell office:value-type="float" office:value="91.5179672241211" calcext:value-type="float">
            <text:p>91.5179672241</text:p>
          </table:table-cell>
          <table:table-cell office:value-type="float" office:value="90.89" calcext:value-type="float">
            <text:p>90.89</text:p>
          </table:table-cell>
          <table:table-cell office:value-type="float" office:value="94.898811340332" calcext:value-type="float">
            <text:p>94.8988113403</text:p>
          </table:table-cell>
          <table:table-cell office:value-type="float" office:value="93.7416763305664" calcext:value-type="float">
            <text:p>93.7416763306</text:p>
          </table:table-cell>
          <table:table-cell/>
          <table:table-cell table:formula="of:=([.A218]-[.B218])^2" office:value-type="float" office:value="21.5513299920157" calcext:value-type="float">
            <text:p>21.551329992</text:p>
          </table:table-cell>
          <table:table-cell table:formula="of:=([.E218]-[.F218])^2" office:value-type="float" office:value="8.13205789431268" calcext:value-type="float">
            <text:p>8.1320578943</text:p>
          </table:table-cell>
          <table:table-cell table:formula="of:=([.A218]-([.B218]+[.F218])/2)^2" office:value-type="float" office:value="14.0400739505146" calcext:value-type="float">
            <text:p>14.0400739505</text:p>
          </table:table-cell>
          <table:table-cell table:formula="of:=([.I218]-[.J218])^2" office:value-type="float" office:value="16.0705683623747" calcext:value-type="float">
            <text:p>16.0705683624</text:p>
          </table:table-cell>
          <table:table-cell table:formula="of:=[.M218]-[.N218]" office:value-type="float" office:value="13.4192720977031" calcext:value-type="float">
            <text:p>13.4192720977</text:p>
          </table:table-cell>
          <table:table-cell table:formula="of:=[.M218]-[.P218]" office:value-type="float" office:value="5.48076162964106" calcext:value-type="float">
            <text:p>5.4807616296</text:p>
          </table:table-cell>
          <table:table-cell table:formula="of:=([.A218]-100.04)^2" office:value-type="float" office:value="83.7225000000001" calcext:value-type="float">
            <text:p>83.7225</text:p>
          </table:table-cell>
          <table:table-cell/>
          <table:table-cell table:formula="of:=[.Q218]+[.U217]" office:value-type="float" office:value="1457.40534870416" calcext:value-type="float">
            <text:p>1457.4053487042</text:p>
          </table:table-cell>
        </table:table-row>
        <table:table-row table:style-name="ro1">
          <table:table-cell office:value-type="float" office:value="90.96" calcext:value-type="float">
            <text:p>90.96</text:p>
          </table:table-cell>
          <table:table-cell office:value-type="float" office:value="96.8302230834961" calcext:value-type="float">
            <text:p>96.8302230835</text:p>
          </table:table-cell>
          <table:table-cell office:value-type="float" office:value="90.96" calcext:value-type="float">
            <text:p>90.96</text:p>
          </table:table-cell>
          <table:table-cell office:value-type="float" office:value="101.706756591797" calcext:value-type="float">
            <text:p>101.7067565918</text:p>
          </table:table-cell>
          <table:table-cell office:value-type="float" office:value="90.96" calcext:value-type="float">
            <text:p>90.96</text:p>
          </table:table-cell>
          <table:table-cell office:value-type="float" office:value="94.5486679077149" calcext:value-type="float">
            <text:p>94.5486679077</text:p>
          </table:table-cell>
          <table:table-cell office:value-type="float" office:value="90.96" calcext:value-type="float">
            <text:p>90.96</text:p>
          </table:table-cell>
          <table:table-cell office:value-type="float" office:value="98.7773818969727" calcext:value-type="float">
            <text:p>98.777381897</text:p>
          </table:table-cell>
          <table:table-cell office:value-type="float" office:value="90.96" calcext:value-type="float">
            <text:p>90.96</text:p>
          </table:table-cell>
          <table:table-cell office:value-type="float" office:value="95.9191818237305" calcext:value-type="float">
            <text:p>95.9191818237</text:p>
          </table:table-cell>
          <table:table-cell office:value-type="float" office:value="94.5486679077149" calcext:value-type="float">
            <text:p>94.5486679077</text:p>
          </table:table-cell>
          <table:table-cell/>
          <table:table-cell table:formula="of:=([.A219]-[.B219])^2" office:value-type="float" office:value="34.4595190500105" calcext:value-type="float">
            <text:p>34.45951905</text:p>
          </table:table-cell>
          <table:table-cell table:formula="of:=([.E219]-[.F219])^2" office:value-type="float" office:value="12.8785373518625" calcext:value-type="float">
            <text:p>12.8785373519</text:p>
          </table:table-cell>
          <table:table-cell table:formula="of:=([.A219]-([.B219]+[.F219])/2)^2" office:value-type="float" office:value="22.3676546959029" calcext:value-type="float">
            <text:p>22.3676546959</text:p>
          </table:table-cell>
          <table:table-cell table:formula="of:=([.I219]-[.J219])^2" office:value-type="float" office:value="24.5934843608187" calcext:value-type="float">
            <text:p>24.5934843608</text:p>
          </table:table-cell>
          <table:table-cell table:formula="of:=[.M219]-[.N219]" office:value-type="float" office:value="21.580981698148" calcext:value-type="float">
            <text:p>21.5809816981</text:p>
          </table:table-cell>
          <table:table-cell table:formula="of:=[.M219]-[.P219]" office:value-type="float" office:value="9.86603468919174" calcext:value-type="float">
            <text:p>9.8660346892</text:p>
          </table:table-cell>
          <table:table-cell table:formula="of:=([.A219]-100.04)^2" office:value-type="float" office:value="82.4464000000002" calcext:value-type="float">
            <text:p>82.4464</text:p>
          </table:table-cell>
          <table:table-cell/>
          <table:table-cell table:formula="of:=[.Q219]+[.U218]" office:value-type="float" office:value="1478.98633040231" calcext:value-type="float">
            <text:p>1478.9863304023</text:p>
          </table:table-cell>
        </table:table-row>
        <table:table-row table:style-name="ro1">
          <table:table-cell office:value-type="float" office:value="90.98" calcext:value-type="float">
            <text:p>90.98</text:p>
          </table:table-cell>
          <table:table-cell office:value-type="float" office:value="93.838981628418" calcext:value-type="float">
            <text:p>93.8389816284</text:p>
          </table:table-cell>
          <table:table-cell office:value-type="float" office:value="90.98" calcext:value-type="float">
            <text:p>90.98</text:p>
          </table:table-cell>
          <table:table-cell office:value-type="float" office:value="96.2224807739258" calcext:value-type="float">
            <text:p>96.2224807739</text:p>
          </table:table-cell>
          <table:table-cell office:value-type="float" office:value="90.98" calcext:value-type="float">
            <text:p>90.98</text:p>
          </table:table-cell>
          <table:table-cell office:value-type="float" office:value="93.319580078125" calcext:value-type="float">
            <text:p>93.3195800781</text:p>
          </table:table-cell>
          <table:table-cell office:value-type="float" office:value="90.98" calcext:value-type="float">
            <text:p>90.98</text:p>
          </table:table-cell>
          <table:table-cell office:value-type="float" office:value="96.1857299804688" calcext:value-type="float">
            <text:p>96.1857299805</text:p>
          </table:table-cell>
          <table:table-cell office:value-type="float" office:value="90.98" calcext:value-type="float">
            <text:p>90.98</text:p>
          </table:table-cell>
          <table:table-cell office:value-type="float" office:value="93.6162948608398" calcext:value-type="float">
            <text:p>93.6162948608</text:p>
          </table:table-cell>
          <table:table-cell office:value-type="float" office:value="93.319580078125" calcext:value-type="float">
            <text:p>93.3195800781</text:p>
          </table:table-cell>
          <table:table-cell/>
          <table:table-cell table:formula="of:=([.A220]-[.B220])^2" office:value-type="float" office:value="8.17377595163144" calcext:value-type="float">
            <text:p>8.1737759516</text:p>
          </table:table-cell>
          <table:table-cell table:formula="of:=([.E220]-[.F220])^2" office:value-type="float" office:value="5.47363494195936" calcext:value-type="float">
            <text:p>5.473634942</text:p>
          </table:table-cell>
          <table:table-cell table:formula="of:=([.A220]-([.B220]+[.F220])/2)^2" office:value-type="float" office:value="6.75626095418372" calcext:value-type="float">
            <text:p>6.7562609542</text:p>
          </table:table-cell>
          <table:table-cell table:formula="of:=([.I220]-[.J220])^2" office:value-type="float" office:value="6.95005059329055" calcext:value-type="float">
            <text:p>6.9500505933</text:p>
          </table:table-cell>
          <table:table-cell table:formula="of:=[.M220]-[.N220]" office:value-type="float" office:value="2.70014100967207" calcext:value-type="float">
            <text:p>2.7001410097</text:p>
          </table:table-cell>
          <table:table-cell table:formula="of:=[.M220]-[.P220]" office:value-type="float" office:value="1.22372535834089" calcext:value-type="float">
            <text:p>1.2237253583</text:p>
          </table:table-cell>
          <table:table-cell table:formula="of:=([.A220]-100.04)^2" office:value-type="float" office:value="82.0836" calcext:value-type="float">
            <text:p>82.0836</text:p>
          </table:table-cell>
          <table:table-cell/>
          <table:table-cell table:formula="of:=[.Q220]+[.U219]" office:value-type="float" office:value="1481.68647141198" calcext:value-type="float">
            <text:p>1481.686471412</text:p>
          </table:table-cell>
        </table:table-row>
        <table:table-row table:style-name="ro1">
          <table:table-cell office:value-type="float" office:value="90.9866666666667" calcext:value-type="float">
            <text:p>90.9866666667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0.9866666666667" calcext:value-type="float">
            <text:p>90.9866666667</text:p>
          </table:table-cell>
          <table:table-cell office:value-type="float" office:value="95.2175827026367" calcext:value-type="float">
            <text:p>95.2175827026</text:p>
          </table:table-cell>
          <table:table-cell office:value-type="float" office:value="90.9866666666667" calcext:value-type="float">
            <text:p>90.9866666667</text:p>
          </table:table-cell>
          <table:table-cell office:value-type="float" office:value="94.3176345825195" calcext:value-type="float">
            <text:p>94.3176345825</text:p>
          </table:table-cell>
          <table:table-cell office:value-type="float" office:value="90.9866666666667" calcext:value-type="float">
            <text:p>90.9866666667</text:p>
          </table:table-cell>
          <table:table-cell office:value-type="float" office:value="93.3510589599609" calcext:value-type="float">
            <text:p>93.35105896</text:p>
          </table:table-cell>
          <table:table-cell office:value-type="float" office:value="90.9866666666667" calcext:value-type="float">
            <text:p>90.9866666667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4.3176345825195" calcext:value-type="float">
            <text:p>94.3176345825</text:p>
          </table:table-cell>
          <table:table-cell/>
          <table:table-cell table:formula="of:=([.A221]-[.B221])^2" office:value-type="float" office:value="12.5946482061948" calcext:value-type="float">
            <text:p>12.5946482062</text:p>
          </table:table-cell>
          <table:table-cell table:formula="of:=([.E221]-[.F221])^2" office:value-type="float" office:value="11.0953472564412" calcext:value-type="float">
            <text:p>11.0953472564</text:p>
          </table:table-cell>
          <table:table-cell table:formula="of:=([.A221]-([.B221]+[.F221])/2)^2" office:value-type="float" office:value="11.8331247931823" calcext:value-type="float">
            <text:p>11.8331247932</text:p>
          </table:table-cell>
          <table:table-cell table:formula="of:=([.I221]-[.J221])^2" office:value-type="float" office:value="13.2670763075456" calcext:value-type="float">
            <text:p>13.2670763075</text:p>
          </table:table-cell>
          <table:table-cell table:formula="of:=[.M221]-[.N221]" office:value-type="float" office:value="1.49930094975357" calcext:value-type="float">
            <text:p>1.4993009498</text:p>
          </table:table-cell>
          <table:table-cell table:formula="of:=[.M221]-[.P221]" office:value-type="float" office:value="-0.672428101350864" calcext:value-type="float">
            <text:p>-0.6724281014</text:p>
          </table:table-cell>
          <table:table-cell table:formula="of:=([.A221]-100.04)^2" office:value-type="float" office:value="81.9628444444446" calcext:value-type="float">
            <text:p>81.9628444444</text:p>
          </table:table-cell>
          <table:table-cell/>
          <table:table-cell table:formula="of:=[.Q221]+[.U220]" office:value-type="float" office:value="1483.18577236174" calcext:value-type="float">
            <text:p>1483.1857723617</text:p>
          </table:table-cell>
        </table:table-row>
        <table:table-row table:style-name="ro1">
          <table:table-cell office:value-type="float" office:value="90.99" calcext:value-type="float">
            <text:p>90.99</text:p>
          </table:table-cell>
          <table:table-cell office:value-type="float" office:value="93.6912307739258" calcext:value-type="float">
            <text:p>93.6912307739</text:p>
          </table:table-cell>
          <table:table-cell office:value-type="float" office:value="90.99" calcext:value-type="float">
            <text:p>90.99</text:p>
          </table:table-cell>
          <table:table-cell office:value-type="float" office:value="93.5408020019531" calcext:value-type="float">
            <text:p>93.540802002</text:p>
          </table:table-cell>
          <table:table-cell office:value-type="float" office:value="90.99" calcext:value-type="float">
            <text:p>90.99</text:p>
          </table:table-cell>
          <table:table-cell office:value-type="float" office:value="92.8567581176758" calcext:value-type="float">
            <text:p>92.8567581177</text:p>
          </table:table-cell>
          <table:table-cell office:value-type="float" office:value="90.99" calcext:value-type="float">
            <text:p>90.99</text:p>
          </table:table-cell>
          <table:table-cell office:value-type="float" office:value="92.756965637207" calcext:value-type="float">
            <text:p>92.7569656372</text:p>
          </table:table-cell>
          <table:table-cell office:value-type="float" office:value="90.99" calcext:value-type="float">
            <text:p>90.99</text:p>
          </table:table-cell>
          <table:table-cell office:value-type="float" office:value="93.6384201049805" calcext:value-type="float">
            <text:p>93.638420105</text:p>
          </table:table-cell>
          <table:table-cell office:value-type="float" office:value="92.8567581176758" calcext:value-type="float">
            <text:p>92.8567581177</text:p>
          </table:table-cell>
          <table:table-cell/>
          <table:table-cell table:formula="of:=([.A222]-[.B222])^2" office:value-type="float" office:value="7.2966476940037" calcext:value-type="float">
            <text:p>7.296647694</text:p>
          </table:table-cell>
          <table:table-cell table:formula="of:=([.E222]-[.F222])^2" office:value-type="float" office:value="3.48478586990844" calcext:value-type="float">
            <text:p>3.4847858699</text:p>
          </table:table-cell>
          <table:table-cell table:formula="of:=([.A222]-([.B222]+[.F222])/2)^2" office:value-type="float" office:value="5.21663062844884" calcext:value-type="float">
            <text:p>5.2166306284</text:p>
          </table:table-cell>
          <table:table-cell table:formula="of:=([.I222]-[.J222])^2" office:value-type="float" office:value="7.01412905246478" calcext:value-type="float">
            <text:p>7.0141290525</text:p>
          </table:table-cell>
          <table:table-cell table:formula="of:=[.M222]-[.N222]" office:value-type="float" office:value="3.81186182409526" calcext:value-type="float">
            <text:p>3.8118618241</text:p>
          </table:table-cell>
          <table:table-cell table:formula="of:=[.M222]-[.P222]" office:value-type="float" office:value="0.282518641538918" calcext:value-type="float">
            <text:p>0.2825186415</text:p>
          </table:table-cell>
          <table:table-cell table:formula="of:=([.A222]-100.04)^2" office:value-type="float" office:value="81.9025000000002" calcext:value-type="float">
            <text:p>81.9025</text:p>
          </table:table-cell>
          <table:table-cell/>
          <table:table-cell table:formula="of:=[.Q222]+[.U221]" office:value-type="float" office:value="1486.99763418583" calcext:value-type="float">
            <text:p>1486.9976341858</text:p>
          </table:table-cell>
        </table:table-row>
        <table:table-row table:style-name="ro1">
          <table:table-cell office:value-type="float" office:value="91.03" calcext:value-type="float">
            <text:p>91.03</text:p>
          </table:table-cell>
          <table:table-cell office:value-type="float" office:value="94.5854110717773" calcext:value-type="float">
            <text:p>94.5854110718</text:p>
          </table:table-cell>
          <table:table-cell office:value-type="float" office:value="91.03" calcext:value-type="float">
            <text:p>91.03</text:p>
          </table:table-cell>
          <table:table-cell office:value-type="float" office:value="98.1961364746094" calcext:value-type="float">
            <text:p>98.1961364746</text:p>
          </table:table-cell>
          <table:table-cell office:value-type="float" office:value="91.03" calcext:value-type="float">
            <text:p>91.03</text:p>
          </table:table-cell>
          <table:table-cell office:value-type="float" office:value="93.9260406494141" calcext:value-type="float">
            <text:p>93.9260406494</text:p>
          </table:table-cell>
          <table:table-cell office:value-type="float" office:value="91.03" calcext:value-type="float">
            <text:p>91.03</text:p>
          </table:table-cell>
          <table:table-cell office:value-type="float" office:value="95.039909362793" calcext:value-type="float">
            <text:p>95.0399093628</text:p>
          </table:table-cell>
          <table:table-cell office:value-type="float" office:value="91.03" calcext:value-type="float">
            <text:p>91.03</text:p>
          </table:table-cell>
          <table:table-cell office:value-type="float" office:value="94.4668045043945" calcext:value-type="float">
            <text:p>94.4668045044</text:p>
          </table:table-cell>
          <table:table-cell office:value-type="float" office:value="93.9260406494141" calcext:value-type="float">
            <text:p>93.9260406494</text:p>
          </table:table-cell>
          <table:table-cell/>
          <table:table-cell table:formula="of:=([.A223]-[.B223])^2" office:value-type="float" office:value="12.6409478893169" calcext:value-type="float">
            <text:p>12.6409478893</text:p>
          </table:table-cell>
          <table:table-cell table:formula="of:=([.E223]-[.F223])^2" office:value-type="float" office:value="8.38705144305862" calcext:value-type="float">
            <text:p>8.3870514431</text:p>
          </table:table-cell>
          <table:table-cell table:formula="of:=([.A223]-([.B223]+[.F223])/2)^2" office:value-type="float" office:value="10.4053073277159" calcext:value-type="float">
            <text:p>10.4053073277</text:p>
          </table:table-cell>
          <table:table-cell table:formula="of:=([.I223]-[.J223])^2" office:value-type="float" office:value="11.8116252014265" calcext:value-type="float">
            <text:p>11.8116252014</text:p>
          </table:table-cell>
          <table:table-cell table:formula="of:=[.M223]-[.N223]" office:value-type="float" office:value="4.25389644625829" calcext:value-type="float">
            <text:p>4.2538964463</text:p>
          </table:table-cell>
          <table:table-cell table:formula="of:=[.M223]-[.P223]" office:value-type="float" office:value="0.829322687890381" calcext:value-type="float">
            <text:p>0.8293226879</text:p>
          </table:table-cell>
          <table:table-cell table:formula="of:=([.A223]-100.04)^2" office:value-type="float" office:value="81.1801000000001" calcext:value-type="float">
            <text:p>81.1801</text:p>
          </table:table-cell>
          <table:table-cell/>
          <table:table-cell table:formula="of:=[.Q223]+[.U222]" office:value-type="float" office:value="1491.25153063209" calcext:value-type="float">
            <text:p>1491.2515306321</text:p>
          </table:table-cell>
        </table:table-row>
        <table:table-row table:style-name="ro1">
          <table:table-cell office:value-type="float" office:value="91.04" calcext:value-type="float">
            <text:p>91.04</text:p>
          </table:table-cell>
          <table:table-cell office:value-type="float" office:value="94.4536437988281" calcext:value-type="float">
            <text:p>94.4536437988</text:p>
          </table:table-cell>
          <table:table-cell office:value-type="float" office:value="91.04" calcext:value-type="float">
            <text:p>91.04</text:p>
          </table:table-cell>
          <table:table-cell office:value-type="float" office:value="96.4863433837891" calcext:value-type="float">
            <text:p>96.4863433838</text:p>
          </table:table-cell>
          <table:table-cell office:value-type="float" office:value="91.04" calcext:value-type="float">
            <text:p>91.04</text:p>
          </table:table-cell>
          <table:table-cell office:value-type="float" office:value="93.5239791870117" calcext:value-type="float">
            <text:p>93.523979187</text:p>
          </table:table-cell>
          <table:table-cell office:value-type="float" office:value="91.04" calcext:value-type="float">
            <text:p>91.04</text:p>
          </table:table-cell>
          <table:table-cell office:value-type="float" office:value="92.3704376220703" calcext:value-type="float">
            <text:p>92.3704376221</text:p>
          </table:table-cell>
          <table:table-cell office:value-type="float" office:value="91.04" calcext:value-type="float">
            <text:p>91.04</text:p>
          </table:table-cell>
          <table:table-cell office:value-type="float" office:value="94.9732971191406" calcext:value-type="float">
            <text:p>94.9732971191</text:p>
          </table:table-cell>
          <table:table-cell office:value-type="float" office:value="93.5239791870117" calcext:value-type="float">
            <text:p>93.523979187</text:p>
          </table:table-cell>
          <table:table-cell/>
          <table:table-cell table:formula="of:=([.A224]-[.B224])^2" office:value-type="float" office:value="11.6529639852777" calcext:value-type="float">
            <text:p>11.6529639853</text:p>
          </table:table-cell>
          <table:table-cell table:formula="of:=([.E224]-[.F224])^2" office:value-type="float" office:value="6.17015260150737" calcext:value-type="float">
            <text:p>6.1701526015</text:p>
          </table:table-cell>
          <table:table-cell table:formula="of:=([.A224]-([.B224]+[.F224])/2)^2" office:value-type="float" office:value="8.69548922077658" calcext:value-type="float">
            <text:p>8.6954892208</text:p>
          </table:table-cell>
          <table:table-cell table:formula="of:=([.I224]-[.J224])^2" office:value-type="float" office:value="15.4708262274399" calcext:value-type="float">
            <text:p>15.4708262274</text:p>
          </table:table-cell>
          <table:table-cell table:formula="of:=[.M224]-[.N224]" office:value-type="float" office:value="5.4828113837703" calcext:value-type="float">
            <text:p>5.4828113838</text:p>
          </table:table-cell>
          <table:table-cell table:formula="of:=[.M224]-[.P224]" office:value-type="float" office:value="-3.81786224216222" calcext:value-type="float">
            <text:p>-3.8178622422</text:p>
          </table:table-cell>
          <table:table-cell table:formula="of:=([.A224]-100.04)^2" office:value-type="float" office:value="81" calcext:value-type="float">
            <text:p>81</text:p>
          </table:table-cell>
          <table:table-cell/>
          <table:table-cell table:formula="of:=[.Q224]+[.U223]" office:value-type="float" office:value="1496.73434201586" calcext:value-type="float">
            <text:p>1496.7343420159</text:p>
          </table:table-cell>
        </table:table-row>
        <table:table-row table:style-name="ro1">
          <table:table-cell office:value-type="float" office:value="91.04" calcext:value-type="float">
            <text:p>91.04</text:p>
          </table:table-cell>
          <table:table-cell office:value-type="float" office:value="94.1875915527344" calcext:value-type="float">
            <text:p>94.1875915527</text:p>
          </table:table-cell>
          <table:table-cell office:value-type="float" office:value="91.04" calcext:value-type="float">
            <text:p>91.04</text:p>
          </table:table-cell>
          <table:table-cell office:value-type="float" office:value="97.1992111206055" calcext:value-type="float">
            <text:p>97.1992111206</text:p>
          </table:table-cell>
          <table:table-cell office:value-type="float" office:value="91.04" calcext:value-type="float">
            <text:p>91.04</text:p>
          </table:table-cell>
          <table:table-cell office:value-type="float" office:value="92.8965759277344" calcext:value-type="float">
            <text:p>92.8965759277</text:p>
          </table:table-cell>
          <table:table-cell office:value-type="float" office:value="91.04" calcext:value-type="float">
            <text:p>91.04</text:p>
          </table:table-cell>
          <table:table-cell office:value-type="float" office:value="92.7708587646484" calcext:value-type="float">
            <text:p>92.7708587646</text:p>
          </table:table-cell>
          <table:table-cell office:value-type="float" office:value="91.04" calcext:value-type="float">
            <text:p>91.04</text:p>
          </table:table-cell>
          <table:table-cell office:value-type="float" office:value="93.925163269043" calcext:value-type="float">
            <text:p>93.925163269</text:p>
          </table:table-cell>
          <table:table-cell office:value-type="float" office:value="92.8965759277344" calcext:value-type="float">
            <text:p>92.8965759277</text:p>
          </table:table-cell>
          <table:table-cell/>
          <table:table-cell table:formula="of:=([.A225]-[.B225])^2" office:value-type="float" office:value="9.90733258284475" calcext:value-type="float">
            <text:p>9.9073325828</text:p>
          </table:table-cell>
          <table:table-cell table:formula="of:=([.E225]-[.F225])^2" office:value-type="float" office:value="3.44687417544273" calcext:value-type="float">
            <text:p>3.4468741754</text:p>
          </table:table-cell>
          <table:table-cell table:formula="of:=([.A225]-([.B225]+[.F225])/2)^2" office:value-type="float" office:value="6.26042304314521" calcext:value-type="float">
            <text:p>6.2604230431</text:p>
          </table:table-cell>
          <table:table-cell table:formula="of:=([.I225]-[.J225])^2" office:value-type="float" office:value="8.32416708903467" calcext:value-type="float">
            <text:p>8.324167089</text:p>
          </table:table-cell>
          <table:table-cell table:formula="of:=[.M225]-[.N225]" office:value-type="float" office:value="6.46045840740202" calcext:value-type="float">
            <text:p>6.4604584074</text:p>
          </table:table-cell>
          <table:table-cell table:formula="of:=[.M225]-[.P225]" office:value-type="float" office:value="1.58316549381008" calcext:value-type="float">
            <text:p>1.5831654938</text:p>
          </table:table-cell>
          <table:table-cell table:formula="of:=([.A225]-100.04)^2" office:value-type="float" office:value="81" calcext:value-type="float">
            <text:p>81</text:p>
          </table:table-cell>
          <table:table-cell/>
          <table:table-cell table:formula="of:=[.Q225]+[.U224]" office:value-type="float" office:value="1503.19480042326" calcext:value-type="float">
            <text:p>1503.1948004233</text:p>
          </table:table-cell>
        </table:table-row>
        <table:table-row table:style-name="ro1">
          <table:table-cell office:value-type="float" office:value="91.06" calcext:value-type="float">
            <text:p>91.06</text:p>
          </table:table-cell>
          <table:table-cell office:value-type="float" office:value="93.9644012451172" calcext:value-type="float">
            <text:p>93.9644012451</text:p>
          </table:table-cell>
          <table:table-cell office:value-type="float" office:value="91.06" calcext:value-type="float">
            <text:p>91.06</text:p>
          </table:table-cell>
          <table:table-cell office:value-type="float" office:value="94.1163482666016" calcext:value-type="float">
            <text:p>94.1163482666</text:p>
          </table:table-cell>
          <table:table-cell office:value-type="float" office:value="91.06" calcext:value-type="float">
            <text:p>91.06</text:p>
          </table:table-cell>
          <table:table-cell office:value-type="float" office:value="92.614631652832" calcext:value-type="float">
            <text:p>92.6146316528</text:p>
          </table:table-cell>
          <table:table-cell office:value-type="float" office:value="91.06" calcext:value-type="float">
            <text:p>91.06</text:p>
          </table:table-cell>
          <table:table-cell office:value-type="float" office:value="94.8830337524414" calcext:value-type="float">
            <text:p>94.8830337524</text:p>
          </table:table-cell>
          <table:table-cell office:value-type="float" office:value="91.06" calcext:value-type="float">
            <text:p>91.06</text:p>
          </table:table-cell>
          <table:table-cell office:value-type="float" office:value="93.6239242553711" calcext:value-type="float">
            <text:p>93.6239242554</text:p>
          </table:table-cell>
          <table:table-cell office:value-type="float" office:value="92.614631652832" calcext:value-type="float">
            <text:p>92.6146316528</text:p>
          </table:table-cell>
          <table:table-cell/>
          <table:table-cell table:formula="of:=([.A226]-[.B226])^2" office:value-type="float" office:value="8.43554659263826" calcext:value-type="float">
            <text:p>8.4355465926</text:p>
          </table:table-cell>
          <table:table-cell table:formula="of:=([.E226]-[.F226])^2" office:value-type="float" office:value="2.41687957598725" calcext:value-type="float">
            <text:p>2.416879576</text:p>
          </table:table-cell>
          <table:table-cell table:formula="of:=([.A226]-([.B226]+[.F226])/2)^2" office:value-type="float" office:value="4.97074359624834" calcext:value-type="float">
            <text:p>4.9707435962</text:p>
          </table:table-cell>
          <table:table-cell table:formula="of:=([.I226]-[.J226])^2" office:value-type="float" office:value="6.57370758728021" calcext:value-type="float">
            <text:p>6.5737075873</text:p>
          </table:table-cell>
          <table:table-cell table:formula="of:=[.M226]-[.N226]" office:value-type="float" office:value="6.01866701665101" calcext:value-type="float">
            <text:p>6.0186670167</text:p>
          </table:table-cell>
          <table:table-cell table:formula="of:=[.M226]-[.P226]" office:value-type="float" office:value="1.86183900535805" calcext:value-type="float">
            <text:p>1.8618390054</text:p>
          </table:table-cell>
          <table:table-cell table:formula="of:=([.A226]-100.04)^2" office:value-type="float" office:value="80.6404000000001" calcext:value-type="float">
            <text:p>80.6404</text:p>
          </table:table-cell>
          <table:table-cell/>
          <table:table-cell table:formula="of:=[.Q226]+[.U225]" office:value-type="float" office:value="1509.21346743991" calcext:value-type="float">
            <text:p>1509.2134674399</text:p>
          </table:table-cell>
        </table:table-row>
        <table:table-row table:style-name="ro1">
          <table:table-cell office:value-type="float" office:value="91.08" calcext:value-type="float">
            <text:p>91.08</text:p>
          </table:table-cell>
          <table:table-cell office:value-type="float" office:value="93.9826354980469" calcext:value-type="float">
            <text:p>93.982635498</text:p>
          </table:table-cell>
          <table:table-cell office:value-type="float" office:value="91.08" calcext:value-type="float">
            <text:p>91.08</text:p>
          </table:table-cell>
          <table:table-cell office:value-type="float" office:value="94.4920654296875" calcext:value-type="float">
            <text:p>94.4920654297</text:p>
          </table:table-cell>
          <table:table-cell office:value-type="float" office:value="91.08" calcext:value-type="float">
            <text:p>91.08</text:p>
          </table:table-cell>
          <table:table-cell office:value-type="float" office:value="92.6761779785156" calcext:value-type="float">
            <text:p>92.6761779785</text:p>
          </table:table-cell>
          <table:table-cell office:value-type="float" office:value="91.08" calcext:value-type="float">
            <text:p>91.08</text:p>
          </table:table-cell>
          <table:table-cell office:value-type="float" office:value="92.4584732055664" calcext:value-type="float">
            <text:p>92.4584732056</text:p>
          </table:table-cell>
          <table:table-cell office:value-type="float" office:value="91.08" calcext:value-type="float">
            <text:p>91.08</text:p>
          </table:table-cell>
          <table:table-cell office:value-type="float" office:value="93.7936096191406" calcext:value-type="float">
            <text:p>93.7936096191</text:p>
          </table:table-cell>
          <table:table-cell office:value-type="float" office:value="92.6761779785156" calcext:value-type="float">
            <text:p>92.6761779785</text:p>
          </table:table-cell>
          <table:table-cell/>
          <table:table-cell table:formula="of:=([.A227]-[.B227])^2" office:value-type="float" office:value="8.42529283452184" calcext:value-type="float">
            <text:p>8.4252928345</text:p>
          </table:table-cell>
          <table:table-cell table:formula="of:=([.E227]-[.F227])^2" office:value-type="float" office:value="2.54778413909823" calcext:value-type="float">
            <text:p>2.5477841391</text:p>
          </table:table-cell>
          <table:table-cell table:formula="of:=([.A227]-([.B227]+[.F227])/2)^2" office:value-type="float" office:value="5.0598306742251" calcext:value-type="float">
            <text:p>5.0598306742</text:p>
          </table:table-cell>
          <table:table-cell table:formula="of:=([.I227]-[.J227])^2" office:value-type="float" office:value="7.36367716509254" calcext:value-type="float">
            <text:p>7.3636771651</text:p>
          </table:table-cell>
          <table:table-cell table:formula="of:=[.M227]-[.N227]" office:value-type="float" office:value="5.87750869542361" calcext:value-type="float">
            <text:p>5.8775086954</text:p>
          </table:table-cell>
          <table:table-cell table:formula="of:=[.M227]-[.P227]" office:value-type="float" office:value="1.0616156694293" calcext:value-type="float">
            <text:p>1.0616156694</text:p>
          </table:table-cell>
          <table:table-cell table:formula="of:=([.A227]-100.04)^2" office:value-type="float" office:value="80.2816000000001" calcext:value-type="float">
            <text:p>80.2816</text:p>
          </table:table-cell>
          <table:table-cell/>
          <table:table-cell table:formula="of:=[.Q227]+[.U226]" office:value-type="float" office:value="1515.09097613534" calcext:value-type="float">
            <text:p>1515.0909761353</text:p>
          </table:table-cell>
        </table:table-row>
        <table:table-row table:style-name="ro1">
          <table:table-cell office:value-type="float" office:value="91.11" calcext:value-type="float">
            <text:p>91.11</text:p>
          </table:table-cell>
          <table:table-cell office:value-type="float" office:value="94.0494384765625" calcext:value-type="float">
            <text:p>94.0494384766</text:p>
          </table:table-cell>
          <table:table-cell office:value-type="float" office:value="91.11" calcext:value-type="float">
            <text:p>91.11</text:p>
          </table:table-cell>
          <table:table-cell office:value-type="float" office:value="91.8564987182617" calcext:value-type="float">
            <text:p>91.8564987183</text:p>
          </table:table-cell>
          <table:table-cell office:value-type="float" office:value="91.11" calcext:value-type="float">
            <text:p>91.11</text:p>
          </table:table-cell>
          <table:table-cell office:value-type="float" office:value="93.2076873779297" calcext:value-type="float">
            <text:p>93.2076873779</text:p>
          </table:table-cell>
          <table:table-cell office:value-type="float" office:value="91.11" calcext:value-type="float">
            <text:p>91.11</text:p>
          </table:table-cell>
          <table:table-cell office:value-type="float" office:value="92.3741760253906" calcext:value-type="float">
            <text:p>92.3741760254</text:p>
          </table:table-cell>
          <table:table-cell office:value-type="float" office:value="91.11" calcext:value-type="float">
            <text:p>91.11</text:p>
          </table:table-cell>
          <table:table-cell office:value-type="float" office:value="93.8149490356445" calcext:value-type="float">
            <text:p>93.8149490356</text:p>
          </table:table-cell>
          <table:table-cell office:value-type="float" office:value="93.2076873779297" calcext:value-type="float">
            <text:p>93.2076873779</text:p>
          </table:table-cell>
          <table:table-cell/>
          <table:table-cell table:formula="of:=([.A228]-[.B228])^2" office:value-type="float" office:value="8.64029855749607" calcext:value-type="float">
            <text:p>8.6402985575</text:p>
          </table:table-cell>
          <table:table-cell table:formula="of:=([.E228]-[.F228])^2" office:value-type="float" office:value="4.40029233552553" calcext:value-type="float">
            <text:p>4.4002923355</text:p>
          </table:table-cell>
          <table:table-cell table:formula="of:=([.A228]-([.B228]+[.F228])/2)^2" office:value-type="float" office:value="6.34315921849842" calcext:value-type="float">
            <text:p>6.3431592185</text:p>
          </table:table-cell>
          <table:table-cell table:formula="of:=([.I228]-[.J228])^2" office:value-type="float" office:value="7.31674928543428" calcext:value-type="float">
            <text:p>7.3167492854</text:p>
          </table:table-cell>
          <table:table-cell table:formula="of:=[.M228]-[.N228]" office:value-type="float" office:value="4.24000622197054" calcext:value-type="float">
            <text:p>4.240006222</text:p>
          </table:table-cell>
          <table:table-cell table:formula="of:=[.M228]-[.P228]" office:value-type="float" office:value="1.32354927206179" calcext:value-type="float">
            <text:p>1.3235492721</text:p>
          </table:table-cell>
          <table:table-cell table:formula="of:=([.A228]-100.04)^2" office:value-type="float" office:value="79.7449000000001" calcext:value-type="float">
            <text:p>79.7449</text:p>
          </table:table-cell>
          <table:table-cell/>
          <table:table-cell table:formula="of:=[.Q228]+[.U227]" office:value-type="float" office:value="1519.33098235731" calcext:value-type="float">
            <text:p>1519.3309823573</text:p>
          </table:table-cell>
        </table:table-row>
        <table:table-row table:style-name="ro1">
          <table:table-cell office:value-type="float" office:value="91.13" calcext:value-type="float">
            <text:p>91.13</text:p>
          </table:table-cell>
          <table:table-cell office:value-type="float" office:value="93.9969711303711" calcext:value-type="float">
            <text:p>93.9969711304</text:p>
          </table:table-cell>
          <table:table-cell office:value-type="float" office:value="91.13" calcext:value-type="float">
            <text:p>91.13</text:p>
          </table:table-cell>
          <table:table-cell office:value-type="float" office:value="91.3246841430664" calcext:value-type="float">
            <text:p>91.3246841431</text:p>
          </table:table-cell>
          <table:table-cell office:value-type="float" office:value="91.13" calcext:value-type="float">
            <text:p>91.13</text:p>
          </table:table-cell>
          <table:table-cell office:value-type="float" office:value="92.8498764038086" calcext:value-type="float">
            <text:p>92.8498764038</text:p>
          </table:table-cell>
          <table:table-cell office:value-type="float" office:value="91.13" calcext:value-type="float">
            <text:p>91.13</text:p>
          </table:table-cell>
          <table:table-cell office:value-type="float" office:value="91.4296875" calcext:value-type="float">
            <text:p>91.4296875</text:p>
          </table:table-cell>
          <table:table-cell office:value-type="float" office:value="91.13" calcext:value-type="float">
            <text:p>91.13</text:p>
          </table:table-cell>
          <table:table-cell office:value-type="float" office:value="93.505256652832" calcext:value-type="float">
            <text:p>93.5052566528</text:p>
          </table:table-cell>
          <table:table-cell office:value-type="float" office:value="92.8498764038086" calcext:value-type="float">
            <text:p>92.8498764038</text:p>
          </table:table-cell>
          <table:table-cell/>
          <table:table-cell table:formula="of:=([.A229]-[.B229])^2" office:value-type="float" office:value="8.21952346238133" calcext:value-type="float">
            <text:p>8.2195234624</text:p>
          </table:table-cell>
          <table:table-cell table:formula="of:=([.E229]-[.F229])^2" office:value-type="float" office:value="2.9579748443776" calcext:value-type="float">
            <text:p>2.9579748444</text:p>
          </table:table-cell>
          <table:table-cell table:formula="of:=([.A229]-([.B229]+[.F229])/2)^2" office:value-type="float" office:value="5.25979257545259" calcext:value-type="float">
            <text:p>5.2597925755</text:p>
          </table:table-cell>
          <table:table-cell table:formula="of:=([.I229]-[.J229])^2" office:value-type="float" office:value="5.64184416682285" calcext:value-type="float">
            <text:p>5.6418441668</text:p>
          </table:table-cell>
          <table:table-cell table:formula="of:=[.M229]-[.N229]" office:value-type="float" office:value="5.26154861800374" calcext:value-type="float">
            <text:p>5.261548618</text:p>
          </table:table-cell>
          <table:table-cell table:formula="of:=[.M229]-[.P229]" office:value-type="float" office:value="2.57767929555849" calcext:value-type="float">
            <text:p>2.5776792956</text:p>
          </table:table-cell>
          <table:table-cell table:formula="of:=([.A229]-100.04)^2" office:value-type="float" office:value="79.3881000000002" calcext:value-type="float">
            <text:p>79.3881</text:p>
          </table:table-cell>
          <table:table-cell/>
          <table:table-cell table:formula="of:=[.Q229]+[.U228]" office:value-type="float" office:value="1524.59253097531" calcext:value-type="float">
            <text:p>1524.5925309753</text:p>
          </table:table-cell>
        </table:table-row>
        <table:table-row table:style-name="ro1">
          <table:table-cell office:value-type="float" office:value="91.15" calcext:value-type="float">
            <text:p>91.15</text:p>
          </table:table-cell>
          <table:table-cell office:value-type="float" office:value="94.5734329223633" calcext:value-type="float">
            <text:p>94.5734329224</text:p>
          </table:table-cell>
          <table:table-cell office:value-type="float" office:value="91.15" calcext:value-type="float">
            <text:p>91.15</text:p>
          </table:table-cell>
          <table:table-cell office:value-type="float" office:value="96.223518371582" calcext:value-type="float">
            <text:p>96.2235183716</text:p>
          </table:table-cell>
          <table:table-cell office:value-type="float" office:value="91.15" calcext:value-type="float">
            <text:p>91.15</text:p>
          </table:table-cell>
          <table:table-cell office:value-type="float" office:value="93.9248275756836" calcext:value-type="float">
            <text:p>93.9248275757</text:p>
          </table:table-cell>
          <table:table-cell office:value-type="float" office:value="91.15" calcext:value-type="float">
            <text:p>91.15</text:p>
          </table:table-cell>
          <table:table-cell office:value-type="float" office:value="93.2014389038086" calcext:value-type="float">
            <text:p>93.2014389038</text:p>
          </table:table-cell>
          <table:table-cell office:value-type="float" office:value="91.15" calcext:value-type="float">
            <text:p>91.15</text:p>
          </table:table-cell>
          <table:table-cell office:value-type="float" office:value="94.5041580200195" calcext:value-type="float">
            <text:p>94.50415802</text:p>
          </table:table-cell>
          <table:table-cell office:value-type="float" office:value="93.9248275756836" calcext:value-type="float">
            <text:p>93.9248275757</text:p>
          </table:table-cell>
          <table:table-cell/>
          <table:table-cell table:formula="of:=([.A230]-[.B230])^2" office:value-type="float" office:value="11.7198929739208" calcext:value-type="float">
            <text:p>11.7198929739</text:p>
          </table:table-cell>
          <table:table-cell table:formula="of:=([.E230]-[.F230])^2" office:value-type="float" office:value="7.69966807477406" calcext:value-type="float">
            <text:p>7.6996680748</text:p>
          </table:table-cell>
          <table:table-cell table:formula="of:=([.A230]-([.B230]+[.F230])/2)^2" office:value-type="float" office:value="9.60460830041204" calcext:value-type="float">
            <text:p>9.6046083004</text:p>
          </table:table-cell>
          <table:table-cell table:formula="of:=([.I230]-[.J230])^2" office:value-type="float" office:value="11.2503760232613" calcext:value-type="float">
            <text:p>11.2503760233</text:p>
          </table:table-cell>
          <table:table-cell table:formula="of:=[.M230]-[.N230]" office:value-type="float" office:value="4.0202248991467" calcext:value-type="float">
            <text:p>4.0202248991</text:p>
          </table:table-cell>
          <table:table-cell table:formula="of:=[.M230]-[.P230]" office:value-type="float" office:value="0.469516950659454" calcext:value-type="float">
            <text:p>0.4695169507</text:p>
          </table:table-cell>
          <table:table-cell table:formula="of:=([.A230]-100.04)^2" office:value-type="float" office:value="79.0321" calcext:value-type="float">
            <text:p>79.0321</text:p>
          </table:table-cell>
          <table:table-cell/>
          <table:table-cell table:formula="of:=[.Q230]+[.U229]" office:value-type="float" office:value="1528.61275587446" calcext:value-type="float">
            <text:p>1528.6127558745</text:p>
          </table:table-cell>
        </table:table-row>
        <table:table-row table:style-name="ro1">
          <table:table-cell office:value-type="float" office:value="91.16" calcext:value-type="float">
            <text:p>91.1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1.16" calcext:value-type="float">
            <text:p>91.16</text:p>
          </table:table-cell>
          <table:table-cell office:value-type="float" office:value="94.370964050293" calcext:value-type="float">
            <text:p>94.3709640503</text:p>
          </table:table-cell>
          <table:table-cell office:value-type="float" office:value="91.16" calcext:value-type="float">
            <text:p>91.16</text:p>
          </table:table-cell>
          <table:table-cell office:value-type="float" office:value="94.8384399414062" calcext:value-type="float">
            <text:p>94.8384399414</text:p>
          </table:table-cell>
          <table:table-cell office:value-type="float" office:value="91.16" calcext:value-type="float">
            <text:p>91.16</text:p>
          </table:table-cell>
          <table:table-cell office:value-type="float" office:value="93.9701919555664" calcext:value-type="float">
            <text:p>93.9701919556</text:p>
          </table:table-cell>
          <table:table-cell office:value-type="float" office:value="91.16" calcext:value-type="float">
            <text:p>91.16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8384399414062" calcext:value-type="float">
            <text:p>94.8384399414</text:p>
          </table:table-cell>
          <table:table-cell/>
          <table:table-cell table:formula="of:=([.A231]-[.B231])^2" office:value-type="float" office:value="14.9342267476739" calcext:value-type="float">
            <text:p>14.9342267477</text:p>
          </table:table-cell>
          <table:table-cell table:formula="of:=([.E231]-[.F231])^2" office:value-type="float" office:value="13.5309204025328" calcext:value-type="float">
            <text:p>13.5309204025</text:p>
          </table:table-cell>
          <table:table-cell table:formula="of:=([.A231]-([.B231]+[.F231])/2)^2" office:value-type="float" office:value="14.2239205955808" calcext:value-type="float">
            <text:p>14.2239205956</text:p>
          </table:table-cell>
          <table:table-cell table:formula="of:=([.I231]-[.J231])^2" office:value-type="float" office:value="14.9771858106897" calcext:value-type="float">
            <text:p>14.9771858107</text:p>
          </table:table-cell>
          <table:table-cell table:formula="of:=[.M231]-[.N231]" office:value-type="float" office:value="1.40330634514103" calcext:value-type="float">
            <text:p>1.4033063451</text:p>
          </table:table-cell>
          <table:table-cell table:formula="of:=[.M231]-[.P231]" office:value-type="float" office:value="-0.0429590630158767" calcext:value-type="float">
            <text:p>-0.042959063</text:p>
          </table:table-cell>
          <table:table-cell table:formula="of:=([.A231]-100.04)^2" office:value-type="float" office:value="78.8544000000002" calcext:value-type="float">
            <text:p>78.8544</text:p>
          </table:table-cell>
          <table:table-cell/>
          <table:table-cell table:formula="of:=[.Q231]+[.U230]" office:value-type="float" office:value="1530.0160622196" calcext:value-type="float">
            <text:p>1530.0160622196</text:p>
          </table:table-cell>
        </table:table-row>
        <table:table-row table:style-name="ro1">
          <table:table-cell office:value-type="float" office:value="91.23" calcext:value-type="float">
            <text:p>91.23</text:p>
          </table:table-cell>
          <table:table-cell office:value-type="float" office:value="96.9679718017578" calcext:value-type="float">
            <text:p>96.9679718018</text:p>
          </table:table-cell>
          <table:table-cell office:value-type="float" office:value="91.23" calcext:value-type="float">
            <text:p>91.23</text:p>
          </table:table-cell>
          <table:table-cell office:value-type="float" office:value="98.3559265136719" calcext:value-type="float">
            <text:p>98.3559265137</text:p>
          </table:table-cell>
          <table:table-cell office:value-type="float" office:value="91.23" calcext:value-type="float">
            <text:p>91.23</text:p>
          </table:table-cell>
          <table:table-cell office:value-type="float" office:value="94.7128448486328" calcext:value-type="float">
            <text:p>94.7128448486</text:p>
          </table:table-cell>
          <table:table-cell office:value-type="float" office:value="91.23" calcext:value-type="float">
            <text:p>91.23</text:p>
          </table:table-cell>
          <table:table-cell office:value-type="float" office:value="94.9324798583984" calcext:value-type="float">
            <text:p>94.9324798584</text:p>
          </table:table-cell>
          <table:table-cell office:value-type="float" office:value="91.23" calcext:value-type="float">
            <text:p>91.23</text:p>
          </table:table-cell>
          <table:table-cell office:value-type="float" office:value="96.5830993652344" calcext:value-type="float">
            <text:p>96.5830993652</text:p>
          </table:table-cell>
          <table:table-cell office:value-type="float" office:value="94.7128448486328" calcext:value-type="float">
            <text:p>94.7128448486</text:p>
          </table:table-cell>
          <table:table-cell/>
          <table:table-cell table:formula="of:=([.A232]-[.B232])^2" office:value-type="float" office:value="32.9243203977677" calcext:value-type="float">
            <text:p>32.9243203978</text:p>
          </table:table-cell>
          <table:table-cell table:formula="of:=([.E232]-[.F232])^2" office:value-type="float" office:value="12.1302082396481" calcext:value-type="float">
            <text:p>12.1302082396</text:p>
          </table:table-cell>
          <table:table-cell table:formula="of:=([.A232]-([.B232]+[.F232])/2)^2" office:value-type="float" office:value="21.2558649250302" calcext:value-type="float">
            <text:p>21.255864925</text:p>
          </table:table-cell>
          <table:table-cell table:formula="of:=([.I232]-[.J232])^2" office:value-type="float" office:value="28.6556728140726" calcext:value-type="float">
            <text:p>28.6556728141</text:p>
          </table:table-cell>
          <table:table-cell table:formula="of:=[.M232]-[.N232]" office:value-type="float" office:value="20.7941121581197" calcext:value-type="float">
            <text:p>20.7941121581</text:p>
          </table:table-cell>
          <table:table-cell table:formula="of:=[.M232]-[.P232]" office:value-type="float" office:value="4.26864758369512" calcext:value-type="float">
            <text:p>4.2686475837</text:p>
          </table:table-cell>
          <table:table-cell table:formula="of:=([.A232]-100.04)^2" office:value-type="float" office:value="77.6161" calcext:value-type="float">
            <text:p>77.6161</text:p>
          </table:table-cell>
          <table:table-cell/>
          <table:table-cell table:formula="of:=[.Q232]+[.U231]" office:value-type="float" office:value="1550.81017437772" calcext:value-type="float">
            <text:p>1550.8101743777</text:p>
          </table:table-cell>
        </table:table-row>
        <table:table-row table:style-name="ro1">
          <table:table-cell office:value-type="float" office:value="91.27" calcext:value-type="float">
            <text:p>91.27</text:p>
          </table:table-cell>
          <table:table-cell office:value-type="float" office:value="95.5096282958984" calcext:value-type="float">
            <text:p>95.5096282959</text:p>
          </table:table-cell>
          <table:table-cell office:value-type="float" office:value="91.27" calcext:value-type="float">
            <text:p>91.27</text:p>
          </table:table-cell>
          <table:table-cell office:value-type="float" office:value="91.725959777832" calcext:value-type="float">
            <text:p>91.7259597778</text:p>
          </table:table-cell>
          <table:table-cell office:value-type="float" office:value="91.27" calcext:value-type="float">
            <text:p>91.27</text:p>
          </table:table-cell>
          <table:table-cell office:value-type="float" office:value="93.1542282104492" calcext:value-type="float">
            <text:p>93.1542282104</text:p>
          </table:table-cell>
          <table:table-cell office:value-type="float" office:value="91.27" calcext:value-type="float">
            <text:p>91.27</text:p>
          </table:table-cell>
          <table:table-cell office:value-type="float" office:value="92.7956695556641" calcext:value-type="float">
            <text:p>92.7956695557</text:p>
          </table:table-cell>
          <table:table-cell office:value-type="float" office:value="91.27" calcext:value-type="float">
            <text:p>91.27</text:p>
          </table:table-cell>
          <table:table-cell office:value-type="float" office:value="94.9201889038086" calcext:value-type="float">
            <text:p>94.9201889038</text:p>
          </table:table-cell>
          <table:table-cell office:value-type="float" office:value="93.1542282104492" calcext:value-type="float">
            <text:p>93.1542282104</text:p>
          </table:table-cell>
          <table:table-cell/>
          <table:table-cell table:formula="of:=([.A233]-[.B233])^2" office:value-type="float" office:value="17.9744480873827" calcext:value-type="float">
            <text:p>17.9744480874</text:p>
          </table:table-cell>
          <table:table-cell table:formula="of:=([.E233]-[.F233])^2" office:value-type="float" office:value="3.55031594905268" calcext:value-type="float">
            <text:p>3.5503159491</text:p>
          </table:table-cell>
          <table:table-cell table:formula="of:=([.A233]-([.B233]+[.F233])/2)^2" office:value-type="float" office:value="9.37540462758416" calcext:value-type="float">
            <text:p>9.3754046276</text:p>
          </table:table-cell>
          <table:table-cell table:formula="of:=([.I233]-[.J233])^2" office:value-type="float" office:value="13.3238790334874" calcext:value-type="float">
            <text:p>13.3238790335</text:p>
          </table:table-cell>
          <table:table-cell table:formula="of:=[.M233]-[.N233]" office:value-type="float" office:value="14.42413213833" calcext:value-type="float">
            <text:p>14.4241321383</text:p>
          </table:table-cell>
          <table:table-cell table:formula="of:=[.M233]-[.P233]" office:value-type="float" office:value="4.65056905389531" calcext:value-type="float">
            <text:p>4.6505690539</text:p>
          </table:table-cell>
          <table:table-cell table:formula="of:=([.A233]-100.04)^2" office:value-type="float" office:value="76.9129000000002" calcext:value-type="float">
            <text:p>76.9129</text:p>
          </table:table-cell>
          <table:table-cell/>
          <table:table-cell table:formula="of:=[.Q233]+[.U232]" office:value-type="float" office:value="1565.23430651605" calcext:value-type="float">
            <text:p>1565.2343065161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 office:value-type="float" office:value="94.1006088256836" calcext:value-type="float">
            <text:p>94.1006088257</text:p>
          </table:table-cell>
          <table:table-cell office:value-type="float" office:value="91.38" calcext:value-type="float">
            <text:p>91.38</text:p>
          </table:table-cell>
          <table:table-cell office:value-type="float" office:value="94.2396850585937" calcext:value-type="float">
            <text:p>94.2396850586</text:p>
          </table:table-cell>
          <table:table-cell office:value-type="float" office:value="91.38" calcext:value-type="float">
            <text:p>91.38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91.38" calcext:value-type="float">
            <text:p>91.38</text:p>
          </table:table-cell>
          <table:table-cell office:value-type="float" office:value="93.0653305053711" calcext:value-type="float">
            <text:p>93.0653305054</text:p>
          </table:table-cell>
          <table:table-cell office:value-type="float" office:value="91.38" calcext:value-type="float">
            <text:p>91.38</text:p>
          </table:table-cell>
          <table:table-cell office:value-type="float" office:value="94.0856704711914" calcext:value-type="float">
            <text:p>94.0856704712</text:p>
          </table:table-cell>
          <table:table-cell office:value-type="float" office:value="93.2337188720703" calcext:value-type="float">
            <text:p>93.2337188721</text:p>
          </table:table-cell>
          <table:table-cell/>
          <table:table-cell table:formula="of:=([.A234]-[.B234])^2" office:value-type="float" office:value="7.40171238238749" calcext:value-type="float">
            <text:p>7.4017123824</text:p>
          </table:table-cell>
          <table:table-cell table:formula="of:=([.E234]-[.F234])^2" office:value-type="float" office:value="3.43627365666965" calcext:value-type="float">
            <text:p>3.4362736567</text:p>
          </table:table-cell>
          <table:table-cell table:formula="of:=([.A234]-([.B234]+[.F234])/2)^2" office:value-type="float" office:value="5.23111847160966" calcext:value-type="float">
            <text:p>5.2311184716</text:p>
          </table:table-cell>
          <table:table-cell table:formula="of:=([.I234]-[.J234])^2" office:value-type="float" office:value="7.32065269867715" calcext:value-type="float">
            <text:p>7.3206526987</text:p>
          </table:table-cell>
          <table:table-cell table:formula="of:=[.M234]-[.N234]" office:value-type="float" office:value="3.96543872571784" calcext:value-type="float">
            <text:p>3.9654387257</text:p>
          </table:table-cell>
          <table:table-cell table:formula="of:=[.M234]-[.P234]" office:value-type="float" office:value="0.081059683710337" calcext:value-type="float">
            <text:p>0.0810596837</text:p>
          </table:table-cell>
          <table:table-cell table:formula="of:=([.A234]-100.04)^2" office:value-type="float" office:value="74.9956000000002" calcext:value-type="float">
            <text:p>74.9956</text:p>
          </table:table-cell>
          <table:table-cell/>
          <table:table-cell table:formula="of:=[.Q234]+[.U233]" office:value-type="float" office:value="1569.19974524177" calcext:value-type="float">
            <text:p>1569.1997452418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1.38" calcext:value-type="float">
            <text:p>91.38</text:p>
          </table:table-cell>
          <table:table-cell office:value-type="float" office:value="100.11555480957" calcext:value-type="float">
            <text:p>100.1155548096</text:p>
          </table:table-cell>
          <table:table-cell office:value-type="float" office:value="91.38" calcext:value-type="float">
            <text:p>91.38</text:p>
          </table:table-cell>
          <table:table-cell office:value-type="float" office:value="93.5490951538086" calcext:value-type="float">
            <text:p>93.5490951538</text:p>
          </table:table-cell>
          <table:table-cell office:value-type="float" office:value="91.38" calcext:value-type="float">
            <text:p>91.38</text:p>
          </table:table-cell>
          <table:table-cell office:value-type="float" office:value="97.1952056884766" calcext:value-type="float">
            <text:p>97.1952056885</text:p>
          </table:table-cell>
          <table:table-cell office:value-type="float" office:value="91.38" calcext:value-type="float">
            <text:p>91.38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5490951538086" calcext:value-type="float">
            <text:p>93.5490951538</text:p>
          </table:table-cell>
          <table:table-cell/>
          <table:table-cell table:formula="of:=([.A235]-[.B235])^2" office:value-type="float" office:value="9.95756275019434" calcext:value-type="float">
            <text:p>9.9575627502</text:p>
          </table:table-cell>
          <table:table-cell table:formula="of:=([.E235]-[.F235])^2" office:value-type="float" office:value="4.70497378627595" calcext:value-type="float">
            <text:p>4.7049737863</text:p>
          </table:table-cell>
          <table:table-cell table:formula="of:=([.A235]-([.B235]+[.F235])/2)^2" office:value-type="float" office:value="7.08798974520119" calcext:value-type="float">
            <text:p>7.0879897452</text:p>
          </table:table-cell>
          <table:table-cell table:formula="of:=([.I235]-[.J235])^2" office:value-type="float" office:value="10.5564329088369" calcext:value-type="float">
            <text:p>10.5564329088</text:p>
          </table:table-cell>
          <table:table-cell table:formula="of:=[.M235]-[.N235]" office:value-type="float" office:value="5.2525889639184" calcext:value-type="float">
            <text:p>5.2525889639</text:p>
          </table:table-cell>
          <table:table-cell table:formula="of:=[.M235]-[.P235]" office:value-type="float" office:value="-0.598870158642532" calcext:value-type="float">
            <text:p>-0.5988701586</text:p>
          </table:table-cell>
          <table:table-cell table:formula="of:=([.A235]-100.04)^2" office:value-type="float" office:value="74.9956000000002" calcext:value-type="float">
            <text:p>74.9956</text:p>
          </table:table-cell>
          <table:table-cell/>
          <table:table-cell table:formula="of:=[.Q235]+[.U234]" office:value-type="float" office:value="1574.45233420568" calcext:value-type="float">
            <text:p>1574.4523342057</text:p>
          </table:table-cell>
        </table:table-row>
        <table:table-row table:style-name="ro1">
          <table:table-cell office:value-type="float" office:value="91.39" calcext:value-type="float">
            <text:p>91.39</text:p>
          </table:table-cell>
          <table:table-cell office:value-type="float" office:value="94.9944839477539" calcext:value-type="float">
            <text:p>94.9944839478</text:p>
          </table:table-cell>
          <table:table-cell office:value-type="float" office:value="91.39" calcext:value-type="float">
            <text:p>91.39</text:p>
          </table:table-cell>
          <table:table-cell office:value-type="float" office:value="95.0717620849609" calcext:value-type="float">
            <text:p>95.071762085</text:p>
          </table:table-cell>
          <table:table-cell office:value-type="float" office:value="91.39" calcext:value-type="float">
            <text:p>91.39</text:p>
          </table:table-cell>
          <table:table-cell office:value-type="float" office:value="94.5373992919922" calcext:value-type="float">
            <text:p>94.537399292</text:p>
          </table:table-cell>
          <table:table-cell office:value-type="float" office:value="91.39" calcext:value-type="float">
            <text:p>91.39</text:p>
          </table:table-cell>
          <table:table-cell office:value-type="float" office:value="93.1880187988281" calcext:value-type="float">
            <text:p>93.1880187988</text:p>
          </table:table-cell>
          <table:table-cell office:value-type="float" office:value="91.39" calcext:value-type="float">
            <text:p>91.39</text:p>
          </table:table-cell>
          <table:table-cell office:value-type="float" office:value="95.0920181274414" calcext:value-type="float">
            <text:p>95.0920181274</text:p>
          </table:table-cell>
          <table:table-cell office:value-type="float" office:value="94.5373992919922" calcext:value-type="float">
            <text:p>94.537399292</text:p>
          </table:table-cell>
          <table:table-cell/>
          <table:table-cell table:formula="of:=([.A236]-[.B236])^2" office:value-type="float" office:value="12.9923045296156" calcext:value-type="float">
            <text:p>12.9923045296</text:p>
          </table:table-cell>
          <table:table-cell table:formula="of:=([.E236]-[.F236])^2" office:value-type="float" office:value="9.90612230323292" calcext:value-type="float">
            <text:p>9.9061223032</text:p>
          </table:table-cell>
          <table:table-cell table:formula="of:=([.A236]-([.B236]+[.F236])/2)^2" office:value-type="float" office:value="11.396981820791" calcext:value-type="float">
            <text:p>11.3969818208</text:p>
          </table:table-cell>
          <table:table-cell table:formula="of:=([.I236]-[.J236])^2" office:value-type="float" office:value="13.7049382159048" calcext:value-type="float">
            <text:p>13.7049382159</text:p>
          </table:table-cell>
          <table:table-cell table:formula="of:=[.M236]-[.N236]" office:value-type="float" office:value="3.08618222638266" calcext:value-type="float">
            <text:p>3.0861822264</text:p>
          </table:table-cell>
          <table:table-cell table:formula="of:=[.M236]-[.P236]" office:value-type="float" office:value="-0.712633686289191" calcext:value-type="float">
            <text:p>-0.7126336863</text:p>
          </table:table-cell>
          <table:table-cell table:formula="of:=([.A236]-100.04)^2" office:value-type="float" office:value="74.8225000000001" calcext:value-type="float">
            <text:p>74.8225</text:p>
          </table:table-cell>
          <table:table-cell/>
          <table:table-cell table:formula="of:=[.Q236]+[.U235]" office:value-type="float" office:value="1577.53851643207" calcext:value-type="float">
            <text:p>1577.5385164321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95.5831985473633" calcext:value-type="float">
            <text:p>95.5831985474</text:p>
          </table:table-cell>
          <table:table-cell office:value-type="float" office:value="91.4" calcext:value-type="float">
            <text:p>91.4</text:p>
          </table:table-cell>
          <table:table-cell office:value-type="float" office:value="102.514251708984" calcext:value-type="float">
            <text:p>102.514251709</text:p>
          </table:table-cell>
          <table:table-cell office:value-type="float" office:value="91.4" calcext:value-type="float">
            <text:p>91.4</text:p>
          </table:table-cell>
          <table:table-cell office:value-type="float" office:value="94.0804824829102" calcext:value-type="float">
            <text:p>94.0804824829</text:p>
          </table:table-cell>
          <table:table-cell office:value-type="float" office:value="91.4" calcext:value-type="float">
            <text:p>91.4</text:p>
          </table:table-cell>
          <table:table-cell office:value-type="float" office:value="101.539207458496" calcext:value-type="float">
            <text:p>101.5392074585</text:p>
          </table:table-cell>
          <table:table-cell office:value-type="float" office:value="91.4" calcext:value-type="float">
            <text:p>91.4</text:p>
          </table:table-cell>
          <table:table-cell office:value-type="float" office:value="95.4002304077148" calcext:value-type="float">
            <text:p>95.4002304077</text:p>
          </table:table-cell>
          <table:table-cell office:value-type="float" office:value="94.0804824829102" calcext:value-type="float">
            <text:p>94.0804824829</text:p>
          </table:table-cell>
          <table:table-cell/>
          <table:table-cell table:formula="of:=([.A237]-[.B237])^2" office:value-type="float" office:value="17.4991500866622" calcext:value-type="float">
            <text:p>17.4991500867</text:p>
          </table:table-cell>
          <table:table-cell table:formula="of:=([.E237]-[.F237])^2" office:value-type="float" office:value="7.18498634118817" calcext:value-type="float">
            <text:p>7.1849863412</text:p>
          </table:table-cell>
          <table:table-cell table:formula="of:=([.A237]-([.B237]+[.F237])/2)^2" office:value-type="float" office:value="11.7775293213338" calcext:value-type="float">
            <text:p>11.7775293213</text:p>
          </table:table-cell>
          <table:table-cell table:formula="of:=([.I237]-[.J237])^2" office:value-type="float" office:value="16.0018433148064" calcext:value-type="float">
            <text:p>16.0018433148</text:p>
          </table:table-cell>
          <table:table-cell table:formula="of:=[.M237]-[.N237]" office:value-type="float" office:value="10.3141637454741" calcext:value-type="float">
            <text:p>10.3141637455</text:p>
          </table:table-cell>
          <table:table-cell table:formula="of:=[.M237]-[.P237]" office:value-type="float" office:value="1.4973067718558" calcext:value-type="float">
            <text:p>1.4973067719</text:p>
          </table:table-cell>
          <table:table-cell table:formula="of:=([.A237]-100.04)^2" office:value-type="float" office:value="74.6496" calcext:value-type="float">
            <text:p>74.6496</text:p>
          </table:table-cell>
          <table:table-cell/>
          <table:table-cell table:formula="of:=[.Q237]+[.U236]" office:value-type="float" office:value="1587.85268017754" calcext:value-type="float">
            <text:p>1587.8526801775</text:p>
          </table:table-cell>
        </table:table-row>
        <table:table-row table:style-name="ro1">
          <table:table-cell office:value-type="float" office:value="91.41" calcext:value-type="float">
            <text:p>91.41</text:p>
          </table:table-cell>
          <table:table-cell office:value-type="float" office:value="95.7063674926758" calcext:value-type="float">
            <text:p>95.7063674927</text:p>
          </table:table-cell>
          <table:table-cell office:value-type="float" office:value="91.41" calcext:value-type="float">
            <text:p>91.41</text:p>
          </table:table-cell>
          <table:table-cell office:value-type="float" office:value="92.5080337524414" calcext:value-type="float">
            <text:p>92.5080337524</text:p>
          </table:table-cell>
          <table:table-cell office:value-type="float" office:value="91.41" calcext:value-type="float">
            <text:p>91.41</text:p>
          </table:table-cell>
          <table:table-cell office:value-type="float" office:value="92.82177734375" calcext:value-type="float">
            <text:p>92.8217773438</text:p>
          </table:table-cell>
          <table:table-cell office:value-type="float" office:value="91.41" calcext:value-type="float">
            <text:p>91.41</text:p>
          </table:table-cell>
          <table:table-cell office:value-type="float" office:value="92.3725891113281" calcext:value-type="float">
            <text:p>92.3725891113</text:p>
          </table:table-cell>
          <table:table-cell office:value-type="float" office:value="91.41" calcext:value-type="float">
            <text:p>91.41</text:p>
          </table:table-cell>
          <table:table-cell office:value-type="float" office:value="97.3169097900391" calcext:value-type="float">
            <text:p>97.31690979</text:p>
          </table:table-cell>
          <table:table-cell office:value-type="float" office:value="92.82177734375" calcext:value-type="float">
            <text:p>92.8217773438</text:p>
          </table:table-cell>
          <table:table-cell/>
          <table:table-cell table:formula="of:=([.A238]-[.B238])^2" office:value-type="float" office:value="18.4587736321212" calcext:value-type="float">
            <text:p>18.4587736321</text:p>
          </table:table-cell>
          <table:table-cell table:formula="of:=([.E238]-[.F238])^2" office:value-type="float" office:value="1.99311526832582" calcext:value-type="float">
            <text:p>1.9931152683</text:p>
          </table:table-cell>
          <table:table-cell table:formula="of:=([.A238]-([.B238]+[.F238])/2)^2" office:value-type="float" office:value="8.1457293684036" calcext:value-type="float">
            <text:p>8.1457293684</text:p>
          </table:table-cell>
          <table:table-cell table:formula="of:=([.I238]-[.J238])^2" office:value-type="float" office:value="34.8915832676594" calcext:value-type="float">
            <text:p>34.8915832677</text:p>
          </table:table-cell>
          <table:table-cell table:formula="of:=[.M238]-[.N238]" office:value-type="float" office:value="16.4656583637954" calcext:value-type="float">
            <text:p>16.4656583638</text:p>
          </table:table-cell>
          <table:table-cell table:formula="of:=[.M238]-[.P238]" office:value-type="float" office:value="-16.4328096355382" calcext:value-type="float">
            <text:p>-16.4328096355</text:p>
          </table:table-cell>
          <table:table-cell table:formula="of:=([.A238]-100.04)^2" office:value-type="float" office:value="74.4769000000002" calcext:value-type="float">
            <text:p>74.4769</text:p>
          </table:table-cell>
          <table:table-cell/>
          <table:table-cell table:formula="of:=[.Q238]+[.U237]" office:value-type="float" office:value="1604.31833854134" calcext:value-type="float">
            <text:p>1604.3183385413</text:p>
          </table:table-cell>
        </table:table-row>
        <table:table-row table:style-name="ro1">
          <table:table-cell office:value-type="float" office:value="91.43" calcext:value-type="float">
            <text:p>91.43</text:p>
          </table:table-cell>
          <table:table-cell office:value-type="float" office:value="95.9781036376953" calcext:value-type="float">
            <text:p>95.9781036377</text:p>
          </table:table-cell>
          <table:table-cell office:value-type="float" office:value="91.43" calcext:value-type="float">
            <text:p>91.43</text:p>
          </table:table-cell>
          <table:table-cell office:value-type="float" office:value="97.4054183959961" calcext:value-type="float">
            <text:p>97.405418396</text:p>
          </table:table-cell>
          <table:table-cell office:value-type="float" office:value="91.43" calcext:value-type="float">
            <text:p>91.43</text:p>
          </table:table-cell>
          <table:table-cell office:value-type="float" office:value="95.4141082763672" calcext:value-type="float">
            <text:p>95.4141082764</text:p>
          </table:table-cell>
          <table:table-cell office:value-type="float" office:value="91.43" calcext:value-type="float">
            <text:p>91.43</text:p>
          </table:table-cell>
          <table:table-cell office:value-type="float" office:value="96.4628372192383" calcext:value-type="float">
            <text:p>96.4628372192</text:p>
          </table:table-cell>
          <table:table-cell office:value-type="float" office:value="91.43" calcext:value-type="float">
            <text:p>91.43</text:p>
          </table:table-cell>
          <table:table-cell office:value-type="float" office:value="95.8337860107422" calcext:value-type="float">
            <text:p>95.8337860107</text:p>
          </table:table-cell>
          <table:table-cell office:value-type="float" office:value="95.4141082763672" calcext:value-type="float">
            <text:p>95.4141082764</text:p>
          </table:table-cell>
          <table:table-cell/>
          <table:table-cell table:formula="of:=([.A239]-[.B239])^2" office:value-type="float" office:value="20.6852466992173" calcext:value-type="float">
            <text:p>20.6852466992</text:p>
          </table:table-cell>
          <table:table-cell table:formula="of:=([.E239]-[.F239])^2" office:value-type="float" office:value="15.8731187578175" calcext:value-type="float">
            <text:p>15.8731187578</text:p>
          </table:table-cell>
          <table:table-cell table:formula="of:=([.A239]-([.B239]+[.F239])/2)^2" office:value-type="float" office:value="18.1996600366175" calcext:value-type="float">
            <text:p>18.1996600366</text:p>
          </table:table-cell>
          <table:table-cell table:formula="of:=([.I239]-[.J239])^2" office:value-type="float" office:value="19.3933312284085" calcext:value-type="float">
            <text:p>19.3933312284</text:p>
          </table:table-cell>
          <table:table-cell table:formula="of:=[.M239]-[.N239]" office:value-type="float" office:value="4.81212794139981" calcext:value-type="float">
            <text:p>4.8121279414</text:p>
          </table:table-cell>
          <table:table-cell table:formula="of:=[.M239]-[.P239]" office:value-type="float" office:value="1.29191547080874" calcext:value-type="float">
            <text:p>1.2919154708</text:p>
          </table:table-cell>
          <table:table-cell table:formula="of:=([.A239]-100.04)^2" office:value-type="float" office:value="74.1321" calcext:value-type="float">
            <text:p>74.1321</text:p>
          </table:table-cell>
          <table:table-cell/>
          <table:table-cell table:formula="of:=[.Q239]+[.U238]" office:value-type="float" office:value="1609.13046648274" calcext:value-type="float">
            <text:p>1609.1304664827</text:p>
          </table:table-cell>
        </table:table-row>
        <table:table-row table:style-name="ro1">
          <table:table-cell office:value-type="float" office:value="91.47" calcext:value-type="float">
            <text:p>91.47</text:p>
          </table:table-cell>
          <table:table-cell office:value-type="float" office:value="94.6787948608398" calcext:value-type="float">
            <text:p>94.6787948608</text:p>
          </table:table-cell>
          <table:table-cell office:value-type="float" office:value="91.47" calcext:value-type="float">
            <text:p>91.47</text:p>
          </table:table-cell>
          <table:table-cell office:value-type="float" office:value="97.067985534668" calcext:value-type="float">
            <text:p>97.0679855347</text:p>
          </table:table-cell>
          <table:table-cell office:value-type="float" office:value="91.47" calcext:value-type="float">
            <text:p>91.47</text:p>
          </table:table-cell>
          <table:table-cell office:value-type="float" office:value="93.893684387207" calcext:value-type="float">
            <text:p>93.8936843872</text:p>
          </table:table-cell>
          <table:table-cell office:value-type="float" office:value="91.47" calcext:value-type="float">
            <text:p>91.47</text:p>
          </table:table-cell>
          <table:table-cell office:value-type="float" office:value="95.1596221923828" calcext:value-type="float">
            <text:p>95.1596221924</text:p>
          </table:table-cell>
          <table:table-cell office:value-type="float" office:value="91.47" calcext:value-type="float">
            <text:p>91.47</text:p>
          </table:table-cell>
          <table:table-cell office:value-type="float" office:value="94.3065032958984" calcext:value-type="float">
            <text:p>94.3065032959</text:p>
          </table:table-cell>
          <table:table-cell office:value-type="float" office:value="93.893684387207" calcext:value-type="float">
            <text:p>93.8936843872</text:p>
          </table:table-cell>
          <table:table-cell/>
          <table:table-cell table:formula="of:=([.A240]-[.B240])^2" office:value-type="float" office:value="10.2963644589522" calcext:value-type="float">
            <text:p>10.296364459</text:p>
          </table:table-cell>
          <table:table-cell table:formula="of:=([.E240]-[.F240])^2" office:value-type="float" office:value="5.87424600879113" calcext:value-type="float">
            <text:p>5.8742460088</text:p>
          </table:table-cell>
          <table:table-cell table:formula="of:=([.A240]-([.B240]+[.F240])/2)^2" office:value-type="float" office:value="7.93120561991968" calcext:value-type="float">
            <text:p>7.9312056199</text:p>
          </table:table-cell>
          <table:table-cell table:formula="of:=([.I240]-[.J240])^2" office:value-type="float" office:value="8.04575094764271" calcext:value-type="float">
            <text:p>8.0457509476</text:p>
          </table:table-cell>
          <table:table-cell table:formula="of:=[.M240]-[.N240]" office:value-type="float" office:value="4.42211845016107" calcext:value-type="float">
            <text:p>4.4221184502</text:p>
          </table:table-cell>
          <table:table-cell table:formula="of:=[.M240]-[.P240]" office:value-type="float" office:value="2.25061351130949" calcext:value-type="float">
            <text:p>2.2506135113</text:p>
          </table:table-cell>
          <table:table-cell table:formula="of:=([.A240]-100.04)^2" office:value-type="float" office:value="73.4449000000001" calcext:value-type="float">
            <text:p>73.4449</text:p>
          </table:table-cell>
          <table:table-cell/>
          <table:table-cell table:formula="of:=[.Q240]+[.U239]" office:value-type="float" office:value="1613.5525849329" calcext:value-type="float">
            <text:p>1613.5525849329</text:p>
          </table:table-cell>
        </table:table-row>
        <table:table-row table:style-name="ro1">
          <table:table-cell office:value-type="float" office:value="91.49" calcext:value-type="float">
            <text:p>91.49</text:p>
          </table:table-cell>
          <table:table-cell office:value-type="float" office:value="93.3746643066406" calcext:value-type="float">
            <text:p>93.3746643066</text:p>
          </table:table-cell>
          <table:table-cell office:value-type="float" office:value="91.49" calcext:value-type="float">
            <text:p>91.49</text:p>
          </table:table-cell>
          <table:table-cell office:value-type="float" office:value="92.0555267333984" calcext:value-type="float">
            <text:p>92.0555267334</text:p>
          </table:table-cell>
          <table:table-cell office:value-type="float" office:value="91.49" calcext:value-type="float">
            <text:p>91.49</text:p>
          </table:table-cell>
          <table:table-cell office:value-type="float" office:value="91.5972747802734" calcext:value-type="float">
            <text:p>91.5972747803</text:p>
          </table:table-cell>
          <table:table-cell office:value-type="float" office:value="91.49" calcext:value-type="float">
            <text:p>91.49</text:p>
          </table:table-cell>
          <table:table-cell office:value-type="float" office:value="91.443000793457" calcext:value-type="float">
            <text:p>91.4430007935</text:p>
          </table:table-cell>
          <table:table-cell office:value-type="float" office:value="91.49" calcext:value-type="float">
            <text:p>91.49</text:p>
          </table:table-cell>
          <table:table-cell office:value-type="float" office:value="93.1241226196289" calcext:value-type="float">
            <text:p>93.1241226196</text:p>
          </table:table-cell>
          <table:table-cell office:value-type="float" office:value="91.5972747802734" calcext:value-type="float">
            <text:p>91.5972747803</text:p>
          </table:table-cell>
          <table:table-cell/>
          <table:table-cell table:formula="of:=([.A241]-[.B241])^2" office:value-type="float" office:value="3.55195954872521" calcext:value-type="float">
            <text:p>3.5519595487</text:p>
          </table:table-cell>
          <table:table-cell table:formula="of:=([.E241]-[.F241])^2" office:value-type="float" office:value="0.0115078784827154" calcext:value-type="float">
            <text:p>0.0115078785</text:p>
          </table:table-cell>
          <table:table-cell table:formula="of:=([.A241]-([.B241]+[.F241])/2)^2" office:value-type="float" office:value="0.991955331494017" calcext:value-type="float">
            <text:p>0.9919553315</text:p>
          </table:table-cell>
          <table:table-cell table:formula="of:=([.I241]-[.J241])^2" office:value-type="float" office:value="2.67035673598286" calcext:value-type="float">
            <text:p>2.670356736</text:p>
          </table:table-cell>
          <table:table-cell table:formula="of:=[.M241]-[.N241]" office:value-type="float" office:value="3.54045167024249" calcext:value-type="float">
            <text:p>3.5404516702</text:p>
          </table:table-cell>
          <table:table-cell table:formula="of:=[.M241]-[.P241]" office:value-type="float" office:value="0.881602812742351" calcext:value-type="float">
            <text:p>0.8816028127</text:p>
          </table:table-cell>
          <table:table-cell table:formula="of:=([.A241]-100.04)^2" office:value-type="float" office:value="73.1025000000002" calcext:value-type="float">
            <text:p>73.1025</text:p>
          </table:table-cell>
          <table:table-cell/>
          <table:table-cell table:formula="of:=[.Q241]+[.U240]" office:value-type="float" office:value="1617.09303660314" calcext:value-type="float">
            <text:p>1617.0930366031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1.5" calcext:value-type="float">
            <text:p>91.5</text:p>
          </table:table-cell>
          <table:table-cell office:value-type="float" office:value="94.4818267822266" calcext:value-type="float">
            <text:p>94.4818267822</text:p>
          </table:table-cell>
          <table:table-cell office:value-type="float" office:value="91.5" calcext:value-type="float">
            <text:p>91.5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1.5" calcext:value-type="float">
            <text:p>91.5</text:p>
          </table:table-cell>
          <table:table-cell office:value-type="float" office:value="95.1867370605469" calcext:value-type="float">
            <text:p>95.1867370605</text:p>
          </table:table-cell>
          <table:table-cell office:value-type="float" office:value="91.5" calcext:value-type="float">
            <text:p>91.5</text:p>
          </table:table-cell>
          <table:table-cell office:value-type="float" office:value="94.6180572509766" calcext:value-type="float">
            <text:p>94.618057251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242]-[.B242])^2" office:value-type="float" office:value="10.1719785729074" calcext:value-type="float">
            <text:p>10.1719785729</text:p>
          </table:table-cell>
          <table:table-cell table:formula="of:=([.E242]-[.F242])^2" office:value-type="float" office:value="9.30661452957429" calcext:value-type="float">
            <text:p>9.3066145296</text:p>
          </table:table-cell>
          <table:table-cell table:formula="of:=([.A242]-([.B242]+[.F242])/2)^2" office:value-type="float" office:value="9.73448855000606" calcext:value-type="float">
            <text:p>9.73448855</text:p>
          </table:table-cell>
          <table:table-cell table:formula="of:=([.I242]-[.J242])^2" office:value-type="float" office:value="9.72228102036752" calcext:value-type="float">
            <text:p>9.7222810204</text:p>
          </table:table-cell>
          <table:table-cell table:formula="of:=[.M242]-[.N242]" office:value-type="float" office:value="0.865364043333102" calcext:value-type="float">
            <text:p>0.8653640433</text:p>
          </table:table-cell>
          <table:table-cell table:formula="of:=[.M242]-[.P242]" office:value-type="float" office:value="0.449697552539874" calcext:value-type="float">
            <text:p>0.4496975525</text:p>
          </table:table-cell>
          <table:table-cell table:formula="of:=([.A242]-100.04)^2" office:value-type="float" office:value="72.9316000000001" calcext:value-type="float">
            <text:p>72.9316</text:p>
          </table:table-cell>
          <table:table-cell/>
          <table:table-cell table:formula="of:=[.Q242]+[.U241]" office:value-type="float" office:value="1617.95840064647" calcext:value-type="float">
            <text:p>1617.9584006465</text:p>
          </table:table-cell>
        </table:table-row>
        <table:table-row table:style-name="ro1">
          <table:table-cell office:value-type="float" office:value="91.51" calcext:value-type="float">
            <text:p>91.51</text:p>
          </table:table-cell>
          <table:table-cell office:value-type="float" office:value="93.7348327636719" calcext:value-type="float">
            <text:p>93.7348327637</text:p>
          </table:table-cell>
          <table:table-cell office:value-type="float" office:value="91.51" calcext:value-type="float">
            <text:p>91.51</text:p>
          </table:table-cell>
          <table:table-cell office:value-type="float" office:value="90.1845016479492" calcext:value-type="float">
            <text:p>90.1845016479</text:p>
          </table:table-cell>
          <table:table-cell office:value-type="float" office:value="91.51" calcext:value-type="float">
            <text:p>91.51</text:p>
          </table:table-cell>
          <table:table-cell office:value-type="float" office:value="92.9599533081055" calcext:value-type="float">
            <text:p>92.9599533081</text:p>
          </table:table-cell>
          <table:table-cell office:value-type="float" office:value="91.51" calcext:value-type="float">
            <text:p>91.51</text:p>
          </table:table-cell>
          <table:table-cell office:value-type="float" office:value="90.3640670776367" calcext:value-type="float">
            <text:p>90.3640670776</text:p>
          </table:table-cell>
          <table:table-cell office:value-type="float" office:value="91.51" calcext:value-type="float">
            <text:p>91.51</text:p>
          </table:table-cell>
          <table:table-cell office:value-type="float" office:value="93.6169357299805" calcext:value-type="float">
            <text:p>93.61693573</text:p>
          </table:table-cell>
          <table:table-cell office:value-type="float" office:value="92.9599533081055" calcext:value-type="float">
            <text:p>92.9599533081</text:p>
          </table:table-cell>
          <table:table-cell/>
          <table:table-cell table:formula="of:=([.A243]-[.B243])^2" office:value-type="float" office:value="4.94988082630781" calcext:value-type="float">
            <text:p>4.9498808263</text:p>
          </table:table-cell>
          <table:table-cell table:formula="of:=([.E243]-[.F243])^2" office:value-type="float" office:value="2.10236459568598" calcext:value-type="float">
            <text:p>2.1023645957</text:p>
          </table:table-cell>
          <table:table-cell table:formula="of:=([.A243]-([.B243]+[.F243])/2)^2" office:value-type="float" office:value="3.37601316833217" calcext:value-type="float">
            <text:p>3.3760131683</text:p>
          </table:table-cell>
          <table:table-cell table:formula="of:=([.I243]-[.J243])^2" office:value-type="float" office:value="4.43917817026831" calcext:value-type="float">
            <text:p>4.4391781703</text:p>
          </table:table-cell>
          <table:table-cell table:formula="of:=[.M243]-[.N243]" office:value-type="float" office:value="2.84751623062183" calcext:value-type="float">
            <text:p>2.8475162306</text:p>
          </table:table-cell>
          <table:table-cell table:formula="of:=[.M243]-[.P243]" office:value-type="float" office:value="0.510702656039501" calcext:value-type="float">
            <text:p>0.510702656</text:p>
          </table:table-cell>
          <table:table-cell table:formula="of:=([.A243]-100.04)^2" office:value-type="float" office:value="72.7609" calcext:value-type="float">
            <text:p>72.7609</text:p>
          </table:table-cell>
          <table:table-cell/>
          <table:table-cell table:formula="of:=[.Q243]+[.U242]" office:value-type="float" office:value="1620.80591687709" calcext:value-type="float">
            <text:p>1620.8059168771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4.6687240600586" calcext:value-type="float">
            <text:p>94.6687240601</text:p>
          </table:table-cell>
          <table:table-cell office:value-type="float" office:value="91.56" calcext:value-type="float">
            <text:p>91.56</text:p>
          </table:table-cell>
          <table:table-cell office:value-type="float" office:value="94.4175109863281" calcext:value-type="float">
            <text:p>94.4175109863</text:p>
          </table:table-cell>
          <table:table-cell office:value-type="float" office:value="91.56" calcext:value-type="float">
            <text:p>91.56</text:p>
          </table:table-cell>
          <table:table-cell office:value-type="float" office:value="94.7419891357422" calcext:value-type="float">
            <text:p>94.7419891357</text:p>
          </table:table-cell>
          <table:table-cell office:value-type="float" office:value="91.56" calcext:value-type="float">
            <text:p>91.56</text:p>
          </table:table-cell>
          <table:table-cell office:value-type="float" office:value="92.89599609375" calcext:value-type="float">
            <text:p>92.8959960938</text:p>
          </table:table-cell>
          <table:table-cell office:value-type="float" office:value="91.56" calcext:value-type="float">
            <text:p>91.56</text:p>
          </table:table-cell>
          <table:table-cell office:value-type="float" office:value="94.7095184326172" calcext:value-type="float">
            <text:p>94.7095184326</text:p>
          </table:table-cell>
          <table:table-cell office:value-type="float" office:value="94.7419891357422" calcext:value-type="float">
            <text:p>94.7419891357</text:p>
          </table:table-cell>
          <table:table-cell/>
          <table:table-cell table:formula="of:=([.A244]-[.B244])^2" office:value-type="float" office:value="9.66416528158717" calcext:value-type="float">
            <text:p>9.6641652816</text:p>
          </table:table-cell>
          <table:table-cell table:formula="of:=([.E244]-[.F244])^2" office:value-type="float" office:value="10.1250548599813" calcext:value-type="float">
            <text:p>10.12505486</text:p>
          </table:table-cell>
          <table:table-cell table:formula="of:=([.A244]-([.B244]+[.F244])/2)^2" office:value-type="float" office:value="9.89326812795551" calcext:value-type="float">
            <text:p>9.893268128</text:p>
          </table:table-cell>
          <table:table-cell table:formula="of:=([.I244]-[.J244])^2" office:value-type="float" office:value="9.91946635739541" calcext:value-type="float">
            <text:p>9.9194663574</text:p>
          </table:table-cell>
          <table:table-cell table:formula="of:=[.M244]-[.N244]" office:value-type="float" office:value="-0.460889578394125" calcext:value-type="float">
            <text:p>-0.4608895784</text:p>
          </table:table-cell>
          <table:table-cell table:formula="of:=[.M244]-[.P244]" office:value-type="float" office:value="-0.255301075808237" calcext:value-type="float">
            <text:p>-0.2553010758</text:p>
          </table:table-cell>
          <table:table-cell table:formula="of:=([.A244]-100.04)^2" office:value-type="float" office:value="71.9104000000001" calcext:value-type="float">
            <text:p>71.9104</text:p>
          </table:table-cell>
          <table:table-cell/>
          <table:table-cell table:formula="of:=[.Q244]+[.U243]" office:value-type="float" office:value="1620.3450272987" calcext:value-type="float">
            <text:p>1620.3450272987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4.908561706543" calcext:value-type="float">
            <text:p>94.9085617065</text:p>
          </table:table-cell>
          <table:table-cell office:value-type="float" office:value="91.56" calcext:value-type="float">
            <text:p>91.56</text:p>
          </table:table-cell>
          <table:table-cell office:value-type="float" office:value="94.3271179199219" calcext:value-type="float">
            <text:p>94.3271179199</text:p>
          </table:table-cell>
          <table:table-cell office:value-type="float" office:value="91.56" calcext:value-type="float">
            <text:p>91.56</text:p>
          </table:table-cell>
          <table:table-cell office:value-type="float" office:value="94.0869979858399" calcext:value-type="float">
            <text:p>94.0869979858</text:p>
          </table:table-cell>
          <table:table-cell office:value-type="float" office:value="91.56" calcext:value-type="float">
            <text:p>91.56</text:p>
          </table:table-cell>
          <table:table-cell office:value-type="float" office:value="94.4889221191406" calcext:value-type="float">
            <text:p>94.4889221191</text:p>
          </table:table-cell>
          <table:table-cell office:value-type="float" office:value="91.56" calcext:value-type="float">
            <text:p>91.56</text:p>
          </table:table-cell>
          <table:table-cell office:value-type="float" office:value="94.9161376953125" calcext:value-type="float">
            <text:p>94.9161376953</text:p>
          </table:table-cell>
          <table:table-cell office:value-type="float" office:value="94.0869979858399" calcext:value-type="float">
            <text:p>94.0869979858</text:p>
          </table:table-cell>
          <table:table-cell/>
          <table:table-cell table:formula="of:=([.A245]-[.B245])^2" office:value-type="float" office:value="11.2128655025259" calcext:value-type="float">
            <text:p>11.2128655025</text:p>
          </table:table-cell>
          <table:table-cell table:formula="of:=([.E245]-[.F245])^2" office:value-type="float" office:value="6.38571882043862" calcext:value-type="float">
            <text:p>6.3857188204</text:p>
          </table:table-cell>
          <table:table-cell table:formula="of:=([.A245]-([.B245]+[.F245])/2)^2" office:value-type="float" office:value="8.63055042468839" calcext:value-type="float">
            <text:p>8.6305504247</text:p>
          </table:table-cell>
          <table:table-cell table:formula="of:=([.I245]-[.J245])^2" office:value-type="float" office:value="11.2636602298975" calcext:value-type="float">
            <text:p>11.2636602299</text:p>
          </table:table-cell>
          <table:table-cell table:formula="of:=[.M245]-[.N245]" office:value-type="float" office:value="4.82714668208733" calcext:value-type="float">
            <text:p>4.8271466821</text:p>
          </table:table-cell>
          <table:table-cell table:formula="of:=[.M245]-[.P245]" office:value-type="float" office:value="-0.0507947273715406" calcext:value-type="float">
            <text:p>-0.0507947274</text:p>
          </table:table-cell>
          <table:table-cell table:formula="of:=([.A245]-100.04)^2" office:value-type="float" office:value="71.9104000000001" calcext:value-type="float">
            <text:p>71.9104</text:p>
          </table:table-cell>
          <table:table-cell/>
          <table:table-cell table:formula="of:=[.Q245]+[.U244]" office:value-type="float" office:value="1625.17217398079" calcext:value-type="float">
            <text:p>1625.1721739808</text:p>
          </table:table-cell>
        </table:table-row>
        <table:table-row table:style-name="ro1">
          <table:table-cell office:value-type="float" office:value="91.57" calcext:value-type="float">
            <text:p>91.57</text:p>
          </table:table-cell>
          <table:table-cell office:value-type="float" office:value="93.6958541870117" calcext:value-type="float">
            <text:p>93.695854187</text:p>
          </table:table-cell>
          <table:table-cell office:value-type="float" office:value="91.57" calcext:value-type="float">
            <text:p>91.57</text:p>
          </table:table-cell>
          <table:table-cell office:value-type="float" office:value="94.3726425170899" calcext:value-type="float">
            <text:p>94.3726425171</text:p>
          </table:table-cell>
          <table:table-cell office:value-type="float" office:value="91.57" calcext:value-type="float">
            <text:p>91.57</text:p>
          </table:table-cell>
          <table:table-cell office:value-type="float" office:value="93.3063659667969" calcext:value-type="float">
            <text:p>93.3063659668</text:p>
          </table:table-cell>
          <table:table-cell office:value-type="float" office:value="91.57" calcext:value-type="float">
            <text:p>91.57</text:p>
          </table:table-cell>
          <table:table-cell office:value-type="float" office:value="94.016227722168" calcext:value-type="float">
            <text:p>94.0162277222</text:p>
          </table:table-cell>
          <table:table-cell office:value-type="float" office:value="91.57" calcext:value-type="float">
            <text:p>91.57</text:p>
          </table:table-cell>
          <table:table-cell office:value-type="float" office:value="93.1310882568359" calcext:value-type="float">
            <text:p>93.1310882568</text:p>
          </table:table-cell>
          <table:table-cell office:value-type="float" office:value="93.3063659667969" calcext:value-type="float">
            <text:p>93.3063659668</text:p>
          </table:table-cell>
          <table:table-cell/>
          <table:table-cell table:formula="of:=([.A246]-[.B246])^2" office:value-type="float" office:value="4.51925602443528" calcext:value-type="float">
            <text:p>4.5192560244</text:p>
          </table:table-cell>
          <table:table-cell table:formula="of:=([.E246]-[.F246])^2" office:value-type="float" office:value="3.01496677065047" calcext:value-type="float">
            <text:p>3.0149667707</text:p>
          </table:table-cell>
          <table:table-cell table:formula="of:=([.A246]-([.B246]+[.F246])/2)^2" office:value-type="float" office:value="3.72918612912135" calcext:value-type="float">
            <text:p>3.7291861291</text:p>
          </table:table-cell>
          <table:table-cell table:formula="of:=([.I246]-[.J246])^2" office:value-type="float" office:value="2.43699654563109" calcext:value-type="float">
            <text:p>2.4369965456</text:p>
          </table:table-cell>
          <table:table-cell table:formula="of:=[.M246]-[.N246]" office:value-type="float" office:value="1.50428925378481" calcext:value-type="float">
            <text:p>1.5042892538</text:p>
          </table:table-cell>
          <table:table-cell table:formula="of:=[.M246]-[.P246]" office:value-type="float" office:value="2.0822594788042" calcext:value-type="float">
            <text:p>2.0822594788</text:p>
          </table:table-cell>
          <table:table-cell table:formula="of:=([.A246]-100.04)^2" office:value-type="float" office:value="71.7409000000002" calcext:value-type="float">
            <text:p>71.7409</text:p>
          </table:table-cell>
          <table:table-cell/>
          <table:table-cell table:formula="of:=[.Q246]+[.U245]" office:value-type="float" office:value="1626.67646323457" calcext:value-type="float">
            <text:p>1626.6764632346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1.6" calcext:value-type="float">
            <text:p>91.6</text:p>
          </table:table-cell>
          <table:table-cell office:value-type="float" office:value="97.9326324462891" calcext:value-type="float">
            <text:p>97.9326324463</text:p>
          </table:table-cell>
          <table:table-cell office:value-type="float" office:value="91.6" calcext:value-type="float">
            <text:p>91.6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91.6" calcext:value-type="float">
            <text:p>91.6</text:p>
          </table:table-cell>
          <table:table-cell office:value-type="float" office:value="94.0099945068359" calcext:value-type="float">
            <text:p>94.0099945068</text:p>
          </table:table-cell>
          <table:table-cell office:value-type="float" office:value="91.6" calcext:value-type="float">
            <text:p>91.6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836181640625" calcext:value-type="float">
            <text:p>93.8361816406</text:p>
          </table:table-cell>
          <table:table-cell/>
          <table:table-cell table:formula="of:=([.A247]-[.B247])^2" office:value-type="float" office:value="8.61751608271388" calcext:value-type="float">
            <text:p>8.6175160827</text:p>
          </table:table-cell>
          <table:table-cell table:formula="of:=([.E247]-[.F247])^2" office:value-type="float" office:value="5.00050832986834" calcext:value-type="float">
            <text:p>5.0005083299</text:p>
          </table:table-cell>
          <table:table-cell table:formula="of:=([.A247]-([.B247]+[.F247])/2)^2" office:value-type="float" office:value="6.6867294713209" calcext:value-type="float">
            <text:p>6.6867294713</text:p>
          </table:table-cell>
          <table:table-cell table:formula="of:=([.I247]-[.J247])^2" office:value-type="float" office:value="8.37737484210174" calcext:value-type="float">
            <text:p>8.3773748421</text:p>
          </table:table-cell>
          <table:table-cell table:formula="of:=[.M247]-[.N247]" office:value-type="float" office:value="3.61700775284554" calcext:value-type="float">
            <text:p>3.6170077528</text:p>
          </table:table-cell>
          <table:table-cell table:formula="of:=[.M247]-[.P247]" office:value-type="float" office:value="0.240141240612139" calcext:value-type="float">
            <text:p>0.2401412406</text:p>
          </table:table-cell>
          <table:table-cell table:formula="of:=([.A247]-100.04)^2" office:value-type="float" office:value="71.2336000000002" calcext:value-type="float">
            <text:p>71.2336</text:p>
          </table:table-cell>
          <table:table-cell/>
          <table:table-cell table:formula="of:=[.Q247]+[.U246]" office:value-type="float" office:value="1630.29347098742" calcext:value-type="float">
            <text:p>1630.2934709874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93.9683837890625" calcext:value-type="float">
            <text:p>93.9683837891</text:p>
          </table:table-cell>
          <table:table-cell office:value-type="float" office:value="91.62" calcext:value-type="float">
            <text:p>91.62</text:p>
          </table:table-cell>
          <table:table-cell office:value-type="float" office:value="95.1930999755859" calcext:value-type="float">
            <text:p>95.1930999756</text:p>
          </table:table-cell>
          <table:table-cell office:value-type="float" office:value="91.62" calcext:value-type="float">
            <text:p>91.62</text:p>
          </table:table-cell>
          <table:table-cell office:value-type="float" office:value="93.7117691040039" calcext:value-type="float">
            <text:p>93.711769104</text:p>
          </table:table-cell>
          <table:table-cell office:value-type="float" office:value="91.62" calcext:value-type="float">
            <text:p>91.62</text:p>
          </table:table-cell>
          <table:table-cell office:value-type="float" office:value="94.3823852539063" calcext:value-type="float">
            <text:p>94.3823852539</text:p>
          </table:table-cell>
          <table:table-cell office:value-type="float" office:value="91.62" calcext:value-type="float">
            <text:p>91.62</text:p>
          </table:table-cell>
          <table:table-cell office:value-type="float" office:value="93.627082824707" calcext:value-type="float">
            <text:p>93.6270828247</text:p>
          </table:table-cell>
          <table:table-cell office:value-type="float" office:value="93.7117691040039" calcext:value-type="float">
            <text:p>93.711769104</text:p>
          </table:table-cell>
          <table:table-cell/>
          <table:table-cell table:formula="of:=([.A248]-[.B248])^2" office:value-type="float" office:value="5.51490642073152" calcext:value-type="float">
            <text:p>5.5149064207</text:p>
          </table:table-cell>
          <table:table-cell table:formula="of:=([.E248]-[.F248])^2" office:value-type="float" office:value="4.37549798446529" calcext:value-type="float">
            <text:p>4.3754979845</text:p>
          </table:table-cell>
          <table:table-cell table:formula="of:=([.A248]-([.B248]+[.F248])/2)^2" office:value-type="float" office:value="4.92873942845147" calcext:value-type="float">
            <text:p>4.9287394285</text:p>
          </table:table-cell>
          <table:table-cell table:formula="of:=([.I248]-[.J248])^2" office:value-type="float" office:value="4.02838146523394" calcext:value-type="float">
            <text:p>4.0283814652</text:p>
          </table:table-cell>
          <table:table-cell table:formula="of:=[.M248]-[.N248]" office:value-type="float" office:value="1.13940843626624" calcext:value-type="float">
            <text:p>1.1394084363</text:p>
          </table:table-cell>
          <table:table-cell table:formula="of:=[.M248]-[.P248]" office:value-type="float" office:value="1.48652495549759" calcext:value-type="float">
            <text:p>1.4865249555</text:p>
          </table:table-cell>
          <table:table-cell table:formula="of:=([.A248]-100.04)^2" office:value-type="float" office:value="70.8964" calcext:value-type="float">
            <text:p>70.8964</text:p>
          </table:table-cell>
          <table:table-cell/>
          <table:table-cell table:formula="of:=[.Q248]+[.U247]" office:value-type="float" office:value="1631.43287942368" calcext:value-type="float">
            <text:p>1631.4328794237</text:p>
          </table:table-cell>
        </table:table-row>
        <table:table-row table:style-name="ro1">
          <table:table-cell office:value-type="float" office:value="91.68" calcext:value-type="float">
            <text:p>91.68</text:p>
          </table:table-cell>
          <table:table-cell office:value-type="float" office:value="94.8777694702148" calcext:value-type="float">
            <text:p>94.8777694702</text:p>
          </table:table-cell>
          <table:table-cell office:value-type="float" office:value="91.68" calcext:value-type="float">
            <text:p>91.68</text:p>
          </table:table-cell>
          <table:table-cell office:value-type="float" office:value="98.5712432861328" calcext:value-type="float">
            <text:p>98.5712432861</text:p>
          </table:table-cell>
          <table:table-cell office:value-type="float" office:value="91.68" calcext:value-type="float">
            <text:p>91.68</text:p>
          </table:table-cell>
          <table:table-cell office:value-type="float" office:value="94.7703475952148" calcext:value-type="float">
            <text:p>94.7703475952</text:p>
          </table:table-cell>
          <table:table-cell office:value-type="float" office:value="91.68" calcext:value-type="float">
            <text:p>91.68</text:p>
          </table:table-cell>
          <table:table-cell office:value-type="float" office:value="97.1454010009766" calcext:value-type="float">
            <text:p>97.145401001</text:p>
          </table:table-cell>
          <table:table-cell office:value-type="float" office:value="91.68" calcext:value-type="float">
            <text:p>91.68</text:p>
          </table:table-cell>
          <table:table-cell office:value-type="float" office:value="94.842170715332" calcext:value-type="float">
            <text:p>94.8421707153</text:p>
          </table:table-cell>
          <table:table-cell office:value-type="float" office:value="94.7703475952148" calcext:value-type="float">
            <text:p>94.7703475952</text:p>
          </table:table-cell>
          <table:table-cell/>
          <table:table-cell table:formula="of:=([.A249]-[.B249])^2" office:value-type="float" office:value="10.2257295846381" calcext:value-type="float">
            <text:p>10.2257295846</text:p>
          </table:table-cell>
          <table:table-cell table:formula="of:=([.E249]-[.F249])^2" office:value-type="float" office:value="9.55024825925013" calcext:value-type="float">
            <text:p>9.5502482593</text:p>
          </table:table-cell>
          <table:table-cell table:formula="of:=([.A249]-([.B249]+[.F249])/2)^2" office:value-type="float" office:value="9.88510405713697" calcext:value-type="float">
            <text:p>9.8851040571</text:p>
          </table:table-cell>
          <table:table-cell table:formula="of:=([.I249]-[.J249])^2" office:value-type="float" office:value="9.99932363290345" calcext:value-type="float">
            <text:p>9.9993236329</text:p>
          </table:table-cell>
          <table:table-cell table:formula="of:=[.M249]-[.N249]" office:value-type="float" office:value="0.675481325387954" calcext:value-type="float">
            <text:p>0.6754813254</text:p>
          </table:table-cell>
          <table:table-cell table:formula="of:=[.M249]-[.P249]" office:value-type="float" office:value="0.226405951734632" calcext:value-type="float">
            <text:p>0.2264059517</text:p>
          </table:table-cell>
          <table:table-cell table:formula="of:=([.A249]-100.04)^2" office:value-type="float" office:value="69.8896" calcext:value-type="float">
            <text:p>69.8896</text:p>
          </table:table-cell>
          <table:table-cell/>
          <table:table-cell table:formula="of:=[.Q249]+[.U248]" office:value-type="float" office:value="1632.10836074907" calcext:value-type="float">
            <text:p>1632.1083607491</text:p>
          </table:table-cell>
        </table:table-row>
        <table:table-row table:style-name="ro1">
          <table:table-cell office:value-type="float" office:value="91.874" calcext:value-type="float">
            <text:p>91.874</text:p>
          </table:table-cell>
          <table:table-cell office:value-type="float" office:value="94.2697143554688" calcext:value-type="float">
            <text:p>94.2697143555</text:p>
          </table:table-cell>
          <table:table-cell office:value-type="float" office:value="91.874" calcext:value-type="float">
            <text:p>91.874</text:p>
          </table:table-cell>
          <table:table-cell office:value-type="float" office:value="92.1429748535156" calcext:value-type="float">
            <text:p>92.1429748535</text:p>
          </table:table-cell>
          <table:table-cell office:value-type="float" office:value="91.874" calcext:value-type="float">
            <text:p>91.874</text:p>
          </table:table-cell>
          <table:table-cell office:value-type="float" office:value="93.7675476074219" calcext:value-type="float">
            <text:p>93.7675476074</text:p>
          </table:table-cell>
          <table:table-cell office:value-type="float" office:value="91.874" calcext:value-type="float">
            <text:p>91.874</text:p>
          </table:table-cell>
          <table:table-cell office:value-type="float" office:value="91.1501235961914" calcext:value-type="float">
            <text:p>91.1501235962</text:p>
          </table:table-cell>
          <table:table-cell office:value-type="float" office:value="91.874" calcext:value-type="float">
            <text:p>91.874</text:p>
          </table:table-cell>
          <table:table-cell office:value-type="float" office:value="94.4395904541016" calcext:value-type="float">
            <text:p>94.4395904541</text:p>
          </table:table-cell>
          <table:table-cell office:value-type="float" office:value="93.7675476074219" calcext:value-type="float">
            <text:p>93.7675476074</text:p>
          </table:table-cell>
          <table:table-cell/>
          <table:table-cell table:formula="of:=([.A250]-[.B250])^2" office:value-type="float" office:value="5.73944727299907" calcext:value-type="float">
            <text:p>5.739447273</text:p>
          </table:table-cell>
          <table:table-cell table:formula="of:=([.E250]-[.F250])^2" office:value-type="float" office:value="3.58552254157312" calcext:value-type="float">
            <text:p>3.5855225416</text:p>
          </table:table-cell>
          <table:table-cell table:formula="of:=([.A250]-([.B250]+[.F250])/2)^2" office:value-type="float" office:value="4.5994420465751" calcext:value-type="float">
            <text:p>4.5994420466</text:p>
          </table:table-cell>
          <table:table-cell table:formula="of:=([.I250]-[.J250])^2" office:value-type="float" office:value="6.58225437817709" calcext:value-type="float">
            <text:p>6.5822543782</text:p>
          </table:table-cell>
          <table:table-cell table:formula="of:=[.M250]-[.N250]" office:value-type="float" office:value="2.15392473142595" calcext:value-type="float">
            <text:p>2.1539247314</text:p>
          </table:table-cell>
          <table:table-cell table:formula="of:=[.M250]-[.P250]" office:value-type="float" office:value="-0.842807105178014" calcext:value-type="float">
            <text:p>-0.8428071052</text:p>
          </table:table-cell>
          <table:table-cell table:formula="of:=([.A250]-100.04)^2" office:value-type="float" office:value="66.6835560000002" calcext:value-type="float">
            <text:p>66.683556</text:p>
          </table:table-cell>
          <table:table-cell/>
          <table:table-cell table:formula="of:=[.Q250]+[.U249]" office:value-type="float" office:value="1634.2622854805" calcext:value-type="float">
            <text:p>1634.2622854805</text:p>
          </table:table-cell>
        </table:table-row>
        <table:table-row table:style-name="ro1">
          <table:table-cell office:value-type="float" office:value="91.8885714285714" calcext:value-type="float">
            <text:p>91.8885714286</text:p>
          </table:table-cell>
          <table:table-cell office:value-type="float" office:value="94.2697143554688" calcext:value-type="float">
            <text:p>94.2697143555</text:p>
          </table:table-cell>
          <table:table-cell office:value-type="float" office:value="91.8885714285714" calcext:value-type="float">
            <text:p>91.8885714286</text:p>
          </table:table-cell>
          <table:table-cell office:value-type="float" office:value="92.1429748535156" calcext:value-type="float">
            <text:p>92.1429748535</text:p>
          </table:table-cell>
          <table:table-cell office:value-type="float" office:value="91.8885714285714" calcext:value-type="float">
            <text:p>91.8885714286</text:p>
          </table:table-cell>
          <table:table-cell office:value-type="float" office:value="93.5248336791992" calcext:value-type="float">
            <text:p>93.5248336792</text:p>
          </table:table-cell>
          <table:table-cell office:value-type="float" office:value="91.8885714285714" calcext:value-type="float">
            <text:p>91.8885714286</text:p>
          </table:table-cell>
          <table:table-cell office:value-type="float" office:value="91.2419128417969" calcext:value-type="float">
            <text:p>91.2419128418</text:p>
          </table:table-cell>
          <table:table-cell office:value-type="float" office:value="91.8885714285714" calcext:value-type="float">
            <text:p>91.8885714286</text:p>
          </table:table-cell>
          <table:table-cell office:value-type="float" office:value="94.4395904541016" calcext:value-type="float">
            <text:p>94.4395904541</text:p>
          </table:table-cell>
          <table:table-cell office:value-type="float" office:value="93.5248336791992" calcext:value-type="float">
            <text:p>93.5248336792</text:p>
          </table:table-cell>
          <table:table-cell/>
          <table:table-cell table:formula="of:=([.A251]-[.B251])^2" office:value-type="float" office:value="5.6698416383131" calcext:value-type="float">
            <text:p>5.6698416383</text:p>
          </table:table-cell>
          <table:table-cell table:formula="of:=([.E251]-[.F251])^2" office:value-type="float" office:value="2.67735415282949" calcext:value-type="float">
            <text:p>2.6773541528</text:p>
          </table:table-cell>
          <table:table-cell table:formula="of:=([.A251]-([.B251]+[.F251])/2)^2" office:value-type="float" office:value="4.03488609010135" calcext:value-type="float">
            <text:p>4.0348860901</text:p>
          </table:table-cell>
          <table:table-cell table:formula="of:=([.I251]-[.J251])^2" office:value-type="float" office:value="6.50769806861666" calcext:value-type="float">
            <text:p>6.5076980686</text:p>
          </table:table-cell>
          <table:table-cell table:formula="of:=[.M251]-[.N251]" office:value-type="float" office:value="2.99248748548361" calcext:value-type="float">
            <text:p>2.9924874855</text:p>
          </table:table-cell>
          <table:table-cell table:formula="of:=[.M251]-[.P251]" office:value-type="float" office:value="-0.837856430303568" calcext:value-type="float">
            <text:p>-0.8378564303</text:p>
          </table:table-cell>
          <table:table-cell table:formula="of:=([.A251]-100.04)^2" office:value-type="float" office:value="66.445787755102" calcext:value-type="float">
            <text:p>66.4457877551</text:p>
          </table:table-cell>
          <table:table-cell/>
          <table:table-cell table:formula="of:=[.Q251]+[.U250]" office:value-type="float" office:value="1637.25477296598" calcext:value-type="float">
            <text:p>1637.254772966</text:p>
          </table:table-cell>
        </table:table-row>
        <table:table-row table:style-name="ro1">
          <table:table-cell office:value-type="float" office:value="91.96" calcext:value-type="float">
            <text:p>91.96</text:p>
          </table:table-cell>
          <table:table-cell office:value-type="float" office:value="94.4442901611328" calcext:value-type="float">
            <text:p>94.4442901611</text:p>
          </table:table-cell>
          <table:table-cell office:value-type="float" office:value="91.96" calcext:value-type="float">
            <text:p>91.96</text:p>
          </table:table-cell>
          <table:table-cell office:value-type="float" office:value="96.7091674804687" calcext:value-type="float">
            <text:p>96.7091674805</text:p>
          </table:table-cell>
          <table:table-cell office:value-type="float" office:value="91.96" calcext:value-type="float">
            <text:p>91.96</text:p>
          </table:table-cell>
          <table:table-cell office:value-type="float" office:value="94.5019302368164" calcext:value-type="float">
            <text:p>94.5019302368</text:p>
          </table:table-cell>
          <table:table-cell office:value-type="float" office:value="91.96" calcext:value-type="float">
            <text:p>91.96</text:p>
          </table:table-cell>
          <table:table-cell office:value-type="float" office:value="92.164306640625" calcext:value-type="float">
            <text:p>92.1643066406</text:p>
          </table:table-cell>
          <table:table-cell office:value-type="float" office:value="91.96" calcext:value-type="float">
            <text:p>91.96</text:p>
          </table:table-cell>
          <table:table-cell office:value-type="float" office:value="94.6863403320313" calcext:value-type="float">
            <text:p>94.686340332</text:p>
          </table:table-cell>
          <table:table-cell office:value-type="float" office:value="94.5019302368164" calcext:value-type="float">
            <text:p>94.5019302368</text:p>
          </table:table-cell>
          <table:table-cell/>
          <table:table-cell table:formula="of:=([.A252]-[.B252])^2" office:value-type="float" office:value="6.17169760470133" calcext:value-type="float">
            <text:p>6.1716976047</text:p>
          </table:table-cell>
          <table:table-cell table:formula="of:=([.E252]-[.F252])^2" office:value-type="float" office:value="6.46140932884154" calcext:value-type="float">
            <text:p>6.4614093288</text:p>
          </table:table-cell>
          <table:table-cell table:formula="of:=([.A252]-([.B252]+[.F252])/2)^2" office:value-type="float" office:value="6.31572287219023" calcext:value-type="float">
            <text:p>6.3157228722</text:p>
          </table:table-cell>
          <table:table-cell table:formula="of:=([.I252]-[.J252])^2" office:value-type="float" office:value="7.4329316060603" calcext:value-type="float">
            <text:p>7.4329316061</text:p>
          </table:table-cell>
          <table:table-cell table:formula="of:=[.M252]-[.N252]" office:value-type="float" office:value="-0.289711724140217" calcext:value-type="float">
            <text:p>-0.2897117241</text:p>
          </table:table-cell>
          <table:table-cell table:formula="of:=[.M252]-[.P252]" office:value-type="float" office:value="-1.26123400135897" calcext:value-type="float">
            <text:p>-1.2612340014</text:p>
          </table:table-cell>
          <table:table-cell table:formula="of:=([.A252]-100.04)^2" office:value-type="float" office:value="65.2864000000002" calcext:value-type="float">
            <text:p>65.2864</text:p>
          </table:table-cell>
          <table:table-cell/>
          <table:table-cell table:formula="of:=[.Q252]+[.U251]" office:value-type="float" office:value="1636.96506124184" calcext:value-type="float">
            <text:p>1636.9650612419</text:p>
          </table:table-cell>
        </table:table-row>
        <table:table-row table:style-name="ro1">
          <table:table-cell office:value-type="float" office:value="91.97" calcext:value-type="float">
            <text:p>91.97</text:p>
          </table:table-cell>
          <table:table-cell office:value-type="float" office:value="93.9889678955078" calcext:value-type="float">
            <text:p>93.9889678955</text:p>
          </table:table-cell>
          <table:table-cell office:value-type="float" office:value="91.97" calcext:value-type="float">
            <text:p>91.97</text:p>
          </table:table-cell>
          <table:table-cell office:value-type="float" office:value="95.1131210327148" calcext:value-type="float">
            <text:p>95.1131210327</text:p>
          </table:table-cell>
          <table:table-cell office:value-type="float" office:value="91.97" calcext:value-type="float">
            <text:p>91.97</text:p>
          </table:table-cell>
          <table:table-cell office:value-type="float" office:value="93.1619262695313" calcext:value-type="float">
            <text:p>93.1619262695</text:p>
          </table:table-cell>
          <table:table-cell office:value-type="float" office:value="91.97" calcext:value-type="float">
            <text:p>91.97</text:p>
          </table:table-cell>
          <table:table-cell office:value-type="float" office:value="92.9928512573242" calcext:value-type="float">
            <text:p>92.9928512573</text:p>
          </table:table-cell>
          <table:table-cell office:value-type="float" office:value="91.97" calcext:value-type="float">
            <text:p>91.97</text:p>
          </table:table-cell>
          <table:table-cell office:value-type="float" office:value="94.0513458251953" calcext:value-type="float">
            <text:p>94.0513458252</text:p>
          </table:table-cell>
          <table:table-cell office:value-type="float" office:value="93.1619262695313" calcext:value-type="float">
            <text:p>93.1619262695</text:p>
          </table:table-cell>
          <table:table-cell/>
          <table:table-cell table:formula="of:=([.A253]-[.B253])^2" office:value-type="float" office:value="4.07623136309125" calcext:value-type="float">
            <text:p>4.0762313631</text:p>
          </table:table-cell>
          <table:table-cell table:formula="of:=([.E253]-[.F253])^2" office:value-type="float" office:value="1.42068823199868" calcext:value-type="float">
            <text:p>1.420688232</text:p>
          </table:table-cell>
          <table:table-cell table:formula="of:=([.A253]-([.B253]+[.F253])/2)^2" office:value-type="float" office:value="2.57746033477048" calcext:value-type="float">
            <text:p>2.5774603348</text:p>
          </table:table-cell>
          <table:table-cell table:formula="of:=([.I253]-[.J253])^2" office:value-type="float" office:value="4.33200044405796" calcext:value-type="float">
            <text:p>4.3320004441</text:p>
          </table:table-cell>
          <table:table-cell table:formula="of:=[.M253]-[.N253]" office:value-type="float" office:value="2.65554313109256" calcext:value-type="float">
            <text:p>2.6555431311</text:p>
          </table:table-cell>
          <table:table-cell table:formula="of:=[.M253]-[.P253]" office:value-type="float" office:value="-0.255769080966711" calcext:value-type="float">
            <text:p>-0.255769081</text:p>
          </table:table-cell>
          <table:table-cell table:formula="of:=([.A253]-100.04)^2" office:value-type="float" office:value="65.1249000000001" calcext:value-type="float">
            <text:p>65.1249</text:p>
          </table:table-cell>
          <table:table-cell/>
          <table:table-cell table:formula="of:=[.Q253]+[.U252]" office:value-type="float" office:value="1639.62060437293" calcext:value-type="float">
            <text:p>1639.6206043729</text:p>
          </table:table-cell>
        </table:table-row>
        <table:table-row table:style-name="ro1">
          <table:table-cell office:value-type="float" office:value="92.07" calcext:value-type="float">
            <text:p>92.07</text:p>
          </table:table-cell>
          <table:table-cell office:value-type="float" office:value="95.2578659057617" calcext:value-type="float">
            <text:p>95.2578659058</text:p>
          </table:table-cell>
          <table:table-cell office:value-type="float" office:value="92.07" calcext:value-type="float">
            <text:p>92.07</text:p>
          </table:table-cell>
          <table:table-cell office:value-type="float" office:value="98.417106628418" calcext:value-type="float">
            <text:p>98.4171066284</text:p>
          </table:table-cell>
          <table:table-cell office:value-type="float" office:value="92.07" calcext:value-type="float">
            <text:p>92.07</text:p>
          </table:table-cell>
          <table:table-cell office:value-type="float" office:value="95.9338912963867" calcext:value-type="float">
            <text:p>95.9338912964</text:p>
          </table:table-cell>
          <table:table-cell office:value-type="float" office:value="92.07" calcext:value-type="float">
            <text:p>92.07</text:p>
          </table:table-cell>
          <table:table-cell office:value-type="float" office:value="96.6855316162109" calcext:value-type="float">
            <text:p>96.6855316162</text:p>
          </table:table-cell>
          <table:table-cell office:value-type="float" office:value="92.07" calcext:value-type="float">
            <text:p>92.07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5.9338912963867" calcext:value-type="float">
            <text:p>95.9338912964</text:p>
          </table:table-cell>
          <table:table-cell/>
          <table:table-cell table:formula="of:=([.A254]-[.B254])^2" office:value-type="float" office:value="10.162489033118" calcext:value-type="float">
            <text:p>10.1624890331</text:p>
          </table:table-cell>
          <table:table-cell table:formula="of:=([.E254]-[.F254])^2" office:value-type="float" office:value="14.9296559502931" calcext:value-type="float">
            <text:p>14.9296559503</text:p>
          </table:table-cell>
          <table:table-cell table:formula="of:=([.A254]-([.B254]+[.F254])/2)^2" office:value-type="float" office:value="12.4318199095131" calcext:value-type="float">
            <text:p>12.4318199095</text:p>
          </table:table-cell>
          <table:table-cell table:formula="of:=([.I254]-[.J254])^2" office:value-type="float" office:value="8.76181860487922" calcext:value-type="float">
            <text:p>8.7618186049</text:p>
          </table:table-cell>
          <table:table-cell table:formula="of:=[.M254]-[.N254]" office:value-type="float" office:value="-4.76716691717506" calcext:value-type="float">
            <text:p>-4.7671669172</text:p>
          </table:table-cell>
          <table:table-cell table:formula="of:=[.M254]-[.P254]" office:value-type="float" office:value="1.40067042823881" calcext:value-type="float">
            <text:p>1.4006704282</text:p>
          </table:table-cell>
          <table:table-cell table:formula="of:=([.A254]-100.04)^2" office:value-type="float" office:value="63.5209000000002" calcext:value-type="float">
            <text:p>63.5209</text:p>
          </table:table-cell>
          <table:table-cell/>
          <table:table-cell table:formula="of:=[.Q254]+[.U253]" office:value-type="float" office:value="1634.85343745576" calcext:value-type="float">
            <text:p>1634.8534374558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95.7626419067383" calcext:value-type="float">
            <text:p>95.7626419067</text:p>
          </table:table-cell>
          <table:table-cell office:value-type="float" office:value="92.1" calcext:value-type="float">
            <text:p>92.1</text:p>
          </table:table-cell>
          <table:table-cell office:value-type="float" office:value="94.1415481567383" calcext:value-type="float">
            <text:p>94.1415481567</text:p>
          </table:table-cell>
          <table:table-cell office:value-type="float" office:value="92.1" calcext:value-type="float">
            <text:p>92.1</text:p>
          </table:table-cell>
          <table:table-cell office:value-type="float" office:value="93.6282348632813" calcext:value-type="float">
            <text:p>93.6282348633</text:p>
          </table:table-cell>
          <table:table-cell office:value-type="float" office:value="92.1" calcext:value-type="float">
            <text:p>92.1</text:p>
          </table:table-cell>
          <table:table-cell office:value-type="float" office:value="94.2123413085938" calcext:value-type="float">
            <text:p>94.2123413086</text:p>
          </table:table-cell>
          <table:table-cell office:value-type="float" office:value="92.1" calcext:value-type="float">
            <text:p>92.1</text:p>
          </table:table-cell>
          <table:table-cell office:value-type="float" office:value="94.1846542358399" calcext:value-type="float">
            <text:p>94.1846542358</text:p>
          </table:table-cell>
          <table:table-cell office:value-type="float" office:value="93.6282348632813" calcext:value-type="float">
            <text:p>93.6282348633</text:p>
          </table:table-cell>
          <table:table-cell/>
          <table:table-cell table:formula="of:=([.A255]-[.B255])^2" office:value-type="float" office:value="13.4149457369955" calcext:value-type="float">
            <text:p>13.414945737</text:p>
          </table:table-cell>
          <table:table-cell table:formula="of:=([.E255]-[.F255])^2" office:value-type="float" office:value="2.33550179734828" calcext:value-type="float">
            <text:p>2.3355017973</text:p>
          </table:table-cell>
          <table:table-cell table:formula="of:=([.A255]-([.B255]+[.F255])/2)^2" office:value-type="float" office:value="6.73630041038213" calcext:value-type="float">
            <text:p>6.7363004104</text:p>
          </table:table-cell>
          <table:table-cell table:formula="of:=([.I255]-[.J255])^2" office:value-type="float" office:value="4.34578328300503" calcext:value-type="float">
            <text:p>4.345783283</text:p>
          </table:table-cell>
          <table:table-cell table:formula="of:=[.M255]-[.N255]" office:value-type="float" office:value="11.0794439396472" calcext:value-type="float">
            <text:p>11.0794439396</text:p>
          </table:table-cell>
          <table:table-cell table:formula="of:=[.M255]-[.P255]" office:value-type="float" office:value="9.06916245399045" calcext:value-type="float">
            <text:p>9.069162454</text:p>
          </table:table-cell>
          <table:table-cell table:formula="of:=([.A255]-100.04)^2" office:value-type="float" office:value="63.0436000000002" calcext:value-type="float">
            <text:p>63.0436</text:p>
          </table:table-cell>
          <table:table-cell/>
          <table:table-cell table:formula="of:=[.Q255]+[.U254]" office:value-type="float" office:value="1645.93288139541" calcext:value-type="float">
            <text:p>1645.9328813954</text:p>
          </table:table-cell>
        </table:table-row>
        <table:table-row table:style-name="ro1">
          <table:table-cell office:value-type="float" office:value="92.18" calcext:value-type="float">
            <text:p>92.18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2.18" calcext:value-type="float">
            <text:p>92.18</text:p>
          </table:table-cell>
          <table:table-cell office:value-type="float" office:value="90.7228393554687" calcext:value-type="float">
            <text:p>90.7228393555</text:p>
          </table:table-cell>
          <table:table-cell office:value-type="float" office:value="92.18" calcext:value-type="float">
            <text:p>92.18</text:p>
          </table:table-cell>
          <table:table-cell office:value-type="float" office:value="93.7416763305664" calcext:value-type="float">
            <text:p>93.7416763306</text:p>
          </table:table-cell>
          <table:table-cell office:value-type="float" office:value="92.18" calcext:value-type="float">
            <text:p>92.18</text:p>
          </table:table-cell>
          <table:table-cell office:value-type="float" office:value="90.2605590820312" calcext:value-type="float">
            <text:p>90.260559082</text:p>
          </table:table-cell>
          <table:table-cell office:value-type="float" office:value="92.18" calcext:value-type="float">
            <text:p>92.18</text:p>
          </table:table-cell>
          <table:table-cell office:value-type="float" office:value="94.2831268310547" calcext:value-type="float">
            <text:p>94.2831268311</text:p>
          </table:table-cell>
          <table:table-cell office:value-type="float" office:value="93.7416763305664" calcext:value-type="float">
            <text:p>93.7416763306</text:p>
          </table:table-cell>
          <table:table-cell/>
          <table:table-cell table:formula="of:=([.A256]-[.B256])^2" office:value-type="float" office:value="4.25847206494545" calcext:value-type="float">
            <text:p>4.2584720649</text:p>
          </table:table-cell>
          <table:table-cell table:formula="of:=([.E256]-[.F256])^2" office:value-type="float" office:value="2.43883296145133" calcext:value-type="float">
            <text:p>2.4388329615</text:p>
          </table:table-cell>
          <table:table-cell table:formula="of:=([.A256]-([.B256]+[.F256])/2)^2" office:value-type="float" office:value="3.28566902254075" calcext:value-type="float">
            <text:p>3.2856690225</text:p>
          </table:table-cell>
          <table:table-cell table:formula="of:=([.I256]-[.J256])^2" office:value-type="float" office:value="4.4231424675021" calcext:value-type="float">
            <text:p>4.4231424675</text:p>
          </table:table-cell>
          <table:table-cell table:formula="of:=[.M256]-[.N256]" office:value-type="float" office:value="1.81963910349411" calcext:value-type="float">
            <text:p>1.8196391035</text:p>
          </table:table-cell>
          <table:table-cell table:formula="of:=[.M256]-[.P256]" office:value-type="float" office:value="-0.164670402556657" calcext:value-type="float">
            <text:p>-0.1646704026</text:p>
          </table:table-cell>
          <table:table-cell table:formula="of:=([.A256]-100.04)^2" office:value-type="float" office:value="61.7796" calcext:value-type="float">
            <text:p>61.7796</text:p>
          </table:table-cell>
          <table:table-cell/>
          <table:table-cell table:formula="of:=[.Q256]+[.U255]" office:value-type="float" office:value="1647.7525204989" calcext:value-type="float">
            <text:p>1647.7525204989</text:p>
          </table:table-cell>
        </table:table-row>
        <table:table-row table:style-name="ro1">
          <table:table-cell office:value-type="float" office:value="92.21" calcext:value-type="float">
            <text:p>92.21</text:p>
          </table:table-cell>
          <table:table-cell office:value-type="float" office:value="93.9935302734375" calcext:value-type="float">
            <text:p>93.9935302734</text:p>
          </table:table-cell>
          <table:table-cell office:value-type="float" office:value="92.21" calcext:value-type="float">
            <text:p>92.21</text:p>
          </table:table-cell>
          <table:table-cell office:value-type="float" office:value="92.5309600830078" calcext:value-type="float">
            <text:p>92.530960083</text:p>
          </table:table-cell>
          <table:table-cell office:value-type="float" office:value="92.21" calcext:value-type="float">
            <text:p>92.21</text:p>
          </table:table-cell>
          <table:table-cell office:value-type="float" office:value="93.2089538574219" calcext:value-type="float">
            <text:p>93.2089538574</text:p>
          </table:table-cell>
          <table:table-cell office:value-type="float" office:value="92.21" calcext:value-type="float">
            <text:p>92.21</text:p>
          </table:table-cell>
          <table:table-cell office:value-type="float" office:value="92.3741760253906" calcext:value-type="float">
            <text:p>92.3741760254</text:p>
          </table:table-cell>
          <table:table-cell office:value-type="float" office:value="92.21" calcext:value-type="float">
            <text:p>92.21</text:p>
          </table:table-cell>
          <table:table-cell office:value-type="float" office:value="93.8149490356445" calcext:value-type="float">
            <text:p>93.8149490356</text:p>
          </table:table-cell>
          <table:table-cell office:value-type="float" office:value="93.2089538574219" calcext:value-type="float">
            <text:p>93.2089538574</text:p>
          </table:table-cell>
          <table:table-cell/>
          <table:table-cell table:formula="of:=([.A257]-[.B257])^2" office:value-type="float" office:value="3.18098023626802" calcext:value-type="float">
            <text:p>3.1809802363</text:p>
          </table:table-cell>
          <table:table-cell table:formula="of:=([.E257]-[.F257])^2" office:value-type="float" office:value="0.997908809258028" calcext:value-type="float">
            <text:p>0.9979088093</text:p>
          </table:table-cell>
          <table:table-cell table:formula="of:=([.A257]-([.B257]+[.F257])/2)^2" office:value-type="float" office:value="1.93555448462104" calcext:value-type="float">
            <text:p>1.9355544846</text:p>
          </table:table-cell>
          <table:table-cell table:formula="of:=([.I257]-[.J257])^2" office:value-type="float" office:value="2.57586140701629" calcext:value-type="float">
            <text:p>2.575861407</text:p>
          </table:table-cell>
          <table:table-cell table:formula="of:=[.M257]-[.N257]" office:value-type="float" office:value="2.18307142700999" calcext:value-type="float">
            <text:p>2.183071427</text:p>
          </table:table-cell>
          <table:table-cell table:formula="of:=[.M257]-[.P257]" office:value-type="float" office:value="0.60511882925173" calcext:value-type="float">
            <text:p>0.6051188293</text:p>
          </table:table-cell>
          <table:table-cell table:formula="of:=([.A257]-100.04)^2" office:value-type="float" office:value="61.3089" calcext:value-type="float">
            <text:p>61.3089</text:p>
          </table:table-cell>
          <table:table-cell/>
          <table:table-cell table:formula="of:=[.Q257]+[.U256]" office:value-type="float" office:value="1649.93559192591" calcext:value-type="float">
            <text:p>1649.9355919259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3.4011459350586" calcext:value-type="float">
            <text:p>93.4011459351</text:p>
          </table:table-cell>
          <table:table-cell office:value-type="float" office:value="92.22" calcext:value-type="float">
            <text:p>92.22</text:p>
          </table:table-cell>
          <table:table-cell office:value-type="float" office:value="93.3752746582031" calcext:value-type="float">
            <text:p>93.3752746582</text:p>
          </table:table-cell>
          <table:table-cell office:value-type="float" office:value="92.22" calcext:value-type="float">
            <text:p>92.22</text:p>
          </table:table-cell>
          <table:table-cell office:value-type="float" office:value="92.7422866821289" calcext:value-type="float">
            <text:p>92.7422866821</text:p>
          </table:table-cell>
          <table:table-cell office:value-type="float" office:value="92.22" calcext:value-type="float">
            <text:p>92.22</text:p>
          </table:table-cell>
          <table:table-cell office:value-type="float" office:value="93.4915161132813" calcext:value-type="float">
            <text:p>93.4915161133</text:p>
          </table:table-cell>
          <table:table-cell office:value-type="float" office:value="92.22" calcext:value-type="float">
            <text:p>92.22</text:p>
          </table:table-cell>
          <table:table-cell office:value-type="float" office:value="93.4580688476563" calcext:value-type="float">
            <text:p>93.4580688477</text:p>
          </table:table-cell>
          <table:table-cell office:value-type="float" office:value="92.7422866821289" calcext:value-type="float">
            <text:p>92.7422866821</text:p>
          </table:table-cell>
          <table:table-cell/>
          <table:table-cell table:formula="of:=([.A258]-[.B258])^2" office:value-type="float" office:value="1.39510571990544" calcext:value-type="float">
            <text:p>1.3951057199</text:p>
          </table:table-cell>
          <table:table-cell table:formula="of:=([.E258]-[.F258])^2" office:value-type="float" office:value="0.272783378329222" calcext:value-type="float">
            <text:p>0.2727833783</text:p>
          </table:table-cell>
          <table:table-cell table:formula="of:=([.A258]-([.B258]+[.F258])/2)^2" office:value-type="float" office:value="0.725420670324566" calcext:value-type="float">
            <text:p>0.7254206703</text:p>
          </table:table-cell>
          <table:table-cell table:formula="of:=([.I258]-[.J258])^2" office:value-type="float" office:value="1.53281447153688" calcext:value-type="float">
            <text:p>1.5328144715</text:p>
          </table:table-cell>
          <table:table-cell table:formula="of:=[.M258]-[.N258]" office:value-type="float" office:value="1.12232234157622" calcext:value-type="float">
            <text:p>1.1223223416</text:p>
          </table:table-cell>
          <table:table-cell table:formula="of:=[.M258]-[.P258]" office:value-type="float" office:value="-0.137708751631435" calcext:value-type="float">
            <text:p>-0.1377087516</text:p>
          </table:table-cell>
          <table:table-cell table:formula="of:=([.A258]-100.04)^2" office:value-type="float" office:value="61.1524000000001" calcext:value-type="float">
            <text:p>61.1524</text:p>
          </table:table-cell>
          <table:table-cell/>
          <table:table-cell table:formula="of:=[.Q258]+[.U257]" office:value-type="float" office:value="1651.05791426749" calcext:value-type="float">
            <text:p>1651.0579142675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2.5347213745117" calcext:value-type="float">
            <text:p>92.5347213745</text:p>
          </table:table-cell>
          <table:table-cell office:value-type="float" office:value="92.22" calcext:value-type="float">
            <text:p>92.22</text:p>
          </table:table-cell>
          <table:table-cell office:value-type="float" office:value="93.4919586181641" calcext:value-type="float">
            <text:p>93.4919586182</text:p>
          </table:table-cell>
          <table:table-cell office:value-type="float" office:value="92.22" calcext:value-type="float">
            <text:p>92.22</text:p>
          </table:table-cell>
          <table:table-cell office:value-type="float" office:value="91.9352874755859" calcext:value-type="float">
            <text:p>91.9352874756</text:p>
          </table:table-cell>
          <table:table-cell office:value-type="float" office:value="92.22" calcext:value-type="float">
            <text:p>92.22</text:p>
          </table:table-cell>
          <table:table-cell office:value-type="float" office:value="92.551872253418" calcext:value-type="float">
            <text:p>92.5518722534</text:p>
          </table:table-cell>
          <table:table-cell office:value-type="float" office:value="92.22" calcext:value-type="float">
            <text:p>92.22</text:p>
          </table:table-cell>
          <table:table-cell office:value-type="float" office:value="93.0127639770508" calcext:value-type="float">
            <text:p>93.0127639771</text:p>
          </table:table-cell>
          <table:table-cell office:value-type="float" office:value="91.9352874755859" calcext:value-type="float">
            <text:p>91.9352874756</text:p>
          </table:table-cell>
          <table:table-cell/>
          <table:table-cell table:formula="of:=([.A259]-[.B259])^2" office:value-type="float" office:value="0.0990495435745462" calcext:value-type="float">
            <text:p>0.0990495436</text:p>
          </table:table-cell>
          <table:table-cell table:formula="of:=([.E259]-[.F259])^2" office:value-type="float" office:value="0.0810612215582275" calcext:value-type="float">
            <text:p>0.0810612216</text:p>
          </table:table-cell>
          <table:table-cell table:formula="of:=([.A259]-([.B259]+[.F259])/2)^2" office:value-type="float" office:value="0.000225132771045935" calcext:value-type="float">
            <text:p>0.0002251328</text:p>
          </table:table-cell>
          <table:table-cell table:formula="of:=([.I259]-[.J259])^2" office:value-type="float" office:value="0.628474723309373" calcext:value-type="float">
            <text:p>0.6284747233</text:p>
          </table:table-cell>
          <table:table-cell table:formula="of:=[.M259]-[.N259]" office:value-type="float" office:value="0.0179883220163188" calcext:value-type="float">
            <text:p>0.017988322</text:p>
          </table:table-cell>
          <table:table-cell table:formula="of:=[.M259]-[.P259]" office:value-type="float" office:value="-0.529425179734827" calcext:value-type="float">
            <text:p>-0.5294251797</text:p>
          </table:table-cell>
          <table:table-cell table:formula="of:=([.A259]-100.04)^2" office:value-type="float" office:value="61.1524000000001" calcext:value-type="float">
            <text:p>61.1524</text:p>
          </table:table-cell>
          <table:table-cell/>
          <table:table-cell table:formula="of:=[.Q259]+[.U258]" office:value-type="float" office:value="1651.0759025895" calcext:value-type="float">
            <text:p>1651.0759025895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2.8081817626953" calcext:value-type="float">
            <text:p>92.8081817627</text:p>
          </table:table-cell>
          <table:table-cell office:value-type="float" office:value="92.22" calcext:value-type="float">
            <text:p>92.22</text:p>
          </table:table-cell>
          <table:table-cell office:value-type="float" office:value="96.5974960327148" calcext:value-type="float">
            <text:p>96.5974960327</text:p>
          </table:table-cell>
          <table:table-cell office:value-type="float" office:value="92.22" calcext:value-type="float">
            <text:p>92.22</text:p>
          </table:table-cell>
          <table:table-cell office:value-type="float" office:value="92.4493179321289" calcext:value-type="float">
            <text:p>92.4493179321</text:p>
          </table:table-cell>
          <table:table-cell office:value-type="float" office:value="92.22" calcext:value-type="float">
            <text:p>92.22</text:p>
          </table:table-cell>
          <table:table-cell office:value-type="float" office:value="96.208610534668" calcext:value-type="float">
            <text:p>96.2086105347</text:p>
          </table:table-cell>
          <table:table-cell office:value-type="float" office:value="92.22" calcext:value-type="float">
            <text:p>92.22</text:p>
          </table:table-cell>
          <table:table-cell office:value-type="float" office:value="93.0120162963867" calcext:value-type="float">
            <text:p>93.0120162964</text:p>
          </table:table-cell>
          <table:table-cell office:value-type="float" office:value="92.4493179321289" calcext:value-type="float">
            <text:p>92.4493179321</text:p>
          </table:table-cell>
          <table:table-cell/>
          <table:table-cell table:formula="of:=([.A260]-[.B260])^2" office:value-type="float" office:value="0.345957785967366" calcext:value-type="float">
            <text:p>0.345957786</text:p>
          </table:table-cell>
          <table:table-cell table:formula="of:=([.E260]-[.F260])^2" office:value-type="float" office:value="0.0525867139958782" calcext:value-type="float">
            <text:p>0.052586714</text:p>
          </table:table-cell>
          <table:table-cell table:formula="of:=([.A260]-([.B260]+[.F260])/2)^2" office:value-type="float" office:value="0.167076437759424" calcext:value-type="float">
            <text:p>0.1670764378</text:p>
          </table:table-cell>
          <table:table-cell table:formula="of:=([.I260]-[.J260])^2" office:value-type="float" office:value="0.627289813742137" calcext:value-type="float">
            <text:p>0.6272898137</text:p>
          </table:table-cell>
          <table:table-cell table:formula="of:=[.M260]-[.N260]" office:value-type="float" office:value="0.293371071971488" calcext:value-type="float">
            <text:p>0.293371072</text:p>
          </table:table-cell>
          <table:table-cell table:formula="of:=[.M260]-[.P260]" office:value-type="float" office:value="-0.28133202777477" calcext:value-type="float">
            <text:p>-0.2813320278</text:p>
          </table:table-cell>
          <table:table-cell table:formula="of:=([.A260]-100.04)^2" office:value-type="float" office:value="61.1524000000001" calcext:value-type="float">
            <text:p>61.1524</text:p>
          </table:table-cell>
          <table:table-cell/>
          <table:table-cell table:formula="of:=[.Q260]+[.U259]" office:value-type="float" office:value="1651.36927366147" calcext:value-type="float">
            <text:p>1651.3692736615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94.1875915527344" calcext:value-type="float">
            <text:p>94.1875915527</text:p>
          </table:table-cell>
          <table:table-cell office:value-type="float" office:value="92.27" calcext:value-type="float">
            <text:p>92.27</text:p>
          </table:table-cell>
          <table:table-cell office:value-type="float" office:value="96.3048095703125" calcext:value-type="float">
            <text:p>96.3048095703</text:p>
          </table:table-cell>
          <table:table-cell office:value-type="float" office:value="92.27" calcext:value-type="float">
            <text:p>92.27</text:p>
          </table:table-cell>
          <table:table-cell office:value-type="float" office:value="92.7414321899414" calcext:value-type="float">
            <text:p>92.7414321899</text:p>
          </table:table-cell>
          <table:table-cell office:value-type="float" office:value="92.27" calcext:value-type="float">
            <text:p>92.27</text:p>
          </table:table-cell>
          <table:table-cell office:value-type="float" office:value="93.3762893676758" calcext:value-type="float">
            <text:p>93.3762893677</text:p>
          </table:table-cell>
          <table:table-cell office:value-type="float" office:value="92.27" calcext:value-type="float">
            <text:p>92.27</text:p>
          </table:table-cell>
          <table:table-cell office:value-type="float" office:value="93.925163269043" calcext:value-type="float">
            <text:p>93.925163269</text:p>
          </table:table-cell>
          <table:table-cell office:value-type="float" office:value="92.7414321899414" calcext:value-type="float">
            <text:p>92.7414321899</text:p>
          </table:table-cell>
          <table:table-cell/>
          <table:table-cell table:formula="of:=([.A261]-[.B261])^2" office:value-type="float" office:value="3.67715736311825" calcext:value-type="float">
            <text:p>3.6771573631</text:p>
          </table:table-cell>
          <table:table-cell table:formula="of:=([.E261]-[.F261])^2" office:value-type="float" office:value="0.222248309712954" calcext:value-type="float">
            <text:p>0.2222483097</text:p>
          </table:table-cell>
          <table:table-cell table:formula="of:=([.A261]-([.B261]+[.F261])/2)^2" office:value-type="float" office:value="1.42685861076716" calcext:value-type="float">
            <text:p>1.4268586108</text:p>
          </table:table-cell>
          <table:table-cell table:formula="of:=([.I261]-[.J261])^2" office:value-type="float" office:value="2.73956544718902" calcext:value-type="float">
            <text:p>2.7395654472</text:p>
          </table:table-cell>
          <table:table-cell table:formula="of:=[.M261]-[.N261]" office:value-type="float" office:value="3.45490905340529" calcext:value-type="float">
            <text:p>3.4549090534</text:p>
          </table:table-cell>
          <table:table-cell table:formula="of:=[.M261]-[.P261]" office:value-type="float" office:value="0.937591915929226" calcext:value-type="float">
            <text:p>0.9375919159</text:p>
          </table:table-cell>
          <table:table-cell table:formula="of:=([.A261]-100.04)^2" office:value-type="float" office:value="60.3729000000002" calcext:value-type="float">
            <text:p>60.3729</text:p>
          </table:table-cell>
          <table:table-cell/>
          <table:table-cell table:formula="of:=[.Q261]+[.U260]" office:value-type="float" office:value="1654.82418271488" calcext:value-type="float">
            <text:p>1654.8241827149</text:p>
          </table:table-cell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94.2015151977539" calcext:value-type="float">
            <text:p>94.2015151978</text:p>
          </table:table-cell>
          <table:table-cell office:value-type="float" office:value="92.35" calcext:value-type="float">
            <text:p>92.35</text:p>
          </table:table-cell>
          <table:table-cell office:value-type="float" office:value="95.8904113769531" calcext:value-type="float">
            <text:p>95.890411377</text:p>
          </table:table-cell>
          <table:table-cell office:value-type="float" office:value="92.35" calcext:value-type="float">
            <text:p>92.35</text:p>
          </table:table-cell>
          <table:table-cell office:value-type="float" office:value="94.3951110839844" calcext:value-type="float">
            <text:p>94.395111084</text:p>
          </table:table-cell>
          <table:table-cell office:value-type="float" office:value="92.35" calcext:value-type="float">
            <text:p>92.35</text:p>
          </table:table-cell>
          <table:table-cell office:value-type="float" office:value="94.9116058349609" calcext:value-type="float">
            <text:p>94.911605835</text:p>
          </table:table-cell>
          <table:table-cell office:value-type="float" office:value="92.35" calcext:value-type="float">
            <text:p>92.35</text:p>
          </table:table-cell>
          <table:table-cell office:value-type="float" office:value="94.3646545410156" calcext:value-type="float">
            <text:p>94.364654541</text:p>
          </table:table-cell>
          <table:table-cell office:value-type="float" office:value="94.3951110839844" calcext:value-type="float">
            <text:p>94.395111084</text:p>
          </table:table-cell>
          <table:table-cell/>
          <table:table-cell table:formula="of:=([.A262]-[.B262])^2" office:value-type="float" office:value="3.42810852751371" calcext:value-type="float">
            <text:p>3.4281085275</text:p>
          </table:table-cell>
          <table:table-cell table:formula="of:=([.E262]-[.F262])^2" office:value-type="float" office:value="4.18247934583577" calcext:value-type="float">
            <text:p>4.1824793458</text:p>
          </table:table-cell>
          <table:table-cell table:formula="of:=([.A262]-([.B262]+[.F262])/2)^2" office:value-type="float" office:value="3.7959240948834" calcext:value-type="float">
            <text:p>3.7959240949</text:p>
          </table:table-cell>
          <table:table-cell table:formula="of:=([.I262]-[.J262])^2" office:value-type="float" office:value="4.0588329196349" calcext:value-type="float">
            <text:p>4.0588329196</text:p>
          </table:table-cell>
          <table:table-cell table:formula="of:=[.M262]-[.N262]" office:value-type="float" office:value="-0.754370818322061" calcext:value-type="float">
            <text:p>-0.7543708183</text:p>
          </table:table-cell>
          <table:table-cell table:formula="of:=[.M262]-[.P262]" office:value-type="float" office:value="-0.630724392121194" calcext:value-type="float">
            <text:p>-0.6307243921</text:p>
          </table:table-cell>
          <table:table-cell table:formula="of:=([.A262]-100.04)^2" office:value-type="float" office:value="59.1361000000002" calcext:value-type="float">
            <text:p>59.1361</text:p>
          </table:table-cell>
          <table:table-cell/>
          <table:table-cell table:formula="of:=[.Q262]+[.U261]" office:value-type="float" office:value="1654.06981189656" calcext:value-type="float">
            <text:p>1654.0698118966</text:p>
          </table:table-cell>
        </table:table-row>
        <table:table-row table:style-name="ro1">
          <table:table-cell office:value-type="float" office:value="92.38" calcext:value-type="float">
            <text:p>92.38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2.38" calcext:value-type="float">
            <text:p>92.38</text:p>
          </table:table-cell>
          <table:table-cell office:value-type="float" office:value="95.0187683105469" calcext:value-type="float">
            <text:p>95.0187683105</text:p>
          </table:table-cell>
          <table:table-cell office:value-type="float" office:value="92.38" calcext:value-type="float">
            <text:p>92.38</text:p>
          </table:table-cell>
          <table:table-cell office:value-type="float" office:value="93.5180053710937" calcext:value-type="float">
            <text:p>93.5180053711</text:p>
          </table:table-cell>
          <table:table-cell office:value-type="float" office:value="92.38" calcext:value-type="float">
            <text:p>92.38</text:p>
          </table:table-cell>
          <table:table-cell office:value-type="float" office:value="93.1279144287109" calcext:value-type="float">
            <text:p>93.1279144287</text:p>
          </table:table-cell>
          <table:table-cell office:value-type="float" office:value="92.38" calcext:value-type="float">
            <text:p>92.38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5180053710937" calcext:value-type="float">
            <text:p>93.5180053711</text:p>
          </table:table-cell>
          <table:table-cell/>
          <table:table-cell table:formula="of:=([.A263]-[.B263])^2" office:value-type="float" office:value="4.64644153437402" calcext:value-type="float">
            <text:p>4.6464415344</text:p>
          </table:table-cell>
          <table:table-cell table:formula="of:=([.E263]-[.F263])^2" office:value-type="float" office:value="1.29505622463823" calcext:value-type="float">
            <text:p>1.2950562246</text:p>
          </table:table-cell>
          <table:table-cell table:formula="of:=([.A263]-([.B263]+[.F263])/2)^2" office:value-type="float" office:value="2.711894214513" calcext:value-type="float">
            <text:p>2.7118942145</text:p>
          </table:table-cell>
          <table:table-cell table:formula="of:=([.I263]-[.J263])^2" office:value-type="float" office:value="4.47055841143767" calcext:value-type="float">
            <text:p>4.4705584114</text:p>
          </table:table-cell>
          <table:table-cell table:formula="of:=[.M263]-[.N263]" office:value-type="float" office:value="3.35138530973579" calcext:value-type="float">
            <text:p>3.3513853097</text:p>
          </table:table-cell>
          <table:table-cell table:formula="of:=[.M263]-[.P263]" office:value-type="float" office:value="0.175883122936357" calcext:value-type="float">
            <text:p>0.1758831229</text:p>
          </table:table-cell>
          <table:table-cell table:formula="of:=([.A263]-100.04)^2" office:value-type="float" office:value="58.6756000000002" calcext:value-type="float">
            <text:p>58.6756</text:p>
          </table:table-cell>
          <table:table-cell/>
          <table:table-cell table:formula="of:=[.Q263]+[.U262]" office:value-type="float" office:value="1657.42119720629" calcext:value-type="float">
            <text:p>1657.4211972063</text:p>
          </table:table-cell>
        </table:table-row>
        <table:table-row table:style-name="ro1">
          <table:table-cell office:value-type="float" office:value="92.38" calcext:value-type="float">
            <text:p>92.38</text:p>
          </table:table-cell>
          <table:table-cell office:value-type="float" office:value="94.7922592163086" calcext:value-type="float">
            <text:p>94.7922592163</text:p>
          </table:table-cell>
          <table:table-cell office:value-type="float" office:value="92.38" calcext:value-type="float">
            <text:p>92.38</text:p>
          </table:table-cell>
          <table:table-cell office:value-type="float" office:value="93.4723663330078" calcext:value-type="float">
            <text:p>93.472366333</text:p>
          </table:table-cell>
          <table:table-cell office:value-type="float" office:value="92.38" calcext:value-type="float">
            <text:p>92.38</text:p>
          </table:table-cell>
          <table:table-cell office:value-type="float" office:value="94.4791412353516" calcext:value-type="float">
            <text:p>94.4791412354</text:p>
          </table:table-cell>
          <table:table-cell office:value-type="float" office:value="92.38" calcext:value-type="float">
            <text:p>92.38</text:p>
          </table:table-cell>
          <table:table-cell office:value-type="float" office:value="94.3618545532227" calcext:value-type="float">
            <text:p>94.3618545532</text:p>
          </table:table-cell>
          <table:table-cell office:value-type="float" office:value="92.38" calcext:value-type="float">
            <text:p>92.38</text:p>
          </table:table-cell>
          <table:table-cell office:value-type="float" office:value="95.2555465698242" calcext:value-type="float">
            <text:p>95.2555465698</text:p>
          </table:table-cell>
          <table:table-cell office:value-type="float" office:value="94.4791412353516" calcext:value-type="float">
            <text:p>94.4791412354</text:p>
          </table:table-cell>
          <table:table-cell/>
          <table:table-cell table:formula="of:=([.A264]-[.B264])^2" office:value-type="float" office:value="5.81899452666577" calcext:value-type="float">
            <text:p>5.8189945267</text:p>
          </table:table-cell>
          <table:table-cell table:formula="of:=([.E264]-[.F264])^2" office:value-type="float" office:value="4.4063939259533" calcext:value-type="float">
            <text:p>4.406393926</text:p>
          </table:table-cell>
          <table:table-cell table:formula="of:=([.A264]-([.B264]+[.F264])/2)^2" office:value-type="float" office:value="5.08818350880989" calcext:value-type="float">
            <text:p>5.0881835088</text:p>
          </table:table-cell>
          <table:table-cell table:formula="of:=([.I264]-[.J264])^2" office:value-type="float" office:value="8.26876807522786" calcext:value-type="float">
            <text:p>8.2687680752</text:p>
          </table:table-cell>
          <table:table-cell table:formula="of:=[.M264]-[.N264]" office:value-type="float" office:value="1.41260060071247" calcext:value-type="float">
            <text:p>1.4126006007</text:p>
          </table:table-cell>
          <table:table-cell table:formula="of:=[.M264]-[.P264]" office:value-type="float" office:value="-2.44977354856208" calcext:value-type="float">
            <text:p>-2.4497735486</text:p>
          </table:table-cell>
          <table:table-cell table:formula="of:=([.A264]-100.04)^2" office:value-type="float" office:value="58.6756000000002" calcext:value-type="float">
            <text:p>58.6756</text:p>
          </table:table-cell>
          <table:table-cell/>
          <table:table-cell table:formula="of:=[.Q264]+[.U263]" office:value-type="float" office:value="1658.83379780701" calcext:value-type="float">
            <text:p>1658.833797807</text:p>
          </table:table-cell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3.6724014282227" calcext:value-type="float">
            <text:p>93.6724014282</text:p>
          </table:table-cell>
          <table:table-cell office:value-type="float" office:value="92.39" calcext:value-type="float">
            <text:p>92.39</text:p>
          </table:table-cell>
          <table:table-cell office:value-type="float" office:value="91.6593170166016" calcext:value-type="float">
            <text:p>91.6593170166</text:p>
          </table:table-cell>
          <table:table-cell office:value-type="float" office:value="92.39" calcext:value-type="float">
            <text:p>92.39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2.39" calcext:value-type="float">
            <text:p>92.39</text:p>
          </table:table-cell>
          <table:table-cell office:value-type="float" office:value="90.4986801147461" calcext:value-type="float">
            <text:p>90.4986801147</text:p>
          </table:table-cell>
          <table:table-cell office:value-type="float" office:value="92.39" calcext:value-type="float">
            <text:p>92.39</text:p>
          </table:table-cell>
          <table:table-cell office:value-type="float" office:value="93.5370483398438" calcext:value-type="float">
            <text:p>93.5370483398</text:p>
          </table:table-cell>
          <table:table-cell office:value-type="float" office:value="92.6587524414063" calcext:value-type="float">
            <text:p>92.6587524414</text:p>
          </table:table-cell>
          <table:table-cell/>
          <table:table-cell table:formula="of:=([.A265]-[.B265])^2" office:value-type="float" office:value="1.64455342310751" calcext:value-type="float">
            <text:p>1.6445534231</text:p>
          </table:table-cell>
          <table:table-cell table:formula="of:=([.E265]-[.F265])^2" office:value-type="float" office:value="0.0722278747618195" calcext:value-type="float">
            <text:p>0.0722278748</text:p>
          </table:table-cell>
          <table:table-cell table:formula="of:=([.A265]-([.B265]+[.F265])/2)^2" office:value-type="float" office:value="0.601519581816182" calcext:value-type="float">
            <text:p>0.6015195818</text:p>
          </table:table-cell>
          <table:table-cell table:formula="of:=([.I265]-[.J265])^2" office:value-type="float" office:value="1.3157198939383" calcext:value-type="float">
            <text:p>1.3157198939</text:p>
          </table:table-cell>
          <table:table-cell table:formula="of:=[.M265]-[.N265]" office:value-type="float" office:value="1.57232554834569" calcext:value-type="float">
            <text:p>1.5723255483</text:p>
          </table:table-cell>
          <table:table-cell table:formula="of:=[.M265]-[.P265]" office:value-type="float" office:value="0.328833529169205" calcext:value-type="float">
            <text:p>0.3288335292</text:p>
          </table:table-cell>
          <table:table-cell table:formula="of:=([.A265]-100.04)^2" office:value-type="float" office:value="58.5225000000001" calcext:value-type="float">
            <text:p>58.5225</text:p>
          </table:table-cell>
          <table:table-cell/>
          <table:table-cell table:formula="of:=[.Q265]+[.U264]" office:value-type="float" office:value="1660.40612335535" calcext:value-type="float">
            <text:p>1660.4061233554</text:p>
          </table:table-cell>
        </table:table-row>
        <table:table-row table:style-name="ro1">
          <table:table-cell office:value-type="float" office:value="92.43" calcext:value-type="float">
            <text:p>92.43</text:p>
          </table:table-cell>
          <table:table-cell office:value-type="float" office:value="92.4376983642578" calcext:value-type="float">
            <text:p>92.4376983643</text:p>
          </table:table-cell>
          <table:table-cell office:value-type="float" office:value="92.43" calcext:value-type="float">
            <text:p>92.43</text:p>
          </table:table-cell>
          <table:table-cell office:value-type="float" office:value="93.5422515869141" calcext:value-type="float">
            <text:p>93.5422515869</text:p>
          </table:table-cell>
          <table:table-cell office:value-type="float" office:value="92.43" calcext:value-type="float">
            <text:p>92.43</text:p>
          </table:table-cell>
          <table:table-cell office:value-type="float" office:value="92.1237182617188" calcext:value-type="float">
            <text:p>92.1237182617</text:p>
          </table:table-cell>
          <table:table-cell office:value-type="float" office:value="92.43" calcext:value-type="float">
            <text:p>92.43</text:p>
          </table:table-cell>
          <table:table-cell office:value-type="float" office:value="93.0036010742188" calcext:value-type="float">
            <text:p>93.0036010742</text:p>
          </table:table-cell>
          <table:table-cell office:value-type="float" office:value="92.43" calcext:value-type="float">
            <text:p>92.43</text:p>
          </table:table-cell>
          <table:table-cell office:value-type="float" office:value="92.3079452514648" calcext:value-type="float">
            <text:p>92.3079452515</text:p>
          </table:table-cell>
          <table:table-cell office:value-type="float" office:value="92.1237182617188" calcext:value-type="float">
            <text:p>92.1237182617</text:p>
          </table:table-cell>
          <table:table-cell/>
          <table:table-cell table:formula="of:=([.A266]-[.B266])^2" office:value-type="float" office:value="0.00005926481224586" calcext:value-type="float">
            <text:p>5.926481224586E-05</text:p>
          </table:table-cell>
          <table:table-cell table:formula="of:=([.E266]-[.F266])^2" office:value-type="float" office:value="0.0938085032045883" calcext:value-type="float">
            <text:p>0.0938085032</text:p>
          </table:table-cell>
          <table:table-cell table:formula="of:=([.A266]-([.B266]+[.F266])/2)^2" office:value-type="float" office:value="0.022288007810807" calcext:value-type="float">
            <text:p>0.0222880078</text:p>
          </table:table-cell>
          <table:table-cell table:formula="of:=([.I266]-[.J266])^2" office:value-type="float" office:value="0.0148973616399819" calcext:value-type="float">
            <text:p>0.0148973616</text:p>
          </table:table-cell>
          <table:table-cell table:formula="of:=[.M266]-[.N266]" office:value-type="float" office:value="-0.0937492383923425" calcext:value-type="float">
            <text:p>-0.0937492384</text:p>
          </table:table-cell>
          <table:table-cell table:formula="of:=[.M266]-[.P266]" office:value-type="float" office:value="-0.014838096827736" calcext:value-type="float">
            <text:p>-0.0148380968</text:p>
          </table:table-cell>
          <table:table-cell table:formula="of:=([.A266]-100.04)^2" office:value-type="float" office:value="57.9121" calcext:value-type="float">
            <text:p>57.9121</text:p>
          </table:table-cell>
          <table:table-cell/>
          <table:table-cell table:formula="of:=[.Q266]+[.U265]" office:value-type="float" office:value="1660.31237411696" calcext:value-type="float">
            <text:p>1660.312374117</text:p>
          </table:table-cell>
        </table:table-row>
        <table:table-row table:style-name="ro1">
          <table:table-cell office:value-type="float" office:value="92.46" calcext:value-type="float">
            <text:p>92.4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2.46" calcext:value-type="float">
            <text:p>92.46</text:p>
          </table:table-cell>
          <table:table-cell office:value-type="float" office:value="97.0083312988281" calcext:value-type="float">
            <text:p>97.0083312988</text:p>
          </table:table-cell>
          <table:table-cell office:value-type="float" office:value="92.46" calcext:value-type="float">
            <text:p>92.46</text:p>
          </table:table-cell>
          <table:table-cell office:value-type="float" office:value="94.7128448486328" calcext:value-type="float">
            <text:p>94.7128448486</text:p>
          </table:table-cell>
          <table:table-cell office:value-type="float" office:value="92.46" calcext:value-type="float">
            <text:p>92.46</text:p>
          </table:table-cell>
          <table:table-cell office:value-type="float" office:value="94.1658325195312" calcext:value-type="float">
            <text:p>94.1658325195</text:p>
          </table:table-cell>
          <table:table-cell office:value-type="float" office:value="92.46" calcext:value-type="float">
            <text:p>92.46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7128448486328" calcext:value-type="float">
            <text:p>94.7128448486</text:p>
          </table:table-cell>
          <table:table-cell/>
          <table:table-cell table:formula="of:=([.A267]-[.B267])^2" office:value-type="float" office:value="6.57657165734184" calcext:value-type="float">
            <text:p>6.5765716573</text:p>
          </table:table-cell>
          <table:table-cell table:formula="of:=([.E267]-[.F267])^2" office:value-type="float" office:value="5.07530991201143" calcext:value-type="float">
            <text:p>5.075309912</text:p>
          </table:table-cell>
          <table:table-cell table:formula="of:=([.A267]-([.B267]+[.F267])/2)^2" office:value-type="float" office:value="5.80166124286042" calcext:value-type="float">
            <text:p>5.8016612429</text:p>
          </table:table-cell>
          <table:table-cell table:formula="of:=([.I267]-[.J267])^2" office:value-type="float" office:value="6.60508980238897" calcext:value-type="float">
            <text:p>6.6050898024</text:p>
          </table:table-cell>
          <table:table-cell table:formula="of:=[.M267]-[.N267]" office:value-type="float" office:value="1.50126174533042" calcext:value-type="float">
            <text:p>1.5012617453</text:p>
          </table:table-cell>
          <table:table-cell table:formula="of:=[.M267]-[.P267]" office:value-type="float" office:value="-0.028518145047129" calcext:value-type="float">
            <text:p>-0.028518145</text:p>
          </table:table-cell>
          <table:table-cell table:formula="of:=([.A267]-100.04)^2" office:value-type="float" office:value="57.4564000000002" calcext:value-type="float">
            <text:p>57.4564</text:p>
          </table:table-cell>
          <table:table-cell/>
          <table:table-cell table:formula="of:=[.Q267]+[.U266]" office:value-type="float" office:value="1661.81363586229" calcext:value-type="float">
            <text:p>1661.8136358623</text:p>
          </table:table-cell>
        </table:table-row>
        <table:table-row table:style-name="ro1">
          <table:table-cell office:value-type="float" office:value="92.48" calcext:value-type="float">
            <text:p>92.48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2.48" calcext:value-type="float">
            <text:p>92.48</text:p>
          </table:table-cell>
          <table:table-cell office:value-type="float" office:value="95.8249130249024" calcext:value-type="float">
            <text:p>95.8249130249</text:p>
          </table:table-cell>
          <table:table-cell office:value-type="float" office:value="92.48" calcext:value-type="float">
            <text:p>92.48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2.48" calcext:value-type="float">
            <text:p>92.48</text:p>
          </table:table-cell>
          <table:table-cell office:value-type="float" office:value="95.7668838500977" calcext:value-type="float">
            <text:p>95.7668838501</text:p>
          </table:table-cell>
          <table:table-cell office:value-type="float" office:value="92.48" calcext:value-type="float">
            <text:p>92.48</text:p>
          </table:table-cell>
          <table:table-cell office:value-type="float" office:value="94.3742446899414" calcext:value-type="float">
            <text:p>94.3742446899</text:p>
          </table:table-cell>
          <table:table-cell office:value-type="float" office:value="94.4997940063477" calcext:value-type="float">
            <text:p>94.4997940063</text:p>
          </table:table-cell>
          <table:table-cell/>
          <table:table-cell table:formula="of:=([.A268]-[.B268])^2" office:value-type="float" office:value="3.92556439497469" calcext:value-type="float">
            <text:p>3.925564395</text:p>
          </table:table-cell>
          <table:table-cell table:formula="of:=([.E268]-[.F268])^2" office:value-type="float" office:value="4.0795678280779" calcext:value-type="float">
            <text:p>4.0795678281</text:p>
          </table:table-cell>
          <table:table-cell table:formula="of:=([.A268]-([.B268]+[.F268])/2)^2" office:value-type="float" office:value="4.00219573581611" calcext:value-type="float">
            <text:p>4.0021957358</text:p>
          </table:table-cell>
          <table:table-cell table:formula="of:=([.I268]-[.J268])^2" office:value-type="float" office:value="3.5881629453712" calcext:value-type="float">
            <text:p>3.5881629454</text:p>
          </table:table-cell>
          <table:table-cell table:formula="of:=[.M268]-[.N268]" office:value-type="float" office:value="-0.154003433103207" calcext:value-type="float">
            <text:p>-0.1540034331</text:p>
          </table:table-cell>
          <table:table-cell table:formula="of:=[.M268]-[.P268]" office:value-type="float" office:value="0.337401449603494" calcext:value-type="float">
            <text:p>0.3374014496</text:p>
          </table:table-cell>
          <table:table-cell table:formula="of:=([.A268]-100.04)^2" office:value-type="float" office:value="57.1536" calcext:value-type="float">
            <text:p>57.1536</text:p>
          </table:table-cell>
          <table:table-cell/>
          <table:table-cell table:formula="of:=[.Q268]+[.U267]" office:value-type="float" office:value="1661.65963242919" calcext:value-type="float">
            <text:p>1661.6596324292</text:p>
          </table:table-cell>
        </table:table-row>
        <table:table-row table:style-name="ro1">
          <table:table-cell office:value-type="float" office:value="92.588" calcext:value-type="float">
            <text:p>92.588</text:p>
          </table:table-cell>
          <table:table-cell office:value-type="float" office:value="96.1143264770508" calcext:value-type="float">
            <text:p>96.1143264771</text:p>
          </table:table-cell>
          <table:table-cell office:value-type="float" office:value="92.588" calcext:value-type="float">
            <text:p>92.588</text:p>
          </table:table-cell>
          <table:table-cell office:value-type="float" office:value="97.9166488647461" calcext:value-type="float">
            <text:p>97.9166488647</text:p>
          </table:table-cell>
          <table:table-cell office:value-type="float" office:value="92.588" calcext:value-type="float">
            <text:p>92.588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2.588" calcext:value-type="float">
            <text:p>92.588</text:p>
          </table:table-cell>
          <table:table-cell office:value-type="float" office:value="94.5979919433594" calcext:value-type="float">
            <text:p>94.5979919434</text:p>
          </table:table-cell>
          <table:table-cell office:value-type="float" office:value="92.588" calcext:value-type="float">
            <text:p>92.588</text:p>
          </table:table-cell>
          <table:table-cell office:value-type="float" office:value="101.086242675781" calcext:value-type="float">
            <text:p>101.0862426758</text:p>
          </table:table-cell>
          <table:table-cell office:value-type="float" office:value="92.6587524414063" calcext:value-type="float">
            <text:p>92.6587524414</text:p>
          </table:table-cell>
          <table:table-cell/>
          <table:table-cell table:formula="of:=([.A269]-[.B269])^2" office:value-type="float" office:value="12.4349784227494" calcext:value-type="float">
            <text:p>12.4349784227</text:p>
          </table:table-cell>
          <table:table-cell table:formula="of:=([.E269]-[.F269])^2" office:value-type="float" office:value="0.00500590796494571" calcext:value-type="float">
            <text:p>0.005005908</text:p>
          </table:table-cell>
          <table:table-cell table:formula="of:=([.A269]-([.B269]+[.F269])/2)^2" office:value-type="float" office:value="3.23474418640202" calcext:value-type="float">
            <text:p>3.2347441864</text:p>
          </table:table-cell>
          <table:table-cell table:formula="of:=([.I269]-[.J269])^2" office:value-type="float" office:value="72.2201285764698" calcext:value-type="float">
            <text:p>72.2201285765</text:p>
          </table:table-cell>
          <table:table-cell table:formula="of:=[.M269]-[.N269]" office:value-type="float" office:value="12.4299725147845" calcext:value-type="float">
            <text:p>12.4299725148</text:p>
          </table:table-cell>
          <table:table-cell table:formula="of:=[.M269]-[.P269]" office:value-type="float" office:value="-59.7851501537203" calcext:value-type="float">
            <text:p>-59.7851501537</text:p>
          </table:table-cell>
          <table:table-cell table:formula="of:=([.A269]-100.04)^2" office:value-type="float" office:value="55.5323040000002" calcext:value-type="float">
            <text:p>55.532304</text:p>
          </table:table-cell>
          <table:table-cell/>
          <table:table-cell table:formula="of:=[.Q269]+[.U268]" office:value-type="float" office:value="1674.08960494397" calcext:value-type="float">
            <text:p>1674.089604944</text:p>
          </table:table-cell>
        </table:table-row>
        <table:table-row table:style-name="ro1">
          <table:table-cell office:value-type="float" office:value="92.59" calcext:value-type="float">
            <text:p>92.59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2.59" calcext:value-type="float">
            <text:p>92.59</text:p>
          </table:table-cell>
          <table:table-cell office:value-type="float" office:value="94.3206634521484" calcext:value-type="float">
            <text:p>94.3206634521</text:p>
          </table:table-cell>
          <table:table-cell office:value-type="float" office:value="92.59" calcext:value-type="float">
            <text:p>92.59</text:p>
          </table:table-cell>
          <table:table-cell office:value-type="float" office:value="94.7933883666992" calcext:value-type="float">
            <text:p>94.7933883667</text:p>
          </table:table-cell>
          <table:table-cell office:value-type="float" office:value="92.59" calcext:value-type="float">
            <text:p>92.59</text:p>
          </table:table-cell>
          <table:table-cell office:value-type="float" office:value="93.9926910400391" calcext:value-type="float">
            <text:p>93.99269104</text:p>
          </table:table-cell>
          <table:table-cell office:value-type="float" office:value="92.59" calcext:value-type="float">
            <text:p>92.59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7933883666992" calcext:value-type="float">
            <text:p>94.7933883667</text:p>
          </table:table-cell>
          <table:table-cell/>
          <table:table-cell table:formula="of:=([.A270]-[.B270])^2" office:value-type="float" office:value="5.92670614830859" calcext:value-type="float">
            <text:p>5.9267061483</text:p>
          </table:table-cell>
          <table:table-cell table:formula="of:=([.E270]-[.F270])^2" office:value-type="float" office:value="4.85492029450544" calcext:value-type="float">
            <text:p>4.8549202945</text:p>
          </table:table-cell>
          <table:table-cell table:formula="of:=([.A270]-([.B270]+[.F270])/2)^2" office:value-type="float" office:value="5.37746207056044" calcext:value-type="float">
            <text:p>5.3774620706</text:p>
          </table:table-cell>
          <table:table-cell table:formula="of:=([.I270]-[.J270])^2" office:value-type="float" office:value="5.95378020155885" calcext:value-type="float">
            <text:p>5.9537802016</text:p>
          </table:table-cell>
          <table:table-cell table:formula="of:=[.M270]-[.N270]" office:value-type="float" office:value="1.07178585380316" calcext:value-type="float">
            <text:p>1.0717858538</text:p>
          </table:table-cell>
          <table:table-cell table:formula="of:=[.M270]-[.P270]" office:value-type="float" office:value="-0.0270740532502529" calcext:value-type="float">
            <text:p>-0.0270740533</text:p>
          </table:table-cell>
          <table:table-cell table:formula="of:=([.A270]-100.04)^2" office:value-type="float" office:value="55.5025" calcext:value-type="float">
            <text:p>55.5025</text:p>
          </table:table-cell>
          <table:table-cell/>
          <table:table-cell table:formula="of:=[.Q270]+[.U269]" office:value-type="float" office:value="1675.16139079777" calcext:value-type="float">
            <text:p>1675.1613907978</text:p>
          </table:table-cell>
        </table:table-row>
        <table:table-row table:style-name="ro1">
          <table:table-cell office:value-type="float" office:value="92.62" calcext:value-type="float">
            <text:p>92.62</text:p>
          </table:table-cell>
          <table:table-cell office:value-type="float" office:value="95.6248397827148" calcext:value-type="float">
            <text:p>95.6248397827</text:p>
          </table:table-cell>
          <table:table-cell office:value-type="float" office:value="92.62" calcext:value-type="float">
            <text:p>92.62</text:p>
          </table:table-cell>
          <table:table-cell office:value-type="float" office:value="95.1816558837891" calcext:value-type="float">
            <text:p>95.1816558838</text:p>
          </table:table-cell>
          <table:table-cell office:value-type="float" office:value="92.62" calcext:value-type="float">
            <text:p>92.62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92.62" calcext:value-type="float">
            <text:p>92.62</text:p>
          </table:table-cell>
          <table:table-cell office:value-type="float" office:value="94.0019836425781" calcext:value-type="float">
            <text:p>94.0019836426</text:p>
          </table:table-cell>
          <table:table-cell office:value-type="float" office:value="92.62" calcext:value-type="float">
            <text:p>92.62</text:p>
          </table:table-cell>
          <table:table-cell office:value-type="float" office:value="95.7329406738281" calcext:value-type="float">
            <text:p>95.7329406738</text:p>
          </table:table-cell>
          <table:table-cell office:value-type="float" office:value="94.632568359375" calcext:value-type="float">
            <text:p>94.6325683594</text:p>
          </table:table-cell>
          <table:table-cell/>
          <table:table-cell table:formula="of:=([.A271]-[.B271])^2" office:value-type="float" office:value="9.02906211978576" calcext:value-type="float">
            <text:p>9.0290621198</text:p>
          </table:table-cell>
          <table:table-cell table:formula="of:=([.E271]-[.F271])^2" office:value-type="float" office:value="4.05043140115736" calcext:value-type="float">
            <text:p>4.0504314012</text:p>
          </table:table-cell>
          <table:table-cell table:formula="of:=([.A271]-([.B271]+[.F271])/2)^2" office:value-type="float" office:value="6.29359611607734" calcext:value-type="float">
            <text:p>6.2935961161</text:p>
          </table:table-cell>
          <table:table-cell table:formula="of:=([.I271]-[.J271])^2" office:value-type="float" office:value="9.69039963877347" calcext:value-type="float">
            <text:p>9.6903996388</text:p>
          </table:table-cell>
          <table:table-cell table:formula="of:=[.M271]-[.N271]" office:value-type="float" office:value="4.9786307186284" calcext:value-type="float">
            <text:p>4.9786307186</text:p>
          </table:table-cell>
          <table:table-cell table:formula="of:=[.M271]-[.P271]" office:value-type="float" office:value="-0.661337518987711" calcext:value-type="float">
            <text:p>-0.661337519</text:p>
          </table:table-cell>
          <table:table-cell table:formula="of:=([.A271]-100.04)^2" office:value-type="float" office:value="55.0564" calcext:value-type="float">
            <text:p>55.0564</text:p>
          </table:table-cell>
          <table:table-cell/>
          <table:table-cell table:formula="of:=[.Q271]+[.U270]" office:value-type="float" office:value="1680.1400215164" calcext:value-type="float">
            <text:p>1680.1400215164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94.1112899780273" calcext:value-type="float">
            <text:p>94.111289978</text:p>
          </table:table-cell>
          <table:table-cell office:value-type="float" office:value="92.63" calcext:value-type="float">
            <text:p>92.63</text:p>
          </table:table-cell>
          <table:table-cell office:value-type="float" office:value="96.5166549682617" calcext:value-type="float">
            <text:p>96.5166549683</text:p>
          </table:table-cell>
          <table:table-cell office:value-type="float" office:value="92.63" calcext:value-type="float">
            <text:p>92.63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2.63" calcext:value-type="float">
            <text:p>92.63</text:p>
          </table:table-cell>
          <table:table-cell office:value-type="float" office:value="93.1829528808594" calcext:value-type="float">
            <text:p>93.1829528809</text:p>
          </table:table-cell>
          <table:table-cell office:value-type="float" office:value="92.63" calcext:value-type="float">
            <text:p>92.63</text:p>
          </table:table-cell>
          <table:table-cell office:value-type="float" office:value="93.9411315917969" calcext:value-type="float">
            <text:p>93.9411315918</text:p>
          </table:table-cell>
          <table:table-cell office:value-type="float" office:value="93.4982147216797" calcext:value-type="float">
            <text:p>93.4982147217</text:p>
          </table:table-cell>
          <table:table-cell/>
          <table:table-cell table:formula="of:=([.A272]-[.B272])^2" office:value-type="float" office:value="2.19421999900426" calcext:value-type="float">
            <text:p>2.194219999</text:p>
          </table:table-cell>
          <table:table-cell table:formula="of:=([.E272]-[.F272])^2" office:value-type="float" office:value="0.753796802941345" calcext:value-type="float">
            <text:p>0.7537968029</text:p>
          </table:table-cell>
          <table:table-cell table:formula="of:=([.A272]-([.B272]+[.F272])/2)^2" office:value-type="float" office:value="1.38004308348637" calcext:value-type="float">
            <text:p>1.3800430835</text:p>
          </table:table-cell>
          <table:table-cell table:formula="of:=([.I272]-[.J272])^2" office:value-type="float" office:value="1.71906605100782" calcext:value-type="float">
            <text:p>1.719066051</text:p>
          </table:table-cell>
          <table:table-cell table:formula="of:=[.M272]-[.N272]" office:value-type="float" office:value="1.44042319606292" calcext:value-type="float">
            <text:p>1.4404231961</text:p>
          </table:table-cell>
          <table:table-cell table:formula="of:=[.M272]-[.P272]" office:value-type="float" office:value="0.475153947996443" calcext:value-type="float">
            <text:p>0.475153948</text:p>
          </table:table-cell>
          <table:table-cell table:formula="of:=([.A272]-100.04)^2" office:value-type="float" office:value="54.9081000000002" calcext:value-type="float">
            <text:p>54.9081</text:p>
          </table:table-cell>
          <table:table-cell/>
          <table:table-cell table:formula="of:=[.Q272]+[.U271]" office:value-type="float" office:value="1681.58044471247" calcext:value-type="float">
            <text:p>1681.5804447125</text:p>
          </table:table-cell>
        </table:table-row>
        <table:table-row table:style-name="ro1">
          <table:table-cell office:value-type="float" office:value="92.64" calcext:value-type="float">
            <text:p>92.64</text:p>
          </table:table-cell>
          <table:table-cell office:value-type="float" office:value="95.6429748535156" calcext:value-type="float">
            <text:p>95.6429748535</text:p>
          </table:table-cell>
          <table:table-cell office:value-type="float" office:value="92.64" calcext:value-type="float">
            <text:p>92.64</text:p>
          </table:table-cell>
          <table:table-cell office:value-type="float" office:value="94.7514572143555" calcext:value-type="float">
            <text:p>94.7514572144</text:p>
          </table:table-cell>
          <table:table-cell office:value-type="float" office:value="92.64" calcext:value-type="float">
            <text:p>92.64</text:p>
          </table:table-cell>
          <table:table-cell office:value-type="float" office:value="95.2519378662109" calcext:value-type="float">
            <text:p>95.2519378662</text:p>
          </table:table-cell>
          <table:table-cell office:value-type="float" office:value="92.64" calcext:value-type="float">
            <text:p>92.64</text:p>
          </table:table-cell>
          <table:table-cell office:value-type="float" office:value="94.401741027832" calcext:value-type="float">
            <text:p>94.4017410278</text:p>
          </table:table-cell>
          <table:table-cell office:value-type="float" office:value="92.64" calcext:value-type="float">
            <text:p>92.64</text:p>
          </table:table-cell>
          <table:table-cell office:value-type="float" office:value="95.4218063354492" calcext:value-type="float">
            <text:p>95.4218063354</text:p>
          </table:table-cell>
          <table:table-cell office:value-type="float" office:value="95.2519378662109" calcext:value-type="float">
            <text:p>95.2519378662</text:p>
          </table:table-cell>
          <table:table-cell/>
          <table:table-cell table:formula="of:=([.A273]-[.B273])^2" office:value-type="float" office:value="9.01785797084719" calcext:value-type="float">
            <text:p>9.0178579708</text:p>
          </table:table-cell>
          <table:table-cell table:formula="of:=([.E273]-[.F273])^2" office:value-type="float" office:value="6.82221941694654" calcext:value-type="float">
            <text:p>6.8222194169</text:p>
          </table:table-cell>
          <table:table-cell table:formula="of:=([.A273]-([.B273]+[.F273])/2)^2" office:value-type="float" office:value="7.88181121253678" calcext:value-type="float">
            <text:p>7.8818112125</text:p>
          </table:table-cell>
          <table:table-cell table:formula="of:=([.I273]-[.J273])^2" office:value-type="float" office:value="7.73844648794541" calcext:value-type="float">
            <text:p>7.7384464879</text:p>
          </table:table-cell>
          <table:table-cell table:formula="of:=[.M273]-[.N273]" office:value-type="float" office:value="2.19563855390064" calcext:value-type="float">
            <text:p>2.1956385539</text:p>
          </table:table-cell>
          <table:table-cell table:formula="of:=[.M273]-[.P273]" office:value-type="float" office:value="1.27941148290178" calcext:value-type="float">
            <text:p>1.2794114829</text:p>
          </table:table-cell>
          <table:table-cell table:formula="of:=([.A273]-100.04)^2" office:value-type="float" office:value="54.7600000000001" calcext:value-type="float">
            <text:p>54.76</text:p>
          </table:table-cell>
          <table:table-cell/>
          <table:table-cell table:formula="of:=[.Q273]+[.U272]" office:value-type="float" office:value="1683.77608326637" calcext:value-type="float">
            <text:p>1683.7760832664</text:p>
          </table:table-cell>
        </table:table-row>
        <table:table-row table:style-name="ro1">
          <table:table-cell office:value-type="float" office:value="92.645" calcext:value-type="float">
            <text:p>92.645</text:p>
          </table:table-cell>
          <table:table-cell office:value-type="float" office:value="93.4905853271484" calcext:value-type="float">
            <text:p>93.4905853271</text:p>
          </table:table-cell>
          <table:table-cell office:value-type="float" office:value="92.645" calcext:value-type="float">
            <text:p>92.645</text:p>
          </table:table-cell>
          <table:table-cell office:value-type="float" office:value="92.3170700073242" calcext:value-type="float">
            <text:p>92.3170700073</text:p>
          </table:table-cell>
          <table:table-cell office:value-type="float" office:value="92.645" calcext:value-type="float">
            <text:p>92.645</text:p>
          </table:table-cell>
          <table:table-cell office:value-type="float" office:value="92.2443313598633" calcext:value-type="float">
            <text:p>92.2443313599</text:p>
          </table:table-cell>
          <table:table-cell office:value-type="float" office:value="92.645" calcext:value-type="float">
            <text:p>92.645</text:p>
          </table:table-cell>
          <table:table-cell office:value-type="float" office:value="93.3780364990234" calcext:value-type="float">
            <text:p>93.378036499</text:p>
          </table:table-cell>
          <table:table-cell office:value-type="float" office:value="92.645" calcext:value-type="float">
            <text:p>92.645</text:p>
          </table:table-cell>
          <table:table-cell office:value-type="float" office:value="93.2380218505859" calcext:value-type="float">
            <text:p>93.2380218506</text:p>
          </table:table-cell>
          <table:table-cell office:value-type="float" office:value="92.2443313598633" calcext:value-type="float">
            <text:p>92.2443313599</text:p>
          </table:table-cell>
          <table:table-cell/>
          <table:table-cell table:formula="of:=([.A274]-[.B274])^2" office:value-type="float" office:value="0.715014545488737" calcext:value-type="float">
            <text:p>0.7150145455</text:p>
          </table:table-cell>
          <table:table-cell table:formula="of:=([.E274]-[.F274])^2" office:value-type="float" office:value="0.160535359189004" calcext:value-type="float">
            <text:p>0.1605353592</text:p>
          </table:table-cell>
          <table:table-cell table:formula="of:=([.A274]-([.B274]+[.F274])/2)^2" office:value-type="float" office:value="0.0494877145953727" calcext:value-type="float">
            <text:p>0.0494877146</text:p>
          </table:table-cell>
          <table:table-cell table:formula="of:=([.I274]-[.J274])^2" office:value-type="float" office:value="0.351674915272375" calcext:value-type="float">
            <text:p>0.3516749153</text:p>
          </table:table-cell>
          <table:table-cell table:formula="of:=[.M274]-[.N274]" office:value-type="float" office:value="0.554479186299732" calcext:value-type="float">
            <text:p>0.5544791863</text:p>
          </table:table-cell>
          <table:table-cell table:formula="of:=[.M274]-[.P274]" office:value-type="float" office:value="0.363339630216362" calcext:value-type="float">
            <text:p>0.3633396302</text:p>
          </table:table-cell>
          <table:table-cell table:formula="of:=([.A274]-100.04)^2" office:value-type="float" office:value="54.6860250000002" calcext:value-type="float">
            <text:p>54.686025</text:p>
          </table:table-cell>
          <table:table-cell/>
          <table:table-cell table:formula="of:=[.Q274]+[.U273]" office:value-type="float" office:value="1684.33056245267" calcext:value-type="float">
            <text:p>1684.3305624527</text:p>
          </table:table-cell>
        </table:table-row>
        <table:table-row table:style-name="ro1">
          <table:table-cell office:value-type="float" office:value="92.65" calcext:value-type="float">
            <text:p>92.65</text:p>
          </table:table-cell>
          <table:table-cell office:value-type="float" office:value="94.0116424560547" calcext:value-type="float">
            <text:p>94.0116424561</text:p>
          </table:table-cell>
          <table:table-cell office:value-type="float" office:value="92.65" calcext:value-type="float">
            <text:p>92.65</text:p>
          </table:table-cell>
          <table:table-cell office:value-type="float" office:value="92.4552154541016" calcext:value-type="float">
            <text:p>92.4552154541</text:p>
          </table:table-cell>
          <table:table-cell office:value-type="float" office:value="92.65" calcext:value-type="float">
            <text:p>92.65</text:p>
          </table:table-cell>
          <table:table-cell office:value-type="float" office:value="93.7409286499024" calcext:value-type="float">
            <text:p>93.7409286499</text:p>
          </table:table-cell>
          <table:table-cell office:value-type="float" office:value="92.65" calcext:value-type="float">
            <text:p>92.65</text:p>
          </table:table-cell>
          <table:table-cell office:value-type="float" office:value="92.7931213378906" calcext:value-type="float">
            <text:p>92.7931213379</text:p>
          </table:table-cell>
          <table:table-cell office:value-type="float" office:value="92.65" calcext:value-type="float">
            <text:p>92.65</text:p>
          </table:table-cell>
          <table:table-cell office:value-type="float" office:value="94.3531112670899" calcext:value-type="float">
            <text:p>94.3531112671</text:p>
          </table:table-cell>
          <table:table-cell office:value-type="float" office:value="93.7409286499024" calcext:value-type="float">
            <text:p>93.7409286499</text:p>
          </table:table-cell>
          <table:table-cell/>
          <table:table-cell table:formula="of:=([.A275]-[.B275])^2" office:value-type="float" office:value="1.85407017813063" calcext:value-type="float">
            <text:p>1.8540701781</text:p>
          </table:table-cell>
          <table:table-cell table:formula="of:=([.E275]-[.F275])^2" office:value-type="float" office:value="1.19012531917774" calcext:value-type="float">
            <text:p>1.1901253192</text:p>
          </table:table-cell>
          <table:table-cell table:formula="of:=([.A275]-([.B275]+[.F275])/2)^2" office:value-type="float" office:value="1.50377625744381" calcext:value-type="float">
            <text:p>1.5037762574</text:p>
          </table:table-cell>
          <table:table-cell table:formula="of:=([.I275]-[.J275])^2" office:value-type="float" office:value="2.90058798808835" calcext:value-type="float">
            <text:p>2.9005879881</text:p>
          </table:table-cell>
          <table:table-cell table:formula="of:=[.M275]-[.N275]" office:value-type="float" office:value="0.663944858952888" calcext:value-type="float">
            <text:p>0.663944859</text:p>
          </table:table-cell>
          <table:table-cell table:formula="of:=[.M275]-[.P275]" office:value-type="float" office:value="-1.04651780995773" calcext:value-type="float">
            <text:p>-1.04651781</text:p>
          </table:table-cell>
          <table:table-cell table:formula="of:=([.A275]-100.04)^2" office:value-type="float" office:value="54.6121" calcext:value-type="float">
            <text:p>54.6121</text:p>
          </table:table-cell>
          <table:table-cell/>
          <table:table-cell table:formula="of:=[.Q275]+[.U274]" office:value-type="float" office:value="1684.99450731162" calcext:value-type="float">
            <text:p>1684.9945073116</text:p>
          </table:table-cell>
        </table:table-row>
        <table:table-row table:style-name="ro1">
          <table:table-cell office:value-type="float" office:value="92.65" calcext:value-type="float">
            <text:p>92.65</text:p>
          </table:table-cell>
          <table:table-cell office:value-type="float" office:value="93.8515014648437" calcext:value-type="float">
            <text:p>93.8515014648</text:p>
          </table:table-cell>
          <table:table-cell office:value-type="float" office:value="92.65" calcext:value-type="float">
            <text:p>92.65</text:p>
          </table:table-cell>
          <table:table-cell office:value-type="float" office:value="93.7358703613281" calcext:value-type="float">
            <text:p>93.7358703613</text:p>
          </table:table-cell>
          <table:table-cell office:value-type="float" office:value="92.65" calcext:value-type="float">
            <text:p>92.65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92.65" calcext:value-type="float">
            <text:p>92.65</text:p>
          </table:table-cell>
          <table:table-cell office:value-type="float" office:value="92.967643737793" calcext:value-type="float">
            <text:p>92.9676437378</text:p>
          </table:table-cell>
          <table:table-cell office:value-type="float" office:value="92.65" calcext:value-type="float">
            <text:p>92.65</text:p>
          </table:table-cell>
          <table:table-cell office:value-type="float" office:value="93.9636840820313" calcext:value-type="float">
            <text:p>93.963684082</text:p>
          </table:table-cell>
          <table:table-cell office:value-type="float" office:value="93.8672714233399" calcext:value-type="float">
            <text:p>93.8672714233</text:p>
          </table:table-cell>
          <table:table-cell/>
          <table:table-cell table:formula="of:=([.A276]-[.B276])^2" office:value-type="float" office:value="1.44360577002166" calcext:value-type="float">
            <text:p>1.44360577</text:p>
          </table:table-cell>
          <table:table-cell table:formula="of:=([.E276]-[.F276])^2" office:value-type="float" office:value="1.4817497180798" calcext:value-type="float">
            <text:p>1.4817497181</text:p>
          </table:table-cell>
          <table:table-cell table:formula="of:=([.A276]-([.B276]+[.F276])/2)^2" office:value-type="float" office:value="1.46261557115299" calcext:value-type="float">
            <text:p>1.4626155712</text:p>
          </table:table-cell>
          <table:table-cell table:formula="of:=([.I276]-[.J276])^2" office:value-type="float" office:value="1.72576586738227" calcext:value-type="float">
            <text:p>1.7257658674</text:p>
          </table:table-cell>
          <table:table-cell table:formula="of:=[.M276]-[.N276]" office:value-type="float" office:value="-0.0381439480581318" calcext:value-type="float">
            <text:p>-0.0381439481</text:p>
          </table:table-cell>
          <table:table-cell table:formula="of:=[.M276]-[.P276]" office:value-type="float" office:value="-0.28216009736061" calcext:value-type="float">
            <text:p>-0.2821600974</text:p>
          </table:table-cell>
          <table:table-cell table:formula="of:=([.A276]-100.04)^2" office:value-type="float" office:value="54.6121" calcext:value-type="float">
            <text:p>54.6121</text:p>
          </table:table-cell>
          <table:table-cell/>
          <table:table-cell table:formula="of:=[.Q276]+[.U275]" office:value-type="float" office:value="1684.95636336356" calcext:value-type="float">
            <text:p>1684.9563633636</text:p>
          </table:table-cell>
        </table:table-row>
        <table:table-row table:style-name="ro1">
          <table:table-cell office:value-type="float" office:value="92.66" calcext:value-type="float">
            <text:p>92.66</text:p>
          </table:table-cell>
          <table:table-cell office:value-type="float" office:value="93.5592193603516" calcext:value-type="float">
            <text:p>93.5592193604</text:p>
          </table:table-cell>
          <table:table-cell office:value-type="float" office:value="92.66" calcext:value-type="float">
            <text:p>92.66</text:p>
          </table:table-cell>
          <table:table-cell office:value-type="float" office:value="94.024543762207" calcext:value-type="float">
            <text:p>94.0245437622</text:p>
          </table:table-cell>
          <table:table-cell office:value-type="float" office:value="92.66" calcext:value-type="float">
            <text:p>92.66</text:p>
          </table:table-cell>
          <table:table-cell office:value-type="float" office:value="92.2619171142578" calcext:value-type="float">
            <text:p>92.2619171143</text:p>
          </table:table-cell>
          <table:table-cell office:value-type="float" office:value="92.66" calcext:value-type="float">
            <text:p>92.66</text:p>
          </table:table-cell>
          <table:table-cell office:value-type="float" office:value="91.0510482788086" calcext:value-type="float">
            <text:p>91.0510482788</text:p>
          </table:table-cell>
          <table:table-cell office:value-type="float" office:value="92.66" calcext:value-type="float">
            <text:p>92.66</text:p>
          </table:table-cell>
          <table:table-cell office:value-type="float" office:value="93.4580688476563" calcext:value-type="float">
            <text:p>93.4580688477</text:p>
          </table:table-cell>
          <table:table-cell office:value-type="float" office:value="92.2619171142578" calcext:value-type="float">
            <text:p>92.2619171143</text:p>
          </table:table-cell>
          <table:table-cell/>
          <table:table-cell table:formula="of:=([.A277]-[.B277])^2" office:value-type="float" office:value="0.808595458031079" calcext:value-type="float">
            <text:p>0.808595458</text:p>
          </table:table-cell>
          <table:table-cell table:formula="of:=([.E277]-[.F277])^2" office:value-type="float" office:value="0.158469983920825" calcext:value-type="float">
            <text:p>0.1584699839</text:p>
          </table:table-cell>
          <table:table-cell table:formula="of:=([.A277]-([.B277]+[.F277])/2)^2" office:value-type="float" office:value="0.0627844415459799" calcext:value-type="float">
            <text:p>0.0627844415</text:p>
          </table:table-cell>
          <table:table-cell table:formula="of:=([.I277]-[.J277])^2" office:value-type="float" office:value="0.63691388559938" calcext:value-type="float">
            <text:p>0.6369138856</text:p>
          </table:table-cell>
          <table:table-cell table:formula="of:=[.M277]-[.N277]" office:value-type="float" office:value="0.650125474110255" calcext:value-type="float">
            <text:p>0.6501254741</text:p>
          </table:table-cell>
          <table:table-cell table:formula="of:=[.M277]-[.P277]" office:value-type="float" office:value="0.171681572431699" calcext:value-type="float">
            <text:p>0.1716815724</text:p>
          </table:table-cell>
          <table:table-cell table:formula="of:=([.A277]-100.04)^2" office:value-type="float" office:value="54.4644000000001" calcext:value-type="float">
            <text:p>54.4644</text:p>
          </table:table-cell>
          <table:table-cell/>
          <table:table-cell table:formula="of:=[.Q277]+[.U276]" office:value-type="float" office:value="1685.60648883767" calcext:value-type="float">
            <text:p>1685.6064888377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95.1301422119141" calcext:value-type="float">
            <text:p>95.1301422119</text:p>
          </table:table-cell>
          <table:table-cell office:value-type="float" office:value="92.79" calcext:value-type="float">
            <text:p>92.79</text:p>
          </table:table-cell>
          <table:table-cell office:value-type="float" office:value="101.275436401367" calcext:value-type="float">
            <text:p>101.2754364014</text:p>
          </table:table-cell>
          <table:table-cell office:value-type="float" office:value="92.79" calcext:value-type="float">
            <text:p>92.79</text:p>
          </table:table-cell>
          <table:table-cell office:value-type="float" office:value="94.3446578979492" calcext:value-type="float">
            <text:p>94.3446578979</text:p>
          </table:table-cell>
          <table:table-cell office:value-type="float" office:value="92.79" calcext:value-type="float">
            <text:p>92.79</text:p>
          </table:table-cell>
          <table:table-cell office:value-type="float" office:value="96.9079818725586" calcext:value-type="float">
            <text:p>96.9079818726</text:p>
          </table:table-cell>
          <table:table-cell office:value-type="float" office:value="92.79" calcext:value-type="float">
            <text:p>92.79</text:p>
          </table:table-cell>
          <table:table-cell office:value-type="float" office:value="95.0198669433594" calcext:value-type="float">
            <text:p>95.0198669434</text:p>
          </table:table-cell>
          <table:table-cell office:value-type="float" office:value="94.3446578979492" calcext:value-type="float">
            <text:p>94.3446578979</text:p>
          </table:table-cell>
          <table:table-cell/>
          <table:table-cell table:formula="of:=([.A278]-[.B278])^2" office:value-type="float" office:value="5.47626557198201" calcext:value-type="float">
            <text:p>5.476265572</text:p>
          </table:table-cell>
          <table:table-cell table:formula="of:=([.E278]-[.F278])^2" office:value-type="float" office:value="2.41696117965586" calcext:value-type="float">
            <text:p>2.4169611797</text:p>
          </table:table-cell>
          <table:table-cell table:formula="of:=([.A278]-([.B278]+[.F278])/2)^2" office:value-type="float" office:value="3.79236697394773" calcext:value-type="float">
            <text:p>3.7923669739</text:p>
          </table:table-cell>
          <table:table-cell table:formula="of:=([.I278]-[.J278])^2" office:value-type="float" office:value="4.97230658508685" calcext:value-type="float">
            <text:p>4.9723065851</text:p>
          </table:table-cell>
          <table:table-cell table:formula="of:=[.M278]-[.N278]" office:value-type="float" office:value="3.05930439232615" calcext:value-type="float">
            <text:p>3.0593043923</text:p>
          </table:table-cell>
          <table:table-cell table:formula="of:=[.M278]-[.P278]" office:value-type="float" office:value="0.503958986895158" calcext:value-type="float">
            <text:p>0.5039589869</text:p>
          </table:table-cell>
          <table:table-cell table:formula="of:=([.A278]-100.04)^2" office:value-type="float" office:value="52.5625" calcext:value-type="float">
            <text:p>52.5625</text:p>
          </table:table-cell>
          <table:table-cell/>
          <table:table-cell table:formula="of:=[.Q278]+[.U277]" office:value-type="float" office:value="1688.66579323" calcext:value-type="float">
            <text:p>1688.66579323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92.79" calcext:value-type="float">
            <text:p>92.79</text:p>
          </table:table-cell>
          <table:table-cell office:value-type="float" office:value="94.6819305419922" calcext:value-type="float">
            <text:p>94.681930542</text:p>
          </table:table-cell>
          <table:table-cell office:value-type="float" office:value="92.79" calcext:value-type="float">
            <text:p>92.79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92.79" calcext:value-type="float">
            <text:p>92.79</text:p>
          </table:table-cell>
          <table:table-cell office:value-type="float" office:value="96.3648529052734" calcext:value-type="float">
            <text:p>96.3648529053</text:p>
          </table:table-cell>
          <table:table-cell office:value-type="float" office:value="92.79" calcext:value-type="float">
            <text:p>92.79</text:p>
          </table:table-cell>
          <table:table-cell office:value-type="float" office:value="94.728271484375" calcext:value-type="float">
            <text:p>94.7282714844</text:p>
          </table:table-cell>
          <table:table-cell office:value-type="float" office:value="94.0075073242187" calcext:value-type="float">
            <text:p>94.0075073242</text:p>
          </table:table-cell>
          <table:table-cell/>
          <table:table-cell table:formula="of:=([.A279]-[.B279])^2" office:value-type="float" office:value="4.38238729240454" calcext:value-type="float">
            <text:p>4.3823872924</text:p>
          </table:table-cell>
          <table:table-cell table:formula="of:=([.E279]-[.F279])^2" office:value-type="float" office:value="1.48232408452629" calcext:value-type="float">
            <text:p>1.4823240845</text:p>
          </table:table-cell>
          <table:table-cell table:formula="of:=([.A279]-([.B279]+[.F279])/2)^2" office:value-type="float" office:value="2.74055202704296" calcext:value-type="float">
            <text:p>2.740552027</text:p>
          </table:table-cell>
          <table:table-cell table:formula="of:=([.I279]-[.J279])^2" office:value-type="float" office:value="3.75689634714124" calcext:value-type="float">
            <text:p>3.7568963471</text:p>
          </table:table-cell>
          <table:table-cell table:formula="of:=[.M279]-[.N279]" office:value-type="float" office:value="2.90006320787825" calcext:value-type="float">
            <text:p>2.9000632079</text:p>
          </table:table-cell>
          <table:table-cell table:formula="of:=[.M279]-[.P279]" office:value-type="float" office:value="0.625490945263298" calcext:value-type="float">
            <text:p>0.6254909453</text:p>
          </table:table-cell>
          <table:table-cell table:formula="of:=([.A279]-100.04)^2" office:value-type="float" office:value="52.5625" calcext:value-type="float">
            <text:p>52.5625</text:p>
          </table:table-cell>
          <table:table-cell/>
          <table:table-cell table:formula="of:=[.Q279]+[.U278]" office:value-type="float" office:value="1691.56585643787" calcext:value-type="float">
            <text:p>1691.5658564379</text:p>
          </table:table-cell>
        </table:table-row>
        <table:table-row table:style-name="ro1">
          <table:table-cell office:value-type="float" office:value="92.81" calcext:value-type="float">
            <text:p>92.81</text:p>
          </table:table-cell>
          <table:table-cell office:value-type="float" office:value="92.7713241577149" calcext:value-type="float">
            <text:p>92.7713241577</text:p>
          </table:table-cell>
          <table:table-cell office:value-type="float" office:value="92.81" calcext:value-type="float">
            <text:p>92.81</text:p>
          </table:table-cell>
          <table:table-cell office:value-type="float" office:value="102.204086303711" calcext:value-type="float">
            <text:p>102.2040863037</text:p>
          </table:table-cell>
          <table:table-cell office:value-type="float" office:value="92.81" calcext:value-type="float">
            <text:p>92.81</text:p>
          </table:table-cell>
          <table:table-cell office:value-type="float" office:value="92.8455200195313" calcext:value-type="float">
            <text:p>92.8455200195</text:p>
          </table:table-cell>
          <table:table-cell office:value-type="float" office:value="92.81" calcext:value-type="float">
            <text:p>92.81</text:p>
          </table:table-cell>
          <table:table-cell office:value-type="float" office:value="100.114837646484" calcext:value-type="float">
            <text:p>100.1148376465</text:p>
          </table:table-cell>
          <table:table-cell office:value-type="float" office:value="92.81" calcext:value-type="float">
            <text:p>92.81</text:p>
          </table:table-cell>
          <table:table-cell office:value-type="float" office:value="92.4979248046875" calcext:value-type="float">
            <text:p>92.4979248047</text:p>
          </table:table-cell>
          <table:table-cell office:value-type="float" office:value="92.8455200195313" calcext:value-type="float">
            <text:p>92.8455200195</text:p>
          </table:table-cell>
          <table:table-cell/>
          <table:table-cell table:formula="of:=([.A280]-[.B280])^2" office:value-type="float" office:value="0.00149582077646646" calcext:value-type="float">
            <text:p>0.0014958208</text:p>
          </table:table-cell>
          <table:table-cell table:formula="of:=([.E280]-[.F280])^2" office:value-type="float" office:value="0.00126167178750022" calcext:value-type="float">
            <text:p>0.0012616718</text:p>
          </table:table-cell>
          <table:table-cell table:formula="of:=([.A280]-([.B280]+[.F280])/2)^2" office:value-type="float" office:value="0.00000248980431352528" calcext:value-type="float">
            <text:p>2.48980431352528E-06</text:p>
          </table:table-cell>
          <table:table-cell table:formula="of:=([.I280]-[.J280])^2" office:value-type="float" office:value="0.0973909275293364" calcext:value-type="float">
            <text:p>0.0973909275</text:p>
          </table:table-cell>
          <table:table-cell table:formula="of:=[.M280]-[.N280]" office:value-type="float" office:value="0.000234148988966236" calcext:value-type="float">
            <text:p>0.000234149</text:p>
          </table:table-cell>
          <table:table-cell table:formula="of:=[.M280]-[.P280]" office:value-type="float" office:value="-0.09589510675287" calcext:value-type="float">
            <text:p>-0.0958951068</text:p>
          </table:table-cell>
          <table:table-cell table:formula="of:=([.A280]-100.04)^2" office:value-type="float" office:value="52.2729000000001" calcext:value-type="float">
            <text:p>52.2729</text:p>
          </table:table-cell>
          <table:table-cell/>
          <table:table-cell table:formula="of:=[.Q280]+[.U279]" office:value-type="float" office:value="1691.56609058686" calcext:value-type="float">
            <text:p>1691.5660905869</text:p>
          </table:table-cell>
        </table:table-row>
        <table:table-row table:style-name="ro1">
          <table:table-cell office:value-type="float" office:value="92.83" calcext:value-type="float">
            <text:p>92.83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2.83" calcext:value-type="float">
            <text:p>92.83</text:p>
          </table:table-cell>
          <table:table-cell office:value-type="float" office:value="95.132438659668" calcext:value-type="float">
            <text:p>95.1324386597</text:p>
          </table:table-cell>
          <table:table-cell office:value-type="float" office:value="92.83" calcext:value-type="float">
            <text:p>92.83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92.83" calcext:value-type="float">
            <text:p>92.83</text:p>
          </table:table-cell>
          <table:table-cell office:value-type="float" office:value="95.5494079589844" calcext:value-type="float">
            <text:p>95.549407959</text:p>
          </table:table-cell>
          <table:table-cell office:value-type="float" office:value="92.83" calcext:value-type="float">
            <text:p>92.83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836181640625" calcext:value-type="float">
            <text:p>93.8361816406</text:p>
          </table:table-cell>
          <table:table-cell/>
          <table:table-cell table:formula="of:=([.A281]-[.B281])^2" office:value-type="float" office:value="2.90893698725487" calcext:value-type="float">
            <text:p>2.9089369873</text:p>
          </table:table-cell>
          <table:table-cell table:formula="of:=([.E281]-[.F281])^2" office:value-type="float" office:value="1.01240149393082" calcext:value-type="float">
            <text:p>1.0124014939</text:p>
          </table:table-cell>
          <table:table-cell table:formula="of:=([.A281]-([.B281]+[.F281])/2)^2" office:value-type="float" office:value="1.83838650562263" calcext:value-type="float">
            <text:p>1.8383865056</text:p>
          </table:table-cell>
          <table:table-cell table:formula="of:=([.I281]-[.J281])^2" office:value-type="float" office:value="2.77012585528531" calcext:value-type="float">
            <text:p>2.7701258553</text:p>
          </table:table-cell>
          <table:table-cell table:formula="of:=[.M281]-[.N281]" office:value-type="float" office:value="1.89653549332405" calcext:value-type="float">
            <text:p>1.8965354933</text:p>
          </table:table-cell>
          <table:table-cell table:formula="of:=[.M281]-[.P281]" office:value-type="float" office:value="0.13881113196956" calcext:value-type="float">
            <text:p>0.138811132</text:p>
          </table:table-cell>
          <table:table-cell table:formula="of:=([.A281]-100.04)^2" office:value-type="float" office:value="51.9841000000001" calcext:value-type="float">
            <text:p>51.9841</text:p>
          </table:table-cell>
          <table:table-cell/>
          <table:table-cell table:formula="of:=[.Q281]+[.U280]" office:value-type="float" office:value="1693.46262608019" calcext:value-type="float">
            <text:p>1693.4626260802</text:p>
          </table:table-cell>
        </table:table-row>
        <table:table-row table:style-name="ro1">
          <table:table-cell office:value-type="float" office:value="92.89" calcext:value-type="float">
            <text:p>92.89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2.89" calcext:value-type="float">
            <text:p>92.89</text:p>
          </table:table-cell>
          <table:table-cell office:value-type="float" office:value="97.3730239868164" calcext:value-type="float">
            <text:p>97.3730239868</text:p>
          </table:table-cell>
          <table:table-cell office:value-type="float" office:value="92.89" calcext:value-type="float">
            <text:p>92.89</text:p>
          </table:table-cell>
          <table:table-cell office:value-type="float" office:value="94.791748046875" calcext:value-type="float">
            <text:p>94.7917480469</text:p>
          </table:table-cell>
          <table:table-cell office:value-type="float" office:value="92.89" calcext:value-type="float">
            <text:p>92.89</text:p>
          </table:table-cell>
          <table:table-cell office:value-type="float" office:value="96.7643203735352" calcext:value-type="float">
            <text:p>96.7643203735</text:p>
          </table:table-cell>
          <table:table-cell office:value-type="float" office:value="92.89" calcext:value-type="float">
            <text:p>92.89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791748046875" calcext:value-type="float">
            <text:p>94.7917480469</text:p>
          </table:table-cell>
          <table:table-cell/>
          <table:table-cell table:formula="of:=([.A282]-[.B282])^2" office:value-type="float" office:value="4.55601651207814" calcext:value-type="float">
            <text:p>4.5560165121</text:p>
          </table:table-cell>
          <table:table-cell table:formula="of:=([.E282]-[.F282])^2" office:value-type="float" office:value="3.61664563379288" calcext:value-type="float">
            <text:p>3.6166456338</text:p>
          </table:table-cell>
          <table:table-cell table:formula="of:=([.A282]-([.B282]+[.F282])/2)^2" office:value-type="float" office:value="4.07278971509638" calcext:value-type="float">
            <text:p>4.0727897151</text:p>
          </table:table-cell>
          <table:table-cell table:formula="of:=([.I282]-[.J282])^2" office:value-type="float" office:value="4.57975804579714" calcext:value-type="float">
            <text:p>4.5797580458</text:p>
          </table:table-cell>
          <table:table-cell table:formula="of:=[.M282]-[.N282]" office:value-type="float" office:value="0.939370878285263" calcext:value-type="float">
            <text:p>0.9393708783</text:p>
          </table:table-cell>
          <table:table-cell table:formula="of:=[.M282]-[.P282]" office:value-type="float" office:value="-0.0237415337190026" calcext:value-type="float">
            <text:p>-0.0237415337</text:p>
          </table:table-cell>
          <table:table-cell table:formula="of:=([.A282]-100.04)^2" office:value-type="float" office:value="51.1225000000001" calcext:value-type="float">
            <text:p>51.1225</text:p>
          </table:table-cell>
          <table:table-cell/>
          <table:table-cell table:formula="of:=[.Q282]+[.U281]" office:value-type="float" office:value="1694.40199695847" calcext:value-type="float">
            <text:p>1694.4019969585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2.9" calcext:value-type="float">
            <text:p>92.9</text:p>
          </table:table-cell>
          <table:table-cell office:value-type="float" office:value="95.1718826293945" calcext:value-type="float">
            <text:p>95.1718826294</text:p>
          </table:table-cell>
          <table:table-cell office:value-type="float" office:value="92.9" calcext:value-type="float">
            <text:p>92.9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92.9" calcext:value-type="float">
            <text:p>92.9</text:p>
          </table:table-cell>
          <table:table-cell office:value-type="float" office:value="94.7163696289062" calcext:value-type="float">
            <text:p>94.7163696289</text:p>
          </table:table-cell>
          <table:table-cell office:value-type="float" office:value="92.9" calcext:value-type="float">
            <text:p>92.9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8656311035156" calcext:value-type="float">
            <text:p>93.8656311035</text:p>
          </table:table-cell>
          <table:table-cell/>
          <table:table-cell table:formula="of:=([.A283]-[.B283])^2" office:value-type="float" office:value="2.67505850214742" calcext:value-type="float">
            <text:p>2.6750585021</text:p>
          </table:table-cell>
          <table:table-cell table:formula="of:=([.E283]-[.F283])^2" office:value-type="float" office:value="0.932443428076793" calcext:value-type="float">
            <text:p>0.9324434281</text:p>
          </table:table-cell>
          <table:table-cell table:formula="of:=([.A283]-([.B283]+[.F283])/2)^2" office:value-type="float" office:value="1.69154957989753" calcext:value-type="float">
            <text:p>1.6915495799</text:p>
          </table:table-cell>
          <table:table-cell table:formula="of:=([.I283]-[.J283])^2" office:value-type="float" office:value="2.98967084828995" calcext:value-type="float">
            <text:p>2.9896708483</text:p>
          </table:table-cell>
          <table:table-cell table:formula="of:=[.M283]-[.N283]" office:value-type="float" office:value="1.74261507407063" calcext:value-type="float">
            <text:p>1.7426150741</text:p>
          </table:table-cell>
          <table:table-cell table:formula="of:=[.M283]-[.P283]" office:value-type="float" office:value="-0.314612346142529" calcext:value-type="float">
            <text:p>-0.3146123461</text:p>
          </table:table-cell>
          <table:table-cell table:formula="of:=([.A283]-100.04)^2" office:value-type="float" office:value="50.9796" calcext:value-type="float">
            <text:p>50.9796</text:p>
          </table:table-cell>
          <table:table-cell/>
          <table:table-cell table:formula="of:=[.Q283]+[.U282]" office:value-type="float" office:value="1696.14461203254" calcext:value-type="float">
            <text:p>1696.1446120326</text:p>
          </table:table-cell>
        </table:table-row>
        <table:table-row table:style-name="ro1">
          <table:table-cell office:value-type="float" office:value="92.97" calcext:value-type="float">
            <text:p>92.97</text:p>
          </table:table-cell>
          <table:table-cell office:value-type="float" office:value="101.889259338379" calcext:value-type="float">
            <text:p>101.8892593384</text:p>
          </table:table-cell>
          <table:table-cell office:value-type="float" office:value="92.97" calcext:value-type="float">
            <text:p>92.97</text:p>
          </table:table-cell>
          <table:table-cell office:value-type="float" office:value="102.319892883301" calcext:value-type="float">
            <text:p>102.3198928833</text:p>
          </table:table-cell>
          <table:table-cell office:value-type="float" office:value="92.97" calcext:value-type="float">
            <text:p>92.97</text:p>
          </table:table-cell>
          <table:table-cell office:value-type="float" office:value="100.837615966797" calcext:value-type="float">
            <text:p>100.8376159668</text:p>
          </table:table-cell>
          <table:table-cell office:value-type="float" office:value="92.97" calcext:value-type="float">
            <text:p>92.97</text:p>
          </table:table-cell>
          <table:table-cell office:value-type="float" office:value="103.204414367676" calcext:value-type="float">
            <text:p>103.2044143677</text:p>
          </table:table-cell>
          <table:table-cell office:value-type="float" office:value="92.97" calcext:value-type="float">
            <text:p>92.97</text:p>
          </table:table-cell>
          <table:table-cell office:value-type="float" office:value="102.016883850098" calcext:value-type="float">
            <text:p>102.0168838501</text:p>
          </table:table-cell>
          <table:table-cell office:value-type="float" office:value="100.837615966797" calcext:value-type="float">
            <text:p>100.8376159668</text:p>
          </table:table-cell>
          <table:table-cell/>
          <table:table-cell table:formula="of:=([.A284]-[.B284])^2" office:value-type="float" office:value="79.5531871452593" calcext:value-type="float">
            <text:p>79.5531871453</text:p>
          </table:table-cell>
          <table:table-cell table:formula="of:=([.E284]-[.F284])^2" office:value-type="float" office:value="61.8993810009972" calcext:value-type="float">
            <text:p>61.899381001</text:p>
          </table:table-cell>
          <table:table-cell table:formula="of:=([.A284]-([.B284]+[.F284])/2)^2" office:value-type="float" office:value="70.4497956278801" calcext:value-type="float">
            <text:p>70.4497956279</text:p>
          </table:table-cell>
          <table:table-cell table:formula="of:=([.I284]-[.J284])^2" office:value-type="float" office:value="81.8461073971578" calcext:value-type="float">
            <text:p>81.8461073972</text:p>
          </table:table-cell>
          <table:table-cell table:formula="of:=[.M284]-[.N284]" office:value-type="float" office:value="17.6538061442622" calcext:value-type="float">
            <text:p>17.6538061443</text:p>
          </table:table-cell>
          <table:table-cell table:formula="of:=[.M284]-[.P284]" office:value-type="float" office:value="-2.29292025189847" calcext:value-type="float">
            <text:p>-2.2929202519</text:p>
          </table:table-cell>
          <table:table-cell table:formula="of:=([.A284]-100.04)^2" office:value-type="float" office:value="49.9849000000001" calcext:value-type="float">
            <text:p>49.9849</text:p>
          </table:table-cell>
          <table:table-cell/>
          <table:table-cell table:formula="of:=[.Q284]+[.U283]" office:value-type="float" office:value="1713.79841817681" calcext:value-type="float">
            <text:p>1713.7984181768</text:p>
          </table:table-cell>
        </table:table-row>
        <table:table-row table:style-name="ro1">
          <table:table-cell office:value-type="float" office:value="92.99" calcext:value-type="float">
            <text:p>92.99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2.99" calcext:value-type="float">
            <text:p>92.99</text:p>
          </table:table-cell>
          <table:table-cell office:value-type="float" office:value="95.5151519775391" calcext:value-type="float">
            <text:p>95.5151519775</text:p>
          </table:table-cell>
          <table:table-cell office:value-type="float" office:value="92.99" calcext:value-type="float">
            <text:p>92.99</text:p>
          </table:table-cell>
          <table:table-cell office:value-type="float" office:value="93.7877807617187" calcext:value-type="float">
            <text:p>93.7877807617</text:p>
          </table:table-cell>
          <table:table-cell office:value-type="float" office:value="92.99" calcext:value-type="float">
            <text:p>92.99</text:p>
          </table:table-cell>
          <table:table-cell office:value-type="float" office:value="96.3949966430664" calcext:value-type="float">
            <text:p>96.3949966431</text:p>
          </table:table-cell>
          <table:table-cell office:value-type="float" office:value="92.99" calcext:value-type="float">
            <text:p>92.99</text:p>
          </table:table-cell>
          <table:table-cell office:value-type="float" office:value="94.4412002563477" calcext:value-type="float">
            <text:p>94.4412002563</text:p>
          </table:table-cell>
          <table:table-cell office:value-type="float" office:value="93.7877807617187" calcext:value-type="float">
            <text:p>93.7877807617</text:p>
          </table:table-cell>
          <table:table-cell/>
          <table:table-cell table:formula="of:=([.A285]-[.B285])^2" office:value-type="float" office:value="1.80348555509459" calcext:value-type="float">
            <text:p>1.8034855551</text:p>
          </table:table-cell>
          <table:table-cell table:formula="of:=([.E285]-[.F285])^2" office:value-type="float" office:value="0.636454143768557" calcext:value-type="float">
            <text:p>0.6364541438</text:p>
          </table:table-cell>
          <table:table-cell table:formula="of:=([.A285]-([.B285]+[.F285])/2)^2" office:value-type="float" office:value="1.14567043291222" calcext:value-type="float">
            <text:p>1.1456704329</text:p>
          </table:table-cell>
          <table:table-cell table:formula="of:=([.I285]-[.J285])^2" office:value-type="float" office:value="2.10598218402352" calcext:value-type="float">
            <text:p>2.105982184</text:p>
          </table:table-cell>
          <table:table-cell table:formula="of:=[.M285]-[.N285]" office:value-type="float" office:value="1.16703141132603" calcext:value-type="float">
            <text:p>1.1670314113</text:p>
          </table:table-cell>
          <table:table-cell table:formula="of:=[.M285]-[.P285]" office:value-type="float" office:value="-0.302496628928931" calcext:value-type="float">
            <text:p>-0.3024966289</text:p>
          </table:table-cell>
          <table:table-cell table:formula="of:=([.A285]-100.04)^2" office:value-type="float" office:value="49.7025000000002" calcext:value-type="float">
            <text:p>49.7025</text:p>
          </table:table-cell>
          <table:table-cell/>
          <table:table-cell table:formula="of:=[.Q285]+[.U284]" office:value-type="float" office:value="1714.96544958813" calcext:value-type="float">
            <text:p>1714.9654495881</text:p>
          </table:table-cell>
        </table:table-row>
        <table:table-row table:style-name="ro1">
          <table:table-cell office:value-type="float" office:value="93.15" calcext:value-type="float">
            <text:p>93.15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3.15" calcext:value-type="float">
            <text:p>93.15</text:p>
          </table:table-cell>
          <table:table-cell office:value-type="float" office:value="95.1644134521484" calcext:value-type="float">
            <text:p>95.1644134521</text:p>
          </table:table-cell>
          <table:table-cell office:value-type="float" office:value="93.15" calcext:value-type="float">
            <text:p>93.15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93.15" calcext:value-type="float">
            <text:p>93.15</text:p>
          </table:table-cell>
          <table:table-cell office:value-type="float" office:value="94.2431564331055" calcext:value-type="float">
            <text:p>94.2431564331</text:p>
          </table:table-cell>
          <table:table-cell office:value-type="float" office:value="93.15" calcext:value-type="float">
            <text:p>93.15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836181640625" calcext:value-type="float">
            <text:p>93.8361816406</text:p>
          </table:table-cell>
          <table:table-cell/>
          <table:table-cell table:formula="of:=([.A286]-[.B286])^2" office:value-type="float" office:value="1.91977819819235" calcext:value-type="float">
            <text:p>1.9197781982</text:p>
          </table:table-cell>
          <table:table-cell table:formula="of:=([.E286]-[.F286])^2" office:value-type="float" office:value="0.470845243930809" calcext:value-type="float">
            <text:p>0.4708452439</text:p>
          </table:table-cell>
          <table:table-cell table:formula="of:=([.A286]-([.B286]+[.F286])/2)^2" office:value-type="float" office:value="1.07302898609136" calcext:value-type="float">
            <text:p>1.0730289861</text:p>
          </table:table-cell>
          <table:table-cell table:formula="of:=([.I286]-[.J286])^2" office:value-type="float" office:value="2.18763761464738" calcext:value-type="float">
            <text:p>2.1876376146</text:p>
          </table:table-cell>
          <table:table-cell table:formula="of:=[.M286]-[.N286]" office:value-type="float" office:value="1.44893295426154" calcext:value-type="float">
            <text:p>1.4489329543</text:p>
          </table:table-cell>
          <table:table-cell table:formula="of:=[.M286]-[.P286]" office:value-type="float" office:value="-0.267859416455029" calcext:value-type="float">
            <text:p>-0.2678594165</text:p>
          </table:table-cell>
          <table:table-cell table:formula="of:=([.A286]-100.04)^2" office:value-type="float" office:value="47.4721" calcext:value-type="float">
            <text:p>47.4721</text:p>
          </table:table-cell>
          <table:table-cell/>
          <table:table-cell table:formula="of:=[.Q286]+[.U285]" office:value-type="float" office:value="1716.41438254239" calcext:value-type="float">
            <text:p>1716.4143825424</text:p>
          </table:table-cell>
        </table:table-row>
        <table:table-row table:style-name="ro1">
          <table:table-cell office:value-type="float" office:value="93.18" calcext:value-type="float">
            <text:p>93.18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3.18" calcext:value-type="float">
            <text:p>93.18</text:p>
          </table:table-cell>
          <table:table-cell office:value-type="float" office:value="93.1232986450195" calcext:value-type="float">
            <text:p>93.123298645</text:p>
          </table:table-cell>
          <table:table-cell office:value-type="float" office:value="93.18" calcext:value-type="float">
            <text:p>93.18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93.18" calcext:value-type="float">
            <text:p>93.18</text:p>
          </table:table-cell>
          <table:table-cell office:value-type="float" office:value="92.9780807495117" calcext:value-type="float">
            <text:p>92.9780807495</text:p>
          </table:table-cell>
          <table:table-cell office:value-type="float" office:value="93.18" calcext:value-type="float">
            <text:p>93.18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3.8453369140625" calcext:value-type="float">
            <text:p>93.8453369141</text:p>
          </table:table-cell>
          <table:table-cell/>
          <table:table-cell table:formula="of:=([.A287]-[.B287])^2" office:value-type="float" office:value="1.6845184901241" calcext:value-type="float">
            <text:p>1.6845184901</text:p>
          </table:table-cell>
          <table:table-cell table:formula="of:=([.E287]-[.F287])^2" office:value-type="float" office:value="0.442673209214201" calcext:value-type="float">
            <text:p>0.4426732092</text:p>
          </table:table-cell>
          <table:table-cell table:formula="of:=([.A287]-([.B287]+[.F287])/2)^2" office:value-type="float" office:value="0.963564993403932" calcext:value-type="float">
            <text:p>0.9635649934</text:p>
          </table:table-cell>
          <table:table-cell table:formula="of:=([.I287]-[.J287])^2" office:value-type="float" office:value="1.97968627056114" calcext:value-type="float">
            <text:p>1.9796862706</text:p>
          </table:table-cell>
          <table:table-cell table:formula="of:=[.M287]-[.N287]" office:value-type="float" office:value="1.2418452809099" calcext:value-type="float">
            <text:p>1.2418452809</text:p>
          </table:table-cell>
          <table:table-cell table:formula="of:=[.M287]-[.P287]" office:value-type="float" office:value="-0.295167780437039" calcext:value-type="float">
            <text:p>-0.2951677804</text:p>
          </table:table-cell>
          <table:table-cell table:formula="of:=([.A287]-100.04)^2" office:value-type="float" office:value="47.0596" calcext:value-type="float">
            <text:p>47.0596</text:p>
          </table:table-cell>
          <table:table-cell/>
          <table:table-cell table:formula="of:=[.Q287]+[.U286]" office:value-type="float" office:value="1717.6562278233" calcext:value-type="float">
            <text:p>1717.6562278233</text:p>
          </table:table-cell>
        </table:table-row>
        <table:table-row table:style-name="ro1">
          <table:table-cell office:value-type="float" office:value="93.21" calcext:value-type="float">
            <text:p>93.21</text:p>
          </table:table-cell>
          <table:table-cell office:value-type="float" office:value="94.7964324951172" calcext:value-type="float">
            <text:p>94.7964324951</text:p>
          </table:table-cell>
          <table:table-cell office:value-type="float" office:value="93.21" calcext:value-type="float">
            <text:p>93.21</text:p>
          </table:table-cell>
          <table:table-cell office:value-type="float" office:value="93.5098037719727" calcext:value-type="float">
            <text:p>93.509803772</text:p>
          </table:table-cell>
          <table:table-cell office:value-type="float" office:value="93.21" calcext:value-type="float">
            <text:p>93.21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3.21" calcext:value-type="float">
            <text:p>93.21</text:p>
          </table:table-cell>
          <table:table-cell office:value-type="float" office:value="94.8221130371094" calcext:value-type="float">
            <text:p>94.8221130371</text:p>
          </table:table-cell>
          <table:table-cell office:value-type="float" office:value="93.21" calcext:value-type="float">
            <text:p>93.21</text:p>
          </table:table-cell>
          <table:table-cell office:value-type="float" office:value="94.8887786865234" calcext:value-type="float">
            <text:p>94.8887786865</text:p>
          </table:table-cell>
          <table:table-cell office:value-type="float" office:value="94.4997940063477" calcext:value-type="float">
            <text:p>94.4997940063</text:p>
          </table:table-cell>
          <table:table-cell/>
          <table:table-cell table:formula="of:=([.A288]-[.B288])^2" office:value-type="float" office:value="2.51676806156376" calcext:value-type="float">
            <text:p>2.5167680616</text:p>
          </table:table-cell>
          <table:table-cell table:formula="of:=([.E288]-[.F288])^2" office:value-type="float" office:value="1.66356857881035" calcext:value-type="float">
            <text:p>1.6635685788</text:p>
          </table:table-cell>
          <table:table-cell table:formula="of:=([.A288]-([.B288]+[.F288])/2)^2" office:value-type="float" office:value="2.06816972193219" calcext:value-type="float">
            <text:p>2.0681697219</text:p>
          </table:table-cell>
          <table:table-cell table:formula="of:=([.I288]-[.J288])^2" office:value-type="float" office:value="2.81829787832538" calcext:value-type="float">
            <text:p>2.8182978783</text:p>
          </table:table-cell>
          <table:table-cell table:formula="of:=[.M288]-[.N288]" office:value-type="float" office:value="0.853199482753411" calcext:value-type="float">
            <text:p>0.8531994828</text:p>
          </table:table-cell>
          <table:table-cell table:formula="of:=[.M288]-[.P288]" office:value-type="float" office:value="-0.301529816761614" calcext:value-type="float">
            <text:p>-0.3015298168</text:p>
          </table:table-cell>
          <table:table-cell table:formula="of:=([.A288]-100.04)^2" office:value-type="float" office:value="46.6489000000002" calcext:value-type="float">
            <text:p>46.6489</text:p>
          </table:table-cell>
          <table:table-cell/>
          <table:table-cell table:formula="of:=[.Q288]+[.U287]" office:value-type="float" office:value="1718.50942730606" calcext:value-type="float">
            <text:p>1718.5094273061</text:p>
          </table:table-cell>
        </table:table-row>
        <table:table-row table:style-name="ro1">
          <table:table-cell office:value-type="float" office:value="93.38" calcext:value-type="float">
            <text:p>93.38</text:p>
          </table:table-cell>
          <table:table-cell office:value-type="float" office:value="94.1260375976563" calcext:value-type="float">
            <text:p>94.1260375977</text:p>
          </table:table-cell>
          <table:table-cell office:value-type="float" office:value="93.38" calcext:value-type="float">
            <text:p>93.38</text:p>
          </table:table-cell>
          <table:table-cell office:value-type="float" office:value="97.5583801269531" calcext:value-type="float">
            <text:p>97.558380127</text:p>
          </table:table-cell>
          <table:table-cell office:value-type="float" office:value="93.38" calcext:value-type="float">
            <text:p>93.38</text:p>
          </table:table-cell>
          <table:table-cell office:value-type="float" office:value="93.9243087768555" calcext:value-type="float">
            <text:p>93.9243087769</text:p>
          </table:table-cell>
          <table:table-cell office:value-type="float" office:value="93.38" calcext:value-type="float">
            <text:p>93.38</text:p>
          </table:table-cell>
          <table:table-cell office:value-type="float" office:value="95.7548751831055" calcext:value-type="float">
            <text:p>95.7548751831</text:p>
          </table:table-cell>
          <table:table-cell office:value-type="float" office:value="93.38" calcext:value-type="float">
            <text:p>93.38</text:p>
          </table:table-cell>
          <table:table-cell office:value-type="float" office:value="94.0390625" calcext:value-type="float">
            <text:p>94.0390625</text:p>
          </table:table-cell>
          <table:table-cell office:value-type="float" office:value="93.9243087768555" calcext:value-type="float">
            <text:p>93.9243087769</text:p>
          </table:table-cell>
          <table:table-cell/>
          <table:table-cell table:formula="of:=([.A289]-[.B289])^2" office:value-type="float" office:value="0.556572097116715" calcext:value-type="float">
            <text:p>0.5565720971</text:p>
          </table:table-cell>
          <table:table-cell table:formula="of:=([.E289]-[.F289])^2" office:value-type="float" office:value="0.296272044561901" calcext:value-type="float">
            <text:p>0.2962720446</text:p>
          </table:table-cell>
          <table:table-cell table:formula="of:=([.A289]-([.B289]+[.F289])/2)^2" office:value-type="float" office:value="0.41624844155389" calcext:value-type="float">
            <text:p>0.4162484416</text:p>
          </table:table-cell>
          <table:table-cell table:formula="of:=([.I289]-[.J289])^2" office:value-type="float" office:value="0.434363378906256" calcext:value-type="float">
            <text:p>0.4343633789</text:p>
          </table:table-cell>
          <table:table-cell table:formula="of:=[.M289]-[.N289]" office:value-type="float" office:value="0.260300052554814" calcext:value-type="float">
            <text:p>0.2603000526</text:p>
          </table:table-cell>
          <table:table-cell table:formula="of:=[.M289]-[.P289]" office:value-type="float" office:value="0.12220871821046" calcext:value-type="float">
            <text:p>0.1222087182</text:p>
          </table:table-cell>
          <table:table-cell table:formula="of:=([.A289]-100.04)^2" office:value-type="float" office:value="44.3556000000002" calcext:value-type="float">
            <text:p>44.3556</text:p>
          </table:table-cell>
          <table:table-cell/>
          <table:table-cell table:formula="of:=[.Q289]+[.U288]" office:value-type="float" office:value="1718.76972735861" calcext:value-type="float">
            <text:p>1718.7697273586</text:p>
          </table:table-cell>
        </table:table-row>
        <table:table-row table:style-name="ro1">
          <table:table-cell office:value-type="float" office:value="93.41" calcext:value-type="float">
            <text:p>93.41</text:p>
          </table:table-cell>
          <table:table-cell office:value-type="float" office:value="95.2974700927734" calcext:value-type="float">
            <text:p>95.2974700928</text:p>
          </table:table-cell>
          <table:table-cell office:value-type="float" office:value="93.41" calcext:value-type="float">
            <text:p>93.41</text:p>
          </table:table-cell>
          <table:table-cell office:value-type="float" office:value="94.3892974853516" calcext:value-type="float">
            <text:p>94.3892974854</text:p>
          </table:table-cell>
          <table:table-cell office:value-type="float" office:value="93.41" calcext:value-type="float">
            <text:p>93.41</text:p>
          </table:table-cell>
          <table:table-cell office:value-type="float" office:value="94.3955383300781" calcext:value-type="float">
            <text:p>94.3955383301</text:p>
          </table:table-cell>
          <table:table-cell office:value-type="float" office:value="93.41" calcext:value-type="float">
            <text:p>93.41</text:p>
          </table:table-cell>
          <table:table-cell office:value-type="float" office:value="94.4053649902344" calcext:value-type="float">
            <text:p>94.4053649902</text:p>
          </table:table-cell>
          <table:table-cell office:value-type="float" office:value="93.41" calcext:value-type="float">
            <text:p>93.41</text:p>
          </table:table-cell>
          <table:table-cell office:value-type="float" office:value="95.1311340332031" calcext:value-type="float">
            <text:p>95.1311340332</text:p>
          </table:table-cell>
          <table:table-cell office:value-type="float" office:value="94.3955383300781" calcext:value-type="float">
            <text:p>94.3955383301</text:p>
          </table:table-cell>
          <table:table-cell/>
          <table:table-cell table:formula="of:=([.A290]-[.B290])^2" office:value-type="float" office:value="3.56254335111418" calcext:value-type="float">
            <text:p>3.5625433511</text:p>
          </table:table-cell>
          <table:table-cell table:formula="of:=([.E290]-[.F290])^2" office:value-type="float" office:value="0.971285800053186" calcext:value-type="float">
            <text:p>0.9712858001</text:p>
          </table:table-cell>
          <table:table-cell table:formula="of:=([.A290]-([.B290]+[.F290])/2)^2" office:value-type="float" office:value="2.06354434944402" calcext:value-type="float">
            <text:p>2.0635443494</text:p>
          </table:table-cell>
          <table:table-cell table:formula="of:=([.I290]-[.J290])^2" office:value-type="float" office:value="2.96230236025007" calcext:value-type="float">
            <text:p>2.9623023603</text:p>
          </table:table-cell>
          <table:table-cell table:formula="of:=[.M290]-[.N290]" office:value-type="float" office:value="2.591257551061" calcext:value-type="float">
            <text:p>2.5912575511</text:p>
          </table:table-cell>
          <table:table-cell table:formula="of:=[.M290]-[.P290]" office:value-type="float" office:value="0.600240990864114" calcext:value-type="float">
            <text:p>0.6002409909</text:p>
          </table:table-cell>
          <table:table-cell table:formula="of:=([.A290]-100.04)^2" office:value-type="float" office:value="43.9569000000001" calcext:value-type="float">
            <text:p>43.9569</text:p>
          </table:table-cell>
          <table:table-cell/>
          <table:table-cell table:formula="of:=[.Q290]+[.U289]" office:value-type="float" office:value="1721.36098490967" calcext:value-type="float">
            <text:p>1721.3609849097</text:p>
          </table:table-cell>
        </table:table-row>
        <table:table-row table:style-name="ro1">
          <table:table-cell office:value-type="float" office:value="93.43" calcext:value-type="float">
            <text:p>93.43</text:p>
          </table:table-cell>
          <table:table-cell office:value-type="float" office:value="97.0538330078125" calcext:value-type="float">
            <text:p>97.0538330078</text:p>
          </table:table-cell>
          <table:table-cell office:value-type="float" office:value="93.43" calcext:value-type="float">
            <text:p>93.43</text:p>
          </table:table-cell>
          <table:table-cell office:value-type="float" office:value="93.5170364379883" calcext:value-type="float">
            <text:p>93.517036438</text:p>
          </table:table-cell>
          <table:table-cell office:value-type="float" office:value="93.43" calcext:value-type="float">
            <text:p>93.43</text:p>
          </table:table-cell>
          <table:table-cell office:value-type="float" office:value="94.6438903808594" calcext:value-type="float">
            <text:p>94.6438903809</text:p>
          </table:table-cell>
          <table:table-cell office:value-type="float" office:value="93.43" calcext:value-type="float">
            <text:p>93.43</text:p>
          </table:table-cell>
          <table:table-cell office:value-type="float" office:value="95.8713836669922" calcext:value-type="float">
            <text:p>95.871383667</text:p>
          </table:table-cell>
          <table:table-cell office:value-type="float" office:value="93.43" calcext:value-type="float">
            <text:p>93.43</text:p>
          </table:table-cell>
          <table:table-cell office:value-type="float" office:value="95.0734176635742" calcext:value-type="float">
            <text:p>95.0734176636</text:p>
          </table:table-cell>
          <table:table-cell office:value-type="float" office:value="94.6438903808594" calcext:value-type="float">
            <text:p>94.6438903809</text:p>
          </table:table-cell>
          <table:table-cell/>
          <table:table-cell table:formula="of:=([.A291]-[.B291])^2" office:value-type="float" office:value="13.1321656685113" calcext:value-type="float">
            <text:p>13.1321656685</text:p>
          </table:table-cell>
          <table:table-cell table:formula="of:=([.E291]-[.F291])^2" office:value-type="float" office:value="1.4735298567429" calcext:value-type="float">
            <text:p>1.4735298567</text:p>
          </table:table-cell>
          <table:table-cell table:formula="of:=([.A291]-([.B291]+[.F291])/2)^2" office:value-type="float" office:value="5.85089189632569" calcext:value-type="float">
            <text:p>5.8508918963</text:p>
          </table:table-cell>
          <table:table-cell table:formula="of:=([.I291]-[.J291])^2" office:value-type="float" office:value="2.70082161694772" calcext:value-type="float">
            <text:p>2.7008216169</text:p>
          </table:table-cell>
          <table:table-cell table:formula="of:=[.M291]-[.N291]" office:value-type="float" office:value="11.6586358117684" calcext:value-type="float">
            <text:p>11.6586358118</text:p>
          </table:table-cell>
          <table:table-cell table:formula="of:=[.M291]-[.P291]" office:value-type="float" office:value="10.4313440515636" calcext:value-type="float">
            <text:p>10.4313440516</text:p>
          </table:table-cell>
          <table:table-cell table:formula="of:=([.A291]-100.04)^2" office:value-type="float" office:value="43.6921" calcext:value-type="float">
            <text:p>43.6921</text:p>
          </table:table-cell>
          <table:table-cell/>
          <table:table-cell table:formula="of:=[.Q291]+[.U290]" office:value-type="float" office:value="1733.01962072144" calcext:value-type="float">
            <text:p>1733.0196207215</text:p>
          </table:table-cell>
        </table:table-row>
        <table:table-row table:style-name="ro1">
          <table:table-cell office:value-type="float" office:value="93.45" calcext:value-type="float">
            <text:p>93.45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93.45" calcext:value-type="float">
            <text:p>93.45</text:p>
          </table:table-cell>
          <table:table-cell office:value-type="float" office:value="93.7581253051758" calcext:value-type="float">
            <text:p>93.7581253052</text:p>
          </table:table-cell>
          <table:table-cell office:value-type="float" office:value="93.45" calcext:value-type="float">
            <text:p>93.45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93.45" calcext:value-type="float">
            <text:p>93.45</text:p>
          </table:table-cell>
          <table:table-cell office:value-type="float" office:value="95.2862701416016" calcext:value-type="float">
            <text:p>95.2862701416</text:p>
          </table:table-cell>
          <table:table-cell office:value-type="float" office:value="93.45" calcext:value-type="float">
            <text:p>93.45</text:p>
          </table:table-cell>
          <table:table-cell office:value-type="float" office:value="94.728271484375" calcext:value-type="float">
            <text:p>94.7282714844</text:p>
          </table:table-cell>
          <table:table-cell office:value-type="float" office:value="94.0075073242187" calcext:value-type="float">
            <text:p>94.0075073242</text:p>
          </table:table-cell>
          <table:table-cell/>
          <table:table-cell table:formula="of:=([.A292]-[.B292])^2" office:value-type="float" office:value="2.05467919914284" calcext:value-type="float">
            <text:p>2.0546791991</text:p>
          </table:table-cell>
          <table:table-cell table:formula="of:=([.E292]-[.F292])^2" office:value-type="float" office:value="0.310814416557547" calcext:value-type="float">
            <text:p>0.3108144166</text:p>
          </table:table-cell>
          <table:table-cell table:formula="of:=([.A292]-([.B292]+[.F292])/2)^2" office:value-type="float" office:value="0.990943146427738" calcext:value-type="float">
            <text:p>0.9909431464</text:p>
          </table:table-cell>
          <table:table-cell table:formula="of:=([.I292]-[.J292])^2" office:value-type="float" office:value="1.63397798776626" calcext:value-type="float">
            <text:p>1.6339779878</text:p>
          </table:table-cell>
          <table:table-cell table:formula="of:=[.M292]-[.N292]" office:value-type="float" office:value="1.74386478258529" calcext:value-type="float">
            <text:p>1.7438647826</text:p>
          </table:table-cell>
          <table:table-cell table:formula="of:=[.M292]-[.P292]" office:value-type="float" office:value="0.420701211376581" calcext:value-type="float">
            <text:p>0.4207012114</text:p>
          </table:table-cell>
          <table:table-cell table:formula="of:=([.A292]-100.04)^2" office:value-type="float" office:value="43.4281" calcext:value-type="float">
            <text:p>43.4281</text:p>
          </table:table-cell>
          <table:table-cell/>
          <table:table-cell table:formula="of:=[.Q292]+[.U291]" office:value-type="float" office:value="1734.76348550403" calcext:value-type="float">
            <text:p>1734.763485504</text:p>
          </table:table-cell>
        </table:table-row>
        <table:table-row table:style-name="ro1">
          <table:table-cell office:value-type="float" office:value="93.47" calcext:value-type="float">
            <text:p>93.47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3.47" calcext:value-type="float">
            <text:p>93.47</text:p>
          </table:table-cell>
          <table:table-cell office:value-type="float" office:value="93.0099639892578" calcext:value-type="float">
            <text:p>93.0099639893</text:p>
          </table:table-cell>
          <table:table-cell office:value-type="float" office:value="93.47" calcext:value-type="float">
            <text:p>93.47</text:p>
          </table:table-cell>
          <table:table-cell office:value-type="float" office:value="94.7933883666992" calcext:value-type="float">
            <text:p>94.7933883667</text:p>
          </table:table-cell>
          <table:table-cell office:value-type="float" office:value="93.47" calcext:value-type="float">
            <text:p>93.47</text:p>
          </table:table-cell>
          <table:table-cell office:value-type="float" office:value="92.0419845581055" calcext:value-type="float">
            <text:p>92.0419845581</text:p>
          </table:table-cell>
          <table:table-cell office:value-type="float" office:value="93.47" calcext:value-type="float">
            <text:p>93.47</text:p>
          </table:table-cell>
          <table:table-cell office:value-type="float" office:value="94.6180572509766" calcext:value-type="float">
            <text:p>94.618057251</text:p>
          </table:table-cell>
          <table:table-cell office:value-type="float" office:value="94.7933883666992" calcext:value-type="float">
            <text:p>94.7933883667</text:p>
          </table:table-cell>
          <table:table-cell/>
          <table:table-cell table:formula="of:=([.A293]-[.B293])^2" office:value-type="float" office:value="1.48682403799529" calcext:value-type="float">
            <text:p>1.486824038</text:p>
          </table:table-cell>
          <table:table-cell table:formula="of:=([.E293]-[.F293])^2" office:value-type="float" office:value="1.75135676911483" calcext:value-type="float">
            <text:p>1.7513567691</text:p>
          </table:table-cell>
          <table:table-cell table:formula="of:=([.A293]-([.B293]+[.F293])/2)^2" office:value-type="float" office:value="1.61638461321974" calcext:value-type="float">
            <text:p>1.6163846132</text:p>
          </table:table-cell>
          <table:table-cell table:formula="of:=([.I293]-[.J293])^2" office:value-type="float" office:value="1.31803545151986" calcext:value-type="float">
            <text:p>1.3180354515</text:p>
          </table:table-cell>
          <table:table-cell table:formula="of:=[.M293]-[.N293]" office:value-type="float" office:value="-0.264532731119544" calcext:value-type="float">
            <text:p>-0.2645327311</text:p>
          </table:table-cell>
          <table:table-cell table:formula="of:=[.M293]-[.P293]" office:value-type="float" office:value="0.168788586475421" calcext:value-type="float">
            <text:p>0.1687885865</text:p>
          </table:table-cell>
          <table:table-cell table:formula="of:=([.A293]-100.04)^2" office:value-type="float" office:value="43.1649000000001" calcext:value-type="float">
            <text:p>43.1649</text:p>
          </table:table-cell>
          <table:table-cell/>
          <table:table-cell table:formula="of:=[.Q293]+[.U292]" office:value-type="float" office:value="1734.49895277291" calcext:value-type="float">
            <text:p>1734.4989527729</text:p>
          </table:table-cell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4.6102600097656" calcext:value-type="float">
            <text:p>94.6102600098</text:p>
          </table:table-cell>
          <table:table-cell office:value-type="float" office:value="93.48" calcext:value-type="float">
            <text:p>93.48</text:p>
          </table:table-cell>
          <table:table-cell office:value-type="float" office:value="96.4285049438477" calcext:value-type="float">
            <text:p>96.4285049438</text:p>
          </table:table-cell>
          <table:table-cell office:value-type="float" office:value="93.48" calcext:value-type="float">
            <text:p>93.48</text:p>
          </table:table-cell>
          <table:table-cell office:value-type="float" office:value="94.0186309814453" calcext:value-type="float">
            <text:p>94.0186309814</text:p>
          </table:table-cell>
          <table:table-cell office:value-type="float" office:value="93.48" calcext:value-type="float">
            <text:p>93.48</text:p>
          </table:table-cell>
          <table:table-cell office:value-type="float" office:value="94.6996536254883" calcext:value-type="float">
            <text:p>94.6996536255</text:p>
          </table:table-cell>
          <table:table-cell office:value-type="float" office:value="93.48" calcext:value-type="float">
            <text:p>93.48</text:p>
          </table:table-cell>
          <table:table-cell office:value-type="float" office:value="94.4412002563477" calcext:value-type="float">
            <text:p>94.4412002563</text:p>
          </table:table-cell>
          <table:table-cell office:value-type="float" office:value="94.0186309814453" calcext:value-type="float">
            <text:p>94.0186309814</text:p>
          </table:table-cell>
          <table:table-cell/>
          <table:table-cell table:formula="of:=([.A294]-[.B294])^2" office:value-type="float" office:value="1.27748768967538" calcext:value-type="float">
            <text:p>1.2774876897</text:p>
          </table:table-cell>
          <table:table-cell table:formula="of:=([.E294]-[.F294])^2" office:value-type="float" office:value="0.290123334172736" calcext:value-type="float">
            <text:p>0.2901233342</text:p>
          </table:table-cell>
          <table:table-cell table:formula="of:=([.A294]-([.B294]+[.F294])/2)^2" office:value-type="float" office:value="0.69629928513625" calcext:value-type="float">
            <text:p>0.6962992851</text:p>
          </table:table-cell>
          <table:table-cell table:formula="of:=([.I294]-[.J294])^2" office:value-type="float" office:value="0.923905932802792" calcext:value-type="float">
            <text:p>0.9239059328</text:p>
          </table:table-cell>
          <table:table-cell table:formula="of:=[.M294]-[.N294]" office:value-type="float" office:value="0.987364355502645" calcext:value-type="float">
            <text:p>0.9873643555</text:p>
          </table:table-cell>
          <table:table-cell table:formula="of:=[.M294]-[.P294]" office:value-type="float" office:value="0.353581756872589" calcext:value-type="float">
            <text:p>0.3535817569</text:p>
          </table:table-cell>
          <table:table-cell table:formula="of:=([.A294]-100.04)^2" office:value-type="float" office:value="43.0336" calcext:value-type="float">
            <text:p>43.0336</text:p>
          </table:table-cell>
          <table:table-cell/>
          <table:table-cell table:formula="of:=[.Q294]+[.U293]" office:value-type="float" office:value="1735.48631712841" calcext:value-type="float">
            <text:p>1735.4863171284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92.5411682128906" calcext:value-type="float">
            <text:p>92.5411682129</text:p>
          </table:table-cell>
          <table:table-cell office:value-type="float" office:value="93.5" calcext:value-type="float">
            <text:p>93.5</text:p>
          </table:table-cell>
          <table:table-cell office:value-type="float" office:value="92.3920288085938" calcext:value-type="float">
            <text:p>92.3920288086</text:p>
          </table:table-cell>
          <table:table-cell office:value-type="float" office:value="93.5" calcext:value-type="float">
            <text:p>93.5</text:p>
          </table:table-cell>
          <table:table-cell office:value-type="float" office:value="91.1817398071289" calcext:value-type="float">
            <text:p>91.1817398071</text:p>
          </table:table-cell>
          <table:table-cell office:value-type="float" office:value="93.5" calcext:value-type="float">
            <text:p>93.5</text:p>
          </table:table-cell>
          <table:table-cell office:value-type="float" office:value="92.9837417602539" calcext:value-type="float">
            <text:p>92.9837417603</text:p>
          </table:table-cell>
          <table:table-cell office:value-type="float" office:value="93.5" calcext:value-type="float">
            <text:p>93.5</text:p>
          </table:table-cell>
          <table:table-cell office:value-type="float" office:value="92.4775238037109" calcext:value-type="float">
            <text:p>92.4775238037</text:p>
          </table:table-cell>
          <table:table-cell office:value-type="float" office:value="91.1817398071289" calcext:value-type="float">
            <text:p>91.1817398071</text:p>
          </table:table-cell>
          <table:table-cell/>
          <table:table-cell table:formula="of:=([.A295]-[.B295])^2" office:value-type="float" office:value="0.919358395971358" calcext:value-type="float">
            <text:p>0.919358396</text:p>
          </table:table-cell>
          <table:table-cell table:formula="of:=([.E295]-[.F295])^2" office:value-type="float" office:value="5.37433032185072" calcext:value-type="float">
            <text:p>5.3743303219</text:p>
          </table:table-cell>
          <table:table-cell table:formula="of:=([.A295]-([.B295]+[.F295])/2)^2" office:value-type="float" office:value="2.68483296131308" calcext:value-type="float">
            <text:p>2.6848329613</text:p>
          </table:table-cell>
          <table:table-cell table:formula="of:=([.I295]-[.J295])^2" office:value-type="float" office:value="1.04545757197775" calcext:value-type="float">
            <text:p>1.045457572</text:p>
          </table:table-cell>
          <table:table-cell table:formula="of:=[.M295]-[.N295]" office:value-type="float" office:value="-4.45497192587936" calcext:value-type="float">
            <text:p>-4.4549719259</text:p>
          </table:table-cell>
          <table:table-cell table:formula="of:=[.M295]-[.P295]" office:value-type="float" office:value="-0.126099176006392" calcext:value-type="float">
            <text:p>-0.126099176</text:p>
          </table:table-cell>
          <table:table-cell table:formula="of:=([.A295]-100.04)^2" office:value-type="float" office:value="42.7716000000001" calcext:value-type="float">
            <text:p>42.7716</text:p>
          </table:table-cell>
          <table:table-cell/>
          <table:table-cell table:formula="of:=[.Q295]+[.U294]" office:value-type="float" office:value="1731.03134520253" calcext:value-type="float">
            <text:p>1731.0313452025</text:p>
          </table:table-cell>
        </table:table-row>
        <table:table-row table:style-name="ro1">
          <table:table-cell office:value-type="float" office:value="93.55" calcext:value-type="float">
            <text:p>93.55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3.55" calcext:value-type="float">
            <text:p>93.55</text:p>
          </table:table-cell>
          <table:table-cell office:value-type="float" office:value="97.6615982055664" calcext:value-type="float">
            <text:p>97.6615982056</text:p>
          </table:table-cell>
          <table:table-cell office:value-type="float" office:value="93.55" calcext:value-type="float">
            <text:p>93.55</text:p>
          </table:table-cell>
          <table:table-cell office:value-type="float" office:value="94.1816329956055" calcext:value-type="float">
            <text:p>94.1816329956</text:p>
          </table:table-cell>
          <table:table-cell office:value-type="float" office:value="93.55" calcext:value-type="float">
            <text:p>93.55</text:p>
          </table:table-cell>
          <table:table-cell office:value-type="float" office:value="92.1621551513672" calcext:value-type="float">
            <text:p>92.1621551514</text:p>
          </table:table-cell>
          <table:table-cell office:value-type="float" office:value="93.55" calcext:value-type="float">
            <text:p>93.55</text:p>
          </table:table-cell>
          <table:table-cell office:value-type="float" office:value="94.6180572509766" calcext:value-type="float">
            <text:p>94.618057251</text:p>
          </table:table-cell>
          <table:table-cell office:value-type="float" office:value="94.1816329956055" calcext:value-type="float">
            <text:p>94.1816329956</text:p>
          </table:table-cell>
          <table:table-cell/>
          <table:table-cell table:formula="of:=([.A296]-[.B296])^2" office:value-type="float" office:value="1.29812740713591" calcext:value-type="float">
            <text:p>1.2981274071</text:p>
          </table:table-cell>
          <table:table-cell table:formula="of:=([.E296]-[.F296])^2" office:value-type="float" office:value="0.398960241137542" calcext:value-type="float">
            <text:p>0.3989602411</text:p>
          </table:table-cell>
          <table:table-cell table:formula="of:=([.A296]-([.B296]+[.F296])/2)^2" office:value-type="float" office:value="0.784098684063652" calcext:value-type="float">
            <text:p>0.7840986841</text:p>
          </table:table-cell>
          <table:table-cell table:formula="of:=([.I296]-[.J296])^2" office:value-type="float" office:value="1.14074629136362" calcext:value-type="float">
            <text:p>1.1407462914</text:p>
          </table:table-cell>
          <table:table-cell table:formula="of:=[.M296]-[.N296]" office:value-type="float" office:value="0.899167165998372" calcext:value-type="float">
            <text:p>0.899167166</text:p>
          </table:table-cell>
          <table:table-cell table:formula="of:=[.M296]-[.P296]" office:value-type="float" office:value="0.157381115772296" calcext:value-type="float">
            <text:p>0.1573811158</text:p>
          </table:table-cell>
          <table:table-cell table:formula="of:=([.A296]-100.04)^2" office:value-type="float" office:value="42.1201000000001" calcext:value-type="float">
            <text:p>42.1201</text:p>
          </table:table-cell>
          <table:table-cell/>
          <table:table-cell table:formula="of:=[.Q296]+[.U295]" office:value-type="float" office:value="1731.93051236853" calcext:value-type="float">
            <text:p>1731.9305123685</text:p>
          </table:table-cell>
        </table:table-row>
        <table:table-row table:style-name="ro1">
          <table:table-cell office:value-type="float" office:value="93.59" calcext:value-type="float">
            <text:p>93.59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3.59" calcext:value-type="float">
            <text:p>93.59</text:p>
          </table:table-cell>
          <table:table-cell office:value-type="float" office:value="95.027946472168" calcext:value-type="float">
            <text:p>95.0279464722</text:p>
          </table:table-cell>
          <table:table-cell office:value-type="float" office:value="93.59" calcext:value-type="float">
            <text:p>93.59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3.59" calcext:value-type="float">
            <text:p>93.59</text:p>
          </table:table-cell>
          <table:table-cell office:value-type="float" office:value="95.5428085327148" calcext:value-type="float">
            <text:p>95.5428085327</text:p>
          </table:table-cell>
          <table:table-cell office:value-type="float" office:value="93.59" calcext:value-type="float">
            <text:p>93.59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3876495361328" calcext:value-type="float">
            <text:p>94.3876495361</text:p>
          </table:table-cell>
          <table:table-cell/>
          <table:table-cell table:formula="of:=([.A297]-[.B297])^2" office:value-type="float" office:value="2.05774069420704" calcext:value-type="float">
            <text:p>2.0577406942</text:p>
          </table:table-cell>
          <table:table-cell table:formula="of:=([.E297]-[.F297])^2" office:value-type="float" office:value="0.636244782492885" calcext:value-type="float">
            <text:p>0.6362447825</text:p>
          </table:table-cell>
          <table:table-cell table:formula="of:=([.A297]-([.B297]+[.F297])/2)^2" office:value-type="float" office:value="1.24560361008627" calcext:value-type="float">
            <text:p>1.2456036101</text:p>
          </table:table-cell>
          <table:table-cell table:formula="of:=([.I297]-[.J297])^2" office:value-type="float" office:value="2.07370634901979" calcext:value-type="float">
            <text:p>2.073706349</text:p>
          </table:table-cell>
          <table:table-cell table:formula="of:=[.M297]-[.N297]" office:value-type="float" office:value="1.42149591171415" calcext:value-type="float">
            <text:p>1.4214959117</text:p>
          </table:table-cell>
          <table:table-cell table:formula="of:=[.M297]-[.P297]" office:value-type="float" office:value="-0.0159656548127534" calcext:value-type="float">
            <text:p>-0.0159656548</text:p>
          </table:table-cell>
          <table:table-cell table:formula="of:=([.A297]-100.04)^2" office:value-type="float" office:value="41.6025" calcext:value-type="float">
            <text:p>41.6025</text:p>
          </table:table-cell>
          <table:table-cell/>
          <table:table-cell table:formula="of:=[.Q297]+[.U296]" office:value-type="float" office:value="1733.35200828024" calcext:value-type="float">
            <text:p>1733.3520082803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95.1410980224609" calcext:value-type="float">
            <text:p>95.1410980225</text:p>
          </table:table-cell>
          <table:table-cell office:value-type="float" office:value="93.6" calcext:value-type="float">
            <text:p>93.6</text:p>
          </table:table-cell>
          <table:table-cell office:value-type="float" office:value="91.4718475341797" calcext:value-type="float">
            <text:p>91.4718475342</text:p>
          </table:table-cell>
          <table:table-cell office:value-type="float" office:value="93.6" calcext:value-type="float">
            <text:p>93.6</text:p>
          </table:table-cell>
          <table:table-cell office:value-type="float" office:value="92.9130020141602" calcext:value-type="float">
            <text:p>92.9130020142</text:p>
          </table:table-cell>
          <table:table-cell office:value-type="float" office:value="93.6" calcext:value-type="float">
            <text:p>93.6</text:p>
          </table:table-cell>
          <table:table-cell office:value-type="float" office:value="90.1578140258789" calcext:value-type="float">
            <text:p>90.1578140259</text:p>
          </table:table-cell>
          <table:table-cell office:value-type="float" office:value="93.6" calcext:value-type="float">
            <text:p>93.6</text:p>
          </table:table-cell>
          <table:table-cell office:value-type="float" office:value="94.9616622924805" calcext:value-type="float">
            <text:p>94.9616622925</text:p>
          </table:table-cell>
          <table:table-cell office:value-type="float" office:value="92.9130020141602" calcext:value-type="float">
            <text:p>92.9130020142</text:p>
          </table:table-cell>
          <table:table-cell/>
          <table:table-cell table:formula="of:=([.A298]-[.B298])^2" office:value-type="float" office:value="2.37498311483303" calcext:value-type="float">
            <text:p>2.3749831148</text:p>
          </table:table-cell>
          <table:table-cell table:formula="of:=([.E298]-[.F298])^2" office:value-type="float" office:value="0.471966232547994" calcext:value-type="float">
            <text:p>0.4719662325</text:p>
          </table:table-cell>
          <table:table-cell table:formula="of:=([.A298]-([.B298]+[.F298])/2)^2" office:value-type="float" office:value="0.182371718139043" calcext:value-type="float">
            <text:p>0.1823717181</text:p>
          </table:table-cell>
          <table:table-cell table:formula="of:=([.I298]-[.J298])^2" office:value-type="float" office:value="1.85412419876318" calcext:value-type="float">
            <text:p>1.8541241988</text:p>
          </table:table-cell>
          <table:table-cell table:formula="of:=[.M298]-[.N298]" office:value-type="float" office:value="1.90301688228504" calcext:value-type="float">
            <text:p>1.9030168823</text:p>
          </table:table-cell>
          <table:table-cell table:formula="of:=[.M298]-[.P298]" office:value-type="float" office:value="0.520858916069848" calcext:value-type="float">
            <text:p>0.5208589161</text:p>
          </table:table-cell>
          <table:table-cell table:formula="of:=([.A298]-100.04)^2" office:value-type="float" office:value="41.4736000000002" calcext:value-type="float">
            <text:p>41.4736</text:p>
          </table:table-cell>
          <table:table-cell/>
          <table:table-cell table:formula="of:=[.Q298]+[.U297]" office:value-type="float" office:value="1735.25502516253" calcext:value-type="float">
            <text:p>1735.2550251625</text:p>
          </table:table-cell>
        </table:table-row>
        <table:table-row table:style-name="ro1">
          <table:table-cell office:value-type="float" office:value="93.64" calcext:value-type="float">
            <text:p>93.64</text:p>
          </table:table-cell>
          <table:table-cell office:value-type="float" office:value="94.078369140625" calcext:value-type="float">
            <text:p>94.0783691406</text:p>
          </table:table-cell>
          <table:table-cell office:value-type="float" office:value="93.64" calcext:value-type="float">
            <text:p>93.64</text:p>
          </table:table-cell>
          <table:table-cell office:value-type="float" office:value="96.149543762207" calcext:value-type="float">
            <text:p>96.1495437622</text:p>
          </table:table-cell>
          <table:table-cell office:value-type="float" office:value="93.64" calcext:value-type="float">
            <text:p>93.64</text:p>
          </table:table-cell>
          <table:table-cell office:value-type="float" office:value="93.3907852172852" calcext:value-type="float">
            <text:p>93.3907852173</text:p>
          </table:table-cell>
          <table:table-cell office:value-type="float" office:value="93.64" calcext:value-type="float">
            <text:p>93.64</text:p>
          </table:table-cell>
          <table:table-cell office:value-type="float" office:value="95.6527252197266" calcext:value-type="float">
            <text:p>95.6527252197</text:p>
          </table:table-cell>
          <table:table-cell office:value-type="float" office:value="93.64" calcext:value-type="float">
            <text:p>93.64</text:p>
          </table:table-cell>
          <table:table-cell office:value-type="float" office:value="93.8130722045898" calcext:value-type="float">
            <text:p>93.8130722046</text:p>
          </table:table-cell>
          <table:table-cell office:value-type="float" office:value="93.3907852172852" calcext:value-type="float">
            <text:p>93.3907852173</text:p>
          </table:table-cell>
          <table:table-cell/>
          <table:table-cell table:formula="of:=([.A299]-[.B299])^2" office:value-type="float" office:value="0.192167503452301" calcext:value-type="float">
            <text:p>0.1921675035</text:p>
          </table:table-cell>
          <table:table-cell table:formula="of:=([.E299]-[.F299])^2" office:value-type="float" office:value="0.0621080079236071" calcext:value-type="float">
            <text:p>0.0621080079</text:p>
          </table:table-cell>
          <table:table-cell table:formula="of:=([.A299]-([.B299]+[.F299])/2)^2" office:value-type="float" office:value="0.00894484277910076" calcext:value-type="float">
            <text:p>0.0089448428</text:p>
          </table:table-cell>
          <table:table-cell table:formula="of:=([.I299]-[.J299])^2" office:value-type="float" office:value="0.0299539880015885" calcext:value-type="float">
            <text:p>0.029953988</text:p>
          </table:table-cell>
          <table:table-cell table:formula="of:=[.M299]-[.N299]" office:value-type="float" office:value="0.130059495528693" calcext:value-type="float">
            <text:p>0.1300594955</text:p>
          </table:table-cell>
          <table:table-cell table:formula="of:=[.M299]-[.P299]" office:value-type="float" office:value="0.162213515450712" calcext:value-type="float">
            <text:p>0.1622135155</text:p>
          </table:table-cell>
          <table:table-cell table:formula="of:=([.A299]-100.04)^2" office:value-type="float" office:value="40.9600000000001" calcext:value-type="float">
            <text:p>40.96</text:p>
          </table:table-cell>
          <table:table-cell/>
          <table:table-cell table:formula="of:=[.Q299]+[.U298]" office:value-type="float" office:value="1735.38508465806" calcext:value-type="float">
            <text:p>1735.3850846581</text:p>
          </table:table-cell>
        </table:table-row>
        <table:table-row table:style-name="ro1">
          <table:table-cell office:value-type="float" office:value="93.71" calcext:value-type="float">
            <text:p>93.71</text:p>
          </table:table-cell>
          <table:table-cell office:value-type="float" office:value="94.3075103759766" calcext:value-type="float">
            <text:p>94.307510376</text:p>
          </table:table-cell>
          <table:table-cell office:value-type="float" office:value="93.71" calcext:value-type="float">
            <text:p>93.71</text:p>
          </table:table-cell>
          <table:table-cell office:value-type="float" office:value="96.0732192993164" calcext:value-type="float">
            <text:p>96.0732192993</text:p>
          </table:table-cell>
          <table:table-cell office:value-type="float" office:value="93.71" calcext:value-type="float">
            <text:p>93.71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3.71" calcext:value-type="float">
            <text:p>93.71</text:p>
          </table:table-cell>
          <table:table-cell office:value-type="float" office:value="92.3581848144531" calcext:value-type="float">
            <text:p>92.3581848145</text:p>
          </table:table-cell>
          <table:table-cell office:value-type="float" office:value="93.71" calcext:value-type="float">
            <text:p>93.71</text:p>
          </table:table-cell>
          <table:table-cell office:value-type="float" office:value="94.3531112670899" calcext:value-type="float">
            <text:p>94.3531112671</text:p>
          </table:table-cell>
          <table:table-cell office:value-type="float" office:value="93.4982147216797" calcext:value-type="float">
            <text:p>93.4982147217</text:p>
          </table:table-cell>
          <table:table-cell/>
          <table:table-cell table:formula="of:=([.A300]-[.B300])^2" office:value-type="float" office:value="0.357018649399661" calcext:value-type="float">
            <text:p>0.3570186494</text:p>
          </table:table-cell>
          <table:table-cell table:formula="of:=([.E300]-[.F300])^2" office:value-type="float" office:value="0.0448530041132096" calcext:value-type="float">
            <text:p>0.0448530041</text:p>
          </table:table-cell>
          <table:table-cell table:formula="of:=([.A300]-([.B300]+[.F300])/2)^2" office:value-type="float" office:value="0.0371959627404833" calcext:value-type="float">
            <text:p>0.0371959627</text:p>
          </table:table-cell>
          <table:table-cell table:formula="of:=([.I300]-[.J300])^2" office:value-type="float" office:value="0.413592101857912" calcext:value-type="float">
            <text:p>0.4135921019</text:p>
          </table:table-cell>
          <table:table-cell table:formula="of:=[.M300]-[.N300]" office:value-type="float" office:value="0.312165645286451" calcext:value-type="float">
            <text:p>0.3121656453</text:p>
          </table:table-cell>
          <table:table-cell table:formula="of:=[.M300]-[.P300]" office:value-type="float" office:value="-0.0565734524582518" calcext:value-type="float">
            <text:p>-0.0565734525</text:p>
          </table:table-cell>
          <table:table-cell table:formula="of:=([.A300]-100.04)^2" office:value-type="float" office:value="40.0689000000002" calcext:value-type="float">
            <text:p>40.0689</text:p>
          </table:table-cell>
          <table:table-cell/>
          <table:table-cell table:formula="of:=[.Q300]+[.U299]" office:value-type="float" office:value="1735.69725030334" calcext:value-type="float">
            <text:p>1735.6972503034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3.75" calcext:value-type="float">
            <text:p>93.75</text:p>
          </table:table-cell>
          <table:table-cell office:value-type="float" office:value="99.3120193481445" calcext:value-type="float">
            <text:p>99.3120193481</text:p>
          </table:table-cell>
          <table:table-cell office:value-type="float" office:value="93.75" calcext:value-type="float">
            <text:p>93.75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3.75" calcext:value-type="float">
            <text:p>93.75</text:p>
          </table:table-cell>
          <table:table-cell office:value-type="float" office:value="95.6859130859375" calcext:value-type="float">
            <text:p>95.6859130859</text:p>
          </table:table-cell>
          <table:table-cell office:value-type="float" office:value="93.75" calcext:value-type="float">
            <text:p>93.75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301]-[.B301])^2" office:value-type="float" office:value="1.6243062215508" calcext:value-type="float">
            <text:p>1.6243062216</text:p>
          </table:table-cell>
          <table:table-cell table:formula="of:=([.E301]-[.F301])^2" office:value-type="float" office:value="0.641079556429759" calcext:value-type="float">
            <text:p>0.6410795564</text:p>
          </table:table-cell>
          <table:table-cell table:formula="of:=([.A301]-([.B301]+[.F301])/2)^2" office:value-type="float" office:value="1.07656931540987" calcext:value-type="float">
            <text:p>1.0765693154</text:p>
          </table:table-cell>
          <table:table-cell table:formula="of:=([.I301]-[.J301])^2" office:value-type="float" office:value="1.63849453261355" calcext:value-type="float">
            <text:p>1.6384945326</text:p>
          </table:table-cell>
          <table:table-cell table:formula="of:=[.M301]-[.N301]" office:value-type="float" office:value="0.983226665121038" calcext:value-type="float">
            <text:p>0.9832266651</text:p>
          </table:table-cell>
          <table:table-cell table:formula="of:=[.M301]-[.P301]" office:value-type="float" office:value="-0.0141883110627532" calcext:value-type="float">
            <text:p>-0.0141883111</text:p>
          </table:table-cell>
          <table:table-cell table:formula="of:=([.A301]-100.04)^2" office:value-type="float" office:value="39.5641000000001" calcext:value-type="float">
            <text:p>39.5641</text:p>
          </table:table-cell>
          <table:table-cell/>
          <table:table-cell table:formula="of:=[.Q301]+[.U300]" office:value-type="float" office:value="1736.68047696846" calcext:value-type="float">
            <text:p>1736.6804769685</text:p>
          </table:table-cell>
        </table:table-row>
        <table:table-row table:style-name="ro1">
          <table:table-cell office:value-type="float" office:value="93.76" calcext:value-type="float">
            <text:p>93.76</text:p>
          </table:table-cell>
          <table:table-cell office:value-type="float" office:value="95.3144302368164" calcext:value-type="float">
            <text:p>95.3144302368</text:p>
          </table:table-cell>
          <table:table-cell office:value-type="float" office:value="93.76" calcext:value-type="float">
            <text:p>93.76</text:p>
          </table:table-cell>
          <table:table-cell office:value-type="float" office:value="97.3939437866211" calcext:value-type="float">
            <text:p>97.3939437866</text:p>
          </table:table-cell>
          <table:table-cell office:value-type="float" office:value="93.76" calcext:value-type="float">
            <text:p>93.76</text:p>
          </table:table-cell>
          <table:table-cell office:value-type="float" office:value="94.6619644165039" calcext:value-type="float">
            <text:p>94.6619644165</text:p>
          </table:table-cell>
          <table:table-cell office:value-type="float" office:value="93.76" calcext:value-type="float">
            <text:p>93.76</text:p>
          </table:table-cell>
          <table:table-cell office:value-type="float" office:value="95.6817321777344" calcext:value-type="float">
            <text:p>95.6817321777</text:p>
          </table:table-cell>
          <table:table-cell office:value-type="float" office:value="93.76" calcext:value-type="float">
            <text:p>93.76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6619644165039" calcext:value-type="float">
            <text:p>94.6619644165</text:p>
          </table:table-cell>
          <table:table-cell/>
          <table:table-cell table:formula="of:=([.A302]-[.B302])^2" office:value-type="float" office:value="2.41625336112909" calcext:value-type="float">
            <text:p>2.4162533611</text:p>
          </table:table-cell>
          <table:table-cell table:formula="of:=([.E302]-[.F302])^2" office:value-type="float" office:value="0.813539808639223" calcext:value-type="float">
            <text:p>0.8135398086</text:p>
          </table:table-cell>
          <table:table-cell table:formula="of:=([.A302]-([.B302]+[.F302])/2)^2" office:value-type="float" office:value="1.50846867321514" calcext:value-type="float">
            <text:p>1.5084686732</text:p>
          </table:table-cell>
          <table:table-cell table:formula="of:=([.I302]-[.J302])^2" office:value-type="float" office:value="1.61299379408815" calcext:value-type="float">
            <text:p>1.6129937941</text:p>
          </table:table-cell>
          <table:table-cell table:formula="of:=[.M302]-[.N302]" office:value-type="float" office:value="1.60271355248987" calcext:value-type="float">
            <text:p>1.6027135525</text:p>
          </table:table-cell>
          <table:table-cell table:formula="of:=[.M302]-[.P302]" office:value-type="float" office:value="0.803259567040947" calcext:value-type="float">
            <text:p>0.803259567</text:p>
          </table:table-cell>
          <table:table-cell table:formula="of:=([.A302]-100.04)^2" office:value-type="float" office:value="39.4384" calcext:value-type="float">
            <text:p>39.4384</text:p>
          </table:table-cell>
          <table:table-cell/>
          <table:table-cell table:formula="of:=[.Q302]+[.U301]" office:value-type="float" office:value="1738.28319052095" calcext:value-type="float">
            <text:p>1738.283190521</text:p>
          </table:table-cell>
        </table:table-row>
        <table:table-row table:style-name="ro1">
          <table:table-cell office:value-type="float" office:value="93.77" calcext:value-type="float">
            <text:p>93.77</text:p>
          </table:table-cell>
          <table:table-cell office:value-type="float" office:value="93.4238967895508" calcext:value-type="float">
            <text:p>93.4238967896</text:p>
          </table:table-cell>
          <table:table-cell office:value-type="float" office:value="93.77" calcext:value-type="float">
            <text:p>93.77</text:p>
          </table:table-cell>
          <table:table-cell office:value-type="float" office:value="93.3815612792969" calcext:value-type="float">
            <text:p>93.3815612793</text:p>
          </table:table-cell>
          <table:table-cell office:value-type="float" office:value="93.77" calcext:value-type="float">
            <text:p>93.77</text:p>
          </table:table-cell>
          <table:table-cell office:value-type="float" office:value="92.594841003418" calcext:value-type="float">
            <text:p>92.5948410034</text:p>
          </table:table-cell>
          <table:table-cell office:value-type="float" office:value="93.77" calcext:value-type="float">
            <text:p>93.77</text:p>
          </table:table-cell>
          <table:table-cell office:value-type="float" office:value="91.9154968261719" calcext:value-type="float">
            <text:p>91.9154968262</text:p>
          </table:table-cell>
          <table:table-cell office:value-type="float" office:value="93.77" calcext:value-type="float">
            <text:p>93.77</text:p>
          </table:table-cell>
          <table:table-cell office:value-type="float" office:value="93.0396270751953" calcext:value-type="float">
            <text:p>93.0396270752</text:p>
          </table:table-cell>
          <table:table-cell office:value-type="float" office:value="92.594841003418" calcext:value-type="float">
            <text:p>92.5948410034</text:p>
          </table:table-cell>
          <table:table-cell/>
          <table:table-cell table:formula="of:=([.A303]-[.B303])^2" office:value-type="float" office:value="0.119787432283253" calcext:value-type="float">
            <text:p>0.1197874323</text:p>
          </table:table-cell>
          <table:table-cell table:formula="of:=([.E303]-[.F303])^2" office:value-type="float" office:value="1.38099866724768" calcext:value-type="float">
            <text:p>1.3809986672</text:p>
          </table:table-cell>
          <table:table-cell table:formula="of:=([.A303]-([.B303]+[.F303])/2)^2" office:value-type="float" office:value="0.578559675635391" calcext:value-type="float">
            <text:p>0.5785596756</text:p>
          </table:table-cell>
          <table:table-cell table:formula="of:=([.I303]-[.J303])^2" office:value-type="float" office:value="0.533444609287748" calcext:value-type="float">
            <text:p>0.5334446093</text:p>
          </table:table-cell>
          <table:table-cell table:formula="of:=[.M303]-[.N303]" office:value-type="float" office:value="-1.26121123496442" calcext:value-type="float">
            <text:p>-1.261211235</text:p>
          </table:table-cell>
          <table:table-cell table:formula="of:=[.M303]-[.P303]" office:value-type="float" office:value="-0.413657177004494" calcext:value-type="float">
            <text:p>-0.413657177</text:p>
          </table:table-cell>
          <table:table-cell table:formula="of:=([.A303]-100.04)^2" office:value-type="float" office:value="39.3129000000001" calcext:value-type="float">
            <text:p>39.3129</text:p>
          </table:table-cell>
          <table:table-cell/>
          <table:table-cell table:formula="of:=[.Q303]+[.U302]" office:value-type="float" office:value="1737.02197928599" calcext:value-type="float">
            <text:p>1737.021979286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93.4114837646484" calcext:value-type="float">
            <text:p>93.4114837646</text:p>
          </table:table-cell>
          <table:table-cell office:value-type="float" office:value="93.8" calcext:value-type="float">
            <text:p>93.8</text:p>
          </table:table-cell>
          <table:table-cell office:value-type="float" office:value="97.2734756469727" calcext:value-type="float">
            <text:p>97.273475647</text:p>
          </table:table-cell>
          <table:table-cell office:value-type="float" office:value="93.8" calcext:value-type="float">
            <text:p>93.8</text:p>
          </table:table-cell>
          <table:table-cell office:value-type="float" office:value="92.7288665771484" calcext:value-type="float">
            <text:p>92.7288665771</text:p>
          </table:table-cell>
          <table:table-cell office:value-type="float" office:value="93.8" calcext:value-type="float">
            <text:p>93.8</text:p>
          </table:table-cell>
          <table:table-cell office:value-type="float" office:value="96.2835464477539" calcext:value-type="float">
            <text:p>96.2835464478</text:p>
          </table:table-cell>
          <table:table-cell office:value-type="float" office:value="93.8" calcext:value-type="float">
            <text:p>93.8</text:p>
          </table:table-cell>
          <table:table-cell office:value-type="float" office:value="93.7153549194336" calcext:value-type="float">
            <text:p>93.7153549194</text:p>
          </table:table-cell>
          <table:table-cell office:value-type="float" office:value="92.7288665771484" calcext:value-type="float">
            <text:p>92.7288665771</text:p>
          </table:table-cell>
          <table:table-cell/>
          <table:table-cell table:formula="of:=([.A304]-[.B304])^2" office:value-type="float" office:value="0.150944865131748" calcext:value-type="float">
            <text:p>0.1509448651</text:p>
          </table:table-cell>
          <table:table-cell table:formula="of:=([.E304]-[.F304])^2" office:value-type="float" office:value="1.1473268095497" calcext:value-type="float">
            <text:p>1.1473268095</text:p>
          </table:table-cell>
          <table:table-cell table:formula="of:=([.A304]-([.B304]+[.F304])/2)^2" office:value-type="float" office:value="0.532644281173121" calcext:value-type="float">
            <text:p>0.5326442812</text:p>
          </table:table-cell>
          <table:table-cell table:formula="of:=([.I304]-[.J304])^2" office:value-type="float" office:value="0.00716478966409292" calcext:value-type="float">
            <text:p>0.0071647897</text:p>
          </table:table-cell>
          <table:table-cell table:formula="of:=[.M304]-[.N304]" office:value-type="float" office:value="-0.99638194441795" calcext:value-type="float">
            <text:p>-0.9963819444</text:p>
          </table:table-cell>
          <table:table-cell table:formula="of:=[.M304]-[.P304]" office:value-type="float" office:value="0.143780075467656" calcext:value-type="float">
            <text:p>0.1437800755</text:p>
          </table:table-cell>
          <table:table-cell table:formula="of:=([.A304]-100.04)^2" office:value-type="float" office:value="38.9376000000001" calcext:value-type="float">
            <text:p>38.9376</text:p>
          </table:table-cell>
          <table:table-cell/>
          <table:table-cell table:formula="of:=[.Q304]+[.U303]" office:value-type="float" office:value="1736.02559734157" calcext:value-type="float">
            <text:p>1736.0255973416</text:p>
          </table:table-cell>
        </table:table-row>
        <table:table-row table:style-name="ro1">
          <table:table-cell office:value-type="float" office:value="93.81" calcext:value-type="float">
            <text:p>93.81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3.81" calcext:value-type="float">
            <text:p>93.81</text:p>
          </table:table-cell>
          <table:table-cell office:value-type="float" office:value="93.9240188598633" calcext:value-type="float">
            <text:p>93.9240188599</text:p>
          </table:table-cell>
          <table:table-cell office:value-type="float" office:value="93.81" calcext:value-type="float">
            <text:p>93.81</text:p>
          </table:table-cell>
          <table:table-cell office:value-type="float" office:value="93.7893905639649" calcext:value-type="float">
            <text:p>93.789390564</text:p>
          </table:table-cell>
          <table:table-cell office:value-type="float" office:value="93.81" calcext:value-type="float">
            <text:p>93.81</text:p>
          </table:table-cell>
          <table:table-cell office:value-type="float" office:value="91.7760925292969" calcext:value-type="float">
            <text:p>91.7760925293</text:p>
          </table:table-cell>
          <table:table-cell office:value-type="float" office:value="93.81" calcext:value-type="float">
            <text:p>93.81</text:p>
          </table:table-cell>
          <table:table-cell office:value-type="float" office:value="94.0629272460938" calcext:value-type="float">
            <text:p>94.0629272461</text:p>
          </table:table-cell>
          <table:table-cell office:value-type="float" office:value="93.7893905639649" calcext:value-type="float">
            <text:p>93.789390564</text:p>
          </table:table-cell>
          <table:table-cell/>
          <table:table-cell table:formula="of:=([.A305]-[.B305])^2" office:value-type="float" office:value="0.188014655277504" calcext:value-type="float">
            <text:p>0.1880146553</text:p>
          </table:table-cell>
          <table:table-cell table:formula="of:=([.E305]-[.F305])^2" office:value-type="float" office:value="0.000424748853687291" calcext:value-type="float">
            <text:p>0.0004247489</text:p>
          </table:table-cell>
          <table:table-cell table:formula="of:=([.A305]-([.B305]+[.F305])/2)^2" office:value-type="float" office:value="0.0426416576253474" calcext:value-type="float">
            <text:p>0.0426416576</text:p>
          </table:table-cell>
          <table:table-cell table:formula="of:=([.I305]-[.J305])^2" office:value-type="float" office:value="0.0639721918165672" calcext:value-type="float">
            <text:p>0.0639721918</text:p>
          </table:table-cell>
          <table:table-cell table:formula="of:=[.M305]-[.N305]" office:value-type="float" office:value="0.187589906423816" calcext:value-type="float">
            <text:p>0.1875899064</text:p>
          </table:table-cell>
          <table:table-cell table:formula="of:=[.M305]-[.P305]" office:value-type="float" office:value="0.124042463460936" calcext:value-type="float">
            <text:p>0.1240424635</text:p>
          </table:table-cell>
          <table:table-cell table:formula="of:=([.A305]-100.04)^2" office:value-type="float" office:value="38.8129" calcext:value-type="float">
            <text:p>38.8129</text:p>
          </table:table-cell>
          <table:table-cell/>
          <table:table-cell table:formula="of:=[.Q305]+[.U304]" office:value-type="float" office:value="1736.213187248" calcext:value-type="float">
            <text:p>1736.213187248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94.9939346313477" calcext:value-type="float">
            <text:p>94.9939346313</text:p>
          </table:table-cell>
          <table:table-cell office:value-type="float" office:value="93.86" calcext:value-type="float">
            <text:p>93.86</text:p>
          </table:table-cell>
          <table:table-cell office:value-type="float" office:value="96.4048309326172" calcext:value-type="float">
            <text:p>96.4048309326</text:p>
          </table:table-cell>
          <table:table-cell office:value-type="float" office:value="93.86" calcext:value-type="float">
            <text:p>93.86</text:p>
          </table:table-cell>
          <table:table-cell office:value-type="float" office:value="94.6904067993164" calcext:value-type="float">
            <text:p>94.6904067993</text:p>
          </table:table-cell>
          <table:table-cell office:value-type="float" office:value="93.86" calcext:value-type="float">
            <text:p>93.86</text:p>
          </table:table-cell>
          <table:table-cell office:value-type="float" office:value="95.4114151000977" calcext:value-type="float">
            <text:p>95.4114151001</text:p>
          </table:table-cell>
          <table:table-cell office:value-type="float" office:value="93.86" calcext:value-type="float">
            <text:p>93.86</text:p>
          </table:table-cell>
          <table:table-cell office:value-type="float" office:value="95.3674392700195" calcext:value-type="float">
            <text:p>95.36743927</text:p>
          </table:table-cell>
          <table:table-cell office:value-type="float" office:value="94.6904067993164" calcext:value-type="float">
            <text:p>94.6904067993</text:p>
          </table:table-cell>
          <table:table-cell/>
          <table:table-cell table:formula="of:=([.A306]-[.B306])^2" office:value-type="float" office:value="1.28580774816955" calcext:value-type="float">
            <text:p>1.2858077482</text:p>
          </table:table-cell>
          <table:table-cell table:formula="of:=([.E306]-[.F306])^2" office:value-type="float" office:value="0.689575452350919" calcext:value-type="float">
            <text:p>0.6895754524</text:p>
          </table:table-cell>
          <table:table-cell table:formula="of:=([.A306]-([.B306]+[.F306])/2)^2" office:value-type="float" office:value="0.964659314055835" calcext:value-type="float">
            <text:p>0.9646593141</text:p>
          </table:table-cell>
          <table:table-cell table:formula="of:=([.I306]-[.J306])^2" office:value-type="float" office:value="2.27237315279702" calcext:value-type="float">
            <text:p>2.2723731528</text:p>
          </table:table-cell>
          <table:table-cell table:formula="of:=[.M306]-[.N306]" office:value-type="float" office:value="0.596232295818627" calcext:value-type="float">
            <text:p>0.5962322958</text:p>
          </table:table-cell>
          <table:table-cell table:formula="of:=[.M306]-[.P306]" office:value-type="float" office:value="-0.986565404627473" calcext:value-type="float">
            <text:p>-0.9865654046</text:p>
          </table:table-cell>
          <table:table-cell table:formula="of:=([.A306]-100.04)^2" office:value-type="float" office:value="38.1924000000001" calcext:value-type="float">
            <text:p>38.1924</text:p>
          </table:table-cell>
          <table:table-cell/>
          <table:table-cell table:formula="of:=[.Q306]+[.U305]" office:value-type="float" office:value="1736.80941954381" calcext:value-type="float">
            <text:p>1736.8094195438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102.235206604004" calcext:value-type="float">
            <text:p>102.235206604</text:p>
          </table:table-cell>
          <table:table-cell office:value-type="float" office:value="93.86" calcext:value-type="float">
            <text:p>93.86</text:p>
          </table:table-cell>
          <table:table-cell office:value-type="float" office:value="108.706611633301" calcext:value-type="float">
            <text:p>108.7066116333</text:p>
          </table:table-cell>
          <table:table-cell office:value-type="float" office:value="93.86" calcext:value-type="float">
            <text:p>93.86</text:p>
          </table:table-cell>
          <table:table-cell office:value-type="float" office:value="101.52889251709" calcext:value-type="float">
            <text:p>101.5288925171</text:p>
          </table:table-cell>
          <table:table-cell office:value-type="float" office:value="93.86" calcext:value-type="float">
            <text:p>93.86</text:p>
          </table:table-cell>
          <table:table-cell office:value-type="float" office:value="107.600784301758" calcext:value-type="float">
            <text:p>107.6007843018</text:p>
          </table:table-cell>
          <table:table-cell office:value-type="float" office:value="93.86" calcext:value-type="float">
            <text:p>93.86</text:p>
          </table:table-cell>
          <table:table-cell office:value-type="float" office:value="102.500411987305" calcext:value-type="float">
            <text:p>102.5004119873</text:p>
          </table:table-cell>
          <table:table-cell office:value-type="float" office:value="101.52889251709" calcext:value-type="float">
            <text:p>101.5288925171</text:p>
          </table:table-cell>
          <table:table-cell/>
          <table:table-cell table:formula="of:=([.A307]-[.B307])^2" office:value-type="float" office:value="70.1440856597507" calcext:value-type="float">
            <text:p>70.1440856598</text:p>
          </table:table-cell>
          <table:table-cell table:formula="of:=([.E307]-[.F307])^2" office:value-type="float" office:value="58.8119124386766" calcext:value-type="float">
            <text:p>58.8119124387</text:p>
          </table:table-cell>
          <table:table-cell table:formula="of:=([.A307]-([.B307]+[.F307])/2)^2" office:value-type="float" office:value="64.3532791518703" calcext:value-type="float">
            <text:p>64.3532791519</text:p>
          </table:table-cell>
          <table:table-cell table:formula="of:=([.I307]-[.J307])^2" office:value-type="float" office:value="74.6567193103586" calcext:value-type="float">
            <text:p>74.6567193104</text:p>
          </table:table-cell>
          <table:table-cell table:formula="of:=[.M307]-[.N307]" office:value-type="float" office:value="11.3321732210741" calcext:value-type="float">
            <text:p>11.3321732211</text:p>
          </table:table-cell>
          <table:table-cell table:formula="of:=[.M307]-[.P307]" office:value-type="float" office:value="-4.5126336506079" calcext:value-type="float">
            <text:p>-4.5126336506</text:p>
          </table:table-cell>
          <table:table-cell table:formula="of:=([.A307]-100.04)^2" office:value-type="float" office:value="38.1924000000001" calcext:value-type="float">
            <text:p>38.1924</text:p>
          </table:table-cell>
          <table:table-cell/>
          <table:table-cell table:formula="of:=[.Q307]+[.U306]" office:value-type="float" office:value="1748.14159276489" calcext:value-type="float">
            <text:p>1748.1415927649</text:p>
          </table:table-cell>
        </table:table-row>
        <table:table-row table:style-name="ro1">
          <table:table-cell office:value-type="float" office:value="93.9166666666667" calcext:value-type="float">
            <text:p>93.9166666667</text:p>
          </table:table-cell>
          <table:table-cell office:value-type="float" office:value="95.9483795166016" calcext:value-type="float">
            <text:p>95.9483795166</text:p>
          </table:table-cell>
          <table:table-cell office:value-type="float" office:value="93.9166666666667" calcext:value-type="float">
            <text:p>93.9166666667</text:p>
          </table:table-cell>
          <table:table-cell office:value-type="float" office:value="95.136474609375" calcext:value-type="float">
            <text:p>95.1364746094</text:p>
          </table:table-cell>
          <table:table-cell office:value-type="float" office:value="93.9166666666667" calcext:value-type="float">
            <text:p>93.9166666667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93.9166666666667" calcext:value-type="float">
            <text:p>93.9166666667</text:p>
          </table:table-cell>
          <table:table-cell office:value-type="float" office:value="93.5916061401367" calcext:value-type="float">
            <text:p>93.5916061401</text:p>
          </table:table-cell>
          <table:table-cell office:value-type="float" office:value="93.9166666666667" calcext:value-type="float">
            <text:p>93.9166666667</text:p>
          </table:table-cell>
          <table:table-cell office:value-type="float" office:value="96.1288146972656" calcext:value-type="float">
            <text:p>96.1288146973</text:p>
          </table:table-cell>
          <table:table-cell office:value-type="float" office:value="94.632568359375" calcext:value-type="float">
            <text:p>94.6325683594</text:p>
          </table:table-cell>
          <table:table-cell/>
          <table:table-cell table:formula="of:=([.A308]-[.B308])^2" office:value-type="float" office:value="4.12785710459056" calcext:value-type="float">
            <text:p>4.1278571046</text:p>
          </table:table-cell>
          <table:table-cell table:formula="of:=([.E308]-[.F308])^2" office:value-type="float" office:value="0.51251523362265" calcext:value-type="float">
            <text:p>0.5125152336</text:p>
          </table:table-cell>
          <table:table-cell table:formula="of:=([.A308]-([.B308]+[.F308])/2)^2" office:value-type="float" office:value="1.88734641873613" calcext:value-type="float">
            <text:p>1.8873464187</text:p>
          </table:table-cell>
          <table:table-cell table:formula="of:=([.I308]-[.J308])^2" office:value-type="float" office:value="4.89359890928283" calcext:value-type="float">
            <text:p>4.8935989093</text:p>
          </table:table-cell>
          <table:table-cell table:formula="of:=[.M308]-[.N308]" office:value-type="float" office:value="3.61534187096791" calcext:value-type="float">
            <text:p>3.615341871</text:p>
          </table:table-cell>
          <table:table-cell table:formula="of:=[.M308]-[.P308]" office:value-type="float" office:value="-0.765741804692272" calcext:value-type="float">
            <text:p>-0.7657418047</text:p>
          </table:table-cell>
          <table:table-cell table:formula="of:=([.A308]-100.04)^2" office:value-type="float" office:value="37.4952111111111" calcext:value-type="float">
            <text:p>37.4952111111</text:p>
          </table:table-cell>
          <table:table-cell/>
          <table:table-cell table:formula="of:=[.Q308]+[.U307]" office:value-type="float" office:value="1751.75693463586" calcext:value-type="float">
            <text:p>1751.7569346359</text:p>
          </table:table-cell>
        </table:table-row>
        <table:table-row table:style-name="ro1">
          <table:table-cell office:value-type="float" office:value="93.93" calcext:value-type="float">
            <text:p>93.93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3.93" calcext:value-type="float">
            <text:p>93.93</text:p>
          </table:table-cell>
          <table:table-cell office:value-type="float" office:value="96.6770935058594" calcext:value-type="float">
            <text:p>96.6770935059</text:p>
          </table:table-cell>
          <table:table-cell office:value-type="float" office:value="93.93" calcext:value-type="float">
            <text:p>93.93</text:p>
          </table:table-cell>
          <table:table-cell office:value-type="float" office:value="93.2690124511719" calcext:value-type="float">
            <text:p>93.2690124512</text:p>
          </table:table-cell>
          <table:table-cell office:value-type="float" office:value="93.93" calcext:value-type="float">
            <text:p>93.93</text:p>
          </table:table-cell>
          <table:table-cell office:value-type="float" office:value="93.0206298828125" calcext:value-type="float">
            <text:p>93.0206298828</text:p>
          </table:table-cell>
          <table:table-cell office:value-type="float" office:value="93.93" calcext:value-type="float">
            <text:p>93.93</text:p>
          </table:table-cell>
          <table:table-cell office:value-type="float" office:value="93.6509475708008" calcext:value-type="float">
            <text:p>93.6509475708</text:p>
          </table:table-cell>
          <table:table-cell office:value-type="float" office:value="93.2690124511719" calcext:value-type="float">
            <text:p>93.2690124512</text:p>
          </table:table-cell>
          <table:table-cell/>
          <table:table-cell table:formula="of:=([.A309]-[.B309])^2" office:value-type="float" office:value="0.0200725285337326" calcext:value-type="float">
            <text:p>0.0200725285</text:p>
          </table:table-cell>
          <table:table-cell table:formula="of:=([.E309]-[.F309])^2" office:value-type="float" office:value="0.436904539705822" calcext:value-type="float">
            <text:p>0.4369045397</text:p>
          </table:table-cell>
          <table:table-cell table:formula="of:=([.A309]-([.B309]+[.F309])/2)^2" office:value-type="float" office:value="0.161067815728701" calcext:value-type="float">
            <text:p>0.1610678157</text:p>
          </table:table-cell>
          <table:table-cell table:formula="of:=([.I309]-[.J309])^2" office:value-type="float" office:value="0.0778702582419888" calcext:value-type="float">
            <text:p>0.0778702582</text:p>
          </table:table-cell>
          <table:table-cell table:formula="of:=[.M309]-[.N309]" office:value-type="float" office:value="-0.416832011172089" calcext:value-type="float">
            <text:p>-0.4168320112</text:p>
          </table:table-cell>
          <table:table-cell table:formula="of:=[.M309]-[.P309]" office:value-type="float" office:value="-0.0577977297082562" calcext:value-type="float">
            <text:p>-0.0577977297</text:p>
          </table:table-cell>
          <table:table-cell table:formula="of:=([.A309]-100.04)^2" office:value-type="float" office:value="37.3321" calcext:value-type="float">
            <text:p>37.3321</text:p>
          </table:table-cell>
          <table:table-cell/>
          <table:table-cell table:formula="of:=[.Q309]+[.U308]" office:value-type="float" office:value="1751.34010262468" calcext:value-type="float">
            <text:p>1751.3401026247</text:p>
          </table:table-cell>
        </table:table-row>
        <table:table-row table:style-name="ro1">
          <table:table-cell office:value-type="float" office:value="93.93" calcext:value-type="float">
            <text:p>93.93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3.93" calcext:value-type="float">
            <text:p>93.93</text:p>
          </table:table-cell>
          <table:table-cell office:value-type="float" office:value="96.588996887207" calcext:value-type="float">
            <text:p>96.5889968872</text:p>
          </table:table-cell>
          <table:table-cell office:value-type="float" office:value="93.93" calcext:value-type="float">
            <text:p>93.93</text:p>
          </table:table-cell>
          <table:table-cell office:value-type="float" office:value="94.3975524902344" calcext:value-type="float">
            <text:p>94.3975524902</text:p>
          </table:table-cell>
          <table:table-cell office:value-type="float" office:value="93.93" calcext:value-type="float">
            <text:p>93.93</text:p>
          </table:table-cell>
          <table:table-cell office:value-type="float" office:value="96.1440048217773" calcext:value-type="float">
            <text:p>96.1440048218</text:p>
          </table:table-cell>
          <table:table-cell office:value-type="float" office:value="93.93" calcext:value-type="float">
            <text:p>93.93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4.3975524902344" calcext:value-type="float">
            <text:p>94.3975524902</text:p>
          </table:table-cell>
          <table:table-cell/>
          <table:table-cell table:formula="of:=([.A310]-[.B310])^2" office:value-type="float" office:value="0.300183468151458" calcext:value-type="float">
            <text:p>0.3001834682</text:p>
          </table:table-cell>
          <table:table-cell table:formula="of:=([.E310]-[.F310])^2" office:value-type="float" office:value="0.218605331124359" calcext:value-type="float">
            <text:p>0.2186053311</text:p>
          </table:table-cell>
          <table:table-cell table:formula="of:=([.A310]-([.B310]+[.F310])/2)^2" office:value-type="float" office:value="0.257780870180663" calcext:value-type="float">
            <text:p>0.2577808702</text:p>
          </table:table-cell>
          <table:table-cell table:formula="of:=([.I310]-[.J310])^2" office:value-type="float" office:value="0.431666403617794" calcext:value-type="float">
            <text:p>0.4316664036</text:p>
          </table:table-cell>
          <table:table-cell table:formula="of:=[.M310]-[.N310]" office:value-type="float" office:value="0.0815781370270986" calcext:value-type="float">
            <text:p>0.081578137</text:p>
          </table:table-cell>
          <table:table-cell table:formula="of:=[.M310]-[.P310]" office:value-type="float" office:value="-0.131482935466337" calcext:value-type="float">
            <text:p>-0.1314829355</text:p>
          </table:table-cell>
          <table:table-cell table:formula="of:=([.A310]-100.04)^2" office:value-type="float" office:value="37.3321" calcext:value-type="float">
            <text:p>37.3321</text:p>
          </table:table-cell>
          <table:table-cell/>
          <table:table-cell table:formula="of:=[.Q310]+[.U309]" office:value-type="float" office:value="1751.42168076171" calcext:value-type="float">
            <text:p>1751.4216807617</text:p>
          </table:table-cell>
        </table:table-row>
        <table:table-row table:style-name="ro1">
          <table:table-cell office:value-type="float" office:value="93.95" calcext:value-type="float">
            <text:p>93.95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3.95" calcext:value-type="float">
            <text:p>93.95</text:p>
          </table:table-cell>
          <table:table-cell office:value-type="float" office:value="94.2332916259766" calcext:value-type="float">
            <text:p>94.233291626</text:p>
          </table:table-cell>
          <table:table-cell office:value-type="float" office:value="93.95" calcext:value-type="float">
            <text:p>93.95</text:p>
          </table:table-cell>
          <table:table-cell office:value-type="float" office:value="93.5883483886719" calcext:value-type="float">
            <text:p>93.5883483887</text:p>
          </table:table-cell>
          <table:table-cell office:value-type="float" office:value="93.95" calcext:value-type="float">
            <text:p>93.95</text:p>
          </table:table-cell>
          <table:table-cell office:value-type="float" office:value="92.7170944213867" calcext:value-type="float">
            <text:p>92.7170944214</text:p>
          </table:table-cell>
          <table:table-cell office:value-type="float" office:value="93.95" calcext:value-type="float">
            <text:p>93.95</text:p>
          </table:table-cell>
          <table:table-cell office:value-type="float" office:value="94.6180572509766" calcext:value-type="float">
            <text:p>94.618057251</text:p>
          </table:table-cell>
          <table:table-cell office:value-type="float" office:value="93.5883483886719" calcext:value-type="float">
            <text:p>93.5883483887</text:p>
          </table:table-cell>
          <table:table-cell/>
          <table:table-cell table:formula="of:=([.A311]-[.B311])^2" office:value-type="float" office:value="0.546644252839028" calcext:value-type="float">
            <text:p>0.5466442528</text:p>
          </table:table-cell>
          <table:table-cell table:formula="of:=([.E311]-[.F311])^2" office:value-type="float" office:value="0.130791887976231" calcext:value-type="float">
            <text:p>0.130791888</text:p>
          </table:table-cell>
          <table:table-cell table:formula="of:=([.A311]-([.B311]+[.F311])/2)^2" office:value-type="float" office:value="0.0356647628132476" calcext:value-type="float">
            <text:p>0.0356647628</text:p>
          </table:table-cell>
          <table:table-cell table:formula="of:=([.I311]-[.J311])^2" office:value-type="float" office:value="0.446300490582358" calcext:value-type="float">
            <text:p>0.4463004906</text:p>
          </table:table-cell>
          <table:table-cell table:formula="of:=[.M311]-[.N311]" office:value-type="float" office:value="0.415852364862797" calcext:value-type="float">
            <text:p>0.4158523649</text:p>
          </table:table-cell>
          <table:table-cell table:formula="of:=[.M311]-[.P311]" office:value-type="float" office:value="0.10034376225667" calcext:value-type="float">
            <text:p>0.1003437623</text:p>
          </table:table-cell>
          <table:table-cell table:formula="of:=([.A311]-100.04)^2" office:value-type="float" office:value="37.0881" calcext:value-type="float">
            <text:p>37.0881</text:p>
          </table:table-cell>
          <table:table-cell/>
          <table:table-cell table:formula="of:=[.Q311]+[.U310]" office:value-type="float" office:value="1751.83753312657" calcext:value-type="float">
            <text:p>1751.8375331266</text:p>
          </table:table-cell>
        </table:table-row>
        <table:table-row table:style-name="ro1">
          <table:table-cell office:value-type="float" office:value="93.96" calcext:value-type="float">
            <text:p>93.96</text:p>
          </table:table-cell>
          <table:table-cell office:value-type="float" office:value="95.3937072753906" calcext:value-type="float">
            <text:p>95.3937072754</text:p>
          </table:table-cell>
          <table:table-cell office:value-type="float" office:value="93.96" calcext:value-type="float">
            <text:p>93.96</text:p>
          </table:table-cell>
          <table:table-cell office:value-type="float" office:value="93.0075607299805" calcext:value-type="float">
            <text:p>93.00756073</text:p>
          </table:table-cell>
          <table:table-cell office:value-type="float" office:value="93.96" calcext:value-type="float">
            <text:p>93.96</text:p>
          </table:table-cell>
          <table:table-cell office:value-type="float" office:value="93.1235961914063" calcext:value-type="float">
            <text:p>93.1235961914</text:p>
          </table:table-cell>
          <table:table-cell office:value-type="float" office:value="93.96" calcext:value-type="float">
            <text:p>93.96</text:p>
          </table:table-cell>
          <table:table-cell office:value-type="float" office:value="91.636116027832" calcext:value-type="float">
            <text:p>91.6361160278</text:p>
          </table:table-cell>
          <table:table-cell office:value-type="float" office:value="93.96" calcext:value-type="float">
            <text:p>93.96</text:p>
          </table:table-cell>
          <table:table-cell office:value-type="float" office:value="94.9201889038086" calcext:value-type="float">
            <text:p>94.9201889038</text:p>
          </table:table-cell>
          <table:table-cell office:value-type="float" office:value="93.1235961914063" calcext:value-type="float">
            <text:p>93.1235961914</text:p>
          </table:table-cell>
          <table:table-cell/>
          <table:table-cell table:formula="of:=([.A312]-[.B312])^2" office:value-type="float" office:value="2.05551655150803" calcext:value-type="float">
            <text:p>2.0555165515</text:p>
          </table:table-cell>
          <table:table-cell table:formula="of:=([.E312]-[.F312])^2" office:value-type="float" office:value="0.69957133103012" calcext:value-type="float">
            <text:p>0.699571331</text:p>
          </table:table-cell>
          <table:table-cell table:formula="of:=([.A312]-([.B312]+[.F312])/2)^2" office:value-type="float" office:value="0.0891928578618951" calcext:value-type="float">
            <text:p>0.0891928579</text:p>
          </table:table-cell>
          <table:table-cell table:formula="of:=([.I312]-[.J312])^2" office:value-type="float" office:value="0.921962730997161" calcext:value-type="float">
            <text:p>0.921962731</text:p>
          </table:table-cell>
          <table:table-cell table:formula="of:=[.M312]-[.N312]" office:value-type="float" office:value="1.35594522047791" calcext:value-type="float">
            <text:p>1.3559452205</text:p>
          </table:table-cell>
          <table:table-cell table:formula="of:=[.M312]-[.P312]" office:value-type="float" office:value="1.13355382051087" calcext:value-type="float">
            <text:p>1.1335538205</text:p>
          </table:table-cell>
          <table:table-cell table:formula="of:=([.A312]-100.04)^2" office:value-type="float" office:value="36.9664000000001" calcext:value-type="float">
            <text:p>36.9664</text:p>
          </table:table-cell>
          <table:table-cell/>
          <table:table-cell table:formula="of:=[.Q312]+[.U311]" office:value-type="float" office:value="1753.19347834705" calcext:value-type="float">
            <text:p>1753.1934783471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93.7820663452149" calcext:value-type="float">
            <text:p>93.7820663452</text:p>
          </table:table-cell>
          <table:table-cell office:value-type="float" office:value="93.97" calcext:value-type="float">
            <text:p>93.97</text:p>
          </table:table-cell>
          <table:table-cell office:value-type="float" office:value="92.0000686645508" calcext:value-type="float">
            <text:p>92.0000686646</text:p>
          </table:table-cell>
          <table:table-cell office:value-type="float" office:value="93.97" calcext:value-type="float">
            <text:p>93.97</text:p>
          </table:table-cell>
          <table:table-cell office:value-type="float" office:value="92.7175216674805" calcext:value-type="float">
            <text:p>92.7175216675</text:p>
          </table:table-cell>
          <table:table-cell office:value-type="float" office:value="93.97" calcext:value-type="float">
            <text:p>93.97</text:p>
          </table:table-cell>
          <table:table-cell office:value-type="float" office:value="92.8815612792969" calcext:value-type="float">
            <text:p>92.8815612793</text:p>
          </table:table-cell>
          <table:table-cell office:value-type="float" office:value="93.97" calcext:value-type="float">
            <text:p>93.97</text:p>
          </table:table-cell>
          <table:table-cell office:value-type="float" office:value="93.7839050292969" calcext:value-type="float">
            <text:p>93.7839050293</text:p>
          </table:table-cell>
          <table:table-cell office:value-type="float" office:value="92.7175216674805" calcext:value-type="float">
            <text:p>92.7175216675</text:p>
          </table:table-cell>
          <table:table-cell/>
          <table:table-cell table:formula="of:=([.A313]-[.B313])^2" office:value-type="float" office:value="0.0353190586009058" calcext:value-type="float">
            <text:p>0.0353190586</text:p>
          </table:table-cell>
          <table:table-cell table:formula="of:=([.E313]-[.F313])^2" office:value-type="float" office:value="1.5687019734309" calcext:value-type="float">
            <text:p>1.5687019734</text:p>
          </table:table-cell>
          <table:table-cell table:formula="of:=([.A313]-([.B313]+[.F313])/2)^2" office:value-type="float" office:value="0.518696673292758" calcext:value-type="float">
            <text:p>0.5186966733</text:p>
          </table:table-cell>
          <table:table-cell table:formula="of:=([.I313]-[.J313])^2" office:value-type="float" office:value="0.0346313381209965" calcext:value-type="float">
            <text:p>0.0346313381</text:p>
          </table:table-cell>
          <table:table-cell table:formula="of:=[.M313]-[.N313]" office:value-type="float" office:value="-1.53338291483" calcext:value-type="float">
            <text:p>-1.5333829148</text:p>
          </table:table-cell>
          <table:table-cell table:formula="of:=[.M313]-[.P313]" office:value-type="float" office:value="0.000687720479909323" calcext:value-type="float">
            <text:p>0.0006877205</text:p>
          </table:table-cell>
          <table:table-cell table:formula="of:=([.A313]-100.04)^2" office:value-type="float" office:value="36.8449000000001" calcext:value-type="float">
            <text:p>36.8449</text:p>
          </table:table-cell>
          <table:table-cell/>
          <table:table-cell table:formula="of:=[.Q313]+[.U312]" office:value-type="float" office:value="1751.66009543222" calcext:value-type="float">
            <text:p>1751.6600954322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93.9935302734375" calcext:value-type="float">
            <text:p>93.9935302734</text:p>
          </table:table-cell>
          <table:table-cell office:value-type="float" office:value="93.97" calcext:value-type="float">
            <text:p>93.97</text:p>
          </table:table-cell>
          <table:table-cell office:value-type="float" office:value="93.4426574707031" calcext:value-type="float">
            <text:p>93.4426574707</text:p>
          </table:table-cell>
          <table:table-cell office:value-type="float" office:value="93.97" calcext:value-type="float">
            <text:p>93.97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93.97" calcext:value-type="float">
            <text:p>93.97</text:p>
          </table:table-cell>
          <table:table-cell office:value-type="float" office:value="92.7665863037109" calcext:value-type="float">
            <text:p>92.7665863037</text:p>
          </table:table-cell>
          <table:table-cell office:value-type="float" office:value="93.97" calcext:value-type="float">
            <text:p>93.97</text:p>
          </table:table-cell>
          <table:table-cell office:value-type="float" office:value="93.8149490356445" calcext:value-type="float">
            <text:p>93.8149490356</text:p>
          </table:table-cell>
          <table:table-cell office:value-type="float" office:value="93.0706939697266" calcext:value-type="float">
            <text:p>93.0706939697</text:p>
          </table:table-cell>
          <table:table-cell/>
          <table:table-cell table:formula="of:=([.A314]-[.B314])^2" office:value-type="float" office:value="0.000553673768043572" calcext:value-type="float">
            <text:p>0.0005536738</text:p>
          </table:table-cell>
          <table:table-cell table:formula="of:=([.E314]-[.F314])^2" office:value-type="float" office:value="0.808751336086167" calcext:value-type="float">
            <text:p>0.8087513361</text:p>
          </table:table-cell>
          <table:table-cell table:formula="of:=([.A314]-([.B314]+[.F314])/2)^2" office:value-type="float" office:value="0.191745794065389" calcext:value-type="float">
            <text:p>0.1917457941</text:p>
          </table:table-cell>
          <table:table-cell table:formula="of:=([.I314]-[.J314])^2" office:value-type="float" office:value="0.0240408015475605" calcext:value-type="float">
            <text:p>0.0240408015</text:p>
          </table:table-cell>
          <table:table-cell table:formula="of:=[.M314]-[.N314]" office:value-type="float" office:value="-0.808197662318123" calcext:value-type="float">
            <text:p>-0.8081976623</text:p>
          </table:table-cell>
          <table:table-cell table:formula="of:=[.M314]-[.P314]" office:value-type="float" office:value="-0.0234871277795169" calcext:value-type="float">
            <text:p>-0.0234871278</text:p>
          </table:table-cell>
          <table:table-cell table:formula="of:=([.A314]-100.04)^2" office:value-type="float" office:value="36.8449000000001" calcext:value-type="float">
            <text:p>36.8449</text:p>
          </table:table-cell>
          <table:table-cell/>
          <table:table-cell table:formula="of:=[.Q314]+[.U313]" office:value-type="float" office:value="1750.8518977699" calcext:value-type="float">
            <text:p>1750.8518977699</text:p>
          </table:table-cell>
        </table:table-row>
        <table:table-row table:style-name="ro1">
          <table:table-cell office:value-type="float" office:value="94.02" calcext:value-type="float">
            <text:p>94.02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4.02" calcext:value-type="float">
            <text:p>94.02</text:p>
          </table:table-cell>
          <table:table-cell office:value-type="float" office:value="96.1980056762695" calcext:value-type="float">
            <text:p>96.1980056763</text:p>
          </table:table-cell>
          <table:table-cell office:value-type="float" office:value="94.02" calcext:value-type="float">
            <text:p>94.02</text:p>
          </table:table-cell>
          <table:table-cell office:value-type="float" office:value="93.5180053710937" calcext:value-type="float">
            <text:p>93.5180053711</text:p>
          </table:table-cell>
          <table:table-cell office:value-type="float" office:value="94.02" calcext:value-type="float">
            <text:p>94.02</text:p>
          </table:table-cell>
          <table:table-cell office:value-type="float" office:value="95.3453903198242" calcext:value-type="float">
            <text:p>95.3453903198</text:p>
          </table:table-cell>
          <table:table-cell office:value-type="float" office:value="94.02" calcext:value-type="float">
            <text:p>94.02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5180053710937" calcext:value-type="float">
            <text:p>93.5180053711</text:p>
          </table:table-cell>
          <table:table-cell/>
          <table:table-cell table:formula="of:=([.A315]-[.B315])^2" office:value-type="float" office:value="0.265802740428694" calcext:value-type="float">
            <text:p>0.2658027404</text:p>
          </table:table-cell>
          <table:table-cell table:formula="of:=([.E315]-[.F315])^2" office:value-type="float" office:value="0.25199860745072" calcext:value-type="float">
            <text:p>0.2519986075</text:p>
          </table:table-cell>
          <table:table-cell table:formula="of:=([.A315]-([.B315]+[.F315])/2)^2" office:value-type="float" office:value="0.0000460089465836603" calcext:value-type="float">
            <text:p>4.60089465836603E-05</text:p>
          </table:table-cell>
          <table:table-cell table:formula="of:=([.I315]-[.J315])^2" office:value-type="float" office:value="0.225026429015774" calcext:value-type="float">
            <text:p>0.225026429</text:p>
          </table:table-cell>
          <table:table-cell table:formula="of:=[.M315]-[.N315]" office:value-type="float" office:value="0.0138041329779743" calcext:value-type="float">
            <text:p>0.013804133</text:p>
          </table:table-cell>
          <table:table-cell table:formula="of:=[.M315]-[.P315]" office:value-type="float" office:value="0.0407763114129196" calcext:value-type="float">
            <text:p>0.0407763114</text:p>
          </table:table-cell>
          <table:table-cell table:formula="of:=([.A315]-100.04)^2" office:value-type="float" office:value="36.2404000000001" calcext:value-type="float">
            <text:p>36.2404</text:p>
          </table:table-cell>
          <table:table-cell/>
          <table:table-cell table:formula="of:=[.Q315]+[.U314]" office:value-type="float" office:value="1750.86570190288" calcext:value-type="float">
            <text:p>1750.8657019029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94.4840927124023" calcext:value-type="float">
            <text:p>94.4840927124</text:p>
          </table:table-cell>
          <table:table-cell office:value-type="float" office:value="94.1" calcext:value-type="float">
            <text:p>94.1</text:p>
          </table:table-cell>
          <table:table-cell office:value-type="float" office:value="100.377372741699" calcext:value-type="float">
            <text:p>100.3773727417</text:p>
          </table:table-cell>
          <table:table-cell office:value-type="float" office:value="94.1" calcext:value-type="float">
            <text:p>94.1</text:p>
          </table:table-cell>
          <table:table-cell office:value-type="float" office:value="94.3760147094727" calcext:value-type="float">
            <text:p>94.3760147095</text:p>
          </table:table-cell>
          <table:table-cell office:value-type="float" office:value="94.1" calcext:value-type="float">
            <text:p>94.1</text:p>
          </table:table-cell>
          <table:table-cell office:value-type="float" office:value="97.5677261352539" calcext:value-type="float">
            <text:p>97.5677261353</text:p>
          </table:table-cell>
          <table:table-cell office:value-type="float" office:value="94.1" calcext:value-type="float">
            <text:p>94.1</text:p>
          </table:table-cell>
          <table:table-cell office:value-type="float" office:value="94.2012481689453" calcext:value-type="float">
            <text:p>94.2012481689</text:p>
          </table:table-cell>
          <table:table-cell office:value-type="float" office:value="94.3760147094727" calcext:value-type="float">
            <text:p>94.3760147095</text:p>
          </table:table-cell>
          <table:table-cell/>
          <table:table-cell table:formula="of:=([.A316]-[.B316])^2" office:value-type="float" office:value="0.147527211720594" calcext:value-type="float">
            <text:p>0.1475272117</text:p>
          </table:table-cell>
          <table:table-cell table:formula="of:=([.E316]-[.F316])^2" office:value-type="float" office:value="0.076184119845278" calcext:value-type="float">
            <text:p>0.0761841198</text:p>
          </table:table-cell>
          <table:table-cell table:formula="of:=([.A316]-([.B316]+[.F316])/2)^2" office:value-type="float" office:value="0.108935452103619" calcext:value-type="float">
            <text:p>0.1089354521</text:p>
          </table:table-cell>
          <table:table-cell table:formula="of:=([.I316]-[.J316])^2" office:value-type="float" office:value="0.0102511917147797" calcext:value-type="float">
            <text:p>0.0102511917</text:p>
          </table:table-cell>
          <table:table-cell table:formula="of:=[.M316]-[.N316]" office:value-type="float" office:value="0.0713430918753159" calcext:value-type="float">
            <text:p>0.0713430919</text:p>
          </table:table-cell>
          <table:table-cell table:formula="of:=[.M316]-[.P316]" office:value-type="float" office:value="0.137276020005814" calcext:value-type="float">
            <text:p>0.13727602</text:p>
          </table:table-cell>
          <table:table-cell table:formula="of:=([.A316]-100.04)^2" office:value-type="float" office:value="35.2836000000001" calcext:value-type="float">
            <text:p>35.2836</text:p>
          </table:table-cell>
          <table:table-cell/>
          <table:table-cell table:formula="of:=[.Q316]+[.U315]" office:value-type="float" office:value="1750.93704499476" calcext:value-type="float">
            <text:p>1750.9370449948</text:p>
          </table:table-cell>
        </table:table-row>
        <table:table-row table:style-name="ro1">
          <table:table-cell office:value-type="float" office:value="94.11" calcext:value-type="float">
            <text:p>94.1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4.11" calcext:value-type="float">
            <text:p>94.11</text:p>
          </table:table-cell>
          <table:table-cell office:value-type="float" office:value="101.393402099609" calcext:value-type="float">
            <text:p>101.3934020996</text:p>
          </table:table-cell>
          <table:table-cell office:value-type="float" office:value="94.11" calcext:value-type="float">
            <text:p>94.11</text:p>
          </table:table-cell>
          <table:table-cell office:value-type="float" office:value="94.0788955688477" calcext:value-type="float">
            <text:p>94.0788955688</text:p>
          </table:table-cell>
          <table:table-cell office:value-type="float" office:value="94.11" calcext:value-type="float">
            <text:p>94.11</text:p>
          </table:table-cell>
          <table:table-cell office:value-type="float" office:value="97.8573608398438" calcext:value-type="float">
            <text:p>97.8573608398</text:p>
          </table:table-cell>
          <table:table-cell office:value-type="float" office:value="94.11" calcext:value-type="float">
            <text:p>94.11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4.0788955688477" calcext:value-type="float">
            <text:p>94.0788955688</text:p>
          </table:table-cell>
          <table:table-cell/>
          <table:table-cell table:formula="of:=([.A317]-[.B317])^2" office:value-type="float" office:value="0.181101831004862" calcext:value-type="float">
            <text:p>0.181101831</text:p>
          </table:table-cell>
          <table:table-cell table:formula="of:=([.E317]-[.F317])^2" office:value-type="float" office:value="0.000967485637310857" calcext:value-type="float">
            <text:p>0.0009674856</text:p>
          </table:table-cell>
          <table:table-cell table:formula="of:=([.A317]-([.B317]+[.F317])/2)^2" office:value-type="float" office:value="0.0388989188455979" calcext:value-type="float">
            <text:p>0.0388989188</text:p>
          </table:table-cell>
          <table:table-cell table:formula="of:=([.I317]-[.J317])^2" office:value-type="float" office:value="0.147739917785302" calcext:value-type="float">
            <text:p>0.1477399178</text:p>
          </table:table-cell>
          <table:table-cell table:formula="of:=[.M317]-[.N317]" office:value-type="float" office:value="0.180134345367551" calcext:value-type="float">
            <text:p>0.1801343454</text:p>
          </table:table-cell>
          <table:table-cell table:formula="of:=[.M317]-[.P317]" office:value-type="float" office:value="0.03336191321956" calcext:value-type="float">
            <text:p>0.0333619132</text:p>
          </table:table-cell>
          <table:table-cell table:formula="of:=([.A317]-100.04)^2" office:value-type="float" office:value="35.1649000000001" calcext:value-type="float">
            <text:p>35.1649</text:p>
          </table:table-cell>
          <table:table-cell/>
          <table:table-cell table:formula="of:=[.Q317]+[.U316]" office:value-type="float" office:value="1751.11717934012" calcext:value-type="float">
            <text:p>1751.1171793401</text:p>
          </table:table-cell>
        </table:table-row>
        <table:table-row table:style-name="ro1">
          <table:table-cell office:value-type="float" office:value="94.24" calcext:value-type="float">
            <text:p>94.24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94.24" calcext:value-type="float">
            <text:p>94.24</text:p>
          </table:table-cell>
          <table:table-cell office:value-type="float" office:value="90.439208984375" calcext:value-type="float">
            <text:p>90.4392089844</text:p>
          </table:table-cell>
          <table:table-cell office:value-type="float" office:value="94.24" calcext:value-type="float">
            <text:p>94.24</text:p>
          </table:table-cell>
          <table:table-cell office:value-type="float" office:value="93.3447418212891" calcext:value-type="float">
            <text:p>93.3447418213</text:p>
          </table:table-cell>
          <table:table-cell office:value-type="float" office:value="94.24" calcext:value-type="float">
            <text:p>94.24</text:p>
          </table:table-cell>
          <table:table-cell office:value-type="float" office:value="93.5853805541992" calcext:value-type="float">
            <text:p>93.5853805542</text:p>
          </table:table-cell>
          <table:table-cell office:value-type="float" office:value="94.24" calcext:value-type="float">
            <text:p>94.24</text:p>
          </table:table-cell>
          <table:table-cell office:value-type="float" office:value="94.1926040649414" calcext:value-type="float">
            <text:p>94.1926040649</text:p>
          </table:table-cell>
          <table:table-cell office:value-type="float" office:value="93.3447418212891" calcext:value-type="float">
            <text:p>93.3447418213</text:p>
          </table:table-cell>
          <table:table-cell/>
          <table:table-cell table:formula="of:=([.A318]-[.B318])^2" office:value-type="float" office:value="0.000528166466299209" calcext:value-type="float">
            <text:p>0.0005281665</text:p>
          </table:table-cell>
          <table:table-cell table:formula="of:=([.E318]-[.F318])^2" office:value-type="float" office:value="0.801487206548816" calcext:value-type="float">
            <text:p>0.8014872065</text:p>
          </table:table-cell>
          <table:table-cell table:formula="of:=([.A318]-([.B318]+[.F318])/2)^2" office:value-type="float" office:value="0.210791197938863" calcext:value-type="float">
            <text:p>0.2107911979</text:p>
          </table:table-cell>
          <table:table-cell table:formula="of:=([.I318]-[.J318])^2" office:value-type="float" office:value="0.00224637466007795" calcext:value-type="float">
            <text:p>0.0022463747</text:p>
          </table:table-cell>
          <table:table-cell table:formula="of:=[.M318]-[.N318]" office:value-type="float" office:value="-0.800959040082517" calcext:value-type="float">
            <text:p>-0.8009590401</text:p>
          </table:table-cell>
          <table:table-cell table:formula="of:=[.M318]-[.P318]" office:value-type="float" office:value="-0.00171820819377874" calcext:value-type="float">
            <text:p>-0.0017182082</text:p>
          </table:table-cell>
          <table:table-cell table:formula="of:=([.A318]-100.04)^2" office:value-type="float" office:value="33.6400000000001" calcext:value-type="float">
            <text:p>33.64</text:p>
          </table:table-cell>
          <table:table-cell/>
          <table:table-cell table:formula="of:=[.Q318]+[.U317]" office:value-type="float" office:value="1750.31622030004" calcext:value-type="float">
            <text:p>1750.3162203001</text:p>
          </table:table-cell>
        </table:table-row>
        <table:table-row table:style-name="ro1">
          <table:table-cell office:value-type="float" office:value="94.27" calcext:value-type="float">
            <text:p>94.27</text:p>
          </table:table-cell>
          <table:table-cell office:value-type="float" office:value="94.1882934570313" calcext:value-type="float">
            <text:p>94.188293457</text:p>
          </table:table-cell>
          <table:table-cell office:value-type="float" office:value="94.27" calcext:value-type="float">
            <text:p>94.27</text:p>
          </table:table-cell>
          <table:table-cell office:value-type="float" office:value="92.8424453735352" calcext:value-type="float">
            <text:p>92.8424453735</text:p>
          </table:table-cell>
          <table:table-cell office:value-type="float" office:value="94.27" calcext:value-type="float">
            <text:p>94.27</text:p>
          </table:table-cell>
          <table:table-cell office:value-type="float" office:value="93.4730987548828" calcext:value-type="float">
            <text:p>93.4730987549</text:p>
          </table:table-cell>
          <table:table-cell office:value-type="float" office:value="94.27" calcext:value-type="float">
            <text:p>94.27</text:p>
          </table:table-cell>
          <table:table-cell office:value-type="float" office:value="93.1170196533203" calcext:value-type="float">
            <text:p>93.1170196533</text:p>
          </table:table-cell>
          <table:table-cell office:value-type="float" office:value="94.27" calcext:value-type="float">
            <text:p>94.27</text:p>
          </table:table-cell>
          <table:table-cell office:value-type="float" office:value="94.1846542358399" calcext:value-type="float">
            <text:p>94.1846542358</text:p>
          </table:table-cell>
          <table:table-cell office:value-type="float" office:value="93.4730987548828" calcext:value-type="float">
            <text:p>93.4730987549</text:p>
          </table:table-cell>
          <table:table-cell/>
          <table:table-cell table:formula="of:=([.A319]-[.B319])^2" office:value-type="float" office:value="0.00667595916390354" calcext:value-type="float">
            <text:p>0.0066759592</text:p>
          </table:table-cell>
          <table:table-cell table:formula="of:=([.E319]-[.F319])^2" office:value-type="float" office:value="0.635051594469317" calcext:value-type="float">
            <text:p>0.6350515945</text:p>
          </table:table-cell>
          <table:table-cell table:formula="of:=([.A319]-([.B319]+[.F319])/2)^2" office:value-type="float" office:value="0.192987911321312" calcext:value-type="float">
            <text:p>0.1929879113</text:p>
          </table:table-cell>
          <table:table-cell table:formula="of:=([.I319]-[.J319])^2" office:value-type="float" office:value="0.00728389946008033" calcext:value-type="float">
            <text:p>0.0072838995</text:p>
          </table:table-cell>
          <table:table-cell table:formula="of:=[.M319]-[.N319]" office:value-type="float" office:value="-0.628375635305414" calcext:value-type="float">
            <text:p>-0.6283756353</text:p>
          </table:table-cell>
          <table:table-cell table:formula="of:=[.M319]-[.P319]" office:value-type="float" office:value="-0.000607940296176793" calcext:value-type="float">
            <text:p>-0.0006079403</text:p>
          </table:table-cell>
          <table:table-cell table:formula="of:=([.A319]-100.04)^2" office:value-type="float" office:value="33.2929000000001" calcext:value-type="float">
            <text:p>33.2929</text:p>
          </table:table-cell>
          <table:table-cell/>
          <table:table-cell table:formula="of:=[.Q319]+[.U318]" office:value-type="float" office:value="1749.68784466474" calcext:value-type="float">
            <text:p>1749.6878446647</text:p>
          </table:table-cell>
        </table:table-row>
        <table:table-row table:style-name="ro1">
          <table:table-cell office:value-type="float" office:value="94.38" calcext:value-type="float">
            <text:p>94.38</text:p>
          </table:table-cell>
          <table:table-cell office:value-type="float" office:value="95.3920135498047" calcext:value-type="float">
            <text:p>95.3920135498</text:p>
          </table:table-cell>
          <table:table-cell office:value-type="float" office:value="94.38" calcext:value-type="float">
            <text:p>94.38</text:p>
          </table:table-cell>
          <table:table-cell office:value-type="float" office:value="100.173515319824" calcext:value-type="float">
            <text:p>100.1735153198</text:p>
          </table:table-cell>
          <table:table-cell office:value-type="float" office:value="94.38" calcext:value-type="float">
            <text:p>94.38</text:p>
          </table:table-cell>
          <table:table-cell office:value-type="float" office:value="93.8652648925781" calcext:value-type="float">
            <text:p>93.8652648926</text:p>
          </table:table-cell>
          <table:table-cell office:value-type="float" office:value="94.38" calcext:value-type="float">
            <text:p>94.38</text:p>
          </table:table-cell>
          <table:table-cell office:value-type="float" office:value="96.5383987426758" calcext:value-type="float">
            <text:p>96.5383987427</text:p>
          </table:table-cell>
          <table:table-cell office:value-type="float" office:value="94.38" calcext:value-type="float">
            <text:p>94.38</text:p>
          </table:table-cell>
          <table:table-cell office:value-type="float" office:value="95.2395401000977" calcext:value-type="float">
            <text:p>95.2395401001</text:p>
          </table:table-cell>
          <table:table-cell office:value-type="float" office:value="93.8652648925781" calcext:value-type="float">
            <text:p>93.8652648926</text:p>
          </table:table-cell>
          <table:table-cell/>
          <table:table-cell table:formula="of:=([.A320]-[.B320])^2" office:value-type="float" office:value="1.02417142498829" calcext:value-type="float">
            <text:p>1.024171425</text:p>
          </table:table-cell>
          <table:table-cell table:formula="of:=([.E320]-[.F320])^2" office:value-type="float" office:value="0.264952230812604" calcext:value-type="float">
            <text:p>0.2649522308</text:p>
          </table:table-cell>
          <table:table-cell table:formula="of:=([.A320]-([.B320]+[.F320])/2)^2" office:value-type="float" office:value="0.0618214623146713" calcext:value-type="float">
            <text:p>0.0618214623</text:p>
          </table:table-cell>
          <table:table-cell table:formula="of:=([.I320]-[.J320])^2" office:value-type="float" office:value="0.738809183675897" calcext:value-type="float">
            <text:p>0.7388091837</text:p>
          </table:table-cell>
          <table:table-cell table:formula="of:=[.M320]-[.N320]" office:value-type="float" office:value="0.759219194175689" calcext:value-type="float">
            <text:p>0.7592191942</text:p>
          </table:table-cell>
          <table:table-cell table:formula="of:=[.M320]-[.P320]" office:value-type="float" office:value="0.285362241312397" calcext:value-type="float">
            <text:p>0.2853622413</text:p>
          </table:table-cell>
          <table:table-cell table:formula="of:=([.A320]-100.04)^2" office:value-type="float" office:value="32.0356000000001" calcext:value-type="float">
            <text:p>32.0356</text:p>
          </table:table-cell>
          <table:table-cell/>
          <table:table-cell table:formula="of:=[.Q320]+[.U319]" office:value-type="float" office:value="1750.44706385891" calcext:value-type="float">
            <text:p>1750.4470638589</text:p>
          </table:table-cell>
        </table:table-row>
        <table:table-row table:style-name="ro1">
          <table:table-cell office:value-type="float" office:value="94.41" calcext:value-type="float">
            <text:p>94.41</text:p>
          </table:table-cell>
          <table:table-cell office:value-type="float" office:value="92.3003311157227" calcext:value-type="float">
            <text:p>92.3003311157</text:p>
          </table:table-cell>
          <table:table-cell office:value-type="float" office:value="94.41" calcext:value-type="float">
            <text:p>94.41</text:p>
          </table:table-cell>
          <table:table-cell office:value-type="float" office:value="91.3580932617188" calcext:value-type="float">
            <text:p>91.3580932617</text:p>
          </table:table-cell>
          <table:table-cell office:value-type="float" office:value="94.41" calcext:value-type="float">
            <text:p>94.41</text:p>
          </table:table-cell>
          <table:table-cell office:value-type="float" office:value="91.7175369262695" calcext:value-type="float">
            <text:p>91.7175369263</text:p>
          </table:table-cell>
          <table:table-cell office:value-type="float" office:value="94.41" calcext:value-type="float">
            <text:p>94.41</text:p>
          </table:table-cell>
          <table:table-cell office:value-type="float" office:value="92.1648559570312" calcext:value-type="float">
            <text:p>92.164855957</text:p>
          </table:table-cell>
          <table:table-cell office:value-type="float" office:value="94.41" calcext:value-type="float">
            <text:p>94.41</text:p>
          </table:table-cell>
          <table:table-cell office:value-type="float" office:value="91.9497833251953" calcext:value-type="float">
            <text:p>91.9497833252</text:p>
          </table:table-cell>
          <table:table-cell office:value-type="float" office:value="91.7175369262695" calcext:value-type="float">
            <text:p>91.7175369263</text:p>
          </table:table-cell>
          <table:table-cell/>
          <table:table-cell table:formula="of:=([.A321]-[.B321])^2" office:value-type="float" office:value="4.450702801288" calcext:value-type="float">
            <text:p>4.4507028013</text:p>
          </table:table-cell>
          <table:table-cell table:formula="of:=([.E321]-[.F321])^2" office:value-type="float" office:value="7.24935740340211" calcext:value-type="float">
            <text:p>7.2493574034</text:p>
          </table:table-cell>
          <table:table-cell table:formula="of:=([.A321]-([.B321]+[.F321])/2)^2" office:value-type="float" office:value="5.76511783552997" calcext:value-type="float">
            <text:p>5.7651178355</text:p>
          </table:table-cell>
          <table:table-cell table:formula="of:=([.I321]-[.J321])^2" office:value-type="float" office:value="6.05266608698702" calcext:value-type="float">
            <text:p>6.052666087</text:p>
          </table:table-cell>
          <table:table-cell table:formula="of:=[.M321]-[.N321]" office:value-type="float" office:value="-2.79865460211411" calcext:value-type="float">
            <text:p>-2.7986546021</text:p>
          </table:table-cell>
          <table:table-cell table:formula="of:=[.M321]-[.P321]" office:value-type="float" office:value="-1.60196328569902" calcext:value-type="float">
            <text:p>-1.6019632857</text:p>
          </table:table-cell>
          <table:table-cell table:formula="of:=([.A321]-100.04)^2" office:value-type="float" office:value="31.6969000000001" calcext:value-type="float">
            <text:p>31.6969</text:p>
          </table:table-cell>
          <table:table-cell/>
          <table:table-cell table:formula="of:=[.Q321]+[.U320]" office:value-type="float" office:value="1747.6484092568" calcext:value-type="float">
            <text:p>1747.6484092568</text:p>
          </table:table-cell>
        </table:table-row>
        <table:table-row table:style-name="ro1">
          <table:table-cell office:value-type="float" office:value="94.41" calcext:value-type="float">
            <text:p>94.4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4.41" calcext:value-type="float">
            <text:p>94.41</text:p>
          </table:table-cell>
          <table:table-cell office:value-type="float" office:value="97.3975982666016" calcext:value-type="float">
            <text:p>97.3975982666</text:p>
          </table:table-cell>
          <table:table-cell office:value-type="float" office:value="94.41" calcext:value-type="float">
            <text:p>94.41</text:p>
          </table:table-cell>
          <table:table-cell office:value-type="float" office:value="93.7607192993164" calcext:value-type="float">
            <text:p>93.7607192993</text:p>
          </table:table-cell>
          <table:table-cell office:value-type="float" office:value="94.41" calcext:value-type="float">
            <text:p>94.41</text:p>
          </table:table-cell>
          <table:table-cell office:value-type="float" office:value="95.2237854003906" calcext:value-type="float">
            <text:p>95.2237854004</text:p>
          </table:table-cell>
          <table:table-cell office:value-type="float" office:value="94.41" calcext:value-type="float">
            <text:p>94.41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7607192993164" calcext:value-type="float">
            <text:p>93.7607192993</text:p>
          </table:table-cell>
          <table:table-cell/>
          <table:table-cell table:formula="of:=([.A322]-[.B322])^2" office:value-type="float" office:value="0.0157654662587688" calcext:value-type="float">
            <text:p>0.0157654663</text:p>
          </table:table-cell>
          <table:table-cell table:formula="of:=([.E322]-[.F322])^2" office:value-type="float" office:value="0.421565428280174" calcext:value-type="float">
            <text:p>0.4215654283</text:p>
          </table:table-cell>
          <table:table-cell table:formula="of:=([.A322]-([.B322]+[.F322])/2)^2" office:value-type="float" office:value="0.0685706838936527" calcext:value-type="float">
            <text:p>0.0685706839</text:p>
          </table:table-cell>
          <table:table-cell table:formula="of:=([.I322]-[.J322])^2" office:value-type="float" office:value="0.00711821368373988" calcext:value-type="float">
            <text:p>0.0071182137</text:p>
          </table:table-cell>
          <table:table-cell table:formula="of:=[.M322]-[.N322]" office:value-type="float" office:value="-0.405799962021405" calcext:value-type="float">
            <text:p>-0.405799962</text:p>
          </table:table-cell>
          <table:table-cell table:formula="of:=[.M322]-[.P322]" office:value-type="float" office:value="0.00864725257502897" calcext:value-type="float">
            <text:p>0.0086472526</text:p>
          </table:table-cell>
          <table:table-cell table:formula="of:=([.A322]-100.04)^2" office:value-type="float" office:value="31.6969000000001" calcext:value-type="float">
            <text:p>31.6969</text:p>
          </table:table-cell>
          <table:table-cell/>
          <table:table-cell table:formula="of:=[.Q322]+[.U321]" office:value-type="float" office:value="1747.24260929478" calcext:value-type="float">
            <text:p>1747.2426092948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4.5" calcext:value-type="float">
            <text:p>94.5</text:p>
          </table:table-cell>
          <table:table-cell office:value-type="float" office:value="95.6704788208008" calcext:value-type="float">
            <text:p>95.6704788208</text:p>
          </table:table-cell>
          <table:table-cell office:value-type="float" office:value="94.5" calcext:value-type="float">
            <text:p>94.5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4.5" calcext:value-type="float">
            <text:p>94.5</text:p>
          </table:table-cell>
          <table:table-cell office:value-type="float" office:value="95.8489608764648" calcext:value-type="float">
            <text:p>95.8489608765</text:p>
          </table:table-cell>
          <table:table-cell office:value-type="float" office:value="94.5" calcext:value-type="float">
            <text:p>94.5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3876495361328" calcext:value-type="float">
            <text:p>94.3876495361</text:p>
          </table:table-cell>
          <table:table-cell/>
          <table:table-cell table:formula="of:=([.A323]-[.B323])^2" office:value-type="float" office:value="0.275082130974624" calcext:value-type="float">
            <text:p>0.275082131</text:p>
          </table:table-cell>
          <table:table-cell table:formula="of:=([.E323]-[.F323])^2" office:value-type="float" office:value="0.0126226267311722" calcext:value-type="float">
            <text:p>0.0126226267</text:p>
          </table:table-cell>
          <table:table-cell table:formula="of:=([.A323]-([.B323]+[.F323])/2)^2" office:value-type="float" office:value="0.0424632505892077" calcext:value-type="float">
            <text:p>0.0424632506</text:p>
          </table:table-cell>
          <table:table-cell table:formula="of:=([.I323]-[.J323])^2" office:value-type="float" office:value="0.280939143209253" calcext:value-type="float">
            <text:p>0.2809391432</text:p>
          </table:table-cell>
          <table:table-cell table:formula="of:=[.M323]-[.N323]" office:value-type="float" office:value="0.262459504243452" calcext:value-type="float">
            <text:p>0.2624595042</text:p>
          </table:table-cell>
          <table:table-cell table:formula="of:=[.M323]-[.P323]" office:value-type="float" office:value="-0.0058570122346282" calcext:value-type="float">
            <text:p>-0.0058570122</text:p>
          </table:table-cell>
          <table:table-cell table:formula="of:=([.A323]-100.04)^2" office:value-type="float" office:value="30.6916000000001" calcext:value-type="float">
            <text:p>30.6916</text:p>
          </table:table-cell>
          <table:table-cell/>
          <table:table-cell table:formula="of:=[.Q323]+[.U322]" office:value-type="float" office:value="1747.50506879902" calcext:value-type="float">
            <text:p>1747.505068799</text:p>
          </table:table-cell>
        </table:table-row>
        <table:table-row table:style-name="ro1">
          <table:table-cell office:value-type="float" office:value="94.51" calcext:value-type="float">
            <text:p>94.51</text:p>
          </table:table-cell>
          <table:table-cell office:value-type="float" office:value="103.077362060547" calcext:value-type="float">
            <text:p>103.0773620605</text:p>
          </table:table-cell>
          <table:table-cell office:value-type="float" office:value="94.51" calcext:value-type="float">
            <text:p>94.51</text:p>
          </table:table-cell>
          <table:table-cell office:value-type="float" office:value="101.337715148926" calcext:value-type="float">
            <text:p>101.3377151489</text:p>
          </table:table-cell>
          <table:table-cell office:value-type="float" office:value="94.51" calcext:value-type="float">
            <text:p>94.51</text:p>
          </table:table-cell>
          <table:table-cell office:value-type="float" office:value="102.602088928223" calcext:value-type="float">
            <text:p>102.6020889282</text:p>
          </table:table-cell>
          <table:table-cell office:value-type="float" office:value="94.51" calcext:value-type="float">
            <text:p>94.51</text:p>
          </table:table-cell>
          <table:table-cell office:value-type="float" office:value="101.388648986816" calcext:value-type="float">
            <text:p>101.3886489868</text:p>
          </table:table-cell>
          <table:table-cell office:value-type="float" office:value="94.51" calcext:value-type="float">
            <text:p>94.51</text:p>
          </table:table-cell>
          <table:table-cell office:value-type="float" office:value="102.995063781738" calcext:value-type="float">
            <text:p>102.9950637817</text:p>
          </table:table-cell>
          <table:table-cell office:value-type="float" office:value="102.602088928223" calcext:value-type="float">
            <text:p>102.6020889282</text:p>
          </table:table-cell>
          <table:table-cell/>
          <table:table-cell table:formula="of:=([.A324]-[.B324])^2" office:value-type="float" office:value="73.3996926764979" calcext:value-type="float">
            <text:p>73.3996926765</text:p>
          </table:table-cell>
          <table:table-cell table:formula="of:=([.E324]-[.F324])^2" office:value-type="float" office:value="65.4819032222636" calcext:value-type="float">
            <text:p>65.4819032223</text:p>
          </table:table-cell>
          <table:table-cell table:formula="of:=([.A324]-([.B324]+[.F324])/2)^2" office:value-type="float" office:value="69.3843268118035" calcext:value-type="float">
            <text:p>69.3843268118</text:p>
          </table:table-cell>
          <table:table-cell table:formula="of:=([.I324]-[.J324])^2" office:value-type="float" office:value="71.9963073801667" calcext:value-type="float">
            <text:p>71.9963073802</text:p>
          </table:table-cell>
          <table:table-cell table:formula="of:=[.M324]-[.N324]" office:value-type="float" office:value="7.9177894542343" calcext:value-type="float">
            <text:p>7.9177894542</text:p>
          </table:table-cell>
          <table:table-cell table:formula="of:=[.M324]-[.P324]" office:value-type="float" office:value="1.40338529633125" calcext:value-type="float">
            <text:p>1.4033852963</text:p>
          </table:table-cell>
          <table:table-cell table:formula="of:=([.A324]-100.04)^2" office:value-type="float" office:value="30.5809" calcext:value-type="float">
            <text:p>30.5809</text:p>
          </table:table-cell>
          <table:table-cell/>
          <table:table-cell table:formula="of:=[.Q324]+[.U323]" office:value-type="float" office:value="1755.42285825326" calcext:value-type="float">
            <text:p>1755.4228582533</text:p>
          </table:table-cell>
        </table:table-row>
        <table:table-row table:style-name="ro1">
          <table:table-cell office:value-type="float" office:value="94.55" calcext:value-type="float">
            <text:p>94.55</text:p>
          </table:table-cell>
          <table:table-cell office:value-type="float" office:value="93.7348327636719" calcext:value-type="float">
            <text:p>93.7348327637</text:p>
          </table:table-cell>
          <table:table-cell office:value-type="float" office:value="94.55" calcext:value-type="float">
            <text:p>94.55</text:p>
          </table:table-cell>
          <table:table-cell office:value-type="float" office:value="94.3364562988281" calcext:value-type="float">
            <text:p>94.3364562988</text:p>
          </table:table-cell>
          <table:table-cell office:value-type="float" office:value="94.55" calcext:value-type="float">
            <text:p>94.55</text:p>
          </table:table-cell>
          <table:table-cell office:value-type="float" office:value="92.2783355712891" calcext:value-type="float">
            <text:p>92.2783355713</text:p>
          </table:table-cell>
          <table:table-cell office:value-type="float" office:value="94.55" calcext:value-type="float">
            <text:p>94.55</text:p>
          </table:table-cell>
          <table:table-cell office:value-type="float" office:value="92.5788650512695" calcext:value-type="float">
            <text:p>92.5788650513</text:p>
          </table:table-cell>
          <table:table-cell office:value-type="float" office:value="94.55" calcext:value-type="float">
            <text:p>94.55</text:p>
          </table:table-cell>
          <table:table-cell office:value-type="float" office:value="93.6169357299805" calcext:value-type="float">
            <text:p>93.61693573</text:p>
          </table:table-cell>
          <table:table-cell office:value-type="float" office:value="92.2783355712891" calcext:value-type="float">
            <text:p>92.2783355713</text:p>
          </table:table-cell>
          <table:table-cell/>
          <table:table-cell table:formula="of:=([.A325]-[.B325])^2" office:value-type="float" office:value="0.664497623182829" calcext:value-type="float">
            <text:p>0.6644976232</text:p>
          </table:table-cell>
          <table:table-cell table:formula="of:=([.E325]-[.F325])^2" office:value-type="float" office:value="5.16045927667058" calcext:value-type="float">
            <text:p>5.1604592767</text:p>
          </table:table-cell>
          <table:table-cell table:formula="of:=([.A325]-([.B325]+[.F325])/2)^2" office:value-type="float" office:value="2.38213243207195" calcext:value-type="float">
            <text:p>2.3821324321</text:p>
          </table:table-cell>
          <table:table-cell table:formula="of:=([.I325]-[.J325])^2" office:value-type="float" office:value="0.870608931987075" calcext:value-type="float">
            <text:p>0.870608932</text:p>
          </table:table-cell>
          <table:table-cell table:formula="of:=[.M325]-[.N325]" office:value-type="float" office:value="-4.49596165348775" calcext:value-type="float">
            <text:p>-4.4959616535</text:p>
          </table:table-cell>
          <table:table-cell table:formula="of:=[.M325]-[.P325]" office:value-type="float" office:value="-0.206111308804247" calcext:value-type="float">
            <text:p>-0.2061113088</text:p>
          </table:table-cell>
          <table:table-cell table:formula="of:=([.A325]-100.04)^2" office:value-type="float" office:value="30.1401000000001" calcext:value-type="float">
            <text:p>30.1401</text:p>
          </table:table-cell>
          <table:table-cell/>
          <table:table-cell table:formula="of:=[.Q325]+[.U324]" office:value-type="float" office:value="1750.92689659977" calcext:value-type="float">
            <text:p>1750.9268965998</text:p>
          </table:table-cell>
        </table:table-row>
        <table:table-row table:style-name="ro1">
          <table:table-cell office:value-type="float" office:value="94.62" calcext:value-type="float">
            <text:p>94.62</text:p>
          </table:table-cell>
          <table:table-cell office:value-type="float" office:value="93.8379745483399" calcext:value-type="float">
            <text:p>93.8379745483</text:p>
          </table:table-cell>
          <table:table-cell office:value-type="float" office:value="94.62" calcext:value-type="float">
            <text:p>94.62</text:p>
          </table:table-cell>
          <table:table-cell office:value-type="float" office:value="92.2761993408203" calcext:value-type="float">
            <text:p>92.2761993408</text:p>
          </table:table-cell>
          <table:table-cell office:value-type="float" office:value="94.62" calcext:value-type="float">
            <text:p>94.62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94.62" calcext:value-type="float">
            <text:p>94.62</text:p>
          </table:table-cell>
          <table:table-cell office:value-type="float" office:value="92.5247650146484" calcext:value-type="float">
            <text:p>92.5247650146</text:p>
          </table:table-cell>
          <table:table-cell office:value-type="float" office:value="94.62" calcext:value-type="float">
            <text:p>94.62</text:p>
          </table:table-cell>
          <table:table-cell office:value-type="float" office:value="93.7839050292969" calcext:value-type="float">
            <text:p>93.7839050293</text:p>
          </table:table-cell>
          <table:table-cell office:value-type="float" office:value="92.5792617797852" calcext:value-type="float">
            <text:p>92.5792617798</text:p>
          </table:table-cell>
          <table:table-cell/>
          <table:table-cell table:formula="of:=([.A326]-[.B326])^2" office:value-type="float" office:value="0.611563807044278" calcext:value-type="float">
            <text:p>0.611563807</text:p>
          </table:table-cell>
          <table:table-cell table:formula="of:=([.E326]-[.F326])^2" office:value-type="float" office:value="4.16461248344567" calcext:value-type="float">
            <text:p>4.1646124834</text:p>
          </table:table-cell>
          <table:table-cell table:formula="of:=([.A326]-([.B326]+[.F326])/2)^2" office:value-type="float" office:value="1.99199868681432" calcext:value-type="float">
            <text:p>1.9919986868</text:p>
          </table:table-cell>
          <table:table-cell table:formula="of:=([.I326]-[.J326])^2" office:value-type="float" office:value="0.699054800035067" calcext:value-type="float">
            <text:p>0.6990548</text:p>
          </table:table-cell>
          <table:table-cell table:formula="of:=[.M326]-[.N326]" office:value-type="float" office:value="-3.55304867640139" calcext:value-type="float">
            <text:p>-3.5530486764</text:p>
          </table:table-cell>
          <table:table-cell table:formula="of:=[.M326]-[.P326]" office:value-type="float" office:value="-0.0874909929907886" calcext:value-type="float">
            <text:p>-0.087490993</text:p>
          </table:table-cell>
          <table:table-cell table:formula="of:=([.A326]-100.04)^2" office:value-type="float" office:value="29.3764" calcext:value-type="float">
            <text:p>29.3764</text:p>
          </table:table-cell>
          <table:table-cell/>
          <table:table-cell table:formula="of:=[.Q326]+[.U325]" office:value-type="float" office:value="1747.37384792337" calcext:value-type="float">
            <text:p>1747.3738479234</text:p>
          </table:table-cell>
        </table:table-row>
        <table:table-row table:style-name="ro1">
          <table:table-cell office:value-type="float" office:value="94.65" calcext:value-type="float">
            <text:p>94.65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4.65" calcext:value-type="float">
            <text:p>94.65</text:p>
          </table:table-cell>
          <table:table-cell office:value-type="float" office:value="96.1806030273437" calcext:value-type="float">
            <text:p>96.1806030273</text:p>
          </table:table-cell>
          <table:table-cell office:value-type="float" office:value="94.65" calcext:value-type="float">
            <text:p>94.65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4.65" calcext:value-type="float">
            <text:p>94.65</text:p>
          </table:table-cell>
          <table:table-cell office:value-type="float" office:value="95.1638488769531" calcext:value-type="float">
            <text:p>95.163848877</text:p>
          </table:table-cell>
          <table:table-cell office:value-type="float" office:value="94.65" calcext:value-type="float">
            <text:p>94.65</text:p>
          </table:table-cell>
          <table:table-cell office:value-type="float" office:value="94.4767990112305" calcext:value-type="float">
            <text:p>94.4767990112</text:p>
          </table:table-cell>
          <table:table-cell office:value-type="float" office:value="94.4997940063477" calcext:value-type="float">
            <text:p>94.4997940063</text:p>
          </table:table-cell>
          <table:table-cell/>
          <table:table-cell table:formula="of:=([.A327]-[.B327])^2" office:value-type="float" office:value="0.0356062895059607" calcext:value-type="float">
            <text:p>0.0356062895</text:p>
          </table:table-cell>
          <table:table-cell table:formula="of:=([.E327]-[.F327])^2" office:value-type="float" office:value="0.0225618405290896" calcext:value-type="float">
            <text:p>0.0225618405</text:p>
          </table:table-cell>
          <table:table-cell table:formula="of:=([.A327]-([.B327]+[.F327])/2)^2" office:value-type="float" office:value="0.0287136893073349" calcext:value-type="float">
            <text:p>0.0287136893</text:p>
          </table:table-cell>
          <table:table-cell table:formula="of:=([.I327]-[.J327])^2" office:value-type="float" office:value="0.0299985825107453" calcext:value-type="float">
            <text:p>0.0299985825</text:p>
          </table:table-cell>
          <table:table-cell table:formula="of:=[.M327]-[.N327]" office:value-type="float" office:value="0.0130444489768711" calcext:value-type="float">
            <text:p>0.013044449</text:p>
          </table:table-cell>
          <table:table-cell table:formula="of:=[.M327]-[.P327]" office:value-type="float" office:value="0.00560770699521545" calcext:value-type="float">
            <text:p>0.005607707</text:p>
          </table:table-cell>
          <table:table-cell table:formula="of:=([.A327]-100.04)^2" office:value-type="float" office:value="29.0521" calcext:value-type="float">
            <text:p>29.0521</text:p>
          </table:table-cell>
          <table:table-cell/>
          <table:table-cell table:formula="of:=[.Q327]+[.U326]" office:value-type="float" office:value="1747.38689237234" calcext:value-type="float">
            <text:p>1747.3868923724</text:p>
          </table:table-cell>
        </table:table-row>
        <table:table-row table:style-name="ro1">
          <table:table-cell office:value-type="float" office:value="94.68" calcext:value-type="float">
            <text:p>94.68</text:p>
          </table:table-cell>
          <table:table-cell office:value-type="float" office:value="93.9458694458008" calcext:value-type="float">
            <text:p>93.9458694458</text:p>
          </table:table-cell>
          <table:table-cell office:value-type="float" office:value="94.68" calcext:value-type="float">
            <text:p>94.68</text:p>
          </table:table-cell>
          <table:table-cell office:value-type="float" office:value="92.3734436035156" calcext:value-type="float">
            <text:p>92.3734436035</text:p>
          </table:table-cell>
          <table:table-cell office:value-type="float" office:value="94.68" calcext:value-type="float">
            <text:p>94.68</text:p>
          </table:table-cell>
          <table:table-cell office:value-type="float" office:value="92.8164138793945" calcext:value-type="float">
            <text:p>92.8164138794</text:p>
          </table:table-cell>
          <table:table-cell office:value-type="float" office:value="94.68" calcext:value-type="float">
            <text:p>94.68</text:p>
          </table:table-cell>
          <table:table-cell office:value-type="float" office:value="92.9465789794922" calcext:value-type="float">
            <text:p>92.9465789795</text:p>
          </table:table-cell>
          <table:table-cell office:value-type="float" office:value="94.68" calcext:value-type="float">
            <text:p>94.68</text:p>
          </table:table-cell>
          <table:table-cell office:value-type="float" office:value="93.6500015258789" calcext:value-type="float">
            <text:p>93.6500015259</text:p>
          </table:table-cell>
          <table:table-cell office:value-type="float" office:value="92.8164138793945" calcext:value-type="float">
            <text:p>92.8164138794</text:p>
          </table:table-cell>
          <table:table-cell/>
          <table:table-cell table:formula="of:=([.A328]-[.B328])^2" office:value-type="float" office:value="0.538947670608862" calcext:value-type="float">
            <text:p>0.5389476706</text:p>
          </table:table-cell>
          <table:table-cell table:formula="of:=([.E328]-[.F328])^2" office:value-type="float" office:value="3.47295322891337" calcext:value-type="float">
            <text:p>3.4729532289</text:p>
          </table:table-cell>
          <table:table-cell table:formula="of:=([.A328]-([.B328]+[.F328])/2)^2" office:value-type="float" office:value="1.6870329806396" calcext:value-type="float">
            <text:p>1.6870329806</text:p>
          </table:table-cell>
          <table:table-cell table:formula="of:=([.I328]-[.J328])^2" office:value-type="float" office:value="1.0608968566918" calcext:value-type="float">
            <text:p>1.0608968567</text:p>
          </table:table-cell>
          <table:table-cell table:formula="of:=[.M328]-[.N328]" office:value-type="float" office:value="-2.9340055583045" calcext:value-type="float">
            <text:p>-2.9340055583</text:p>
          </table:table-cell>
          <table:table-cell table:formula="of:=[.M328]-[.P328]" office:value-type="float" office:value="-0.521949186082933" calcext:value-type="float">
            <text:p>-0.5219491861</text:p>
          </table:table-cell>
          <table:table-cell table:formula="of:=([.A328]-100.04)^2" office:value-type="float" office:value="28.7296" calcext:value-type="float">
            <text:p>28.7296</text:p>
          </table:table-cell>
          <table:table-cell/>
          <table:table-cell table:formula="of:=[.Q328]+[.U327]" office:value-type="float" office:value="1744.45288681404" calcext:value-type="float">
            <text:p>1744.452886814</text:p>
          </table:table-cell>
        </table:table-row>
        <table:table-row table:style-name="ro1">
          <table:table-cell office:value-type="float" office:value="94.69" calcext:value-type="float">
            <text:p>94.69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94.69" calcext:value-type="float">
            <text:p>94.69</text:p>
          </table:table-cell>
          <table:table-cell office:value-type="float" office:value="96.6394729614258" calcext:value-type="float">
            <text:p>96.6394729614</text:p>
          </table:table-cell>
          <table:table-cell office:value-type="float" office:value="94.69" calcext:value-type="float">
            <text:p>94.69</text:p>
          </table:table-cell>
          <table:table-cell office:value-type="float" office:value="93.6290893554687" calcext:value-type="float">
            <text:p>93.6290893555</text:p>
          </table:table-cell>
          <table:table-cell office:value-type="float" office:value="94.69" calcext:value-type="float">
            <text:p>94.69</text:p>
          </table:table-cell>
          <table:table-cell office:value-type="float" office:value="95.9622268676758" calcext:value-type="float">
            <text:p>95.9622268677</text:p>
          </table:table-cell>
          <table:table-cell office:value-type="float" office:value="94.69" calcext:value-type="float">
            <text:p>94.69</text:p>
          </table:table-cell>
          <table:table-cell office:value-type="float" office:value="93.3478546142578" calcext:value-type="float">
            <text:p>93.3478546143</text:p>
          </table:table-cell>
          <table:table-cell office:value-type="float" office:value="93.6290893554687" calcext:value-type="float">
            <text:p>93.6290893555</text:p>
          </table:table-cell>
          <table:table-cell/>
          <table:table-cell table:formula="of:=([.A329]-[.B329])^2" office:value-type="float" office:value="1.27628486414104" calcext:value-type="float">
            <text:p>1.2762848641</text:p>
          </table:table-cell>
          <table:table-cell table:formula="of:=([.E329]-[.F329])^2" office:value-type="float" office:value="1.12553139567971" calcext:value-type="float">
            <text:p>1.1255313957</text:p>
          </table:table-cell>
          <table:table-cell table:formula="of:=([.A329]-([.B329]+[.F329])/2)^2" office:value-type="float" office:value="1.19972418026663" calcext:value-type="float">
            <text:p>1.1997241803</text:p>
          </table:table-cell>
          <table:table-cell table:formula="of:=([.I329]-[.J329])^2" office:value-type="float" office:value="1.80135423646904" calcext:value-type="float">
            <text:p>1.8013542365</text:p>
          </table:table-cell>
          <table:table-cell table:formula="of:=[.M329]-[.N329]" office:value-type="float" office:value="0.150753468461334" calcext:value-type="float">
            <text:p>0.1507534685</text:p>
          </table:table-cell>
          <table:table-cell table:formula="of:=[.M329]-[.P329]" office:value-type="float" office:value="-0.525069372327997" calcext:value-type="float">
            <text:p>-0.5250693723</text:p>
          </table:table-cell>
          <table:table-cell table:formula="of:=([.A329]-100.04)^2" office:value-type="float" office:value="28.6225000000001" calcext:value-type="float">
            <text:p>28.6225</text:p>
          </table:table-cell>
          <table:table-cell/>
          <table:table-cell table:formula="of:=[.Q329]+[.U328]" office:value-type="float" office:value="1744.6036402825" calcext:value-type="float">
            <text:p>1744.6036402825</text:p>
          </table:table-cell>
        </table:table-row>
        <table:table-row table:style-name="ro1">
          <table:table-cell office:value-type="float" office:value="94.71" calcext:value-type="float">
            <text:p>94.71</text:p>
          </table:table-cell>
          <table:table-cell office:value-type="float" office:value="93.7773284912109" calcext:value-type="float">
            <text:p>93.7773284912</text:p>
          </table:table-cell>
          <table:table-cell office:value-type="float" office:value="94.71" calcext:value-type="float">
            <text:p>94.71</text:p>
          </table:table-cell>
          <table:table-cell office:value-type="float" office:value="95.7300720214844" calcext:value-type="float">
            <text:p>95.7300720215</text:p>
          </table:table-cell>
          <table:table-cell office:value-type="float" office:value="94.71" calcext:value-type="float">
            <text:p>94.71</text:p>
          </table:table-cell>
          <table:table-cell office:value-type="float" office:value="93.4152679443359" calcext:value-type="float">
            <text:p>93.4152679443</text:p>
          </table:table-cell>
          <table:table-cell office:value-type="float" office:value="94.71" calcext:value-type="float">
            <text:p>94.71</text:p>
          </table:table-cell>
          <table:table-cell office:value-type="float" office:value="95.0612106323242" calcext:value-type="float">
            <text:p>95.0612106323</text:p>
          </table:table-cell>
          <table:table-cell office:value-type="float" office:value="94.71" calcext:value-type="float">
            <text:p>94.71</text:p>
          </table:table-cell>
          <table:table-cell office:value-type="float" office:value="93.4712295532227" calcext:value-type="float">
            <text:p>93.4712295532</text:p>
          </table:table-cell>
          <table:table-cell office:value-type="float" office:value="93.4152679443359" calcext:value-type="float">
            <text:p>93.4152679443</text:p>
          </table:table-cell>
          <table:table-cell/>
          <table:table-cell table:formula="of:=([.A330]-[.B330])^2" office:value-type="float" office:value="0.869876143306855" calcext:value-type="float">
            <text:p>0.8698761433</text:p>
          </table:table-cell>
          <table:table-cell table:formula="of:=([.E330]-[.F330])^2" office:value-type="float" office:value="1.67633109596407" calcext:value-type="float">
            <text:p>1.676331096</text:p>
          </table:table-cell>
          <table:table-cell table:formula="of:=([.A330]-([.B330]+[.F330])/2)^2" office:value-type="float" office:value="1.24033165973461" calcext:value-type="float">
            <text:p>1.2403316597</text:p>
          </table:table-cell>
          <table:table-cell table:formula="of:=([.I330]-[.J330])^2" office:value-type="float" office:value="1.53455221980892" calcext:value-type="float">
            <text:p>1.5345522198</text:p>
          </table:table-cell>
          <table:table-cell table:formula="of:=[.M330]-[.N330]" office:value-type="float" office:value="-0.806454952657218" calcext:value-type="float">
            <text:p>-0.8064549527</text:p>
          </table:table-cell>
          <table:table-cell table:formula="of:=[.M330]-[.P330]" office:value-type="float" office:value="-0.66467607650207" calcext:value-type="float">
            <text:p>-0.6646760765</text:p>
          </table:table-cell>
          <table:table-cell table:formula="of:=([.A330]-100.04)^2" office:value-type="float" office:value="28.4089000000001" calcext:value-type="float">
            <text:p>28.4089</text:p>
          </table:table-cell>
          <table:table-cell/>
          <table:table-cell table:formula="of:=[.Q330]+[.U329]" office:value-type="float" office:value="1743.79718532984" calcext:value-type="float">
            <text:p>1743.7971853299</text:p>
          </table:table-cell>
        </table:table-row>
        <table:table-row table:style-name="ro1">
          <table:table-cell office:value-type="float" office:value="94.75" calcext:value-type="float">
            <text:p>94.75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4.75" calcext:value-type="float">
            <text:p>94.75</text:p>
          </table:table-cell>
          <table:table-cell office:value-type="float" office:value="91.0474395751953" calcext:value-type="float">
            <text:p>91.0474395752</text:p>
          </table:table-cell>
          <table:table-cell office:value-type="float" office:value="94.75" calcext:value-type="float">
            <text:p>94.75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94.75" calcext:value-type="float">
            <text:p>94.75</text:p>
          </table:table-cell>
          <table:table-cell office:value-type="float" office:value="91.2887268066406" calcext:value-type="float">
            <text:p>91.2887268066</text:p>
          </table:table-cell>
          <table:table-cell office:value-type="float" office:value="94.75" calcext:value-type="float">
            <text:p>94.75</text:p>
          </table:table-cell>
          <table:table-cell office:value-type="float" office:value="94.0629272460938" calcext:value-type="float">
            <text:p>94.0629272461</text:p>
          </table:table-cell>
          <table:table-cell office:value-type="float" office:value="93.2845993041992" calcext:value-type="float">
            <text:p>93.2845993042</text:p>
          </table:table-cell>
          <table:table-cell/>
          <table:table-cell table:formula="of:=([.A331]-[.B331])^2" office:value-type="float" office:value="0.256434308597818" calcext:value-type="float">
            <text:p>0.2564343086</text:p>
          </table:table-cell>
          <table:table-cell table:formula="of:=([.E331]-[.F331])^2" office:value-type="float" office:value="2.14739919925341" calcext:value-type="float">
            <text:p>2.1473991993</text:p>
          </table:table-cell>
          <table:table-cell table:formula="of:=([.A331]-([.B331]+[.F331])/2)^2" office:value-type="float" office:value="0.971993021215894" calcext:value-type="float">
            <text:p>0.9719930212</text:p>
          </table:table-cell>
          <table:table-cell table:formula="of:=([.I331]-[.J331])^2" office:value-type="float" office:value="0.472068969160318" calcext:value-type="float">
            <text:p>0.4720689692</text:p>
          </table:table-cell>
          <table:table-cell table:formula="of:=[.M331]-[.N331]" office:value-type="float" office:value="-1.8909648906556" calcext:value-type="float">
            <text:p>-1.8909648907</text:p>
          </table:table-cell>
          <table:table-cell table:formula="of:=[.M331]-[.P331]" office:value-type="float" office:value="-0.2156346605625" calcext:value-type="float">
            <text:p>-0.2156346606</text:p>
          </table:table-cell>
          <table:table-cell table:formula="of:=([.A331]-100.04)^2" office:value-type="float" office:value="27.9841000000001" calcext:value-type="float">
            <text:p>27.9841</text:p>
          </table:table-cell>
          <table:table-cell/>
          <table:table-cell table:formula="of:=[.Q331]+[.U330]" office:value-type="float" office:value="1741.90622043919" calcext:value-type="float">
            <text:p>1741.9062204392</text:p>
          </table:table-cell>
        </table:table-row>
        <table:table-row table:style-name="ro1">
          <table:table-cell office:value-type="float" office:value="94.81" calcext:value-type="float">
            <text:p>94.81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4.81" calcext:value-type="float">
            <text:p>94.81</text:p>
          </table:table-cell>
          <table:table-cell office:value-type="float" office:value="100.57755279541" calcext:value-type="float">
            <text:p>100.5775527954</text:p>
          </table:table-cell>
          <table:table-cell office:value-type="float" office:value="94.81" calcext:value-type="float">
            <text:p>94.81</text:p>
          </table:table-cell>
          <table:table-cell office:value-type="float" office:value="93.8075714111328" calcext:value-type="float">
            <text:p>93.8075714111</text:p>
          </table:table-cell>
          <table:table-cell office:value-type="float" office:value="94.81" calcext:value-type="float">
            <text:p>94.81</text:p>
          </table:table-cell>
          <table:table-cell office:value-type="float" office:value="99.6041488647461" calcext:value-type="float">
            <text:p>99.6041488647</text:p>
          </table:table-cell>
          <table:table-cell office:value-type="float" office:value="94.81" calcext:value-type="float">
            <text:p>94.81</text:p>
          </table:table-cell>
          <table:table-cell office:value-type="float" office:value="94.4412002563477" calcext:value-type="float">
            <text:p>94.4412002563</text:p>
          </table:table-cell>
          <table:table-cell office:value-type="float" office:value="93.8075714111328" calcext:value-type="float">
            <text:p>93.8075714111</text:p>
          </table:table-cell>
          <table:table-cell/>
          <table:table-cell table:formula="of:=([.A332]-[.B332])^2" office:value-type="float" office:value="0.22758705655942" calcext:value-type="float">
            <text:p>0.2275870566</text:p>
          </table:table-cell>
          <table:table-cell table:formula="of:=([.E332]-[.F332])^2" office:value-type="float" office:value="1.00486307577827" calcext:value-type="float">
            <text:p>1.0048630758</text:p>
          </table:table-cell>
          <table:table-cell table:formula="of:=([.A332]-([.B332]+[.F332])/2)^2" office:value-type="float" office:value="0.547222251446944" calcext:value-type="float">
            <text:p>0.5472222514</text:p>
          </table:table-cell>
          <table:table-cell table:formula="of:=([.I332]-[.J332])^2" office:value-type="float" office:value="0.136013250918036" calcext:value-type="float">
            <text:p>0.1360132509</text:p>
          </table:table-cell>
          <table:table-cell table:formula="of:=[.M332]-[.N332]" office:value-type="float" office:value="-0.777276019218846" calcext:value-type="float">
            <text:p>-0.7772760192</text:p>
          </table:table-cell>
          <table:table-cell table:formula="of:=[.M332]-[.P332]" office:value-type="float" office:value="0.0915738056413834" calcext:value-type="float">
            <text:p>0.0915738056</text:p>
          </table:table-cell>
          <table:table-cell table:formula="of:=([.A332]-100.04)^2" office:value-type="float" office:value="27.3529" calcext:value-type="float">
            <text:p>27.3529</text:p>
          </table:table-cell>
          <table:table-cell/>
          <table:table-cell table:formula="of:=[.Q332]+[.U331]" office:value-type="float" office:value="1741.12894441997" calcext:value-type="float">
            <text:p>1741.12894442</text:p>
          </table:table-cell>
        </table:table-row>
        <table:table-row table:style-name="ro1">
          <table:table-cell office:value-type="float" office:value="94.81" calcext:value-type="float">
            <text:p>94.81</text:p>
          </table:table-cell>
          <table:table-cell office:value-type="float" office:value="93.7402725219727" calcext:value-type="float">
            <text:p>93.740272522</text:p>
          </table:table-cell>
          <table:table-cell office:value-type="float" office:value="94.81" calcext:value-type="float">
            <text:p>94.81</text:p>
          </table:table-cell>
          <table:table-cell office:value-type="float" office:value="92.1155471801758" calcext:value-type="float">
            <text:p>92.1155471802</text:p>
          </table:table-cell>
          <table:table-cell office:value-type="float" office:value="94.81" calcext:value-type="float">
            <text:p>94.81</text:p>
          </table:table-cell>
          <table:table-cell office:value-type="float" office:value="92.594841003418" calcext:value-type="float">
            <text:p>92.5948410034</text:p>
          </table:table-cell>
          <table:table-cell office:value-type="float" office:value="94.81" calcext:value-type="float">
            <text:p>94.81</text:p>
          </table:table-cell>
          <table:table-cell office:value-type="float" office:value="92.3225250244141" calcext:value-type="float">
            <text:p>92.3225250244</text:p>
          </table:table-cell>
          <table:table-cell office:value-type="float" office:value="94.81" calcext:value-type="float">
            <text:p>94.81</text:p>
          </table:table-cell>
          <table:table-cell office:value-type="float" office:value="93.4516067504883" calcext:value-type="float">
            <text:p>93.4516067505</text:p>
          </table:table-cell>
          <table:table-cell office:value-type="float" office:value="92.594841003418" calcext:value-type="float">
            <text:p>92.5948410034</text:p>
          </table:table-cell>
          <table:table-cell/>
          <table:table-cell table:formula="of:=([.A333]-[.B333])^2" office:value-type="float" office:value="1.14431687724675" calcext:value-type="float">
            <text:p>1.1443168772</text:p>
          </table:table-cell>
          <table:table-cell table:formula="of:=([.E333]-[.F333])^2" office:value-type="float" office:value="4.90692938013832" calcext:value-type="float">
            <text:p>4.9069293801</text:p>
          </table:table-cell>
          <table:table-cell table:formula="of:=([.A333]-([.B333]+[.F333])/2)^2" office:value-type="float" office:value="2.69761978776791" calcext:value-type="float">
            <text:p>2.6976197878</text:p>
          </table:table-cell>
          <table:table-cell table:formula="of:=([.I333]-[.J333])^2" office:value-type="float" office:value="1.84523222031901" calcext:value-type="float">
            <text:p>1.8452322203</text:p>
          </table:table-cell>
          <table:table-cell table:formula="of:=[.M333]-[.N333]" office:value-type="float" office:value="-3.76261250289158" calcext:value-type="float">
            <text:p>-3.7626125029</text:p>
          </table:table-cell>
          <table:table-cell table:formula="of:=[.M333]-[.P333]" office:value-type="float" office:value="-0.700915343072267" calcext:value-type="float">
            <text:p>-0.7009153431</text:p>
          </table:table-cell>
          <table:table-cell table:formula="of:=([.A333]-100.04)^2" office:value-type="float" office:value="27.3529" calcext:value-type="float">
            <text:p>27.3529</text:p>
          </table:table-cell>
          <table:table-cell/>
          <table:table-cell table:formula="of:=[.Q333]+[.U332]" office:value-type="float" office:value="1737.36633191708" calcext:value-type="float">
            <text:p>1737.3663319171</text:p>
          </table:table-cell>
        </table:table-row>
        <table:table-row table:style-name="ro1">
          <table:table-cell office:value-type="float" office:value="94.83" calcext:value-type="float">
            <text:p>94.83</text:p>
          </table:table-cell>
          <table:table-cell office:value-type="float" office:value="95.5653533935547" calcext:value-type="float">
            <text:p>95.5653533936</text:p>
          </table:table-cell>
          <table:table-cell office:value-type="float" office:value="94.83" calcext:value-type="float">
            <text:p>94.83</text:p>
          </table:table-cell>
          <table:table-cell office:value-type="float" office:value="101.027191162109" calcext:value-type="float">
            <text:p>101.0271911621</text:p>
          </table:table-cell>
          <table:table-cell office:value-type="float" office:value="94.83" calcext:value-type="float">
            <text:p>94.83</text:p>
          </table:table-cell>
          <table:table-cell office:value-type="float" office:value="94.6094436645508" calcext:value-type="float">
            <text:p>94.6094436646</text:p>
          </table:table-cell>
          <table:table-cell office:value-type="float" office:value="94.83" calcext:value-type="float">
            <text:p>94.83</text:p>
          </table:table-cell>
          <table:table-cell office:value-type="float" office:value="98.7845230102539" calcext:value-type="float">
            <text:p>98.7845230103</text:p>
          </table:table-cell>
          <table:table-cell office:value-type="float" office:value="94.83" calcext:value-type="float">
            <text:p>94.83</text:p>
          </table:table-cell>
          <table:table-cell office:value-type="float" office:value="95.9322204589844" calcext:value-type="float">
            <text:p>95.932220459</text:p>
          </table:table-cell>
          <table:table-cell office:value-type="float" office:value="94.6094436645508" calcext:value-type="float">
            <text:p>94.6094436646</text:p>
          </table:table-cell>
          <table:table-cell/>
          <table:table-cell table:formula="of:=([.A334]-[.B334])^2" office:value-type="float" office:value="0.540744613412398" calcext:value-type="float">
            <text:p>0.5407446134</text:p>
          </table:table-cell>
          <table:table-cell table:formula="of:=([.E334]-[.F334])^2" office:value-type="float" office:value="0.0486450971067876" calcext:value-type="float">
            <text:p>0.0486450971</text:p>
          </table:table-cell>
          <table:table-cell table:formula="of:=([.A334]-([.B334]+[.F334])/2)^2" office:value-type="float" office:value="0.0662540027585122" calcext:value-type="float">
            <text:p>0.0662540028</text:p>
          </table:table-cell>
          <table:table-cell table:formula="of:=([.I334]-[.J334])^2" office:value-type="float" office:value="1.21488994020373" calcext:value-type="float">
            <text:p>1.2148899402</text:p>
          </table:table-cell>
          <table:table-cell table:formula="of:=[.M334]-[.N334]" office:value-type="float" office:value="0.49209951630561" calcext:value-type="float">
            <text:p>0.4920995163</text:p>
          </table:table-cell>
          <table:table-cell table:formula="of:=[.M334]-[.P334]" office:value-type="float" office:value="-0.674145326791332" calcext:value-type="float">
            <text:p>-0.6741453268</text:p>
          </table:table-cell>
          <table:table-cell table:formula="of:=([.A334]-100.04)^2" office:value-type="float" office:value="27.1441000000001" calcext:value-type="float">
            <text:p>27.1441</text:p>
          </table:table-cell>
          <table:table-cell/>
          <table:table-cell table:formula="of:=[.Q334]+[.U333]" office:value-type="float" office:value="1737.85843143338" calcext:value-type="float">
            <text:p>1737.8584314334</text:p>
          </table:table-cell>
        </table:table-row>
        <table:table-row table:style-name="ro1">
          <table:table-cell office:value-type="float" office:value="94.84" calcext:value-type="float">
            <text:p>94.84</text:p>
          </table:table-cell>
          <table:table-cell office:value-type="float" office:value="93.8435287475586" calcext:value-type="float">
            <text:p>93.8435287476</text:p>
          </table:table-cell>
          <table:table-cell office:value-type="float" office:value="94.84" calcext:value-type="float">
            <text:p>94.84</text:p>
          </table:table-cell>
          <table:table-cell office:value-type="float" office:value="98.3034820556641" calcext:value-type="float">
            <text:p>98.3034820557</text:p>
          </table:table-cell>
          <table:table-cell office:value-type="float" office:value="94.84" calcext:value-type="float">
            <text:p>94.84</text:p>
          </table:table-cell>
          <table:table-cell office:value-type="float" office:value="93.5688858032227" calcext:value-type="float">
            <text:p>93.5688858032</text:p>
          </table:table-cell>
          <table:table-cell office:value-type="float" office:value="94.84" calcext:value-type="float">
            <text:p>94.84</text:p>
          </table:table-cell>
          <table:table-cell office:value-type="float" office:value="93.3659210205078" calcext:value-type="float">
            <text:p>93.3659210205</text:p>
          </table:table-cell>
          <table:table-cell office:value-type="float" office:value="94.84" calcext:value-type="float">
            <text:p>94.84</text:p>
          </table:table-cell>
          <table:table-cell office:value-type="float" office:value="94.5594253540039" calcext:value-type="float">
            <text:p>94.559425354</text:p>
          </table:table-cell>
          <table:table-cell office:value-type="float" office:value="93.5688858032227" calcext:value-type="float">
            <text:p>93.5688858032</text:p>
          </table:table-cell>
          <table:table-cell/>
          <table:table-cell table:formula="of:=([.A335]-[.B335])^2" office:value-type="float" office:value="0.992954956942151" calcext:value-type="float">
            <text:p>0.9929549569</text:p>
          </table:table-cell>
          <table:table-cell table:formula="of:=([.E335]-[.F335])^2" office:value-type="float" office:value="1.61573130124892" calcext:value-type="float">
            <text:p>1.6157313012</text:p>
          </table:table-cell>
          <table:table-cell table:formula="of:=([.A335]-([.B335]+[.F335])/2)^2" office:value-type="float" office:value="1.28548594237716" calcext:value-type="float">
            <text:p>1.2854859424</text:p>
          </table:table-cell>
          <table:table-cell table:formula="of:=([.I335]-[.J335])^2" office:value-type="float" office:value="0.0787221319758352" calcext:value-type="float">
            <text:p>0.078722132</text:p>
          </table:table-cell>
          <table:table-cell table:formula="of:=[.M335]-[.N335]" office:value-type="float" office:value="-0.622776344306769" calcext:value-type="float">
            <text:p>-0.6227763443</text:p>
          </table:table-cell>
          <table:table-cell table:formula="of:=[.M335]-[.P335]" office:value-type="float" office:value="0.914232824966316" calcext:value-type="float">
            <text:p>0.914232825</text:p>
          </table:table-cell>
          <table:table-cell table:formula="of:=([.A335]-100.04)^2" office:value-type="float" office:value="27.04" calcext:value-type="float">
            <text:p>27.04</text:p>
          </table:table-cell>
          <table:table-cell/>
          <table:table-cell table:formula="of:=[.Q335]+[.U334]" office:value-type="float" office:value="1737.23565508907" calcext:value-type="float">
            <text:p>1737.2356550891</text:p>
          </table:table-cell>
        </table:table-row>
        <table:table-row table:style-name="ro1">
          <table:table-cell office:value-type="float" office:value="94.85" calcext:value-type="float">
            <text:p>94.85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4.85" calcext:value-type="float">
            <text:p>94.85</text:p>
          </table:table-cell>
          <table:table-cell office:value-type="float" office:value="96.6716918945312" calcext:value-type="float">
            <text:p>96.6716918945</text:p>
          </table:table-cell>
          <table:table-cell office:value-type="float" office:value="94.85" calcext:value-type="float">
            <text:p>94.85</text:p>
          </table:table-cell>
          <table:table-cell office:value-type="float" office:value="94.6303634643555" calcext:value-type="float">
            <text:p>94.6303634644</text:p>
          </table:table-cell>
          <table:table-cell office:value-type="float" office:value="94.85" calcext:value-type="float">
            <text:p>94.85</text:p>
          </table:table-cell>
          <table:table-cell office:value-type="float" office:value="96.4077835083008" calcext:value-type="float">
            <text:p>96.4077835083</text:p>
          </table:table-cell>
          <table:table-cell office:value-type="float" office:value="94.85" calcext:value-type="float">
            <text:p>94.85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6303634643555" calcext:value-type="float">
            <text:p>94.6303634644</text:p>
          </table:table-cell>
          <table:table-cell/>
          <table:table-cell table:formula="of:=([.A336]-[.B336])^2" office:value-type="float" office:value="0.0304442220390794" calcext:value-type="float">
            <text:p>0.030444222</text:p>
          </table:table-cell>
          <table:table-cell table:formula="of:=([.E336]-[.F336])^2" office:value-type="float" office:value="0.048240207789929" calcext:value-type="float">
            <text:p>0.0482402078</text:p>
          </table:table-cell>
          <table:table-cell table:formula="of:=([.A336]-([.B336]+[.F336])/2)^2" office:value-type="float" office:value="0.000509716607629996" calcext:value-type="float">
            <text:p>0.0005097166</text:p>
          </table:table-cell>
          <table:table-cell table:formula="of:=([.I336]-[.J336])^2" office:value-type="float" office:value="0.0324132948205827" calcext:value-type="float">
            <text:p>0.0324132948</text:p>
          </table:table-cell>
          <table:table-cell table:formula="of:=[.M336]-[.N336]" office:value-type="float" office:value="-0.0177959857508495" calcext:value-type="float">
            <text:p>-0.0177959858</text:p>
          </table:table-cell>
          <table:table-cell table:formula="of:=[.M336]-[.P336]" office:value-type="float" office:value="-0.00196907278150327" calcext:value-type="float">
            <text:p>-0.0019690728</text:p>
          </table:table-cell>
          <table:table-cell table:formula="of:=([.A336]-100.04)^2" office:value-type="float" office:value="26.9361000000001" calcext:value-type="float">
            <text:p>26.9361</text:p>
          </table:table-cell>
          <table:table-cell/>
          <table:table-cell table:formula="of:=[.Q336]+[.U335]" office:value-type="float" office:value="1737.21785910332" calcext:value-type="float">
            <text:p>1737.2178591033</text:p>
          </table:table-cell>
        </table:table-row>
        <table:table-row table:style-name="ro1">
          <table:table-cell office:value-type="float" office:value="94.87" calcext:value-type="float">
            <text:p>94.87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94.87" calcext:value-type="float">
            <text:p>94.87</text:p>
          </table:table-cell>
          <table:table-cell office:value-type="float" office:value="93.3913116455078" calcext:value-type="float">
            <text:p>93.3913116455</text:p>
          </table:table-cell>
          <table:table-cell office:value-type="float" office:value="94.87" calcext:value-type="float">
            <text:p>94.87</text:p>
          </table:table-cell>
          <table:table-cell office:value-type="float" office:value="93.1817169189453" calcext:value-type="float">
            <text:p>93.1817169189</text:p>
          </table:table-cell>
          <table:table-cell office:value-type="float" office:value="94.87" calcext:value-type="float">
            <text:p>94.87</text:p>
          </table:table-cell>
          <table:table-cell office:value-type="float" office:value="91.4377746582031" calcext:value-type="float">
            <text:p>91.4377746582</text:p>
          </table:table-cell>
          <table:table-cell office:value-type="float" office:value="94.87" calcext:value-type="float">
            <text:p>94.87</text:p>
          </table:table-cell>
          <table:table-cell office:value-type="float" office:value="94.3273010253906" calcext:value-type="float">
            <text:p>94.3273010254</text:p>
          </table:table-cell>
          <table:table-cell office:value-type="float" office:value="93.1817169189453" calcext:value-type="float">
            <text:p>93.1817169189</text:p>
          </table:table-cell>
          <table:table-cell/>
          <table:table-cell table:formula="of:=([.A337]-[.B337])^2" office:value-type="float" office:value="0.426385325890134" calcext:value-type="float">
            <text:p>0.4263853259</text:p>
          </table:table-cell>
          <table:table-cell table:formula="of:=([.E337]-[.F337])^2" office:value-type="float" office:value="2.85029976177552" calcext:value-type="float">
            <text:p>2.8502997618</text:p>
          </table:table-cell>
          <table:table-cell table:formula="of:=([.A337]-([.B337]+[.F337])/2)^2" office:value-type="float" office:value="1.37038039575446" calcext:value-type="float">
            <text:p>1.3703803958</text:p>
          </table:table-cell>
          <table:table-cell table:formula="of:=([.I337]-[.J337])^2" office:value-type="float" office:value="0.294522177042072" calcext:value-type="float">
            <text:p>0.294522177</text:p>
          </table:table-cell>
          <table:table-cell table:formula="of:=[.M337]-[.N337]" office:value-type="float" office:value="-2.42391443588539" calcext:value-type="float">
            <text:p>-2.4239144359</text:p>
          </table:table-cell>
          <table:table-cell table:formula="of:=[.M337]-[.P337]" office:value-type="float" office:value="0.131863148848062" calcext:value-type="float">
            <text:p>0.1318631488</text:p>
          </table:table-cell>
          <table:table-cell table:formula="of:=([.A337]-100.04)^2" office:value-type="float" office:value="26.7289" calcext:value-type="float">
            <text:p>26.7289</text:p>
          </table:table-cell>
          <table:table-cell/>
          <table:table-cell table:formula="of:=[.Q337]+[.U336]" office:value-type="float" office:value="1734.79394466744" calcext:value-type="float">
            <text:p>1734.7939446674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93.8893127441406" calcext:value-type="float">
            <text:p>93.8893127441</text:p>
          </table:table-cell>
          <table:table-cell office:value-type="float" office:value="94.9" calcext:value-type="float">
            <text:p>94.9</text:p>
          </table:table-cell>
          <table:table-cell office:value-type="float" office:value="92.2476348876953" calcext:value-type="float">
            <text:p>92.2476348877</text:p>
          </table:table-cell>
          <table:table-cell office:value-type="float" office:value="94.9" calcext:value-type="float">
            <text:p>94.9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94.9" calcext:value-type="float">
            <text:p>94.9</text:p>
          </table:table-cell>
          <table:table-cell office:value-type="float" office:value="91.5814743041992" calcext:value-type="float">
            <text:p>91.5814743042</text:p>
          </table:table-cell>
          <table:table-cell office:value-type="float" office:value="94.9" calcext:value-type="float">
            <text:p>94.9</text:p>
          </table:table-cell>
          <table:table-cell office:value-type="float" office:value="93.9011077880859" calcext:value-type="float">
            <text:p>93.9011077881</text:p>
          </table:table-cell>
          <table:table-cell office:value-type="float" office:value="92.5792617797852" calcext:value-type="float">
            <text:p>92.5792617798</text:p>
          </table:table-cell>
          <table:table-cell/>
          <table:table-cell table:formula="of:=([.A338]-[.B338])^2" office:value-type="float" office:value="1.02148872915657" calcext:value-type="float">
            <text:p>1.0214887292</text:p>
          </table:table-cell>
          <table:table-cell table:formula="of:=([.E338]-[.F338])^2" office:value-type="float" office:value="5.38582588676599" calcext:value-type="float">
            <text:p>5.3858258868</text:p>
          </table:table-cell>
          <table:table-cell table:formula="of:=([.A338]-([.B338]+[.F338])/2)^2" office:value-type="float" office:value="2.7745989256591" calcext:value-type="float">
            <text:p>2.7745989257</text:p>
          </table:table-cell>
          <table:table-cell table:formula="of:=([.I338]-[.J338])^2" office:value-type="float" office:value="0.99778565102258" calcext:value-type="float">
            <text:p>0.997785651</text:p>
          </table:table-cell>
          <table:table-cell table:formula="of:=[.M338]-[.N338]" office:value-type="float" office:value="-4.36433715760942" calcext:value-type="float">
            <text:p>-4.3643371576</text:p>
          </table:table-cell>
          <table:table-cell table:formula="of:=[.M338]-[.P338]" office:value-type="float" office:value="0.0237030781339856" calcext:value-type="float">
            <text:p>0.0237030781</text:p>
          </table:table-cell>
          <table:table-cell table:formula="of:=([.A338]-100.04)^2" office:value-type="float" office:value="26.4196" calcext:value-type="float">
            <text:p>26.4196</text:p>
          </table:table-cell>
          <table:table-cell/>
          <table:table-cell table:formula="of:=[.Q338]+[.U337]" office:value-type="float" office:value="1730.42960750983" calcext:value-type="float">
            <text:p>1730.4296075098</text:p>
          </table:table-cell>
        </table:table-row>
        <table:table-row table:style-name="ro1">
          <table:table-cell office:value-type="float" office:value="94.95" calcext:value-type="float">
            <text:p>94.95</text:p>
          </table:table-cell>
          <table:table-cell office:value-type="float" office:value="94.1875915527344" calcext:value-type="float">
            <text:p>94.1875915527</text:p>
          </table:table-cell>
          <table:table-cell office:value-type="float" office:value="94.95" calcext:value-type="float">
            <text:p>94.95</text:p>
          </table:table-cell>
          <table:table-cell office:value-type="float" office:value="94.7610473632813" calcext:value-type="float">
            <text:p>94.7610473633</text:p>
          </table:table-cell>
          <table:table-cell office:value-type="float" office:value="94.95" calcext:value-type="float">
            <text:p>94.95</text:p>
          </table:table-cell>
          <table:table-cell office:value-type="float" office:value="92.8965759277344" calcext:value-type="float">
            <text:p>92.8965759277</text:p>
          </table:table-cell>
          <table:table-cell office:value-type="float" office:value="94.95" calcext:value-type="float">
            <text:p>94.95</text:p>
          </table:table-cell>
          <table:table-cell office:value-type="float" office:value="92.7490463256836" calcext:value-type="float">
            <text:p>92.7490463257</text:p>
          </table:table-cell>
          <table:table-cell office:value-type="float" office:value="94.95" calcext:value-type="float">
            <text:p>94.95</text:p>
          </table:table-cell>
          <table:table-cell office:value-type="float" office:value="93.925163269043" calcext:value-type="float">
            <text:p>93.925163269</text:p>
          </table:table-cell>
          <table:table-cell office:value-type="float" office:value="92.8965759277344" calcext:value-type="float">
            <text:p>92.8965759277</text:p>
          </table:table-cell>
          <table:table-cell/>
          <table:table-cell table:formula="of:=([.A339]-[.B339])^2" office:value-type="float" office:value="0.581266640461986" calcext:value-type="float">
            <text:p>0.5812666405</text:p>
          </table:table-cell>
          <table:table-cell table:formula="of:=([.E339]-[.F339])^2" office:value-type="float" office:value="4.21655042055995" calcext:value-type="float">
            <text:p>4.2165504206</text:p>
          </table:table-cell>
          <table:table-cell table:formula="of:=([.A339]-([.B339]+[.F339])/2)^2" office:value-type="float" office:value="1.98222819451244" calcext:value-type="float">
            <text:p>1.9822281945</text:p>
          </table:table-cell>
          <table:table-cell table:formula="of:=([.I339]-[.J339])^2" office:value-type="float" office:value="1.0502903251187" calcext:value-type="float">
            <text:p>1.0502903251</text:p>
          </table:table-cell>
          <table:table-cell table:formula="of:=[.M339]-[.N339]" office:value-type="float" office:value="-3.63528378009797" calcext:value-type="float">
            <text:p>-3.6352837801</text:p>
          </table:table-cell>
          <table:table-cell table:formula="of:=[.M339]-[.P339]" office:value-type="float" office:value="-0.469023684656715" calcext:value-type="float">
            <text:p>-0.4690236847</text:p>
          </table:table-cell>
          <table:table-cell table:formula="of:=([.A339]-100.04)^2" office:value-type="float" office:value="25.9081" calcext:value-type="float">
            <text:p>25.9081</text:p>
          </table:table-cell>
          <table:table-cell/>
          <table:table-cell table:formula="of:=[.Q339]+[.U338]" office:value-type="float" office:value="1726.79432372973" calcext:value-type="float">
            <text:p>1726.7943237297</text:p>
          </table:table-cell>
        </table:table-row>
        <table:table-row table:style-name="ro1">
          <table:table-cell office:value-type="float" office:value="95.01" calcext:value-type="float">
            <text:p>95.01</text:p>
          </table:table-cell>
          <table:table-cell office:value-type="float" office:value="93.5857009887695" calcext:value-type="float">
            <text:p>93.5857009888</text:p>
          </table:table-cell>
          <table:table-cell office:value-type="float" office:value="95.01" calcext:value-type="float">
            <text:p>95.01</text:p>
          </table:table-cell>
          <table:table-cell office:value-type="float" office:value="90.0914077758789" calcext:value-type="float">
            <text:p>90.0914077759</text:p>
          </table:table-cell>
          <table:table-cell office:value-type="float" office:value="95.01" calcext:value-type="float">
            <text:p>95.01</text:p>
          </table:table-cell>
          <table:table-cell office:value-type="float" office:value="94.1006011962891" calcext:value-type="float">
            <text:p>94.1006011963</text:p>
          </table:table-cell>
          <table:table-cell office:value-type="float" office:value="95.01" calcext:value-type="float">
            <text:p>95.01</text:p>
          </table:table-cell>
          <table:table-cell office:value-type="float" office:value="90.3715591430664" calcext:value-type="float">
            <text:p>90.3715591431</text:p>
          </table:table-cell>
          <table:table-cell office:value-type="float" office:value="95.01" calcext:value-type="float">
            <text:p>95.01</text:p>
          </table:table-cell>
          <table:table-cell office:value-type="float" office:value="93.4630813598633" calcext:value-type="float">
            <text:p>93.4630813599</text:p>
          </table:table-cell>
          <table:table-cell office:value-type="float" office:value="94.1006011962891" calcext:value-type="float">
            <text:p>94.1006011963</text:p>
          </table:table-cell>
          <table:table-cell/>
          <table:table-cell table:formula="of:=([.A340]-[.B340])^2" office:value-type="float" office:value="2.02862767339211" calcext:value-type="float">
            <text:p>2.0286276734</text:p>
          </table:table-cell>
          <table:table-cell table:formula="of:=([.E340]-[.F340])^2" office:value-type="float" office:value="0.827006184190894" calcext:value-type="float">
            <text:p>0.8270061842</text:p>
          </table:table-cell>
          <table:table-cell table:formula="of:=([.A340]-([.B340]+[.F340])/2)^2" office:value-type="float" office:value="1.36153637286559" calcext:value-type="float">
            <text:p>1.3615363729</text:p>
          </table:table-cell>
          <table:table-cell table:formula="of:=([.I340]-[.J340])^2" office:value-type="float" office:value="2.39295727920245" calcext:value-type="float">
            <text:p>2.3929572792</text:p>
          </table:table-cell>
          <table:table-cell table:formula="of:=[.M340]-[.N340]" office:value-type="float" office:value="1.20162148920121" calcext:value-type="float">
            <text:p>1.2016214892</text:p>
          </table:table-cell>
          <table:table-cell table:formula="of:=[.M340]-[.P340]" office:value-type="float" office:value="-0.364329605810346" calcext:value-type="float">
            <text:p>-0.3643296058</text:p>
          </table:table-cell>
          <table:table-cell table:formula="of:=([.A340]-100.04)^2" office:value-type="float" office:value="25.3009" calcext:value-type="float">
            <text:p>25.3009</text:p>
          </table:table-cell>
          <table:table-cell/>
          <table:table-cell table:formula="of:=[.Q340]+[.U339]" office:value-type="float" office:value="1727.99594521893" calcext:value-type="float">
            <text:p>1727.9959452189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96.2255020141602" calcext:value-type="float">
            <text:p>96.2255020142</text:p>
          </table:table-cell>
          <table:table-cell office:value-type="float" office:value="95.04" calcext:value-type="float">
            <text:p>95.04</text:p>
          </table:table-cell>
          <table:table-cell office:value-type="float" office:value="93.2162933349609" calcext:value-type="float">
            <text:p>93.216293335</text:p>
          </table:table-cell>
          <table:table-cell office:value-type="float" office:value="95.04" calcext:value-type="float">
            <text:p>95.04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95.04" calcext:value-type="float">
            <text:p>95.04</text:p>
          </table:table-cell>
          <table:table-cell office:value-type="float" office:value="92.2003326416016" calcext:value-type="float">
            <text:p>92.2003326416</text:p>
          </table:table-cell>
          <table:table-cell office:value-type="float" office:value="95.04" calcext:value-type="float">
            <text:p>95.04</text:p>
          </table:table-cell>
          <table:table-cell office:value-type="float" office:value="94.6035919189453" calcext:value-type="float">
            <text:p>94.6035919189</text:p>
          </table:table-cell>
          <table:table-cell office:value-type="float" office:value="93.0706939697266" calcext:value-type="float">
            <text:p>93.0706939697</text:p>
          </table:table-cell>
          <table:table-cell/>
          <table:table-cell table:formula="of:=([.A341]-[.B341])^2" office:value-type="float" office:value="1.40541502557777" calcext:value-type="float">
            <text:p>1.4054150256</text:p>
          </table:table-cell>
          <table:table-cell table:formula="of:=([.E341]-[.F341])^2" office:value-type="float" office:value="3.87816624087135" calcext:value-type="float">
            <text:p>3.8781662409</text:p>
          </table:table-cell>
          <table:table-cell table:formula="of:=([.A341]-([.B341]+[.F341])/2)^2" office:value-type="float" office:value="0.153587183918832" calcext:value-type="float">
            <text:p>0.1535871839</text:p>
          </table:table-cell>
          <table:table-cell table:formula="of:=([.I341]-[.J341])^2" office:value-type="float" office:value="0.19045201320984" calcext:value-type="float">
            <text:p>0.1904520132</text:p>
          </table:table-cell>
          <table:table-cell table:formula="of:=[.M341]-[.N341]" office:value-type="float" office:value="-2.47275121529358" calcext:value-type="float">
            <text:p>-2.4727512153</text:p>
          </table:table-cell>
          <table:table-cell table:formula="of:=[.M341]-[.P341]" office:value-type="float" office:value="1.21496301236793" calcext:value-type="float">
            <text:p>1.2149630124</text:p>
          </table:table-cell>
          <table:table-cell table:formula="of:=([.A341]-100.04)^2" office:value-type="float" office:value="25" calcext:value-type="float">
            <text:p>25</text:p>
          </table:table-cell>
          <table:table-cell/>
          <table:table-cell table:formula="of:=[.Q341]+[.U340]" office:value-type="float" office:value="1725.52319400364" calcext:value-type="float">
            <text:p>1725.5231940036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95.5253524780273" calcext:value-type="float">
            <text:p>95.525352478</text:p>
          </table:table-cell>
          <table:table-cell office:value-type="float" office:value="95.04" calcext:value-type="float">
            <text:p>95.04</text:p>
          </table:table-cell>
          <table:table-cell office:value-type="float" office:value="96.0233993530273" calcext:value-type="float">
            <text:p>96.023399353</text:p>
          </table:table-cell>
          <table:table-cell office:value-type="float" office:value="95.04" calcext:value-type="float">
            <text:p>95.04</text:p>
          </table:table-cell>
          <table:table-cell office:value-type="float" office:value="94.5490341186524" calcext:value-type="float">
            <text:p>94.5490341187</text:p>
          </table:table-cell>
          <table:table-cell office:value-type="float" office:value="95.04" calcext:value-type="float">
            <text:p>95.04</text:p>
          </table:table-cell>
          <table:table-cell office:value-type="float" office:value="96.9463577270508" calcext:value-type="float">
            <text:p>96.9463577271</text:p>
          </table:table-cell>
          <table:table-cell office:value-type="float" office:value="95.04" calcext:value-type="float">
            <text:p>95.04</text:p>
          </table:table-cell>
          <table:table-cell office:value-type="float" office:value="95.425910949707" calcext:value-type="float">
            <text:p>95.4259109497</text:p>
          </table:table-cell>
          <table:table-cell office:value-type="float" office:value="94.5490341186524" calcext:value-type="float">
            <text:p>94.5490341187</text:p>
          </table:table-cell>
          <table:table-cell/>
          <table:table-cell table:formula="of:=([.A342]-[.B342])^2" office:value-type="float" office:value="0.235567027927277" calcext:value-type="float">
            <text:p>0.2355670279</text:p>
          </table:table-cell>
          <table:table-cell table:formula="of:=([.E342]-[.F342])^2" office:value-type="float" office:value="0.241047496647487" calcext:value-type="float">
            <text:p>0.2410474966</text:p>
          </table:table-cell>
          <table:table-cell table:formula="of:=([.A342]-([.B342]+[.F342])/2)^2" office:value-type="float" office:value="0.00000787757420915895" calcext:value-type="float">
            <text:p>7.87757420915895E-06</text:p>
          </table:table-cell>
          <table:table-cell table:formula="of:=([.I342]-[.J342])^2" office:value-type="float" office:value="0.148927261103778" calcext:value-type="float">
            <text:p>0.1489272611</text:p>
          </table:table-cell>
          <table:table-cell table:formula="of:=[.M342]-[.N342]" office:value-type="float" office:value="-0.00548046872020988" calcext:value-type="float">
            <text:p>-0.0054804687</text:p>
          </table:table-cell>
          <table:table-cell table:formula="of:=[.M342]-[.P342]" office:value-type="float" office:value="0.0866397668234992" calcext:value-type="float">
            <text:p>0.0866397668</text:p>
          </table:table-cell>
          <table:table-cell table:formula="of:=([.A342]-100.04)^2" office:value-type="float" office:value="25" calcext:value-type="float">
            <text:p>25</text:p>
          </table:table-cell>
          <table:table-cell/>
          <table:table-cell table:formula="of:=[.Q342]+[.U341]" office:value-type="float" office:value="1725.51771353492" calcext:value-type="float">
            <text:p>1725.5177135349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5.1" calcext:value-type="float">
            <text:p>95.1</text:p>
          </table:table-cell>
          <table:table-cell office:value-type="float" office:value="101.530876159668" calcext:value-type="float">
            <text:p>101.5308761597</text:p>
          </table:table-cell>
          <table:table-cell office:value-type="float" office:value="95.1" calcext:value-type="float">
            <text:p>95.1</text:p>
          </table:table-cell>
          <table:table-cell office:value-type="float" office:value="93.5490951538086" calcext:value-type="float">
            <text:p>93.5490951538</text:p>
          </table:table-cell>
          <table:table-cell office:value-type="float" office:value="95.1" calcext:value-type="float">
            <text:p>95.1</text:p>
          </table:table-cell>
          <table:table-cell office:value-type="float" office:value="97.8390579223633" calcext:value-type="float">
            <text:p>97.8390579224</text:p>
          </table:table-cell>
          <table:table-cell office:value-type="float" office:value="95.1" calcext:value-type="float">
            <text:p>95.1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5490951538086" calcext:value-type="float">
            <text:p>93.5490951538</text:p>
          </table:table-cell>
          <table:table-cell/>
          <table:table-cell table:formula="of:=([.A343]-[.B343])^2" office:value-type="float" office:value="0.318591827342746" calcext:value-type="float">
            <text:p>0.3185918273</text:p>
          </table:table-cell>
          <table:table-cell table:formula="of:=([.E343]-[.F343])^2" office:value-type="float" office:value="2.40530584193997" calcext:value-type="float">
            <text:p>2.4053058419</text:p>
          </table:table-cell>
          <table:table-cell table:formula="of:=([.A343]-([.B343]+[.F343])/2)^2" office:value-type="float" office:value="1.11867031160741" calcext:value-type="float">
            <text:p>1.1186703116</text:p>
          </table:table-cell>
          <table:table-cell table:formula="of:=([.I343]-[.J343])^2" office:value-type="float" office:value="0.221778392235277" calcext:value-type="float">
            <text:p>0.2217783922</text:p>
          </table:table-cell>
          <table:table-cell table:formula="of:=[.M343]-[.N343]" office:value-type="float" office:value="-2.08671401459723" calcext:value-type="float">
            <text:p>-2.0867140146</text:p>
          </table:table-cell>
          <table:table-cell table:formula="of:=[.M343]-[.P343]" office:value-type="float" office:value="0.0968134351074685" calcext:value-type="float">
            <text:p>0.0968134351</text:p>
          </table:table-cell>
          <table:table-cell table:formula="of:=([.A343]-100.04)^2" office:value-type="float" office:value="24.4036000000001" calcext:value-type="float">
            <text:p>24.4036</text:p>
          </table:table-cell>
          <table:table-cell/>
          <table:table-cell table:formula="of:=[.Q343]+[.U342]" office:value-type="float" office:value="1723.43099952032" calcext:value-type="float">
            <text:p>1723.4309995203</text:p>
          </table:table-cell>
        </table:table-row>
        <table:table-row table:style-name="ro1">
          <table:table-cell office:value-type="float" office:value="95.15" calcext:value-type="float">
            <text:p>95.15</text:p>
          </table:table-cell>
          <table:table-cell office:value-type="float" office:value="93.8442306518555" calcext:value-type="float">
            <text:p>93.8442306519</text:p>
          </table:table-cell>
          <table:table-cell office:value-type="float" office:value="95.15" calcext:value-type="float">
            <text:p>95.15</text:p>
          </table:table-cell>
          <table:table-cell office:value-type="float" office:value="95.2321472167969" calcext:value-type="float">
            <text:p>95.2321472168</text:p>
          </table:table-cell>
          <table:table-cell office:value-type="float" office:value="95.15" calcext:value-type="float">
            <text:p>95.15</text:p>
          </table:table-cell>
          <table:table-cell office:value-type="float" office:value="93.406005859375" calcext:value-type="float">
            <text:p>93.4060058594</text:p>
          </table:table-cell>
          <table:table-cell office:value-type="float" office:value="95.15" calcext:value-type="float">
            <text:p>95.15</text:p>
          </table:table-cell>
          <table:table-cell office:value-type="float" office:value="92.9951019287109" calcext:value-type="float">
            <text:p>92.9951019287</text:p>
          </table:table-cell>
          <table:table-cell office:value-type="float" office:value="95.15" calcext:value-type="float">
            <text:p>95.15</text:p>
          </table:table-cell>
          <table:table-cell office:value-type="float" office:value="93.6509475708008" calcext:value-type="float">
            <text:p>93.6509475708</text:p>
          </table:table-cell>
          <table:table-cell office:value-type="float" office:value="93.406005859375" calcext:value-type="float">
            <text:p>93.4060058594</text:p>
          </table:table-cell>
          <table:table-cell/>
          <table:table-cell table:formula="of:=([.A344]-[.B344])^2" office:value-type="float" office:value="1.70503359055381" calcext:value-type="float">
            <text:p>1.7050335906</text:p>
          </table:table-cell>
          <table:table-cell table:formula="of:=([.E344]-[.F344])^2" office:value-type="float" office:value="3.04151556253435" calcext:value-type="float">
            <text:p>3.0415155625</text:p>
          </table:table-cell>
          <table:table-cell table:formula="of:=([.A344]-([.B344]+[.F344])/2)^2" office:value-type="float" office:value="2.32526433435794" calcext:value-type="float">
            <text:p>2.3252643344</text:p>
          </table:table-cell>
          <table:table-cell table:formula="of:=([.I344]-[.J344])^2" office:value-type="float" office:value="2.2471581854881" calcext:value-type="float">
            <text:p>2.2471581855</text:p>
          </table:table-cell>
          <table:table-cell table:formula="of:=[.M344]-[.N344]" office:value-type="float" office:value="-1.33648197198054" calcext:value-type="float">
            <text:p>-1.336481972</text:p>
          </table:table-cell>
          <table:table-cell table:formula="of:=[.M344]-[.P344]" office:value-type="float" office:value="-0.542124594934287" calcext:value-type="float">
            <text:p>-0.5421245949</text:p>
          </table:table-cell>
          <table:table-cell table:formula="of:=([.A344]-100.04)^2" office:value-type="float" office:value="23.9121" calcext:value-type="float">
            <text:p>23.9121</text:p>
          </table:table-cell>
          <table:table-cell/>
          <table:table-cell table:formula="of:=[.Q344]+[.U343]" office:value-type="float" office:value="1722.09451754834" calcext:value-type="float">
            <text:p>1722.0945175484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95.1317291259766" calcext:value-type="float">
            <text:p>95.131729126</text:p>
          </table:table-cell>
          <table:table-cell office:value-type="float" office:value="95.21" calcext:value-type="float">
            <text:p>95.21</text:p>
          </table:table-cell>
          <table:table-cell office:value-type="float" office:value="94.5437164306641" calcext:value-type="float">
            <text:p>94.5437164307</text:p>
          </table:table-cell>
          <table:table-cell office:value-type="float" office:value="95.21" calcext:value-type="float">
            <text:p>95.21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5.21" calcext:value-type="float">
            <text:p>95.21</text:p>
          </table:table-cell>
          <table:table-cell office:value-type="float" office:value="92.4995956420898" calcext:value-type="float">
            <text:p>92.4995956421</text:p>
          </table:table-cell>
          <table:table-cell office:value-type="float" office:value="95.21" calcext:value-type="float">
            <text:p>95.21</text:p>
          </table:table-cell>
          <table:table-cell office:value-type="float" office:value="95.1472396850586" calcext:value-type="float">
            <text:p>95.1472396851</text:p>
          </table:table-cell>
          <table:table-cell office:value-type="float" office:value="94.5506744384766" calcext:value-type="float">
            <text:p>94.5506744385</text:p>
          </table:table-cell>
          <table:table-cell/>
          <table:table-cell table:formula="of:=([.A345]-[.B345])^2" office:value-type="float" office:value="0.00612632972039184" calcext:value-type="float">
            <text:p>0.0061263297</text:p>
          </table:table-cell>
          <table:table-cell table:formula="of:=([.E345]-[.F345])^2" office:value-type="float" office:value="0.434710196078188" calcext:value-type="float">
            <text:p>0.4347101961</text:p>
          </table:table-cell>
          <table:table-cell table:formula="of:=([.A345]-([.B345]+[.F345])/2)^2" office:value-type="float" office:value="0.136012125432859" calcext:value-type="float">
            <text:p>0.1360121254</text:p>
          </table:table-cell>
          <table:table-cell table:formula="of:=([.I345]-[.J345])^2" office:value-type="float" office:value="0.00393885713154372" calcext:value-type="float">
            <text:p>0.0039388571</text:p>
          </table:table-cell>
          <table:table-cell table:formula="of:=[.M345]-[.N345]" office:value-type="float" office:value="-0.428583866357796" calcext:value-type="float">
            <text:p>-0.4285838664</text:p>
          </table:table-cell>
          <table:table-cell table:formula="of:=[.M345]-[.P345]" office:value-type="float" office:value="0.00218747258884813" calcext:value-type="float">
            <text:p>0.0021874726</text:p>
          </table:table-cell>
          <table:table-cell table:formula="of:=([.A345]-100.04)^2" office:value-type="float" office:value="23.3289000000001" calcext:value-type="float">
            <text:p>23.3289</text:p>
          </table:table-cell>
          <table:table-cell/>
          <table:table-cell table:formula="of:=[.Q345]+[.U344]" office:value-type="float" office:value="1721.66593368198" calcext:value-type="float">
            <text:p>1721.665933682</text:p>
          </table:table-cell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94.1006088256836" calcext:value-type="float">
            <text:p>94.1006088257</text:p>
          </table:table-cell>
          <table:table-cell office:value-type="float" office:value="95.33" calcext:value-type="float">
            <text:p>95.33</text:p>
          </table:table-cell>
          <table:table-cell office:value-type="float" office:value="91.0829620361328" calcext:value-type="float">
            <text:p>91.0829620361</text:p>
          </table:table-cell>
          <table:table-cell office:value-type="float" office:value="95.33" calcext:value-type="float">
            <text:p>95.33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95.33" calcext:value-type="float">
            <text:p>95.33</text:p>
          </table:table-cell>
          <table:table-cell office:value-type="float" office:value="90.8198089599609" calcext:value-type="float">
            <text:p>90.81980896</text:p>
          </table:table-cell>
          <table:table-cell office:value-type="float" office:value="95.33" calcext:value-type="float">
            <text:p>95.33</text:p>
          </table:table-cell>
          <table:table-cell office:value-type="float" office:value="94.0856704711914" calcext:value-type="float">
            <text:p>94.0856704712</text:p>
          </table:table-cell>
          <table:table-cell office:value-type="float" office:value="93.2337188720703" calcext:value-type="float">
            <text:p>93.2337188721</text:p>
          </table:table-cell>
          <table:table-cell/>
          <table:table-cell table:formula="of:=([.A346]-[.B346])^2" office:value-type="float" office:value="1.51140265948707" calcext:value-type="float">
            <text:p>1.5114026595</text:p>
          </table:table-cell>
          <table:table-cell table:formula="of:=([.E346]-[.F346])^2" office:value-type="float" office:value="4.39439456731416" calcext:value-type="float">
            <text:p>4.3943945673</text:p>
          </table:table-cell>
          <table:table-cell table:formula="of:=([.A346]-([.B346]+[.F346])/2)^2" office:value-type="float" office:value="2.7650240654817" calcext:value-type="float">
            <text:p>2.7650240655</text:p>
          </table:table-cell>
          <table:table-cell table:formula="of:=([.I346]-[.J346])^2" office:value-type="float" office:value="1.54835597626501" calcext:value-type="float">
            <text:p>1.5483559763</text:p>
          </table:table-cell>
          <table:table-cell table:formula="of:=[.M346]-[.N346]" office:value-type="float" office:value="-2.88299190782709" calcext:value-type="float">
            <text:p>-2.8829919078</text:p>
          </table:table-cell>
          <table:table-cell table:formula="of:=[.M346]-[.P346]" office:value-type="float" office:value="-0.0369533167779446" calcext:value-type="float">
            <text:p>-0.0369533168</text:p>
          </table:table-cell>
          <table:table-cell table:formula="of:=([.A346]-100.04)^2" office:value-type="float" office:value="22.1841000000001" calcext:value-type="float">
            <text:p>22.1841</text:p>
          </table:table-cell>
          <table:table-cell/>
          <table:table-cell table:formula="of:=[.Q346]+[.U345]" office:value-type="float" office:value="1718.78294177416" calcext:value-type="float">
            <text:p>1718.7829417742</text:p>
          </table:table-cell>
        </table:table-row>
        <table:table-row table:style-name="ro1">
          <table:table-cell office:value-type="float" office:value="95.37" calcext:value-type="float">
            <text:p>95.37</text:p>
          </table:table-cell>
          <table:table-cell office:value-type="float" office:value="95.2811813354492" calcext:value-type="float">
            <text:p>95.2811813354</text:p>
          </table:table-cell>
          <table:table-cell office:value-type="float" office:value="95.37" calcext:value-type="float">
            <text:p>95.37</text:p>
          </table:table-cell>
          <table:table-cell office:value-type="float" office:value="94.6459808349609" calcext:value-type="float">
            <text:p>94.645980835</text:p>
          </table:table-cell>
          <table:table-cell office:value-type="float" office:value="95.37" calcext:value-type="float">
            <text:p>95.37</text:p>
          </table:table-cell>
          <table:table-cell office:value-type="float" office:value="94.5713806152344" calcext:value-type="float">
            <text:p>94.5713806152</text:p>
          </table:table-cell>
          <table:table-cell office:value-type="float" office:value="95.37" calcext:value-type="float">
            <text:p>95.37</text:p>
          </table:table-cell>
          <table:table-cell office:value-type="float" office:value="94.8815536499023" calcext:value-type="float">
            <text:p>94.8815536499</text:p>
          </table:table-cell>
          <table:table-cell office:value-type="float" office:value="95.37" calcext:value-type="float">
            <text:p>95.37</text:p>
          </table:table-cell>
          <table:table-cell office:value-type="float" office:value="95.0836868286133" calcext:value-type="float">
            <text:p>95.0836868286</text:p>
          </table:table-cell>
          <table:table-cell office:value-type="float" office:value="94.5713806152344" calcext:value-type="float">
            <text:p>94.5713806152</text:p>
          </table:table-cell>
          <table:table-cell/>
          <table:table-cell table:formula="of:=([.A347]-[.B347])^2" office:value-type="float" office:value="0.00788875517258501" calcext:value-type="float">
            <text:p>0.0078887552</text:p>
          </table:table-cell>
          <table:table-cell table:formula="of:=([.E347]-[.F347])^2" office:value-type="float" office:value="0.637792921723433" calcext:value-type="float">
            <text:p>0.6377929217</text:p>
          </table:table-cell>
          <table:table-cell table:formula="of:=([.A347]-([.B347]+[.F347])/2)^2" office:value-type="float" office:value="0.196886572843631" calcext:value-type="float">
            <text:p>0.1968865728</text:p>
          </table:table-cell>
          <table:table-cell table:formula="of:=([.I347]-[.J347])^2" office:value-type="float" office:value="0.0819752321095232" calcext:value-type="float">
            <text:p>0.0819752321</text:p>
          </table:table-cell>
          <table:table-cell table:formula="of:=[.M347]-[.N347]" office:value-type="float" office:value="-0.629904166550848" calcext:value-type="float">
            <text:p>-0.6299041666</text:p>
          </table:table-cell>
          <table:table-cell table:formula="of:=[.M347]-[.P347]" office:value-type="float" office:value="-0.0740864769369382" calcext:value-type="float">
            <text:p>-0.0740864769</text:p>
          </table:table-cell>
          <table:table-cell table:formula="of:=([.A347]-100.04)^2" office:value-type="float" office:value="21.8089" calcext:value-type="float">
            <text:p>21.8089</text:p>
          </table:table-cell>
          <table:table-cell/>
          <table:table-cell table:formula="of:=[.Q347]+[.U346]" office:value-type="float" office:value="1718.15303760761" calcext:value-type="float">
            <text:p>1718.1530376076</text:p>
          </table:table-cell>
        </table:table-row>
        <table:table-row table:style-name="ro1">
          <table:table-cell office:value-type="float" office:value="95.44" calcext:value-type="float">
            <text:p>95.44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5.44" calcext:value-type="float">
            <text:p>95.44</text:p>
          </table:table-cell>
          <table:table-cell office:value-type="float" office:value="98.6974411010742" calcext:value-type="float">
            <text:p>98.6974411011</text:p>
          </table:table-cell>
          <table:table-cell office:value-type="float" office:value="95.44" calcext:value-type="float">
            <text:p>95.44</text:p>
          </table:table-cell>
          <table:table-cell office:value-type="float" office:value="93.636474609375" calcext:value-type="float">
            <text:p>93.6364746094</text:p>
          </table:table-cell>
          <table:table-cell office:value-type="float" office:value="95.44" calcext:value-type="float">
            <text:p>95.44</text:p>
          </table:table-cell>
          <table:table-cell office:value-type="float" office:value="92.8845367431641" calcext:value-type="float">
            <text:p>92.8845367432</text:p>
          </table:table-cell>
          <table:table-cell office:value-type="float" office:value="95.44" calcext:value-type="float">
            <text:p>95.44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636474609375" calcext:value-type="float">
            <text:p>93.6364746094</text:p>
          </table:table-cell>
          <table:table-cell/>
          <table:table-cell table:formula="of:=([.A348]-[.B348])^2" office:value-type="float" office:value="0.818010613963842" calcext:value-type="float">
            <text:p>0.818010614</text:p>
          </table:table-cell>
          <table:table-cell table:formula="of:=([.E348]-[.F348])^2" office:value-type="float" office:value="3.25270383462905" calcext:value-type="float">
            <text:p>3.2527038346</text:p>
          </table:table-cell>
          <table:table-cell table:formula="of:=([.A348]-([.B348]+[.F348])/2)^2" office:value-type="float" office:value="1.83326831610596" calcext:value-type="float">
            <text:p>1.8332683161</text:p>
          </table:table-cell>
          <table:table-cell table:formula="of:=([.I348]-[.J348])^2" office:value-type="float" office:value="0.894217029601704" calcext:value-type="float">
            <text:p>0.8942170296</text:p>
          </table:table-cell>
          <table:table-cell table:formula="of:=[.M348]-[.N348]" office:value-type="float" office:value="-2.43469322066521" calcext:value-type="float">
            <text:p>-2.4346932207</text:p>
          </table:table-cell>
          <table:table-cell table:formula="of:=[.M348]-[.P348]" office:value-type="float" office:value="-0.0762064156378618" calcext:value-type="float">
            <text:p>-0.0762064156</text:p>
          </table:table-cell>
          <table:table-cell table:formula="of:=([.A348]-100.04)^2" office:value-type="float" office:value="21.1600000000001" calcext:value-type="float">
            <text:p>21.16</text:p>
          </table:table-cell>
          <table:table-cell/>
          <table:table-cell table:formula="of:=[.Q348]+[.U347]" office:value-type="float" office:value="1715.71834438694" calcext:value-type="float">
            <text:p>1715.7183443869</text:p>
          </table:table-cell>
        </table:table-row>
        <table:table-row table:style-name="ro1">
          <table:table-cell office:value-type="float" office:value="95.57" calcext:value-type="float">
            <text:p>95.57</text:p>
          </table:table-cell>
          <table:table-cell office:value-type="float" office:value="94.1654357910156" calcext:value-type="float">
            <text:p>94.165435791</text:p>
          </table:table-cell>
          <table:table-cell office:value-type="float" office:value="95.57" calcext:value-type="float">
            <text:p>95.57</text:p>
          </table:table-cell>
          <table:table-cell office:value-type="float" office:value="95.6792984008789" calcext:value-type="float">
            <text:p>95.6792984009</text:p>
          </table:table-cell>
          <table:table-cell office:value-type="float" office:value="95.57" calcext:value-type="float">
            <text:p>95.57</text:p>
          </table:table-cell>
          <table:table-cell office:value-type="float" office:value="94.638053894043" calcext:value-type="float">
            <text:p>94.638053894</text:p>
          </table:table-cell>
          <table:table-cell office:value-type="float" office:value="95.57" calcext:value-type="float">
            <text:p>95.57</text:p>
          </table:table-cell>
          <table:table-cell office:value-type="float" office:value="95.4892578125" calcext:value-type="float">
            <text:p>95.4892578125</text:p>
          </table:table-cell>
          <table:table-cell office:value-type="float" office:value="95.57" calcext:value-type="float">
            <text:p>95.57</text:p>
          </table:table-cell>
          <table:table-cell office:value-type="float" office:value="94.4767990112305" calcext:value-type="float">
            <text:p>94.4767990112</text:p>
          </table:table-cell>
          <table:table-cell office:value-type="float" office:value="94.638053894043" calcext:value-type="float">
            <text:p>94.638053894</text:p>
          </table:table-cell>
          <table:table-cell/>
          <table:table-cell table:formula="of:=([.A349]-[.B349])^2" office:value-type="float" office:value="1.97280061715988" calcext:value-type="float">
            <text:p>1.9728006172</text:p>
          </table:table-cell>
          <table:table-cell table:formula="of:=([.E349]-[.F349])^2" office:value-type="float" office:value="0.868523544408461" calcext:value-type="float">
            <text:p>0.8685235444</text:p>
          </table:table-cell>
          <table:table-cell table:formula="of:=([.A349]-([.B349]+[.F349])/2)^2" office:value-type="float" office:value="1.36482011295688" calcext:value-type="float">
            <text:p>1.364820113</text:p>
          </table:table-cell>
          <table:table-cell table:formula="of:=([.I349]-[.J349])^2" office:value-type="float" office:value="1.19508840184667" calcext:value-type="float">
            <text:p>1.1950884018</text:p>
          </table:table-cell>
          <table:table-cell table:formula="of:=[.M349]-[.N349]" office:value-type="float" office:value="1.10427707275142" calcext:value-type="float">
            <text:p>1.1042770728</text:p>
          </table:table-cell>
          <table:table-cell table:formula="of:=[.M349]-[.P349]" office:value-type="float" office:value="0.777712215313218" calcext:value-type="float">
            <text:p>0.7777122153</text:p>
          </table:table-cell>
          <table:table-cell table:formula="of:=([.A349]-100.04)^2" office:value-type="float" office:value="19.9809000000001" calcext:value-type="float">
            <text:p>19.9809</text:p>
          </table:table-cell>
          <table:table-cell/>
          <table:table-cell table:formula="of:=[.Q349]+[.U348]" office:value-type="float" office:value="1716.82262145969" calcext:value-type="float">
            <text:p>1716.8226214597</text:p>
          </table:table-cell>
        </table:table-row>
        <table:table-row table:style-name="ro1">
          <table:table-cell office:value-type="float" office:value="95.64" calcext:value-type="float">
            <text:p>95.64</text:p>
          </table:table-cell>
          <table:table-cell office:value-type="float" office:value="95.1410446166992" calcext:value-type="float">
            <text:p>95.1410446167</text:p>
          </table:table-cell>
          <table:table-cell office:value-type="float" office:value="95.64" calcext:value-type="float">
            <text:p>95.64</text:p>
          </table:table-cell>
          <table:table-cell office:value-type="float" office:value="89.7076416015625" calcext:value-type="float">
            <text:p>89.7076416016</text:p>
          </table:table-cell>
          <table:table-cell office:value-type="float" office:value="95.64" calcext:value-type="float">
            <text:p>95.64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5.64" calcext:value-type="float">
            <text:p>95.64</text:p>
          </table:table-cell>
          <table:table-cell office:value-type="float" office:value="90.2833251953125" calcext:value-type="float">
            <text:p>90.2833251953</text:p>
          </table:table-cell>
          <table:table-cell office:value-type="float" office:value="95.64" calcext:value-type="float">
            <text:p>95.64</text:p>
          </table:table-cell>
          <table:table-cell office:value-type="float" office:value="94.6960754394531" calcext:value-type="float">
            <text:p>94.6960754395</text:p>
          </table:table-cell>
          <table:table-cell office:value-type="float" office:value="92.6587524414063" calcext:value-type="float">
            <text:p>92.6587524414</text:p>
          </table:table-cell>
          <table:table-cell/>
          <table:table-cell table:formula="of:=([.A350]-[.B350])^2" office:value-type="float" office:value="0.24895647452483" calcext:value-type="float">
            <text:p>0.2489564745</text:p>
          </table:table-cell>
          <table:table-cell table:formula="of:=([.E350]-[.F350])^2" office:value-type="float" office:value="8.8878370056212" calcext:value-type="float">
            <text:p>8.8878370056</text:p>
          </table:table-cell>
          <table:table-cell table:formula="of:=([.A350]-([.B350]+[.F350])/2)^2" office:value-type="float" office:value="3.02795312919284" calcext:value-type="float">
            <text:p>3.0279531292</text:p>
          </table:table-cell>
          <table:table-cell table:formula="of:=([.I350]-[.J350])^2" office:value-type="float" office:value="0.890993576003612" calcext:value-type="float">
            <text:p>0.890993576</text:p>
          </table:table-cell>
          <table:table-cell table:formula="of:=[.M350]-[.N350]" office:value-type="float" office:value="-8.63888053109637" calcext:value-type="float">
            <text:p>-8.6388805311</text:p>
          </table:table-cell>
          <table:table-cell table:formula="of:=[.M350]-[.P350]" office:value-type="float" office:value="-0.642037101478782" calcext:value-type="float">
            <text:p>-0.6420371015</text:p>
          </table:table-cell>
          <table:table-cell table:formula="of:=([.A350]-100.04)^2" office:value-type="float" office:value="19.36" calcext:value-type="float">
            <text:p>19.36</text:p>
          </table:table-cell>
          <table:table-cell/>
          <table:table-cell table:formula="of:=[.Q350]+[.U349]" office:value-type="float" office:value="1708.1837409286" calcext:value-type="float">
            <text:p>1708.1837409286</text:p>
          </table:table-cell>
        </table:table-row>
        <table:table-row table:style-name="ro1">
          <table:table-cell office:value-type="float" office:value="95.65" calcext:value-type="float">
            <text:p>95.65</text:p>
          </table:table-cell>
          <table:table-cell office:value-type="float" office:value="93.3004837036133" calcext:value-type="float">
            <text:p>93.3004837036</text:p>
          </table:table-cell>
          <table:table-cell office:value-type="float" office:value="95.65" calcext:value-type="float">
            <text:p>95.65</text:p>
          </table:table-cell>
          <table:table-cell office:value-type="float" office:value="91.3405227661133" calcext:value-type="float">
            <text:p>91.3405227661</text:p>
          </table:table-cell>
          <table:table-cell office:value-type="float" office:value="95.65" calcext:value-type="float">
            <text:p>95.65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95.65" calcext:value-type="float">
            <text:p>95.65</text:p>
          </table:table-cell>
          <table:table-cell office:value-type="float" office:value="90.3369674682617" calcext:value-type="float">
            <text:p>90.3369674683</text:p>
          </table:table-cell>
          <table:table-cell office:value-type="float" office:value="95.65" calcext:value-type="float">
            <text:p>95.65</text:p>
          </table:table-cell>
          <table:table-cell office:value-type="float" office:value="93.3975448608399" calcext:value-type="float">
            <text:p>93.3975448608</text:p>
          </table:table-cell>
          <table:table-cell office:value-type="float" office:value="93.2845993041992" calcext:value-type="float">
            <text:p>93.2845993042</text:p>
          </table:table-cell>
          <table:table-cell/>
          <table:table-cell table:formula="of:=([.A351]-[.B351])^2" office:value-type="float" office:value="5.52022682698679" calcext:value-type="float">
            <text:p>5.520226827</text:p>
          </table:table-cell>
          <table:table-cell table:formula="of:=([.E351]-[.F351])^2" office:value-type="float" office:value="5.59512045169485" calcext:value-type="float">
            <text:p>5.5951204517</text:p>
          </table:table-cell>
          <table:table-cell table:formula="of:=([.A351]-([.B351]+[.F351])/2)^2" office:value-type="float" office:value="5.55761056080463" calcext:value-type="float">
            <text:p>5.5576105608</text:p>
          </table:table-cell>
          <table:table-cell table:formula="of:=([.I351]-[.J351])^2" office:value-type="float" office:value="5.07355415392903" calcext:value-type="float">
            <text:p>5.0735541539</text:p>
          </table:table-cell>
          <table:table-cell table:formula="of:=[.M351]-[.N351]" office:value-type="float" office:value="-0.0748936247080572" calcext:value-type="float">
            <text:p>-0.0748936247</text:p>
          </table:table-cell>
          <table:table-cell table:formula="of:=[.M351]-[.P351]" office:value-type="float" office:value="0.446672673057766" calcext:value-type="float">
            <text:p>0.4466726731</text:p>
          </table:table-cell>
          <table:table-cell table:formula="of:=([.A351]-100.04)^2" office:value-type="float" office:value="19.2721" calcext:value-type="float">
            <text:p>19.2721</text:p>
          </table:table-cell>
          <table:table-cell/>
          <table:table-cell table:formula="of:=[.Q351]+[.U350]" office:value-type="float" office:value="1708.10884730389" calcext:value-type="float">
            <text:p>1708.1088473039</text:p>
          </table:table-cell>
        </table:table-row>
        <table:table-row table:style-name="ro1">
          <table:table-cell office:value-type="float" office:value="95.71" calcext:value-type="float">
            <text:p>95.71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5.71" calcext:value-type="float">
            <text:p>95.71</text:p>
          </table:table-cell>
          <table:table-cell office:value-type="float" office:value="95.824333190918" calcext:value-type="float">
            <text:p>95.8243331909</text:p>
          </table:table-cell>
          <table:table-cell office:value-type="float" office:value="95.71" calcext:value-type="float">
            <text:p>95.71</text:p>
          </table:table-cell>
          <table:table-cell office:value-type="float" office:value="93.2690124511719" calcext:value-type="float">
            <text:p>93.2690124512</text:p>
          </table:table-cell>
          <table:table-cell office:value-type="float" office:value="95.71" calcext:value-type="float">
            <text:p>95.71</text:p>
          </table:table-cell>
          <table:table-cell office:value-type="float" office:value="92.9011611938477" calcext:value-type="float">
            <text:p>92.9011611938</text:p>
          </table:table-cell>
          <table:table-cell office:value-type="float" office:value="95.71" calcext:value-type="float">
            <text:p>95.71</text:p>
          </table:table-cell>
          <table:table-cell office:value-type="float" office:value="93.6509475708008" calcext:value-type="float">
            <text:p>93.6509475708</text:p>
          </table:table-cell>
          <table:table-cell office:value-type="float" office:value="93.2690124511719" calcext:value-type="float">
            <text:p>93.2690124512</text:p>
          </table:table-cell>
          <table:table-cell/>
          <table:table-cell table:formula="of:=([.A352]-[.B352])^2" office:value-type="float" office:value="3.69284461105324" calcext:value-type="float">
            <text:p>3.6928446111</text:p>
          </table:table-cell>
          <table:table-cell table:formula="of:=([.E352]-[.F352])^2" office:value-type="float" office:value="5.95842021353391" calcext:value-type="float">
            <text:p>5.9584202135</text:p>
          </table:table-cell>
          <table:table-cell table:formula="of:=([.A352]-([.B352]+[.F352])/2)^2" office:value-type="float" office:value="4.7582116939025" calcext:value-type="float">
            <text:p>4.7582116939</text:p>
          </table:table-cell>
          <table:table-cell table:formula="of:=([.I352]-[.J352])^2" office:value-type="float" office:value="4.23969690619118" calcext:value-type="float">
            <text:p>4.2396969062</text:p>
          </table:table-cell>
          <table:table-cell table:formula="of:=[.M352]-[.N352]" office:value-type="float" office:value="-2.26557560248067" calcext:value-type="float">
            <text:p>-2.2655756025</text:p>
          </table:table-cell>
          <table:table-cell table:formula="of:=[.M352]-[.P352]" office:value-type="float" office:value="-0.54685229513794" calcext:value-type="float">
            <text:p>-0.5468522951</text:p>
          </table:table-cell>
          <table:table-cell table:formula="of:=([.A352]-100.04)^2" office:value-type="float" office:value="18.7489000000001" calcext:value-type="float">
            <text:p>18.7489</text:p>
          </table:table-cell>
          <table:table-cell/>
          <table:table-cell table:formula="of:=[.Q352]+[.U351]" office:value-type="float" office:value="1705.84327170141" calcext:value-type="float">
            <text:p>1705.8432717014</text:p>
          </table:table-cell>
        </table:table-row>
        <table:table-row table:style-name="ro1">
          <table:table-cell office:value-type="float" office:value="95.71" calcext:value-type="float">
            <text:p>95.71</text:p>
          </table:table-cell>
          <table:table-cell office:value-type="float" office:value="93.6724014282227" calcext:value-type="float">
            <text:p>93.6724014282</text:p>
          </table:table-cell>
          <table:table-cell office:value-type="float" office:value="95.71" calcext:value-type="float">
            <text:p>95.71</text:p>
          </table:table-cell>
          <table:table-cell office:value-type="float" office:value="92.8006591796875" calcext:value-type="float">
            <text:p>92.8006591797</text:p>
          </table:table-cell>
          <table:table-cell office:value-type="float" office:value="95.71" calcext:value-type="float">
            <text:p>95.71</text:p>
          </table:table-cell>
          <table:table-cell office:value-type="float" office:value="92.7970123291016" calcext:value-type="float">
            <text:p>92.7970123291</text:p>
          </table:table-cell>
          <table:table-cell office:value-type="float" office:value="95.71" calcext:value-type="float">
            <text:p>95.71</text:p>
          </table:table-cell>
          <table:table-cell office:value-type="float" office:value="92.1445770263672" calcext:value-type="float">
            <text:p>92.1445770264</text:p>
          </table:table-cell>
          <table:table-cell office:value-type="float" office:value="95.71" calcext:value-type="float">
            <text:p>95.71</text:p>
          </table:table-cell>
          <table:table-cell office:value-type="float" office:value="93.5370483398438" calcext:value-type="float">
            <text:p>93.5370483398</text:p>
          </table:table-cell>
          <table:table-cell office:value-type="float" office:value="92.7970123291016" calcext:value-type="float">
            <text:p>92.7970123291</text:p>
          </table:table-cell>
          <table:table-cell/>
          <table:table-cell table:formula="of:=([.A353]-[.B353])^2" office:value-type="float" office:value="4.15180793970905" calcext:value-type="float">
            <text:p>4.1518079397</text:p>
          </table:table-cell>
          <table:table-cell table:formula="of:=([.E353]-[.F353])^2" office:value-type="float" office:value="8.48549717080627" calcext:value-type="float">
            <text:p>8.4854971708</text:p>
          </table:table-cell>
          <table:table-cell table:formula="of:=([.A353]-([.B353]+[.F353])/2)^2" office:value-type="float" office:value="6.12707603654265" calcext:value-type="float">
            <text:p>6.1270760365</text:p>
          </table:table-cell>
          <table:table-cell table:formula="of:=([.I353]-[.J353])^2" office:value-type="float" office:value="4.72171891737578" calcext:value-type="float">
            <text:p>4.7217189174</text:p>
          </table:table-cell>
          <table:table-cell table:formula="of:=[.M353]-[.N353]" office:value-type="float" office:value="-4.33368923109722" calcext:value-type="float">
            <text:p>-4.3336892311</text:p>
          </table:table-cell>
          <table:table-cell table:formula="of:=[.M353]-[.P353]" office:value-type="float" office:value="-0.56991097766673" calcext:value-type="float">
            <text:p>-0.5699109777</text:p>
          </table:table-cell>
          <table:table-cell table:formula="of:=([.A353]-100.04)^2" office:value-type="float" office:value="18.7489000000001" calcext:value-type="float">
            <text:p>18.7489</text:p>
          </table:table-cell>
          <table:table-cell/>
          <table:table-cell table:formula="of:=[.Q353]+[.U352]" office:value-type="float" office:value="1701.50958247031" calcext:value-type="float">
            <text:p>1701.5095824703</text:p>
          </table:table-cell>
        </table:table-row>
        <table:table-row table:style-name="ro1">
          <table:table-cell office:value-type="float" office:value="95.73" calcext:value-type="float">
            <text:p>95.73</text:p>
          </table:table-cell>
          <table:table-cell office:value-type="float" office:value="103.150619506836" calcext:value-type="float">
            <text:p>103.1506195068</text:p>
          </table:table-cell>
          <table:table-cell office:value-type="float" office:value="95.73" calcext:value-type="float">
            <text:p>95.73</text:p>
          </table:table-cell>
          <table:table-cell office:value-type="float" office:value="108.206443786621" calcext:value-type="float">
            <text:p>108.2064437866</text:p>
          </table:table-cell>
          <table:table-cell office:value-type="float" office:value="95.73" calcext:value-type="float">
            <text:p>95.73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95.73" calcext:value-type="float">
            <text:p>95.73</text:p>
          </table:table-cell>
          <table:table-cell office:value-type="float" office:value="102.857719421387" calcext:value-type="float">
            <text:p>102.8577194214</text:p>
          </table:table-cell>
          <table:table-cell office:value-type="float" office:value="95.73" calcext:value-type="float">
            <text:p>95.73</text:p>
          </table:table-cell>
          <table:table-cell office:value-type="float" office:value="103.298156738281" calcext:value-type="float">
            <text:p>103.2981567383</text:p>
          </table:table-cell>
          <table:table-cell office:value-type="float" office:value="102.870872497559" calcext:value-type="float">
            <text:p>102.8708724976</text:p>
          </table:table-cell>
          <table:table-cell/>
          <table:table-cell table:formula="of:=([.A354]-[.B354])^2" office:value-type="float" office:value="55.065593865234" calcext:value-type="float">
            <text:p>55.0655938652</text:p>
          </table:table-cell>
          <table:table-cell table:formula="of:=([.E354]-[.F354])^2" office:value-type="float" office:value="50.9920600263887" calcext:value-type="float">
            <text:p>50.9920600264</text:p>
          </table:table-cell>
          <table:table-cell table:formula="of:=([.A354]-([.B354]+[.F354])/2)^2" office:value-type="float" office:value="53.0092623485114" calcext:value-type="float">
            <text:p>53.0092623485</text:p>
          </table:table-cell>
          <table:table-cell table:formula="of:=([.I354]-[.J354])^2" office:value-type="float" office:value="57.2769964151918" calcext:value-type="float">
            <text:p>57.2769964152</text:p>
          </table:table-cell>
          <table:table-cell table:formula="of:=[.M354]-[.N354]" office:value-type="float" office:value="4.07353383884532" calcext:value-type="float">
            <text:p>4.0735338388</text:p>
          </table:table-cell>
          <table:table-cell table:formula="of:=[.M354]-[.P354]" office:value-type="float" office:value="-2.21140254995786" calcext:value-type="float">
            <text:p>-2.21140255</text:p>
          </table:table-cell>
          <table:table-cell table:formula="of:=([.A354]-100.04)^2" office:value-type="float" office:value="18.5761" calcext:value-type="float">
            <text:p>18.5761</text:p>
          </table:table-cell>
          <table:table-cell/>
          <table:table-cell table:formula="of:=[.Q354]+[.U353]" office:value-type="float" office:value="1705.58311630916" calcext:value-type="float">
            <text:p>1705.5831163092</text:p>
          </table:table-cell>
        </table:table-row>
        <table:table-row table:style-name="ro1">
          <table:table-cell office:value-type="float" office:value="96.06" calcext:value-type="float">
            <text:p>96.06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6.06" calcext:value-type="float">
            <text:p>96.06</text:p>
          </table:table-cell>
          <table:table-cell office:value-type="float" office:value="92.7638244628906" calcext:value-type="float">
            <text:p>92.7638244629</text:p>
          </table:table-cell>
          <table:table-cell office:value-type="float" office:value="96.06" calcext:value-type="float">
            <text:p>96.06</text:p>
          </table:table-cell>
          <table:table-cell office:value-type="float" office:value="93.6282348632813" calcext:value-type="float">
            <text:p>93.6282348633</text:p>
          </table:table-cell>
          <table:table-cell office:value-type="float" office:value="96.06" calcext:value-type="float">
            <text:p>96.06</text:p>
          </table:table-cell>
          <table:table-cell office:value-type="float" office:value="92.1222534179688" calcext:value-type="float">
            <text:p>92.122253418</text:p>
          </table:table-cell>
          <table:table-cell office:value-type="float" office:value="96.06" calcext:value-type="float">
            <text:p>96.06</text:p>
          </table:table-cell>
          <table:table-cell office:value-type="float" office:value="93.6509475708008" calcext:value-type="float">
            <text:p>93.6509475708</text:p>
          </table:table-cell>
          <table:table-cell office:value-type="float" office:value="93.6282348632813" calcext:value-type="float">
            <text:p>93.6282348633</text:p>
          </table:table-cell>
          <table:table-cell/>
          <table:table-cell table:formula="of:=([.A355]-[.B355])^2" office:value-type="float" office:value="5.16051889694194" calcext:value-type="float">
            <text:p>5.1605188969</text:p>
          </table:table-cell>
          <table:table-cell table:formula="of:=([.E355]-[.F355])^2" office:value-type="float" office:value="5.91348168016077" calcext:value-type="float">
            <text:p>5.9134816802</text:p>
          </table:table-cell>
          <table:table-cell table:formula="of:=([.A355]-([.B355]+[.F355])/2)^2" office:value-type="float" office:value="5.53059327979762" calcext:value-type="float">
            <text:p>5.5305932798</text:p>
          </table:table-cell>
          <table:table-cell table:formula="of:=([.I355]-[.J355])^2" office:value-type="float" office:value="5.80353360663067" calcext:value-type="float">
            <text:p>5.8035336066</text:p>
          </table:table-cell>
          <table:table-cell table:formula="of:=[.M355]-[.N355]" office:value-type="float" office:value="-0.752962783218828" calcext:value-type="float">
            <text:p>-0.7529627832</text:p>
          </table:table-cell>
          <table:table-cell table:formula="of:=[.M355]-[.P355]" office:value-type="float" office:value="-0.643014709688724" calcext:value-type="float">
            <text:p>-0.6430147097</text:p>
          </table:table-cell>
          <table:table-cell table:formula="of:=([.A355]-100.04)^2" office:value-type="float" office:value="15.8404" calcext:value-type="float">
            <text:p>15.8404</text:p>
          </table:table-cell>
          <table:table-cell/>
          <table:table-cell table:formula="of:=[.Q355]+[.U354]" office:value-type="float" office:value="1704.83015352594" calcext:value-type="float">
            <text:p>1704.8301535259</text:p>
          </table:table-cell>
        </table:table-row>
        <table:table-row table:style-name="ro1">
          <table:table-cell office:value-type="float" office:value="96.23" calcext:value-type="float">
            <text:p>96.23</text:p>
          </table:table-cell>
          <table:table-cell office:value-type="float" office:value="96.3325805664062" calcext:value-type="float">
            <text:p>96.3325805664</text:p>
          </table:table-cell>
          <table:table-cell office:value-type="float" office:value="96.23" calcext:value-type="float">
            <text:p>96.23</text:p>
          </table:table-cell>
          <table:table-cell office:value-type="float" office:value="93.8628616333008" calcext:value-type="float">
            <text:p>93.8628616333</text:p>
          </table:table-cell>
          <table:table-cell office:value-type="float" office:value="96.23" calcext:value-type="float">
            <text:p>96.23</text:p>
          </table:table-cell>
          <table:table-cell office:value-type="float" office:value="92.9155578613281" calcext:value-type="float">
            <text:p>92.9155578613</text:p>
          </table:table-cell>
          <table:table-cell office:value-type="float" office:value="96.23" calcext:value-type="float">
            <text:p>96.23</text:p>
          </table:table-cell>
          <table:table-cell office:value-type="float" office:value="94.5015411376953" calcext:value-type="float">
            <text:p>94.5015411377</text:p>
          </table:table-cell>
          <table:table-cell office:value-type="float" office:value="96.23" calcext:value-type="float">
            <text:p>96.23</text:p>
          </table:table-cell>
          <table:table-cell office:value-type="float" office:value="94.8743133544922" calcext:value-type="float">
            <text:p>94.8743133545</text:p>
          </table:table-cell>
          <table:table-cell office:value-type="float" office:value="92.9155578613281" calcext:value-type="float">
            <text:p>92.9155578613</text:p>
          </table:table-cell>
          <table:table-cell/>
          <table:table-cell table:formula="of:=([.A356]-[.B356])^2" office:value-type="float" office:value="0.0105227726042263" calcext:value-type="float">
            <text:p>0.0105227726</text:p>
          </table:table-cell>
          <table:table-cell table:formula="of:=([.E356]-[.F356])^2" office:value-type="float" office:value="10.9855266906038" calcext:value-type="float">
            <text:p>10.9855266906</text:p>
          </table:table-cell>
          <table:table-cell table:formula="of:=([.A356]-([.B356]+[.F356])/2)^2" office:value-type="float" office:value="2.57901368984917" calcext:value-type="float">
            <text:p>2.5790136898</text:p>
          </table:table-cell>
          <table:table-cell table:formula="of:=([.I356]-[.J356])^2" office:value-type="float" office:value="1.83788628080824" calcext:value-type="float">
            <text:p>1.8378862808</text:p>
          </table:table-cell>
          <table:table-cell table:formula="of:=[.M356]-[.N356]" office:value-type="float" office:value="-10.9750039179996" calcext:value-type="float">
            <text:p>-10.975003918</text:p>
          </table:table-cell>
          <table:table-cell table:formula="of:=[.M356]-[.P356]" office:value-type="float" office:value="-1.82736350820401" calcext:value-type="float">
            <text:p>-1.8273635082</text:p>
          </table:table-cell>
          <table:table-cell table:formula="of:=([.A356]-100.04)^2" office:value-type="float" office:value="14.5161" calcext:value-type="float">
            <text:p>14.5161</text:p>
          </table:table-cell>
          <table:table-cell/>
          <table:table-cell table:formula="of:=[.Q356]+[.U355]" office:value-type="float" office:value="1693.85514960794" calcext:value-type="float">
            <text:p>1693.8551496079</text:p>
          </table:table-cell>
        </table:table-row>
        <table:table-row table:style-name="ro1">
          <table:table-cell office:value-type="float" office:value="96.27" calcext:value-type="float">
            <text:p>96.27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6.27" calcext:value-type="float">
            <text:p>96.27</text:p>
          </table:table-cell>
          <table:table-cell office:value-type="float" office:value="92.9757308959961" calcext:value-type="float">
            <text:p>92.975730896</text:p>
          </table:table-cell>
          <table:table-cell office:value-type="float" office:value="96.27" calcext:value-type="float">
            <text:p>96.27</text:p>
          </table:table-cell>
          <table:table-cell office:value-type="float" office:value="94.0055313110352" calcext:value-type="float">
            <text:p>94.005531311</text:p>
          </table:table-cell>
          <table:table-cell office:value-type="float" office:value="96.27" calcext:value-type="float">
            <text:p>96.27</text:p>
          </table:table-cell>
          <table:table-cell office:value-type="float" office:value="95.5346374511719" calcext:value-type="float">
            <text:p>95.5346374512</text:p>
          </table:table-cell>
          <table:table-cell office:value-type="float" office:value="96.27" calcext:value-type="float">
            <text:p>96.27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4.0055313110352" calcext:value-type="float">
            <text:p>94.005531311</text:p>
          </table:table-cell>
          <table:table-cell/>
          <table:table-cell table:formula="of:=([.A357]-[.B357])^2" office:value-type="float" office:value="3.00828000483297" calcext:value-type="float">
            <text:p>3.0082800048</text:p>
          </table:table-cell>
          <table:table-cell table:formula="of:=([.E357]-[.F357])^2" office:value-type="float" office:value="5.12781844330214" calcext:value-type="float">
            <text:p>5.1278184433</text:p>
          </table:table-cell>
          <table:table-cell table:formula="of:=([.A357]-([.B357]+[.F357])/2)^2" office:value-type="float" office:value="3.9978164601811" calcext:value-type="float">
            <text:p>3.9978164602</text:p>
          </table:table-cell>
          <table:table-cell table:formula="of:=([.I357]-[.J357])^2" office:value-type="float" office:value="2.692662858788" calcext:value-type="float">
            <text:p>2.6926628588</text:p>
          </table:table-cell>
          <table:table-cell table:formula="of:=[.M357]-[.N357]" office:value-type="float" office:value="-2.11953843846917" calcext:value-type="float">
            <text:p>-2.1195384385</text:p>
          </table:table-cell>
          <table:table-cell table:formula="of:=[.M357]-[.P357]" office:value-type="float" office:value="0.315617146044969" calcext:value-type="float">
            <text:p>0.315617146</text:p>
          </table:table-cell>
          <table:table-cell table:formula="of:=([.A357]-100.04)^2" office:value-type="float" office:value="14.2129000000001" calcext:value-type="float">
            <text:p>14.2129</text:p>
          </table:table-cell>
          <table:table-cell/>
          <table:table-cell table:formula="of:=[.Q357]+[.U356]" office:value-type="float" office:value="1691.73561116947" calcext:value-type="float">
            <text:p>1691.7356111695</text:p>
          </table:table-cell>
        </table:table-row>
        <table:table-row table:style-name="ro1">
          <table:table-cell office:value-type="float" office:value="96.45" calcext:value-type="float">
            <text:p>96.45</text:p>
          </table:table-cell>
          <table:table-cell office:value-type="float" office:value="94.9282684326172" calcext:value-type="float">
            <text:p>94.9282684326</text:p>
          </table:table-cell>
          <table:table-cell office:value-type="float" office:value="96.45" calcext:value-type="float">
            <text:p>96.45</text:p>
          </table:table-cell>
          <table:table-cell office:value-type="float" office:value="96.4035568237305" calcext:value-type="float">
            <text:p>96.4035568237</text:p>
          </table:table-cell>
          <table:table-cell office:value-type="float" office:value="96.45" calcext:value-type="float">
            <text:p>96.45</text:p>
          </table:table-cell>
          <table:table-cell office:value-type="float" office:value="93.5550003051758" calcext:value-type="float">
            <text:p>93.5550003052</text:p>
          </table:table-cell>
          <table:table-cell office:value-type="float" office:value="96.45" calcext:value-type="float">
            <text:p>96.45</text:p>
          </table:table-cell>
          <table:table-cell office:value-type="float" office:value="94.5837478637695" calcext:value-type="float">
            <text:p>94.5837478638</text:p>
          </table:table-cell>
          <table:table-cell office:value-type="float" office:value="96.45" calcext:value-type="float">
            <text:p>96.45</text:p>
          </table:table-cell>
          <table:table-cell office:value-type="float" office:value="94.692497253418" calcext:value-type="float">
            <text:p>94.6924972534</text:p>
          </table:table-cell>
          <table:table-cell office:value-type="float" office:value="93.5550003051758" calcext:value-type="float">
            <text:p>93.5550003052</text:p>
          </table:table-cell>
          <table:table-cell/>
          <table:table-cell table:formula="of:=([.A358]-[.B358])^2" office:value-type="float" office:value="2.31566696316936" calcext:value-type="float">
            <text:p>2.3156669632</text:p>
          </table:table-cell>
          <table:table-cell table:formula="of:=([.E358]-[.F358])^2" office:value-type="float" office:value="8.38102323303234" calcext:value-type="float">
            <text:p>8.381023233</text:p>
          </table:table-cell>
          <table:table-cell table:formula="of:=([.A358]-([.B358]+[.F358])/2)^2" office:value-type="float" office:value="4.87687876063924" calcext:value-type="float">
            <text:p>4.8768787606</text:p>
          </table:table-cell>
          <table:table-cell table:formula="of:=([.I358]-[.J358])^2" office:value-type="float" office:value="3.08881590424339" calcext:value-type="float">
            <text:p>3.0888159042</text:p>
          </table:table-cell>
          <table:table-cell table:formula="of:=[.M358]-[.N358]" office:value-type="float" office:value="-6.06535626986298" calcext:value-type="float">
            <text:p>-6.0653562699</text:p>
          </table:table-cell>
          <table:table-cell table:formula="of:=[.M358]-[.P358]" office:value-type="float" office:value="-0.773148941074033" calcext:value-type="float">
            <text:p>-0.7731489411</text:p>
          </table:table-cell>
          <table:table-cell table:formula="of:=([.A358]-100.04)^2" office:value-type="float" office:value="12.8881" calcext:value-type="float">
            <text:p>12.8881</text:p>
          </table:table-cell>
          <table:table-cell/>
          <table:table-cell table:formula="of:=[.Q358]+[.U357]" office:value-type="float" office:value="1685.6702548996" calcext:value-type="float">
            <text:p>1685.6702548996</text:p>
          </table:table-cell>
        </table:table-row>
        <table:table-row table:style-name="ro1">
          <table:table-cell office:value-type="float" office:value="96.48" calcext:value-type="float">
            <text:p>96.48</text:p>
          </table:table-cell>
          <table:table-cell office:value-type="float" office:value="94.2127685546875" calcext:value-type="float">
            <text:p>94.2127685547</text:p>
          </table:table-cell>
          <table:table-cell office:value-type="float" office:value="96.48" calcext:value-type="float">
            <text:p>96.48</text:p>
          </table:table-cell>
          <table:table-cell office:value-type="float" office:value="94.5177612304687" calcext:value-type="float">
            <text:p>94.5177612305</text:p>
          </table:table-cell>
          <table:table-cell office:value-type="float" office:value="96.48" calcext:value-type="float">
            <text:p>96.48</text:p>
          </table:table-cell>
          <table:table-cell office:value-type="float" office:value="93.5495986938477" calcext:value-type="float">
            <text:p>93.5495986938</text:p>
          </table:table-cell>
          <table:table-cell office:value-type="float" office:value="96.48" calcext:value-type="float">
            <text:p>96.48</text:p>
          </table:table-cell>
          <table:table-cell office:value-type="float" office:value="94.1809768676758" calcext:value-type="float">
            <text:p>94.1809768677</text:p>
          </table:table-cell>
          <table:table-cell office:value-type="float" office:value="96.48" calcext:value-type="float">
            <text:p>96.48</text:p>
          </table:table-cell>
          <table:table-cell office:value-type="float" office:value="93.6891708374023" calcext:value-type="float">
            <text:p>93.6891708374</text:p>
          </table:table-cell>
          <table:table-cell office:value-type="float" office:value="93.5495986938477" calcext:value-type="float">
            <text:p>93.5495986938</text:p>
          </table:table-cell>
          <table:table-cell/>
          <table:table-cell table:formula="of:=([.A359]-[.B359])^2" office:value-type="float" office:value="5.14033842661383" calcext:value-type="float">
            <text:p>5.1403384266</text:p>
          </table:table-cell>
          <table:table-cell table:formula="of:=([.E359]-[.F359])^2" office:value-type="float" office:value="8.58725181509939" calcext:value-type="float">
            <text:p>8.5872518151</text:p>
          </table:table-cell>
          <table:table-cell table:formula="of:=([.A359]-([.B359]+[.F359])/2)^2" office:value-type="float" office:value="6.75384655477502" calcext:value-type="float">
            <text:p>6.7538465548</text:p>
          </table:table-cell>
          <table:table-cell table:formula="of:=([.I359]-[.J359])^2" office:value-type="float" office:value="7.78872741480556" calcext:value-type="float">
            <text:p>7.7887274148</text:p>
          </table:table-cell>
          <table:table-cell table:formula="of:=[.M359]-[.N359]" office:value-type="float" office:value="-3.44691338848556" calcext:value-type="float">
            <text:p>-3.4469133885</text:p>
          </table:table-cell>
          <table:table-cell table:formula="of:=[.M359]-[.P359]" office:value-type="float" office:value="-2.64838898819173" calcext:value-type="float">
            <text:p>-2.6483889882</text:p>
          </table:table-cell>
          <table:table-cell table:formula="of:=([.A359]-100.04)^2" office:value-type="float" office:value="12.6736" calcext:value-type="float">
            <text:p>12.6736</text:p>
          </table:table-cell>
          <table:table-cell/>
          <table:table-cell table:formula="of:=[.Q359]+[.U358]" office:value-type="float" office:value="1682.22334151112" calcext:value-type="float">
            <text:p>1682.2233415111</text:p>
          </table:table-cell>
        </table:table-row>
        <table:table-row table:style-name="ro1">
          <table:table-cell office:value-type="float" office:value="96.53" calcext:value-type="float">
            <text:p>96.53</text:p>
          </table:table-cell>
          <table:table-cell office:value-type="float" office:value="104.445617675781" calcext:value-type="float">
            <text:p>104.4456176758</text:p>
          </table:table-cell>
          <table:table-cell office:value-type="float" office:value="96.53" calcext:value-type="float">
            <text:p>96.53</text:p>
          </table:table-cell>
          <table:table-cell office:value-type="float" office:value="106.289833068848" calcext:value-type="float">
            <text:p>106.2898330688</text:p>
          </table:table-cell>
          <table:table-cell office:value-type="float" office:value="96.53" calcext:value-type="float">
            <text:p>96.53</text:p>
          </table:table-cell>
          <table:table-cell office:value-type="float" office:value="104.657730102539" calcext:value-type="float">
            <text:p>104.6577301025</text:p>
          </table:table-cell>
          <table:table-cell office:value-type="float" office:value="96.53" calcext:value-type="float">
            <text:p>96.53</text:p>
          </table:table-cell>
          <table:table-cell office:value-type="float" office:value="106.087677001953" calcext:value-type="float">
            <text:p>106.087677002</text:p>
          </table:table-cell>
          <table:table-cell office:value-type="float" office:value="96.53" calcext:value-type="float">
            <text:p>96.53</text:p>
          </table:table-cell>
          <table:table-cell office:value-type="float" office:value="103.716636657715" calcext:value-type="float">
            <text:p>103.7166366577</text:p>
          </table:table-cell>
          <table:table-cell office:value-type="float" office:value="104.657730102539" calcext:value-type="float">
            <text:p>104.6577301025</text:p>
          </table:table-cell>
          <table:table-cell/>
          <table:table-cell table:formula="of:=([.A360]-[.B360])^2" office:value-type="float" office:value="62.6570031891405" calcext:value-type="float">
            <text:p>62.6570031891</text:p>
          </table:table-cell>
          <table:table-cell table:formula="of:=([.E360]-[.F360])^2" office:value-type="float" office:value="66.0599966197196" calcext:value-type="float">
            <text:p>66.0599966197</text:p>
          </table:table-cell>
          <table:table-cell table:formula="of:=([.A360]-([.B360]+[.F360])/2)^2" office:value-type="float" office:value="64.3472519840338" calcext:value-type="float">
            <text:p>64.347251984</text:p>
          </table:table-cell>
          <table:table-cell table:formula="of:=([.I360]-[.J360])^2" office:value-type="float" office:value="51.6477464500108" calcext:value-type="float">
            <text:p>51.64774645</text:p>
          </table:table-cell>
          <table:table-cell table:formula="of:=[.M360]-[.N360]" office:value-type="float" office:value="-3.40299343057909" calcext:value-type="float">
            <text:p>-3.4029934306</text:p>
          </table:table-cell>
          <table:table-cell table:formula="of:=[.M360]-[.P360]" office:value-type="float" office:value="11.0092567391298" calcext:value-type="float">
            <text:p>11.0092567391</text:p>
          </table:table-cell>
          <table:table-cell table:formula="of:=([.A360]-100.04)^2" office:value-type="float" office:value="12.3201" calcext:value-type="float">
            <text:p>12.3201</text:p>
          </table:table-cell>
          <table:table-cell/>
          <table:table-cell table:formula="of:=[.Q360]+[.U359]" office:value-type="float" office:value="1678.82034808054" calcext:value-type="float">
            <text:p>1678.8203480805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93.4106292724609" calcext:value-type="float">
            <text:p>93.4106292725</text:p>
          </table:table-cell>
          <table:table-cell office:value-type="float" office:value="96.6" calcext:value-type="float">
            <text:p>96.6</text:p>
          </table:table-cell>
          <table:table-cell office:value-type="float" office:value="92.5535202026367" calcext:value-type="float">
            <text:p>92.5535202026</text:p>
          </table:table-cell>
          <table:table-cell office:value-type="float" office:value="96.6" calcext:value-type="float">
            <text:p>96.6</text:p>
          </table:table-cell>
          <table:table-cell office:value-type="float" office:value="93.5053100585938" calcext:value-type="float">
            <text:p>93.5053100586</text:p>
          </table:table-cell>
          <table:table-cell office:value-type="float" office:value="96.6" calcext:value-type="float">
            <text:p>96.6</text:p>
          </table:table-cell>
          <table:table-cell office:value-type="float" office:value="93.9890747070313" calcext:value-type="float">
            <text:p>93.989074707</text:p>
          </table:table-cell>
          <table:table-cell office:value-type="float" office:value="96.6" calcext:value-type="float">
            <text:p>96.6</text:p>
          </table:table-cell>
          <table:table-cell office:value-type="float" office:value="93.2341384887695" calcext:value-type="float">
            <text:p>93.2341384888</text:p>
          </table:table-cell>
          <table:table-cell office:value-type="float" office:value="93.5053100585938" calcext:value-type="float">
            <text:p>93.5053100586</text:p>
          </table:table-cell>
          <table:table-cell/>
          <table:table-cell table:formula="of:=([.A361]-[.B361])^2" office:value-type="float" office:value="10.172085637683" calcext:value-type="float">
            <text:p>10.1720856377</text:p>
          </table:table-cell>
          <table:table-cell table:formula="of:=([.E361]-[.F361])^2" office:value-type="float" office:value="9.57710583344098" calcext:value-type="float">
            <text:p>9.5771058334</text:p>
          </table:table-cell>
          <table:table-cell table:formula="of:=([.A361]-([.B361]+[.F361])/2)^2" office:value-type="float" office:value="9.87235462274632" calcext:value-type="float">
            <text:p>9.8723546227</text:p>
          </table:table-cell>
          <table:table-cell table:formula="of:=([.I361]-[.J361])^2" office:value-type="float" office:value="11.3290237127826" calcext:value-type="float">
            <text:p>11.3290237128</text:p>
          </table:table-cell>
          <table:table-cell table:formula="of:=[.M361]-[.N361]" office:value-type="float" office:value="0.59497980424203" calcext:value-type="float">
            <text:p>0.5949798042</text:p>
          </table:table-cell>
          <table:table-cell table:formula="of:=[.M361]-[.P361]" office:value-type="float" office:value="-1.1569380750996" calcext:value-type="float">
            <text:p>-1.1569380751</text:p>
          </table:table-cell>
          <table:table-cell table:formula="of:=([.A361]-100.04)^2" office:value-type="float" office:value="11.8336000000001" calcext:value-type="float">
            <text:p>11.8336</text:p>
          </table:table-cell>
          <table:table-cell/>
          <table:table-cell table:formula="of:=[.Q361]+[.U360]" office:value-type="float" office:value="1679.41532788478" calcext:value-type="float">
            <text:p>1679.4153278848</text:p>
          </table:table-cell>
        </table:table-row>
        <table:table-row table:style-name="ro1">
          <table:table-cell office:value-type="float" office:value="96.61" calcext:value-type="float">
            <text:p>96.61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96.61" calcext:value-type="float">
            <text:p>96.61</text:p>
          </table:table-cell>
          <table:table-cell office:value-type="float" office:value="103.374969482422" calcext:value-type="float">
            <text:p>103.3749694824</text:p>
          </table:table-cell>
          <table:table-cell office:value-type="float" office:value="96.61" calcext:value-type="float">
            <text:p>96.61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96.61" calcext:value-type="float">
            <text:p>96.61</text:p>
          </table:table-cell>
          <table:table-cell office:value-type="float" office:value="102.377578735352" calcext:value-type="float">
            <text:p>102.3775787354</text:p>
          </table:table-cell>
          <table:table-cell office:value-type="float" office:value="96.61" calcext:value-type="float">
            <text:p>96.61</text:p>
          </table:table-cell>
          <table:table-cell office:value-type="float" office:value="103.898002624512" calcext:value-type="float">
            <text:p>103.8980026245</text:p>
          </table:table-cell>
          <table:table-cell office:value-type="float" office:value="103.001243591309" calcext:value-type="float">
            <text:p>103.0012435913</text:p>
          </table:table-cell>
          <table:table-cell/>
          <table:table-cell table:formula="of:=([.A362]-[.B362])^2" office:value-type="float" office:value="51.8187634058417" calcext:value-type="float">
            <text:p>51.8187634058</text:p>
          </table:table-cell>
          <table:table-cell table:formula="of:=([.E362]-[.F362])^2" office:value-type="float" office:value="40.8479946434432" calcext:value-type="float">
            <text:p>40.8479946434</text:p>
          </table:table-cell>
          <table:table-cell table:formula="of:=([.A362]-([.B362]+[.F362])/2)^2" office:value-type="float" office:value="46.170453171947" calcext:value-type="float">
            <text:p>46.1704531719</text:p>
          </table:table-cell>
          <table:table-cell table:formula="of:=([.I362]-[.J362])^2" office:value-type="float" office:value="53.1149822548897" calcext:value-type="float">
            <text:p>53.1149822549</text:p>
          </table:table-cell>
          <table:table-cell table:formula="of:=[.M362]-[.N362]" office:value-type="float" office:value="10.9707687623985" calcext:value-type="float">
            <text:p>10.9707687624</text:p>
          </table:table-cell>
          <table:table-cell table:formula="of:=[.M362]-[.P362]" office:value-type="float" office:value="-1.29621884904802" calcext:value-type="float">
            <text:p>-1.296218849</text:p>
          </table:table-cell>
          <table:table-cell table:formula="of:=([.A362]-100.04)^2" office:value-type="float" office:value="11.7649" calcext:value-type="float">
            <text:p>11.7649</text:p>
          </table:table-cell>
          <table:table-cell/>
          <table:table-cell table:formula="of:=[.Q362]+[.U361]" office:value-type="float" office:value="1690.38609664718" calcext:value-type="float">
            <text:p>1690.3860966472</text:p>
          </table:table-cell>
        </table:table-row>
        <table:table-row table:style-name="ro1">
          <table:table-cell office:value-type="float" office:value="96.69" calcext:value-type="float">
            <text:p>96.69</text:p>
          </table:table-cell>
          <table:table-cell office:value-type="float" office:value="96.175422668457" calcext:value-type="float">
            <text:p>96.1754226685</text:p>
          </table:table-cell>
          <table:table-cell office:value-type="float" office:value="96.69" calcext:value-type="float">
            <text:p>96.69</text:p>
          </table:table-cell>
          <table:table-cell office:value-type="float" office:value="95.5772323608398" calcext:value-type="float">
            <text:p>95.5772323608</text:p>
          </table:table-cell>
          <table:table-cell office:value-type="float" office:value="96.69" calcext:value-type="float">
            <text:p>96.69</text:p>
          </table:table-cell>
          <table:table-cell office:value-type="float" office:value="94.6904067993164" calcext:value-type="float">
            <text:p>94.6904067993</text:p>
          </table:table-cell>
          <table:table-cell office:value-type="float" office:value="96.69" calcext:value-type="float">
            <text:p>96.69</text:p>
          </table:table-cell>
          <table:table-cell office:value-type="float" office:value="95.4331512451172" calcext:value-type="float">
            <text:p>95.4331512451</text:p>
          </table:table-cell>
          <table:table-cell office:value-type="float" office:value="96.69" calcext:value-type="float">
            <text:p>96.69</text:p>
          </table:table-cell>
          <table:table-cell office:value-type="float" office:value="95.8659210205078" calcext:value-type="float">
            <text:p>95.8659210205</text:p>
          </table:table-cell>
          <table:table-cell office:value-type="float" office:value="94.6904067993164" calcext:value-type="float">
            <text:p>94.6904067993</text:p>
          </table:table-cell>
          <table:table-cell/>
          <table:table-cell table:formula="of:=([.A363]-[.B363])^2" office:value-type="float" office:value="0.26478983013788" calcext:value-type="float">
            <text:p>0.2647898301</text:p>
          </table:table-cell>
          <table:table-cell table:formula="of:=([.E363]-[.F363])^2" office:value-type="float" office:value="3.99837296822005" calcext:value-type="float">
            <text:p>3.9983729682</text:p>
          </table:table-cell>
          <table:table-cell table:formula="of:=([.A363]-([.B363]+[.F363])/2)^2" office:value-type="float" office:value="1.58026336627909" calcext:value-type="float">
            <text:p>1.5802633663</text:p>
          </table:table-cell>
          <table:table-cell table:formula="of:=([.I363]-[.J363])^2" office:value-type="float" office:value="0.679106164440881" calcext:value-type="float">
            <text:p>0.6791061644</text:p>
          </table:table-cell>
          <table:table-cell table:formula="of:=[.M363]-[.N363]" office:value-type="float" office:value="-3.73358313808217" calcext:value-type="float">
            <text:p>-3.7335831381</text:p>
          </table:table-cell>
          <table:table-cell table:formula="of:=[.M363]-[.P363]" office:value-type="float" office:value="-0.414316334303001" calcext:value-type="float">
            <text:p>-0.4143163343</text:p>
          </table:table-cell>
          <table:table-cell table:formula="of:=([.A363]-100.04)^2" office:value-type="float" office:value="11.2225000000001" calcext:value-type="float">
            <text:p>11.2225</text:p>
          </table:table-cell>
          <table:table-cell/>
          <table:table-cell table:formula="of:=[.Q363]+[.U362]" office:value-type="float" office:value="1686.6525135091" calcext:value-type="float">
            <text:p>1686.6525135091</text:p>
          </table:table-cell>
        </table:table-row>
        <table:table-row table:style-name="ro1">
          <table:table-cell office:value-type="float" office:value="96.74" calcext:value-type="float">
            <text:p>96.74</text:p>
          </table:table-cell>
          <table:table-cell office:value-type="float" office:value="95.8422698974609" calcext:value-type="float">
            <text:p>95.8422698975</text:p>
          </table:table-cell>
          <table:table-cell office:value-type="float" office:value="96.74" calcext:value-type="float">
            <text:p>96.74</text:p>
          </table:table-cell>
          <table:table-cell office:value-type="float" office:value="97.2070236206055" calcext:value-type="float">
            <text:p>97.2070236206</text:p>
          </table:table-cell>
          <table:table-cell office:value-type="float" office:value="96.74" calcext:value-type="float">
            <text:p>96.74</text:p>
          </table:table-cell>
          <table:table-cell office:value-type="float" office:value="93.8652648925781" calcext:value-type="float">
            <text:p>93.8652648926</text:p>
          </table:table-cell>
          <table:table-cell office:value-type="float" office:value="96.74" calcext:value-type="float">
            <text:p>96.74</text:p>
          </table:table-cell>
          <table:table-cell office:value-type="float" office:value="95.6068801879883" calcext:value-type="float">
            <text:p>95.606880188</text:p>
          </table:table-cell>
          <table:table-cell office:value-type="float" office:value="96.74" calcext:value-type="float">
            <text:p>96.74</text:p>
          </table:table-cell>
          <table:table-cell office:value-type="float" office:value="95.6953659057617" calcext:value-type="float">
            <text:p>95.6953659058</text:p>
          </table:table-cell>
          <table:table-cell office:value-type="float" office:value="93.8652648925781" calcext:value-type="float">
            <text:p>93.8652648926</text:p>
          </table:table-cell>
          <table:table-cell/>
          <table:table-cell table:formula="of:=([.A364]-[.B364])^2" office:value-type="float" office:value="0.805919337004787" calcext:value-type="float">
            <text:p>0.805919337</text:p>
          </table:table-cell>
          <table:table-cell table:formula="of:=([.E364]-[.F364])^2" office:value-type="float" office:value="8.26410193784383" calcext:value-type="float">
            <text:p>8.2641019378</text:p>
          </table:table-cell>
          <table:table-cell table:formula="of:=([.A364]-([.B364]+[.F364])/2)^2" office:value-type="float" office:value="3.55787344009139" calcext:value-type="float">
            <text:p>3.5578734401</text:p>
          </table:table-cell>
          <table:table-cell table:formula="of:=([.I364]-[.J364])^2" office:value-type="float" office:value="1.09126039084502" calcext:value-type="float">
            <text:p>1.0912603908</text:p>
          </table:table-cell>
          <table:table-cell table:formula="of:=[.M364]-[.N364]" office:value-type="float" office:value="-7.45818260083904" calcext:value-type="float">
            <text:p>-7.4581826008</text:p>
          </table:table-cell>
          <table:table-cell table:formula="of:=[.M364]-[.P364]" office:value-type="float" office:value="-0.285341053840237" calcext:value-type="float">
            <text:p>-0.2853410538</text:p>
          </table:table-cell>
          <table:table-cell table:formula="of:=([.A364]-100.04)^2" office:value-type="float" office:value="10.8900000000001" calcext:value-type="float">
            <text:p>10.89</text:p>
          </table:table-cell>
          <table:table-cell/>
          <table:table-cell table:formula="of:=[.Q364]+[.U363]" office:value-type="float" office:value="1679.19433090826" calcext:value-type="float">
            <text:p>1679.1943309083</text:p>
          </table:table-cell>
        </table:table-row>
        <table:table-row table:style-name="ro1">
          <table:table-cell office:value-type="float" office:value="96.83" calcext:value-type="float">
            <text:p>96.83</text:p>
          </table:table-cell>
          <table:table-cell office:value-type="float" office:value="106.672470092773" calcext:value-type="float">
            <text:p>106.6724700928</text:p>
          </table:table-cell>
          <table:table-cell office:value-type="float" office:value="96.83" calcext:value-type="float">
            <text:p>96.83</text:p>
          </table:table-cell>
          <table:table-cell office:value-type="float" office:value="106.666931152344" calcext:value-type="float">
            <text:p>106.6669311523</text:p>
          </table:table-cell>
          <table:table-cell office:value-type="float" office:value="96.83" calcext:value-type="float">
            <text:p>96.83</text:p>
          </table:table-cell>
          <table:table-cell office:value-type="float" office:value="103.23397064209" calcext:value-type="float">
            <text:p>103.2339706421</text:p>
          </table:table-cell>
          <table:table-cell office:value-type="float" office:value="96.83" calcext:value-type="float">
            <text:p>96.83</text:p>
          </table:table-cell>
          <table:table-cell office:value-type="float" office:value="104.011375427246" calcext:value-type="float">
            <text:p>104.0113754272</text:p>
          </table:table-cell>
          <table:table-cell office:value-type="float" office:value="96.83" calcext:value-type="float">
            <text:p>96.83</text:p>
          </table:table-cell>
          <table:table-cell office:value-type="float" office:value="105.451065063477" calcext:value-type="float">
            <text:p>105.4510650635</text:p>
          </table:table-cell>
          <table:table-cell office:value-type="float" office:value="103.23397064209" calcext:value-type="float">
            <text:p>103.2339706421</text:p>
          </table:table-cell>
          <table:table-cell/>
          <table:table-cell table:formula="of:=([.A365]-[.B365])^2" office:value-type="float" office:value="96.8742175271396" calcext:value-type="float">
            <text:p>96.8742175271</text:p>
          </table:table-cell>
          <table:table-cell table:formula="of:=([.E365]-[.F365])^2" office:value-type="float" office:value="41.0108399847486" calcext:value-type="float">
            <text:p>41.0108399847</text:p>
          </table:table-cell>
          <table:table-cell table:formula="of:=([.A365]-([.B365]+[.F365])/2)^2" office:value-type="float" office:value="65.9867091378563" calcext:value-type="float">
            <text:p>65.9867091379</text:p>
          </table:table-cell>
          <table:table-cell table:formula="of:=([.I365]-[.J365])^2" office:value-type="float" office:value="74.3227628286962" calcext:value-type="float">
            <text:p>74.3227628287</text:p>
          </table:table-cell>
          <table:table-cell table:formula="of:=[.M365]-[.N365]" office:value-type="float" office:value="55.863377542391" calcext:value-type="float">
            <text:p>55.8633775424</text:p>
          </table:table-cell>
          <table:table-cell table:formula="of:=[.M365]-[.P365]" office:value-type="float" office:value="22.5514546984434" calcext:value-type="float">
            <text:p>22.5514546984</text:p>
          </table:table-cell>
          <table:table-cell table:formula="of:=([.A365]-100.04)^2" office:value-type="float" office:value="10.3041000000001" calcext:value-type="float">
            <text:p>10.3041</text:p>
          </table:table-cell>
          <table:table-cell/>
          <table:table-cell table:formula="of:=[.Q365]+[.U364]" office:value-type="float" office:value="1735.05770845065" calcext:value-type="float">
            <text:p>1735.0577084507</text:p>
          </table:table-cell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93.1130218505859" calcext:value-type="float">
            <text:p>93.1130218506</text:p>
          </table:table-cell>
          <table:table-cell office:value-type="float" office:value="96.87" calcext:value-type="float">
            <text:p>96.87</text:p>
          </table:table-cell>
          <table:table-cell office:value-type="float" office:value="97.5791549682617" calcext:value-type="float">
            <text:p>97.5791549683</text:p>
          </table:table-cell>
          <table:table-cell office:value-type="float" office:value="96.87" calcext:value-type="float">
            <text:p>96.87</text:p>
          </table:table-cell>
          <table:table-cell office:value-type="float" office:value="91.9329223632812" calcext:value-type="float">
            <text:p>91.9329223633</text:p>
          </table:table-cell>
          <table:table-cell office:value-type="float" office:value="96.87" calcext:value-type="float">
            <text:p>96.87</text:p>
          </table:table-cell>
          <table:table-cell office:value-type="float" office:value="97.7209930419922" calcext:value-type="float">
            <text:p>97.720993042</text:p>
          </table:table-cell>
          <table:table-cell office:value-type="float" office:value="96.87" calcext:value-type="float">
            <text:p>96.87</text:p>
          </table:table-cell>
          <table:table-cell office:value-type="float" office:value="93.5593032836914" calcext:value-type="float">
            <text:p>93.5593032837</text:p>
          </table:table-cell>
          <table:table-cell office:value-type="float" office:value="91.9329223632812" calcext:value-type="float">
            <text:p>91.9329223633</text:p>
          </table:table-cell>
          <table:table-cell/>
          <table:table-cell table:formula="of:=([.A366]-[.B366])^2" office:value-type="float" office:value="14.1148848151747" calcext:value-type="float">
            <text:p>14.1148848152</text:p>
          </table:table-cell>
          <table:table-cell table:formula="of:=([.E366]-[.F366])^2" office:value-type="float" office:value="24.3747355909884" calcext:value-type="float">
            <text:p>24.374735591</text:p>
          </table:table-cell>
          <table:table-cell table:formula="of:=([.A366]-([.B366]+[.F366])/2)^2" office:value-type="float" office:value="18.8966515030974" calcext:value-type="float">
            <text:p>18.8966515031</text:p>
          </table:table-cell>
          <table:table-cell table:formula="of:=([.I366]-[.J366])^2" office:value-type="float" office:value="10.9607127473765" calcext:value-type="float">
            <text:p>10.9607127474</text:p>
          </table:table-cell>
          <table:table-cell table:formula="of:=[.M366]-[.N366]" office:value-type="float" office:value="-10.2598507758137" calcext:value-type="float">
            <text:p>-10.2598507758</text:p>
          </table:table-cell>
          <table:table-cell table:formula="of:=[.M366]-[.P366]" office:value-type="float" office:value="3.15417206779821" calcext:value-type="float">
            <text:p>3.1541720678</text:p>
          </table:table-cell>
          <table:table-cell table:formula="of:=([.A366]-100.04)^2" office:value-type="float" office:value="10.0489" calcext:value-type="float">
            <text:p>10.0489</text:p>
          </table:table-cell>
          <table:table-cell/>
          <table:table-cell table:formula="of:=[.Q366]+[.U365]" office:value-type="float" office:value="1724.79785767484" calcext:value-type="float">
            <text:p>1724.7978576748</text:p>
          </table:table-cell>
        </table:table-row>
        <table:table-row table:style-name="ro1">
          <table:table-cell office:value-type="float" office:value="96.98" calcext:value-type="float">
            <text:p>96.98</text:p>
          </table:table-cell>
          <table:table-cell office:value-type="float" office:value="94.8866882324219" calcext:value-type="float">
            <text:p>94.8866882324</text:p>
          </table:table-cell>
          <table:table-cell office:value-type="float" office:value="96.98" calcext:value-type="float">
            <text:p>96.98</text:p>
          </table:table-cell>
          <table:table-cell office:value-type="float" office:value="96.8759765625" calcext:value-type="float">
            <text:p>96.8759765625</text:p>
          </table:table-cell>
          <table:table-cell office:value-type="float" office:value="96.98" calcext:value-type="float">
            <text:p>96.98</text:p>
          </table:table-cell>
          <table:table-cell office:value-type="float" office:value="94.0703048706055" calcext:value-type="float">
            <text:p>94.0703048706</text:p>
          </table:table-cell>
          <table:table-cell office:value-type="float" office:value="96.98" calcext:value-type="float">
            <text:p>96.98</text:p>
          </table:table-cell>
          <table:table-cell office:value-type="float" office:value="97.5812530517578" calcext:value-type="float">
            <text:p>97.5812530518</text:p>
          </table:table-cell>
          <table:table-cell office:value-type="float" office:value="96.98" calcext:value-type="float">
            <text:p>96.98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0703048706055" calcext:value-type="float">
            <text:p>94.0703048706</text:p>
          </table:table-cell>
          <table:table-cell/>
          <table:table-cell table:formula="of:=([.A367]-[.B367])^2" office:value-type="float" office:value="4.38195415628107" calcext:value-type="float">
            <text:p>4.3819541563</text:p>
          </table:table-cell>
          <table:table-cell table:formula="of:=([.E367]-[.F367])^2" office:value-type="float" office:value="8.46632574602228" calcext:value-type="float">
            <text:p>8.466325746</text:p>
          </table:table-cell>
          <table:table-cell table:formula="of:=([.A367]-([.B367]+[.F367])/2)^2" office:value-type="float" office:value="6.25751950278901" calcext:value-type="float">
            <text:p>6.2575195028</text:p>
          </table:table-cell>
          <table:table-cell table:formula="of:=([.I367]-[.J367])^2" office:value-type="float" office:value="3.80235598891239" calcext:value-type="float">
            <text:p>3.8023559889</text:p>
          </table:table-cell>
          <table:table-cell table:formula="of:=[.M367]-[.N367]" office:value-type="float" office:value="-4.08437158974121" calcext:value-type="float">
            <text:p>-4.0843715897</text:p>
          </table:table-cell>
          <table:table-cell table:formula="of:=[.M367]-[.P367]" office:value-type="float" office:value="0.579598167368678" calcext:value-type="float">
            <text:p>0.5795981674</text:p>
          </table:table-cell>
          <table:table-cell table:formula="of:=([.A367]-100.04)^2" office:value-type="float" office:value="9.36360000000001" calcext:value-type="float">
            <text:p>9.3636</text:p>
          </table:table-cell>
          <table:table-cell/>
          <table:table-cell table:formula="of:=[.Q367]+[.U366]" office:value-type="float" office:value="1720.7134860851" calcext:value-type="float">
            <text:p>1720.7134860851</text:p>
          </table:table-cell>
        </table:table-row>
        <table:table-row table:style-name="ro1">
          <table:table-cell office:value-type="float" office:value="97.0033333333333" calcext:value-type="float">
            <text:p>97.0033333333</text:p>
          </table:table-cell>
          <table:table-cell office:value-type="float" office:value="95.6248397827148" calcext:value-type="float">
            <text:p>95.6248397827</text:p>
          </table:table-cell>
          <table:table-cell office:value-type="float" office:value="97.0033333333333" calcext:value-type="float">
            <text:p>97.0033333333</text:p>
          </table:table-cell>
          <table:table-cell office:value-type="float" office:value="95.4650039672852" calcext:value-type="float">
            <text:p>95.4650039673</text:p>
          </table:table-cell>
          <table:table-cell office:value-type="float" office:value="97.0033333333333" calcext:value-type="float">
            <text:p>97.0033333333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97.0033333333333" calcext:value-type="float">
            <text:p>97.0033333333</text:p>
          </table:table-cell>
          <table:table-cell office:value-type="float" office:value="93.5634994506836" calcext:value-type="float">
            <text:p>93.5634994507</text:p>
          </table:table-cell>
          <table:table-cell office:value-type="float" office:value="97.0033333333333" calcext:value-type="float">
            <text:p>97.0033333333</text:p>
          </table:table-cell>
          <table:table-cell office:value-type="float" office:value="95.7329406738281" calcext:value-type="float">
            <text:p>95.7329406738</text:p>
          </table:table-cell>
          <table:table-cell office:value-type="float" office:value="94.632568359375" calcext:value-type="float">
            <text:p>94.6325683594</text:p>
          </table:table-cell>
          <table:table-cell/>
          <table:table-cell table:formula="of:=([.A368]-[.B368])^2" office:value-type="float" office:value="1.90024446909676" calcext:value-type="float">
            <text:p>1.9002444691</text:p>
          </table:table-cell>
          <table:table-cell table:formula="of:=([.E368]-[.F368])^2" office:value-type="float" office:value="5.62052656174764" calcext:value-type="float">
            <text:p>5.6205265617</text:p>
          </table:table-cell>
          <table:table-cell table:formula="of:=([.A368]-([.B368]+[.F368])/2)^2" office:value-type="float" office:value="3.51423487102798" calcext:value-type="float">
            <text:p>3.514234871</text:p>
          </table:table-cell>
          <table:table-cell table:formula="of:=([.I368]-[.J368])^2" office:value-type="float" office:value="1.61389750932471" calcext:value-type="float">
            <text:p>1.6138975093</text:p>
          </table:table-cell>
          <table:table-cell table:formula="of:=[.M368]-[.N368]" office:value-type="float" office:value="-3.72028209265088" calcext:value-type="float">
            <text:p>-3.7202820927</text:p>
          </table:table-cell>
          <table:table-cell table:formula="of:=[.M368]-[.P368]" office:value-type="float" office:value="0.286346959772053" calcext:value-type="float">
            <text:p>0.2863469598</text:p>
          </table:table-cell>
          <table:table-cell table:formula="of:=([.A368]-100.04)^2" office:value-type="float" office:value="9.2213444444445" calcext:value-type="float">
            <text:p>9.2213444444</text:p>
          </table:table-cell>
          <table:table-cell/>
          <table:table-cell table:formula="of:=[.Q368]+[.U367]" office:value-type="float" office:value="1716.99320399244" calcext:value-type="float">
            <text:p>1716.9932039925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103.377853393555" calcext:value-type="float">
            <text:p>103.3778533936</text:p>
          </table:table-cell>
          <table:table-cell office:value-type="float" office:value="97.07" calcext:value-type="float">
            <text:p>97.07</text:p>
          </table:table-cell>
          <table:table-cell office:value-type="float" office:value="102.819137573242" calcext:value-type="float">
            <text:p>102.8191375732</text:p>
          </table:table-cell>
          <table:table-cell office:value-type="float" office:value="97.07" calcext:value-type="float">
            <text:p>97.07</text:p>
          </table:table-cell>
          <table:table-cell office:value-type="float" office:value="103.009132385254" calcext:value-type="float">
            <text:p>103.0091323853</text:p>
          </table:table-cell>
          <table:table-cell office:value-type="float" office:value="97.07" calcext:value-type="float">
            <text:p>97.07</text:p>
          </table:table-cell>
          <table:table-cell office:value-type="float" office:value="102.779991149902" calcext:value-type="float">
            <text:p>102.7799911499</text:p>
          </table:table-cell>
          <table:table-cell office:value-type="float" office:value="97.07" calcext:value-type="float">
            <text:p>97.07</text:p>
          </table:table-cell>
          <table:table-cell office:value-type="float" office:value="103.407043457031" calcext:value-type="float">
            <text:p>103.407043457</text:p>
          </table:table-cell>
          <table:table-cell office:value-type="float" office:value="103.009132385254" calcext:value-type="float">
            <text:p>103.0091323853</text:p>
          </table:table-cell>
          <table:table-cell/>
          <table:table-cell table:formula="of:=([.A369]-[.B369])^2" office:value-type="float" office:value="39.7890144345795" calcext:value-type="float">
            <text:p>39.7890144346</text:p>
          </table:table-cell>
          <table:table-cell table:formula="of:=([.E369]-[.F369])^2" office:value-type="float" office:value="35.2732934895718" calcext:value-type="float">
            <text:p>35.2732934896</text:p>
          </table:table-cell>
          <table:table-cell table:formula="of:=([.A369]-([.B369]+[.F369])/2)^2" office:value-type="float" office:value="37.4971651665851" calcext:value-type="float">
            <text:p>37.4971651666</text:p>
          </table:table-cell>
          <table:table-cell table:formula="of:=([.I369]-[.J369])^2" office:value-type="float" office:value="40.1581197763027" calcext:value-type="float">
            <text:p>40.1581197763</text:p>
          </table:table-cell>
          <table:table-cell table:formula="of:=[.M369]-[.N369]" office:value-type="float" office:value="4.51572094500764" calcext:value-type="float">
            <text:p>4.515720945</text:p>
          </table:table-cell>
          <table:table-cell table:formula="of:=[.M369]-[.P369]" office:value-type="float" office:value="-0.369105341723191" calcext:value-type="float">
            <text:p>-0.3691053417</text:p>
          </table:table-cell>
          <table:table-cell table:formula="of:=([.A369]-100.04)^2" office:value-type="float" office:value="8.82090000000008" calcext:value-type="float">
            <text:p>8.8209</text:p>
          </table:table-cell>
          <table:table-cell/>
          <table:table-cell table:formula="of:=[.Q369]+[.U368]" office:value-type="float" office:value="1721.50892493745" calcext:value-type="float">
            <text:p>1721.5089249375</text:p>
          </table:table-cell>
        </table:table-row>
        <table:table-row table:style-name="ro1">
          <table:table-cell office:value-type="float" office:value="97.19" calcext:value-type="float">
            <text:p>97.19</text:p>
          </table:table-cell>
          <table:table-cell office:value-type="float" office:value="103.898849487305" calcext:value-type="float">
            <text:p>103.8988494873</text:p>
          </table:table-cell>
          <table:table-cell office:value-type="float" office:value="97.19" calcext:value-type="float">
            <text:p>97.19</text:p>
          </table:table-cell>
          <table:table-cell office:value-type="float" office:value="103.048416137695" calcext:value-type="float">
            <text:p>103.0484161377</text:p>
          </table:table-cell>
          <table:table-cell office:value-type="float" office:value="97.19" calcext:value-type="float">
            <text:p>97.19</text:p>
          </table:table-cell>
          <table:table-cell office:value-type="float" office:value="103.201713562012" calcext:value-type="float">
            <text:p>103.201713562</text:p>
          </table:table-cell>
          <table:table-cell office:value-type="float" office:value="97.19" calcext:value-type="float">
            <text:p>97.19</text:p>
          </table:table-cell>
          <table:table-cell office:value-type="float" office:value="102.779357910156" calcext:value-type="float">
            <text:p>102.7793579102</text:p>
          </table:table-cell>
          <table:table-cell office:value-type="float" office:value="97.19" calcext:value-type="float">
            <text:p>97.19</text:p>
          </table:table-cell>
          <table:table-cell office:value-type="float" office:value="104.227592468262" calcext:value-type="float">
            <text:p>104.2275924683</text:p>
          </table:table-cell>
          <table:table-cell office:value-type="float" office:value="103.201713562012" calcext:value-type="float">
            <text:p>103.201713562</text:p>
          </table:table-cell>
          <table:table-cell/>
          <table:table-cell table:formula="of:=([.A370]-[.B370])^2" office:value-type="float" office:value="45.0086614433084" calcext:value-type="float">
            <text:p>45.0086614433</text:p>
          </table:table-cell>
          <table:table-cell table:formula="of:=([.E370]-[.F370])^2" office:value-type="float" office:value="36.1406999516757" calcext:value-type="float">
            <text:p>36.1406999517</text:p>
          </table:table-cell>
          <table:table-cell table:formula="of:=([.A370]-([.B370]+[.F370])/2)^2" office:value-type="float" office:value="40.4531810729085" calcext:value-type="float">
            <text:p>40.4531810729</text:p>
          </table:table-cell>
          <table:table-cell table:formula="of:=([.I370]-[.J370])^2" office:value-type="float" office:value="49.5277077493341" calcext:value-type="float">
            <text:p>49.5277077493</text:p>
          </table:table-cell>
          <table:table-cell table:formula="of:=[.M370]-[.N370]" office:value-type="float" office:value="8.86796149163274" calcext:value-type="float">
            <text:p>8.8679614916</text:p>
          </table:table-cell>
          <table:table-cell table:formula="of:=[.M370]-[.P370]" office:value-type="float" office:value="-4.51904630602571" calcext:value-type="float">
            <text:p>-4.519046306</text:p>
          </table:table-cell>
          <table:table-cell table:formula="of:=([.A370]-100.04)^2" office:value-type="float" office:value="8.12250000000005" calcext:value-type="float">
            <text:p>8.1225</text:p>
          </table:table-cell>
          <table:table-cell/>
          <table:table-cell table:formula="of:=[.Q370]+[.U369]" office:value-type="float" office:value="1730.37688642908" calcext:value-type="float">
            <text:p>1730.3768864291</text:p>
          </table:table-cell>
        </table:table-row>
        <table:table-row table:style-name="ro1">
          <table:table-cell office:value-type="float" office:value="97.26" calcext:value-type="float">
            <text:p>97.26</text:p>
          </table:table-cell>
          <table:table-cell office:value-type="float" office:value="94.0533752441406" calcext:value-type="float">
            <text:p>94.0533752441</text:p>
          </table:table-cell>
          <table:table-cell office:value-type="float" office:value="97.26" calcext:value-type="float">
            <text:p>97.26</text:p>
          </table:table-cell>
          <table:table-cell office:value-type="float" office:value="95.6317520141602" calcext:value-type="float">
            <text:p>95.6317520142</text:p>
          </table:table-cell>
          <table:table-cell office:value-type="float" office:value="97.26" calcext:value-type="float">
            <text:p>97.26</text:p>
          </table:table-cell>
          <table:table-cell office:value-type="float" office:value="92.9327926635742" calcext:value-type="float">
            <text:p>92.9327926636</text:p>
          </table:table-cell>
          <table:table-cell office:value-type="float" office:value="97.26" calcext:value-type="float">
            <text:p>97.26</text:p>
          </table:table-cell>
          <table:table-cell office:value-type="float" office:value="95.6559753417969" calcext:value-type="float">
            <text:p>95.6559753418</text:p>
          </table:table-cell>
          <table:table-cell office:value-type="float" office:value="97.26" calcext:value-type="float">
            <text:p>97.26</text:p>
          </table:table-cell>
          <table:table-cell office:value-type="float" office:value="93.918701171875" calcext:value-type="float">
            <text:p>93.9187011719</text:p>
          </table:table-cell>
          <table:table-cell office:value-type="float" office:value="92.9327926635742" calcext:value-type="float">
            <text:p>92.9327926636</text:p>
          </table:table-cell>
          <table:table-cell/>
          <table:table-cell table:formula="of:=([.A371]-[.B371])^2" office:value-type="float" office:value="10.2824423248902" calcext:value-type="float">
            <text:p>10.2824423249</text:p>
          </table:table-cell>
          <table:table-cell table:formula="of:=([.E371]-[.F371])^2" office:value-type="float" office:value="18.7247233324171" calcext:value-type="float">
            <text:p>18.7247233324</text:p>
          </table:table-cell>
          <table:table-cell table:formula="of:=([.A371]-([.B371]+[.F371])/2)^2" office:value-type="float" office:value="14.1896564986865" calcext:value-type="float">
            <text:p>14.1896564987</text:p>
          </table:table-cell>
          <table:table-cell table:formula="of:=([.I371]-[.J371])^2" office:value-type="float" office:value="11.1642778588295" calcext:value-type="float">
            <text:p>11.1642778588</text:p>
          </table:table-cell>
          <table:table-cell table:formula="of:=[.M371]-[.N371]" office:value-type="float" office:value="-8.44228100752692" calcext:value-type="float">
            <text:p>-8.4422810075</text:p>
          </table:table-cell>
          <table:table-cell table:formula="of:=[.M371]-[.P371]" office:value-type="float" office:value="-0.881835533939302" calcext:value-type="float">
            <text:p>-0.8818355339</text:p>
          </table:table-cell>
          <table:table-cell table:formula="of:=([.A371]-100.04)^2" office:value-type="float" office:value="7.72840000000001" calcext:value-type="float">
            <text:p>7.7284</text:p>
          </table:table-cell>
          <table:table-cell/>
          <table:table-cell table:formula="of:=[.Q371]+[.U370]" office:value-type="float" office:value="1721.93460542156" calcext:value-type="float">
            <text:p>1721.9346054216</text:p>
          </table:table-cell>
        </table:table-row>
        <table:table-row table:style-name="ro1">
          <table:table-cell office:value-type="float" office:value="97.29" calcext:value-type="float">
            <text:p>97.29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7.29" calcext:value-type="float">
            <text:p>97.29</text:p>
          </table:table-cell>
          <table:table-cell office:value-type="float" office:value="92.4717330932617" calcext:value-type="float">
            <text:p>92.4717330933</text:p>
          </table:table-cell>
          <table:table-cell office:value-type="float" office:value="97.29" calcext:value-type="float">
            <text:p>97.29</text:p>
          </table:table-cell>
          <table:table-cell office:value-type="float" office:value="94.6303634643555" calcext:value-type="float">
            <text:p>94.6303634644</text:p>
          </table:table-cell>
          <table:table-cell office:value-type="float" office:value="97.29" calcext:value-type="float">
            <text:p>97.29</text:p>
          </table:table-cell>
          <table:table-cell office:value-type="float" office:value="91.3432998657227" calcext:value-type="float">
            <text:p>91.3432998657</text:p>
          </table:table-cell>
          <table:table-cell office:value-type="float" office:value="97.29" calcext:value-type="float">
            <text:p>97.29</text:p>
          </table:table-cell>
          <table:table-cell office:value-type="float" office:value="94.6180572509766" calcext:value-type="float">
            <text:p>94.618057251</text:p>
          </table:table-cell>
          <table:table-cell office:value-type="float" office:value="94.6303634643555" calcext:value-type="float">
            <text:p>94.6303634644</text:p>
          </table:table-cell>
          <table:table-cell/>
          <table:table-cell table:formula="of:=([.A372]-[.B372])^2" office:value-type="float" office:value="6.76335991446016" calcext:value-type="float">
            <text:p>6.7633599145</text:p>
          </table:table-cell>
          <table:table-cell table:formula="of:=([.E372]-[.F372])^2" office:value-type="float" office:value="7.07366650173528" calcext:value-type="float">
            <text:p>7.0736665017</text:p>
          </table:table-cell>
          <table:table-cell table:formula="of:=([.A372]-([.B372]+[.F372])/2)^2" office:value-type="float" office:value="6.91764323895884" calcext:value-type="float">
            <text:p>6.917643239</text:p>
          </table:table-cell>
          <table:table-cell table:formula="of:=([.I372]-[.J372])^2" office:value-type="float" office:value="7.13927805405896" calcext:value-type="float">
            <text:p>7.1392780541</text:p>
          </table:table-cell>
          <table:table-cell table:formula="of:=[.M372]-[.N372]" office:value-type="float" office:value="-0.310306587275119" calcext:value-type="float">
            <text:p>-0.3103065873</text:p>
          </table:table-cell>
          <table:table-cell table:formula="of:=[.M372]-[.P372]" office:value-type="float" office:value="-0.375918139598799" calcext:value-type="float">
            <text:p>-0.3759181396</text:p>
          </table:table-cell>
          <table:table-cell table:formula="of:=([.A372]-100.04)^2" office:value-type="float" office:value="7.5625" calcext:value-type="float">
            <text:p>7.5625</text:p>
          </table:table-cell>
          <table:table-cell/>
          <table:table-cell table:formula="of:=[.Q372]+[.U371]" office:value-type="float" office:value="1721.62429883428" calcext:value-type="float">
            <text:p>1721.6242988343</text:p>
          </table:table-cell>
        </table:table-row>
        <table:table-row table:style-name="ro1">
          <table:table-cell office:value-type="float" office:value="97.36" calcext:value-type="float">
            <text:p>97.36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7.36" calcext:value-type="float">
            <text:p>97.36</text:p>
          </table:table-cell>
          <table:table-cell office:value-type="float" office:value="93.7893524169922" calcext:value-type="float">
            <text:p>93.789352417</text:p>
          </table:table-cell>
          <table:table-cell office:value-type="float" office:value="97.36" calcext:value-type="float">
            <text:p>97.36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97.36" calcext:value-type="float">
            <text:p>97.36</text:p>
          </table:table-cell>
          <table:table-cell office:value-type="float" office:value="94.7489471435547" calcext:value-type="float">
            <text:p>94.7489471436</text:p>
          </table:table-cell>
          <table:table-cell office:value-type="float" office:value="97.36" calcext:value-type="float">
            <text:p>97.36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3.8453369140625" calcext:value-type="float">
            <text:p>93.8453369141</text:p>
          </table:table-cell>
          <table:table-cell/>
          <table:table-cell table:formula="of:=([.A373]-[.B373])^2" office:value-type="float" office:value="8.30655796766318" calcext:value-type="float">
            <text:p>8.3065579677</text:p>
          </table:table-cell>
          <table:table-cell table:formula="of:=([.E373]-[.F373])^2" office:value-type="float" office:value="12.3528566076517" calcext:value-type="float">
            <text:p>12.3528566077</text:p>
          </table:table-cell>
          <table:table-cell table:formula="of:=([.A373]-([.B373]+[.F373])/2)^2" office:value-type="float" office:value="10.2296764313922" calcext:value-type="float">
            <text:p>10.2296764314</text:p>
          </table:table-cell>
          <table:table-cell table:formula="of:=([.I373]-[.J373])^2" office:value-type="float" office:value="7.6894555454635" calcext:value-type="float">
            <text:p>7.6894555455</text:p>
          </table:table-cell>
          <table:table-cell table:formula="of:=[.M373]-[.N373]" office:value-type="float" office:value="-4.04629863998852" calcext:value-type="float">
            <text:p>-4.04629864</text:p>
          </table:table-cell>
          <table:table-cell table:formula="of:=[.M373]-[.P373]" office:value-type="float" office:value="0.617102422199678" calcext:value-type="float">
            <text:p>0.6171024222</text:p>
          </table:table-cell>
          <table:table-cell table:formula="of:=([.A373]-100.04)^2" office:value-type="float" office:value="7.18240000000004" calcext:value-type="float">
            <text:p>7.1824</text:p>
          </table:table-cell>
          <table:table-cell/>
          <table:table-cell table:formula="of:=[.Q373]+[.U372]" office:value-type="float" office:value="1717.57800019429" calcext:value-type="float">
            <text:p>1717.5780001943</text:p>
          </table:table-cell>
        </table:table-row>
        <table:table-row table:style-name="ro1">
          <table:table-cell office:value-type="float" office:value="97.36" calcext:value-type="float">
            <text:p>97.36</text:p>
          </table:table-cell>
          <table:table-cell office:value-type="float" office:value="93.3563919067383" calcext:value-type="float">
            <text:p>93.3563919067</text:p>
          </table:table-cell>
          <table:table-cell office:value-type="float" office:value="97.36" calcext:value-type="float">
            <text:p>97.36</text:p>
          </table:table-cell>
          <table:table-cell office:value-type="float" office:value="91.3405227661133" calcext:value-type="float">
            <text:p>91.3405227661</text:p>
          </table:table-cell>
          <table:table-cell office:value-type="float" office:value="97.36" calcext:value-type="float">
            <text:p>97.36</text:p>
          </table:table-cell>
          <table:table-cell office:value-type="float" office:value="93.4215927124023" calcext:value-type="float">
            <text:p>93.4215927124</text:p>
          </table:table-cell>
          <table:table-cell office:value-type="float" office:value="97.36" calcext:value-type="float">
            <text:p>97.36</text:p>
          </table:table-cell>
          <table:table-cell office:value-type="float" office:value="90.3369674682617" calcext:value-type="float">
            <text:p>90.3369674683</text:p>
          </table:table-cell>
          <table:table-cell office:value-type="float" office:value="97.36" calcext:value-type="float">
            <text:p>97.36</text:p>
          </table:table-cell>
          <table:table-cell office:value-type="float" office:value="93.3975448608399" calcext:value-type="float">
            <text:p>93.3975448608</text:p>
          </table:table-cell>
          <table:table-cell office:value-type="float" office:value="93.4215927124023" calcext:value-type="float">
            <text:p>93.4215927124</text:p>
          </table:table-cell>
          <table:table-cell/>
          <table:table-cell table:formula="of:=([.A374]-[.B374])^2" office:value-type="float" office:value="16.0288777644307" calcext:value-type="float">
            <text:p>16.0288777644</text:p>
          </table:table-cell>
          <table:table-cell table:formula="of:=([.E374]-[.F374])^2" office:value-type="float" office:value="15.5110519630023" calcext:value-type="float">
            <text:p>15.511051963</text:p>
          </table:table-cell>
          <table:table-cell table:formula="of:=([.A374]-([.B374]+[.F374])/2)^2" office:value-type="float" office:value="15.7689020774517" calcext:value-type="float">
            <text:p>15.7689020775</text:p>
          </table:table-cell>
          <table:table-cell table:formula="of:=([.I374]-[.J374])^2" office:value-type="float" office:value="15.7010507298567" calcext:value-type="float">
            <text:p>15.7010507299</text:p>
          </table:table-cell>
          <table:table-cell table:formula="of:=[.M374]-[.N374]" office:value-type="float" office:value="0.517825801428408" calcext:value-type="float">
            <text:p>0.5178258014</text:p>
          </table:table-cell>
          <table:table-cell table:formula="of:=[.M374]-[.P374]" office:value-type="float" office:value="0.327827034574003" calcext:value-type="float">
            <text:p>0.3278270346</text:p>
          </table:table-cell>
          <table:table-cell table:formula="of:=([.A374]-100.04)^2" office:value-type="float" office:value="7.18240000000004" calcext:value-type="float">
            <text:p>7.1824</text:p>
          </table:table-cell>
          <table:table-cell/>
          <table:table-cell table:formula="of:=[.Q374]+[.U373]" office:value-type="float" office:value="1718.09582599572" calcext:value-type="float">
            <text:p>1718.0958259957</text:p>
          </table:table-cell>
        </table:table-row>
        <table:table-row table:style-name="ro1">
          <table:table-cell office:value-type="float" office:value="97.37" calcext:value-type="float">
            <text:p>97.37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7.37" calcext:value-type="float">
            <text:p>97.37</text:p>
          </table:table-cell>
          <table:table-cell office:value-type="float" office:value="96.7010955810547" calcext:value-type="float">
            <text:p>96.7010955811</text:p>
          </table:table-cell>
          <table:table-cell office:value-type="float" office:value="97.37" calcext:value-type="float">
            <text:p>97.37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7.37" calcext:value-type="float">
            <text:p>97.37</text:p>
          </table:table-cell>
          <table:table-cell office:value-type="float" office:value="97.4054260253906" calcext:value-type="float">
            <text:p>97.4054260254</text:p>
          </table:table-cell>
          <table:table-cell office:value-type="float" office:value="97.37" calcext:value-type="float">
            <text:p>97.37</text:p>
          </table:table-cell>
          <table:table-cell office:value-type="float" office:value="94.4767990112305" calcext:value-type="float">
            <text:p>94.4767990112</text:p>
          </table:table-cell>
          <table:table-cell office:value-type="float" office:value="94.4997940063477" calcext:value-type="float">
            <text:p>94.4997940063</text:p>
          </table:table-cell>
          <table:table-cell/>
          <table:table-cell table:formula="of:=([.A375]-[.B375])^2" office:value-type="float" office:value="8.46051410200599" calcext:value-type="float">
            <text:p>8.460514102</text:p>
          </table:table-cell>
          <table:table-cell table:formula="of:=([.E375]-[.F375])^2" office:value-type="float" office:value="8.23808244599787" calcext:value-type="float">
            <text:p>8.238082446</text:p>
          </table:table-cell>
          <table:table-cell table:formula="of:=([.A375]-([.B375]+[.F375])/2)^2" office:value-type="float" office:value="8.34892789829173" calcext:value-type="float">
            <text:p>8.3489278983</text:p>
          </table:table-cell>
          <table:table-cell table:formula="of:=([.I375]-[.J375])^2" office:value-type="float" office:value="8.37061196141702" calcext:value-type="float">
            <text:p>8.3706119614</text:p>
          </table:table-cell>
          <table:table-cell table:formula="of:=[.M375]-[.N375]" office:value-type="float" office:value="0.222431656008121" calcext:value-type="float">
            <text:p>0.222431656</text:p>
          </table:table-cell>
          <table:table-cell table:formula="of:=[.M375]-[.P375]" office:value-type="float" office:value="0.0899021405889666" calcext:value-type="float">
            <text:p>0.0899021406</text:p>
          </table:table-cell>
          <table:table-cell table:formula="of:=([.A375]-100.04)^2" office:value-type="float" office:value="7.12890000000001" calcext:value-type="float">
            <text:p>7.1289</text:p>
          </table:table-cell>
          <table:table-cell/>
          <table:table-cell table:formula="of:=[.Q375]+[.U374]" office:value-type="float" office:value="1718.31825765173" calcext:value-type="float">
            <text:p>1718.3182576517</text:p>
          </table:table-cell>
        </table:table-row>
        <table:table-row table:style-name="ro1">
          <table:table-cell office:value-type="float" office:value="97.47" calcext:value-type="float">
            <text:p>97.47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7.47" calcext:value-type="float">
            <text:p>97.47</text:p>
          </table:table-cell>
          <table:table-cell office:value-type="float" office:value="99.1863632202148" calcext:value-type="float">
            <text:p>99.1863632202</text:p>
          </table:table-cell>
          <table:table-cell office:value-type="float" office:value="97.47" calcext:value-type="float">
            <text:p>97.47</text:p>
          </table:table-cell>
          <table:table-cell office:value-type="float" office:value="93.7566909790039" calcext:value-type="float">
            <text:p>93.756690979</text:p>
          </table:table-cell>
          <table:table-cell office:value-type="float" office:value="97.47" calcext:value-type="float">
            <text:p>97.47</text:p>
          </table:table-cell>
          <table:table-cell office:value-type="float" office:value="97.3521423339844" calcext:value-type="float">
            <text:p>97.352142334</text:p>
          </table:table-cell>
          <table:table-cell office:value-type="float" office:value="97.47" calcext:value-type="float">
            <text:p>97.47</text:p>
          </table:table-cell>
          <table:table-cell office:value-type="float" office:value="94.3065032958984" calcext:value-type="float">
            <text:p>94.3065032959</text:p>
          </table:table-cell>
          <table:table-cell office:value-type="float" office:value="93.7566909790039" calcext:value-type="float">
            <text:p>93.756690979</text:p>
          </table:table-cell>
          <table:table-cell/>
          <table:table-cell table:formula="of:=([.A376]-[.B376])^2" office:value-type="float" office:value="9.84115078946957" calcext:value-type="float">
            <text:p>9.8411507895</text:p>
          </table:table-cell>
          <table:table-cell table:formula="of:=([.E376]-[.F376])^2" office:value-type="float" office:value="13.788663885411" calcext:value-type="float">
            <text:p>13.7886638854</text:p>
          </table:table-cell>
          <table:table-cell table:formula="of:=([.A376]-([.B376]+[.F376])/2)^2" office:value-type="float" office:value="11.7318918493871" calcext:value-type="float">
            <text:p>11.7318918494</text:p>
          </table:table-cell>
          <table:table-cell table:formula="of:=([.I376]-[.J376])^2" office:value-type="float" office:value="10.0077113968614" calcext:value-type="float">
            <text:p>10.0077113969</text:p>
          </table:table-cell>
          <table:table-cell table:formula="of:=[.M376]-[.N376]" office:value-type="float" office:value="-3.94751309594139" calcext:value-type="float">
            <text:p>-3.9475130959</text:p>
          </table:table-cell>
          <table:table-cell table:formula="of:=[.M376]-[.P376]" office:value-type="float" office:value="-0.166560607391876" calcext:value-type="float">
            <text:p>-0.1665606074</text:p>
          </table:table-cell>
          <table:table-cell table:formula="of:=([.A376]-100.04)^2" office:value-type="float" office:value="6.60490000000004" calcext:value-type="float">
            <text:p>6.6049</text:p>
          </table:table-cell>
          <table:table-cell/>
          <table:table-cell table:formula="of:=[.Q376]+[.U375]" office:value-type="float" office:value="1714.37074455579" calcext:value-type="float">
            <text:p>1714.3707445558</text:p>
          </table:table-cell>
        </table:table-row>
        <table:table-row table:style-name="ro1">
          <table:table-cell office:value-type="float" office:value="97.55" calcext:value-type="float">
            <text:p>97.55</text:p>
          </table:table-cell>
          <table:table-cell office:value-type="float" office:value="96.3132171630859" calcext:value-type="float">
            <text:p>96.3132171631</text:p>
          </table:table-cell>
          <table:table-cell office:value-type="float" office:value="97.55" calcext:value-type="float">
            <text:p>97.55</text:p>
          </table:table-cell>
          <table:table-cell office:value-type="float" office:value="98.5581512451172" calcext:value-type="float">
            <text:p>98.5581512451</text:p>
          </table:table-cell>
          <table:table-cell office:value-type="float" office:value="97.55" calcext:value-type="float">
            <text:p>97.55</text:p>
          </table:table-cell>
          <table:table-cell office:value-type="float" office:value="94.8447265625" calcext:value-type="float">
            <text:p>94.8447265625</text:p>
          </table:table-cell>
          <table:table-cell office:value-type="float" office:value="97.55" calcext:value-type="float">
            <text:p>97.55</text:p>
          </table:table-cell>
          <table:table-cell office:value-type="float" office:value="96.0584106445313" calcext:value-type="float">
            <text:p>96.0584106445</text:p>
          </table:table-cell>
          <table:table-cell office:value-type="float" office:value="97.55" calcext:value-type="float">
            <text:p>97.55</text:p>
          </table:table-cell>
          <table:table-cell office:value-type="float" office:value="95.8659210205078" calcext:value-type="float">
            <text:p>95.8659210205</text:p>
          </table:table-cell>
          <table:table-cell office:value-type="float" office:value="94.8447265625" calcext:value-type="float">
            <text:p>94.8447265625</text:p>
          </table:table-cell>
          <table:table-cell/>
          <table:table-cell table:formula="of:=([.A377]-[.B377])^2" office:value-type="float" office:value="1.52963178568519" calcext:value-type="float">
            <text:p>1.5296317857</text:p>
          </table:table-cell>
          <table:table-cell table:formula="of:=([.E377]-[.F377])^2" office:value-type="float" office:value="7.31850437164305" calcext:value-type="float">
            <text:p>7.3185043716</text:p>
          </table:table-cell>
          <table:table-cell table:formula="of:=([.A377]-([.B377]+[.F377])/2)^2" office:value-type="float" office:value="3.88495191766181" calcext:value-type="float">
            <text:p>3.8849519177</text:p>
          </table:table-cell>
          <table:table-cell table:formula="of:=([.I377]-[.J377])^2" office:value-type="float" office:value="2.83612200916744" calcext:value-type="float">
            <text:p>2.8361220092</text:p>
          </table:table-cell>
          <table:table-cell table:formula="of:=[.M377]-[.N377]" office:value-type="float" office:value="-5.78887258595786" calcext:value-type="float">
            <text:p>-5.788872586</text:p>
          </table:table-cell>
          <table:table-cell table:formula="of:=[.M377]-[.P377]" office:value-type="float" office:value="-1.30649022348225" calcext:value-type="float">
            <text:p>-1.3064902235</text:p>
          </table:table-cell>
          <table:table-cell table:formula="of:=([.A377]-100.04)^2" office:value-type="float" office:value="6.20010000000005" calcext:value-type="float">
            <text:p>6.2001</text:p>
          </table:table-cell>
          <table:table-cell/>
          <table:table-cell table:formula="of:=[.Q377]+[.U376]" office:value-type="float" office:value="1708.58187196983" calcext:value-type="float">
            <text:p>1708.5818719698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94.0101165771484" calcext:value-type="float">
            <text:p>94.0101165771</text:p>
          </table:table-cell>
          <table:table-cell office:value-type="float" office:value="97.72" calcext:value-type="float">
            <text:p>97.72</text:p>
          </table:table-cell>
          <table:table-cell office:value-type="float" office:value="95.0280609130859" calcext:value-type="float">
            <text:p>95.0280609131</text:p>
          </table:table-cell>
          <table:table-cell office:value-type="float" office:value="97.72" calcext:value-type="float">
            <text:p>97.72</text:p>
          </table:table-cell>
          <table:table-cell office:value-type="float" office:value="92.9044570922852" calcext:value-type="float">
            <text:p>92.9044570923</text:p>
          </table:table-cell>
          <table:table-cell office:value-type="float" office:value="97.72" calcext:value-type="float">
            <text:p>97.72</text:p>
          </table:table-cell>
          <table:table-cell office:value-type="float" office:value="94.2190017700195" calcext:value-type="float">
            <text:p>94.21900177</text:p>
          </table:table-cell>
          <table:table-cell office:value-type="float" office:value="97.72" calcext:value-type="float">
            <text:p>97.72</text:p>
          </table:table-cell>
          <table:table-cell office:value-type="float" office:value="93.925163269043" calcext:value-type="float">
            <text:p>93.925163269</text:p>
          </table:table-cell>
          <table:table-cell office:value-type="float" office:value="92.9044570922852" calcext:value-type="float">
            <text:p>92.9044570923</text:p>
          </table:table-cell>
          <table:table-cell/>
          <table:table-cell table:formula="of:=([.A378]-[.B378])^2" office:value-type="float" office:value="13.7632350111488" calcext:value-type="float">
            <text:p>13.7632350111</text:p>
          </table:table-cell>
          <table:table-cell table:formula="of:=([.E378]-[.F378])^2" office:value-type="float" office:value="23.1894534960427" calcext:value-type="float">
            <text:p>23.189453496</text:p>
          </table:table-cell>
          <table:table-cell table:formula="of:=([.A378]-([.B378]+[.F378])/2)^2" office:value-type="float" office:value="18.1707235294787" calcext:value-type="float">
            <text:p>18.1707235295</text:p>
          </table:table-cell>
          <table:table-cell table:formula="of:=([.I378]-[.J378])^2" office:value-type="float" office:value="14.4007858146206" calcext:value-type="float">
            <text:p>14.4007858146</text:p>
          </table:table-cell>
          <table:table-cell table:formula="of:=[.M378]-[.N378]" office:value-type="float" office:value="-9.4262184848939" calcext:value-type="float">
            <text:p>-9.4262184849</text:p>
          </table:table-cell>
          <table:table-cell table:formula="of:=[.M378]-[.P378]" office:value-type="float" office:value="-0.637550803471822" calcext:value-type="float">
            <text:p>-0.6375508035</text:p>
          </table:table-cell>
          <table:table-cell table:formula="of:=([.A378]-100.04)^2" office:value-type="float" office:value="5.38240000000003" calcext:value-type="float">
            <text:p>5.3824</text:p>
          </table:table-cell>
          <table:table-cell/>
          <table:table-cell table:formula="of:=[.Q378]+[.U377]" office:value-type="float" office:value="1699.15565348494" calcext:value-type="float">
            <text:p>1699.1556534849</text:p>
          </table:table-cell>
        </table:table-row>
        <table:table-row table:style-name="ro1">
          <table:table-cell office:value-type="float" office:value="97.74" calcext:value-type="float">
            <text:p>97.74</text:p>
          </table:table-cell>
          <table:table-cell office:value-type="float" office:value="102.358749389648" calcext:value-type="float">
            <text:p>102.3587493896</text:p>
          </table:table-cell>
          <table:table-cell office:value-type="float" office:value="97.74" calcext:value-type="float">
            <text:p>97.74</text:p>
          </table:table-cell>
          <table:table-cell office:value-type="float" office:value="104.481872558594" calcext:value-type="float">
            <text:p>104.4818725586</text:p>
          </table:table-cell>
          <table:table-cell office:value-type="float" office:value="97.74" calcext:value-type="float">
            <text:p>97.74</text:p>
          </table:table-cell>
          <table:table-cell office:value-type="float" office:value="101.774681091309" calcext:value-type="float">
            <text:p>101.7746810913</text:p>
          </table:table-cell>
          <table:table-cell office:value-type="float" office:value="97.74" calcext:value-type="float">
            <text:p>97.74</text:p>
          </table:table-cell>
          <table:table-cell office:value-type="float" office:value="102.936676025391" calcext:value-type="float">
            <text:p>102.9366760254</text:p>
          </table:table-cell>
          <table:table-cell office:value-type="float" office:value="97.74" calcext:value-type="float">
            <text:p>97.74</text:p>
          </table:table-cell>
          <table:table-cell office:value-type="float" office:value="102.536712646484" calcext:value-type="float">
            <text:p>102.5367126465</text:p>
          </table:table-cell>
          <table:table-cell office:value-type="float" office:value="101.774681091309" calcext:value-type="float">
            <text:p>101.7746810913</text:p>
          </table:table-cell>
          <table:table-cell/>
          <table:table-cell table:formula="of:=([.A379]-[.B379])^2" office:value-type="float" office:value="21.3328459243779" calcext:value-type="float">
            <text:p>21.3328459244</text:p>
          </table:table-cell>
          <table:table-cell table:formula="of:=([.E379]-[.F379])^2" office:value-type="float" office:value="16.2786515085631" calcext:value-type="float">
            <text:p>16.2786515086</text:p>
          </table:table-cell>
          <table:table-cell table:formula="of:=([.A379]-([.B379]+[.F379])/2)^2" office:value-type="float" office:value="18.7204647721891" calcext:value-type="float">
            <text:p>18.7204647722</text:p>
          </table:table-cell>
          <table:table-cell table:formula="of:=([.I379]-[.J379])^2" office:value-type="float" office:value="23.0084522129432" calcext:value-type="float">
            <text:p>23.0084522129</text:p>
          </table:table-cell>
          <table:table-cell table:formula="of:=[.M379]-[.N379]" office:value-type="float" office:value="5.05419441581471" calcext:value-type="float">
            <text:p>5.0541944158</text:p>
          </table:table-cell>
          <table:table-cell table:formula="of:=[.M379]-[.P379]" office:value-type="float" office:value="-1.67560628856533" calcext:value-type="float">
            <text:p>-1.6756062886</text:p>
          </table:table-cell>
          <table:table-cell table:formula="of:=([.A379]-100.04)^2" office:value-type="float" office:value="5.29000000000005" calcext:value-type="float">
            <text:p>5.29</text:p>
          </table:table-cell>
          <table:table-cell/>
          <table:table-cell table:formula="of:=[.Q379]+[.U378]" office:value-type="float" office:value="1704.20984790075" calcext:value-type="float">
            <text:p>1704.2098479008</text:p>
          </table:table-cell>
        </table:table-row>
        <table:table-row table:style-name="ro1">
          <table:table-cell office:value-type="float" office:value="97.84" calcext:value-type="float">
            <text:p>97.84</text:p>
          </table:table-cell>
          <table:table-cell office:value-type="float" office:value="94.3632354736328" calcext:value-type="float">
            <text:p>94.3632354736</text:p>
          </table:table-cell>
          <table:table-cell office:value-type="float" office:value="97.84" calcext:value-type="float">
            <text:p>97.84</text:p>
          </table:table-cell>
          <table:table-cell office:value-type="float" office:value="95.5354690551758" calcext:value-type="float">
            <text:p>95.5354690552</text:p>
          </table:table-cell>
          <table:table-cell office:value-type="float" office:value="97.84" calcext:value-type="float">
            <text:p>97.84</text:p>
          </table:table-cell>
          <table:table-cell office:value-type="float" office:value="93.5873489379883" calcext:value-type="float">
            <text:p>93.587348938</text:p>
          </table:table-cell>
          <table:table-cell office:value-type="float" office:value="97.84" calcext:value-type="float">
            <text:p>97.84</text:p>
          </table:table-cell>
          <table:table-cell office:value-type="float" office:value="95.4610748291016" calcext:value-type="float">
            <text:p>95.4610748291</text:p>
          </table:table-cell>
          <table:table-cell office:value-type="float" office:value="97.84" calcext:value-type="float">
            <text:p>97.84</text:p>
          </table:table-cell>
          <table:table-cell office:value-type="float" office:value="94.0729751586914" calcext:value-type="float">
            <text:p>94.0729751587</text:p>
          </table:table-cell>
          <table:table-cell office:value-type="float" office:value="93.5873489379883" calcext:value-type="float">
            <text:p>93.587348938</text:p>
          </table:table-cell>
          <table:table-cell/>
          <table:table-cell table:formula="of:=([.A380]-[.B380])^2" office:value-type="float" office:value="12.0878915718053" calcext:value-type="float">
            <text:p>12.0878915718</text:p>
          </table:table-cell>
          <table:table-cell table:formula="of:=([.E380]-[.F380])^2" office:value-type="float" office:value="18.0850410552294" calcext:value-type="float">
            <text:p>18.0850410552</text:p>
          </table:table-cell>
          <table:table-cell table:formula="of:=([.A380]-([.B380]+[.F380])/2)^2" office:value-type="float" office:value="14.9359663344687" calcext:value-type="float">
            <text:p>14.9359663345</text:p>
          </table:table-cell>
          <table:table-cell table:formula="of:=([.I380]-[.J380])^2" office:value-type="float" office:value="14.1904761550361" calcext:value-type="float">
            <text:p>14.190476155</text:p>
          </table:table-cell>
          <table:table-cell table:formula="of:=[.M380]-[.N380]" office:value-type="float" office:value="-5.99714948342415" calcext:value-type="float">
            <text:p>-5.9971494834</text:p>
          </table:table-cell>
          <table:table-cell table:formula="of:=[.M380]-[.P380]" office:value-type="float" office:value="-2.10258458323078" calcext:value-type="float">
            <text:p>-2.1025845832</text:p>
          </table:table-cell>
          <table:table-cell table:formula="of:=([.A380]-100.04)^2" office:value-type="float" office:value="4.84000000000001" calcext:value-type="float">
            <text:p>4.84</text:p>
          </table:table-cell>
          <table:table-cell/>
          <table:table-cell table:formula="of:=[.Q380]+[.U379]" office:value-type="float" office:value="1698.21269841733" calcext:value-type="float">
            <text:p>1698.2126984173</text:p>
          </table:table-cell>
        </table:table-row>
        <table:table-row table:style-name="ro1">
          <table:table-cell office:value-type="float" office:value="97.85" calcext:value-type="float">
            <text:p>97.85</text:p>
          </table:table-cell>
          <table:table-cell office:value-type="float" office:value="102.140533447266" calcext:value-type="float">
            <text:p>102.1405334473</text:p>
          </table:table-cell>
          <table:table-cell office:value-type="float" office:value="97.85" calcext:value-type="float">
            <text:p>97.85</text:p>
          </table:table-cell>
          <table:table-cell office:value-type="float" office:value="105.367111206055" calcext:value-type="float">
            <text:p>105.3671112061</text:p>
          </table:table-cell>
          <table:table-cell office:value-type="float" office:value="97.85" calcext:value-type="float">
            <text:p>97.85</text:p>
          </table:table-cell>
          <table:table-cell office:value-type="float" office:value="101.359512329102" calcext:value-type="float">
            <text:p>101.3595123291</text:p>
          </table:table-cell>
          <table:table-cell office:value-type="float" office:value="97.85" calcext:value-type="float">
            <text:p>97.85</text:p>
          </table:table-cell>
          <table:table-cell office:value-type="float" office:value="105.521423339844" calcext:value-type="float">
            <text:p>105.5214233398</text:p>
          </table:table-cell>
          <table:table-cell office:value-type="float" office:value="97.85" calcext:value-type="float">
            <text:p>97.85</text:p>
          </table:table-cell>
          <table:table-cell office:value-type="float" office:value="102.093086242676" calcext:value-type="float">
            <text:p>102.0930862427</text:p>
          </table:table-cell>
          <table:table-cell office:value-type="float" office:value="101.359512329102" calcext:value-type="float">
            <text:p>101.3595123291</text:p>
          </table:table-cell>
          <table:table-cell/>
          <table:table-cell table:formula="of:=([.A381]-[.B381])^2" office:value-type="float" office:value="18.4086772621051" calcext:value-type="float">
            <text:p>18.4086772621</text:p>
          </table:table-cell>
          <table:table-cell table:formula="of:=([.E381]-[.F381])^2" office:value-type="float" office:value="12.3166767881159" calcext:value-type="float">
            <text:p>12.3166767881</text:p>
          </table:table-cell>
          <table:table-cell table:formula="of:=([.A381]-([.B381]+[.F381])/2)^2" office:value-type="float" office:value="15.2101785283559" calcext:value-type="float">
            <text:p>15.2101785284</text:p>
          </table:table-cell>
          <table:table-cell table:formula="of:=([.I381]-[.J381])^2" office:value-type="float" office:value="18.0037808627845" calcext:value-type="float">
            <text:p>18.0037808628</text:p>
          </table:table-cell>
          <table:table-cell table:formula="of:=[.M381]-[.N381]" office:value-type="float" office:value="6.09200047398918" calcext:value-type="float">
            <text:p>6.092000474</text:p>
          </table:table-cell>
          <table:table-cell table:formula="of:=[.M381]-[.P381]" office:value-type="float" office:value="0.40489639932057" calcext:value-type="float">
            <text:p>0.4048963993</text:p>
          </table:table-cell>
          <table:table-cell table:formula="of:=([.A381]-100.04)^2" office:value-type="float" office:value="4.79610000000005" calcext:value-type="float">
            <text:p>4.7961</text:p>
          </table:table-cell>
          <table:table-cell/>
          <table:table-cell table:formula="of:=[.Q381]+[.U380]" office:value-type="float" office:value="1704.30469889132" calcext:value-type="float">
            <text:p>1704.3046988913</text:p>
          </table:table-cell>
        </table:table-row>
        <table:table-row table:style-name="ro1">
          <table:table-cell office:value-type="float" office:value="97.86" calcext:value-type="float">
            <text:p>97.86</text:p>
          </table:table-cell>
          <table:table-cell office:value-type="float" office:value="94.2745895385742" calcext:value-type="float">
            <text:p>94.2745895386</text:p>
          </table:table-cell>
          <table:table-cell office:value-type="float" office:value="97.86" calcext:value-type="float">
            <text:p>97.86</text:p>
          </table:table-cell>
          <table:table-cell office:value-type="float" office:value="98.8148422241211" calcext:value-type="float">
            <text:p>98.8148422241</text:p>
          </table:table-cell>
          <table:table-cell office:value-type="float" office:value="97.86" calcext:value-type="float">
            <text:p>97.86</text:p>
          </table:table-cell>
          <table:table-cell office:value-type="float" office:value="93.3709945678711" calcext:value-type="float">
            <text:p>93.3709945679</text:p>
          </table:table-cell>
          <table:table-cell office:value-type="float" office:value="97.86" calcext:value-type="float">
            <text:p>97.86</text:p>
          </table:table-cell>
          <table:table-cell office:value-type="float" office:value="99.0316696166992" calcext:value-type="float">
            <text:p>99.0316696167</text:p>
          </table:table-cell>
          <table:table-cell office:value-type="float" office:value="97.86" calcext:value-type="float">
            <text:p>97.86</text:p>
          </table:table-cell>
          <table:table-cell office:value-type="float" office:value="94.2250518798828" calcext:value-type="float">
            <text:p>94.2250518799</text:p>
          </table:table-cell>
          <table:table-cell office:value-type="float" office:value="93.3709945678711" calcext:value-type="float">
            <text:p>93.3709945679</text:p>
          </table:table-cell>
          <table:table-cell/>
          <table:table-cell table:formula="of:=([.A382]-[.B382])^2" office:value-type="float" office:value="12.8551681769014" calcext:value-type="float">
            <text:p>12.8551681769</text:p>
          </table:table-cell>
          <table:table-cell table:formula="of:=([.E382]-[.F382])^2" office:value-type="float" office:value="20.1511697696828" calcext:value-type="float">
            <text:p>20.1511697697</text:p>
          </table:table-cell>
          <table:table-cell table:formula="of:=([.A382]-([.B382]+[.F382])/2)^2" office:value-type="float" office:value="16.2990480055221" calcext:value-type="float">
            <text:p>16.2990480055</text:p>
          </table:table-cell>
          <table:table-cell table:formula="of:=([.I382]-[.J382])^2" office:value-type="float" office:value="13.2128478359435" calcext:value-type="float">
            <text:p>13.2128478359</text:p>
          </table:table-cell>
          <table:table-cell table:formula="of:=[.M382]-[.N382]" office:value-type="float" office:value="-7.29600159278139" calcext:value-type="float">
            <text:p>-7.2960015928</text:p>
          </table:table-cell>
          <table:table-cell table:formula="of:=[.M382]-[.P382]" office:value-type="float" office:value="-0.357679659042041" calcext:value-type="float">
            <text:p>-0.357679659</text:p>
          </table:table-cell>
          <table:table-cell table:formula="of:=([.A382]-100.04)^2" office:value-type="float" office:value="4.75240000000003" calcext:value-type="float">
            <text:p>4.7524</text:p>
          </table:table-cell>
          <table:table-cell/>
          <table:table-cell table:formula="of:=[.Q382]+[.U381]" office:value-type="float" office:value="1697.00869729854" calcext:value-type="float">
            <text:p>1697.0086972985</text:p>
          </table:table-cell>
        </table:table-row>
        <table:table-row table:style-name="ro1">
          <table:table-cell office:value-type="float" office:value="97.95" calcext:value-type="float">
            <text:p>97.95</text:p>
          </table:table-cell>
          <table:table-cell office:value-type="float" office:value="103.48998260498" calcext:value-type="float">
            <text:p>103.489982605</text:p>
          </table:table-cell>
          <table:table-cell office:value-type="float" office:value="97.95" calcext:value-type="float">
            <text:p>97.95</text:p>
          </table:table-cell>
          <table:table-cell office:value-type="float" office:value="105.990776062012" calcext:value-type="float">
            <text:p>105.990776062</text:p>
          </table:table-cell>
          <table:table-cell office:value-type="float" office:value="97.95" calcext:value-type="float">
            <text:p>97.95</text:p>
          </table:table-cell>
          <table:table-cell office:value-type="float" office:value="102.19393157959" calcext:value-type="float">
            <text:p>102.1939315796</text:p>
          </table:table-cell>
          <table:table-cell office:value-type="float" office:value="97.95" calcext:value-type="float">
            <text:p>97.95</text:p>
          </table:table-cell>
          <table:table-cell office:value-type="float" office:value="102.635078430176" calcext:value-type="float">
            <text:p>102.6350784302</text:p>
          </table:table-cell>
          <table:table-cell office:value-type="float" office:value="97.95" calcext:value-type="float">
            <text:p>97.95</text:p>
          </table:table-cell>
          <table:table-cell office:value-type="float" office:value="103.596237182617" calcext:value-type="float">
            <text:p>103.5962371826</text:p>
          </table:table-cell>
          <table:table-cell office:value-type="float" office:value="102.19393157959" calcext:value-type="float">
            <text:p>102.1939315796</text:p>
          </table:table-cell>
          <table:table-cell/>
          <table:table-cell table:formula="of:=([.A383]-[.B383])^2" office:value-type="float" office:value="30.6914072634861" calcext:value-type="float">
            <text:p>30.6914072635</text:p>
          </table:table-cell>
          <table:table-cell table:formula="of:=([.E383]-[.F383])^2" office:value-type="float" office:value="18.0109552522399" calcext:value-type="float">
            <text:p>18.0109552522</text:p>
          </table:table-cell>
          <table:table-cell table:formula="of:=([.A383]-([.B383]+[.F383])/2)^2" office:value-type="float" office:value="23.931244192759" calcext:value-type="float">
            <text:p>23.9312441928</text:p>
          </table:table-cell>
          <table:table-cell table:formula="of:=([.I383]-[.J383])^2" office:value-type="float" office:value="31.8799943223688" calcext:value-type="float">
            <text:p>31.8799943224</text:p>
          </table:table-cell>
          <table:table-cell table:formula="of:=[.M383]-[.N383]" office:value-type="float" office:value="12.6804520112462" calcext:value-type="float">
            <text:p>12.6804520112</text:p>
          </table:table-cell>
          <table:table-cell table:formula="of:=[.M383]-[.P383]" office:value-type="float" office:value="-1.1885870588827" calcext:value-type="float">
            <text:p>-1.1885870589</text:p>
          </table:table-cell>
          <table:table-cell table:formula="of:=([.A383]-100.04)^2" office:value-type="float" office:value="4.36810000000001" calcext:value-type="float">
            <text:p>4.3681</text:p>
          </table:table-cell>
          <table:table-cell/>
          <table:table-cell table:formula="of:=[.Q383]+[.U382]" office:value-type="float" office:value="1709.68914930978" calcext:value-type="float">
            <text:p>1709.6891493098</text:p>
          </table:table-cell>
        </table:table-row>
        <table:table-row table:style-name="ro1">
          <table:table-cell office:value-type="float" office:value="97.99" calcext:value-type="float">
            <text:p>97.99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97.99" calcext:value-type="float">
            <text:p>97.99</text:p>
          </table:table-cell>
          <table:table-cell office:value-type="float" office:value="91.7112197875977" calcext:value-type="float">
            <text:p>91.7112197876</text:p>
          </table:table-cell>
          <table:table-cell office:value-type="float" office:value="97.99" calcext:value-type="float">
            <text:p>97.99</text:p>
          </table:table-cell>
          <table:table-cell office:value-type="float" office:value="93.476432800293" calcext:value-type="float">
            <text:p>93.4764328003</text:p>
          </table:table-cell>
          <table:table-cell office:value-type="float" office:value="97.99" calcext:value-type="float">
            <text:p>97.99</text:p>
          </table:table-cell>
          <table:table-cell office:value-type="float" office:value="92.5056610107422" calcext:value-type="float">
            <text:p>92.5056610107</text:p>
          </table:table-cell>
          <table:table-cell office:value-type="float" office:value="97.99" calcext:value-type="float">
            <text:p>97.99</text:p>
          </table:table-cell>
          <table:table-cell office:value-type="float" office:value="93.3478546142578" calcext:value-type="float">
            <text:p>93.3478546143</text:p>
          </table:table-cell>
          <table:table-cell office:value-type="float" office:value="93.476432800293" calcext:value-type="float">
            <text:p>93.4764328003</text:p>
          </table:table-cell>
          <table:table-cell/>
          <table:table-cell table:formula="of:=([.A384]-[.B384])^2" office:value-type="float" office:value="19.6224882332816" calcext:value-type="float">
            <text:p>19.6224882333</text:p>
          </table:table-cell>
          <table:table-cell table:formula="of:=([.E384]-[.F384])^2" office:value-type="float" office:value="20.3722888662711" calcext:value-type="float">
            <text:p>20.3722888663</text:p>
          </table:table-cell>
          <table:table-cell table:formula="of:=([.A384]-([.B384]+[.F384])/2)^2" office:value-type="float" office:value="19.9956312878364" calcext:value-type="float">
            <text:p>19.9956312878</text:p>
          </table:table-cell>
          <table:table-cell table:formula="of:=([.I384]-[.J384])^2" office:value-type="float" office:value="21.5495137823674" calcext:value-type="float">
            <text:p>21.5495137824</text:p>
          </table:table-cell>
          <table:table-cell table:formula="of:=[.M384]-[.N384]" office:value-type="float" office:value="-0.749800632989501" calcext:value-type="float">
            <text:p>-0.749800633</text:p>
          </table:table-cell>
          <table:table-cell table:formula="of:=[.M384]-[.P384]" office:value-type="float" office:value="-1.92702554908581" calcext:value-type="float">
            <text:p>-1.9270255491</text:p>
          </table:table-cell>
          <table:table-cell table:formula="of:=([.A384]-100.04)^2" office:value-type="float" office:value="4.20250000000005" calcext:value-type="float">
            <text:p>4.2025</text:p>
          </table:table-cell>
          <table:table-cell/>
          <table:table-cell table:formula="of:=[.Q384]+[.U383]" office:value-type="float" office:value="1708.93934867679" calcext:value-type="float">
            <text:p>1708.9393486768</text:p>
          </table:table-cell>
        </table:table-row>
        <table:table-row table:style-name="ro1">
          <table:table-cell office:value-type="float" office:value="98.01" calcext:value-type="float">
            <text:p>98.01</text:p>
          </table:table-cell>
          <table:table-cell office:value-type="float" office:value="107.44181060791" calcext:value-type="float">
            <text:p>107.4418106079</text:p>
          </table:table-cell>
          <table:table-cell office:value-type="float" office:value="98.01" calcext:value-type="float">
            <text:p>98.01</text:p>
          </table:table-cell>
          <table:table-cell office:value-type="float" office:value="108.37393951416" calcext:value-type="float">
            <text:p>108.3739395142</text:p>
          </table:table-cell>
          <table:table-cell office:value-type="float" office:value="98.01" calcext:value-type="float">
            <text:p>98.01</text:p>
          </table:table-cell>
          <table:table-cell office:value-type="float" office:value="103.508285522461" calcext:value-type="float">
            <text:p>103.5082855225</text:p>
          </table:table-cell>
          <table:table-cell office:value-type="float" office:value="98.01" calcext:value-type="float">
            <text:p>98.01</text:p>
          </table:table-cell>
          <table:table-cell office:value-type="float" office:value="107.179725646973" calcext:value-type="float">
            <text:p>107.179725647</text:p>
          </table:table-cell>
          <table:table-cell office:value-type="float" office:value="98.01" calcext:value-type="float">
            <text:p>98.01</text:p>
          </table:table-cell>
          <table:table-cell office:value-type="float" office:value="108.408050537109" calcext:value-type="float">
            <text:p>108.4080505371</text:p>
          </table:table-cell>
          <table:table-cell office:value-type="float" office:value="103.508285522461" calcext:value-type="float">
            <text:p>103.5082855225</text:p>
          </table:table-cell>
          <table:table-cell/>
          <table:table-cell table:formula="of:=([.A385]-[.B385])^2" office:value-type="float" office:value="88.9590513434865" calcext:value-type="float">
            <text:p>88.9590513435</text:p>
          </table:table-cell>
          <table:table-cell table:formula="of:=([.E385]-[.F385])^2" office:value-type="float" office:value="30.2311436865035" calcext:value-type="float">
            <text:p>30.2311436865</text:p>
          </table:table-cell>
          <table:table-cell table:formula="of:=([.A385]-([.B385]+[.F385])/2)^2" office:value-type="float" office:value="55.7269426155304" calcext:value-type="float">
            <text:p>55.7269426155</text:p>
          </table:table-cell>
          <table:table-cell table:formula="of:=([.I385]-[.J385])^2" office:value-type="float" office:value="108.11945497228" calcext:value-type="float">
            <text:p>108.1194549723</text:p>
          </table:table-cell>
          <table:table-cell table:formula="of:=[.M385]-[.N385]" office:value-type="float" office:value="58.727907656983" calcext:value-type="float">
            <text:p>58.727907657</text:p>
          </table:table-cell>
          <table:table-cell table:formula="of:=[.M385]-[.P385]" office:value-type="float" office:value="-19.160403628794" calcext:value-type="float">
            <text:p>-19.1604036288</text:p>
          </table:table-cell>
          <table:table-cell table:formula="of:=([.A385]-100.04)^2" office:value-type="float" office:value="4.1209" calcext:value-type="float">
            <text:p>4.1209</text:p>
          </table:table-cell>
          <table:table-cell/>
          <table:table-cell table:formula="of:=[.Q385]+[.U384]" office:value-type="float" office:value="1767.66725633378" calcext:value-type="float">
            <text:p>1767.6672563338</text:p>
          </table:table-cell>
        </table:table-row>
        <table:table-row table:style-name="ro1">
          <table:table-cell office:value-type="float" office:value="98.01" calcext:value-type="float">
            <text:p>98.01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8.01" calcext:value-type="float">
            <text:p>98.01</text:p>
          </table:table-cell>
          <table:table-cell office:value-type="float" office:value="97.1273040771484" calcext:value-type="float">
            <text:p>97.1273040771</text:p>
          </table:table-cell>
          <table:table-cell office:value-type="float" office:value="98.01" calcext:value-type="float">
            <text:p>98.01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8.01" calcext:value-type="float">
            <text:p>98.01</text:p>
          </table:table-cell>
          <table:table-cell office:value-type="float" office:value="96.2994842529297" calcext:value-type="float">
            <text:p>96.2994842529</text:p>
          </table:table-cell>
          <table:table-cell office:value-type="float" office:value="98.01" calcext:value-type="float">
            <text:p>98.01</text:p>
          </table:table-cell>
          <table:table-cell office:value-type="float" office:value="94.3742446899414" calcext:value-type="float">
            <text:p>94.3742446899</text:p>
          </table:table-cell>
          <table:table-cell office:value-type="float" office:value="94.4997940063477" calcext:value-type="float">
            <text:p>94.4997940063</text:p>
          </table:table-cell>
          <table:table-cell/>
          <table:table-cell table:formula="of:=([.A386]-[.B386])^2" office:value-type="float" office:value="12.593245352006" calcext:value-type="float">
            <text:p>12.593245352</text:p>
          </table:table-cell>
          <table:table-cell table:formula="of:=([.E386]-[.F386])^2" office:value-type="float" office:value="12.3215461178729" calcext:value-type="float">
            <text:p>12.3215461179</text:p>
          </table:table-cell>
          <table:table-cell table:formula="of:=([.A386]-([.B386]+[.F386])/2)^2" office:value-type="float" office:value="12.4570253592292" calcext:value-type="float">
            <text:p>12.4570253592</text:p>
          </table:table-cell>
          <table:table-cell table:formula="of:=([.I386]-[.J386])^2" office:value-type="float" office:value="13.2187166746193" calcext:value-type="float">
            <text:p>13.2187166746</text:p>
          </table:table-cell>
          <table:table-cell table:formula="of:=[.M386]-[.N386]" office:value-type="float" office:value="0.271699234133122" calcext:value-type="float">
            <text:p>0.2716992341</text:p>
          </table:table-cell>
          <table:table-cell table:formula="of:=[.M386]-[.P386]" office:value-type="float" office:value="-0.625471322613302" calcext:value-type="float">
            <text:p>-0.6254713226</text:p>
          </table:table-cell>
          <table:table-cell table:formula="of:=([.A386]-100.04)^2" office:value-type="float" office:value="4.1209" calcext:value-type="float">
            <text:p>4.1209</text:p>
          </table:table-cell>
          <table:table-cell/>
          <table:table-cell table:formula="of:=[.Q386]+[.U385]" office:value-type="float" office:value="1767.93895556791" calcext:value-type="float">
            <text:p>1767.9389555679</text:p>
          </table:table-cell>
        </table:table-row>
        <table:table-row table:style-name="ro1">
          <table:table-cell office:value-type="float" office:value="98.12" calcext:value-type="float">
            <text:p>98.12</text:p>
          </table:table-cell>
          <table:table-cell office:value-type="float" office:value="98.0367126464844" calcext:value-type="float">
            <text:p>98.0367126465</text:p>
          </table:table-cell>
          <table:table-cell office:value-type="float" office:value="98.12" calcext:value-type="float">
            <text:p>98.12</text:p>
          </table:table-cell>
          <table:table-cell office:value-type="float" office:value="95.087532043457" calcext:value-type="float">
            <text:p>95.0875320435</text:p>
          </table:table-cell>
          <table:table-cell office:value-type="float" office:value="98.12" calcext:value-type="float">
            <text:p>98.12</text:p>
          </table:table-cell>
          <table:table-cell office:value-type="float" office:value="93.6140899658203" calcext:value-type="float">
            <text:p>93.6140899658</text:p>
          </table:table-cell>
          <table:table-cell office:value-type="float" office:value="98.12" calcext:value-type="float">
            <text:p>98.12</text:p>
          </table:table-cell>
          <table:table-cell office:value-type="float" office:value="94.1466217041016" calcext:value-type="float">
            <text:p>94.1466217041</text:p>
          </table:table-cell>
          <table:table-cell office:value-type="float" office:value="98.12" calcext:value-type="float">
            <text:p>98.12</text:p>
          </table:table-cell>
          <table:table-cell office:value-type="float" office:value="99.3181228637695" calcext:value-type="float">
            <text:p>99.3181228638</text:p>
          </table:table-cell>
          <table:table-cell office:value-type="float" office:value="93.6140899658203" calcext:value-type="float">
            <text:p>93.6140899658</text:p>
          </table:table-cell>
          <table:table-cell/>
          <table:table-cell table:formula="of:=([.A387]-[.B387])^2" office:value-type="float" office:value="0.00693678325563745" calcext:value-type="float">
            <text:p>0.0069367833</text:p>
          </table:table-cell>
          <table:table-cell table:formula="of:=([.E387]-[.F387])^2" office:value-type="float" office:value="20.3032252361212" calcext:value-type="float">
            <text:p>20.3032252361</text:p>
          </table:table-cell>
          <table:table-cell table:formula="of:=([.A387]-([.B387]+[.F387])/2)^2" office:value-type="float" office:value="5.26518316580739" calcext:value-type="float">
            <text:p>5.2651831658</text:p>
          </table:table-cell>
          <table:table-cell table:formula="of:=([.I387]-[.J387])^2" office:value-type="float" office:value="1.43549839668729" calcext:value-type="float">
            <text:p>1.4354983967</text:p>
          </table:table-cell>
          <table:table-cell table:formula="of:=[.M387]-[.N387]" office:value-type="float" office:value="-20.2962884528656" calcext:value-type="float">
            <text:p>-20.2962884529</text:p>
          </table:table-cell>
          <table:table-cell table:formula="of:=[.M387]-[.P387]" office:value-type="float" office:value="-1.42856161343165" calcext:value-type="float">
            <text:p>-1.4285616134</text:p>
          </table:table-cell>
          <table:table-cell table:formula="of:=([.A387]-100.04)^2" office:value-type="float" office:value="3.68640000000001" calcext:value-type="float">
            <text:p>3.6864</text:p>
          </table:table-cell>
          <table:table-cell/>
          <table:table-cell table:formula="of:=[.Q387]+[.U386]" office:value-type="float" office:value="1747.64266711504" calcext:value-type="float">
            <text:p>1747.6426671151</text:p>
          </table:table-cell>
        </table:table-row>
        <table:table-row table:style-name="ro1">
          <table:table-cell office:value-type="float" office:value="98.125" calcext:value-type="float">
            <text:p>98.125</text:p>
          </table:table-cell>
          <table:table-cell office:value-type="float" office:value="93.8515014648437" calcext:value-type="float">
            <text:p>93.8515014648</text:p>
          </table:table-cell>
          <table:table-cell office:value-type="float" office:value="98.125" calcext:value-type="float">
            <text:p>98.125</text:p>
          </table:table-cell>
          <table:table-cell office:value-type="float" office:value="93.5926208496094" calcext:value-type="float">
            <text:p>93.5926208496</text:p>
          </table:table-cell>
          <table:table-cell office:value-type="float" office:value="98.125" calcext:value-type="float">
            <text:p>98.125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98.125" calcext:value-type="float">
            <text:p>98.125</text:p>
          </table:table-cell>
          <table:table-cell office:value-type="float" office:value="93.2142562866211" calcext:value-type="float">
            <text:p>93.2142562866</text:p>
          </table:table-cell>
          <table:table-cell office:value-type="float" office:value="98.125" calcext:value-type="float">
            <text:p>98.125</text:p>
          </table:table-cell>
          <table:table-cell office:value-type="float" office:value="93.9636840820313" calcext:value-type="float">
            <text:p>93.963684082</text:p>
          </table:table-cell>
          <table:table-cell office:value-type="float" office:value="93.8672714233399" calcext:value-type="float">
            <text:p>93.8672714233</text:p>
          </table:table-cell>
          <table:table-cell/>
          <table:table-cell table:formula="of:=([.A388]-[.B388])^2" office:value-type="float" office:value="18.2627897299826" calcext:value-type="float">
            <text:p>18.26278973</text:p>
          </table:table-cell>
          <table:table-cell table:formula="of:=([.E388]-[.F388])^2" office:value-type="float" office:value="18.1282526325085" calcext:value-type="float">
            <text:p>18.1282526325</text:p>
          </table:table-cell>
          <table:table-cell table:formula="of:=([.A388]-([.B388]+[.F388])/2)^2" office:value-type="float" office:value="18.1954590083478" calcext:value-type="float">
            <text:p>18.1954590083</text:p>
          </table:table-cell>
          <table:table-cell table:formula="of:=([.I388]-[.J388])^2" office:value-type="float" office:value="17.3165501691401" calcext:value-type="float">
            <text:p>17.3165501691</text:p>
          </table:table-cell>
          <table:table-cell table:formula="of:=[.M388]-[.N388]" office:value-type="float" office:value="0.134537097474094" calcext:value-type="float">
            <text:p>0.1345370975</text:p>
          </table:table-cell>
          <table:table-cell table:formula="of:=[.M388]-[.P388]" office:value-type="float" office:value="0.946239560842514" calcext:value-type="float">
            <text:p>0.9462395608</text:p>
          </table:table-cell>
          <table:table-cell table:formula="of:=([.A388]-100.04)^2" office:value-type="float" office:value="3.66722500000002" calcext:value-type="float">
            <text:p>3.667225</text:p>
          </table:table-cell>
          <table:table-cell/>
          <table:table-cell table:formula="of:=[.Q388]+[.U387]" office:value-type="float" office:value="1747.77720421252" calcext:value-type="float">
            <text:p>1747.7772042125</text:p>
          </table:table-cell>
        </table:table-row>
        <table:table-row table:style-name="ro1">
          <table:table-cell office:value-type="float" office:value="98.16" calcext:value-type="float">
            <text:p>98.16</text:p>
          </table:table-cell>
          <table:table-cell office:value-type="float" office:value="94.2787322998047" calcext:value-type="float">
            <text:p>94.2787322998</text:p>
          </table:table-cell>
          <table:table-cell office:value-type="float" office:value="98.16" calcext:value-type="float">
            <text:p>98.16</text:p>
          </table:table-cell>
          <table:table-cell office:value-type="float" office:value="93.6762084960938" calcext:value-type="float">
            <text:p>93.6762084961</text:p>
          </table:table-cell>
          <table:table-cell office:value-type="float" office:value="98.16" calcext:value-type="float">
            <text:p>98.16</text:p>
          </table:table-cell>
          <table:table-cell office:value-type="float" office:value="93.3567047119141" calcext:value-type="float">
            <text:p>93.3567047119</text:p>
          </table:table-cell>
          <table:table-cell office:value-type="float" office:value="98.16" calcext:value-type="float">
            <text:p>98.16</text:p>
          </table:table-cell>
          <table:table-cell office:value-type="float" office:value="92.8739166259766" calcext:value-type="float">
            <text:p>92.873916626</text:p>
          </table:table-cell>
          <table:table-cell office:value-type="float" office:value="98.16" calcext:value-type="float">
            <text:p>98.16</text:p>
          </table:table-cell>
          <table:table-cell office:value-type="float" office:value="94.2090377807617" calcext:value-type="float">
            <text:p>94.2090377808</text:p>
          </table:table-cell>
          <table:table-cell office:value-type="float" office:value="93.3567047119141" calcext:value-type="float">
            <text:p>93.3567047119</text:p>
          </table:table-cell>
          <table:table-cell/>
          <table:table-cell table:formula="of:=([.A389]-[.B389])^2" office:value-type="float" office:value="15.0642389605794" calcext:value-type="float">
            <text:p>15.0642389606</text:p>
          </table:table-cell>
          <table:table-cell table:formula="of:=([.E389]-[.F389])^2" office:value-type="float" office:value="23.0716456245485" calcext:value-type="float">
            <text:p>23.0716456245</text:p>
          </table:table-cell>
          <table:table-cell table:formula="of:=([.A389]-([.B389]+[.F389])/2)^2" office:value-type="float" office:value="18.8554085743561" calcext:value-type="float">
            <text:p>18.8554085744</text:p>
          </table:table-cell>
          <table:table-cell table:formula="of:=([.I389]-[.J389])^2" office:value-type="float" office:value="15.6101024578483" calcext:value-type="float">
            <text:p>15.6101024578</text:p>
          </table:table-cell>
          <table:table-cell table:formula="of:=[.M389]-[.N389]" office:value-type="float" office:value="-8.00740666396915" calcext:value-type="float">
            <text:p>-8.007406664</text:p>
          </table:table-cell>
          <table:table-cell table:formula="of:=[.M389]-[.P389]" office:value-type="float" office:value="-0.545863497268872" calcext:value-type="float">
            <text:p>-0.5458634973</text:p>
          </table:table-cell>
          <table:table-cell table:formula="of:=([.A389]-100.04)^2" office:value-type="float" office:value="3.53440000000004" calcext:value-type="float">
            <text:p>3.5344</text:p>
          </table:table-cell>
          <table:table-cell/>
          <table:table-cell table:formula="of:=[.Q389]+[.U388]" office:value-type="float" office:value="1739.76979754855" calcext:value-type="float">
            <text:p>1739.7697975486</text:p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 office:value-type="float" office:value="94.3075103759766" calcext:value-type="float">
            <text:p>94.307510376</text:p>
          </table:table-cell>
          <table:table-cell office:value-type="float" office:value="98.24" calcext:value-type="float">
            <text:p>98.24</text:p>
          </table:table-cell>
          <table:table-cell office:value-type="float" office:value="94.8754425048828" calcext:value-type="float">
            <text:p>94.8754425049</text:p>
          </table:table-cell>
          <table:table-cell office:value-type="float" office:value="98.24" calcext:value-type="float">
            <text:p>98.24</text:p>
          </table:table-cell>
          <table:table-cell office:value-type="float" office:value="93.9777755737305" calcext:value-type="float">
            <text:p>93.9777755737</text:p>
          </table:table-cell>
          <table:table-cell office:value-type="float" office:value="98.24" calcext:value-type="float">
            <text:p>98.24</text:p>
          </table:table-cell>
          <table:table-cell office:value-type="float" office:value="93.78173828125" calcext:value-type="float">
            <text:p>93.7817382813</text:p>
          </table:table-cell>
          <table:table-cell office:value-type="float" office:value="98.24" calcext:value-type="float">
            <text:p>98.24</text:p>
          </table:table-cell>
          <table:table-cell office:value-type="float" office:value="94.3531112670899" calcext:value-type="float">
            <text:p>94.3531112671</text:p>
          </table:table-cell>
          <table:table-cell office:value-type="float" office:value="93.9777755737305" calcext:value-type="float">
            <text:p>93.9777755737</text:p>
          </table:table-cell>
          <table:table-cell/>
          <table:table-cell table:formula="of:=([.A390]-[.B390])^2" office:value-type="float" office:value="15.464474643052" calcext:value-type="float">
            <text:p>15.4644746431</text:p>
          </table:table-cell>
          <table:table-cell table:formula="of:=([.E390]-[.F390])^2" office:value-type="float" office:value="18.1665570598886" calcext:value-type="float">
            <text:p>18.1665570599</text:p>
          </table:table-cell>
          <table:table-cell table:formula="of:=([.A390]-([.B390]+[.F390])/2)^2" office:value-type="float" office:value="16.7883345915172" calcext:value-type="float">
            <text:p>16.7883345915</text:p>
          </table:table-cell>
          <table:table-cell table:formula="of:=([.I390]-[.J390])^2" office:value-type="float" office:value="15.1079040220239" calcext:value-type="float">
            <text:p>15.107904022</text:p>
          </table:table-cell>
          <table:table-cell table:formula="of:=[.M390]-[.N390]" office:value-type="float" office:value="-2.70208241683664" calcext:value-type="float">
            <text:p>-2.7020824168</text:p>
          </table:table-cell>
          <table:table-cell table:formula="of:=[.M390]-[.P390]" office:value-type="float" office:value="0.356570621028075" calcext:value-type="float">
            <text:p>0.356570621</text:p>
          </table:table-cell>
          <table:table-cell table:formula="of:=([.A390]-100.04)^2" office:value-type="float" office:value="3.24000000000004" calcext:value-type="float">
            <text:p>3.24</text:p>
          </table:table-cell>
          <table:table-cell/>
          <table:table-cell table:formula="of:=[.Q390]+[.U389]" office:value-type="float" office:value="1737.06771513171" calcext:value-type="float">
            <text:p>1737.0677151317</text:p>
          </table:table-cell>
        </table:table-row>
        <table:table-row table:style-name="ro1">
          <table:table-cell office:value-type="float" office:value="98.28" calcext:value-type="float">
            <text:p>98.28</text:p>
          </table:table-cell>
          <table:table-cell office:value-type="float" office:value="93.7402725219727" calcext:value-type="float">
            <text:p>93.740272522</text:p>
          </table:table-cell>
          <table:table-cell office:value-type="float" office:value="98.28" calcext:value-type="float">
            <text:p>98.28</text:p>
          </table:table-cell>
          <table:table-cell office:value-type="float" office:value="97.7432479858399" calcext:value-type="float">
            <text:p>97.7432479858</text:p>
          </table:table-cell>
          <table:table-cell office:value-type="float" office:value="98.28" calcext:value-type="float">
            <text:p>98.28</text:p>
          </table:table-cell>
          <table:table-cell office:value-type="float" office:value="93.0005798339844" calcext:value-type="float">
            <text:p>93.000579834</text:p>
          </table:table-cell>
          <table:table-cell office:value-type="float" office:value="98.28" calcext:value-type="float">
            <text:p>98.28</text:p>
          </table:table-cell>
          <table:table-cell office:value-type="float" office:value="94.422492980957" calcext:value-type="float">
            <text:p>94.422492981</text:p>
          </table:table-cell>
          <table:table-cell office:value-type="float" office:value="98.28" calcext:value-type="float">
            <text:p>98.28</text:p>
          </table:table-cell>
          <table:table-cell office:value-type="float" office:value="93.4516067504883" calcext:value-type="float">
            <text:p>93.4516067505</text:p>
          </table:table-cell>
          <table:table-cell office:value-type="float" office:value="93.0005798339844" calcext:value-type="float">
            <text:p>93.000579834</text:p>
          </table:table-cell>
          <table:table-cell/>
          <table:table-cell table:formula="of:=([.A391]-[.B391])^2" office:value-type="float" office:value="20.6091255747565" calcext:value-type="float">
            <text:p>20.6091255748</text:p>
          </table:table-cell>
          <table:table-cell table:formula="of:=([.E391]-[.F391])^2" office:value-type="float" office:value="27.8722772893325" calcext:value-type="float">
            <text:p>27.8722772893</text:p>
          </table:table-cell>
          <table:table-cell table:formula="of:=([.A391]-([.B391]+[.F391])/2)^2" office:value-type="float" office:value="24.1039151138787" calcext:value-type="float">
            <text:p>24.1039151139</text:p>
          </table:table-cell>
          <table:table-cell table:formula="of:=([.I391]-[.J391])^2" office:value-type="float" office:value="23.3133813719303" calcext:value-type="float">
            <text:p>23.3133813719</text:p>
          </table:table-cell>
          <table:table-cell table:formula="of:=[.M391]-[.N391]" office:value-type="float" office:value="-7.26315171457594" calcext:value-type="float">
            <text:p>-7.2631517146</text:p>
          </table:table-cell>
          <table:table-cell table:formula="of:=[.M391]-[.P391]" office:value-type="float" office:value="-2.70425579717383" calcext:value-type="float">
            <text:p>-2.7042557972</text:p>
          </table:table-cell>
          <table:table-cell table:formula="of:=([.A391]-100.04)^2" office:value-type="float" office:value="3.09760000000002" calcext:value-type="float">
            <text:p>3.0976</text:p>
          </table:table-cell>
          <table:table-cell/>
          <table:table-cell table:formula="of:=[.Q391]+[.U390]" office:value-type="float" office:value="1729.80456341714" calcext:value-type="float">
            <text:p>1729.8045634171</text:p>
          </table:table-cell>
        </table:table-row>
        <table:table-row table:style-name="ro1">
          <table:table-cell office:value-type="float" office:value="98.31" calcext:value-type="float">
            <text:p>98.31</text:p>
          </table:table-cell>
          <table:table-cell office:value-type="float" office:value="94.0719680786133" calcext:value-type="float">
            <text:p>94.0719680786</text:p>
          </table:table-cell>
          <table:table-cell office:value-type="float" office:value="98.31" calcext:value-type="float">
            <text:p>98.31</text:p>
          </table:table-cell>
          <table:table-cell office:value-type="float" office:value="94.6628189086914" calcext:value-type="float">
            <text:p>94.6628189087</text:p>
          </table:table-cell>
          <table:table-cell office:value-type="float" office:value="98.31" calcext:value-type="float">
            <text:p>98.31</text:p>
          </table:table-cell>
          <table:table-cell office:value-type="float" office:value="92.9931182861328" calcext:value-type="float">
            <text:p>92.9931182861</text:p>
          </table:table-cell>
          <table:table-cell office:value-type="float" office:value="98.31" calcext:value-type="float">
            <text:p>98.31</text:p>
          </table:table-cell>
          <table:table-cell office:value-type="float" office:value="93.6650009155273" calcext:value-type="float">
            <text:p>93.6650009155</text:p>
          </table:table-cell>
          <table:table-cell office:value-type="float" office:value="98.31" calcext:value-type="float">
            <text:p>98.31</text:p>
          </table:table-cell>
          <table:table-cell office:value-type="float" office:value="94.0371856689453" calcext:value-type="float">
            <text:p>94.0371856689</text:p>
          </table:table-cell>
          <table:table-cell office:value-type="float" office:value="92.9931182861328" calcext:value-type="float">
            <text:p>92.9931182861</text:p>
          </table:table-cell>
          <table:table-cell/>
          <table:table-cell table:formula="of:=([.A392]-[.B392])^2" office:value-type="float" office:value="17.9609145666928" calcext:value-type="float">
            <text:p>17.9609145667</text:p>
          </table:table-cell>
          <table:table-cell table:formula="of:=([.E392]-[.F392])^2" office:value-type="float" office:value="28.2692311592553" calcext:value-type="float">
            <text:p>28.2692311593</text:p>
          </table:table-cell>
          <table:table-cell table:formula="of:=([.A392]-([.B392]+[.F392])/2)^2" office:value-type="float" office:value="22.8240936442903" calcext:value-type="float">
            <text:p>22.8240936443</text:p>
          </table:table-cell>
          <table:table-cell table:formula="of:=([.I392]-[.J392])^2" office:value-type="float" office:value="18.2569423076663" calcext:value-type="float">
            <text:p>18.2569423077</text:p>
          </table:table-cell>
          <table:table-cell table:formula="of:=[.M392]-[.N392]" office:value-type="float" office:value="-10.3083165925625" calcext:value-type="float">
            <text:p>-10.3083165926</text:p>
          </table:table-cell>
          <table:table-cell table:formula="of:=[.M392]-[.P392]" office:value-type="float" office:value="-0.296027740973514" calcext:value-type="float">
            <text:p>-0.296027741</text:p>
          </table:table-cell>
          <table:table-cell table:formula="of:=([.A392]-100.04)^2" office:value-type="float" office:value="2.99290000000001" calcext:value-type="float">
            <text:p>2.9929</text:p>
          </table:table-cell>
          <table:table-cell/>
          <table:table-cell table:formula="of:=[.Q392]+[.U391]" office:value-type="float" office:value="1719.49624682457" calcext:value-type="float">
            <text:p>1719.4962468246</text:p>
          </table:table-cell>
        </table:table-row>
        <table:table-row table:style-name="ro1">
          <table:table-cell office:value-type="float" office:value="98.32" calcext:value-type="float">
            <text:p>98.32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98.32" calcext:value-type="float">
            <text:p>98.32</text:p>
          </table:table-cell>
          <table:table-cell office:value-type="float" office:value="103.450897216797" calcext:value-type="float">
            <text:p>103.4508972168</text:p>
          </table:table-cell>
          <table:table-cell office:value-type="float" office:value="98.32" calcext:value-type="float">
            <text:p>98.32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98.32" calcext:value-type="float">
            <text:p>98.32</text:p>
          </table:table-cell>
          <table:table-cell office:value-type="float" office:value="101.50700378418" calcext:value-type="float">
            <text:p>101.5070037842</text:p>
          </table:table-cell>
          <table:table-cell office:value-type="float" office:value="98.32" calcext:value-type="float">
            <text:p>98.32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949508666992" calcext:value-type="float">
            <text:p>102.949508667</text:p>
          </table:table-cell>
          <table:table-cell/>
          <table:table-cell table:formula="of:=([.A393]-[.B393])^2" office:value-type="float" office:value="27.4413457412088" calcext:value-type="float">
            <text:p>27.4413457412</text:p>
          </table:table-cell>
          <table:table-cell table:formula="of:=([.E393]-[.F393])^2" office:value-type="float" office:value="21.4323504977558" calcext:value-type="float">
            <text:p>21.4323504978</text:p>
          </table:table-cell>
          <table:table-cell table:formula="of:=([.A393]-([.B393]+[.F393])/2)^2" office:value-type="float" office:value="24.3441461006722" calcext:value-type="float">
            <text:p>24.3441461007</text:p>
          </table:table-cell>
          <table:table-cell table:formula="of:=([.I393]-[.J393])^2" office:value-type="float" office:value="28.4091602545024" calcext:value-type="float">
            <text:p>28.4091602545</text:p>
          </table:table-cell>
          <table:table-cell table:formula="of:=[.M393]-[.N393]" office:value-type="float" office:value="6.00899524345296" calcext:value-type="float">
            <text:p>6.0089952435</text:p>
          </table:table-cell>
          <table:table-cell table:formula="of:=[.M393]-[.P393]" office:value-type="float" office:value="-0.967814513293561" calcext:value-type="float">
            <text:p>-0.9678145133</text:p>
          </table:table-cell>
          <table:table-cell table:formula="of:=([.A393]-100.04)^2" office:value-type="float" office:value="2.95840000000004" calcext:value-type="float">
            <text:p>2.9584</text:p>
          </table:table-cell>
          <table:table-cell/>
          <table:table-cell table:formula="of:=[.Q393]+[.U392]" office:value-type="float" office:value="1725.50524206803" calcext:value-type="float">
            <text:p>1725.505242068</text:p>
          </table:table-cell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05.223724365234" calcext:value-type="float">
            <text:p>105.2237243652</text:p>
          </table:table-cell>
          <table:table-cell office:value-type="float" office:value="98.42" calcext:value-type="float">
            <text:p>98.42</text:p>
          </table:table-cell>
          <table:table-cell office:value-type="float" office:value="107.814147949219" calcext:value-type="float">
            <text:p>107.8141479492</text:p>
          </table:table-cell>
          <table:table-cell office:value-type="float" office:value="98.42" calcext:value-type="float">
            <text:p>98.42</text:p>
          </table:table-cell>
          <table:table-cell office:value-type="float" office:value="103.164947509766" calcext:value-type="float">
            <text:p>103.1649475098</text:p>
          </table:table-cell>
          <table:table-cell office:value-type="float" office:value="98.42" calcext:value-type="float">
            <text:p>98.42</text:p>
          </table:table-cell>
          <table:table-cell office:value-type="float" office:value="103.568901062012" calcext:value-type="float">
            <text:p>103.568901062</text:p>
          </table:table-cell>
          <table:table-cell office:value-type="float" office:value="98.42" calcext:value-type="float">
            <text:p>98.42</text:p>
          </table:table-cell>
          <table:table-cell office:value-type="float" office:value="105.274322509766" calcext:value-type="float">
            <text:p>105.2743225098</text:p>
          </table:table-cell>
          <table:table-cell office:value-type="float" office:value="103.164947509766" calcext:value-type="float">
            <text:p>103.1649475098</text:p>
          </table:table-cell>
          <table:table-cell/>
          <table:table-cell table:formula="of:=([.A394]-[.B394])^2" office:value-type="float" office:value="46.2906652380839" calcext:value-type="float">
            <text:p>46.2906652381</text:p>
          </table:table-cell>
          <table:table-cell table:formula="of:=([.E394]-[.F394])^2" office:value-type="float" office:value="22.514526870431" calcext:value-type="float">
            <text:p>22.5145268704</text:p>
          </table:table-cell>
          <table:table-cell table:formula="of:=([.A394]-([.B394]+[.F394])/2)^2" office:value-type="float" office:value="33.342955519104" calcext:value-type="float">
            <text:p>33.3429555191</text:p>
          </table:table-cell>
          <table:table-cell table:formula="of:=([.I394]-[.J394])^2" office:value-type="float" office:value="46.9817370678797" calcext:value-type="float">
            <text:p>46.9817370679</text:p>
          </table:table-cell>
          <table:table-cell table:formula="of:=[.M394]-[.N394]" office:value-type="float" office:value="23.7761383676529" calcext:value-type="float">
            <text:p>23.7761383677</text:p>
          </table:table-cell>
          <table:table-cell table:formula="of:=[.M394]-[.P394]" office:value-type="float" office:value="-0.691071829795838" calcext:value-type="float">
            <text:p>-0.6910718298</text:p>
          </table:table-cell>
          <table:table-cell table:formula="of:=([.A394]-100.04)^2" office:value-type="float" office:value="2.62440000000001" calcext:value-type="float">
            <text:p>2.6244</text:p>
          </table:table-cell>
          <table:table-cell/>
          <table:table-cell table:formula="of:=[.Q394]+[.U393]" office:value-type="float" office:value="1749.28138043568" calcext:value-type="float">
            <text:p>1749.2813804357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8.51" calcext:value-type="float">
            <text:p>98.51</text:p>
          </table:table-cell>
          <table:table-cell office:value-type="float" office:value="102.136154174805" calcext:value-type="float">
            <text:p>102.1361541748</text:p>
          </table:table-cell>
          <table:table-cell office:value-type="float" office:value="98.51" calcext:value-type="float">
            <text:p>98.51</text:p>
          </table:table-cell>
          <table:table-cell office:value-type="float" office:value="93.5490951538086" calcext:value-type="float">
            <text:p>93.5490951538</text:p>
          </table:table-cell>
          <table:table-cell office:value-type="float" office:value="98.51" calcext:value-type="float">
            <text:p>98.51</text:p>
          </table:table-cell>
          <table:table-cell office:value-type="float" office:value="97.8992691040039" calcext:value-type="float">
            <text:p>97.899269104</text:p>
          </table:table-cell>
          <table:table-cell office:value-type="float" office:value="98.51" calcext:value-type="float">
            <text:p>98.51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5490951538086" calcext:value-type="float">
            <text:p>93.5490951538</text:p>
          </table:table-cell>
          <table:table-cell/>
          <table:table-cell table:formula="of:=([.A395]-[.B395])^2" office:value-type="float" office:value="15.7961684813955" calcext:value-type="float">
            <text:p>15.7961684814</text:p>
          </table:table-cell>
          <table:table-cell table:formula="of:=([.E395]-[.F395])^2" office:value-type="float" office:value="24.6105768929654" calcext:value-type="float">
            <text:p>24.610576893</text:p>
          </table:table-cell>
          <table:table-cell table:formula="of:=([.A395]-([.B395]+[.F395])/2)^2" office:value-type="float" office:value="19.9600941641465" calcext:value-type="float">
            <text:p>19.9600941641</text:p>
          </table:table-cell>
          <table:table-cell table:formula="of:=([.I395]-[.J395])^2" office:value-type="float" office:value="15.0616450853506" calcext:value-type="float">
            <text:p>15.0616450854</text:p>
          </table:table-cell>
          <table:table-cell table:formula="of:=[.M395]-[.N395]" office:value-type="float" office:value="-8.8144084115699" calcext:value-type="float">
            <text:p>-8.8144084116</text:p>
          </table:table-cell>
          <table:table-cell table:formula="of:=[.M395]-[.P395]" office:value-type="float" office:value="0.73452339604497" calcext:value-type="float">
            <text:p>0.734523396</text:p>
          </table:table-cell>
          <table:table-cell table:formula="of:=([.A395]-100.04)^2" office:value-type="float" office:value="2.3409" calcext:value-type="float">
            <text:p>2.3409</text:p>
          </table:table-cell>
          <table:table-cell/>
          <table:table-cell table:formula="of:=[.Q395]+[.U394]" office:value-type="float" office:value="1740.46697202411" calcext:value-type="float">
            <text:p>1740.4669720241</text:p>
          </table:table-cell>
        </table:table-row>
        <table:table-row table:style-name="ro1">
          <table:table-cell office:value-type="float" office:value="98.52" calcext:value-type="float">
            <text:p>98.52</text:p>
          </table:table-cell>
          <table:table-cell office:value-type="float" office:value="94.0116424560547" calcext:value-type="float">
            <text:p>94.0116424561</text:p>
          </table:table-cell>
          <table:table-cell office:value-type="float" office:value="98.52" calcext:value-type="float">
            <text:p>98.52</text:p>
          </table:table-cell>
          <table:table-cell office:value-type="float" office:value="92.9780960083008" calcext:value-type="float">
            <text:p>92.9780960083</text:p>
          </table:table-cell>
          <table:table-cell office:value-type="float" office:value="98.52" calcext:value-type="float">
            <text:p>98.52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8.52" calcext:value-type="float">
            <text:p>98.52</text:p>
          </table:table-cell>
          <table:table-cell office:value-type="float" office:value="92.626594543457" calcext:value-type="float">
            <text:p>92.6265945435</text:p>
          </table:table-cell>
          <table:table-cell office:value-type="float" office:value="98.52" calcext:value-type="float">
            <text:p>98.52</text:p>
          </table:table-cell>
          <table:table-cell office:value-type="float" office:value="94.3531112670899" calcext:value-type="float">
            <text:p>94.3531112671</text:p>
          </table:table-cell>
          <table:table-cell office:value-type="float" office:value="93.4982147216797" calcext:value-type="float">
            <text:p>93.4982147217</text:p>
          </table:table-cell>
          <table:table-cell/>
          <table:table-cell table:formula="of:=([.A396]-[.B396])^2" office:value-type="float" office:value="20.3252877440486" calcext:value-type="float">
            <text:p>20.325287744</text:p>
          </table:table-cell>
          <table:table-cell table:formula="of:=([.E396]-[.F396])^2" office:value-type="float" office:value="25.2183273815546" calcext:value-type="float">
            <text:p>25.2183273816</text:p>
          </table:table-cell>
          <table:table-cell table:formula="of:=([.A396]-([.B396]+[.F396])/2)^2" office:value-type="float" office:value="22.7059055531952" calcext:value-type="float">
            <text:p>22.7059055532</text:p>
          </table:table-cell>
          <table:table-cell table:formula="of:=([.I396]-[.J396])^2" office:value-type="float" office:value="17.3629617124536" calcext:value-type="float">
            <text:p>17.3629617125</text:p>
          </table:table-cell>
          <table:table-cell table:formula="of:=[.M396]-[.N396]" office:value-type="float" office:value="-4.893039637506" calcext:value-type="float">
            <text:p>-4.8930396375</text:p>
          </table:table-cell>
          <table:table-cell table:formula="of:=[.M396]-[.P396]" office:value-type="float" office:value="2.962326031595" calcext:value-type="float">
            <text:p>2.9623260316</text:p>
          </table:table-cell>
          <table:table-cell table:formula="of:=([.A396]-100.04)^2" office:value-type="float" office:value="2.31040000000003" calcext:value-type="float">
            <text:p>2.3104</text:p>
          </table:table-cell>
          <table:table-cell/>
          <table:table-cell table:formula="of:=[.Q396]+[.U395]" office:value-type="float" office:value="1735.5739323866" calcext:value-type="float">
            <text:p>1735.5739323866</text:p>
          </table:table-cell>
        </table:table-row>
        <table:table-row table:style-name="ro1">
          <table:table-cell office:value-type="float" office:value="98.57" calcext:value-type="float">
            <text:p>98.57</text:p>
          </table:table-cell>
          <table:table-cell office:value-type="float" office:value="104.94213104248" calcext:value-type="float">
            <text:p>104.9421310425</text:p>
          </table:table-cell>
          <table:table-cell office:value-type="float" office:value="98.57" calcext:value-type="float">
            <text:p>98.57</text:p>
          </table:table-cell>
          <table:table-cell office:value-type="float" office:value="104.214065551758" calcext:value-type="float">
            <text:p>104.2140655518</text:p>
          </table:table-cell>
          <table:table-cell office:value-type="float" office:value="98.57" calcext:value-type="float">
            <text:p>98.57</text:p>
          </table:table-cell>
          <table:table-cell office:value-type="float" office:value="104.200744628906" calcext:value-type="float">
            <text:p>104.2007446289</text:p>
          </table:table-cell>
          <table:table-cell office:value-type="float" office:value="98.57" calcext:value-type="float">
            <text:p>98.57</text:p>
          </table:table-cell>
          <table:table-cell office:value-type="float" office:value="102.058090209961" calcext:value-type="float">
            <text:p>102.05809021</text:p>
          </table:table-cell>
          <table:table-cell office:value-type="float" office:value="98.57" calcext:value-type="float">
            <text:p>98.57</text:p>
          </table:table-cell>
          <table:table-cell office:value-type="float" office:value="104.447441101074" calcext:value-type="float">
            <text:p>104.4474411011</text:p>
          </table:table-cell>
          <table:table-cell office:value-type="float" office:value="104.200744628906" calcext:value-type="float">
            <text:p>104.2007446289</text:p>
          </table:table-cell>
          <table:table-cell/>
          <table:table-cell table:formula="of:=([.A397]-[.B397])^2" office:value-type="float" office:value="40.6040540225433" calcext:value-type="float">
            <text:p>40.6040540225</text:p>
          </table:table-cell>
          <table:table-cell table:formula="of:=([.E397]-[.F397])^2" office:value-type="float" office:value="31.7052850759567" calcext:value-type="float">
            <text:p>31.705285076</text:p>
          </table:table-cell>
          <table:table-cell table:formula="of:=([.A397]-([.B397]+[.F397])/2)^2" office:value-type="float" office:value="36.0172560956919" calcext:value-type="float">
            <text:p>36.0172560957</text:p>
          </table:table-cell>
          <table:table-cell table:formula="of:=([.I397]-[.J397])^2" office:value-type="float" office:value="34.5443138965966" calcext:value-type="float">
            <text:p>34.5443138966</text:p>
          </table:table-cell>
          <table:table-cell table:formula="of:=[.M397]-[.N397]" office:value-type="float" office:value="8.89876894658665" calcext:value-type="float">
            <text:p>8.8987689466</text:p>
          </table:table-cell>
          <table:table-cell table:formula="of:=[.M397]-[.P397]" office:value-type="float" office:value="6.0597401259467" calcext:value-type="float">
            <text:p>6.0597401259</text:p>
          </table:table-cell>
          <table:table-cell table:formula="of:=([.A397]-100.04)^2" office:value-type="float" office:value="2.16090000000004" calcext:value-type="float">
            <text:p>2.1609</text:p>
          </table:table-cell>
          <table:table-cell/>
          <table:table-cell table:formula="of:=[.Q397]+[.U396]" office:value-type="float" office:value="1744.47270133319" calcext:value-type="float">
            <text:p>1744.4727013332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8.59" calcext:value-type="float">
            <text:p>98.59</text:p>
          </table:table-cell>
          <table:table-cell office:value-type="float" office:value="93.3500137329102" calcext:value-type="float">
            <text:p>93.3500137329</text:p>
          </table:table-cell>
          <table:table-cell office:value-type="float" office:value="98.59" calcext:value-type="float">
            <text:p>98.59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98.59" calcext:value-type="float">
            <text:p>98.59</text:p>
          </table:table-cell>
          <table:table-cell office:value-type="float" office:value="95.4036254882812" calcext:value-type="float">
            <text:p>95.4036254883</text:p>
          </table:table-cell>
          <table:table-cell office:value-type="float" office:value="98.59" calcext:value-type="float">
            <text:p>98.59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8672714233399" calcext:value-type="float">
            <text:p>93.8672714233</text:p>
          </table:table-cell>
          <table:table-cell/>
          <table:table-cell table:formula="of:=([.A398]-[.B398])^2" office:value-type="float" office:value="16.4384787841299" calcext:value-type="float">
            <text:p>16.4384787841</text:p>
          </table:table-cell>
          <table:table-cell table:formula="of:=([.E398]-[.F398])^2" office:value-type="float" office:value="22.3041652088025" calcext:value-type="float">
            <text:p>22.3041652088</text:p>
          </table:table-cell>
          <table:table-cell table:formula="of:=([.A398]-([.B398]+[.F398])/2)^2" office:value-type="float" office:value="19.2596693879128" calcext:value-type="float">
            <text:p>19.2596693879</text:p>
          </table:table-cell>
          <table:table-cell table:formula="of:=([.I398]-[.J398])^2" office:value-type="float" office:value="15.6889944505849" calcext:value-type="float">
            <text:p>15.6889944506</text:p>
          </table:table-cell>
          <table:table-cell table:formula="of:=[.M398]-[.N398]" office:value-type="float" office:value="-5.86568642467261" calcext:value-type="float">
            <text:p>-5.8656864247</text:p>
          </table:table-cell>
          <table:table-cell table:formula="of:=[.M398]-[.P398]" office:value-type="float" office:value="0.749484333544968" calcext:value-type="float">
            <text:p>0.7494843335</text:p>
          </table:table-cell>
          <table:table-cell table:formula="of:=([.A398]-100.04)^2" office:value-type="float" office:value="2.10250000000001" calcext:value-type="float">
            <text:p>2.1025</text:p>
          </table:table-cell>
          <table:table-cell/>
          <table:table-cell table:formula="of:=[.Q398]+[.U397]" office:value-type="float" office:value="1738.60701490852" calcext:value-type="float">
            <text:p>1738.6070149085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94.1112899780273" calcext:value-type="float">
            <text:p>94.111289978</text:p>
          </table:table-cell>
          <table:table-cell office:value-type="float" office:value="98.59" calcext:value-type="float">
            <text:p>98.59</text:p>
          </table:table-cell>
          <table:table-cell office:value-type="float" office:value="93.2089004516602" calcext:value-type="float">
            <text:p>93.2089004517</text:p>
          </table:table-cell>
          <table:table-cell office:value-type="float" office:value="98.59" calcext:value-type="float">
            <text:p>98.59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8.59" calcext:value-type="float">
            <text:p>98.59</text:p>
          </table:table-cell>
          <table:table-cell office:value-type="float" office:value="94.2161178588867" calcext:value-type="float">
            <text:p>94.2161178589</text:p>
          </table:table-cell>
          <table:table-cell office:value-type="float" office:value="98.59" calcext:value-type="float">
            <text:p>98.59</text:p>
          </table:table-cell>
          <table:table-cell office:value-type="float" office:value="93.9411315917969" calcext:value-type="float">
            <text:p>93.9411315918</text:p>
          </table:table-cell>
          <table:table-cell office:value-type="float" office:value="93.4982147216797" calcext:value-type="float">
            <text:p>93.4982147217</text:p>
          </table:table-cell>
          <table:table-cell/>
          <table:table-cell table:formula="of:=([.A399]-[.B399])^2" office:value-type="float" office:value="20.0588434609183" calcext:value-type="float">
            <text:p>20.0588434609</text:p>
          </table:table-cell>
          <table:table-cell table:formula="of:=([.E399]-[.F399])^2" office:value-type="float" office:value="25.9262773205195" calcext:value-type="float">
            <text:p>25.9262773205</text:p>
          </table:table-cell>
          <table:table-cell table:formula="of:=([.A399]-([.B399]+[.F399])/2)^2" office:value-type="float" office:value="22.8985950732325" calcext:value-type="float">
            <text:p>22.8985950732</text:p>
          </table:table-cell>
          <table:table-cell table:formula="of:=([.I399]-[.J399])^2" office:value-type="float" office:value="21.6119774767891" calcext:value-type="float">
            <text:p>21.6119774768</text:p>
          </table:table-cell>
          <table:table-cell table:formula="of:=[.M399]-[.N399]" office:value-type="float" office:value="-5.86743385960115" calcext:value-type="float">
            <text:p>-5.8674338596</text:p>
          </table:table-cell>
          <table:table-cell table:formula="of:=[.M399]-[.P399]" office:value-type="float" office:value="-1.55313401587075" calcext:value-type="float">
            <text:p>-1.5531340159</text:p>
          </table:table-cell>
          <table:table-cell table:formula="of:=([.A399]-100.04)^2" office:value-type="float" office:value="2.10250000000001" calcext:value-type="float">
            <text:p>2.1025</text:p>
          </table:table-cell>
          <table:table-cell/>
          <table:table-cell table:formula="of:=[.Q399]+[.U398]" office:value-type="float" office:value="1732.73958104892" calcext:value-type="float">
            <text:p>1732.7395810489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03.490158081055" calcext:value-type="float">
            <text:p>103.4901580811</text:p>
          </table:table-cell>
          <table:table-cell office:value-type="float" office:value="98.61" calcext:value-type="float">
            <text:p>98.61</text:p>
          </table:table-cell>
          <table:table-cell office:value-type="float" office:value="104.406196594238" calcext:value-type="float">
            <text:p>104.4061965942</text:p>
          </table:table-cell>
          <table:table-cell office:value-type="float" office:value="98.61" calcext:value-type="float">
            <text:p>98.61</text:p>
          </table:table-cell>
          <table:table-cell office:value-type="float" office:value="102.667961120605" calcext:value-type="float">
            <text:p>102.6679611206</text:p>
          </table:table-cell>
          <table:table-cell office:value-type="float" office:value="98.61" calcext:value-type="float">
            <text:p>98.61</text:p>
          </table:table-cell>
          <table:table-cell office:value-type="float" office:value="102.773635864258" calcext:value-type="float">
            <text:p>102.7736358643</text:p>
          </table:table-cell>
          <table:table-cell office:value-type="float" office:value="98.61" calcext:value-type="float">
            <text:p>98.61</text:p>
          </table:table-cell>
          <table:table-cell office:value-type="float" office:value="103.749183654785" calcext:value-type="float">
            <text:p>103.7491836548</text:p>
          </table:table-cell>
          <table:table-cell office:value-type="float" office:value="102.667961120605" calcext:value-type="float">
            <text:p>102.6679611206</text:p>
          </table:table-cell>
          <table:table-cell/>
          <table:table-cell table:formula="of:=([.A400]-[.B400])^2" office:value-type="float" office:value="23.8159428960834" calcext:value-type="float">
            <text:p>23.8159428961</text:p>
          </table:table-cell>
          <table:table-cell table:formula="of:=([.E400]-[.F400])^2" office:value-type="float" office:value="16.4670484563456" calcext:value-type="float">
            <text:p>16.4670484563</text:p>
          </table:table-cell>
          <table:table-cell table:formula="of:=([.A400]-([.B400]+[.F400])/2)^2" office:value-type="float" office:value="19.9724937157715" calcext:value-type="float">
            <text:p>19.9724937158</text:p>
          </table:table-cell>
          <table:table-cell table:formula="of:=([.I400]-[.J400])^2" office:value-type="float" office:value="26.4112086376109" calcext:value-type="float">
            <text:p>26.4112086376</text:p>
          </table:table-cell>
          <table:table-cell table:formula="of:=[.M400]-[.N400]" office:value-type="float" office:value="7.34889443973778" calcext:value-type="float">
            <text:p>7.3488944397</text:p>
          </table:table-cell>
          <table:table-cell table:formula="of:=[.M400]-[.P400]" office:value-type="float" office:value="-2.59526574152755" calcext:value-type="float">
            <text:p>-2.5952657415</text:p>
          </table:table-cell>
          <table:table-cell table:formula="of:=([.A400]-100.04)^2" office:value-type="float" office:value="2.04490000000002" calcext:value-type="float">
            <text:p>2.0449</text:p>
          </table:table-cell>
          <table:table-cell/>
          <table:table-cell table:formula="of:=[.Q400]+[.U399]" office:value-type="float" office:value="1740.08847548865" calcext:value-type="float">
            <text:p>1740.0884754887</text:p>
          </table:table-cell>
        </table:table-row>
        <table:table-row table:style-name="ro1">
          <table:table-cell office:value-type="float" office:value="98.69" calcext:value-type="float">
            <text:p>98.69</text:p>
          </table:table-cell>
          <table:table-cell office:value-type="float" office:value="104.506912231445" calcext:value-type="float">
            <text:p>104.5069122314</text:p>
          </table:table-cell>
          <table:table-cell office:value-type="float" office:value="98.69" calcext:value-type="float">
            <text:p>98.69</text:p>
          </table:table-cell>
          <table:table-cell office:value-type="float" office:value="102.308540344238" calcext:value-type="float">
            <text:p>102.3085403442</text:p>
          </table:table-cell>
          <table:table-cell office:value-type="float" office:value="98.69" calcext:value-type="float">
            <text:p>98.69</text:p>
          </table:table-cell>
          <table:table-cell office:value-type="float" office:value="102.993858337402" calcext:value-type="float">
            <text:p>102.9938583374</text:p>
          </table:table-cell>
          <table:table-cell office:value-type="float" office:value="98.69" calcext:value-type="float">
            <text:p>98.69</text:p>
          </table:table-cell>
          <table:table-cell office:value-type="float" office:value="103.189025878906" calcext:value-type="float">
            <text:p>103.1890258789</text:p>
          </table:table-cell>
          <table:table-cell office:value-type="float" office:value="98.69" calcext:value-type="float">
            <text:p>98.69</text:p>
          </table:table-cell>
          <table:table-cell office:value-type="float" office:value="105.097724914551" calcext:value-type="float">
            <text:p>105.0977249146</text:p>
          </table:table-cell>
          <table:table-cell office:value-type="float" office:value="102.993858337402" calcext:value-type="float">
            <text:p>102.9938583374</text:p>
          </table:table-cell>
          <table:table-cell/>
          <table:table-cell table:formula="of:=([.A401]-[.B401])^2" office:value-type="float" office:value="33.8364679083381" calcext:value-type="float">
            <text:p>33.8364679083</text:p>
          </table:table-cell>
          <table:table-cell table:formula="of:=([.E401]-[.F401])^2" office:value-type="float" office:value="18.5231965884277" calcext:value-type="float">
            <text:p>18.5231965884</text:p>
          </table:table-cell>
          <table:table-cell table:formula="of:=([.A401]-([.B401]+[.F401])/2)^2" office:value-type="float" office:value="25.6074992268132" calcext:value-type="float">
            <text:p>25.6074992268</text:p>
          </table:table-cell>
          <table:table-cell table:formula="of:=([.I401]-[.J401])^2" office:value-type="float" office:value="41.0589385805548" calcext:value-type="float">
            <text:p>41.0589385806</text:p>
          </table:table-cell>
          <table:table-cell table:formula="of:=[.M401]-[.N401]" office:value-type="float" office:value="15.3132713199104" calcext:value-type="float">
            <text:p>15.3132713199</text:p>
          </table:table-cell>
          <table:table-cell table:formula="of:=[.M401]-[.P401]" office:value-type="float" office:value="-7.22247067221673" calcext:value-type="float">
            <text:p>-7.2224706722</text:p>
          </table:table-cell>
          <table:table-cell table:formula="of:=([.A401]-100.04)^2" office:value-type="float" office:value="1.82250000000002" calcext:value-type="float">
            <text:p>1.8225</text:p>
          </table:table-cell>
          <table:table-cell/>
          <table:table-cell table:formula="of:=[.Q401]+[.U400]" office:value-type="float" office:value="1755.40174680856" calcext:value-type="float">
            <text:p>1755.4017468086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98.74" calcext:value-type="float">
            <text:p>98.74</text:p>
          </table:table-cell>
          <table:table-cell office:value-type="float" office:value="104.842140197754" calcext:value-type="float">
            <text:p>104.8421401978</text:p>
          </table:table-cell>
          <table:table-cell office:value-type="float" office:value="98.74" calcext:value-type="float">
            <text:p>98.74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98.74" calcext:value-type="float">
            <text:p>98.74</text:p>
          </table:table-cell>
          <table:table-cell office:value-type="float" office:value="102.455085754395" calcext:value-type="float">
            <text:p>102.4550857544</text:p>
          </table:table-cell>
          <table:table-cell office:value-type="float" office:value="98.74" calcext:value-type="float">
            <text:p>98.74</text:p>
          </table:table-cell>
          <table:table-cell office:value-type="float" office:value="103.486022949219" calcext:value-type="float">
            <text:p>103.4860229492</text:p>
          </table:table-cell>
          <table:table-cell office:value-type="float" office:value="103.001243591309" calcext:value-type="float">
            <text:p>103.0012435913</text:p>
          </table:table-cell>
          <table:table-cell/>
          <table:table-cell table:formula="of:=([.A402]-[.B402])^2" office:value-type="float" office:value="21.281992217733" calcext:value-type="float">
            <text:p>21.2819922177</text:p>
          </table:table-cell>
          <table:table-cell table:formula="of:=([.E402]-[.F402])^2" office:value-type="float" office:value="18.1581969444686" calcext:value-type="float">
            <text:p>18.1581969445</text:p>
          </table:table-cell>
          <table:table-cell table:formula="of:=([.A402]-([.B402]+[.F402])/2)^2" office:value-type="float" office:value="19.6891190430132" calcext:value-type="float">
            <text:p>19.689119043</text:p>
          </table:table-cell>
          <table:table-cell table:formula="of:=([.I402]-[.J402])^2" office:value-type="float" office:value="22.5247338345111" calcext:value-type="float">
            <text:p>22.5247338345</text:p>
          </table:table-cell>
          <table:table-cell table:formula="of:=[.M402]-[.N402]" office:value-type="float" office:value="3.12379527326441" calcext:value-type="float">
            <text:p>3.1237952733</text:p>
          </table:table-cell>
          <table:table-cell table:formula="of:=[.M402]-[.P402]" office:value-type="float" office:value="-1.24274161677808" calcext:value-type="float">
            <text:p>-1.2427416168</text:p>
          </table:table-cell>
          <table:table-cell table:formula="of:=([.A402]-100.04)^2" office:value-type="float" office:value="1.69000000000003" calcext:value-type="float">
            <text:p>1.69</text:p>
          </table:table-cell>
          <table:table-cell/>
          <table:table-cell table:formula="of:=[.Q402]+[.U401]" office:value-type="float" office:value="1758.52554208183" calcext:value-type="float">
            <text:p>1758.5255420818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03.860809326172" calcext:value-type="float">
            <text:p>103.8608093262</text:p>
          </table:table-cell>
          <table:table-cell office:value-type="float" office:value="98.75" calcext:value-type="float">
            <text:p>98.75</text:p>
          </table:table-cell>
          <table:table-cell office:value-type="float" office:value="115.621696472168" calcext:value-type="float">
            <text:p>115.6216964722</text:p>
          </table:table-cell>
          <table:table-cell office:value-type="float" office:value="98.75" calcext:value-type="float">
            <text:p>98.75</text:p>
          </table:table-cell>
          <table:table-cell office:value-type="float" office:value="102.710975646973" calcext:value-type="float">
            <text:p>102.710975647</text:p>
          </table:table-cell>
          <table:table-cell office:value-type="float" office:value="98.75" calcext:value-type="float">
            <text:p>98.75</text:p>
          </table:table-cell>
          <table:table-cell office:value-type="float" office:value="109.417152404785" calcext:value-type="float">
            <text:p>109.4171524048</text:p>
          </table:table-cell>
          <table:table-cell office:value-type="float" office:value="98.75" calcext:value-type="float">
            <text:p>98.75</text:p>
          </table:table-cell>
          <table:table-cell office:value-type="float" office:value="104.712928771973" calcext:value-type="float">
            <text:p>104.712928772</text:p>
          </table:table-cell>
          <table:table-cell office:value-type="float" office:value="102.710975646973" calcext:value-type="float">
            <text:p>102.710975647</text:p>
          </table:table-cell>
          <table:table-cell/>
          <table:table-cell table:formula="of:=([.A403]-[.B403])^2" office:value-type="float" office:value="26.1203719684854" calcext:value-type="float">
            <text:p>26.1203719685</text:p>
          </table:table-cell>
          <table:table-cell table:formula="of:=([.E403]-[.F403])^2" office:value-type="float" office:value="15.6893280759105" calcext:value-type="float">
            <text:p>15.6893280759</text:p>
          </table:table-cell>
          <table:table-cell table:formula="of:=([.A403]-([.B403]+[.F403])/2)^2" office:value-type="float" office:value="20.5743206497427" calcext:value-type="float">
            <text:p>20.5743206497</text:p>
          </table:table-cell>
          <table:table-cell table:formula="of:=([.I403]-[.J403])^2" office:value-type="float" office:value="35.5565195396193" calcext:value-type="float">
            <text:p>35.5565195396</text:p>
          </table:table-cell>
          <table:table-cell table:formula="of:=[.M403]-[.N403]" office:value-type="float" office:value="10.431043892575" calcext:value-type="float">
            <text:p>10.4310438926</text:p>
          </table:table-cell>
          <table:table-cell table:formula="of:=[.M403]-[.P403]" office:value-type="float" office:value="-9.43614757113392" calcext:value-type="float">
            <text:p>-9.4361475711</text:p>
          </table:table-cell>
          <table:table-cell table:formula="of:=([.A403]-100.04)^2" office:value-type="float" office:value="1.66410000000002" calcext:value-type="float">
            <text:p>1.6641</text:p>
          </table:table-cell>
          <table:table-cell/>
          <table:table-cell table:formula="of:=[.Q403]+[.U402]" office:value-type="float" office:value="1768.9565859744" calcext:value-type="float">
            <text:p>1768.9565859744</text:p>
          </table:table-cell>
        </table:table-row>
        <table:table-row table:style-name="ro1">
          <table:table-cell office:value-type="float" office:value="98.78" calcext:value-type="float">
            <text:p>98.78</text:p>
          </table:table-cell>
          <table:table-cell office:value-type="float" office:value="103.605903625488" calcext:value-type="float">
            <text:p>103.6059036255</text:p>
          </table:table-cell>
          <table:table-cell office:value-type="float" office:value="98.78" calcext:value-type="float">
            <text:p>98.78</text:p>
          </table:table-cell>
          <table:table-cell office:value-type="float" office:value="104.611503601074" calcext:value-type="float">
            <text:p>104.6115036011</text:p>
          </table:table-cell>
          <table:table-cell office:value-type="float" office:value="98.78" calcext:value-type="float">
            <text:p>98.78</text:p>
          </table:table-cell>
          <table:table-cell office:value-type="float" office:value="103.031173706055" calcext:value-type="float">
            <text:p>103.0311737061</text:p>
          </table:table-cell>
          <table:table-cell office:value-type="float" office:value="98.78" calcext:value-type="float">
            <text:p>98.78</text:p>
          </table:table-cell>
          <table:table-cell office:value-type="float" office:value="105.70133972168" calcext:value-type="float">
            <text:p>105.7013397217</text:p>
          </table:table-cell>
          <table:table-cell office:value-type="float" office:value="98.78" calcext:value-type="float">
            <text:p>98.78</text:p>
          </table:table-cell>
          <table:table-cell office:value-type="float" office:value="103.710136413574" calcext:value-type="float">
            <text:p>103.7101364136</text:p>
          </table:table-cell>
          <table:table-cell office:value-type="float" office:value="103.031173706055" calcext:value-type="float">
            <text:p>103.0311737061</text:p>
          </table:table-cell>
          <table:table-cell/>
          <table:table-cell table:formula="of:=([.A404]-[.B404])^2" office:value-type="float" office:value="23.2893458025009" calcext:value-type="float">
            <text:p>23.2893458025</text:p>
          </table:table-cell>
          <table:table-cell table:formula="of:=([.E404]-[.F404])^2" office:value-type="float" office:value="18.0724778790507" calcext:value-type="float">
            <text:p>18.0724778791</text:p>
          </table:table-cell>
          <table:table-cell table:formula="of:=([.A404]-([.B404]+[.F404])/2)^2" office:value-type="float" office:value="20.5983332207028" calcext:value-type="float">
            <text:p>20.5983332207</text:p>
          </table:table-cell>
          <table:table-cell table:formula="of:=([.I404]-[.J404])^2" office:value-type="float" office:value="24.3062450564504" calcext:value-type="float">
            <text:p>24.3062450565</text:p>
          </table:table-cell>
          <table:table-cell table:formula="of:=[.M404]-[.N404]" office:value-type="float" office:value="5.21686792345019" calcext:value-type="float">
            <text:p>5.2168679235</text:p>
          </table:table-cell>
          <table:table-cell table:formula="of:=[.M404]-[.P404]" office:value-type="float" office:value="-1.01689925394953" calcext:value-type="float">
            <text:p>-1.0168992539</text:p>
          </table:table-cell>
          <table:table-cell table:formula="of:=([.A404]-100.04)^2" office:value-type="float" office:value="1.58760000000001" calcext:value-type="float">
            <text:p>1.5876</text:p>
          </table:table-cell>
          <table:table-cell/>
          <table:table-cell table:formula="of:=[.Q404]+[.U403]" office:value-type="float" office:value="1774.17345389785" calcext:value-type="float">
            <text:p>1774.1734538979</text:p>
          </table:table-cell>
        </table:table-row>
        <table:table-row table:style-name="ro1">
          <table:table-cell office:value-type="float" office:value="98.84" calcext:value-type="float">
            <text:p>98.84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98.84" calcext:value-type="float">
            <text:p>98.84</text:p>
          </table:table-cell>
          <table:table-cell office:value-type="float" office:value="102.487319946289" calcext:value-type="float">
            <text:p>102.4873199463</text:p>
          </table:table-cell>
          <table:table-cell office:value-type="float" office:value="98.84" calcext:value-type="float">
            <text:p>98.84</text:p>
          </table:table-cell>
          <table:table-cell office:value-type="float" office:value="103.008262634277" calcext:value-type="float">
            <text:p>103.0082626343</text:p>
          </table:table-cell>
          <table:table-cell office:value-type="float" office:value="98.84" calcext:value-type="float">
            <text:p>98.84</text:p>
          </table:table-cell>
          <table:table-cell office:value-type="float" office:value="102.163619995117" calcext:value-type="float">
            <text:p>102.1636199951</text:p>
          </table:table-cell>
          <table:table-cell office:value-type="float" office:value="98.84" calcext:value-type="float">
            <text:p>98.84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3.008262634277" calcext:value-type="float">
            <text:p>103.0082626343</text:p>
          </table:table-cell>
          <table:table-cell/>
          <table:table-cell table:formula="of:=([.A405]-[.B405])^2" office:value-type="float" office:value="22.2637589980446" calcext:value-type="float">
            <text:p>22.263758998</text:p>
          </table:table-cell>
          <table:table-cell table:formula="of:=([.E405]-[.F405])^2" office:value-type="float" office:value="17.3744133883127" calcext:value-type="float">
            <text:p>17.3744133883</text:p>
          </table:table-cell>
          <table:table-cell table:formula="of:=([.A405]-([.B405]+[.F405])/2)^2" office:value-type="float" office:value="19.7434099912777" calcext:value-type="float">
            <text:p>19.7434099913</text:p>
          </table:table-cell>
          <table:table-cell table:formula="of:=([.I405]-[.J405])^2" office:value-type="float" office:value="23.1363348638773" calcext:value-type="float">
            <text:p>23.1363348639</text:p>
          </table:table-cell>
          <table:table-cell table:formula="of:=[.M405]-[.N405]" office:value-type="float" office:value="4.88934560973197" calcext:value-type="float">
            <text:p>4.8893456097</text:p>
          </table:table-cell>
          <table:table-cell table:formula="of:=[.M405]-[.P405]" office:value-type="float" office:value="-0.872575865832623" calcext:value-type="float">
            <text:p>-0.8725758658</text:p>
          </table:table-cell>
          <table:table-cell table:formula="of:=([.A405]-100.04)^2" office:value-type="float" office:value="1.44000000000001" calcext:value-type="float">
            <text:p>1.44</text:p>
          </table:table-cell>
          <table:table-cell/>
          <table:table-cell table:formula="of:=[.Q405]+[.U404]" office:value-type="float" office:value="1779.06279950759" calcext:value-type="float">
            <text:p>1779.0627995076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03.73592376709" calcext:value-type="float">
            <text:p>103.7359237671</text:p>
          </table:table-cell>
          <table:table-cell office:value-type="float" office:value="98.9" calcext:value-type="float">
            <text:p>98.9</text:p>
          </table:table-cell>
          <table:table-cell office:value-type="float" office:value="105.167518615723" calcext:value-type="float">
            <text:p>105.1675186157</text:p>
          </table:table-cell>
          <table:table-cell office:value-type="float" office:value="98.9" calcext:value-type="float">
            <text:p>98.9</text:p>
          </table:table-cell>
          <table:table-cell office:value-type="float" office:value="102.762435913086" calcext:value-type="float">
            <text:p>102.7624359131</text:p>
          </table:table-cell>
          <table:table-cell office:value-type="float" office:value="98.9" calcext:value-type="float">
            <text:p>98.9</text:p>
          </table:table-cell>
          <table:table-cell office:value-type="float" office:value="105.545028686523" calcext:value-type="float">
            <text:p>105.5450286865</text:p>
          </table:table-cell>
          <table:table-cell office:value-type="float" office:value="98.9" calcext:value-type="float">
            <text:p>98.9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762435913086" calcext:value-type="float">
            <text:p>102.7624359131</text:p>
          </table:table-cell>
          <table:table-cell/>
          <table:table-cell table:formula="of:=([.A406]-[.B406])^2" office:value-type="float" office:value="23.3861586811044" calcext:value-type="float">
            <text:p>23.3861586811</text:p>
          </table:table-cell>
          <table:table-cell table:formula="of:=([.E406]-[.F406])^2" office:value-type="float" office:value="14.918411182696" calcext:value-type="float">
            <text:p>14.9184111827</text:p>
          </table:table-cell>
          <table:table-cell table:formula="of:=([.A406]-([.B406]+[.F406])/2)^2" office:value-type="float" office:value="18.9153652814269" calcext:value-type="float">
            <text:p>18.9153652814</text:p>
          </table:table-cell>
          <table:table-cell table:formula="of:=([.I406]-[.J406])^2" office:value-type="float" office:value="22.5627319341897" calcext:value-type="float">
            <text:p>22.5627319342</text:p>
          </table:table-cell>
          <table:table-cell table:formula="of:=[.M406]-[.N406]" office:value-type="float" office:value="8.46774749840841" calcext:value-type="float">
            <text:p>8.4677474984</text:p>
          </table:table-cell>
          <table:table-cell table:formula="of:=[.M406]-[.P406]" office:value-type="float" office:value="0.823426746914628" calcext:value-type="float">
            <text:p>0.8234267469</text:p>
          </table:table-cell>
          <table:table-cell table:formula="of:=([.A406]-100.04)^2" office:value-type="float" office:value="1.2996" calcext:value-type="float">
            <text:p>1.2996</text:p>
          </table:table-cell>
          <table:table-cell/>
          <table:table-cell table:formula="of:=[.Q406]+[.U405]" office:value-type="float" office:value="1787.53054700599" calcext:value-type="float">
            <text:p>1787.530547006</text:p>
          </table:table-cell>
        </table:table-row>
        <table:table-row table:style-name="ro1">
          <table:table-cell office:value-type="float" office:value="98.92" calcext:value-type="float">
            <text:p>98.92</text:p>
          </table:table-cell>
          <table:table-cell office:value-type="float" office:value="104.243141174316" calcext:value-type="float">
            <text:p>104.2431411743</text:p>
          </table:table-cell>
          <table:table-cell office:value-type="float" office:value="98.92" calcext:value-type="float">
            <text:p>98.92</text:p>
          </table:table-cell>
          <table:table-cell office:value-type="float" office:value="106.364372253418" calcext:value-type="float">
            <text:p>106.3643722534</text:p>
          </table:table-cell>
          <table:table-cell office:value-type="float" office:value="98.92" calcext:value-type="float">
            <text:p>98.92</text:p>
          </table:table-cell>
          <table:table-cell office:value-type="float" office:value="102.717163085938" calcext:value-type="float">
            <text:p>102.7171630859</text:p>
          </table:table-cell>
          <table:table-cell office:value-type="float" office:value="98.92" calcext:value-type="float">
            <text:p>98.92</text:p>
          </table:table-cell>
          <table:table-cell office:value-type="float" office:value="105.743766784668" calcext:value-type="float">
            <text:p>105.7437667847</text:p>
          </table:table-cell>
          <table:table-cell office:value-type="float" office:value="98.92" calcext:value-type="float">
            <text:p>98.92</text:p>
          </table:table-cell>
          <table:table-cell office:value-type="float" office:value="104.300933837891" calcext:value-type="float">
            <text:p>104.3009338379</text:p>
          </table:table-cell>
          <table:table-cell office:value-type="float" office:value="102.717163085938" calcext:value-type="float">
            <text:p>102.7171630859</text:p>
          </table:table-cell>
          <table:table-cell/>
          <table:table-cell table:formula="of:=([.A407]-[.B407])^2" office:value-type="float" office:value="28.3358319617026" calcext:value-type="float">
            <text:p>28.3358319617</text:p>
          </table:table-cell>
          <table:table-cell table:formula="of:=([.E407]-[.F407])^2" office:value-type="float" office:value="14.4184475012064" calcext:value-type="float">
            <text:p>14.4184475012</text:p>
          </table:table-cell>
          <table:table-cell table:formula="of:=([.A407]-([.B407]+[.F407])/2)^2" office:value-type="float" office:value="20.7949874499014" calcext:value-type="float">
            <text:p>20.7949874499</text:p>
          </table:table-cell>
          <table:table-cell table:formula="of:=([.I407]-[.J407])^2" office:value-type="float" office:value="28.9544489677563" calcext:value-type="float">
            <text:p>28.9544489678</text:p>
          </table:table-cell>
          <table:table-cell table:formula="of:=[.M407]-[.N407]" office:value-type="float" office:value="13.9173844604962" calcext:value-type="float">
            <text:p>13.9173844605</text:p>
          </table:table-cell>
          <table:table-cell table:formula="of:=[.M407]-[.P407]" office:value-type="float" office:value="-0.618617006053682" calcext:value-type="float">
            <text:p>-0.6186170061</text:p>
          </table:table-cell>
          <table:table-cell table:formula="of:=([.A407]-100.04)^2" office:value-type="float" office:value="1.25440000000001" calcext:value-type="float">
            <text:p>1.2544</text:p>
          </table:table-cell>
          <table:table-cell/>
          <table:table-cell table:formula="of:=[.Q407]+[.U406]" office:value-type="float" office:value="1801.44793146649" calcext:value-type="float">
            <text:p>1801.4479314665</text:p>
          </table:table-cell>
        </table:table-row>
        <table:table-row table:style-name="ro1">
          <table:table-cell office:value-type="float" office:value="98.94" calcext:value-type="float">
            <text:p>98.94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98.94" calcext:value-type="float">
            <text:p>98.94</text:p>
          </table:table-cell>
          <table:table-cell office:value-type="float" office:value="104.230743408203" calcext:value-type="float">
            <text:p>104.2307434082</text:p>
          </table:table-cell>
          <table:table-cell office:value-type="float" office:value="98.94" calcext:value-type="float">
            <text:p>98.94</text:p>
          </table:table-cell>
          <table:table-cell office:value-type="float" office:value="102.23681640625" calcext:value-type="float">
            <text:p>102.2368164063</text:p>
          </table:table-cell>
          <table:table-cell office:value-type="float" office:value="98.94" calcext:value-type="float">
            <text:p>98.94</text:p>
          </table:table-cell>
          <table:table-cell office:value-type="float" office:value="99.4827423095703" calcext:value-type="float">
            <text:p>99.4827423096</text:p>
          </table:table-cell>
          <table:table-cell office:value-type="float" office:value="98.94" calcext:value-type="float">
            <text:p>98.94</text:p>
          </table:table-cell>
          <table:table-cell office:value-type="float" office:value="103.594909667969" calcext:value-type="float">
            <text:p>103.594909668</text:p>
          </table:table-cell>
          <table:table-cell office:value-type="float" office:value="102.23681640625" calcext:value-type="float">
            <text:p>102.2368164063</text:p>
          </table:table-cell>
          <table:table-cell/>
          <table:table-cell table:formula="of:=([.A408]-[.B408])^2" office:value-type="float" office:value="21.5340068661109" calcext:value-type="float">
            <text:p>21.5340068661</text:p>
          </table:table-cell>
          <table:table-cell table:formula="of:=([.E408]-[.F408])^2" office:value-type="float" office:value="10.8689984165192" calcext:value-type="float">
            <text:p>10.8689984165</text:p>
          </table:table-cell>
          <table:table-cell table:formula="of:=([.A408]-([.B408]+[.F408])/2)^2" office:value-type="float" office:value="15.750148135588" calcext:value-type="float">
            <text:p>15.7501481356</text:p>
          </table:table-cell>
          <table:table-cell table:formula="of:=([.I408]-[.J408])^2" office:value-type="float" office:value="21.668184016949" calcext:value-type="float">
            <text:p>21.6681840169</text:p>
          </table:table-cell>
          <table:table-cell table:formula="of:=[.M408]-[.N408]" office:value-type="float" office:value="10.6650084495917" calcext:value-type="float">
            <text:p>10.6650084496</text:p>
          </table:table-cell>
          <table:table-cell table:formula="of:=[.M408]-[.P408]" office:value-type="float" office:value="-0.134177150838077" calcext:value-type="float">
            <text:p>-0.1341771508</text:p>
          </table:table-cell>
          <table:table-cell table:formula="of:=([.A408]-100.04)^2" office:value-type="float" office:value="1.21000000000002" calcext:value-type="float">
            <text:p>1.21</text:p>
          </table:table-cell>
          <table:table-cell/>
          <table:table-cell table:formula="of:=[.Q408]+[.U407]" office:value-type="float" office:value="1812.11293991608" calcext:value-type="float">
            <text:p>1812.1129399161</text:p>
          </table:table-cell>
        </table:table-row>
        <table:table-row table:style-name="ro1">
          <table:table-cell office:value-type="float" office:value="98.95" calcext:value-type="float">
            <text:p>98.95</text:p>
          </table:table-cell>
          <table:table-cell office:value-type="float" office:value="103.125190734863" calcext:value-type="float">
            <text:p>103.1251907349</text:p>
          </table:table-cell>
          <table:table-cell office:value-type="float" office:value="98.95" calcext:value-type="float">
            <text:p>98.95</text:p>
          </table:table-cell>
          <table:table-cell office:value-type="float" office:value="99.2322006225586" calcext:value-type="float">
            <text:p>99.2322006226</text:p>
          </table:table-cell>
          <table:table-cell office:value-type="float" office:value="98.95" calcext:value-type="float">
            <text:p>98.95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98.95" calcext:value-type="float">
            <text:p>98.95</text:p>
          </table:table-cell>
          <table:table-cell office:value-type="float" office:value="100.317260742188" calcext:value-type="float">
            <text:p>100.3172607422</text:p>
          </table:table-cell>
          <table:table-cell office:value-type="float" office:value="98.95" calcext:value-type="float">
            <text:p>98.95</text:p>
          </table:table-cell>
          <table:table-cell office:value-type="float" office:value="103.182929992676" calcext:value-type="float">
            <text:p>103.1829299927</text:p>
          </table:table-cell>
          <table:table-cell office:value-type="float" office:value="102.95036315918" calcext:value-type="float">
            <text:p>102.9503631592</text:p>
          </table:table-cell>
          <table:table-cell/>
          <table:table-cell table:formula="of:=([.A409]-[.B409])^2" office:value-type="float" office:value="17.4322176724882" calcext:value-type="float">
            <text:p>17.4322176725</text:p>
          </table:table-cell>
          <table:table-cell table:formula="of:=([.E409]-[.F409])^2" office:value-type="float" office:value="16.0029054053221" calcext:value-type="float">
            <text:p>16.0029054053</text:p>
          </table:table-cell>
          <table:table-cell table:formula="of:=([.A409]-([.B409]+[.F409])/2)^2" office:value-type="float" office:value="16.7099203686003" calcext:value-type="float">
            <text:p>16.7099203686</text:p>
          </table:table-cell>
          <table:table-cell table:formula="of:=([.I409]-[.J409])^2" office:value-type="float" office:value="17.9176963228942" calcext:value-type="float">
            <text:p>17.9176963229</text:p>
          </table:table-cell>
          <table:table-cell table:formula="of:=[.M409]-[.N409]" office:value-type="float" office:value="1.4293122671661" calcext:value-type="float">
            <text:p>1.4293122672</text:p>
          </table:table-cell>
          <table:table-cell table:formula="of:=[.M409]-[.P409]" office:value-type="float" office:value="-0.485478650406002" calcext:value-type="float">
            <text:p>-0.4854786504</text:p>
          </table:table-cell>
          <table:table-cell table:formula="of:=([.A409]-100.04)^2" office:value-type="float" office:value="1.18810000000001" calcext:value-type="float">
            <text:p>1.1881</text:p>
          </table:table-cell>
          <table:table-cell/>
          <table:table-cell table:formula="of:=[.Q409]+[.U408]" office:value-type="float" office:value="1813.54225218325" calcext:value-type="float">
            <text:p>1813.5422521833</text:p>
          </table:table-cell>
        </table:table-row>
        <table:table-row table:style-name="ro1">
          <table:table-cell office:value-type="float" office:value="98.97" calcext:value-type="float">
            <text:p>98.97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8.97" calcext:value-type="float">
            <text:p>98.97</text:p>
          </table:table-cell>
          <table:table-cell office:value-type="float" office:value="96.3581008911133" calcext:value-type="float">
            <text:p>96.3581008911</text:p>
          </table:table-cell>
          <table:table-cell office:value-type="float" office:value="98.97" calcext:value-type="float">
            <text:p>98.97</text:p>
          </table:table-cell>
          <table:table-cell office:value-type="float" office:value="93.466064453125" calcext:value-type="float">
            <text:p>93.4660644531</text:p>
          </table:table-cell>
          <table:table-cell office:value-type="float" office:value="98.97" calcext:value-type="float">
            <text:p>98.97</text:p>
          </table:table-cell>
          <table:table-cell office:value-type="float" office:value="95.124870300293" calcext:value-type="float">
            <text:p>95.1248703003</text:p>
          </table:table-cell>
          <table:table-cell office:value-type="float" office:value="98.97" calcext:value-type="float">
            <text:p>98.97</text:p>
          </table:table-cell>
          <table:table-cell office:value-type="float" office:value="93.6509475708008" calcext:value-type="float">
            <text:p>93.6509475708</text:p>
          </table:table-cell>
          <table:table-cell office:value-type="float" office:value="93.466064453125" calcext:value-type="float">
            <text:p>93.4660644531</text:p>
          </table:table-cell>
          <table:table-cell/>
          <table:table-cell table:formula="of:=([.A410]-[.B410])^2" office:value-type="float" office:value="26.8497822453306" calcext:value-type="float">
            <text:p>26.8497822453</text:p>
          </table:table-cell>
          <table:table-cell table:formula="of:=([.E410]-[.F410])^2" office:value-type="float" office:value="30.2933065041542" calcext:value-type="float">
            <text:p>30.2933065042</text:p>
          </table:table-cell>
          <table:table-cell table:formula="of:=([.A410]-([.B410]+[.F410])/2)^2" office:value-type="float" office:value="28.5455818208095" calcext:value-type="float">
            <text:p>28.5455818208</text:p>
          </table:table-cell>
          <table:table-cell table:formula="of:=([.I410]-[.J410])^2" office:value-type="float" office:value="28.2923187445701" calcext:value-type="float">
            <text:p>28.2923187446</text:p>
          </table:table-cell>
          <table:table-cell table:formula="of:=[.M410]-[.N410]" office:value-type="float" office:value="-3.4435242588236" calcext:value-type="float">
            <text:p>-3.4435242588</text:p>
          </table:table-cell>
          <table:table-cell table:formula="of:=[.M410]-[.P410]" office:value-type="float" office:value="-1.44253649923951" calcext:value-type="float">
            <text:p>-1.4425364992</text:p>
          </table:table-cell>
          <table:table-cell table:formula="of:=([.A410]-100.04)^2" office:value-type="float" office:value="1.14490000000002" calcext:value-type="float">
            <text:p>1.1449</text:p>
          </table:table-cell>
          <table:table-cell/>
          <table:table-cell table:formula="of:=[.Q410]+[.U409]" office:value-type="float" office:value="1810.09872792442" calcext:value-type="float">
            <text:p>1810.0987279244</text:p>
          </table:table-cell>
        </table:table-row>
        <table:table-row table:style-name="ro1">
          <table:table-cell office:value-type="float" office:value="99.03" calcext:value-type="float">
            <text:p>99.03</text:p>
          </table:table-cell>
          <table:table-cell office:value-type="float" office:value="93.9889678955078" calcext:value-type="float">
            <text:p>93.9889678955</text:p>
          </table:table-cell>
          <table:table-cell office:value-type="float" office:value="99.03" calcext:value-type="float">
            <text:p>99.03</text:p>
          </table:table-cell>
          <table:table-cell office:value-type="float" office:value="96.6775741577149" calcext:value-type="float">
            <text:p>96.6775741577</text:p>
          </table:table-cell>
          <table:table-cell office:value-type="float" office:value="99.03" calcext:value-type="float">
            <text:p>99.03</text:p>
          </table:table-cell>
          <table:table-cell office:value-type="float" office:value="93.324951171875" calcext:value-type="float">
            <text:p>93.3249511719</text:p>
          </table:table-cell>
          <table:table-cell office:value-type="float" office:value="99.03" calcext:value-type="float">
            <text:p>99.03</text:p>
          </table:table-cell>
          <table:table-cell office:value-type="float" office:value="94.9054183959961" calcext:value-type="float">
            <text:p>94.905418396</text:p>
          </table:table-cell>
          <table:table-cell office:value-type="float" office:value="99.03" calcext:value-type="float">
            <text:p>99.03</text:p>
          </table:table-cell>
          <table:table-cell office:value-type="float" office:value="94.1860427856445" calcext:value-type="float">
            <text:p>94.1860427856</text:p>
          </table:table-cell>
          <table:table-cell office:value-type="float" office:value="93.324951171875" calcext:value-type="float">
            <text:p>93.3249511719</text:p>
          </table:table-cell>
          <table:table-cell/>
          <table:table-cell table:formula="of:=([.A411]-[.B411])^2" office:value-type="float" office:value="25.4120046785209" calcext:value-type="float">
            <text:p>25.4120046785</text:p>
          </table:table-cell>
          <table:table-cell table:formula="of:=([.E411]-[.F411])^2" office:value-type="float" office:value="32.5475821312904" calcext:value-type="float">
            <text:p>32.5475821313</text:p>
          </table:table-cell>
          <table:table-cell table:formula="of:=([.A411]-([.B411]+[.F411])/2)^2" office:value-type="float" office:value="28.8695638525897" calcext:value-type="float">
            <text:p>28.8695638526</text:p>
          </table:table-cell>
          <table:table-cell table:formula="of:=([.I411]-[.J411])^2" office:value-type="float" office:value="23.4639214945064" calcext:value-type="float">
            <text:p>23.4639214945</text:p>
          </table:table-cell>
          <table:table-cell table:formula="of:=[.M411]-[.N411]" office:value-type="float" office:value="-7.1355774527695" calcext:value-type="float">
            <text:p>-7.1355774528</text:p>
          </table:table-cell>
          <table:table-cell table:formula="of:=[.M411]-[.P411]" office:value-type="float" office:value="1.94808318401454" calcext:value-type="float">
            <text:p>1.948083184</text:p>
          </table:table-cell>
          <table:table-cell table:formula="of:=([.A411]-100.04)^2" office:value-type="float" office:value="1.02010000000001" calcext:value-type="float">
            <text:p>1.0201</text:p>
          </table:table-cell>
          <table:table-cell/>
          <table:table-cell table:formula="of:=[.Q411]+[.U410]" office:value-type="float" office:value="1802.96315047166" calcext:value-type="float">
            <text:p>1802.9631504717</text:p>
          </table:table-cell>
        </table:table-row>
        <table:table-row table:style-name="ro1">
          <table:table-cell office:value-type="float" office:value="99.13" calcext:value-type="float">
            <text:p>99.13</text:p>
          </table:table-cell>
          <table:table-cell office:value-type="float" office:value="103.181098937988" calcext:value-type="float">
            <text:p>103.181098938</text:p>
          </table:table-cell>
          <table:table-cell office:value-type="float" office:value="99.13" calcext:value-type="float">
            <text:p>99.13</text:p>
          </table:table-cell>
          <table:table-cell office:value-type="float" office:value="99.9845886230469" calcext:value-type="float">
            <text:p>99.984588623</text:p>
          </table:table-cell>
          <table:table-cell office:value-type="float" office:value="99.13" calcext:value-type="float">
            <text:p>99.13</text:p>
          </table:table-cell>
          <table:table-cell office:value-type="float" office:value="103.087356567383" calcext:value-type="float">
            <text:p>103.0873565674</text:p>
          </table:table-cell>
          <table:table-cell office:value-type="float" office:value="99.13" calcext:value-type="float">
            <text:p>99.13</text:p>
          </table:table-cell>
          <table:table-cell office:value-type="float" office:value="99.7179794311523" calcext:value-type="float">
            <text:p>99.7179794312</text:p>
          </table:table-cell>
          <table:table-cell office:value-type="float" office:value="99.13" calcext:value-type="float">
            <text:p>99.13</text:p>
          </table:table-cell>
          <table:table-cell office:value-type="float" office:value="103.182929992676" calcext:value-type="float">
            <text:p>103.1829299927</text:p>
          </table:table-cell>
          <table:table-cell office:value-type="float" office:value="103.087356567383" calcext:value-type="float">
            <text:p>103.0873565674</text:p>
          </table:table-cell>
          <table:table-cell/>
          <table:table-cell table:formula="of:=([.A412]-[.B412])^2" office:value-type="float" office:value="16.4114026053698" calcext:value-type="float">
            <text:p>16.4114026054</text:p>
          </table:table-cell>
          <table:table-cell table:formula="of:=([.E412]-[.F412])^2" office:value-type="float" office:value="15.6606710014079" calcext:value-type="float">
            <text:p>15.6606710014</text:p>
          </table:table-cell>
          <table:table-cell table:formula="of:=([.A412]-([.B412]+[.F412])/2)^2" office:value-type="float" office:value="16.0338398953772" calcext:value-type="float">
            <text:p>16.0338398954</text:p>
          </table:table-cell>
          <table:table-cell table:formula="of:=([.I412]-[.J412])^2" office:value-type="float" office:value="16.4262415255309" calcext:value-type="float">
            <text:p>16.4262415255</text:p>
          </table:table-cell>
          <table:table-cell table:formula="of:=[.M412]-[.N412]" office:value-type="float" office:value="0.750731603961903" calcext:value-type="float">
            <text:p>0.750731604</text:p>
          </table:table-cell>
          <table:table-cell table:formula="of:=[.M412]-[.P412]" office:value-type="float" office:value="-0.0148389201611288" calcext:value-type="float">
            <text:p>-0.0148389202</text:p>
          </table:table-cell>
          <table:table-cell table:formula="of:=([.A412]-100.04)^2" office:value-type="float" office:value="0.82810000000002" calcext:value-type="float">
            <text:p>0.8281</text:p>
          </table:table-cell>
          <table:table-cell/>
          <table:table-cell table:formula="of:=[.Q412]+[.U411]" office:value-type="float" office:value="1803.71388207562" calcext:value-type="float">
            <text:p>1803.7138820756</text:p>
          </table:table-cell>
        </table:table-row>
        <table:table-row table:style-name="ro1">
          <table:table-cell office:value-type="float" office:value="99.15" calcext:value-type="float">
            <text:p>99.15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99.15" calcext:value-type="float">
            <text:p>99.15</text:p>
          </table:table-cell>
          <table:table-cell office:value-type="float" office:value="105.730262756348" calcext:value-type="float">
            <text:p>105.7302627563</text:p>
          </table:table-cell>
          <table:table-cell office:value-type="float" office:value="99.15" calcext:value-type="float">
            <text:p>99.15</text:p>
          </table:table-cell>
          <table:table-cell office:value-type="float" office:value="103.243103027344" calcext:value-type="float">
            <text:p>103.2431030273</text:p>
          </table:table-cell>
          <table:table-cell office:value-type="float" office:value="99.15" calcext:value-type="float">
            <text:p>99.15</text:p>
          </table:table-cell>
          <table:table-cell office:value-type="float" office:value="106.516983032227" calcext:value-type="float">
            <text:p>106.5169830322</text:p>
          </table:table-cell>
          <table:table-cell office:value-type="float" office:value="99.15" calcext:value-type="float">
            <text:p>99.15</text:p>
          </table:table-cell>
          <table:table-cell office:value-type="float" office:value="103.898002624512" calcext:value-type="float">
            <text:p>103.8980026245</text:p>
          </table:table-cell>
          <table:table-cell office:value-type="float" office:value="103.243103027344" calcext:value-type="float">
            <text:p>103.2431030273</text:p>
          </table:table-cell>
          <table:table-cell/>
          <table:table-cell table:formula="of:=([.A413]-[.B413])^2" office:value-type="float" office:value="21.7018559717596" calcext:value-type="float">
            <text:p>21.7018559718</text:p>
          </table:table-cell>
          <table:table-cell table:formula="of:=([.E413]-[.F413])^2" office:value-type="float" office:value="16.7534923924505" calcext:value-type="float">
            <text:p>16.7534923925</text:p>
          </table:table-cell>
          <table:table-cell table:formula="of:=([.A413]-([.B413]+[.F413])/2)^2" office:value-type="float" office:value="19.147748656157" calcext:value-type="float">
            <text:p>19.1477486562</text:p>
          </table:table-cell>
          <table:table-cell table:formula="of:=([.I413]-[.J413])^2" office:value-type="float" office:value="22.5435289223701" calcext:value-type="float">
            <text:p>22.5435289224</text:p>
          </table:table-cell>
          <table:table-cell table:formula="of:=[.M413]-[.N413]" office:value-type="float" office:value="4.94836357930907" calcext:value-type="float">
            <text:p>4.9483635793</text:p>
          </table:table-cell>
          <table:table-cell table:formula="of:=[.M413]-[.P413]" office:value-type="float" office:value="-0.841672950610516" calcext:value-type="float">
            <text:p>-0.8416729506</text:p>
          </table:table-cell>
          <table:table-cell table:formula="of:=([.A413]-100.04)^2" office:value-type="float" office:value="0.792100000000001" calcext:value-type="float">
            <text:p>0.7921</text:p>
          </table:table-cell>
          <table:table-cell/>
          <table:table-cell table:formula="of:=[.Q413]+[.U412]" office:value-type="float" office:value="1808.66224565493" calcext:value-type="float">
            <text:p>1808.6622456549</text:p>
          </table:table-cell>
        </table:table-row>
        <table:table-row table:style-name="ro1">
          <table:table-cell office:value-type="float" office:value="99.16" calcext:value-type="float">
            <text:p>99.16</text:p>
          </table:table-cell>
          <table:table-cell office:value-type="float" office:value="103.826385498047" calcext:value-type="float">
            <text:p>103.826385498</text:p>
          </table:table-cell>
          <table:table-cell office:value-type="float" office:value="99.16" calcext:value-type="float">
            <text:p>99.16</text:p>
          </table:table-cell>
          <table:table-cell office:value-type="float" office:value="101.496726989746" calcext:value-type="float">
            <text:p>101.4967269897</text:p>
          </table:table-cell>
          <table:table-cell office:value-type="float" office:value="99.16" calcext:value-type="float">
            <text:p>99.16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99.16" calcext:value-type="float">
            <text:p>99.16</text:p>
          </table:table-cell>
          <table:table-cell office:value-type="float" office:value="97.7016220092773" calcext:value-type="float">
            <text:p>97.7016220093</text:p>
          </table:table-cell>
          <table:table-cell office:value-type="float" office:value="99.16" calcext:value-type="float">
            <text:p>99.16</text:p>
          </table:table-cell>
          <table:table-cell office:value-type="float" office:value="104.094055175781" calcext:value-type="float">
            <text:p>104.0940551758</text:p>
          </table:table-cell>
          <table:table-cell office:value-type="float" office:value="103.078727722168" calcext:value-type="float">
            <text:p>103.0787277222</text:p>
          </table:table-cell>
          <table:table-cell/>
          <table:table-cell table:formula="of:=([.A414]-[.B414])^2" office:value-type="float" office:value="21.7751536163822" calcext:value-type="float">
            <text:p>21.7751536164</text:p>
          </table:table-cell>
          <table:table-cell table:formula="of:=([.E414]-[.F414])^2" office:value-type="float" office:value="15.3564269604878" calcext:value-type="float">
            <text:p>15.3564269605</text:p>
          </table:table-cell>
          <table:table-cell table:formula="of:=([.A414]-([.B414]+[.F414])/2)^2" office:value-type="float" office:value="18.426042250977" calcext:value-type="float">
            <text:p>18.426042251</text:p>
          </table:table-cell>
          <table:table-cell table:formula="of:=([.I414]-[.J414])^2" office:value-type="float" office:value="24.3449004776538" calcext:value-type="float">
            <text:p>24.3449004777</text:p>
          </table:table-cell>
          <table:table-cell table:formula="of:=[.M414]-[.N414]" office:value-type="float" office:value="6.41872665589443" calcext:value-type="float">
            <text:p>6.4187266559</text:p>
          </table:table-cell>
          <table:table-cell table:formula="of:=[.M414]-[.P414]" office:value-type="float" office:value="-2.56974686127156" calcext:value-type="float">
            <text:p>-2.5697468613</text:p>
          </table:table-cell>
          <table:table-cell table:formula="of:=([.A414]-100.04)^2" office:value-type="float" office:value="0.774400000000017" calcext:value-type="float">
            <text:p>0.7744</text:p>
          </table:table-cell>
          <table:table-cell/>
          <table:table-cell table:formula="of:=[.Q414]+[.U413]" office:value-type="float" office:value="1815.08097231082" calcext:value-type="float">
            <text:p>1815.0809723108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06.017715454102" calcext:value-type="float">
            <text:p>106.0177154541</text:p>
          </table:table-cell>
          <table:table-cell office:value-type="float" office:value="99.2" calcext:value-type="float">
            <text:p>99.2</text:p>
          </table:table-cell>
          <table:table-cell office:value-type="float" office:value="104.269470214844" calcext:value-type="float">
            <text:p>104.2694702148</text:p>
          </table:table-cell>
          <table:table-cell office:value-type="float" office:value="99.2" calcext:value-type="float">
            <text:p>99.2</text:p>
          </table:table-cell>
          <table:table-cell office:value-type="float" office:value="103.854072570801" calcext:value-type="float">
            <text:p>103.8540725708</text:p>
          </table:table-cell>
          <table:table-cell office:value-type="float" office:value="99.2" calcext:value-type="float">
            <text:p>99.2</text:p>
          </table:table-cell>
          <table:table-cell office:value-type="float" office:value="103.757766723633" calcext:value-type="float">
            <text:p>103.7577667236</text:p>
          </table:table-cell>
          <table:table-cell office:value-type="float" office:value="99.2" calcext:value-type="float">
            <text:p>99.2</text:p>
          </table:table-cell>
          <table:table-cell office:value-type="float" office:value="104.73388671875" calcext:value-type="float">
            <text:p>104.7338867188</text:p>
          </table:table-cell>
          <table:table-cell office:value-type="float" office:value="103.854072570801" calcext:value-type="float">
            <text:p>103.8540725708</text:p>
          </table:table-cell>
          <table:table-cell/>
          <table:table-cell table:formula="of:=([.A415]-[.B415])^2" office:value-type="float" office:value="46.4812440130952" calcext:value-type="float">
            <text:p>46.4812440131</text:p>
          </table:table-cell>
          <table:table-cell table:formula="of:=([.E415]-[.F415])^2" office:value-type="float" office:value="21.6603914942802" calcext:value-type="float">
            <text:p>21.6603914943</text:p>
          </table:table-cell>
          <table:table-cell table:formula="of:=([.A415]-([.B415]+[.F415])/2)^2" office:value-type="float" office:value="32.9004801220732" calcext:value-type="float">
            <text:p>32.9004801221</text:p>
          </table:table-cell>
          <table:table-cell table:formula="of:=([.I415]-[.J415])^2" office:value-type="float" office:value="30.6239022159576" calcext:value-type="float">
            <text:p>30.623902216</text:p>
          </table:table-cell>
          <table:table-cell table:formula="of:=[.M415]-[.N415]" office:value-type="float" office:value="24.8208525188151" calcext:value-type="float">
            <text:p>24.8208525188</text:p>
          </table:table-cell>
          <table:table-cell table:formula="of:=[.M415]-[.P415]" office:value-type="float" office:value="15.8573417971376" calcext:value-type="float">
            <text:p>15.8573417971</text:p>
          </table:table-cell>
          <table:table-cell table:formula="of:=([.A415]-100.04)^2" office:value-type="float" office:value="0.705600000000006" calcext:value-type="float">
            <text:p>0.7056</text:p>
          </table:table-cell>
          <table:table-cell/>
          <table:table-cell table:formula="of:=[.Q415]+[.U414]" office:value-type="float" office:value="1839.90182482964" calcext:value-type="float">
            <text:p>1839.9018248296</text:p>
          </table:table-cell>
        </table:table-row>
        <table:table-row table:style-name="ro1">
          <table:table-cell office:value-type="float" office:value="99.22" calcext:value-type="float">
            <text:p>99.22</text:p>
          </table:table-cell>
          <table:table-cell office:value-type="float" office:value="94.2569732666016" calcext:value-type="float">
            <text:p>94.2569732666</text:p>
          </table:table-cell>
          <table:table-cell office:value-type="float" office:value="99.22" calcext:value-type="float">
            <text:p>99.22</text:p>
          </table:table-cell>
          <table:table-cell office:value-type="float" office:value="97.5087966918945" calcext:value-type="float">
            <text:p>97.5087966919</text:p>
          </table:table-cell>
          <table:table-cell office:value-type="float" office:value="99.22" calcext:value-type="float">
            <text:p>99.22</text:p>
          </table:table-cell>
          <table:table-cell office:value-type="float" office:value="94.0001678466797" calcext:value-type="float">
            <text:p>94.0001678467</text:p>
          </table:table-cell>
          <table:table-cell office:value-type="float" office:value="99.22" calcext:value-type="float">
            <text:p>99.22</text:p>
          </table:table-cell>
          <table:table-cell office:value-type="float" office:value="92.1794586181641" calcext:value-type="float">
            <text:p>92.1794586182</text:p>
          </table:table-cell>
          <table:table-cell office:value-type="float" office:value="99.22" calcext:value-type="float">
            <text:p>99.22</text:p>
          </table:table-cell>
          <table:table-cell office:value-type="float" office:value="93.9743728637695" calcext:value-type="float">
            <text:p>93.9743728638</text:p>
          </table:table-cell>
          <table:table-cell office:value-type="float" office:value="94.0001678466797" calcext:value-type="float">
            <text:p>94.0001678467</text:p>
          </table:table-cell>
          <table:table-cell/>
          <table:table-cell table:formula="of:=([.A416]-[.B416])^2" office:value-type="float" office:value="24.6316343564276" calcext:value-type="float">
            <text:p>24.6316343564</text:p>
          </table:table-cell>
          <table:table-cell table:formula="of:=([.E416]-[.F416])^2" office:value-type="float" office:value="27.2466477088366" calcext:value-type="float">
            <text:p>27.2466477088</text:p>
          </table:table-cell>
          <table:table-cell table:formula="of:=([.A416]-([.B416]+[.F416])/2)^2" office:value-type="float" office:value="25.9226537767067" calcext:value-type="float">
            <text:p>25.9226537767</text:p>
          </table:table-cell>
          <table:table-cell table:formula="of:=([.I416]-[.J416])^2" office:value-type="float" office:value="27.5166040523575" calcext:value-type="float">
            <text:p>27.5166040524</text:p>
          </table:table-cell>
          <table:table-cell table:formula="of:=[.M416]-[.N416]" office:value-type="float" office:value="-2.615013352409" calcext:value-type="float">
            <text:p>-2.6150133524</text:p>
          </table:table-cell>
          <table:table-cell table:formula="of:=[.M416]-[.P416]" office:value-type="float" office:value="-2.8849696959299" calcext:value-type="float">
            <text:p>-2.8849696959</text:p>
          </table:table-cell>
          <table:table-cell table:formula="of:=([.A416]-100.04)^2" office:value-type="float" office:value="0.672400000000012" calcext:value-type="float">
            <text:p>0.6724</text:p>
          </table:table-cell>
          <table:table-cell/>
          <table:table-cell table:formula="of:=[.Q416]+[.U415]" office:value-type="float" office:value="1837.28681147723" calcext:value-type="float">
            <text:p>1837.2868114772</text:p>
          </table:table-cell>
        </table:table-row>
        <table:table-row table:style-name="ro1">
          <table:table-cell office:value-type="float" office:value="99.24" calcext:value-type="float">
            <text:p>99.24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99.24" calcext:value-type="float">
            <text:p>99.24</text:p>
          </table:table-cell>
          <table:table-cell office:value-type="float" office:value="102.642166137695" calcext:value-type="float">
            <text:p>102.6421661377</text:p>
          </table:table-cell>
          <table:table-cell office:value-type="float" office:value="99.24" calcext:value-type="float">
            <text:p>99.24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99.24" calcext:value-type="float">
            <text:p>99.24</text:p>
          </table:table-cell>
          <table:table-cell office:value-type="float" office:value="104.019920349121" calcext:value-type="float">
            <text:p>104.0199203491</text:p>
          </table:table-cell>
          <table:table-cell office:value-type="float" office:value="99.24" calcext:value-type="float">
            <text:p>99.24</text:p>
          </table:table-cell>
          <table:table-cell office:value-type="float" office:value="103.898002624512" calcext:value-type="float">
            <text:p>103.8980026245</text:p>
          </table:table-cell>
          <table:table-cell office:value-type="float" office:value="103.001243591309" calcext:value-type="float">
            <text:p>103.0012435913</text:p>
          </table:table-cell>
          <table:table-cell/>
          <table:table-cell table:formula="of:=([.A417]-[.B417])^2" office:value-type="float" office:value="20.8714214563788" calcext:value-type="float">
            <text:p>20.8714214564</text:p>
          </table:table-cell>
          <table:table-cell table:formula="of:=([.E417]-[.F417])^2" office:value-type="float" office:value="14.14695335316" calcext:value-type="float">
            <text:p>14.1469533532</text:p>
          </table:table-cell>
          <table:table-cell table:formula="of:=([.A417]-([.B417]+[.F417])/2)^2" office:value-type="float" office:value="17.3462615520739" calcext:value-type="float">
            <text:p>17.3462615521</text:p>
          </table:table-cell>
          <table:table-cell table:formula="of:=([.I417]-[.J417])^2" office:value-type="float" office:value="21.6969884499581" calcext:value-type="float">
            <text:p>21.69698845</text:p>
          </table:table-cell>
          <table:table-cell table:formula="of:=[.M417]-[.N417]" office:value-type="float" office:value="6.72446810321883" calcext:value-type="float">
            <text:p>6.7244681032</text:p>
          </table:table-cell>
          <table:table-cell table:formula="of:=[.M417]-[.P417]" office:value-type="float" office:value="-0.825566993579272" calcext:value-type="float">
            <text:p>-0.8255669936</text:p>
          </table:table-cell>
          <table:table-cell table:formula="of:=([.A417]-100.04)^2" office:value-type="float" office:value="0.640000000000018" calcext:value-type="float">
            <text:p>0.64</text:p>
          </table:table-cell>
          <table:table-cell/>
          <table:table-cell table:formula="of:=[.Q417]+[.U416]" office:value-type="float" office:value="1844.01127958045" calcext:value-type="float">
            <text:p>1844.0112795805</text:p>
          </table:table-cell>
        </table:table-row>
        <table:table-row table:style-name="ro1">
          <table:table-cell office:value-type="float" office:value="99.46" calcext:value-type="float">
            <text:p>99.46</text:p>
          </table:table-cell>
          <table:table-cell office:value-type="float" office:value="104.814033508301" calcext:value-type="float">
            <text:p>104.8140335083</text:p>
          </table:table-cell>
          <table:table-cell office:value-type="float" office:value="99.46" calcext:value-type="float">
            <text:p>99.46</text:p>
          </table:table-cell>
          <table:table-cell office:value-type="float" office:value="108.392944335938" calcext:value-type="float">
            <text:p>108.3929443359</text:p>
          </table:table-cell>
          <table:table-cell office:value-type="float" office:value="99.46" calcext:value-type="float">
            <text:p>99.46</text:p>
          </table:table-cell>
          <table:table-cell office:value-type="float" office:value="103.508285522461" calcext:value-type="float">
            <text:p>103.5082855225</text:p>
          </table:table-cell>
          <table:table-cell office:value-type="float" office:value="99.46" calcext:value-type="float">
            <text:p>99.46</text:p>
          </table:table-cell>
          <table:table-cell office:value-type="float" office:value="109.59733581543" calcext:value-type="float">
            <text:p>109.5973358154</text:p>
          </table:table-cell>
          <table:table-cell office:value-type="float" office:value="99.46" calcext:value-type="float">
            <text:p>99.46</text:p>
          </table:table-cell>
          <table:table-cell office:value-type="float" office:value="104.062004089355" calcext:value-type="float">
            <text:p>104.0620040894</text:p>
          </table:table-cell>
          <table:table-cell office:value-type="float" office:value="103.508285522461" calcext:value-type="float">
            <text:p>103.5082855225</text:p>
          </table:table-cell>
          <table:table-cell/>
          <table:table-cell table:formula="of:=([.A418]-[.B418])^2" office:value-type="float" office:value="28.6656748080076" calcext:value-type="float">
            <text:p>28.665674808</text:p>
          </table:table-cell>
          <table:table-cell table:formula="of:=([.E418]-[.F418])^2" office:value-type="float" office:value="16.3886156713669" calcext:value-type="float">
            <text:p>16.3886156714</text:p>
          </table:table-cell>
          <table:table-cell table:formula="of:=([.A418]-([.B418]+[.F418])/2)^2" office:value-type="float" office:value="22.1009007890561" calcext:value-type="float">
            <text:p>22.1009007891</text:p>
          </table:table-cell>
          <table:table-cell table:formula="of:=([.I418]-[.J418])^2" office:value-type="float" office:value="21.1784416384445" calcext:value-type="float">
            <text:p>21.1784416384</text:p>
          </table:table-cell>
          <table:table-cell table:formula="of:=[.M418]-[.N418]" office:value-type="float" office:value="12.2770591366408" calcext:value-type="float">
            <text:p>12.2770591366</text:p>
          </table:table-cell>
          <table:table-cell table:formula="of:=[.M418]-[.P418]" office:value-type="float" office:value="7.48723316956313" calcext:value-type="float">
            <text:p>7.4872331696</text:p>
          </table:table-cell>
          <table:table-cell table:formula="of:=([.A418]-100.04)^2" office:value-type="float" office:value="0.336400000000014" calcext:value-type="float">
            <text:p>0.3364</text:p>
          </table:table-cell>
          <table:table-cell/>
          <table:table-cell table:formula="of:=[.Q418]+[.U417]" office:value-type="float" office:value="1856.28833871709" calcext:value-type="float">
            <text:p>1856.2883387171</text:p>
          </table:table-cell>
        </table:table-row>
        <table:table-row table:style-name="ro1">
          <table:table-cell office:value-type="float" office:value="99.48" calcext:value-type="float">
            <text:p>99.48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9.48" calcext:value-type="float">
            <text:p>99.48</text:p>
          </table:table-cell>
          <table:table-cell office:value-type="float" office:value="95.0622406005859" calcext:value-type="float">
            <text:p>95.0622406006</text:p>
          </table:table-cell>
          <table:table-cell office:value-type="float" office:value="99.48" calcext:value-type="float">
            <text:p>99.48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99.48" calcext:value-type="float">
            <text:p>99.48</text:p>
          </table:table-cell>
          <table:table-cell office:value-type="float" office:value="95.5849761962891" calcext:value-type="float">
            <text:p>95.5849761963</text:p>
          </table:table-cell>
          <table:table-cell office:value-type="float" office:value="99.48" calcext:value-type="float">
            <text:p>99.48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8656311035156" calcext:value-type="float">
            <text:p>93.8656311035</text:p>
          </table:table-cell>
          <table:table-cell/>
          <table:table-cell table:formula="of:=([.A419]-[.B419])^2" office:value-type="float" office:value="24.4474809020498" calcext:value-type="float">
            <text:p>24.447480902</text:p>
          </table:table-cell>
          <table:table-cell table:formula="of:=([.E419]-[.F419])^2" office:value-type="float" office:value="31.5211381058112" calcext:value-type="float">
            <text:p>31.5211381058</text:p>
          </table:table-cell>
          <table:table-cell table:formula="of:=([.A419]-([.B419]+[.F419])/2)^2" office:value-type="float" office:value="27.8721081187159" calcext:value-type="float">
            <text:p>27.8721081187</text:p>
          </table:table-cell>
          <table:table-cell table:formula="of:=([.I419]-[.J419])^2" office:value-type="float" office:value="23.5315561388174" calcext:value-type="float">
            <text:p>23.5315561388</text:p>
          </table:table-cell>
          <table:table-cell table:formula="of:=[.M419]-[.N419]" office:value-type="float" office:value="-7.0736572037614" calcext:value-type="float">
            <text:p>-7.0736572038</text:p>
          </table:table-cell>
          <table:table-cell table:formula="of:=[.M419]-[.P419]" office:value-type="float" office:value="0.915924763232468" calcext:value-type="float">
            <text:p>0.9159247632</text:p>
          </table:table-cell>
          <table:table-cell table:formula="of:=([.A419]-100.04)^2" office:value-type="float" office:value="0.313600000000003" calcext:value-type="float">
            <text:p>0.3136</text:p>
          </table:table-cell>
          <table:table-cell/>
          <table:table-cell table:formula="of:=[.Q419]+[.U418]" office:value-type="float" office:value="1849.21468151332" calcext:value-type="float">
            <text:p>1849.2146815133</text:p>
          </table:table-cell>
        </table:table-row>
        <table:table-row table:style-name="ro1">
          <table:table-cell office:value-type="float" office:value="99.51" calcext:value-type="float">
            <text:p>99.51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99.51" calcext:value-type="float">
            <text:p>99.51</text:p>
          </table:table-cell>
          <table:table-cell office:value-type="float" office:value="100.015022277832" calcext:value-type="float">
            <text:p>100.0150222778</text:p>
          </table:table-cell>
          <table:table-cell office:value-type="float" office:value="99.51" calcext:value-type="float">
            <text:p>99.51</text:p>
          </table:table-cell>
          <table:table-cell office:value-type="float" office:value="102.846092224121" calcext:value-type="float">
            <text:p>102.846092224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7766265869141" calcext:value-type="float">
            <text:p>99.7766265869</text:p>
          </table:table-cell>
          <table:table-cell office:value-type="float" office:value="99.51" calcext:value-type="float">
            <text:p>99.51</text:p>
          </table:table-cell>
          <table:table-cell office:value-type="float" office:value="103.486022949219" calcext:value-type="float">
            <text:p>103.4860229492</text:p>
          </table:table-cell>
          <table:table-cell office:value-type="float" office:value="102.846092224121" calcext:value-type="float">
            <text:p>102.8460922241</text:p>
          </table:table-cell>
          <table:table-cell/>
          <table:table-cell table:formula="of:=([.A420]-[.B420])^2" office:value-type="float" office:value="14.7705011288657" calcext:value-type="float">
            <text:p>14.7705011289</text:p>
          </table:table-cell>
          <table:table-cell table:formula="of:=([.E420]-[.F420])^2" office:value-type="float" office:value="11.1295113278412" calcext:value-type="float">
            <text:p>11.1295113278</text:p>
          </table:table-cell>
          <table:table-cell table:formula="of:=([.A420]-([.B420]+[.F420])/2)^2" office:value-type="float" office:value="12.8857062665541" calcext:value-type="float">
            <text:p>12.8857062666</text:p>
          </table:table-cell>
          <table:table-cell table:formula="of:=([.I420]-[.J420])^2" office:value-type="float" office:value="15.8087584927141" calcext:value-type="float">
            <text:p>15.8087584927</text:p>
          </table:table-cell>
          <table:table-cell table:formula="of:=[.M420]-[.N420]" office:value-type="float" office:value="3.64098980102455" calcext:value-type="float">
            <text:p>3.640989801</text:p>
          </table:table-cell>
          <table:table-cell table:formula="of:=[.M420]-[.P420]" office:value-type="float" office:value="-1.03825736384839" calcext:value-type="float">
            <text:p>-1.0382573638</text:p>
          </table:table-cell>
          <table:table-cell table:formula="of:=([.A420]-100.04)^2" office:value-type="float" office:value="0.280900000000001" calcext:value-type="float">
            <text:p>0.2809</text:p>
          </table:table-cell>
          <table:table-cell/>
          <table:table-cell table:formula="of:=[.Q420]+[.U419]" office:value-type="float" office:value="1852.85567131435" calcext:value-type="float">
            <text:p>1852.8556713144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95.4850158691406" calcext:value-type="float">
            <text:p>95.4850158691</text:p>
          </table:table-cell>
          <table:table-cell office:value-type="float" office:value="99.56" calcext:value-type="float">
            <text:p>99.56</text:p>
          </table:table-cell>
          <table:table-cell office:value-type="float" office:value="94.0253143310547" calcext:value-type="float">
            <text:p>94.0253143311</text:p>
          </table:table-cell>
          <table:table-cell office:value-type="float" office:value="99.56" calcext:value-type="float">
            <text:p>99.56</text:p>
          </table:table-cell>
          <table:table-cell office:value-type="float" office:value="93.4730987548828" calcext:value-type="float">
            <text:p>93.4730987549</text:p>
          </table:table-cell>
          <table:table-cell office:value-type="float" office:value="99.56" calcext:value-type="float">
            <text:p>99.56</text:p>
          </table:table-cell>
          <table:table-cell office:value-type="float" office:value="91.9396286010742" calcext:value-type="float">
            <text:p>91.939628601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9220657348633" calcext:value-type="float">
            <text:p>97.9220657349</text:p>
          </table:table-cell>
          <table:table-cell office:value-type="float" office:value="93.4730987548828" calcext:value-type="float">
            <text:p>93.4730987549</text:p>
          </table:table-cell>
          <table:table-cell/>
          <table:table-cell table:formula="of:=([.A421]-[.B421])^2" office:value-type="float" office:value="16.6054956667558" calcext:value-type="float">
            <text:p>16.6054956668</text:p>
          </table:table-cell>
          <table:table-cell table:formula="of:=([.E421]-[.F421])^2" office:value-type="float" office:value="37.0503667678092" calcext:value-type="float">
            <text:p>37.0503667678</text:p>
          </table:table-cell>
          <table:table-cell table:formula="of:=([.A421]-([.B421]+[.F421])/2)^2" office:value-type="float" office:value="25.8159785986216" calcext:value-type="float">
            <text:p>25.8159785986</text:p>
          </table:table-cell>
          <table:table-cell table:formula="of:=([.I421]-[.J421])^2" office:value-type="float" office:value="2.68282865690897" calcext:value-type="float">
            <text:p>2.6828286569</text:p>
          </table:table-cell>
          <table:table-cell table:formula="of:=[.M421]-[.N421]" office:value-type="float" office:value="-20.4448711010534" calcext:value-type="float">
            <text:p>-20.4448711011</text:p>
          </table:table-cell>
          <table:table-cell table:formula="of:=[.M421]-[.P421]" office:value-type="float" office:value="13.9226670098468" calcext:value-type="float">
            <text:p>13.9226670098</text:p>
          </table:table-cell>
          <table:table-cell table:formula="of:=([.A421]-100.04)^2" office:value-type="float" office:value="0.230400000000004" calcext:value-type="float">
            <text:p>0.2304</text:p>
          </table:table-cell>
          <table:table-cell/>
          <table:table-cell table:formula="of:=[.Q421]+[.U420]" office:value-type="float" office:value="1832.4108002133" calcext:value-type="float">
            <text:p>1832.4108002133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103.125190734863" calcext:value-type="float">
            <text:p>103.1251907349</text:p>
          </table:table-cell>
          <table:table-cell office:value-type="float" office:value="99.56" calcext:value-type="float">
            <text:p>99.56</text:p>
          </table:table-cell>
          <table:table-cell office:value-type="float" office:value="99.1268615722656" calcext:value-type="float">
            <text:p>99.1268615723</text:p>
          </table:table-cell>
          <table:table-cell office:value-type="float" office:value="99.56" calcext:value-type="float">
            <text:p>99.56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99.56" calcext:value-type="float">
            <text:p>99.56</text:p>
          </table:table-cell>
          <table:table-cell office:value-type="float" office:value="101.20482635498" calcext:value-type="float">
            <text:p>101.204826355</text:p>
          </table:table-cell>
          <table:table-cell office:value-type="float" office:value="99.56" calcext:value-type="float">
            <text:p>99.56</text:p>
          </table:table-cell>
          <table:table-cell office:value-type="float" office:value="103.080375671387" calcext:value-type="float">
            <text:p>103.0803756714</text:p>
          </table:table-cell>
          <table:table-cell office:value-type="float" office:value="102.95036315918" calcext:value-type="float">
            <text:p>102.9503631592</text:p>
          </table:table-cell>
          <table:table-cell/>
          <table:table-cell table:formula="of:=([.A422]-[.B422])^2" office:value-type="float" office:value="12.710584975955" calcext:value-type="float">
            <text:p>12.710584976</text:p>
          </table:table-cell>
          <table:table-cell table:formula="of:=([.E422]-[.F422])^2" office:value-type="float" office:value="11.4945623511229" calcext:value-type="float">
            <text:p>11.4945623511</text:p>
          </table:table-cell>
          <table:table-cell table:formula="of:=([.A422]-([.B422]+[.F422])/2)^2" office:value-type="float" office:value="12.0949324932341" calcext:value-type="float">
            <text:p>12.0949324932</text:p>
          </table:table-cell>
          <table:table-cell table:formula="of:=([.I422]-[.J422])^2" office:value-type="float" office:value="12.3930448676915" calcext:value-type="float">
            <text:p>12.3930448677</text:p>
          </table:table-cell>
          <table:table-cell table:formula="of:=[.M422]-[.N422]" office:value-type="float" office:value="1.21602262483211" calcext:value-type="float">
            <text:p>1.2160226248</text:p>
          </table:table-cell>
          <table:table-cell table:formula="of:=[.M422]-[.P422]" office:value-type="float" office:value="0.317540108263493" calcext:value-type="float">
            <text:p>0.3175401083</text:p>
          </table:table-cell>
          <table:table-cell table:formula="of:=([.A422]-100.04)^2" office:value-type="float" office:value="0.230400000000004" calcext:value-type="float">
            <text:p>0.2304</text:p>
          </table:table-cell>
          <table:table-cell/>
          <table:table-cell table:formula="of:=[.Q422]+[.U421]" office:value-type="float" office:value="1833.62682283813" calcext:value-type="float">
            <text:p>1833.6268228381</text:p>
          </table:table-cell>
        </table:table-row>
        <table:table-row table:style-name="ro1">
          <table:table-cell office:value-type="float" office:value="99.63" calcext:value-type="float">
            <text:p>99.63</text:p>
          </table:table-cell>
          <table:table-cell office:value-type="float" office:value="103.464553833008" calcext:value-type="float">
            <text:p>103.464553833</text:p>
          </table:table-cell>
          <table:table-cell office:value-type="float" office:value="99.63" calcext:value-type="float">
            <text:p>99.63</text:p>
          </table:table-cell>
          <table:table-cell office:value-type="float" office:value="103.69841003418" calcext:value-type="float">
            <text:p>103.6984100342</text:p>
          </table:table-cell>
          <table:table-cell office:value-type="float" office:value="99.63" calcext:value-type="float">
            <text:p>99.63</text:p>
          </table:table-cell>
          <table:table-cell office:value-type="float" office:value="101.980018615723" calcext:value-type="float">
            <text:p>101.9800186157</text:p>
          </table:table-cell>
          <table:table-cell office:value-type="float" office:value="99.63" calcext:value-type="float">
            <text:p>99.63</text:p>
          </table:table-cell>
          <table:table-cell office:value-type="float" office:value="101.749412536621" calcext:value-type="float">
            <text:p>101.7494125366</text:p>
          </table:table-cell>
          <table:table-cell office:value-type="float" office:value="99.63" calcext:value-type="float">
            <text:p>99.63</text:p>
          </table:table-cell>
          <table:table-cell office:value-type="float" office:value="103.481010437012" calcext:value-type="float">
            <text:p>103.481010437</text:p>
          </table:table-cell>
          <table:table-cell office:value-type="float" office:value="101.980018615723" calcext:value-type="float">
            <text:p>101.9800186157</text:p>
          </table:table-cell>
          <table:table-cell/>
          <table:table-cell table:formula="of:=([.A423]-[.B423])^2" office:value-type="float" office:value="14.7038030982349" calcext:value-type="float">
            <text:p>14.7038030982</text:p>
          </table:table-cell>
          <table:table-cell table:formula="of:=([.E423]-[.F423])^2" office:value-type="float" office:value="5.52258749424305" calcext:value-type="float">
            <text:p>5.5225874942</text:p>
          </table:table-cell>
          <table:table-cell table:formula="of:=([.A423]-([.B423]+[.F423])/2)^2" office:value-type="float" office:value="9.56223409339903" calcext:value-type="float">
            <text:p>9.5622340934</text:p>
          </table:table-cell>
          <table:table-cell table:formula="of:=([.I423]-[.J423])^2" office:value-type="float" office:value="14.8302813859732" calcext:value-type="float">
            <text:p>14.830281386</text:p>
          </table:table-cell>
          <table:table-cell table:formula="of:=[.M423]-[.N423]" office:value-type="float" office:value="9.18121560399189" calcext:value-type="float">
            <text:p>9.181215604</text:p>
          </table:table-cell>
          <table:table-cell table:formula="of:=[.M423]-[.P423]" office:value-type="float" office:value="-0.126478287738284" calcext:value-type="float">
            <text:p>-0.1264782877</text:p>
          </table:table-cell>
          <table:table-cell table:formula="of:=([.A423]-100.04)^2" office:value-type="float" office:value="0.168100000000009" calcext:value-type="float">
            <text:p>0.1681</text:p>
          </table:table-cell>
          <table:table-cell/>
          <table:table-cell table:formula="of:=[.Q423]+[.U422]" office:value-type="float" office:value="1842.80803844212" calcext:value-type="float">
            <text:p>1842.8080384421</text:p>
          </table:table-cell>
        </table:table-row>
        <table:table-row table:style-name="ro1">
          <table:table-cell office:value-type="float" office:value="99.68" calcext:value-type="float">
            <text:p>99.68</text:p>
          </table:table-cell>
          <table:table-cell office:value-type="float" office:value="103.915771484375" calcext:value-type="float">
            <text:p>103.9157714844</text:p>
          </table:table-cell>
          <table:table-cell office:value-type="float" office:value="99.68" calcext:value-type="float">
            <text:p>99.68</text:p>
          </table:table-cell>
          <table:table-cell office:value-type="float" office:value="103.498153686523" calcext:value-type="float">
            <text:p>103.4981536865</text:p>
          </table:table-cell>
          <table:table-cell office:value-type="float" office:value="99.68" calcext:value-type="float">
            <text:p>99.68</text:p>
          </table:table-cell>
          <table:table-cell office:value-type="float" office:value="102.399841308594" calcext:value-type="float">
            <text:p>102.3998413086</text:p>
          </table:table-cell>
          <table:table-cell office:value-type="float" office:value="99.68" calcext:value-type="float">
            <text:p>99.68</text:p>
          </table:table-cell>
          <table:table-cell office:value-type="float" office:value="105.043563842773" calcext:value-type="float">
            <text:p>105.0435638428</text:p>
          </table:table-cell>
          <table:table-cell office:value-type="float" office:value="99.68" calcext:value-type="float">
            <text:p>99.68</text:p>
          </table:table-cell>
          <table:table-cell office:value-type="float" office:value="106.767402648926" calcext:value-type="float">
            <text:p>106.7674026489</text:p>
          </table:table-cell>
          <table:table-cell office:value-type="float" office:value="102.399841308594" calcext:value-type="float">
            <text:p>102.3998413086</text:p>
          </table:table-cell>
          <table:table-cell/>
          <table:table-cell table:formula="of:=([.A424]-[.B424])^2" office:value-type="float" office:value="17.9417600678443" calcext:value-type="float">
            <text:p>17.9417600678</text:p>
          </table:table-cell>
          <table:table-cell table:formula="of:=([.E424]-[.F424])^2" office:value-type="float" office:value="7.39753674393293" calcext:value-type="float">
            <text:p>7.3975367439</text:p>
          </table:table-cell>
          <table:table-cell table:formula="of:=([.A424]-([.B424]+[.F424])/2)^2" office:value-type="float" office:value="12.0951373314276" calcext:value-type="float">
            <text:p>12.0951373314</text:p>
          </table:table-cell>
          <table:table-cell table:formula="of:=([.I424]-[.J424])^2" office:value-type="float" office:value="50.2312763080001" calcext:value-type="float">
            <text:p>50.231276308</text:p>
          </table:table-cell>
          <table:table-cell table:formula="of:=[.M424]-[.N424]" office:value-type="float" office:value="10.5442233239114" calcext:value-type="float">
            <text:p>10.5442233239</text:p>
          </table:table-cell>
          <table:table-cell table:formula="of:=[.M424]-[.P424]" office:value-type="float" office:value="-32.2895162401557" calcext:value-type="float">
            <text:p>-32.2895162402</text:p>
          </table:table-cell>
          <table:table-cell table:formula="of:=([.A424]-100.04)^2" office:value-type="float" office:value="0.1296" calcext:value-type="float">
            <text:p>0.1296</text:p>
          </table:table-cell>
          <table:table-cell/>
          <table:table-cell table:formula="of:=[.Q424]+[.U423]" office:value-type="float" office:value="1853.35226176603" calcext:value-type="float">
            <text:p>1853.352261766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04.989547729492" calcext:value-type="float">
            <text:p>104.9895477295</text:p>
          </table:table-cell>
          <table:table-cell office:value-type="float" office:value="99.8" calcext:value-type="float">
            <text:p>99.8</text:p>
          </table:table-cell>
          <table:table-cell office:value-type="float" office:value="102.925643920898" calcext:value-type="float">
            <text:p>102.9256439209</text:p>
          </table:table-cell>
          <table:table-cell office:value-type="float" office:value="99.8" calcext:value-type="float">
            <text:p>99.8</text:p>
          </table:table-cell>
          <table:table-cell office:value-type="float" office:value="102.610527038574" calcext:value-type="float">
            <text:p>102.6105270386</text:p>
          </table:table-cell>
          <table:table-cell office:value-type="float" office:value="99.8" calcext:value-type="float">
            <text:p>99.8</text:p>
          </table:table-cell>
          <table:table-cell office:value-type="float" office:value="104.450248718262" calcext:value-type="float">
            <text:p>104.4502487183</text:p>
          </table:table-cell>
          <table:table-cell office:value-type="float" office:value="99.8" calcext:value-type="float">
            <text:p>99.8</text:p>
          </table:table-cell>
          <table:table-cell office:value-type="float" office:value="107.286376953125" calcext:value-type="float">
            <text:p>107.2863769531</text:p>
          </table:table-cell>
          <table:table-cell office:value-type="float" office:value="102.610527038574" calcext:value-type="float">
            <text:p>102.6105270386</text:p>
          </table:table-cell>
          <table:table-cell/>
          <table:table-cell table:formula="of:=([.A425]-[.B425])^2" office:value-type="float" office:value="26.9314056366775" calcext:value-type="float">
            <text:p>26.9314056367</text:p>
          </table:table-cell>
          <table:table-cell table:formula="of:=([.E425]-[.F425])^2" office:value-type="float" office:value="7.89906223455678" calcext:value-type="float">
            <text:p>7.8990622346</text:p>
          </table:table-cell>
          <table:table-cell table:formula="of:=([.A425]-([.B425]+[.F425])/2)^2" office:value-type="float" office:value="16.0002990736632" calcext:value-type="float">
            <text:p>16.0002990737</text:p>
          </table:table-cell>
          <table:table-cell table:formula="of:=([.I425]-[.J425])^2" office:value-type="float" office:value="56.0458398842812" calcext:value-type="float">
            <text:p>56.0458398843</text:p>
          </table:table-cell>
          <table:table-cell table:formula="of:=[.M425]-[.N425]" office:value-type="float" office:value="19.0323434021208" calcext:value-type="float">
            <text:p>19.0323434021</text:p>
          </table:table-cell>
          <table:table-cell table:formula="of:=[.M425]-[.P425]" office:value-type="float" office:value="-29.1144342476036" calcext:value-type="float">
            <text:p>-29.1144342476</text:p>
          </table:table-cell>
          <table:table-cell table:formula="of:=([.A425]-100.04)^2" office:value-type="float" office:value="0.0576000000000044" calcext:value-type="float">
            <text:p>0.0576</text:p>
          </table:table-cell>
          <table:table-cell/>
          <table:table-cell table:formula="of:=[.Q425]+[.U424]" office:value-type="float" office:value="1872.38460516815" calcext:value-type="float">
            <text:p>1872.3846051682</text:p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94.3952484130859" calcext:value-type="float">
            <text:p>94.3952484131</text:p>
          </table:table-cell>
          <table:table-cell office:value-type="float" office:value="99.84" calcext:value-type="float">
            <text:p>99.84</text:p>
          </table:table-cell>
          <table:table-cell office:value-type="float" office:value="96.0094528198242" calcext:value-type="float">
            <text:p>96.0094528198</text:p>
          </table:table-cell>
          <table:table-cell office:value-type="float" office:value="99.84" calcext:value-type="float">
            <text:p>99.84</text:p>
          </table:table-cell>
          <table:table-cell office:value-type="float" office:value="93.0368118286133" calcext:value-type="float">
            <text:p>93.0368118286</text:p>
          </table:table-cell>
          <table:table-cell office:value-type="float" office:value="99.84" calcext:value-type="float">
            <text:p>99.84</text:p>
          </table:table-cell>
          <table:table-cell office:value-type="float" office:value="97.7602844238281" calcext:value-type="float">
            <text:p>97.7602844238</text:p>
          </table:table-cell>
          <table:table-cell office:value-type="float" office:value="99.84" calcext:value-type="float">
            <text:p>99.84</text:p>
          </table:table-cell>
          <table:table-cell office:value-type="float" office:value="94.2170867919922" calcext:value-type="float">
            <text:p>94.217086792</text:p>
          </table:table-cell>
          <table:table-cell office:value-type="float" office:value="93.0368118286133" calcext:value-type="float">
            <text:p>93.0368118286</text:p>
          </table:table-cell>
          <table:table-cell/>
          <table:table-cell table:formula="of:=([.A426]-[.B426])^2" office:value-type="float" office:value="29.6453198432032" calcext:value-type="float">
            <text:p>29.6453198432</text:p>
          </table:table-cell>
          <table:table-cell table:formula="of:=([.E426]-[.F426])^2" office:value-type="float" office:value="46.2833692952962" calcext:value-type="float">
            <text:p>46.2833692953</text:p>
          </table:table-cell>
          <table:table-cell table:formula="of:=([.A426]-([.B426]+[.F426])/2)^2" office:value-type="float" office:value="37.5030070807413" calcext:value-type="float">
            <text:p>37.5030070807</text:p>
          </table:table-cell>
          <table:table-cell table:formula="of:=([.I426]-[.J426])^2" office:value-type="float" office:value="31.6171529447888" calcext:value-type="float">
            <text:p>31.6171529448</text:p>
          </table:table-cell>
          <table:table-cell table:formula="of:=[.M426]-[.N426]" office:value-type="float" office:value="-16.638049452093" calcext:value-type="float">
            <text:p>-16.6380494521</text:p>
          </table:table-cell>
          <table:table-cell table:formula="of:=[.M426]-[.P426]" office:value-type="float" office:value="-1.97183310158551" calcext:value-type="float">
            <text:p>-1.9718331016</text:p>
          </table:table-cell>
          <table:table-cell table:formula="of:=([.A426]-100.04)^2" office:value-type="float" office:value="0.0400000000000011" calcext:value-type="float">
            <text:p>0.04</text:p>
          </table:table-cell>
          <table:table-cell/>
          <table:table-cell table:formula="of:=[.Q426]+[.U425]" office:value-type="float" office:value="1855.74655571606" calcext:value-type="float">
            <text:p>1855.7465557161</text:p>
          </table:table-cell>
        </table:table-row>
        <table:table-row table:style-name="ro1">
          <table:table-cell office:value-type="float" office:value="99.94" calcext:value-type="float">
            <text:p>99.94</text:p>
          </table:table-cell>
          <table:table-cell office:value-type="float" office:value="103.150619506836" calcext:value-type="float">
            <text:p>103.1506195068</text:p>
          </table:table-cell>
          <table:table-cell office:value-type="float" office:value="99.94" calcext:value-type="float">
            <text:p>99.94</text:p>
          </table:table-cell>
          <table:table-cell office:value-type="float" office:value="102.779518127441" calcext:value-type="float">
            <text:p>102.7795181274</text:p>
          </table:table-cell>
          <table:table-cell office:value-type="float" office:value="99.94" calcext:value-type="float">
            <text:p>99.94</text:p>
          </table:table-cell>
          <table:table-cell office:value-type="float" office:value="102.921752929688" calcext:value-type="float">
            <text:p>102.9217529297</text:p>
          </table:table-cell>
          <table:table-cell office:value-type="float" office:value="99.94" calcext:value-type="float">
            <text:p>99.94</text:p>
          </table:table-cell>
          <table:table-cell office:value-type="float" office:value="101.627311706543" calcext:value-type="float">
            <text:p>101.6273117065</text:p>
          </table:table-cell>
          <table:table-cell office:value-type="float" office:value="99.94" calcext:value-type="float">
            <text:p>99.94</text:p>
          </table:table-cell>
          <table:table-cell office:value-type="float" office:value="103.298156738281" calcext:value-type="float">
            <text:p>103.2981567383</text:p>
          </table:table-cell>
          <table:table-cell office:value-type="float" office:value="102.921752929688" calcext:value-type="float">
            <text:p>102.9217529297</text:p>
          </table:table-cell>
          <table:table-cell/>
          <table:table-cell table:formula="of:=([.A427]-[.B427])^2" office:value-type="float" office:value="10.3080776176755" calcext:value-type="float">
            <text:p>10.3080776177</text:p>
          </table:table-cell>
          <table:table-cell table:formula="of:=([.E427]-[.F427])^2" office:value-type="float" office:value="8.8908505337" calcext:value-type="float">
            <text:p>8.8908505337</text:p>
          </table:table-cell>
          <table:table-cell table:formula="of:=([.A427]-([.B427]+[.F427])/2)^2" office:value-type="float" office:value="9.58636909815382" calcext:value-type="float">
            <text:p>9.5863690982</text:p>
          </table:table-cell>
          <table:table-cell table:formula="of:=([.I427]-[.J427])^2" office:value-type="float" office:value="11.2772166788638" calcext:value-type="float">
            <text:p>11.2772166789</text:p>
          </table:table-cell>
          <table:table-cell table:formula="of:=[.M427]-[.N427]" office:value-type="float" office:value="1.41722708397545" calcext:value-type="float">
            <text:p>1.417227084</text:p>
          </table:table-cell>
          <table:table-cell table:formula="of:=[.M427]-[.P427]" office:value-type="float" office:value="-0.969139061188326" calcext:value-type="float">
            <text:p>-0.9691390612</text:p>
          </table:table-cell>
          <table:table-cell table:formula="of:=([.A427]-100.04)^2" office:value-type="float" office:value="0.0100000000000017" calcext:value-type="float">
            <text:p>0.01</text:p>
          </table:table-cell>
          <table:table-cell/>
          <table:table-cell table:formula="of:=[.Q427]+[.U426]" office:value-type="float" office:value="1857.16378280003" calcext:value-type="float">
            <text:p>1857.1637828</text:p>
          </table:table-cell>
        </table:table-row>
        <table:table-row table:style-name="ro1">
          <table:table-cell office:value-type="float" office:value="99.98" calcext:value-type="float">
            <text:p>99.98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9.98" calcext:value-type="float">
            <text:p>99.98</text:p>
          </table:table-cell>
          <table:table-cell office:value-type="float" office:value="93.0053405761719" calcext:value-type="float">
            <text:p>93.0053405762</text:p>
          </table:table-cell>
          <table:table-cell office:value-type="float" office:value="99.98" calcext:value-type="float">
            <text:p>99.98</text:p>
          </table:table-cell>
          <table:table-cell office:value-type="float" office:value="93.8943786621094" calcext:value-type="float">
            <text:p>93.8943786621</text:p>
          </table:table-cell>
          <table:table-cell office:value-type="float" office:value="99.98" calcext:value-type="float">
            <text:p>99.98</text:p>
          </table:table-cell>
          <table:table-cell office:value-type="float" office:value="92.0727615356445" calcext:value-type="float">
            <text:p>92.0727615356</text:p>
          </table:table-cell>
          <table:table-cell office:value-type="float" office:value="99.98" calcext:value-type="float">
            <text:p>99.98</text:p>
          </table:table-cell>
          <table:table-cell office:value-type="float" office:value="93.5483932495117" calcext:value-type="float">
            <text:p>93.5483932495</text:p>
          </table:table-cell>
          <table:table-cell office:value-type="float" office:value="93.8943786621094" calcext:value-type="float">
            <text:p>93.8943786621</text:p>
          </table:table-cell>
          <table:table-cell/>
          <table:table-cell table:formula="of:=([.A428]-[.B428])^2" office:value-type="float" office:value="38.3368708988951" calcext:value-type="float">
            <text:p>38.3368708989</text:p>
          </table:table-cell>
          <table:table-cell table:formula="of:=([.E428]-[.F428])^2" office:value-type="float" office:value="37.0347870681897" calcext:value-type="float">
            <text:p>37.0347870682</text:p>
          </table:table-cell>
          <table:table-cell table:formula="of:=([.A428]-([.B428]+[.F428])/2)^2" office:value-type="float" office:value="37.6830170034434" calcext:value-type="float">
            <text:p>37.6830170034</text:p>
          </table:table-cell>
          <table:table-cell table:formula="of:=([.I428]-[.J428])^2" office:value-type="float" office:value="41.3655653929265" calcext:value-type="float">
            <text:p>41.3655653929</text:p>
          </table:table-cell>
          <table:table-cell table:formula="of:=[.M428]-[.N428]" office:value-type="float" office:value="1.30208383070538" calcext:value-type="float">
            <text:p>1.3020838307</text:p>
          </table:table-cell>
          <table:table-cell table:formula="of:=[.M428]-[.P428]" office:value-type="float" office:value="-3.02869449403137" calcext:value-type="float">
            <text:p>-3.028694494</text:p>
          </table:table-cell>
          <table:table-cell table:formula="of:=([.A428]-100.04)^2" office:value-type="float" office:value="0.00360000000000027" calcext:value-type="float">
            <text:p>0.0036</text:p>
          </table:table-cell>
          <table:table-cell/>
          <table:table-cell table:formula="of:=[.Q428]+[.U427]" office:value-type="float" office:value="1858.46586663074" calcext:value-type="float">
            <text:p>1858.4658666307</text:p>
          </table:table-cell>
        </table:table-row>
        <table:table-row table:style-name="ro1">
          <table:table-cell office:value-type="float" office:value="100.01" calcext:value-type="float">
            <text:p>100.01</text:p>
          </table:table-cell>
          <table:table-cell office:value-type="float" office:value="102.267738342285" calcext:value-type="float">
            <text:p>102.2677383423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3.96378326416" calcext:value-type="float">
            <text:p>103.9637832642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.53784942627" calcext:value-type="float">
            <text:p>102.5378494263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.385726928711" calcext:value-type="float">
            <text:p>102.3857269287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.845100402832" calcext:value-type="float">
            <text:p>102.8451004028</text:p>
          </table:table-cell>
          <table:table-cell office:value-type="float" office:value="102.53784942627" calcext:value-type="float">
            <text:p>102.5378494263</text:p>
          </table:table-cell>
          <table:table-cell/>
          <table:table-cell table:formula="of:=([.A429]-[.B429])^2" office:value-type="float" office:value="5.0973824222245" calcext:value-type="float">
            <text:p>5.0973824222</text:p>
          </table:table-cell>
          <table:table-cell table:formula="of:=([.E429]-[.F429])^2" office:value-type="float" office:value="6.39002272189117" calcext:value-type="float">
            <text:p>6.3900227219</text:p>
          </table:table-cell>
          <table:table-cell table:formula="of:=([.A429]-([.B429]+[.F429])/2)^2" office:value-type="float" office:value="5.72546257263503" calcext:value-type="float">
            <text:p>5.7254625726</text:p>
          </table:table-cell>
          <table:table-cell table:formula="of:=([.I429]-[.J429])^2" office:value-type="float" office:value="8.03779429413832" calcext:value-type="float">
            <text:p>8.0377942941</text:p>
          </table:table-cell>
          <table:table-cell table:formula="of:=[.M429]-[.N429]" office:value-type="float" office:value="-1.29264029966667" calcext:value-type="float">
            <text:p>-1.2926402997</text:p>
          </table:table-cell>
          <table:table-cell table:formula="of:=[.M429]-[.P429]" office:value-type="float" office:value="-2.94041187191382" calcext:value-type="float">
            <text:p>-2.9404118719</text:p>
          </table:table-cell>
          <table:table-cell table:formula="of:=([.A429]-100.04)^2" office:value-type="float" office:value="0.000900000000000068" calcext:value-type="float">
            <text:p>0.0009</text:p>
          </table:table-cell>
          <table:table-cell/>
          <table:table-cell table:formula="of:=[.Q429]+[.U428]" office:value-type="float" office:value="1857.17322633107" calcext:value-type="float">
            <text:p>1857.1732263311</text:p>
          </table:table-cell>
        </table:table-row>
        <table:table-row table:style-name="ro1">
          <table:table-cell office:value-type="float" office:value="100.05" calcext:value-type="float">
            <text:p>100.05</text:p>
          </table:table-cell>
          <table:table-cell office:value-type="float" office:value="105.227317810059" calcext:value-type="float">
            <text:p>105.2273178101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3.284622192383" calcext:value-type="float">
            <text:p>103.2846221924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5.709838867188" calcext:value-type="float">
            <text:p>105.7098388672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3.169929504395" calcext:value-type="float">
            <text:p>103.1699295044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4.39232635498" calcext:value-type="float">
            <text:p>104.392326355</text:p>
          </table:table-cell>
          <table:table-cell office:value-type="float" office:value="105.709838867188" calcext:value-type="float">
            <text:p>105.7098388672</text:p>
          </table:table-cell>
          <table:table-cell/>
          <table:table-cell table:formula="of:=([.A430]-[.B430])^2" office:value-type="float" office:value="26.8046197063499" calcext:value-type="float">
            <text:p>26.8046197064</text:p>
          </table:table-cell>
          <table:table-cell table:formula="of:=([.E430]-[.F430])^2" office:value-type="float" office:value="32.0337760025263" calcext:value-type="float">
            <text:p>32.0337760025</text:p>
          </table:table-cell>
          <table:table-cell table:formula="of:=([.A430]-([.B430]+[.F430])/2)^2" office:value-type="float" office:value="29.3609912117949" calcext:value-type="float">
            <text:p>29.3609912118</text:p>
          </table:table-cell>
          <table:table-cell table:formula="of:=([.I430]-[.J430])^2" office:value-type="float" office:value="18.855798173158" calcext:value-type="float">
            <text:p>18.8557981732</text:p>
          </table:table-cell>
          <table:table-cell table:formula="of:=[.M430]-[.N430]" office:value-type="float" office:value="-5.22915629617637" calcext:value-type="float">
            <text:p>-5.2291562962</text:p>
          </table:table-cell>
          <table:table-cell table:formula="of:=[.M430]-[.P430]" office:value-type="float" office:value="7.94882153319195" calcext:value-type="float">
            <text:p>7.9488215332</text:p>
          </table:table-cell>
          <table:table-cell table:formula="of:=([.A430]-100.04)^2" office:value-type="float" office:value="0.0000999999999998181" calcext:value-type="float">
            <text:p>0.0001</text:p>
          </table:table-cell>
          <table:table-cell/>
          <table:table-cell table:formula="of:=[.Q430]+[.U429]" office:value-type="float" office:value="1851.9440700349" calcext:value-type="float">
            <text:p>1851.9440700349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02.610740661621" calcext:value-type="float">
            <text:p>102.6107406616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399429321289" calcext:value-type="float">
            <text:p>103.3994293213</text:p>
          </table:table-cell>
          <table:table-cell office:value-type="float" office:value="100.1" calcext:value-type="float">
            <text:p>100.1</text:p>
          </table:table-cell>
          <table:table-cell office:value-type="float" office:value="102.854339599609" calcext:value-type="float">
            <text:p>102.8543395996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041732788086" calcext:value-type="float">
            <text:p>101.0417327881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009101867676" calcext:value-type="float">
            <text:p>103.0091018677</text:p>
          </table:table-cell>
          <table:table-cell office:value-type="float" office:value="102.854339599609" calcext:value-type="float">
            <text:p>102.8543395996</text:p>
          </table:table-cell>
          <table:table-cell/>
          <table:table-cell table:formula="of:=([.A431]-[.B431])^2" office:value-type="float" office:value="6.30381866991756" calcext:value-type="float">
            <text:p>6.3038186699</text:p>
          </table:table-cell>
          <table:table-cell table:formula="of:=([.E431]-[.F431])^2" office:value-type="float" office:value="7.58638662997636" calcext:value-type="float">
            <text:p>7.58638663</text:p>
          </table:table-cell>
          <table:table-cell table:formula="of:=([.A431]-([.B431]+[.F431])/2)^2" office:value-type="float" office:value="6.93026753929971" calcext:value-type="float">
            <text:p>6.9302675393</text:p>
          </table:table-cell>
          <table:table-cell table:formula="of:=([.I431]-[.J431])^2" office:value-type="float" office:value="8.46287367651475" calcext:value-type="float">
            <text:p>8.4628736765</text:p>
          </table:table-cell>
          <table:table-cell table:formula="of:=[.M431]-[.N431]" office:value-type="float" office:value="-1.28256796005881" calcext:value-type="float">
            <text:p>-1.2825679601</text:p>
          </table:table-cell>
          <table:table-cell table:formula="of:=[.M431]-[.P431]" office:value-type="float" office:value="-2.1590550065972" calcext:value-type="float">
            <text:p>-2.1590550066</text:p>
          </table:table-cell>
          <table:table-cell table:formula="of:=([.A431]-100.04)^2" office:value-type="float" office:value="0.00359999999999857" calcext:value-type="float">
            <text:p>0.0036</text:p>
          </table:table-cell>
          <table:table-cell/>
          <table:table-cell table:formula="of:=[.Q431]+[.U430]" office:value-type="float" office:value="1850.66150207484" calcext:value-type="float">
            <text:p>1850.6615020748</text:p>
          </table:table-cell>
        </table:table-row>
        <table:table-row table:style-name="ro1">
          <table:table-cell office:value-type="float" office:value="100.12" calcext:value-type="float">
            <text:p>100.12</text:p>
          </table:table-cell>
          <table:table-cell office:value-type="float" office:value="93.0225830078125" calcext:value-type="float">
            <text:p>93.0225830078</text:p>
          </table:table-cell>
          <table:table-cell office:value-type="float" office:value="100.12" calcext:value-type="float">
            <text:p>100.12</text:p>
          </table:table-cell>
          <table:table-cell office:value-type="float" office:value="94.3134841918945" calcext:value-type="float">
            <text:p>94.3134841919</text:p>
          </table:table-cell>
          <table:table-cell office:value-type="float" office:value="100.12" calcext:value-type="float">
            <text:p>100.12</text:p>
          </table:table-cell>
          <table:table-cell office:value-type="float" office:value="93.2077331542969" calcext:value-type="float">
            <text:p>93.2077331543</text:p>
          </table:table-cell>
          <table:table-cell office:value-type="float" office:value="100.12" calcext:value-type="float">
            <text:p>100.12</text:p>
          </table:table-cell>
          <table:table-cell office:value-type="float" office:value="92.4561614990234" calcext:value-type="float">
            <text:p>92.456161499</text:p>
          </table:table-cell>
          <table:table-cell office:value-type="float" office:value="100.12" calcext:value-type="float">
            <text:p>100.12</text:p>
          </table:table-cell>
          <table:table-cell office:value-type="float" office:value="92.8838043212891" calcext:value-type="float">
            <text:p>92.8838043213</text:p>
          </table:table-cell>
          <table:table-cell office:value-type="float" office:value="93.2077331542969" calcext:value-type="float">
            <text:p>93.2077331543</text:p>
          </table:table-cell>
          <table:table-cell/>
          <table:table-cell table:formula="of:=([.A432]-[.B432])^2" office:value-type="float" office:value="50.3733279609919" calcext:value-type="float">
            <text:p>50.373327961</text:p>
          </table:table-cell>
          <table:table-cell table:formula="of:=([.E432]-[.F432])^2" office:value-type="float" office:value="47.7794329462067" calcext:value-type="float">
            <text:p>47.7794329462</text:p>
          </table:table-cell>
          <table:table-cell table:formula="of:=([.A432]-([.B432]+[.F432])/2)^2" office:value-type="float" office:value="49.0678103094135" calcext:value-type="float">
            <text:p>49.0678103094</text:p>
          </table:table-cell>
          <table:table-cell table:formula="of:=([.I432]-[.J432])^2" office:value-type="float" office:value="52.3625279005949" calcext:value-type="float">
            <text:p>52.3625279006</text:p>
          </table:table-cell>
          <table:table-cell table:formula="of:=[.M432]-[.N432]" office:value-type="float" office:value="2.59389501478523" calcext:value-type="float">
            <text:p>2.5938950148</text:p>
          </table:table-cell>
          <table:table-cell table:formula="of:=[.M432]-[.P432]" office:value-type="float" office:value="-1.98919993960299" calcext:value-type="float">
            <text:p>-1.9891999396</text:p>
          </table:table-cell>
          <table:table-cell table:formula="of:=([.A432]-100.04)^2" office:value-type="float" office:value="0.00639999999999973" calcext:value-type="float">
            <text:p>0.0064</text:p>
          </table:table-cell>
          <table:table-cell/>
          <table:table-cell table:formula="of:=[.Q432]+[.U431]" office:value-type="float" office:value="1853.25539708962" calcext:value-type="float">
            <text:p>1853.2553970896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104.150276184082" calcext:value-type="float">
            <text:p>104.1502761841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4.979309082031" calcext:value-type="float">
            <text:p>104.979309082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3.124229431152" calcext:value-type="float">
            <text:p>103.1242294312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4.930442810059" calcext:value-type="float">
            <text:p>104.9304428101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4.115653991699" calcext:value-type="float">
            <text:p>104.1156539917</text:p>
          </table:table-cell>
          <table:table-cell office:value-type="float" office:value="103.124229431152" calcext:value-type="float">
            <text:p>103.1242294312</text:p>
          </table:table-cell>
          <table:table-cell/>
          <table:table-cell table:formula="of:=([.A433]-[.B433])^2" office:value-type="float" office:value="15.2902598357992" calcext:value-type="float">
            <text:p>15.2902598358</text:p>
          </table:table-cell>
          <table:table-cell table:formula="of:=([.E433]-[.F433])^2" office:value-type="float" office:value="8.3187794115254" calcext:value-type="float">
            <text:p>8.3187794115</text:p>
          </table:table-cell>
          <table:table-cell table:formula="of:=([.A433]-([.B433]+[.F433])/2)^2" office:value-type="float" office:value="11.5413266388629" calcext:value-type="float">
            <text:p>11.5413266389</text:p>
          </table:table-cell>
          <table:table-cell table:formula="of:=([.I433]-[.J433])^2" office:value-type="float" office:value="15.0206938633741" calcext:value-type="float">
            <text:p>15.0206938634</text:p>
          </table:table-cell>
          <table:table-cell table:formula="of:=[.M433]-[.N433]" office:value-type="float" office:value="6.97148042427377" calcext:value-type="float">
            <text:p>6.9714804243</text:p>
          </table:table-cell>
          <table:table-cell table:formula="of:=[.M433]-[.P433]" office:value-type="float" office:value="0.269565972425044" calcext:value-type="float">
            <text:p>0.2695659724</text:p>
          </table:table-cell>
          <table:table-cell table:formula="of:=([.A433]-100.04)^2" office:value-type="float" office:value="0.0399999999999955" calcext:value-type="float">
            <text:p>0.04</text:p>
          </table:table-cell>
          <table:table-cell/>
          <table:table-cell table:formula="of:=[.Q433]+[.U432]" office:value-type="float" office:value="1860.2268775139" calcext:value-type="float">
            <text:p>1860.2268775139</text:p>
          </table:table-cell>
        </table:table-row>
        <table:table-row table:style-name="ro1">
          <table:table-cell office:value-type="float" office:value="100.35" calcext:value-type="float">
            <text:p>100.35</text:p>
          </table:table-cell>
          <table:table-cell office:value-type="float" office:value="104.673667907715" calcext:value-type="float">
            <text:p>104.6736679077</text:p>
          </table:table-cell>
          <table:table-cell office:value-type="float" office:value="100.35" calcext:value-type="float">
            <text:p>100.35</text:p>
          </table:table-cell>
          <table:table-cell office:value-type="float" office:value="104.639373779297" calcext:value-type="float">
            <text:p>104.6393737793</text:p>
          </table:table-cell>
          <table:table-cell office:value-type="float" office:value="100.35" calcext:value-type="float">
            <text:p>100.35</text:p>
          </table:table-cell>
          <table:table-cell office:value-type="float" office:value="102.429557800293" calcext:value-type="float">
            <text:p>102.4295578003</text:p>
          </table:table-cell>
          <table:table-cell office:value-type="float" office:value="100.35" calcext:value-type="float">
            <text:p>100.35</text:p>
          </table:table-cell>
          <table:table-cell office:value-type="float" office:value="104.674308776855" calcext:value-type="float">
            <text:p>104.6743087769</text:p>
          </table:table-cell>
          <table:table-cell office:value-type="float" office:value="100.35" calcext:value-type="float">
            <text:p>100.35</text:p>
          </table:table-cell>
          <table:table-cell office:value-type="float" office:value="104.019729614258" calcext:value-type="float">
            <text:p>104.0197296143</text:p>
          </table:table-cell>
          <table:table-cell office:value-type="float" office:value="102.429557800293" calcext:value-type="float">
            <text:p>102.4295578003</text:p>
          </table:table-cell>
          <table:table-cell/>
          <table:table-cell table:formula="of:=([.A434]-[.B434])^2" office:value-type="float" office:value="18.6941041762033" calcext:value-type="float">
            <text:p>18.6941041762</text:p>
          </table:table-cell>
          <table:table-cell table:formula="of:=([.E434]-[.F434])^2" office:value-type="float" office:value="4.32456064475935" calcext:value-type="float">
            <text:p>4.3245606448</text:p>
          </table:table-cell>
          <table:table-cell table:formula="of:=([.A434]-([.B434]+[.F434])/2)^2" office:value-type="float" office:value="10.2503248669231" calcext:value-type="float">
            <text:p>10.2503248669</text:p>
          </table:table-cell>
          <table:table-cell table:formula="of:=([.I434]-[.J434])^2" office:value-type="float" office:value="13.4669154417608" calcext:value-type="float">
            <text:p>13.4669154418</text:p>
          </table:table-cell>
          <table:table-cell table:formula="of:=[.M434]-[.N434]" office:value-type="float" office:value="14.369543531444" calcext:value-type="float">
            <text:p>14.3695435314</text:p>
          </table:table-cell>
          <table:table-cell table:formula="of:=[.M434]-[.P434]" office:value-type="float" office:value="5.22718873444247" calcext:value-type="float">
            <text:p>5.2271887344</text:p>
          </table:table-cell>
          <table:table-cell table:formula="of:=([.A434]-100.04)^2" office:value-type="float" office:value="0.0960999999999926" calcext:value-type="float">
            <text:p>0.0961</text:p>
          </table:table-cell>
          <table:table-cell/>
          <table:table-cell table:formula="of:=[.Q434]+[.U433]" office:value-type="float" office:value="1874.59642104534" calcext:value-type="float">
            <text:p>1874.5964210453</text:p>
          </table:table-cell>
        </table:table-row>
        <table:table-row table:style-name="ro1">
          <table:table-cell office:value-type="float" office:value="100.37" calcext:value-type="float">
            <text:p>100.37</text:p>
          </table:table-cell>
          <table:table-cell office:value-type="float" office:value="101.779853820801" calcext:value-type="float">
            <text:p>101.7798538208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4.17359161377" calcext:value-type="float">
            <text:p>104.1735916138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1.289581298828" calcext:value-type="float">
            <text:p>101.2895812988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5.483879089355" calcext:value-type="float">
            <text:p>105.4838790894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2.167083740234" calcext:value-type="float">
            <text:p>102.1670837402</text:p>
          </table:table-cell>
          <table:table-cell office:value-type="float" office:value="101.289581298828" calcext:value-type="float">
            <text:p>101.2895812988</text:p>
          </table:table-cell>
          <table:table-cell/>
          <table:table-cell table:formula="of:=([.A435]-[.B435])^2" office:value-type="float" office:value="1.98768779602655" calcext:value-type="float">
            <text:p>1.987687796</text:p>
          </table:table-cell>
          <table:table-cell table:formula="of:=([.E435]-[.F435])^2" office:value-type="float" office:value="0.845629765154413" calcext:value-type="float">
            <text:p>0.8456297652</text:p>
          </table:table-cell>
          <table:table-cell table:formula="of:=([.A435]-([.B435]+[.F435])/2)^2" office:value-type="float" office:value="1.35656699414012" calcext:value-type="float">
            <text:p>1.3565669941</text:p>
          </table:table-cell>
          <table:table-cell table:formula="of:=([.I435]-[.J435])^2" office:value-type="float" office:value="3.22950996941475" calcext:value-type="float">
            <text:p>3.2295099694</text:p>
          </table:table-cell>
          <table:table-cell table:formula="of:=[.M435]-[.N435]" office:value-type="float" office:value="1.14205803087214" calcext:value-type="float">
            <text:p>1.1420580309</text:p>
          </table:table-cell>
          <table:table-cell table:formula="of:=[.M435]-[.P435]" office:value-type="float" office:value="-1.24182217338821" calcext:value-type="float">
            <text:p>-1.2418221734</text:p>
          </table:table-cell>
          <table:table-cell table:formula="of:=([.A435]-100.04)^2" office:value-type="float" office:value="0.108899999999999" calcext:value-type="float">
            <text:p>0.1089</text:p>
          </table:table-cell>
          <table:table-cell/>
          <table:table-cell table:formula="of:=[.Q435]+[.U434]" office:value-type="float" office:value="1875.73847907621" calcext:value-type="float">
            <text:p>1875.7384790762</text:p>
          </table:table-cell>
        </table:table-row>
        <table:table-row table:style-name="ro1">
          <table:table-cell office:value-type="float" office:value="100.57" calcext:value-type="float">
            <text:p>100.57</text:p>
          </table:table-cell>
          <table:table-cell office:value-type="float" office:value="94.9276351928711" calcext:value-type="float">
            <text:p>94.9276351929</text:p>
          </table:table-cell>
          <table:table-cell office:value-type="float" office:value="100.57" calcext:value-type="float">
            <text:p>100.57</text:p>
          </table:table-cell>
          <table:table-cell office:value-type="float" office:value="98.7628784179688" calcext:value-type="float">
            <text:p>98.762878418</text:p>
          </table:table-cell>
          <table:table-cell office:value-type="float" office:value="100.57" calcext:value-type="float">
            <text:p>100.57</text:p>
          </table:table-cell>
          <table:table-cell office:value-type="float" office:value="94.0830154418945" calcext:value-type="float">
            <text:p>94.0830154419</text:p>
          </table:table-cell>
          <table:table-cell office:value-type="float" office:value="100.57" calcext:value-type="float">
            <text:p>100.57</text:p>
          </table:table-cell>
          <table:table-cell office:value-type="float" office:value="94.5416717529297" calcext:value-type="float">
            <text:p>94.5416717529</text:p>
          </table:table-cell>
          <table:table-cell office:value-type="float" office:value="100.57" calcext:value-type="float">
            <text:p>100.57</text:p>
          </table:table-cell>
          <table:table-cell office:value-type="float" office:value="94.9780960083008" calcext:value-type="float">
            <text:p>94.9780960083</text:p>
          </table:table-cell>
          <table:table-cell office:value-type="float" office:value="94.0830154418945" calcext:value-type="float">
            <text:p>94.0830154419</text:p>
          </table:table-cell>
          <table:table-cell/>
          <table:table-cell table:formula="of:=([.A436]-[.B436])^2" office:value-type="float" office:value="31.8362806167267" calcext:value-type="float">
            <text:p>31.8362806167</text:p>
          </table:table-cell>
          <table:table-cell table:formula="of:=([.E436]-[.F436])^2" office:value-type="float" office:value="42.0809686570987" calcext:value-type="float">
            <text:p>42.0809686571</text:p>
          </table:table-cell>
          <table:table-cell table:formula="of:=([.A436]-([.B436]+[.F436])/2)^2" office:value-type="float" office:value="36.7802790059778" calcext:value-type="float">
            <text:p>36.780279006</text:p>
          </table:table-cell>
          <table:table-cell table:formula="of:=([.I436]-[.J436])^2" office:value-type="float" office:value="31.2693902523816" calcext:value-type="float">
            <text:p>31.2693902524</text:p>
          </table:table-cell>
          <table:table-cell table:formula="of:=[.M436]-[.N436]" office:value-type="float" office:value="-10.244688040372" calcext:value-type="float">
            <text:p>-10.2446880404</text:p>
          </table:table-cell>
          <table:table-cell table:formula="of:=[.M436]-[.P436]" office:value-type="float" office:value="0.566890364345163" calcext:value-type="float">
            <text:p>0.5668903643</text:p>
          </table:table-cell>
          <table:table-cell table:formula="of:=([.A436]-100.04)^2" office:value-type="float" office:value="0.280899999999986" calcext:value-type="float">
            <text:p>0.2809</text:p>
          </table:table-cell>
          <table:table-cell/>
          <table:table-cell table:formula="of:=[.Q436]+[.U435]" office:value-type="float" office:value="1865.49379103584" calcext:value-type="float">
            <text:p>1865.4937910359</text:p>
          </table:table-cell>
        </table:table-row>
        <table:table-row table:style-name="ro1">
          <table:table-cell office:value-type="float" office:value="100.59" calcext:value-type="float">
            <text:p>100.59</text:p>
          </table:table-cell>
          <table:table-cell office:value-type="float" office:value="102.17748260498" calcext:value-type="float">
            <text:p>102.177482605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1.227493286133" calcext:value-type="float">
            <text:p>101.2274932861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2.855194091797" calcext:value-type="float">
            <text:p>102.8551940918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1.636817932129" calcext:value-type="float">
            <text:p>101.6368179321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2.542007446289" calcext:value-type="float">
            <text:p>102.5420074463</text:p>
          </table:table-cell>
          <table:table-cell office:value-type="float" office:value="102.855194091797" calcext:value-type="float">
            <text:p>102.8551940918</text:p>
          </table:table-cell>
          <table:table-cell/>
          <table:table-cell table:formula="of:=([.A437]-[.B437])^2" office:value-type="float" office:value="2.52010102111556" calcext:value-type="float">
            <text:p>2.5201010211</text:p>
          </table:table-cell>
          <table:table-cell table:formula="of:=([.E437]-[.F437])^2" office:value-type="float" office:value="5.13110427351145" calcext:value-type="float">
            <text:p>5.1311042735</text:p>
          </table:table-cell>
          <table:table-cell table:formula="of:=([.A437]-([.B437]+[.F437])/2)^2" office:value-type="float" office:value="3.71077943247278" calcext:value-type="float">
            <text:p>3.7107794325</text:p>
          </table:table-cell>
          <table:table-cell table:formula="of:=([.I437]-[.J437])^2" office:value-type="float" office:value="3.81033307036793" calcext:value-type="float">
            <text:p>3.8103330704</text:p>
          </table:table-cell>
          <table:table-cell table:formula="of:=[.M437]-[.N437]" office:value-type="float" office:value="-2.61100325239589" calcext:value-type="float">
            <text:p>-2.6110032524</text:p>
          </table:table-cell>
          <table:table-cell table:formula="of:=[.M437]-[.P437]" office:value-type="float" office:value="-1.29023204925237" calcext:value-type="float">
            <text:p>-1.2902320493</text:p>
          </table:table-cell>
          <table:table-cell table:formula="of:=([.A437]-100.04)^2" office:value-type="float" office:value="0.302499999999997" calcext:value-type="float">
            <text:p>0.3025</text:p>
          </table:table-cell>
          <table:table-cell/>
          <table:table-cell table:formula="of:=[.Q437]+[.U436]" office:value-type="float" office:value="1862.88278778345" calcext:value-type="float">
            <text:p>1862.8827877835</text:p>
          </table:table-cell>
        </table:table-row>
        <table:table-row table:style-name="ro1">
          <table:table-cell office:value-type="float" office:value="100.77" calcext:value-type="float">
            <text:p>100.77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2.707229614258" calcext:value-type="float">
            <text:p>102.7072296143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2.391967773438" calcext:value-type="float">
            <text:p>102.3919677734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1.999183654785" calcext:value-type="float">
            <text:p>101.9991836548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3.594909667969" calcext:value-type="float">
            <text:p>103.594909668</text:p>
          </table:table-cell>
          <table:table-cell office:value-type="float" office:value="102.391967773438" calcext:value-type="float">
            <text:p>102.3919677734</text:p>
          </table:table-cell>
          <table:table-cell/>
          <table:table-cell table:formula="of:=([.A438]-[.B438])^2" office:value-type="float" office:value="7.8987689022437" calcext:value-type="float">
            <text:p>7.8987689022</text:p>
          </table:table-cell>
          <table:table-cell table:formula="of:=([.E438]-[.F438])^2" office:value-type="float" office:value="2.63077945806981" calcext:value-type="float">
            <text:p>2.6307794581</text:p>
          </table:table-cell>
          <table:table-cell table:formula="of:=([.A438]-([.B438]+[.F438])/2)^2" office:value-type="float" office:value="4.9116369103078" calcext:value-type="float">
            <text:p>4.9116369103</text:p>
          </table:table-cell>
          <table:table-cell table:formula="of:=([.I438]-[.J438])^2" office:value-type="float" office:value="7.98011463218334" calcext:value-type="float">
            <text:p>7.9801146322</text:p>
          </table:table-cell>
          <table:table-cell table:formula="of:=[.M438]-[.N438]" office:value-type="float" office:value="5.26798944417388" calcext:value-type="float">
            <text:p>5.2679894442</text:p>
          </table:table-cell>
          <table:table-cell table:formula="of:=[.M438]-[.P438]" office:value-type="float" office:value="-0.0813457299396401" calcext:value-type="float">
            <text:p>-0.0813457299</text:p>
          </table:table-cell>
          <table:table-cell table:formula="of:=([.A438]-100.04)^2" office:value-type="float" office:value="0.532899999999985" calcext:value-type="float">
            <text:p>0.5329</text:p>
          </table:table-cell>
          <table:table-cell/>
          <table:table-cell table:formula="of:=[.Q438]+[.U437]" office:value-type="float" office:value="1868.15077722762" calcext:value-type="float">
            <text:p>1868.1507772276</text:p>
          </table:table-cell>
        </table:table-row>
        <table:table-row table:style-name="ro1">
          <table:table-cell office:value-type="float" office:value="100.77" calcext:value-type="float">
            <text:p>100.77</text:p>
          </table:table-cell>
          <table:table-cell office:value-type="float" office:value="106.425674438477" calcext:value-type="float">
            <text:p>106.4256744385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5.256172180176" calcext:value-type="float">
            <text:p>105.2561721802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3.854072570801" calcext:value-type="float">
            <text:p>103.8540725708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3.92259979248" calcext:value-type="float">
            <text:p>103.9225997925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5.466423034668" calcext:value-type="float">
            <text:p>105.4664230347</text:p>
          </table:table-cell>
          <table:table-cell office:value-type="float" office:value="103.854072570801" calcext:value-type="float">
            <text:p>103.8540725708</text:p>
          </table:table-cell>
          <table:table-cell/>
          <table:table-cell table:formula="of:=([.A439]-[.B439])^2" office:value-type="float" office:value="31.9866533540372" calcext:value-type="float">
            <text:p>31.986653354</text:p>
          </table:table-cell>
          <table:table-cell table:formula="of:=([.E439]-[.F439])^2" office:value-type="float" office:value="9.51150362196576" calcext:value-type="float">
            <text:p>9.511503622</text:p>
          </table:table-cell>
          <table:table-cell table:formula="of:=([.A439]-([.B439]+[.F439])/2)^2" office:value-type="float" office:value="19.0957944465431" calcext:value-type="float">
            <text:p>19.0957944465</text:p>
          </table:table-cell>
          <table:table-cell table:formula="of:=([.I439]-[.J439])^2" office:value-type="float" office:value="22.0563893205599" calcext:value-type="float">
            <text:p>22.0563893206</text:p>
          </table:table-cell>
          <table:table-cell table:formula="of:=[.M439]-[.N439]" office:value-type="float" office:value="22.4751497320715" calcext:value-type="float">
            <text:p>22.4751497321</text:p>
          </table:table-cell>
          <table:table-cell table:formula="of:=[.M439]-[.P439]" office:value-type="float" office:value="9.9302640334773" calcext:value-type="float">
            <text:p>9.9302640335</text:p>
          </table:table-cell>
          <table:table-cell table:formula="of:=([.A439]-100.04)^2" office:value-type="float" office:value="0.532899999999985" calcext:value-type="float">
            <text:p>0.5329</text:p>
          </table:table-cell>
          <table:table-cell/>
          <table:table-cell table:formula="of:=[.Q439]+[.U438]" office:value-type="float" office:value="1890.62592695969" calcext:value-type="float">
            <text:p>1890.6259269597</text:p>
          </table:table-cell>
        </table:table-row>
        <table:table-row table:style-name="ro1">
          <table:table-cell office:value-type="float" office:value="100.85" calcext:value-type="float">
            <text:p>100.85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0.265892028809" calcext:value-type="float">
            <text:p>100.2658920288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1.932083129883" calcext:value-type="float">
            <text:p>101.9320831299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3.38346862793" calcext:value-type="float">
            <text:p>103.3834686279</text:p>
          </table:table-cell>
          <table:table-cell office:value-type="float" office:value="102.95036315918" calcext:value-type="float">
            <text:p>102.9503631592</text:p>
          </table:table-cell>
          <table:table-cell/>
          <table:table-cell table:formula="of:=([.A440]-[.B440])^2" office:value-type="float" office:value="6.26621533785018" calcext:value-type="float">
            <text:p>6.2662153379</text:p>
          </table:table-cell>
          <table:table-cell table:formula="of:=([.E440]-[.F440])^2" office:value-type="float" office:value="4.4115254004393" calcext:value-type="float">
            <text:p>4.4115254004</text:p>
          </table:table-cell>
          <table:table-cell table:formula="of:=([.A440]-([.B440]+[.F440])/2)^2" office:value-type="float" office:value="5.29829273717713" calcext:value-type="float">
            <text:p>5.2982927372</text:p>
          </table:table-cell>
          <table:table-cell table:formula="of:=([.I440]-[.J440])^2" office:value-type="float" office:value="6.41846328870396" calcext:value-type="float">
            <text:p>6.4184632887</text:p>
          </table:table-cell>
          <table:table-cell table:formula="of:=[.M440]-[.N440]" office:value-type="float" office:value="1.85468993741088" calcext:value-type="float">
            <text:p>1.8546899374</text:p>
          </table:table-cell>
          <table:table-cell table:formula="of:=[.M440]-[.P440]" office:value-type="float" office:value="-0.152247950853781" calcext:value-type="float">
            <text:p>-0.1522479509</text:p>
          </table:table-cell>
          <table:table-cell table:formula="of:=([.A440]-100.04)^2" office:value-type="float" office:value="0.656099999999981" calcext:value-type="float">
            <text:p>0.6561</text:p>
          </table:table-cell>
          <table:table-cell/>
          <table:table-cell table:formula="of:=[.Q440]+[.U439]" office:value-type="float" office:value="1892.4806168971" calcext:value-type="float">
            <text:p>1892.4806168971</text:p>
          </table:table-cell>
        </table:table-row>
        <table:table-row table:style-name="ro1">
          <table:table-cell office:value-type="float" office:value="100.87" calcext:value-type="float">
            <text:p>100.87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100.87" calcext:value-type="float">
            <text:p>100.87</text:p>
          </table:table-cell>
          <table:table-cell office:value-type="float" office:value="97.0282592773438" calcext:value-type="float">
            <text:p>97.0282592773</text:p>
          </table:table-cell>
          <table:table-cell office:value-type="float" office:value="100.87" calcext:value-type="float">
            <text:p>100.87</text:p>
          </table:table-cell>
          <table:table-cell office:value-type="float" office:value="93.6290893554687" calcext:value-type="float">
            <text:p>93.6290893555</text:p>
          </table:table-cell>
          <table:table-cell office:value-type="float" office:value="100.87" calcext:value-type="float">
            <text:p>100.87</text:p>
          </table:table-cell>
          <table:table-cell office:value-type="float" office:value="96.4653625488281" calcext:value-type="float">
            <text:p>96.4653625488</text:p>
          </table:table-cell>
          <table:table-cell office:value-type="float" office:value="100.87" calcext:value-type="float">
            <text:p>100.87</text:p>
          </table:table-cell>
          <table:table-cell office:value-type="float" office:value="93.3478546142578" calcext:value-type="float">
            <text:p>93.3478546143</text:p>
          </table:table-cell>
          <table:table-cell office:value-type="float" office:value="93.6290893554687" calcext:value-type="float">
            <text:p>93.6290893555</text:p>
          </table:table-cell>
          <table:table-cell/>
          <table:table-cell table:formula="of:=([.A441]-[.B441])^2" office:value-type="float" office:value="53.4321202645317" calcext:value-type="float">
            <text:p>53.4321202645</text:p>
          </table:table-cell>
          <table:table-cell table:formula="of:=([.E441]-[.F441])^2" office:value-type="float" office:value="52.430786962086" calcext:value-type="float">
            <text:p>52.4307869621</text:p>
          </table:table-cell>
          <table:table-cell table:formula="of:=([.A441]-([.B441]+[.F441])/2)^2" office:value-type="float" office:value="52.9302696636651" calcext:value-type="float">
            <text:p>52.9302696637</text:p>
          </table:table-cell>
          <table:table-cell table:formula="of:=([.I441]-[.J441])^2" office:value-type="float" office:value="56.5826712042426" calcext:value-type="float">
            <text:p>56.5826712042</text:p>
          </table:table-cell>
          <table:table-cell table:formula="of:=[.M441]-[.N441]" office:value-type="float" office:value="1.00133330244571" calcext:value-type="float">
            <text:p>1.0013333024</text:p>
          </table:table-cell>
          <table:table-cell table:formula="of:=[.M441]-[.P441]" office:value-type="float" office:value="-3.15055093971081" calcext:value-type="float">
            <text:p>-3.1505509397</text:p>
          </table:table-cell>
          <table:table-cell table:formula="of:=([.A441]-100.04)^2" office:value-type="float" office:value="0.688899999999997" calcext:value-type="float">
            <text:p>0.6889</text:p>
          </table:table-cell>
          <table:table-cell/>
          <table:table-cell table:formula="of:=[.Q441]+[.U440]" office:value-type="float" office:value="1893.48195019955" calcext:value-type="float">
            <text:p>1893.4819501996</text:p>
          </table:table-cell>
        </table:table-row>
        <table:table-row table:style-name="ro1">
          <table:table-cell office:value-type="float" office:value="100.97" calcext:value-type="float">
            <text:p>100.97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100.97" calcext:value-type="float">
            <text:p>100.97</text:p>
          </table:table-cell>
          <table:table-cell office:value-type="float" office:value="97.2397842407227" calcext:value-type="float">
            <text:p>97.2397842407</text:p>
          </table:table-cell>
          <table:table-cell office:value-type="float" office:value="100.97" calcext:value-type="float">
            <text:p>100.97</text:p>
          </table:table-cell>
          <table:table-cell office:value-type="float" office:value="94.7128448486328" calcext:value-type="float">
            <text:p>94.7128448486</text:p>
          </table:table-cell>
          <table:table-cell office:value-type="float" office:value="100.97" calcext:value-type="float">
            <text:p>100.97</text:p>
          </table:table-cell>
          <table:table-cell office:value-type="float" office:value="95.1960067749024" calcext:value-type="float">
            <text:p>95.1960067749</text:p>
          </table:table-cell>
          <table:table-cell office:value-type="float" office:value="100.97" calcext:value-type="float">
            <text:p>100.97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7128448486328" calcext:value-type="float">
            <text:p>94.7128448486</text:p>
          </table:table-cell>
          <table:table-cell/>
          <table:table-cell table:formula="of:=([.A442]-[.B442])^2" office:value-type="float" office:value="33.2703119441719" calcext:value-type="float">
            <text:p>33.2703119442</text:p>
          </table:table-cell>
          <table:table-cell table:formula="of:=([.E442]-[.F442])^2" office:value-type="float" office:value="39.1519905882809" calcext:value-type="float">
            <text:p>39.1519905883</text:p>
          </table:table-cell>
          <table:table-cell table:formula="of:=([.A442]-([.B442]+[.F442])/2)^2" office:value-type="float" office:value="36.1513434202384" calcext:value-type="float">
            <text:p>36.1513434202</text:p>
          </table:table-cell>
          <table:table-cell table:formula="of:=([.I442]-[.J442])^2" office:value-type="float" office:value="35.2831613172815" calcext:value-type="float">
            <text:p>35.2831613173</text:p>
          </table:table-cell>
          <table:table-cell table:formula="of:=[.M442]-[.N442]" office:value-type="float" office:value="-5.88167864410905" calcext:value-type="float">
            <text:p>-5.8816786441</text:p>
          </table:table-cell>
          <table:table-cell table:formula="of:=[.M442]-[.P442]" office:value-type="float" office:value="-2.01284937310964" calcext:value-type="float">
            <text:p>-2.0128493731</text:p>
          </table:table-cell>
          <table:table-cell table:formula="of:=([.A442]-100.04)^2" office:value-type="float" office:value="0.864899999999986" calcext:value-type="float">
            <text:p>0.8649</text:p>
          </table:table-cell>
          <table:table-cell/>
          <table:table-cell table:formula="of:=[.Q442]+[.U441]" office:value-type="float" office:value="1887.60027155544" calcext:value-type="float">
            <text:p>1887.6002715554</text:p>
          </table:table-cell>
        </table:table-row>
        <table:table-row table:style-name="ro1">
          <table:table-cell office:value-type="float" office:value="100.97" calcext:value-type="float">
            <text:p>100.97</text:p>
          </table:table-cell>
          <table:table-cell office:value-type="float" office:value="103.636199951172" calcext:value-type="float">
            <text:p>103.6361999512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2.198989868164" calcext:value-type="float">
            <text:p>102.1989898682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3.129379272461" calcext:value-type="float">
            <text:p>103.1293792725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0.85179901123" calcext:value-type="float">
            <text:p>100.8517990112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3.444465637207" calcext:value-type="float">
            <text:p>103.4444656372</text:p>
          </table:table-cell>
          <table:table-cell office:value-type="float" office:value="103.129379272461" calcext:value-type="float">
            <text:p>103.1293792725</text:p>
          </table:table-cell>
          <table:table-cell/>
          <table:table-cell table:formula="of:=([.A443]-[.B443])^2" office:value-type="float" office:value="7.10862217962892" calcext:value-type="float">
            <text:p>7.1086221796</text:p>
          </table:table-cell>
          <table:table-cell table:formula="of:=([.E443]-[.F443])^2" office:value-type="float" office:value="4.66291884233393" calcext:value-type="float">
            <text:p>4.6629188423</text:p>
          </table:table-cell>
          <table:table-cell table:formula="of:=([.A443]-([.B443]+[.F443])/2)^2" office:value-type="float" office:value="5.82155371088917" calcext:value-type="float">
            <text:p>5.8215537109</text:p>
          </table:table-cell>
          <table:table-cell table:formula="of:=([.I443]-[.J443])^2" office:value-type="float" office:value="6.1229801897184" calcext:value-type="float">
            <text:p>6.1229801897</text:p>
          </table:table-cell>
          <table:table-cell table:formula="of:=[.M443]-[.N443]" office:value-type="float" office:value="2.44570333729498" calcext:value-type="float">
            <text:p>2.4457033373</text:p>
          </table:table-cell>
          <table:table-cell table:formula="of:=[.M443]-[.P443]" office:value-type="float" office:value="0.98564198991051" calcext:value-type="float">
            <text:p>0.9856419899</text:p>
          </table:table-cell>
          <table:table-cell table:formula="of:=([.A443]-100.04)^2" office:value-type="float" office:value="0.864899999999986" calcext:value-type="float">
            <text:p>0.8649</text:p>
          </table:table-cell>
          <table:table-cell/>
          <table:table-cell table:formula="of:=[.Q443]+[.U442]" office:value-type="float" office:value="1890.04597489273" calcext:value-type="float">
            <text:p>1890.04597489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.2759628295898" calcext:value-type="float">
            <text:p>94.2759628296</text:p>
          </table:table-cell>
          <table:table-cell office:value-type="float" office:value="101" calcext:value-type="float">
            <text:p>101</text:p>
          </table:table-cell>
          <table:table-cell office:value-type="float" office:value="96.8704223632813" calcext:value-type="float">
            <text:p>96.8704223633</text:p>
          </table:table-cell>
          <table:table-cell office:value-type="float" office:value="101" calcext:value-type="float">
            <text:p>101</text:p>
          </table:table-cell>
          <table:table-cell office:value-type="float" office:value="93.757453918457" calcext:value-type="float">
            <text:p>93.7574539185</text:p>
          </table:table-cell>
          <table:table-cell office:value-type="float" office:value="101" calcext:value-type="float">
            <text:p>101</text:p>
          </table:table-cell>
          <table:table-cell office:value-type="float" office:value="94.7396545410156" calcext:value-type="float">
            <text:p>94.739654541</text:p>
          </table:table-cell>
          <table:table-cell office:value-type="float" office:value="101" calcext:value-type="float">
            <text:p>101</text:p>
          </table:table-cell>
          <table:table-cell office:value-type="float" office:value="94.2691497802734" calcext:value-type="float">
            <text:p>94.2691497803</text:p>
          </table:table-cell>
          <table:table-cell office:value-type="float" office:value="93.757453918457" calcext:value-type="float">
            <text:p>93.7574539185</text:p>
          </table:table-cell>
          <table:table-cell/>
          <table:table-cell table:formula="of:=([.A444]-[.B444])^2" office:value-type="float" office:value="45.2126758690574" calcext:value-type="float">
            <text:p>45.2126758691</text:p>
          </table:table-cell>
          <table:table-cell table:formula="of:=([.E444]-[.F444])^2" office:value-type="float" office:value="52.4544737432734" calcext:value-type="float">
            <text:p>52.4544737433</text:p>
          </table:table-cell>
          <table:table-cell table:formula="of:=([.A444]-([.B444]+[.F444])/2)^2" office:value-type="float" office:value="48.7663619334344" calcext:value-type="float">
            <text:p>48.7663619334</text:p>
          </table:table-cell>
          <table:table-cell table:formula="of:=([.I444]-[.J444])^2" office:value-type="float" office:value="45.3043446803931" calcext:value-type="float">
            <text:p>45.3043446804</text:p>
          </table:table-cell>
          <table:table-cell table:formula="of:=[.M444]-[.N444]" office:value-type="float" office:value="-7.24179787421599" calcext:value-type="float">
            <text:p>-7.2417978742</text:p>
          </table:table-cell>
          <table:table-cell table:formula="of:=[.M444]-[.P444]" office:value-type="float" office:value="-0.091668811335694" calcext:value-type="float">
            <text:p>-0.0916688113</text:p>
          </table:table-cell>
          <table:table-cell table:formula="of:=([.A444]-100.04)^2" office:value-type="float" office:value="0.921599999999988" calcext:value-type="float">
            <text:p>0.9216</text:p>
          </table:table-cell>
          <table:table-cell/>
          <table:table-cell table:formula="of:=[.Q444]+[.U443]" office:value-type="float" office:value="1882.80417701852" calcext:value-type="float">
            <text:p>1882.8041770185</text:p>
          </table:table-cell>
        </table:table-row>
        <table:table-row table:style-name="ro1">
          <table:table-cell office:value-type="float" office:value="101.07" calcext:value-type="float">
            <text:p>101.07</text:p>
          </table:table-cell>
          <table:table-cell office:value-type="float" office:value="103.66552734375" calcext:value-type="float">
            <text:p>103.6655273438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8.10693359375" calcext:value-type="float">
            <text:p>108.1069335938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3.112533569336" calcext:value-type="float">
            <text:p>103.1125335693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4.72974395752" calcext:value-type="float">
            <text:p>104.72974395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3.920745849609" calcext:value-type="float">
            <text:p>103.9207458496</text:p>
          </table:table-cell>
          <table:table-cell office:value-type="float" office:value="103.112533569336" calcext:value-type="float">
            <text:p>103.1125335693</text:p>
          </table:table-cell>
          <table:table-cell/>
          <table:table-cell table:formula="of:=([.A445]-[.B445])^2" office:value-type="float" office:value="6.73676219215397" calcext:value-type="float">
            <text:p>6.7367621922</text:p>
          </table:table-cell>
          <table:table-cell table:formula="of:=([.E445]-[.F445])^2" office:value-type="float" office:value="4.17194338186423" calcext:value-type="float">
            <text:p>4.1719433819</text:p>
          </table:table-cell>
          <table:table-cell table:formula="of:=([.A445]-([.B445]+[.F445])/2)^2" office:value-type="float" office:value="5.37790225837392" calcext:value-type="float">
            <text:p>5.3779022584</text:p>
          </table:table-cell>
          <table:table-cell table:formula="of:=([.I445]-[.J445])^2" office:value-type="float" office:value="8.12675189906512" calcext:value-type="float">
            <text:p>8.1267518991</text:p>
          </table:table-cell>
          <table:table-cell table:formula="of:=[.M445]-[.N445]" office:value-type="float" office:value="2.56481881028973" calcext:value-type="float">
            <text:p>2.5648188103</text:p>
          </table:table-cell>
          <table:table-cell table:formula="of:=[.M445]-[.P445]" office:value-type="float" office:value="-1.38998970691115" calcext:value-type="float">
            <text:p>-1.3899897069</text:p>
          </table:table-cell>
          <table:table-cell table:formula="of:=([.A445]-100.04)^2" office:value-type="float" office:value="1.06089999999997" calcext:value-type="float">
            <text:p>1.0609</text:p>
          </table:table-cell>
          <table:table-cell/>
          <table:table-cell table:formula="of:=[.Q445]+[.U444]" office:value-type="float" office:value="1885.36899582881" calcext:value-type="float">
            <text:p>1885.3689958288</text:p>
          </table:table-cell>
        </table:table-row>
        <table:table-row table:style-name="ro1">
          <table:table-cell office:value-type="float" office:value="101.13" calcext:value-type="float">
            <text:p>101.13</text:p>
          </table:table-cell>
          <table:table-cell office:value-type="float" office:value="104.369415283203" calcext:value-type="float">
            <text:p>104.3694152832</text:p>
          </table:table-cell>
          <table:table-cell office:value-type="float" office:value="101.13" calcext:value-type="float">
            <text:p>101.13</text:p>
          </table:table-cell>
          <table:table-cell office:value-type="float" office:value="104.722579956055" calcext:value-type="float">
            <text:p>104.7225799561</text:p>
          </table:table-cell>
          <table:table-cell office:value-type="float" office:value="101.13" calcext:value-type="float">
            <text:p>101.13</text:p>
          </table:table-cell>
          <table:table-cell office:value-type="float" office:value="103.578460693359" calcext:value-type="float">
            <text:p>103.5784606934</text:p>
          </table:table-cell>
          <table:table-cell office:value-type="float" office:value="101.13" calcext:value-type="float">
            <text:p>101.13</text:p>
          </table:table-cell>
          <table:table-cell office:value-type="float" office:value="104.493881225586" calcext:value-type="float">
            <text:p>104.4938812256</text:p>
          </table:table-cell>
          <table:table-cell office:value-type="float" office:value="101.13" calcext:value-type="float">
            <text:p>101.13</text:p>
          </table:table-cell>
          <table:table-cell office:value-type="float" office:value="104.27466583252" calcext:value-type="float">
            <text:p>104.2746658325</text:p>
          </table:table-cell>
          <table:table-cell office:value-type="float" office:value="103.578460693359" calcext:value-type="float">
            <text:p>103.5784606934</text:p>
          </table:table-cell>
          <table:table-cell/>
          <table:table-cell table:formula="of:=([.A446]-[.B446])^2" office:value-type="float" office:value="10.49381137705" calcext:value-type="float">
            <text:p>10.4938113771</text:p>
          </table:table-cell>
          <table:table-cell table:formula="of:=([.E446]-[.F446])^2" office:value-type="float" office:value="5.99495976692589" calcext:value-type="float">
            <text:p>5.9949597669</text:p>
          </table:table-cell>
          <table:table-cell table:formula="of:=([.A446]-([.B446]+[.F446])/2)^2" office:value-type="float" office:value="8.08798328118923" calcext:value-type="float">
            <text:p>8.0879832812</text:p>
          </table:table-cell>
          <table:table-cell table:formula="of:=([.I446]-[.J446])^2" office:value-type="float" office:value="9.88892319821579" calcext:value-type="float">
            <text:p>9.8889231982</text:p>
          </table:table-cell>
          <table:table-cell table:formula="of:=[.M446]-[.N446]" office:value-type="float" office:value="4.49885161012412" calcext:value-type="float">
            <text:p>4.4988516101</text:p>
          </table:table-cell>
          <table:table-cell table:formula="of:=[.M446]-[.P446]" office:value-type="float" office:value="0.604888178834226" calcext:value-type="float">
            <text:p>0.6048881788</text:p>
          </table:table-cell>
          <table:table-cell table:formula="of:=([.A446]-100.04)^2" office:value-type="float" office:value="1.18809999999998" calcext:value-type="float">
            <text:p>1.1881</text:p>
          </table:table-cell>
          <table:table-cell/>
          <table:table-cell table:formula="of:=[.Q446]+[.U445]" office:value-type="float" office:value="1889.86784743893" calcext:value-type="float">
            <text:p>1889.8678474389</text:p>
          </table:table-cell>
        </table:table-row>
        <table:table-row table:style-name="ro1">
          <table:table-cell office:value-type="float" office:value="101.18" calcext:value-type="float">
            <text:p>101.18</text:p>
          </table:table-cell>
          <table:table-cell office:value-type="float" office:value="100.961692810059" calcext:value-type="float">
            <text:p>100.9616928101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0.598754882813" calcext:value-type="float">
            <text:p>100.5987548828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0.873916625977" calcext:value-type="float">
            <text:p>100.873916626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0.745445251465" calcext:value-type="float">
            <text:p>100.7454452515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0.856399536133" calcext:value-type="float">
            <text:p>100.8563995361</text:p>
          </table:table-cell>
          <table:table-cell office:value-type="float" office:value="100.873916625977" calcext:value-type="float">
            <text:p>100.873916626</text:p>
          </table:table-cell>
          <table:table-cell/>
          <table:table-cell table:formula="of:=([.A447]-[.B447])^2" office:value-type="float" office:value="0.0476580291801162" calcext:value-type="float">
            <text:p>0.0476580292</text:p>
          </table:table-cell>
          <table:table-cell table:formula="of:=([.E447]-[.F447])^2" office:value-type="float" office:value="0.0936870318535757" calcext:value-type="float">
            <text:p>0.0936870319</text:p>
          </table:table-cell>
          <table:table-cell table:formula="of:=([.A447]-([.B447]+[.F447])/2)^2" office:value-type="float" office:value="0.0687463658938453" calcext:value-type="float">
            <text:p>0.0687463659</text:p>
          </table:table-cell>
          <table:table-cell table:formula="of:=([.I447]-[.J447])^2" office:value-type="float" office:value="0.104717260215063" calcext:value-type="float">
            <text:p>0.1047172602</text:p>
          </table:table-cell>
          <table:table-cell table:formula="of:=[.M447]-[.N447]" office:value-type="float" office:value="-0.0460290026734595" calcext:value-type="float">
            <text:p>-0.0460290027</text:p>
          </table:table-cell>
          <table:table-cell table:formula="of:=[.M447]-[.P447]" office:value-type="float" office:value="-0.0570592310349471" calcext:value-type="float">
            <text:p>-0.057059231</text:p>
          </table:table-cell>
          <table:table-cell table:formula="of:=([.A447]-100.04)^2" office:value-type="float" office:value="1.2996" calcext:value-type="float">
            <text:p>1.2996</text:p>
          </table:table-cell>
          <table:table-cell/>
          <table:table-cell table:formula="of:=[.Q447]+[.U446]" office:value-type="float" office:value="1889.82181843626" calcext:value-type="float">
            <text:p>1889.8218184363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03.605903625488" calcext:value-type="float">
            <text:p>103.6059036255</text:p>
          </table:table-cell>
          <table:table-cell office:value-type="float" office:value="101.3" calcext:value-type="float">
            <text:p>101.3</text:p>
          </table:table-cell>
          <table:table-cell office:value-type="float" office:value="106.766136169434" calcext:value-type="float">
            <text:p>106.7661361694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101.3" calcext:value-type="float">
            <text:p>101.3</text:p>
          </table:table-cell>
          <table:table-cell office:value-type="float" office:value="103.767295837402" calcext:value-type="float">
            <text:p>103.7672958374</text:p>
          </table:table-cell>
          <table:table-cell office:value-type="float" office:value="101.3" calcext:value-type="float">
            <text:p>101.3</text:p>
          </table:table-cell>
          <table:table-cell office:value-type="float" office:value="103.710136413574" calcext:value-type="float">
            <text:p>103.7101364136</text:p>
          </table:table-cell>
          <table:table-cell office:value-type="float" office:value="102.870872497559" calcext:value-type="float">
            <text:p>102.8708724976</text:p>
          </table:table-cell>
          <table:table-cell/>
          <table:table-cell table:formula="of:=([.A448]-[.B448])^2" office:value-type="float" office:value="5.31719153004001" calcext:value-type="float">
            <text:p>5.31719153</text:p>
          </table:table-cell>
          <table:table-cell table:formula="of:=([.E448]-[.F448])^2" office:value-type="float" office:value="2.46764040358598" calcext:value-type="float">
            <text:p>2.4676404036</text:p>
          </table:table-cell>
          <table:table-cell table:formula="of:=([.A448]-([.B448]+[.F448])/2)^2" office:value-type="float" office:value="3.7573482770566" calcext:value-type="float">
            <text:p>3.7573482771</text:p>
          </table:table-cell>
          <table:table-cell table:formula="of:=([.I448]-[.J448])^2" office:value-type="float" office:value="5.80875753203641" calcext:value-type="float">
            <text:p>5.808757532</text:p>
          </table:table-cell>
          <table:table-cell table:formula="of:=[.M448]-[.N448]" office:value-type="float" office:value="2.84955112645403" calcext:value-type="float">
            <text:p>2.8495511265</text:p>
          </table:table-cell>
          <table:table-cell table:formula="of:=[.M448]-[.P448]" office:value-type="float" office:value="-0.491566001996398" calcext:value-type="float">
            <text:p>-0.491566002</text:p>
          </table:table-cell>
          <table:table-cell table:formula="of:=([.A448]-100.04)^2" office:value-type="float" office:value="1.58759999999998" calcext:value-type="float">
            <text:p>1.5876</text:p>
          </table:table-cell>
          <table:table-cell/>
          <table:table-cell table:formula="of:=[.Q448]+[.U447]" office:value-type="float" office:value="1892.67136956271" calcext:value-type="float">
            <text:p>1892.6713695627</text:p>
          </table:table-cell>
        </table:table-row>
        <table:table-row table:style-name="ro1">
          <table:table-cell office:value-type="float" office:value="101.32" calcext:value-type="float">
            <text:p>101.32</text:p>
          </table:table-cell>
          <table:table-cell office:value-type="float" office:value="102.852882385254" calcext:value-type="float">
            <text:p>102.8528823853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2.709686279297" calcext:value-type="float">
            <text:p>102.7096862793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2.453552246094" calcext:value-type="float">
            <text:p>102.4535522461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3.437934875488" calcext:value-type="float">
            <text:p>103.4379348755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2.885231018066" calcext:value-type="float">
            <text:p>102.8852310181</text:p>
          </table:table-cell>
          <table:table-cell office:value-type="float" office:value="102.453552246094" calcext:value-type="float">
            <text:p>102.4535522461</text:p>
          </table:table-cell>
          <table:table-cell/>
          <table:table-cell table:formula="of:=([.A449]-[.B449])^2" office:value-type="float" office:value="2.34972840702173" calcext:value-type="float">
            <text:p>2.349728407</text:p>
          </table:table-cell>
          <table:table-cell table:formula="of:=([.E449]-[.F449])^2" office:value-type="float" office:value="1.2849406946242" calcext:value-type="float">
            <text:p>1.2849406946</text:p>
          </table:table-cell>
          <table:table-cell table:formula="of:=([.A449]-([.B449]+[.F449])/2)^2" office:value-type="float" office:value="1.77746841081255" calcext:value-type="float">
            <text:p>1.7774684108</text:p>
          </table:table-cell>
          <table:table-cell table:formula="of:=([.I449]-[.J449])^2" office:value-type="float" office:value="2.44994813991722" calcext:value-type="float">
            <text:p>2.4499481399</text:p>
          </table:table-cell>
          <table:table-cell table:formula="of:=[.M449]-[.N449]" office:value-type="float" office:value="1.06478771239753" calcext:value-type="float">
            <text:p>1.0647877124</text:p>
          </table:table-cell>
          <table:table-cell table:formula="of:=[.M449]-[.P449]" office:value-type="float" office:value="-0.100219732895494" calcext:value-type="float">
            <text:p>-0.1002197329</text:p>
          </table:table-cell>
          <table:table-cell table:formula="of:=([.A449]-100.04)^2" office:value-type="float" office:value="1.63839999999997" calcext:value-type="float">
            <text:p>1.6384</text:p>
          </table:table-cell>
          <table:table-cell/>
          <table:table-cell table:formula="of:=[.Q449]+[.U448]" office:value-type="float" office:value="1893.73615727511" calcext:value-type="float">
            <text:p>1893.7361572751</text:p>
          </table:table-cell>
        </table:table-row>
        <table:table-row table:style-name="ro1">
          <table:table-cell office:value-type="float" office:value="101.37" calcext:value-type="float">
            <text:p>101.37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4.489448547363" calcext:value-type="float">
            <text:p>104.4894485474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5.104560852051" calcext:value-type="float">
            <text:p>105.1045608521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3.594909667969" calcext:value-type="float">
            <text:p>103.594909668</text:p>
          </table:table-cell>
          <table:table-cell office:value-type="float" office:value="102.95036315918" calcext:value-type="float">
            <text:p>102.9503631592</text:p>
          </table:table-cell>
          <table:table-cell/>
          <table:table-cell table:formula="of:=([.A450]-[.B450])^2" office:value-type="float" office:value="4.8861990780249" calcext:value-type="float">
            <text:p>4.886199078</text:p>
          </table:table-cell>
          <table:table-cell table:formula="of:=([.E450]-[.F450])^2" office:value-type="float" office:value="2.49754771489239" calcext:value-type="float">
            <text:p>2.4975477149</text:p>
          </table:table-cell>
          <table:table-cell table:formula="of:=([.A450]-([.B450]+[.F450])/2)^2" office:value-type="float" office:value="3.59261320962392" calcext:value-type="float">
            <text:p>3.5926132096</text:p>
          </table:table-cell>
          <table:table-cell table:formula="of:=([.I450]-[.J450])^2" office:value-type="float" office:value="4.95022303062079" calcext:value-type="float">
            <text:p>4.9502230306</text:p>
          </table:table-cell>
          <table:table-cell table:formula="of:=[.M450]-[.N450]" office:value-type="float" office:value="2.38865136313252" calcext:value-type="float">
            <text:p>2.3886513631</text:p>
          </table:table-cell>
          <table:table-cell table:formula="of:=[.M450]-[.P450]" office:value-type="float" office:value="-0.0640239525958899" calcext:value-type="float">
            <text:p>-0.0640239526</text:p>
          </table:table-cell>
          <table:table-cell table:formula="of:=([.A450]-100.04)^2" office:value-type="float" office:value="1.7689" calcext:value-type="float">
            <text:p>1.7689</text:p>
          </table:table-cell>
          <table:table-cell/>
          <table:table-cell table:formula="of:=[.Q450]+[.U449]" office:value-type="float" office:value="1896.12480863824" calcext:value-type="float">
            <text:p>1896.1248086383</text:p>
          </table:table-cell>
        </table:table-row>
        <table:table-row table:style-name="ro1">
          <table:table-cell office:value-type="float" office:value="101.43" calcext:value-type="float">
            <text:p>101.43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1.43" calcext:value-type="float">
            <text:p>101.43</text:p>
          </table:table-cell>
          <table:table-cell office:value-type="float" office:value="103.351249694824" calcext:value-type="float">
            <text:p>103.3512496948</text:p>
          </table:table-cell>
          <table:table-cell office:value-type="float" office:value="101.43" calcext:value-type="float">
            <text:p>101.43</text:p>
          </table:table-cell>
          <table:table-cell office:value-type="float" office:value="103.192222595215" calcext:value-type="float">
            <text:p>103.1922225952</text:p>
          </table:table-cell>
          <table:table-cell office:value-type="float" office:value="101.43" calcext:value-type="float">
            <text:p>101.43</text:p>
          </table:table-cell>
          <table:table-cell office:value-type="float" office:value="101.381103515625" calcext:value-type="float">
            <text:p>101.3811035156</text:p>
          </table:table-cell>
          <table:table-cell office:value-type="float" office:value="101.43" calcext:value-type="float">
            <text:p>101.43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3.192222595215" calcext:value-type="float">
            <text:p>103.1922225952</text:p>
          </table:table-cell>
          <table:table-cell/>
          <table:table-cell table:formula="of:=([.A451]-[.B451])^2" office:value-type="float" office:value="4.53029425805441" calcext:value-type="float">
            <text:p>4.5302942581</text:p>
          </table:table-cell>
          <table:table-cell table:formula="of:=([.E451]-[.F451])^2" office:value-type="float" office:value="3.10542847508571" calcext:value-type="float">
            <text:p>3.1054284751</text:p>
          </table:table-cell>
          <table:table-cell table:formula="of:=([.A451]-([.B451]+[.F451])/2)^2" office:value-type="float" office:value="3.78433095985797" calcext:value-type="float">
            <text:p>3.7843309599</text:p>
          </table:table-cell>
          <table:table-cell table:formula="of:=([.I451]-[.J451])^2" office:value-type="float" office:value="4.92850839903352" calcext:value-type="float">
            <text:p>4.928508399</text:p>
          </table:table-cell>
          <table:table-cell table:formula="of:=[.M451]-[.N451]" office:value-type="float" office:value="1.4248657829687" calcext:value-type="float">
            <text:p>1.424865783</text:p>
          </table:table-cell>
          <table:table-cell table:formula="of:=[.M451]-[.P451]" office:value-type="float" office:value="-0.398214140979106" calcext:value-type="float">
            <text:p>-0.398214141</text:p>
          </table:table-cell>
          <table:table-cell table:formula="of:=([.A451]-100.04)^2" office:value-type="float" office:value="1.9321" calcext:value-type="float">
            <text:p>1.9321</text:p>
          </table:table-cell>
          <table:table-cell/>
          <table:table-cell table:formula="of:=[.Q451]+[.U450]" office:value-type="float" office:value="1897.54967442121" calcext:value-type="float">
            <text:p>1897.5496744212</text:p>
          </table:table-cell>
        </table:table-row>
        <table:table-row table:style-name="ro1">
          <table:table-cell office:value-type="float" office:value="101.49" calcext:value-type="float">
            <text:p>101.49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01.49" calcext:value-type="float">
            <text:p>101.49</text:p>
          </table:table-cell>
          <table:table-cell office:value-type="float" office:value="96.2899932861328" calcext:value-type="float">
            <text:p>96.2899932861</text:p>
          </table:table-cell>
          <table:table-cell office:value-type="float" office:value="101.49" calcext:value-type="float">
            <text:p>101.49</text:p>
          </table:table-cell>
          <table:table-cell office:value-type="float" office:value="94.1635513305664" calcext:value-type="float">
            <text:p>94.1635513306</text:p>
          </table:table-cell>
          <table:table-cell office:value-type="float" office:value="101.49" calcext:value-type="float">
            <text:p>101.49</text:p>
          </table:table-cell>
          <table:table-cell office:value-type="float" office:value="95.750862121582" calcext:value-type="float">
            <text:p>95.7508621216</text:p>
          </table:table-cell>
          <table:table-cell office:value-type="float" office:value="101.49" calcext:value-type="float">
            <text:p>101.49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4.1635513305664" calcext:value-type="float">
            <text:p>94.1635513306</text:p>
          </table:table-cell>
          <table:table-cell/>
          <table:table-cell table:formula="of:=([.A452]-[.B452])^2" office:value-type="float" office:value="49.169686446667" calcext:value-type="float">
            <text:p>49.1696864467</text:p>
          </table:table-cell>
          <table:table-cell table:formula="of:=([.E452]-[.F452])^2" office:value-type="float" office:value="53.6768501058452" calcext:value-type="float">
            <text:p>53.6768501058</text:p>
          </table:table-cell>
          <table:table-cell table:formula="of:=([.A452]-([.B452]+[.F452])/2)^2" office:value-type="float" office:value="51.3985660741785" calcext:value-type="float">
            <text:p>51.3985660742</text:p>
          </table:table-cell>
          <table:table-cell table:formula="of:=([.I452]-[.J452])^2" office:value-type="float" office:value="47.6512261448287" calcext:value-type="float">
            <text:p>47.6512261448</text:p>
          </table:table-cell>
          <table:table-cell table:formula="of:=[.M452]-[.N452]" office:value-type="float" office:value="-4.50716365917819" calcext:value-type="float">
            <text:p>-4.5071636592</text:p>
          </table:table-cell>
          <table:table-cell table:formula="of:=[.M452]-[.P452]" office:value-type="float" office:value="1.51846030183835" calcext:value-type="float">
            <text:p>1.5184603018</text:p>
          </table:table-cell>
          <table:table-cell table:formula="of:=([.A452]-100.04)^2" office:value-type="float" office:value="2.10249999999997" calcext:value-type="float">
            <text:p>2.1025</text:p>
          </table:table-cell>
          <table:table-cell/>
          <table:table-cell table:formula="of:=[.Q452]+[.U451]" office:value-type="float" office:value="1893.04251076203" calcext:value-type="float">
            <text:p>1893.042510762</text:p>
          </table:table-cell>
        </table:table-row>
        <table:table-row table:style-name="ro1">
          <table:table-cell office:value-type="float" office:value="101.59" calcext:value-type="float">
            <text:p>101.5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01.59" calcext:value-type="float">
            <text:p>101.59</text:p>
          </table:table-cell>
          <table:table-cell office:value-type="float" office:value="95.1360321044922" calcext:value-type="float">
            <text:p>95.1360321045</text:p>
          </table:table-cell>
          <table:table-cell office:value-type="float" office:value="101.59" calcext:value-type="float">
            <text:p>101.59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101.59" calcext:value-type="float">
            <text:p>101.59</text:p>
          </table:table-cell>
          <table:table-cell office:value-type="float" office:value="95.4932250976563" calcext:value-type="float">
            <text:p>95.4932250977</text:p>
          </table:table-cell>
          <table:table-cell office:value-type="float" office:value="101.59" calcext:value-type="float">
            <text:p>101.59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7042465209961" calcext:value-type="float">
            <text:p>93.704246521</text:p>
          </table:table-cell>
          <table:table-cell/>
          <table:table-cell table:formula="of:=([.A453]-[.B453])^2" office:value-type="float" office:value="49.765115136669" calcext:value-type="float">
            <text:p>49.7651151367</text:p>
          </table:table-cell>
          <table:table-cell table:formula="of:=([.E453]-[.F453])^2" office:value-type="float" office:value="62.1851079316223" calcext:value-type="float">
            <text:p>62.1851079316</text:p>
          </table:table-cell>
          <table:table-cell table:formula="of:=([.A453]-([.B453]+[.F453])/2)^2" office:value-type="float" office:value="55.8023407563702" calcext:value-type="float">
            <text:p>55.8023407564</text:p>
          </table:table-cell>
          <table:table-cell table:formula="of:=([.I453]-[.J453])^2" office:value-type="float" office:value="48.454595646874" calcext:value-type="float">
            <text:p>48.4545956469</text:p>
          </table:table-cell>
          <table:table-cell table:formula="of:=[.M453]-[.N453]" office:value-type="float" office:value="-12.4199927949533" calcext:value-type="float">
            <text:p>-12.419992795</text:p>
          </table:table-cell>
          <table:table-cell table:formula="of:=[.M453]-[.P453]" office:value-type="float" office:value="1.31051948979497" calcext:value-type="float">
            <text:p>1.3105194898</text:p>
          </table:table-cell>
          <table:table-cell table:formula="of:=([.A453]-100.04)^2" office:value-type="float" office:value="2.40249999999999" calcext:value-type="float">
            <text:p>2.4025</text:p>
          </table:table-cell>
          <table:table-cell/>
          <table:table-cell table:formula="of:=[.Q453]+[.U452]" office:value-type="float" office:value="1880.62251796708" calcext:value-type="float">
            <text:p>1880.6225179671</text:p>
          </table:table-cell>
        </table:table-row>
        <table:table-row table:style-name="ro1">
          <table:table-cell office:value-type="float" office:value="101.66" calcext:value-type="float">
            <text:p>101.66</text:p>
          </table:table-cell>
          <table:table-cell office:value-type="float" office:value="103.232437133789" calcext:value-type="float">
            <text:p>103.2324371338</text:p>
          </table:table-cell>
          <table:table-cell office:value-type="float" office:value="101.66" calcext:value-type="float">
            <text:p>101.66</text:p>
          </table:table-cell>
          <table:table-cell office:value-type="float" office:value="98.6533126831055" calcext:value-type="float">
            <text:p>98.6533126831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01.66" calcext:value-type="float">
            <text:p>101.66</text:p>
          </table:table-cell>
          <table:table-cell office:value-type="float" office:value="99.5146713256836" calcext:value-type="float">
            <text:p>99.5146713257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3.197578430176" calcext:value-type="float">
            <text:p>103.1975784302</text:p>
          </table:table-cell>
          <table:table-cell office:value-type="float" office:value="102.95036315918" calcext:value-type="float">
            <text:p>102.9503631592</text:p>
          </table:table-cell>
          <table:table-cell/>
          <table:table-cell table:formula="of:=([.A454]-[.B454])^2" office:value-type="float" office:value="2.47255853971877" calcext:value-type="float">
            <text:p>2.4725585397</text:p>
          </table:table-cell>
          <table:table-cell table:formula="of:=([.E454]-[.F454])^2" office:value-type="float" office:value="1.66503708256819" calcext:value-type="float">
            <text:p>1.6650370826</text:p>
          </table:table-cell>
          <table:table-cell table:formula="of:=([.A454]-([.B454]+[.F454])/2)^2" office:value-type="float" office:value="2.0489063793555" calcext:value-type="float">
            <text:p>2.0489063794</text:p>
          </table:table-cell>
          <table:table-cell table:formula="of:=([.I454]-[.J454])^2" office:value-type="float" office:value="2.36414742894183" calcext:value-type="float">
            <text:p>2.3641474289</text:p>
          </table:table-cell>
          <table:table-cell table:formula="of:=[.M454]-[.N454]" office:value-type="float" office:value="0.80752145715058" calcext:value-type="float">
            <text:p>0.8075214572</text:p>
          </table:table-cell>
          <table:table-cell table:formula="of:=[.M454]-[.P454]" office:value-type="float" office:value="0.108411110776942" calcext:value-type="float">
            <text:p>0.1084111108</text:p>
          </table:table-cell>
          <table:table-cell table:formula="of:=([.A454]-100.04)^2" office:value-type="float" office:value="2.62439999999997" calcext:value-type="float">
            <text:p>2.6244</text:p>
          </table:table-cell>
          <table:table-cell/>
          <table:table-cell table:formula="of:=[.Q454]+[.U453]" office:value-type="float" office:value="1881.43003942423" calcext:value-type="float">
            <text:p>1881.4300394242</text:p>
          </table:table-cell>
        </table:table-row>
        <table:table-row table:style-name="ro1">
          <table:table-cell office:value-type="float" office:value="101.79" calcext:value-type="float">
            <text:p>101.79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01.79" calcext:value-type="float">
            <text:p>101.79</text:p>
          </table:table-cell>
          <table:table-cell office:value-type="float" office:value="101.498397827148" calcext:value-type="float">
            <text:p>101.4983978271</text:p>
          </table:table-cell>
          <table:table-cell office:value-type="float" office:value="101.79" calcext:value-type="float">
            <text:p>101.79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101.79" calcext:value-type="float">
            <text:p>101.79</text:p>
          </table:table-cell>
          <table:table-cell office:value-type="float" office:value="102.070762634277" calcext:value-type="float">
            <text:p>102.0707626343</text:p>
          </table:table-cell>
          <table:table-cell office:value-type="float" office:value="101.79" calcext:value-type="float">
            <text:p>101.79</text:p>
          </table:table-cell>
          <table:table-cell office:value-type="float" office:value="103.898002624512" calcext:value-type="float">
            <text:p>103.8980026245</text:p>
          </table:table-cell>
          <table:table-cell office:value-type="float" office:value="103.001243591309" calcext:value-type="float">
            <text:p>103.0012435913</text:p>
          </table:table-cell>
          <table:table-cell/>
          <table:table-cell table:formula="of:=([.A455]-[.B455])^2" office:value-type="float" office:value="4.07444352058775" calcext:value-type="float">
            <text:p>4.0744435206</text:p>
          </table:table-cell>
          <table:table-cell table:formula="of:=([.E455]-[.F455])^2" office:value-type="float" office:value="1.46711103748612" calcext:value-type="float">
            <text:p>1.4671110375</text:p>
          </table:table-cell>
          <table:table-cell table:formula="of:=([.A455]-([.B455]+[.F455])/2)^2" office:value-type="float" office:value="2.60785142634146" calcext:value-type="float">
            <text:p>2.6078514263</text:p>
          </table:table-cell>
          <table:table-cell table:formula="of:=([.I455]-[.J455])^2" office:value-type="float" office:value="4.44367506494827" calcext:value-type="float">
            <text:p>4.4436750649</text:p>
          </table:table-cell>
          <table:table-cell table:formula="of:=[.M455]-[.N455]" office:value-type="float" office:value="2.60733248310163" calcext:value-type="float">
            <text:p>2.6073324831</text:p>
          </table:table-cell>
          <table:table-cell table:formula="of:=[.M455]-[.P455]" office:value-type="float" office:value="-0.369231544360518" calcext:value-type="float">
            <text:p>-0.3692315444</text:p>
          </table:table-cell>
          <table:table-cell table:formula="of:=([.A455]-100.04)^2" office:value-type="float" office:value="3.0625" calcext:value-type="float">
            <text:p>3.0625</text:p>
          </table:table-cell>
          <table:table-cell/>
          <table:table-cell table:formula="of:=[.Q455]+[.U454]" office:value-type="float" office:value="1884.03737190733" calcext:value-type="float">
            <text:p>1884.0373719073</text:p>
          </table:table-cell>
        </table:table-row>
        <table:table-row table:style-name="ro1">
          <table:table-cell office:value-type="float" office:value="101.875" calcext:value-type="float">
            <text:p>101.875</text:p>
          </table:table-cell>
          <table:table-cell office:value-type="float" office:value="103.833206176758" calcext:value-type="float">
            <text:p>103.8332061768</text:p>
          </table:table-cell>
          <table:table-cell office:value-type="float" office:value="101.875" calcext:value-type="float">
            <text:p>101.875</text:p>
          </table:table-cell>
          <table:table-cell office:value-type="float" office:value="104.566619873047" calcext:value-type="float">
            <text:p>104.566619873</text:p>
          </table:table-cell>
          <table:table-cell office:value-type="float" office:value="101.875" calcext:value-type="float">
            <text:p>101.875</text:p>
          </table:table-cell>
          <table:table-cell office:value-type="float" office:value="103.250091552734" calcext:value-type="float">
            <text:p>103.2500915527</text:p>
          </table:table-cell>
          <table:table-cell office:value-type="float" office:value="101.875" calcext:value-type="float">
            <text:p>101.875</text:p>
          </table:table-cell>
          <table:table-cell office:value-type="float" office:value="104.568748474121" calcext:value-type="float">
            <text:p>104.5687484741</text:p>
          </table:table-cell>
          <table:table-cell office:value-type="float" office:value="101.875" calcext:value-type="float">
            <text:p>101.875</text:p>
          </table:table-cell>
          <table:table-cell office:value-type="float" office:value="103.49600982666" calcext:value-type="float">
            <text:p>103.4960098267</text:p>
          </table:table-cell>
          <table:table-cell office:value-type="float" office:value="103.250091552734" calcext:value-type="float">
            <text:p>103.2500915527</text:p>
          </table:table-cell>
          <table:table-cell/>
          <table:table-cell table:formula="of:=([.A456]-[.B456])^2" office:value-type="float" office:value="3.83457143069245" calcext:value-type="float">
            <text:p>3.8345714307</text:p>
          </table:table-cell>
          <table:table-cell table:formula="of:=([.E456]-[.F456])^2" office:value-type="float" office:value="1.89087677840143" calcext:value-type="float">
            <text:p>1.8908767784</text:p>
          </table:table-cell>
          <table:table-cell table:formula="of:=([.A456]-([.B456]+[.F456])/2)^2" office:value-type="float" office:value="2.77771843835944" calcext:value-type="float">
            <text:p>2.7777184384</text:p>
          </table:table-cell>
          <table:table-cell table:formula="of:=([.I456]-[.J456])^2" office:value-type="float" office:value="2.62767285812879" calcext:value-type="float">
            <text:p>2.6276728581</text:p>
          </table:table-cell>
          <table:table-cell table:formula="of:=[.M456]-[.N456]" office:value-type="float" office:value="1.94369465229101" calcext:value-type="float">
            <text:p>1.9436946523</text:p>
          </table:table-cell>
          <table:table-cell table:formula="of:=[.M456]-[.P456]" office:value-type="float" office:value="1.20689857256366" calcext:value-type="float">
            <text:p>1.2068985726</text:p>
          </table:table-cell>
          <table:table-cell table:formula="of:=([.A456]-100.04)^2" office:value-type="float" office:value="3.36722499999998" calcext:value-type="float">
            <text:p>3.367225</text:p>
          </table:table-cell>
          <table:table-cell/>
          <table:table-cell table:formula="of:=[.Q456]+[.U455]" office:value-type="float" office:value="1885.98106655962" calcext:value-type="float">
            <text:p>1885.9810665596</text:p>
          </table:table-cell>
        </table:table-row>
        <table:table-row table:style-name="ro1">
          <table:table-cell office:value-type="float" office:value="101.89" calcext:value-type="float">
            <text:p>101.89</text:p>
          </table:table-cell>
          <table:table-cell office:value-type="float" office:value="95.6248397827148" calcext:value-type="float">
            <text:p>95.6248397827</text:p>
          </table:table-cell>
          <table:table-cell office:value-type="float" office:value="101.89" calcext:value-type="float">
            <text:p>101.89</text:p>
          </table:table-cell>
          <table:table-cell office:value-type="float" office:value="94.9899215698242" calcext:value-type="float">
            <text:p>94.9899215698</text:p>
          </table:table-cell>
          <table:table-cell office:value-type="float" office:value="101.89" calcext:value-type="float">
            <text:p>101.89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101.89" calcext:value-type="float">
            <text:p>101.89</text:p>
          </table:table-cell>
          <table:table-cell office:value-type="float" office:value="93.2902679443359" calcext:value-type="float">
            <text:p>93.2902679443</text:p>
          </table:table-cell>
          <table:table-cell office:value-type="float" office:value="101.89" calcext:value-type="float">
            <text:p>101.89</text:p>
          </table:table-cell>
          <table:table-cell office:value-type="float" office:value="95.7329406738281" calcext:value-type="float">
            <text:p>95.7329406738</text:p>
          </table:table-cell>
          <table:table-cell office:value-type="float" office:value="94.632568359375" calcext:value-type="float">
            <text:p>94.6325683594</text:p>
          </table:table-cell>
          <table:table-cell/>
          <table:table-cell table:formula="of:=([.A457]-[.B457])^2" office:value-type="float" office:value="39.2522325482526" calcext:value-type="float">
            <text:p>39.2522325483</text:p>
          </table:table-cell>
          <table:table-cell table:formula="of:=([.E457]-[.F457])^2" office:value-type="float" office:value="52.6703140183449" calcext:value-type="float">
            <text:p>52.6703140183</text:p>
          </table:table-cell>
          <table:table-cell table:formula="of:=([.A457]-([.B457]+[.F457])/2)^2" office:value-type="float" office:value="45.7151226389045" calcext:value-type="float">
            <text:p>45.7151226389</text:p>
          </table:table-cell>
          <table:table-cell table:formula="of:=([.I457]-[.J457])^2" office:value-type="float" office:value="37.9093795460001" calcext:value-type="float">
            <text:p>37.909379546</text:p>
          </table:table-cell>
          <table:table-cell table:formula="of:=[.M457]-[.N457]" office:value-type="float" office:value="-13.4180814700923" calcext:value-type="float">
            <text:p>-13.4180814701</text:p>
          </table:table-cell>
          <table:table-cell table:formula="of:=[.M457]-[.P457]" office:value-type="float" office:value="1.34285300225253" calcext:value-type="float">
            <text:p>1.3428530023</text:p>
          </table:table-cell>
          <table:table-cell table:formula="of:=([.A457]-100.04)^2" office:value-type="float" office:value="3.42249999999998" calcext:value-type="float">
            <text:p>3.4225</text:p>
          </table:table-cell>
          <table:table-cell/>
          <table:table-cell table:formula="of:=[.Q457]+[.U456]" office:value-type="float" office:value="1872.56298508953" calcext:value-type="float">
            <text:p>1872.5629850895</text:p>
          </table:table-cell>
        </table:table-row>
        <table:table-row table:style-name="ro1">
          <table:table-cell office:value-type="float" office:value="101.96" calcext:value-type="float">
            <text:p>101.96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09236907959" calcext:value-type="float">
            <text:p>103.0923690796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145317077637" calcext:value-type="float">
            <text:p>103.1453170776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04483795166" calcext:value-type="float">
            <text:p>103.0448379517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795448303223" calcext:value-type="float">
            <text:p>103.7954483032</text:p>
          </table:table-cell>
          <table:table-cell office:value-type="float" office:value="103.145317077637" calcext:value-type="float">
            <text:p>103.1453170776</text:p>
          </table:table-cell>
          <table:table-cell/>
          <table:table-cell table:formula="of:=([.A458]-[.B458])^2" office:value-type="float" office:value="3.41704499153506" calcext:value-type="float">
            <text:p>3.4170449915</text:p>
          </table:table-cell>
          <table:table-cell table:formula="of:=([.E458]-[.F458])^2" office:value-type="float" office:value="1.40497657453727" calcext:value-type="float">
            <text:p>1.4049765745</text:p>
          </table:table-cell>
          <table:table-cell table:formula="of:=([.A458]-([.B458]+[.F458])/2)^2" office:value-type="float" office:value="2.30104956762951" calcext:value-type="float">
            <text:p>2.3010495676</text:p>
          </table:table-cell>
          <table:table-cell table:formula="of:=([.I458]-[.J458])^2" office:value-type="float" office:value="3.36887047380295" calcext:value-type="float">
            <text:p>3.3688704738</text:p>
          </table:table-cell>
          <table:table-cell table:formula="of:=[.M458]-[.N458]" office:value-type="float" office:value="2.0120684169978" calcext:value-type="float">
            <text:p>2.012068417</text:p>
          </table:table-cell>
          <table:table-cell table:formula="of:=[.M458]-[.P458]" office:value-type="float" office:value="0.0481745177321136" calcext:value-type="float">
            <text:p>0.0481745177</text:p>
          </table:table-cell>
          <table:table-cell table:formula="of:=([.A458]-100.04)^2" office:value-type="float" office:value="3.68639999999995" calcext:value-type="float">
            <text:p>3.6864</text:p>
          </table:table-cell>
          <table:table-cell/>
          <table:table-cell table:formula="of:=[.Q458]+[.U457]" office:value-type="float" office:value="1874.57505350653" calcext:value-type="float">
            <text:p>1874.5750535065</text:p>
          </table:table-cell>
        </table:table-row>
        <table:table-row table:style-name="ro1">
          <table:table-cell office:value-type="float" office:value="101.96" calcext:value-type="float">
            <text:p>101.96</text:p>
          </table:table-cell>
          <table:table-cell office:value-type="float" office:value="102.808692932129" calcext:value-type="float">
            <text:p>102.8086929321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1.032035827637" calcext:value-type="float">
            <text:p>101.0320358276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086616516113" calcext:value-type="float">
            <text:p>103.0866165161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0.835868835449" calcext:value-type="float">
            <text:p>100.8358688355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274391174316" calcext:value-type="float">
            <text:p>103.2743911743</text:p>
          </table:table-cell>
          <table:table-cell office:value-type="float" office:value="103.086616516113" calcext:value-type="float">
            <text:p>103.0866165161</text:p>
          </table:table-cell>
          <table:table-cell/>
          <table:table-cell table:formula="of:=([.A459]-[.B459])^2" office:value-type="float" office:value="0.720279693045571" calcext:value-type="float">
            <text:p>0.720279693</text:p>
          </table:table-cell>
          <table:table-cell table:formula="of:=([.E459]-[.F459])^2" office:value-type="float" office:value="1.26926477437924" calcext:value-type="float">
            <text:p>1.2692647744</text:p>
          </table:table-cell>
          <table:table-cell table:formula="of:=([.A459]-([.B459]+[.F459])/2)^2" office:value-type="float" office:value="0.975461854078726" calcext:value-type="float">
            <text:p>0.9754618541</text:p>
          </table:table-cell>
          <table:table-cell table:formula="of:=([.I459]-[.J459])^2" office:value-type="float" office:value="1.72762415912088" calcext:value-type="float">
            <text:p>1.7276241591</text:p>
          </table:table-cell>
          <table:table-cell table:formula="of:=[.M459]-[.N459]" office:value-type="float" office:value="-0.54898508133367" calcext:value-type="float">
            <text:p>-0.5489850813</text:p>
          </table:table-cell>
          <table:table-cell table:formula="of:=[.M459]-[.P459]" office:value-type="float" office:value="-1.00734446607531" calcext:value-type="float">
            <text:p>-1.0073444661</text:p>
          </table:table-cell>
          <table:table-cell table:formula="of:=([.A459]-100.04)^2" office:value-type="float" office:value="3.68639999999995" calcext:value-type="float">
            <text:p>3.6864</text:p>
          </table:table-cell>
          <table:table-cell/>
          <table:table-cell table:formula="of:=[.Q459]+[.U458]" office:value-type="float" office:value="1874.02606842519" calcext:value-type="float">
            <text:p>1874.0260684252</text:p>
          </table:table-cell>
        </table:table-row>
        <table:table-row table:style-name="ro1">
          <table:table-cell office:value-type="float" office:value="101.98" calcext:value-type="float">
            <text:p>101.98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01.98" calcext:value-type="float">
            <text:p>101.98</text:p>
          </table:table-cell>
          <table:table-cell office:value-type="float" office:value="95.1816711425781" calcext:value-type="float">
            <text:p>95.1816711426</text:p>
          </table:table-cell>
          <table:table-cell office:value-type="float" office:value="101.98" calcext:value-type="float">
            <text:p>101.98</text:p>
          </table:table-cell>
          <table:table-cell office:value-type="float" office:value="94.0083618164062" calcext:value-type="float">
            <text:p>94.0083618164</text:p>
          </table:table-cell>
          <table:table-cell office:value-type="float" office:value="101.98" calcext:value-type="float">
            <text:p>101.98</text:p>
          </table:table-cell>
          <table:table-cell office:value-type="float" office:value="96.6405029296875" calcext:value-type="float">
            <text:p>96.6405029297</text:p>
          </table:table-cell>
          <table:table-cell office:value-type="float" office:value="101.98" calcext:value-type="float">
            <text:p>101.98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4.0083618164062" calcext:value-type="float">
            <text:p>94.0083618164</text:p>
          </table:table-cell>
          <table:table-cell/>
          <table:table-cell table:formula="of:=([.A460]-[.B460])^2" office:value-type="float" office:value="56.2816542323117" calcext:value-type="float">
            <text:p>56.2816542323</text:p>
          </table:table-cell>
          <table:table-cell table:formula="of:=([.E460]-[.F460])^2" office:value-type="float" office:value="63.5470153301299" calcext:value-type="float">
            <text:p>63.5470153301</text:p>
          </table:table-cell>
          <table:table-cell table:formula="of:=([.A460]-([.B460]+[.F460])/2)^2" office:value-type="float" office:value="59.8592205989847" calcext:value-type="float">
            <text:p>59.859220599</text:p>
          </table:table-cell>
          <table:table-cell table:formula="of:=([.I460]-[.J460])^2" office:value-type="float" office:value="54.6562531650925" calcext:value-type="float">
            <text:p>54.6562531651</text:p>
          </table:table-cell>
          <table:table-cell table:formula="of:=[.M460]-[.N460]" office:value-type="float" office:value="-7.26536109781824" calcext:value-type="float">
            <text:p>-7.2653610978</text:p>
          </table:table-cell>
          <table:table-cell table:formula="of:=[.M460]-[.P460]" office:value-type="float" office:value="1.62540106721921" calcext:value-type="float">
            <text:p>1.6254010672</text:p>
          </table:table-cell>
          <table:table-cell table:formula="of:=([.A460]-100.04)^2" office:value-type="float" office:value="3.76359999999999" calcext:value-type="float">
            <text:p>3.7636</text:p>
          </table:table-cell>
          <table:table-cell/>
          <table:table-cell table:formula="of:=[.Q460]+[.U459]" office:value-type="float" office:value="1866.76070732738" calcext:value-type="float">
            <text:p>1866.7607073274</text:p>
          </table:table-cell>
        </table:table-row>
        <table:table-row table:style-name="ro1">
          <table:table-cell office:value-type="float" office:value="102.08" calcext:value-type="float">
            <text:p>102.08</text:p>
          </table:table-cell>
          <table:table-cell office:value-type="float" office:value="94.9850158691406" calcext:value-type="float">
            <text:p>94.9850158691</text:p>
          </table:table-cell>
          <table:table-cell office:value-type="float" office:value="102.08" calcext:value-type="float">
            <text:p>102.08</text:p>
          </table:table-cell>
          <table:table-cell office:value-type="float" office:value="96.9964981079102" calcext:value-type="float">
            <text:p>96.9964981079</text:p>
          </table:table-cell>
          <table:table-cell office:value-type="float" office:value="102.08" calcext:value-type="float">
            <text:p>102.08</text:p>
          </table:table-cell>
          <table:table-cell office:value-type="float" office:value="94.6081771850586" calcext:value-type="float">
            <text:p>94.6081771851</text:p>
          </table:table-cell>
          <table:table-cell office:value-type="float" office:value="102.08" calcext:value-type="float">
            <text:p>102.08</text:p>
          </table:table-cell>
          <table:table-cell office:value-type="float" office:value="98.0731887817383" calcext:value-type="float">
            <text:p>98.0731887817</text:p>
          </table:table-cell>
          <table:table-cell office:value-type="float" office:value="102.08" calcext:value-type="float">
            <text:p>102.08</text:p>
          </table:table-cell>
          <table:table-cell office:value-type="float" office:value="94.9593734741211" calcext:value-type="float">
            <text:p>94.9593734741</text:p>
          </table:table-cell>
          <table:table-cell office:value-type="float" office:value="94.6081771850586" calcext:value-type="float">
            <text:p>94.6081771851</text:p>
          </table:table-cell>
          <table:table-cell/>
          <table:table-cell table:formula="of:=([.A461]-[.B461])^2" office:value-type="float" office:value="50.3387998171463" calcext:value-type="float">
            <text:p>50.3387998171</text:p>
          </table:table-cell>
          <table:table-cell table:formula="of:=([.E461]-[.F461])^2" office:value-type="float" office:value="55.8281361778789" calcext:value-type="float">
            <text:p>55.8281361779</text:p>
          </table:table-cell>
          <table:table-cell table:formula="of:=([.A461]-([.B461]+[.F461])/2)^2" office:value-type="float" office:value="53.0479661490574" calcext:value-type="float">
            <text:p>53.0479661491</text:p>
          </table:table-cell>
          <table:table-cell table:formula="of:=([.I461]-[.J461])^2" office:value-type="float" office:value="50.7033221210503" calcext:value-type="float">
            <text:p>50.7033221211</text:p>
          </table:table-cell>
          <table:table-cell table:formula="of:=[.M461]-[.N461]" office:value-type="float" office:value="-5.48933636073256" calcext:value-type="float">
            <text:p>-5.4893363607</text:p>
          </table:table-cell>
          <table:table-cell table:formula="of:=[.M461]-[.P461]" office:value-type="float" office:value="-0.364522303903939" calcext:value-type="float">
            <text:p>-0.3645223039</text:p>
          </table:table-cell>
          <table:table-cell table:formula="of:=([.A461]-100.04)^2" office:value-type="float" office:value="4.16159999999997" calcext:value-type="float">
            <text:p>4.1616</text:p>
          </table:table-cell>
          <table:table-cell/>
          <table:table-cell table:formula="of:=[.Q461]+[.U460]" office:value-type="float" office:value="1861.27137096664" calcext:value-type="float">
            <text:p>1861.2713709667</text:p>
          </table:table-cell>
        </table:table-row>
        <table:table-row table:style-name="ro1">
          <table:table-cell office:value-type="float" office:value="102.14" calcext:value-type="float">
            <text:p>102.14</text:p>
          </table:table-cell>
          <table:table-cell office:value-type="float" office:value="103.785858154297" calcext:value-type="float">
            <text:p>103.7858581543</text:p>
          </table:table-cell>
          <table:table-cell office:value-type="float" office:value="102.14" calcext:value-type="float">
            <text:p>102.14</text:p>
          </table:table-cell>
          <table:table-cell office:value-type="float" office:value="102.733757019043" calcext:value-type="float">
            <text:p>102.733757019</text:p>
          </table:table-cell>
          <table:table-cell office:value-type="float" office:value="102.14" calcext:value-type="float">
            <text:p>102.14</text:p>
          </table:table-cell>
          <table:table-cell office:value-type="float" office:value="103.183090209961" calcext:value-type="float">
            <text:p>103.18309021</text:p>
          </table:table-cell>
          <table:table-cell office:value-type="float" office:value="102.14" calcext:value-type="float">
            <text:p>102.14</text:p>
          </table:table-cell>
          <table:table-cell office:value-type="float" office:value="100.325180053711" calcext:value-type="float">
            <text:p>100.3251800537</text:p>
          </table:table-cell>
          <table:table-cell office:value-type="float" office:value="102.14" calcext:value-type="float">
            <text:p>102.14</text:p>
          </table:table-cell>
          <table:table-cell office:value-type="float" office:value="103.232620239258" calcext:value-type="float">
            <text:p>103.2326202393</text:p>
          </table:table-cell>
          <table:table-cell office:value-type="float" office:value="103.183090209961" calcext:value-type="float">
            <text:p>103.18309021</text:p>
          </table:table-cell>
          <table:table-cell/>
          <table:table-cell table:formula="of:=([.A462]-[.B462])^2" office:value-type="float" office:value="2.70884906406551" calcext:value-type="float">
            <text:p>2.7088490641</text:p>
          </table:table-cell>
          <table:table-cell table:formula="of:=([.E462]-[.F462])^2" office:value-type="float" office:value="1.08803718611635" calcext:value-type="float">
            <text:p>1.0880371861</text:p>
          </table:table-cell>
          <table:table-cell table:formula="of:=([.A462]-([.B462]+[.F462])/2)^2" office:value-type="float" office:value="1.80761082641119" calcext:value-type="float">
            <text:p>1.8076108264</text:p>
          </table:table-cell>
          <table:table-cell table:formula="of:=([.I462]-[.J462])^2" office:value-type="float" office:value="1.1938189872358" calcext:value-type="float">
            <text:p>1.1938189872</text:p>
          </table:table-cell>
          <table:table-cell table:formula="of:=[.M462]-[.N462]" office:value-type="float" office:value="1.62081187794916" calcext:value-type="float">
            <text:p>1.6208118779</text:p>
          </table:table-cell>
          <table:table-cell table:formula="of:=[.M462]-[.P462]" office:value-type="float" office:value="1.51503007682972" calcext:value-type="float">
            <text:p>1.5150300768</text:p>
          </table:table-cell>
          <table:table-cell table:formula="of:=([.A462]-100.04)^2" office:value-type="float" office:value="4.40999999999998" calcext:value-type="float">
            <text:p>4.41</text:p>
          </table:table-cell>
          <table:table-cell/>
          <table:table-cell table:formula="of:=[.Q462]+[.U461]" office:value-type="float" office:value="1862.89218284459" calcext:value-type="float">
            <text:p>1862.8921828446</text:p>
          </table:table-cell>
        </table:table-row>
        <table:table-row table:style-name="ro1">
          <table:table-cell office:value-type="float" office:value="102.25" calcext:value-type="float">
            <text:p>102.25</text:p>
          </table:table-cell>
          <table:table-cell office:value-type="float" office:value="104.044593811035" calcext:value-type="float">
            <text:p>104.044593811</text:p>
          </table:table-cell>
          <table:table-cell office:value-type="float" office:value="102.25" calcext:value-type="float">
            <text:p>102.25</text:p>
          </table:table-cell>
          <table:table-cell office:value-type="float" office:value="111.730247497559" calcext:value-type="float">
            <text:p>111.7302474976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3.122222900391" calcext:value-type="float">
            <text:p>103.1222229004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4.521011352539" calcext:value-type="float">
            <text:p>104.5210113525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4.043113708496" calcext:value-type="float">
            <text:p>104.0431137085</text:p>
          </table:table-cell>
          <table:table-cell office:value-type="float" office:value="103.122222900391" calcext:value-type="float">
            <text:p>103.1222229004</text:p>
          </table:table-cell>
          <table:table-cell/>
          <table:table-cell table:formula="of:=([.A463]-[.B463])^2" office:value-type="float" office:value="3.22056694660569" calcext:value-type="float">
            <text:p>3.2205669466</text:p>
          </table:table-cell>
          <table:table-cell table:formula="of:=([.E463]-[.F463])^2" office:value-type="float" office:value="0.760772787965834" calcext:value-type="float">
            <text:p>0.760772788</text:p>
          </table:table-cell>
          <table:table-cell table:formula="of:=([.A463]-([.B463]+[.F463])/2)^2" office:value-type="float" office:value="1.77797784308495" calcext:value-type="float">
            <text:p>1.7779778431</text:p>
          </table:table-cell>
          <table:table-cell table:formula="of:=([.I463]-[.J463])^2" office:value-type="float" office:value="3.21525677159661" calcext:value-type="float">
            <text:p>3.2152567716</text:p>
          </table:table-cell>
          <table:table-cell table:formula="of:=[.M463]-[.N463]" office:value-type="float" office:value="2.45979415863985" calcext:value-type="float">
            <text:p>2.4597941586</text:p>
          </table:table-cell>
          <table:table-cell table:formula="of:=[.M463]-[.P463]" office:value-type="float" office:value="0.00531017500907183" calcext:value-type="float">
            <text:p>0.005310175</text:p>
          </table:table-cell>
          <table:table-cell table:formula="of:=([.A463]-100.04)^2" office:value-type="float" office:value="4.88409999999997" calcext:value-type="float">
            <text:p>4.8841</text:p>
          </table:table-cell>
          <table:table-cell/>
          <table:table-cell table:formula="of:=[.Q463]+[.U462]" office:value-type="float" office:value="1865.35197700323" calcext:value-type="float">
            <text:p>1865.3519770032</text:p>
          </table:table-cell>
        </table:table-row>
        <table:table-row table:style-name="ro1">
          <table:table-cell office:value-type="float" office:value="102.29" calcext:value-type="float">
            <text:p>102.29</text:p>
          </table:table-cell>
          <table:table-cell office:value-type="float" office:value="110.652603149414" calcext:value-type="float">
            <text:p>110.6526031494</text:p>
          </table:table-cell>
          <table:table-cell office:value-type="float" office:value="102.29" calcext:value-type="float">
            <text:p>102.29</text:p>
          </table:table-cell>
          <table:table-cell office:value-type="float" office:value="110.419288635254" calcext:value-type="float">
            <text:p>110.4192886353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9.139091491699" calcext:value-type="float">
            <text:p>109.1390914917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7.676414489746" calcext:value-type="float">
            <text:p>107.6764144897</text:p>
          </table:table-cell>
          <table:table-cell office:value-type="float" office:value="102.29" calcext:value-type="float">
            <text:p>102.29</text:p>
          </table:table-cell>
          <table:table-cell office:value-type="float" office:value="110.510139465332" calcext:value-type="float">
            <text:p>110.5101394653</text:p>
          </table:table-cell>
          <table:table-cell office:value-type="float" office:value="110.652603149414" calcext:value-type="float">
            <text:p>110.6526031494</text:p>
          </table:table-cell>
          <table:table-cell/>
          <table:table-cell table:formula="of:=([.A464]-[.B464])^2" office:value-type="float" office:value="69.9331314345899" calcext:value-type="float">
            <text:p>69.9331314346</text:p>
          </table:table-cell>
          <table:table-cell table:formula="of:=([.E464]-[.F464])^2" office:value-type="float" office:value="46.9100542616665" calcext:value-type="float">
            <text:p>46.9100542617</text:p>
          </table:table-cell>
          <table:table-cell table:formula="of:=([.A464]-([.B464]+[.F464])/2)^2" office:value-type="float" office:value="57.8489134636185" calcext:value-type="float">
            <text:p>57.8489134636</text:p>
          </table:table-cell>
          <table:table-cell table:formula="of:=([.I464]-[.J464])^2" office:value-type="float" office:value="67.5706928295091" calcext:value-type="float">
            <text:p>67.5706928295</text:p>
          </table:table-cell>
          <table:table-cell table:formula="of:=[.M464]-[.N464]" office:value-type="float" office:value="23.0230771729234" calcext:value-type="float">
            <text:p>23.0230771729</text:p>
          </table:table-cell>
          <table:table-cell table:formula="of:=[.M464]-[.P464]" office:value-type="float" office:value="2.36243860508083" calcext:value-type="float">
            <text:p>2.3624386051</text:p>
          </table:table-cell>
          <table:table-cell table:formula="of:=([.A464]-100.04)^2" office:value-type="float" office:value="5.0625" calcext:value-type="float">
            <text:p>5.0625</text:p>
          </table:table-cell>
          <table:table-cell/>
          <table:table-cell table:formula="of:=[.Q464]+[.U463]" office:value-type="float" office:value="1888.37505417616" calcext:value-type="float">
            <text:p>1888.3750541762</text:p>
          </table:table-cell>
        </table:table-row>
        <table:table-row table:style-name="ro1">
          <table:table-cell office:value-type="float" office:value="102.31" calcext:value-type="float">
            <text:p>102.31</text:p>
          </table:table-cell>
          <table:table-cell office:value-type="float" office:value="103.092269897461" calcext:value-type="float">
            <text:p>103.0922698975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302398681641" calcext:value-type="float">
            <text:p>103.3023986816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2.555847167969" calcext:value-type="float">
            <text:p>102.555847168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679725646973" calcext:value-type="float">
            <text:p>103.679725647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216705322266" calcext:value-type="float">
            <text:p>103.2167053223</text:p>
          </table:table-cell>
          <table:table-cell office:value-type="float" office:value="102.555847167969" calcext:value-type="float">
            <text:p>102.555847168</text:p>
          </table:table-cell>
          <table:table-cell/>
          <table:table-cell table:formula="of:=([.A465]-[.B465])^2" office:value-type="float" office:value="0.611946192473542" calcext:value-type="float">
            <text:p>0.6119461925</text:p>
          </table:table-cell>
          <table:table-cell table:formula="of:=([.E465]-[.F465])^2" office:value-type="float" office:value="0.0604408299982537" calcext:value-type="float">
            <text:p>0.06044083</text:p>
          </table:table-cell>
          <table:table-cell table:formula="of:=([.A465]-([.B465]+[.F465])/2)^2" office:value-type="float" office:value="0.264256175056936" calcext:value-type="float">
            <text:p>0.2642561751</text:p>
          </table:table-cell>
          <table:table-cell table:formula="of:=([.I465]-[.J465])^2" office:value-type="float" office:value="0.822114541424807" calcext:value-type="float">
            <text:p>0.8221145414</text:p>
          </table:table-cell>
          <table:table-cell table:formula="of:=[.M465]-[.N465]" office:value-type="float" office:value="0.551505362475288" calcext:value-type="float">
            <text:p>0.5515053625</text:p>
          </table:table-cell>
          <table:table-cell table:formula="of:=[.M465]-[.P465]" office:value-type="float" office:value="-0.210168348951265" calcext:value-type="float">
            <text:p>-0.210168349</text:p>
          </table:table-cell>
          <table:table-cell table:formula="of:=([.A465]-100.04)^2" office:value-type="float" office:value="5.15289999999998" calcext:value-type="float">
            <text:p>5.1529</text:p>
          </table:table-cell>
          <table:table-cell/>
          <table:table-cell table:formula="of:=[.Q465]+[.U464]" office:value-type="float" office:value="1888.92655953863" calcext:value-type="float">
            <text:p>1888.9265595386</text:p>
          </table:table-cell>
        </table:table-row>
        <table:table-row table:style-name="ro1">
          <table:table-cell office:value-type="float" office:value="102.31" calcext:value-type="float">
            <text:p>102.31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241989135742" calcext:value-type="float">
            <text:p>103.2419891357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977127075195" calcext:value-type="float">
            <text:p>103.9771270752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949508666992" calcext:value-type="float">
            <text:p>102.949508667</text:p>
          </table:table-cell>
          <table:table-cell/>
          <table:table-cell table:formula="of:=([.A466]-[.B466])^2" office:value-type="float" office:value="1.55862438500756" calcext:value-type="float">
            <text:p>1.558624385</text:p>
          </table:table-cell>
          <table:table-cell table:formula="of:=([.E466]-[.F466])^2" office:value-type="float" office:value="0.408971335158122" calcext:value-type="float">
            <text:p>0.4089713352</text:p>
          </table:table-cell>
          <table:table-cell table:formula="of:=([.A466]-([.B466]+[.F466])/2)^2" office:value-type="float" office:value="0.891095841272753" calcext:value-type="float">
            <text:p>0.8910958413</text:p>
          </table:table-cell>
          <table:table-cell table:formula="of:=([.I466]-[.J466])^2" office:value-type="float" office:value="1.79566543028354" calcext:value-type="float">
            <text:p>1.7956654303</text:p>
          </table:table-cell>
          <table:table-cell table:formula="of:=[.M466]-[.N466]" office:value-type="float" office:value="1.14965304984944" calcext:value-type="float">
            <text:p>1.1496530498</text:p>
          </table:table-cell>
          <table:table-cell table:formula="of:=[.M466]-[.P466]" office:value-type="float" office:value="-0.237041045275982" calcext:value-type="float">
            <text:p>-0.2370410453</text:p>
          </table:table-cell>
          <table:table-cell table:formula="of:=([.A466]-100.04)^2" office:value-type="float" office:value="5.15289999999998" calcext:value-type="float">
            <text:p>5.1529</text:p>
          </table:table-cell>
          <table:table-cell/>
          <table:table-cell table:formula="of:=[.Q466]+[.U465]" office:value-type="float" office:value="1890.07621258848" calcext:value-type="float">
            <text:p>1890.0762125885</text:p>
          </table:table-cell>
        </table:table-row>
        <table:table-row table:style-name="ro1">
          <table:table-cell office:value-type="float" office:value="102.365" calcext:value-type="float">
            <text:p>102.365</text:p>
          </table:table-cell>
          <table:table-cell office:value-type="float" office:value="104.506454467773" calcext:value-type="float">
            <text:p>104.5064544678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03.590484619141" calcext:value-type="float">
            <text:p>103.5904846191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03.430625915527" calcext:value-type="float">
            <text:p>103.4306259155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02.629974365234" calcext:value-type="float">
            <text:p>102.6299743652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04.702743530273" calcext:value-type="float">
            <text:p>104.7027435303</text:p>
          </table:table-cell>
          <table:table-cell office:value-type="float" office:value="103.430625915527" calcext:value-type="float">
            <text:p>103.4306259155</text:p>
          </table:table-cell>
          <table:table-cell/>
          <table:table-cell table:formula="of:=([.A467]-[.B467])^2" office:value-type="float" office:value="4.58582723754678" calcext:value-type="float">
            <text:p>4.5858272375</text:p>
          </table:table-cell>
          <table:table-cell table:formula="of:=([.E467]-[.F467])^2" office:value-type="float" office:value="1.13555859184347" calcext:value-type="float">
            <text:p>1.1355585918</text:p>
          </table:table-cell>
          <table:table-cell table:formula="of:=([.A467]-([.B467]+[.F467])/2)^2" office:value-type="float" office:value="2.57134114623814" calcext:value-type="float">
            <text:p>2.5713411462</text:p>
          </table:table-cell>
          <table:table-cell table:formula="of:=([.I467]-[.J467])^2" office:value-type="float" office:value="5.46504481333527" calcext:value-type="float">
            <text:p>5.4650448133</text:p>
          </table:table-cell>
          <table:table-cell table:formula="of:=[.M467]-[.N467]" office:value-type="float" office:value="3.45026864570331" calcext:value-type="float">
            <text:p>3.4502686457</text:p>
          </table:table-cell>
          <table:table-cell table:formula="of:=[.M467]-[.P467]" office:value-type="float" office:value="-0.879217575788494" calcext:value-type="float">
            <text:p>-0.8792175758</text:p>
          </table:table-cell>
          <table:table-cell table:formula="of:=([.A467]-100.04)^2" office:value-type="float" office:value="5.40562500000001" calcext:value-type="float">
            <text:p>5.405625</text:p>
          </table:table-cell>
          <table:table-cell/>
          <table:table-cell table:formula="of:=[.Q467]+[.U466]" office:value-type="float" office:value="1893.52648123418" calcext:value-type="float">
            <text:p>1893.5264812342</text:p>
          </table:table-cell>
        </table:table-row>
        <table:table-row table:style-name="ro1">
          <table:table-cell office:value-type="float" office:value="102.49" calcext:value-type="float">
            <text:p>102.49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102.49" calcext:value-type="float">
            <text:p>102.49</text:p>
          </table:table-cell>
          <table:table-cell office:value-type="float" office:value="96.3960876464844" calcext:value-type="float">
            <text:p>96.3960876465</text:p>
          </table:table-cell>
          <table:table-cell office:value-type="float" office:value="102.49" calcext:value-type="float">
            <text:p>102.49</text:p>
          </table:table-cell>
          <table:table-cell office:value-type="float" office:value="94.3438034057617" calcext:value-type="float">
            <text:p>94.3438034058</text:p>
          </table:table-cell>
          <table:table-cell office:value-type="float" office:value="102.49" calcext:value-type="float">
            <text:p>102.49</text:p>
          </table:table-cell>
          <table:table-cell office:value-type="float" office:value="96.0785522460938" calcext:value-type="float">
            <text:p>96.0785522461</text:p>
          </table:table-cell>
          <table:table-cell office:value-type="float" office:value="102.49" calcext:value-type="float">
            <text:p>102.49</text:p>
          </table:table-cell>
          <table:table-cell office:value-type="float" office:value="95.0300369262695" calcext:value-type="float">
            <text:p>95.0300369263</text:p>
          </table:table-cell>
          <table:table-cell office:value-type="float" office:value="94.3438034057617" calcext:value-type="float">
            <text:p>94.3438034058</text:p>
          </table:table-cell>
          <table:table-cell/>
          <table:table-cell table:formula="of:=([.A468]-[.B468])^2" office:value-type="float" office:value="53.1155605281562" calcext:value-type="float">
            <text:p>53.1155605282</text:p>
          </table:table-cell>
          <table:table-cell table:formula="of:=([.E468]-[.F468])^2" office:value-type="float" office:value="66.3605189519793" calcext:value-type="float">
            <text:p>66.360518952</text:p>
          </table:table-cell>
          <table:table-cell table:formula="of:=([.A468]-([.B468]+[.F468])/2)^2" office:value-type="float" office:value="59.5539325407565" calcext:value-type="float">
            <text:p>59.5539325408</text:p>
          </table:table-cell>
          <table:table-cell table:formula="of:=([.I468]-[.J468])^2" office:value-type="float" office:value="55.6510490614221" calcext:value-type="float">
            <text:p>55.6510490614</text:p>
          </table:table-cell>
          <table:table-cell table:formula="of:=[.M468]-[.N468]" office:value-type="float" office:value="-13.2449584238231" calcext:value-type="float">
            <text:p>-13.2449584238</text:p>
          </table:table-cell>
          <table:table-cell table:formula="of:=[.M468]-[.P468]" office:value-type="float" office:value="-2.53548853326588" calcext:value-type="float">
            <text:p>-2.5354885333</text:p>
          </table:table-cell>
          <table:table-cell table:formula="of:=([.A468]-100.04)^2" office:value-type="float" office:value="6.00249999999994" calcext:value-type="float">
            <text:p>6.0025</text:p>
          </table:table-cell>
          <table:table-cell/>
          <table:table-cell table:formula="of:=[.Q468]+[.U467]" office:value-type="float" office:value="1880.28152281036" calcext:value-type="float">
            <text:p>1880.2815228104</text:p>
          </table:table-cell>
        </table:table-row>
        <table:table-row table:style-name="ro1">
          <table:table-cell office:value-type="float" office:value="102.51" calcext:value-type="float">
            <text:p>102.51</text:p>
          </table:table-cell>
          <table:table-cell office:value-type="float" office:value="111.205909729004" calcext:value-type="float">
            <text:p>111.205909729</text:p>
          </table:table-cell>
          <table:table-cell office:value-type="float" office:value="102.51" calcext:value-type="float">
            <text:p>102.51</text:p>
          </table:table-cell>
          <table:table-cell office:value-type="float" office:value="112.235466003418" calcext:value-type="float">
            <text:p>112.2354660034</text:p>
          </table:table-cell>
          <table:table-cell office:value-type="float" office:value="102.51" calcext:value-type="float">
            <text:p>102.51</text:p>
          </table:table-cell>
          <table:table-cell office:value-type="float" office:value="109.988975524902" calcext:value-type="float">
            <text:p>109.9889755249</text:p>
          </table:table-cell>
          <table:table-cell office:value-type="float" office:value="102.51" calcext:value-type="float">
            <text:p>102.51</text:p>
          </table:table-cell>
          <table:table-cell office:value-type="float" office:value="109.853012084961" calcext:value-type="float">
            <text:p>109.853012085</text:p>
          </table:table-cell>
          <table:table-cell office:value-type="float" office:value="102.51" calcext:value-type="float">
            <text:p>102.51</text:p>
          </table:table-cell>
          <table:table-cell office:value-type="float" office:value="111.075393676758" calcext:value-type="float">
            <text:p>111.0753936768</text:p>
          </table:table-cell>
          <table:table-cell office:value-type="float" office:value="111.205909729004" calcext:value-type="float">
            <text:p>111.205909729</text:p>
          </table:table-cell>
          <table:table-cell/>
          <table:table-cell table:formula="of:=([.A469]-[.B469])^2" office:value-type="float" office:value="75.6188460149847" calcext:value-type="float">
            <text:p>75.618846015</text:p>
          </table:table-cell>
          <table:table-cell table:formula="of:=([.E469]-[.F469])^2" office:value-type="float" office:value="55.9350749020882" calcext:value-type="float">
            <text:p>55.9350749021</text:p>
          </table:table-cell>
          <table:table-cell table:formula="of:=([.A469]-([.B469]+[.F469])/2)^2" office:value-type="float" office:value="65.4067282442584" calcext:value-type="float">
            <text:p>65.4067282443</text:p>
          </table:table-cell>
          <table:table-cell table:formula="of:=([.I469]-[.J469])^2" office:value-type="float" office:value="73.3659688378426" calcext:value-type="float">
            <text:p>73.3659688378</text:p>
          </table:table-cell>
          <table:table-cell table:formula="of:=[.M469]-[.N469]" office:value-type="float" office:value="19.6837711128965" calcext:value-type="float">
            <text:p>19.6837711129</text:p>
          </table:table-cell>
          <table:table-cell table:formula="of:=[.M469]-[.P469]" office:value-type="float" office:value="2.25287717714207" calcext:value-type="float">
            <text:p>2.2528771771</text:p>
          </table:table-cell>
          <table:table-cell table:formula="of:=([.A469]-100.04)^2" office:value-type="float" office:value="6.10089999999999" calcext:value-type="float">
            <text:p>6.1009</text:p>
          </table:table-cell>
          <table:table-cell/>
          <table:table-cell table:formula="of:=[.Q469]+[.U468]" office:value-type="float" office:value="1899.96529392326" calcext:value-type="float">
            <text:p>1899.9652939233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94.3242645263672" calcext:value-type="float">
            <text:p>94.3242645264</text:p>
          </table:table-cell>
          <table:table-cell office:value-type="float" office:value="102.6" calcext:value-type="float">
            <text:p>102.6</text:p>
          </table:table-cell>
          <table:table-cell office:value-type="float" office:value="94.8526000976563" calcext:value-type="float">
            <text:p>94.8526000977</text:p>
          </table:table-cell>
          <table:table-cell office:value-type="float" office:value="102.6" calcext:value-type="float">
            <text:p>102.6</text:p>
          </table:table-cell>
          <table:table-cell office:value-type="float" office:value="93.3447418212891" calcext:value-type="float">
            <text:p>93.3447418213</text:p>
          </table:table-cell>
          <table:table-cell office:value-type="float" office:value="102.6" calcext:value-type="float">
            <text:p>102.6</text:p>
          </table:table-cell>
          <table:table-cell office:value-type="float" office:value="93.4775772094727" calcext:value-type="float">
            <text:p>93.4775772095</text:p>
          </table:table-cell>
          <table:table-cell office:value-type="float" office:value="102.6" calcext:value-type="float">
            <text:p>102.6</text:p>
          </table:table-cell>
          <table:table-cell office:value-type="float" office:value="94.3098068237305" calcext:value-type="float">
            <text:p>94.3098068237</text:p>
          </table:table-cell>
          <table:table-cell office:value-type="float" office:value="93.3447418212891" calcext:value-type="float">
            <text:p>93.3447418213</text:p>
          </table:table-cell>
          <table:table-cell/>
          <table:table-cell table:formula="of:=([.A470]-[.B470])^2" office:value-type="float" office:value="68.4877976295444" calcext:value-type="float">
            <text:p>68.4877976295</text:p>
          </table:table-cell>
          <table:table-cell table:formula="of:=([.E470]-[.F470])^2" office:value-type="float" office:value="85.6598039545956" calcext:value-type="float">
            <text:p>85.6598039546</text:p>
          </table:table-cell>
          <table:table-cell table:formula="of:=([.A470]-([.B470]+[.F470])/2)^2" office:value-type="float" office:value="76.8339346096291" calcext:value-type="float">
            <text:p>76.8339346096</text:p>
          </table:table-cell>
          <table:table-cell table:formula="of:=([.I470]-[.J470])^2" office:value-type="float" office:value="68.7273028998658" calcext:value-type="float">
            <text:p>68.7273028999</text:p>
          </table:table-cell>
          <table:table-cell table:formula="of:=[.M470]-[.N470]" office:value-type="float" office:value="-17.1720063250512" calcext:value-type="float">
            <text:p>-17.1720063251</text:p>
          </table:table-cell>
          <table:table-cell table:formula="of:=[.M470]-[.P470]" office:value-type="float" office:value="-0.239505270321388" calcext:value-type="float">
            <text:p>-0.2395052703</text:p>
          </table:table-cell>
          <table:table-cell table:formula="of:=([.A470]-100.04)^2" office:value-type="float" office:value="6.55359999999994" calcext:value-type="float">
            <text:p>6.5536</text:p>
          </table:table-cell>
          <table:table-cell/>
          <table:table-cell table:formula="of:=[.Q470]+[.U469]" office:value-type="float" office:value="1882.79328759821" calcext:value-type="float">
            <text:p>1882.7932875982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02.7" calcext:value-type="float">
            <text:p>102.7</text:p>
          </table:table-cell>
          <table:table-cell office:value-type="float" office:value="105.301780700684" calcext:value-type="float">
            <text:p>105.3017807007</text:p>
          </table:table-cell>
          <table:table-cell office:value-type="float" office:value="102.7" calcext:value-type="float">
            <text:p>102.7</text:p>
          </table:table-cell>
          <table:table-cell office:value-type="float" office:value="102.60587310791" calcext:value-type="float">
            <text:p>102.6058731079</text:p>
          </table:table-cell>
          <table:table-cell office:value-type="float" office:value="102.7" calcext:value-type="float">
            <text:p>102.7</text:p>
          </table:table-cell>
          <table:table-cell office:value-type="float" office:value="105.918869018555" calcext:value-type="float">
            <text:p>105.9188690186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898002624512" calcext:value-type="float">
            <text:p>103.8980026245</text:p>
          </table:table-cell>
          <table:table-cell office:value-type="float" office:value="102.60587310791" calcext:value-type="float">
            <text:p>102.6058731079</text:p>
          </table:table-cell>
          <table:table-cell/>
          <table:table-cell table:formula="of:=([.A471]-[.B471])^2" office:value-type="float" office:value="1.22882786507019" calcext:value-type="float">
            <text:p>1.2288278651</text:p>
          </table:table-cell>
          <table:table-cell table:formula="of:=([.E471]-[.F471])^2" office:value-type="float" office:value="0.00885987181449362" calcext:value-type="float">
            <text:p>0.0088598718</text:p>
          </table:table-cell>
          <table:table-cell table:formula="of:=([.A471]-([.B471]+[.F471])/2)^2" office:value-type="float" office:value="0.257250923672688" calcext:value-type="float">
            <text:p>0.2572509237</text:p>
          </table:table-cell>
          <table:table-cell table:formula="of:=([.I471]-[.J471])^2" office:value-type="float" office:value="1.43521028833696" calcext:value-type="float">
            <text:p>1.4352102883</text:p>
          </table:table-cell>
          <table:table-cell table:formula="of:=[.M471]-[.N471]" office:value-type="float" office:value="1.2199679932557" calcext:value-type="float">
            <text:p>1.2199679933</text:p>
          </table:table-cell>
          <table:table-cell table:formula="of:=[.M471]-[.P471]" office:value-type="float" office:value="-0.206382423266768" calcext:value-type="float">
            <text:p>-0.2063824233</text:p>
          </table:table-cell>
          <table:table-cell table:formula="of:=([.A471]-100.04)^2" office:value-type="float" office:value="7.07559999999998" calcext:value-type="float">
            <text:p>7.0756</text:p>
          </table:table-cell>
          <table:table-cell/>
          <table:table-cell table:formula="of:=[.Q471]+[.U470]" office:value-type="float" office:value="1884.01325559146" calcext:value-type="float">
            <text:p>1884.0132555915</text:p>
          </table:table-cell>
        </table:table-row>
        <table:table-row table:style-name="ro1">
          <table:table-cell office:value-type="float" office:value="102.97" calcext:value-type="float">
            <text:p>102.97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02.97" calcext:value-type="float">
            <text:p>102.97</text:p>
          </table:table-cell>
          <table:table-cell office:value-type="float" office:value="92.1907577514648" calcext:value-type="float">
            <text:p>92.1907577515</text:p>
          </table:table-cell>
          <table:table-cell office:value-type="float" office:value="102.97" calcext:value-type="float">
            <text:p>102.97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102.97" calcext:value-type="float">
            <text:p>102.97</text:p>
          </table:table-cell>
          <table:table-cell office:value-type="float" office:value="94.2612152099609" calcext:value-type="float">
            <text:p>94.26121521</text:p>
          </table:table-cell>
          <table:table-cell office:value-type="float" office:value="102.97" calcext:value-type="float">
            <text:p>102.97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3.8656311035156" calcext:value-type="float">
            <text:p>93.8656311035</text:p>
          </table:table-cell>
          <table:table-cell/>
          <table:table-cell table:formula="of:=([.A472]-[.B472])^2" office:value-type="float" office:value="71.1397678588369" calcext:value-type="float">
            <text:p>71.1397678588</text:p>
          </table:table-cell>
          <table:table-cell table:formula="of:=([.E472]-[.F472])^2" office:value-type="float" office:value="82.8895330032721" calcext:value-type="float">
            <text:p>82.8895330033</text:p>
          </table:table-cell>
          <table:table-cell table:formula="of:=([.A472]-([.B472]+[.F472])/2)^2" office:value-type="float" office:value="76.9024490458399" calcext:value-type="float">
            <text:p>76.9024490458</text:p>
          </table:table-cell>
          <table:table-cell table:formula="of:=([.I472]-[.J472])^2" office:value-type="float" office:value="69.5711721971669" calcext:value-type="float">
            <text:p>69.5711721972</text:p>
          </table:table-cell>
          <table:table-cell table:formula="of:=[.M472]-[.N472]" office:value-type="float" office:value="-11.7497651444352" calcext:value-type="float">
            <text:p>-11.7497651444</text:p>
          </table:table-cell>
          <table:table-cell table:formula="of:=[.M472]-[.P472]" office:value-type="float" office:value="1.56859566166997" calcext:value-type="float">
            <text:p>1.5685956617</text:p>
          </table:table-cell>
          <table:table-cell table:formula="of:=([.A472]-100.04)^2" office:value-type="float" office:value="8.58489999999996" calcext:value-type="float">
            <text:p>8.5849</text:p>
          </table:table-cell>
          <table:table-cell/>
          <table:table-cell table:formula="of:=[.Q472]+[.U471]" office:value-type="float" office:value="1872.26349044703" calcext:value-type="float">
            <text:p>1872.263490447</text:p>
          </table:table-cell>
        </table:table-row>
        <table:table-row table:style-name="ro1">
          <table:table-cell office:value-type="float" office:value="103.03" calcext:value-type="float">
            <text:p>103.03</text:p>
          </table:table-cell>
          <table:table-cell office:value-type="float" office:value="103.140258789063" calcext:value-type="float">
            <text:p>103.1402587891</text:p>
          </table:table-cell>
          <table:table-cell office:value-type="float" office:value="103.03" calcext:value-type="float">
            <text:p>103.03</text:p>
          </table:table-cell>
          <table:table-cell office:value-type="float" office:value="105.553268432617" calcext:value-type="float">
            <text:p>105.5532684326</text:p>
          </table:table-cell>
          <table:table-cell office:value-type="float" office:value="103.03" calcext:value-type="float">
            <text:p>103.03</text:p>
          </table:table-cell>
          <table:table-cell office:value-type="float" office:value="101.825561523438" calcext:value-type="float">
            <text:p>101.8255615234</text:p>
          </table:table-cell>
          <table:table-cell office:value-type="float" office:value="103.03" calcext:value-type="float">
            <text:p>103.03</text:p>
          </table:table-cell>
          <table:table-cell office:value-type="float" office:value="102.394859313965" calcext:value-type="float">
            <text:p>102.394859314</text:p>
          </table:table-cell>
          <table:table-cell office:value-type="float" office:value="103.03" calcext:value-type="float">
            <text:p>103.03</text:p>
          </table:table-cell>
          <table:table-cell office:value-type="float" office:value="103.554260253906" calcext:value-type="float">
            <text:p>103.5542602539</text:p>
          </table:table-cell>
          <table:table-cell office:value-type="float" office:value="101.825561523438" calcext:value-type="float">
            <text:p>101.8255615234</text:p>
          </table:table-cell>
          <table:table-cell/>
          <table:table-cell table:formula="of:=([.A473]-[.B473])^2" office:value-type="float" office:value="0.0121570005655286" calcext:value-type="float">
            <text:p>0.0121570006</text:p>
          </table:table-cell>
          <table:table-cell table:formula="of:=([.E473]-[.F473])^2" office:value-type="float" office:value="1.4506720438242" calcext:value-type="float">
            <text:p>1.4506720438</text:p>
          </table:table-cell>
          <table:table-cell table:formula="of:=([.A473]-([.B473]+[.F473])/2)^2" office:value-type="float" office:value="0.299307297134401" calcext:value-type="float">
            <text:p>0.2993072971</text:p>
          </table:table-cell>
          <table:table-cell table:formula="of:=([.I473]-[.J473])^2" office:value-type="float" office:value="0.274848813825845" calcext:value-type="float">
            <text:p>0.2748488138</text:p>
          </table:table-cell>
          <table:table-cell table:formula="of:=[.M473]-[.N473]" office:value-type="float" office:value="-1.43851504325867" calcext:value-type="float">
            <text:p>-1.4385150433</text:p>
          </table:table-cell>
          <table:table-cell table:formula="of:=[.M473]-[.P473]" office:value-type="float" office:value="-0.262691813260316" calcext:value-type="float">
            <text:p>-0.2626918133</text:p>
          </table:table-cell>
          <table:table-cell table:formula="of:=([.A473]-100.04)^2" office:value-type="float" office:value="8.94009999999997" calcext:value-type="float">
            <text:p>8.9401</text:p>
          </table:table-cell>
          <table:table-cell/>
          <table:table-cell table:formula="of:=[.Q473]+[.U472]" office:value-type="float" office:value="1870.82497540377" calcext:value-type="float">
            <text:p>1870.8249754038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11.794532775879" calcext:value-type="float">
            <text:p>111.7945327759</text:p>
          </table:table-cell>
          <table:table-cell office:value-type="float" office:value="103.2" calcext:value-type="float">
            <text:p>103.2</text:p>
          </table:table-cell>
          <table:table-cell office:value-type="float" office:value="111.01057434082" calcext:value-type="float">
            <text:p>111.0105743408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830436706543" calcext:value-type="float">
            <text:p>110.8304367065</text:p>
          </table:table-cell>
          <table:table-cell office:value-type="float" office:value="103.2" calcext:value-type="float">
            <text:p>103.2</text:p>
          </table:table-cell>
          <table:table-cell office:value-type="float" office:value="111.63843536377" calcext:value-type="float">
            <text:p>111.6384353638</text:p>
          </table:table-cell>
          <table:table-cell office:value-type="float" office:value="103.2" calcext:value-type="float">
            <text:p>103.2</text:p>
          </table:table-cell>
          <table:table-cell office:value-type="float" office:value="111.88240814209" calcext:value-type="float">
            <text:p>111.8824081421</text:p>
          </table:table-cell>
          <table:table-cell office:value-type="float" office:value="111.794532775879" calcext:value-type="float">
            <text:p>111.7945327759</text:p>
          </table:table-cell>
          <table:table-cell/>
          <table:table-cell table:formula="of:=([.A474]-[.B474])^2" office:value-type="float" office:value="73.8659936356567" calcext:value-type="float">
            <text:p>73.8659936357</text:p>
          </table:table-cell>
          <table:table-cell table:formula="of:=([.E474]-[.F474])^2" office:value-type="float" office:value="58.2235643325583" calcext:value-type="float">
            <text:p>58.2235643326</text:p>
          </table:table-cell>
          <table:table-cell table:formula="of:=([.A474]-([.B474]+[.F474])/2)^2" office:value-type="float" office:value="65.8124086763803" calcext:value-type="float">
            <text:p>65.8124086764</text:p>
          </table:table-cell>
          <table:table-cell table:formula="of:=([.I474]-[.J474])^2" office:value-type="float" office:value="75.384211145828" calcext:value-type="float">
            <text:p>75.3842111458</text:p>
          </table:table-cell>
          <table:table-cell table:formula="of:=[.M474]-[.N474]" office:value-type="float" office:value="15.6424293030985" calcext:value-type="float">
            <text:p>15.6424293031</text:p>
          </table:table-cell>
          <table:table-cell table:formula="of:=[.M474]-[.P474]" office:value-type="float" office:value="-1.51821751017123" calcext:value-type="float">
            <text:p>-1.5182175102</text:p>
          </table:table-cell>
          <table:table-cell table:formula="of:=([.A474]-100.04)^2" office:value-type="float" office:value="9.98559999999998" calcext:value-type="float">
            <text:p>9.9856</text:p>
          </table:table-cell>
          <table:table-cell/>
          <table:table-cell table:formula="of:=[.Q474]+[.U473]" office:value-type="float" office:value="1886.46740470687" calcext:value-type="float">
            <text:p>1886.4674047069</text:p>
          </table:table-cell>
        </table:table-row>
        <table:table-row table:style-name="ro1">
          <table:table-cell office:value-type="float" office:value="103.57" calcext:value-type="float">
            <text:p>103.57</text:p>
          </table:table-cell>
          <table:table-cell office:value-type="float" office:value="112.122520446777" calcext:value-type="float">
            <text:p>112.1225204468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6.85880279541" calcext:value-type="float">
            <text:p>106.8588027954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8.31485748291" calcext:value-type="float">
            <text:p>108.3148574829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3.983261108398" calcext:value-type="float">
            <text:p>103.9832611084</text:p>
          </table:table-cell>
          <table:table-cell office:value-type="float" office:value="103.57" calcext:value-type="float">
            <text:p>103.57</text:p>
          </table:table-cell>
          <table:table-cell office:value-type="float" office:value="112.709121704102" calcext:value-type="float">
            <text:p>112.7091217041</text:p>
          </table:table-cell>
          <table:table-cell office:value-type="float" office:value="112.122520446777" calcext:value-type="float">
            <text:p>112.1225204468</text:p>
          </table:table-cell>
          <table:table-cell/>
          <table:table-cell table:formula="of:=([.A475]-[.B475])^2" office:value-type="float" office:value="73.1456059925447" calcext:value-type="float">
            <text:p>73.1456059925</text:p>
          </table:table-cell>
          <table:table-cell table:formula="of:=([.E475]-[.F475])^2" office:value-type="float" office:value="22.5136725331286" calcext:value-type="float">
            <text:p>22.5136725331</text:p>
          </table:table-cell>
          <table:table-cell table:formula="of:=([.A475]-([.B475]+[.F475])/2)^2" office:value-type="float" office:value="44.2050649512351" calcext:value-type="float">
            <text:p>44.2050649512</text:p>
          </table:table-cell>
          <table:table-cell table:formula="of:=([.I475]-[.J475])^2" office:value-type="float" office:value="83.5235455223804" calcext:value-type="float">
            <text:p>83.5235455224</text:p>
          </table:table-cell>
          <table:table-cell table:formula="of:=[.M475]-[.N475]" office:value-type="float" office:value="50.6319334594161" calcext:value-type="float">
            <text:p>50.6319334594</text:p>
          </table:table-cell>
          <table:table-cell table:formula="of:=[.M475]-[.P475]" office:value-type="float" office:value="-10.3779395298357" calcext:value-type="float">
            <text:p>-10.3779395298</text:p>
          </table:table-cell>
          <table:table-cell table:formula="of:=([.A475]-100.04)^2" office:value-type="float" office:value="12.4608999999999" calcext:value-type="float">
            <text:p>12.4609</text:p>
          </table:table-cell>
          <table:table-cell/>
          <table:table-cell table:formula="of:=[.Q475]+[.U474]" office:value-type="float" office:value="1937.09933816628" calcext:value-type="float">
            <text:p>1937.0993381663</text:p>
          </table:table-cell>
        </table:table-row>
        <table:table-row table:style-name="ro1">
          <table:table-cell office:value-type="float" office:value="103.63" calcext:value-type="float">
            <text:p>103.63</text:p>
          </table:table-cell>
          <table:table-cell office:value-type="float" office:value="99.9689102172852" calcext:value-type="float">
            <text:p>99.9689102173</text:p>
          </table:table-cell>
          <table:table-cell office:value-type="float" office:value="103.63" calcext:value-type="float">
            <text:p>103.63</text:p>
          </table:table-cell>
          <table:table-cell office:value-type="float" office:value="98.7354049682617" calcext:value-type="float">
            <text:p>98.7354049683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2.334869384766" calcext:value-type="float">
            <text:p>102.3348693848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3.935493469238" calcext:value-type="float">
            <text:p>103.9354934692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1.289772033691" calcext:value-type="float">
            <text:p>101.2897720337</text:p>
          </table:table-cell>
          <table:table-cell office:value-type="float" office:value="102.334869384766" calcext:value-type="float">
            <text:p>102.3348693848</text:p>
          </table:table-cell>
          <table:table-cell/>
          <table:table-cell table:formula="of:=([.A476]-[.B476])^2" office:value-type="float" office:value="13.403578397099" calcext:value-type="float">
            <text:p>13.4035783971</text:p>
          </table:table-cell>
          <table:table-cell table:formula="of:=([.E476]-[.F476])^2" office:value-type="float" office:value="1.67736331051736" calcext:value-type="float">
            <text:p>1.6773633105</text:p>
          </table:table-cell>
          <table:table-cell table:formula="of:=([.A476]-([.B476]+[.F476])/2)^2" office:value-type="float" office:value="6.14103015826196" calcext:value-type="float">
            <text:p>6.1410301583</text:p>
          </table:table-cell>
          <table:table-cell table:formula="of:=([.I476]-[.J476])^2" office:value-type="float" office:value="5.47666693429284" calcext:value-type="float">
            <text:p>5.4766669343</text:p>
          </table:table-cell>
          <table:table-cell table:formula="of:=[.M476]-[.N476]" office:value-type="float" office:value="11.7262150865816" calcext:value-type="float">
            <text:p>11.7262150866</text:p>
          </table:table-cell>
          <table:table-cell table:formula="of:=[.M476]-[.P476]" office:value-type="float" office:value="7.92691146280615" calcext:value-type="float">
            <text:p>7.9269114628</text:p>
          </table:table-cell>
          <table:table-cell table:formula="of:=([.A476]-100.04)^2" office:value-type="float" office:value="12.8880999999999" calcext:value-type="float">
            <text:p>12.8881</text:p>
          </table:table-cell>
          <table:table-cell/>
          <table:table-cell table:formula="of:=[.Q476]+[.U475]" office:value-type="float" office:value="1948.82555325286" calcext:value-type="float">
            <text:p>1948.8255532529</text:p>
          </table:table-cell>
        </table:table-row>
        <table:table-row table:style-name="ro1">
          <table:table-cell office:value-type="float" office:value="103.85" calcext:value-type="float">
            <text:p>103.85</text:p>
          </table:table-cell>
          <table:table-cell office:value-type="float" office:value="103.53929901123" calcext:value-type="float">
            <text:p>103.5392990112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5.963157653809" calcext:value-type="float">
            <text:p>105.9631576538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2.468460083008" calcext:value-type="float">
            <text:p>102.468460083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2.194274902344" calcext:value-type="float">
            <text:p>102.1942749023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2.363723754883" calcext:value-type="float">
            <text:p>102.3637237549</text:p>
          </table:table-cell>
          <table:table-cell office:value-type="float" office:value="102.468460083008" calcext:value-type="float">
            <text:p>102.468460083</text:p>
          </table:table-cell>
          <table:table-cell/>
          <table:table-cell table:formula="of:=([.A477]-[.B477])^2" office:value-type="float" office:value="0.0965351044223609" calcext:value-type="float">
            <text:p>0.0965351044</text:p>
          </table:table-cell>
          <table:table-cell table:formula="of:=([.E477]-[.F477])^2" office:value-type="float" office:value="1.90865254224276" calcext:value-type="float">
            <text:p>1.9086525422</text:p>
          </table:table-cell>
          <table:table-cell table:formula="of:=([.A477]-([.B477]+[.F477])/2)^2" office:value-type="float" office:value="0.715919820783301" calcext:value-type="float">
            <text:p>0.7159198208</text:p>
          </table:table-cell>
          <table:table-cell table:formula="of:=([.I477]-[.J477])^2" office:value-type="float" office:value="2.20901707679963" calcext:value-type="float">
            <text:p>2.2090170768</text:p>
          </table:table-cell>
          <table:table-cell table:formula="of:=[.M477]-[.N477]" office:value-type="float" office:value="-1.8121174378204" calcext:value-type="float">
            <text:p>-1.8121174378</text:p>
          </table:table-cell>
          <table:table-cell table:formula="of:=[.M477]-[.P477]" office:value-type="float" office:value="-2.11248197237727" calcext:value-type="float">
            <text:p>-2.1124819724</text:p>
          </table:table-cell>
          <table:table-cell table:formula="of:=([.A477]-100.04)^2" office:value-type="float" office:value="14.5160999999999" calcext:value-type="float">
            <text:p>14.5161</text:p>
          </table:table-cell>
          <table:table-cell/>
          <table:table-cell table:formula="of:=[.Q477]+[.U476]" office:value-type="float" office:value="1947.01343581504" calcext:value-type="float">
            <text:p>1947.0134358151</text:p>
          </table:table-cell>
        </table:table-row>
        <table:table-row table:style-name="ro1">
          <table:table-cell office:value-type="float" office:value="103.91" calcext:value-type="float">
            <text:p>103.91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2.386215209961" calcext:value-type="float">
            <text:p>112.38621521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1.525741577148" calcext:value-type="float">
            <text:p>111.5257415771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2.728904724121" calcext:value-type="float">
            <text:p>112.7289047241</text:p>
          </table:table-cell>
          <table:table-cell office:value-type="float" office:value="112.654273986816" calcext:value-type="float">
            <text:p>112.6542739868</text:p>
          </table:table-cell>
          <table:table-cell/>
          <table:table-cell table:formula="of:=([.A478]-[.B478])^2" office:value-type="float" office:value="76.4623275565142" calcext:value-type="float">
            <text:p>76.4623275565</text:p>
          </table:table-cell>
          <table:table-cell table:formula="of:=([.E478]-[.F478])^2" office:value-type="float" office:value="44.9698883559154" calcext:value-type="float">
            <text:p>44.9698883559</text:p>
          </table:table-cell>
          <table:table-cell table:formula="of:=([.A478]-([.B478]+[.F478])/2)^2" office:value-type="float" office:value="59.6774261305337" calcext:value-type="float">
            <text:p>59.6774261305</text:p>
          </table:table-cell>
          <table:table-cell table:formula="of:=([.I478]-[.J478])^2" office:value-type="float" office:value="77.7730805331254" calcext:value-type="float">
            <text:p>77.7730805331</text:p>
          </table:table-cell>
          <table:table-cell table:formula="of:=[.M478]-[.N478]" office:value-type="float" office:value="31.4924392005988" calcext:value-type="float">
            <text:p>31.4924392006</text:p>
          </table:table-cell>
          <table:table-cell table:formula="of:=[.M478]-[.P478]" office:value-type="float" office:value="-1.31075297661126" calcext:value-type="float">
            <text:p>-1.3107529766</text:p>
          </table:table-cell>
          <table:table-cell table:formula="of:=([.A478]-100.04)^2" office:value-type="float" office:value="14.9768999999999" calcext:value-type="float">
            <text:p>14.9769</text:p>
          </table:table-cell>
          <table:table-cell/>
          <table:table-cell table:formula="of:=[.Q478]+[.U477]" office:value-type="float" office:value="1978.50587501564" calcext:value-type="float">
            <text:p>1978.5058750157</text:p>
          </table:table-cell>
        </table:table-row>
        <table:table-row table:style-name="ro1">
          <table:table-cell office:value-type="float" office:value="104.28" calcext:value-type="float">
            <text:p>104.28</text:p>
          </table:table-cell>
          <table:table-cell office:value-type="float" office:value="112.659889221191" calcext:value-type="float">
            <text:p>112.6598892212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7.466239929199" calcext:value-type="float">
            <text:p>107.4662399292</text:p>
          </table:table-cell>
          <table:table-cell office:value-type="float" office:value="104.28" calcext:value-type="float">
            <text:p>104.28</text:p>
          </table:table-cell>
          <table:table-cell office:value-type="float" office:value="111.755859375" calcext:value-type="float">
            <text:p>111.755859375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9.502632141113" calcext:value-type="float">
            <text:p>109.5026321411</text:p>
          </table:table-cell>
          <table:table-cell office:value-type="float" office:value="104.28" calcext:value-type="float">
            <text:p>104.28</text:p>
          </table:table-cell>
          <table:table-cell office:value-type="float" office:value="112.582489013672" calcext:value-type="float">
            <text:p>112.5824890137</text:p>
          </table:table-cell>
          <table:table-cell office:value-type="float" office:value="112.659889221191" calcext:value-type="float">
            <text:p>112.6598892212</text:p>
          </table:table-cell>
          <table:table-cell/>
          <table:table-cell table:formula="of:=([.A479]-[.B479])^2" office:value-type="float" office:value="70.2225433594399" calcext:value-type="float">
            <text:p>70.2225433594</text:p>
          </table:table-cell>
          <table:table-cell table:formula="of:=([.E479]-[.F479])^2" office:value-type="float" office:value="55.8884733947754" calcext:value-type="float">
            <text:p>55.8884733948</text:p>
          </table:table-cell>
          <table:table-cell table:formula="of:=([.A479]-([.B479]+[.F479])/2)^2" office:value-type="float" office:value="62.8511908864064" calcext:value-type="float">
            <text:p>62.8511908864</text:p>
          </table:table-cell>
          <table:table-cell table:formula="of:=([.I479]-[.J479])^2" office:value-type="float" office:value="68.9313238221422" calcext:value-type="float">
            <text:p>68.9313238221</text:p>
          </table:table-cell>
          <table:table-cell table:formula="of:=[.M479]-[.N479]" office:value-type="float" office:value="14.3340699646645" calcext:value-type="float">
            <text:p>14.3340699647</text:p>
          </table:table-cell>
          <table:table-cell table:formula="of:=[.M479]-[.P479]" office:value-type="float" office:value="1.29121953729774" calcext:value-type="float">
            <text:p>1.2912195373</text:p>
          </table:table-cell>
          <table:table-cell table:formula="of:=([.A479]-100.04)^2" office:value-type="float" office:value="17.9776" calcext:value-type="float">
            <text:p>17.9776</text:p>
          </table:table-cell>
          <table:table-cell/>
          <table:table-cell table:formula="of:=[.Q479]+[.U478]" office:value-type="float" office:value="1992.83994498031" calcext:value-type="float">
            <text:p>1992.8399449803</text:p>
          </table:table-cell>
        </table:table-row>
        <table:table-row table:style-name="ro1">
          <table:table-cell office:value-type="float" office:value="104.45" calcext:value-type="float">
            <text:p>104.4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4.45" calcext:value-type="float">
            <text:p>104.45</text:p>
          </table:table-cell>
          <table:table-cell office:value-type="float" office:value="113.457542419434" calcext:value-type="float">
            <text:p>113.4575424194</text:p>
          </table:table-cell>
          <table:table-cell office:value-type="float" office:value="104.45" calcext:value-type="float">
            <text:p>104.45</text:p>
          </table:table-cell>
          <table:table-cell office:value-type="float" office:value="110.452934265137" calcext:value-type="float">
            <text:p>110.4529342651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5.801063537598" calcext:value-type="float">
            <text:p>105.8010635376</text:p>
          </table:table-cell>
          <table:table-cell office:value-type="float" office:value="104.45" calcext:value-type="float">
            <text:p>104.45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480]-[.B480])^2" office:value-type="float" office:value="57.6293098498229" calcext:value-type="float">
            <text:p>57.6293098498</text:p>
          </table:table-cell>
          <table:table-cell table:formula="of:=([.E480]-[.F480])^2" office:value-type="float" office:value="36.0352197915525" calcext:value-type="float">
            <text:p>36.0352197916</text:p>
          </table:table-cell>
          <table:table-cell table:formula="of:=([.A480]-([.B480]+[.F480])/2)^2" office:value-type="float" office:value="46.2014612804405" calcext:value-type="float">
            <text:p>46.2014612804</text:p>
          </table:table-cell>
          <table:table-cell table:formula="of:=([.I480]-[.J480])^2" office:value-type="float" office:value="58.3415688935294" calcext:value-type="float">
            <text:p>58.3415688935</text:p>
          </table:table-cell>
          <table:table-cell table:formula="of:=[.M480]-[.N480]" office:value-type="float" office:value="21.5940900582704" calcext:value-type="float">
            <text:p>21.5940900583</text:p>
          </table:table-cell>
          <table:table-cell table:formula="of:=[.M480]-[.P480]" office:value-type="float" office:value="-0.712259043706581" calcext:value-type="float">
            <text:p>-0.7122590437</text:p>
          </table:table-cell>
          <table:table-cell table:formula="of:=([.A480]-100.04)^2" office:value-type="float" office:value="19.4481" calcext:value-type="float">
            <text:p>19.4481</text:p>
          </table:table-cell>
          <table:table-cell/>
          <table:table-cell table:formula="of:=[.Q480]+[.U479]" office:value-type="float" office:value="2014.43403503858" calcext:value-type="float">
            <text:p>2014.4340350386</text:p>
          </table:table-cell>
        </table:table-row>
        <table:table-row table:style-name="ro1">
          <table:table-cell office:value-type="float" office:value="104.49" calcext:value-type="float">
            <text:p>104.49</text:p>
          </table:table-cell>
          <table:table-cell office:value-type="float" office:value="103.125190734863" calcext:value-type="float">
            <text:p>103.1251907349</text:p>
          </table:table-cell>
          <table:table-cell office:value-type="float" office:value="104.49" calcext:value-type="float">
            <text:p>104.49</text:p>
          </table:table-cell>
          <table:table-cell office:value-type="float" office:value="96.0509643554687" calcext:value-type="float">
            <text:p>96.0509643555</text:p>
          </table:table-cell>
          <table:table-cell office:value-type="float" office:value="104.49" calcext:value-type="float">
            <text:p>104.49</text:p>
          </table:table-cell>
          <table:table-cell office:value-type="float" office:value="102.554992675781" calcext:value-type="float">
            <text:p>102.5549926758</text:p>
          </table:table-cell>
          <table:table-cell office:value-type="float" office:value="104.49" calcext:value-type="float">
            <text:p>104.49</text:p>
          </table:table-cell>
          <table:table-cell office:value-type="float" office:value="100.048477172852" calcext:value-type="float">
            <text:p>100.0484771729</text:p>
          </table:table-cell>
          <table:table-cell office:value-type="float" office:value="104.49" calcext:value-type="float">
            <text:p>104.49</text:p>
          </table:table-cell>
          <table:table-cell office:value-type="float" office:value="103.182929992676" calcext:value-type="float">
            <text:p>103.1829299927</text:p>
          </table:table-cell>
          <table:table-cell office:value-type="float" office:value="102.554992675781" calcext:value-type="float">
            <text:p>102.5549926758</text:p>
          </table:table-cell>
          <table:table-cell/>
          <table:table-cell table:formula="of:=([.A481]-[.B481])^2" office:value-type="float" office:value="1.86270433020302" calcext:value-type="float">
            <text:p>1.8627043302</text:p>
          </table:table-cell>
          <table:table-cell table:formula="of:=([.E481]-[.F481])^2" office:value-type="float" office:value="3.74425334478019" calcext:value-type="float">
            <text:p>3.7442533448</text:p>
          </table:table-cell>
          <table:table-cell table:formula="of:=([.A481]-([.B481]+[.F481])/2)^2" office:value-type="float" office:value="2.72219738084637" calcext:value-type="float">
            <text:p>2.7221973808</text:p>
          </table:table-cell>
          <table:table-cell table:formula="of:=([.I481]-[.J481])^2" office:value-type="float" office:value="1.70843200404652" calcext:value-type="float">
            <text:p>1.708432004</text:p>
          </table:table-cell>
          <table:table-cell table:formula="of:=[.M481]-[.N481]" office:value-type="float" office:value="-1.88154901457717" calcext:value-type="float">
            <text:p>-1.8815490146</text:p>
          </table:table-cell>
          <table:table-cell table:formula="of:=[.M481]-[.P481]" office:value-type="float" office:value="0.154272326156496" calcext:value-type="float">
            <text:p>0.1542723262</text:p>
          </table:table-cell>
          <table:table-cell table:formula="of:=([.A481]-100.04)^2" office:value-type="float" office:value="19.8024999999999" calcext:value-type="float">
            <text:p>19.8025</text:p>
          </table:table-cell>
          <table:table-cell/>
          <table:table-cell table:formula="of:=[.Q481]+[.U480]" office:value-type="float" office:value="2012.552486024" calcext:value-type="float">
            <text:p>2012.552486024</text:p>
          </table:table-cell>
        </table:table-row>
        <table:table-row table:style-name="ro1">
          <table:table-cell office:value-type="float" office:value="104.52" calcext:value-type="float">
            <text:p>104.52</text:p>
          </table:table-cell>
          <table:table-cell office:value-type="float" office:value="103.572853088379" calcext:value-type="float">
            <text:p>103.5728530884</text:p>
          </table:table-cell>
          <table:table-cell office:value-type="float" office:value="104.52" calcext:value-type="float">
            <text:p>104.52</text:p>
          </table:table-cell>
          <table:table-cell office:value-type="float" office:value="98.4863891601563" calcext:value-type="float">
            <text:p>98.4863891602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0.856628417969" calcext:value-type="float">
            <text:p>100.856628418</text:p>
          </table:table-cell>
          <table:table-cell office:value-type="float" office:value="104.52" calcext:value-type="float">
            <text:p>104.52</text:p>
          </table:table-cell>
          <table:table-cell office:value-type="float" office:value="98.7093200683594" calcext:value-type="float">
            <text:p>98.7093200684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3.047714233398" calcext:value-type="float">
            <text:p>103.0477142334</text:p>
          </table:table-cell>
          <table:table-cell office:value-type="float" office:value="100.856628417969" calcext:value-type="float">
            <text:p>100.856628418</text:p>
          </table:table-cell>
          <table:table-cell/>
          <table:table-cell table:formula="of:=([.A482]-[.B482])^2" office:value-type="float" office:value="0.897087272193368" calcext:value-type="float">
            <text:p>0.8970872722</text:p>
          </table:table-cell>
          <table:table-cell table:formula="of:=([.E482]-[.F482])^2" office:value-type="float" office:value="13.4202913480341" calcext:value-type="float">
            <text:p>13.420291348</text:p>
          </table:table-cell>
          <table:table-cell table:formula="of:=([.A482]-([.B482]+[.F482])/2)^2" office:value-type="float" office:value="5.31422019507755" calcext:value-type="float">
            <text:p>5.3142201951</text:p>
          </table:table-cell>
          <table:table-cell table:formula="of:=([.I482]-[.J482])^2" office:value-type="float" office:value="2.16762537853754" calcext:value-type="float">
            <text:p>2.1676253785</text:p>
          </table:table-cell>
          <table:table-cell table:formula="of:=[.M482]-[.N482]" office:value-type="float" office:value="-12.5232040758407" calcext:value-type="float">
            <text:p>-12.5232040758</text:p>
          </table:table-cell>
          <table:table-cell table:formula="of:=[.M482]-[.P482]" office:value-type="float" office:value="-1.27053810634417" calcext:value-type="float">
            <text:p>-1.2705381063</text:p>
          </table:table-cell>
          <table:table-cell table:formula="of:=([.A482]-100.04)^2" office:value-type="float" office:value="20.0703999999999" calcext:value-type="float">
            <text:p>20.0704</text:p>
          </table:table-cell>
          <table:table-cell/>
          <table:table-cell table:formula="of:=[.Q482]+[.U481]" office:value-type="float" office:value="2000.02928194816" calcext:value-type="float">
            <text:p>2000.0292819482</text:p>
          </table:table-cell>
        </table:table-row>
        <table:table-row table:style-name="ro1">
          <table:table-cell office:value-type="float" office:value="104.55" calcext:value-type="float">
            <text:p>104.55</text:p>
          </table:table-cell>
          <table:table-cell office:value-type="float" office:value="111.641723632813" calcext:value-type="float">
            <text:p>111.6417236328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0.307563781738" calcext:value-type="float">
            <text:p>110.3075637817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0.441497802734" calcext:value-type="float">
            <text:p>110.4414978027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9.976898193359" calcext:value-type="float">
            <text:p>109.976898193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1.966255187988" calcext:value-type="float">
            <text:p>111.966255188</text:p>
          </table:table-cell>
          <table:table-cell office:value-type="float" office:value="111.641723632813" calcext:value-type="float">
            <text:p>111.6417236328</text:p>
          </table:table-cell>
          <table:table-cell/>
          <table:table-cell table:formula="of:=([.A483]-[.B483])^2" office:value-type="float" office:value="50.2925440841914" calcext:value-type="float">
            <text:p>50.2925440842</text:p>
          </table:table-cell>
          <table:table-cell table:formula="of:=([.E483]-[.F483])^2" office:value-type="float" office:value="34.709746359624" calcext:value-type="float">
            <text:p>34.7097463596</text:p>
          </table:table-cell>
          <table:table-cell table:formula="of:=([.A483]-([.B483]+[.F483])/2)^2" office:value-type="float" office:value="42.141009711111" calcext:value-type="float">
            <text:p>42.1410097111</text:p>
          </table:table-cell>
          <table:table-cell table:formula="of:=([.I483]-[.J483])^2" office:value-type="float" office:value="55.0008410133631" calcext:value-type="float">
            <text:p>55.0008410134</text:p>
          </table:table-cell>
          <table:table-cell table:formula="of:=[.M483]-[.N483]" office:value-type="float" office:value="15.5827977245674" calcext:value-type="float">
            <text:p>15.5827977246</text:p>
          </table:table-cell>
          <table:table-cell table:formula="of:=[.M483]-[.P483]" office:value-type="float" office:value="-4.70829692917177" calcext:value-type="float">
            <text:p>-4.7082969292</text:p>
          </table:table-cell>
          <table:table-cell table:formula="of:=([.A483]-100.04)^2" office:value-type="float" office:value="20.3400999999999" calcext:value-type="float">
            <text:p>20.3401</text:p>
          </table:table-cell>
          <table:table-cell/>
          <table:table-cell table:formula="of:=[.Q483]+[.U482]" office:value-type="float" office:value="2015.61207967273" calcext:value-type="float">
            <text:p>2015.6120796727</text:p>
          </table:table-cell>
        </table:table-row>
        <table:table-row table:style-name="ro1">
          <table:table-cell office:value-type="float" office:value="104.61" calcext:value-type="float">
            <text:p>104.61</text:p>
          </table:table-cell>
          <table:table-cell office:value-type="float" office:value="104.506454467773" calcext:value-type="float">
            <text:p>104.5064544678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4.62882232666" calcext:value-type="float">
            <text:p>104.6288223267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2.744132995605" calcext:value-type="float">
            <text:p>102.7441329956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135231018066" calcext:value-type="float">
            <text:p>103.135231018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4.702743530273" calcext:value-type="float">
            <text:p>104.7027435303</text:p>
          </table:table-cell>
          <table:table-cell office:value-type="float" office:value="102.744132995605" calcext:value-type="float">
            <text:p>102.7441329956</text:p>
          </table:table-cell>
          <table:table-cell/>
          <table:table-cell table:formula="of:=([.A484]-[.B484])^2" office:value-type="float" office:value="0.010721677244082" calcext:value-type="float">
            <text:p>0.0107216772</text:p>
          </table:table-cell>
          <table:table-cell table:formula="of:=([.E484]-[.F484])^2" office:value-type="float" office:value="3.48145967808822" calcext:value-type="float">
            <text:p>3.4814596781</text:p>
          </table:table-cell>
          <table:table-cell table:formula="of:=([.A484]-([.B484]+[.F484])/2)^2" office:value-type="float" office:value="0.969646434850082" calcext:value-type="float">
            <text:p>0.9696464349</text:p>
          </table:table-cell>
          <table:table-cell table:formula="of:=([.I484]-[.J484])^2" office:value-type="float" office:value="0.00860136240758012" calcext:value-type="float">
            <text:p>0.0086013624</text:p>
          </table:table-cell>
          <table:table-cell table:formula="of:=[.M484]-[.N484]" office:value-type="float" office:value="-3.47073800084414" calcext:value-type="float">
            <text:p>-3.4707380008</text:p>
          </table:table-cell>
          <table:table-cell table:formula="of:=[.M484]-[.P484]" office:value-type="float" office:value="0.00212031483650185" calcext:value-type="float">
            <text:p>0.0021203148</text:p>
          </table:table-cell>
          <table:table-cell table:formula="of:=([.A484]-100.04)^2" office:value-type="float" office:value="20.8848999999999" calcext:value-type="float">
            <text:p>20.8849</text:p>
          </table:table-cell>
          <table:table-cell/>
          <table:table-cell table:formula="of:=[.Q484]+[.U483]" office:value-type="float" office:value="2012.14134167188" calcext:value-type="float">
            <text:p>2012.1413416719</text:p>
          </table:table-cell>
        </table:table-row>
        <table:table-row table:style-name="ro1">
          <table:table-cell office:value-type="float" office:value="104.73" calcext:value-type="float">
            <text:p>104.73</text:p>
          </table:table-cell>
          <table:table-cell office:value-type="float" office:value="103.678184509277" calcext:value-type="float">
            <text:p>103.678184509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01976013184" calcext:value-type="float">
            <text:p>105.0019760132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3.536293029785" calcext:value-type="float">
            <text:p>103.5362930298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4.345504760742" calcext:value-type="float">
            <text:p>104.3455047607</text:p>
          </table:table-cell>
          <table:table-cell office:value-type="float" office:value="103.078727722168" calcext:value-type="float">
            <text:p>103.0787277222</text:p>
          </table:table-cell>
          <table:table-cell/>
          <table:table-cell table:formula="of:=([.A485]-[.B485])^2" office:value-type="float" office:value="1.10631582652415" calcext:value-type="float">
            <text:p>1.1063158265</text:p>
          </table:table-cell>
          <table:table-cell table:formula="of:=([.E485]-[.F485])^2" office:value-type="float" office:value="2.7267001355366" calcext:value-type="float">
            <text:p>2.7267001355</text:p>
          </table:table-cell>
          <table:table-cell table:formula="of:=([.A485]-([.B485]+[.F485])/2)^2" office:value-type="float" office:value="1.8266708711275" calcext:value-type="float">
            <text:p>1.8266708711</text:p>
          </table:table-cell>
          <table:table-cell table:formula="of:=([.I485]-[.J485])^2" office:value-type="float" office:value="0.147836589011926" calcext:value-type="float">
            <text:p>0.147836589</text:p>
          </table:table-cell>
          <table:table-cell table:formula="of:=[.M485]-[.N485]" office:value-type="float" office:value="-1.62038430901245" calcext:value-type="float">
            <text:p>-1.620384309</text:p>
          </table:table-cell>
          <table:table-cell table:formula="of:=[.M485]-[.P485]" office:value-type="float" office:value="0.958479237512225" calcext:value-type="float">
            <text:p>0.9584792375</text:p>
          </table:table-cell>
          <table:table-cell table:formula="of:=([.A485]-100.04)^2" office:value-type="float" office:value="21.9961" calcext:value-type="float">
            <text:p>21.9961</text:p>
          </table:table-cell>
          <table:table-cell/>
          <table:table-cell table:formula="of:=[.Q485]+[.U484]" office:value-type="float" office:value="2010.52095736287" calcext:value-type="float">
            <text:p>2010.5209573629</text:p>
          </table:table-cell>
        </table:table-row>
        <table:table-row table:style-name="ro1">
          <table:table-cell office:value-type="float" office:value="104.76" calcext:value-type="float">
            <text:p>104.76</text:p>
          </table:table-cell>
          <table:table-cell office:value-type="float" office:value="103.260711669922" calcext:value-type="float">
            <text:p>103.2607116699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1.290840148926" calcext:value-type="float">
            <text:p>101.2908401489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2.644332885742" calcext:value-type="float">
            <text:p>102.6443328857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3.239936828613" calcext:value-type="float">
            <text:p>103.2399368286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3.237098693848" calcext:value-type="float">
            <text:p>103.2370986938</text:p>
          </table:table-cell>
          <table:table-cell office:value-type="float" office:value="102.644332885742" calcext:value-type="float">
            <text:p>102.6443328857</text:p>
          </table:table-cell>
          <table:table-cell/>
          <table:table-cell table:formula="of:=([.A486]-[.B486])^2" office:value-type="float" office:value="2.24786549670847" calcext:value-type="float">
            <text:p>2.2478654967</text:p>
          </table:table-cell>
          <table:table-cell table:formula="of:=([.E486]-[.F486])^2" office:value-type="float" office:value="4.476047338352" calcext:value-type="float">
            <text:p>4.4760473384</text:p>
          </table:table-cell>
          <table:table-cell table:formula="of:=([.A486]-([.B486]+[.F486])/2)^2" office:value-type="float" office:value="3.26697571613353" calcext:value-type="float">
            <text:p>3.2669757161</text:p>
          </table:table-cell>
          <table:table-cell table:formula="of:=([.I486]-[.J486])^2" office:value-type="float" office:value="2.31922838828053" calcext:value-type="float">
            <text:p>2.3192283883</text:p>
          </table:table-cell>
          <table:table-cell table:formula="of:=[.M486]-[.N486]" office:value-type="float" office:value="-2.22818184164353" calcext:value-type="float">
            <text:p>-2.2281818416</text:p>
          </table:table-cell>
          <table:table-cell table:formula="of:=[.M486]-[.P486]" office:value-type="float" office:value="-0.0713628915720621" calcext:value-type="float">
            <text:p>-0.0713628916</text:p>
          </table:table-cell>
          <table:table-cell table:formula="of:=([.A486]-100.04)^2" office:value-type="float" office:value="22.2784" calcext:value-type="float">
            <text:p>22.2784</text:p>
          </table:table-cell>
          <table:table-cell/>
          <table:table-cell table:formula="of:=[.Q486]+[.U485]" office:value-type="float" office:value="2008.29277552123" calcext:value-type="float">
            <text:p>2008.2927755212</text:p>
          </table:table-cell>
        </table:table-row>
        <table:table-row table:style-name="ro1">
          <table:table-cell office:value-type="float" office:value="104.77" calcext:value-type="float">
            <text:p>104.7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3.276084899902" calcext:value-type="float">
            <text:p>103.2760848999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1.041732788086" calcext:value-type="float">
            <text:p>101.0417327881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949508666992" calcext:value-type="float">
            <text:p>102.949508667</text:p>
          </table:table-cell>
          <table:table-cell/>
          <table:table-cell table:formula="of:=([.A487]-[.B487])^2" office:value-type="float" office:value="1.46785633080834" calcext:value-type="float">
            <text:p>1.4678563308</text:p>
          </table:table-cell>
          <table:table-cell table:formula="of:=([.E487]-[.F487])^2" office:value-type="float" office:value="3.31418869355655" calcext:value-type="float">
            <text:p>3.3141886936</text:p>
          </table:table-cell>
          <table:table-cell table:formula="of:=([.A487]-([.B487]+[.F487])/2)^2" office:value-type="float" office:value="2.29832049337235" calcext:value-type="float">
            <text:p>2.2983204934</text:p>
          </table:table-cell>
          <table:table-cell table:formula="of:=([.I487]-[.J487])^2" office:value-type="float" office:value="1.25434531309604" calcext:value-type="float">
            <text:p>1.2543453131</text:p>
          </table:table-cell>
          <table:table-cell table:formula="of:=[.M487]-[.N487]" office:value-type="float" office:value="-1.84633236274821" calcext:value-type="float">
            <text:p>-1.8463323627</text:p>
          </table:table-cell>
          <table:table-cell table:formula="of:=[.M487]-[.P487]" office:value-type="float" office:value="0.213511017712298" calcext:value-type="float">
            <text:p>0.2135110177</text:p>
          </table:table-cell>
          <table:table-cell table:formula="of:=([.A487]-100.04)^2" office:value-type="float" office:value="22.3728999999999" calcext:value-type="float">
            <text:p>22.3729</text:p>
          </table:table-cell>
          <table:table-cell/>
          <table:table-cell table:formula="of:=[.Q487]+[.U486]" office:value-type="float" office:value="2006.44644315848" calcext:value-type="float">
            <text:p>2006.4464431585</text:p>
          </table:table-cell>
        </table:table-row>
        <table:table-row table:style-name="ro1">
          <table:table-cell office:value-type="float" office:value="104.97" calcext:value-type="float">
            <text:p>104.97</text:p>
          </table:table-cell>
          <table:table-cell office:value-type="float" office:value="112.742172241211" calcext:value-type="float">
            <text:p>112.7421722412</text:p>
          </table:table-cell>
          <table:table-cell office:value-type="float" office:value="104.97" calcext:value-type="float">
            <text:p>104.97</text:p>
          </table:table-cell>
          <table:table-cell office:value-type="float" office:value="110.520248413086" calcext:value-type="float">
            <text:p>110.5202484131</text:p>
          </table:table-cell>
          <table:table-cell office:value-type="float" office:value="104.97" calcext:value-type="float">
            <text:p>104.97</text:p>
          </table:table-cell>
          <table:table-cell office:value-type="float" office:value="110.534660339355" calcext:value-type="float">
            <text:p>110.5346603394</text:p>
          </table:table-cell>
          <table:table-cell office:value-type="float" office:value="104.97" calcext:value-type="float">
            <text:p>104.97</text:p>
          </table:table-cell>
          <table:table-cell office:value-type="float" office:value="110.95092010498" calcext:value-type="float">
            <text:p>110.950920105</text:p>
          </table:table-cell>
          <table:table-cell office:value-type="float" office:value="104.97" calcext:value-type="float">
            <text:p>104.97</text:p>
          </table:table-cell>
          <table:table-cell office:value-type="float" office:value="112.163520812988" calcext:value-type="float">
            <text:p>112.163520813</text:p>
          </table:table-cell>
          <table:table-cell office:value-type="float" office:value="112.742172241211" calcext:value-type="float">
            <text:p>112.7421722412</text:p>
          </table:table-cell>
          <table:table-cell/>
          <table:table-cell table:formula="of:=([.A488]-[.B488])^2" office:value-type="float" office:value="60.4066613470499" calcext:value-type="float">
            <text:p>60.406661347</text:p>
          </table:table-cell>
          <table:table-cell table:formula="of:=([.E488]-[.F488])^2" office:value-type="float" office:value="30.9654446923957" calcext:value-type="float">
            <text:p>30.9654446924</text:p>
          </table:table-cell>
          <table:table-cell table:formula="of:=([.A488]-([.B488]+[.F488])/2)^2" office:value-type="float" office:value="44.4677758205144" calcext:value-type="float">
            <text:p>44.4677758205</text:p>
          </table:table-cell>
          <table:table-cell table:formula="of:=([.I488]-[.J488])^2" office:value-type="float" office:value="51.7467416868956" calcext:value-type="float">
            <text:p>51.7467416869</text:p>
          </table:table-cell>
          <table:table-cell table:formula="of:=[.M488]-[.N488]" office:value-type="float" office:value="29.4412166546541" calcext:value-type="float">
            <text:p>29.4412166547</text:p>
          </table:table-cell>
          <table:table-cell table:formula="of:=[.M488]-[.P488]" office:value-type="float" office:value="8.65991966015427" calcext:value-type="float">
            <text:p>8.6599196602</text:p>
          </table:table-cell>
          <table:table-cell table:formula="of:=([.A488]-100.04)^2" office:value-type="float" office:value="24.3048999999999" calcext:value-type="float">
            <text:p>24.3049</text:p>
          </table:table-cell>
          <table:table-cell/>
          <table:table-cell table:formula="of:=[.Q488]+[.U487]" office:value-type="float" office:value="2035.88765981313" calcext:value-type="float">
            <text:p>2035.8876598131</text:p>
          </table:table-cell>
        </table:table-row>
        <table:table-row table:style-name="ro1">
          <table:table-cell office:value-type="float" office:value="105.17" calcext:value-type="float">
            <text:p>105.17</text:p>
          </table:table-cell>
          <table:table-cell office:value-type="float" office:value="99.4138793945313" calcext:value-type="float">
            <text:p>99.4138793945</text:p>
          </table:table-cell>
          <table:table-cell office:value-type="float" office:value="105.17" calcext:value-type="float">
            <text:p>105.17</text:p>
          </table:table-cell>
          <table:table-cell office:value-type="float" office:value="95.7498474121094" calcext:value-type="float">
            <text:p>95.7498474121</text:p>
          </table:table-cell>
          <table:table-cell office:value-type="float" office:value="105.17" calcext:value-type="float">
            <text:p>105.17</text:p>
          </table:table-cell>
          <table:table-cell office:value-type="float" office:value="100.446830749512" calcext:value-type="float">
            <text:p>100.4468307495</text:p>
          </table:table-cell>
          <table:table-cell office:value-type="float" office:value="105.17" calcext:value-type="float">
            <text:p>105.17</text:p>
          </table:table-cell>
          <table:table-cell office:value-type="float" office:value="95.5593414306641" calcext:value-type="float">
            <text:p>95.5593414307</text:p>
          </table:table-cell>
          <table:table-cell office:value-type="float" office:value="105.17" calcext:value-type="float">
            <text:p>105.17</text:p>
          </table:table-cell>
          <table:table-cell office:value-type="float" office:value="100.746696472168" calcext:value-type="float">
            <text:p>100.7466964722</text:p>
          </table:table-cell>
          <table:table-cell office:value-type="float" office:value="100.446830749512" calcext:value-type="float">
            <text:p>100.4468307495</text:p>
          </table:table-cell>
          <table:table-cell/>
          <table:table-cell table:formula="of:=([.A489]-[.B489])^2" office:value-type="float" office:value="33.1329244247019" calcext:value-type="float">
            <text:p>33.1329244247</text:p>
          </table:table-cell>
          <table:table-cell table:formula="of:=([.E489]-[.F489])^2" office:value-type="float" office:value="22.308327768758" calcext:value-type="float">
            <text:p>22.3083277688</text:p>
          </table:table-cell>
          <table:table-cell table:formula="of:=([.A489]-([.B489]+[.F489])/2)^2" office:value-type="float" office:value="27.453878971291" calcext:value-type="float">
            <text:p>27.4538789713</text:p>
          </table:table-cell>
          <table:table-cell table:formula="of:=([.I489]-[.J489])^2" office:value-type="float" office:value="19.5656140993313" calcext:value-type="float">
            <text:p>19.5656140993</text:p>
          </table:table-cell>
          <table:table-cell table:formula="of:=[.M489]-[.N489]" office:value-type="float" office:value="10.8245966559439" calcext:value-type="float">
            <text:p>10.8245966559</text:p>
          </table:table-cell>
          <table:table-cell table:formula="of:=[.M489]-[.P489]" office:value-type="float" office:value="13.5673103253706" calcext:value-type="float">
            <text:p>13.5673103254</text:p>
          </table:table-cell>
          <table:table-cell table:formula="of:=([.A489]-100.04)^2" office:value-type="float" office:value="26.3169" calcext:value-type="float">
            <text:p>26.3169</text:p>
          </table:table-cell>
          <table:table-cell/>
          <table:table-cell table:formula="of:=[.Q489]+[.U488]" office:value-type="float" office:value="2046.71225646908" calcext:value-type="float">
            <text:p>2046.7122564691</text:p>
          </table:table-cell>
        </table:table-row>
        <table:table-row table:style-name="ro1">
          <table:table-cell office:value-type="float" office:value="105.28" calcext:value-type="float">
            <text:p>105.28</text:p>
          </table:table-cell>
          <table:table-cell office:value-type="float" office:value="102.399032592773" calcext:value-type="float">
            <text:p>102.3990325928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2.32251739502" calcext:value-type="float">
            <text:p>102.322517395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1.603164672852" calcext:value-type="float">
            <text:p>101.6031646729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4.549331665039" calcext:value-type="float">
            <text:p>104.549331665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2.848678588867" calcext:value-type="float">
            <text:p>102.8486785889</text:p>
          </table:table-cell>
          <table:table-cell office:value-type="float" office:value="101.603164672852" calcext:value-type="float">
            <text:p>101.6031646729</text:p>
          </table:table-cell>
          <table:table-cell/>
          <table:table-cell table:formula="of:=([.A490]-[.B490])^2" office:value-type="float" office:value="8.29997320150175" calcext:value-type="float">
            <text:p>8.2999732015</text:p>
          </table:table-cell>
          <table:table-cell table:formula="of:=([.E490]-[.F490])^2" office:value-type="float" office:value="13.5191180229668" calcext:value-type="float">
            <text:p>13.519118023</text:p>
          </table:table-cell>
          <table:table-cell table:formula="of:=([.A490]-([.B490]+[.F490])/2)^2" office:value-type="float" office:value="10.7511941757441" calcext:value-type="float">
            <text:p>10.7511941757</text:p>
          </table:table-cell>
          <table:table-cell table:formula="of:=([.I490]-[.J490])^2" office:value-type="float" office:value="5.91132380423286" calcext:value-type="float">
            <text:p>5.9113238042</text:p>
          </table:table-cell>
          <table:table-cell table:formula="of:=[.M490]-[.N490]" office:value-type="float" office:value="-5.21914482146502" calcext:value-type="float">
            <text:p>-5.2191448215</text:p>
          </table:table-cell>
          <table:table-cell table:formula="of:=[.M490]-[.P490]" office:value-type="float" office:value="2.38864939726889" calcext:value-type="float">
            <text:p>2.3886493973</text:p>
          </table:table-cell>
          <table:table-cell table:formula="of:=([.A490]-100.04)^2" office:value-type="float" office:value="27.4575999999999" calcext:value-type="float">
            <text:p>27.4576</text:p>
          </table:table-cell>
          <table:table-cell/>
          <table:table-cell table:formula="of:=[.Q490]+[.U489]" office:value-type="float" office:value="2041.49311164761" calcext:value-type="float">
            <text:p>2041.4931116476</text:p>
          </table:table-cell>
        </table:table-row>
        <table:table-row table:style-name="ro1">
          <table:table-cell office:value-type="float" office:value="105.31" calcext:value-type="float">
            <text:p>105.31</text:p>
          </table:table-cell>
          <table:table-cell office:value-type="float" office:value="104.882667541504" calcext:value-type="float">
            <text:p>104.8826675415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4.86107635498" calcext:value-type="float">
            <text:p>104.861076355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3.762191772461" calcext:value-type="float">
            <text:p>103.7621917725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4.607070922852" calcext:value-type="float">
            <text:p>104.6070709229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4.810012817383" calcext:value-type="float">
            <text:p>104.8100128174</text:p>
          </table:table-cell>
          <table:table-cell office:value-type="float" office:value="103.762191772461" calcext:value-type="float">
            <text:p>103.7621917725</text:p>
          </table:table-cell>
          <table:table-cell/>
          <table:table-cell table:formula="of:=([.A491]-[.B491])^2" office:value-type="float" office:value="0.182613030084318" calcext:value-type="float">
            <text:p>0.1826130301</text:p>
          </table:table-cell>
          <table:table-cell table:formula="of:=([.E491]-[.F491])^2" office:value-type="float" office:value="2.39571030923762" calcext:value-type="float">
            <text:p>2.3957103092</text:p>
          </table:table-cell>
          <table:table-cell table:formula="of:=([.A491]-([.B491]+[.F491])/2)^2" office:value-type="float" office:value="0.975295182407861" calcext:value-type="float">
            <text:p>0.9752951824</text:p>
          </table:table-cell>
          <table:table-cell table:formula="of:=([.I491]-[.J491])^2" office:value-type="float" office:value="0.249987182781475" calcext:value-type="float">
            <text:p>0.2499871828</text:p>
          </table:table-cell>
          <table:table-cell table:formula="of:=[.M491]-[.N491]" office:value-type="float" office:value="-2.2130972791533" calcext:value-type="float">
            <text:p>-2.2130972792</text:p>
          </table:table-cell>
          <table:table-cell table:formula="of:=[.M491]-[.P491]" office:value-type="float" office:value="-0.0673741526971575" calcext:value-type="float">
            <text:p>-0.0673741527</text:p>
          </table:table-cell>
          <table:table-cell table:formula="of:=([.A491]-100.04)^2" office:value-type="float" office:value="27.7729" calcext:value-type="float">
            <text:p>27.7729</text:p>
          </table:table-cell>
          <table:table-cell/>
          <table:table-cell table:formula="of:=[.Q491]+[.U490]" office:value-type="float" office:value="2039.28001436846" calcext:value-type="float">
            <text:p>2039.2800143685</text:p>
          </table:table-cell>
        </table:table-row>
        <table:table-row table:style-name="ro1">
          <table:table-cell office:value-type="float" office:value="105.46" calcext:value-type="float">
            <text:p>105.46</text:p>
          </table:table-cell>
          <table:table-cell office:value-type="float" office:value="113.396469116211" calcext:value-type="float">
            <text:p>113.3964691162</text:p>
          </table:table-cell>
          <table:table-cell office:value-type="float" office:value="105.46" calcext:value-type="float">
            <text:p>105.46</text:p>
          </table:table-cell>
          <table:table-cell office:value-type="float" office:value="114.797607421875" calcext:value-type="float">
            <text:p>114.7976074219</text:p>
          </table:table-cell>
          <table:table-cell office:value-type="float" office:value="105.46" calcext:value-type="float">
            <text:p>105.46</text:p>
          </table:table-cell>
          <table:table-cell office:value-type="float" office:value="111.724563598633" calcext:value-type="float">
            <text:p>111.7245635986</text:p>
          </table:table-cell>
          <table:table-cell office:value-type="float" office:value="105.46" calcext:value-type="float">
            <text:p>105.46</text:p>
          </table:table-cell>
          <table:table-cell office:value-type="float" office:value="113.484298706055" calcext:value-type="float">
            <text:p>113.4842987061</text:p>
          </table:table-cell>
          <table:table-cell office:value-type="float" office:value="105.46" calcext:value-type="float">
            <text:p>105.46</text:p>
          </table:table-cell>
          <table:table-cell office:value-type="float" office:value="113.215950012207" calcext:value-type="float">
            <text:p>113.2159500122</text:p>
          </table:table-cell>
          <table:table-cell office:value-type="float" office:value="113.396469116211" calcext:value-type="float">
            <text:p>113.3964691162</text:p>
          </table:table-cell>
          <table:table-cell/>
          <table:table-cell table:formula="of:=([.A492]-[.B492])^2" office:value-type="float" office:value="62.9875420325701" calcext:value-type="float">
            <text:p>62.9875420326</text:p>
          </table:table-cell>
          <table:table-cell table:formula="of:=([.E492]-[.F492])^2" office:value-type="float" office:value="39.2447570813154" calcext:value-type="float">
            <text:p>39.2447570813</text:p>
          </table:table-cell>
          <table:table-cell table:formula="of:=([.A492]-([.B492]+[.F492])/2)^2" office:value-type="float" office:value="50.4173325420157" calcext:value-type="float">
            <text:p>50.417332542</text:p>
          </table:table-cell>
          <table:table-cell table:formula="of:=([.I492]-[.J492])^2" office:value-type="float" office:value="60.1547605918544" calcext:value-type="float">
            <text:p>60.1547605919</text:p>
          </table:table-cell>
          <table:table-cell table:formula="of:=[.M492]-[.N492]" office:value-type="float" office:value="23.7427849512547" calcext:value-type="float">
            <text:p>23.7427849513</text:p>
          </table:table-cell>
          <table:table-cell table:formula="of:=[.M492]-[.P492]" office:value-type="float" office:value="2.83278144071577" calcext:value-type="float">
            <text:p>2.8327814407</text:p>
          </table:table-cell>
          <table:table-cell table:formula="of:=([.A492]-100.04)^2" office:value-type="float" office:value="29.3763999999999" calcext:value-type="float">
            <text:p>29.3764</text:p>
          </table:table-cell>
          <table:table-cell/>
          <table:table-cell table:formula="of:=[.Q492]+[.U491]" office:value-type="float" office:value="2063.02279931971" calcext:value-type="float">
            <text:p>2063.0227993197</text:p>
          </table:table-cell>
        </table:table-row>
        <table:table-row table:style-name="ro1">
          <table:table-cell office:value-type="float" office:value="105.64" calcext:value-type="float">
            <text:p>105.64</text:p>
          </table:table-cell>
          <table:table-cell office:value-type="float" office:value="110.32788848877" calcext:value-type="float">
            <text:p>110.3278884888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6.975448608398" calcext:value-type="float">
            <text:p>106.9754486084</text:p>
          </table:table-cell>
          <table:table-cell office:value-type="float" office:value="105.64" calcext:value-type="float">
            <text:p>105.64</text:p>
          </table:table-cell>
          <table:table-cell office:value-type="float" office:value="110.311126708984" calcext:value-type="float">
            <text:p>110.311126709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8.030128479004" calcext:value-type="float">
            <text:p>108.030128479</text:p>
          </table:table-cell>
          <table:table-cell office:value-type="float" office:value="105.64" calcext:value-type="float">
            <text:p>105.64</text:p>
          </table:table-cell>
          <table:table-cell office:value-type="float" office:value="110.923294067383" calcext:value-type="float">
            <text:p>110.9232940674</text:p>
          </table:table-cell>
          <table:table-cell office:value-type="float" office:value="110.32788848877" calcext:value-type="float">
            <text:p>110.3278884888</text:p>
          </table:table-cell>
          <table:table-cell/>
          <table:table-cell table:formula="of:=([.A493]-[.B493])^2" office:value-type="float" office:value="21.9762984831379" calcext:value-type="float">
            <text:p>21.9762984831</text:p>
          </table:table-cell>
          <table:table-cell table:formula="of:=([.E493]-[.F493])^2" office:value-type="float" office:value="21.8194247313872" calcext:value-type="float">
            <text:p>21.8194247314</text:p>
          </table:table-cell>
          <table:table-cell table:formula="of:=([.A493]-([.B493]+[.F493])/2)^2" office:value-type="float" office:value="21.8977913679471" calcext:value-type="float">
            <text:p>21.8977913679</text:p>
          </table:table-cell>
          <table:table-cell table:formula="of:=([.I493]-[.J493])^2" office:value-type="float" office:value="27.9131962024424" calcext:value-type="float">
            <text:p>27.9131962024</text:p>
          </table:table-cell>
          <table:table-cell table:formula="of:=[.M493]-[.N493]" office:value-type="float" office:value="0.15687375175068" calcext:value-type="float">
            <text:p>0.1568737518</text:p>
          </table:table-cell>
          <table:table-cell table:formula="of:=[.M493]-[.P493]" office:value-type="float" office:value="-5.93689771930454" calcext:value-type="float">
            <text:p>-5.9368977193</text:p>
          </table:table-cell>
          <table:table-cell table:formula="of:=([.A493]-100.04)^2" office:value-type="float" office:value="31.3599999999999" calcext:value-type="float">
            <text:p>31.36</text:p>
          </table:table-cell>
          <table:table-cell/>
          <table:table-cell table:formula="of:=[.Q493]+[.U492]" office:value-type="float" office:value="2063.17967307146" calcext:value-type="float">
            <text:p>2063.1796730715</text:p>
          </table:table-cell>
        </table:table-row>
        <table:table-row table:style-name="ro1">
          <table:table-cell office:value-type="float" office:value="105.66" calcext:value-type="float">
            <text:p>105.66</text:p>
          </table:table-cell>
          <table:table-cell office:value-type="float" office:value="111.610725402832" calcext:value-type="float">
            <text:p>111.6107254028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9.695014953613" calcext:value-type="float">
            <text:p>109.6950149536</text:p>
          </table:table-cell>
          <table:table-cell office:value-type="float" office:value="105.66" calcext:value-type="float">
            <text:p>105.66</text:p>
          </table:table-cell>
          <table:table-cell office:value-type="float" office:value="110.544555664063" calcext:value-type="float">
            <text:p>110.5445556641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9.286262512207" calcext:value-type="float">
            <text:p>109.2862625122</text:p>
          </table:table-cell>
          <table:table-cell office:value-type="float" office:value="105.66" calcext:value-type="float">
            <text:p>105.66</text:p>
          </table:table-cell>
          <table:table-cell office:value-type="float" office:value="111.976196289063" calcext:value-type="float">
            <text:p>111.9761962891</text:p>
          </table:table-cell>
          <table:table-cell office:value-type="float" office:value="111.610725402832" calcext:value-type="float">
            <text:p>111.6107254028</text:p>
          </table:table-cell>
          <table:table-cell/>
          <table:table-cell table:formula="of:=([.A494]-[.B494])^2" office:value-type="float" office:value="35.4111328199105" calcext:value-type="float">
            <text:p>35.4111328199</text:p>
          </table:table-cell>
          <table:table-cell table:formula="of:=([.E494]-[.F494])^2" office:value-type="float" office:value="23.8588840353251" calcext:value-type="float">
            <text:p>23.8588840353</text:p>
          </table:table-cell>
          <table:table-cell table:formula="of:=([.A494]-([.B494]+[.F494])/2)^2" office:value-type="float" office:value="29.3508289496508" calcext:value-type="float">
            <text:p>29.3508289497</text:p>
          </table:table-cell>
          <table:table-cell table:formula="of:=([.I494]-[.J494])^2" office:value-type="float" office:value="39.8943355619669" calcext:value-type="float">
            <text:p>39.894335562</text:p>
          </table:table-cell>
          <table:table-cell table:formula="of:=[.M494]-[.N494]" office:value-type="float" office:value="11.5522487845854" calcext:value-type="float">
            <text:p>11.5522487846</text:p>
          </table:table-cell>
          <table:table-cell table:formula="of:=[.M494]-[.P494]" office:value-type="float" office:value="-4.48320274205646" calcext:value-type="float">
            <text:p>-4.4832027421</text:p>
          </table:table-cell>
          <table:table-cell table:formula="of:=([.A494]-100.04)^2" office:value-type="float" office:value="31.5843999999999" calcext:value-type="float">
            <text:p>31.5844</text:p>
          </table:table-cell>
          <table:table-cell/>
          <table:table-cell table:formula="of:=[.Q494]+[.U493]" office:value-type="float" office:value="2074.73192185605" calcext:value-type="float">
            <text:p>2074.7319218561</text:p>
          </table:table-cell>
        </table:table-row>
        <table:table-row table:style-name="ro1">
          <table:table-cell office:value-type="float" office:value="105.81" calcext:value-type="float">
            <text:p>105.81</text:p>
          </table:table-cell>
          <table:table-cell office:value-type="float" office:value="113.760093688965" calcext:value-type="float">
            <text:p>113.760093689</text:p>
          </table:table-cell>
          <table:table-cell office:value-type="float" office:value="105.81" calcext:value-type="float">
            <text:p>105.81</text:p>
          </table:table-cell>
          <table:table-cell office:value-type="float" office:value="110.313179016113" calcext:value-type="float">
            <text:p>110.3131790161</text:p>
          </table:table-cell>
          <table:table-cell office:value-type="float" office:value="105.81" calcext:value-type="float">
            <text:p>105.81</text:p>
          </table:table-cell>
          <table:table-cell office:value-type="float" office:value="110.098167419434" calcext:value-type="float">
            <text:p>110.0981674194</text:p>
          </table:table-cell>
          <table:table-cell office:value-type="float" office:value="105.81" calcext:value-type="float">
            <text:p>105.81</text:p>
          </table:table-cell>
          <table:table-cell office:value-type="float" office:value="109.569259643555" calcext:value-type="float">
            <text:p>109.5692596436</text:p>
          </table:table-cell>
          <table:table-cell office:value-type="float" office:value="105.81" calcext:value-type="float">
            <text:p>105.81</text:p>
          </table:table-cell>
          <table:table-cell office:value-type="float" office:value="114.03394317627" calcext:value-type="float">
            <text:p>114.0339431763</text:p>
          </table:table-cell>
          <table:table-cell office:value-type="float" office:value="113.760093688965" calcext:value-type="float">
            <text:p>113.760093689</text:p>
          </table:table-cell>
          <table:table-cell/>
          <table:table-cell table:formula="of:=([.A495]-[.B495])^2" office:value-type="float" office:value="63.2039896633186" calcext:value-type="float">
            <text:p>63.2039896633</text:p>
          </table:table-cell>
          <table:table-cell table:formula="of:=([.E495]-[.F495])^2" office:value-type="float" office:value="18.3883798170917" calcext:value-type="float">
            <text:p>18.3883798171</text:p>
          </table:table-cell>
          <table:table-cell table:formula="of:=([.A495]-([.B495]+[.F495])/2)^2" office:value-type="float" office:value="37.4437587393344" calcext:value-type="float">
            <text:p>37.4437587393</text:p>
          </table:table-cell>
          <table:table-cell table:formula="of:=([.I495]-[.J495])^2" office:value-type="float" office:value="67.6332413665102" calcext:value-type="float">
            <text:p>67.6332413665</text:p>
          </table:table-cell>
          <table:table-cell table:formula="of:=[.M495]-[.N495]" office:value-type="float" office:value="44.8156098462269" calcext:value-type="float">
            <text:p>44.8156098462</text:p>
          </table:table-cell>
          <table:table-cell table:formula="of:=[.M495]-[.P495]" office:value-type="float" office:value="-4.42925170319155" calcext:value-type="float">
            <text:p>-4.4292517032</text:p>
          </table:table-cell>
          <table:table-cell table:formula="of:=([.A495]-100.04)^2" office:value-type="float" office:value="33.2929" calcext:value-type="float">
            <text:p>33.2929</text:p>
          </table:table-cell>
          <table:table-cell/>
          <table:table-cell table:formula="of:=[.Q495]+[.U494]" office:value-type="float" office:value="2119.54753170228" calcext:value-type="float">
            <text:p>2119.5475317023</text:p>
          </table:table-cell>
        </table:table-row>
        <table:table-row table:style-name="ro1">
          <table:table-cell office:value-type="float" office:value="105.88" calcext:value-type="float">
            <text:p>105.88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5.88" calcext:value-type="float">
            <text:p>105.88</text:p>
          </table:table-cell>
          <table:table-cell office:value-type="float" office:value="110.960884094238" calcext:value-type="float">
            <text:p>110.9608840942</text:p>
          </table:table-cell>
          <table:table-cell office:value-type="float" office:value="105.88" calcext:value-type="float">
            <text:p>105.88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05.88" calcext:value-type="float">
            <text:p>105.88</text:p>
          </table:table-cell>
          <table:table-cell office:value-type="float" office:value="109.120979309082" calcext:value-type="float">
            <text:p>109.1209793091</text:p>
          </table:table-cell>
          <table:table-cell office:value-type="float" office:value="105.88" calcext:value-type="float">
            <text:p>105.88</text:p>
          </table:table-cell>
          <table:table-cell office:value-type="float" office:value="111.752082824707" calcext:value-type="float">
            <text:p>111.7520828247</text:p>
          </table:table-cell>
          <table:table-cell office:value-type="float" office:value="111.340423583984" calcext:value-type="float">
            <text:p>111.340423584</text:p>
          </table:table-cell>
          <table:table-cell/>
          <table:table-cell table:formula="of:=([.A496]-[.B496])^2" office:value-type="float" office:value="29.8162257165328" calcext:value-type="float">
            <text:p>29.8162257165</text:p>
          </table:table-cell>
          <table:table-cell table:formula="of:=([.E496]-[.F496])^2" office:value-type="float" office:value="18.3907328357879" calcext:value-type="float">
            <text:p>18.3907328358</text:p>
          </table:table-cell>
          <table:table-cell table:formula="of:=([.A496]-([.B496]+[.F496])/2)^2" office:value-type="float" office:value="23.7600939345249" calcext:value-type="float">
            <text:p>23.7600939345</text:p>
          </table:table-cell>
          <table:table-cell table:formula="of:=([.I496]-[.J496])^2" office:value-type="float" office:value="34.4813567002194" calcext:value-type="float">
            <text:p>34.4813567002</text:p>
          </table:table-cell>
          <table:table-cell table:formula="of:=[.M496]-[.N496]" office:value-type="float" office:value="11.4254928807449" calcext:value-type="float">
            <text:p>11.4254928807</text:p>
          </table:table-cell>
          <table:table-cell table:formula="of:=[.M496]-[.P496]" office:value-type="float" office:value="-4.66513098368654" calcext:value-type="float">
            <text:p>-4.6651309837</text:p>
          </table:table-cell>
          <table:table-cell table:formula="of:=([.A496]-100.04)^2" office:value-type="float" office:value="34.1055999999999" calcext:value-type="float">
            <text:p>34.1056</text:p>
          </table:table-cell>
          <table:table-cell/>
          <table:table-cell table:formula="of:=[.Q496]+[.U495]" office:value-type="float" office:value="2130.97302458302" calcext:value-type="float">
            <text:p>2130.973024583</text:p>
          </table:table-cell>
        </table:table-row>
        <table:table-row table:style-name="ro1">
          <table:table-cell office:value-type="float" office:value="105.89" calcext:value-type="float">
            <text:p>105.89</text:p>
          </table:table-cell>
          <table:table-cell office:value-type="float" office:value="104.329605102539" calcext:value-type="float">
            <text:p>104.3296051025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146011352539" calcext:value-type="float">
            <text:p>103.1460113525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611198425293" calcext:value-type="float">
            <text:p>103.611198425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44718933105" calcext:value-type="float">
            <text:p>103.844718933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486022949219" calcext:value-type="float">
            <text:p>103.4860229492</text:p>
          </table:table-cell>
          <table:table-cell office:value-type="float" office:value="103.611198425293" calcext:value-type="float">
            <text:p>103.6111984253</text:p>
          </table:table-cell>
          <table:table-cell/>
          <table:table-cell table:formula="of:=([.A497]-[.B497])^2" office:value-type="float" office:value="2.43483223602213" calcext:value-type="float">
            <text:p>2.434832236</text:p>
          </table:table-cell>
          <table:table-cell table:formula="of:=([.E497]-[.F497])^2" office:value-type="float" office:value="5.19293661688725" calcext:value-type="float">
            <text:p>5.1929366169</text:p>
          </table:table-cell>
          <table:table-cell table:formula="of:=([.A497]-([.B497]+[.F497])/2)^2" office:value-type="float" office:value="3.68485738797675" calcext:value-type="float">
            <text:p>3.684857388</text:p>
          </table:table-cell>
          <table:table-cell table:formula="of:=([.I497]-[.J497])^2" office:value-type="float" office:value="5.77910566068292" calcext:value-type="float">
            <text:p>5.7791056607</text:p>
          </table:table-cell>
          <table:table-cell table:formula="of:=[.M497]-[.N497]" office:value-type="float" office:value="-2.75810438086512" calcext:value-type="float">
            <text:p>-2.7581043809</text:p>
          </table:table-cell>
          <table:table-cell table:formula="of:=[.M497]-[.P497]" office:value-type="float" office:value="-3.34427342466079" calcext:value-type="float">
            <text:p>-3.3442734247</text:p>
          </table:table-cell>
          <table:table-cell table:formula="of:=([.A497]-100.04)^2" office:value-type="float" office:value="34.2224999999999" calcext:value-type="float">
            <text:p>34.2225</text:p>
          </table:table-cell>
          <table:table-cell/>
          <table:table-cell table:formula="of:=[.Q497]+[.U496]" office:value-type="float" office:value="2128.21492020216" calcext:value-type="float">
            <text:p>2128.2149202022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5.97" calcext:value-type="float">
            <text:p>105.97</text:p>
          </table:table-cell>
          <table:table-cell office:value-type="float" office:value="112.211181640625" calcext:value-type="float">
            <text:p>112.2111816406</text:p>
          </table:table-cell>
          <table:table-cell office:value-type="float" office:value="105.97" calcext:value-type="float">
            <text:p>105.97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5.97" calcext:value-type="float">
            <text:p>105.97</text:p>
          </table:table-cell>
          <table:table-cell office:value-type="float" office:value="111.858688354492" calcext:value-type="float">
            <text:p>111.8586883545</text:p>
          </table:table-cell>
          <table:table-cell office:value-type="float" office:value="105.97" calcext:value-type="float">
            <text:p>105.97</text:p>
          </table:table-cell>
          <table:table-cell office:value-type="float" office:value="112.728904724121" calcext:value-type="float">
            <text:p>112.7289047241</text:p>
          </table:table-cell>
          <table:table-cell office:value-type="float" office:value="112.654273986816" calcext:value-type="float">
            <text:p>112.6542739868</text:p>
          </table:table-cell>
          <table:table-cell/>
          <table:table-cell table:formula="of:=([.A498]-[.B498])^2" office:value-type="float" office:value="44.6795187308305" calcext:value-type="float">
            <text:p>44.6795187308</text:p>
          </table:table-cell>
          <table:table-cell table:formula="of:=([.E498]-[.F498])^2" office:value-type="float" office:value="21.5849365858958" calcext:value-type="float">
            <text:p>21.5849365859</text:p>
          </table:table-cell>
          <table:table-cell table:formula="of:=([.A498]-([.B498]+[.F498])/2)^2" office:value-type="float" office:value="32.093545832682" calcext:value-type="float">
            <text:p>32.0935458327</text:p>
          </table:table-cell>
          <table:table-cell table:formula="of:=([.I498]-[.J498])^2" office:value-type="float" office:value="45.6827930697465" calcext:value-type="float">
            <text:p>45.6827930697</text:p>
          </table:table-cell>
          <table:table-cell table:formula="of:=[.M498]-[.N498]" office:value-type="float" office:value="23.0945821449347" calcext:value-type="float">
            <text:p>23.0945821449</text:p>
          </table:table-cell>
          <table:table-cell table:formula="of:=[.M498]-[.P498]" office:value-type="float" office:value="-1.00327433891594" calcext:value-type="float">
            <text:p>-1.0032743389</text:p>
          </table:table-cell>
          <table:table-cell table:formula="of:=([.A498]-100.04)^2" office:value-type="float" office:value="35.1648999999999" calcext:value-type="float">
            <text:p>35.1649</text:p>
          </table:table-cell>
          <table:table-cell/>
          <table:table-cell table:formula="of:=[.Q498]+[.U497]" office:value-type="float" office:value="2151.30950234709" calcext:value-type="float">
            <text:p>2151.3095023471</text:p>
          </table:table-cell>
        </table:table-row>
        <table:table-row table:style-name="ro1">
          <table:table-cell office:value-type="float" office:value="106.02" calcext:value-type="float">
            <text:p>106.02</text:p>
          </table:table-cell>
          <table:table-cell office:value-type="float" office:value="111.340118408203" calcext:value-type="float">
            <text:p>111.3401184082</text:p>
          </table:table-cell>
          <table:table-cell office:value-type="float" office:value="106.02" calcext:value-type="float">
            <text:p>106.02</text:p>
          </table:table-cell>
          <table:table-cell office:value-type="float" office:value="110.794555664063" calcext:value-type="float">
            <text:p>110.7945556641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9.140586853027" calcext:value-type="float">
            <text:p>109.140586853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7.46949005127" calcext:value-type="float">
            <text:p>107.4694900513</text:p>
          </table:table-cell>
          <table:table-cell office:value-type="float" office:value="106.02" calcext:value-type="float">
            <text:p>106.02</text:p>
          </table:table-cell>
          <table:table-cell office:value-type="float" office:value="111.903053283691" calcext:value-type="float">
            <text:p>111.9030532837</text:p>
          </table:table-cell>
          <table:table-cell office:value-type="float" office:value="111.340118408203" calcext:value-type="float">
            <text:p>111.3401184082</text:p>
          </table:table-cell>
          <table:table-cell/>
          <table:table-cell table:formula="of:=([.A499]-[.B499])^2" office:value-type="float" office:value="28.3036598773018" calcext:value-type="float">
            <text:p>28.3036598773</text:p>
          </table:table-cell>
          <table:table-cell table:formula="of:=([.E499]-[.F499])^2" office:value-type="float" office:value="9.73806230728713" calcext:value-type="float">
            <text:p>9.7380623073</text:p>
          </table:table-cell>
          <table:table-cell table:formula="of:=([.A499]-([.B499]+[.F499])/2)^2" office:value-type="float" office:value="17.811376326741" calcext:value-type="float">
            <text:p>17.8113763267</text:p>
          </table:table-cell>
          <table:table-cell table:formula="of:=([.I499]-[.J499])^2" office:value-type="float" office:value="34.6103159387523" calcext:value-type="float">
            <text:p>34.6103159388</text:p>
          </table:table-cell>
          <table:table-cell table:formula="of:=[.M499]-[.N499]" office:value-type="float" office:value="18.5655975700147" calcext:value-type="float">
            <text:p>18.56559757</text:p>
          </table:table-cell>
          <table:table-cell table:formula="of:=[.M499]-[.P499]" office:value-type="float" office:value="-6.30665606145049" calcext:value-type="float">
            <text:p>-6.3066560615</text:p>
          </table:table-cell>
          <table:table-cell table:formula="of:=([.A499]-100.04)^2" office:value-type="float" office:value="35.7603999999999" calcext:value-type="float">
            <text:p>35.7604</text:p>
          </table:table-cell>
          <table:table-cell/>
          <table:table-cell table:formula="of:=[.Q499]+[.U498]" office:value-type="float" office:value="2169.8750999171" calcext:value-type="float">
            <text:p>2169.8750999171</text:p>
          </table:table-cell>
        </table:table-row>
        <table:table-row table:style-name="ro1">
          <table:table-cell office:value-type="float" office:value="106.19" calcext:value-type="float">
            <text:p>106.19</text:p>
          </table:table-cell>
          <table:table-cell office:value-type="float" office:value="112.207138061523" calcext:value-type="float">
            <text:p>112.2071380615</text:p>
          </table:table-cell>
          <table:table-cell office:value-type="float" office:value="106.19" calcext:value-type="float">
            <text:p>106.19</text:p>
          </table:table-cell>
          <table:table-cell office:value-type="float" office:value="108.955116271973" calcext:value-type="float">
            <text:p>108.955116272</text:p>
          </table:table-cell>
          <table:table-cell office:value-type="float" office:value="106.19" calcext:value-type="float">
            <text:p>106.1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6.19" calcext:value-type="float">
            <text:p>106.19</text:p>
          </table:table-cell>
          <table:table-cell office:value-type="float" office:value="109.52335357666" calcext:value-type="float">
            <text:p>109.523353576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12.072059631348" calcext:value-type="float">
            <text:p>112.0720596313</text:p>
          </table:table-cell>
          <table:table-cell office:value-type="float" office:value="112.207138061523" calcext:value-type="float">
            <text:p>112.2071380615</text:p>
          </table:table-cell>
          <table:table-cell/>
          <table:table-cell table:formula="of:=([.A500]-[.B500])^2" office:value-type="float" office:value="36.2059504514341" calcext:value-type="float">
            <text:p>36.2059504514</text:p>
          </table:table-cell>
          <table:table-cell table:formula="of:=([.E500]-[.F500])^2" office:value-type="float" office:value="19.5891145522044" calcext:value-type="float">
            <text:p>19.5891145522</text:p>
          </table:table-cell>
          <table:table-cell table:formula="of:=([.A500]-([.B500]+[.F500])/2)^2" office:value-type="float" office:value="27.2645699336073" calcext:value-type="float">
            <text:p>27.2645699336</text:p>
          </table:table-cell>
          <table:table-cell table:formula="of:=([.I500]-[.J500])^2" office:value-type="float" office:value="34.5986255067298" calcext:value-type="float">
            <text:p>34.5986255067</text:p>
          </table:table-cell>
          <table:table-cell table:formula="of:=[.M500]-[.N500]" office:value-type="float" office:value="16.6168358992296" calcext:value-type="float">
            <text:p>16.6168358992</text:p>
          </table:table-cell>
          <table:table-cell table:formula="of:=[.M500]-[.P500]" office:value-type="float" office:value="1.6073249447043" calcext:value-type="float">
            <text:p>1.6073249447</text:p>
          </table:table-cell>
          <table:table-cell table:formula="of:=([.A500]-100.04)^2" office:value-type="float" office:value="37.8224999999999" calcext:value-type="float">
            <text:p>37.8225</text:p>
          </table:table-cell>
          <table:table-cell/>
          <table:table-cell table:formula="of:=[.Q500]+[.U499]" office:value-type="float" office:value="2186.49193581633" calcext:value-type="float">
            <text:p>2186.4919358163</text:p>
          </table:table-cell>
        </table:table-row>
        <table:table-row table:style-name="ro1">
          <table:table-cell office:value-type="float" office:value="106.21" calcext:value-type="float">
            <text:p>106.21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22326660156" calcext:value-type="float">
            <text:p>103.82232666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346267700195" calcext:value-type="float">
            <text:p>104.34626770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949508666992" calcext:value-type="float">
            <text:p>102.949508667</text:p>
          </table:table-cell>
          <table:table-cell/>
          <table:table-cell table:formula="of:=([.A501]-[.B501])^2" office:value-type="float" office:value="7.03072381127714" calcext:value-type="float">
            <text:p>7.0307238113</text:p>
          </table:table-cell>
          <table:table-cell table:formula="of:=([.E501]-[.F501])^2" office:value-type="float" office:value="10.6308037326191" calcext:value-type="float">
            <text:p>10.6308037326</text:p>
          </table:table-cell>
          <table:table-cell table:formula="of:=([.A501]-([.B501]+[.F501])/2)^2" office:value-type="float" office:value="8.73806175313804" calcext:value-type="float">
            <text:p>8.7380617531</text:p>
          </table:table-cell>
          <table:table-cell table:formula="of:=([.I501]-[.J501])^2" office:value-type="float" office:value="6.55347500059609" calcext:value-type="float">
            <text:p>6.5534750006</text:p>
          </table:table-cell>
          <table:table-cell table:formula="of:=[.M501]-[.N501]" office:value-type="float" office:value="-3.60007992134198" calcext:value-type="float">
            <text:p>-3.6000799213</text:p>
          </table:table-cell>
          <table:table-cell table:formula="of:=[.M501]-[.P501]" office:value-type="float" office:value="0.47724881068105" calcext:value-type="float">
            <text:p>0.4772488107</text:p>
          </table:table-cell>
          <table:table-cell table:formula="of:=([.A501]-100.04)^2" office:value-type="float" office:value="38.0689" calcext:value-type="float">
            <text:p>38.0689</text:p>
          </table:table-cell>
          <table:table-cell/>
          <table:table-cell table:formula="of:=[.Q501]+[.U500]" office:value-type="float" office:value="2182.89185589499" calcext:value-type="float">
            <text:p>2182.891855895</text:p>
          </table:table-cell>
        </table:table-row>
        <table:table-row table:style-name="ro1">
          <table:table-cell office:value-type="float" office:value="106.23" calcext:value-type="float">
            <text:p>106.23</text:p>
          </table:table-cell>
          <table:table-cell office:value-type="float" office:value="113.077301025391" calcext:value-type="float">
            <text:p>113.0773010254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5.833984375" calcext:value-type="float">
            <text:p>105.833984375</text:p>
          </table:table-cell>
          <table:table-cell office:value-type="float" office:value="106.23" calcext:value-type="float">
            <text:p>106.23</text:p>
          </table:table-cell>
          <table:table-cell office:value-type="float" office:value="110.534660339355" calcext:value-type="float">
            <text:p>110.5346603394</text:p>
          </table:table-cell>
          <table:table-cell office:value-type="float" office:value="106.23" calcext:value-type="float">
            <text:p>106.23</text:p>
          </table:table-cell>
          <table:table-cell office:value-type="float" office:value="111.086975097656" calcext:value-type="float">
            <text:p>111.0869750977</text:p>
          </table:table-cell>
          <table:table-cell office:value-type="float" office:value="106.23" calcext:value-type="float">
            <text:p>106.23</text:p>
          </table:table-cell>
          <table:table-cell office:value-type="float" office:value="112.575500488281" calcext:value-type="float">
            <text:p>112.5755004883</text:p>
          </table:table-cell>
          <table:table-cell office:value-type="float" office:value="113.077301025391" calcext:value-type="float">
            <text:p>113.0773010254</text:p>
          </table:table-cell>
          <table:table-cell/>
          <table:table-cell table:formula="of:=([.A502]-[.B502])^2" office:value-type="float" office:value="46.8855313323155" calcext:value-type="float">
            <text:p>46.8855313323</text:p>
          </table:table-cell>
          <table:table-cell table:formula="of:=([.E502]-[.F502])^2" office:value-type="float" office:value="18.5301006372199" calcext:value-type="float">
            <text:p>18.5301006372</text:p>
          </table:table-cell>
          <table:table-cell table:formula="of:=([.A502]-([.B502]+[.F502])/2)^2" office:value-type="float" office:value="31.0915605701973" calcext:value-type="float">
            <text:p>31.0915605702</text:p>
          </table:table-cell>
          <table:table-cell table:formula="of:=([.I502]-[.J502])^2" office:value-type="float" office:value="40.2653764467775" calcext:value-type="float">
            <text:p>40.2653764468</text:p>
          </table:table-cell>
          <table:table-cell table:formula="of:=[.M502]-[.N502]" office:value-type="float" office:value="28.3554306950955" calcext:value-type="float">
            <text:p>28.3554306951</text:p>
          </table:table-cell>
          <table:table-cell table:formula="of:=[.M502]-[.P502]" office:value-type="float" office:value="6.62015488553792" calcext:value-type="float">
            <text:p>6.6201548855</text:p>
          </table:table-cell>
          <table:table-cell table:formula="of:=([.A502]-100.04)^2" office:value-type="float" office:value="38.3161" calcext:value-type="float">
            <text:p>38.3161</text:p>
          </table:table-cell>
          <table:table-cell/>
          <table:table-cell table:formula="of:=[.Q502]+[.U501]" office:value-type="float" office:value="2211.24728659009" calcext:value-type="float">
            <text:p>2211.2472865901</text:p>
          </table:table-cell>
        </table:table-row>
        <table:table-row table:style-name="ro1">
          <table:table-cell office:value-type="float" office:value="106.27" calcext:value-type="float">
            <text:p>106.27</text:p>
          </table:table-cell>
          <table:table-cell office:value-type="float" office:value="112.510047912598" calcext:value-type="float">
            <text:p>112.5100479126</text:p>
          </table:table-cell>
          <table:table-cell office:value-type="float" office:value="106.27" calcext:value-type="float">
            <text:p>106.27</text:p>
          </table:table-cell>
          <table:table-cell office:value-type="float" office:value="111.232925415039" calcext:value-type="float">
            <text:p>111.232925415</text:p>
          </table:table-cell>
          <table:table-cell office:value-type="float" office:value="106.27" calcext:value-type="float">
            <text:p>106.27</text:p>
          </table:table-cell>
          <table:table-cell office:value-type="float" office:value="110.69344329834" calcext:value-type="float">
            <text:p>110.6934432983</text:p>
          </table:table-cell>
          <table:table-cell office:value-type="float" office:value="106.27" calcext:value-type="float">
            <text:p>106.27</text:p>
          </table:table-cell>
          <table:table-cell office:value-type="float" office:value="110.950355529785" calcext:value-type="float">
            <text:p>110.9503555298</text:p>
          </table:table-cell>
          <table:table-cell office:value-type="float" office:value="106.27" calcext:value-type="float">
            <text:p>106.27</text:p>
          </table:table-cell>
          <table:table-cell office:value-type="float" office:value="112.411590576172" calcext:value-type="float">
            <text:p>112.4115905762</text:p>
          </table:table-cell>
          <table:table-cell office:value-type="float" office:value="112.510047912598" calcext:value-type="float">
            <text:p>112.5100479126</text:p>
          </table:table-cell>
          <table:table-cell/>
          <table:table-cell table:formula="of:=([.A503]-[.B503])^2" office:value-type="float" office:value="38.9381979515144" calcext:value-type="float">
            <text:p>38.9381979515</text:p>
          </table:table-cell>
          <table:table-cell table:formula="of:=([.E503]-[.F503])^2" office:value-type="float" office:value="19.5668506136277" calcext:value-type="float">
            <text:p>19.5668506136</text:p>
          </table:table-cell>
          <table:table-cell table:formula="of:=([.A503]-([.B503]+[.F503])/2)^2" office:value-type="float" office:value="28.4275112014354" calcext:value-type="float">
            <text:p>28.4275112014</text:p>
          </table:table-cell>
          <table:table-cell table:formula="of:=([.I503]-[.J503])^2" office:value-type="float" office:value="37.7191348053232" calcext:value-type="float">
            <text:p>37.7191348053</text:p>
          </table:table-cell>
          <table:table-cell table:formula="of:=[.M503]-[.N503]" office:value-type="float" office:value="19.3713473378867" calcext:value-type="float">
            <text:p>19.3713473379</text:p>
          </table:table-cell>
          <table:table-cell table:formula="of:=[.M503]-[.P503]" office:value-type="float" office:value="1.21906314619119" calcext:value-type="float">
            <text:p>1.2190631462</text:p>
          </table:table-cell>
          <table:table-cell table:formula="of:=([.A503]-100.04)^2" office:value-type="float" office:value="38.8128999999999" calcext:value-type="float">
            <text:p>38.8129</text:p>
          </table:table-cell>
          <table:table-cell/>
          <table:table-cell table:formula="of:=[.Q503]+[.U502]" office:value-type="float" office:value="2230.61863392797" calcext:value-type="float">
            <text:p>2230.618633928</text:p>
          </table:table-cell>
        </table:table-row>
        <table:table-row table:style-name="ro1">
          <table:table-cell office:value-type="float" office:value="106.31" calcext:value-type="float">
            <text:p>106.31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6.31" calcext:value-type="float">
            <text:p>106.31</text:p>
          </table:table-cell>
          <table:table-cell office:value-type="float" office:value="109.3544921875" calcext:value-type="float">
            <text:p>109.3544921875</text:p>
          </table:table-cell>
          <table:table-cell office:value-type="float" office:value="106.31" calcext:value-type="float">
            <text:p>106.31</text:p>
          </table:table-cell>
          <table:table-cell office:value-type="float" office:value="110.760032653809" calcext:value-type="float">
            <text:p>110.7600326538</text:p>
          </table:table-cell>
          <table:table-cell office:value-type="float" office:value="106.31" calcext:value-type="float">
            <text:p>106.31</text:p>
          </table:table-cell>
          <table:table-cell office:value-type="float" office:value="110.591262817383" calcext:value-type="float">
            <text:p>110.5912628174</text:p>
          </table:table-cell>
          <table:table-cell office:value-type="float" office:value="106.31" calcext:value-type="float">
            <text:p>106.31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504]-[.B504])^2" office:value-type="float" office:value="32.8489126574401" calcext:value-type="float">
            <text:p>32.8489126574</text:p>
          </table:table-cell>
          <table:table-cell table:formula="of:=([.E504]-[.F504])^2" office:value-type="float" office:value="19.8027906199627" calcext:value-type="float">
            <text:p>19.80279062</text:p>
          </table:table-cell>
          <table:table-cell table:formula="of:=([.A504]-([.B504]+[.F504])/2)^2" office:value-type="float" office:value="25.9153779310891" calcext:value-type="float">
            <text:p>25.9153779311</text:p>
          </table:table-cell>
          <table:table-cell table:formula="of:=([.I504]-[.J504])^2" office:value-type="float" office:value="33.3871940400138" calcext:value-type="float">
            <text:p>33.38719404</text:p>
          </table:table-cell>
          <table:table-cell table:formula="of:=[.M504]-[.N504]" office:value-type="float" office:value="13.0461220374773" calcext:value-type="float">
            <text:p>13.0461220375</text:p>
          </table:table-cell>
          <table:table-cell table:formula="of:=[.M504]-[.P504]" office:value-type="float" office:value="-0.538281382573771" calcext:value-type="float">
            <text:p>-0.5382813826</text:p>
          </table:table-cell>
          <table:table-cell table:formula="of:=([.A504]-100.04)^2" office:value-type="float" office:value="39.3128999999999" calcext:value-type="float">
            <text:p>39.3129</text:p>
          </table:table-cell>
          <table:table-cell/>
          <table:table-cell table:formula="of:=[.Q504]+[.U503]" office:value-type="float" office:value="2243.66475596545" calcext:value-type="float">
            <text:p>2243.6647559655</text:p>
          </table:table-cell>
        </table:table-row>
        <table:table-row table:style-name="ro1">
          <table:table-cell office:value-type="float" office:value="106.32" calcext:value-type="float">
            <text:p>106.32</text:p>
          </table:table-cell>
          <table:table-cell office:value-type="float" office:value="105.197631835938" calcext:value-type="float">
            <text:p>105.1976318359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6.893081665039" calcext:value-type="float">
            <text:p>106.893081665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4.390724182129" calcext:value-type="float">
            <text:p>104.3907241821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4.403305053711" calcext:value-type="float">
            <text:p>104.4033050537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4.22142791748" calcext:value-type="float">
            <text:p>104.2214279175</text:p>
          </table:table-cell>
          <table:table-cell office:value-type="float" office:value="104.390724182129" calcext:value-type="float">
            <text:p>104.3907241821</text:p>
          </table:table-cell>
          <table:table-cell/>
          <table:table-cell table:formula="of:=([.A505]-[.B505])^2" office:value-type="float" office:value="1.25971029570101" calcext:value-type="float">
            <text:p>1.2597102957</text:p>
          </table:table-cell>
          <table:table-cell table:formula="of:=([.E505]-[.F505])^2" office:value-type="float" office:value="3.72210518142215" calcext:value-type="float">
            <text:p>3.7221051814</text:p>
          </table:table-cell>
          <table:table-cell table:formula="of:=([.A505]-([.B505]+[.F505])/2)^2" office:value-type="float" office:value="2.32813274811786" calcext:value-type="float">
            <text:p>2.3281327481</text:p>
          </table:table-cell>
          <table:table-cell table:formula="of:=([.I505]-[.J505])^2" office:value-type="float" office:value="4.40400478553033" calcext:value-type="float">
            <text:p>4.4040047855</text:p>
          </table:table-cell>
          <table:table-cell table:formula="of:=[.M505]-[.N505]" office:value-type="float" office:value="-2.46239488572114" calcext:value-type="float">
            <text:p>-2.4623948857</text:p>
          </table:table-cell>
          <table:table-cell table:formula="of:=[.M505]-[.P505]" office:value-type="float" office:value="-3.14429448982932" calcext:value-type="float">
            <text:p>-3.1442944898</text:p>
          </table:table-cell>
          <table:table-cell table:formula="of:=([.A505]-100.04)^2" office:value-type="float" office:value="39.4383999999998" calcext:value-type="float">
            <text:p>39.4384</text:p>
          </table:table-cell>
          <table:table-cell/>
          <table:table-cell table:formula="of:=[.Q505]+[.U504]" office:value-type="float" office:value="2241.20236107973" calcext:value-type="float">
            <text:p>2241.2023610797</text:p>
          </table:table-cell>
        </table:table-row>
        <table:table-row table:style-name="ro1">
          <table:table-cell office:value-type="float" office:value="106.35" calcext:value-type="float">
            <text:p>106.35</text:p>
          </table:table-cell>
          <table:table-cell office:value-type="float" office:value="111.894683837891" calcext:value-type="float">
            <text:p>111.8946838379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9.33984375" calcext:value-type="float">
            <text:p>109.33984375</text:p>
          </table:table-cell>
          <table:table-cell office:value-type="float" office:value="106.35" calcext:value-type="float">
            <text:p>106.35</text:p>
          </table:table-cell>
          <table:table-cell office:value-type="float" office:value="110.54328918457" calcext:value-type="float">
            <text:p>110.5432891846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9.395416259766" calcext:value-type="float">
            <text:p>109.3954162598</text:p>
          </table:table-cell>
          <table:table-cell office:value-type="float" office:value="106.35" calcext:value-type="float">
            <text:p>106.35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94683837891" calcext:value-type="float">
            <text:p>111.8946838379</text:p>
          </table:table-cell>
          <table:table-cell/>
          <table:table-cell table:formula="of:=([.A506]-[.B506])^2" office:value-type="float" office:value="30.7435188621656" calcext:value-type="float">
            <text:p>30.7435188622</text:p>
          </table:table-cell>
          <table:table-cell table:formula="of:=([.E506]-[.F506])^2" office:value-type="float" office:value="17.5836741854344" calcext:value-type="float">
            <text:p>17.5836741854</text:p>
          </table:table-cell>
          <table:table-cell table:formula="of:=([.A506]-([.B506]+[.F506])/2)^2" office:value-type="float" office:value="23.7070296465443" calcext:value-type="float">
            <text:p>23.7070296465</text:p>
          </table:table-cell>
          <table:table-cell table:formula="of:=([.I506]-[.J506])^2" office:value-type="float" office:value="30.8058197915927" calcext:value-type="float">
            <text:p>30.8058197916</text:p>
          </table:table-cell>
          <table:table-cell table:formula="of:=[.M506]-[.N506]" office:value-type="float" office:value="13.1598446767312" calcext:value-type="float">
            <text:p>13.1598446767</text:p>
          </table:table-cell>
          <table:table-cell table:formula="of:=[.M506]-[.P506]" office:value-type="float" office:value="-0.062300929427149" calcext:value-type="float">
            <text:p>-0.0623009294</text:p>
          </table:table-cell>
          <table:table-cell table:formula="of:=([.A506]-100.04)^2" office:value-type="float" office:value="39.8160999999998" calcext:value-type="float">
            <text:p>39.8161</text:p>
          </table:table-cell>
          <table:table-cell/>
          <table:table-cell table:formula="of:=[.Q506]+[.U505]" office:value-type="float" office:value="2254.36220575646" calcext:value-type="float">
            <text:p>2254.3622057565</text:p>
          </table:table-cell>
        </table:table-row>
        <table:table-row table:style-name="ro1">
          <table:table-cell office:value-type="float" office:value="106.37" calcext:value-type="float">
            <text:p>106.37</text:p>
          </table:table-cell>
          <table:table-cell office:value-type="float" office:value="103.150619506836" calcext:value-type="float">
            <text:p>103.1506195068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2.766075134277" calcext:value-type="float">
            <text:p>102.7660751343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2.921752929688" calcext:value-type="float">
            <text:p>102.9217529297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1.852256774902" calcext:value-type="float">
            <text:p>101.8522567749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3.298156738281" calcext:value-type="float">
            <text:p>103.2981567383</text:p>
          </table:table-cell>
          <table:table-cell office:value-type="float" office:value="102.921752929688" calcext:value-type="float">
            <text:p>102.9217529297</text:p>
          </table:table-cell>
          <table:table-cell/>
          <table:table-cell table:formula="of:=([.A507]-[.B507])^2" office:value-type="float" office:value="10.3644107597653" calcext:value-type="float">
            <text:p>10.3644107598</text:p>
          </table:table-cell>
          <table:table-cell table:formula="of:=([.E507]-[.F507])^2" office:value-type="float" office:value="11.8904078579188" calcext:value-type="float">
            <text:p>11.8904078579</text:p>
          </table:table-cell>
          <table:table-cell table:formula="of:=([.A507]-([.B507]+[.F507])/2)^2" office:value-type="float" office:value="11.1143143313081" calcext:value-type="float">
            <text:p>11.1143143313</text:p>
          </table:table-cell>
          <table:table-cell table:formula="of:=([.I507]-[.J507])^2" office:value-type="float" office:value="9.43622102456692" calcext:value-type="float">
            <text:p>9.4362210246</text:p>
          </table:table-cell>
          <table:table-cell table:formula="of:=[.M507]-[.N507]" office:value-type="float" office:value="-1.52599709815346" calcext:value-type="float">
            <text:p>-1.5259970982</text:p>
          </table:table-cell>
          <table:table-cell table:formula="of:=[.M507]-[.P507]" office:value-type="float" office:value="0.928189735198394" calcext:value-type="float">
            <text:p>0.9281897352</text:p>
          </table:table-cell>
          <table:table-cell table:formula="of:=([.A507]-100.04)^2" office:value-type="float" office:value="40.0689" calcext:value-type="float">
            <text:p>40.0689</text:p>
          </table:table-cell>
          <table:table-cell/>
          <table:table-cell table:formula="of:=[.Q507]+[.U506]" office:value-type="float" office:value="2252.83620865831" calcext:value-type="float">
            <text:p>2252.8362086583</text:p>
          </table:table-cell>
        </table:table-row>
        <table:table-row table:style-name="ro1">
          <table:table-cell office:value-type="float" office:value="106.38" calcext:value-type="float">
            <text:p>106.38</text:p>
          </table:table-cell>
          <table:table-cell office:value-type="float" office:value="111.913963317871" calcext:value-type="float">
            <text:p>111.9139633179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8.598068237305" calcext:value-type="float">
            <text:p>108.5980682373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9.438468933105" calcext:value-type="float">
            <text:p>109.4384689331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9.035743713379" calcext:value-type="float">
            <text:p>109.0357437134</text:p>
          </table:table-cell>
          <table:table-cell office:value-type="float" office:value="106.38" calcext:value-type="float">
            <text:p>106.38</text:p>
          </table:table-cell>
          <table:table-cell office:value-type="float" office:value="111.525215148926" calcext:value-type="float">
            <text:p>111.5252151489</text:p>
          </table:table-cell>
          <table:table-cell office:value-type="float" office:value="111.913963317871" calcext:value-type="float">
            <text:p>111.9139633179</text:p>
          </table:table-cell>
          <table:table-cell/>
          <table:table-cell table:formula="of:=([.A508]-[.B508])^2" office:value-type="float" office:value="30.6247500035429" calcext:value-type="float">
            <text:p>30.6247500035</text:p>
          </table:table-cell>
          <table:table-cell table:formula="of:=([.E508]-[.F508])^2" office:value-type="float" office:value="9.35423221477133" calcext:value-type="float">
            <text:p>9.3542322148</text:p>
          </table:table-cell>
          <table:table-cell table:formula="of:=([.A508]-([.B508]+[.F508])/2)^2" office:value-type="float" office:value="18.4574729969056" calcext:value-type="float">
            <text:p>18.4574729969</text:p>
          </table:table-cell>
          <table:table-cell table:formula="of:=([.I508]-[.J508])^2" office:value-type="float" office:value="26.4732389287354" calcext:value-type="float">
            <text:p>26.4732389287</text:p>
          </table:table-cell>
          <table:table-cell table:formula="of:=[.M508]-[.N508]" office:value-type="float" office:value="21.2705177887716" calcext:value-type="float">
            <text:p>21.2705177888</text:p>
          </table:table-cell>
          <table:table-cell table:formula="of:=[.M508]-[.P508]" office:value-type="float" office:value="4.1515110748075" calcext:value-type="float">
            <text:p>4.1515110748</text:p>
          </table:table-cell>
          <table:table-cell table:formula="of:=([.A508]-100.04)^2" office:value-type="float" office:value="40.1955999999999" calcext:value-type="float">
            <text:p>40.1956</text:p>
          </table:table-cell>
          <table:table-cell/>
          <table:table-cell table:formula="of:=[.Q508]+[.U507]" office:value-type="float" office:value="2274.10672644708" calcext:value-type="float">
            <text:p>2274.106726447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12.049415588379" calcext:value-type="float">
            <text:p>112.0494155884</text:p>
          </table:table-cell>
          <table:table-cell office:value-type="float" office:value="106.4" calcext:value-type="float">
            <text:p>106.4</text:p>
          </table:table-cell>
          <table:table-cell office:value-type="float" office:value="114.578384399414" calcext:value-type="float">
            <text:p>114.5783843994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568634033203" calcext:value-type="float">
            <text:p>111.5686340332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008544921875" calcext:value-type="float">
            <text:p>112.0085449219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092018127441" calcext:value-type="float">
            <text:p>112.0920181274</text:p>
          </table:table-cell>
          <table:table-cell office:value-type="float" office:value="112.049415588379" calcext:value-type="float">
            <text:p>112.0494155884</text:p>
          </table:table-cell>
          <table:table-cell/>
          <table:table-cell table:formula="of:=([.A509]-[.B509])^2" office:value-type="float" office:value="31.9158964902185" calcext:value-type="float">
            <text:p>31.9158964902</text:p>
          </table:table-cell>
          <table:table-cell table:formula="of:=([.E509]-[.F509])^2" office:value-type="float" office:value="26.7147777691855" calcext:value-type="float">
            <text:p>26.7147777692</text:p>
          </table:table-cell>
          <table:table-cell table:formula="of:=([.A509]-([.B509]+[.F509])/2)^2" office:value-type="float" office:value="29.2575494037527" calcext:value-type="float">
            <text:p>29.2575494038</text:p>
          </table:table-cell>
          <table:table-cell table:formula="of:=([.I509]-[.J509])^2" office:value-type="float" office:value="32.3990703631215" calcext:value-type="float">
            <text:p>32.3990703631</text:p>
          </table:table-cell>
          <table:table-cell table:formula="of:=[.M509]-[.N509]" office:value-type="float" office:value="5.20111872103297" calcext:value-type="float">
            <text:p>5.201118721</text:p>
          </table:table-cell>
          <table:table-cell table:formula="of:=[.M509]-[.P509]" office:value-type="float" office:value="-0.483173872902992" calcext:value-type="float">
            <text:p>-0.4831738729</text:p>
          </table:table-cell>
          <table:table-cell table:formula="of:=([.A509]-100.04)^2" office:value-type="float" office:value="40.4496" calcext:value-type="float">
            <text:p>40.4496</text:p>
          </table:table-cell>
          <table:table-cell/>
          <table:table-cell table:formula="of:=[.Q509]+[.U508]" office:value-type="float" office:value="2279.30784516811" calcext:value-type="float">
            <text:p>2279.307845168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04.433151245117" calcext:value-type="float">
            <text:p>104.4331512451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494300842285" calcext:value-type="float">
            <text:p>108.4943008423</text:p>
          </table:table-cell>
          <table:table-cell office:value-type="float" office:value="106.4" calcext:value-type="float">
            <text:p>106.4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106.4" calcext:value-type="float">
            <text:p>106.4</text:p>
          </table:table-cell>
          <table:table-cell office:value-type="float" office:value="103.43798828125" calcext:value-type="float">
            <text:p>103.4379882813</text:p>
          </table:table-cell>
          <table:table-cell office:value-type="float" office:value="106.4" calcext:value-type="float">
            <text:p>106.4</text:p>
          </table:table-cell>
          <table:table-cell office:value-type="float" office:value="104.744903564453" calcext:value-type="float">
            <text:p>104.7449035645</text:p>
          </table:table-cell>
          <table:table-cell office:value-type="float" office:value="103.078727722168" calcext:value-type="float">
            <text:p>103.0787277222</text:p>
          </table:table-cell>
          <table:table-cell/>
          <table:table-cell table:formula="of:=([.A510]-[.B510])^2" office:value-type="float" office:value="3.86849402458409" calcext:value-type="float">
            <text:p>3.8684940246</text:p>
          </table:table-cell>
          <table:table-cell table:formula="of:=([.E510]-[.F510])^2" office:value-type="float" office:value="11.0308495434956" calcext:value-type="float">
            <text:p>11.0308495435</text:p>
          </table:table-cell>
          <table:table-cell table:formula="of:=([.A510]-([.B510]+[.F510])/2)^2" office:value-type="float" office:value="6.99105601416031" calcext:value-type="float">
            <text:p>6.9910560142</text:p>
          </table:table-cell>
          <table:table-cell table:formula="of:=([.I510]-[.J510])^2" office:value-type="float" office:value="2.73934421095999" calcext:value-type="float">
            <text:p>2.739344211</text:p>
          </table:table-cell>
          <table:table-cell table:formula="of:=[.M510]-[.N510]" office:value-type="float" office:value="-7.16235551891152" calcext:value-type="float">
            <text:p>-7.1623555189</text:p>
          </table:table-cell>
          <table:table-cell table:formula="of:=[.M510]-[.P510]" office:value-type="float" office:value="1.1291498136241" calcext:value-type="float">
            <text:p>1.1291498136</text:p>
          </table:table-cell>
          <table:table-cell table:formula="of:=([.A510]-100.04)^2" office:value-type="float" office:value="40.4496" calcext:value-type="float">
            <text:p>40.4496</text:p>
          </table:table-cell>
          <table:table-cell/>
          <table:table-cell table:formula="of:=[.Q510]+[.U509]" office:value-type="float" office:value="2272.1454896492" calcext:value-type="float">
            <text:p>2272.1454896492</text:p>
          </table:table-cell>
        </table:table-row>
        <table:table-row table:style-name="ro1">
          <table:table-cell office:value-type="float" office:value="106.44" calcext:value-type="float">
            <text:p>106.44</text:p>
          </table:table-cell>
          <table:table-cell office:value-type="float" office:value="94.5337982177734" calcext:value-type="float">
            <text:p>94.5337982178</text:p>
          </table:table-cell>
          <table:table-cell office:value-type="float" office:value="106.44" calcext:value-type="float">
            <text:p>106.44</text:p>
          </table:table-cell>
          <table:table-cell office:value-type="float" office:value="96.4763946533203" calcext:value-type="float">
            <text:p>96.4763946533</text:p>
          </table:table-cell>
          <table:table-cell office:value-type="float" office:value="106.44" calcext:value-type="float">
            <text:p>106.44</text:p>
          </table:table-cell>
          <table:table-cell office:value-type="float" office:value="94.3975524902344" calcext:value-type="float">
            <text:p>94.3975524902</text:p>
          </table:table-cell>
          <table:table-cell office:value-type="float" office:value="106.44" calcext:value-type="float">
            <text:p>106.44</text:p>
          </table:table-cell>
          <table:table-cell office:value-type="float" office:value="95.0231170654297" calcext:value-type="float">
            <text:p>95.0231170654</text:p>
          </table:table-cell>
          <table:table-cell office:value-type="float" office:value="106.44" calcext:value-type="float">
            <text:p>106.44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4.3975524902344" calcext:value-type="float">
            <text:p>94.3975524902</text:p>
          </table:table-cell>
          <table:table-cell/>
          <table:table-cell table:formula="of:=([.A511]-[.B511])^2" office:value-type="float" office:value="141.757640879095" calcext:value-type="float">
            <text:p>141.7576408791</text:p>
          </table:table-cell>
          <table:table-cell table:formula="of:=([.E511]-[.F511])^2" office:value-type="float" office:value="145.02054202546" calcext:value-type="float">
            <text:p>145.0205420255</text:p>
          </table:table-cell>
          <table:table-cell table:formula="of:=([.A511]-([.B511]+[.F511])/2)^2" office:value-type="float" office:value="143.384450727709" calcext:value-type="float">
            <text:p>143.3844507277</text:p>
          </table:table-cell>
          <table:table-cell table:formula="of:=([.I511]-[.J511])^2" office:value-type="float" office:value="140.493295023003" calcext:value-type="float">
            <text:p>140.493295023</text:p>
          </table:table-cell>
          <table:table-cell table:formula="of:=[.M511]-[.N511]" office:value-type="float" office:value="-3.26290114636535" calcext:value-type="float">
            <text:p>-3.2629011464</text:p>
          </table:table-cell>
          <table:table-cell table:formula="of:=[.M511]-[.P511]" office:value-type="float" office:value="1.2643458560924" calcext:value-type="float">
            <text:p>1.2643458561</text:p>
          </table:table-cell>
          <table:table-cell table:formula="of:=([.A511]-100.04)^2" office:value-type="float" office:value="40.9599999999999" calcext:value-type="float">
            <text:p>40.96</text:p>
          </table:table-cell>
          <table:table-cell/>
          <table:table-cell table:formula="of:=[.Q511]+[.U510]" office:value-type="float" office:value="2268.88258850284" calcext:value-type="float">
            <text:p>2268.8825885028</text:p>
          </table:table-cell>
        </table:table-row>
        <table:table-row table:style-name="ro1">
          <table:table-cell office:value-type="float" office:value="106.66" calcext:value-type="float">
            <text:p>106.66</text:p>
          </table:table-cell>
          <table:table-cell office:value-type="float" office:value="104.38094329834" calcext:value-type="float">
            <text:p>104.3809432983</text:p>
          </table:table-cell>
          <table:table-cell office:value-type="float" office:value="106.66" calcext:value-type="float">
            <text:p>106.66</text:p>
          </table:table-cell>
          <table:table-cell office:value-type="float" office:value="106.05721282959" calcext:value-type="float">
            <text:p>106.0572128296</text:p>
          </table:table-cell>
          <table:table-cell office:value-type="float" office:value="106.66" calcext:value-type="float">
            <text:p>106.66</text:p>
          </table:table-cell>
          <table:table-cell office:value-type="float" office:value="103.637229919434" calcext:value-type="float">
            <text:p>103.6372299194</text:p>
          </table:table-cell>
          <table:table-cell office:value-type="float" office:value="106.66" calcext:value-type="float">
            <text:p>106.66</text:p>
          </table:table-cell>
          <table:table-cell office:value-type="float" office:value="103.453918457031" calcext:value-type="float">
            <text:p>103.453918457</text:p>
          </table:table-cell>
          <table:table-cell office:value-type="float" office:value="106.66" calcext:value-type="float">
            <text:p>106.66</text:p>
          </table:table-cell>
          <table:table-cell office:value-type="float" office:value="103.500671386719" calcext:value-type="float">
            <text:p>103.5006713867</text:p>
          </table:table-cell>
          <table:table-cell office:value-type="float" office:value="103.637229919434" calcext:value-type="float">
            <text:p>103.6372299194</text:p>
          </table:table-cell>
          <table:table-cell/>
          <table:table-cell table:formula="of:=([.A512]-[.B512])^2" office:value-type="float" office:value="5.19409944938206" calcext:value-type="float">
            <text:p>5.1940994494</text:p>
          </table:table-cell>
          <table:table-cell table:formula="of:=([.E512]-[.F512])^2" office:value-type="float" office:value="9.13713895996742" calcext:value-type="float">
            <text:p>9.13713896</text:p>
          </table:table-cell>
          <table:table-cell table:formula="of:=([.A512]-([.B512]+[.F512])/2)^2" office:value-type="float" office:value="7.0273418071837" calcext:value-type="float">
            <text:p>7.0273418072</text:p>
          </table:table-cell>
          <table:table-cell table:formula="of:=([.I512]-[.J512])^2" office:value-type="float" office:value="9.98135728669761" calcext:value-type="float">
            <text:p>9.9813572867</text:p>
          </table:table-cell>
          <table:table-cell table:formula="of:=[.M512]-[.N512]" office:value-type="float" office:value="-3.94303951058536" calcext:value-type="float">
            <text:p>-3.9430395106</text:p>
          </table:table-cell>
          <table:table-cell table:formula="of:=[.M512]-[.P512]" office:value-type="float" office:value="-4.78725783731555" calcext:value-type="float">
            <text:p>-4.7872578373</text:p>
          </table:table-cell>
          <table:table-cell table:formula="of:=([.A512]-100.04)^2" office:value-type="float" office:value="43.8243999999999" calcext:value-type="float">
            <text:p>43.8244</text:p>
          </table:table-cell>
          <table:table-cell/>
          <table:table-cell table:formula="of:=[.Q512]+[.U511]" office:value-type="float" office:value="2264.93954899225" calcext:value-type="float">
            <text:p>2264.9395489923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111.143501281738" calcext:value-type="float">
            <text:p>111.1435012817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1.649711608887" calcext:value-type="float">
            <text:p>111.6497116089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0.245834350586" calcext:value-type="float">
            <text:p>110.2458343506</text:p>
          </table:table-cell>
          <table:table-cell office:value-type="float" office:value="106.72" calcext:value-type="float">
            <text:p>106.72</text:p>
          </table:table-cell>
          <table:table-cell office:value-type="float" office:value="108.197952270508" calcext:value-type="float">
            <text:p>108.1979522705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1.375778198242" calcext:value-type="float">
            <text:p>111.3757781982</text:p>
          </table:table-cell>
          <table:table-cell office:value-type="float" office:value="111.143501281738" calcext:value-type="float">
            <text:p>111.1435012817</text:p>
          </table:table-cell>
          <table:table-cell/>
          <table:table-cell table:formula="of:=([.A513]-[.B513])^2" office:value-type="float" office:value="19.5673635895402" calcext:value-type="float">
            <text:p>19.5673635895</text:p>
          </table:table-cell>
          <table:table-cell table:formula="of:=([.E513]-[.F513])^2" office:value-type="float" office:value="12.4315078677718" calcext:value-type="float">
            <text:p>12.4315078678</text:p>
          </table:table-cell>
          <table:table-cell table:formula="of:=([.A513]-([.B513]+[.F513])/2)^2" office:value-type="float" office:value="15.7979842488349" calcext:value-type="float">
            <text:p>15.7979842488</text:p>
          </table:table-cell>
          <table:table-cell table:formula="of:=([.I513]-[.J513])^2" office:value-type="float" office:value="21.6762706312273" calcext:value-type="float">
            <text:p>21.6762706312</text:p>
          </table:table-cell>
          <table:table-cell table:formula="of:=[.M513]-[.N513]" office:value-type="float" office:value="7.13585572176846" calcext:value-type="float">
            <text:p>7.1358557218</text:p>
          </table:table-cell>
          <table:table-cell table:formula="of:=[.M513]-[.P513]" office:value-type="float" office:value="-2.10890704168705" calcext:value-type="float">
            <text:p>-2.1089070417</text:p>
          </table:table-cell>
          <table:table-cell table:formula="of:=([.A513]-100.04)^2" office:value-type="float" office:value="44.6223999999999" calcext:value-type="float">
            <text:p>44.6224</text:p>
          </table:table-cell>
          <table:table-cell/>
          <table:table-cell table:formula="of:=[.Q513]+[.U512]" office:value-type="float" office:value="2272.07540471402" calcext:value-type="float">
            <text:p>2272.075404714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3.432243347168" calcext:value-type="float">
            <text:p>113.4322433472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2.290878295898" calcext:value-type="float">
            <text:p>112.2908782959</text:p>
          </table:table-cell>
          <table:table-cell office:value-type="float" office:value="106.72" calcext:value-type="float">
            <text:p>106.72</text:p>
          </table:table-cell>
          <table:table-cell office:value-type="float" office:value="107.882942199707" calcext:value-type="float">
            <text:p>107.8829421997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2.994468688965" calcext:value-type="float">
            <text:p>112.994468689</text:p>
          </table:table-cell>
          <table:table-cell office:value-type="float" office:value="112.995018005371" calcext:value-type="float">
            <text:p>112.9950180054</text:p>
          </table:table-cell>
          <table:table-cell/>
          <table:table-cell table:formula="of:=([.A514]-[.B514])^2" office:value-type="float" office:value="39.3758509677314" calcext:value-type="float">
            <text:p>39.3758509677</text:p>
          </table:table-cell>
          <table:table-cell table:formula="of:=([.E514]-[.F514])^2" office:value-type="float" office:value="31.0346849877123" calcext:value-type="float">
            <text:p>31.0346849877</text:p>
          </table:table-cell>
          <table:table-cell table:formula="of:=([.A514]-([.B514]+[.F514])/2)^2" office:value-type="float" office:value="35.0813147951078" calcext:value-type="float">
            <text:p>35.0813147951</text:p>
          </table:table-cell>
          <table:table-cell table:formula="of:=([.I514]-[.J514])^2" office:value-type="float" office:value="39.3689573288002" calcext:value-type="float">
            <text:p>39.3689573288</text:p>
          </table:table-cell>
          <table:table-cell table:formula="of:=[.M514]-[.N514]" office:value-type="float" office:value="8.34116598001914" calcext:value-type="float">
            <text:p>8.34116598</text:p>
          </table:table-cell>
          <table:table-cell table:formula="of:=[.M514]-[.P514]" office:value-type="float" office:value="0.00689363893120998" calcext:value-type="float">
            <text:p>0.0068936389</text:p>
          </table:table-cell>
          <table:table-cell table:formula="of:=([.A514]-100.04)^2" office:value-type="float" office:value="44.6223999999999" calcext:value-type="float">
            <text:p>44.6224</text:p>
          </table:table-cell>
          <table:table-cell/>
          <table:table-cell table:formula="of:=[.Q514]+[.U513]" office:value-type="float" office:value="2280.41657069404" calcext:value-type="float">
            <text:p>2280.416570694</text:p>
          </table:table-cell>
        </table:table-row>
        <table:table-row table:style-name="ro1">
          <table:table-cell office:value-type="float" office:value="106.79" calcext:value-type="float">
            <text:p>106.79</text:p>
          </table:table-cell>
          <table:table-cell office:value-type="float" office:value="111.947708129883" calcext:value-type="float">
            <text:p>111.9477081299</text:p>
          </table:table-cell>
          <table:table-cell office:value-type="float" office:value="106.79" calcext:value-type="float">
            <text:p>106.79</text:p>
          </table:table-cell>
          <table:table-cell office:value-type="float" office:value="110.342727661133" calcext:value-type="float">
            <text:p>110.3427276611</text:p>
          </table:table-cell>
          <table:table-cell office:value-type="float" office:value="106.79" calcext:value-type="float">
            <text:p>106.79</text:p>
          </table:table-cell>
          <table:table-cell office:value-type="float" office:value="109.915077209473" calcext:value-type="float">
            <text:p>109.9150772095</text:p>
          </table:table-cell>
          <table:table-cell office:value-type="float" office:value="106.79" calcext:value-type="float">
            <text:p>106.79</text:p>
          </table:table-cell>
          <table:table-cell office:value-type="float" office:value="106.153289794922" calcext:value-type="float">
            <text:p>106.1532897949</text:p>
          </table:table-cell>
          <table:table-cell office:value-type="float" office:value="106.79" calcext:value-type="float">
            <text:p>106.79</text:p>
          </table:table-cell>
          <table:table-cell office:value-type="float" office:value="111.170097351074" calcext:value-type="float">
            <text:p>111.1700973511</text:p>
          </table:table-cell>
          <table:table-cell office:value-type="float" office:value="111.947708129883" calcext:value-type="float">
            <text:p>111.9477081299</text:p>
          </table:table-cell>
          <table:table-cell/>
          <table:table-cell table:formula="of:=([.A515]-[.B515])^2" office:value-type="float" office:value="26.6019531530592" calcext:value-type="float">
            <text:p>26.6019531531</text:p>
          </table:table-cell>
          <table:table-cell table:formula="of:=([.E515]-[.F515])^2" office:value-type="float" office:value="9.76610756516537" calcext:value-type="float">
            <text:p>9.7661075652</text:p>
          </table:table-cell>
          <table:table-cell table:formula="of:=([.A515]-([.B515]+[.F515])/2)^2" office:value-type="float" office:value="17.1511332444604" calcext:value-type="float">
            <text:p>17.1511332445</text:p>
          </table:table-cell>
          <table:table-cell table:formula="of:=([.I515]-[.J515])^2" office:value-type="float" office:value="19.1852528048873" calcext:value-type="float">
            <text:p>19.1852528049</text:p>
          </table:table-cell>
          <table:table-cell table:formula="of:=[.M515]-[.N515]" office:value-type="float" office:value="16.8358455878938" calcext:value-type="float">
            <text:p>16.8358455879</text:p>
          </table:table-cell>
          <table:table-cell table:formula="of:=[.M515]-[.P515]" office:value-type="float" office:value="7.41670034817186" calcext:value-type="float">
            <text:p>7.4167003482</text:p>
          </table:table-cell>
          <table:table-cell table:formula="of:=([.A515]-100.04)^2" office:value-type="float" office:value="45.5625" calcext:value-type="float">
            <text:p>45.5625</text:p>
          </table:table-cell>
          <table:table-cell/>
          <table:table-cell table:formula="of:=[.Q515]+[.U514]" office:value-type="float" office:value="2297.25241628193" calcext:value-type="float">
            <text:p>2297.2524162819</text:p>
          </table:table-cell>
        </table:table-row>
        <table:table-row table:style-name="ro1">
          <table:table-cell office:value-type="float" office:value="106.81" calcext:value-type="float">
            <text:p>106.81</text:p>
          </table:table-cell>
          <table:table-cell office:value-type="float" office:value="112.568801879883" calcext:value-type="float">
            <text:p>112.5688018799</text:p>
          </table:table-cell>
          <table:table-cell office:value-type="float" office:value="106.81" calcext:value-type="float">
            <text:p>106.81</text:p>
          </table:table-cell>
          <table:table-cell office:value-type="float" office:value="109.397987365723" calcext:value-type="float">
            <text:p>109.3979873657</text:p>
          </table:table-cell>
          <table:table-cell office:value-type="float" office:value="106.81" calcext:value-type="float">
            <text:p>106.81</text:p>
          </table:table-cell>
          <table:table-cell office:value-type="float" office:value="110.613952636719" calcext:value-type="float">
            <text:p>110.6139526367</text:p>
          </table:table-cell>
          <table:table-cell office:value-type="float" office:value="106.81" calcext:value-type="float">
            <text:p>106.81</text:p>
          </table:table-cell>
          <table:table-cell office:value-type="float" office:value="107.952140808105" calcext:value-type="float">
            <text:p>107.9521408081</text:p>
          </table:table-cell>
          <table:table-cell office:value-type="float" office:value="106.81" calcext:value-type="float">
            <text:p>106.81</text:p>
          </table:table-cell>
          <table:table-cell office:value-type="float" office:value="112.698638916016" calcext:value-type="float">
            <text:p>112.698638916</text:p>
          </table:table-cell>
          <table:table-cell office:value-type="float" office:value="112.568801879883" calcext:value-type="float">
            <text:p>112.5688018799</text:p>
          </table:table-cell>
          <table:table-cell/>
          <table:table-cell table:formula="of:=([.A516]-[.B516])^2" office:value-type="float" office:value="33.1637990917418" calcext:value-type="float">
            <text:p>33.1637990917</text:p>
          </table:table-cell>
          <table:table-cell table:formula="of:=([.E516]-[.F516])^2" office:value-type="float" office:value="14.4700556623995" calcext:value-type="float">
            <text:p>14.4700556624</text:p>
          </table:table-cell>
          <table:table-cell table:formula="of:=([.A516]-([.B516]+[.F516])/2)^2" office:value-type="float" office:value="22.8615684861959" calcext:value-type="float">
            <text:p>22.8615684862</text:p>
          </table:table-cell>
          <table:table-cell table:formula="of:=([.I516]-[.J516])^2" office:value-type="float" office:value="34.6760682832136" calcext:value-type="float">
            <text:p>34.6760682832</text:p>
          </table:table-cell>
          <table:table-cell table:formula="of:=[.M516]-[.N516]" office:value-type="float" office:value="18.6937434293423" calcext:value-type="float">
            <text:p>18.6937434293</text:p>
          </table:table-cell>
          <table:table-cell table:formula="of:=[.M516]-[.P516]" office:value-type="float" office:value="-1.51226919147186" calcext:value-type="float">
            <text:p>-1.5122691915</text:p>
          </table:table-cell>
          <table:table-cell table:formula="of:=([.A516]-100.04)^2" office:value-type="float" office:value="45.8328999999999" calcext:value-type="float">
            <text:p>45.8329</text:p>
          </table:table-cell>
          <table:table-cell/>
          <table:table-cell table:formula="of:=[.Q516]+[.U515]" office:value-type="float" office:value="2315.94615971127" calcext:value-type="float">
            <text:p>2315.9461597113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113.093811035156" calcext:value-type="float">
            <text:p>113.093811035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3.107559204102" calcext:value-type="float">
            <text:p>113.1075592041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0.855613708496" calcext:value-type="float">
            <text:p>110.8556137085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1.408760070801" calcext:value-type="float">
            <text:p>111.4087600708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2.853698730469" calcext:value-type="float">
            <text:p>112.8536987305</text:p>
          </table:table-cell>
          <table:table-cell office:value-type="float" office:value="113.093811035156" calcext:value-type="float">
            <text:p>113.0938110352</text:p>
          </table:table-cell>
          <table:table-cell/>
          <table:table-cell table:formula="of:=([.A517]-[.B517])^2" office:value-type="float" office:value="39.3607049048484" calcext:value-type="float">
            <text:p>39.3607049048</text:p>
          </table:table-cell>
          <table:table-cell table:formula="of:=([.E517]-[.F517])^2" office:value-type="float" office:value="16.2861780042016" calcext:value-type="float">
            <text:p>16.2861780042</text:p>
          </table:table-cell>
          <table:table-cell table:formula="of:=([.A517]-([.B517]+[.F517])/2)^2" office:value-type="float" office:value="26.5710596362579" calcext:value-type="float">
            <text:p>26.5710596363</text:p>
          </table:table-cell>
          <table:table-cell table:formula="of:=([.I517]-[.J517])^2" office:value-type="float" office:value="36.4055203700603" calcext:value-type="float">
            <text:p>36.4055203701</text:p>
          </table:table-cell>
          <table:table-cell table:formula="of:=[.M517]-[.N517]" office:value-type="float" office:value="23.0745269006468" calcext:value-type="float">
            <text:p>23.0745269006</text:p>
          </table:table-cell>
          <table:table-cell table:formula="of:=[.M517]-[.P517]" office:value-type="float" office:value="2.95518453478814" calcext:value-type="float">
            <text:p>2.9551845348</text:p>
          </table:table-cell>
          <table:table-cell table:formula="of:=([.A517]-100.04)^2" office:value-type="float" office:value="45.9683999999998" calcext:value-type="float">
            <text:p>45.9684</text:p>
          </table:table-cell>
          <table:table-cell/>
          <table:table-cell table:formula="of:=[.Q517]+[.U516]" office:value-type="float" office:value="2339.02068661192" calcext:value-type="float">
            <text:p>2339.0206866119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113.03239440918" calcext:value-type="float">
            <text:p>113.032394409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9.670417785645" calcext:value-type="float">
            <text:p>109.6704177856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0.362518310547" calcext:value-type="float">
            <text:p>110.3625183105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6.31103515625" calcext:value-type="float">
            <text:p>106.3110351563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2.511123657227" calcext:value-type="float">
            <text:p>112.5111236572</text:p>
          </table:table-cell>
          <table:table-cell office:value-type="float" office:value="113.03239440918" calcext:value-type="float">
            <text:p>113.0323944092</text:p>
          </table:table-cell>
          <table:table-cell/>
          <table:table-cell table:formula="of:=([.A518]-[.B518])^2" office:value-type="float" office:value="38.5938442952071" calcext:value-type="float">
            <text:p>38.5938442952</text:p>
          </table:table-cell>
          <table:table-cell table:formula="of:=([.E518]-[.F518])^2" office:value-type="float" office:value="12.5494359805599" calcext:value-type="float">
            <text:p>12.5494359806</text:p>
          </table:table-cell>
          <table:table-cell table:formula="of:=([.A518]-([.B518]+[.F518])/2)^2" office:value-type="float" office:value="23.7895805423708" calcext:value-type="float">
            <text:p>23.7895805424</text:p>
          </table:table-cell>
          <table:table-cell table:formula="of:=([.I518]-[.J518])^2" office:value-type="float" office:value="32.3888884818439" calcext:value-type="float">
            <text:p>32.3888884818</text:p>
          </table:table-cell>
          <table:table-cell table:formula="of:=[.M518]-[.N518]" office:value-type="float" office:value="26.0444083146472" calcext:value-type="float">
            <text:p>26.0444083146</text:p>
          </table:table-cell>
          <table:table-cell table:formula="of:=[.M518]-[.P518]" office:value-type="float" office:value="6.2049558133632" calcext:value-type="float">
            <text:p>6.2049558134</text:p>
          </table:table-cell>
          <table:table-cell table:formula="of:=([.A518]-100.04)^2" office:value-type="float" office:value="45.9683999999998" calcext:value-type="float">
            <text:p>45.9684</text:p>
          </table:table-cell>
          <table:table-cell/>
          <table:table-cell table:formula="of:=[.Q518]+[.U517]" office:value-type="float" office:value="2365.06509492657" calcext:value-type="float">
            <text:p>2365.0650949266</text:p>
          </table:table-cell>
        </table:table-row>
        <table:table-row table:style-name="ro1">
          <table:table-cell office:value-type="float" office:value="106.84" calcext:value-type="float">
            <text:p>106.84</text:p>
          </table:table-cell>
          <table:table-cell office:value-type="float" office:value="111.869071960449" calcext:value-type="float">
            <text:p>111.8690719605</text:p>
          </table:table-cell>
          <table:table-cell office:value-type="float" office:value="106.84" calcext:value-type="float">
            <text:p>106.84</text:p>
          </table:table-cell>
          <table:table-cell office:value-type="float" office:value="105.863212585449" calcext:value-type="float">
            <text:p>105.8632125855</text:p>
          </table:table-cell>
          <table:table-cell office:value-type="float" office:value="106.84" calcext:value-type="float">
            <text:p>106.84</text:p>
          </table:table-cell>
          <table:table-cell office:value-type="float" office:value="109.879600524902" calcext:value-type="float">
            <text:p>109.8796005249</text:p>
          </table:table-cell>
          <table:table-cell office:value-type="float" office:value="106.84" calcext:value-type="float">
            <text:p>106.84</text:p>
          </table:table-cell>
          <table:table-cell office:value-type="float" office:value="106.297798156738" calcext:value-type="float">
            <text:p>106.2977981567</text:p>
          </table:table-cell>
          <table:table-cell office:value-type="float" office:value="106.84" calcext:value-type="float">
            <text:p>106.84</text:p>
          </table:table-cell>
          <table:table-cell office:value-type="float" office:value="111.634628295898" calcext:value-type="float">
            <text:p>111.6346282959</text:p>
          </table:table-cell>
          <table:table-cell office:value-type="float" office:value="111.869071960449" calcext:value-type="float">
            <text:p>111.8690719605</text:p>
          </table:table-cell>
          <table:table-cell/>
          <table:table-cell table:formula="of:=([.A519]-[.B519])^2" office:value-type="float" office:value="25.2915647833765" calcext:value-type="float">
            <text:p>25.2915647834</text:p>
          </table:table-cell>
          <table:table-cell table:formula="of:=([.E519]-[.F519])^2" office:value-type="float" office:value="9.23917135098658" calcext:value-type="float">
            <text:p>9.239171351</text:p>
          </table:table-cell>
          <table:table-cell table:formula="of:=([.A519]-([.B519]+[.F519])/2)^2" office:value-type="float" office:value="16.2758689189673" calcext:value-type="float">
            <text:p>16.275868919</text:p>
          </table:table-cell>
          <table:table-cell table:formula="of:=([.I519]-[.J519])^2" office:value-type="float" office:value="22.9884604958299" calcext:value-type="float">
            <text:p>22.9884604958</text:p>
          </table:table-cell>
          <table:table-cell table:formula="of:=[.M519]-[.N519]" office:value-type="float" office:value="16.0523934323899" calcext:value-type="float">
            <text:p>16.0523934324</text:p>
          </table:table-cell>
          <table:table-cell table:formula="of:=[.M519]-[.P519]" office:value-type="float" office:value="2.30310428754659" calcext:value-type="float">
            <text:p>2.3031042875</text:p>
          </table:table-cell>
          <table:table-cell table:formula="of:=([.A519]-100.04)^2" office:value-type="float" office:value="46.24" calcext:value-type="float">
            <text:p>46.24</text:p>
          </table:table-cell>
          <table:table-cell/>
          <table:table-cell table:formula="of:=[.Q519]+[.U518]" office:value-type="float" office:value="2381.11748835896" calcext:value-type="float">
            <text:p>2381.117488359</text:p>
          </table:table-cell>
        </table:table-row>
        <table:table-row table:style-name="ro1">
          <table:table-cell office:value-type="float" office:value="106.91" calcext:value-type="float">
            <text:p>106.91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6.91" calcext:value-type="float">
            <text:p>106.91</text:p>
          </table:table-cell>
          <table:table-cell office:value-type="float" office:value="112.522033691406" calcext:value-type="float">
            <text:p>112.5220336914</text:p>
          </table:table-cell>
          <table:table-cell office:value-type="float" office:value="106.91" calcext:value-type="float">
            <text:p>106.91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6.91" calcext:value-type="float">
            <text:p>106.91</text:p>
          </table:table-cell>
          <table:table-cell office:value-type="float" office:value="107.988128662109" calcext:value-type="float">
            <text:p>107.9881286621</text:p>
          </table:table-cell>
          <table:table-cell office:value-type="float" office:value="106.91" calcext:value-type="float">
            <text:p>106.91</text:p>
          </table:table-cell>
          <table:table-cell office:value-type="float" office:value="112.728904724121" calcext:value-type="float">
            <text:p>112.7289047241</text:p>
          </table:table-cell>
          <table:table-cell office:value-type="float" office:value="112.654273986816" calcext:value-type="float">
            <text:p>112.6542739868</text:p>
          </table:table-cell>
          <table:table-cell/>
          <table:table-cell table:formula="of:=([.A520]-[.B520])^2" office:value-type="float" office:value="32.9966836356157" calcext:value-type="float">
            <text:p>32.9966836356</text:p>
          </table:table-cell>
          <table:table-cell table:formula="of:=([.E520]-[.F520])^2" office:value-type="float" office:value="13.7341333510326" calcext:value-type="float">
            <text:p>13.734133351</text:p>
          </table:table-cell>
          <table:table-cell table:formula="of:=([.A520]-([.B520]+[.F520])/2)^2" office:value-type="float" office:value="22.326726667643" calcext:value-type="float">
            <text:p>22.3267266676</text:p>
          </table:table-cell>
          <table:table-cell table:formula="of:=([.I520]-[.J520])^2" office:value-type="float" office:value="33.8596521883988" calcext:value-type="float">
            <text:p>33.8596521884</text:p>
          </table:table-cell>
          <table:table-cell table:formula="of:=[.M520]-[.N520]" office:value-type="float" office:value="19.2625502845831" calcext:value-type="float">
            <text:p>19.2625502846</text:p>
          </table:table-cell>
          <table:table-cell table:formula="of:=[.M520]-[.P520]" office:value-type="float" office:value="-0.86296855278313" calcext:value-type="float">
            <text:p>-0.8629685528</text:p>
          </table:table-cell>
          <table:table-cell table:formula="of:=([.A520]-100.04)^2" office:value-type="float" office:value="47.1968999999999" calcext:value-type="float">
            <text:p>47.1969</text:p>
          </table:table-cell>
          <table:table-cell/>
          <table:table-cell table:formula="of:=[.Q520]+[.U519]" office:value-type="float" office:value="2400.38003864354" calcext:value-type="float">
            <text:p>2400.3800386435</text:p>
          </table:table-cell>
        </table:table-row>
        <table:table-row table:style-name="ro1">
          <table:table-cell office:value-type="float" office:value="106.95" calcext:value-type="float">
            <text:p>106.95</text:p>
          </table:table-cell>
          <table:table-cell office:value-type="float" office:value="112.335472106934" calcext:value-type="float">
            <text:p>112.3354721069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9.322265625" calcext:value-type="float">
            <text:p>109.322265625</text:p>
          </table:table-cell>
          <table:table-cell office:value-type="float" office:value="106.95" calcext:value-type="float">
            <text:p>106.95</text:p>
          </table:table-cell>
          <table:table-cell office:value-type="float" office:value="110.54328918457" calcext:value-type="float">
            <text:p>110.5432891846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8.257316589355" calcext:value-type="float">
            <text:p>108.2573165894</text:p>
          </table:table-cell>
          <table:table-cell office:value-type="float" office:value="106.95" calcext:value-type="float">
            <text:p>106.95</text:p>
          </table:table-cell>
          <table:table-cell office:value-type="float" office:value="112.302108764648" calcext:value-type="float">
            <text:p>112.3021087646</text:p>
          </table:table-cell>
          <table:table-cell office:value-type="float" office:value="112.335472106934" calcext:value-type="float">
            <text:p>112.3354721069</text:p>
          </table:table-cell>
          <table:table-cell/>
          <table:table-cell table:formula="of:=([.A521]-[.B521])^2" office:value-type="float" office:value="29.0033098145597" calcext:value-type="float">
            <text:p>29.0033098146</text:p>
          </table:table-cell>
          <table:table-cell table:formula="of:=([.E521]-[.F521])^2" office:value-type="float" office:value="12.91172716395" calcext:value-type="float">
            <text:p>12.911727164</text:p>
          </table:table-cell>
          <table:table-cell table:formula="of:=([.A521]-([.B521]+[.F521])/2)^2" office:value-type="float" office:value="20.1545385824522" calcext:value-type="float">
            <text:p>20.1545385825</text:p>
          </table:table-cell>
          <table:table-cell table:formula="of:=([.I521]-[.J521])^2" office:value-type="float" office:value="28.6450682286266" calcext:value-type="float">
            <text:p>28.6450682286</text:p>
          </table:table-cell>
          <table:table-cell table:formula="of:=[.M521]-[.N521]" office:value-type="float" office:value="16.0915826506098" calcext:value-type="float">
            <text:p>16.0915826506</text:p>
          </table:table-cell>
          <table:table-cell table:formula="of:=[.M521]-[.P521]" office:value-type="float" office:value="0.35824158593314" calcext:value-type="float">
            <text:p>0.3582415859</text:p>
          </table:table-cell>
          <table:table-cell table:formula="of:=([.A521]-100.04)^2" office:value-type="float" office:value="47.7481" calcext:value-type="float">
            <text:p>47.7481</text:p>
          </table:table-cell>
          <table:table-cell/>
          <table:table-cell table:formula="of:=[.Q521]+[.U520]" office:value-type="float" office:value="2416.47162129415" calcext:value-type="float">
            <text:p>2416.4716212942</text:p>
          </table:table-cell>
        </table:table-row>
        <table:table-row table:style-name="ro1">
          <table:table-cell office:value-type="float" office:value="106.97" calcext:value-type="float">
            <text:p>106.97</text:p>
          </table:table-cell>
          <table:table-cell office:value-type="float" office:value="111.586006164551" calcext:value-type="float">
            <text:p>111.5860061646</text:p>
          </table:table-cell>
          <table:table-cell office:value-type="float" office:value="106.97" calcext:value-type="float">
            <text:p>106.97</text:p>
          </table:table-cell>
          <table:table-cell office:value-type="float" office:value="109.237739562988" calcext:value-type="float">
            <text:p>109.237739563</text:p>
          </table:table-cell>
          <table:table-cell office:value-type="float" office:value="106.97" calcext:value-type="float">
            <text:p>106.97</text:p>
          </table:table-cell>
          <table:table-cell office:value-type="float" office:value="110.179756164551" calcext:value-type="float">
            <text:p>110.1797561646</text:p>
          </table:table-cell>
          <table:table-cell office:value-type="float" office:value="106.97" calcext:value-type="float">
            <text:p>106.97</text:p>
          </table:table-cell>
          <table:table-cell office:value-type="float" office:value="108.512199401855" calcext:value-type="float">
            <text:p>108.5121994019</text:p>
          </table:table-cell>
          <table:table-cell office:value-type="float" office:value="106.97" calcext:value-type="float">
            <text:p>106.97</text:p>
          </table:table-cell>
          <table:table-cell office:value-type="float" office:value="111.263259887695" calcext:value-type="float">
            <text:p>111.2632598877</text:p>
          </table:table-cell>
          <table:table-cell office:value-type="float" office:value="111.586006164551" calcext:value-type="float">
            <text:p>111.5860061646</text:p>
          </table:table-cell>
          <table:table-cell/>
          <table:table-cell table:formula="of:=([.A522]-[.B522])^2" office:value-type="float" office:value="21.3075129111708" calcext:value-type="float">
            <text:p>21.3075129112</text:p>
          </table:table-cell>
          <table:table-cell table:formula="of:=([.E522]-[.F522])^2" office:value-type="float" office:value="10.3025346358718" calcext:value-type="float">
            <text:p>10.3025346359</text:p>
          </table:table-cell>
          <table:table-cell table:formula="of:=([.A522]-([.B522]+[.F522])/2)^2" office:value-type="float" office:value="15.3106390078963" calcext:value-type="float">
            <text:p>15.3106390079</text:p>
          </table:table-cell>
          <table:table-cell table:formula="of:=([.I522]-[.J522])^2" office:value-type="float" office:value="18.4320804632936" calcext:value-type="float">
            <text:p>18.4320804633</text:p>
          </table:table-cell>
          <table:table-cell table:formula="of:=[.M522]-[.N522]" office:value-type="float" office:value="11.0049782752991" calcext:value-type="float">
            <text:p>11.0049782753</text:p>
          </table:table-cell>
          <table:table-cell table:formula="of:=[.M522]-[.P522]" office:value-type="float" office:value="2.87543244787725" calcext:value-type="float">
            <text:p>2.8754324479</text:p>
          </table:table-cell>
          <table:table-cell table:formula="of:=([.A522]-100.04)^2" office:value-type="float" office:value="48.0248999999999" calcext:value-type="float">
            <text:p>48.0249</text:p>
          </table:table-cell>
          <table:table-cell/>
          <table:table-cell table:formula="of:=[.Q522]+[.U521]" office:value-type="float" office:value="2427.47659956945" calcext:value-type="float">
            <text:p>2427.4765995695</text:p>
          </table:table-cell>
        </table:table-row>
        <table:table-row table:style-name="ro1">
          <table:table-cell office:value-type="float" office:value="107.05" calcext:value-type="float">
            <text:p>107.05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1.048751831055" calcext:value-type="float">
            <text:p>111.0487518311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0.21923828125" calcext:value-type="float">
            <text:p>110.2192382813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2.728904724121" calcext:value-type="float">
            <text:p>112.7289047241</text:p>
          </table:table-cell>
          <table:table-cell office:value-type="float" office:value="112.654273986816" calcext:value-type="float">
            <text:p>112.6542739868</text:p>
          </table:table-cell>
          <table:table-cell/>
          <table:table-cell table:formula="of:=([.A523]-[.B523])^2" office:value-type="float" office:value="31.4078869193071" calcext:value-type="float">
            <text:p>31.4078869193</text:p>
          </table:table-cell>
          <table:table-cell table:formula="of:=([.E523]-[.F523])^2" office:value-type="float" office:value="12.716064784138" calcext:value-type="float">
            <text:p>12.7160647841</text:p>
          </table:table-cell>
          <table:table-cell table:formula="of:=([.A523]-([.B523]+[.F523])/2)^2" office:value-type="float" office:value="21.0232940260414" calcext:value-type="float">
            <text:p>21.023294026</text:p>
          </table:table-cell>
          <table:table-cell table:formula="of:=([.I523]-[.J523])^2" office:value-type="float" office:value="32.2499588656449" calcext:value-type="float">
            <text:p>32.2499588656</text:p>
          </table:table-cell>
          <table:table-cell table:formula="of:=[.M523]-[.N523]" office:value-type="float" office:value="18.6918221351691" calcext:value-type="float">
            <text:p>18.6918221352</text:p>
          </table:table-cell>
          <table:table-cell table:formula="of:=[.M523]-[.P523]" office:value-type="float" office:value="-0.842071946337818" calcext:value-type="float">
            <text:p>-0.8420719463</text:p>
          </table:table-cell>
          <table:table-cell table:formula="of:=([.A523]-100.04)^2" office:value-type="float" office:value="49.1400999999999" calcext:value-type="float">
            <text:p>49.1401</text:p>
          </table:table-cell>
          <table:table-cell/>
          <table:table-cell table:formula="of:=[.Q523]+[.U522]" office:value-type="float" office:value="2446.16842170462" calcext:value-type="float">
            <text:p>2446.1684217046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1.952018737793" calcext:value-type="float">
            <text:p>111.9520187378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0.091636657715" calcext:value-type="float">
            <text:p>110.0916366577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9.150817871094" calcext:value-type="float">
            <text:p>109.1508178711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524]-[.B524])^2" office:value-type="float" office:value="20.9422316501156" calcext:value-type="float">
            <text:p>20.9422316501</text:p>
          </table:table-cell>
          <table:table-cell table:formula="of:=([.E524]-[.F524])^2" office:value-type="float" office:value="8.77129169232038" calcext:value-type="float">
            <text:p>8.7712916923</text:p>
          </table:table-cell>
          <table:table-cell table:formula="of:=([.A524]-([.B524]+[.F524])/2)^2" office:value-type="float" office:value="14.2050028276362" calcext:value-type="float">
            <text:p>14.2050028276</text:p>
          </table:table-cell>
          <table:table-cell table:formula="of:=([.I524]-[.J524])^2" office:value-type="float" office:value="20.6678035815695" calcext:value-type="float">
            <text:p>20.6678035816</text:p>
          </table:table-cell>
          <table:table-cell table:formula="of:=[.M524]-[.N524]" office:value-type="float" office:value="12.1709399577952" calcext:value-type="float">
            <text:p>12.1709399578</text:p>
          </table:table-cell>
          <table:table-cell table:formula="of:=[.M524]-[.P524]" office:value-type="float" office:value="0.274428068546111" calcext:value-type="float">
            <text:p>0.2744280685</text:p>
          </table:table-cell>
          <table:table-cell table:formula="of:=([.A524]-100.04)^2" office:value-type="float" office:value="50.2680999999999" calcext:value-type="float">
            <text:p>50.2681</text:p>
          </table:table-cell>
          <table:table-cell/>
          <table:table-cell table:formula="of:=[.Q524]+[.U523]" office:value-type="float" office:value="2458.33936166241" calcext:value-type="float">
            <text:p>2458.3393616624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113.918525695801" calcext:value-type="float">
            <text:p>113.9185256958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4.547172546387" calcext:value-type="float">
            <text:p>114.5471725464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9.738655090332" calcext:value-type="float">
            <text:p>109.7386550903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9.602523803711" calcext:value-type="float">
            <text:p>109.6025238037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2.551170349121" calcext:value-type="float">
            <text:p>112.5511703491</text:p>
          </table:table-cell>
          <table:table-cell office:value-type="float" office:value="113.918525695801" calcext:value-type="float">
            <text:p>113.9185256958</text:p>
          </table:table-cell>
          <table:table-cell/>
          <table:table-cell table:formula="of:=([.A525]-[.B525])^2" office:value-type="float" office:value="46.0840811225475" calcext:value-type="float">
            <text:p>46.0840811225</text:p>
          </table:table-cell>
          <table:table-cell table:formula="of:=([.E525]-[.F525])^2" office:value-type="float" office:value="6.80508138031524" calcext:value-type="float">
            <text:p>6.8050813803</text:p>
          </table:table-cell>
          <table:table-cell table:formula="of:=([.A525]-([.B525]+[.F525])/2)^2" office:value-type="float" office:value="22.076751681816" calcext:value-type="float">
            <text:p>22.0767516818</text:p>
          </table:table-cell>
          <table:table-cell table:formula="of:=([.I525]-[.J525])^2" office:value-type="float" office:value="29.3890879541898" calcext:value-type="float">
            <text:p>29.3890879542</text:p>
          </table:table-cell>
          <table:table-cell table:formula="of:=[.M525]-[.N525]" office:value-type="float" office:value="39.2789997422323" calcext:value-type="float">
            <text:p>39.2789997422</text:p>
          </table:table-cell>
          <table:table-cell table:formula="of:=[.M525]-[.P525]" office:value-type="float" office:value="16.6949931683578" calcext:value-type="float">
            <text:p>16.6949931684</text:p>
          </table:table-cell>
          <table:table-cell table:formula="of:=([.A525]-100.04)^2" office:value-type="float" office:value="50.2680999999999" calcext:value-type="float">
            <text:p>50.2681</text:p>
          </table:table-cell>
          <table:table-cell/>
          <table:table-cell table:formula="of:=[.Q525]+[.U524]" office:value-type="float" office:value="2497.61836140465" calcext:value-type="float">
            <text:p>2497.6183614047</text:p>
          </table:table-cell>
        </table:table-row>
        <table:table-row table:style-name="ro1">
          <table:table-cell office:value-type="float" office:value="107.16" calcext:value-type="float">
            <text:p>107.16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3.185531616211" calcext:value-type="float">
            <text:p>103.1855316162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4.670722961426" calcext:value-type="float">
            <text:p>104.6707229614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949508666992" calcext:value-type="float">
            <text:p>102.949508667</text:p>
          </table:table-cell>
          <table:table-cell/>
          <table:table-cell table:formula="of:=([.A526]-[.B526])^2" office:value-type="float" office:value="12.9711711074196" calcext:value-type="float">
            <text:p>12.9711711074</text:p>
          </table:table-cell>
          <table:table-cell table:formula="of:=([.E526]-[.F526])^2" office:value-type="float" office:value="17.7282372653339" calcext:value-type="float">
            <text:p>17.7282372653</text:p>
          </table:table-cell>
          <table:table-cell table:formula="of:=([.A526]-([.B526]+[.F526])/2)^2" office:value-type="float" office:value="15.2570021675667" calcext:value-type="float">
            <text:p>15.2570021676</text:p>
          </table:table-cell>
          <table:table-cell table:formula="of:=([.I526]-[.J526])^2" office:value-type="float" office:value="12.3199286138773" calcext:value-type="float">
            <text:p>12.3199286139</text:p>
          </table:table-cell>
          <table:table-cell table:formula="of:=[.M526]-[.N526]" office:value-type="float" office:value="-4.75706615791423" calcext:value-type="float">
            <text:p>-4.7570661579</text:p>
          </table:table-cell>
          <table:table-cell table:formula="of:=[.M526]-[.P526]" office:value-type="float" office:value="0.651242493542377" calcext:value-type="float">
            <text:p>0.6512424935</text:p>
          </table:table-cell>
          <table:table-cell table:formula="of:=([.A526]-100.04)^2" office:value-type="float" office:value="50.6943999999999" calcext:value-type="float">
            <text:p>50.6944</text:p>
          </table:table-cell>
          <table:table-cell/>
          <table:table-cell table:formula="of:=[.Q526]+[.U525]" office:value-type="float" office:value="2492.86129524673" calcext:value-type="float">
            <text:p>2492.8612952467</text:p>
          </table:table-cell>
        </table:table-row>
        <table:table-row table:style-name="ro1">
          <table:table-cell office:value-type="float" office:value="107.225" calcext:value-type="float">
            <text:p>107.225</text:p>
          </table:table-cell>
          <table:table-cell office:value-type="float" office:value="110.068977355957" calcext:value-type="float">
            <text:p>110.068977356</text:p>
          </table:table-cell>
          <table:table-cell office:value-type="float" office:value="107.225" calcext:value-type="float">
            <text:p>107.225</text:p>
          </table:table-cell>
          <table:table-cell office:value-type="float" office:value="113.610580444336" calcext:value-type="float">
            <text:p>113.6105804443</text:p>
          </table:table-cell>
          <table:table-cell office:value-type="float" office:value="107.225" calcext:value-type="float">
            <text:p>107.225</text:p>
          </table:table-cell>
          <table:table-cell office:value-type="float" office:value="109.232200622559" calcext:value-type="float">
            <text:p>109.2322006226</text:p>
          </table:table-cell>
          <table:table-cell office:value-type="float" office:value="107.225" calcext:value-type="float">
            <text:p>107.225</text:p>
          </table:table-cell>
          <table:table-cell office:value-type="float" office:value="110.248077392578" calcext:value-type="float">
            <text:p>110.2480773926</text:p>
          </table:table-cell>
          <table:table-cell office:value-type="float" office:value="107.225" calcext:value-type="float">
            <text:p>107.225</text:p>
          </table:table-cell>
          <table:table-cell office:value-type="float" office:value="110.353912353516" calcext:value-type="float">
            <text:p>110.3539123535</text:p>
          </table:table-cell>
          <table:table-cell office:value-type="float" office:value="110.068977355957" calcext:value-type="float">
            <text:p>110.068977356</text:p>
          </table:table-cell>
          <table:table-cell/>
          <table:table-cell table:formula="of:=([.A527]-[.B527])^2" office:value-type="float" office:value="8.08820720119638" calcext:value-type="float">
            <text:p>8.0882072012</text:p>
          </table:table-cell>
          <table:table-cell table:formula="of:=([.E527]-[.F527])^2" office:value-type="float" office:value="4.02885433919963" calcext:value-type="float">
            <text:p>4.0288543392</text:p>
          </table:table-cell>
          <table:table-cell table:formula="of:=([.A527]-([.B527]+[.F527])/2)^2" office:value-type="float" office:value="5.88348194480876" calcext:value-type="float">
            <text:p>5.8834819448</text:p>
          </table:table-cell>
          <table:table-cell table:formula="of:=([.I527]-[.J527])^2" office:value-type="float" office:value="9.79009251598272" calcext:value-type="float">
            <text:p>9.790092516</text:p>
          </table:table-cell>
          <table:table-cell table:formula="of:=[.M527]-[.N527]" office:value-type="float" office:value="4.05935286199675" calcext:value-type="float">
            <text:p>4.059352862</text:p>
          </table:table-cell>
          <table:table-cell table:formula="of:=[.M527]-[.P527]" office:value-type="float" office:value="-1.70188531478634" calcext:value-type="float">
            <text:p>-1.7018853148</text:p>
          </table:table-cell>
          <table:table-cell table:formula="of:=([.A527]-100.04)^2" office:value-type="float" office:value="51.6242249999998" calcext:value-type="float">
            <text:p>51.624225</text:p>
          </table:table-cell>
          <table:table-cell/>
          <table:table-cell table:formula="of:=[.Q527]+[.U526]" office:value-type="float" office:value="2496.92064810873" calcext:value-type="float">
            <text:p>2496.9206481087</text:p>
          </table:table-cell>
        </table:table-row>
        <table:table-row table:style-name="ro1">
          <table:table-cell office:value-type="float" office:value="107.28" calcext:value-type="float">
            <text:p>107.28</text:p>
          </table:table-cell>
          <table:table-cell office:value-type="float" office:value="111.813690185547" calcext:value-type="float">
            <text:p>111.8136901855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9.904151916504" calcext:value-type="float">
            <text:p>109.9041519165</text:p>
          </table:table-cell>
          <table:table-cell office:value-type="float" office:value="107.28" calcext:value-type="float">
            <text:p>107.28</text:p>
          </table:table-cell>
          <table:table-cell office:value-type="float" office:value="110.406295776367" calcext:value-type="float">
            <text:p>110.4062957764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9.333152770996" calcext:value-type="float">
            <text:p>109.333152771</text:p>
          </table:table-cell>
          <table:table-cell office:value-type="float" office:value="107.28" calcext:value-type="float">
            <text:p>107.28</text:p>
          </table:table-cell>
          <table:table-cell office:value-type="float" office:value="112.438545227051" calcext:value-type="float">
            <text:p>112.4385452271</text:p>
          </table:table-cell>
          <table:table-cell office:value-type="float" office:value="111.813690185547" calcext:value-type="float">
            <text:p>111.8136901855</text:p>
          </table:table-cell>
          <table:table-cell/>
          <table:table-cell table:formula="of:=([.A528]-[.B528])^2" office:value-type="float" office:value="20.554346698524" calcext:value-type="float">
            <text:p>20.5543466985</text:p>
          </table:table-cell>
          <table:table-cell table:formula="of:=([.E528]-[.F528])^2" office:value-type="float" office:value="9.77372528133131" calcext:value-type="float">
            <text:p>9.7737252813</text:p>
          </table:table-cell>
          <table:table-cell table:formula="of:=([.A528]-([.B528]+[.F528])/2)^2" office:value-type="float" office:value="14.6688462341801" calcext:value-type="float">
            <text:p>14.6688462342</text:p>
          </table:table-cell>
          <table:table-cell table:formula="of:=([.I528]-[.J528])^2" office:value-type="float" office:value="26.6105888595284" calcext:value-type="float">
            <text:p>26.6105888595</text:p>
          </table:table-cell>
          <table:table-cell table:formula="of:=[.M528]-[.N528]" office:value-type="float" office:value="10.7806214171927" calcext:value-type="float">
            <text:p>10.7806214172</text:p>
          </table:table-cell>
          <table:table-cell table:formula="of:=[.M528]-[.P528]" office:value-type="float" office:value="-6.05624216100434" calcext:value-type="float">
            <text:p>-6.056242161</text:p>
          </table:table-cell>
          <table:table-cell table:formula="of:=([.A528]-100.04)^2" office:value-type="float" office:value="52.4175999999999" calcext:value-type="float">
            <text:p>52.4176</text:p>
          </table:table-cell>
          <table:table-cell/>
          <table:table-cell table:formula="of:=[.Q528]+[.U527]" office:value-type="float" office:value="2507.70126952592" calcext:value-type="float">
            <text:p>2507.7012695259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111.76993560791" calcext:value-type="float">
            <text:p>111.7699356079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4.318862915039" calcext:value-type="float">
            <text:p>114.318862915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9.98624420166" calcext:value-type="float">
            <text:p>109.9862442017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2.771430969238" calcext:value-type="float">
            <text:p>112.7714309692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1.642127990723" calcext:value-type="float">
            <text:p>111.6421279907</text:p>
          </table:table-cell>
          <table:table-cell office:value-type="float" office:value="111.76993560791" calcext:value-type="float">
            <text:p>111.7699356079</text:p>
          </table:table-cell>
          <table:table-cell/>
          <table:table-cell table:formula="of:=([.A529]-[.B529])^2" office:value-type="float" office:value="19.3594333537557" calcext:value-type="float">
            <text:p>19.3594333538</text:p>
          </table:table-cell>
          <table:table-cell table:formula="of:=([.E529]-[.F529])^2" office:value-type="float" office:value="6.84473372272036" calcext:value-type="float">
            <text:p>6.8447337227</text:p>
          </table:table-cell>
          <table:table-cell table:formula="of:=([.A529]-([.B529]+[.F529])/2)^2" office:value-type="float" office:value="12.3066947800555" calcext:value-type="float">
            <text:p>12.3066947801</text:p>
          </table:table-cell>
          <table:table-cell table:formula="of:=([.I529]-[.J529])^2" office:value-type="float" office:value="18.251077569116" calcext:value-type="float">
            <text:p>18.2510775691</text:p>
          </table:table-cell>
          <table:table-cell table:formula="of:=[.M529]-[.N529]" office:value-type="float" office:value="12.5146996310353" calcext:value-type="float">
            <text:p>12.514699631</text:p>
          </table:table-cell>
          <table:table-cell table:formula="of:=[.M529]-[.P529]" office:value-type="float" office:value="1.10835578463972" calcext:value-type="float">
            <text:p>1.1083557846</text:p>
          </table:table-cell>
          <table:table-cell table:formula="of:=([.A529]-100.04)^2" office:value-type="float" office:value="53.7289" calcext:value-type="float">
            <text:p>53.7289</text:p>
          </table:table-cell>
          <table:table-cell/>
          <table:table-cell table:formula="of:=[.Q529]+[.U528]" office:value-type="float" office:value="2520.21596915696" calcext:value-type="float">
            <text:p>2520.215969157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9.908157348633" calcext:value-type="float">
            <text:p>109.9081573486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1.193878173828" calcext:value-type="float">
            <text:p>111.1938781738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530]-[.B530])^2" office:value-type="float" office:value="19.9699556738749" calcext:value-type="float">
            <text:p>19.9699556739</text:p>
          </table:table-cell>
          <table:table-cell table:formula="of:=([.E530]-[.F530])^2" office:value-type="float" office:value="10.0265227985993" calcext:value-type="float">
            <text:p>10.0265227986</text:p>
          </table:table-cell>
          <table:table-cell table:formula="of:=([.A530]-([.B530]+[.F530])/2)^2" office:value-type="float" office:value="14.5742382717371" calcext:value-type="float">
            <text:p>14.5742382717</text:p>
          </table:table-cell>
          <table:table-cell table:formula="of:=([.I530]-[.J530])^2" office:value-type="float" office:value="20.5236096841707" calcext:value-type="float">
            <text:p>20.5236096842</text:p>
          </table:table-cell>
          <table:table-cell table:formula="of:=[.M530]-[.N530]" office:value-type="float" office:value="9.9434328752756" calcext:value-type="float">
            <text:p>9.9434328753</text:p>
          </table:table-cell>
          <table:table-cell table:formula="of:=[.M530]-[.P530]" office:value-type="float" office:value="-0.553654010295865" calcext:value-type="float">
            <text:p>-0.5536540103</text:p>
          </table:table-cell>
          <table:table-cell table:formula="of:=([.A530]-100.04)^2" office:value-type="float" office:value="53.7289" calcext:value-type="float">
            <text:p>53.7289</text:p>
          </table:table-cell>
          <table:table-cell/>
          <table:table-cell table:formula="of:=[.Q530]+[.U529]" office:value-type="float" office:value="2530.15940203223" calcext:value-type="float">
            <text:p>2530.1594020322</text:p>
          </table:table-cell>
        </table:table-row>
        <table:table-row table:style-name="ro1">
          <table:table-cell office:value-type="float" office:value="107.38" calcext:value-type="float">
            <text:p>107.38</text:p>
          </table:table-cell>
          <table:table-cell office:value-type="float" office:value="111.706565856934" calcext:value-type="float">
            <text:p>111.7065658569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2.193878173828" calcext:value-type="float">
            <text:p>112.1938781738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0.520790100098" calcext:value-type="float">
            <text:p>110.5207901001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0.231376647949" calcext:value-type="float">
            <text:p>110.231376648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2.087982177734" calcext:value-type="float">
            <text:p>112.0879821777</text:p>
          </table:table-cell>
          <table:table-cell office:value-type="float" office:value="111.706565856934" calcext:value-type="float">
            <text:p>111.7065658569</text:p>
          </table:table-cell>
          <table:table-cell/>
          <table:table-cell table:formula="of:=([.A531]-[.B531])^2" office:value-type="float" office:value="18.7191721143836" calcext:value-type="float">
            <text:p>18.7191721144</text:p>
          </table:table-cell>
          <table:table-cell table:formula="of:=([.E531]-[.F531])^2" office:value-type="float" office:value="9.86456245287148" calcext:value-type="float">
            <text:p>9.8645624529</text:p>
          </table:table-cell>
          <table:table-cell table:formula="of:=([.A531]-([.B531]+[.F531])/2)^2" office:value-type="float" office:value="13.9403512472526" calcext:value-type="float">
            <text:p>13.9403512473</text:p>
          </table:table-cell>
          <table:table-cell table:formula="of:=([.I531]-[.J531])^2" office:value-type="float" office:value="22.1650961858646" calcext:value-type="float">
            <text:p>22.1650961859</text:p>
          </table:table-cell>
          <table:table-cell table:formula="of:=[.M531]-[.N531]" office:value-type="float" office:value="8.85460966151209" calcext:value-type="float">
            <text:p>8.8546096615</text:p>
          </table:table-cell>
          <table:table-cell table:formula="of:=[.M531]-[.P531]" office:value-type="float" office:value="-3.44592407148099" calcext:value-type="float">
            <text:p>-3.4459240715</text:p>
          </table:table-cell>
          <table:table-cell table:formula="of:=([.A531]-100.04)^2" office:value-type="float" office:value="53.8755999999998" calcext:value-type="float">
            <text:p>53.8756</text:p>
          </table:table-cell>
          <table:table-cell/>
          <table:table-cell table:formula="of:=[.Q531]+[.U530]" office:value-type="float" office:value="2539.01401169374" calcext:value-type="float">
            <text:p>2539.0140116938</text:p>
          </table:table-cell>
        </table:table-row>
        <table:table-row table:style-name="ro1">
          <table:table-cell office:value-type="float" office:value="107.39" calcext:value-type="float">
            <text:p>107.39</text:p>
          </table:table-cell>
          <table:table-cell office:value-type="float" office:value="110.698867797852" calcext:value-type="float">
            <text:p>110.6988677979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6.343612670898" calcext:value-type="float">
            <text:p>106.3436126709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9.82470703125" calcext:value-type="float">
            <text:p>109.8247070313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4.970726013184" calcext:value-type="float">
            <text:p>104.9707260132</text:p>
          </table:table-cell>
          <table:table-cell office:value-type="float" office:value="107.39" calcext:value-type="float">
            <text:p>107.39</text:p>
          </table:table-cell>
          <table:table-cell office:value-type="float" office:value="110.844078063965" calcext:value-type="float">
            <text:p>110.844078064</text:p>
          </table:table-cell>
          <table:table-cell office:value-type="float" office:value="110.698867797852" calcext:value-type="float">
            <text:p>110.6988677979</text:p>
          </table:table-cell>
          <table:table-cell/>
          <table:table-cell table:formula="of:=([.A532]-[.B532])^2" office:value-type="float" office:value="10.948606103659" calcext:value-type="float">
            <text:p>10.9486061037</text:p>
          </table:table-cell>
          <table:table-cell table:formula="of:=([.E532]-[.F532])^2" office:value-type="float" office:value="5.92779832801819" calcext:value-type="float">
            <text:p>5.927798328</text:p>
          </table:table-cell>
          <table:table-cell table:formula="of:=([.A532]-([.B532]+[.F532])/2)^2" office:value-type="float" office:value="8.24716295437226" calcext:value-type="float">
            <text:p>8.2471629544</text:p>
          </table:table-cell>
          <table:table-cell table:formula="of:=([.I532]-[.J532])^2" office:value-type="float" office:value="11.9306552719631" calcext:value-type="float">
            <text:p>11.930655272</text:p>
          </table:table-cell>
          <table:table-cell table:formula="of:=[.M532]-[.N532]" office:value-type="float" office:value="5.02080777564086" calcext:value-type="float">
            <text:p>5.0208077756</text:p>
          </table:table-cell>
          <table:table-cell table:formula="of:=[.M532]-[.P532]" office:value-type="float" office:value="-0.982049168304073" calcext:value-type="float">
            <text:p>-0.9820491683</text:p>
          </table:table-cell>
          <table:table-cell table:formula="of:=([.A532]-100.04)^2" office:value-type="float" office:value="54.0224999999999" calcext:value-type="float">
            <text:p>54.0225</text:p>
          </table:table-cell>
          <table:table-cell/>
          <table:table-cell table:formula="of:=[.Q532]+[.U531]" office:value-type="float" office:value="2544.03481946938" calcext:value-type="float">
            <text:p>2544.0348194694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12.548614501953" calcext:value-type="float">
            <text:p>112.548614502</text:p>
          </table:table-cell>
          <table:table-cell office:value-type="float" office:value="107.4" calcext:value-type="float">
            <text:p>107.4</text:p>
          </table:table-cell>
          <table:table-cell office:value-type="float" office:value="111.97940826416" calcext:value-type="float">
            <text:p>111.9794082642</text:p>
          </table:table-cell>
          <table:table-cell office:value-type="float" office:value="107.4" calcext:value-type="float">
            <text:p>107.4</text:p>
          </table:table-cell>
          <table:table-cell office:value-type="float" office:value="110.698837280273" calcext:value-type="float">
            <text:p>110.6988372803</text:p>
          </table:table-cell>
          <table:table-cell office:value-type="float" office:value="107.4" calcext:value-type="float">
            <text:p>107.4</text:p>
          </table:table-cell>
          <table:table-cell office:value-type="float" office:value="106.89582824707" calcext:value-type="float">
            <text:p>106.8958282471</text:p>
          </table:table-cell>
          <table:table-cell office:value-type="float" office:value="107.4" calcext:value-type="float">
            <text:p>107.4</text:p>
          </table:table-cell>
          <table:table-cell office:value-type="float" office:value="112.564842224121" calcext:value-type="float">
            <text:p>112.5648422241</text:p>
          </table:table-cell>
          <table:table-cell office:value-type="float" office:value="112.548614501953" calcext:value-type="float">
            <text:p>112.548614502</text:p>
          </table:table-cell>
          <table:table-cell/>
          <table:table-cell table:formula="of:=([.A533]-[.B533])^2" office:value-type="float" office:value="26.508231289722" calcext:value-type="float">
            <text:p>26.5082312897</text:p>
          </table:table-cell>
          <table:table-cell table:formula="of:=([.E533]-[.F533])^2" office:value-type="float" office:value="10.8823274017218" calcext:value-type="float">
            <text:p>10.8823274017</text:p>
          </table:table-cell>
          <table:table-cell table:formula="of:=([.A533]-([.B533]+[.F533])/2)^2" office:value-type="float" office:value="17.8398604032606" calcext:value-type="float">
            <text:p>17.8398604033</text:p>
          </table:table-cell>
          <table:table-cell table:formula="of:=([.I533]-[.J533])^2" office:value-type="float" office:value="26.6755952000641" calcext:value-type="float">
            <text:p>26.6755952001</text:p>
          </table:table-cell>
          <table:table-cell table:formula="of:=[.M533]-[.N533]" office:value-type="float" office:value="15.6259038880002" calcext:value-type="float">
            <text:p>15.625903888</text:p>
          </table:table-cell>
          <table:table-cell table:formula="of:=[.M533]-[.P533]" office:value-type="float" office:value="-0.1673639103421" calcext:value-type="float">
            <text:p>-0.1673639103</text:p>
          </table:table-cell>
          <table:table-cell table:formula="of:=([.A533]-100.04)^2" office:value-type="float" office:value="54.1696" calcext:value-type="float">
            <text:p>54.1696</text:p>
          </table:table-cell>
          <table:table-cell/>
          <table:table-cell table:formula="of:=[.Q533]+[.U532]" office:value-type="float" office:value="2559.66072335739" calcext:value-type="float">
            <text:p>2559.6607233574</text:p>
          </table:table-cell>
        </table:table-row>
        <table:table-row table:style-name="ro1">
          <table:table-cell office:value-type="float" office:value="107.43" calcext:value-type="float">
            <text:p>107.43</text:p>
          </table:table-cell>
          <table:table-cell office:value-type="float" office:value="113.538932800293" calcext:value-type="float">
            <text:p>113.5389328003</text:p>
          </table:table-cell>
          <table:table-cell office:value-type="float" office:value="107.43" calcext:value-type="float">
            <text:p>107.43</text:p>
          </table:table-cell>
          <table:table-cell office:value-type="float" office:value="114.927452087402" calcext:value-type="float">
            <text:p>114.9274520874</text:p>
          </table:table-cell>
          <table:table-cell office:value-type="float" office:value="107.43" calcext:value-type="float">
            <text:p>107.43</text:p>
          </table:table-cell>
          <table:table-cell office:value-type="float" office:value="112.228675842285" calcext:value-type="float">
            <text:p>112.2286758423</text:p>
          </table:table-cell>
          <table:table-cell office:value-type="float" office:value="107.43" calcext:value-type="float">
            <text:p>107.43</text:p>
          </table:table-cell>
          <table:table-cell office:value-type="float" office:value="113.515151977539" calcext:value-type="float">
            <text:p>113.5151519775</text:p>
          </table:table-cell>
          <table:table-cell office:value-type="float" office:value="107.43" calcext:value-type="float">
            <text:p>107.43</text:p>
          </table:table-cell>
          <table:table-cell office:value-type="float" office:value="113.213073730469" calcext:value-type="float">
            <text:p>113.2130737305</text:p>
          </table:table-cell>
          <table:table-cell office:value-type="float" office:value="113.538932800293" calcext:value-type="float">
            <text:p>113.5389328003</text:p>
          </table:table-cell>
          <table:table-cell/>
          <table:table-cell table:formula="of:=([.A534]-[.B534])^2" office:value-type="float" office:value="37.3190599584952" calcext:value-type="float">
            <text:p>37.3190599585</text:p>
          </table:table-cell>
          <table:table-cell table:formula="of:=([.E534]-[.F534])^2" office:value-type="float" office:value="23.0272898393311" calcext:value-type="float">
            <text:p>23.0272898393</text:p>
          </table:table-cell>
          <table:table-cell table:formula="of:=([.A534]-([.B534]+[.F534])/2)^2" office:value-type="float" office:value="29.7439815749112" calcext:value-type="float">
            <text:p>29.7439815749</text:p>
          </table:table-cell>
          <table:table-cell table:formula="of:=([.I534]-[.J534])^2" office:value-type="float" office:value="33.4439417720377" calcext:value-type="float">
            <text:p>33.443941772</text:p>
          </table:table-cell>
          <table:table-cell table:formula="of:=[.M534]-[.N534]" office:value-type="float" office:value="14.2917701191641" calcext:value-type="float">
            <text:p>14.2917701192</text:p>
          </table:table-cell>
          <table:table-cell table:formula="of:=[.M534]-[.P534]" office:value-type="float" office:value="3.87511818645754" calcext:value-type="float">
            <text:p>3.8751181865</text:p>
          </table:table-cell>
          <table:table-cell table:formula="of:=([.A534]-100.04)^2" office:value-type="float" office:value="54.6121" calcext:value-type="float">
            <text:p>54.6121</text:p>
          </table:table-cell>
          <table:table-cell/>
          <table:table-cell table:formula="of:=[.Q534]+[.U533]" office:value-type="float" office:value="2573.95249347655" calcext:value-type="float">
            <text:p>2573.9524934766</text:p>
          </table:table-cell>
        </table:table-row>
        <table:table-row table:style-name="ro1">
          <table:table-cell office:value-type="float" office:value="107.44" calcext:value-type="float">
            <text:p>107.44</text:p>
          </table:table-cell>
          <table:table-cell office:value-type="float" office:value="118.476181030273" calcext:value-type="float">
            <text:p>118.4761810303</text:p>
          </table:table-cell>
          <table:table-cell office:value-type="float" office:value="107.44" calcext:value-type="float">
            <text:p>107.44</text:p>
          </table:table-cell>
          <table:table-cell office:value-type="float" office:value="119.183403015137" calcext:value-type="float">
            <text:p>119.1834030151</text:p>
          </table:table-cell>
          <table:table-cell office:value-type="float" office:value="107.44" calcext:value-type="float">
            <text:p>107.44</text:p>
          </table:table-cell>
          <table:table-cell office:value-type="float" office:value="114.751960754395" calcext:value-type="float">
            <text:p>114.7519607544</text:p>
          </table:table-cell>
          <table:table-cell office:value-type="float" office:value="107.44" calcext:value-type="float">
            <text:p>107.44</text:p>
          </table:table-cell>
          <table:table-cell office:value-type="float" office:value="116.238006591797" calcext:value-type="float">
            <text:p>116.2380065918</text:p>
          </table:table-cell>
          <table:table-cell office:value-type="float" office:value="107.44" calcext:value-type="float">
            <text:p>107.44</text:p>
          </table:table-cell>
          <table:table-cell office:value-type="float" office:value="116.266525268555" calcext:value-type="float">
            <text:p>116.2665252686</text:p>
          </table:table-cell>
          <table:table-cell office:value-type="float" office:value="118.476181030273" calcext:value-type="float">
            <text:p>118.4761810303</text:p>
          </table:table-cell>
          <table:table-cell/>
          <table:table-cell table:formula="of:=([.A535]-[.B535])^2" office:value-type="float" office:value="121.797291732967" calcext:value-type="float">
            <text:p>121.797291733</text:p>
          </table:table-cell>
          <table:table-cell table:formula="of:=([.E535]-[.F535])^2" office:value-type="float" office:value="53.4647700738059" calcext:value-type="float">
            <text:p>53.4647700738</text:p>
          </table:table-cell>
          <table:table-cell table:formula="of:=([.A535]-([.B535]+[.F535])/2)^2" office:value-type="float" office:value="84.1635767375697" calcext:value-type="float">
            <text:p>84.1635767376</text:p>
          </table:table-cell>
          <table:table-cell table:formula="of:=([.I535]-[.J535])^2" office:value-type="float" office:value="77.9075483164344" calcext:value-type="float">
            <text:p>77.9075483164</text:p>
          </table:table-cell>
          <table:table-cell table:formula="of:=[.M535]-[.N535]" office:value-type="float" office:value="68.3325216591615" calcext:value-type="float">
            <text:p>68.3325216592</text:p>
          </table:table-cell>
          <table:table-cell table:formula="of:=[.M535]-[.P535]" office:value-type="float" office:value="43.8897434165329" calcext:value-type="float">
            <text:p>43.8897434165</text:p>
          </table:table-cell>
          <table:table-cell table:formula="of:=([.A535]-100.04)^2" office:value-type="float" office:value="54.7599999999999" calcext:value-type="float">
            <text:p>54.76</text:p>
          </table:table-cell>
          <table:table-cell/>
          <table:table-cell table:formula="of:=[.Q535]+[.U534]" office:value-type="float" office:value="2642.28501513571" calcext:value-type="float">
            <text:p>2642.2850151357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111.42357635498" calcext:value-type="float">
            <text:p>111.423576355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1.576316833496" calcext:value-type="float">
            <text:p>111.5763168335</text:p>
          </table:table-cell>
          <table:table-cell office:value-type="float" office:value="107.48" calcext:value-type="float">
            <text:p>107.48</text:p>
          </table:table-cell>
          <table:table-cell office:value-type="float" office:value="109.918121337891" calcext:value-type="float">
            <text:p>109.9181213379</text:p>
          </table:table-cell>
          <table:table-cell office:value-type="float" office:value="107.48" calcext:value-type="float">
            <text:p>107.48</text:p>
          </table:table-cell>
          <table:table-cell office:value-type="float" office:value="109.872863769531" calcext:value-type="float">
            <text:p>109.8728637695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2.29670715332" calcext:value-type="float">
            <text:p>112.2967071533</text:p>
          </table:table-cell>
          <table:table-cell office:value-type="float" office:value="111.42357635498" calcext:value-type="float">
            <text:p>111.423576355</text:p>
          </table:table-cell>
          <table:table-cell/>
          <table:table-cell table:formula="of:=([.A536]-[.B536])^2" office:value-type="float" office:value="15.551794467561" calcext:value-type="float">
            <text:p>15.5517944676</text:p>
          </table:table-cell>
          <table:table-cell table:formula="of:=([.E536]-[.F536])^2" office:value-type="float" office:value="5.94443565827755" calcext:value-type="float">
            <text:p>5.9444356583</text:p>
          </table:table-cell>
          <table:table-cell table:formula="of:=([.A536]-([.B536]+[.F536])/2)^2" office:value-type="float" office:value="10.181516360799" calcext:value-type="float">
            <text:p>10.1815163608</text:p>
          </table:table-cell>
          <table:table-cell table:formula="of:=([.I536]-[.J536])^2" office:value-type="float" office:value="23.200667800847" calcext:value-type="float">
            <text:p>23.2006678008</text:p>
          </table:table-cell>
          <table:table-cell table:formula="of:=[.M536]-[.N536]" office:value-type="float" office:value="9.60735880928346" calcext:value-type="float">
            <text:p>9.6073588093</text:p>
          </table:table-cell>
          <table:table-cell table:formula="of:=[.M536]-[.P536]" office:value-type="float" office:value="-7.64887333328602" calcext:value-type="float">
            <text:p>-7.6488733333</text:p>
          </table:table-cell>
          <table:table-cell table:formula="of:=([.A536]-100.04)^2" office:value-type="float" office:value="55.3536" calcext:value-type="float">
            <text:p>55.3536</text:p>
          </table:table-cell>
          <table:table-cell/>
          <table:table-cell table:formula="of:=[.Q536]+[.U535]" office:value-type="float" office:value="2651.89237394499" calcext:value-type="float">
            <text:p>2651.892373945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114.01774597168" calcext:value-type="float">
            <text:p>114.0177459717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2.603630065918" calcext:value-type="float">
            <text:p>112.6036300659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2.192749023438" calcext:value-type="float">
            <text:p>112.1927490234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2.220985412598" calcext:value-type="float">
            <text:p>112.2209854126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4.024749755859" calcext:value-type="float">
            <text:p>114.0247497559</text:p>
          </table:table-cell>
          <table:table-cell office:value-type="float" office:value="114.01774597168" calcext:value-type="float">
            <text:p>114.0177459717</text:p>
          </table:table-cell>
          <table:table-cell/>
          <table:table-cell table:formula="of:=([.A537]-[.B537])^2" office:value-type="float" office:value="42.7421223902139" calcext:value-type="float">
            <text:p>42.7421223902</text:p>
          </table:table-cell>
          <table:table-cell table:formula="of:=([.E537]-[.F537])^2" office:value-type="float" office:value="22.2100033579111" calcext:value-type="float">
            <text:p>22.2100033579</text:p>
          </table:table-cell>
          <table:table-cell table:formula="of:=([.A537]-([.B537]+[.F537])/2)^2" office:value-type="float" office:value="31.6434094087892" calcext:value-type="float">
            <text:p>31.6434094088</text:p>
          </table:table-cell>
          <table:table-cell table:formula="of:=([.I537]-[.J537])^2" office:value-type="float" office:value="42.8337493668213" calcext:value-type="float">
            <text:p>42.8337493668</text:p>
          </table:table-cell>
          <table:table-cell table:formula="of:=[.M537]-[.N537]" office:value-type="float" office:value="20.5321190323029" calcext:value-type="float">
            <text:p>20.5321190323</text:p>
          </table:table-cell>
          <table:table-cell table:formula="of:=[.M537]-[.P537]" office:value-type="float" office:value="-0.0916269766073654" calcext:value-type="float">
            <text:p>-0.0916269766</text:p>
          </table:table-cell>
          <table:table-cell table:formula="of:=([.A537]-100.04)^2" office:value-type="float" office:value="55.3536" calcext:value-type="float">
            <text:p>55.3536</text:p>
          </table:table-cell>
          <table:table-cell/>
          <table:table-cell table:formula="of:=[.Q537]+[.U536]" office:value-type="float" office:value="2672.4244929773" calcext:value-type="float">
            <text:p>2672.4244929773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2.277465820313" calcext:value-type="float">
            <text:p>112.2774658203</text:p>
          </table:table-cell>
          <table:table-cell office:value-type="float" office:value="107.5" calcext:value-type="float">
            <text:p>107.5</text:p>
          </table:table-cell>
          <table:table-cell office:value-type="float" office:value="111.922409057617" calcext:value-type="float">
            <text:p>111.9224090576</text:p>
          </table:table-cell>
          <table:table-cell office:value-type="float" office:value="107.5" calcext:value-type="float">
            <text:p>107.5</text:p>
          </table:table-cell>
          <table:table-cell office:value-type="float" office:value="110.881011962891" calcext:value-type="float">
            <text:p>110.8810119629</text:p>
          </table:table-cell>
          <table:table-cell office:value-type="float" office:value="107.5" calcext:value-type="float">
            <text:p>107.5</text:p>
          </table:table-cell>
          <table:table-cell office:value-type="float" office:value="112.259788513184" calcext:value-type="float">
            <text:p>112.2597885132</text:p>
          </table:table-cell>
          <table:table-cell office:value-type="float" office:value="107.5" calcext:value-type="float">
            <text:p>107.5</text:p>
          </table:table-cell>
          <table:table-cell office:value-type="float" office:value="112.233276367188" calcext:value-type="float">
            <text:p>112.2332763672</text:p>
          </table:table-cell>
          <table:table-cell office:value-type="float" office:value="112.277465820313" calcext:value-type="float">
            <text:p>112.2774658203</text:p>
          </table:table-cell>
          <table:table-cell/>
          <table:table-cell table:formula="of:=([.A538]-[.B538])^2" office:value-type="float" office:value="22.8241796642542" calcext:value-type="float">
            <text:p>22.8241796643</text:p>
          </table:table-cell>
          <table:table-cell table:formula="of:=([.E538]-[.F538])^2" office:value-type="float" office:value="11.4312418932095" calcext:value-type="float">
            <text:p>11.4312418932</text:p>
          </table:table-cell>
          <table:table-cell table:formula="of:=([.A538]-([.B538]+[.F538])/2)^2" office:value-type="float" office:value="16.6401899347547" calcext:value-type="float">
            <text:p>16.6401899348</text:p>
          </table:table-cell>
          <table:table-cell table:formula="of:=([.I538]-[.J538])^2" office:value-type="float" office:value="22.4039051681757" calcext:value-type="float">
            <text:p>22.4039051682</text:p>
          </table:table-cell>
          <table:table-cell table:formula="of:=[.M538]-[.N538]" office:value-type="float" office:value="11.3929377710447" calcext:value-type="float">
            <text:p>11.392937771</text:p>
          </table:table-cell>
          <table:table-cell table:formula="of:=[.M538]-[.P538]" office:value-type="float" office:value="0.420274496078491" calcext:value-type="float">
            <text:p>0.4202744961</text:p>
          </table:table-cell>
          <table:table-cell table:formula="of:=([.A538]-100.04)^2" office:value-type="float" office:value="55.6515999999999" calcext:value-type="float">
            <text:p>55.6516</text:p>
          </table:table-cell>
          <table:table-cell/>
          <table:table-cell table:formula="of:=[.Q538]+[.U537]" office:value-type="float" office:value="2683.81743074834" calcext:value-type="float">
            <text:p>2683.8174307484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1.06697845459" calcext:value-type="float">
            <text:p>111.0669784546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064491271973" calcext:value-type="float">
            <text:p>109.064491272</text:p>
          </table:table-cell>
          <table:table-cell office:value-type="float" office:value="107.5" calcext:value-type="float">
            <text:p>107.5</text:p>
          </table:table-cell>
          <table:table-cell office:value-type="float" office:value="110.284339904785" calcext:value-type="float">
            <text:p>110.2843399048</text:p>
          </table:table-cell>
          <table:table-cell office:value-type="float" office:value="107.5" calcext:value-type="float">
            <text:p>107.5</text:p>
          </table:table-cell>
          <table:table-cell office:value-type="float" office:value="107.219383239746" calcext:value-type="float">
            <text:p>107.2193832397</text:p>
          </table:table-cell>
          <table:table-cell office:value-type="float" office:value="107.5" calcext:value-type="float">
            <text:p>107.5</text:p>
          </table:table-cell>
          <table:table-cell office:value-type="float" office:value="111.126724243164" calcext:value-type="float">
            <text:p>111.1267242432</text:p>
          </table:table-cell>
          <table:table-cell office:value-type="float" office:value="111.06697845459" calcext:value-type="float">
            <text:p>111.0669784546</text:p>
          </table:table-cell>
          <table:table-cell/>
          <table:table-cell table:formula="of:=([.A539]-[.B539])^2" office:value-type="float" office:value="12.7233352955082" calcext:value-type="float">
            <text:p>12.7233352955</text:p>
          </table:table-cell>
          <table:table-cell table:formula="of:=([.E539]-[.F539])^2" office:value-type="float" office:value="7.75254870537901" calcext:value-type="float">
            <text:p>7.7525487054</text:p>
          </table:table-cell>
          <table:table-cell table:formula="of:=([.A539]-([.B539]+[.F539])/2)^2" office:value-type="float" office:value="10.0848112255335" calcext:value-type="float">
            <text:p>10.0848112255</text:p>
          </table:table-cell>
          <table:table-cell table:formula="of:=([.I539]-[.J539])^2" office:value-type="float" office:value="13.1531287359539" calcext:value-type="float">
            <text:p>13.153128736</text:p>
          </table:table-cell>
          <table:table-cell table:formula="of:=[.M539]-[.N539]" office:value-type="float" office:value="4.97078659012914" calcext:value-type="float">
            <text:p>4.9707865901</text:p>
          </table:table-cell>
          <table:table-cell table:formula="of:=[.M539]-[.P539]" office:value-type="float" office:value="-0.429793440445792" calcext:value-type="float">
            <text:p>-0.4297934404</text:p>
          </table:table-cell>
          <table:table-cell table:formula="of:=([.A539]-100.04)^2" office:value-type="float" office:value="55.6515999999999" calcext:value-type="float">
            <text:p>55.6516</text:p>
          </table:table-cell>
          <table:table-cell/>
          <table:table-cell table:formula="of:=[.Q539]+[.U538]" office:value-type="float" office:value="2688.78821733847" calcext:value-type="float">
            <text:p>2688.7882173385</text:p>
          </table:table-cell>
        </table:table-row>
        <table:table-row table:style-name="ro1">
          <table:table-cell office:value-type="float" office:value="107.54" calcext:value-type="float">
            <text:p>107.54</text:p>
          </table:table-cell>
          <table:table-cell office:value-type="float" office:value="111.738624572754" calcext:value-type="float">
            <text:p>111.7386245728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691352844238" calcext:value-type="float">
            <text:p>107.6913528442</text:p>
          </table:table-cell>
          <table:table-cell office:value-type="float" office:value="107.54" calcext:value-type="float">
            <text:p>107.54</text:p>
          </table:table-cell>
          <table:table-cell office:value-type="float" office:value="110.563270568848" calcext:value-type="float">
            <text:p>110.5632705688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667602539063" calcext:value-type="float">
            <text:p>107.6676025391</text:p>
          </table:table-cell>
          <table:table-cell office:value-type="float" office:value="107.54" calcext:value-type="float">
            <text:p>107.54</text:p>
          </table:table-cell>
          <table:table-cell office:value-type="float" office:value="111.88240814209" calcext:value-type="float">
            <text:p>111.8824081421</text:p>
          </table:table-cell>
          <table:table-cell office:value-type="float" office:value="111.738624572754" calcext:value-type="float">
            <text:p>111.7386245728</text:p>
          </table:table-cell>
          <table:table-cell/>
          <table:table-cell table:formula="of:=([.A540]-[.B540])^2" office:value-type="float" office:value="17.6284483029329" calcext:value-type="float">
            <text:p>17.6284483029</text:p>
          </table:table-cell>
          <table:table-cell table:formula="of:=([.E540]-[.F540])^2" office:value-type="float" office:value="9.14016493246039" calcext:value-type="float">
            <text:p>9.1401649325</text:p>
          </table:table-cell>
          <table:table-cell table:formula="of:=([.A540]-([.B540]+[.F540])/2)^2" office:value-type="float" office:value="13.038942359072" calcext:value-type="float">
            <text:p>13.0389423591</text:p>
          </table:table-cell>
          <table:table-cell table:formula="of:=([.I540]-[.J540])^2" office:value-type="float" office:value="18.8565084724881" calcext:value-type="float">
            <text:p>18.8565084725</text:p>
          </table:table-cell>
          <table:table-cell table:formula="of:=[.M540]-[.N540]" office:value-type="float" office:value="8.48828337047248" calcext:value-type="float">
            <text:p>8.4882833705</text:p>
          </table:table-cell>
          <table:table-cell table:formula="of:=[.M540]-[.P540]" office:value-type="float" office:value="-1.22806016955525" calcext:value-type="float">
            <text:p>-1.2280601696</text:p>
          </table:table-cell>
          <table:table-cell table:formula="of:=([.A540]-100.04)^2" office:value-type="float" office:value="56.25" calcext:value-type="float">
            <text:p>56.25</text:p>
          </table:table-cell>
          <table:table-cell/>
          <table:table-cell table:formula="of:=[.Q540]+[.U539]" office:value-type="float" office:value="2697.27650070894" calcext:value-type="float">
            <text:p>2697.276500709</text:p>
          </table:table-cell>
        </table:table-row>
        <table:table-row table:style-name="ro1">
          <table:table-cell office:value-type="float" office:value="107.61" calcext:value-type="float">
            <text:p>107.61</text:p>
          </table:table-cell>
          <table:table-cell office:value-type="float" office:value="113.077613830566" calcext:value-type="float">
            <text:p>113.0776138306</text:p>
          </table:table-cell>
          <table:table-cell office:value-type="float" office:value="107.61" calcext:value-type="float">
            <text:p>107.61</text:p>
          </table:table-cell>
          <table:table-cell office:value-type="float" office:value="113.113494873047" calcext:value-type="float">
            <text:p>113.113494873</text:p>
          </table:table-cell>
          <table:table-cell office:value-type="float" office:value="107.61" calcext:value-type="float">
            <text:p>107.61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5.916893005371" calcext:value-type="float">
            <text:p>105.9168930054</text:p>
          </table:table-cell>
          <table:table-cell office:value-type="float" office:value="107.61" calcext:value-type="float">
            <text:p>107.61</text:p>
          </table:table-cell>
          <table:table-cell office:value-type="float" office:value="113.594718933105" calcext:value-type="float">
            <text:p>113.5947189331</text:p>
          </table:table-cell>
          <table:table-cell office:value-type="float" office:value="113.077613830566" calcext:value-type="float">
            <text:p>113.0776138306</text:p>
          </table:table-cell>
          <table:table-cell/>
          <table:table-cell table:formula="of:=([.A541]-[.B541])^2" office:value-type="float" office:value="29.8948010002011" calcext:value-type="float">
            <text:p>29.8948010002</text:p>
          </table:table-cell>
          <table:table-cell table:formula="of:=([.E541]-[.F541])^2" office:value-type="float" office:value="8.56537896864154" calcext:value-type="float">
            <text:p>8.5653789686</text:p>
          </table:table-cell>
          <table:table-cell table:formula="of:=([.A541]-([.B541]+[.F541])/2)^2" office:value-type="float" office:value="17.6159871204673" calcext:value-type="float">
            <text:p>17.6159871205</text:p>
          </table:table-cell>
          <table:table-cell table:formula="of:=([.I541]-[.J541])^2" office:value-type="float" office:value="35.8168607082711" calcext:value-type="float">
            <text:p>35.8168607083</text:p>
          </table:table-cell>
          <table:table-cell table:formula="of:=[.M541]-[.N541]" office:value-type="float" office:value="21.3294220315595" calcext:value-type="float">
            <text:p>21.3294220316</text:p>
          </table:table-cell>
          <table:table-cell table:formula="of:=[.M541]-[.P541]" office:value-type="float" office:value="-5.92205970807001" calcext:value-type="float">
            <text:p>-5.9220597081</text:p>
          </table:table-cell>
          <table:table-cell table:formula="of:=([.A541]-100.04)^2" office:value-type="float" office:value="57.3048999999999" calcext:value-type="float">
            <text:p>57.3049</text:p>
          </table:table-cell>
          <table:table-cell/>
          <table:table-cell table:formula="of:=[.Q541]+[.U540]" office:value-type="float" office:value="2718.6059227405" calcext:value-type="float">
            <text:p>2718.6059227405</text:p>
          </table:table-cell>
        </table:table-row>
        <table:table-row table:style-name="ro1">
          <table:table-cell office:value-type="float" office:value="107.61" calcext:value-type="float">
            <text:p>107.61</text:p>
          </table:table-cell>
          <table:table-cell office:value-type="float" office:value="112.128723144531" calcext:value-type="float">
            <text:p>112.1287231445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8.055511474609" calcext:value-type="float">
            <text:p>108.0555114746</text:p>
          </table:table-cell>
          <table:table-cell office:value-type="float" office:value="107.61" calcext:value-type="float">
            <text:p>107.61</text:p>
          </table:table-cell>
          <table:table-cell office:value-type="float" office:value="110.566596984863" calcext:value-type="float">
            <text:p>110.5665969849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6.885757446289" calcext:value-type="float">
            <text:p>106.8857574463</text:p>
          </table:table-cell>
          <table:table-cell office:value-type="float" office:value="107.61" calcext:value-type="float">
            <text:p>107.61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2.128723144531" calcext:value-type="float">
            <text:p>112.1287231445</text:p>
          </table:table-cell>
          <table:table-cell/>
          <table:table-cell table:formula="of:=([.A542]-[.B542])^2" office:value-type="float" office:value="20.4188588569224" calcext:value-type="float">
            <text:p>20.4188588569</text:p>
          </table:table-cell>
          <table:table-cell table:formula="of:=([.E542]-[.F542])^2" office:value-type="float" office:value="8.74146573090265" calcext:value-type="float">
            <text:p>8.7414657309</text:p>
          </table:table-cell>
          <table:table-cell table:formula="of:=([.A542]-([.B542]+[.F542])/2)^2" office:value-type="float" office:value="13.9701027592328" calcext:value-type="float">
            <text:p>13.9701027592</text:p>
          </table:table-cell>
          <table:table-cell table:formula="of:=([.I542]-[.J542])^2" office:value-type="float" office:value="18.4066661294833" calcext:value-type="float">
            <text:p>18.4066661295</text:p>
          </table:table-cell>
          <table:table-cell table:formula="of:=[.M542]-[.N542]" office:value-type="float" office:value="11.6773931260197" calcext:value-type="float">
            <text:p>11.677393126</text:p>
          </table:table-cell>
          <table:table-cell table:formula="of:=[.M542]-[.P542]" office:value-type="float" office:value="2.01219272743911" calcext:value-type="float">
            <text:p>2.0121927274</text:p>
          </table:table-cell>
          <table:table-cell table:formula="of:=([.A542]-100.04)^2" office:value-type="float" office:value="57.3048999999999" calcext:value-type="float">
            <text:p>57.3049</text:p>
          </table:table-cell>
          <table:table-cell/>
          <table:table-cell table:formula="of:=[.Q542]+[.U541]" office:value-type="float" office:value="2730.28331586652" calcext:value-type="float">
            <text:p>2730.2833158665</text:p>
          </table:table-cell>
        </table:table-row>
        <table:table-row table:style-name="ro1">
          <table:table-cell office:value-type="float" office:value="107.63" calcext:value-type="float">
            <text:p>107.63</text:p>
          </table:table-cell>
          <table:table-cell office:value-type="float" office:value="104.165161132813" calcext:value-type="float">
            <text:p>104.1651611328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6.677047729492" calcext:value-type="float">
            <text:p>106.6770477295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2.481307983398" calcext:value-type="float">
            <text:p>102.481307983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5.876739501953" calcext:value-type="float">
            <text:p>105.876739502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4.00855255127" calcext:value-type="float">
            <text:p>104.0085525513</text:p>
          </table:table-cell>
          <table:table-cell office:value-type="float" office:value="102.481307983398" calcext:value-type="float">
            <text:p>102.4813079834</text:p>
          </table:table-cell>
          <table:table-cell/>
          <table:table-cell table:formula="of:=([.A543]-[.B543])^2" office:value-type="float" office:value="12.0051083755731" calcext:value-type="float">
            <text:p>12.0051083756</text:p>
          </table:table-cell>
          <table:table-cell table:formula="of:=([.E543]-[.F543])^2" office:value-type="float" office:value="26.5090294818166" calcext:value-type="float">
            <text:p>26.5090294818</text:p>
          </table:table-cell>
          <table:table-cell table:formula="of:=([.A543]-([.B543]+[.F543])/2)^2" office:value-type="float" office:value="18.548228571497" calcext:value-type="float">
            <text:p>18.5482285715</text:p>
          </table:table-cell>
          <table:table-cell table:formula="of:=([.I543]-[.J543])^2" office:value-type="float" office:value="13.1148816239164" calcext:value-type="float">
            <text:p>13.1148816239</text:p>
          </table:table-cell>
          <table:table-cell table:formula="of:=[.M543]-[.N543]" office:value-type="float" office:value="-14.5039211062435" calcext:value-type="float">
            <text:p>-14.5039211062</text:p>
          </table:table-cell>
          <table:table-cell table:formula="of:=[.M543]-[.P543]" office:value-type="float" office:value="-1.10977324834326" calcext:value-type="float">
            <text:p>-1.1097732483</text:p>
          </table:table-cell>
          <table:table-cell table:formula="of:=([.A543]-100.04)^2" office:value-type="float" office:value="57.6080999999998" calcext:value-type="float">
            <text:p>57.6081</text:p>
          </table:table-cell>
          <table:table-cell/>
          <table:table-cell table:formula="of:=[.Q543]+[.U542]" office:value-type="float" office:value="2715.77939476028" calcext:value-type="float">
            <text:p>2715.7793947603</text:p>
          </table:table-cell>
        </table:table-row>
        <table:table-row table:style-name="ro1">
          <table:table-cell office:value-type="float" office:value="107.66" calcext:value-type="float">
            <text:p>107.66</text:p>
          </table:table-cell>
          <table:table-cell office:value-type="float" office:value="111.559555053711" calcext:value-type="float">
            <text:p>111.559555053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04.075332641602" calcext:value-type="float">
            <text:p>104.0753326416</text:p>
          </table:table-cell>
          <table:table-cell office:value-type="float" office:value="107.66" calcext:value-type="float">
            <text:p>107.66</text:p>
          </table:table-cell>
          <table:table-cell office:value-type="float" office:value="110.594169616699" calcext:value-type="float">
            <text:p>110.594169616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04.533493041992" calcext:value-type="float">
            <text:p>104.533493042</text:p>
          </table:table-cell>
          <table:table-cell office:value-type="float" office:value="107.66" calcext:value-type="float">
            <text:p>107.66</text:p>
          </table:table-cell>
          <table:table-cell office:value-type="float" office:value="111.488319396973" calcext:value-type="float">
            <text:p>111.488319397</text:p>
          </table:table-cell>
          <table:table-cell office:value-type="float" office:value="111.559555053711" calcext:value-type="float">
            <text:p>111.5595550537</text:p>
          </table:table-cell>
          <table:table-cell/>
          <table:table-cell table:formula="of:=([.A544]-[.B544])^2" office:value-type="float" office:value="15.2065296169225" calcext:value-type="float">
            <text:p>15.2065296169</text:p>
          </table:table-cell>
          <table:table-cell table:formula="of:=([.E544]-[.F544])^2" office:value-type="float" office:value="8.60935133956086" calcext:value-type="float">
            <text:p>8.6093513396</text:p>
          </table:table-cell>
          <table:table-cell table:formula="of:=([.A544]-([.B544]+[.F544])/2)^2" office:value-type="float" office:value="11.6749482177431" calcext:value-type="float">
            <text:p>11.6749482177</text:p>
          </table:table-cell>
          <table:table-cell table:formula="of:=([.I544]-[.J544])^2" office:value-type="float" office:value="14.6560294052371" calcext:value-type="float">
            <text:p>14.6560294052</text:p>
          </table:table-cell>
          <table:table-cell table:formula="of:=[.M544]-[.N544]" office:value-type="float" office:value="6.59717827736168" calcext:value-type="float">
            <text:p>6.5971782774</text:p>
          </table:table-cell>
          <table:table-cell table:formula="of:=[.M544]-[.P544]" office:value-type="float" office:value="0.550500211685431" calcext:value-type="float">
            <text:p>0.5505002117</text:p>
          </table:table-cell>
          <table:table-cell table:formula="of:=([.A544]-100.04)^2" office:value-type="float" office:value="58.0643999999999" calcext:value-type="float">
            <text:p>58.0644</text:p>
          </table:table-cell>
          <table:table-cell/>
          <table:table-cell table:formula="of:=[.Q544]+[.U543]" office:value-type="float" office:value="2722.37657303764" calcext:value-type="float">
            <text:p>2722.3765730377</text:p>
          </table:table-cell>
        </table:table-row>
        <table:table-row table:style-name="ro1">
          <table:table-cell office:value-type="float" office:value="107.68" calcext:value-type="float">
            <text:p>107.68</text:p>
          </table:table-cell>
          <table:table-cell office:value-type="float" office:value="111.60090637207" calcext:value-type="float">
            <text:p>111.6009063721</text:p>
          </table:table-cell>
          <table:table-cell office:value-type="float" office:value="107.68" calcext:value-type="float">
            <text:p>107.68</text:p>
          </table:table-cell>
          <table:table-cell office:value-type="float" office:value="110.118759155273" calcext:value-type="float">
            <text:p>110.1187591553</text:p>
          </table:table-cell>
          <table:table-cell office:value-type="float" office:value="107.68" calcext:value-type="float">
            <text:p>107.68</text:p>
          </table:table-cell>
          <table:table-cell office:value-type="float" office:value="110.567565917969" calcext:value-type="float">
            <text:p>110.567565918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9.896011352539" calcext:value-type="float">
            <text:p>109.8960113525</text:p>
          </table:table-cell>
          <table:table-cell office:value-type="float" office:value="107.68" calcext:value-type="float">
            <text:p>107.68</text:p>
          </table:table-cell>
          <table:table-cell office:value-type="float" office:value="111.923919677734" calcext:value-type="float">
            <text:p>111.9239196777</text:p>
          </table:table-cell>
          <table:table-cell office:value-type="float" office:value="111.60090637207" calcext:value-type="float">
            <text:p>111.6009063721</text:p>
          </table:table-cell>
          <table:table-cell/>
          <table:table-cell table:formula="of:=([.A545]-[.B545])^2" office:value-type="float" office:value="15.3735067785415" calcext:value-type="float">
            <text:p>15.3735067785</text:p>
          </table:table-cell>
          <table:table-cell table:formula="of:=([.E545]-[.F545])^2" office:value-type="float" office:value="8.33803693061467" calcext:value-type="float">
            <text:p>8.3380369306</text:p>
          </table:table-cell>
          <table:table-cell table:formula="of:=([.A545]-([.B545]+[.F545])/2)^2" office:value-type="float" office:value="11.5888237310574" calcext:value-type="float">
            <text:p>11.5888237311</text:p>
          </table:table-cell>
          <table:table-cell table:formula="of:=([.I545]-[.J545])^2" office:value-type="float" office:value="18.010854231061" calcext:value-type="float">
            <text:p>18.0108542311</text:p>
          </table:table-cell>
          <table:table-cell table:formula="of:=[.M545]-[.N545]" office:value-type="float" office:value="7.03546984792686" calcext:value-type="float">
            <text:p>7.0354698479</text:p>
          </table:table-cell>
          <table:table-cell table:formula="of:=[.M545]-[.P545]" office:value-type="float" office:value="-2.63734745251945" calcext:value-type="float">
            <text:p>-2.6373474525</text:p>
          </table:table-cell>
          <table:table-cell table:formula="of:=([.A545]-100.04)^2" office:value-type="float" office:value="58.3696" calcext:value-type="float">
            <text:p>58.3696</text:p>
          </table:table-cell>
          <table:table-cell/>
          <table:table-cell table:formula="of:=[.Q545]+[.U544]" office:value-type="float" office:value="2729.41204288557" calcext:value-type="float">
            <text:p>2729.4120428856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7.7" calcext:value-type="float">
            <text:p>107.7</text:p>
          </table:table-cell>
          <table:table-cell office:value-type="float" office:value="101.783905029297" calcext:value-type="float">
            <text:p>101.7839050293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112533569336" calcext:value-type="float">
            <text:p>103.1125335693</text:p>
          </table:table-cell>
          <table:table-cell office:value-type="float" office:value="107.7" calcext:value-type="float">
            <text:p>107.7</text:p>
          </table:table-cell>
          <table:table-cell office:value-type="float" office:value="104.034484863281" calcext:value-type="float">
            <text:p>104.0344848633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3.112533569336" calcext:value-type="float">
            <text:p>103.1125335693</text:p>
          </table:table-cell>
          <table:table-cell/>
          <table:table-cell table:formula="of:=([.A546]-[.B546])^2" office:value-type="float" office:value="17.1524464125955" calcext:value-type="float">
            <text:p>17.1524464126</text:p>
          </table:table-cell>
          <table:table-cell table:formula="of:=([.E546]-[.F546])^2" office:value-type="float" office:value="21.0448482524697" calcext:value-type="float">
            <text:p>21.0448482525</text:p>
          </table:table-cell>
          <table:table-cell table:formula="of:=([.A546]-([.B546]+[.F546])/2)^2" office:value-type="float" office:value="19.0489372361923" calcext:value-type="float">
            <text:p>19.0489372362</text:p>
          </table:table-cell>
          <table:table-cell table:formula="of:=([.I546]-[.J546])^2" office:value-type="float" office:value="16.4023022466898" calcext:value-type="float">
            <text:p>16.4023022467</text:p>
          </table:table-cell>
          <table:table-cell table:formula="of:=[.M546]-[.N546]" office:value-type="float" office:value="-3.89240183987422" calcext:value-type="float">
            <text:p>-3.8924018399</text:p>
          </table:table-cell>
          <table:table-cell table:formula="of:=[.M546]-[.P546]" office:value-type="float" office:value="0.750144165905656" calcext:value-type="float">
            <text:p>0.7501441659</text:p>
          </table:table-cell>
          <table:table-cell table:formula="of:=([.A546]-100.04)^2" office:value-type="float" office:value="58.6756" calcext:value-type="float">
            <text:p>58.6756</text:p>
          </table:table-cell>
          <table:table-cell/>
          <table:table-cell table:formula="of:=[.Q546]+[.U545]" office:value-type="float" office:value="2725.51964104569" calcext:value-type="float">
            <text:p>2725.5196410457</text:p>
          </table:table-cell>
        </table:table-row>
        <table:table-row table:style-name="ro1">
          <table:table-cell office:value-type="float" office:value="107.71" calcext:value-type="float">
            <text:p>107.71</text:p>
          </table:table-cell>
          <table:table-cell office:value-type="float" office:value="104.878875732422" calcext:value-type="float">
            <text:p>104.8788757324</text:p>
          </table:table-cell>
          <table:table-cell office:value-type="float" office:value="107.71" calcext:value-type="float">
            <text:p>107.71</text:p>
          </table:table-cell>
          <table:table-cell office:value-type="float" office:value="111.56714630127" calcext:value-type="float">
            <text:p>111.5671463013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3.983345031738" calcext:value-type="float">
            <text:p>103.9833450317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5.051239013672" calcext:value-type="float">
            <text:p>105.0512390137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4.183731079102" calcext:value-type="float">
            <text:p>104.1837310791</text:p>
          </table:table-cell>
          <table:table-cell office:value-type="float" office:value="103.983345031738" calcext:value-type="float">
            <text:p>103.9833450317</text:p>
          </table:table-cell>
          <table:table-cell/>
          <table:table-cell table:formula="of:=([.A547]-[.B547])^2" office:value-type="float" office:value="8.01526461846974" calcext:value-type="float">
            <text:p>8.0152646185</text:p>
          </table:table-cell>
          <table:table-cell table:formula="of:=([.E547]-[.F547])^2" office:value-type="float" office:value="13.8879572524697" calcext:value-type="float">
            <text:p>13.8879572525</text:p>
          </table:table-cell>
          <table:table-cell table:formula="of:=([.A547]-([.B547]+[.F547])/2)^2" office:value-type="float" office:value="10.751117126503" calcext:value-type="float">
            <text:p>10.7511171265</text:p>
          </table:table-cell>
          <table:table-cell table:formula="of:=([.I547]-[.J547])^2" office:value-type="float" office:value="12.4345725024942" calcext:value-type="float">
            <text:p>12.4345725025</text:p>
          </table:table-cell>
          <table:table-cell table:formula="of:=[.M547]-[.N547]" office:value-type="float" office:value="-5.87269263399997" calcext:value-type="float">
            <text:p>-5.872692634</text:p>
          </table:table-cell>
          <table:table-cell table:formula="of:=[.M547]-[.P547]" office:value-type="float" office:value="-4.41930788402445" calcext:value-type="float">
            <text:p>-4.419307884</text:p>
          </table:table-cell>
          <table:table-cell table:formula="of:=([.A547]-100.04)^2" office:value-type="float" office:value="58.8288999999998" calcext:value-type="float">
            <text:p>58.8289</text:p>
          </table:table-cell>
          <table:table-cell/>
          <table:table-cell table:formula="of:=[.Q547]+[.U546]" office:value-type="float" office:value="2719.64694841169" calcext:value-type="float">
            <text:p>2719.6469484117</text:p>
          </table:table-cell>
        </table:table-row>
        <table:table-row table:style-name="ro1">
          <table:table-cell office:value-type="float" office:value="107.74" calcext:value-type="float">
            <text:p>107.74</text:p>
          </table:table-cell>
          <table:table-cell office:value-type="float" office:value="111.946022033691" calcext:value-type="float">
            <text:p>111.9460220337</text:p>
          </table:table-cell>
          <table:table-cell office:value-type="float" office:value="107.74" calcext:value-type="float">
            <text:p>107.74</text:p>
          </table:table-cell>
          <table:table-cell office:value-type="float" office:value="110.600151062012" calcext:value-type="float">
            <text:p>110.600151062</text:p>
          </table:table-cell>
          <table:table-cell office:value-type="float" office:value="107.74" calcext:value-type="float">
            <text:p>107.74</text:p>
          </table:table-cell>
          <table:table-cell office:value-type="float" office:value="110.601249694824" calcext:value-type="float">
            <text:p>110.6012496948</text:p>
          </table:table-cell>
          <table:table-cell office:value-type="float" office:value="107.74" calcext:value-type="float">
            <text:p>107.74</text:p>
          </table:table-cell>
          <table:table-cell office:value-type="float" office:value="108.490745544434" calcext:value-type="float">
            <text:p>108.4907455444</text:p>
          </table:table-cell>
          <table:table-cell office:value-type="float" office:value="107.74" calcext:value-type="float">
            <text:p>107.74</text:p>
          </table:table-cell>
          <table:table-cell office:value-type="float" office:value="112.017501831055" calcext:value-type="float">
            <text:p>112.0175018311</text:p>
          </table:table-cell>
          <table:table-cell office:value-type="float" office:value="111.946022033691" calcext:value-type="float">
            <text:p>111.9460220337</text:p>
          </table:table-cell>
          <table:table-cell/>
          <table:table-cell table:formula="of:=([.A548]-[.B548])^2" office:value-type="float" office:value="17.6906213478976" calcext:value-type="float">
            <text:p>17.6906213479</text:p>
          </table:table-cell>
          <table:table-cell table:formula="of:=([.E548]-[.F548])^2" office:value-type="float" office:value="8.18674981613171" calcext:value-type="float">
            <text:p>8.1867498161</text:p>
          </table:table-cell>
          <table:table-cell table:formula="of:=([.A548]-([.B548]+[.F548])/2)^2" office:value-type="float" office:value="12.4865824211691" calcext:value-type="float">
            <text:p>12.4865824212</text:p>
          </table:table-cell>
          <table:table-cell table:formula="of:=([.I548]-[.J548])^2" office:value-type="float" office:value="18.2970219146762" calcext:value-type="float">
            <text:p>18.2970219147</text:p>
          </table:table-cell>
          <table:table-cell table:formula="of:=[.M548]-[.N548]" office:value-type="float" office:value="9.50387153176592" calcext:value-type="float">
            <text:p>9.5038715318</text:p>
          </table:table-cell>
          <table:table-cell table:formula="of:=[.M548]-[.P548]" office:value-type="float" office:value="-0.606400566778611" calcext:value-type="float">
            <text:p>-0.6064005668</text:p>
          </table:table-cell>
          <table:table-cell table:formula="of:=([.A548]-100.04)^2" office:value-type="float" office:value="59.2899999999998" calcext:value-type="float">
            <text:p>59.29</text:p>
          </table:table-cell>
          <table:table-cell/>
          <table:table-cell table:formula="of:=[.Q548]+[.U547]" office:value-type="float" office:value="2729.15081994346" calcext:value-type="float">
            <text:p>2729.1508199435</text:p>
          </table:table-cell>
        </table:table-row>
        <table:table-row table:style-name="ro1">
          <table:table-cell office:value-type="float" office:value="107.77" calcext:value-type="float">
            <text:p>107.77</text:p>
          </table:table-cell>
          <table:table-cell office:value-type="float" office:value="111.57780456543" calcext:value-type="float">
            <text:p>111.5778045654</text:p>
          </table:table-cell>
          <table:table-cell office:value-type="float" office:value="107.77" calcext:value-type="float">
            <text:p>107.77</text:p>
          </table:table-cell>
          <table:table-cell office:value-type="float" office:value="111.640571594238" calcext:value-type="float">
            <text:p>111.6405715942</text:p>
          </table:table-cell>
          <table:table-cell office:value-type="float" office:value="107.77" calcext:value-type="float">
            <text:p>107.77</text:p>
          </table:table-cell>
          <table:table-cell office:value-type="float" office:value="110.09107208252" calcext:value-type="float">
            <text:p>110.0910720825</text:p>
          </table:table-cell>
          <table:table-cell office:value-type="float" office:value="107.77" calcext:value-type="float">
            <text:p>107.77</text:p>
          </table:table-cell>
          <table:table-cell office:value-type="float" office:value="111.137634277344" calcext:value-type="float">
            <text:p>111.1376342773</text:p>
          </table:table-cell>
          <table:table-cell office:value-type="float" office:value="107.77" calcext:value-type="float">
            <text:p>107.77</text:p>
          </table:table-cell>
          <table:table-cell office:value-type="float" office:value="111.630981445313" calcext:value-type="float">
            <text:p>111.6309814453</text:p>
          </table:table-cell>
          <table:table-cell office:value-type="float" office:value="111.57780456543" calcext:value-type="float">
            <text:p>111.5778045654</text:p>
          </table:table-cell>
          <table:table-cell/>
          <table:table-cell table:formula="of:=([.A549]-[.B549])^2" office:value-type="float" office:value="14.4993756085072" calcext:value-type="float">
            <text:p>14.4993756085</text:p>
          </table:table-cell>
          <table:table-cell table:formula="of:=([.E549]-[.F549])^2" office:value-type="float" office:value="5.38737561225157" calcext:value-type="float">
            <text:p>5.3873756123</text:p>
          </table:table-cell>
          <table:table-cell table:formula="of:=([.A549]-([.B549]+[.F549])/2)^2" office:value-type="float" office:value="9.39078224144434" calcext:value-type="float">
            <text:p>9.3907822414</text:p>
          </table:table-cell>
          <table:table-cell table:formula="of:=([.I549]-[.J549])^2" office:value-type="float" office:value="14.9071777210474" calcext:value-type="float">
            <text:p>14.907177721</text:p>
          </table:table-cell>
          <table:table-cell table:formula="of:=[.M549]-[.N549]" office:value-type="float" office:value="9.11199999625563" calcext:value-type="float">
            <text:p>9.1119999963</text:p>
          </table:table-cell>
          <table:table-cell table:formula="of:=[.M549]-[.P549]" office:value-type="float" office:value="-0.407802112540232" calcext:value-type="float">
            <text:p>-0.4078021125</text:p>
          </table:table-cell>
          <table:table-cell table:formula="of:=([.A549]-100.04)^2" office:value-type="float" office:value="59.7528999999998" calcext:value-type="float">
            <text:p>59.7529</text:p>
          </table:table-cell>
          <table:table-cell/>
          <table:table-cell table:formula="of:=[.Q549]+[.U548]" office:value-type="float" office:value="2738.26281993971" calcext:value-type="float">
            <text:p>2738.2628199397</text:p>
          </table:table-cell>
        </table:table-row>
        <table:table-row table:style-name="ro1">
          <table:table-cell office:value-type="float" office:value="107.78" calcext:value-type="float">
            <text:p>107.78</text:p>
          </table:table-cell>
          <table:table-cell office:value-type="float" office:value="93.9066619873047" calcext:value-type="float">
            <text:p>93.9066619873</text:p>
          </table:table-cell>
          <table:table-cell office:value-type="float" office:value="107.78" calcext:value-type="float">
            <text:p>107.78</text:p>
          </table:table-cell>
          <table:table-cell office:value-type="float" office:value="94.3673095703125" calcext:value-type="float">
            <text:p>94.3673095703</text:p>
          </table:table-cell>
          <table:table-cell office:value-type="float" office:value="107.78" calcext:value-type="float">
            <text:p>107.78</text:p>
          </table:table-cell>
          <table:table-cell office:value-type="float" office:value="93.3856658935547" calcext:value-type="float">
            <text:p>93.3856658936</text:p>
          </table:table-cell>
          <table:table-cell office:value-type="float" office:value="107.78" calcext:value-type="float">
            <text:p>107.78</text:p>
          </table:table-cell>
          <table:table-cell office:value-type="float" office:value="94.9275817871094" calcext:value-type="float">
            <text:p>94.9275817871</text:p>
          </table:table-cell>
          <table:table-cell office:value-type="float" office:value="107.78" calcext:value-type="float">
            <text:p>107.78</text:p>
          </table:table-cell>
          <table:table-cell office:value-type="float" office:value="93.7308349609375" calcext:value-type="float">
            <text:p>93.7308349609</text:p>
          </table:table-cell>
          <table:table-cell office:value-type="float" office:value="93.3856658935547" calcext:value-type="float">
            <text:p>93.3856658936</text:p>
          </table:table-cell>
          <table:table-cell/>
          <table:table-cell table:formula="of:=([.A550]-[.B550])^2" office:value-type="float" office:value="192.469507614497" calcext:value-type="float">
            <text:p>192.4695076145</text:p>
          </table:table-cell>
          <table:table-cell table:formula="of:=([.E550]-[.F550])^2" office:value-type="float" office:value="207.196854367975" calcext:value-type="float">
            <text:p>207.196854368</text:p>
          </table:table-cell>
          <table:table-cell table:formula="of:=([.A550]-([.B550]+[.F550])/2)^2" office:value-type="float" office:value="199.76532175881" calcext:value-type="float">
            <text:p>199.7653217588</text:p>
          </table:table-cell>
          <table:table-cell table:formula="of:=([.I550]-[.J550])^2" office:value-type="float" office:value="197.379038294816" calcext:value-type="float">
            <text:p>197.3790382948</text:p>
          </table:table-cell>
          <table:table-cell table:formula="of:=[.M550]-[.N550]" office:value-type="float" office:value="-14.727346753478" calcext:value-type="float">
            <text:p>-14.7273467535</text:p>
          </table:table-cell>
          <table:table-cell table:formula="of:=[.M550]-[.P550]" office:value-type="float" office:value="-4.90953068031928" calcext:value-type="float">
            <text:p>-4.9095306803</text:p>
          </table:table-cell>
          <table:table-cell table:formula="of:=([.A550]-100.04)^2" office:value-type="float" office:value="59.9075999999999" calcext:value-type="float">
            <text:p>59.9076</text:p>
          </table:table-cell>
          <table:table-cell/>
          <table:table-cell table:formula="of:=[.Q550]+[.U549]" office:value-type="float" office:value="2723.53547318624" calcext:value-type="float">
            <text:p>2723.5354731862</text:p>
          </table:table-cell>
        </table:table-row>
        <table:table-row table:style-name="ro1">
          <table:table-cell office:value-type="float" office:value="107.81" calcext:value-type="float">
            <text:p>107.81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9.47762298584" calcext:value-type="float">
            <text:p>109.4776229858</text:p>
          </table:table-cell>
          <table:table-cell office:value-type="float" office:value="107.81" calcext:value-type="float">
            <text:p>107.81</text:p>
          </table:table-cell>
          <table:table-cell office:value-type="float" office:value="111.400085449219" calcext:value-type="float">
            <text:p>111.4000854492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8.294486999512" calcext:value-type="float">
            <text:p>108.2944869995</text:p>
          </table:table-cell>
          <table:table-cell office:value-type="float" office:value="107.81" calcext:value-type="float">
            <text:p>107.81</text:p>
          </table:table-cell>
          <table:table-cell office:value-type="float" office:value="112.891914367676" calcext:value-type="float">
            <text:p>112.8919143677</text:p>
          </table:table-cell>
          <table:table-cell office:value-type="float" office:value="112.995018005371" calcext:value-type="float">
            <text:p>112.9950180054</text:p>
          </table:table-cell>
          <table:table-cell/>
          <table:table-cell table:formula="of:=([.A551]-[.B551])^2" office:value-type="float" office:value="26.8844117160224" calcext:value-type="float">
            <text:p>26.884411716</text:p>
          </table:table-cell>
          <table:table-cell table:formula="of:=([.E551]-[.F551])^2" office:value-type="float" office:value="12.8887135326922" calcext:value-type="float">
            <text:p>12.8887135327</text:p>
          </table:table-cell>
          <table:table-cell table:formula="of:=([.A551]-([.B551]+[.F551])/2)^2" office:value-type="float" office:value="19.2506101596886" calcext:value-type="float">
            <text:p>19.2506101597</text:p>
          </table:table-cell>
          <table:table-cell table:formula="of:=([.I551]-[.J551])^2" office:value-type="float" office:value="25.8258536403895" calcext:value-type="float">
            <text:p>25.8258536404</text:p>
          </table:table-cell>
          <table:table-cell table:formula="of:=[.M551]-[.N551]" office:value-type="float" office:value="13.9956981833302" calcext:value-type="float">
            <text:p>13.9956981833</text:p>
          </table:table-cell>
          <table:table-cell table:formula="of:=[.M551]-[.P551]" office:value-type="float" office:value="1.0585580756329" calcext:value-type="float">
            <text:p>1.0585580756</text:p>
          </table:table-cell>
          <table:table-cell table:formula="of:=([.A551]-100.04)^2" office:value-type="float" office:value="60.3728999999999" calcext:value-type="float">
            <text:p>60.3729</text:p>
          </table:table-cell>
          <table:table-cell/>
          <table:table-cell table:formula="of:=[.Q551]+[.U550]" office:value-type="float" office:value="2737.53117136957" calcext:value-type="float">
            <text:p>2737.5311713696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112.128723144531" calcext:value-type="float">
            <text:p>112.1287231445</text:p>
          </table:table-cell>
          <table:table-cell office:value-type="float" office:value="107.9" calcext:value-type="float">
            <text:p>107.9</text:p>
          </table:table-cell>
          <table:table-cell office:value-type="float" office:value="112.708801269531" calcext:value-type="float">
            <text:p>112.7088012695</text:p>
          </table:table-cell>
          <table:table-cell office:value-type="float" office:value="107.9" calcext:value-type="float">
            <text:p>107.9</text:p>
          </table:table-cell>
          <table:table-cell office:value-type="float" office:value="110.25114440918" calcext:value-type="float">
            <text:p>110.2511444092</text:p>
          </table:table-cell>
          <table:table-cell office:value-type="float" office:value="107.9" calcext:value-type="float">
            <text:p>107.9</text:p>
          </table:table-cell>
          <table:table-cell office:value-type="float" office:value="109.909217834473" calcext:value-type="float">
            <text:p>109.9092178345</text:p>
          </table:table-cell>
          <table:table-cell office:value-type="float" office:value="107.9" calcext:value-type="float">
            <text:p>107.9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2.128723144531" calcext:value-type="float">
            <text:p>112.1287231445</text:p>
          </table:table-cell>
          <table:table-cell/>
          <table:table-cell table:formula="of:=([.A552]-[.B552])^2" office:value-type="float" office:value="17.8820994330942" calcext:value-type="float">
            <text:p>17.8820994331</text:p>
          </table:table-cell>
          <table:table-cell table:formula="of:=([.E552]-[.F552])^2" office:value-type="float" office:value="5.52788003281688" calcext:value-type="float">
            <text:p>5.5278800328</text:p>
          </table:table-cell>
          <table:table-cell table:formula="of:=([.A552]-([.B552]+[.F552])/2)^2" office:value-type="float" office:value="10.8236642560945" calcext:value-type="float">
            <text:p>10.8236642561</text:p>
          </table:table-cell>
          <table:table-cell table:formula="of:=([.I552]-[.J552])^2" office:value-type="float" office:value="16.0023926675692" calcext:value-type="float">
            <text:p>16.0023926676</text:p>
          </table:table-cell>
          <table:table-cell table:formula="of:=[.M552]-[.N552]" office:value-type="float" office:value="12.3542194002773" calcext:value-type="float">
            <text:p>12.3542194003</text:p>
          </table:table-cell>
          <table:table-cell table:formula="of:=[.M552]-[.P552]" office:value-type="float" office:value="1.87970676552504" calcext:value-type="float">
            <text:p>1.8797067655</text:p>
          </table:table-cell>
          <table:table-cell table:formula="of:=([.A552]-100.04)^2" office:value-type="float" office:value="61.7796" calcext:value-type="float">
            <text:p>61.7796</text:p>
          </table:table-cell>
          <table:table-cell/>
          <table:table-cell table:formula="of:=[.Q552]+[.U551]" office:value-type="float" office:value="2749.88539076984" calcext:value-type="float">
            <text:p>2749.8853907699</text:p>
          </table:table-cell>
        </table:table-row>
        <table:table-row table:style-name="ro1">
          <table:table-cell office:value-type="float" office:value="107.94" calcext:value-type="float">
            <text:p>107.94</text:p>
          </table:table-cell>
          <table:table-cell office:value-type="float" office:value="111.331855773926" calcext:value-type="float">
            <text:p>111.3318557739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6.330924987793" calcext:value-type="float">
            <text:p>106.3309249878</text:p>
          </table:table-cell>
          <table:table-cell office:value-type="float" office:value="107.94" calcext:value-type="float">
            <text:p>107.94</text:p>
          </table:table-cell>
          <table:table-cell office:value-type="float" office:value="110.441299438477" calcext:value-type="float">
            <text:p>110.4412994385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6.215202331543" calcext:value-type="float">
            <text:p>106.2152023315</text:p>
          </table:table-cell>
          <table:table-cell office:value-type="float" office:value="107.94" calcext:value-type="float">
            <text:p>107.94</text:p>
          </table:table-cell>
          <table:table-cell office:value-type="float" office:value="111.661186218262" calcext:value-type="float">
            <text:p>111.6611862183</text:p>
          </table:table-cell>
          <table:table-cell office:value-type="float" office:value="111.331855773926" calcext:value-type="float">
            <text:p>111.3318557739</text:p>
          </table:table-cell>
          <table:table-cell/>
          <table:table-cell table:formula="of:=([.A553]-[.B553])^2" office:value-type="float" office:value="11.5046855911137" calcext:value-type="float">
            <text:p>11.5046855911</text:p>
          </table:table-cell>
          <table:table-cell table:formula="of:=([.E553]-[.F553])^2" office:value-type="float" office:value="6.25649888092318" calcext:value-type="float">
            <text:p>6.2564988809</text:p>
          </table:table-cell>
          <table:table-cell table:formula="of:=([.A553]-([.B553]+[.F553])/2)^2" office:value-type="float" office:value="8.68231958936624" calcext:value-type="float">
            <text:p>8.6823195894</text:p>
          </table:table-cell>
          <table:table-cell table:formula="of:=([.I553]-[.J553])^2" office:value-type="float" office:value="13.847226870981" calcext:value-type="float">
            <text:p>13.847226871</text:p>
          </table:table-cell>
          <table:table-cell table:formula="of:=[.M553]-[.N553]" office:value-type="float" office:value="5.2481867101905" calcext:value-type="float">
            <text:p>5.2481867102</text:p>
          </table:table-cell>
          <table:table-cell table:formula="of:=[.M553]-[.P553]" office:value-type="float" office:value="-2.34254127986729" calcext:value-type="float">
            <text:p>-2.3425412799</text:p>
          </table:table-cell>
          <table:table-cell table:formula="of:=([.A553]-100.04)^2" office:value-type="float" office:value="62.4099999999999" calcext:value-type="float">
            <text:p>62.41</text:p>
          </table:table-cell>
          <table:table-cell/>
          <table:table-cell table:formula="of:=[.Q553]+[.U552]" office:value-type="float" office:value="2755.13357748004" calcext:value-type="float">
            <text:p>2755.13357748</text:p>
          </table:table-cell>
        </table:table-row>
        <table:table-row table:style-name="ro1">
          <table:table-cell office:value-type="float" office:value="107.965" calcext:value-type="float">
            <text:p>107.965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7.965" calcext:value-type="float">
            <text:p>107.965</text:p>
          </table:table-cell>
          <table:table-cell office:value-type="float" office:value="110.828773498535" calcext:value-type="float">
            <text:p>110.8287734985</text:p>
          </table:table-cell>
          <table:table-cell office:value-type="float" office:value="107.965" calcext:value-type="float">
            <text:p>107.965</text:p>
          </table:table-cell>
          <table:table-cell office:value-type="float" office:value="111.011405944824" calcext:value-type="float">
            <text:p>111.0114059448</text:p>
          </table:table-cell>
          <table:table-cell office:value-type="float" office:value="107.965" calcext:value-type="float">
            <text:p>107.965</text:p>
          </table:table-cell>
          <table:table-cell office:value-type="float" office:value="109.426666259766" calcext:value-type="float">
            <text:p>109.4266662598</text:p>
          </table:table-cell>
          <table:table-cell office:value-type="float" office:value="107.965" calcext:value-type="float">
            <text:p>107.965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554]-[.B554])^2" office:value-type="float" office:value="13.9970885715022" calcext:value-type="float">
            <text:p>13.9970885715</text:p>
          </table:table-cell>
          <table:table-cell table:formula="of:=([.E554]-[.F554])^2" office:value-type="float" office:value="9.28058918066032" calcext:value-type="float">
            <text:p>9.2805891807</text:p>
          </table:table-cell>
          <table:table-cell table:formula="of:=([.A554]-([.B554]+[.F554])/2)^2" office:value-type="float" office:value="11.5181304492569" calcext:value-type="float">
            <text:p>11.5181304493</text:p>
          </table:table-cell>
          <table:table-cell table:formula="of:=([.I554]-[.J554])^2" office:value-type="float" office:value="13.7728986163595" calcext:value-type="float">
            <text:p>13.7728986164</text:p>
          </table:table-cell>
          <table:table-cell table:formula="of:=[.M554]-[.N554]" office:value-type="float" office:value="4.71649939084192" calcext:value-type="float">
            <text:p>4.7164993908</text:p>
          </table:table-cell>
          <table:table-cell table:formula="of:=[.M554]-[.P554]" office:value-type="float" office:value="0.224189955142792" calcext:value-type="float">
            <text:p>0.2241899551</text:p>
          </table:table-cell>
          <table:table-cell table:formula="of:=([.A554]-100.04)^2" office:value-type="float" office:value="62.805625" calcext:value-type="float">
            <text:p>62.805625</text:p>
          </table:table-cell>
          <table:table-cell/>
          <table:table-cell table:formula="of:=[.Q554]+[.U553]" office:value-type="float" office:value="2759.85007687088" calcext:value-type="float">
            <text:p>2759.8500768709</text:p>
          </table:table-cell>
        </table:table-row>
        <table:table-row table:style-name="ro1">
          <table:table-cell office:value-type="float" office:value="108.01" calcext:value-type="float">
            <text:p>108.0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08.01" calcext:value-type="float">
            <text:p>108.01</text:p>
          </table:table-cell>
          <table:table-cell office:value-type="float" office:value="95.0204467773438" calcext:value-type="float">
            <text:p>95.0204467773</text:p>
          </table:table-cell>
          <table:table-cell office:value-type="float" office:value="108.01" calcext:value-type="float">
            <text:p>108.01</text:p>
          </table:table-cell>
          <table:table-cell office:value-type="float" office:value="94.1496047973633" calcext:value-type="float">
            <text:p>94.1496047974</text:p>
          </table:table-cell>
          <table:table-cell office:value-type="float" office:value="108.01" calcext:value-type="float">
            <text:p>108.01</text:p>
          </table:table-cell>
          <table:table-cell office:value-type="float" office:value="94.4017562866211" calcext:value-type="float">
            <text:p>94.4017562866</text:p>
          </table:table-cell>
          <table:table-cell office:value-type="float" office:value="108.01" calcext:value-type="float">
            <text:p>108.01</text:p>
          </table:table-cell>
          <table:table-cell office:value-type="float" office:value="94.6290664672852" calcext:value-type="float">
            <text:p>94.6290664673</text:p>
          </table:table-cell>
          <table:table-cell office:value-type="float" office:value="94.1496047973633" calcext:value-type="float">
            <text:p>94.1496047974</text:p>
          </table:table-cell>
          <table:table-cell/>
          <table:table-cell table:formula="of:=([.A555]-[.B555])^2" office:value-type="float" office:value="181.560516931103" calcext:value-type="float">
            <text:p>181.5605169311</text:p>
          </table:table-cell>
          <table:table-cell table:formula="of:=([.E555]-[.F555])^2" office:value-type="float" office:value="192.110555173275" calcext:value-type="float">
            <text:p>192.1105551733</text:p>
          </table:table-cell>
          <table:table-cell table:formula="of:=([.A555]-([.B555]+[.F555])/2)^2" office:value-type="float" office:value="186.798295580265" calcext:value-type="float">
            <text:p>186.7982955803</text:p>
          </table:table-cell>
          <table:table-cell table:formula="of:=([.I555]-[.J555])^2" office:value-type="float" office:value="179.049382206933" calcext:value-type="float">
            <text:p>179.0493822069</text:p>
          </table:table-cell>
          <table:table-cell table:formula="of:=[.M555]-[.N555]" office:value-type="float" office:value="-10.5500382421725" calcext:value-type="float">
            <text:p>-10.5500382422</text:p>
          </table:table-cell>
          <table:table-cell table:formula="of:=[.M555]-[.P555]" office:value-type="float" office:value="2.51113472416998" calcext:value-type="float">
            <text:p>2.5111347242</text:p>
          </table:table-cell>
          <table:table-cell table:formula="of:=([.A555]-100.04)^2" office:value-type="float" office:value="63.5209" calcext:value-type="float">
            <text:p>63.5209</text:p>
          </table:table-cell>
          <table:table-cell/>
          <table:table-cell table:formula="of:=[.Q555]+[.U554]" office:value-type="float" office:value="2749.3000386287" calcext:value-type="float">
            <text:p>2749.3000386287</text:p>
          </table:table-cell>
        </table:table-row>
        <table:table-row table:style-name="ro1">
          <table:table-cell office:value-type="float" office:value="108.06" calcext:value-type="float">
            <text:p>108.06</text:p>
          </table:table-cell>
          <table:table-cell office:value-type="float" office:value="112.326118469238" calcext:value-type="float">
            <text:p>112.3261184692</text:p>
          </table:table-cell>
          <table:table-cell office:value-type="float" office:value="108.06" calcext:value-type="float">
            <text:p>108.06</text:p>
          </table:table-cell>
          <table:table-cell office:value-type="float" office:value="114.35408782959" calcext:value-type="float">
            <text:p>114.3540878296</text:p>
          </table:table-cell>
          <table:table-cell office:value-type="float" office:value="108.06" calcext:value-type="float">
            <text:p>108.06</text:p>
          </table:table-cell>
          <table:table-cell office:value-type="float" office:value="110.408958435059" calcext:value-type="float">
            <text:p>110.4089584351</text:p>
          </table:table-cell>
          <table:table-cell office:value-type="float" office:value="108.06" calcext:value-type="float">
            <text:p>108.06</text:p>
          </table:table-cell>
          <table:table-cell office:value-type="float" office:value="113.533599853516" calcext:value-type="float">
            <text:p>113.5335998535</text:p>
          </table:table-cell>
          <table:table-cell office:value-type="float" office:value="108.06" calcext:value-type="float">
            <text:p>108.06</text:p>
          </table:table-cell>
          <table:table-cell office:value-type="float" office:value="112.205368041992" calcext:value-type="float">
            <text:p>112.205368042</text:p>
          </table:table-cell>
          <table:table-cell office:value-type="float" office:value="112.326118469238" calcext:value-type="float">
            <text:p>112.3261184692</text:p>
          </table:table-cell>
          <table:table-cell/>
          <table:table-cell table:formula="of:=([.A556]-[.B556])^2" office:value-type="float" office:value="18.199766793576" calcext:value-type="float">
            <text:p>18.1997667936</text:p>
          </table:table-cell>
          <table:table-cell table:formula="of:=([.E556]-[.F556])^2" office:value-type="float" office:value="5.51760572963291" calcext:value-type="float">
            <text:p>5.5176057296</text:p>
          </table:table-cell>
          <table:table-cell table:formula="of:=([.A556]-([.B556]+[.F556])/2)^2" office:value-type="float" office:value="10.9398106124405" calcext:value-type="float">
            <text:p>10.9398106124</text:p>
          </table:table-cell>
          <table:table-cell table:formula="of:=([.I556]-[.J556])^2" office:value-type="float" office:value="17.1840762035701" calcext:value-type="float">
            <text:p>17.1840762036</text:p>
          </table:table-cell>
          <table:table-cell table:formula="of:=[.M556]-[.N556]" office:value-type="float" office:value="12.6821610639431" calcext:value-type="float">
            <text:p>12.6821610639</text:p>
          </table:table-cell>
          <table:table-cell table:formula="of:=[.M556]-[.P556]" office:value-type="float" office:value="1.01569059000584" calcext:value-type="float">
            <text:p>1.01569059</text:p>
          </table:table-cell>
          <table:table-cell table:formula="of:=([.A556]-100.04)^2" office:value-type="float" office:value="64.3203999999999" calcext:value-type="float">
            <text:p>64.3204</text:p>
          </table:table-cell>
          <table:table-cell/>
          <table:table-cell table:formula="of:=[.Q556]+[.U555]" office:value-type="float" office:value="2761.98219969265" calcext:value-type="float">
            <text:p>2761.9821996927</text:p>
          </table:table-cell>
        </table:table-row>
        <table:table-row table:style-name="ro1">
          <table:table-cell office:value-type="float" office:value="108.09" calcext:value-type="float">
            <text:p>108.09</text:p>
          </table:table-cell>
          <table:table-cell office:value-type="float" office:value="95.588249206543" calcext:value-type="float">
            <text:p>95.5882492065</text:p>
          </table:table-cell>
          <table:table-cell office:value-type="float" office:value="108.09" calcext:value-type="float">
            <text:p>108.09</text:p>
          </table:table-cell>
          <table:table-cell office:value-type="float" office:value="93.8117218017578" calcext:value-type="float">
            <text:p>93.8117218018</text:p>
          </table:table-cell>
          <table:table-cell office:value-type="float" office:value="108.09" calcext:value-type="float">
            <text:p>108.09</text:p>
          </table:table-cell>
          <table:table-cell office:value-type="float" office:value="93.2076873779297" calcext:value-type="float">
            <text:p>93.2076873779</text:p>
          </table:table-cell>
          <table:table-cell office:value-type="float" office:value="108.09" calcext:value-type="float">
            <text:p>108.09</text:p>
          </table:table-cell>
          <table:table-cell office:value-type="float" office:value="92.2901229858399" calcext:value-type="float">
            <text:p>92.2901229858</text:p>
          </table:table-cell>
          <table:table-cell office:value-type="float" office:value="108.09" calcext:value-type="float">
            <text:p>108.09</text:p>
          </table:table-cell>
          <table:table-cell office:value-type="float" office:value="97.4308090209961" calcext:value-type="float">
            <text:p>97.430809021</text:p>
          </table:table-cell>
          <table:table-cell office:value-type="float" office:value="93.2076873779297" calcext:value-type="float">
            <text:p>93.2076873779</text:p>
          </table:table-cell>
          <table:table-cell/>
          <table:table-cell table:formula="of:=([.A557]-[.B557])^2" office:value-type="float" office:value="156.293772901704" calcext:value-type="float">
            <text:p>156.2937729017</text:p>
          </table:table-cell>
          <table:table-cell table:formula="of:=([.E557]-[.F557])^2" office:value-type="float" office:value="221.483228981033" calcext:value-type="float">
            <text:p>221.483228981</text:p>
          </table:table-cell>
          <table:table-cell table:formula="of:=([.A557]-([.B557]+[.F557])/2)^2" office:value-type="float" office:value="187.471732286406" calcext:value-type="float">
            <text:p>187.4717322864</text:p>
          </table:table-cell>
          <table:table-cell table:formula="of:=([.I557]-[.J557])^2" office:value-type="float" office:value="113.618352326878" calcext:value-type="float">
            <text:p>113.6183523269</text:p>
          </table:table-cell>
          <table:table-cell table:formula="of:=[.M557]-[.N557]" office:value-type="float" office:value="-65.1894560793299" calcext:value-type="float">
            <text:p>-65.1894560793</text:p>
          </table:table-cell>
          <table:table-cell table:formula="of:=[.M557]-[.P557]" office:value-type="float" office:value="42.6754205748253" calcext:value-type="float">
            <text:p>42.6754205748</text:p>
          </table:table-cell>
          <table:table-cell table:formula="of:=([.A557]-100.04)^2" office:value-type="float" office:value="64.8025" calcext:value-type="float">
            <text:p>64.8025</text:p>
          </table:table-cell>
          <table:table-cell/>
          <table:table-cell table:formula="of:=[.Q557]+[.U556]" office:value-type="float" office:value="2696.79274361332" calcext:value-type="float">
            <text:p>2696.7927436133</text:p>
          </table:table-cell>
        </table:table-row>
        <table:table-row table:style-name="ro1">
          <table:table-cell office:value-type="float" office:value="108.12" calcext:value-type="float">
            <text:p>108.12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8.635093688965" calcext:value-type="float">
            <text:p>108.635093689</text:p>
          </table:table-cell>
          <table:table-cell office:value-type="float" office:value="108.12" calcext:value-type="float">
            <text:p>108.12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8.12" calcext:value-type="float">
            <text:p>108.12</text:p>
          </table:table-cell>
          <table:table-cell office:value-type="float" office:value="110.453147888184" calcext:value-type="float">
            <text:p>110.4531478882</text:p>
          </table:table-cell>
          <table:table-cell office:value-type="float" office:value="108.12" calcext:value-type="float">
            <text:p>108.12</text:p>
          </table:table-cell>
          <table:table-cell office:value-type="float" office:value="112.728904724121" calcext:value-type="float">
            <text:p>112.7289047241</text:p>
          </table:table-cell>
          <table:table-cell office:value-type="float" office:value="112.654273986816" calcext:value-type="float">
            <text:p>112.6542739868</text:p>
          </table:table-cell>
          <table:table-cell/>
          <table:table-cell table:formula="of:=([.A558]-[.B558])^2" office:value-type="float" office:value="20.5596405875199" calcext:value-type="float">
            <text:p>20.5596405875</text:p>
          </table:table-cell>
          <table:table-cell table:formula="of:=([.E558]-[.F558])^2" office:value-type="float" office:value="6.22981216572977" calcext:value-type="float">
            <text:p>6.2298121657</text:p>
          </table:table-cell>
          <table:table-cell table:formula="of:=([.A558]-([.B558]+[.F558])/2)^2" office:value-type="float" office:value="12.3560445509437" calcext:value-type="float">
            <text:p>12.3560445509</text:p>
          </table:table-cell>
          <table:table-cell table:formula="of:=([.I558]-[.J558])^2" office:value-type="float" office:value="21.2420027560257" calcext:value-type="float">
            <text:p>21.242002756</text:p>
          </table:table-cell>
          <table:table-cell table:formula="of:=[.M558]-[.N558]" office:value-type="float" office:value="14.3298284217901" calcext:value-type="float">
            <text:p>14.3298284218</text:p>
          </table:table-cell>
          <table:table-cell table:formula="of:=[.M558]-[.P558]" office:value-type="float" office:value="-0.68236216850579" calcext:value-type="float">
            <text:p>-0.6823621685</text:p>
          </table:table-cell>
          <table:table-cell table:formula="of:=([.A558]-100.04)^2" office:value-type="float" office:value="65.2864" calcext:value-type="float">
            <text:p>65.2864</text:p>
          </table:table-cell>
          <table:table-cell/>
          <table:table-cell table:formula="of:=[.Q558]+[.U557]" office:value-type="float" office:value="2711.12257203511" calcext:value-type="float">
            <text:p>2711.1225720351</text:p>
          </table:table-cell>
        </table:table-row>
        <table:table-row table:style-name="ro1">
          <table:table-cell office:value-type="float" office:value="108.14" calcext:value-type="float">
            <text:p>108.14</text:p>
          </table:table-cell>
          <table:table-cell office:value-type="float" office:value="112.659889221191" calcext:value-type="float">
            <text:p>112.6598892212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5.547775268555" calcext:value-type="float">
            <text:p>105.5477752686</text:p>
          </table:table-cell>
          <table:table-cell office:value-type="float" office:value="108.14" calcext:value-type="float">
            <text:p>108.14</text:p>
          </table:table-cell>
          <table:table-cell office:value-type="float" office:value="111.617599487305" calcext:value-type="float">
            <text:p>111.6175994873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5.694107055664" calcext:value-type="float">
            <text:p>105.6941070557</text:p>
          </table:table-cell>
          <table:table-cell office:value-type="float" office:value="108.14" calcext:value-type="float">
            <text:p>108.14</text:p>
          </table:table-cell>
          <table:table-cell office:value-type="float" office:value="112.582489013672" calcext:value-type="float">
            <text:p>112.5824890137</text:p>
          </table:table-cell>
          <table:table-cell office:value-type="float" office:value="112.659889221191" calcext:value-type="float">
            <text:p>112.6598892212</text:p>
          </table:table-cell>
          <table:table-cell/>
          <table:table-cell table:formula="of:=([.A559]-[.B559])^2" office:value-type="float" office:value="20.4293985718423" calcext:value-type="float">
            <text:p>20.4293985718</text:p>
          </table:table-cell>
          <table:table-cell table:formula="of:=([.E559]-[.F559])^2" office:value-type="float" office:value="12.0936981941018" calcext:value-type="float">
            <text:p>12.0936981941</text:p>
          </table:table-cell>
          <table:table-cell table:formula="of:=([.A559]-([.B559]+[.F559])/2)^2" office:value-type="float" office:value="15.9899564106306" calcext:value-type="float">
            <text:p>15.9899564106</text:p>
          </table:table-cell>
          <table:table-cell table:formula="of:=([.I559]-[.J559])^2" office:value-type="float" office:value="19.7357086365953" calcext:value-type="float">
            <text:p>19.7357086366</text:p>
          </table:table-cell>
          <table:table-cell table:formula="of:=[.M559]-[.N559]" office:value-type="float" office:value="8.33570037774043" calcext:value-type="float">
            <text:p>8.3357003777</text:p>
          </table:table-cell>
          <table:table-cell table:formula="of:=[.M559]-[.P559]" office:value-type="float" office:value="0.693689935246947" calcext:value-type="float">
            <text:p>0.6936899352</text:p>
          </table:table-cell>
          <table:table-cell table:formula="of:=([.A559]-100.04)^2" office:value-type="float" office:value="65.6099999999999" calcext:value-type="float">
            <text:p>65.61</text:p>
          </table:table-cell>
          <table:table-cell/>
          <table:table-cell table:formula="of:=[.Q559]+[.U558]" office:value-type="float" office:value="2719.45827241285" calcext:value-type="float">
            <text:p>2719.4582724129</text:p>
          </table:table-cell>
        </table:table-row>
        <table:table-row table:style-name="ro1">
          <table:table-cell office:value-type="float" office:value="108.19" calcext:value-type="float">
            <text:p>108.19</text:p>
          </table:table-cell>
          <table:table-cell office:value-type="float" office:value="94.8255081176758" calcext:value-type="float">
            <text:p>94.8255081177</text:p>
          </table:table-cell>
          <table:table-cell office:value-type="float" office:value="108.19" calcext:value-type="float">
            <text:p>108.19</text:p>
          </table:table-cell>
          <table:table-cell office:value-type="float" office:value="97.0805435180664" calcext:value-type="float">
            <text:p>97.0805435181</text:p>
          </table:table-cell>
          <table:table-cell office:value-type="float" office:value="108.19" calcext:value-type="float">
            <text:p>108.19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108.19" calcext:value-type="float">
            <text:p>108.19</text:p>
          </table:table-cell>
          <table:table-cell office:value-type="float" office:value="92.7927169799805" calcext:value-type="float">
            <text:p>92.79271698</text:p>
          </table:table-cell>
          <table:table-cell office:value-type="float" office:value="108.19" calcext:value-type="float">
            <text:p>108.19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836181640625" calcext:value-type="float">
            <text:p>93.8361816406</text:p>
          </table:table-cell>
          <table:table-cell/>
          <table:table-cell table:formula="of:=([.A560]-[.B560])^2" office:value-type="float" office:value="178.60964327271" calcext:value-type="float">
            <text:p>178.6096432727</text:p>
          </table:table-cell>
          <table:table-cell table:formula="of:=([.E560]-[.F560])^2" office:value-type="float" office:value="206.032101493931" calcext:value-type="float">
            <text:p>206.0321014939</text:p>
          </table:table-cell>
          <table:table-cell table:formula="of:=([.A560]-([.B560]+[.F560])/2)^2" office:value-type="float" office:value="192.076180663772" calcext:value-type="float">
            <text:p>192.0761806638</text:p>
          </table:table-cell>
          <table:table-cell table:formula="of:=([.I560]-[.J560])^2" office:value-type="float" office:value="187.570294605285" calcext:value-type="float">
            <text:p>187.5702946053</text:p>
          </table:table-cell>
          <table:table-cell table:formula="of:=[.M560]-[.N560]" office:value-type="float" office:value="-27.4224582212209" calcext:value-type="float">
            <text:p>-27.4224582212</text:p>
          </table:table-cell>
          <table:table-cell table:formula="of:=[.M560]-[.P560]" office:value-type="float" office:value="-8.96065133257534" calcext:value-type="float">
            <text:p>-8.9606513326</text:p>
          </table:table-cell>
          <table:table-cell table:formula="of:=([.A560]-100.04)^2" office:value-type="float" office:value="66.4224999999999" calcext:value-type="float">
            <text:p>66.4225</text:p>
          </table:table-cell>
          <table:table-cell/>
          <table:table-cell table:formula="of:=[.Q560]+[.U559]" office:value-type="float" office:value="2692.03581419163" calcext:value-type="float">
            <text:p>2692.0358141916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12.588584899902" calcext:value-type="float">
            <text:p>112.5885848999</text:p>
          </table:table-cell>
          <table:table-cell office:value-type="float" office:value="108.2" calcext:value-type="float">
            <text:p>108.2</text:p>
          </table:table-cell>
          <table:table-cell office:value-type="float" office:value="109.579376220703" calcext:value-type="float">
            <text:p>109.57937622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066459655762" calcext:value-type="float">
            <text:p>110.0664596558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511444091797" calcext:value-type="float">
            <text:p>106.5114440918</text:p>
          </table:table-cell>
          <table:table-cell office:value-type="float" office:value="108.2" calcext:value-type="float">
            <text:p>108.2</text:p>
          </table:table-cell>
          <table:table-cell office:value-type="float" office:value="112.686302185059" calcext:value-type="float">
            <text:p>112.6863021851</text:p>
          </table:table-cell>
          <table:table-cell office:value-type="float" office:value="112.588584899902" calcext:value-type="float">
            <text:p>112.5885848999</text:p>
          </table:table-cell>
          <table:table-cell/>
          <table:table-cell table:formula="of:=([.A561]-[.B561])^2" office:value-type="float" office:value="19.2596774236508" calcext:value-type="float">
            <text:p>19.2596774237</text:p>
          </table:table-cell>
          <table:table-cell table:formula="of:=([.E561]-[.F561])^2" office:value-type="float" office:value="3.48367164658614" calcext:value-type="float">
            <text:p>3.4836716466</text:p>
          </table:table-cell>
          <table:table-cell table:formula="of:=([.A561]-([.B561]+[.F561])/2)^2" office:value-type="float" office:value="9.78139559833564" calcext:value-type="float">
            <text:p>9.7813955983</text:p>
          </table:table-cell>
          <table:table-cell table:formula="of:=([.I561]-[.J561])^2" office:value-type="float" office:value="20.1269072956615" calcext:value-type="float">
            <text:p>20.1269072957</text:p>
          </table:table-cell>
          <table:table-cell table:formula="of:=[.M561]-[.N561]" office:value-type="float" office:value="15.7760057770647" calcext:value-type="float">
            <text:p>15.7760057771</text:p>
          </table:table-cell>
          <table:table-cell table:formula="of:=[.M561]-[.P561]" office:value-type="float" office:value="-0.867229872010647" calcext:value-type="float">
            <text:p>-0.867229872</text:p>
          </table:table-cell>
          <table:table-cell table:formula="of:=([.A561]-100.04)^2" office:value-type="float" office:value="66.5855999999999" calcext:value-type="float">
            <text:p>66.5856</text:p>
          </table:table-cell>
          <table:table-cell/>
          <table:table-cell table:formula="of:=[.Q561]+[.U560]" office:value-type="float" office:value="2707.81181996869" calcext:value-type="float">
            <text:p>2707.8118199687</text:p>
          </table:table-cell>
        </table:table-row>
        <table:table-row table:style-name="ro1">
          <table:table-cell office:value-type="float" office:value="108.21" calcext:value-type="float">
            <text:p>108.21</text:p>
          </table:table-cell>
          <table:table-cell office:value-type="float" office:value="112.073753356934" calcext:value-type="float">
            <text:p>112.0737533569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1.220199584961" calcext:value-type="float">
            <text:p>111.220199585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0.802864074707" calcext:value-type="float">
            <text:p>110.8028640747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9.320854187012" calcext:value-type="float">
            <text:p>109.320854187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2.294387817383" calcext:value-type="float">
            <text:p>112.2943878174</text:p>
          </table:table-cell>
          <table:table-cell office:value-type="float" office:value="112.073753356934" calcext:value-type="float">
            <text:p>112.0737533569</text:p>
          </table:table-cell>
          <table:table-cell/>
          <table:table-cell table:formula="of:=([.A562]-[.B562])^2" office:value-type="float" office:value="14.9285900032157" calcext:value-type="float">
            <text:p>14.9285900032</text:p>
          </table:table-cell>
          <table:table-cell table:formula="of:=([.E562]-[.F562])^2" office:value-type="float" office:value="6.72294410990638" calcext:value-type="float">
            <text:p>6.7229441099</text:p>
          </table:table-cell>
          <table:table-cell table:formula="of:=([.A562]-([.B562]+[.F562])/2)^2" office:value-type="float" office:value="10.4219771646414" calcext:value-type="float">
            <text:p>10.4219771646</text:p>
          </table:table-cell>
          <table:table-cell table:formula="of:=([.I562]-[.J562])^2" office:value-type="float" office:value="16.6822238427852" calcext:value-type="float">
            <text:p>16.6822238428</text:p>
          </table:table-cell>
          <table:table-cell table:formula="of:=[.M562]-[.N562]" office:value-type="float" office:value="8.20564589330928" calcext:value-type="float">
            <text:p>8.2056458933</text:p>
          </table:table-cell>
          <table:table-cell table:formula="of:=[.M562]-[.P562]" office:value-type="float" office:value="-1.75363383956952" calcext:value-type="float">
            <text:p>-1.7536338396</text:p>
          </table:table-cell>
          <table:table-cell table:formula="of:=([.A562]-100.04)^2" office:value-type="float" office:value="66.7488999999998" calcext:value-type="float">
            <text:p>66.7489</text:p>
          </table:table-cell>
          <table:table-cell/>
          <table:table-cell table:formula="of:=[.Q562]+[.U561]" office:value-type="float" office:value="2716.017465862" calcext:value-type="float">
            <text:p>2716.017465862</text:p>
          </table:table-cell>
        </table:table-row>
        <table:table-row table:style-name="ro1">
          <table:table-cell office:value-type="float" office:value="108.21" calcext:value-type="float">
            <text:p>108.21</text:p>
          </table:table-cell>
          <table:table-cell office:value-type="float" office:value="111.610893249512" calcext:value-type="float">
            <text:p>111.6108932495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0.40599822998" calcext:value-type="float">
            <text:p>110.40599823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0.698638916016" calcext:value-type="float">
            <text:p>110.698638916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7.604202270508" calcext:value-type="float">
            <text:p>107.6042022705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1.605522155762" calcext:value-type="float">
            <text:p>111.6055221558</text:p>
          </table:table-cell>
          <table:table-cell office:value-type="float" office:value="111.610893249512" calcext:value-type="float">
            <text:p>111.6108932495</text:p>
          </table:table-cell>
          <table:table-cell/>
          <table:table-cell table:formula="of:=([.A563]-[.B563])^2" office:value-type="float" office:value="11.5660748945744" calcext:value-type="float">
            <text:p>11.5660748946</text:p>
          </table:table-cell>
          <table:table-cell table:formula="of:=([.E563]-[.F563])^2" office:value-type="float" office:value="6.19332365430746" calcext:value-type="float">
            <text:p>6.1933236543</text:p>
          </table:table-cell>
          <table:table-cell table:formula="of:=([.A563]-([.B563]+[.F563])/2)^2" office:value-type="float" office:value="8.67164728219534" calcext:value-type="float">
            <text:p>8.6716472822</text:p>
          </table:table-cell>
          <table:table-cell table:formula="of:=([.I563]-[.J563])^2" office:value-type="float" office:value="11.5295707102688" calcext:value-type="float">
            <text:p>11.5295707103</text:p>
          </table:table-cell>
          <table:table-cell table:formula="of:=[.M563]-[.N563]" office:value-type="float" office:value="5.37275124026696" calcext:value-type="float">
            <text:p>5.3727512403</text:p>
          </table:table-cell>
          <table:table-cell table:formula="of:=[.M563]-[.P563]" office:value-type="float" office:value="0.0365041843056684" calcext:value-type="float">
            <text:p>0.0365041843</text:p>
          </table:table-cell>
          <table:table-cell table:formula="of:=([.A563]-100.04)^2" office:value-type="float" office:value="66.7488999999998" calcext:value-type="float">
            <text:p>66.7489</text:p>
          </table:table-cell>
          <table:table-cell/>
          <table:table-cell table:formula="of:=[.Q563]+[.U562]" office:value-type="float" office:value="2721.39021710227" calcext:value-type="float">
            <text:p>2721.3902171023</text:p>
          </table:table-cell>
        </table:table-row>
        <table:table-row table:style-name="ro1">
          <table:table-cell office:value-type="float" office:value="108.24" calcext:value-type="float">
            <text:p>108.24</text:p>
          </table:table-cell>
          <table:table-cell office:value-type="float" office:value="112.375282287598" calcext:value-type="float">
            <text:p>112.3752822876</text:p>
          </table:table-cell>
          <table:table-cell office:value-type="float" office:value="108.24" calcext:value-type="float">
            <text:p>108.24</text:p>
          </table:table-cell>
          <table:table-cell office:value-type="float" office:value="111.084785461426" calcext:value-type="float">
            <text:p>111.0847854614</text:p>
          </table:table-cell>
          <table:table-cell office:value-type="float" office:value="108.24" calcext:value-type="float">
            <text:p>108.24</text:p>
          </table:table-cell>
          <table:table-cell office:value-type="float" office:value="110.698638916016" calcext:value-type="float">
            <text:p>110.698638916</text:p>
          </table:table-cell>
          <table:table-cell office:value-type="float" office:value="108.24" calcext:value-type="float">
            <text:p>108.24</text:p>
          </table:table-cell>
          <table:table-cell office:value-type="float" office:value="111.149909973145" calcext:value-type="float">
            <text:p>111.1499099731</text:p>
          </table:table-cell>
          <table:table-cell office:value-type="float" office:value="108.24" calcext:value-type="float">
            <text:p>108.24</text:p>
          </table:table-cell>
          <table:table-cell office:value-type="float" office:value="112.647254943848" calcext:value-type="float">
            <text:p>112.6472549438</text:p>
          </table:table-cell>
          <table:table-cell office:value-type="float" office:value="112.375282287598" calcext:value-type="float">
            <text:p>112.3752822876</text:p>
          </table:table-cell>
          <table:table-cell/>
          <table:table-cell table:formula="of:=([.A564]-[.B564])^2" office:value-type="float" office:value="17.100559598119" calcext:value-type="float">
            <text:p>17.1005595981</text:p>
          </table:table-cell>
          <table:table-cell table:formula="of:=([.E564]-[.F564])^2" office:value-type="float" office:value="6.04490531934651" calcext:value-type="float">
            <text:p>6.0449053193</text:p>
          </table:table-cell>
          <table:table-cell table:formula="of:=([.A564]-([.B564]+[.F564])/2)^2" office:value-type="float" office:value="10.8699492098652" calcext:value-type="float">
            <text:p>10.8699492099</text:p>
          </table:table-cell>
          <table:table-cell table:formula="of:=([.I564]-[.J564])^2" office:value-type="float" office:value="19.4238961400697" calcext:value-type="float">
            <text:p>19.4238961401</text:p>
          </table:table-cell>
          <table:table-cell table:formula="of:=[.M564]-[.N564]" office:value-type="float" office:value="11.0556542787724" calcext:value-type="float">
            <text:p>11.0556542788</text:p>
          </table:table-cell>
          <table:table-cell table:formula="of:=[.M564]-[.P564]" office:value-type="float" office:value="-2.3233365419507" calcext:value-type="float">
            <text:p>-2.323336542</text:p>
          </table:table-cell>
          <table:table-cell table:formula="of:=([.A564]-100.04)^2" office:value-type="float" office:value="67.2399999999998" calcext:value-type="float">
            <text:p>67.24</text:p>
          </table:table-cell>
          <table:table-cell/>
          <table:table-cell table:formula="of:=[.Q564]+[.U563]" office:value-type="float" office:value="2732.44587138104" calcext:value-type="float">
            <text:p>2732.4458713811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113.330390930176" calcext:value-type="float">
            <text:p>113.3303909302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1.421119689941" calcext:value-type="float">
            <text:p>111.4211196899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1.047828674316" calcext:value-type="float">
            <text:p>111.0478286743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2.239120483398" calcext:value-type="float">
            <text:p>112.2391204834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3.695877075195" calcext:value-type="float">
            <text:p>113.6958770752</text:p>
          </table:table-cell>
          <table:table-cell office:value-type="float" office:value="113.330390930176" calcext:value-type="float">
            <text:p>113.3303909302</text:p>
          </table:table-cell>
          <table:table-cell/>
          <table:table-cell table:formula="of:=([.A565]-[.B565])^2" office:value-type="float" office:value="25.8103720034123" calcext:value-type="float">
            <text:p>25.8103720034</text:p>
          </table:table-cell>
          <table:table-cell table:formula="of:=([.E565]-[.F565])^2" office:value-type="float" office:value="7.8278452908271" calcext:value-type="float">
            <text:p>7.8278452908</text:p>
          </table:table-cell>
          <table:table-cell table:formula="of:=([.A565]-([.B565]+[.F565])/2)^2" office:value-type="float" office:value="15.5165860341513" calcext:value-type="float">
            <text:p>15.5165860342</text:p>
          </table:table-cell>
          <table:table-cell table:formula="of:=([.I565]-[.J565])^2" office:value-type="float" office:value="29.6575771181379" calcext:value-type="float">
            <text:p>29.6575771181</text:p>
          </table:table-cell>
          <table:table-cell table:formula="of:=[.M565]-[.N565]" office:value-type="float" office:value="17.9825267125852" calcext:value-type="float">
            <text:p>17.9825267126</text:p>
          </table:table-cell>
          <table:table-cell table:formula="of:=[.M565]-[.P565]" office:value-type="float" office:value="-3.84720511472551" calcext:value-type="float">
            <text:p>-3.8472051147</text:p>
          </table:table-cell>
          <table:table-cell table:formula="of:=([.A565]-100.04)^2" office:value-type="float" office:value="67.4040999999999" calcext:value-type="float">
            <text:p>67.4041</text:p>
          </table:table-cell>
          <table:table-cell/>
          <table:table-cell table:formula="of:=[.Q565]+[.U564]" office:value-type="float" office:value="2750.42839809363" calcext:value-type="float">
            <text:p>2750.4283980936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4.815528869629" calcext:value-type="float">
            <text:p>114.8155288696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8.075378417969" calcext:value-type="float">
            <text:p>108.075378418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566]-[.B566])^2" office:value-type="float" office:value="14.374691929901" calcext:value-type="float">
            <text:p>14.3746919299</text:p>
          </table:table-cell>
          <table:table-cell table:formula="of:=([.E566]-[.F566])^2" office:value-type="float" office:value="5.59776278218487" calcext:value-type="float">
            <text:p>5.5977627822</text:p>
          </table:table-cell>
          <table:table-cell table:formula="of:=([.A566]-([.B566]+[.F566])/2)^2" office:value-type="float" office:value="9.47825903493504" calcext:value-type="float">
            <text:p>9.4782590349</text:p>
          </table:table-cell>
          <table:table-cell table:formula="of:=([.I566]-[.J566])^2" office:value-type="float" office:value="14.7315127411857" calcext:value-type="float">
            <text:p>14.7315127412</text:p>
          </table:table-cell>
          <table:table-cell table:formula="of:=[.M566]-[.N566]" office:value-type="float" office:value="8.77692914771615" calcext:value-type="float">
            <text:p>8.7769291477</text:p>
          </table:table-cell>
          <table:table-cell table:formula="of:=[.M566]-[.P566]" office:value-type="float" office:value="-0.356820811284706" calcext:value-type="float">
            <text:p>-0.3568208113</text:p>
          </table:table-cell>
          <table:table-cell table:formula="of:=([.A566]-100.04)^2" office:value-type="float" office:value="67.4040999999999" calcext:value-type="float">
            <text:p>67.4041</text:p>
          </table:table-cell>
          <table:table-cell/>
          <table:table-cell table:formula="of:=[.Q566]+[.U565]" office:value-type="float" office:value="2759.20532724134" calcext:value-type="float">
            <text:p>2759.2053272414</text:p>
          </table:table-cell>
        </table:table-row>
        <table:table-row table:style-name="ro1">
          <table:table-cell office:value-type="float" office:value="108.26" calcext:value-type="float">
            <text:p>108.26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8.26" calcext:value-type="float">
            <text:p>108.26</text:p>
          </table:table-cell>
          <table:table-cell office:value-type="float" office:value="111.357856750488" calcext:value-type="float">
            <text:p>111.3578567505</text:p>
          </table:table-cell>
          <table:table-cell office:value-type="float" office:value="108.26" calcext:value-type="float">
            <text:p>108.26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109.247200012207" calcext:value-type="float">
            <text:p>109.2472000122</text:p>
          </table:table-cell>
          <table:table-cell office:value-type="float" office:value="108.26" calcext:value-type="float">
            <text:p>108.26</text:p>
          </table:table-cell>
          <table:table-cell office:value-type="float" office:value="111.649528503418" calcext:value-type="float">
            <text:p>111.6495285034</text:p>
          </table:table-cell>
          <table:table-cell office:value-type="float" office:value="111.340423583984" calcext:value-type="float">
            <text:p>111.340423584</text:p>
          </table:table-cell>
          <table:table-cell/>
          <table:table-cell table:formula="of:=([.A567]-[.B567])^2" office:value-type="float" office:value="9.4890094567672" calcext:value-type="float">
            <text:p>9.4890094568</text:p>
          </table:table-cell>
          <table:table-cell table:formula="of:=([.E567]-[.F567])^2" office:value-type="float" office:value="3.64214999887388" calcext:value-type="float">
            <text:p>3.6421499989</text:p>
          </table:table-cell>
          <table:table-cell table:formula="of:=([.A567]-([.B567]+[.F567])/2)^2" office:value-type="float" office:value="6.2221943861851" calcext:value-type="float">
            <text:p>6.2221943862</text:p>
          </table:table-cell>
          <table:table-cell table:formula="of:=([.I567]-[.J567])^2" office:value-type="float" office:value="11.4889034754829" calcext:value-type="float">
            <text:p>11.4889034755</text:p>
          </table:table-cell>
          <table:table-cell table:formula="of:=[.M567]-[.N567]" office:value-type="float" office:value="5.84685945789332" calcext:value-type="float">
            <text:p>5.8468594579</text:p>
          </table:table-cell>
          <table:table-cell table:formula="of:=[.M567]-[.P567]" office:value-type="float" office:value="-1.99989401871572" calcext:value-type="float">
            <text:p>-1.9998940187</text:p>
          </table:table-cell>
          <table:table-cell table:formula="of:=([.A567]-100.04)^2" office:value-type="float" office:value="67.5683999999997" calcext:value-type="float">
            <text:p>67.5684</text:p>
          </table:table-cell>
          <table:table-cell/>
          <table:table-cell table:formula="of:=[.Q567]+[.U566]" office:value-type="float" office:value="2765.05218669924" calcext:value-type="float">
            <text:p>2765.0521866992</text:p>
          </table:table-cell>
        </table:table-row>
        <table:table-row table:style-name="ro1">
          <table:table-cell office:value-type="float" office:value="108.28" calcext:value-type="float">
            <text:p>108.28</text:p>
          </table:table-cell>
          <table:table-cell office:value-type="float" office:value="111.813514709473" calcext:value-type="float">
            <text:p>111.8135147095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6.535217285156" calcext:value-type="float">
            <text:p>106.5352172852</text:p>
          </table:table-cell>
          <table:table-cell office:value-type="float" office:value="108.28" calcext:value-type="float">
            <text:p>108.28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7.24275970459" calcext:value-type="float">
            <text:p>107.2427597046</text:p>
          </table:table-cell>
          <table:table-cell office:value-type="float" office:value="108.28" calcext:value-type="float">
            <text:p>108.28</text:p>
          </table:table-cell>
          <table:table-cell office:value-type="float" office:value="111.793388366699" calcext:value-type="float">
            <text:p>111.7933883667</text:p>
          </table:table-cell>
          <table:table-cell office:value-type="float" office:value="111.813514709473" calcext:value-type="float">
            <text:p>111.8135147095</text:p>
          </table:table-cell>
          <table:table-cell/>
          <table:table-cell table:formula="of:=([.A568]-[.B568])^2" office:value-type="float" office:value="12.4857262020596" calcext:value-type="float">
            <text:p>12.4857262021</text:p>
          </table:table-cell>
          <table:table-cell table:formula="of:=([.E568]-[.F568])^2" office:value-type="float" office:value="5.0925453626845" calcext:value-type="float">
            <text:p>5.0925453627</text:p>
          </table:table-cell>
          <table:table-cell table:formula="of:=([.A568]-([.B568]+[.F568])/2)^2" office:value-type="float" office:value="8.38155068115538" calcext:value-type="float">
            <text:p>8.3815506812</text:p>
          </table:table-cell>
          <table:table-cell table:formula="of:=([.I568]-[.J568])^2" office:value-type="float" office:value="12.3438978152574" calcext:value-type="float">
            <text:p>12.3438978153</text:p>
          </table:table-cell>
          <table:table-cell table:formula="of:=[.M568]-[.N568]" office:value-type="float" office:value="7.39318083937512" calcext:value-type="float">
            <text:p>7.3931808394</text:p>
          </table:table-cell>
          <table:table-cell table:formula="of:=[.M568]-[.P568]" office:value-type="float" office:value="0.141828386802226" calcext:value-type="float">
            <text:p>0.1418283868</text:p>
          </table:table-cell>
          <table:table-cell table:formula="of:=([.A568]-100.04)^2" office:value-type="float" office:value="67.8975999999999" calcext:value-type="float">
            <text:p>67.8976</text:p>
          </table:table-cell>
          <table:table-cell/>
          <table:table-cell table:formula="of:=[.Q568]+[.U567]" office:value-type="float" office:value="2772.44536753861" calcext:value-type="float">
            <text:p>2772.4453675386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2.304916381836" calcext:value-type="float">
            <text:p>112.3049163818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0.33032989502" calcext:value-type="float">
            <text:p>110.330329895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569]-[.B569])^2" office:value-type="float" office:value="13.7744683947448" calcext:value-type="float">
            <text:p>13.7744683947</text:p>
          </table:table-cell>
          <table:table-cell table:formula="of:=([.E569]-[.F569])^2" office:value-type="float" office:value="5.22560931538801" calcext:value-type="float">
            <text:p>5.2256093154</text:p>
          </table:table-cell>
          <table:table-cell table:formula="of:=([.A569]-([.B569]+[.F569])/2)^2" office:value-type="float" office:value="8.99207053395848" calcext:value-type="float">
            <text:p>8.992070534</text:p>
          </table:table-cell>
          <table:table-cell table:formula="of:=([.I569]-[.J569])^2" office:value-type="float" office:value="14.1238062958732" calcext:value-type="float">
            <text:p>14.1238062959</text:p>
          </table:table-cell>
          <table:table-cell table:formula="of:=[.M569]-[.N569]" office:value-type="float" office:value="8.54885907935678" calcext:value-type="float">
            <text:p>8.5488590794</text:p>
          </table:table-cell>
          <table:table-cell table:formula="of:=[.M569]-[.P569]" office:value-type="float" office:value="-0.349337901128456" calcext:value-type="float">
            <text:p>-0.3493379011</text:p>
          </table:table-cell>
          <table:table-cell table:formula="of:=([.A569]-100.04)^2" office:value-type="float" office:value="68.7240999999999" calcext:value-type="float">
            <text:p>68.7241</text:p>
          </table:table-cell>
          <table:table-cell/>
          <table:table-cell table:formula="of:=[.Q569]+[.U568]" office:value-type="float" office:value="2780.99422661797" calcext:value-type="float">
            <text:p>2780.994226618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2.48218536377" calcext:value-type="float">
            <text:p>112.4821853638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2.903175354004" calcext:value-type="float">
            <text:p>112.903175354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8.348922729492" calcext:value-type="float">
            <text:p>108.3489227295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2.489974975586" calcext:value-type="float">
            <text:p>112.4899749756</text:p>
          </table:table-cell>
          <table:table-cell office:value-type="float" office:value="112.48218536377" calcext:value-type="float">
            <text:p>112.4821853638</text:p>
          </table:table-cell>
          <table:table-cell/>
          <table:table-cell table:formula="of:=([.A570]-[.B570])^2" office:value-type="float" office:value="17.2406432951019" calcext:value-type="float">
            <text:p>17.2406432951</text:p>
          </table:table-cell>
          <table:table-cell table:formula="of:=([.E570]-[.F570])^2" office:value-type="float" office:value="4.86937867567279" calcext:value-type="float">
            <text:p>4.8693786757</text:p>
          </table:table-cell>
          <table:table-cell table:formula="of:=([.A570]-([.B570]+[.F570])/2)^2" office:value-type="float" office:value="10.1087504331015" calcext:value-type="float">
            <text:p>10.1087504331</text:p>
          </table:table-cell>
          <table:table-cell table:formula="of:=([.I570]-[.J570])^2" office:value-type="float" office:value="17.3053917975012" calcext:value-type="float">
            <text:p>17.3053917975</text:p>
          </table:table-cell>
          <table:table-cell table:formula="of:=[.M570]-[.N570]" office:value-type="float" office:value="12.3712646194291" calcext:value-type="float">
            <text:p>12.3712646194</text:p>
          </table:table-cell>
          <table:table-cell table:formula="of:=[.M570]-[.P570]" office:value-type="float" office:value="-0.0647485023993077" calcext:value-type="float">
            <text:p>-0.0647485024</text:p>
          </table:table-cell>
          <table:table-cell table:formula="of:=([.A570]-100.04)^2" office:value-type="float" office:value="68.7240999999999" calcext:value-type="float">
            <text:p>68.7241</text:p>
          </table:table-cell>
          <table:table-cell/>
          <table:table-cell table:formula="of:=[.Q570]+[.U569]" office:value-type="float" office:value="2793.3654912374" calcext:value-type="float">
            <text:p>2793.3654912374</text:p>
          </table:table-cell>
        </table:table-row>
        <table:table-row table:style-name="ro1">
          <table:table-cell office:value-type="float" office:value="108.34" calcext:value-type="float">
            <text:p>108.34</text:p>
          </table:table-cell>
          <table:table-cell office:value-type="float" office:value="111.182350158691" calcext:value-type="float">
            <text:p>111.1823501587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7.483306884766" calcext:value-type="float">
            <text:p>107.4833068848</text:p>
          </table:table-cell>
          <table:table-cell office:value-type="float" office:value="108.34" calcext:value-type="float">
            <text:p>108.34</text:p>
          </table:table-cell>
          <table:table-cell office:value-type="float" office:value="110.624046325684" calcext:value-type="float">
            <text:p>110.6240463257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8.616218566895" calcext:value-type="float">
            <text:p>108.6162185669</text:p>
          </table:table-cell>
          <table:table-cell office:value-type="float" office:value="108.34" calcext:value-type="float">
            <text:p>108.34</text:p>
          </table:table-cell>
          <table:table-cell office:value-type="float" office:value="111.534927368164" calcext:value-type="float">
            <text:p>111.5349273682</text:p>
          </table:table-cell>
          <table:table-cell office:value-type="float" office:value="111.182350158691" calcext:value-type="float">
            <text:p>111.1823501587</text:p>
          </table:table-cell>
          <table:table-cell/>
          <table:table-cell table:formula="of:=([.A571]-[.B571])^2" office:value-type="float" office:value="8.07895442461304" calcext:value-type="float">
            <text:p>8.0789544246</text:p>
          </table:table-cell>
          <table:table-cell table:formula="of:=([.E571]-[.F571])^2" office:value-type="float" office:value="5.21686761786871" calcext:value-type="float">
            <text:p>5.2168676179</text:p>
          </table:table-cell>
          <table:table-cell table:formula="of:=([.A571]-([.B571]+[.F571])/2)^2" office:value-type="float" office:value="6.56998522875307" calcext:value-type="float">
            <text:p>6.5699852288</text:p>
          </table:table-cell>
          <table:table-cell table:formula="of:=([.I571]-[.J571])^2" office:value-type="float" office:value="10.2075608878437" calcext:value-type="float">
            <text:p>10.2075608878</text:p>
          </table:table-cell>
          <table:table-cell table:formula="of:=[.M571]-[.N571]" office:value-type="float" office:value="2.86208680674433" calcext:value-type="float">
            <text:p>2.8620868067</text:p>
          </table:table-cell>
          <table:table-cell table:formula="of:=[.M571]-[.P571]" office:value-type="float" office:value="-2.12860646323068" calcext:value-type="float">
            <text:p>-2.1286064632</text:p>
          </table:table-cell>
          <table:table-cell table:formula="of:=([.A571]-100.04)^2" office:value-type="float" office:value="68.89" calcext:value-type="float">
            <text:p>68.89</text:p>
          </table:table-cell>
          <table:table-cell/>
          <table:table-cell table:formula="of:=[.Q571]+[.U570]" office:value-type="float" office:value="2796.22757804414" calcext:value-type="float">
            <text:p>2796.2275780442</text:p>
          </table:table-cell>
        </table:table-row>
        <table:table-row table:style-name="ro1">
          <table:table-cell office:value-type="float" office:value="108.34" calcext:value-type="float">
            <text:p>108.34</text:p>
          </table:table-cell>
          <table:table-cell office:value-type="float" office:value="113.160758972168" calcext:value-type="float">
            <text:p>113.1607589722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6.960166931152" calcext:value-type="float">
            <text:p>106.9601669312</text:p>
          </table:table-cell>
          <table:table-cell office:value-type="float" office:value="108.34" calcext:value-type="float">
            <text:p>108.34</text:p>
          </table:table-cell>
          <table:table-cell office:value-type="float" office:value="111.873992919922" calcext:value-type="float">
            <text:p>111.8739929199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7.172805786133" calcext:value-type="float">
            <text:p>107.1728057861</text:p>
          </table:table-cell>
          <table:table-cell office:value-type="float" office:value="108.34" calcext:value-type="float">
            <text:p>108.34</text:p>
          </table:table-cell>
          <table:table-cell office:value-type="float" office:value="115.727836608887" calcext:value-type="float">
            <text:p>115.7278366089</text:p>
          </table:table-cell>
          <table:table-cell office:value-type="float" office:value="113.160758972168" calcext:value-type="float">
            <text:p>113.1607589722</text:p>
          </table:table-cell>
          <table:table-cell/>
          <table:table-cell table:formula="of:=([.A572]-[.B572])^2" office:value-type="float" office:value="23.2397170677379" calcext:value-type="float">
            <text:p>23.2397170677</text:p>
          </table:table-cell>
          <table:table-cell table:formula="of:=([.E572]-[.F572])^2" office:value-type="float" office:value="12.4891059580579" calcext:value-type="float">
            <text:p>12.4891059581</text:p>
          </table:table-cell>
          <table:table-cell table:formula="of:=([.A572]-([.B572]+[.F572])/2)^2" office:value-type="float" office:value="17.4504697945947" calcext:value-type="float">
            <text:p>17.4504697946</text:p>
          </table:table-cell>
          <table:table-cell table:formula="of:=([.I572]-[.J572])^2" office:value-type="float" office:value="54.5801297596068" calcext:value-type="float">
            <text:p>54.5801297596</text:p>
          </table:table-cell>
          <table:table-cell table:formula="of:=[.M572]-[.N572]" office:value-type="float" office:value="10.75061110968" calcext:value-type="float">
            <text:p>10.7506111097</text:p>
          </table:table-cell>
          <table:table-cell table:formula="of:=[.M572]-[.P572]" office:value-type="float" office:value="-31.3404126918688" calcext:value-type="float">
            <text:p>-31.3404126919</text:p>
          </table:table-cell>
          <table:table-cell table:formula="of:=([.A572]-100.04)^2" office:value-type="float" office:value="68.89" calcext:value-type="float">
            <text:p>68.89</text:p>
          </table:table-cell>
          <table:table-cell/>
          <table:table-cell table:formula="of:=[.Q572]+[.U571]" office:value-type="float" office:value="2806.97818915382" calcext:value-type="float">
            <text:p>2806.9781891538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112.542266845703" calcext:value-type="float">
            <text:p>112.5422668457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2.066734313965" calcext:value-type="float">
            <text:p>112.066734314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0.330635070801" calcext:value-type="float">
            <text:p>110.3306350708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0.417602539063" calcext:value-type="float">
            <text:p>110.4176025391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2.484039306641" calcext:value-type="float">
            <text:p>112.4840393066</text:p>
          </table:table-cell>
          <table:table-cell office:value-type="float" office:value="112.542266845703" calcext:value-type="float">
            <text:p>112.5422668457</text:p>
          </table:table-cell>
          <table:table-cell/>
          <table:table-cell table:formula="of:=([.A573]-[.B573])^2" office:value-type="float" office:value="17.4078106317535" calcext:value-type="float">
            <text:p>17.4078106318</text:p>
          </table:table-cell>
          <table:table-cell table:formula="of:=([.E573]-[.F573])^2" office:value-type="float" office:value="3.84408988085397" calcext:value-type="float">
            <text:p>3.8440898809</text:p>
          </table:table-cell>
          <table:table-cell table:formula="of:=([.A573]-([.B573]+[.F573])/2)^2" office:value-type="float" office:value="9.40312147936429" calcext:value-type="float">
            <text:p>9.4031214794</text:p>
          </table:table-cell>
          <table:table-cell table:formula="of:=([.I573]-[.J573])^2" office:value-type="float" office:value="16.925319416584" calcext:value-type="float">
            <text:p>16.9253194166</text:p>
          </table:table-cell>
          <table:table-cell table:formula="of:=[.M573]-[.N573]" office:value-type="float" office:value="13.5637207508995" calcext:value-type="float">
            <text:p>13.5637207509</text:p>
          </table:table-cell>
          <table:table-cell table:formula="of:=[.M573]-[.P573]" office:value-type="float" office:value="0.482491215169429" calcext:value-type="float">
            <text:p>0.4824912152</text:p>
          </table:table-cell>
          <table:table-cell table:formula="of:=([.A573]-100.04)^2" office:value-type="float" office:value="69.3889" calcext:value-type="float">
            <text:p>69.3889</text:p>
          </table:table-cell>
          <table:table-cell/>
          <table:table-cell table:formula="of:=[.Q573]+[.U572]" office:value-type="float" office:value="2820.54190990472" calcext:value-type="float">
            <text:p>2820.5419099047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111.478218078613" calcext:value-type="float">
            <text:p>111.4782180786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0.390625" calcext:value-type="float">
            <text:p>110.390625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0.353660583496" calcext:value-type="float">
            <text:p>110.3536605835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0.555702209473" calcext:value-type="float">
            <text:p>110.5557022095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1.534927368164" calcext:value-type="float">
            <text:p>111.5349273682</text:p>
          </table:table-cell>
          <table:table-cell office:value-type="float" office:value="111.478218078613" calcext:value-type="float">
            <text:p>111.4782180786</text:p>
          </table:table-cell>
          <table:table-cell/>
          <table:table-cell table:formula="of:=([.A574]-[.B574])^2" office:value-type="float" office:value="9.66101962421841" calcext:value-type="float">
            <text:p>9.6610196242</text:p>
          </table:table-cell>
          <table:table-cell table:formula="of:=([.E574]-[.F574])^2" office:value-type="float" office:value="3.93490931051604" calcext:value-type="float">
            <text:p>3.9349093105</text:p>
          </table:table-cell>
          <table:table-cell table:formula="of:=([.A574]-([.B574]+[.F574])/2)^2" office:value-type="float" office:value="6.48180707741117" calcext:value-type="float">
            <text:p>6.4818070774</text:p>
          </table:table-cell>
          <table:table-cell table:formula="of:=([.I574]-[.J574])^2" office:value-type="float" office:value="10.0167652457539" calcext:value-type="float">
            <text:p>10.0167652458</text:p>
          </table:table-cell>
          <table:table-cell table:formula="of:=[.M574]-[.N574]" office:value-type="float" office:value="5.72611031370237" calcext:value-type="float">
            <text:p>5.7261103137</text:p>
          </table:table-cell>
          <table:table-cell table:formula="of:=[.M574]-[.P574]" office:value-type="float" office:value="-0.35574562153546" calcext:value-type="float">
            <text:p>-0.3557456215</text:p>
          </table:table-cell>
          <table:table-cell table:formula="of:=([.A574]-100.04)^2" office:value-type="float" office:value="69.3889" calcext:value-type="float">
            <text:p>69.3889</text:p>
          </table:table-cell>
          <table:table-cell/>
          <table:table-cell table:formula="of:=[.Q574]+[.U573]" office:value-type="float" office:value="2826.26802021842" calcext:value-type="float">
            <text:p>2826.2680202184</text:p>
          </table:table-cell>
        </table:table-row>
        <table:table-row table:style-name="ro1">
          <table:table-cell office:value-type="float" office:value="108.42" calcext:value-type="float">
            <text:p>108.42</text:p>
          </table:table-cell>
          <table:table-cell office:value-type="float" office:value="111.675720214844" calcext:value-type="float">
            <text:p>111.6757202148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0.021873474121" calcext:value-type="float">
            <text:p>110.0218734741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0.064170837402" calcext:value-type="float">
            <text:p>110.0641708374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0.00870513916" calcext:value-type="float">
            <text:p>110.0087051392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1.793388366699" calcext:value-type="float">
            <text:p>111.7933883667</text:p>
          </table:table-cell>
          <table:table-cell office:value-type="float" office:value="111.675720214844" calcext:value-type="float">
            <text:p>111.6757202148</text:p>
          </table:table-cell>
          <table:table-cell/>
          <table:table-cell table:formula="of:=([.A575]-[.B575])^2" office:value-type="float" office:value="10.5997141173422" calcext:value-type="float">
            <text:p>10.5997141173</text:p>
          </table:table-cell>
          <table:table-cell table:formula="of:=([.E575]-[.F575])^2" office:value-type="float" office:value="2.70329774256432" calcext:value-type="float">
            <text:p>2.7032977426</text:p>
          </table:table-cell>
          <table:table-cell table:formula="of:=([.A575]-([.B575]+[.F575])/2)^2" office:value-type="float" office:value="6.00223308097033" calcext:value-type="float">
            <text:p>6.002233081</text:p>
          </table:table-cell>
          <table:table-cell table:formula="of:=([.I575]-[.J575])^2" office:value-type="float" office:value="11.3797490725816" calcext:value-type="float">
            <text:p>11.3797490726</text:p>
          </table:table-cell>
          <table:table-cell table:formula="of:=[.M575]-[.N575]" office:value-type="float" office:value="7.8964163747779" calcext:value-type="float">
            <text:p>7.8964163748</text:p>
          </table:table-cell>
          <table:table-cell table:formula="of:=[.M575]-[.P575]" office:value-type="float" office:value="-0.780034955239389" calcext:value-type="float">
            <text:p>-0.7800349552</text:p>
          </table:table-cell>
          <table:table-cell table:formula="of:=([.A575]-100.04)^2" office:value-type="float" office:value="70.2243999999999" calcext:value-type="float">
            <text:p>70.2244</text:p>
          </table:table-cell>
          <table:table-cell/>
          <table:table-cell table:formula="of:=[.Q575]+[.U574]" office:value-type="float" office:value="2834.1644365932" calcext:value-type="float">
            <text:p>2834.1644365932</text:p>
          </table:table-cell>
        </table:table-row>
        <table:table-row table:style-name="ro1">
          <table:table-cell office:value-type="float" office:value="108.42" calcext:value-type="float">
            <text:p>108.42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0.402442932129" calcext:value-type="float">
            <text:p>110.4024429321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1.311172485352" calcext:value-type="float">
            <text:p>111.3111724854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576]-[.B576])^2" office:value-type="float" office:value="11.6880268408671" calcext:value-type="float">
            <text:p>11.6880268409</text:p>
          </table:table-cell>
          <table:table-cell table:formula="of:=([.E576]-[.F576])^2" office:value-type="float" office:value="4.47943893629461" calcext:value-type="float">
            <text:p>4.4794389363</text:p>
          </table:table-cell>
          <table:table-cell table:formula="of:=([.A576]-([.B576]+[.F576])/2)^2" office:value-type="float" office:value="7.65973192408084" calcext:value-type="float">
            <text:p>7.6597319241</text:p>
          </table:table-cell>
          <table:table-cell table:formula="of:=([.I576]-[.J576])^2" office:value-type="float" office:value="12.112481632413" calcext:value-type="float">
            <text:p>12.1124816324</text:p>
          </table:table-cell>
          <table:table-cell table:formula="of:=[.M576]-[.N576]" office:value-type="float" office:value="7.20858790457248" calcext:value-type="float">
            <text:p>7.2085879046</text:p>
          </table:table-cell>
          <table:table-cell table:formula="of:=[.M576]-[.P576]" office:value-type="float" office:value="-0.424454791545868" calcext:value-type="float">
            <text:p>-0.4244547915</text:p>
          </table:table-cell>
          <table:table-cell table:formula="of:=([.A576]-100.04)^2" office:value-type="float" office:value="70.2243999999999" calcext:value-type="float">
            <text:p>70.2244</text:p>
          </table:table-cell>
          <table:table-cell/>
          <table:table-cell table:formula="of:=[.Q576]+[.U575]" office:value-type="float" office:value="2841.37302449777" calcext:value-type="float">
            <text:p>2841.3730244978</text:p>
          </table:table-cell>
        </table:table-row>
        <table:table-row table:style-name="ro1">
          <table:table-cell office:value-type="float" office:value="108.47" calcext:value-type="float">
            <text:p>108.47</text:p>
          </table:table-cell>
          <table:table-cell office:value-type="float" office:value="112.858749389648" calcext:value-type="float">
            <text:p>112.8587493896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1.881393432617" calcext:value-type="float">
            <text:p>111.8813934326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0.534660339355" calcext:value-type="float">
            <text:p>110.5346603394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6.204063415527" calcext:value-type="float">
            <text:p>106.2040634155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2.698638916016" calcext:value-type="float">
            <text:p>112.698638916</text:p>
          </table:table-cell>
          <table:table-cell office:value-type="float" office:value="112.858749389648" calcext:value-type="float">
            <text:p>112.8587493896</text:p>
          </table:table-cell>
          <table:table-cell/>
          <table:table-cell table:formula="of:=([.A577]-[.B577])^2" office:value-type="float" office:value="19.2611212051395" calcext:value-type="float">
            <text:p>19.2611212051</text:p>
          </table:table-cell>
          <table:table-cell table:formula="of:=([.E577]-[.F577])^2" office:value-type="float" office:value="4.26282231690744" calcext:value-type="float">
            <text:p>4.2628223169</text:p>
          </table:table-cell>
          <table:table-cell table:formula="of:=([.A577]-([.B577]+[.F577])/2)^2" office:value-type="float" office:value="10.4116242826006" calcext:value-type="float">
            <text:p>10.4116242826</text:p>
          </table:table-cell>
          <table:table-cell table:formula="of:=([.I577]-[.J577])^2" office:value-type="float" office:value="17.8813870820418" calcext:value-type="float">
            <text:p>17.881387082</text:p>
          </table:table-cell>
          <table:table-cell table:formula="of:=[.M577]-[.N577]" office:value-type="float" office:value="14.9982988882321" calcext:value-type="float">
            <text:p>14.9982988882</text:p>
          </table:table-cell>
          <table:table-cell table:formula="of:=[.M577]-[.P577]" office:value-type="float" office:value="1.37973412309773" calcext:value-type="float">
            <text:p>1.3797341231</text:p>
          </table:table-cell>
          <table:table-cell table:formula="of:=([.A577]-100.04)^2" office:value-type="float" office:value="71.0648999999999" calcext:value-type="float">
            <text:p>71.0649</text:p>
          </table:table-cell>
          <table:table-cell/>
          <table:table-cell table:formula="of:=[.Q577]+[.U576]" office:value-type="float" office:value="2856.37132338601" calcext:value-type="float">
            <text:p>2856.371323386</text:p>
          </table:table-cell>
        </table:table-row>
        <table:table-row table:style-name="ro1">
          <table:table-cell office:value-type="float" office:value="108.51" calcext:value-type="float">
            <text:p>108.51</text:p>
          </table:table-cell>
          <table:table-cell office:value-type="float" office:value="112.93669128418" calcext:value-type="float">
            <text:p>112.9366912842</text:p>
          </table:table-cell>
          <table:table-cell office:value-type="float" office:value="108.51" calcext:value-type="float">
            <text:p>108.51</text:p>
          </table:table-cell>
          <table:table-cell office:value-type="float" office:value="113.300102233887" calcext:value-type="float">
            <text:p>113.3001022339</text:p>
          </table:table-cell>
          <table:table-cell office:value-type="float" office:value="108.51" calcext:value-type="float">
            <text:p>108.51</text:p>
          </table:table-cell>
          <table:table-cell office:value-type="float" office:value="110.330635070801" calcext:value-type="float">
            <text:p>110.3306350708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636940002441" calcext:value-type="float">
            <text:p>109.636940002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12.937629699707" calcext:value-type="float">
            <text:p>112.9376296997</text:p>
          </table:table-cell>
          <table:table-cell office:value-type="float" office:value="112.93669128418" calcext:value-type="float">
            <text:p>112.9366912842</text:p>
          </table:table-cell>
          <table:table-cell/>
          <table:table-cell table:formula="of:=([.A578]-[.B578])^2" office:value-type="float" office:value="19.5955957254324" calcext:value-type="float">
            <text:p>19.5955957254</text:p>
          </table:table-cell>
          <table:table-cell table:formula="of:=([.E578]-[.F578])^2" office:value-type="float" office:value="3.31471206102975" calcext:value-type="float">
            <text:p>3.314712061</text:p>
          </table:table-cell>
          <table:table-cell table:formula="of:=([.A578]-([.B578]+[.F578])/2)^2" office:value-type="float" office:value="9.75727164640836" calcext:value-type="float">
            <text:p>9.7572716464</text:p>
          </table:table-cell>
          <table:table-cell table:formula="of:=([.I578]-[.J578])^2" office:value-type="float" office:value="19.6039047577277" calcext:value-type="float">
            <text:p>19.6039047577</text:p>
          </table:table-cell>
          <table:table-cell table:formula="of:=[.M578]-[.N578]" office:value-type="float" office:value="16.2808836644026" calcext:value-type="float">
            <text:p>16.2808836644</text:p>
          </table:table-cell>
          <table:table-cell table:formula="of:=[.M578]-[.P578]" office:value-type="float" office:value="-0.00830903229536517" calcext:value-type="float">
            <text:p>-0.0083090323</text:p>
          </table:table-cell>
          <table:table-cell table:formula="of:=([.A578]-100.04)^2" office:value-type="float" office:value="71.7409" calcext:value-type="float">
            <text:p>71.7409</text:p>
          </table:table-cell>
          <table:table-cell/>
          <table:table-cell table:formula="of:=[.Q578]+[.U577]" office:value-type="float" office:value="2872.65220705041" calcext:value-type="float">
            <text:p>2872.6522070504</text:p>
          </table:table-cell>
        </table:table-row>
        <table:table-row table:style-name="ro1">
          <table:table-cell office:value-type="float" office:value="108.52" calcext:value-type="float">
            <text:p>108.52</text:p>
          </table:table-cell>
          <table:table-cell office:value-type="float" office:value="113.330390930176" calcext:value-type="float">
            <text:p>113.3303909302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2.206161499023" calcext:value-type="float">
            <text:p>112.206161499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0.805114746094" calcext:value-type="float">
            <text:p>110.8051147461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2.407211303711" calcext:value-type="float">
            <text:p>112.4072113037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3.695877075195" calcext:value-type="float">
            <text:p>113.6958770752</text:p>
          </table:table-cell>
          <table:table-cell office:value-type="float" office:value="113.330390930176" calcext:value-type="float">
            <text:p>113.3303909302</text:p>
          </table:table-cell>
          <table:table-cell/>
          <table:table-cell table:formula="of:=([.A579]-[.B579])^2" office:value-type="float" office:value="23.1398609011175" calcext:value-type="float">
            <text:p>23.1398609011</text:p>
          </table:table-cell>
          <table:table-cell table:formula="of:=([.E579]-[.F579])^2" office:value-type="float" office:value="5.22174940281512" calcext:value-type="float">
            <text:p>5.2217494028</text:p>
          </table:table-cell>
          <table:table-cell table:formula="of:=([.A579]-([.B579]+[.F579])/2)^2" office:value-type="float" office:value="12.5865502004933" calcext:value-type="float">
            <text:p>12.5865502005</text:p>
          </table:table-cell>
          <table:table-cell table:formula="of:=([.I579]-[.J579])^2" office:value-type="float" office:value="26.7897034975324" calcext:value-type="float">
            <text:p>26.7897034975</text:p>
          </table:table-cell>
          <table:table-cell table:formula="of:=[.M579]-[.N579]" office:value-type="float" office:value="17.9181114983023" calcext:value-type="float">
            <text:p>17.9181114983</text:p>
          </table:table-cell>
          <table:table-cell table:formula="of:=[.M579]-[.P579]" office:value-type="float" office:value="-3.64984259641497" calcext:value-type="float">
            <text:p>-3.6498425964</text:p>
          </table:table-cell>
          <table:table-cell table:formula="of:=([.A579]-100.04)^2" office:value-type="float" office:value="71.9103999999998" calcext:value-type="float">
            <text:p>71.9104</text:p>
          </table:table-cell>
          <table:table-cell/>
          <table:table-cell table:formula="of:=[.Q579]+[.U578]" office:value-type="float" office:value="2890.57031854871" calcext:value-type="float">
            <text:p>2890.5703185487</text:p>
          </table:table-cell>
        </table:table-row>
        <table:table-row table:style-name="ro1">
          <table:table-cell office:value-type="float" office:value="108.53" calcext:value-type="float">
            <text:p>108.53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8.421516418457" calcext:value-type="float">
            <text:p>108.4215164185</text:p>
          </table:table-cell>
          <table:table-cell office:value-type="float" office:value="108.53" calcext:value-type="float">
            <text:p>108.53</text:p>
          </table:table-cell>
          <table:table-cell office:value-type="float" office:value="110.277862548828" calcext:value-type="float">
            <text:p>110.2778625488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7.656471252441" calcext:value-type="float">
            <text:p>107.6564712524</text:p>
          </table:table-cell>
          <table:table-cell office:value-type="float" office:value="108.53" calcext:value-type="float">
            <text:p>108.53</text:p>
          </table:table-cell>
          <table:table-cell office:value-type="float" office:value="111.752082824707" calcext:value-type="float">
            <text:p>111.7520828247</text:p>
          </table:table-cell>
          <table:table-cell office:value-type="float" office:value="111.340423583984" calcext:value-type="float">
            <text:p>111.340423584</text:p>
          </table:table-cell>
          <table:table-cell/>
          <table:table-cell table:formula="of:=([.A580]-[.B580])^2" office:value-type="float" office:value="7.89848072141557" calcext:value-type="float">
            <text:p>7.8984807214</text:p>
          </table:table-cell>
          <table:table-cell table:formula="of:=([.E580]-[.F580])^2" office:value-type="float" office:value="3.05502348959595" calcext:value-type="float">
            <text:p>3.0550234896</text:p>
          </table:table-cell>
          <table:table-cell table:formula="of:=([.A580]-([.B580]+[.F580])/2)^2" office:value-type="float" office:value="5.19449311714768" calcext:value-type="float">
            <text:p>5.1944931171</text:p>
          </table:table-cell>
          <table:table-cell table:formula="of:=([.I580]-[.J580])^2" office:value-type="float" office:value="10.381817729272" calcext:value-type="float">
            <text:p>10.3818177293</text:p>
          </table:table-cell>
          <table:table-cell table:formula="of:=[.M580]-[.N580]" office:value-type="float" office:value="4.84345723181963" calcext:value-type="float">
            <text:p>4.8434572318</text:p>
          </table:table-cell>
          <table:table-cell table:formula="of:=[.M580]-[.P580]" office:value-type="float" office:value="-2.48333700785646" calcext:value-type="float">
            <text:p>-2.4833370079</text:p>
          </table:table-cell>
          <table:table-cell table:formula="of:=([.A580]-100.04)^2" office:value-type="float" office:value="72.0800999999999" calcext:value-type="float">
            <text:p>72.0801</text:p>
          </table:table-cell>
          <table:table-cell/>
          <table:table-cell table:formula="of:=[.Q580]+[.U579]" office:value-type="float" office:value="2895.41377578053" calcext:value-type="float">
            <text:p>2895.4137757805</text:p>
          </table:table-cell>
        </table:table-row>
        <table:table-row table:style-name="ro1">
          <table:table-cell office:value-type="float" office:value="108.53" calcext:value-type="float">
            <text:p>108.53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8.53" calcext:value-type="float">
            <text:p>108.53</text:p>
          </table:table-cell>
          <table:table-cell office:value-type="float" office:value="110.004028320313" calcext:value-type="float">
            <text:p>110.0040283203</text:p>
          </table:table-cell>
          <table:table-cell office:value-type="float" office:value="108.53" calcext:value-type="float">
            <text:p>108.53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8.461692810059" calcext:value-type="float">
            <text:p>108.4616928101</text:p>
          </table:table-cell>
          <table:table-cell office:value-type="float" office:value="108.53" calcext:value-type="float">
            <text:p>108.53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581]-[.B581])^2" office:value-type="float" office:value="10.0886803805843" calcext:value-type="float">
            <text:p>10.0886803806</text:p>
          </table:table-cell>
          <table:table-cell table:formula="of:=([.E581]-[.F581])^2" office:value-type="float" office:value="4.02671192762591" calcext:value-type="float">
            <text:p>4.0267119276</text:p>
          </table:table-cell>
          <table:table-cell table:formula="of:=([.A581]-([.B581]+[.F581])/2)^2" office:value-type="float" office:value="6.7157042717413" calcext:value-type="float">
            <text:p>6.7157042717</text:p>
          </table:table-cell>
          <table:table-cell table:formula="of:=([.I581]-[.J581])^2" office:value-type="float" office:value="9.89848387942099" calcext:value-type="float">
            <text:p>9.8984838794</text:p>
          </table:table-cell>
          <table:table-cell table:formula="of:=[.M581]-[.N581]" office:value-type="float" office:value="6.06196845295839" calcext:value-type="float">
            <text:p>6.061968453</text:p>
          </table:table-cell>
          <table:table-cell table:formula="of:=[.M581]-[.P581]" office:value-type="float" office:value="0.190196501163301" calcext:value-type="float">
            <text:p>0.1901965012</text:p>
          </table:table-cell>
          <table:table-cell table:formula="of:=([.A581]-100.04)^2" office:value-type="float" office:value="72.0800999999999" calcext:value-type="float">
            <text:p>72.0801</text:p>
          </table:table-cell>
          <table:table-cell/>
          <table:table-cell table:formula="of:=[.Q581]+[.U580]" office:value-type="float" office:value="2901.47574423349" calcext:value-type="float">
            <text:p>2901.4757442335</text:p>
          </table:table-cell>
        </table:table-row>
        <table:table-row table:style-name="ro1">
          <table:table-cell office:value-type="float" office:value="108.54" calcext:value-type="float">
            <text:p>108.54</text:p>
          </table:table-cell>
          <table:table-cell office:value-type="float" office:value="103.385597229004" calcext:value-type="float">
            <text:p>103.385597229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2.988723754883" calcext:value-type="float">
            <text:p>102.9887237549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3.821563720703" calcext:value-type="float">
            <text:p>103.8215637207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2.639610290527" calcext:value-type="float">
            <text:p>102.6396102905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3.692245483398" calcext:value-type="float">
            <text:p>103.6922454834</text:p>
          </table:table-cell>
          <table:table-cell office:value-type="float" office:value="103.821563720703" calcext:value-type="float">
            <text:p>103.8215637207</text:p>
          </table:table-cell>
          <table:table-cell/>
          <table:table-cell table:formula="of:=([.A582]-[.B582])^2" office:value-type="float" office:value="26.5678679256523" calcext:value-type="float">
            <text:p>26.5678679257</text:p>
          </table:table-cell>
          <table:table-cell table:formula="of:=([.E582]-[.F582])^2" office:value-type="float" office:value="22.263640921785" calcext:value-type="float">
            <text:p>22.2636409218</text:p>
          </table:table-cell>
          <table:table-cell table:formula="of:=([.A582]-([.B582]+[.F582])/2)^2" office:value-type="float" office:value="24.3682377282475" calcext:value-type="float">
            <text:p>24.3682377282</text:p>
          </table:table-cell>
          <table:table-cell table:formula="of:=([.I582]-[.J582])^2" office:value-type="float" office:value="23.5007238532309" calcext:value-type="float">
            <text:p>23.5007238532</text:p>
          </table:table-cell>
          <table:table-cell table:formula="of:=[.M582]-[.N582]" office:value-type="float" office:value="4.30422700386728" calcext:value-type="float">
            <text:p>4.3042270039</text:p>
          </table:table-cell>
          <table:table-cell table:formula="of:=[.M582]-[.P582]" office:value-type="float" office:value="3.06714407242136" calcext:value-type="float">
            <text:p>3.0671440724</text:p>
          </table:table-cell>
          <table:table-cell table:formula="of:=([.A582]-100.04)^2" office:value-type="float" office:value="72.25" calcext:value-type="float">
            <text:p>72.25</text:p>
          </table:table-cell>
          <table:table-cell/>
          <table:table-cell table:formula="of:=[.Q582]+[.U581]" office:value-type="float" office:value="2905.77997123736" calcext:value-type="float">
            <text:p>2905.7799712374</text:p>
          </table:table-cell>
        </table:table-row>
        <table:table-row table:style-name="ro1">
          <table:table-cell office:value-type="float" office:value="108.57" calcext:value-type="float">
            <text:p>108.57</text:p>
          </table:table-cell>
          <table:table-cell office:value-type="float" office:value="112.279563903809" calcext:value-type="float">
            <text:p>112.2795639038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9.222351074219" calcext:value-type="float">
            <text:p>109.2223510742</text:p>
          </table:table-cell>
          <table:table-cell office:value-type="float" office:value="108.57" calcext:value-type="float">
            <text:p>108.57</text:p>
          </table:table-cell>
          <table:table-cell office:value-type="float" office:value="110.457176208496" calcext:value-type="float">
            <text:p>110.4571762085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7.044105529785" calcext:value-type="float">
            <text:p>107.0441055298</text:p>
          </table:table-cell>
          <table:table-cell office:value-type="float" office:value="108.57" calcext:value-type="float">
            <text:p>108.57</text:p>
          </table:table-cell>
          <table:table-cell office:value-type="float" office:value="112.302108764648" calcext:value-type="float">
            <text:p>112.3021087646</text:p>
          </table:table-cell>
          <table:table-cell office:value-type="float" office:value="112.279563903809" calcext:value-type="float">
            <text:p>112.2795639038</text:p>
          </table:table-cell>
          <table:table-cell/>
          <table:table-cell table:formula="of:=([.A583]-[.B583])^2" office:value-type="float" office:value="13.7608643564397" calcext:value-type="float">
            <text:p>13.7608643564</text:p>
          </table:table-cell>
          <table:table-cell table:formula="of:=([.E583]-[.F583])^2" office:value-type="float" office:value="3.56143404191372" calcext:value-type="float">
            <text:p>3.5614340419</text:p>
          </table:table-cell>
          <table:table-cell table:formula="of:=([.A583]-([.B583]+[.F583])/2)^2" office:value-type="float" office:value="7.83087497117011" calcext:value-type="float">
            <text:p>7.8308749712</text:p>
          </table:table-cell>
          <table:table-cell table:formula="of:=([.I583]-[.J583])^2" office:value-type="float" office:value="13.9286358311657" calcext:value-type="float">
            <text:p>13.9286358312</text:p>
          </table:table-cell>
          <table:table-cell table:formula="of:=[.M583]-[.N583]" office:value-type="float" office:value="10.199430314526" calcext:value-type="float">
            <text:p>10.1994303145</text:p>
          </table:table-cell>
          <table:table-cell table:formula="of:=[.M583]-[.P583]" office:value-type="float" office:value="-0.167771474726033" calcext:value-type="float">
            <text:p>-0.1677714747</text:p>
          </table:table-cell>
          <table:table-cell table:formula="of:=([.A583]-100.04)^2" office:value-type="float" office:value="72.7608999999998" calcext:value-type="float">
            <text:p>72.7609</text:p>
          </table:table-cell>
          <table:table-cell/>
          <table:table-cell table:formula="of:=[.Q583]+[.U582]" office:value-type="float" office:value="2915.97940155188" calcext:value-type="float">
            <text:p>2915.9794015519</text:p>
          </table:table-cell>
        </table:table-row>
        <table:table-row table:style-name="ro1">
          <table:table-cell office:value-type="float" office:value="108.57" calcext:value-type="float">
            <text:p>108.57</text:p>
          </table:table-cell>
          <table:table-cell office:value-type="float" office:value="110.987167358398" calcext:value-type="float">
            <text:p>110.9871673584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5.055625915527" calcext:value-type="float">
            <text:p>105.0556259155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8.927223205566" calcext:value-type="float">
            <text:p>108.9272232056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5.540390014648" calcext:value-type="float">
            <text:p>105.5403900146</text:p>
          </table:table-cell>
          <table:table-cell office:value-type="float" office:value="108.57" calcext:value-type="float">
            <text:p>108.57</text:p>
          </table:table-cell>
          <table:table-cell office:value-type="float" office:value="110.699440002441" calcext:value-type="float">
            <text:p>110.6994400024</text:p>
          </table:table-cell>
          <table:table-cell office:value-type="float" office:value="110.987167358398" calcext:value-type="float">
            <text:p>110.9871673584</text:p>
          </table:table-cell>
          <table:table-cell/>
          <table:table-cell table:formula="of:=([.A584]-[.B584])^2" office:value-type="float" office:value="5.84269803850691" calcext:value-type="float">
            <text:p>5.8426980385</text:p>
          </table:table-cell>
          <table:table-cell table:formula="of:=([.E584]-[.F584])^2" office:value-type="float" office:value="0.127608418595144" calcext:value-type="float">
            <text:p>0.1276084186</text:p>
          </table:table-cell>
          <table:table-cell table:formula="of:=([.A584]-([.B584]+[.F584])/2)^2" office:value-type="float" office:value="1.92431075035431" calcext:value-type="float">
            <text:p>1.9243107504</text:p>
          </table:table-cell>
          <table:table-cell table:formula="of:=([.I584]-[.J584])^2" office:value-type="float" office:value="4.53451472399769" calcext:value-type="float">
            <text:p>4.534514724</text:p>
          </table:table-cell>
          <table:table-cell table:formula="of:=[.M584]-[.N584]" office:value-type="float" office:value="5.71508961991177" calcext:value-type="float">
            <text:p>5.7150896199</text:p>
          </table:table-cell>
          <table:table-cell table:formula="of:=[.M584]-[.P584]" office:value-type="float" office:value="1.30818331450923" calcext:value-type="float">
            <text:p>1.3081833145</text:p>
          </table:table-cell>
          <table:table-cell table:formula="of:=([.A584]-100.04)^2" office:value-type="float" office:value="72.7608999999998" calcext:value-type="float">
            <text:p>72.7609</text:p>
          </table:table-cell>
          <table:table-cell/>
          <table:table-cell table:formula="of:=[.Q584]+[.U583]" office:value-type="float" office:value="2921.69449117179" calcext:value-type="float">
            <text:p>2921.6944911718</text:p>
          </table:table-cell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111.825759887695" calcext:value-type="float">
            <text:p>111.8257598877</text:p>
          </table:table-cell>
          <table:table-cell office:value-type="float" office:value="108.58" calcext:value-type="float">
            <text:p>108.58</text:p>
          </table:table-cell>
          <table:table-cell office:value-type="float" office:value="110.93879699707" calcext:value-type="float">
            <text:p>110.9387969971</text:p>
          </table:table-cell>
          <table:table-cell office:value-type="float" office:value="108.58" calcext:value-type="float">
            <text:p>108.58</text:p>
          </table:table-cell>
          <table:table-cell office:value-type="float" office:value="110.10026550293" calcext:value-type="float">
            <text:p>110.1002655029</text:p>
          </table:table-cell>
          <table:table-cell office:value-type="float" office:value="108.58" calcext:value-type="float">
            <text:p>108.58</text:p>
          </table:table-cell>
          <table:table-cell office:value-type="float" office:value="108.977882385254" calcext:value-type="float">
            <text:p>108.9778823853</text:p>
          </table:table-cell>
          <table:table-cell office:value-type="float" office:value="108.58" calcext:value-type="float">
            <text:p>108.58</text:p>
          </table:table-cell>
          <table:table-cell office:value-type="float" office:value="111.60457611084" calcext:value-type="float">
            <text:p>111.6045761108</text:p>
          </table:table-cell>
          <table:table-cell office:value-type="float" office:value="111.825759887695" calcext:value-type="float">
            <text:p>111.8257598877</text:p>
          </table:table-cell>
          <table:table-cell/>
          <table:table-cell table:formula="of:=([.A585]-[.B585])^2" office:value-type="float" office:value="10.5349572485719" calcext:value-type="float">
            <text:p>10.5349572486</text:p>
          </table:table-cell>
          <table:table-cell table:formula="of:=([.E585]-[.F585])^2" office:value-type="float" office:value="2.31120719939806" calcext:value-type="float">
            <text:p>2.3112071994</text:p>
          </table:table-cell>
          <table:table-cell table:formula="of:=([.A585]-([.B585]+[.F585])/2)^2" office:value-type="float" office:value="5.67874950602055" calcext:value-type="float">
            <text:p>5.678749506</text:p>
          </table:table-cell>
          <table:table-cell table:formula="of:=([.I585]-[.J585])^2" office:value-type="float" office:value="9.14806065026309" calcext:value-type="float">
            <text:p>9.1480606503</text:p>
          </table:table-cell>
          <table:table-cell table:formula="of:=[.M585]-[.N585]" office:value-type="float" office:value="8.22375004917384" calcext:value-type="float">
            <text:p>8.2237500492</text:p>
          </table:table-cell>
          <table:table-cell table:formula="of:=[.M585]-[.P585]" office:value-type="float" office:value="1.38689659830881" calcext:value-type="float">
            <text:p>1.3868965983</text:p>
          </table:table-cell>
          <table:table-cell table:formula="of:=([.A585]-100.04)^2" office:value-type="float" office:value="72.9315999999999" calcext:value-type="float">
            <text:p>72.9316</text:p>
          </table:table-cell>
          <table:table-cell/>
          <table:table-cell table:formula="of:=[.Q585]+[.U584]" office:value-type="float" office:value="2929.91824122097" calcext:value-type="float">
            <text:p>2929.918241221</text:p>
          </table:table-cell>
        </table:table-row>
        <table:table-row table:style-name="ro1">
          <table:table-cell office:value-type="float" office:value="108.64" calcext:value-type="float">
            <text:p>108.64</text:p>
          </table:table-cell>
          <table:table-cell office:value-type="float" office:value="93.8146591186523" calcext:value-type="float">
            <text:p>93.8146591187</text:p>
          </table:table-cell>
          <table:table-cell office:value-type="float" office:value="108.64" calcext:value-type="float">
            <text:p>108.64</text:p>
          </table:table-cell>
          <table:table-cell office:value-type="float" office:value="93.0537033081055" calcext:value-type="float">
            <text:p>93.0537033081</text:p>
          </table:table-cell>
          <table:table-cell office:value-type="float" office:value="108.64" calcext:value-type="float">
            <text:p>108.64</text:p>
          </table:table-cell>
          <table:table-cell office:value-type="float" office:value="93.2663726806641" calcext:value-type="float">
            <text:p>93.2663726807</text:p>
          </table:table-cell>
          <table:table-cell office:value-type="float" office:value="108.64" calcext:value-type="float">
            <text:p>108.64</text:p>
          </table:table-cell>
          <table:table-cell office:value-type="float" office:value="94.1771011352539" calcext:value-type="float">
            <text:p>94.1771011353</text:p>
          </table:table-cell>
          <table:table-cell office:value-type="float" office:value="108.64" calcext:value-type="float">
            <text:p>108.64</text:p>
          </table:table-cell>
          <table:table-cell office:value-type="float" office:value="93.474967956543" calcext:value-type="float">
            <text:p>93.4749679565</text:p>
          </table:table-cell>
          <table:table-cell office:value-type="float" office:value="93.2663726806641" calcext:value-type="float">
            <text:p>93.2663726807</text:p>
          </table:table-cell>
          <table:table-cell/>
          <table:table-cell table:formula="of:=([.A586]-[.B586])^2" office:value-type="float" office:value="219.790732248158" calcext:value-type="float">
            <text:p>219.7907322482</text:p>
          </table:table-cell>
          <table:table-cell table:formula="of:=([.E586]-[.F586])^2" office:value-type="float" office:value="236.348416953832" calcext:value-type="float">
            <text:p>236.3484169538</text:p>
          </table:table-cell>
          <table:table-cell table:formula="of:=([.A586]-([.B586]+[.F586])/2)^2" office:value-type="float" office:value="227.994420096475" calcext:value-type="float">
            <text:p>227.9944200965</text:p>
          </table:table-cell>
          <table:table-cell table:formula="of:=([.I586]-[.J586])^2" office:value-type="float" office:value="229.978196879079" calcext:value-type="float">
            <text:p>229.9781968791</text:p>
          </table:table-cell>
          <table:table-cell table:formula="of:=[.M586]-[.N586]" office:value-type="float" office:value="-16.5576847056742" calcext:value-type="float">
            <text:p>-16.5576847057</text:p>
          </table:table-cell>
          <table:table-cell table:formula="of:=[.M586]-[.P586]" office:value-type="float" office:value="-10.1874646309204" calcext:value-type="float">
            <text:p>-10.1874646309</text:p>
          </table:table-cell>
          <table:table-cell table:formula="of:=([.A586]-100.04)^2" office:value-type="float" office:value="73.9599999999999" calcext:value-type="float">
            <text:p>73.96</text:p>
          </table:table-cell>
          <table:table-cell/>
          <table:table-cell table:formula="of:=[.Q586]+[.U585]" office:value-type="float" office:value="2913.36055651529" calcext:value-type="float">
            <text:p>2913.3605565153</text:p>
          </table:table-cell>
        </table:table-row>
        <table:table-row table:style-name="ro1">
          <table:table-cell office:value-type="float" office:value="108.71" calcext:value-type="float">
            <text:p>108.71</text:p>
          </table:table-cell>
          <table:table-cell office:value-type="float" office:value="111.444114685059" calcext:value-type="float">
            <text:p>111.4441146851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1.918792724609" calcext:value-type="float">
            <text:p>101.9187927246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9.941932678223" calcext:value-type="float">
            <text:p>109.9419326782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1.730895996094" calcext:value-type="float">
            <text:p>101.7308959961</text:p>
          </table:table-cell>
          <table:table-cell office:value-type="float" office:value="108.71" calcext:value-type="float">
            <text:p>108.71</text:p>
          </table:table-cell>
          <table:table-cell office:value-type="float" office:value="110.822807312012" calcext:value-type="float">
            <text:p>110.822807312</text:p>
          </table:table-cell>
          <table:table-cell office:value-type="float" office:value="111.444114685059" calcext:value-type="float">
            <text:p>111.4441146851</text:p>
          </table:table-cell>
          <table:table-cell/>
          <table:table-cell table:formula="of:=([.A587]-[.B587])^2" office:value-type="float" office:value="7.47538311105309" calcext:value-type="float">
            <text:p>7.4753831111</text:p>
          </table:table-cell>
          <table:table-cell table:formula="of:=([.E587]-[.F587])^2" office:value-type="float" office:value="1.51765812367286" calcext:value-type="float">
            <text:p>1.5176581237</text:p>
          </table:table-cell>
          <table:table-cell table:formula="of:=([.A587]-([.B587]+[.F587])/2)^2" office:value-type="float" office:value="3.93238292194756" calcext:value-type="float">
            <text:p>3.9323829219</text:p>
          </table:table-cell>
          <table:table-cell table:formula="of:=([.I587]-[.J587])^2" office:value-type="float" office:value="4.46395473769021" calcext:value-type="float">
            <text:p>4.4639547377</text:p>
          </table:table-cell>
          <table:table-cell table:formula="of:=[.M587]-[.N587]" office:value-type="float" office:value="5.95772498738023" calcext:value-type="float">
            <text:p>5.9577249874</text:p>
          </table:table-cell>
          <table:table-cell table:formula="of:=[.M587]-[.P587]" office:value-type="float" office:value="3.01142837336288" calcext:value-type="float">
            <text:p>3.0114283734</text:p>
          </table:table-cell>
          <table:table-cell table:formula="of:=([.A587]-100.04)^2" office:value-type="float" office:value="75.1688999999998" calcext:value-type="float">
            <text:p>75.1689</text:p>
          </table:table-cell>
          <table:table-cell/>
          <table:table-cell table:formula="of:=[.Q587]+[.U586]" office:value-type="float" office:value="2919.31828150267" calcext:value-type="float">
            <text:p>2919.3182815027</text:p>
          </table:table-cell>
        </table:table-row>
        <table:table-row table:style-name="ro1">
          <table:table-cell office:value-type="float" office:value="108.77" calcext:value-type="float">
            <text:p>108.77</text:p>
          </table:table-cell>
          <table:table-cell office:value-type="float" office:value="110.130432128906" calcext:value-type="float">
            <text:p>110.1304321289</text:p>
          </table:table-cell>
          <table:table-cell office:value-type="float" office:value="108.77" calcext:value-type="float">
            <text:p>108.77</text:p>
          </table:table-cell>
          <table:table-cell office:value-type="float" office:value="110.843208312988" calcext:value-type="float">
            <text:p>110.843208313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8.999565124512" calcext:value-type="float">
            <text:p>108.9995651245</text:p>
          </table:table-cell>
          <table:table-cell office:value-type="float" office:value="108.77" calcext:value-type="float">
            <text:p>108.77</text:p>
          </table:table-cell>
          <table:table-cell office:value-type="float" office:value="110.317916870117" calcext:value-type="float">
            <text:p>110.3179168701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9.873565673828" calcext:value-type="float">
            <text:p>109.8735656738</text:p>
          </table:table-cell>
          <table:table-cell office:value-type="float" office:value="110.130432128906" calcext:value-type="float">
            <text:p>110.1304321289</text:p>
          </table:table-cell>
          <table:table-cell/>
          <table:table-cell table:formula="of:=([.A588]-[.B588])^2" office:value-type="float" office:value="1.8507755773604" calcext:value-type="float">
            <text:p>1.8507755774</text:p>
          </table:table-cell>
          <table:table-cell table:formula="of:=([.E588]-[.F588])^2" office:value-type="float" office:value="0.0527001463920828" calcext:value-type="float">
            <text:p>0.0527001464</text:p>
          </table:table-cell>
          <table:table-cell table:formula="of:=([.A588]-([.B588]+[.F588])/2)^2" office:value-type="float" office:value="0.632022816469177" calcext:value-type="float">
            <text:p>0.6320228165</text:p>
          </table:table-cell>
          <table:table-cell table:formula="of:=([.I588]-[.J588])^2" office:value-type="float" office:value="1.21785719645173" calcext:value-type="float">
            <text:p>1.2178571965</text:p>
          </table:table-cell>
          <table:table-cell table:formula="of:=[.M588]-[.N588]" office:value-type="float" office:value="1.79807543096832" calcext:value-type="float">
            <text:p>1.798075431</text:p>
          </table:table-cell>
          <table:table-cell table:formula="of:=[.M588]-[.P588]" office:value-type="float" office:value="0.63291838090867" calcext:value-type="float">
            <text:p>0.6329183809</text:p>
          </table:table-cell>
          <table:table-cell table:formula="of:=([.A588]-100.04)^2" office:value-type="float" office:value="76.2128999999998" calcext:value-type="float">
            <text:p>76.2129</text:p>
          </table:table-cell>
          <table:table-cell/>
          <table:table-cell table:formula="of:=[.Q588]+[.U587]" office:value-type="float" office:value="2921.11635693364" calcext:value-type="float">
            <text:p>2921.1163569337</text:p>
          </table:table-cell>
        </table:table-row>
        <table:table-row table:style-name="ro1">
          <table:table-cell office:value-type="float" office:value="108.79" calcext:value-type="float">
            <text:p>108.79</text:p>
          </table:table-cell>
          <table:table-cell office:value-type="float" office:value="96.2255020141602" calcext:value-type="float">
            <text:p>96.2255020142</text:p>
          </table:table-cell>
          <table:table-cell office:value-type="float" office:value="108.79" calcext:value-type="float">
            <text:p>108.79</text:p>
          </table:table-cell>
          <table:table-cell office:value-type="float" office:value="92.3429336547852" calcext:value-type="float">
            <text:p>92.3429336548</text:p>
          </table:table-cell>
          <table:table-cell office:value-type="float" office:value="108.79" calcext:value-type="float">
            <text:p>108.79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108.79" calcext:value-type="float">
            <text:p>108.79</text:p>
          </table:table-cell>
          <table:table-cell office:value-type="float" office:value="93.0115203857422" calcext:value-type="float">
            <text:p>93.0115203857</text:p>
          </table:table-cell>
          <table:table-cell office:value-type="float" office:value="108.79" calcext:value-type="float">
            <text:p>108.79</text:p>
          </table:table-cell>
          <table:table-cell office:value-type="float" office:value="94.6035919189453" calcext:value-type="float">
            <text:p>94.6035919189</text:p>
          </table:table-cell>
          <table:table-cell office:value-type="float" office:value="93.0706939697266" calcext:value-type="float">
            <text:p>93.0706939697</text:p>
          </table:table-cell>
          <table:table-cell/>
          <table:table-cell table:formula="of:=([.A589]-[.B589])^2" office:value-type="float" office:value="157.866609636174" calcext:value-type="float">
            <text:p>157.8666096362</text:p>
          </table:table-cell>
          <table:table-cell table:formula="of:=([.E589]-[.F589])^2" office:value-type="float" office:value="247.096582073391" calcext:value-type="float">
            <text:p>247.0965820734</text:p>
          </table:table-cell>
          <table:table-cell table:formula="of:=([.A589]-([.B589]+[.F589])/2)^2" office:value-type="float" office:value="199.993392405477" calcext:value-type="float">
            <text:p>199.9933924055</text:p>
          </table:table-cell>
          <table:table-cell table:formula="of:=([.I589]-[.J589])^2" office:value-type="float" office:value="201.254174242214" calcext:value-type="float">
            <text:p>201.2541742422</text:p>
          </table:table-cell>
          <table:table-cell table:formula="of:=[.M589]-[.N589]" office:value-type="float" office:value="-89.2299724372174" calcext:value-type="float">
            <text:p>-89.2299724372</text:p>
          </table:table-cell>
          <table:table-cell table:formula="of:=[.M589]-[.P589]" office:value-type="float" office:value="-43.3875646060403" calcext:value-type="float">
            <text:p>-43.387564606</text:p>
          </table:table-cell>
          <table:table-cell table:formula="of:=([.A589]-100.04)^2" office:value-type="float" office:value="76.5625" calcext:value-type="float">
            <text:p>76.5625</text:p>
          </table:table-cell>
          <table:table-cell/>
          <table:table-cell table:formula="of:=[.Q589]+[.U588]" office:value-type="float" office:value="2831.88638449642" calcext:value-type="float">
            <text:p>2831.8863844964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12.568801879883" calcext:value-type="float">
            <text:p>112.5688018799</text:p>
          </table:table-cell>
          <table:table-cell office:value-type="float" office:value="108.8" calcext:value-type="float">
            <text:p>108.8</text:p>
          </table:table-cell>
          <table:table-cell office:value-type="float" office:value="110.610626220703" calcext:value-type="float">
            <text:p>110.6106262207</text:p>
          </table:table-cell>
          <table:table-cell office:value-type="float" office:value="108.8" calcext:value-type="float">
            <text:p>108.8</text:p>
          </table:table-cell>
          <table:table-cell office:value-type="float" office:value="110.613952636719" calcext:value-type="float">
            <text:p>110.6139526367</text:p>
          </table:table-cell>
          <table:table-cell office:value-type="float" office:value="108.8" calcext:value-type="float">
            <text:p>108.8</text:p>
          </table:table-cell>
          <table:table-cell office:value-type="float" office:value="106.314765930176" calcext:value-type="float">
            <text:p>106.3147659302</text:p>
          </table:table-cell>
          <table:table-cell office:value-type="float" office:value="108.8" calcext:value-type="float">
            <text:p>108.8</text:p>
          </table:table-cell>
          <table:table-cell office:value-type="float" office:value="112.698638916016" calcext:value-type="float">
            <text:p>112.698638916</text:p>
          </table:table-cell>
          <table:table-cell office:value-type="float" office:value="112.568801879883" calcext:value-type="float">
            <text:p>112.5688018799</text:p>
          </table:table-cell>
          <table:table-cell/>
          <table:table-cell table:formula="of:=([.A590]-[.B590])^2" office:value-type="float" office:value="14.2038676098082" calcext:value-type="float">
            <text:p>14.2038676098</text:p>
          </table:table-cell>
          <table:table-cell table:formula="of:=([.E590]-[.F590])^2" office:value-type="float" office:value="3.29042416825892" calcext:value-type="float">
            <text:p>3.2904241683</text:p>
          </table:table-cell>
          <table:table-cell table:formula="of:=([.A590]-([.B590]+[.F590])/2)^2" office:value-type="float" office:value="7.7917869981588" calcext:value-type="float">
            <text:p>7.7917869982</text:p>
          </table:table-cell>
          <table:table-cell table:formula="of:=([.I590]-[.J590])^2" office:value-type="float" office:value="15.1993853974715" calcext:value-type="float">
            <text:p>15.1993853975</text:p>
          </table:table-cell>
          <table:table-cell table:formula="of:=[.M590]-[.N590]" office:value-type="float" office:value="10.9134434415493" calcext:value-type="float">
            <text:p>10.9134434415</text:p>
          </table:table-cell>
          <table:table-cell table:formula="of:=[.M590]-[.P590]" office:value-type="float" office:value="-0.995517787663266" calcext:value-type="float">
            <text:p>-0.9955177877</text:p>
          </table:table-cell>
          <table:table-cell table:formula="of:=([.A590]-100.04)^2" office:value-type="float" office:value="76.7375999999998" calcext:value-type="float">
            <text:p>76.7376</text:p>
          </table:table-cell>
          <table:table-cell/>
          <table:table-cell table:formula="of:=[.Q590]+[.U589]" office:value-type="float" office:value="2842.79982793797" calcext:value-type="float">
            <text:p>2842.799827938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3.375427246094" calcext:value-type="float">
            <text:p>113.3754272461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7.724098205566" calcext:value-type="float">
            <text:p>107.7240982056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591]-[.B591])^2" office:value-type="float" office:value="10.1850154162292" calcext:value-type="float">
            <text:p>10.1850154162</text:p>
          </table:table-cell>
          <table:table-cell table:formula="of:=([.E591]-[.F591])^2" office:value-type="float" office:value="3.23264882778984" calcext:value-type="float">
            <text:p>3.2326488278</text:p>
          </table:table-cell>
          <table:table-cell table:formula="of:=([.A591]-([.B591]+[.F591])/2)^2" office:value-type="float" office:value="6.22341319181086" calcext:value-type="float">
            <text:p>6.2234131918</text:p>
          </table:table-cell>
          <table:table-cell table:formula="of:=([.I591]-[.J591])^2" office:value-type="float" office:value="10.485714401342" calcext:value-type="float">
            <text:p>10.4857144013</text:p>
          </table:table-cell>
          <table:table-cell table:formula="of:=[.M591]-[.N591]" office:value-type="float" office:value="6.95236658843934" calcext:value-type="float">
            <text:p>6.9523665884</text:p>
          </table:table-cell>
          <table:table-cell table:formula="of:=[.M591]-[.P591]" office:value-type="float" office:value="-0.300698985112831" calcext:value-type="float">
            <text:p>-0.3006989851</text:p>
          </table:table-cell>
          <table:table-cell table:formula="of:=([.A591]-100.04)^2" office:value-type="float" office:value="77.6160999999998" calcext:value-type="float">
            <text:p>77.6161</text:p>
          </table:table-cell>
          <table:table-cell/>
          <table:table-cell table:formula="of:=[.Q591]+[.U590]" office:value-type="float" office:value="2849.75219452641" calcext:value-type="float">
            <text:p>2849.7521945264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112.457061767578" calcext:value-type="float">
            <text:p>112.4570617676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0.23616027832" calcext:value-type="float">
            <text:p>110.2361602783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0.618560791016" calcext:value-type="float">
            <text:p>110.618560791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8.520278930664" calcext:value-type="float">
            <text:p>108.5202789307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2.296829223633" calcext:value-type="float">
            <text:p>112.2968292236</text:p>
          </table:table-cell>
          <table:table-cell office:value-type="float" office:value="112.457061767578" calcext:value-type="float">
            <text:p>112.4570617676</text:p>
          </table:table-cell>
          <table:table-cell/>
          <table:table-cell table:formula="of:=([.A592]-[.B592])^2" office:value-type="float" office:value="13.0108945951239" calcext:value-type="float">
            <text:p>13.0108945951</text:p>
          </table:table-cell>
          <table:table-cell table:formula="of:=([.E592]-[.F592])^2" office:value-type="float" office:value="3.12780727151783" calcext:value-type="float">
            <text:p>3.1278072715</text:p>
          </table:table-cell>
          <table:table-cell table:formula="of:=([.A592]-([.B592]+[.F592])/2)^2" office:value-type="float" office:value="7.22432947311553" calcext:value-type="float">
            <text:p>7.2243294731</text:p>
          </table:table-cell>
          <table:table-cell table:formula="of:=([.I592]-[.J592])^2" office:value-type="float" office:value="11.8806316968892" calcext:value-type="float">
            <text:p>11.8806316969</text:p>
          </table:table-cell>
          <table:table-cell table:formula="of:=[.M592]-[.N592]" office:value-type="float" office:value="9.88308732360604" calcext:value-type="float">
            <text:p>9.8830873236</text:p>
          </table:table-cell>
          <table:table-cell table:formula="of:=[.M592]-[.P592]" office:value-type="float" office:value="1.13026289823465" calcext:value-type="float">
            <text:p>1.1302628982</text:p>
          </table:table-cell>
          <table:table-cell table:formula="of:=([.A592]-100.04)^2" office:value-type="float" office:value="77.6160999999998" calcext:value-type="float">
            <text:p>77.6161</text:p>
          </table:table-cell>
          <table:table-cell/>
          <table:table-cell table:formula="of:=[.Q592]+[.U591]" office:value-type="float" office:value="2859.63528185002" calcext:value-type="float">
            <text:p>2859.63528185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8.9" calcext:value-type="float">
            <text:p>108.9</text:p>
          </table:table-cell>
          <table:table-cell office:value-type="float" office:value="109.443794250488" calcext:value-type="float">
            <text:p>109.4437942505</text:p>
          </table:table-cell>
          <table:table-cell office:value-type="float" office:value="108.9" calcext:value-type="float">
            <text:p>108.9</text:p>
          </table:table-cell>
          <table:table-cell office:value-type="float" office:value="110.728500366211" calcext:value-type="float">
            <text:p>110.7285003662</text:p>
          </table:table-cell>
          <table:table-cell office:value-type="float" office:value="108.9" calcext:value-type="float">
            <text:p>108.9</text:p>
          </table:table-cell>
          <table:table-cell office:value-type="float" office:value="109.579917907715" calcext:value-type="float">
            <text:p>109.5799179077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593]-[.B593])^2" office:value-type="float" office:value="7.87514183077958" calcext:value-type="float">
            <text:p>7.8751418308</text:p>
          </table:table-cell>
          <table:table-cell table:formula="of:=([.E593]-[.F593])^2" office:value-type="float" office:value="3.34341358923351" calcext:value-type="float">
            <text:p>3.3434135892</text:p>
          </table:table-cell>
          <table:table-cell table:formula="of:=([.A593]-([.B593]+[.F593])/2)^2" office:value-type="float" office:value="5.37027017176381" calcext:value-type="float">
            <text:p>5.3702701718</text:p>
          </table:table-cell>
          <table:table-cell table:formula="of:=([.I593]-[.J593])^2" office:value-type="float" office:value="7.70720652956745" calcext:value-type="float">
            <text:p>7.7072065296</text:p>
          </table:table-cell>
          <table:table-cell table:formula="of:=[.M593]-[.N593]" office:value-type="float" office:value="4.53172824154607" calcext:value-type="float">
            <text:p>4.5317282415</text:p>
          </table:table-cell>
          <table:table-cell table:formula="of:=[.M593]-[.P593]" office:value-type="float" office:value="0.167935301212128" calcext:value-type="float">
            <text:p>0.1679353012</text:p>
          </table:table-cell>
          <table:table-cell table:formula="of:=([.A593]-100.04)^2" office:value-type="float" office:value="78.4996" calcext:value-type="float">
            <text:p>78.4996</text:p>
          </table:table-cell>
          <table:table-cell/>
          <table:table-cell table:formula="of:=[.Q593]+[.U592]" office:value-type="float" office:value="2864.16701009157" calcext:value-type="float">
            <text:p>2864.1670100916</text:p>
          </table:table-cell>
        </table:table-row>
        <table:table-row table:style-name="ro1">
          <table:table-cell office:value-type="float" office:value="108.94" calcext:value-type="float">
            <text:p>108.94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1.896629333496" calcext:value-type="float">
            <text:p>111.8966293335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0.743743896484" calcext:value-type="float">
            <text:p>110.7437438965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594]-[.B594])^2" office:value-type="float" office:value="8.40290018071087" calcext:value-type="float">
            <text:p>8.4029001807</text:p>
          </table:table-cell>
          <table:table-cell table:formula="of:=([.E594]-[.F594])^2" office:value-type="float" office:value="2.54871169020087" calcext:value-type="float">
            <text:p>2.5487116902</text:p>
          </table:table-cell>
          <table:table-cell table:formula="of:=([.A594]-([.B594]+[.F594])/2)^2" office:value-type="float" office:value="5.05180497095586" calcext:value-type="float">
            <text:p>5.051804971</text:p>
          </table:table-cell>
          <table:table-cell table:formula="of:=([.I594]-[.J594])^2" office:value-type="float" office:value="8.76337059725673" calcext:value-type="float">
            <text:p>8.7633705973</text:p>
          </table:table-cell>
          <table:table-cell table:formula="of:=[.M594]-[.N594]" office:value-type="float" office:value="5.85418849050999" calcext:value-type="float">
            <text:p>5.8541884905</text:p>
          </table:table-cell>
          <table:table-cell table:formula="of:=[.M594]-[.P594]" office:value-type="float" office:value="-0.360470416545867" calcext:value-type="float">
            <text:p>-0.3604704165</text:p>
          </table:table-cell>
          <table:table-cell table:formula="of:=([.A594]-100.04)^2" office:value-type="float" office:value="79.2099999999999" calcext:value-type="float">
            <text:p>79.21</text:p>
          </table:table-cell>
          <table:table-cell/>
          <table:table-cell table:formula="of:=[.Q594]+[.U593]" office:value-type="float" office:value="2870.02119858208" calcext:value-type="float">
            <text:p>2870.0211985821</text:p>
          </table:table-cell>
        </table:table-row>
        <table:table-row table:style-name="ro1">
          <table:table-cell office:value-type="float" office:value="109.01" calcext:value-type="float">
            <text:p>109.01</text:p>
          </table:table-cell>
          <table:table-cell office:value-type="float" office:value="112.333984375" calcext:value-type="float">
            <text:p>112.333984375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7.578048706055" calcext:value-type="float">
            <text:p>107.5780487061</text:p>
          </table:table-cell>
          <table:table-cell office:value-type="float" office:value="109.01" calcext:value-type="float">
            <text:p>109.01</text:p>
          </table:table-cell>
          <table:table-cell office:value-type="float" office:value="110.492805480957" calcext:value-type="float">
            <text:p>110.492805481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5.791053771973" calcext:value-type="float">
            <text:p>105.791053772</text:p>
          </table:table-cell>
          <table:table-cell office:value-type="float" office:value="109.01" calcext:value-type="float">
            <text:p>109.01</text:p>
          </table:table-cell>
          <table:table-cell office:value-type="float" office:value="112.741424560547" calcext:value-type="float">
            <text:p>112.7414245605</text:p>
          </table:table-cell>
          <table:table-cell office:value-type="float" office:value="112.333984375" calcext:value-type="float">
            <text:p>112.333984375</text:p>
          </table:table-cell>
          <table:table-cell/>
          <table:table-cell table:formula="of:=([.A595]-[.B595])^2" office:value-type="float" office:value="11.0488721252441" calcext:value-type="float">
            <text:p>11.0488721252</text:p>
          </table:table-cell>
          <table:table-cell table:formula="of:=([.E595]-[.F595])^2" office:value-type="float" office:value="2.1987120943562" calcext:value-type="float">
            <text:p>2.1987120944</text:p>
          </table:table-cell>
          <table:table-cell table:formula="of:=([.A595]-([.B595]+[.F595])/2)^2" office:value-type="float" office:value="5.77630717983283" calcext:value-type="float">
            <text:p>5.7763071798</text:p>
          </table:table-cell>
          <table:table-cell table:formula="of:=([.I595]-[.J595])^2" office:value-type="float" office:value="13.9235292510524" calcext:value-type="float">
            <text:p>13.9235292511</text:p>
          </table:table-cell>
          <table:table-cell table:formula="of:=[.M595]-[.N595]" office:value-type="float" office:value="8.85016003088791" calcext:value-type="float">
            <text:p>8.8501600309</text:p>
          </table:table-cell>
          <table:table-cell table:formula="of:=[.M595]-[.P595]" office:value-type="float" office:value="-2.87465712580829" calcext:value-type="float">
            <text:p>-2.8746571258</text:p>
          </table:table-cell>
          <table:table-cell table:formula="of:=([.A595]-100.04)^2" office:value-type="float" office:value="80.4609" calcext:value-type="float">
            <text:p>80.4609</text:p>
          </table:table-cell>
          <table:table-cell/>
          <table:table-cell table:formula="of:=[.Q595]+[.U594]" office:value-type="float" office:value="2878.87135861296" calcext:value-type="float">
            <text:p>2878.871358613</text:p>
          </table:table-cell>
        </table:table-row>
        <table:table-row table:style-name="ro1">
          <table:table-cell office:value-type="float" office:value="109.02" calcext:value-type="float">
            <text:p>109.02</text:p>
          </table:table-cell>
          <table:table-cell office:value-type="float" office:value="111.215217590332" calcext:value-type="float">
            <text:p>111.215217590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5.372467041016" calcext:value-type="float">
            <text:p>105.372467041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0.147354125977" calcext:value-type="float">
            <text:p>110.147354126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4.175453186035" calcext:value-type="float">
            <text:p>104.175453186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0.840698242188" calcext:value-type="float">
            <text:p>110.8406982422</text:p>
          </table:table-cell>
          <table:table-cell office:value-type="float" office:value="111.215217590332" calcext:value-type="float">
            <text:p>111.2152175903</text:p>
          </table:table-cell>
          <table:table-cell/>
          <table:table-cell table:formula="of:=([.A596]-[.B596])^2" office:value-type="float" office:value="4.81898026890319" calcext:value-type="float">
            <text:p>4.8189802689</text:p>
          </table:table-cell>
          <table:table-cell table:formula="of:=([.E596]-[.F596])^2" office:value-type="float" office:value="1.27092732535639" calcext:value-type="float">
            <text:p>1.2709273254</text:p>
          </table:table-cell>
          <table:table-cell table:formula="of:=([.A596]-([.B596]+[.F596])/2)^2" office:value-type="float" office:value="2.75987070250347" calcext:value-type="float">
            <text:p>2.7598707025</text:p>
          </table:table-cell>
          <table:table-cell table:formula="of:=([.I596]-[.J596])^2" office:value-type="float" office:value="3.31494208910467" calcext:value-type="float">
            <text:p>3.3149420891</text:p>
          </table:table-cell>
          <table:table-cell table:formula="of:=[.M596]-[.N596]" office:value-type="float" office:value="3.5480529435468" calcext:value-type="float">
            <text:p>3.5480529435</text:p>
          </table:table-cell>
          <table:table-cell table:formula="of:=[.M596]-[.P596]" office:value-type="float" office:value="1.50403817979852" calcext:value-type="float">
            <text:p>1.5040381798</text:p>
          </table:table-cell>
          <table:table-cell table:formula="of:=([.A596]-100.04)^2" office:value-type="float" office:value="80.6403999999998" calcext:value-type="float">
            <text:p>80.6404</text:p>
          </table:table-cell>
          <table:table-cell/>
          <table:table-cell table:formula="of:=[.Q596]+[.U595]" office:value-type="float" office:value="2882.41941155651" calcext:value-type="float">
            <text:p>2882.4194115565</text:p>
          </table:table-cell>
        </table:table-row>
        <table:table-row table:style-name="ro1">
          <table:table-cell office:value-type="float" office:value="109.03" calcext:value-type="float">
            <text:p>109.03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9.03" calcext:value-type="float">
            <text:p>109.03</text:p>
          </table:table-cell>
          <table:table-cell office:value-type="float" office:value="109.04322052002" calcext:value-type="float">
            <text:p>109.04322052</text:p>
          </table:table-cell>
          <table:table-cell office:value-type="float" office:value="109.03" calcext:value-type="float">
            <text:p>109.03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09.03" calcext:value-type="float">
            <text:p>109.03</text:p>
          </table:table-cell>
          <table:table-cell office:value-type="float" office:value="109.222595214844" calcext:value-type="float">
            <text:p>109.2225952148</text:p>
          </table:table-cell>
          <table:table-cell office:value-type="float" office:value="109.03" calcext:value-type="float">
            <text:p>109.03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597]-[.B597])^2" office:value-type="float" office:value="7.16241207003742" calcext:value-type="float">
            <text:p>7.16241207</text:p>
          </table:table-cell>
          <table:table-cell table:formula="of:=([.E597]-[.F597])^2" office:value-type="float" office:value="2.61778436245778" calcext:value-type="float">
            <text:p>2.6177843625</text:p>
          </table:table-cell>
          <table:table-cell table:formula="of:=([.A597]-([.B597]+[.F597])/2)^2" office:value-type="float" office:value="4.61009242838455" calcext:value-type="float">
            <text:p>4.6100924284</text:p>
          </table:table-cell>
          <table:table-cell table:formula="of:=([.I597]-[.J597])^2" office:value-type="float" office:value="7.00229827151084" calcext:value-type="float">
            <text:p>7.0022982715</text:p>
          </table:table-cell>
          <table:table-cell table:formula="of:=[.M597]-[.N597]" office:value-type="float" office:value="4.54462770757964" calcext:value-type="float">
            <text:p>4.5446277076</text:p>
          </table:table-cell>
          <table:table-cell table:formula="of:=[.M597]-[.P597]" office:value-type="float" office:value="0.160113798526581" calcext:value-type="float">
            <text:p>0.1601137985</text:p>
          </table:table-cell>
          <table:table-cell table:formula="of:=([.A597]-100.04)^2" office:value-type="float" office:value="80.8200999999999" calcext:value-type="float">
            <text:p>80.8201</text:p>
          </table:table-cell>
          <table:table-cell/>
          <table:table-cell table:formula="of:=[.Q597]+[.U596]" office:value-type="float" office:value="2886.96403926409" calcext:value-type="float">
            <text:p>2886.9640392641</text:p>
          </table:table-cell>
        </table:table-row>
        <table:table-row table:style-name="ro1">
          <table:table-cell office:value-type="float" office:value="109.05" calcext:value-type="float">
            <text:p>109.05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.207145690918" calcext:value-type="float">
            <text:p>111.2071456909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.158660888672" calcext:value-type="float">
            <text:p>111.1586608887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598]-[.B598])^2" office:value-type="float" office:value="7.77726954106243" calcext:value-type="float">
            <text:p>7.7772695411</text:p>
          </table:table-cell>
          <table:table-cell table:formula="of:=([.E598]-[.F598])^2" office:value-type="float" office:value="2.20958861891181" calcext:value-type="float">
            <text:p>2.2095886189</text:p>
          </table:table-cell>
          <table:table-cell table:formula="of:=([.A598]-([.B598]+[.F598])/2)^2" office:value-type="float" office:value="4.56942811548711" calcext:value-type="float">
            <text:p>4.5694281155</text:p>
          </table:table-cell>
          <table:table-cell table:formula="of:=([.I598]-[.J598])^2" office:value-type="float" office:value="8.1242048013583" calcext:value-type="float">
            <text:p>8.1242048014</text:p>
          </table:table-cell>
          <table:table-cell table:formula="of:=[.M598]-[.N598]" office:value-type="float" office:value="5.56768092215062" calcext:value-type="float">
            <text:p>5.5676809222</text:p>
          </table:table-cell>
          <table:table-cell table:formula="of:=[.M598]-[.P598]" office:value-type="float" office:value="-0.346935260295869" calcext:value-type="float">
            <text:p>-0.3469352603</text:p>
          </table:table-cell>
          <table:table-cell table:formula="of:=([.A598]-100.04)^2" office:value-type="float" office:value="81.1800999999998" calcext:value-type="float">
            <text:p>81.1801</text:p>
          </table:table-cell>
          <table:table-cell/>
          <table:table-cell table:formula="of:=[.Q598]+[.U597]" office:value-type="float" office:value="2892.53172018624" calcext:value-type="float">
            <text:p>2892.5317201862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16.339134216309" calcext:value-type="float">
            <text:p>116.3391342163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5.644355773926" calcext:value-type="float">
            <text:p>115.6443557739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5.115409851074" calcext:value-type="float">
            <text:p>115.1154098511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5.595710754395" calcext:value-type="float">
            <text:p>115.5957107544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6.611671447754" calcext:value-type="float">
            <text:p>116.6116714478</text:p>
          </table:table-cell>
          <table:table-cell office:value-type="float" office:value="116.339134216309" calcext:value-type="float">
            <text:p>116.3391342163</text:p>
          </table:table-cell>
          <table:table-cell/>
          <table:table-cell table:formula="of:=([.A599]-[.B599])^2" office:value-type="float" office:value="52.2603815174037" calcext:value-type="float">
            <text:p>52.2603815174</text:p>
          </table:table-cell>
          <table:table-cell table:formula="of:=([.E599]-[.F599])^2" office:value-type="float" office:value="36.0649474793793" calcext:value-type="float">
            <text:p>36.0649474794</text:p>
          </table:table-cell>
          <table:table-cell table:formula="of:=([.A599]-([.B599]+[.F599])/2)^2" office:value-type="float" office:value="43.7882891678744" calcext:value-type="float">
            <text:p>43.7882891679</text:p>
          </table:table-cell>
          <table:table-cell table:formula="of:=([.I599]-[.J599])^2" office:value-type="float" office:value="56.2750745100462" calcext:value-type="float">
            <text:p>56.27507451</text:p>
          </table:table-cell>
          <table:table-cell table:formula="of:=[.M599]-[.N599]" office:value-type="float" office:value="16.1954340380244" calcext:value-type="float">
            <text:p>16.195434038</text:p>
          </table:table-cell>
          <table:table-cell table:formula="of:=[.M599]-[.P599]" office:value-type="float" office:value="-4.01469299264252" calcext:value-type="float">
            <text:p>-4.0146929926</text:p>
          </table:table-cell>
          <table:table-cell table:formula="of:=([.A599]-100.04)^2" office:value-type="float" office:value="82.2648999999999" calcext:value-type="float">
            <text:p>82.2649</text:p>
          </table:table-cell>
          <table:table-cell/>
          <table:table-cell table:formula="of:=[.Q599]+[.U598]" office:value-type="float" office:value="2908.72715422426" calcext:value-type="float">
            <text:p>2908.7271542243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11.743659973145" calcext:value-type="float">
            <text:p>111.7436599731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5.09790802002" calcext:value-type="float">
            <text:p>115.09790802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0.068466186523" calcext:value-type="float">
            <text:p>110.0684661865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1.882499694824" calcext:value-type="float">
            <text:p>111.8824996948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1.675239562988" calcext:value-type="float">
            <text:p>111.675239563</text:p>
          </table:table-cell>
          <table:table-cell office:value-type="float" office:value="111.743659973145" calcext:value-type="float">
            <text:p>111.7436599731</text:p>
          </table:table-cell>
          <table:table-cell/>
          <table:table-cell table:formula="of:=([.A600]-[.B600])^2" office:value-type="float" office:value="6.93616485414366" calcext:value-type="float">
            <text:p>6.9361648541</text:p>
          </table:table-cell>
          <table:table-cell table:formula="of:=([.E600]-[.F600])^2" office:value-type="float" office:value="0.918657430708782" calcext:value-type="float">
            <text:p>0.9186574307</text:p>
          </table:table-cell>
          <table:table-cell table:formula="of:=([.A600]-([.B600]+[.F600])/2)^2" office:value-type="float" office:value="3.22584258674274" calcext:value-type="float">
            <text:p>3.2258425867</text:p>
          </table:table-cell>
          <table:table-cell table:formula="of:=([.I600]-[.J600])^2" office:value-type="float" office:value="6.58045401552031" calcext:value-type="float">
            <text:p>6.5804540155</text:p>
          </table:table-cell>
          <table:table-cell table:formula="of:=[.M600]-[.N600]" office:value-type="float" office:value="6.01750742343487" calcext:value-type="float">
            <text:p>6.0175074234</text:p>
          </table:table-cell>
          <table:table-cell table:formula="of:=[.M600]-[.P600]" office:value-type="float" office:value="0.355710838623345" calcext:value-type="float">
            <text:p>0.3557108386</text:p>
          </table:table-cell>
          <table:table-cell table:formula="of:=([.A600]-100.04)^2" office:value-type="float" office:value="82.2648999999999" calcext:value-type="float">
            <text:p>82.2649</text:p>
          </table:table-cell>
          <table:table-cell/>
          <table:table-cell table:formula="of:=[.Q600]+[.U599]" office:value-type="float" office:value="2914.7446616477" calcext:value-type="float">
            <text:p>2914.7446616477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04.61141204834" calcext:value-type="float">
            <text:p>104.6114120483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7.772880554199" calcext:value-type="float">
            <text:p>107.7728805542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3.643203735352" calcext:value-type="float">
            <text:p>103.6432037354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8.208740234375" calcext:value-type="float">
            <text:p>108.2087402344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3.874137878418" calcext:value-type="float">
            <text:p>103.8741378784</text:p>
          </table:table-cell>
          <table:table-cell office:value-type="float" office:value="103.643203735352" calcext:value-type="float">
            <text:p>103.6432037354</text:p>
          </table:table-cell>
          <table:table-cell/>
          <table:table-cell table:formula="of:=([.A601]-[.B601])^2" office:value-type="float" office:value="20.2372935588219" calcext:value-type="float">
            <text:p>20.2372935588</text:p>
          </table:table-cell>
          <table:table-cell table:formula="of:=([.E601]-[.F601])^2" office:value-type="float" office:value="29.8858613991741" calcext:value-type="float">
            <text:p>29.8858613992</text:p>
          </table:table-cell>
          <table:table-cell table:formula="of:=([.A601]-([.B601]+[.F601])/2)^2" office:value-type="float" office:value="24.8272206446631" calcext:value-type="float">
            <text:p>24.8272206447</text:p>
          </table:table-cell>
          <table:table-cell table:formula="of:=([.I601]-[.J601])^2" office:value-type="float" office:value="27.4142521562175" calcext:value-type="float">
            <text:p>27.4142521562</text:p>
          </table:table-cell>
          <table:table-cell table:formula="of:=[.M601]-[.N601]" office:value-type="float" office:value="-9.64856784035219" calcext:value-type="float">
            <text:p>-9.6485678404</text:p>
          </table:table-cell>
          <table:table-cell table:formula="of:=[.M601]-[.P601]" office:value-type="float" office:value="-7.17695859739557" calcext:value-type="float">
            <text:p>-7.1769585974</text:p>
          </table:table-cell>
          <table:table-cell table:formula="of:=([.A601]-100.04)^2" office:value-type="float" office:value="82.2648999999999" calcext:value-type="float">
            <text:p>82.2649</text:p>
          </table:table-cell>
          <table:table-cell/>
          <table:table-cell table:formula="of:=[.Q601]+[.U600]" office:value-type="float" office:value="2905.09609380735" calcext:value-type="float">
            <text:p>2905.0960938074</text:p>
          </table:table-cell>
        </table:table-row>
        <table:table-row table:style-name="ro1">
          <table:table-cell office:value-type="float" office:value="109.12" calcext:value-type="float">
            <text:p>109.12</text:p>
          </table:table-cell>
          <table:table-cell office:value-type="float" office:value="111.478218078613" calcext:value-type="float">
            <text:p>111.478218078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9.246101379395" calcext:value-type="float">
            <text:p>109.2461013794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0.485786437988" calcext:value-type="float">
            <text:p>110.48578643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8.644233703613" calcext:value-type="float">
            <text:p>108.644233703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752082824707" calcext:value-type="float">
            <text:p>111.7520828247</text:p>
          </table:table-cell>
          <table:table-cell office:value-type="float" office:value="111.478218078613" calcext:value-type="float">
            <text:p>111.4782180786</text:p>
          </table:table-cell>
          <table:table-cell/>
          <table:table-cell table:formula="of:=([.A602]-[.B602])^2" office:value-type="float" office:value="5.5611925062985" calcext:value-type="float">
            <text:p>5.5611925063</text:p>
          </table:table-cell>
          <table:table-cell table:formula="of:=([.E602]-[.F602])^2" office:value-type="float" office:value="1.8653725941927" calcext:value-type="float">
            <text:p>1.8653725942</text:p>
          </table:table-cell>
          <table:table-cell table:formula="of:=([.A602]-([.B602]+[.F602])/2)^2" office:value-type="float" office:value="3.46705240991719" calcext:value-type="float">
            <text:p>3.4670524099</text:p>
          </table:table-cell>
          <table:table-cell table:formula="of:=([.I602]-[.J602])^2" office:value-type="float" office:value="6.92785999611772" calcext:value-type="float">
            <text:p>6.9278599961</text:p>
          </table:table-cell>
          <table:table-cell table:formula="of:=[.M602]-[.N602]" office:value-type="float" office:value="3.69581991210579" calcext:value-type="float">
            <text:p>3.6958199121</text:p>
          </table:table-cell>
          <table:table-cell table:formula="of:=[.M602]-[.P602]" office:value-type="float" office:value="-1.36666748981923" calcext:value-type="float">
            <text:p>-1.3666674898</text:p>
          </table:table-cell>
          <table:table-cell table:formula="of:=([.A602]-100.04)^2" office:value-type="float" office:value="82.4464" calcext:value-type="float">
            <text:p>82.4464</text:p>
          </table:table-cell>
          <table:table-cell/>
          <table:table-cell table:formula="of:=[.Q602]+[.U601]" office:value-type="float" office:value="2908.79191371945" calcext:value-type="float">
            <text:p>2908.7919137195</text:p>
          </table:table-cell>
        </table:table-row>
        <table:table-row table:style-name="ro1">
          <table:table-cell office:value-type="float" office:value="109.16" calcext:value-type="float">
            <text:p>109.16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9.16" calcext:value-type="float">
            <text:p>109.16</text:p>
          </table:table-cell>
          <table:table-cell office:value-type="float" office:value="109.923217773438" calcext:value-type="float">
            <text:p>109.9232177734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0.528465270996" calcext:value-type="float">
            <text:p>110.528465271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603]-[.B603])^2" office:value-type="float" office:value="6.48348230929526" calcext:value-type="float">
            <text:p>6.4834823093</text:p>
          </table:table-cell>
          <table:table-cell table:formula="of:=([.E603]-[.F603])^2" office:value-type="float" office:value="2.11981709737043" calcext:value-type="float">
            <text:p>2.1198170974</text:p>
          </table:table-cell>
          <table:table-cell table:formula="of:=([.A603]-([.B603]+[.F603])/2)^2" office:value-type="float" office:value="4.00445619646929" calcext:value-type="float">
            <text:p>4.0044561965</text:p>
          </table:table-cell>
          <table:table-cell table:formula="of:=([.I603]-[.J603])^2" office:value-type="float" office:value="6.33119001345422" calcext:value-type="float">
            <text:p>6.3311900135</text:p>
          </table:table-cell>
          <table:table-cell table:formula="of:=[.M603]-[.N603]" office:value-type="float" office:value="4.36366521192483" calcext:value-type="float">
            <text:p>4.3636652119</text:p>
          </table:table-cell>
          <table:table-cell table:formula="of:=[.M603]-[.P603]" office:value-type="float" office:value="0.152292295841035" calcext:value-type="float">
            <text:p>0.1522922958</text:p>
          </table:table-cell>
          <table:table-cell table:formula="of:=([.A603]-100.04)^2" office:value-type="float" office:value="83.1743999999998" calcext:value-type="float">
            <text:p>83.1744</text:p>
          </table:table-cell>
          <table:table-cell/>
          <table:table-cell table:formula="of:=[.Q603]+[.U602]" office:value-type="float" office:value="2913.15557893138" calcext:value-type="float">
            <text:p>2913.1555789314</text:p>
          </table:table-cell>
        </table:table-row>
        <table:table-row table:style-name="ro1">
          <table:table-cell office:value-type="float" office:value="109.22" calcext:value-type="float">
            <text:p>109.22</text:p>
          </table:table-cell>
          <table:table-cell office:value-type="float" office:value="111.670387268066" calcext:value-type="float">
            <text:p>111.6703872681</text:p>
          </table:table-cell>
          <table:table-cell office:value-type="float" office:value="109.22" calcext:value-type="float">
            <text:p>109.22</text:p>
          </table:table-cell>
          <table:table-cell office:value-type="float" office:value="112.029335021973" calcext:value-type="float">
            <text:p>112.029335022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480537414551" calcext:value-type="float">
            <text:p>109.4805374146</text:p>
          </table:table-cell>
          <table:table-cell office:value-type="float" office:value="109.22" calcext:value-type="float">
            <text:p>109.22</text:p>
          </table:table-cell>
          <table:table-cell office:value-type="float" office:value="110.80394744873" calcext:value-type="float">
            <text:p>110.8039474487</text:p>
          </table:table-cell>
          <table:table-cell office:value-type="float" office:value="109.22" calcext:value-type="float">
            <text:p>109.22</text:p>
          </table:table-cell>
          <table:table-cell office:value-type="float" office:value="111.170097351074" calcext:value-type="float">
            <text:p>111.1700973511</text:p>
          </table:table-cell>
          <table:table-cell office:value-type="float" office:value="111.670387268066" calcext:value-type="float">
            <text:p>111.6703872681</text:p>
          </table:table-cell>
          <table:table-cell/>
          <table:table-cell table:formula="of:=([.A604]-[.B604])^2" office:value-type="float" office:value="6.00439776350195" calcext:value-type="float">
            <text:p>6.0043977635</text:p>
          </table:table-cell>
          <table:table-cell table:formula="of:=([.E604]-[.F604])^2" office:value-type="float" office:value="0.0678797443808062" calcext:value-type="float">
            <text:p>0.0678797444</text:p>
          </table:table-cell>
          <table:table-cell table:formula="of:=([.A604]-([.B604]+[.F604])/2)^2" office:value-type="float" office:value="1.83727815870578" calcext:value-type="float">
            <text:p>1.8372781587</text:p>
          </table:table-cell>
          <table:table-cell table:formula="of:=([.I604]-[.J604])^2" office:value-type="float" office:value="3.80287967866669" calcext:value-type="float">
            <text:p>3.8028796787</text:p>
          </table:table-cell>
          <table:table-cell table:formula="of:=[.M604]-[.N604]" office:value-type="float" office:value="5.93651801912115" calcext:value-type="float">
            <text:p>5.9365180191</text:p>
          </table:table-cell>
          <table:table-cell table:formula="of:=[.M604]-[.P604]" office:value-type="float" office:value="2.20151808483526" calcext:value-type="float">
            <text:p>2.2015180848</text:p>
          </table:table-cell>
          <table:table-cell table:formula="of:=([.A604]-100.04)^2" office:value-type="float" office:value="84.2723999999999" calcext:value-type="float">
            <text:p>84.2724</text:p>
          </table:table-cell>
          <table:table-cell/>
          <table:table-cell table:formula="of:=[.Q604]+[.U603]" office:value-type="float" office:value="2919.0920969505" calcext:value-type="float">
            <text:p>2919.0920969505</text:p>
          </table:table-cell>
        </table:table-row>
        <table:table-row table:style-name="ro1">
          <table:table-cell office:value-type="float" office:value="109.25" calcext:value-type="float">
            <text:p>109.25</text:p>
          </table:table-cell>
          <table:table-cell office:value-type="float" office:value="113.73070526123" calcext:value-type="float">
            <text:p>113.7307052612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9.378227233887" calcext:value-type="float">
            <text:p>109.3782272339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.155914306641" calcext:value-type="float">
            <text:p>111.1559143066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9.702949523926" calcext:value-type="float">
            <text:p>109.7029495239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3.941459655762" calcext:value-type="float">
            <text:p>113.9414596558</text:p>
          </table:table-cell>
          <table:table-cell office:value-type="float" office:value="113.73070526123" calcext:value-type="float">
            <text:p>113.7307052612</text:p>
          </table:table-cell>
          <table:table-cell/>
          <table:table-cell table:formula="of:=([.A605]-[.B605])^2" office:value-type="float" office:value="20.0767196380184" calcext:value-type="float">
            <text:p>20.076719638</text:p>
          </table:table-cell>
          <table:table-cell table:formula="of:=([.E605]-[.F605])^2" office:value-type="float" office:value="3.63250934425741" calcext:value-type="float">
            <text:p>3.6325093443</text:p>
          </table:table-cell>
          <table:table-cell table:formula="of:=([.A605]-([.B605]+[.F605])/2)^2" office:value-type="float" office:value="10.1972273761785" calcext:value-type="float">
            <text:p>10.1972273762</text:p>
          </table:table-cell>
          <table:table-cell table:formula="of:=([.I605]-[.J605])^2" office:value-type="float" office:value="22.0097937016399" calcext:value-type="float">
            <text:p>22.0097937016</text:p>
          </table:table-cell>
          <table:table-cell table:formula="of:=[.M605]-[.N605]" office:value-type="float" office:value="16.444210293761" calcext:value-type="float">
            <text:p>16.4442102938</text:p>
          </table:table-cell>
          <table:table-cell table:formula="of:=[.M605]-[.P605]" office:value-type="float" office:value="-1.93307406362146" calcext:value-type="float">
            <text:p>-1.9330740636</text:p>
          </table:table-cell>
          <table:table-cell table:formula="of:=([.A605]-100.04)^2" office:value-type="float" office:value="84.8240999999999" calcext:value-type="float">
            <text:p>84.8241</text:p>
          </table:table-cell>
          <table:table-cell/>
          <table:table-cell table:formula="of:=[.Q605]+[.U604]" office:value-type="float" office:value="2935.53630724426" calcext:value-type="float">
            <text:p>2935.5363072443</text:p>
          </table:table-cell>
        </table:table-row>
        <table:table-row table:style-name="ro1">
          <table:table-cell office:value-type="float" office:value="109.29" calcext:value-type="float">
            <text:p>109.29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1.04557800293" calcext:value-type="float">
            <text:p>111.0455780029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0.158721923828" calcext:value-type="float">
            <text:p>110.1587219238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2.728904724121" calcext:value-type="float">
            <text:p>112.7289047241</text:p>
          </table:table-cell>
          <table:table-cell office:value-type="float" office:value="112.654273986816" calcext:value-type="float">
            <text:p>112.6542739868</text:p>
          </table:table-cell>
          <table:table-cell/>
          <table:table-cell table:formula="of:=([.A606]-[.B606])^2" office:value-type="float" office:value="11.3183394583695" calcext:value-type="float">
            <text:p>11.3183394584</text:p>
          </table:table-cell>
          <table:table-cell table:formula="of:=([.E606]-[.F606])^2" office:value-type="float" office:value="1.75816771382548" calcext:value-type="float">
            <text:p>1.7581677138</text:p>
          </table:table-cell>
          <table:table-cell table:formula="of:=([.A606]-([.B606]+[.F606])/2)^2" office:value-type="float" office:value="5.49957176041637" calcext:value-type="float">
            <text:p>5.4995717604</text:p>
          </table:table-cell>
          <table:table-cell table:formula="of:=([.I606]-[.J606])^2" office:value-type="float" office:value="11.8260657015823" calcext:value-type="float">
            <text:p>11.8260657016</text:p>
          </table:table-cell>
          <table:table-cell table:formula="of:=[.M606]-[.N606]" office:value-type="float" office:value="9.56017174454403" calcext:value-type="float">
            <text:p>9.5601717445</text:p>
          </table:table-cell>
          <table:table-cell table:formula="of:=[.M606]-[.P606]" office:value-type="float" office:value="-0.507726243212819" calcext:value-type="float">
            <text:p>-0.5077262432</text:p>
          </table:table-cell>
          <table:table-cell table:formula="of:=([.A606]-100.04)^2" office:value-type="float" office:value="85.5625" calcext:value-type="float">
            <text:p>85.5625</text:p>
          </table:table-cell>
          <table:table-cell/>
          <table:table-cell table:formula="of:=[.Q606]+[.U605]" office:value-type="float" office:value="2945.0964789888" calcext:value-type="float">
            <text:p>2945.0964789888</text:p>
          </table:table-cell>
        </table:table-row>
        <table:table-row table:style-name="ro1">
          <table:table-cell office:value-type="float" office:value="109.34" calcext:value-type="float">
            <text:p>109.34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9.34" calcext:value-type="float">
            <text:p>109.34</text:p>
          </table:table-cell>
          <table:table-cell office:value-type="float" office:value="106.633758544922" calcext:value-type="float">
            <text:p>106.6337585449</text:p>
          </table:table-cell>
          <table:table-cell office:value-type="float" office:value="109.34" calcext:value-type="float">
            <text:p>109.34</text:p>
          </table:table-cell>
          <table:table-cell office:value-type="float" office:value="110.77734375" calcext:value-type="float">
            <text:p>110.77734375</text:p>
          </table:table-cell>
          <table:table-cell office:value-type="float" office:value="109.34" calcext:value-type="float">
            <text:p>109.34</text:p>
          </table:table-cell>
          <table:table-cell office:value-type="float" office:value="109.121070861816" calcext:value-type="float">
            <text:p>109.1210708618</text:p>
          </table:table-cell>
          <table:table-cell office:value-type="float" office:value="109.34" calcext:value-type="float">
            <text:p>109.34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607]-[.B607])^2" office:value-type="float" office:value="7.29754626339709" calcext:value-type="float">
            <text:p>7.2975462634</text:p>
          </table:table-cell>
          <table:table-cell table:formula="of:=([.E607]-[.F607])^2" office:value-type="float" office:value="2.06595705566405" calcext:value-type="float">
            <text:p>2.0659570557</text:p>
          </table:table-cell>
          <table:table-cell table:formula="of:=([.A607]-([.B607]+[.F607])/2)^2" office:value-type="float" office:value="4.28229394495197" calcext:value-type="float">
            <text:p>4.282293945</text:p>
          </table:table-cell>
          <table:table-cell table:formula="of:=([.I607]-[.J607])^2" office:value-type="float" office:value="7.55241242380289" calcext:value-type="float">
            <text:p>7.5524124238</text:p>
          </table:table-cell>
          <table:table-cell table:formula="of:=[.M607]-[.N607]" office:value-type="float" office:value="5.23158920773304" calcext:value-type="float">
            <text:p>5.2315892077</text:p>
          </table:table-cell>
          <table:table-cell table:formula="of:=[.M607]-[.P607]" office:value-type="float" office:value="-0.2548661604058" calcext:value-type="float">
            <text:p>-0.2548661604</text:p>
          </table:table-cell>
          <table:table-cell table:formula="of:=([.A607]-100.04)^2" office:value-type="float" office:value="86.49" calcext:value-type="float">
            <text:p>86.49</text:p>
          </table:table-cell>
          <table:table-cell/>
          <table:table-cell table:formula="of:=[.Q607]+[.U606]" office:value-type="float" office:value="2950.32806819654" calcext:value-type="float">
            <text:p>2950.3280681965</text:p>
          </table:table-cell>
        </table:table-row>
        <table:table-row table:style-name="ro1">
          <table:table-cell office:value-type="float" office:value="109.37" calcext:value-type="float">
            <text:p>109.3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3.66960144043" calcext:value-type="float">
            <text:p>103.6696014404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3.942695617676" calcext:value-type="float">
            <text:p>103.9426956177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949508666992" calcext:value-type="float">
            <text:p>102.949508667</text:p>
          </table:table-cell>
          <table:table-cell/>
          <table:table-cell table:formula="of:=([.A608]-[.B608])^2" office:value-type="float" office:value="33.7741274489725" calcext:value-type="float">
            <text:p>33.774127449</text:p>
          </table:table-cell>
          <table:table-cell table:formula="of:=([.E608]-[.F608])^2" office:value-type="float" office:value="41.2227089572285" calcext:value-type="float">
            <text:p>41.2227089572</text:p>
          </table:table-cell>
          <table:table-cell table:formula="of:=([.A608]-([.B608]+[.F608])/2)^2" office:value-type="float" office:value="37.4057161842904" calcext:value-type="float">
            <text:p>37.4057161843</text:p>
          </table:table-cell>
          <table:table-cell table:formula="of:=([.I608]-[.J608])^2" office:value-type="float" office:value="32.7181207037211" calcext:value-type="float">
            <text:p>32.7181207037</text:p>
          </table:table-cell>
          <table:table-cell table:formula="of:=[.M608]-[.N608]" office:value-type="float" office:value="-7.44858150825604" calcext:value-type="float">
            <text:p>-7.4485815083</text:p>
          </table:table-cell>
          <table:table-cell table:formula="of:=[.M608]-[.P608]" office:value-type="float" office:value="1.05600674525136" calcext:value-type="float">
            <text:p>1.0560067453</text:p>
          </table:table-cell>
          <table:table-cell table:formula="of:=([.A608]-100.04)^2" office:value-type="float" office:value="87.0489" calcext:value-type="float">
            <text:p>87.0489</text:p>
          </table:table-cell>
          <table:table-cell/>
          <table:table-cell table:formula="of:=[.Q608]+[.U607]" office:value-type="float" office:value="2942.87948668828" calcext:value-type="float">
            <text:p>2942.8794866883</text:p>
          </table:table-cell>
        </table:table-row>
        <table:table-row table:style-name="ro1">
          <table:table-cell office:value-type="float" office:value="109.45" calcext:value-type="float">
            <text:p>109.45</text:p>
          </table:table-cell>
          <table:table-cell office:value-type="float" office:value="112.339645385742" calcext:value-type="float">
            <text:p>112.3396453857</text:p>
          </table:table-cell>
          <table:table-cell office:value-type="float" office:value="109.45" calcext:value-type="float">
            <text:p>109.45</text:p>
          </table:table-cell>
          <table:table-cell office:value-type="float" office:value="111.7451171875" calcext:value-type="float">
            <text:p>111.745117187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10.457176208496" calcext:value-type="float">
            <text:p>110.457176208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12.015914916992" calcext:value-type="float">
            <text:p>112.015914917</text:p>
          </table:table-cell>
          <table:table-cell office:value-type="float" office:value="109.45" calcext:value-type="float">
            <text:p>109.45</text:p>
          </table:table-cell>
          <table:table-cell office:value-type="float" office:value="112.296173095703" calcext:value-type="float">
            <text:p>112.2961730957</text:p>
          </table:table-cell>
          <table:table-cell office:value-type="float" office:value="112.339645385742" calcext:value-type="float">
            <text:p>112.3396453857</text:p>
          </table:table-cell>
          <table:table-cell/>
          <table:table-cell table:formula="of:=([.A609]-[.B609])^2" office:value-type="float" office:value="8.3500504553411" calcext:value-type="float">
            <text:p>8.3500504553</text:p>
          </table:table-cell>
          <table:table-cell table:formula="of:=([.E609]-[.F609])^2" office:value-type="float" office:value="1.01440391496056" calcext:value-type="float">
            <text:p>1.014403915</text:p>
          </table:table-cell>
          <table:table-cell table:formula="of:=([.A609]-([.B609]+[.F609])/2)^2" office:value-type="float" office:value="3.79630463433043" calcext:value-type="float">
            <text:p>3.7963046343</text:p>
          </table:table-cell>
          <table:table-cell table:formula="of:=([.I609]-[.J609])^2" office:value-type="float" office:value="8.10070129070429" calcext:value-type="float">
            <text:p>8.1007012907</text:p>
          </table:table-cell>
          <table:table-cell table:formula="of:=[.M609]-[.N609]" office:value-type="float" office:value="7.33564654038054" calcext:value-type="float">
            <text:p>7.3356465404</text:p>
          </table:table-cell>
          <table:table-cell table:formula="of:=[.M609]-[.P609]" office:value-type="float" office:value="0.249349164636806" calcext:value-type="float">
            <text:p>0.2493491646</text:p>
          </table:table-cell>
          <table:table-cell table:formula="of:=([.A609]-100.04)^2" office:value-type="float" office:value="88.5480999999999" calcext:value-type="float">
            <text:p>88.5481</text:p>
          </table:table-cell>
          <table:table-cell/>
          <table:table-cell table:formula="of:=[.Q609]+[.U608]" office:value-type="float" office:value="2950.21513322866" calcext:value-type="float">
            <text:p>2950.2151332287</text:p>
          </table:table-cell>
        </table:table-row>
        <table:table-row table:style-name="ro1">
          <table:table-cell office:value-type="float" office:value="109.59" calcext:value-type="float">
            <text:p>109.59</text:p>
          </table:table-cell>
          <table:table-cell office:value-type="float" office:value="112.148643493652" calcext:value-type="float">
            <text:p>112.1486434937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3.360542297363" calcext:value-type="float">
            <text:p>113.3605422974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0.407218933105" calcext:value-type="float">
            <text:p>110.4072189331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2.205368041992" calcext:value-type="float">
            <text:p>112.205368042</text:p>
          </table:table-cell>
          <table:table-cell office:value-type="float" office:value="112.148643493652" calcext:value-type="float">
            <text:p>112.1486434937</text:p>
          </table:table-cell>
          <table:table-cell/>
          <table:table-cell table:formula="of:=([.A610]-[.B610])^2" office:value-type="float" office:value="6.54665652760945" calcext:value-type="float">
            <text:p>6.5466565276</text:p>
          </table:table-cell>
          <table:table-cell table:formula="of:=([.E610]-[.F610])^2" office:value-type="float" office:value="1.05259221333721" calcext:value-type="float">
            <text:p>1.0525922133</text:p>
          </table:table-cell>
          <table:table-cell table:formula="of:=([.A610]-([.B610]+[.F610])/2)^2" office:value-type="float" office:value="3.2123440595501" calcext:value-type="float">
            <text:p>3.2123440596</text:p>
          </table:table-cell>
          <table:table-cell table:formula="of:=([.I610]-[.J610])^2" office:value-type="float" office:value="6.84014999507403" calcext:value-type="float">
            <text:p>6.8401499951</text:p>
          </table:table-cell>
          <table:table-cell table:formula="of:=[.M610]-[.N610]" office:value-type="float" office:value="5.49406431427224" calcext:value-type="float">
            <text:p>5.4940643143</text:p>
          </table:table-cell>
          <table:table-cell table:formula="of:=[.M610]-[.P610]" office:value-type="float" office:value="-0.293493467464577" calcext:value-type="float">
            <text:p>-0.2934934675</text:p>
          </table:table-cell>
          <table:table-cell table:formula="of:=([.A610]-100.04)^2" office:value-type="float" office:value="91.2025" calcext:value-type="float">
            <text:p>91.2025</text:p>
          </table:table-cell>
          <table:table-cell/>
          <table:table-cell table:formula="of:=[.Q610]+[.U609]" office:value-type="float" office:value="2955.70919754293" calcext:value-type="float">
            <text:p>2955.7091975429</text:p>
          </table:table-cell>
        </table:table-row>
        <table:table-row table:style-name="ro1">
          <table:table-cell office:value-type="float" office:value="109.61" calcext:value-type="float">
            <text:p>109.61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3.816429138184" calcext:value-type="float">
            <text:p>113.8164291382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1.005928039551" calcext:value-type="float">
            <text:p>111.0059280396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7.572525024414" calcext:value-type="float">
            <text:p>107.5725250244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611]-[.B611])^2" office:value-type="float" office:value="4.96744083012492" calcext:value-type="float">
            <text:p>4.9674408301</text:p>
          </table:table-cell>
          <table:table-cell table:formula="of:=([.E611]-[.F611])^2" office:value-type="float" office:value="1.94861509160409" calcext:value-type="float">
            <text:p>1.9486150916</text:p>
          </table:table-cell>
          <table:table-cell table:formula="of:=([.A611]-([.B611]+[.F611])/2)^2" office:value-type="float" office:value="3.28461918165072" calcext:value-type="float">
            <text:p>3.2846191817</text:p>
          </table:table-cell>
          <table:table-cell table:formula="of:=([.I611]-[.J611])^2" office:value-type="float" office:value="5.24546984042079" calcext:value-type="float">
            <text:p>5.2454698404</text:p>
          </table:table-cell>
          <table:table-cell table:formula="of:=[.M611]-[.N611]" office:value-type="float" office:value="3.01882573852083" calcext:value-type="float">
            <text:p>3.0188257385</text:p>
          </table:table-cell>
          <table:table-cell table:formula="of:=[.M611]-[.P611]" office:value-type="float" office:value="-0.278029010295868" calcext:value-type="float">
            <text:p>-0.2780290103</text:p>
          </table:table-cell>
          <table:table-cell table:formula="of:=([.A611]-100.04)^2" office:value-type="float" office:value="91.5848999999999" calcext:value-type="float">
            <text:p>91.5849</text:p>
          </table:table-cell>
          <table:table-cell/>
          <table:table-cell table:formula="of:=[.Q611]+[.U610]" office:value-type="float" office:value="2958.72802328145" calcext:value-type="float">
            <text:p>2958.7280232815</text:p>
          </table:table-cell>
        </table:table-row>
        <table:table-row table:style-name="ro1">
          <table:table-cell office:value-type="float" office:value="109.64" calcext:value-type="float">
            <text:p>109.64</text:p>
          </table:table-cell>
          <table:table-cell office:value-type="float" office:value="94.866828918457" calcext:value-type="float">
            <text:p>94.8668289185</text:p>
          </table:table-cell>
          <table:table-cell office:value-type="float" office:value="109.64" calcext:value-type="float">
            <text:p>109.64</text:p>
          </table:table-cell>
          <table:table-cell office:value-type="float" office:value="97.8124542236328" calcext:value-type="float">
            <text:p>97.8124542236</text:p>
          </table:table-cell>
          <table:table-cell office:value-type="float" office:value="109.64" calcext:value-type="float">
            <text:p>109.64</text:p>
          </table:table-cell>
          <table:table-cell office:value-type="float" office:value="94.9046783447266" calcext:value-type="float">
            <text:p>94.9046783447</text:p>
          </table:table-cell>
          <table:table-cell office:value-type="float" office:value="109.64" calcext:value-type="float">
            <text:p>109.64</text:p>
          </table:table-cell>
          <table:table-cell office:value-type="float" office:value="94.7141647338867" calcext:value-type="float">
            <text:p>94.7141647339</text:p>
          </table:table-cell>
          <table:table-cell office:value-type="float" office:value="109.64" calcext:value-type="float">
            <text:p>109.64</text:p>
          </table:table-cell>
          <table:table-cell office:value-type="float" office:value="94.6180572509766" calcext:value-type="float">
            <text:p>94.618057251</text:p>
          </table:table-cell>
          <table:table-cell office:value-type="float" office:value="94.9046783447266" calcext:value-type="float">
            <text:p>94.9046783447</text:p>
          </table:table-cell>
          <table:table-cell/>
          <table:table-cell table:formula="of:=([.A612]-[.B612])^2" office:value-type="float" office:value="218.246583804537" calcext:value-type="float">
            <text:p>218.2465838045</text:p>
          </table:table-cell>
          <table:table-cell table:formula="of:=([.E612]-[.F612])^2" office:value-type="float" office:value="217.12970428437" calcext:value-type="float">
            <text:p>217.1297042844</text:p>
          </table:table-cell>
          <table:table-cell table:formula="of:=([.A612]-([.B612]+[.F612])/2)^2" office:value-type="float" office:value="217.687785899687" calcext:value-type="float">
            <text:p>217.6877858997</text:p>
          </table:table-cell>
          <table:table-cell table:formula="of:=([.I612]-[.J612])^2" office:value-type="float" office:value="225.658763954938" calcext:value-type="float">
            <text:p>225.6587639549</text:p>
          </table:table-cell>
          <table:table-cell table:formula="of:=[.M612]-[.N612]" office:value-type="float" office:value="1.11687952016712" calcext:value-type="float">
            <text:p>1.1168795202</text:p>
          </table:table-cell>
          <table:table-cell table:formula="of:=[.M612]-[.P612]" office:value-type="float" office:value="-7.41218015040039" calcext:value-type="float">
            <text:p>-7.4121801504</text:p>
          </table:table-cell>
          <table:table-cell table:formula="of:=([.A612]-100.04)^2" office:value-type="float" office:value="92.1599999999999" calcext:value-type="float">
            <text:p>92.16</text:p>
          </table:table-cell>
          <table:table-cell/>
          <table:table-cell table:formula="of:=[.Q612]+[.U611]" office:value-type="float" office:value="2959.84490280162" calcext:value-type="float">
            <text:p>2959.8449028016</text:p>
          </table:table-cell>
        </table:table-row>
        <table:table-row table:style-name="ro1">
          <table:table-cell office:value-type="float" office:value="109.66" calcext:value-type="float">
            <text:p>109.66</text:p>
          </table:table-cell>
          <table:table-cell office:value-type="float" office:value="111.439102172852" calcext:value-type="float">
            <text:p>111.4391021729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8.776000976563" calcext:value-type="float">
            <text:p>108.7760009766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0.362007141113" calcext:value-type="float">
            <text:p>110.3620071411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8.329780578613" calcext:value-type="float">
            <text:p>108.3297805786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1.778388977051" calcext:value-type="float">
            <text:p>111.7783889771</text:p>
          </table:table-cell>
          <table:table-cell office:value-type="float" office:value="111.439102172852" calcext:value-type="float">
            <text:p>111.4391021729</text:p>
          </table:table-cell>
          <table:table-cell/>
          <table:table-cell table:formula="of:=([.A613]-[.B613])^2" office:value-type="float" office:value="3.16520454144516" calcext:value-type="float">
            <text:p>3.1652045414</text:p>
          </table:table-cell>
          <table:table-cell table:formula="of:=([.E613]-[.F613])^2" office:value-type="float" office:value="0.492814026174047" calcext:value-type="float">
            <text:p>0.4928140262</text:p>
          </table:table-cell>
          <table:table-cell table:formula="of:=([.A613]-([.B613]+[.F613])/2)^2" office:value-type="float" office:value="1.53897585696078" calcext:value-type="float">
            <text:p>1.538975857</text:p>
          </table:table-cell>
          <table:table-cell table:formula="of:=([.I613]-[.J613])^2" office:value-type="float" office:value="4.48757185809027" calcext:value-type="float">
            <text:p>4.4875718581</text:p>
          </table:table-cell>
          <table:table-cell table:formula="of:=[.M613]-[.N613]" office:value-type="float" office:value="2.67239051527112" calcext:value-type="float">
            <text:p>2.6723905153</text:p>
          </table:table-cell>
          <table:table-cell table:formula="of:=[.M613]-[.P613]" office:value-type="float" office:value="-1.32236731664511" calcext:value-type="float">
            <text:p>-1.3223673166</text:p>
          </table:table-cell>
          <table:table-cell table:formula="of:=([.A613]-100.04)^2" office:value-type="float" office:value="92.5443999999998" calcext:value-type="float">
            <text:p>92.5444</text:p>
          </table:table-cell>
          <table:table-cell/>
          <table:table-cell table:formula="of:=[.Q613]+[.U612]" office:value-type="float" office:value="2962.51729331689" calcext:value-type="float">
            <text:p>2962.5172933169</text:p>
          </table:table-cell>
        </table:table-row>
        <table:table-row table:style-name="ro1">
          <table:table-cell office:value-type="float" office:value="109.66" calcext:value-type="float">
            <text:p>109.66</text:p>
          </table:table-cell>
          <table:table-cell office:value-type="float" office:value="111.205909729004" calcext:value-type="float">
            <text:p>111.205909729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9.320358276367" calcext:value-type="float">
            <text:p>109.3203582764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0.068267822266" calcext:value-type="float">
            <text:p>110.0682678223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0.944770812988" calcext:value-type="float">
            <text:p>110.944770813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1.075393676758" calcext:value-type="float">
            <text:p>111.0753936768</text:p>
          </table:table-cell>
          <table:table-cell office:value-type="float" office:value="111.205909729004" calcext:value-type="float">
            <text:p>111.205909729</text:p>
          </table:table-cell>
          <table:table-cell/>
          <table:table-cell table:formula="of:=([.A614]-[.B614])^2" office:value-type="float" office:value="2.38983689022894" calcext:value-type="float">
            <text:p>2.3898368902</text:p>
          </table:table-cell>
          <table:table-cell table:formula="of:=([.E614]-[.F614])^2" office:value-type="float" office:value="0.166682614697519" calcext:value-type="float">
            <text:p>0.1666826147</text:p>
          </table:table-cell>
          <table:table-cell table:formula="of:=([.A614]-([.B614]+[.F614])/2)^2" office:value-type="float" office:value="0.954702475471452" calcext:value-type="float">
            <text:p>0.9547024755</text:p>
          </table:table-cell>
          <table:table-cell table:formula="of:=([.I614]-[.J614])^2" office:value-type="float" office:value="2.00333926020601" calcext:value-type="float">
            <text:p>2.0033392602</text:p>
          </table:table-cell>
          <table:table-cell table:formula="of:=[.M614]-[.N614]" office:value-type="float" office:value="2.22315427553142" calcext:value-type="float">
            <text:p>2.2231542755</text:p>
          </table:table-cell>
          <table:table-cell table:formula="of:=[.M614]-[.P614]" office:value-type="float" office:value="0.386497630022933" calcext:value-type="float">
            <text:p>0.38649763</text:p>
          </table:table-cell>
          <table:table-cell table:formula="of:=([.A614]-100.04)^2" office:value-type="float" office:value="92.5443999999998" calcext:value-type="float">
            <text:p>92.5444</text:p>
          </table:table-cell>
          <table:table-cell/>
          <table:table-cell table:formula="of:=[.Q614]+[.U613]" office:value-type="float" office:value="2964.74044759242" calcext:value-type="float">
            <text:p>2964.7404475924</text:p>
          </table:table-cell>
        </table:table-row>
        <table:table-row table:style-name="ro1">
          <table:table-cell office:value-type="float" office:value="109.72" calcext:value-type="float">
            <text:p>109.72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0.974060058594" calcext:value-type="float">
            <text:p>110.9740600586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09.72" calcext:value-type="float">
            <text:p>109.72</text:p>
          </table:table-cell>
          <table:table-cell office:value-type="float" office:value="108.483932495117" calcext:value-type="float">
            <text:p>108.4839324951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1.752082824707" calcext:value-type="float">
            <text:p>111.7520828247</text:p>
          </table:table-cell>
          <table:table-cell office:value-type="float" office:value="111.340423583984" calcext:value-type="float">
            <text:p>111.340423584</text:p>
          </table:table-cell>
          <table:table-cell/>
          <table:table-cell table:formula="of:=([.A615]-[.B615])^2" office:value-type="float" office:value="2.62577259153277" calcext:value-type="float">
            <text:p>2.6257725915</text:p>
          </table:table-cell>
          <table:table-cell table:formula="of:=([.E615]-[.F615])^2" office:value-type="float" office:value="0.201100023287908" calcext:value-type="float">
            <text:p>0.2011000233</text:p>
          </table:table-cell>
          <table:table-cell table:formula="of:=([.A615]-([.B615]+[.F615])/2)^2" office:value-type="float" office:value="1.0700509657749" calcext:value-type="float">
            <text:p>1.0700509658</text:p>
          </table:table-cell>
          <table:table-cell table:formula="of:=([.I615]-[.J615])^2" office:value-type="float" office:value="4.12936060646931" calcext:value-type="float">
            <text:p>4.1293606065</text:p>
          </table:table-cell>
          <table:table-cell table:formula="of:=[.M615]-[.N615]" office:value-type="float" office:value="2.42467256824486" calcext:value-type="float">
            <text:p>2.4246725682</text:p>
          </table:table-cell>
          <table:table-cell table:formula="of:=[.M615]-[.P615]" office:value-type="float" office:value="-1.50358801493654" calcext:value-type="float">
            <text:p>-1.5035880149</text:p>
          </table:table-cell>
          <table:table-cell table:formula="of:=([.A615]-100.04)^2" office:value-type="float" office:value="93.7023999999999" calcext:value-type="float">
            <text:p>93.7024</text:p>
          </table:table-cell>
          <table:table-cell/>
          <table:table-cell table:formula="of:=[.Q615]+[.U614]" office:value-type="float" office:value="2967.16512016067" calcext:value-type="float">
            <text:p>2967.1651201607</text:p>
          </table:table-cell>
        </table:table-row>
        <table:table-row table:style-name="ro1">
          <table:table-cell office:value-type="float" office:value="109.73" calcext:value-type="float">
            <text:p>109.73</text:p>
          </table:table-cell>
          <table:table-cell office:value-type="float" office:value="112.48218536377" calcext:value-type="float">
            <text:p>112.4821853638</text:p>
          </table:table-cell>
          <table:table-cell office:value-type="float" office:value="109.73" calcext:value-type="float">
            <text:p>109.73</text:p>
          </table:table-cell>
          <table:table-cell office:value-type="float" office:value="110.842819213867" calcext:value-type="float">
            <text:p>110.8428192139</text:p>
          </table:table-cell>
          <table:table-cell office:value-type="float" office:value="109.73" calcext:value-type="float">
            <text:p>109.73</text:p>
          </table:table-cell>
          <table:table-cell office:value-type="float" office:value="110.760032653809" calcext:value-type="float">
            <text:p>110.7600326538</text:p>
          </table:table-cell>
          <table:table-cell office:value-type="float" office:value="109.73" calcext:value-type="float">
            <text:p>109.73</text:p>
          </table:table-cell>
          <table:table-cell office:value-type="float" office:value="108.302536010742" calcext:value-type="float">
            <text:p>108.3025360107</text:p>
          </table:table-cell>
          <table:table-cell office:value-type="float" office:value="109.73" calcext:value-type="float">
            <text:p>109.73</text:p>
          </table:table-cell>
          <table:table-cell office:value-type="float" office:value="112.489974975586" calcext:value-type="float">
            <text:p>112.4899749756</text:p>
          </table:table-cell>
          <table:table-cell office:value-type="float" office:value="112.48218536377" calcext:value-type="float">
            <text:p>112.4821853638</text:p>
          </table:table-cell>
          <table:table-cell/>
          <table:table-cell table:formula="of:=([.A616]-[.B616])^2" office:value-type="float" office:value="7.57452427654721" calcext:value-type="float">
            <text:p>7.5745242765</text:p>
          </table:table-cell>
          <table:table-cell table:formula="of:=([.E616]-[.F616])^2" office:value-type="float" office:value="1.06096726791197" calcext:value-type="float">
            <text:p>1.0609672679</text:p>
          </table:table-cell>
          <table:table-cell table:formula="of:=([.A616]-([.B616]+[.F616])/2)^2" office:value-type="float" office:value="3.57629328312314" calcext:value-type="float">
            <text:p>3.5762932831</text:p>
          </table:table-cell>
          <table:table-cell table:formula="of:=([.I616]-[.J616])^2" office:value-type="float" office:value="7.61746186586057" calcext:value-type="float">
            <text:p>7.6174618659</text:p>
          </table:table-cell>
          <table:table-cell table:formula="of:=[.M616]-[.N616]" office:value-type="float" office:value="6.51355700863524" calcext:value-type="float">
            <text:p>6.5135570086</text:p>
          </table:table-cell>
          <table:table-cell table:formula="of:=[.M616]-[.P616]" office:value-type="float" office:value="-0.042937589313369" calcext:value-type="float">
            <text:p>-0.0429375893</text:p>
          </table:table-cell>
          <table:table-cell table:formula="of:=([.A616]-100.04)^2" office:value-type="float" office:value="93.8961" calcext:value-type="float">
            <text:p>93.8961</text:p>
          </table:table-cell>
          <table:table-cell/>
          <table:table-cell table:formula="of:=[.Q616]+[.U615]" office:value-type="float" office:value="2973.6786771693" calcext:value-type="float">
            <text:p>2973.6786771693</text:p>
          </table:table-cell>
        </table:table-row>
        <table:table-row table:style-name="ro1">
          <table:table-cell office:value-type="float" office:value="109.79" calcext:value-type="float">
            <text:p>109.79</text:p>
          </table:table-cell>
          <table:table-cell office:value-type="float" office:value="112.331344604492" calcext:value-type="float">
            <text:p>112.3313446045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3.001083374023" calcext:value-type="float">
            <text:p>113.001083374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8.005332946777" calcext:value-type="float">
            <text:p>108.0053329468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331344604492" calcext:value-type="float">
            <text:p>112.3313446045</text:p>
          </table:table-cell>
          <table:table-cell/>
          <table:table-cell table:formula="of:=([.A617]-[.B617])^2" office:value-type="float" office:value="6.45843239878152" calcext:value-type="float">
            <text:p>6.4584323988</text:p>
          </table:table-cell>
          <table:table-cell table:formula="of:=([.E617]-[.F617])^2" office:value-type="float" office:value="0.736089953278088" calcext:value-type="float">
            <text:p>0.7360899533</text:p>
          </table:table-cell>
          <table:table-cell table:formula="of:=([.A617]-([.B617]+[.F617])/2)^2" office:value-type="float" office:value="2.8888125914745" calcext:value-type="float">
            <text:p>2.8888125915</text:p>
          </table:table-cell>
          <table:table-cell table:formula="of:=([.I617]-[.J617])^2" office:value-type="float" office:value="5.28156366892007" calcext:value-type="float">
            <text:p>5.2815636689</text:p>
          </table:table-cell>
          <table:table-cell table:formula="of:=[.M617]-[.N617]" office:value-type="float" office:value="5.72234244550343" calcext:value-type="float">
            <text:p>5.7223424455</text:p>
          </table:table-cell>
          <table:table-cell table:formula="of:=[.M617]-[.P617]" office:value-type="float" office:value="1.17686872986145" calcext:value-type="float">
            <text:p>1.1768687299</text:p>
          </table:table-cell>
          <table:table-cell table:formula="of:=([.A617]-100.04)^2" office:value-type="float" office:value="95.0625" calcext:value-type="float">
            <text:p>95.0625</text:p>
          </table:table-cell>
          <table:table-cell/>
          <table:table-cell table:formula="of:=[.Q617]+[.U616]" office:value-type="float" office:value="2979.40101961481" calcext:value-type="float">
            <text:p>2979.4010196148</text:p>
          </table:table-cell>
        </table:table-row>
        <table:table-row table:style-name="ro1">
          <table:table-cell office:value-type="float" office:value="110.07" calcext:value-type="float">
            <text:p>110.07</text:p>
          </table:table-cell>
          <table:table-cell office:value-type="float" office:value="112.438591003418" calcext:value-type="float">
            <text:p>112.4385910034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1.485511779785" calcext:value-type="float">
            <text:p>111.4855117798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9.480590820313" calcext:value-type="float">
            <text:p>109.4805908203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2.205368041992" calcext:value-type="float">
            <text:p>112.205368042</text:p>
          </table:table-cell>
          <table:table-cell office:value-type="float" office:value="112.438591003418" calcext:value-type="float">
            <text:p>112.4385910034</text:p>
          </table:table-cell>
          <table:table-cell/>
          <table:table-cell table:formula="of:=([.A618]-[.B618])^2" office:value-type="float" office:value="5.61022334147257" calcext:value-type="float">
            <text:p>5.6102233415</text:p>
          </table:table-cell>
          <table:table-cell table:formula="of:=([.E618]-[.F618])^2" office:value-type="float" office:value="0.298071412555974" calcext:value-type="float">
            <text:p>0.2980714126</text:p>
          </table:table-cell>
          <table:table-cell table:formula="of:=([.A618]-([.B618]+[.F618])/2)^2" office:value-type="float" office:value="2.12365067467105" calcext:value-type="float">
            <text:p>2.1236506747</text:p>
          </table:table-cell>
          <table:table-cell table:formula="of:=([.I618]-[.J618])^2" office:value-type="float" office:value="4.55979667476158" calcext:value-type="float">
            <text:p>4.5597966748</text:p>
          </table:table-cell>
          <table:table-cell table:formula="of:=[.M618]-[.N618]" office:value-type="float" office:value="5.3121519289166" calcext:value-type="float">
            <text:p>5.3121519289</text:p>
          </table:table-cell>
          <table:table-cell table:formula="of:=[.M618]-[.P618]" office:value-type="float" office:value="1.05042666671099" calcext:value-type="float">
            <text:p>1.0504266667</text:p>
          </table:table-cell>
          <table:table-cell table:formula="of:=([.A618]-100.04)^2" office:value-type="float" office:value="100.6009" calcext:value-type="float">
            <text:p>100.6009</text:p>
          </table:table-cell>
          <table:table-cell/>
          <table:table-cell table:formula="of:=[.Q618]+[.U617]" office:value-type="float" office:value="2984.71317154372" calcext:value-type="float">
            <text:p>2984.7131715437</text:p>
          </table:table-cell>
        </table:table-row>
        <table:table-row table:style-name="ro1">
          <table:table-cell office:value-type="float" office:value="110.12" calcext:value-type="float">
            <text:p>110.12</text:p>
          </table:table-cell>
          <table:table-cell office:value-type="float" office:value="113.158172607422" calcext:value-type="float">
            <text:p>113.1581726074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5.025733947754" calcext:value-type="float">
            <text:p>115.0257339478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1.916763305664" calcext:value-type="float">
            <text:p>111.9167633057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1.247573852539" calcext:value-type="float">
            <text:p>111.2475738525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3.111671447754" calcext:value-type="float">
            <text:p>113.1116714478</text:p>
          </table:table-cell>
          <table:table-cell office:value-type="float" office:value="113.158172607422" calcext:value-type="float">
            <text:p>113.1581726074</text:p>
          </table:table-cell>
          <table:table-cell/>
          <table:table-cell table:formula="of:=([.A619]-[.B619])^2" office:value-type="float" office:value="9.23049279248861" calcext:value-type="float">
            <text:p>9.2304927925</text:p>
          </table:table-cell>
          <table:table-cell table:formula="of:=([.E619]-[.F619])^2" office:value-type="float" office:value="3.22835837658083" calcext:value-type="float">
            <text:p>3.2283583766</text:p>
          </table:table-cell>
          <table:table-cell table:formula="of:=([.A619]-([.B619]+[.F619])/2)^2" office:value-type="float" office:value="5.84415132091202" calcext:value-type="float">
            <text:p>5.8441513209</text:p>
          </table:table-cell>
          <table:table-cell table:formula="of:=([.I619]-[.J619])^2" office:value-type="float" office:value="8.95009805130593" calcext:value-type="float">
            <text:p>8.9500980513</text:p>
          </table:table-cell>
          <table:table-cell table:formula="of:=[.M619]-[.N619]" office:value-type="float" office:value="6.00213441590777" calcext:value-type="float">
            <text:p>6.0021344159</text:p>
          </table:table-cell>
          <table:table-cell table:formula="of:=[.M619]-[.P619]" office:value-type="float" office:value="0.280394741182681" calcext:value-type="float">
            <text:p>0.2803947412</text:p>
          </table:table-cell>
          <table:table-cell table:formula="of:=([.A619]-100.04)^2" office:value-type="float" office:value="101.6064" calcext:value-type="float">
            <text:p>101.6064</text:p>
          </table:table-cell>
          <table:table-cell/>
          <table:table-cell table:formula="of:=[.Q619]+[.U618]" office:value-type="float" office:value="2990.71530595963" calcext:value-type="float">
            <text:p>2990.7153059596</text:p>
          </table:table-cell>
        </table:table-row>
        <table:table-row table:style-name="ro1">
          <table:table-cell office:value-type="float" office:value="110.15" calcext:value-type="float">
            <text:p>110.15</text:p>
          </table:table-cell>
          <table:table-cell office:value-type="float" office:value="112.331344604492" calcext:value-type="float">
            <text:p>112.3313446045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3.89232635498" calcext:value-type="float">
            <text:p>113.892326355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5.300102233887" calcext:value-type="float">
            <text:p>105.3001022339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331344604492" calcext:value-type="float">
            <text:p>112.3313446045</text:p>
          </table:table-cell>
          <table:table-cell/>
          <table:table-cell table:formula="of:=([.A620]-[.B620])^2" office:value-type="float" office:value="4.75826428354715" calcext:value-type="float">
            <text:p>4.7582642835</text:p>
          </table:table-cell>
          <table:table-cell table:formula="of:=([.E620]-[.F620])^2" office:value-type="float" office:value="0.24796102261403" calcext:value-type="float">
            <text:p>0.2479610226</text:p>
          </table:table-cell>
          <table:table-cell table:formula="of:=([.A620]-([.B620]+[.F620])/2)^2" office:value-type="float" office:value="1.79466406852529" calcext:value-type="float">
            <text:p>1.7946640685</text:p>
          </table:table-cell>
          <table:table-cell table:formula="of:=([.I620]-[.J620])^2" office:value-type="float" office:value="3.75648466501383" calcext:value-type="float">
            <text:p>3.756484665</text:p>
          </table:table-cell>
          <table:table-cell table:formula="of:=[.M620]-[.N620]" office:value-type="float" office:value="4.51030326093312" calcext:value-type="float">
            <text:p>4.5103032609</text:p>
          </table:table-cell>
          <table:table-cell table:formula="of:=[.M620]-[.P620]" office:value-type="float" office:value="1.00177961853333" calcext:value-type="float">
            <text:p>1.0017796185</text:p>
          </table:table-cell>
          <table:table-cell table:formula="of:=([.A620]-100.04)^2" office:value-type="float" office:value="102.2121" calcext:value-type="float">
            <text:p>102.2121</text:p>
          </table:table-cell>
          <table:table-cell/>
          <table:table-cell table:formula="of:=[.Q620]+[.U619]" office:value-type="float" office:value="2995.22560922056" calcext:value-type="float">
            <text:p>2995.2256092206</text:p>
          </table:table-cell>
        </table:table-row>
        <table:table-row table:style-name="ro1">
          <table:table-cell office:value-type="float" office:value="110.16" calcext:value-type="float">
            <text:p>110.16</text:p>
          </table:table-cell>
          <table:table-cell office:value-type="float" office:value="112.223342895508" calcext:value-type="float">
            <text:p>112.2233428955</text:p>
          </table:table-cell>
          <table:table-cell office:value-type="float" office:value="110.16" calcext:value-type="float">
            <text:p>110.16</text:p>
          </table:table-cell>
          <table:table-cell office:value-type="float" office:value="109.136680603027" calcext:value-type="float">
            <text:p>109.136680603</text:p>
          </table:table-cell>
          <table:table-cell office:value-type="float" office:value="110.16" calcext:value-type="float">
            <text:p>110.16</text:p>
          </table:table-cell>
          <table:table-cell office:value-type="float" office:value="111.419990539551" calcext:value-type="float">
            <text:p>111.4199905396</text:p>
          </table:table-cell>
          <table:table-cell office:value-type="float" office:value="110.16" calcext:value-type="float">
            <text:p>110.16</text:p>
          </table:table-cell>
          <table:table-cell office:value-type="float" office:value="108.285552978516" calcext:value-type="float">
            <text:p>108.2855529785</text:p>
          </table:table-cell>
          <table:table-cell office:value-type="float" office:value="110.16" calcext:value-type="float">
            <text:p>110.16</text:p>
          </table:table-cell>
          <table:table-cell office:value-type="float" office:value="112.017501831055" calcext:value-type="float">
            <text:p>112.0175018311</text:p>
          </table:table-cell>
          <table:table-cell office:value-type="float" office:value="112.223342895508" calcext:value-type="float">
            <text:p>112.2233428955</text:p>
          </table:table-cell>
          <table:table-cell/>
          <table:table-cell table:formula="of:=([.A621]-[.B621])^2" office:value-type="float" office:value="4.25738390444258" calcext:value-type="float">
            <text:p>4.2573839044</text:p>
          </table:table-cell>
          <table:table-cell table:formula="of:=([.E621]-[.F621])^2" office:value-type="float" office:value="1.58757615975748" calcext:value-type="float">
            <text:p>1.5875761598</text:p>
          </table:table-cell>
          <table:table-cell table:formula="of:=([.A621]-([.B621]+[.F621])/2)^2" office:value-type="float" office:value="2.7611362801446" calcext:value-type="float">
            <text:p>2.7611362801</text:p>
          </table:table-cell>
          <table:table-cell table:formula="of:=([.I621]-[.J621])^2" office:value-type="float" office:value="3.45031305237153" calcext:value-type="float">
            <text:p>3.4503130524</text:p>
          </table:table-cell>
          <table:table-cell table:formula="of:=[.M621]-[.N621]" office:value-type="float" office:value="2.6698077446851" calcext:value-type="float">
            <text:p>2.6698077447</text:p>
          </table:table-cell>
          <table:table-cell table:formula="of:=[.M621]-[.P621]" office:value-type="float" office:value="0.807070852071048" calcext:value-type="float">
            <text:p>0.8070708521</text:p>
          </table:table-cell>
          <table:table-cell table:formula="of:=([.A621]-100.04)^2" office:value-type="float" office:value="102.4144" calcext:value-type="float">
            <text:p>102.4144</text:p>
          </table:table-cell>
          <table:table-cell/>
          <table:table-cell table:formula="of:=[.Q621]+[.U620]" office:value-type="float" office:value="2997.89541696525" calcext:value-type="float">
            <text:p>2997.8954169653</text:p>
          </table:table-cell>
        </table:table-row>
        <table:table-row table:style-name="ro1">
          <table:table-cell office:value-type="float" office:value="110.21" calcext:value-type="float">
            <text:p>110.21</text:p>
          </table:table-cell>
          <table:table-cell office:value-type="float" office:value="104.169929504395" calcext:value-type="float">
            <text:p>104.1699295044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1.609924316406" calcext:value-type="float">
            <text:p>101.6099243164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0.383277893066" calcext:value-type="float">
            <text:p>100.3832778931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4.104225158691" calcext:value-type="float">
            <text:p>104.1042251587</text:p>
          </table:table-cell>
          <table:table-cell office:value-type="float" office:value="103.078727722168" calcext:value-type="float">
            <text:p>103.0787277222</text:p>
          </table:table-cell>
          <table:table-cell/>
          <table:table-cell table:formula="of:=([.A622]-[.B622])^2" office:value-type="float" office:value="36.4824515918836" calcext:value-type="float">
            <text:p>36.4824515919</text:p>
          </table:table-cell>
          <table:table-cell table:formula="of:=([.E622]-[.F622])^2" office:value-type="float" office:value="50.8550443005756" calcext:value-type="float">
            <text:p>50.8550443006</text:p>
          </table:table-cell>
          <table:table-cell table:formula="of:=([.A622]-([.B622]+[.F622])/2)^2" office:value-type="float" office:value="43.371067613846" calcext:value-type="float">
            <text:p>43.3710676138</text:p>
          </table:table-cell>
          <table:table-cell table:formula="of:=([.I622]-[.J622])^2" office:value-type="float" office:value="37.2804864127569" calcext:value-type="float">
            <text:p>37.2804864128</text:p>
          </table:table-cell>
          <table:table-cell table:formula="of:=[.M622]-[.N622]" office:value-type="float" office:value="-14.3725927086919" calcext:value-type="float">
            <text:p>-14.3725927087</text:p>
          </table:table-cell>
          <table:table-cell table:formula="of:=[.M622]-[.P622]" office:value-type="float" office:value="-0.798034820873291" calcext:value-type="float">
            <text:p>-0.7980348209</text:p>
          </table:table-cell>
          <table:table-cell table:formula="of:=([.A622]-100.04)^2" office:value-type="float" office:value="103.4289" calcext:value-type="float">
            <text:p>103.4289</text:p>
          </table:table-cell>
          <table:table-cell/>
          <table:table-cell table:formula="of:=[.Q622]+[.U621]" office:value-type="float" office:value="2983.52282425656" calcext:value-type="float">
            <text:p>2983.5228242566</text:p>
          </table:table-cell>
        </table:table-row>
        <table:table-row table:style-name="ro1">
          <table:table-cell office:value-type="float" office:value="110.23" calcext:value-type="float">
            <text:p>110.23</text:p>
          </table:table-cell>
          <table:table-cell office:value-type="float" office:value="112.014686584473" calcext:value-type="float">
            <text:p>112.0146865845</text:p>
          </table:table-cell>
          <table:table-cell office:value-type="float" office:value="110.23" calcext:value-type="float">
            <text:p>110.23</text:p>
          </table:table-cell>
          <table:table-cell office:value-type="float" office:value="116.240570068359" calcext:value-type="float">
            <text:p>116.2405700684</text:p>
          </table:table-cell>
          <table:table-cell office:value-type="float" office:value="110.23" calcext:value-type="float">
            <text:p>110.23</text:p>
          </table:table-cell>
          <table:table-cell office:value-type="float" office:value="110.459197998047" calcext:value-type="float">
            <text:p>110.459197998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7.560340881348" calcext:value-type="float">
            <text:p>107.5603408813</text:p>
          </table:table-cell>
          <table:table-cell office:value-type="float" office:value="110.23" calcext:value-type="float">
            <text:p>110.23</text:p>
          </table:table-cell>
          <table:table-cell office:value-type="float" office:value="111.767646789551" calcext:value-type="float">
            <text:p>111.7676467896</text:p>
          </table:table-cell>
          <table:table-cell office:value-type="float" office:value="112.014686584473" calcext:value-type="float">
            <text:p>112.0146865845</text:p>
          </table:table-cell>
          <table:table-cell/>
          <table:table-cell table:formula="of:=([.A623]-[.B623])^2" office:value-type="float" office:value="3.18510620479666" calcext:value-type="float">
            <text:p>3.1851062048</text:p>
          </table:table-cell>
          <table:table-cell table:formula="of:=([.E623]-[.F623])^2" office:value-type="float" office:value="0.0525317223086935" calcext:value-type="float">
            <text:p>0.0525317223</text:p>
          </table:table-cell>
          <table:table-cell table:formula="of:=([.A623]-([.B623]+[.F623])/2)^2" office:value-type="float" office:value="1.01393277792746" calcext:value-type="float">
            <text:p>1.0139327779</text:p>
          </table:table-cell>
          <table:table-cell table:formula="of:=([.I623]-[.J623])^2" office:value-type="float" office:value="2.36435764941581" calcext:value-type="float">
            <text:p>2.3643576494</text:p>
          </table:table-cell>
          <table:table-cell table:formula="of:=[.M623]-[.N623]" office:value-type="float" office:value="3.13257448248797" calcext:value-type="float">
            <text:p>3.1325744825</text:p>
          </table:table-cell>
          <table:table-cell table:formula="of:=[.M623]-[.P623]" office:value-type="float" office:value="0.820748555380849" calcext:value-type="float">
            <text:p>0.8207485554</text:p>
          </table:table-cell>
          <table:table-cell table:formula="of:=([.A623]-100.04)^2" office:value-type="float" office:value="103.8361" calcext:value-type="float">
            <text:p>103.8361</text:p>
          </table:table-cell>
          <table:table-cell/>
          <table:table-cell table:formula="of:=[.Q623]+[.U622]" office:value-type="float" office:value="2986.65539873904" calcext:value-type="float">
            <text:p>2986.6553987391</text:p>
          </table:table-cell>
        </table:table-row>
        <table:table-row table:style-name="ro1">
          <table:table-cell office:value-type="float" office:value="110.32" calcext:value-type="float">
            <text:p>110.32</text:p>
          </table:table-cell>
          <table:table-cell office:value-type="float" office:value="103.055503845215" calcext:value-type="float">
            <text:p>103.0555038452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7.668296813965" calcext:value-type="float">
            <text:p>107.668296814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1.565605163574" calcext:value-type="float">
            <text:p>101.5656051636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4.323959350586" calcext:value-type="float">
            <text:p>104.3239593506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3.073097229004" calcext:value-type="float">
            <text:p>103.073097229</text:p>
          </table:table-cell>
          <table:table-cell office:value-type="float" office:value="101.565605163574" calcext:value-type="float">
            <text:p>101.5656051636</text:p>
          </table:table-cell>
          <table:table-cell/>
          <table:table-cell table:formula="of:=([.A624]-[.B624])^2" office:value-type="float" office:value="52.7729043828882" calcext:value-type="float">
            <text:p>52.7729043829</text:p>
          </table:table-cell>
          <table:table-cell table:formula="of:=([.E624]-[.F624])^2" office:value-type="float" office:value="76.6394289520383" calcext:value-type="float">
            <text:p>76.639428952</text:p>
          </table:table-cell>
          <table:table-cell table:formula="of:=([.A624]-([.B624]+[.F624])/2)^2" office:value-type="float" office:value="64.1512171470746" calcext:value-type="float">
            <text:p>64.1512171471</text:p>
          </table:table-cell>
          <table:table-cell table:formula="of:=([.I624]-[.J624])^2" office:value-type="float" office:value="52.5175997722708" calcext:value-type="float">
            <text:p>52.5175997723</text:p>
          </table:table-cell>
          <table:table-cell table:formula="of:=[.M624]-[.N624]" office:value-type="float" office:value="-23.86652456915" calcext:value-type="float">
            <text:p>-23.8665245692</text:p>
          </table:table-cell>
          <table:table-cell table:formula="of:=[.M624]-[.P624]" office:value-type="float" office:value="0.255304610617458" calcext:value-type="float">
            <text:p>0.2553046106</text:p>
          </table:table-cell>
          <table:table-cell table:formula="of:=([.A624]-100.04)^2" office:value-type="float" office:value="105.6784" calcext:value-type="float">
            <text:p>105.6784</text:p>
          </table:table-cell>
          <table:table-cell/>
          <table:table-cell table:formula="of:=[.Q624]+[.U623]" office:value-type="float" office:value="2962.7888741699" calcext:value-type="float">
            <text:p>2962.7888741699</text:p>
          </table:table-cell>
        </table:table-row>
        <table:table-row table:style-name="ro1">
          <table:table-cell office:value-type="float" office:value="110.35" calcext:value-type="float">
            <text:p>110.35</text:p>
          </table:table-cell>
          <table:table-cell office:value-type="float" office:value="111.25399017334" calcext:value-type="float">
            <text:p>111.2539901733</text:p>
          </table:table-cell>
          <table:table-cell office:value-type="float" office:value="110.35" calcext:value-type="float">
            <text:p>110.35</text:p>
          </table:table-cell>
          <table:table-cell office:value-type="float" office:value="109.309234619141" calcext:value-type="float">
            <text:p>109.3092346191</text:p>
          </table:table-cell>
          <table:table-cell office:value-type="float" office:value="110.35" calcext:value-type="float">
            <text:p>110.35</text:p>
          </table:table-cell>
          <table:table-cell office:value-type="float" office:value="110.568466186523" calcext:value-type="float">
            <text:p>110.5684661865</text:p>
          </table:table-cell>
          <table:table-cell office:value-type="float" office:value="110.35" calcext:value-type="float">
            <text:p>110.35</text:p>
          </table:table-cell>
          <table:table-cell office:value-type="float" office:value="107.95263671875" calcext:value-type="float">
            <text:p>107.9526367188</text:p>
          </table:table-cell>
          <table:table-cell office:value-type="float" office:value="110.35" calcext:value-type="float">
            <text:p>110.35</text:p>
          </table:table-cell>
          <table:table-cell office:value-type="float" office:value="111.511940002441" calcext:value-type="float">
            <text:p>111.5119400024</text:p>
          </table:table-cell>
          <table:table-cell office:value-type="float" office:value="111.25399017334" calcext:value-type="float">
            <text:p>111.2539901733</text:p>
          </table:table-cell>
          <table:table-cell/>
          <table:table-cell table:formula="of:=([.A625]-[.B625])^2" office:value-type="float" office:value="0.817198233495011" calcext:value-type="float">
            <text:p>0.8171982335</text:p>
          </table:table-cell>
          <table:table-cell table:formula="of:=([.E625]-[.F625])^2" office:value-type="float" office:value="0.0477274746540959" calcext:value-type="float">
            <text:p>0.0477274747</text:p>
          </table:table-cell>
          <table:table-cell table:formula="of:=([.A625]-([.B625]+[.F625])/2)^2" office:value-type="float" office:value="0.314977069949388" calcext:value-type="float">
            <text:p>0.3149770699</text:p>
          </table:table-cell>
          <table:table-cell table:formula="of:=([.I625]-[.J625])^2" office:value-type="float" office:value="1.35010456927355" calcext:value-type="float">
            <text:p>1.3501045693</text:p>
          </table:table-cell>
          <table:table-cell table:formula="of:=[.M625]-[.N625]" office:value-type="float" office:value="0.769470758840915" calcext:value-type="float">
            <text:p>0.7694707588</text:p>
          </table:table-cell>
          <table:table-cell table:formula="of:=[.M625]-[.P625]" office:value-type="float" office:value="-0.532906335778537" calcext:value-type="float">
            <text:p>-0.5329063358</text:p>
          </table:table-cell>
          <table:table-cell table:formula="of:=([.A625]-100.04)^2" office:value-type="float" office:value="106.2961" calcext:value-type="float">
            <text:p>106.2961</text:p>
          </table:table-cell>
          <table:table-cell/>
          <table:table-cell table:formula="of:=[.Q625]+[.U624]" office:value-type="float" office:value="2963.55834492874" calcext:value-type="float">
            <text:p>2963.5583449287</text:p>
          </table:table-cell>
        </table:table-row>
        <table:table-row table:style-name="ro1">
          <table:table-cell office:value-type="float" office:value="110.43" calcext:value-type="float">
            <text:p>110.43</text:p>
          </table:table-cell>
          <table:table-cell office:value-type="float" office:value="95.532341003418" calcext:value-type="float">
            <text:p>95.5323410034</text:p>
          </table:table-cell>
          <table:table-cell office:value-type="float" office:value="110.43" calcext:value-type="float">
            <text:p>110.43</text:p>
          </table:table-cell>
          <table:table-cell office:value-type="float" office:value="92.8152618408203" calcext:value-type="float">
            <text:p>92.8152618408</text:p>
          </table:table-cell>
          <table:table-cell office:value-type="float" office:value="110.43" calcext:value-type="float">
            <text:p>110.43</text:p>
          </table:table-cell>
          <table:table-cell office:value-type="float" office:value="93.5786514282227" calcext:value-type="float">
            <text:p>93.5786514282</text:p>
          </table:table-cell>
          <table:table-cell office:value-type="float" office:value="110.43" calcext:value-type="float">
            <text:p>110.43</text:p>
          </table:table-cell>
          <table:table-cell office:value-type="float" office:value="91.4195556640625" calcext:value-type="float">
            <text:p>91.4195556641</text:p>
          </table:table-cell>
          <table:table-cell office:value-type="float" office:value="110.43" calcext:value-type="float">
            <text:p>110.43</text:p>
          </table:table-cell>
          <table:table-cell office:value-type="float" office:value="94.898811340332" calcext:value-type="float">
            <text:p>94.8988113403</text:p>
          </table:table-cell>
          <table:table-cell office:value-type="float" office:value="93.5786514282227" calcext:value-type="float">
            <text:p>93.5786514282</text:p>
          </table:table-cell>
          <table:table-cell/>
          <table:table-cell table:formula="of:=([.A626]-[.B626])^2" office:value-type="float" office:value="221.940243578442" calcext:value-type="float">
            <text:p>221.9402435784</text:p>
          </table:table-cell>
          <table:table-cell table:formula="of:=([.E626]-[.F626])^2" office:value-type="float" office:value="283.967948687543" calcext:value-type="float">
            <text:p>283.9679486875</text:p>
          </table:table-cell>
          <table:table-cell table:formula="of:=([.A626]-([.B626]+[.F626])/2)^2" office:value-type="float" office:value="251.999870393935" calcext:value-type="float">
            <text:p>251.9998703939</text:p>
          </table:table-cell>
          <table:table-cell table:formula="of:=([.I626]-[.J626])^2" office:value-type="float" office:value="241.217821182199" calcext:value-type="float">
            <text:p>241.2178211822</text:p>
          </table:table-cell>
          <table:table-cell table:formula="of:=[.M626]-[.N626]" office:value-type="float" office:value="-62.0277051091008" calcext:value-type="float">
            <text:p>-62.0277051091</text:p>
          </table:table-cell>
          <table:table-cell table:formula="of:=[.M626]-[.P626]" office:value-type="float" office:value="-19.2775776037574" calcext:value-type="float">
            <text:p>-19.2775776038</text:p>
          </table:table-cell>
          <table:table-cell table:formula="of:=([.A626]-100.04)^2" office:value-type="float" office:value="107.9521" calcext:value-type="float">
            <text:p>107.9521</text:p>
          </table:table-cell>
          <table:table-cell/>
          <table:table-cell table:formula="of:=[.Q626]+[.U625]" office:value-type="float" office:value="2901.53063981964" calcext:value-type="float">
            <text:p>2901.5306398196</text:p>
          </table:table-cell>
        </table:table-row>
        <table:table-row table:style-name="ro1">
          <table:table-cell office:value-type="float" office:value="110.47" calcext:value-type="float">
            <text:p>110.47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10.47" calcext:value-type="float">
            <text:p>110.47</text:p>
          </table:table-cell>
          <table:table-cell office:value-type="float" office:value="112.347076416016" calcext:value-type="float">
            <text:p>112.347076416</text:p>
          </table:table-cell>
          <table:table-cell office:value-type="float" office:value="110.47" calcext:value-type="float">
            <text:p>110.47</text:p>
          </table:table-cell>
          <table:table-cell office:value-type="float" office:value="111.779769897461" calcext:value-type="float">
            <text:p>111.7797698975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9.697807312012" calcext:value-type="float">
            <text:p>109.697807312</text:p>
          </table:table-cell>
          <table:table-cell office:value-type="float" office:value="110.47" calcext:value-type="float">
            <text:p>110.47</text:p>
          </table:table-cell>
          <table:table-cell office:value-type="float" office:value="112.994468688965" calcext:value-type="float">
            <text:p>112.994468689</text:p>
          </table:table-cell>
          <table:table-cell office:value-type="float" office:value="112.995018005371" calcext:value-type="float">
            <text:p>112.9950180054</text:p>
          </table:table-cell>
          <table:table-cell/>
          <table:table-cell table:formula="of:=([.A627]-[.B627])^2" office:value-type="float" office:value="6.37571592744822" calcext:value-type="float">
            <text:p>6.3757159274</text:p>
          </table:table-cell>
          <table:table-cell table:formula="of:=([.E627]-[.F627])^2" office:value-type="float" office:value="1.71549718429484" calcext:value-type="float">
            <text:p>1.7154971843</text:p>
          </table:table-cell>
          <table:table-cell table:formula="of:=([.A627]-([.B627]+[.F627])/2)^2" office:value-type="float" office:value="3.67639956492673" calcext:value-type="float">
            <text:p>3.6763995649</text:p>
          </table:table-cell>
          <table:table-cell table:formula="of:=([.I627]-[.J627])^2" office:value-type="float" office:value="6.37294216156388" calcext:value-type="float">
            <text:p>6.3729421616</text:p>
          </table:table-cell>
          <table:table-cell table:formula="of:=[.M627]-[.N627]" office:value-type="float" office:value="4.66021874315338" calcext:value-type="float">
            <text:p>4.6602187432</text:p>
          </table:table-cell>
          <table:table-cell table:formula="of:=[.M627]-[.P627]" office:value-type="float" office:value="0.00277376588434031" calcext:value-type="float">
            <text:p>0.0027737659</text:p>
          </table:table-cell>
          <table:table-cell table:formula="of:=([.A627]-100.04)^2" office:value-type="float" office:value="108.7849" calcext:value-type="float">
            <text:p>108.7849</text:p>
          </table:table-cell>
          <table:table-cell/>
          <table:table-cell table:formula="of:=[.Q627]+[.U626]" office:value-type="float" office:value="2906.19085856279" calcext:value-type="float">
            <text:p>2906.1908585628</text:p>
          </table:table-cell>
        </table:table-row>
        <table:table-row table:style-name="ro1">
          <table:table-cell office:value-type="float" office:value="110.49" calcext:value-type="float">
            <text:p>110.49</text:p>
          </table:table-cell>
          <table:table-cell office:value-type="float" office:value="114.330764770508" calcext:value-type="float">
            <text:p>114.3307647705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5.386001586914" calcext:value-type="float">
            <text:p>105.3860015869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9.940093994141" calcext:value-type="float">
            <text:p>109.94009399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3.171516418457" calcext:value-type="float">
            <text:p>103.1715164185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4.921127319336" calcext:value-type="float">
            <text:p>114.9211273193</text:p>
          </table:table-cell>
          <table:table-cell office:value-type="float" office:value="114.330764770508" calcext:value-type="float">
            <text:p>114.3307647705</text:p>
          </table:table-cell>
          <table:table-cell/>
          <table:table-cell table:formula="of:=([.A628]-[.B628])^2" office:value-type="float" office:value="14.751474022374" calcext:value-type="float">
            <text:p>14.7514740224</text:p>
          </table:table-cell>
          <table:table-cell table:formula="of:=([.E628]-[.F628])^2" office:value-type="float" office:value="0.302396615280205" calcext:value-type="float">
            <text:p>0.3023966153</text:p>
          </table:table-cell>
          <table:table-cell table:formula="of:=([.A628]-([.B628]+[.F628])/2)^2" office:value-type="float" office:value="2.70743785221588" calcext:value-type="float">
            <text:p>2.7074378522</text:p>
          </table:table-cell>
          <table:table-cell table:formula="of:=([.I628]-[.J628])^2" office:value-type="float" office:value="19.6348893201653" calcext:value-type="float">
            <text:p>19.6348893202</text:p>
          </table:table-cell>
          <table:table-cell table:formula="of:=[.M628]-[.N628]" office:value-type="float" office:value="14.4490774070938" calcext:value-type="float">
            <text:p>14.4490774071</text:p>
          </table:table-cell>
          <table:table-cell table:formula="of:=[.M628]-[.P628]" office:value-type="float" office:value="-4.88341529779137" calcext:value-type="float">
            <text:p>-4.8834152978</text:p>
          </table:table-cell>
          <table:table-cell table:formula="of:=([.A628]-100.04)^2" office:value-type="float" office:value="109.2025" calcext:value-type="float">
            <text:p>109.2025</text:p>
          </table:table-cell>
          <table:table-cell/>
          <table:table-cell table:formula="of:=[.Q628]+[.U627]" office:value-type="float" office:value="2920.63993596988" calcext:value-type="float">
            <text:p>2920.6399359699</text:p>
          </table:table-cell>
        </table:table-row>
        <table:table-row table:style-name="ro1">
          <table:table-cell office:value-type="float" office:value="110.55" calcext:value-type="float">
            <text:p>110.55</text:p>
          </table:table-cell>
          <table:table-cell office:value-type="float" office:value="114.533386230469" calcext:value-type="float">
            <text:p>114.5333862305</text:p>
          </table:table-cell>
          <table:table-cell office:value-type="float" office:value="110.55" calcext:value-type="float">
            <text:p>110.55</text:p>
          </table:table-cell>
          <table:table-cell office:value-type="float" office:value="100.926330566406" calcext:value-type="float">
            <text:p>100.9263305664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130874633789" calcext:value-type="float">
            <text:p>110.1308746338</text:p>
          </table:table-cell>
          <table:table-cell office:value-type="float" office:value="110.55" calcext:value-type="float">
            <text:p>110.55</text:p>
          </table:table-cell>
          <table:table-cell office:value-type="float" office:value="103.656616210938" calcext:value-type="float">
            <text:p>103.656616210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6.183753967285" calcext:value-type="float">
            <text:p>116.1837539673</text:p>
          </table:table-cell>
          <table:table-cell office:value-type="float" office:value="114.533386230469" calcext:value-type="float">
            <text:p>114.5333862305</text:p>
          </table:table-cell>
          <table:table-cell/>
          <table:table-cell table:formula="of:=([.A629]-[.B629])^2" office:value-type="float" office:value="15.8673658610881" calcext:value-type="float">
            <text:p>15.8673658611</text:p>
          </table:table-cell>
          <table:table-cell table:formula="of:=([.E629]-[.F629])^2" office:value-type="float" office:value="0.17566607260145" calcext:value-type="float">
            <text:p>0.1756660726</text:p>
          </table:table-cell>
          <table:table-cell table:formula="of:=([.A629]-([.B629]+[.F629])/2)^2" office:value-type="float" office:value="3.17598887711997" calcext:value-type="float">
            <text:p>3.1759888771</text:p>
          </table:table-cell>
          <table:table-cell table:formula="of:=([.I629]-[.J629])^2" office:value-type="float" office:value="31.7391837639013" calcext:value-type="float">
            <text:p>31.7391837639</text:p>
          </table:table-cell>
          <table:table-cell table:formula="of:=[.M629]-[.N629]" office:value-type="float" office:value="15.6916997884866" calcext:value-type="float">
            <text:p>15.6916997885</text:p>
          </table:table-cell>
          <table:table-cell table:formula="of:=[.M629]-[.P629]" office:value-type="float" office:value="-15.8718179028132" calcext:value-type="float">
            <text:p>-15.8718179028</text:p>
          </table:table-cell>
          <table:table-cell table:formula="of:=([.A629]-100.04)^2" office:value-type="float" office:value="110.4601" calcext:value-type="float">
            <text:p>110.4601</text:p>
          </table:table-cell>
          <table:table-cell/>
          <table:table-cell table:formula="of:=[.Q629]+[.U628]" office:value-type="float" office:value="2936.33163575837" calcext:value-type="float">
            <text:p>2936.3316357584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3.705718994141" calcext:value-type="float">
            <text:p>103.7057189941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3.193077087402" calcext:value-type="float">
            <text:p>103.193077087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3.621444702148" calcext:value-type="float">
            <text:p>103.6214447021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3.594909667969" calcext:value-type="float">
            <text:p>103.594909668</text:p>
          </table:table-cell>
          <table:table-cell office:value-type="float" office:value="103.193077087402" calcext:value-type="float">
            <text:p>103.1930770874</text:p>
          </table:table-cell>
          <table:table-cell/>
          <table:table-cell table:formula="of:=([.A630]-[.B630])^2" office:value-type="float" office:value="48.9933522762671" calcext:value-type="float">
            <text:p>48.9933522763</text:p>
          </table:table-cell>
          <table:table-cell table:formula="of:=([.E630]-[.F630])^2" office:value-type="float" office:value="54.5666301166602" calcext:value-type="float">
            <text:p>54.5666301167</text:p>
          </table:table-cell>
          <table:table-cell table:formula="of:=([.A630]-([.B630]+[.F630])/2)^2" office:value-type="float" office:value="51.7424719391663" calcext:value-type="float">
            <text:p>51.7424719392</text:p>
          </table:table-cell>
          <table:table-cell table:formula="of:=([.I630]-[.J630])^2" office:value-type="float" office:value="48.7914869466364" calcext:value-type="float">
            <text:p>48.7914869466</text:p>
          </table:table-cell>
          <table:table-cell table:formula="of:=[.M630]-[.N630]" office:value-type="float" office:value="-5.57327784039313" calcext:value-type="float">
            <text:p>-5.5732778404</text:p>
          </table:table-cell>
          <table:table-cell table:formula="of:=[.M630]-[.P630]" office:value-type="float" office:value="0.201865329630671" calcext:value-type="float">
            <text:p>0.2018653296</text:p>
          </table:table-cell>
          <table:table-cell table:formula="of:=([.A630]-100.04)^2" office:value-type="float" office:value="111.0916" calcext:value-type="float">
            <text:p>111.0916</text:p>
          </table:table-cell>
          <table:table-cell/>
          <table:table-cell table:formula="of:=[.Q630]+[.U629]" office:value-type="float" office:value="2930.75835791798" calcext:value-type="float">
            <text:p>2930.758357918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12.189231872559" calcext:value-type="float">
            <text:p>112.1892318726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3.33536529541" calcext:value-type="float">
            <text:p>113.335365295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1.002830505371" calcext:value-type="float">
            <text:p>111.002830505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1.461143493652" calcext:value-type="float">
            <text:p>111.4611434937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2.205368041992" calcext:value-type="float">
            <text:p>112.205368042</text:p>
          </table:table-cell>
          <table:table-cell office:value-type="float" office:value="112.189231872559" calcext:value-type="float">
            <text:p>112.1892318726</text:p>
          </table:table-cell>
          <table:table-cell/>
          <table:table-cell table:formula="of:=([.A631]-[.B631])^2" office:value-type="float" office:value="2.58962721965844" calcext:value-type="float">
            <text:p>2.5896272197</text:p>
          </table:table-cell>
          <table:table-cell table:formula="of:=([.E631]-[.F631])^2" office:value-type="float" office:value="0.178785636272376" calcext:value-type="float">
            <text:p>0.1787856363</text:p>
          </table:table-cell>
          <table:table-cell table:formula="of:=([.A631]-([.B631]+[.F631])/2)^2" office:value-type="float" office:value="1.03231937694932" calcext:value-type="float">
            <text:p>1.0323193769</text:p>
          </table:table-cell>
          <table:table-cell table:formula="of:=([.I631]-[.J631])^2" office:value-type="float" office:value="2.64182127192952" calcext:value-type="float">
            <text:p>2.6418212719</text:p>
          </table:table-cell>
          <table:table-cell table:formula="of:=[.M631]-[.N631]" office:value-type="float" office:value="2.41084158338607" calcext:value-type="float">
            <text:p>2.4108415834</text:p>
          </table:table-cell>
          <table:table-cell table:formula="of:=[.M631]-[.P631]" office:value-type="float" office:value="-0.0521940522710795" calcext:value-type="float">
            <text:p>-0.0521940523</text:p>
          </table:table-cell>
          <table:table-cell table:formula="of:=([.A631]-100.04)^2" office:value-type="float" office:value="111.0916" calcext:value-type="float">
            <text:p>111.0916</text:p>
          </table:table-cell>
          <table:table-cell/>
          <table:table-cell table:formula="of:=[.Q631]+[.U630]" office:value-type="float" office:value="2933.16919950136" calcext:value-type="float">
            <text:p>2933.1691995014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12.664131164551" calcext:value-type="float">
            <text:p>112.6641311646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2.221328735352" calcext:value-type="float">
            <text:p>112.221328735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1.180992126465" calcext:value-type="float">
            <text:p>111.1809921265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8.635047912598" calcext:value-type="float">
            <text:p>108.6350479126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2.419311523438" calcext:value-type="float">
            <text:p>112.4193115234</text:p>
          </table:table-cell>
          <table:table-cell office:value-type="float" office:value="112.664131164551" calcext:value-type="float">
            <text:p>112.6641311646</text:p>
          </table:table-cell>
          <table:table-cell/>
          <table:table-cell table:formula="of:=([.A632]-[.B632])^2" office:value-type="float" office:value="4.3436027110518" calcext:value-type="float">
            <text:p>4.3436027111</text:p>
          </table:table-cell>
          <table:table-cell table:formula="of:=([.E632]-[.F632])^2" office:value-type="float" office:value="0.361191536072737" calcext:value-type="float">
            <text:p>0.3611915361</text:p>
          </table:table-cell>
          <table:table-cell table:formula="of:=([.A632]-([.B632]+[.F632])/2)^2" office:value-type="float" office:value="1.80247177198865" calcext:value-type="float">
            <text:p>1.802471772</text:p>
          </table:table-cell>
          <table:table-cell table:formula="of:=([.I632]-[.J632])^2" office:value-type="float" office:value="3.38306688024998" calcext:value-type="float">
            <text:p>3.3830668802</text:p>
          </table:table-cell>
          <table:table-cell table:formula="of:=[.M632]-[.N632]" office:value-type="float" office:value="3.98241117497907" calcext:value-type="float">
            <text:p>3.982411175</text:p>
          </table:table-cell>
          <table:table-cell table:formula="of:=[.M632]-[.P632]" office:value-type="float" office:value="0.96053583080182" calcext:value-type="float">
            <text:p>0.9605358308</text:p>
          </table:table-cell>
          <table:table-cell table:formula="of:=([.A632]-100.04)^2" office:value-type="float" office:value="111.0916" calcext:value-type="float">
            <text:p>111.0916</text:p>
          </table:table-cell>
          <table:table-cell/>
          <table:table-cell table:formula="of:=[.Q632]+[.U631]" office:value-type="float" office:value="2937.15161067634" calcext:value-type="float">
            <text:p>2937.1516106764</text:p>
          </table:table-cell>
        </table:table-row>
        <table:table-row table:style-name="ro1">
          <table:table-cell office:value-type="float" office:value="110.595" calcext:value-type="float">
            <text:p>110.595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10.595" calcext:value-type="float">
            <text:p>110.595</text:p>
          </table:table-cell>
          <table:table-cell office:value-type="float" office:value="104.167556762695" calcext:value-type="float">
            <text:p>104.1675567627</text:p>
          </table:table-cell>
          <table:table-cell office:value-type="float" office:value="110.595" calcext:value-type="float">
            <text:p>110.595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10.595" calcext:value-type="float">
            <text:p>110.595</text:p>
          </table:table-cell>
          <table:table-cell office:value-type="float" office:value="102.294776916504" calcext:value-type="float">
            <text:p>102.2947769165</text:p>
          </table:table-cell>
          <table:table-cell office:value-type="float" office:value="110.595" calcext:value-type="float">
            <text:p>110.595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2.949508666992" calcext:value-type="float">
            <text:p>102.949508667</text:p>
          </table:table-cell>
          <table:table-cell/>
          <table:table-cell table:formula="of:=([.A633]-[.B633])^2" office:value-type="float" office:value="49.5130529097878" calcext:value-type="float">
            <text:p>49.5130529098</text:p>
          </table:table-cell>
          <table:table-cell table:formula="of:=([.E633]-[.F633])^2" office:value-type="float" office:value="58.4535377230976" calcext:value-type="float">
            <text:p>58.4535377231</text:p>
          </table:table-cell>
          <table:table-cell table:formula="of:=([.A633]-([.B633]+[.F633])/2)^2" office:value-type="float" office:value="53.8905932976326" calcext:value-type="float">
            <text:p>53.8905932976</text:p>
          </table:table-cell>
          <table:table-cell table:formula="of:=([.I633]-[.J633])^2" office:value-type="float" office:value="48.2326858892679" calcext:value-type="float">
            <text:p>48.2326858893</text:p>
          </table:table-cell>
          <table:table-cell table:formula="of:=[.M633]-[.N633]" office:value-type="float" office:value="-8.94048481330974" calcext:value-type="float">
            <text:p>-8.9404848133</text:p>
          </table:table-cell>
          <table:table-cell table:formula="of:=[.M633]-[.P633]" office:value-type="float" office:value="1.28036702051992" calcext:value-type="float">
            <text:p>1.2803670205</text:p>
          </table:table-cell>
          <table:table-cell table:formula="of:=([.A633]-100.04)^2" office:value-type="float" office:value="111.408025" calcext:value-type="float">
            <text:p>111.408025</text:p>
          </table:table-cell>
          <table:table-cell/>
          <table:table-cell table:formula="of:=[.Q633]+[.U632]" office:value-type="float" office:value="2928.21112586303" calcext:value-type="float">
            <text:p>2928.211125863</text:p>
          </table:table-cell>
        </table:table-row>
        <table:table-row table:style-name="ro1">
          <table:table-cell office:value-type="float" office:value="110.63" calcext:value-type="float">
            <text:p>110.63</text:p>
          </table:table-cell>
          <table:table-cell office:value-type="float" office:value="112.020767211914" calcext:value-type="float">
            <text:p>112.0207672119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2.03150177002" calcext:value-type="float">
            <text:p>112.03150177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0.613952636719" calcext:value-type="float">
            <text:p>110.6139526367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1.888626098633" calcext:value-type="float">
            <text:p>111.8886260986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2.179626464844" calcext:value-type="float">
            <text:p>112.1796264648</text:p>
          </table:table-cell>
          <table:table-cell office:value-type="float" office:value="112.020767211914" calcext:value-type="float">
            <text:p>112.0207672119</text:p>
          </table:table-cell>
          <table:table-cell/>
          <table:table-cell table:formula="of:=([.A634]-[.B634])^2" office:value-type="float" office:value="1.93423343773523" calcext:value-type="float">
            <text:p>1.9342334377</text:p>
          </table:table-cell>
          <table:table-cell table:formula="of:=([.E634]-[.F634])^2" office:value-type="float" office:value="0.000257517868280265" calcext:value-type="float">
            <text:p>0.0002575179</text:p>
          </table:table-cell>
          <table:table-cell table:formula="of:=([.A634]-([.B634]+[.F634])/2)^2" office:value-type="float" office:value="0.472463665556262" calcext:value-type="float">
            <text:p>0.4724636656</text:p>
          </table:table-cell>
          <table:table-cell table:formula="of:=([.I634]-[.J634])^2" office:value-type="float" office:value="2.40134218054415" calcext:value-type="float">
            <text:p>2.4013421805</text:p>
          </table:table-cell>
          <table:table-cell table:formula="of:=[.M634]-[.N634]" office:value-type="float" office:value="1.93397591986695" calcext:value-type="float">
            <text:p>1.9339759199</text:p>
          </table:table-cell>
          <table:table-cell table:formula="of:=[.M634]-[.P634]" office:value-type="float" office:value="-0.467108742808925" calcext:value-type="float">
            <text:p>-0.4671087428</text:p>
          </table:table-cell>
          <table:table-cell table:formula="of:=([.A634]-100.04)^2" office:value-type="float" office:value="112.1481" calcext:value-type="float">
            <text:p>112.1481</text:p>
          </table:table-cell>
          <table:table-cell/>
          <table:table-cell table:formula="of:=[.Q634]+[.U633]" office:value-type="float" office:value="2930.1451017829" calcext:value-type="float">
            <text:p>2930.1451017829</text:p>
          </table:table-cell>
        </table:table-row>
        <table:table-row table:style-name="ro1">
          <table:table-cell office:value-type="float" office:value="110.66" calcext:value-type="float">
            <text:p>110.66</text:p>
          </table:table-cell>
          <table:table-cell office:value-type="float" office:value="110.758560180664" calcext:value-type="float">
            <text:p>110.7585601807</text:p>
          </table:table-cell>
          <table:table-cell office:value-type="float" office:value="110.66" calcext:value-type="float">
            <text:p>110.66</text:p>
          </table:table-cell>
          <table:table-cell office:value-type="float" office:value="109.786018371582" calcext:value-type="float">
            <text:p>109.7860183716</text:p>
          </table:table-cell>
          <table:table-cell office:value-type="float" office:value="110.66" calcext:value-type="float">
            <text:p>110.66</text:p>
          </table:table-cell>
          <table:table-cell office:value-type="float" office:value="110.552787780762" calcext:value-type="float">
            <text:p>110.5527877808</text:p>
          </table:table-cell>
          <table:table-cell office:value-type="float" office:value="110.66" calcext:value-type="float">
            <text:p>110.66</text:p>
          </table:table-cell>
          <table:table-cell office:value-type="float" office:value="110.196807861328" calcext:value-type="float">
            <text:p>110.1968078613</text:p>
          </table:table-cell>
          <table:table-cell office:value-type="float" office:value="110.66" calcext:value-type="float">
            <text:p>110.66</text:p>
          </table:table-cell>
          <table:table-cell office:value-type="float" office:value="111.035263061523" calcext:value-type="float">
            <text:p>111.0352630615</text:p>
          </table:table-cell>
          <table:table-cell office:value-type="float" office:value="110.758560180664" calcext:value-type="float">
            <text:p>110.7585601807</text:p>
          </table:table-cell>
          <table:table-cell/>
          <table:table-cell table:formula="of:=([.A635]-[.B635])^2" office:value-type="float" office:value="0.00971410921253331" calcext:value-type="float">
            <text:p>0.0097141092</text:p>
          </table:table-cell>
          <table:table-cell table:formula="of:=([.E635]-[.F635])^2" office:value-type="float" office:value="0.0114944599539966" calcext:value-type="float">
            <text:p>0.01149446</text:p>
          </table:table-cell>
          <table:table-cell table:formula="of:=([.A635]-([.B635]+[.F635])/2)^2" office:value-type="float" office:value="0.0000187144428724128" calcext:value-type="float">
            <text:p>1.87144428724128E-05</text:p>
          </table:table-cell>
          <table:table-cell table:formula="of:=([.I635]-[.J635])^2" office:value-type="float" office:value="0.140822365343946" calcext:value-type="float">
            <text:p>0.1408223653</text:p>
          </table:table-cell>
          <table:table-cell table:formula="of:=[.M635]-[.N635]" office:value-type="float" office:value="-0.00178035074146324" calcext:value-type="float">
            <text:p>-0.0017803507</text:p>
          </table:table-cell>
          <table:table-cell table:formula="of:=[.M635]-[.P635]" office:value-type="float" office:value="-0.131108256131412" calcext:value-type="float">
            <text:p>-0.1311082561</text:p>
          </table:table-cell>
          <table:table-cell table:formula="of:=([.A635]-100.04)^2" office:value-type="float" office:value="112.7844" calcext:value-type="float">
            <text:p>112.7844</text:p>
          </table:table-cell>
          <table:table-cell/>
          <table:table-cell table:formula="of:=[.Q635]+[.U634]" office:value-type="float" office:value="2930.14332143216" calcext:value-type="float">
            <text:p>2930.1433214322</text:p>
          </table:table-cell>
        </table:table-row>
        <table:table-row table:style-name="ro1">
          <table:table-cell office:value-type="float" office:value="110.71" calcext:value-type="float">
            <text:p>110.71</text:p>
          </table:table-cell>
          <table:table-cell office:value-type="float" office:value="110.708251953125" calcext:value-type="float">
            <text:p>110.708251953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0.275703430176" calcext:value-type="float">
            <text:p>110.2757034302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9.154891967773" calcext:value-type="float">
            <text:p>109.1548919678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8.627342224121" calcext:value-type="float">
            <text:p>108.627342224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0.910987854004" calcext:value-type="float">
            <text:p>110.910987854</text:p>
          </table:table-cell>
          <table:table-cell office:value-type="float" office:value="110.708251953125" calcext:value-type="float">
            <text:p>110.7082519531</text:p>
          </table:table-cell>
          <table:table-cell/>
          <table:table-cell table:formula="of:=([.A636]-[.B636])^2" office:value-type="float" office:value="0.00000305566787717541" calcext:value-type="float">
            <text:p>3.05566787717541E-06</text:p>
          </table:table-cell>
          <table:table-cell table:formula="of:=([.E636]-[.F636])^2" office:value-type="float" office:value="2.41836099189555" calcext:value-type="float">
            <text:p>2.4183609919</text:p>
          </table:table-cell>
          <table:table-cell table:formula="of:=([.A636]-([.B636]+[.F636])/2)^2" office:value-type="float" office:value="0.605950212758863" calcext:value-type="float">
            <text:p>0.6059502128</text:p>
          </table:table-cell>
          <table:table-cell table:formula="of:=([.I636]-[.J636])^2" office:value-type="float" office:value="0.0403961174570981" calcext:value-type="float">
            <text:p>0.0403961175</text:p>
          </table:table-cell>
          <table:table-cell table:formula="of:=[.M636]-[.N636]" office:value-type="float" office:value="-2.41835793622767" calcext:value-type="float">
            <text:p>-2.4183579362</text:p>
          </table:table-cell>
          <table:table-cell table:formula="of:=[.M636]-[.P636]" office:value-type="float" office:value="-0.0403930617892209" calcext:value-type="float">
            <text:p>-0.0403930618</text:p>
          </table:table-cell>
          <table:table-cell table:formula="of:=([.A636]-100.04)^2" office:value-type="float" office:value="113.8489" calcext:value-type="float">
            <text:p>113.8489</text:p>
          </table:table-cell>
          <table:table-cell/>
          <table:table-cell table:formula="of:=[.Q636]+[.U635]" office:value-type="float" office:value="2927.72496349593" calcext:value-type="float">
            <text:p>2927.7249634959</text:p>
          </table:table-cell>
        </table:table-row>
        <table:table-row table:style-name="ro1">
          <table:table-cell office:value-type="float" office:value="110.76" calcext:value-type="float">
            <text:p>110.76</text:p>
          </table:table-cell>
          <table:table-cell office:value-type="float" office:value="111.84587097168" calcext:value-type="float">
            <text:p>111.8458709717</text:p>
          </table:table-cell>
          <table:table-cell office:value-type="float" office:value="110.76" calcext:value-type="float">
            <text:p>110.76</text:p>
          </table:table-cell>
          <table:table-cell office:value-type="float" office:value="105.854835510254" calcext:value-type="float">
            <text:p>105.8548355103</text:p>
          </table:table-cell>
          <table:table-cell office:value-type="float" office:value="110.76" calcext:value-type="float">
            <text:p>110.76</text:p>
          </table:table-cell>
          <table:table-cell office:value-type="float" office:value="110.458999633789" calcext:value-type="float">
            <text:p>110.4589996338</text:p>
          </table:table-cell>
          <table:table-cell office:value-type="float" office:value="110.76" calcext:value-type="float">
            <text:p>110.76</text:p>
          </table:table-cell>
          <table:table-cell office:value-type="float" office:value="107.263229370117" calcext:value-type="float">
            <text:p>107.2632293701</text:p>
          </table:table-cell>
          <table:table-cell office:value-type="float" office:value="110.76" calcext:value-type="float">
            <text:p>110.76</text:p>
          </table:table-cell>
          <table:table-cell office:value-type="float" office:value="111.999610900879" calcext:value-type="float">
            <text:p>111.9996109009</text:p>
          </table:table-cell>
          <table:table-cell office:value-type="float" office:value="111.84587097168" calcext:value-type="float">
            <text:p>111.8458709717</text:p>
          </table:table-cell>
          <table:table-cell/>
          <table:table-cell table:formula="of:=([.A637]-[.B637])^2" office:value-type="float" office:value="1.17911576713658" calcext:value-type="float">
            <text:p>1.1791157671</text:p>
          </table:table-cell>
          <table:table-cell table:formula="of:=([.E637]-[.F637])^2" office:value-type="float" office:value="0.0906012204591216" calcext:value-type="float">
            <text:p>0.0906012205</text:p>
          </table:table-cell>
          <table:table-cell table:formula="of:=([.A637]-([.B637]+[.F637])/2)^2" office:value-type="float" office:value="0.154005466832217" calcext:value-type="float">
            <text:p>0.1540054668</text:p>
          </table:table-cell>
          <table:table-cell table:formula="of:=([.I637]-[.J637])^2" office:value-type="float" office:value="1.5366351855778" calcext:value-type="float">
            <text:p>1.5366351856</text:p>
          </table:table-cell>
          <table:table-cell table:formula="of:=[.M637]-[.N637]" office:value-type="float" office:value="1.08851454667746" calcext:value-type="float">
            <text:p>1.0885145467</text:p>
          </table:table-cell>
          <table:table-cell table:formula="of:=[.M637]-[.P637]" office:value-type="float" office:value="-0.357519418441223" calcext:value-type="float">
            <text:p>-0.3575194184</text:p>
          </table:table-cell>
          <table:table-cell table:formula="of:=([.A637]-100.04)^2" office:value-type="float" office:value="114.9184" calcext:value-type="float">
            <text:p>114.9184</text:p>
          </table:table-cell>
          <table:table-cell/>
          <table:table-cell table:formula="of:=[.Q637]+[.U636]" office:value-type="float" office:value="2928.81347804261" calcext:value-type="float">
            <text:p>2928.8134780426</text:p>
          </table:table-cell>
        </table:table-row>
        <table:table-row table:style-name="ro1">
          <table:table-cell office:value-type="float" office:value="110.83" calcext:value-type="float">
            <text:p>110.83</text:p>
          </table:table-cell>
          <table:table-cell office:value-type="float" office:value="114.150466918945" calcext:value-type="float">
            <text:p>114.1504669189</text:p>
          </table:table-cell>
          <table:table-cell office:value-type="float" office:value="110.83" calcext:value-type="float">
            <text:p>110.83</text:p>
          </table:table-cell>
          <table:table-cell office:value-type="float" office:value="114.576683044434" calcext:value-type="float">
            <text:p>114.5766830444</text:p>
          </table:table-cell>
          <table:table-cell office:value-type="float" office:value="110.83" calcext:value-type="float">
            <text:p>110.83</text:p>
          </table:table-cell>
          <table:table-cell office:value-type="float" office:value="112.153564453125" calcext:value-type="float">
            <text:p>112.1535644531</text:p>
          </table:table-cell>
          <table:table-cell office:value-type="float" office:value="110.83" calcext:value-type="float">
            <text:p>110.83</text:p>
          </table:table-cell>
          <table:table-cell office:value-type="float" office:value="108.580108642578" calcext:value-type="float">
            <text:p>108.5801086426</text:p>
          </table:table-cell>
          <table:table-cell office:value-type="float" office:value="110.83" calcext:value-type="float">
            <text:p>110.83</text:p>
          </table:table-cell>
          <table:table-cell office:value-type="float" office:value="113.643821716309" calcext:value-type="float">
            <text:p>113.6438217163</text:p>
          </table:table-cell>
          <table:table-cell office:value-type="float" office:value="114.150466918945" calcext:value-type="float">
            <text:p>114.1504669189</text:p>
          </table:table-cell>
          <table:table-cell/>
          <table:table-cell table:formula="of:=([.A638]-[.B638])^2" office:value-type="float" office:value="11.0255005598102" calcext:value-type="float">
            <text:p>11.0255005598</text:p>
          </table:table-cell>
          <table:table-cell table:formula="of:=([.E638]-[.F638])^2" office:value-type="float" office:value="1.75182286157609" calcext:value-type="float">
            <text:p>1.7518228616</text:p>
          </table:table-cell>
          <table:table-cell table:formula="of:=([.A638]-([.B638]+[.F638])/2)^2" office:value-type="float" office:value="5.39175684619333" calcext:value-type="float">
            <text:p>5.3917568462</text:p>
          </table:table-cell>
          <table:table-cell table:formula="of:=([.I638]-[.J638])^2" office:value-type="float" office:value="7.91759265116985" calcext:value-type="float">
            <text:p>7.9175926512</text:p>
          </table:table-cell>
          <table:table-cell table:formula="of:=[.M638]-[.N638]" office:value-type="float" office:value="9.2736776982341" calcext:value-type="float">
            <text:p>9.2736776982</text:p>
          </table:table-cell>
          <table:table-cell table:formula="of:=[.M638]-[.P638]" office:value-type="float" office:value="3.10790790864034" calcext:value-type="float">
            <text:p>3.1079079086</text:p>
          </table:table-cell>
          <table:table-cell table:formula="of:=([.A638]-100.04)^2" office:value-type="float" office:value="116.4241" calcext:value-type="float">
            <text:p>116.4241</text:p>
          </table:table-cell>
          <table:table-cell/>
          <table:table-cell table:formula="of:=[.Q638]+[.U637]" office:value-type="float" office:value="2938.08715574084" calcext:value-type="float">
            <text:p>2938.0871557408</text:p>
          </table:table-cell>
        </table:table-row>
        <table:table-row table:style-name="ro1">
          <table:table-cell office:value-type="float" office:value="110.88" calcext:value-type="float">
            <text:p>110.88</text:p>
          </table:table-cell>
          <table:table-cell office:value-type="float" office:value="110.91748046875" calcext:value-type="float">
            <text:p>110.9174804688</text:p>
          </table:table-cell>
          <table:table-cell office:value-type="float" office:value="110.88" calcext:value-type="float">
            <text:p>110.88</text:p>
          </table:table-cell>
          <table:table-cell office:value-type="float" office:value="105.778541564941" calcext:value-type="float">
            <text:p>105.7785415649</text:p>
          </table:table-cell>
          <table:table-cell office:value-type="float" office:value="110.88" calcext:value-type="float">
            <text:p>110.88</text:p>
          </table:table-cell>
          <table:table-cell office:value-type="float" office:value="109.32495880127" calcext:value-type="float">
            <text:p>109.3249588013</text:p>
          </table:table-cell>
          <table:table-cell office:value-type="float" office:value="110.88" calcext:value-type="float">
            <text:p>110.88</text:p>
          </table:table-cell>
          <table:table-cell office:value-type="float" office:value="105.980651855469" calcext:value-type="float">
            <text:p>105.9806518555</text:p>
          </table:table-cell>
          <table:table-cell office:value-type="float" office:value="110.88" calcext:value-type="float">
            <text:p>110.88</text:p>
          </table:table-cell>
          <table:table-cell office:value-type="float" office:value="110.427772521973" calcext:value-type="float">
            <text:p>110.427772522</text:p>
          </table:table-cell>
          <table:table-cell office:value-type="float" office:value="110.91748046875" calcext:value-type="float">
            <text:p>110.9174804688</text:p>
          </table:table-cell>
          <table:table-cell/>
          <table:table-cell table:formula="of:=([.A639]-[.B639])^2" office:value-type="float" office:value="0.00140478553772007" calcext:value-type="float">
            <text:p>0.0014047855</text:p>
          </table:table-cell>
          <table:table-cell table:formula="of:=([.E639]-[.F639])^2" office:value-type="float" office:value="2.41815312974908" calcext:value-type="float">
            <text:p>2.4181531297</text:p>
          </table:table-cell>
          <table:table-cell table:formula="of:=([.A639]-([.B639]+[.F639])/2)^2" office:value-type="float" office:value="0.575747642294706" calcext:value-type="float">
            <text:p>0.5757476423</text:p>
          </table:table-cell>
          <table:table-cell table:formula="of:=([.I639]-[.J639])^2" office:value-type="float" office:value="0.204509691882968" calcext:value-type="float">
            <text:p>0.2045096919</text:p>
          </table:table-cell>
          <table:table-cell table:formula="of:=[.M639]-[.N639]" office:value-type="float" office:value="-2.41674834421136" calcext:value-type="float">
            <text:p>-2.4167483442</text:p>
          </table:table-cell>
          <table:table-cell table:formula="of:=[.M639]-[.P639]" office:value-type="float" office:value="-0.203104906345247" calcext:value-type="float">
            <text:p>-0.2031049063</text:p>
          </table:table-cell>
          <table:table-cell table:formula="of:=([.A639]-100.04)^2" office:value-type="float" office:value="117.5056" calcext:value-type="float">
            <text:p>117.5056</text:p>
          </table:table-cell>
          <table:table-cell/>
          <table:table-cell table:formula="of:=[.Q639]+[.U638]" office:value-type="float" office:value="2935.67040739663" calcext:value-type="float">
            <text:p>2935.6704073966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110.9" calcext:value-type="float">
            <text:p>110.9</text:p>
          </table:table-cell>
          <table:table-cell office:value-type="float" office:value="94.7130737304687" calcext:value-type="float">
            <text:p>94.7130737305</text:p>
          </table:table-cell>
          <table:table-cell office:value-type="float" office:value="110.9" calcext:value-type="float">
            <text:p>110.9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110.9" calcext:value-type="float">
            <text:p>110.9</text:p>
          </table:table-cell>
          <table:table-cell office:value-type="float" office:value="96.6799011230469" calcext:value-type="float">
            <text:p>96.679901123</text:p>
          </table:table-cell>
          <table:table-cell office:value-type="float" office:value="110.9" calcext:value-type="float">
            <text:p>110.9</text:p>
          </table:table-cell>
          <table:table-cell office:value-type="float" office:value="94.728271484375" calcext:value-type="float">
            <text:p>94.7282714844</text:p>
          </table:table-cell>
          <table:table-cell office:value-type="float" office:value="94.0075073242187" calcext:value-type="float">
            <text:p>94.0075073242</text:p>
          </table:table-cell>
          <table:table-cell/>
          <table:table-cell table:formula="of:=([.A640]-[.B640])^2" office:value-type="float" office:value="256.530987945481" calcext:value-type="float">
            <text:p>256.5309879455</text:p>
          </table:table-cell>
          <table:table-cell table:formula="of:=([.E640]-[.F640])^2" office:value-type="float" office:value="285.356308801323" calcext:value-type="float">
            <text:p>285.3563088013</text:p>
          </table:table-cell>
          <table:table-cell table:formula="of:=([.A640]-([.B640]+[.F640])/2)^2" office:value-type="float" office:value="270.75184471198" calcext:value-type="float">
            <text:p>270.751844712</text:p>
          </table:table-cell>
          <table:table-cell table:formula="of:=([.I640]-[.J640])^2" office:value-type="float" office:value="261.524803183079" calcext:value-type="float">
            <text:p>261.5248031831</text:p>
          </table:table-cell>
          <table:table-cell table:formula="of:=[.M640]-[.N640]" office:value-type="float" office:value="-28.8253208558424" calcext:value-type="float">
            <text:p>-28.8253208558</text:p>
          </table:table-cell>
          <table:table-cell table:formula="of:=[.M640]-[.P640]" office:value-type="float" office:value="-4.99381523759803" calcext:value-type="float">
            <text:p>-4.9938152376</text:p>
          </table:table-cell>
          <table:table-cell table:formula="of:=([.A640]-100.04)^2" office:value-type="float" office:value="117.9396" calcext:value-type="float">
            <text:p>117.9396</text:p>
          </table:table-cell>
          <table:table-cell/>
          <table:table-cell table:formula="of:=[.Q640]+[.U639]" office:value-type="float" office:value="2906.84508654079" calcext:value-type="float">
            <text:p>2906.8450865408</text:p>
          </table:table-cell>
        </table:table-row>
        <table:table-row table:style-name="ro1">
          <table:table-cell office:value-type="float" office:value="110.95" calcext:value-type="float">
            <text:p>110.95</text:p>
          </table:table-cell>
          <table:table-cell office:value-type="float" office:value="116.299324035645" calcext:value-type="float">
            <text:p>116.2993240356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6.477676391602" calcext:value-type="float">
            <text:p>116.4776763916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4.888954162598" calcext:value-type="float">
            <text:p>114.8889541626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5.718330383301" calcext:value-type="float">
            <text:p>115.7183303833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6.266525268555" calcext:value-type="float">
            <text:p>116.2665252686</text:p>
          </table:table-cell>
          <table:table-cell office:value-type="float" office:value="116.299324035645" calcext:value-type="float">
            <text:p>116.2993240356</text:p>
          </table:table-cell>
          <table:table-cell/>
          <table:table-cell table:formula="of:=([.A641]-[.B641])^2" office:value-type="float" office:value="28.6152676383243" calcext:value-type="float">
            <text:p>28.6152676383</text:p>
          </table:table-cell>
          <table:table-cell table:formula="of:=([.E641]-[.F641])^2" office:value-type="float" office:value="15.5153598950454" calcext:value-type="float">
            <text:p>15.515359895</text:p>
          </table:table-cell>
          <table:table-cell table:formula="of:=([.A641]-([.B641]+[.F641])/2)^2" office:value-type="float" office:value="21.5680279719853" calcext:value-type="float">
            <text:p>21.568027972</text:p>
          </table:table-cell>
          <table:table-cell table:formula="of:=([.I641]-[.J641])^2" office:value-type="float" office:value="28.2654409311805" calcext:value-type="float">
            <text:p>28.2654409312</text:p>
          </table:table-cell>
          <table:table-cell table:formula="of:=[.M641]-[.N641]" office:value-type="float" office:value="13.0999077432789" calcext:value-type="float">
            <text:p>13.0999077433</text:p>
          </table:table-cell>
          <table:table-cell table:formula="of:=[.M641]-[.P641]" office:value-type="float" office:value="0.349826707143801" calcext:value-type="float">
            <text:p>0.3498267071</text:p>
          </table:table-cell>
          <table:table-cell table:formula="of:=([.A641]-100.04)^2" office:value-type="float" office:value="119.0281" calcext:value-type="float">
            <text:p>119.0281</text:p>
          </table:table-cell>
          <table:table-cell/>
          <table:table-cell table:formula="of:=[.Q641]+[.U640]" office:value-type="float" office:value="2919.94499428406" calcext:value-type="float">
            <text:p>2919.9449942841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112.659889221191" calcext:value-type="float">
            <text:p>112.6598892212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0.475875854492" calcext:value-type="float">
            <text:p>110.4758758545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1.617599487305" calcext:value-type="float">
            <text:p>111.6175994873</text:p>
          </table:table-cell>
          <table:table-cell office:value-type="float" office:value="110.96" calcext:value-type="float">
            <text:p>110.96</text:p>
          </table:table-cell>
          <table:table-cell office:value-type="float" office:value="108.536338806152" calcext:value-type="float">
            <text:p>108.5363388062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2.582489013672" calcext:value-type="float">
            <text:p>112.5824890137</text:p>
          </table:table-cell>
          <table:table-cell office:value-type="float" office:value="112.659889221191" calcext:value-type="float">
            <text:p>112.6598892212</text:p>
          </table:table-cell>
          <table:table-cell/>
          <table:table-cell table:formula="of:=([.A642]-[.B642])^2" office:value-type="float" office:value="2.88962336432275" calcext:value-type="float">
            <text:p>2.8896233643</text:p>
          </table:table-cell>
          <table:table-cell table:formula="of:=([.E642]-[.F642])^2" office:value-type="float" office:value="0.432437085703396" calcext:value-type="float">
            <text:p>0.4324370857</text:p>
          </table:table-cell>
          <table:table-cell table:formula="of:=([.A642]-([.B642]+[.F642])/2)^2" office:value-type="float" office:value="1.38943825267166" calcext:value-type="float">
            <text:p>1.3894382527</text:p>
          </table:table-cell>
          <table:table-cell table:formula="of:=([.I642]-[.J642])^2" office:value-type="float" office:value="2.63247059948595" calcext:value-type="float">
            <text:p>2.6324705995</text:p>
          </table:table-cell>
          <table:table-cell table:formula="of:=[.M642]-[.N642]" office:value-type="float" office:value="2.45718627861935" calcext:value-type="float">
            <text:p>2.4571862786</text:p>
          </table:table-cell>
          <table:table-cell table:formula="of:=[.M642]-[.P642]" office:value-type="float" office:value="0.257152764836793" calcext:value-type="float">
            <text:p>0.2571527648</text:p>
          </table:table-cell>
          <table:table-cell table:formula="of:=([.A642]-100.04)^2" office:value-type="float" office:value="119.2464" calcext:value-type="float">
            <text:p>119.2464</text:p>
          </table:table-cell>
          <table:table-cell/>
          <table:table-cell table:formula="of:=[.Q642]+[.U641]" office:value-type="float" office:value="2922.40218056268" calcext:value-type="float">
            <text:p>2922.4021805627</text:p>
          </table:table-cell>
        </table:table-row>
        <table:table-row table:style-name="ro1">
          <table:table-cell office:value-type="float" office:value="111.04" calcext:value-type="float">
            <text:p>111.04</text:p>
          </table:table-cell>
          <table:table-cell office:value-type="float" office:value="112.98046875" calcext:value-type="float">
            <text:p>112.98046875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2.923156738281" calcext:value-type="float">
            <text:p>112.9231567383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1.10481262207" calcext:value-type="float">
            <text:p>111.1048126221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0.539184570313" calcext:value-type="float">
            <text:p>110.5391845703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2.779747009277" calcext:value-type="float">
            <text:p>112.7797470093</text:p>
          </table:table-cell>
          <table:table-cell office:value-type="float" office:value="112.98046875" calcext:value-type="float">
            <text:p>112.98046875</text:p>
          </table:table-cell>
          <table:table-cell/>
          <table:table-cell table:formula="of:=([.A643]-[.B643])^2" office:value-type="float" office:value="3.76541896972654" calcext:value-type="float">
            <text:p>3.7654189697</text:p>
          </table:table-cell>
          <table:table-cell table:formula="of:=([.E643]-[.F643])^2" office:value-type="float" office:value="0.00420067597962835" calcext:value-type="float">
            <text:p>0.004200676</text:p>
          </table:table-cell>
          <table:table-cell table:formula="of:=([.A643]-([.B643]+[.F643])/2)^2" office:value-type="float" office:value="1.00528834529304" calcext:value-type="float">
            <text:p>1.0052883453</text:p>
          </table:table-cell>
          <table:table-cell table:formula="of:=([.I643]-[.J643])^2" office:value-type="float" office:value="3.02671965628944" calcext:value-type="float">
            <text:p>3.0267196563</text:p>
          </table:table-cell>
          <table:table-cell table:formula="of:=[.M643]-[.N643]" office:value-type="float" office:value="3.76121829374691" calcext:value-type="float">
            <text:p>3.7612182937</text:p>
          </table:table-cell>
          <table:table-cell table:formula="of:=[.M643]-[.P643]" office:value-type="float" office:value="0.738699313437098" calcext:value-type="float">
            <text:p>0.7386993134</text:p>
          </table:table-cell>
          <table:table-cell table:formula="of:=([.A643]-100.04)^2" office:value-type="float" office:value="121" calcext:value-type="float">
            <text:p>121</text:p>
          </table:table-cell>
          <table:table-cell/>
          <table:table-cell table:formula="of:=[.Q643]+[.U642]" office:value-type="float" office:value="2926.16339885643" calcext:value-type="float">
            <text:p>2926.1633988564</text:p>
          </table:table-cell>
        </table:table-row>
        <table:table-row table:style-name="ro1">
          <table:table-cell office:value-type="float" office:value="111.16" calcext:value-type="float">
            <text:p>111.16</text:p>
          </table:table-cell>
          <table:table-cell office:value-type="float" office:value="111.051628112793" calcext:value-type="float">
            <text:p>111.0516281128</text:p>
          </table:table-cell>
          <table:table-cell office:value-type="float" office:value="111.16" calcext:value-type="float">
            <text:p>111.16</text:p>
          </table:table-cell>
          <table:table-cell office:value-type="float" office:value="105.127616882324" calcext:value-type="float">
            <text:p>105.1276168823</text:p>
          </table:table-cell>
          <table:table-cell office:value-type="float" office:value="111.16" calcext:value-type="float">
            <text:p>111.16</text:p>
          </table:table-cell>
          <table:table-cell office:value-type="float" office:value="109.861595153809" calcext:value-type="float">
            <text:p>109.8615951538</text:p>
          </table:table-cell>
          <table:table-cell office:value-type="float" office:value="111.16" calcext:value-type="float">
            <text:p>111.16</text:p>
          </table:table-cell>
          <table:table-cell office:value-type="float" office:value="104.353424072266" calcext:value-type="float">
            <text:p>104.3534240723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1.169677734375" calcext:value-type="float">
            <text:p>111.1696777344</text:p>
          </table:table-cell>
          <table:table-cell office:value-type="float" office:value="111.051628112793" calcext:value-type="float">
            <text:p>111.0516281128</text:p>
          </table:table-cell>
          <table:table-cell/>
          <table:table-cell table:formula="of:=([.A644]-[.B644])^2" office:value-type="float" office:value="0.0117444659368128" calcext:value-type="float">
            <text:p>0.0117444659</text:p>
          </table:table-cell>
          <table:table-cell table:formula="of:=([.E644]-[.F644])^2" office:value-type="float" office:value="1.68585514461332" calcext:value-type="float">
            <text:p>1.6858551446</text:p>
          </table:table-cell>
          <table:table-cell table:formula="of:=([.A644]-([.B644]+[.F644])/2)^2" office:value-type="float" office:value="0.49475519440779" calcext:value-type="float">
            <text:p>0.4947551944</text:p>
          </table:table-cell>
          <table:table-cell table:formula="of:=([.I644]-[.J644])^2" office:value-type="float" office:value="0.0000936585426331227" calcext:value-type="float">
            <text:p>9.36585426331227E-05</text:p>
          </table:table-cell>
          <table:table-cell table:formula="of:=[.M644]-[.N644]" office:value-type="float" office:value="-1.67411067867651" calcext:value-type="float">
            <text:p>-1.6741106787</text:p>
          </table:table-cell>
          <table:table-cell table:formula="of:=[.M644]-[.P644]" office:value-type="float" office:value="0.0116508073941796" calcext:value-type="float">
            <text:p>0.0116508074</text:p>
          </table:table-cell>
          <table:table-cell table:formula="of:=([.A644]-100.04)^2" office:value-type="float" office:value="123.6544" calcext:value-type="float">
            <text:p>123.6544</text:p>
          </table:table-cell>
          <table:table-cell/>
          <table:table-cell table:formula="of:=[.Q644]+[.U643]" office:value-type="float" office:value="2924.48928817775" calcext:value-type="float">
            <text:p>2924.4892881778</text:p>
          </table:table-cell>
        </table:table-row>
        <table:table-row table:style-name="ro1">
          <table:table-cell office:value-type="float" office:value="111.21" calcext:value-type="float">
            <text:p>111.21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1.21" calcext:value-type="float">
            <text:p>111.21</text:p>
          </table:table-cell>
          <table:table-cell office:value-type="float" office:value="109.419052124023" calcext:value-type="float">
            <text:p>109.419052124</text:p>
          </table:table-cell>
          <table:table-cell office:value-type="float" office:value="111.21" calcext:value-type="float">
            <text:p>111.21</text:p>
          </table:table-cell>
          <table:table-cell office:value-type="float" office:value="110.51668548584" calcext:value-type="float">
            <text:p>110.5166854858</text:p>
          </table:table-cell>
          <table:table-cell office:value-type="float" office:value="111.21" calcext:value-type="float">
            <text:p>111.21</text:p>
          </table:table-cell>
          <table:table-cell office:value-type="float" office:value="109.070793151855" calcext:value-type="float">
            <text:p>109.0707931519</text:p>
          </table:table-cell>
          <table:table-cell office:value-type="float" office:value="111.21" calcext:value-type="float">
            <text:p>111.21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645]-[.B645])^2" office:value-type="float" office:value="0.691221129119779" calcext:value-type="float">
            <text:p>0.6912211291</text:p>
          </table:table-cell>
          <table:table-cell table:formula="of:=([.E645]-[.F645])^2" office:value-type="float" office:value="0.480685015545125" calcext:value-type="float">
            <text:p>0.4806850155</text:p>
          </table:table-cell>
          <table:table-cell table:formula="of:=([.A645]-([.B645]+[.F645])/2)^2" office:value-type="float" office:value="0.00476669976397038" calcext:value-type="float">
            <text:p>0.0047666998</text:p>
          </table:table-cell>
          <table:table-cell table:formula="of:=([.I645]-[.J645])^2" office:value-type="float" office:value="0.771174264623236" calcext:value-type="float">
            <text:p>0.7711742646</text:p>
          </table:table-cell>
          <table:table-cell table:formula="of:=[.M645]-[.N645]" office:value-type="float" office:value="0.210536113574654" calcext:value-type="float">
            <text:p>0.2105361136</text:p>
          </table:table-cell>
          <table:table-cell table:formula="of:=[.M645]-[.P645]" office:value-type="float" office:value="-0.0799531355034565" calcext:value-type="float">
            <text:p>-0.0799531355</text:p>
          </table:table-cell>
          <table:table-cell table:formula="of:=([.A645]-100.04)^2" office:value-type="float" office:value="124.7689" calcext:value-type="float">
            <text:p>124.7689</text:p>
          </table:table-cell>
          <table:table-cell/>
          <table:table-cell table:formula="of:=[.Q645]+[.U644]" office:value-type="float" office:value="2924.69982429133" calcext:value-type="float">
            <text:p>2924.6998242913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1.644165039063" calcext:value-type="float">
            <text:p>111.6441650391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0.699890136719" calcext:value-type="float">
            <text:p>110.6998901367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1.337959289551" calcext:value-type="float">
            <text:p>111.3379592896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646]-[.B646])^2" office:value-type="float" office:value="0.346656748093665" calcext:value-type="float">
            <text:p>0.3466567481</text:p>
          </table:table-cell>
          <table:table-cell table:formula="of:=([.E646]-[.F646])^2" office:value-type="float" office:value="0.302620861679316" calcext:value-type="float">
            <text:p>0.3026208617</text:p>
          </table:table-cell>
          <table:table-cell table:formula="of:=([.A646]-([.B646]+[.F646])/2)^2" office:value-type="float" office:value="0.000373760471120477" calcext:value-type="float">
            <text:p>0.0003737605</text:p>
          </table:table-cell>
          <table:table-cell table:formula="of:=([.I646]-[.J646])^2" office:value-type="float" office:value="0.422888883389533" calcext:value-type="float">
            <text:p>0.4228888834</text:p>
          </table:table-cell>
          <table:table-cell table:formula="of:=[.M646]-[.N646]" office:value-type="float" office:value="0.0440358864143491" calcext:value-type="float">
            <text:p>0.0440358864</text:p>
          </table:table-cell>
          <table:table-cell table:formula="of:=[.M646]-[.P646]" office:value-type="float" office:value="-0.0762321352958679" calcext:value-type="float">
            <text:p>-0.0762321353</text:p>
          </table:table-cell>
          <table:table-cell table:formula="of:=([.A646]-100.04)^2" office:value-type="float" office:value="125.6641" calcext:value-type="float">
            <text:p>125.6641</text:p>
          </table:table-cell>
          <table:table-cell/>
          <table:table-cell table:formula="of:=[.Q646]+[.U645]" office:value-type="float" office:value="2924.74386017774" calcext:value-type="float">
            <text:p>2924.7438601778</text:p>
          </table:table-cell>
        </table:table-row>
        <table:table-row table:style-name="ro1">
          <table:table-cell office:value-type="float" office:value="111.33" calcext:value-type="float">
            <text:p>111.3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1.33" calcext:value-type="float">
            <text:p>111.33</text:p>
          </table:table-cell>
          <table:table-cell office:value-type="float" office:value="108.922248840332" calcext:value-type="float">
            <text:p>108.9222488403</text:p>
          </table:table-cell>
          <table:table-cell office:value-type="float" office:value="111.33" calcext:value-type="float">
            <text:p>111.33</text:p>
          </table:table-cell>
          <table:table-cell office:value-type="float" office:value="113.789588928223" calcext:value-type="float">
            <text:p>113.7895889282</text:p>
          </table:table-cell>
          <table:table-cell office:value-type="float" office:value="111.33" calcext:value-type="float">
            <text:p>111.33</text:p>
          </table:table-cell>
          <table:table-cell office:value-type="float" office:value="108.821823120117" calcext:value-type="float">
            <text:p>108.8218231201</text:p>
          </table:table-cell>
          <table:table-cell office:value-type="float" office:value="111.33" calcext:value-type="float">
            <text:p>111.33</text:p>
          </table:table-cell>
          <table:table-cell office:value-type="float" office:value="113.024635314941" calcext:value-type="float">
            <text:p>113.0246353149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647]-[.B647])^2" office:value-type="float" office:value="0.506085826385396" calcext:value-type="float">
            <text:p>0.5060858264</text:p>
          </table:table-cell>
          <table:table-cell table:formula="of:=([.E647]-[.F647])^2" office:value-type="float" office:value="6.04957769583548" calcext:value-type="float">
            <text:p>6.0495776958</text:p>
          </table:table-cell>
          <table:table-cell table:formula="of:=([.A647]-([.B647]+[.F647])/2)^2" office:value-type="float" office:value="2.51378808943483" calcext:value-type="float">
            <text:p>2.5137880894</text:p>
          </table:table-cell>
          <table:table-cell table:formula="of:=([.I647]-[.J647])^2" office:value-type="float" office:value="2.87178885064656" calcext:value-type="float">
            <text:p>2.8717888506</text:p>
          </table:table-cell>
          <table:table-cell table:formula="of:=[.M647]-[.N647]" office:value-type="float" office:value="-5.54349186945009" calcext:value-type="float">
            <text:p>-5.5434918695</text:p>
          </table:table-cell>
          <table:table-cell table:formula="of:=[.M647]-[.P647]" office:value-type="float" office:value="-2.36570302426117" calcext:value-type="float">
            <text:p>-2.3657030243</text:p>
          </table:table-cell>
          <table:table-cell table:formula="of:=([.A647]-100.04)^2" office:value-type="float" office:value="127.4641" calcext:value-type="float">
            <text:p>127.4641</text:p>
          </table:table-cell>
          <table:table-cell/>
          <table:table-cell table:formula="of:=[.Q647]+[.U646]" office:value-type="float" office:value="2919.20036830829" calcext:value-type="float">
            <text:p>2919.2003683083</text:p>
          </table:table-cell>
        </table:table-row>
        <table:table-row table:style-name="ro1">
          <table:table-cell office:value-type="float" office:value="111.34" calcext:value-type="float">
            <text:p>111.34</text:p>
          </table:table-cell>
          <table:table-cell office:value-type="float" office:value="112.218872070313" calcext:value-type="float">
            <text:p>112.2188720703</text:p>
          </table:table-cell>
          <table:table-cell office:value-type="float" office:value="111.34" calcext:value-type="float">
            <text:p>111.34</text:p>
          </table:table-cell>
          <table:table-cell office:value-type="float" office:value="109.427528381348" calcext:value-type="float">
            <text:p>109.4275283813</text:p>
          </table:table-cell>
          <table:table-cell office:value-type="float" office:value="111.34" calcext:value-type="float">
            <text:p>111.34</text:p>
          </table:table-cell>
          <table:table-cell office:value-type="float" office:value="110.492805480957" calcext:value-type="float">
            <text:p>110.492805481</text:p>
          </table:table-cell>
          <table:table-cell office:value-type="float" office:value="111.34" calcext:value-type="float">
            <text:p>111.34</text:p>
          </table:table-cell>
          <table:table-cell office:value-type="float" office:value="107.746185302734" calcext:value-type="float">
            <text:p>107.7461853027</text:p>
          </table:table-cell>
          <table:table-cell office:value-type="float" office:value="111.34" calcext:value-type="float">
            <text:p>111.34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218872070313" calcext:value-type="float">
            <text:p>112.2188720703</text:p>
          </table:table-cell>
          <table:table-cell/>
          <table:table-cell table:formula="of:=([.A648]-[.B648])^2" office:value-type="float" office:value="0.772416115975374" calcext:value-type="float">
            <text:p>0.772416116</text:p>
          </table:table-cell>
          <table:table-cell table:formula="of:=([.E648]-[.F648])^2" office:value-type="float" office:value="0.717738553096453" calcext:value-type="float">
            <text:p>0.7177385531</text:p>
          </table:table-cell>
          <table:table-cell table:formula="of:=([.A648]-([.B648]+[.F648])/2)^2" office:value-type="float" office:value="0.000250866813608337" calcext:value-type="float">
            <text:p>0.0002508668</text:p>
          </table:table-cell>
          <table:table-cell table:formula="of:=([.I648]-[.J648])^2" office:value-type="float" office:value="0.559751290990407" calcext:value-type="float">
            <text:p>0.559751291</text:p>
          </table:table-cell>
          <table:table-cell table:formula="of:=[.M648]-[.N648]" office:value-type="float" office:value="0.054677562878921" calcext:value-type="float">
            <text:p>0.0546775629</text:p>
          </table:table-cell>
          <table:table-cell table:formula="of:=[.M648]-[.P648]" office:value-type="float" office:value="0.212664824984967" calcext:value-type="float">
            <text:p>0.212664825</text:p>
          </table:table-cell>
          <table:table-cell table:formula="of:=([.A648]-100.04)^2" office:value-type="float" office:value="127.69" calcext:value-type="float">
            <text:p>127.69</text:p>
          </table:table-cell>
          <table:table-cell/>
          <table:table-cell table:formula="of:=[.Q648]+[.U647]" office:value-type="float" office:value="2919.25504587117" calcext:value-type="float">
            <text:p>2919.2550458712</text:p>
          </table:table-cell>
        </table:table-row>
        <table:table-row table:style-name="ro1">
          <table:table-cell office:value-type="float" office:value="111.44" calcext:value-type="float">
            <text:p>111.44</text:p>
          </table:table-cell>
          <table:table-cell office:value-type="float" office:value="102.922569274902" calcext:value-type="float">
            <text:p>102.9225692749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1.268730163574" calcext:value-type="float">
            <text:p>101.2687301636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1.397743225098" calcext:value-type="float">
            <text:p>101.3977432251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2.995063781738" calcext:value-type="float">
            <text:p>102.9950637817</text:p>
          </table:table-cell>
          <table:table-cell office:value-type="float" office:value="102.870872497559" calcext:value-type="float">
            <text:p>102.8708724976</text:p>
          </table:table-cell>
          <table:table-cell/>
          <table:table-cell table:formula="of:=([.A649]-[.B649])^2" office:value-type="float" office:value="72.5466261568375" calcext:value-type="float">
            <text:p>72.5466261568</text:p>
          </table:table-cell>
          <table:table-cell table:formula="of:=([.E649]-[.F649])^2" office:value-type="float" office:value="73.4299461530977" calcext:value-type="float">
            <text:p>73.4299461531</text:p>
          </table:table-cell>
          <table:table-cell table:formula="of:=([.A649]-([.B649]+[.F649])/2)^2" office:value-type="float" office:value="72.9876180157707" calcext:value-type="float">
            <text:p>72.9876180158</text:p>
          </table:table-cell>
          <table:table-cell table:formula="of:=([.I649]-[.J649])^2" office:value-type="float" office:value="71.3169477305085" calcext:value-type="float">
            <text:p>71.3169477305</text:p>
          </table:table-cell>
          <table:table-cell table:formula="of:=[.M649]-[.N649]" office:value-type="float" office:value="-0.883319996260113" calcext:value-type="float">
            <text:p>-0.8833199963</text:p>
          </table:table-cell>
          <table:table-cell table:formula="of:=[.M649]-[.P649]" office:value-type="float" office:value="1.22967842632904" calcext:value-type="float">
            <text:p>1.2296784263</text:p>
          </table:table-cell>
          <table:table-cell table:formula="of:=([.A649]-100.04)^2" office:value-type="float" office:value="129.96" calcext:value-type="float">
            <text:p>129.96</text:p>
          </table:table-cell>
          <table:table-cell/>
          <table:table-cell table:formula="of:=[.Q649]+[.U648]" office:value-type="float" office:value="2918.37172587491" calcext:value-type="float">
            <text:p>2918.3717258749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3.736915588379" calcext:value-type="float">
            <text:p>113.7369155884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1.779769897461" calcext:value-type="float">
            <text:p>111.7797698975</text:p>
          </table:table-cell>
          <table:table-cell office:value-type="float" office:value="111.48" calcext:value-type="float">
            <text:p>111.48</text:p>
          </table:table-cell>
          <table:table-cell office:value-type="float" office:value="109.612091064453" calcext:value-type="float">
            <text:p>109.6120910645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2.994468688965" calcext:value-type="float">
            <text:p>112.994468689</text:p>
          </table:table-cell>
          <table:table-cell office:value-type="float" office:value="112.995018005371" calcext:value-type="float">
            <text:p>112.9950180054</text:p>
          </table:table-cell>
          <table:table-cell/>
          <table:table-cell table:formula="of:=([.A650]-[.B650])^2" office:value-type="float" office:value="2.29527955659864" calcext:value-type="float">
            <text:p>2.2952795566</text:p>
          </table:table-cell>
          <table:table-cell table:formula="of:=([.E650]-[.F650])^2" office:value-type="float" office:value="0.0898619914237471" calcext:value-type="float">
            <text:p>0.0898619914</text:p>
          </table:table-cell>
          <table:table-cell table:formula="of:=([.A650]-([.B650]+[.F650])/2)^2" office:value-type="float" office:value="0.823363783066389" calcext:value-type="float">
            <text:p>0.8233637831</text:p>
          </table:table-cell>
          <table:table-cell table:formula="of:=([.I650]-[.J650])^2" office:value-type="float" office:value="2.29361540985492" calcext:value-type="float">
            <text:p>2.2936154099</text:p>
          </table:table-cell>
          <table:table-cell table:formula="of:=[.M650]-[.N650]" office:value-type="float" office:value="2.20541756517489" calcext:value-type="float">
            <text:p>2.2054175652</text:p>
          </table:table-cell>
          <table:table-cell table:formula="of:=[.M650]-[.P650]" office:value-type="float" office:value="0.00166414674371485" calcext:value-type="float">
            <text:p>0.0016641467</text:p>
          </table:table-cell>
          <table:table-cell table:formula="of:=([.A650]-100.04)^2" office:value-type="float" office:value="130.8736" calcext:value-type="float">
            <text:p>130.8736</text:p>
          </table:table-cell>
          <table:table-cell/>
          <table:table-cell table:formula="of:=[.Q650]+[.U649]" office:value-type="float" office:value="2920.57714344009" calcext:value-type="float">
            <text:p>2920.5771434401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2.989402770996" calcext:value-type="float">
            <text:p>112.989402771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6.065078735352" calcext:value-type="float">
            <text:p>116.0650787354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0.619674682617" calcext:value-type="float">
            <text:p>110.6196746826</text:p>
          </table:table-cell>
          <table:table-cell office:value-type="float" office:value="111.48" calcext:value-type="float">
            <text:p>111.48</text:p>
          </table:table-cell>
          <table:table-cell office:value-type="float" office:value="109.719398498535" calcext:value-type="float">
            <text:p>109.7193984985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2.966651916504" calcext:value-type="float">
            <text:p>112.9666519165</text:p>
          </table:table-cell>
          <table:table-cell office:value-type="float" office:value="112.989402770996" calcext:value-type="float">
            <text:p>112.989402771</text:p>
          </table:table-cell>
          <table:table-cell/>
          <table:table-cell table:formula="of:=([.A651]-[.B651])^2" office:value-type="float" office:value="2.27829672509067" calcext:value-type="float">
            <text:p>2.2782967251</text:p>
          </table:table-cell>
          <table:table-cell table:formula="of:=([.E651]-[.F651])^2" office:value-type="float" office:value="0.740159651729844" calcext:value-type="float">
            <text:p>0.7401596517</text:p>
          </table:table-cell>
          <table:table-cell table:formula="of:=([.A651]-([.B651]+[.F651])/2)^2" office:value-type="float" office:value="0.105325385197273" calcext:value-type="float">
            <text:p>0.1053253852</text:p>
          </table:table-cell>
          <table:table-cell table:formula="of:=([.I651]-[.J651])^2" office:value-type="float" office:value="2.21013392084473" calcext:value-type="float">
            <text:p>2.2101339208</text:p>
          </table:table-cell>
          <table:table-cell table:formula="of:=[.M651]-[.N651]" office:value-type="float" office:value="1.53813707336083" calcext:value-type="float">
            <text:p>1.5381370734</text:p>
          </table:table-cell>
          <table:table-cell table:formula="of:=[.M651]-[.P651]" office:value-type="float" office:value="0.0681628042459486" calcext:value-type="float">
            <text:p>0.0681628042</text:p>
          </table:table-cell>
          <table:table-cell table:formula="of:=([.A651]-100.04)^2" office:value-type="float" office:value="130.8736" calcext:value-type="float">
            <text:p>130.8736</text:p>
          </table:table-cell>
          <table:table-cell/>
          <table:table-cell table:formula="of:=[.Q651]+[.U650]" office:value-type="float" office:value="2922.11528051345" calcext:value-type="float">
            <text:p>2922.1152805135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1.472930908203" calcext:value-type="float">
            <text:p>111.4729309082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0.789169311523" calcext:value-type="float">
            <text:p>110.7891693115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0.137512207031" calcext:value-type="float">
            <text:p>110.137512207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0.490013122559" calcext:value-type="float">
            <text:p>110.4900131226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1.75904083252" calcext:value-type="float">
            <text:p>111.7590408325</text:p>
          </table:table-cell>
          <table:table-cell office:value-type="float" office:value="111.472930908203" calcext:value-type="float">
            <text:p>111.4729309082</text:p>
          </table:table-cell>
          <table:table-cell/>
          <table:table-cell table:formula="of:=([.A652]-[.B652])^2" office:value-type="float" office:value="0.0000499720588327017" calcext:value-type="float">
            <text:p>4.99720588327017E-05</text:p>
          </table:table-cell>
          <table:table-cell table:formula="of:=([.E652]-[.F652])^2" office:value-type="float" office:value="1.80227347427012" calcext:value-type="float">
            <text:p>1.8022734743</text:p>
          </table:table-cell>
          <table:table-cell table:formula="of:=([.A652]-([.B652]+[.F652])/2)^2" office:value-type="float" office:value="0.45532594630458" calcext:value-type="float">
            <text:p>0.4553259463</text:p>
          </table:table-cell>
          <table:table-cell table:formula="of:=([.I652]-[.J652])^2" office:value-type="float" office:value="0.0778637862131909" calcext:value-type="float">
            <text:p>0.0778637862</text:p>
          </table:table-cell>
          <table:table-cell table:formula="of:=[.M652]-[.N652]" office:value-type="float" office:value="-1.80222350221128" calcext:value-type="float">
            <text:p>-1.8022235022</text:p>
          </table:table-cell>
          <table:table-cell table:formula="of:=[.M652]-[.P652]" office:value-type="float" office:value="-0.0778138141543582" calcext:value-type="float">
            <text:p>-0.0778138142</text:p>
          </table:table-cell>
          <table:table-cell table:formula="of:=([.A652]-100.04)^2" office:value-type="float" office:value="130.8736" calcext:value-type="float">
            <text:p>130.8736</text:p>
          </table:table-cell>
          <table:table-cell/>
          <table:table-cell table:formula="of:=[.Q652]+[.U651]" office:value-type="float" office:value="2920.31305701124" calcext:value-type="float">
            <text:p>2920.3130570112</text:p>
          </table:table-cell>
        </table:table-row>
        <table:table-row table:style-name="ro1">
          <table:table-cell office:value-type="float" office:value="111.49" calcext:value-type="float">
            <text:p>111.4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11.49" calcext:value-type="float">
            <text:p>111.49</text:p>
          </table:table-cell>
          <table:table-cell office:value-type="float" office:value="94.6856384277344" calcext:value-type="float">
            <text:p>94.6856384277</text:p>
          </table:table-cell>
          <table:table-cell office:value-type="float" office:value="111.49" calcext:value-type="float">
            <text:p>111.49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111.49" calcext:value-type="float">
            <text:p>111.49</text:p>
          </table:table-cell>
          <table:table-cell office:value-type="float" office:value="94.2350616455078" calcext:value-type="float">
            <text:p>94.2350616455</text:p>
          </table:table-cell>
          <table:table-cell office:value-type="float" office:value="111.49" calcext:value-type="float">
            <text:p>111.49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3.836181640625" calcext:value-type="float">
            <text:p>93.8361816406</text:p>
          </table:table-cell>
          <table:table-cell/>
          <table:table-cell table:formula="of:=([.A653]-[.B653])^2" office:value-type="float" office:value="287.453015100048" calcext:value-type="float">
            <text:p>287.4530151</text:p>
          </table:table-cell>
          <table:table-cell table:formula="of:=([.E653]-[.F653])^2" office:value-type="float" office:value="311.657302665806" calcext:value-type="float">
            <text:p>311.6573026658</text:p>
          </table:table-cell>
          <table:table-cell table:formula="of:=([.A653]-([.B653]+[.F653])/2)^2" office:value-type="float" office:value="299.432876147956" calcext:value-type="float">
            <text:p>299.432876148</text:p>
          </table:table-cell>
          <table:table-cell table:formula="of:=([.I653]-[.J653])^2" office:value-type="float" office:value="288.851455860168" calcext:value-type="float">
            <text:p>288.8514558602</text:p>
          </table:table-cell>
          <table:table-cell table:formula="of:=[.M653]-[.N653]" office:value-type="float" office:value="-24.204287565758" calcext:value-type="float">
            <text:p>-24.2042875658</text:p>
          </table:table-cell>
          <table:table-cell table:formula="of:=[.M653]-[.P653]" office:value-type="float" office:value="-1.39844076012031" calcext:value-type="float">
            <text:p>-1.3984407601</text:p>
          </table:table-cell>
          <table:table-cell table:formula="of:=([.A653]-100.04)^2" office:value-type="float" office:value="131.1025" calcext:value-type="float">
            <text:p>131.1025</text:p>
          </table:table-cell>
          <table:table-cell/>
          <table:table-cell table:formula="of:=[.Q653]+[.U652]" office:value-type="float" office:value="2896.10876944548" calcext:value-type="float">
            <text:p>2896.1087694455</text:p>
          </table:table-cell>
        </table:table-row>
        <table:table-row table:style-name="ro1">
          <table:table-cell office:value-type="float" office:value="111.64" calcext:value-type="float">
            <text:p>111.64</text:p>
          </table:table-cell>
          <table:table-cell office:value-type="float" office:value="112.034233093262" calcext:value-type="float">
            <text:p>112.0342330933</text:p>
          </table:table-cell>
          <table:table-cell office:value-type="float" office:value="111.64" calcext:value-type="float">
            <text:p>111.64</text:p>
          </table:table-cell>
          <table:table-cell office:value-type="float" office:value="107.193084716797" calcext:value-type="float">
            <text:p>107.1930847168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0.568466186523" calcext:value-type="float">
            <text:p>110.5684661865</text:p>
          </table:table-cell>
          <table:table-cell office:value-type="float" office:value="111.64" calcext:value-type="float">
            <text:p>111.64</text:p>
          </table:table-cell>
          <table:table-cell office:value-type="float" office:value="106.930282592773" calcext:value-type="float">
            <text:p>106.9302825928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2.471336364746" calcext:value-type="float">
            <text:p>112.4713363647</text:p>
          </table:table-cell>
          <table:table-cell office:value-type="float" office:value="112.034233093262" calcext:value-type="float">
            <text:p>112.0342330933</text:p>
          </table:table-cell>
          <table:table-cell/>
          <table:table-cell table:formula="of:=([.A654]-[.B654])^2" office:value-type="float" office:value="0.155419731822703" calcext:value-type="float">
            <text:p>0.1554197318</text:p>
          </table:table-cell>
          <table:table-cell table:formula="of:=([.E654]-[.F654])^2" office:value-type="float" office:value="1.14818471342363" calcext:value-type="float">
            <text:p>1.1481847134</text:p>
          </table:table-cell>
          <table:table-cell table:formula="of:=([.A654]-([.B654]+[.F654])/2)^2" office:value-type="float" office:value="0.114684066400887" calcext:value-type="float">
            <text:p>0.1146840664</text:p>
          </table:table-cell>
          <table:table-cell table:formula="of:=([.I654]-[.J654])^2" office:value-type="float" office:value="0.691120151349249" calcext:value-type="float">
            <text:p>0.6911201513</text:p>
          </table:table-cell>
          <table:table-cell table:formula="of:=[.M654]-[.N654]" office:value-type="float" office:value="-0.992764981600923" calcext:value-type="float">
            <text:p>-0.9927649816</text:p>
          </table:table-cell>
          <table:table-cell table:formula="of:=[.M654]-[.P654]" office:value-type="float" office:value="-0.535700419526547" calcext:value-type="float">
            <text:p>-0.5357004195</text:p>
          </table:table-cell>
          <table:table-cell table:formula="of:=([.A654]-100.04)^2" office:value-type="float" office:value="134.56" calcext:value-type="float">
            <text:p>134.56</text:p>
          </table:table-cell>
          <table:table-cell/>
          <table:table-cell table:formula="of:=[.Q654]+[.U653]" office:value-type="float" office:value="2895.11600446388" calcext:value-type="float">
            <text:p>2895.1160044639</text:p>
          </table:table-cell>
        </table:table-row>
        <table:table-row table:style-name="ro1">
          <table:table-cell office:value-type="float" office:value="111.68" calcext:value-type="float">
            <text:p>111.68</text:p>
          </table:table-cell>
          <table:table-cell office:value-type="float" office:value="103.605903625488" calcext:value-type="float">
            <text:p>103.6059036255</text:p>
          </table:table-cell>
          <table:table-cell office:value-type="float" office:value="111.68" calcext:value-type="float">
            <text:p>111.68</text:p>
          </table:table-cell>
          <table:table-cell office:value-type="float" office:value="104.353416442871" calcext:value-type="float">
            <text:p>104.3534164429</text:p>
          </table:table-cell>
          <table:table-cell office:value-type="float" office:value="111.68" calcext:value-type="float">
            <text:p>111.68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111.68" calcext:value-type="float">
            <text:p>111.68</text:p>
          </table:table-cell>
          <table:table-cell office:value-type="float" office:value="101.417747497559" calcext:value-type="float">
            <text:p>101.4177474976</text:p>
          </table:table-cell>
          <table:table-cell office:value-type="float" office:value="111.68" calcext:value-type="float">
            <text:p>111.68</text:p>
          </table:table-cell>
          <table:table-cell office:value-type="float" office:value="103.710136413574" calcext:value-type="float">
            <text:p>103.7101364136</text:p>
          </table:table-cell>
          <table:table-cell office:value-type="float" office:value="102.870872497559" calcext:value-type="float">
            <text:p>102.8708724976</text:p>
          </table:table-cell>
          <table:table-cell/>
          <table:table-cell table:formula="of:=([.A655]-[.B655])^2" office:value-type="float" office:value="65.1910322649034" calcext:value-type="float">
            <text:p>65.1910322649</text:p>
          </table:table-cell>
          <table:table-cell table:formula="of:=([.E655]-[.F655])^2" office:value-type="float" office:value="77.6007273542697" calcext:value-type="float">
            <text:p>77.6007273543</text:p>
          </table:table-cell>
          <table:table-cell table:formula="of:=([.A655]-([.B655]+[.F655])/2)^2" office:value-type="float" office:value="71.2608121198302" calcext:value-type="float">
            <text:p>71.2608121198</text:p>
          </table:table-cell>
          <table:table-cell table:formula="of:=([.I655]-[.J655])^2" office:value-type="float" office:value="63.5187255862357" calcext:value-type="float">
            <text:p>63.5187255862</text:p>
          </table:table-cell>
          <table:table-cell table:formula="of:=[.M655]-[.N655]" office:value-type="float" office:value="-12.4096950893663" calcext:value-type="float">
            <text:p>-12.4096950894</text:p>
          </table:table-cell>
          <table:table-cell table:formula="of:=[.M655]-[.P655]" office:value-type="float" office:value="1.67230667866766" calcext:value-type="float">
            <text:p>1.6723066787</text:p>
          </table:table-cell>
          <table:table-cell table:formula="of:=([.A655]-100.04)^2" office:value-type="float" office:value="135.4896" calcext:value-type="float">
            <text:p>135.4896</text:p>
          </table:table-cell>
          <table:table-cell/>
          <table:table-cell table:formula="of:=[.Q655]+[.U654]" office:value-type="float" office:value="2882.70630937451" calcext:value-type="float">
            <text:p>2882.7063093745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5.557197570801" calcext:value-type="float">
            <text:p>115.5571975708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4.640823364258" calcext:value-type="float">
            <text:p>114.6408233643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5.07218170166" calcext:value-type="float">
            <text:p>115.0721817017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5.747512817383" calcext:value-type="float">
            <text:p>115.7475128174</text:p>
          </table:table-cell>
          <table:table-cell office:value-type="float" office:value="115.695381164551" calcext:value-type="float">
            <text:p>115.6953811646</text:p>
          </table:table-cell>
          <table:table-cell/>
          <table:table-cell table:formula="of:=([.A656]-[.B656])^2" office:value-type="float" office:value="15.6450401568831" calcext:value-type="float">
            <text:p>15.6450401569</text:p>
          </table:table-cell>
          <table:table-cell table:formula="of:=([.E656]-[.F656])^2" office:value-type="float" office:value="8.41477619062404" calcext:value-type="float">
            <text:p>8.4147761906</text:p>
          </table:table-cell>
          <table:table-cell table:formula="of:=([.A656]-([.B656]+[.F656])/2)^2" office:value-type="float" office:value="11.7518851352139" calcext:value-type="float">
            <text:p>11.7518851352</text:p>
          </table:table-cell>
          <table:table-cell table:formula="of:=([.I656]-[.J656])^2" office:value-type="float" office:value="16.0601589814876" calcext:value-type="float">
            <text:p>16.0601589815</text:p>
          </table:table-cell>
          <table:table-cell table:formula="of:=[.M656]-[.N656]" office:value-type="float" office:value="7.23026396625909" calcext:value-type="float">
            <text:p>7.2302639663</text:p>
          </table:table-cell>
          <table:table-cell table:formula="of:=[.M656]-[.P656]" office:value-type="float" office:value="-0.415118824604432" calcext:value-type="float">
            <text:p>-0.4151188246</text:p>
          </table:table-cell>
          <table:table-cell table:formula="of:=([.A656]-100.04)^2" office:value-type="float" office:value="136.89" calcext:value-type="float">
            <text:p>136.89</text:p>
          </table:table-cell>
          <table:table-cell/>
          <table:table-cell table:formula="of:=[.Q656]+[.U655]" office:value-type="float" office:value="2889.93657334077" calcext:value-type="float">
            <text:p>2889.9365733408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12.213485717773" calcext:value-type="float">
            <text:p>112.2134857178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3.225891113281" calcext:value-type="float">
            <text:p>113.2258911133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0.452934265137" calcext:value-type="float">
            <text:p>110.4529342651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0.429725646973" calcext:value-type="float">
            <text:p>110.429725647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2.327095031738" calcext:value-type="float">
            <text:p>112.3270950317</text:p>
          </table:table-cell>
          <table:table-cell office:value-type="float" office:value="112.213485717773" calcext:value-type="float">
            <text:p>112.2134857178</text:p>
          </table:table-cell>
          <table:table-cell/>
          <table:table-cell table:formula="of:=([.A657]-[.B657])^2" office:value-type="float" office:value="0.224188724935432" calcext:value-type="float">
            <text:p>0.2241887249</text:p>
          </table:table-cell>
          <table:table-cell table:formula="of:=([.E657]-[.F657])^2" office:value-type="float" office:value="1.65653820585915" calcext:value-type="float">
            <text:p>1.6565382059</text:p>
          </table:table-cell>
          <table:table-cell table:formula="of:=([.A657]-([.B657]+[.F657])/2)^2" office:value-type="float" office:value="0.165478111051973" calcext:value-type="float">
            <text:p>0.1654781111</text:p>
          </table:table-cell>
          <table:table-cell table:formula="of:=([.I657]-[.J657])^2" office:value-type="float" office:value="0.344680576291779" calcext:value-type="float">
            <text:p>0.3446805763</text:p>
          </table:table-cell>
          <table:table-cell table:formula="of:=[.M657]-[.N657]" office:value-type="float" office:value="-1.43234948092371" calcext:value-type="float">
            <text:p>-1.4323494809</text:p>
          </table:table-cell>
          <table:table-cell table:formula="of:=[.M657]-[.P657]" office:value-type="float" office:value="-0.120491851356347" calcext:value-type="float">
            <text:p>-0.1204918514</text:p>
          </table:table-cell>
          <table:table-cell table:formula="of:=([.A657]-100.04)^2" office:value-type="float" office:value="136.89" calcext:value-type="float">
            <text:p>136.89</text:p>
          </table:table-cell>
          <table:table-cell/>
          <table:table-cell table:formula="of:=[.Q657]+[.U656]" office:value-type="float" office:value="2888.50422385985" calcext:value-type="float">
            <text:p>2888.5042238599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03.773399353027" calcext:value-type="float">
            <text:p>103.773399353</text:p>
          </table:table-cell>
          <table:table-cell office:value-type="float" office:value="111.74" calcext:value-type="float">
            <text:p>111.74</text:p>
          </table:table-cell>
          <table:table-cell office:value-type="float" office:value="99.7740783691406" calcext:value-type="float">
            <text:p>99.7740783691</text:p>
          </table:table-cell>
          <table:table-cell office:value-type="float" office:value="111.74" calcext:value-type="float">
            <text:p>111.74</text:p>
          </table:table-cell>
          <table:table-cell office:value-type="float" office:value="102.999237060547" calcext:value-type="float">
            <text:p>102.9992370605</text:p>
          </table:table-cell>
          <table:table-cell office:value-type="float" office:value="111.74" calcext:value-type="float">
            <text:p>111.74</text:p>
          </table:table-cell>
          <table:table-cell office:value-type="float" office:value="99.9238739013672" calcext:value-type="float">
            <text:p>99.9238739014</text:p>
          </table:table-cell>
          <table:table-cell office:value-type="float" office:value="111.74" calcext:value-type="float">
            <text:p>111.74</text:p>
          </table:table-cell>
          <table:table-cell office:value-type="float" office:value="103.979293823242" calcext:value-type="float">
            <text:p>103.9792938232</text:p>
          </table:table-cell>
          <table:table-cell office:value-type="float" office:value="102.999237060547" calcext:value-type="float">
            <text:p>102.9992370605</text:p>
          </table:table-cell>
          <table:table-cell/>
          <table:table-cell table:formula="of:=([.A658]-[.B658])^2" office:value-type="float" office:value="63.4667258683451" calcext:value-type="float">
            <text:p>63.4667258683</text:p>
          </table:table-cell>
          <table:table-cell table:formula="of:=([.E658]-[.F658])^2" office:value-type="float" office:value="76.4009367637171" calcext:value-type="float">
            <text:p>76.4009367637</text:p>
          </table:table-cell>
          <table:table-cell table:formula="of:=([.A658]-([.B658]+[.F658])/2)^2" office:value-type="float" office:value="69.7839995022565" calcext:value-type="float">
            <text:p>69.7839995023</text:p>
          </table:table-cell>
          <table:table-cell table:formula="of:=([.I658]-[.J658])^2" office:value-type="float" office:value="60.2285603619668" calcext:value-type="float">
            <text:p>60.228560362</text:p>
          </table:table-cell>
          <table:table-cell table:formula="of:=[.M658]-[.N658]" office:value-type="float" office:value="-12.9342108953721" calcext:value-type="float">
            <text:p>-12.9342108954</text:p>
          </table:table-cell>
          <table:table-cell table:formula="of:=[.M658]-[.P658]" office:value-type="float" office:value="3.23816550637828" calcext:value-type="float">
            <text:p>3.2381655064</text:p>
          </table:table-cell>
          <table:table-cell table:formula="of:=([.A658]-100.04)^2" office:value-type="float" office:value="136.89" calcext:value-type="float">
            <text:p>136.89</text:p>
          </table:table-cell>
          <table:table-cell/>
          <table:table-cell table:formula="of:=[.Q658]+[.U657]" office:value-type="float" office:value="2875.57001296447" calcext:value-type="float">
            <text:p>2875.5700129645</text:p>
          </table:table-cell>
        </table:table-row>
        <table:table-row table:style-name="ro1">
          <table:table-cell office:value-type="float" office:value="111.836666666667" calcext:value-type="float">
            <text:p>111.836666666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11.836666666667" calcext:value-type="float">
            <text:p>111.8366666667</text:p>
          </table:table-cell>
          <table:table-cell office:value-type="float" office:value="103.763206481934" calcext:value-type="float">
            <text:p>103.7632064819</text:p>
          </table:table-cell>
          <table:table-cell office:value-type="float" office:value="111.836666666667" calcext:value-type="float">
            <text:p>111.8366666667</text:p>
          </table:table-cell>
          <table:table-cell office:value-type="float" office:value="103.192222595215" calcext:value-type="float">
            <text:p>103.1922225952</text:p>
          </table:table-cell>
          <table:table-cell office:value-type="float" office:value="111.836666666667" calcext:value-type="float">
            <text:p>111.8366666667</text:p>
          </table:table-cell>
          <table:table-cell office:value-type="float" office:value="103.977127075195" calcext:value-type="float">
            <text:p>103.9771270752</text:p>
          </table:table-cell>
          <table:table-cell office:value-type="float" office:value="111.836666666667" calcext:value-type="float">
            <text:p>111.8366666667</text:p>
          </table:table-cell>
          <table:table-cell office:value-type="float" office:value="103.650024414063" calcext:value-type="float">
            <text:p>103.6500244141</text:p>
          </table:table-cell>
          <table:table-cell office:value-type="float" office:value="103.192222595215" calcext:value-type="float">
            <text:p>103.1922225952</text:p>
          </table:table-cell>
          <table:table-cell/>
          <table:table-cell table:formula="of:=([.A659]-[.B659])^2" office:value-type="float" office:value="68.5288911886641" calcext:value-type="float">
            <text:p>68.5288911887</text:p>
          </table:table-cell>
          <table:table-cell table:formula="of:=([.E659]-[.F659])^2" office:value-type="float" office:value="74.7264133044584" calcext:value-type="float">
            <text:p>74.7264133045</text:p>
          </table:table-cell>
          <table:table-cell table:formula="of:=([.A659]-([.B659]+[.F659])/2)^2" office:value-type="float" office:value="71.5941218398492" calcext:value-type="float">
            <text:p>71.5941218398</text:p>
          </table:table-cell>
          <table:table-cell table:formula="of:=([.I659]-[.J659])^2" office:value-type="float" office:value="67.0211113721237" calcext:value-type="float">
            <text:p>67.0211113721</text:p>
          </table:table-cell>
          <table:table-cell table:formula="of:=[.M659]-[.N659]" office:value-type="float" office:value="-6.19752211579431" calcext:value-type="float">
            <text:p>-6.1975221158</text:p>
          </table:table-cell>
          <table:table-cell table:formula="of:=[.M659]-[.P659]" office:value-type="float" office:value="1.50777981654042" calcext:value-type="float">
            <text:p>1.5077798165</text:p>
          </table:table-cell>
          <table:table-cell table:formula="of:=([.A659]-100.04)^2" office:value-type="float" office:value="139.161344444444" calcext:value-type="float">
            <text:p>139.1613444444</text:p>
          </table:table-cell>
          <table:table-cell/>
          <table:table-cell table:formula="of:=[.Q659]+[.U658]" office:value-type="float" office:value="2869.37249084868" calcext:value-type="float">
            <text:p>2869.3724908487</text:p>
          </table:table-cell>
        </table:table-row>
        <table:table-row table:style-name="ro1">
          <table:table-cell office:value-type="float" office:value="111.86" calcext:value-type="float">
            <text:p>111.86</text:p>
          </table:table-cell>
          <table:table-cell office:value-type="float" office:value="109.871643066406" calcext:value-type="float">
            <text:p>109.8716430664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0.225456237793" calcext:value-type="float">
            <text:p>110.2254562378</text:p>
          </table:table-cell>
          <table:table-cell office:value-type="float" office:value="111.86" calcext:value-type="float">
            <text:p>111.86</text:p>
          </table:table-cell>
          <table:table-cell office:value-type="float" office:value="109.230003356934" calcext:value-type="float">
            <text:p>109.2300033569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0.619636535645" calcext:value-type="float">
            <text:p>110.6196365356</text:p>
          </table:table-cell>
          <table:table-cell office:value-type="float" office:value="111.86" calcext:value-type="float">
            <text:p>111.86</text:p>
          </table:table-cell>
          <table:table-cell office:value-type="float" office:value="109.941932678223" calcext:value-type="float">
            <text:p>109.9419326782</text:p>
          </table:table-cell>
          <table:table-cell office:value-type="float" office:value="109.230003356934" calcext:value-type="float">
            <text:p>109.2300033569</text:p>
          </table:table-cell>
          <table:table-cell/>
          <table:table-cell table:formula="of:=([.A660]-[.B660])^2" office:value-type="float" office:value="3.95356329537034" calcext:value-type="float">
            <text:p>3.9535632954</text:p>
          </table:table-cell>
          <table:table-cell table:formula="of:=([.E660]-[.F660])^2" office:value-type="float" office:value="6.91688234254056" calcext:value-type="float">
            <text:p>6.9168823425</text:p>
          </table:table-cell>
          <table:table-cell table:formula="of:=([.A660]-([.B660]+[.F660])/2)^2" office:value-type="float" office:value="5.33229743976241" calcext:value-type="float">
            <text:p>5.3322974398</text:p>
          </table:table-cell>
          <table:table-cell table:formula="of:=([.I660]-[.J660])^2" office:value-type="float" office:value="3.67898225087011" calcext:value-type="float">
            <text:p>3.6789822509</text:p>
          </table:table-cell>
          <table:table-cell table:formula="of:=[.M660]-[.N660]" office:value-type="float" office:value="-2.96331904717023" calcext:value-type="float">
            <text:p>-2.9633190472</text:p>
          </table:table-cell>
          <table:table-cell table:formula="of:=[.M660]-[.P660]" office:value-type="float" office:value="0.274581044500228" calcext:value-type="float">
            <text:p>0.2745810445</text:p>
          </table:table-cell>
          <table:table-cell table:formula="of:=([.A660]-100.04)^2" office:value-type="float" office:value="139.7124" calcext:value-type="float">
            <text:p>139.7124</text:p>
          </table:table-cell>
          <table:table-cell/>
          <table:table-cell table:formula="of:=[.Q660]+[.U659]" office:value-type="float" office:value="2866.40917180151" calcext:value-type="float">
            <text:p>2866.4091718015</text:p>
          </table:table-cell>
        </table:table-row>
        <table:table-row table:style-name="ro1">
          <table:table-cell office:value-type="float" office:value="111.88" calcext:value-type="float">
            <text:p>111.88</text:p>
          </table:table-cell>
          <table:table-cell office:value-type="float" office:value="113.330390930176" calcext:value-type="float">
            <text:p>113.3303909302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2.075798034668" calcext:value-type="float">
            <text:p>112.0757980347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1.316223144531" calcext:value-type="float">
            <text:p>111.3162231445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2.181762695313" calcext:value-type="float">
            <text:p>112.1817626953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3.695877075195" calcext:value-type="float">
            <text:p>113.6958770752</text:p>
          </table:table-cell>
          <table:table-cell office:value-type="float" office:value="113.330390930176" calcext:value-type="float">
            <text:p>113.3303909302</text:p>
          </table:table-cell>
          <table:table-cell/>
          <table:table-cell table:formula="of:=([.A661]-[.B661])^2" office:value-type="float" office:value="2.10363385033618" calcext:value-type="float">
            <text:p>2.1036338503</text:p>
          </table:table-cell>
          <table:table-cell table:formula="of:=([.E661]-[.F661])^2" office:value-type="float" office:value="0.317844342762227" calcext:value-type="float">
            <text:p>0.3178443428</text:p>
          </table:table-cell>
          <table:table-cell table:formula="of:=([.A661]-([.B661]+[.F661])/2)^2" office:value-type="float" office:value="0.196521129367155" calcext:value-type="float">
            <text:p>0.1965211294</text:p>
          </table:table-cell>
          <table:table-cell table:formula="of:=([.I661]-[.J661])^2" office:value-type="float" office:value="3.2974095522199" calcext:value-type="float">
            <text:p>3.2974095522</text:p>
          </table:table-cell>
          <table:table-cell table:formula="of:=[.M661]-[.N661]" office:value-type="float" office:value="1.78578950757395" calcext:value-type="float">
            <text:p>1.7857895076</text:p>
          </table:table-cell>
          <table:table-cell table:formula="of:=[.M661]-[.P661]" office:value-type="float" office:value="-1.19377570188372" calcext:value-type="float">
            <text:p>-1.1937757019</text:p>
          </table:table-cell>
          <table:table-cell table:formula="of:=([.A661]-100.04)^2" office:value-type="float" office:value="140.1856" calcext:value-type="float">
            <text:p>140.1856</text:p>
          </table:table-cell>
          <table:table-cell/>
          <table:table-cell table:formula="of:=[.Q661]+[.U660]" office:value-type="float" office:value="2868.19496130908" calcext:value-type="float">
            <text:p>2868.1949613091</text:p>
          </table:table-cell>
        </table:table-row>
        <table:table-row table:style-name="ro1">
          <table:table-cell office:value-type="float" office:value="111.92" calcext:value-type="float">
            <text:p>111.92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0.861328125" calcext:value-type="float">
            <text:p>110.861328125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0.77734375" calcext:value-type="float">
            <text:p>110.77734375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2.611572265625" calcext:value-type="float">
            <text:p>112.6115722656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1.573631286621" calcext:value-type="float">
            <text:p>111.5736312866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662]-[.B662])^2" office:value-type="float" office:value="0.0456812350764878" calcext:value-type="float">
            <text:p>0.0456812351</text:p>
          </table:table-cell>
          <table:table-cell table:formula="of:=([.E662]-[.F662])^2" office:value-type="float" office:value="1.30566330566407" calcext:value-type="float">
            <text:p>1.3056633057</text:p>
          </table:table-cell>
          <table:table-cell table:formula="of:=([.A662]-([.B662]+[.F662])/2)^2" office:value-type="float" office:value="0.459947060573476" calcext:value-type="float">
            <text:p>0.4599470606</text:p>
          </table:table-cell>
          <table:table-cell table:formula="of:=([.I662]-[.J662])^2" office:value-type="float" office:value="0.11997128560776" calcext:value-type="float">
            <text:p>0.1199712856</text:p>
          </table:table-cell>
          <table:table-cell table:formula="of:=[.M662]-[.N662]" office:value-type="float" office:value="-1.25998207058758" calcext:value-type="float">
            <text:p>-1.2599820706</text:p>
          </table:table-cell>
          <table:table-cell table:formula="of:=[.M662]-[.P662]" office:value-type="float" office:value="-0.0742900505312723" calcext:value-type="float">
            <text:p>-0.0742900505</text:p>
          </table:table-cell>
          <table:table-cell table:formula="of:=([.A662]-100.04)^2" office:value-type="float" office:value="141.1344" calcext:value-type="float">
            <text:p>141.1344</text:p>
          </table:table-cell>
          <table:table-cell/>
          <table:table-cell table:formula="of:=[.Q662]+[.U661]" office:value-type="float" office:value="2866.9349792385" calcext:value-type="float">
            <text:p>2866.9349792385</text:p>
          </table:table-cell>
        </table:table-row>
        <table:table-row table:style-name="ro1">
          <table:table-cell office:value-type="float" office:value="111.9625" calcext:value-type="float">
            <text:p>111.9625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11.9625" calcext:value-type="float">
            <text:p>111.9625</text:p>
          </table:table-cell>
          <table:table-cell office:value-type="float" office:value="111.988525390625" calcext:value-type="float">
            <text:p>111.9885253906</text:p>
          </table:table-cell>
          <table:table-cell office:value-type="float" office:value="111.9625" calcext:value-type="float">
            <text:p>111.9625</text:p>
          </table:table-cell>
          <table:table-cell office:value-type="float" office:value="110.411155700684" calcext:value-type="float">
            <text:p>110.4111557007</text:p>
          </table:table-cell>
          <table:table-cell office:value-type="float" office:value="111.9625" calcext:value-type="float">
            <text:p>111.9625</text:p>
          </table:table-cell>
          <table:table-cell office:value-type="float" office:value="110.220191955566" calcext:value-type="float">
            <text:p>110.2201919556</text:p>
          </table:table-cell>
          <table:table-cell office:value-type="float" office:value="111.9625" calcext:value-type="float">
            <text:p>111.9625</text:p>
          </table:table-cell>
          <table:table-cell office:value-type="float" office:value="111.649528503418" calcext:value-type="float">
            <text:p>111.6495285034</text:p>
          </table:table-cell>
          <table:table-cell office:value-type="float" office:value="111.340423583984" calcext:value-type="float">
            <text:p>111.340423584</text:p>
          </table:table-cell>
          <table:table-cell/>
          <table:table-cell table:formula="of:=([.A663]-[.B663])^2" office:value-type="float" office:value="0.386979067362852" calcext:value-type="float">
            <text:p>0.3869790674</text:p>
          </table:table-cell>
          <table:table-cell table:formula="of:=([.E663]-[.F663])^2" office:value-type="float" office:value="2.40666913502153" calcext:value-type="float">
            <text:p>2.406669135</text:p>
          </table:table-cell>
          <table:table-cell table:formula="of:=([.A663]-([.B663]+[.F663])/2)^2" office:value-type="float" office:value="1.18093940145861" calcext:value-type="float">
            <text:p>1.1809394015</text:p>
          </table:table-cell>
          <table:table-cell table:formula="of:=([.I663]-[.J663])^2" office:value-type="float" office:value="0.0979511576728" calcext:value-type="float">
            <text:p>0.0979511577</text:p>
          </table:table-cell>
          <table:table-cell table:formula="of:=[.M663]-[.N663]" office:value-type="float" office:value="-2.01969006765868" calcext:value-type="float">
            <text:p>-2.0196900677</text:p>
          </table:table-cell>
          <table:table-cell table:formula="of:=[.M663]-[.P663]" office:value-type="float" office:value="0.289027909690052" calcext:value-type="float">
            <text:p>0.2890279097</text:p>
          </table:table-cell>
          <table:table-cell table:formula="of:=([.A663]-100.04)^2" office:value-type="float" office:value="142.14600625" calcext:value-type="float">
            <text:p>142.14600625</text:p>
          </table:table-cell>
          <table:table-cell/>
          <table:table-cell table:formula="of:=[.Q663]+[.U662]" office:value-type="float" office:value="2864.91528917084" calcext:value-type="float">
            <text:p>2864.91528917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.677711486816" calcext:value-type="float">
            <text:p>113.6777114868</text:p>
          </table:table-cell>
          <table:table-cell office:value-type="float" office:value="112" calcext:value-type="float">
            <text:p>112</text:p>
          </table:table-cell>
          <table:table-cell office:value-type="float" office:value="102.95458984375" calcext:value-type="float">
            <text:p>102.9545898438</text:p>
          </table:table-cell>
          <table:table-cell office:value-type="float" office:value="112" calcext:value-type="float">
            <text:p>112</text:p>
          </table:table-cell>
          <table:table-cell office:value-type="float" office:value="110.399230957031" calcext:value-type="float">
            <text:p>110.399230957</text:p>
          </table:table-cell>
          <table:table-cell office:value-type="float" office:value="112" calcext:value-type="float">
            <text:p>112</text:p>
          </table:table-cell>
          <table:table-cell office:value-type="float" office:value="102.865440368652" calcext:value-type="float">
            <text:p>102.8654403687</text:p>
          </table:table-cell>
          <table:table-cell office:value-type="float" office:value="112" calcext:value-type="float">
            <text:p>112</text:p>
          </table:table-cell>
          <table:table-cell office:value-type="float" office:value="114.376556396484" calcext:value-type="float">
            <text:p>114.3765563965</text:p>
          </table:table-cell>
          <table:table-cell office:value-type="float" office:value="113.677711486816" calcext:value-type="float">
            <text:p>113.6777114868</text:p>
          </table:table-cell>
          <table:table-cell/>
          <table:table-cell table:formula="of:=([.A664]-[.B664])^2" office:value-type="float" office:value="2.81471583299572" calcext:value-type="float">
            <text:p>2.814715833</text:p>
          </table:table-cell>
          <table:table-cell table:formula="of:=([.E664]-[.F664])^2" office:value-type="float" office:value="2.56246152892709" calcext:value-type="float">
            <text:p>2.5624615289</text:p>
          </table:table-cell>
          <table:table-cell table:formula="of:=([.A664]-([.B664]+[.F664])/2)^2" office:value-type="float" office:value="0.00148003491631243" calcext:value-type="float">
            <text:p>0.0014800349</text:p>
          </table:table-cell>
          <table:table-cell table:formula="of:=([.I664]-[.J664])^2" office:value-type="float" office:value="5.6480203056708" calcext:value-type="float">
            <text:p>5.6480203057</text:p>
          </table:table-cell>
          <table:table-cell table:formula="of:=[.M664]-[.N664]" office:value-type="float" office:value="0.252254304068629" calcext:value-type="float">
            <text:p>0.2522543041</text:p>
          </table:table-cell>
          <table:table-cell table:formula="of:=[.M664]-[.P664]" office:value-type="float" office:value="-2.83330447267508" calcext:value-type="float">
            <text:p>-2.8333044727</text:p>
          </table:table-cell>
          <table:table-cell table:formula="of:=([.A664]-100.04)^2" office:value-type="float" office:value="143.0416" calcext:value-type="float">
            <text:p>143.0416</text:p>
          </table:table-cell>
          <table:table-cell/>
          <table:table-cell table:formula="of:=[.Q664]+[.U663]" office:value-type="float" office:value="2865.16754347491" calcext:value-type="float">
            <text:p>2865.1675434749</text:p>
          </table:table-cell>
        </table:table-row>
        <table:table-row table:style-name="ro1">
          <table:table-cell office:value-type="float" office:value="112.04" calcext:value-type="float">
            <text:p>112.04</text:p>
          </table:table-cell>
          <table:table-cell office:value-type="float" office:value="111.894683837891" calcext:value-type="float">
            <text:p>111.8946838379</text:p>
          </table:table-cell>
          <table:table-cell office:value-type="float" office:value="112.04" calcext:value-type="float">
            <text:p>112.04</text:p>
          </table:table-cell>
          <table:table-cell office:value-type="float" office:value="112.54280090332" calcext:value-type="float">
            <text:p>112.5428009033</text:p>
          </table:table-cell>
          <table:table-cell office:value-type="float" office:value="112.04" calcext:value-type="float">
            <text:p>112.04</text:p>
          </table:table-cell>
          <table:table-cell office:value-type="float" office:value="110.518310546875" calcext:value-type="float">
            <text:p>110.5183105469</text:p>
          </table:table-cell>
          <table:table-cell office:value-type="float" office:value="112.04" calcext:value-type="float">
            <text:p>112.04</text:p>
          </table:table-cell>
          <table:table-cell office:value-type="float" office:value="109.210472106934" calcext:value-type="float">
            <text:p>109.2104721069</text:p>
          </table:table-cell>
          <table:table-cell office:value-type="float" office:value="112.04" calcext:value-type="float">
            <text:p>112.04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94683837891" calcext:value-type="float">
            <text:p>111.8946838379</text:p>
          </table:table-cell>
          <table:table-cell/>
          <table:table-cell table:formula="of:=([.A665]-[.B665])^2" office:value-type="float" office:value="0.0211167869702" calcext:value-type="float">
            <text:p>0.021116787</text:p>
          </table:table-cell>
          <table:table-cell table:formula="of:=([.E665]-[.F665])^2" office:value-type="float" office:value="2.31553879175188" calcext:value-type="float">
            <text:p>2.3155387918</text:p>
          </table:table-cell>
          <table:table-cell table:formula="of:=([.A665]-([.B665]+[.F665])/2)^2" office:value-type="float" office:value="0.694726930305745" calcext:value-type="float">
            <text:p>0.6947269303</text:p>
          </table:table-cell>
          <table:table-cell table:formula="of:=([.I665]-[.J665])^2" office:value-type="float" office:value="0.0195163492098468" calcext:value-type="float">
            <text:p>0.0195163492</text:p>
          </table:table-cell>
          <table:table-cell table:formula="of:=[.M665]-[.N665]" office:value-type="float" office:value="-2.29442200478168" calcext:value-type="float">
            <text:p>-2.2944220048</text:p>
          </table:table-cell>
          <table:table-cell table:formula="of:=[.M665]-[.P665]" office:value-type="float" office:value="0.00160043776035316" calcext:value-type="float">
            <text:p>0.0016004378</text:p>
          </table:table-cell>
          <table:table-cell table:formula="of:=([.A665]-100.04)^2" office:value-type="float" office:value="144" calcext:value-type="float">
            <text:p>144</text:p>
          </table:table-cell>
          <table:table-cell/>
          <table:table-cell table:formula="of:=[.Q665]+[.U664]" office:value-type="float" office:value="2862.87312147012" calcext:value-type="float">
            <text:p>2862.8731214701</text:p>
          </table:table-cell>
        </table:table-row>
        <table:table-row table:style-name="ro1">
          <table:table-cell office:value-type="float" office:value="112.08" calcext:value-type="float">
            <text:p>112.08</text:p>
          </table:table-cell>
          <table:table-cell office:value-type="float" office:value="111.492538452148" calcext:value-type="float">
            <text:p>111.4925384521</text:p>
          </table:table-cell>
          <table:table-cell office:value-type="float" office:value="112.08" calcext:value-type="float">
            <text:p>112.08</text:p>
          </table:table-cell>
          <table:table-cell office:value-type="float" office:value="106.06876373291" calcext:value-type="float">
            <text:p>106.0687637329</text:p>
          </table:table-cell>
          <table:table-cell office:value-type="float" office:value="112.08" calcext:value-type="float">
            <text:p>112.08</text:p>
          </table:table-cell>
          <table:table-cell office:value-type="float" office:value="110.947998046875" calcext:value-type="float">
            <text:p>110.9479980469</text:p>
          </table:table-cell>
          <table:table-cell office:value-type="float" office:value="112.08" calcext:value-type="float">
            <text:p>112.08</text:p>
          </table:table-cell>
          <table:table-cell office:value-type="float" office:value="107.689056396484" calcext:value-type="float">
            <text:p>107.6890563965</text:p>
          </table:table-cell>
          <table:table-cell office:value-type="float" office:value="112.08" calcext:value-type="float">
            <text:p>112.08</text:p>
          </table:table-cell>
          <table:table-cell office:value-type="float" office:value="110.943252563477" calcext:value-type="float">
            <text:p>110.9432525635</text:p>
          </table:table-cell>
          <table:table-cell office:value-type="float" office:value="111.492538452148" calcext:value-type="float">
            <text:p>111.4925384521</text:p>
          </table:table-cell>
          <table:table-cell/>
          <table:table-cell table:formula="of:=([.A666]-[.B666])^2" office:value-type="float" office:value="0.345111070204152" calcext:value-type="float">
            <text:p>0.3451110702</text:p>
          </table:table-cell>
          <table:table-cell table:formula="of:=([.E666]-[.F666])^2" office:value-type="float" office:value="1.28142842187881" calcext:value-type="float">
            <text:p>1.2814284219</text:p>
          </table:table-cell>
          <table:table-cell table:formula="of:=([.A666]-([.B666]+[.F666])/2)^2" office:value-type="float" office:value="0.739138682797641" calcext:value-type="float">
            <text:p>0.7391386828</text:p>
          </table:table-cell>
          <table:table-cell table:formula="of:=([.I666]-[.J666])^2" office:value-type="float" office:value="1.2921947344426" calcext:value-type="float">
            <text:p>1.2921947344</text:p>
          </table:table-cell>
          <table:table-cell table:formula="of:=[.M666]-[.N666]" office:value-type="float" office:value="-0.936317351674659" calcext:value-type="float">
            <text:p>-0.9363173517</text:p>
          </table:table-cell>
          <table:table-cell table:formula="of:=[.M666]-[.P666]" office:value-type="float" office:value="-0.947083664238451" calcext:value-type="float">
            <text:p>-0.9470836642</text:p>
          </table:table-cell>
          <table:table-cell table:formula="of:=([.A666]-100.04)^2" office:value-type="float" office:value="144.9616" calcext:value-type="float">
            <text:p>144.9616</text:p>
          </table:table-cell>
          <table:table-cell/>
          <table:table-cell table:formula="of:=[.Q666]+[.U665]" office:value-type="float" office:value="2861.93680411845" calcext:value-type="float">
            <text:p>2861.9368041185</text:p>
          </table:table-cell>
        </table:table-row>
        <table:table-row table:style-name="ro1">
          <table:table-cell office:value-type="float" office:value="112.09" calcext:value-type="float">
            <text:p>112.09</text:p>
          </table:table-cell>
          <table:table-cell office:value-type="float" office:value="112.274726867676" calcext:value-type="float">
            <text:p>112.2747268677</text:p>
          </table:table-cell>
          <table:table-cell office:value-type="float" office:value="112.09" calcext:value-type="float">
            <text:p>112.09</text:p>
          </table:table-cell>
          <table:table-cell office:value-type="float" office:value="110.724800109863" calcext:value-type="float">
            <text:p>110.7248001099</text:p>
          </table:table-cell>
          <table:table-cell office:value-type="float" office:value="112.09" calcext:value-type="float">
            <text:p>112.09</text:p>
          </table:table-cell>
          <table:table-cell office:value-type="float" office:value="110.341003417969" calcext:value-type="float">
            <text:p>110.341003418</text:p>
          </table:table-cell>
          <table:table-cell office:value-type="float" office:value="112.09" calcext:value-type="float">
            <text:p>112.09</text:p>
          </table:table-cell>
          <table:table-cell office:value-type="float" office:value="108.799354553223" calcext:value-type="float">
            <text:p>108.7993545532</text:p>
          </table:table-cell>
          <table:table-cell office:value-type="float" office:value="112.09" calcext:value-type="float">
            <text:p>112.09</text:p>
          </table:table-cell>
          <table:table-cell office:value-type="float" office:value="112.310020446777" calcext:value-type="float">
            <text:p>112.3100204468</text:p>
          </table:table-cell>
          <table:table-cell office:value-type="float" office:value="112.274726867676" calcext:value-type="float">
            <text:p>112.2747268677</text:p>
          </table:table-cell>
          <table:table-cell/>
          <table:table-cell table:formula="of:=([.A667]-[.B667])^2" office:value-type="float" office:value="0.0341240156413043" calcext:value-type="float">
            <text:p>0.0341240156</text:p>
          </table:table-cell>
          <table:table-cell table:formula="of:=([.E667]-[.F667])^2" office:value-type="float" office:value="3.05898904395701" calcext:value-type="float">
            <text:p>3.058989044</text:p>
          </table:table-cell>
          <table:table-cell table:formula="of:=([.A667]-([.B667]+[.F667])/2)^2" office:value-type="float" office:value="0.61173493481244" calcext:value-type="float">
            <text:p>0.6117349348</text:p>
          </table:table-cell>
          <table:table-cell table:formula="of:=([.I667]-[.J667])^2" office:value-type="float" office:value="0.0484089970001005" calcext:value-type="float">
            <text:p>0.048408997</text:p>
          </table:table-cell>
          <table:table-cell table:formula="of:=[.M667]-[.N667]" office:value-type="float" office:value="-3.0248650283157" calcext:value-type="float">
            <text:p>-3.0248650283</text:p>
          </table:table-cell>
          <table:table-cell table:formula="of:=[.M667]-[.P667]" office:value-type="float" office:value="-0.0142849813587961" calcext:value-type="float">
            <text:p>-0.0142849814</text:p>
          </table:table-cell>
          <table:table-cell table:formula="of:=([.A667]-100.04)^2" office:value-type="float" office:value="145.2025" calcext:value-type="float">
            <text:p>145.2025</text:p>
          </table:table-cell>
          <table:table-cell/>
          <table:table-cell table:formula="of:=[.Q667]+[.U666]" office:value-type="float" office:value="2858.91193909013" calcext:value-type="float">
            <text:p>2858.9119390901</text:p>
          </table:table-cell>
        </table:table-row>
        <table:table-row table:style-name="ro1">
          <table:table-cell office:value-type="float" office:value="112.12" calcext:value-type="float">
            <text:p>112.12</text:p>
          </table:table-cell>
          <table:table-cell office:value-type="float" office:value="111.460739135742" calcext:value-type="float">
            <text:p>111.4607391357</text:p>
          </table:table-cell>
          <table:table-cell office:value-type="float" office:value="112.12" calcext:value-type="float">
            <text:p>112.12</text:p>
          </table:table-cell>
          <table:table-cell office:value-type="float" office:value="108.698150634766" calcext:value-type="float">
            <text:p>108.6981506348</text:p>
          </table:table-cell>
          <table:table-cell office:value-type="float" office:value="112.12" calcext:value-type="float">
            <text:p>112.12</text:p>
          </table:table-cell>
          <table:table-cell office:value-type="float" office:value="108.698287963867" calcext:value-type="float">
            <text:p>108.6982879639</text:p>
          </table:table-cell>
          <table:table-cell office:value-type="float" office:value="112.12" calcext:value-type="float">
            <text:p>112.12</text:p>
          </table:table-cell>
          <table:table-cell office:value-type="float" office:value="108.376991271973" calcext:value-type="float">
            <text:p>108.376991272</text:p>
          </table:table-cell>
          <table:table-cell office:value-type="float" office:value="112.12" calcext:value-type="float">
            <text:p>112.12</text:p>
          </table:table-cell>
          <table:table-cell office:value-type="float" office:value="110.781730651855" calcext:value-type="float">
            <text:p>110.7817306519</text:p>
          </table:table-cell>
          <table:table-cell office:value-type="float" office:value="111.460739135742" calcext:value-type="float">
            <text:p>111.4607391357</text:p>
          </table:table-cell>
          <table:table-cell/>
          <table:table-cell table:formula="of:=([.A668]-[.B668])^2" office:value-type="float" office:value="0.434624887141964" calcext:value-type="float">
            <text:p>0.4346248871</text:p>
          </table:table-cell>
          <table:table-cell table:formula="of:=([.E668]-[.F668])^2" office:value-type="float" office:value="11.7081132582162" calcext:value-type="float">
            <text:p>11.7081132582</text:p>
          </table:table-cell>
          <table:table-cell table:formula="of:=([.A668]-([.B668]+[.F668])/2)^2" office:value-type="float" office:value="4.16358495343069" calcext:value-type="float">
            <text:p>4.1635849534</text:p>
          </table:table-cell>
          <table:table-cell table:formula="of:=([.I668]-[.J668])^2" office:value-type="float" office:value="1.7909648481832" calcext:value-type="float">
            <text:p>1.7909648482</text:p>
          </table:table-cell>
          <table:table-cell table:formula="of:=[.M668]-[.N668]" office:value-type="float" office:value="-11.2734883710742" calcext:value-type="float">
            <text:p>-11.2734883711</text:p>
          </table:table-cell>
          <table:table-cell table:formula="of:=[.M668]-[.P668]" office:value-type="float" office:value="-1.35633996104124" calcext:value-type="float">
            <text:p>-1.356339961</text:p>
          </table:table-cell>
          <table:table-cell table:formula="of:=([.A668]-100.04)^2" office:value-type="float" office:value="145.9264" calcext:value-type="float">
            <text:p>145.9264</text:p>
          </table:table-cell>
          <table:table-cell/>
          <table:table-cell table:formula="of:=[.Q668]+[.U667]" office:value-type="float" office:value="2847.63845071906" calcext:value-type="float">
            <text:p>2847.6384507191</text:p>
          </table:table-cell>
        </table:table-row>
        <table:table-row table:style-name="ro1">
          <table:table-cell office:value-type="float" office:value="112.26" calcext:value-type="float">
            <text:p>112.26</text:p>
          </table:table-cell>
          <table:table-cell office:value-type="float" office:value="111.62459564209" calcext:value-type="float">
            <text:p>111.6245956421</text:p>
          </table:table-cell>
          <table:table-cell office:value-type="float" office:value="112.26" calcext:value-type="float">
            <text:p>112.26</text:p>
          </table:table-cell>
          <table:table-cell office:value-type="float" office:value="107.080337524414" calcext:value-type="float">
            <text:p>107.0803375244</text:p>
          </table:table-cell>
          <table:table-cell office:value-type="float" office:value="112.26" calcext:value-type="float">
            <text:p>112.26</text:p>
          </table:table-cell>
          <table:table-cell office:value-type="float" office:value="109.555374145508" calcext:value-type="float">
            <text:p>109.5553741455</text:p>
          </table:table-cell>
          <table:table-cell office:value-type="float" office:value="112.26" calcext:value-type="float">
            <text:p>112.26</text:p>
          </table:table-cell>
          <table:table-cell office:value-type="float" office:value="106.307121276855" calcext:value-type="float">
            <text:p>106.3071212769</text:p>
          </table:table-cell>
          <table:table-cell office:value-type="float" office:value="112.26" calcext:value-type="float">
            <text:p>112.26</text:p>
          </table:table-cell>
          <table:table-cell office:value-type="float" office:value="112.284126281738" calcext:value-type="float">
            <text:p>112.2841262817</text:p>
          </table:table-cell>
          <table:table-cell office:value-type="float" office:value="111.62459564209" calcext:value-type="float">
            <text:p>111.6245956421</text:p>
          </table:table-cell>
          <table:table-cell/>
          <table:table-cell table:formula="of:=([.A669]-[.B669])^2" office:value-type="float" office:value="0.403738698051224" calcext:value-type="float">
            <text:p>0.4037386981</text:p>
          </table:table-cell>
          <table:table-cell table:formula="of:=([.E669]-[.F669])^2" office:value-type="float" office:value="7.31500101278762" calcext:value-type="float">
            <text:p>7.3150010128</text:p>
          </table:table-cell>
          <table:table-cell table:formula="of:=([.A669]-([.B669]+[.F669])/2)^2" office:value-type="float" office:value="2.78895045494013" calcext:value-type="float">
            <text:p>2.7889504549</text:p>
          </table:table-cell>
          <table:table-cell table:formula="of:=([.I669]-[.J669])^2" office:value-type="float" office:value="0.000582077470514676" calcext:value-type="float">
            <text:p>0.0005820775</text:p>
          </table:table-cell>
          <table:table-cell table:formula="of:=[.M669]-[.N669]" office:value-type="float" office:value="-6.9112623147364" calcext:value-type="float">
            <text:p>-6.9112623147</text:p>
          </table:table-cell>
          <table:table-cell table:formula="of:=[.M669]-[.P669]" office:value-type="float" office:value="0.40315662058071" calcext:value-type="float">
            <text:p>0.4031566206</text:p>
          </table:table-cell>
          <table:table-cell table:formula="of:=([.A669]-100.04)^2" office:value-type="float" office:value="149.3284" calcext:value-type="float">
            <text:p>149.3284</text:p>
          </table:table-cell>
          <table:table-cell/>
          <table:table-cell table:formula="of:=[.Q669]+[.U668]" office:value-type="float" office:value="2840.72718840432" calcext:value-type="float">
            <text:p>2840.7271884043</text:p>
          </table:table-cell>
        </table:table-row>
        <table:table-row table:style-name="ro1">
          <table:table-cell office:value-type="float" office:value="112.32" calcext:value-type="float">
            <text:p>112.32</text:p>
          </table:table-cell>
          <table:table-cell office:value-type="float" office:value="111.832084655762" calcext:value-type="float">
            <text:p>111.8320846558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3.230155944824" calcext:value-type="float">
            <text:p>113.2301559448</text:p>
          </table:table-cell>
          <table:table-cell office:value-type="float" office:value="112.32" calcext:value-type="float">
            <text:p>112.32</text:p>
          </table:table-cell>
          <table:table-cell office:value-type="float" office:value="109.097106933594" calcext:value-type="float">
            <text:p>109.0971069336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2.416831970215" calcext:value-type="float">
            <text:p>112.4168319702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2.291870117188" calcext:value-type="float">
            <text:p>112.2918701172</text:p>
          </table:table-cell>
          <table:table-cell office:value-type="float" office:value="111.832084655762" calcext:value-type="float">
            <text:p>111.8320846558</text:p>
          </table:table-cell>
          <table:table-cell/>
          <table:table-cell table:formula="of:=([.A670]-[.B670])^2" office:value-type="float" office:value="0.238061383143154" calcext:value-type="float">
            <text:p>0.2380613831</text:p>
          </table:table-cell>
          <table:table-cell table:formula="of:=([.E670]-[.F670])^2" office:value-type="float" office:value="10.3870397174894" calcext:value-type="float">
            <text:p>10.3870397175</text:p>
          </table:table-cell>
          <table:table-cell table:formula="of:=([.A670]-([.B670]+[.F670])/2)^2" office:value-type="float" office:value="3.44252476512752" calcext:value-type="float">
            <text:p>3.4425247651</text:p>
          </table:table-cell>
          <table:table-cell table:formula="of:=([.I670]-[.J670])^2" office:value-type="float" office:value="0.000791290307044599" calcext:value-type="float">
            <text:p>0.0007912903</text:p>
          </table:table-cell>
          <table:table-cell table:formula="of:=[.M670]-[.N670]" office:value-type="float" office:value="-10.1489783343463" calcext:value-type="float">
            <text:p>-10.1489783343</text:p>
          </table:table-cell>
          <table:table-cell table:formula="of:=[.M670]-[.P670]" office:value-type="float" office:value="0.237270092836109" calcext:value-type="float">
            <text:p>0.2372700928</text:p>
          </table:table-cell>
          <table:table-cell table:formula="of:=([.A670]-100.04)^2" office:value-type="float" office:value="150.7984" calcext:value-type="float">
            <text:p>150.7984</text:p>
          </table:table-cell>
          <table:table-cell/>
          <table:table-cell table:formula="of:=[.Q670]+[.U669]" office:value-type="float" office:value="2830.57821006998" calcext:value-type="float">
            <text:p>2830.57821007</text:p>
          </table:table-cell>
        </table:table-row>
        <table:table-row table:style-name="ro1">
          <table:table-cell office:value-type="float" office:value="112.35" calcext:value-type="float">
            <text:p>112.35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12.35" calcext:value-type="float">
            <text:p>112.35</text:p>
          </table:table-cell>
          <table:table-cell office:value-type="float" office:value="111.005599975586" calcext:value-type="float">
            <text:p>111.0055999756</text:p>
          </table:table-cell>
          <table:table-cell office:value-type="float" office:value="112.35" calcext:value-type="float">
            <text:p>112.35</text:p>
          </table:table-cell>
          <table:table-cell office:value-type="float" office:value="111.400085449219" calcext:value-type="float">
            <text:p>111.4000854492</text:p>
          </table:table-cell>
          <table:table-cell office:value-type="float" office:value="112.35" calcext:value-type="float">
            <text:p>112.35</text:p>
          </table:table-cell>
          <table:table-cell office:value-type="float" office:value="109.134590148926" calcext:value-type="float">
            <text:p>109.1345901489</text:p>
          </table:table-cell>
          <table:table-cell office:value-type="float" office:value="112.35" calcext:value-type="float">
            <text:p>112.35</text:p>
          </table:table-cell>
          <table:table-cell office:value-type="float" office:value="112.891914367676" calcext:value-type="float">
            <text:p>112.8919143677</text:p>
          </table:table-cell>
          <table:table-cell office:value-type="float" office:value="112.995018005371" calcext:value-type="float">
            <text:p>112.9950180054</text:p>
          </table:table-cell>
          <table:table-cell/>
          <table:table-cell table:formula="of:=([.A671]-[.B671])^2" office:value-type="float" office:value="0.416048227252912" calcext:value-type="float">
            <text:p>0.4160482273</text:p>
          </table:table-cell>
          <table:table-cell table:formula="of:=([.E671]-[.F671])^2" office:value-type="float" office:value="0.902337653785933" calcext:value-type="float">
            <text:p>0.9023376538</text:p>
          </table:table-cell>
          <table:table-cell table:formula="of:=([.A671]-([.B671]+[.F671])/2)^2" office:value-type="float" office:value="0.0232404758507601" calcext:value-type="float">
            <text:p>0.0232404759</text:p>
          </table:table-cell>
          <table:table-cell table:formula="of:=([.I671]-[.J671])^2" office:value-type="float" office:value="0.293671181893448" calcext:value-type="float">
            <text:p>0.2936711819</text:p>
          </table:table-cell>
          <table:table-cell table:formula="of:=[.M671]-[.N671]" office:value-type="float" office:value="-0.486289426533022" calcext:value-type="float">
            <text:p>-0.4862894265</text:p>
          </table:table-cell>
          <table:table-cell table:formula="of:=[.M671]-[.P671]" office:value-type="float" office:value="0.122377045359464" calcext:value-type="float">
            <text:p>0.1223770454</text:p>
          </table:table-cell>
          <table:table-cell table:formula="of:=([.A671]-100.04)^2" office:value-type="float" office:value="151.5361" calcext:value-type="float">
            <text:p>151.5361</text:p>
          </table:table-cell>
          <table:table-cell/>
          <table:table-cell table:formula="of:=[.Q671]+[.U670]" office:value-type="float" office:value="2830.09192064344" calcext:value-type="float">
            <text:p>2830.0919206435</text:p>
          </table:table-cell>
        </table:table-row>
        <table:table-row table:style-name="ro1">
          <table:table-cell office:value-type="float" office:value="112.38" calcext:value-type="float">
            <text:p>112.38</text:p>
          </table:table-cell>
          <table:table-cell office:value-type="float" office:value="111.97908782959" calcext:value-type="float">
            <text:p>111.9790878296</text:p>
          </table:table-cell>
          <table:table-cell office:value-type="float" office:value="112.38" calcext:value-type="float">
            <text:p>112.38</text:p>
          </table:table-cell>
          <table:table-cell office:value-type="float" office:value="107.272018432617" calcext:value-type="float">
            <text:p>107.2720184326</text:p>
          </table:table-cell>
          <table:table-cell office:value-type="float" office:value="112.38" calcext:value-type="float">
            <text:p>112.38</text:p>
          </table:table-cell>
          <table:table-cell office:value-type="float" office:value="110.485786437988" calcext:value-type="float">
            <text:p>110.485786438</text:p>
          </table:table-cell>
          <table:table-cell office:value-type="float" office:value="112.38" calcext:value-type="float">
            <text:p>112.38</text:p>
          </table:table-cell>
          <table:table-cell office:value-type="float" office:value="106.807678222656" calcext:value-type="float">
            <text:p>106.8076782227</text:p>
          </table:table-cell>
          <table:table-cell office:value-type="float" office:value="112.38" calcext:value-type="float">
            <text:p>112.38</text:p>
          </table:table-cell>
          <table:table-cell office:value-type="float" office:value="111.828247070313" calcext:value-type="float">
            <text:p>111.8282470703</text:p>
          </table:table-cell>
          <table:table-cell office:value-type="float" office:value="111.97908782959" calcext:value-type="float">
            <text:p>111.9790878296</text:p>
          </table:table-cell>
          <table:table-cell/>
          <table:table-cell table:formula="of:=([.A672]-[.B672])^2" office:value-type="float" office:value="0.160730568382979" calcext:value-type="float">
            <text:p>0.1607305684</text:p>
          </table:table-cell>
          <table:table-cell table:formula="of:=([.E672]-[.F672])^2" office:value-type="float" office:value="3.58804501850911" calcext:value-type="float">
            <text:p>3.5880450185</text:p>
          </table:table-cell>
          <table:table-cell table:formula="of:=([.A672]-([.B672]+[.F672])/2)^2" office:value-type="float" office:value="1.31690053190625" calcext:value-type="float">
            <text:p>1.3169005319</text:p>
          </table:table-cell>
          <table:table-cell table:formula="of:=([.I672]-[.J672])^2" office:value-type="float" office:value="0.304431295418734" calcext:value-type="float">
            <text:p>0.3044312954</text:p>
          </table:table-cell>
          <table:table-cell table:formula="of:=[.M672]-[.N672]" office:value-type="float" office:value="-3.42731445012613" calcext:value-type="float">
            <text:p>-3.4273144501</text:p>
          </table:table-cell>
          <table:table-cell table:formula="of:=[.M672]-[.P672]" office:value-type="float" office:value="-0.143700727035756" calcext:value-type="float">
            <text:p>-0.143700727</text:p>
          </table:table-cell>
          <table:table-cell table:formula="of:=([.A672]-100.04)^2" office:value-type="float" office:value="152.2756" calcext:value-type="float">
            <text:p>152.2756</text:p>
          </table:table-cell>
          <table:table-cell/>
          <table:table-cell table:formula="of:=[.Q672]+[.U671]" office:value-type="float" office:value="2826.66460619332" calcext:value-type="float">
            <text:p>2826.6646061933</text:p>
          </table:table-cell>
        </table:table-row>
        <table:table-row table:style-name="ro1">
          <table:table-cell office:value-type="float" office:value="112.39" calcext:value-type="float">
            <text:p>112.39</text:p>
          </table:table-cell>
          <table:table-cell office:value-type="float" office:value="111.946022033691" calcext:value-type="float">
            <text:p>111.9460220337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1.902694702148" calcext:value-type="float">
            <text:p>111.9026947021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0.601249694824" calcext:value-type="float">
            <text:p>110.6012496948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1.858627319336" calcext:value-type="float">
            <text:p>111.8586273193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2.017501831055" calcext:value-type="float">
            <text:p>112.0175018311</text:p>
          </table:table-cell>
          <table:table-cell office:value-type="float" office:value="111.946022033691" calcext:value-type="float">
            <text:p>111.9460220337</text:p>
          </table:table-cell>
          <table:table-cell/>
          <table:table-cell table:formula="of:=([.A673]-[.B673])^2" office:value-type="float" office:value="0.197116434567515" calcext:value-type="float">
            <text:p>0.1971164346</text:p>
          </table:table-cell>
          <table:table-cell table:formula="of:=([.E673]-[.F673])^2" office:value-type="float" office:value="3.19962765426645" calcext:value-type="float">
            <text:p>3.1996276543</text:p>
          </table:table-cell>
          <table:table-cell table:formula="of:=([.A673]-([.B673]+[.F673])/2)^2" office:value-type="float" office:value="1.2462688835714" calcext:value-type="float">
            <text:p>1.2462688836</text:p>
          </table:table-cell>
          <table:table-cell table:formula="of:=([.I673]-[.J673])^2" office:value-type="float" office:value="0.138754885867611" calcext:value-type="float">
            <text:p>0.1387548859</text:p>
          </table:table-cell>
          <table:table-cell table:formula="of:=[.M673]-[.N673]" office:value-type="float" office:value="-3.00251121969894" calcext:value-type="float">
            <text:p>-3.0025112197</text:p>
          </table:table-cell>
          <table:table-cell table:formula="of:=[.M673]-[.P673]" office:value-type="float" office:value="0.0583615486999043" calcext:value-type="float">
            <text:p>0.0583615487</text:p>
          </table:table-cell>
          <table:table-cell table:formula="of:=([.A673]-100.04)^2" office:value-type="float" office:value="152.5225" calcext:value-type="float">
            <text:p>152.5225</text:p>
          </table:table-cell>
          <table:table-cell/>
          <table:table-cell table:formula="of:=[.Q673]+[.U672]" office:value-type="float" office:value="2823.66209497362" calcext:value-type="float">
            <text:p>2823.6620949736</text:p>
          </table:table-cell>
        </table:table-row>
        <table:table-row table:style-name="ro1">
          <table:table-cell office:value-type="float" office:value="112.49" calcext:value-type="float">
            <text:p>112.49</text:p>
          </table:table-cell>
          <table:table-cell office:value-type="float" office:value="113.913230895996" calcext:value-type="float">
            <text:p>113.913230896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2.93985748291" calcext:value-type="float">
            <text:p>112.9398574829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2.202865600586" calcext:value-type="float">
            <text:p>112.2028656006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1.913902282715" calcext:value-type="float">
            <text:p>111.91390228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4.11695098877" calcext:value-type="float">
            <text:p>114.1169509888</text:p>
          </table:table-cell>
          <table:table-cell office:value-type="float" office:value="113.913230895996" calcext:value-type="float">
            <text:p>113.913230896</text:p>
          </table:table-cell>
          <table:table-cell/>
          <table:table-cell table:formula="of:=([.A674]-[.B674])^2" office:value-type="float" office:value="2.02558618331786" calcext:value-type="float">
            <text:p>2.0255861833</text:p>
          </table:table-cell>
          <table:table-cell table:formula="of:=([.E674]-[.F674])^2" office:value-type="float" office:value="0.0824461633268714" calcext:value-type="float">
            <text:p>0.0824461633</text:p>
          </table:table-cell>
          <table:table-cell table:formula="of:=([.A674]-([.B674]+[.F674])/2)^2" office:value-type="float" office:value="0.322678812386497" calcext:value-type="float">
            <text:p>0.3226788124</text:p>
          </table:table-cell>
          <table:table-cell table:formula="of:=([.I674]-[.J674])^2" office:value-type="float" office:value="2.64696951985817" calcext:value-type="float">
            <text:p>2.6469695199</text:p>
          </table:table-cell>
          <table:table-cell table:formula="of:=[.M674]-[.N674]" office:value-type="float" office:value="1.94314001999099" calcext:value-type="float">
            <text:p>1.94314002</text:p>
          </table:table-cell>
          <table:table-cell table:formula="of:=[.M674]-[.P674]" office:value-type="float" office:value="-0.621383336540314" calcext:value-type="float">
            <text:p>-0.6213833365</text:p>
          </table:table-cell>
          <table:table-cell table:formula="of:=([.A674]-100.04)^2" office:value-type="float" office:value="155.0025" calcext:value-type="float">
            <text:p>155.0025</text:p>
          </table:table-cell>
          <table:table-cell/>
          <table:table-cell table:formula="of:=[.Q674]+[.U673]" office:value-type="float" office:value="2825.60523499361" calcext:value-type="float">
            <text:p>2825.6052349936</text:p>
          </table:table-cell>
        </table:table-row>
        <table:table-row table:style-name="ro1">
          <table:table-cell office:value-type="float" office:value="112.67" calcext:value-type="float">
            <text:p>112.67</text:p>
          </table:table-cell>
          <table:table-cell office:value-type="float" office:value="112.509078979492" calcext:value-type="float">
            <text:p>112.5090789795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3.76106262207" calcext:value-type="float">
            <text:p>113.7610626221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0.330635070801" calcext:value-type="float">
            <text:p>110.3306350708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0.45556640625" calcext:value-type="float">
            <text:p>110.4555664063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2.937629699707" calcext:value-type="float">
            <text:p>112.9376296997</text:p>
          </table:table-cell>
          <table:table-cell office:value-type="float" office:value="112.509078979492" calcext:value-type="float">
            <text:p>112.5090789795</text:p>
          </table:table-cell>
          <table:table-cell/>
          <table:table-cell table:formula="of:=([.A675]-[.B675])^2" office:value-type="float" office:value="0.0258955748412764" calcext:value-type="float">
            <text:p>0.0258955748</text:p>
          </table:table-cell>
          <table:table-cell table:formula="of:=([.E675]-[.F675])^2" office:value-type="float" office:value="5.47262827196727" calcext:value-type="float">
            <text:p>5.472628272</text:p>
          </table:table-cell>
          <table:table-cell table:formula="of:=([.A675]-([.B675]+[.F675])/2)^2" office:value-type="float" office:value="1.5628574575756" calcext:value-type="float">
            <text:p>1.5628574576</text:p>
          </table:table-cell>
          <table:table-cell table:formula="of:=([.I675]-[.J675])^2" office:value-type="float" office:value="0.0716256561652748" calcext:value-type="float">
            <text:p>0.0716256562</text:p>
          </table:table-cell>
          <table:table-cell table:formula="of:=[.M675]-[.N675]" office:value-type="float" office:value="-5.446732697126" calcext:value-type="float">
            <text:p>-5.4467326971</text:p>
          </table:table-cell>
          <table:table-cell table:formula="of:=[.M675]-[.P675]" office:value-type="float" office:value="-0.0457300813239984" calcext:value-type="float">
            <text:p>-0.0457300813</text:p>
          </table:table-cell>
          <table:table-cell table:formula="of:=([.A675]-100.04)^2" office:value-type="float" office:value="159.5169" calcext:value-type="float">
            <text:p>159.5169</text:p>
          </table:table-cell>
          <table:table-cell/>
          <table:table-cell table:formula="of:=[.Q675]+[.U674]" office:value-type="float" office:value="2820.15850229648" calcext:value-type="float">
            <text:p>2820.1585022965</text:p>
          </table:table-cell>
        </table:table-row>
        <table:table-row table:style-name="ro1">
          <table:table-cell office:value-type="float" office:value="112.76" calcext:value-type="float">
            <text:p>112.76</text:p>
          </table:table-cell>
          <table:table-cell office:value-type="float" office:value="102.852882385254" calcext:value-type="float">
            <text:p>102.8528823853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1.812995910645" calcext:value-type="float">
            <text:p>101.8129959106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2.453552246094" calcext:value-type="float">
            <text:p>102.4535522461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1.81128692627" calcext:value-type="float">
            <text:p>101.8112869263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2.885231018066" calcext:value-type="float">
            <text:p>102.8852310181</text:p>
          </table:table-cell>
          <table:table-cell office:value-type="float" office:value="102.453552246094" calcext:value-type="float">
            <text:p>102.4535522461</text:p>
          </table:table-cell>
          <table:table-cell/>
          <table:table-cell table:formula="of:=([.A676]-[.B676])^2" office:value-type="float" office:value="98.1509794324124" calcext:value-type="float">
            <text:p>98.1509794324</text:p>
          </table:table-cell>
          <table:table-cell table:formula="of:=([.E676]-[.F676])^2" office:value-type="float" office:value="106.222865303999" calcext:value-type="float">
            <text:p>106.222865304</text:p>
          </table:table-cell>
          <table:table-cell table:formula="of:=([.A676]-([.B676]+[.F676])/2)^2" office:value-type="float" office:value="102.147056228195" calcext:value-type="float">
            <text:p>102.1470562282</text:p>
          </table:table-cell>
          <table:table-cell table:formula="of:=([.I676]-[.J676])^2" office:value-type="float" office:value="97.5110624465579" calcext:value-type="float">
            <text:p>97.5110624466</text:p>
          </table:table-cell>
          <table:table-cell table:formula="of:=[.M676]-[.N676]" office:value-type="float" office:value="-8.07188587158686" calcext:value-type="float">
            <text:p>-8.0718858716</text:p>
          </table:table-cell>
          <table:table-cell table:formula="of:=[.M676]-[.P676]" office:value-type="float" office:value="0.639916985854498" calcext:value-type="float">
            <text:p>0.6399169859</text:p>
          </table:table-cell>
          <table:table-cell table:formula="of:=([.A676]-100.04)^2" office:value-type="float" office:value="161.7984" calcext:value-type="float">
            <text:p>161.7984</text:p>
          </table:table-cell>
          <table:table-cell/>
          <table:table-cell table:formula="of:=[.Q676]+[.U675]" office:value-type="float" office:value="2812.0866164249" calcext:value-type="float">
            <text:p>2812.0866164249</text:p>
          </table:table-cell>
        </table:table-row>
        <table:table-row table:style-name="ro1">
          <table:table-cell office:value-type="float" office:value="112.78" calcext:value-type="float">
            <text:p>112.78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7.073593139648" calcext:value-type="float">
            <text:p>117.0735931396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4.88353729248" calcext:value-type="float">
            <text:p>114.8835372925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1.273628234863" calcext:value-type="float">
            <text:p>111.2736282349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5.747512817383" calcext:value-type="float">
            <text:p>115.7475128174</text:p>
          </table:table-cell>
          <table:table-cell office:value-type="float" office:value="115.695381164551" calcext:value-type="float">
            <text:p>115.6953811646</text:p>
          </table:table-cell>
          <table:table-cell/>
          <table:table-cell table:formula="of:=([.A677]-[.B677])^2" office:value-type="float" office:value="8.49944733461746" calcext:value-type="float">
            <text:p>8.4994473346</text:p>
          </table:table-cell>
          <table:table-cell table:formula="of:=([.E677]-[.F677])^2" office:value-type="float" office:value="4.42486914085606" calcext:value-type="float">
            <text:p>4.4248691409</text:p>
          </table:table-cell>
          <table:table-cell table:formula="of:=([.A677]-([.B677]+[.F677])/2)^2" office:value-type="float" office:value="6.29738561958223" calcext:value-type="float">
            <text:p>6.2973856196</text:p>
          </table:table-cell>
          <table:table-cell table:formula="of:=([.I677]-[.J677])^2" office:value-type="float" office:value="8.80613232133127" calcext:value-type="float">
            <text:p>8.8061323213</text:p>
          </table:table-cell>
          <table:table-cell table:formula="of:=[.M677]-[.N677]" office:value-type="float" office:value="4.07457819376141" calcext:value-type="float">
            <text:p>4.0745781938</text:p>
          </table:table-cell>
          <table:table-cell table:formula="of:=[.M677]-[.P677]" office:value-type="float" office:value="-0.306684986713808" calcext:value-type="float">
            <text:p>-0.3066849867</text:p>
          </table:table-cell>
          <table:table-cell table:formula="of:=([.A677]-100.04)^2" office:value-type="float" office:value="162.3076" calcext:value-type="float">
            <text:p>162.3076</text:p>
          </table:table-cell>
          <table:table-cell/>
          <table:table-cell table:formula="of:=[.Q677]+[.U676]" office:value-type="float" office:value="2816.16119461866" calcext:value-type="float">
            <text:p>2816.1611946187</text:p>
          </table:table-cell>
        </table:table-row>
        <table:table-row table:style-name="ro1">
          <table:table-cell office:value-type="float" office:value="112.82" calcext:value-type="float">
            <text:p>112.82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4.237045288086" calcext:value-type="float">
            <text:p>104.2370452881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1.37979888916" calcext:value-type="float">
            <text:p>101.3797988892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3.38346862793" calcext:value-type="float">
            <text:p>103.3834686279</text:p>
          </table:table-cell>
          <table:table-cell office:value-type="float" office:value="103.001243591309" calcext:value-type="float">
            <text:p>103.0012435913</text:p>
          </table:table-cell>
          <table:table-cell/>
          <table:table-cell table:formula="of:=([.A678]-[.B678])^2" office:value-type="float" office:value="89.6195265927328" calcext:value-type="float">
            <text:p>89.6195265927</text:p>
          </table:table-cell>
          <table:table-cell table:formula="of:=([.E678]-[.F678])^2" office:value-type="float" office:value="96.4079774132184" calcext:value-type="float">
            <text:p>96.4079774132</text:p>
          </table:table-cell>
          <table:table-cell table:formula="of:=([.A678]-([.B678]+[.F678])/2)^2" office:value-type="float" office:value="92.982776464888" calcext:value-type="float">
            <text:p>92.9827764649</text:p>
          </table:table-cell>
          <table:table-cell table:formula="of:=([.I678]-[.J678])^2" office:value-type="float" office:value="89.0481243360671" calcext:value-type="float">
            <text:p>89.0481243361</text:p>
          </table:table-cell>
          <table:table-cell table:formula="of:=[.M678]-[.N678]" office:value-type="float" office:value="-6.78845082048559" calcext:value-type="float">
            <text:p>-6.7884508205</text:p>
          </table:table-cell>
          <table:table-cell table:formula="of:=[.M678]-[.P678]" office:value-type="float" office:value="0.571402256665749" calcext:value-type="float">
            <text:p>0.5714022567</text:p>
          </table:table-cell>
          <table:table-cell table:formula="of:=([.A678]-100.04)^2" office:value-type="float" office:value="163.3284" calcext:value-type="float">
            <text:p>163.3284</text:p>
          </table:table-cell>
          <table:table-cell/>
          <table:table-cell table:formula="of:=[.Q678]+[.U677]" office:value-type="float" office:value="2809.37274379817" calcext:value-type="float">
            <text:p>2809.3727437982</text:p>
          </table:table-cell>
        </table:table-row>
        <table:table-row table:style-name="ro1">
          <table:table-cell office:value-type="float" office:value="112.86" calcext:value-type="float">
            <text:p>112.86</text:p>
          </table:table-cell>
          <table:table-cell office:value-type="float" office:value="94.3393402099609" calcext:value-type="float">
            <text:p>94.33934021</text:p>
          </table:table-cell>
          <table:table-cell office:value-type="float" office:value="112.86" calcext:value-type="float">
            <text:p>112.86</text:p>
          </table:table-cell>
          <table:table-cell office:value-type="float" office:value="92.2601013183594" calcext:value-type="float">
            <text:p>92.2601013184</text:p>
          </table:table-cell>
          <table:table-cell office:value-type="float" office:value="112.86" calcext:value-type="float">
            <text:p>112.86</text:p>
          </table:table-cell>
          <table:table-cell office:value-type="float" office:value="94.0055313110352" calcext:value-type="float">
            <text:p>94.005531311</text:p>
          </table:table-cell>
          <table:table-cell office:value-type="float" office:value="112.86" calcext:value-type="float">
            <text:p>112.86</text:p>
          </table:table-cell>
          <table:table-cell office:value-type="float" office:value="93.2539978027344" calcext:value-type="float">
            <text:p>93.2539978027</text:p>
          </table:table-cell>
          <table:table-cell office:value-type="float" office:value="112.86" calcext:value-type="float">
            <text:p>112.86</text:p>
          </table:table-cell>
          <table:table-cell office:value-type="float" office:value="94.2170867919922" calcext:value-type="float">
            <text:p>94.217086792</text:p>
          </table:table-cell>
          <table:table-cell office:value-type="float" office:value="94.0055313110352" calcext:value-type="float">
            <text:p>94.005531311</text:p>
          </table:table-cell>
          <table:table-cell/>
          <table:table-cell table:formula="of:=([.A679]-[.B679])^2" office:value-type="float" office:value="343.01483905837" calcext:value-type="float">
            <text:p>343.0148390584</text:p>
          </table:table-cell>
          <table:table-cell table:formula="of:=([.E679]-[.F679])^2" office:value-type="float" office:value="355.490989543156" calcext:value-type="float">
            <text:p>355.4909895432</text:p>
          </table:table-cell>
          <table:table-cell table:formula="of:=([.A679]-([.B679]+[.F679])/2)^2" office:value-type="float" office:value="349.225057205512" calcext:value-type="float">
            <text:p>349.2250572055</text:p>
          </table:table-cell>
          <table:table-cell table:formula="of:=([.I679]-[.J679])^2" office:value-type="float" office:value="347.558212881312" calcext:value-type="float">
            <text:p>347.5582128813</text:p>
          </table:table-cell>
          <table:table-cell table:formula="of:=[.M679]-[.N679]" office:value-type="float" office:value="-12.4761504847859" calcext:value-type="float">
            <text:p>-12.4761504848</text:p>
          </table:table-cell>
          <table:table-cell table:formula="of:=[.M679]-[.P679]" office:value-type="float" office:value="-4.54337382294233" calcext:value-type="float">
            <text:p>-4.5433738229</text:p>
          </table:table-cell>
          <table:table-cell table:formula="of:=([.A679]-100.04)^2" office:value-type="float" office:value="164.3524" calcext:value-type="float">
            <text:p>164.3524</text:p>
          </table:table-cell>
          <table:table-cell/>
          <table:table-cell table:formula="of:=[.Q679]+[.U678]" office:value-type="float" office:value="2796.89659331339" calcext:value-type="float">
            <text:p>2796.8965933134</text:p>
          </table:table-cell>
        </table:table-row>
        <table:table-row table:style-name="ro1">
          <table:table-cell office:value-type="float" office:value="112.94" calcext:value-type="float">
            <text:p>112.94</text:p>
          </table:table-cell>
          <table:table-cell office:value-type="float" office:value="115.387336730957" calcext:value-type="float">
            <text:p>115.387336731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2.773277282715" calcext:value-type="float">
            <text:p>112.7732772827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4.278663635254" calcext:value-type="float">
            <text:p>114.2786636353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2.884567260742" calcext:value-type="float">
            <text:p>112.8845672607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5.605323791504" calcext:value-type="float">
            <text:p>115.6053237915</text:p>
          </table:table-cell>
          <table:table-cell office:value-type="float" office:value="115.387336730957" calcext:value-type="float">
            <text:p>115.387336731</text:p>
          </table:table-cell>
          <table:table-cell/>
          <table:table-cell table:formula="of:=([.A680]-[.B680])^2" office:value-type="float" office:value="5.98945707469146" calcext:value-type="float">
            <text:p>5.9894570747</text:p>
          </table:table-cell>
          <table:table-cell table:formula="of:=([.E680]-[.F680])^2" office:value-type="float" office:value="1.79202032835121" calcext:value-type="float">
            <text:p>1.7920203284</text:p>
          </table:table-cell>
          <table:table-cell table:formula="of:=([.A680]-([.B680]+[.F680])/2)^2" office:value-type="float" office:value="3.58344969323735" calcext:value-type="float">
            <text:p>3.5834496932</text:p>
          </table:table-cell>
          <table:table-cell table:formula="of:=([.I680]-[.J680])^2" office:value-type="float" office:value="7.10395091355677" calcext:value-type="float">
            <text:p>7.1039509136</text:p>
          </table:table-cell>
          <table:table-cell table:formula="of:=[.M680]-[.N680]" office:value-type="float" office:value="4.19743674634025" calcext:value-type="float">
            <text:p>4.1974367463</text:p>
          </table:table-cell>
          <table:table-cell table:formula="of:=[.M680]-[.P680]" office:value-type="float" office:value="-1.11449383886531" calcext:value-type="float">
            <text:p>-1.1144938389</text:p>
          </table:table-cell>
          <table:table-cell table:formula="of:=([.A680]-100.04)^2" office:value-type="float" office:value="166.41" calcext:value-type="float">
            <text:p>166.41</text:p>
          </table:table-cell>
          <table:table-cell/>
          <table:table-cell table:formula="of:=[.Q680]+[.U679]" office:value-type="float" office:value="2801.09403005973" calcext:value-type="float">
            <text:p>2801.0940300597</text:p>
          </table:table-cell>
        </table:table-row>
        <table:table-row table:style-name="ro1">
          <table:table-cell office:value-type="float" office:value="113.01" calcext:value-type="float">
            <text:p>113.01</text:p>
          </table:table-cell>
          <table:table-cell office:value-type="float" office:value="112.29630279541" calcext:value-type="float">
            <text:p>112.2963027954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2.742004394531" calcext:value-type="float">
            <text:p>112.7420043945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0.089263916016" calcext:value-type="float">
            <text:p>110.089263916</text:p>
          </table:table-cell>
          <table:table-cell office:value-type="float" office:value="113.01" calcext:value-type="float">
            <text:p>113.01</text:p>
          </table:table-cell>
          <table:table-cell office:value-type="float" office:value="106.508567810059" calcext:value-type="float">
            <text:p>106.5085678101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2.657264709473" calcext:value-type="float">
            <text:p>112.6572647095</text:p>
          </table:table-cell>
          <table:table-cell office:value-type="float" office:value="112.29630279541" calcext:value-type="float">
            <text:p>112.2963027954</text:p>
          </table:table-cell>
          <table:table-cell/>
          <table:table-cell table:formula="of:=([.A681]-[.B681])^2" office:value-type="float" office:value="0.509363699839365" calcext:value-type="float">
            <text:p>0.5093636998</text:p>
          </table:table-cell>
          <table:table-cell table:formula="of:=([.E681]-[.F681])^2" office:value-type="float" office:value="8.53069927228841" calcext:value-type="float">
            <text:p>8.5306992723</text:p>
          </table:table-cell>
          <table:table-cell table:formula="of:=([.A681]-([.B681]+[.F681])/2)^2" office:value-type="float" office:value="3.30227633227412" calcext:value-type="float">
            <text:p>3.3022763323</text:p>
          </table:table-cell>
          <table:table-cell table:formula="of:=([.I681]-[.J681])^2" office:value-type="float" office:value="0.124422185183413" calcext:value-type="float">
            <text:p>0.1244221852</text:p>
          </table:table-cell>
          <table:table-cell table:formula="of:=[.M681]-[.N681]" office:value-type="float" office:value="-8.02133557244905" calcext:value-type="float">
            <text:p>-8.0213355724</text:p>
          </table:table-cell>
          <table:table-cell table:formula="of:=[.M681]-[.P681]" office:value-type="float" office:value="0.384941514655951" calcext:value-type="float">
            <text:p>0.3849415147</text:p>
          </table:table-cell>
          <table:table-cell table:formula="of:=([.A681]-100.04)^2" office:value-type="float" office:value="168.2209" calcext:value-type="float">
            <text:p>168.2209</text:p>
          </table:table-cell>
          <table:table-cell/>
          <table:table-cell table:formula="of:=[.Q681]+[.U680]" office:value-type="float" office:value="2793.07269448728" calcext:value-type="float">
            <text:p>2793.0726944873</text:p>
          </table:table-cell>
        </table:table-row>
        <table:table-row table:style-name="ro1">
          <table:table-cell office:value-type="float" office:value="113.24" calcext:value-type="float">
            <text:p>113.24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3.24" calcext:value-type="float">
            <text:p>113.24</text:p>
          </table:table-cell>
          <table:table-cell office:value-type="float" office:value="109.027404785156" calcext:value-type="float">
            <text:p>109.0274047852</text:p>
          </table:table-cell>
          <table:table-cell office:value-type="float" office:value="113.24" calcext:value-type="float">
            <text:p>113.24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3.24" calcext:value-type="float">
            <text:p>113.24</text:p>
          </table:table-cell>
          <table:table-cell office:value-type="float" office:value="110.439270019531" calcext:value-type="float">
            <text:p>110.4392700195</text:p>
          </table:table-cell>
          <table:table-cell office:value-type="float" office:value="113.24" calcext:value-type="float">
            <text:p>113.24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682]-[.B682])^2" office:value-type="float" office:value="2.35233289523272" calcext:value-type="float">
            <text:p>2.3523328952</text:p>
          </table:table-cell>
          <table:table-cell table:formula="of:=([.E682]-[.F682])^2" office:value-type="float" office:value="6.71868770108081" calcext:value-type="float">
            <text:p>6.7186877011</text:p>
          </table:table-cell>
          <table:table-cell table:formula="of:=([.A682]-([.B682]+[.F682])/2)^2" office:value-type="float" office:value="4.25550451029372" calcext:value-type="float">
            <text:p>4.2555045103</text:p>
          </table:table-cell>
          <table:table-cell table:formula="of:=([.I682]-[.J682])^2" office:value-type="float" office:value="2.44551545290731" calcext:value-type="float">
            <text:p>2.4455154529</text:p>
          </table:table-cell>
          <table:table-cell table:formula="of:=[.M682]-[.N682]" office:value-type="float" office:value="-4.36635480584808" calcext:value-type="float">
            <text:p>-4.3663548058</text:p>
          </table:table-cell>
          <table:table-cell table:formula="of:=[.M682]-[.P682]" office:value-type="float" office:value="-0.0931825576745902" calcext:value-type="float">
            <text:p>-0.0931825577</text:p>
          </table:table-cell>
          <table:table-cell table:formula="of:=([.A682]-100.04)^2" office:value-type="float" office:value="174.24" calcext:value-type="float">
            <text:p>174.24</text:p>
          </table:table-cell>
          <table:table-cell/>
          <table:table-cell table:formula="of:=[.Q682]+[.U681]" office:value-type="float" office:value="2788.70633968143" calcext:value-type="float">
            <text:p>2788.7063396814</text:p>
          </table:table-cell>
        </table:table-row>
        <table:table-row table:style-name="ro1">
          <table:table-cell office:value-type="float" office:value="113.28" calcext:value-type="float">
            <text:p>113.28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4.607391357422" calcext:value-type="float">
            <text:p>104.6073913574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2.711364746094" calcext:value-type="float">
            <text:p>102.7113647461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3.130317687988" calcext:value-type="float">
            <text:p>103.130317688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3.898002624512" calcext:value-type="float">
            <text:p>103.8980026245</text:p>
          </table:table-cell>
          <table:table-cell office:value-type="float" office:value="102.711364746094" calcext:value-type="float">
            <text:p>102.7113647461</text:p>
          </table:table-cell>
          <table:table-cell/>
          <table:table-cell table:formula="of:=([.A683]-[.B683])^2" office:value-type="float" office:value="89.7088370569648" calcext:value-type="float">
            <text:p>89.708837057</text:p>
          </table:table-cell>
          <table:table-cell table:formula="of:=([.E683]-[.F683])^2" office:value-type="float" office:value="111.69605113011" calcext:value-type="float">
            <text:p>111.6960511301</text:p>
          </table:table-cell>
          <table:table-cell table:formula="of:=([.A683]-([.B683]+[.F683])/2)^2" office:value-type="float" office:value="100.401503890974" calcext:value-type="float">
            <text:p>100.401503891</text:p>
          </table:table-cell>
          <table:table-cell table:formula="of:=([.I683]-[.J683])^2" office:value-type="float" office:value="88.021874753669" calcext:value-type="float">
            <text:p>88.0218747537</text:p>
          </table:table-cell>
          <table:table-cell table:formula="of:=[.M683]-[.N683]" office:value-type="float" office:value="-21.9872140731453" calcext:value-type="float">
            <text:p>-21.9872140731</text:p>
          </table:table-cell>
          <table:table-cell table:formula="of:=[.M683]-[.P683]" office:value-type="float" office:value="1.68696230329573" calcext:value-type="float">
            <text:p>1.6869623033</text:p>
          </table:table-cell>
          <table:table-cell table:formula="of:=([.A683]-100.04)^2" office:value-type="float" office:value="175.2976" calcext:value-type="float">
            <text:p>175.2976</text:p>
          </table:table-cell>
          <table:table-cell/>
          <table:table-cell table:formula="of:=[.Q683]+[.U682]" office:value-type="float" office:value="2766.71912560828" calcext:value-type="float">
            <text:p>2766.7191256083</text:p>
          </table:table-cell>
        </table:table-row>
        <table:table-row table:style-name="ro1">
          <table:table-cell office:value-type="float" office:value="113.36" calcext:value-type="float">
            <text:p>113.36</text:p>
          </table:table-cell>
          <table:table-cell office:value-type="float" office:value="111.903602600098" calcext:value-type="float">
            <text:p>111.9036026001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2.759033203125" calcext:value-type="float">
            <text:p>112.7590332031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0.013290405273" calcext:value-type="float">
            <text:p>110.0132904053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0.374214172363" calcext:value-type="float">
            <text:p>110.3742141724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1.903602600098" calcext:value-type="float">
            <text:p>111.9036026001</text:p>
          </table:table-cell>
          <table:table-cell/>
          <table:table-cell table:formula="of:=([.A684]-[.B684])^2" office:value-type="float" office:value="2.12109338644235" calcext:value-type="float">
            <text:p>2.1210933864</text:p>
          </table:table-cell>
          <table:table-cell table:formula="of:=([.E684]-[.F684])^2" office:value-type="float" office:value="11.2004651114349" calcext:value-type="float">
            <text:p>11.2004651114</text:p>
          </table:table-cell>
          <table:table-cell table:formula="of:=([.A684]-([.B684]+[.F684])/2)^2" office:value-type="float" office:value="5.76745920046335" calcext:value-type="float">
            <text:p>5.7674592005</text:p>
          </table:table-cell>
          <table:table-cell table:formula="of:=([.I684]-[.J684])^2" office:value-type="float" office:value="1.61756354684982" calcext:value-type="float">
            <text:p>1.6175635468</text:p>
          </table:table-cell>
          <table:table-cell table:formula="of:=[.M684]-[.N684]" office:value-type="float" office:value="-9.07937172499258" calcext:value-type="float">
            <text:p>-9.079371725</text:p>
          </table:table-cell>
          <table:table-cell table:formula="of:=[.M684]-[.P684]" office:value-type="float" office:value="0.503529839592525" calcext:value-type="float">
            <text:p>0.5035298396</text:p>
          </table:table-cell>
          <table:table-cell table:formula="of:=([.A684]-100.04)^2" office:value-type="float" office:value="177.4224" calcext:value-type="float">
            <text:p>177.4224</text:p>
          </table:table-cell>
          <table:table-cell/>
          <table:table-cell table:formula="of:=[.Q684]+[.U683]" office:value-type="float" office:value="2757.63975388329" calcext:value-type="float">
            <text:p>2757.6397538833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13.4" calcext:value-type="float">
            <text:p>113.4</text:p>
          </table:table-cell>
          <table:table-cell office:value-type="float" office:value="109.116752624512" calcext:value-type="float">
            <text:p>109.1167526245</text:p>
          </table:table-cell>
          <table:table-cell office:value-type="float" office:value="113.4" calcext:value-type="float">
            <text:p>113.4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13.4" calcext:value-type="float">
            <text:p>113.4</text:p>
          </table:table-cell>
          <table:table-cell office:value-type="float" office:value="108.890075683594" calcext:value-type="float">
            <text:p>108.8900756836</text:p>
          </table:table-cell>
          <table:table-cell office:value-type="float" office:value="113.4" calcext:value-type="float">
            <text:p>113.4</text:p>
          </table:table-cell>
          <table:table-cell office:value-type="float" office:value="111.649528503418" calcext:value-type="float">
            <text:p>111.6495285034</text:p>
          </table:table-cell>
          <table:table-cell office:value-type="float" office:value="111.340423583984" calcext:value-type="float">
            <text:p>111.340423584</text:p>
          </table:table-cell>
          <table:table-cell/>
          <table:table-cell table:formula="of:=([.A685]-[.B685])^2" office:value-type="float" office:value="4.24185501340779" calcext:value-type="float">
            <text:p>4.2418550134</text:p>
          </table:table-cell>
          <table:table-cell table:formula="of:=([.E685]-[.F685])^2" office:value-type="float" office:value="10.4429685779754" calcext:value-type="float">
            <text:p>10.442968578</text:p>
          </table:table-cell>
          <table:table-cell table:formula="of:=([.A685]-([.B685]+[.F685])/2)^2" office:value-type="float" office:value="6.99902645405618" calcext:value-type="float">
            <text:p>6.9990264541</text:p>
          </table:table-cell>
          <table:table-cell table:formula="of:=([.I685]-[.J685])^2" office:value-type="float" office:value="3.06415046034616" calcext:value-type="float">
            <text:p>3.0641504603</text:p>
          </table:table-cell>
          <table:table-cell table:formula="of:=[.M685]-[.N685]" office:value-type="float" office:value="-6.20111356456765" calcext:value-type="float">
            <text:p>-6.2011135646</text:p>
          </table:table-cell>
          <table:table-cell table:formula="of:=[.M685]-[.P685]" office:value-type="float" office:value="1.17770455306163" calcext:value-type="float">
            <text:p>1.1777045531</text:p>
          </table:table-cell>
          <table:table-cell table:formula="of:=([.A685]-100.04)^2" office:value-type="float" office:value="178.4896" calcext:value-type="float">
            <text:p>178.4896</text:p>
          </table:table-cell>
          <table:table-cell/>
          <table:table-cell table:formula="of:=[.Q685]+[.U684]" office:value-type="float" office:value="2751.43864031872" calcext:value-type="float">
            <text:p>2751.4386403187</text:p>
          </table:table-cell>
        </table:table-row>
        <table:table-row table:style-name="ro1">
          <table:table-cell office:value-type="float" office:value="113.43" calcext:value-type="float">
            <text:p>113.43</text:p>
          </table:table-cell>
          <table:table-cell office:value-type="float" office:value="115.536155700684" calcext:value-type="float">
            <text:p>115.5361557007</text:p>
          </table:table-cell>
          <table:table-cell office:value-type="float" office:value="113.43" calcext:value-type="float">
            <text:p>113.43</text:p>
          </table:table-cell>
          <table:table-cell office:value-type="float" office:value="109.343696594238" calcext:value-type="float">
            <text:p>109.3436965942</text:p>
          </table:table-cell>
          <table:table-cell office:value-type="float" office:value="113.43" calcext:value-type="float">
            <text:p>113.43</text:p>
          </table:table-cell>
          <table:table-cell office:value-type="float" office:value="110.399230957031" calcext:value-type="float">
            <text:p>110.399230957</text:p>
          </table:table-cell>
          <table:table-cell office:value-type="float" office:value="113.43" calcext:value-type="float">
            <text:p>113.43</text:p>
          </table:table-cell>
          <table:table-cell office:value-type="float" office:value="107.932746887207" calcext:value-type="float">
            <text:p>107.9327468872</text:p>
          </table:table-cell>
          <table:table-cell office:value-type="float" office:value="113.43" calcext:value-type="float">
            <text:p>113.43</text:p>
          </table:table-cell>
          <table:table-cell office:value-type="float" office:value="115.924766540527" calcext:value-type="float">
            <text:p>115.9247665405</text:p>
          </table:table-cell>
          <table:table-cell office:value-type="float" office:value="115.536155700684" calcext:value-type="float">
            <text:p>115.5361557007</text:p>
          </table:table-cell>
          <table:table-cell/>
          <table:table-cell table:formula="of:=([.A686]-[.B686])^2" office:value-type="float" office:value="4.43589183552197" calcext:value-type="float">
            <text:p>4.4358918355</text:p>
          </table:table-cell>
          <table:table-cell table:formula="of:=([.E686]-[.F686])^2" office:value-type="float" office:value="9.18556099181775" calcext:value-type="float">
            <text:p>9.1855609918</text:p>
          </table:table-cell>
          <table:table-cell table:formula="of:=([.A686]-([.B686]+[.F686])/2)^2" office:value-type="float" office:value="0.213727458182938" calcext:value-type="float">
            <text:p>0.2137274582</text:p>
          </table:table-cell>
          <table:table-cell table:formula="of:=([.I686]-[.J686])^2" office:value-type="float" office:value="6.22386009173474" calcext:value-type="float">
            <text:p>6.2238600917</text:p>
          </table:table-cell>
          <table:table-cell table:formula="of:=[.M686]-[.N686]" office:value-type="float" office:value="-4.74966915629578" calcext:value-type="float">
            <text:p>-4.7496691563</text:p>
          </table:table-cell>
          <table:table-cell table:formula="of:=[.M686]-[.P686]" office:value-type="float" office:value="-1.78796825621277" calcext:value-type="float">
            <text:p>-1.7879682562</text:p>
          </table:table-cell>
          <table:table-cell table:formula="of:=([.A686]-100.04)^2" office:value-type="float" office:value="179.2921" calcext:value-type="float">
            <text:p>179.2921</text:p>
          </table:table-cell>
          <table:table-cell/>
          <table:table-cell table:formula="of:=[.Q686]+[.U685]" office:value-type="float" office:value="2746.68897116243" calcext:value-type="float">
            <text:p>2746.6889711624</text:p>
          </table:table-cell>
        </table:table-row>
        <table:table-row table:style-name="ro1">
          <table:table-cell office:value-type="float" office:value="113.67" calcext:value-type="float">
            <text:p>113.67</text:p>
          </table:table-cell>
          <table:table-cell office:value-type="float" office:value="111.991470336914" calcext:value-type="float">
            <text:p>111.9914703369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8.481750488281" calcext:value-type="float">
            <text:p>108.4817504883</text:p>
          </table:table-cell>
          <table:table-cell office:value-type="float" office:value="113.67" calcext:value-type="float">
            <text:p>113.67</text:p>
          </table:table-cell>
          <table:table-cell office:value-type="float" office:value="110.608772277832" calcext:value-type="float">
            <text:p>110.6087722778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8.170936584473" calcext:value-type="float">
            <text:p>108.1709365845</text:p>
          </table:table-cell>
          <table:table-cell office:value-type="float" office:value="113.67" calcext:value-type="float">
            <text:p>113.67</text:p>
          </table:table-cell>
          <table:table-cell office:value-type="float" office:value="112.28742980957" calcext:value-type="float">
            <text:p>112.2874298096</text:p>
          </table:table-cell>
          <table:table-cell office:value-type="float" office:value="111.991470336914" calcext:value-type="float">
            <text:p>111.9914703369</text:p>
          </table:table-cell>
          <table:table-cell/>
          <table:table-cell table:formula="of:=([.A687]-[.B687])^2" office:value-type="float" office:value="2.8174618298594" calcext:value-type="float">
            <text:p>2.8174618299</text:p>
          </table:table-cell>
          <table:table-cell table:formula="of:=([.E687]-[.F687])^2" office:value-type="float" office:value="9.3711151669697" calcext:value-type="float">
            <text:p>9.371115167</text:p>
          </table:table-cell>
          <table:table-cell table:formula="of:=([.A687]-([.B687]+[.F687])/2)^2" office:value-type="float" office:value="5.61632501776724" calcext:value-type="float">
            <text:p>5.6163250178</text:p>
          </table:table-cell>
          <table:table-cell table:formula="of:=([.I687]-[.J687])^2" office:value-type="float" office:value="1.91150033146479" calcext:value-type="float">
            <text:p>1.9115003315</text:p>
          </table:table-cell>
          <table:table-cell table:formula="of:=[.M687]-[.N687]" office:value-type="float" office:value="-6.55365333711031" calcext:value-type="float">
            <text:p>-6.5536533371</text:p>
          </table:table-cell>
          <table:table-cell table:formula="of:=[.M687]-[.P687]" office:value-type="float" office:value="0.905961498394609" calcext:value-type="float">
            <text:p>0.9059614984</text:p>
          </table:table-cell>
          <table:table-cell table:formula="of:=([.A687]-100.04)^2" office:value-type="float" office:value="185.7769" calcext:value-type="float">
            <text:p>185.7769</text:p>
          </table:table-cell>
          <table:table-cell/>
          <table:table-cell table:formula="of:=[.Q687]+[.U686]" office:value-type="float" office:value="2740.13531782532" calcext:value-type="float">
            <text:p>2740.1353178253</text:p>
          </table:table-cell>
        </table:table-row>
        <table:table-row table:style-name="ro1">
          <table:table-cell office:value-type="float" office:value="113.74" calcext:value-type="float">
            <text:p>113.74</text:p>
          </table:table-cell>
          <table:table-cell office:value-type="float" office:value="106.014137268066" calcext:value-type="float">
            <text:p>106.0141372681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3.146842956543" calcext:value-type="float">
            <text:p>103.1468429565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2.661506652832" calcext:value-type="float">
            <text:p>102.6615066528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4.834243774414" calcext:value-type="float">
            <text:p>104.8342437744</text:p>
          </table:table-cell>
          <table:table-cell office:value-type="float" office:value="102.95036315918" calcext:value-type="float">
            <text:p>102.9503631592</text:p>
          </table:table-cell>
          <table:table-cell/>
          <table:table-cell table:formula="of:=([.A688]-[.B688])^2" office:value-type="float" office:value="59.6889549526803" calcext:value-type="float">
            <text:p>59.6889549527</text:p>
          </table:table-cell>
          <table:table-cell table:formula="of:=([.E688]-[.F688])^2" office:value-type="float" office:value="116.416263156787" calcext:value-type="float">
            <text:p>116.4162631568</text:p>
          </table:table-cell>
          <table:table-cell table:formula="of:=([.A688]-([.B688]+[.F688])/2)^2" office:value-type="float" office:value="85.7059311071624" calcext:value-type="float">
            <text:p>85.7059311072</text:p>
          </table:table-cell>
          <table:table-cell table:formula="of:=([.I688]-[.J688])^2" office:value-type="float" office:value="79.3124939495626" calcext:value-type="float">
            <text:p>79.3124939496</text:p>
          </table:table-cell>
          <table:table-cell table:formula="of:=[.M688]-[.N688]" office:value-type="float" office:value="-56.7273082041065" calcext:value-type="float">
            <text:p>-56.7273082041</text:p>
          </table:table-cell>
          <table:table-cell table:formula="of:=[.M688]-[.P688]" office:value-type="float" office:value="-19.6235389968823" calcext:value-type="float">
            <text:p>-19.6235389969</text:p>
          </table:table-cell>
          <table:table-cell table:formula="of:=([.A688]-100.04)^2" office:value-type="float" office:value="187.69" calcext:value-type="float">
            <text:p>187.69</text:p>
          </table:table-cell>
          <table:table-cell/>
          <table:table-cell table:formula="of:=[.Q688]+[.U687]" office:value-type="float" office:value="2683.40800962121" calcext:value-type="float">
            <text:p>2683.408009621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116.919258117676" calcext:value-type="float">
            <text:p>116.9192581177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2.090270996094" calcext:value-type="float">
            <text:p>112.090270996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6.018287658691" calcext:value-type="float">
            <text:p>116.0182876587</text:p>
          </table:table-cell>
          <table:table-cell office:value-type="float" office:value="113.75" calcext:value-type="float">
            <text:p>113.75</text:p>
          </table:table-cell>
          <table:table-cell office:value-type="float" office:value="107.576522827148" calcext:value-type="float">
            <text:p>107.576522827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7.817878723145" calcext:value-type="float">
            <text:p>117.8178787231</text:p>
          </table:table-cell>
          <table:table-cell office:value-type="float" office:value="116.919258117676" calcext:value-type="float">
            <text:p>116.9192581177</text:p>
          </table:table-cell>
          <table:table-cell/>
          <table:table-cell table:formula="of:=([.A689]-[.B689])^2" office:value-type="float" office:value="10.0441970164538" calcext:value-type="float">
            <text:p>10.0441970165</text:p>
          </table:table-cell>
          <table:table-cell table:formula="of:=([.E689]-[.F689])^2" office:value-type="float" office:value="5.14512890257174" calcext:value-type="float">
            <text:p>5.1451289026</text:p>
          </table:table-cell>
          <table:table-cell table:formula="of:=([.A689]-([.B689]+[.F689])/2)^2" office:value-type="float" office:value="7.39172601752216" calcext:value-type="float">
            <text:p>7.3917260175</text:p>
          </table:table-cell>
          <table:table-cell table:formula="of:=([.I689]-[.J689])^2" office:value-type="float" office:value="16.547637306212" calcext:value-type="float">
            <text:p>16.5476373062</text:p>
          </table:table-cell>
          <table:table-cell table:formula="of:=[.M689]-[.N689]" office:value-type="float" office:value="4.89906811388209" calcext:value-type="float">
            <text:p>4.8990681139</text:p>
          </table:table-cell>
          <table:table-cell table:formula="of:=[.M689]-[.P689]" office:value-type="float" office:value="-6.50344028975815" calcext:value-type="float">
            <text:p>-6.5034402898</text:p>
          </table:table-cell>
          <table:table-cell table:formula="of:=([.A689]-100.04)^2" office:value-type="float" office:value="187.9641" calcext:value-type="float">
            <text:p>187.9641</text:p>
          </table:table-cell>
          <table:table-cell/>
          <table:table-cell table:formula="of:=[.Q689]+[.U688]" office:value-type="float" office:value="2688.30707773509" calcext:value-type="float">
            <text:p>2688.3070777351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5.578666687012" calcext:value-type="float">
            <text:p>115.578666687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4.640823364258" calcext:value-type="float">
            <text:p>114.6408233643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4.872940063477" calcext:value-type="float">
            <text:p>114.8729400635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5.747512817383" calcext:value-type="float">
            <text:p>115.7475128174</text:p>
          </table:table-cell>
          <table:table-cell office:value-type="float" office:value="115.695381164551" calcext:value-type="float">
            <text:p>115.6953811646</text:p>
          </table:table-cell>
          <table:table-cell/>
          <table:table-cell table:formula="of:=([.A690]-[.B690])^2" office:value-type="float" office:value="3.78450787538895" calcext:value-type="float">
            <text:p>3.7845078754</text:p>
          </table:table-cell>
          <table:table-cell table:formula="of:=([.E690]-[.F690])^2" office:value-type="float" office:value="0.793566266307607" calcext:value-type="float">
            <text:p>0.7935662663</text:p>
          </table:table-cell>
          <table:table-cell table:formula="of:=([.A690]-([.B690]+[.F690])/2)^2" office:value-type="float" office:value="2.01101403230859" calcext:value-type="float">
            <text:p>2.0110140323</text:p>
          </table:table-cell>
          <table:table-cell table:formula="of:=([.I690]-[.J690])^2" office:value-type="float" office:value="3.99005745560862" calcext:value-type="float">
            <text:p>3.9900574556</text:p>
          </table:table-cell>
          <table:table-cell table:formula="of:=[.M690]-[.N690]" office:value-type="float" office:value="2.99094160908135" calcext:value-type="float">
            <text:p>2.9909416091</text:p>
          </table:table-cell>
          <table:table-cell table:formula="of:=[.M690]-[.P690]" office:value-type="float" office:value="-0.205549580219667" calcext:value-type="float">
            <text:p>-0.2055495802</text:p>
          </table:table-cell>
          <table:table-cell table:formula="of:=([.A690]-100.04)^2" office:value-type="float" office:value="187.9641" calcext:value-type="float">
            <text:p>187.9641</text:p>
          </table:table-cell>
          <table:table-cell/>
          <table:table-cell table:formula="of:=[.Q690]+[.U689]" office:value-type="float" office:value="2691.29801934418" calcext:value-type="float">
            <text:p>2691.2980193442</text:p>
          </table:table-cell>
        </table:table-row>
        <table:table-row table:style-name="ro1">
          <table:table-cell office:value-type="float" office:value="113.93" calcext:value-type="float">
            <text:p>113.9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3.93" calcext:value-type="float">
            <text:p>113.93</text:p>
          </table:table-cell>
          <table:table-cell office:value-type="float" office:value="109.614410400391" calcext:value-type="float">
            <text:p>109.6144104004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1.502868652344" calcext:value-type="float">
            <text:p>111.5028686523</text:p>
          </table:table-cell>
          <table:table-cell office:value-type="float" office:value="113.93" calcext:value-type="float">
            <text:p>113.93</text:p>
          </table:table-cell>
          <table:table-cell office:value-type="float" office:value="109.267784118652" calcext:value-type="float">
            <text:p>109.2677841187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1.985610961914" calcext:value-type="float">
            <text:p>111.9856109619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691]-[.B691])^2" office:value-type="float" office:value="3.56682093380729" calcext:value-type="float">
            <text:p>3.5668209338</text:p>
          </table:table-cell>
          <table:table-cell table:formula="of:=([.E691]-[.F691])^2" office:value-type="float" office:value="5.89096657877568" calcext:value-type="float">
            <text:p>5.8909665788</text:p>
          </table:table-cell>
          <table:table-cell table:formula="of:=([.A691]-([.B691]+[.F691])/2)^2" office:value-type="float" office:value="4.65639053547767" calcext:value-type="float">
            <text:p>4.6563905355</text:p>
          </table:table-cell>
          <table:table-cell table:formula="of:=([.I691]-[.J691])^2" office:value-type="float" office:value="3.78064873142878" calcext:value-type="float">
            <text:p>3.7806487314</text:p>
          </table:table-cell>
          <table:table-cell table:formula="of:=[.M691]-[.N691]" office:value-type="float" office:value="-2.32414564496838" calcext:value-type="float">
            <text:p>-2.324145645</text:p>
          </table:table-cell>
          <table:table-cell table:formula="of:=[.M691]-[.P691]" office:value-type="float" office:value="-0.21382779762149" calcext:value-type="float">
            <text:p>-0.2138277976</text:p>
          </table:table-cell>
          <table:table-cell table:formula="of:=([.A691]-100.04)^2" office:value-type="float" office:value="192.9321" calcext:value-type="float">
            <text:p>192.9321</text:p>
          </table:table-cell>
          <table:table-cell/>
          <table:table-cell table:formula="of:=[.Q691]+[.U690]" office:value-type="float" office:value="2688.97387369921" calcext:value-type="float">
            <text:p>2688.9738736992</text:p>
          </table:table-cell>
        </table:table-row>
        <table:table-row table:style-name="ro1">
          <table:table-cell office:value-type="float" office:value="113.99" calcext:value-type="float">
            <text:p>113.99</text:p>
          </table:table-cell>
          <table:table-cell office:value-type="float" office:value="111.946022033691" calcext:value-type="float">
            <text:p>111.9460220337</text:p>
          </table:table-cell>
          <table:table-cell office:value-type="float" office:value="113.99" calcext:value-type="float">
            <text:p>113.99</text:p>
          </table:table-cell>
          <table:table-cell office:value-type="float" office:value="108.8505859375" calcext:value-type="float">
            <text:p>108.8505859375</text:p>
          </table:table-cell>
          <table:table-cell office:value-type="float" office:value="113.99" calcext:value-type="float">
            <text:p>113.99</text:p>
          </table:table-cell>
          <table:table-cell office:value-type="float" office:value="110.744941711426" calcext:value-type="float">
            <text:p>110.7449417114</text:p>
          </table:table-cell>
          <table:table-cell office:value-type="float" office:value="113.99" calcext:value-type="float">
            <text:p>113.99</text:p>
          </table:table-cell>
          <table:table-cell office:value-type="float" office:value="109.090217590332" calcext:value-type="float">
            <text:p>109.0902175903</text:p>
          </table:table-cell>
          <table:table-cell office:value-type="float" office:value="113.99" calcext:value-type="float">
            <text:p>113.99</text:p>
          </table:table-cell>
          <table:table-cell office:value-type="float" office:value="112.017501831055" calcext:value-type="float">
            <text:p>112.0175018311</text:p>
          </table:table-cell>
          <table:table-cell office:value-type="float" office:value="111.946022033691" calcext:value-type="float">
            <text:p>111.9460220337</text:p>
          </table:table-cell>
          <table:table-cell/>
          <table:table-cell table:formula="of:=([.A692]-[.B692])^2" office:value-type="float" office:value="4.17784592675499" calcext:value-type="float">
            <text:p>4.1778459268</text:p>
          </table:table-cell>
          <table:table-cell table:formula="of:=([.E692]-[.F692])^2" office:value-type="float" office:value="10.5304032962442" calcext:value-type="float">
            <text:p>10.5304032962</text:p>
          </table:table-cell>
          <table:table-cell table:formula="of:=([.A692]-([.B692]+[.F692])/2)^2" office:value-type="float" office:value="6.99347612636617" calcext:value-type="float">
            <text:p>6.9934761264</text:p>
          </table:table-cell>
          <table:table-cell table:formula="of:=([.I692]-[.J692])^2" office:value-type="float" office:value="3.89074902649259" calcext:value-type="float">
            <text:p>3.8907490265</text:p>
          </table:table-cell>
          <table:table-cell table:formula="of:=[.M692]-[.N692]" office:value-type="float" office:value="-6.35255736948921" calcext:value-type="float">
            <text:p>-6.3525573695</text:p>
          </table:table-cell>
          <table:table-cell table:formula="of:=[.M692]-[.P692]" office:value-type="float" office:value="0.287096900262404" calcext:value-type="float">
            <text:p>0.2870969003</text:p>
          </table:table-cell>
          <table:table-cell table:formula="of:=([.A692]-100.04)^2" office:value-type="float" office:value="194.6025" calcext:value-type="float">
            <text:p>194.6025</text:p>
          </table:table-cell>
          <table:table-cell/>
          <table:table-cell table:formula="of:=[.Q692]+[.U691]" office:value-type="float" office:value="2682.62131632972" calcext:value-type="float">
            <text:p>2682.6213163297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111.685852050781" calcext:value-type="float">
            <text:p>111.6858520508</text:p>
          </table:table-cell>
          <table:table-cell office:value-type="float" office:value="114.01" calcext:value-type="float">
            <text:p>114.01</text:p>
          </table:table-cell>
          <table:table-cell office:value-type="float" office:value="107.106460571289" calcext:value-type="float">
            <text:p>107.1064605713</text:p>
          </table:table-cell>
          <table:table-cell office:value-type="float" office:value="114.01" calcext:value-type="float">
            <text:p>114.01</text:p>
          </table:table-cell>
          <table:table-cell office:value-type="float" office:value="110.248435974121" calcext:value-type="float">
            <text:p>110.2484359741</text:p>
          </table:table-cell>
          <table:table-cell office:value-type="float" office:value="114.01" calcext:value-type="float">
            <text:p>114.01</text:p>
          </table:table-cell>
          <table:table-cell office:value-type="float" office:value="107.511909484863" calcext:value-type="float">
            <text:p>107.5119094849</text:p>
          </table:table-cell>
          <table:table-cell office:value-type="float" office:value="114.01" calcext:value-type="float">
            <text:p>114.01</text:p>
          </table:table-cell>
          <table:table-cell office:value-type="float" office:value="111.263259887695" calcext:value-type="float">
            <text:p>111.2632598877</text:p>
          </table:table-cell>
          <table:table-cell office:value-type="float" office:value="111.685852050781" calcext:value-type="float">
            <text:p>111.6858520508</text:p>
          </table:table-cell>
          <table:table-cell/>
          <table:table-cell table:formula="of:=([.A693]-[.B693])^2" office:value-type="float" office:value="5.40166368985775" calcext:value-type="float">
            <text:p>5.4016636899</text:p>
          </table:table-cell>
          <table:table-cell table:formula="of:=([.E693]-[.F693])^2" office:value-type="float" office:value="14.1493639207864" calcext:value-type="float">
            <text:p>14.1493639208</text:p>
          </table:table-cell>
          <table:table-cell table:formula="of:=([.A693]-([.B693]+[.F693])/2)^2" office:value-type="float" office:value="9.25897256096179" calcext:value-type="float">
            <text:p>9.258972561</text:p>
          </table:table-cell>
          <table:table-cell table:formula="of:=([.I693]-[.J693])^2" office:value-type="float" office:value="7.5445812445436" calcext:value-type="float">
            <text:p>7.5445812445</text:p>
          </table:table-cell>
          <table:table-cell table:formula="of:=[.M693]-[.N693]" office:value-type="float" office:value="-8.74770023092862" calcext:value-type="float">
            <text:p>-8.7477002309</text:p>
          </table:table-cell>
          <table:table-cell table:formula="of:=[.M693]-[.P693]" office:value-type="float" office:value="-2.14291755468585" calcext:value-type="float">
            <text:p>-2.1429175547</text:p>
          </table:table-cell>
          <table:table-cell table:formula="of:=([.A693]-100.04)^2" office:value-type="float" office:value="195.1609" calcext:value-type="float">
            <text:p>195.1609</text:p>
          </table:table-cell>
          <table:table-cell/>
          <table:table-cell table:formula="of:=[.Q693]+[.U692]" office:value-type="float" office:value="2673.87361609879" calcext:value-type="float">
            <text:p>2673.8736160988</text:p>
          </table:table-cell>
        </table:table-row>
        <table:table-row table:style-name="ro1">
          <table:table-cell office:value-type="float" office:value="114.16" calcext:value-type="float">
            <text:p>114.16</text:p>
          </table:table-cell>
          <table:table-cell office:value-type="float" office:value="97.320556640625" calcext:value-type="float">
            <text:p>97.3205566406</text:p>
          </table:table-cell>
          <table:table-cell office:value-type="float" office:value="114.16" calcext:value-type="float">
            <text:p>114.16</text:p>
          </table:table-cell>
          <table:table-cell office:value-type="float" office:value="100.452140808105" calcext:value-type="float">
            <text:p>100.4521408081</text:p>
          </table:table-cell>
          <table:table-cell office:value-type="float" office:value="114.16" calcext:value-type="float">
            <text:p>114.16</text:p>
          </table:table-cell>
          <table:table-cell office:value-type="float" office:value="99.3119354248047" calcext:value-type="float">
            <text:p>99.3119354248</text:p>
          </table:table-cell>
          <table:table-cell office:value-type="float" office:value="114.16" calcext:value-type="float">
            <text:p>114.16</text:p>
          </table:table-cell>
          <table:table-cell office:value-type="float" office:value="98.4903945922852" calcext:value-type="float">
            <text:p>98.4903945923</text:p>
          </table:table-cell>
          <table:table-cell office:value-type="float" office:value="114.16" calcext:value-type="float">
            <text:p>114.16</text:p>
          </table:table-cell>
          <table:table-cell office:value-type="float" office:value="97.0283050537109" calcext:value-type="float">
            <text:p>97.0283050537</text:p>
          </table:table-cell>
          <table:table-cell office:value-type="float" office:value="99.3119354248047" calcext:value-type="float">
            <text:p>99.3119354248</text:p>
          </table:table-cell>
          <table:table-cell/>
          <table:table-cell table:formula="of:=([.A694]-[.B694])^2" office:value-type="float" office:value="283.566852653599" calcext:value-type="float">
            <text:p>283.5668526536</text:p>
          </table:table-cell>
          <table:table-cell table:formula="of:=([.E694]-[.F694])^2" office:value-type="float" office:value="220.46502162917" calcext:value-type="float">
            <text:p>220.4650216292</text:p>
          </table:table-cell>
          <table:table-cell table:formula="of:=([.A694]-([.B694]+[.F694])/2)^2" office:value-type="float" office:value="251.024539775864" calcext:value-type="float">
            <text:p>251.0245397759</text:p>
          </table:table-cell>
          <table:table-cell table:formula="of:=([.I694]-[.J694])^2" office:value-type="float" office:value="293.494971732706" calcext:value-type="float">
            <text:p>293.4949717327</text:p>
          </table:table-cell>
          <table:table-cell table:formula="of:=[.M694]-[.N694]" office:value-type="float" office:value="63.1018310244288" calcext:value-type="float">
            <text:p>63.1018310244</text:p>
          </table:table-cell>
          <table:table-cell table:formula="of:=[.M694]-[.P694]" office:value-type="float" office:value="-9.92811907910738" calcext:value-type="float">
            <text:p>-9.9281190791</text:p>
          </table:table-cell>
          <table:table-cell table:formula="of:=([.A694]-100.04)^2" office:value-type="float" office:value="199.3744" calcext:value-type="float">
            <text:p>199.3744</text:p>
          </table:table-cell>
          <table:table-cell/>
          <table:table-cell table:formula="of:=[.Q694]+[.U693]" office:value-type="float" office:value="2736.97544712322" calcext:value-type="float">
            <text:p>2736.9754471232</text:p>
          </table:table-cell>
        </table:table-row>
        <table:table-row table:style-name="ro1">
          <table:table-cell office:value-type="float" office:value="114.29" calcext:value-type="float">
            <text:p>114.29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0.86442565918" calcext:value-type="float">
            <text:p>110.8644256592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14.29" calcext:value-type="float">
            <text:p>114.29</text:p>
          </table:table-cell>
          <table:table-cell office:value-type="float" office:value="108.705902099609" calcext:value-type="float">
            <text:p>108.7059020996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695]-[.B695])^2" office:value-type="float" office:value="6.67566944308433" calcext:value-type="float">
            <text:p>6.6756694431</text:p>
          </table:table-cell>
          <table:table-cell table:formula="of:=([.E695]-[.F695])^2" office:value-type="float" office:value="13.4985760390209" calcext:value-type="float">
            <text:p>13.498576039</text:p>
          </table:table-cell>
          <table:table-cell table:formula="of:=([.A695]-([.B695]+[.F695])/2)^2" office:value-type="float" office:value="9.78992923418904" calcext:value-type="float">
            <text:p>9.7899292342</text:p>
          </table:table-cell>
          <table:table-cell table:formula="of:=([.I695]-[.J695])^2" office:value-type="float" office:value="6.83202567629603" calcext:value-type="float">
            <text:p>6.8320256763</text:p>
          </table:table-cell>
          <table:table-cell table:formula="of:=[.M695]-[.N695]" office:value-type="float" office:value="-6.82290659593652" calcext:value-type="float">
            <text:p>-6.8229065959</text:p>
          </table:table-cell>
          <table:table-cell table:formula="of:=[.M695]-[.P695]" office:value-type="float" office:value="-0.1563562332117" calcext:value-type="float">
            <text:p>-0.1563562332</text:p>
          </table:table-cell>
          <table:table-cell table:formula="of:=([.A695]-100.04)^2" office:value-type="float" office:value="203.0625" calcext:value-type="float">
            <text:p>203.0625</text:p>
          </table:table-cell>
          <table:table-cell/>
          <table:table-cell table:formula="of:=[.Q695]+[.U694]" office:value-type="float" office:value="2730.15254052728" calcext:value-type="float">
            <text:p>2730.1525405273</text:p>
          </table:table-cell>
        </table:table-row>
        <table:table-row table:style-name="ro1">
          <table:table-cell office:value-type="float" office:value="114.33" calcext:value-type="float">
            <text:p>114.33</text:p>
          </table:table-cell>
          <table:table-cell office:value-type="float" office:value="112.106239318848" calcext:value-type="float">
            <text:p>112.1062393188</text:p>
          </table:table-cell>
          <table:table-cell office:value-type="float" office:value="114.33" calcext:value-type="float">
            <text:p>114.33</text:p>
          </table:table-cell>
          <table:table-cell office:value-type="float" office:value="111.549018859863" calcext:value-type="float">
            <text:p>111.5490188599</text:p>
          </table:table-cell>
          <table:table-cell office:value-type="float" office:value="114.33" calcext:value-type="float">
            <text:p>114.33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14.33" calcext:value-type="float">
            <text:p>114.33</text:p>
          </table:table-cell>
          <table:table-cell office:value-type="float" office:value="113.798362731934" calcext:value-type="float">
            <text:p>113.7983627319</text:p>
          </table:table-cell>
          <table:table-cell office:value-type="float" office:value="114.33" calcext:value-type="float">
            <text:p>114.33</text:p>
          </table:table-cell>
          <table:table-cell office:value-type="float" office:value="112.209892272949" calcext:value-type="float">
            <text:p>112.209892273</text:p>
          </table:table-cell>
          <table:table-cell office:value-type="float" office:value="112.106239318848" calcext:value-type="float">
            <text:p>112.1062393188</text:p>
          </table:table-cell>
          <table:table-cell/>
          <table:table-cell table:formula="of:=([.A696]-[.B696])^2" office:value-type="float" office:value="4.94511156703913" calcext:value-type="float">
            <text:p>4.945111567</text:p>
          </table:table-cell>
          <table:table-cell table:formula="of:=([.E696]-[.F696])^2" office:value-type="float" office:value="13.7940993056224" calcext:value-type="float">
            <text:p>13.7940993056</text:p>
          </table:table-cell>
          <table:table-cell table:formula="of:=([.A696]-([.B696]+[.F696])/2)^2" office:value-type="float" office:value="8.81437170394099" calcext:value-type="float">
            <text:p>8.8143717039</text:p>
          </table:table-cell>
          <table:table-cell table:formula="of:=([.I696]-[.J696])^2" office:value-type="float" office:value="4.49485677430042" calcext:value-type="float">
            <text:p>4.4948567743</text:p>
          </table:table-cell>
          <table:table-cell table:formula="of:=[.M696]-[.N696]" office:value-type="float" office:value="-8.84898773858323" calcext:value-type="float">
            <text:p>-8.8489877386</text:p>
          </table:table-cell>
          <table:table-cell table:formula="of:=[.M696]-[.P696]" office:value-type="float" office:value="0.450254792738706" calcext:value-type="float">
            <text:p>0.4502547927</text:p>
          </table:table-cell>
          <table:table-cell table:formula="of:=([.A696]-100.04)^2" office:value-type="float" office:value="204.2041" calcext:value-type="float">
            <text:p>204.2041</text:p>
          </table:table-cell>
          <table:table-cell/>
          <table:table-cell table:formula="of:=[.Q696]+[.U695]" office:value-type="float" office:value="2721.3035527887" calcext:value-type="float">
            <text:p>2721.3035527887</text:p>
          </table:table-cell>
        </table:table-row>
        <table:table-row table:style-name="ro1">
          <table:table-cell office:value-type="float" office:value="114.35" calcext:value-type="float">
            <text:p>114.35</text:p>
          </table:table-cell>
          <table:table-cell office:value-type="float" office:value="112.453742980957" calcext:value-type="float">
            <text:p>112.453742981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6.950630187988" calcext:value-type="float">
            <text:p>106.950630188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0.017578125" calcext:value-type="float">
            <text:p>110.017578125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2.811180114746" calcext:value-type="float">
            <text:p>102.8111801147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1.515899658203" calcext:value-type="float">
            <text:p>111.5158996582</text:p>
          </table:table-cell>
          <table:table-cell office:value-type="float" office:value="112.453742980957" calcext:value-type="float">
            <text:p>112.453742981</text:p>
          </table:table-cell>
          <table:table-cell/>
          <table:table-cell table:formula="of:=([.A697]-[.B697])^2" office:value-type="float" office:value="3.5957906822697" calcext:value-type="float">
            <text:p>3.5957906823</text:p>
          </table:table-cell>
          <table:table-cell table:formula="of:=([.E697]-[.F697])^2" office:value-type="float" office:value="18.7698793029785" calcext:value-type="float">
            <text:p>18.769879303</text:p>
          </table:table-cell>
          <table:table-cell table:formula="of:=([.A697]-([.B697]+[.F697])/2)^2" office:value-type="float" office:value="9.69911019127405" calcext:value-type="float">
            <text:p>9.6991101913</text:p>
          </table:table-cell>
          <table:table-cell table:formula="of:=([.I697]-[.J697])^2" office:value-type="float" office:value="8.03212474737313" calcext:value-type="float">
            <text:p>8.0321247474</text:p>
          </table:table-cell>
          <table:table-cell table:formula="of:=[.M697]-[.N697]" office:value-type="float" office:value="-15.1740886207088" calcext:value-type="float">
            <text:p>-15.1740886207</text:p>
          </table:table-cell>
          <table:table-cell table:formula="of:=[.M697]-[.P697]" office:value-type="float" office:value="-4.43633406510343" calcext:value-type="float">
            <text:p>-4.4363340651</text:p>
          </table:table-cell>
          <table:table-cell table:formula="of:=([.A697]-100.04)^2" office:value-type="float" office:value="204.7761" calcext:value-type="float">
            <text:p>204.7761</text:p>
          </table:table-cell>
          <table:table-cell/>
          <table:table-cell table:formula="of:=[.Q697]+[.U696]" office:value-type="float" office:value="2706.12946416799" calcext:value-type="float">
            <text:p>2706.129464168</text:p>
          </table:table-cell>
        </table:table-row>
        <table:table-row table:style-name="ro1">
          <table:table-cell office:value-type="float" office:value="114.44" calcext:value-type="float">
            <text:p>114.44</text:p>
          </table:table-cell>
          <table:table-cell office:value-type="float" office:value="103.975959777832" calcext:value-type="float">
            <text:p>103.9759597778</text:p>
          </table:table-cell>
          <table:table-cell office:value-type="float" office:value="114.44" calcext:value-type="float">
            <text:p>114.44</text:p>
          </table:table-cell>
          <table:table-cell office:value-type="float" office:value="102.938789367676" calcext:value-type="float">
            <text:p>102.9387893677</text:p>
          </table:table-cell>
          <table:table-cell office:value-type="float" office:value="114.44" calcext:value-type="float">
            <text:p>114.44</text:p>
          </table:table-cell>
          <table:table-cell office:value-type="float" office:value="102.722778320313" calcext:value-type="float">
            <text:p>102.7227783203</text:p>
          </table:table-cell>
          <table:table-cell office:value-type="float" office:value="114.44" calcext:value-type="float">
            <text:p>114.44</text:p>
          </table:table-cell>
          <table:table-cell office:value-type="float" office:value="103.445213317871" calcext:value-type="float">
            <text:p>103.4452133179</text:p>
          </table:table-cell>
          <table:table-cell office:value-type="float" office:value="114.44" calcext:value-type="float">
            <text:p>114.44</text:p>
          </table:table-cell>
          <table:table-cell office:value-type="float" office:value="103.073097229004" calcext:value-type="float">
            <text:p>103.073097229</text:p>
          </table:table-cell>
          <table:table-cell office:value-type="float" office:value="102.722778320313" calcext:value-type="float">
            <text:p>102.7227783203</text:p>
          </table:table-cell>
          <table:table-cell/>
          <table:table-cell table:formula="of:=([.A698]-[.B698])^2" office:value-type="float" office:value="109.496137771149" calcext:value-type="float">
            <text:p>109.4961377711</text:p>
          </table:table-cell>
          <table:table-cell table:formula="of:=([.E698]-[.F698])^2" office:value-type="float" office:value="137.293283890939" calcext:value-type="float">
            <text:p>137.2932838909</text:p>
          </table:table-cell>
          <table:table-cell table:formula="of:=([.A698]-([.B698]+[.F698])/2)^2" office:value-type="float" office:value="123.002094889676" calcext:value-type="float">
            <text:p>123.0020948897</text:p>
          </table:table-cell>
          <table:table-cell table:formula="of:=([.I698]-[.J698])^2" office:value-type="float" office:value="129.206478605279" calcext:value-type="float">
            <text:p>129.2064786053</text:p>
          </table:table-cell>
          <table:table-cell table:formula="of:=[.M698]-[.N698]" office:value-type="float" office:value="-27.7971461197897" calcext:value-type="float">
            <text:p>-27.7971461198</text:p>
          </table:table-cell>
          <table:table-cell table:formula="of:=[.M698]-[.P698]" office:value-type="float" office:value="-19.7103408341296" calcext:value-type="float">
            <text:p>-19.7103408341</text:p>
          </table:table-cell>
          <table:table-cell table:formula="of:=([.A698]-100.04)^2" office:value-type="float" office:value="207.36" calcext:value-type="float">
            <text:p>207.36</text:p>
          </table:table-cell>
          <table:table-cell/>
          <table:table-cell table:formula="of:=[.Q698]+[.U697]" office:value-type="float" office:value="2678.3323180482" calcext:value-type="float">
            <text:p>2678.3323180482</text:p>
          </table:table-cell>
        </table:table-row>
        <table:table-row table:style-name="ro1">
          <table:table-cell office:value-type="float" office:value="114.58" calcext:value-type="float">
            <text:p>114.58</text:p>
          </table:table-cell>
          <table:table-cell office:value-type="float" office:value="110.028442382813" calcext:value-type="float">
            <text:p>110.0284423828</text:p>
          </table:table-cell>
          <table:table-cell office:value-type="float" office:value="114.58" calcext:value-type="float">
            <text:p>114.58</text:p>
          </table:table-cell>
          <table:table-cell office:value-type="float" office:value="109.401786804199" calcext:value-type="float">
            <text:p>109.4017868042</text:p>
          </table:table-cell>
          <table:table-cell office:value-type="float" office:value="114.58" calcext:value-type="float">
            <text:p>114.58</text:p>
          </table:table-cell>
          <table:table-cell office:value-type="float" office:value="109.310104370117" calcext:value-type="float">
            <text:p>109.310104370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09.031623840332" calcext:value-type="float">
            <text:p>109.0316238403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0.39079284668" calcext:value-type="float">
            <text:p>110.3907928467</text:p>
          </table:table-cell>
          <table:table-cell office:value-type="float" office:value="110.028442382813" calcext:value-type="float">
            <text:p>110.0284423828</text:p>
          </table:table-cell>
          <table:table-cell/>
          <table:table-cell table:formula="of:=([.A699]-[.B699])^2" office:value-type="float" office:value="20.7166767425775" calcext:value-type="float">
            <text:p>20.7166767426</text:p>
          </table:table-cell>
          <table:table-cell table:formula="of:=([.E699]-[.F699])^2" office:value-type="float" office:value="27.7717999498579" calcext:value-type="float">
            <text:p>27.7717999499</text:p>
          </table:table-cell>
          <table:table-cell table:formula="of:=([.A699]-([.B699]+[.F699])/2)^2" office:value-type="float" office:value="24.115235971097" calcext:value-type="float">
            <text:p>24.1152359711</text:p>
          </table:table-cell>
          <table:table-cell table:formula="of:=([.I699]-[.J699])^2" office:value-type="float" office:value="17.5494565734301" calcext:value-type="float">
            <text:p>17.5494565734</text:p>
          </table:table-cell>
          <table:table-cell table:formula="of:=[.M699]-[.N699]" office:value-type="float" office:value="-7.05512320728041" calcext:value-type="float">
            <text:p>-7.0551232073</text:p>
          </table:table-cell>
          <table:table-cell table:formula="of:=[.M699]-[.P699]" office:value-type="float" office:value="3.16722016914747" calcext:value-type="float">
            <text:p>3.1672201691</text:p>
          </table:table-cell>
          <table:table-cell table:formula="of:=([.A699]-100.04)^2" office:value-type="float" office:value="211.4116" calcext:value-type="float">
            <text:p>211.4116</text:p>
          </table:table-cell>
          <table:table-cell/>
          <table:table-cell table:formula="of:=[.Q699]+[.U698]" office:value-type="float" office:value="2671.27719484092" calcext:value-type="float">
            <text:p>2671.2771948409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14.6" calcext:value-type="float">
            <text:p>114.6</text:p>
          </table:table-cell>
          <table:table-cell office:value-type="float" office:value="93.7893524169922" calcext:value-type="float">
            <text:p>93.789352417</text:p>
          </table:table-cell>
          <table:table-cell office:value-type="float" office:value="114.6" calcext:value-type="float">
            <text:p>114.6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114.6" calcext:value-type="float">
            <text:p>114.6</text:p>
          </table:table-cell>
          <table:table-cell office:value-type="float" office:value="94.5651397705078" calcext:value-type="float">
            <text:p>94.5651397705</text:p>
          </table:table-cell>
          <table:table-cell office:value-type="float" office:value="114.6" calcext:value-type="float">
            <text:p>114.6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3.8453369140625" calcext:value-type="float">
            <text:p>93.8453369141</text:p>
          </table:table-cell>
          <table:table-cell/>
          <table:table-cell table:formula="of:=([.A700]-[.B700])^2" office:value-type="float" office:value="404.899310262585" calcext:value-type="float">
            <text:p>404.8993102626</text:p>
          </table:table-cell>
          <table:table-cell table:formula="of:=([.E700]-[.F700])^2" office:value-type="float" office:value="430.756039810777" calcext:value-type="float">
            <text:p>430.7560398108</text:p>
          </table:table-cell>
          <table:table-cell table:formula="of:=([.A700]-([.B700]+[.F700])/2)^2" office:value-type="float" office:value="417.727644180415" calcext:value-type="float">
            <text:p>417.7276441804</text:p>
          </table:table-cell>
          <table:table-cell table:formula="of:=([.I700]-[.J700])^2" office:value-type="float" office:value="400.519638870659" calcext:value-type="float">
            <text:p>400.5196388707</text:p>
          </table:table-cell>
          <table:table-cell table:formula="of:=[.M700]-[.N700]" office:value-type="float" office:value="-25.8567295481917" calcext:value-type="float">
            <text:p>-25.8567295482</text:p>
          </table:table-cell>
          <table:table-cell table:formula="of:=[.M700]-[.P700]" office:value-type="float" office:value="4.37967139192625" calcext:value-type="float">
            <text:p>4.3796713919</text:p>
          </table:table-cell>
          <table:table-cell table:formula="of:=([.A700]-100.04)^2" office:value-type="float" office:value="211.9936" calcext:value-type="float">
            <text:p>211.9936</text:p>
          </table:table-cell>
          <table:table-cell/>
          <table:table-cell table:formula="of:=[.Q700]+[.U699]" office:value-type="float" office:value="2645.42046529273" calcext:value-type="float">
            <text:p>2645.4204652927</text:p>
          </table:table-cell>
        </table:table-row>
        <table:table-row table:style-name="ro1">
          <table:table-cell office:value-type="float" office:value="114.61" calcext:value-type="float">
            <text:p>114.61</text:p>
          </table:table-cell>
          <table:table-cell office:value-type="float" office:value="111.215217590332" calcext:value-type="float">
            <text:p>111.2152175903</text:p>
          </table:table-cell>
          <table:table-cell office:value-type="float" office:value="114.61" calcext:value-type="float">
            <text:p>114.61</text:p>
          </table:table-cell>
          <table:table-cell office:value-type="float" office:value="105.123085021973" calcext:value-type="float">
            <text:p>105.123085022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0.443290710449" calcext:value-type="float">
            <text:p>110.4432907105</text:p>
          </table:table-cell>
          <table:table-cell office:value-type="float" office:value="114.61" calcext:value-type="float">
            <text:p>114.61</text:p>
          </table:table-cell>
          <table:table-cell office:value-type="float" office:value="103.961532592773" calcext:value-type="float">
            <text:p>103.9615325928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0.840698242188" calcext:value-type="float">
            <text:p>110.8406982422</text:p>
          </table:table-cell>
          <table:table-cell office:value-type="float" office:value="111.215217590332" calcext:value-type="float">
            <text:p>111.2152175903</text:p>
          </table:table-cell>
          <table:table-cell/>
          <table:table-cell table:formula="of:=([.A701]-[.B701])^2" office:value-type="float" office:value="11.5245476089911" calcext:value-type="float">
            <text:p>11.524547609</text:p>
          </table:table-cell>
          <table:table-cell table:formula="of:=([.E701]-[.F701])^2" office:value-type="float" office:value="17.3614663036288" calcext:value-type="float">
            <text:p>17.3614663036</text:p>
          </table:table-cell>
          <table:table-cell table:formula="of:=([.A701]-([.B701]+[.F701])/2)^2" office:value-type="float" office:value="14.2940391793385" calcext:value-type="float">
            <text:p>14.2940391793</text:p>
          </table:table-cell>
          <table:table-cell table:formula="of:=([.I701]-[.J701])^2" office:value-type="float" office:value="14.2076357414484" calcext:value-type="float">
            <text:p>14.2076357414</text:p>
          </table:table-cell>
          <table:table-cell table:formula="of:=[.M701]-[.N701]" office:value-type="float" office:value="-5.83691869463771" calcext:value-type="float">
            <text:p>-5.8369186946</text:p>
          </table:table-cell>
          <table:table-cell table:formula="of:=[.M701]-[.P701]" office:value-type="float" office:value="-2.68308813245734" calcext:value-type="float">
            <text:p>-2.6830881325</text:p>
          </table:table-cell>
          <table:table-cell table:formula="of:=([.A701]-100.04)^2" office:value-type="float" office:value="212.2849" calcext:value-type="float">
            <text:p>212.2849</text:p>
          </table:table-cell>
          <table:table-cell/>
          <table:table-cell table:formula="of:=[.Q701]+[.U700]" office:value-type="float" office:value="2639.58354659809" calcext:value-type="float">
            <text:p>2639.5835465981</text:p>
          </table:table-cell>
        </table:table-row>
        <table:table-row table:style-name="ro1">
          <table:table-cell office:value-type="float" office:value="114.63" calcext:value-type="float">
            <text:p>114.63</text:p>
          </table:table-cell>
          <table:table-cell office:value-type="float" office:value="111.503646850586" calcext:value-type="float">
            <text:p>111.5036468506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0.994758605957" calcext:value-type="float">
            <text:p>110.994758606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0.457176208496" calcext:value-type="float">
            <text:p>110.4571762085</text:p>
          </table:table-cell>
          <table:table-cell office:value-type="float" office:value="114.63" calcext:value-type="float">
            <text:p>114.63</text:p>
          </table:table-cell>
          <table:table-cell office:value-type="float" office:value="108.942626953125" calcext:value-type="float">
            <text:p>108.9426269531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1.488319396973" calcext:value-type="float">
            <text:p>111.488319397</text:p>
          </table:table-cell>
          <table:table-cell office:value-type="float" office:value="111.503646850586" calcext:value-type="float">
            <text:p>111.5036468506</text:p>
          </table:table-cell>
          <table:table-cell/>
          <table:table-cell table:formula="of:=([.A702]-[.B702])^2" office:value-type="float" office:value="9.7740840148512" calcext:value-type="float">
            <text:p>9.7740840149</text:p>
          </table:table-cell>
          <table:table-cell table:formula="of:=([.E702]-[.F702])^2" office:value-type="float" office:value="17.412458394941" calcext:value-type="float">
            <text:p>17.4124583949</text:p>
          </table:table-cell>
          <table:table-cell table:formula="of:=([.A702]-([.B702]+[.F702])/2)^2" office:value-type="float" office:value="13.3194960037071" calcext:value-type="float">
            <text:p>13.3194960037</text:p>
          </table:table-cell>
          <table:table-cell table:formula="of:=([.I702]-[.J702])^2" office:value-type="float" office:value="9.87015701143823" calcext:value-type="float">
            <text:p>9.8701570114</text:p>
          </table:table-cell>
          <table:table-cell table:formula="of:=[.M702]-[.N702]" office:value-type="float" office:value="-7.6383743800898" calcext:value-type="float">
            <text:p>-7.6383743801</text:p>
          </table:table-cell>
          <table:table-cell table:formula="of:=[.M702]-[.P702]" office:value-type="float" office:value="-0.0960729965870257" calcext:value-type="float">
            <text:p>-0.0960729966</text:p>
          </table:table-cell>
          <table:table-cell table:formula="of:=([.A702]-100.04)^2" office:value-type="float" office:value="212.8681" calcext:value-type="float">
            <text:p>212.8681</text:p>
          </table:table-cell>
          <table:table-cell/>
          <table:table-cell table:formula="of:=[.Q702]+[.U701]" office:value-type="float" office:value="2631.945172218" calcext:value-type="float">
            <text:p>2631.945172218</text:p>
          </table:table-cell>
        </table:table-row>
        <table:table-row table:style-name="ro1">
          <table:table-cell office:value-type="float" office:value="114.88" calcext:value-type="float">
            <text:p>114.88</text:p>
          </table:table-cell>
          <table:table-cell office:value-type="float" office:value="111.610725402832" calcext:value-type="float">
            <text:p>111.6107254028</text:p>
          </table:table-cell>
          <table:table-cell office:value-type="float" office:value="114.88" calcext:value-type="float">
            <text:p>114.88</text:p>
          </table:table-cell>
          <table:table-cell office:value-type="float" office:value="111.580627441406" calcext:value-type="float">
            <text:p>111.5806274414</text:p>
          </table:table-cell>
          <table:table-cell office:value-type="float" office:value="114.88" calcext:value-type="float">
            <text:p>114.88</text:p>
          </table:table-cell>
          <table:table-cell office:value-type="float" office:value="110.544555664063" calcext:value-type="float">
            <text:p>110.5445556641</text:p>
          </table:table-cell>
          <table:table-cell office:value-type="float" office:value="114.88" calcext:value-type="float">
            <text:p>114.88</text:p>
          </table:table-cell>
          <table:table-cell office:value-type="float" office:value="110.002655029297" calcext:value-type="float">
            <text:p>110.0026550293</text:p>
          </table:table-cell>
          <table:table-cell office:value-type="float" office:value="114.88" calcext:value-type="float">
            <text:p>114.88</text:p>
          </table:table-cell>
          <table:table-cell office:value-type="float" office:value="111.976196289063" calcext:value-type="float">
            <text:p>111.9761962891</text:p>
          </table:table-cell>
          <table:table-cell office:value-type="float" office:value="111.610725402832" calcext:value-type="float">
            <text:p>111.6107254028</text:p>
          </table:table-cell>
          <table:table-cell/>
          <table:table-cell table:formula="of:=([.A703]-[.B703])^2" office:value-type="float" office:value="10.6881563916878" calcext:value-type="float">
            <text:p>10.6881563917</text:p>
          </table:table-cell>
          <table:table-cell table:formula="of:=([.E703]-[.F703])^2" office:value-type="float" office:value="18.7960775900125" calcext:value-type="float">
            <text:p>18.79607759</text:p>
          </table:table-cell>
          <table:table-cell table:formula="of:=([.A703]-([.B703]+[.F703])/2)^2" office:value-type="float" office:value="14.4579375128832" calcext:value-type="float">
            <text:p>14.4579375129</text:p>
          </table:table-cell>
          <table:table-cell table:formula="of:=([.I703]-[.J703])^2" office:value-type="float" office:value="8.43207599165437" calcext:value-type="float">
            <text:p>8.4320759917</text:p>
          </table:table-cell>
          <table:table-cell table:formula="of:=[.M703]-[.N703]" office:value-type="float" office:value="-8.10792119832476" calcext:value-type="float">
            <text:p>-8.1079211983</text:p>
          </table:table-cell>
          <table:table-cell table:formula="of:=[.M703]-[.P703]" office:value-type="float" office:value="2.25608040003338" calcext:value-type="float">
            <text:p>2.2560804</text:p>
          </table:table-cell>
          <table:table-cell table:formula="of:=([.A703]-100.04)^2" office:value-type="float" office:value="220.2256" calcext:value-type="float">
            <text:p>220.2256</text:p>
          </table:table-cell>
          <table:table-cell/>
          <table:table-cell table:formula="of:=[.Q703]+[.U702]" office:value-type="float" office:value="2623.83725101968" calcext:value-type="float">
            <text:p>2623.8372510197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112.204551696777" calcext:value-type="float">
            <text:p>112.2045516968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0.732833862305" calcext:value-type="float">
            <text:p>110.7328338623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0.835830688477" calcext:value-type="float">
            <text:p>110.8358306885</text:p>
          </table:table-cell>
          <table:table-cell office:value-type="float" office:value="114.91" calcext:value-type="float">
            <text:p>114.91</text:p>
          </table:table-cell>
          <table:table-cell office:value-type="float" office:value="106.281326293945" calcext:value-type="float">
            <text:p>106.2813262939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2.205368041992" calcext:value-type="float">
            <text:p>112.205368042</text:p>
          </table:table-cell>
          <table:table-cell office:value-type="float" office:value="112.204551696777" calcext:value-type="float">
            <text:p>112.2045516968</text:p>
          </table:table-cell>
          <table:table-cell/>
          <table:table-cell table:formula="of:=([.A704]-[.B704])^2" office:value-type="float" office:value="7.31945052141033" calcext:value-type="float">
            <text:p>7.3194505214</text:p>
          </table:table-cell>
          <table:table-cell table:formula="of:=([.E704]-[.F704])^2" office:value-type="float" office:value="16.5988555789593" calcext:value-type="float">
            <text:p>16.598855579</text:p>
          </table:table-cell>
          <table:table-cell table:formula="of:=([.A704]-([.B704]+[.F704])/2)^2" office:value-type="float" office:value="11.4908037505439" calcext:value-type="float">
            <text:p>11.4908037505</text:p>
          </table:table-cell>
          <table:table-cell table:formula="of:=([.I704]-[.J704])^2" office:value-type="float" office:value="7.31503402827716" calcext:value-type="float">
            <text:p>7.3150340283</text:p>
          </table:table-cell>
          <table:table-cell table:formula="of:=[.M704]-[.N704]" office:value-type="float" office:value="-9.279405057549" calcext:value-type="float">
            <text:p>-9.2794050575</text:p>
          </table:table-cell>
          <table:table-cell table:formula="of:=[.M704]-[.P704]" office:value-type="float" office:value="0.00441649313317605" calcext:value-type="float">
            <text:p>0.0044164931</text:p>
          </table:table-cell>
          <table:table-cell table:formula="of:=([.A704]-100.04)^2" office:value-type="float" office:value="221.1169" calcext:value-type="float">
            <text:p>221.1169</text:p>
          </table:table-cell>
          <table:table-cell/>
          <table:table-cell table:formula="of:=[.Q704]+[.U703]" office:value-type="float" office:value="2614.55784596213" calcext:value-type="float">
            <text:p>2614.5578459621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0.644683837891" calcext:value-type="float">
            <text:p>110.6446838379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1.358795166016" calcext:value-type="float">
            <text:p>111.358795166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1.459175109863" calcext:value-type="float">
            <text:p>111.4591751099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705]-[.B705])^2" office:value-type="float" office:value="8.22888262814319" calcext:value-type="float">
            <text:p>8.2288826281</text:p>
          </table:table-cell>
          <table:table-cell table:formula="of:=([.E705]-[.F705])^2" office:value-type="float" office:value="12.611055772914" calcext:value-type="float">
            <text:p>12.6110557729</text:p>
          </table:table-cell>
          <table:table-cell table:formula="of:=([.A705]-([.B705]+[.F705])/2)^2" office:value-type="float" office:value="10.3034828522586" calcext:value-type="float">
            <text:p>10.3034828523</text:p>
          </table:table-cell>
          <table:table-cell table:formula="of:=([.I705]-[.J705])^2" office:value-type="float" office:value="7.96275116892008" calcext:value-type="float">
            <text:p>7.9627511689</text:p>
          </table:table-cell>
          <table:table-cell table:formula="of:=[.M705]-[.N705]" office:value-type="float" office:value="-4.38217314477078" calcext:value-type="float">
            <text:p>-4.3821731448</text:p>
          </table:table-cell>
          <table:table-cell table:formula="of:=[.M705]-[.P705]" office:value-type="float" office:value="0.266131459223105" calcext:value-type="float">
            <text:p>0.2661314592</text:p>
          </table:table-cell>
          <table:table-cell table:formula="of:=([.A705]-100.04)^2" office:value-type="float" office:value="221.1169" calcext:value-type="float">
            <text:p>221.1169</text:p>
          </table:table-cell>
          <table:table-cell/>
          <table:table-cell table:formula="of:=[.Q705]+[.U704]" office:value-type="float" office:value="2610.17567281736" calcext:value-type="float">
            <text:p>2610.1756728174</text:p>
          </table:table-cell>
        </table:table-row>
        <table:table-row table:style-name="ro1">
          <table:table-cell office:value-type="float" office:value="114.92" calcext:value-type="float">
            <text:p>114.92</text:p>
          </table:table-cell>
          <table:table-cell office:value-type="float" office:value="112.123497009277" calcext:value-type="float">
            <text:p>112.1234970093</text:p>
          </table:table-cell>
          <table:table-cell office:value-type="float" office:value="114.92" calcext:value-type="float">
            <text:p>114.92</text:p>
          </table:table-cell>
          <table:table-cell office:value-type="float" office:value="108.751121520996" calcext:value-type="float">
            <text:p>108.751121521</text:p>
          </table:table-cell>
          <table:table-cell office:value-type="float" office:value="114.92" calcext:value-type="float">
            <text:p>114.92</text:p>
          </table:table-cell>
          <table:table-cell office:value-type="float" office:value="110.568466186523" calcext:value-type="float">
            <text:p>110.5684661865</text:p>
          </table:table-cell>
          <table:table-cell office:value-type="float" office:value="114.92" calcext:value-type="float">
            <text:p>114.92</text:p>
          </table:table-cell>
          <table:table-cell office:value-type="float" office:value="109.390289306641" calcext:value-type="float">
            <text:p>109.3902893066</text:p>
          </table:table-cell>
          <table:table-cell office:value-type="float" office:value="114.92" calcext:value-type="float">
            <text:p>114.92</text:p>
          </table:table-cell>
          <table:table-cell office:value-type="float" office:value="112.017501831055" calcext:value-type="float">
            <text:p>112.0175018311</text:p>
          </table:table-cell>
          <table:table-cell office:value-type="float" office:value="112.123497009277" calcext:value-type="float">
            <text:p>112.1234970093</text:p>
          </table:table-cell>
          <table:table-cell/>
          <table:table-cell table:formula="of:=([.A706]-[.B706])^2" office:value-type="float" office:value="7.82042897712077" calcext:value-type="float">
            <text:p>7.8204289771</text:p>
          </table:table-cell>
          <table:table-cell table:formula="of:=([.E706]-[.F706])^2" office:value-type="float" office:value="18.9358465298299" calcext:value-type="float">
            <text:p>18.9358465298</text:p>
          </table:table-cell>
          <table:table-cell table:formula="of:=([.A706]-([.B706]+[.F706])/2)^2" office:value-type="float" office:value="12.7736075385467" calcext:value-type="float">
            <text:p>12.7736075385</text:p>
          </table:table-cell>
          <table:table-cell table:formula="of:=([.I706]-[.J706])^2" office:value-type="float" office:value="8.4244956207309" calcext:value-type="float">
            <text:p>8.4244956207</text:p>
          </table:table-cell>
          <table:table-cell table:formula="of:=[.M706]-[.N706]" office:value-type="float" office:value="-11.1154175527091" calcext:value-type="float">
            <text:p>-11.1154175527</text:p>
          </table:table-cell>
          <table:table-cell table:formula="of:=[.M706]-[.P706]" office:value-type="float" office:value="-0.604066643610131" calcext:value-type="float">
            <text:p>-0.6040666436</text:p>
          </table:table-cell>
          <table:table-cell table:formula="of:=([.A706]-100.04)^2" office:value-type="float" office:value="221.4144" calcext:value-type="float">
            <text:p>221.4144</text:p>
          </table:table-cell>
          <table:table-cell/>
          <table:table-cell table:formula="of:=[.Q706]+[.U705]" office:value-type="float" office:value="2599.06025526465" calcext:value-type="float">
            <text:p>2599.0602552647</text:p>
          </table:table-cell>
        </table:table-row>
        <table:table-row table:style-name="ro1">
          <table:table-cell office:value-type="float" office:value="115.07" calcext:value-type="float">
            <text:p>115.07</text:p>
          </table:table-cell>
          <table:table-cell office:value-type="float" office:value="94.2015151977539" calcext:value-type="float">
            <text:p>94.2015151978</text:p>
          </table:table-cell>
          <table:table-cell office:value-type="float" office:value="115.07" calcext:value-type="float">
            <text:p>115.07</text:p>
          </table:table-cell>
          <table:table-cell office:value-type="float" office:value="94.2898635864258" calcext:value-type="float">
            <text:p>94.2898635864</text:p>
          </table:table-cell>
          <table:table-cell office:value-type="float" office:value="115.07" calcext:value-type="float">
            <text:p>115.07</text:p>
          </table:table-cell>
          <table:table-cell office:value-type="float" office:value="95.0762939453125" calcext:value-type="float">
            <text:p>95.0762939453</text:p>
          </table:table-cell>
          <table:table-cell office:value-type="float" office:value="115.07" calcext:value-type="float">
            <text:p>115.07</text:p>
          </table:table-cell>
          <table:table-cell office:value-type="float" office:value="96.3296813964844" calcext:value-type="float">
            <text:p>96.3296813965</text:p>
          </table:table-cell>
          <table:table-cell office:value-type="float" office:value="115.07" calcext:value-type="float">
            <text:p>115.07</text:p>
          </table:table-cell>
          <table:table-cell office:value-type="float" office:value="94.3646545410156" calcext:value-type="float">
            <text:p>94.364654541</text:p>
          </table:table-cell>
          <table:table-cell office:value-type="float" office:value="95.0762939453125" calcext:value-type="float">
            <text:p>95.0762939453</text:p>
          </table:table-cell>
          <table:table-cell/>
          <table:table-cell table:formula="of:=([.A707]-[.B707])^2" office:value-type="float" office:value="435.493657941576" calcext:value-type="float">
            <text:p>435.4936579416</text:p>
          </table:table-cell>
          <table:table-cell table:formula="of:=([.E707]-[.F707])^2" office:value-type="float" office:value="399.748281801247" calcext:value-type="float">
            <text:p>399.7482818012</text:p>
          </table:table-cell>
          <table:table-cell table:formula="of:=([.A707]-([.B707]+[.F707])/2)^2" office:value-type="float" office:value="417.429660407117" calcext:value-type="float">
            <text:p>417.4296604071</text:p>
          </table:table-cell>
          <table:table-cell table:formula="of:=([.I707]-[.J707])^2" office:value-type="float" office:value="428.711330575885" calcext:value-type="float">
            <text:p>428.7113305759</text:p>
          </table:table-cell>
          <table:table-cell table:formula="of:=[.M707]-[.N707]" office:value-type="float" office:value="35.7453761403286" calcext:value-type="float">
            <text:p>35.7453761403</text:p>
          </table:table-cell>
          <table:table-cell table:formula="of:=[.M707]-[.P707]" office:value-type="float" office:value="6.78232736569134" calcext:value-type="float">
            <text:p>6.7823273657</text:p>
          </table:table-cell>
          <table:table-cell table:formula="of:=([.A707]-100.04)^2" office:value-type="float" office:value="225.9009" calcext:value-type="float">
            <text:p>225.9009</text:p>
          </table:table-cell>
          <table:table-cell/>
          <table:table-cell table:formula="of:=[.Q707]+[.U706]" office:value-type="float" office:value="2634.80563140497" calcext:value-type="float">
            <text:p>2634.805631405</text:p>
          </table:table-cell>
        </table:table-row>
        <table:table-row table:style-name="ro1">
          <table:table-cell office:value-type="float" office:value="115.14" calcext:value-type="float">
            <text:p>115.14</text:p>
          </table:table-cell>
          <table:table-cell office:value-type="float" office:value="109.871643066406" calcext:value-type="float">
            <text:p>109.8716430664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349899291992" calcext:value-type="float">
            <text:p>109.349899292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230003356934" calcext:value-type="float">
            <text:p>109.2300033569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529800415039" calcext:value-type="float">
            <text:p>109.529800415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941932678223" calcext:value-type="float">
            <text:p>109.9419326782</text:p>
          </table:table-cell>
          <table:table-cell office:value-type="float" office:value="109.230003356934" calcext:value-type="float">
            <text:p>109.2300033569</text:p>
          </table:table-cell>
          <table:table-cell/>
          <table:table-cell table:formula="of:=([.A708]-[.B708])^2" office:value-type="float" office:value="27.7555847797453" calcext:value-type="float">
            <text:p>27.7555847797</text:p>
          </table:table-cell>
          <table:table-cell table:formula="of:=([.E708]-[.F708])^2" office:value-type="float" office:value="34.9280603210562" calcext:value-type="float">
            <text:p>34.9280603211</text:p>
          </table:table-cell>
          <table:table-cell table:formula="of:=([.A708]-([.B708]+[.F708])/2)^2" office:value-type="float" office:value="31.2388971712077" calcext:value-type="float">
            <text:p>31.2388971712</text:p>
          </table:table-cell>
          <table:table-cell table:formula="of:=([.I708]-[.J708])^2" office:value-type="float" office:value="27.0199038817295" calcext:value-type="float">
            <text:p>27.0199038817</text:p>
          </table:table-cell>
          <table:table-cell table:formula="of:=[.M708]-[.N708]" office:value-type="float" office:value="-7.17247554131085" calcext:value-type="float">
            <text:p>-7.1724755413</text:p>
          </table:table-cell>
          <table:table-cell table:formula="of:=[.M708]-[.P708]" office:value-type="float" office:value="0.735680898015854" calcext:value-type="float">
            <text:p>0.735680898</text:p>
          </table:table-cell>
          <table:table-cell table:formula="of:=([.A708]-100.04)^2" office:value-type="float" office:value="228.01" calcext:value-type="float">
            <text:p>228.01</text:p>
          </table:table-cell>
          <table:table-cell/>
          <table:table-cell table:formula="of:=[.Q708]+[.U707]" office:value-type="float" office:value="2627.63315586366" calcext:value-type="float">
            <text:p>2627.6331558637</text:p>
          </table:table-cell>
        </table:table-row>
        <table:table-row table:style-name="ro1">
          <table:table-cell office:value-type="float" office:value="115.15" calcext:value-type="float">
            <text:p>115.15</text:p>
          </table:table-cell>
          <table:table-cell office:value-type="float" office:value="92.5031356811524" calcext:value-type="float">
            <text:p>92.5031356812</text:p>
          </table:table-cell>
          <table:table-cell office:value-type="float" office:value="115.15" calcext:value-type="float">
            <text:p>115.15</text:p>
          </table:table-cell>
          <table:table-cell office:value-type="float" office:value="91.3132019042969" calcext:value-type="float">
            <text:p>91.3132019043</text:p>
          </table:table-cell>
          <table:table-cell office:value-type="float" office:value="115.15" calcext:value-type="float">
            <text:p>115.15</text:p>
          </table:table-cell>
          <table:table-cell office:value-type="float" office:value="91.5084686279297" calcext:value-type="float">
            <text:p>91.5084686279</text:p>
          </table:table-cell>
          <table:table-cell office:value-type="float" office:value="115.15" calcext:value-type="float">
            <text:p>115.15</text:p>
          </table:table-cell>
          <table:table-cell office:value-type="float" office:value="91.3058166503906" calcext:value-type="float">
            <text:p>91.3058166504</text:p>
          </table:table-cell>
          <table:table-cell office:value-type="float" office:value="115.15" calcext:value-type="float">
            <text:p>115.15</text:p>
          </table:table-cell>
          <table:table-cell office:value-type="float" office:value="95.0808715820313" calcext:value-type="float">
            <text:p>95.080871582</text:p>
          </table:table-cell>
          <table:table-cell office:value-type="float" office:value="91.5084686279297" calcext:value-type="float">
            <text:p>91.5084686279</text:p>
          </table:table-cell>
          <table:table-cell/>
          <table:table-cell table:formula="of:=([.A709]-[.B709])^2" office:value-type="float" office:value="512.880463476295" calcext:value-type="float">
            <text:p>512.8804634763</text:p>
          </table:table-cell>
          <table:table-cell table:formula="of:=([.E709]-[.F709])^2" office:value-type="float" office:value="558.922005616585" calcext:value-type="float">
            <text:p>558.9220056166</text:p>
          </table:table-cell>
          <table:table-cell table:formula="of:=([.A709]-([.B709]+[.F709])/2)^2" office:value-type="float" office:value="535.653893909749" calcext:value-type="float">
            <text:p>535.6538939097</text:p>
          </table:table-cell>
          <table:table-cell table:formula="of:=([.I709]-[.J709])^2" office:value-type="float" office:value="402.769915456921" calcext:value-type="float">
            <text:p>402.7699154569</text:p>
          </table:table-cell>
          <table:table-cell table:formula="of:=[.M709]-[.N709]" office:value-type="float" office:value="-46.0415421402896" calcext:value-type="float">
            <text:p>-46.0415421403</text:p>
          </table:table-cell>
          <table:table-cell table:formula="of:=[.M709]-[.P709]" office:value-type="float" office:value="110.110548019374" calcext:value-type="float">
            <text:p>110.1105480194</text:p>
          </table:table-cell>
          <table:table-cell table:formula="of:=([.A709]-100.04)^2" office:value-type="float" office:value="228.3121" calcext:value-type="float">
            <text:p>228.3121</text:p>
          </table:table-cell>
          <table:table-cell/>
          <table:table-cell table:formula="of:=[.Q709]+[.U708]" office:value-type="float" office:value="2581.59161372337" calcext:value-type="float">
            <text:p>2581.5916137234</text:p>
          </table:table-cell>
        </table:table-row>
        <table:table-row table:style-name="ro1">
          <table:table-cell office:value-type="float" office:value="115.155" calcext:value-type="float">
            <text:p>115.155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5.155" calcext:value-type="float">
            <text:p>115.155</text:p>
          </table:table-cell>
          <table:table-cell office:value-type="float" office:value="109.106475830078" calcext:value-type="float">
            <text:p>109.1064758301</text:p>
          </table:table-cell>
          <table:table-cell office:value-type="float" office:value="115.155" calcext:value-type="float">
            <text:p>115.155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5.155" calcext:value-type="float">
            <text:p>115.155</text:p>
          </table:table-cell>
          <table:table-cell office:value-type="float" office:value="107.988174438477" calcext:value-type="float">
            <text:p>107.9881744385</text:p>
          </table:table-cell>
          <table:table-cell office:value-type="float" office:value="115.155" calcext:value-type="float">
            <text:p>115.155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710]-[.B710])^2" office:value-type="float" office:value="11.8937502658382" calcext:value-type="float">
            <text:p>11.8937502658</text:p>
          </table:table-cell>
          <table:table-cell table:formula="of:=([.E710]-[.F710])^2" office:value-type="float" office:value="20.3134379726873" calcext:value-type="float">
            <text:p>20.3134379727</text:p>
          </table:table-cell>
          <table:table-cell table:formula="of:=([.A710]-([.B710]+[.F710])/2)^2" office:value-type="float" office:value="15.8235883313997" calcext:value-type="float">
            <text:p>15.8235883314</text:p>
          </table:table-cell>
          <table:table-cell table:formula="of:=([.I710]-[.J710])^2" office:value-type="float" office:value="12.1021495746114" calcext:value-type="float">
            <text:p>12.1021495746</text:p>
          </table:table-cell>
          <table:table-cell table:formula="of:=[.M710]-[.N710]" office:value-type="float" office:value="-8.41968770684908" calcext:value-type="float">
            <text:p>-8.4196877068</text:p>
          </table:table-cell>
          <table:table-cell table:formula="of:=[.M710]-[.P710]" office:value-type="float" office:value="-0.208399308773222" calcext:value-type="float">
            <text:p>-0.2083993088</text:p>
          </table:table-cell>
          <table:table-cell table:formula="of:=([.A710]-100.04)^2" office:value-type="float" office:value="228.463225" calcext:value-type="float">
            <text:p>228.463225</text:p>
          </table:table-cell>
          <table:table-cell/>
          <table:table-cell table:formula="of:=[.Q710]+[.U709]" office:value-type="float" office:value="2573.17192601653" calcext:value-type="float">
            <text:p>2573.1719260165</text:p>
          </table:table-cell>
        </table:table-row>
        <table:table-row table:style-name="ro1">
          <table:table-cell office:value-type="float" office:value="115.18" calcext:value-type="float">
            <text:p>115.18</text:p>
          </table:table-cell>
          <table:table-cell office:value-type="float" office:value="111.107971191406" calcext:value-type="float">
            <text:p>111.1079711914</text:p>
          </table:table-cell>
          <table:table-cell office:value-type="float" office:value="115.18" calcext:value-type="float">
            <text:p>115.18</text:p>
          </table:table-cell>
          <table:table-cell office:value-type="float" office:value="102.591659545898" calcext:value-type="float">
            <text:p>102.5916595459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0.102264404297" calcext:value-type="float">
            <text:p>110.1022644043</text:p>
          </table:table-cell>
          <table:table-cell office:value-type="float" office:value="115.18" calcext:value-type="float">
            <text:p>115.18</text:p>
          </table:table-cell>
          <table:table-cell office:value-type="float" office:value="100.68238067627" calcext:value-type="float">
            <text:p>100.6823806763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0.826049804688" calcext:value-type="float">
            <text:p>110.8260498047</text:p>
          </table:table-cell>
          <table:table-cell office:value-type="float" office:value="111.107971191406" calcext:value-type="float">
            <text:p>111.1079711914</text:p>
          </table:table-cell>
          <table:table-cell/>
          <table:table-cell table:formula="of:=([.A711]-[.B711])^2" office:value-type="float" office:value="16.5814186180175" calcext:value-type="float">
            <text:p>16.581418618</text:p>
          </table:table-cell>
          <table:table-cell table:formula="of:=([.E711]-[.F711])^2" office:value-type="float" office:value="25.7833987798706" calcext:value-type="float">
            <text:p>25.7833987799</text:p>
          </table:table-cell>
          <table:table-cell table:formula="of:=([.A711]-([.B711]+[.F711])/2)^2" office:value-type="float" office:value="20.9295471635346" calcext:value-type="float">
            <text:p>20.9295471635</text:p>
          </table:table-cell>
          <table:table-cell table:formula="of:=([.I711]-[.J711])^2" office:value-type="float" office:value="18.9568823032618" calcext:value-type="float">
            <text:p>18.9568823033</text:p>
          </table:table-cell>
          <table:table-cell table:formula="of:=[.M711]-[.N711]" office:value-type="float" office:value="-9.20198016185315" calcext:value-type="float">
            <text:p>-9.2019801619</text:p>
          </table:table-cell>
          <table:table-cell table:formula="of:=[.M711]-[.P711]" office:value-type="float" office:value="-2.37546368524433" calcext:value-type="float">
            <text:p>-2.3754636852</text:p>
          </table:table-cell>
          <table:table-cell table:formula="of:=([.A711]-100.04)^2" office:value-type="float" office:value="229.2196" calcext:value-type="float">
            <text:p>229.2196</text:p>
          </table:table-cell>
          <table:table-cell/>
          <table:table-cell table:formula="of:=[.Q711]+[.U710]" office:value-type="float" office:value="2563.96994585467" calcext:value-type="float">
            <text:p>2563.9699458547</text:p>
          </table:table-cell>
        </table:table-row>
        <table:table-row table:style-name="ro1">
          <table:table-cell office:value-type="float" office:value="115.19" calcext:value-type="float">
            <text:p>115.19</text:p>
          </table:table-cell>
          <table:table-cell office:value-type="float" office:value="117.098335266113" calcext:value-type="float">
            <text:p>117.0983352661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6.014381408691" calcext:value-type="float">
            <text:p>116.0143814087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4.306564331055" calcext:value-type="float">
            <text:p>114.3065643311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5.707717895508" calcext:value-type="float">
            <text:p>115.7077178955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7.646629333496" calcext:value-type="float">
            <text:p>117.6466293335</text:p>
          </table:table-cell>
          <table:table-cell office:value-type="float" office:value="117.098335266113" calcext:value-type="float">
            <text:p>117.0983352661</text:p>
          </table:table-cell>
          <table:table-cell/>
          <table:table-cell table:formula="of:=([.A712]-[.B712])^2" office:value-type="float" office:value="3.64174348789166" calcext:value-type="float">
            <text:p>3.6417434879</text:p>
          </table:table-cell>
          <table:table-cell table:formula="of:=([.E712]-[.F712])^2" office:value-type="float" office:value="0.780458581164848" calcext:value-type="float">
            <text:p>0.7804585812</text:p>
          </table:table-cell>
          <table:table-cell table:formula="of:=([.A712]-([.B712]+[.F712])/2)^2" office:value-type="float" office:value="0.262604796068768" calcext:value-type="float">
            <text:p>0.2626047961</text:p>
          </table:table-cell>
          <table:table-cell table:formula="of:=([.I712]-[.J712])^2" office:value-type="float" office:value="6.03502768219347" calcext:value-type="float">
            <text:p>6.0350276822</text:p>
          </table:table-cell>
          <table:table-cell table:formula="of:=[.M712]-[.N712]" office:value-type="float" office:value="2.86128490672681" calcext:value-type="float">
            <text:p>2.8612849067</text:p>
          </table:table-cell>
          <table:table-cell table:formula="of:=[.M712]-[.P712]" office:value-type="float" office:value="-2.39328419430182" calcext:value-type="float">
            <text:p>-2.3932841943</text:p>
          </table:table-cell>
          <table:table-cell table:formula="of:=([.A712]-100.04)^2" office:value-type="float" office:value="229.5225" calcext:value-type="float">
            <text:p>229.5225</text:p>
          </table:table-cell>
          <table:table-cell/>
          <table:table-cell table:formula="of:=[.Q712]+[.U711]" office:value-type="float" office:value="2566.8312307614" calcext:value-type="float">
            <text:p>2566.8312307614</text:p>
          </table:table-cell>
        </table:table-row>
        <table:table-row table:style-name="ro1">
          <table:table-cell office:value-type="float" office:value="115.24" calcext:value-type="float">
            <text:p>115.24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6.257255554199" calcext:value-type="float">
            <text:p>116.2572555542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0.760032653809" calcext:value-type="float">
            <text:p>110.7600326538</text:p>
          </table:table-cell>
          <table:table-cell office:value-type="float" office:value="115.24" calcext:value-type="float">
            <text:p>115.24</text:p>
          </table:table-cell>
          <table:table-cell office:value-type="float" office:value="106.851539611816" calcext:value-type="float">
            <text:p>106.8515396118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2.728904724121" calcext:value-type="float">
            <text:p>112.7289047241</text:p>
          </table:table-cell>
          <table:table-cell office:value-type="float" office:value="112.654273986816" calcext:value-type="float">
            <text:p>112.6542739868</text:p>
          </table:table-cell>
          <table:table-cell/>
          <table:table-cell table:formula="of:=([.A713]-[.B713])^2" office:value-type="float" office:value="6.6859790152543" calcext:value-type="float">
            <text:p>6.6859790153</text:p>
          </table:table-cell>
          <table:table-cell table:formula="of:=([.E713]-[.F713])^2" office:value-type="float" office:value="20.0701074229412" calcext:value-type="float">
            <text:p>20.0701074229</text:p>
          </table:table-cell>
          <table:table-cell table:formula="of:=([.A713]-([.B713]+[.F713])/2)^2" office:value-type="float" office:value="12.481005662179" calcext:value-type="float">
            <text:p>12.4810056622</text:p>
          </table:table-cell>
          <table:table-cell table:formula="of:=([.I713]-[.J713])^2" office:value-type="float" office:value="6.30559948454134" calcext:value-type="float">
            <text:p>6.3055994845</text:p>
          </table:table-cell>
          <table:table-cell table:formula="of:=[.M713]-[.N713]" office:value-type="float" office:value="-13.3841284076869" calcext:value-type="float">
            <text:p>-13.3841284077</text:p>
          </table:table-cell>
          <table:table-cell table:formula="of:=[.M713]-[.P713]" office:value-type="float" office:value="0.380379530712961" calcext:value-type="float">
            <text:p>0.3803795307</text:p>
          </table:table-cell>
          <table:table-cell table:formula="of:=([.A713]-100.04)^2" office:value-type="float" office:value="231.04" calcext:value-type="float">
            <text:p>231.04</text:p>
          </table:table-cell>
          <table:table-cell/>
          <table:table-cell table:formula="of:=[.Q713]+[.U712]" office:value-type="float" office:value="2553.44710235371" calcext:value-type="float">
            <text:p>2553.4471023537</text:p>
          </table:table-cell>
        </table:table-row>
        <table:table-row table:style-name="ro1">
          <table:table-cell office:value-type="float" office:value="115.41" calcext:value-type="float">
            <text:p>115.41</text:p>
          </table:table-cell>
          <table:table-cell office:value-type="float" office:value="110.206771850586" calcext:value-type="float">
            <text:p>110.2067718506</text:p>
          </table:table-cell>
          <table:table-cell office:value-type="float" office:value="115.41" calcext:value-type="float">
            <text:p>115.41</text:p>
          </table:table-cell>
          <table:table-cell office:value-type="float" office:value="111.834373474121" calcext:value-type="float">
            <text:p>111.8343734741</text:p>
          </table:table-cell>
          <table:table-cell office:value-type="float" office:value="115.41" calcext:value-type="float">
            <text:p>115.41</text:p>
          </table:table-cell>
          <table:table-cell office:value-type="float" office:value="109.740463256836" calcext:value-type="float">
            <text:p>109.7404632568</text:p>
          </table:table-cell>
          <table:table-cell office:value-type="float" office:value="115.41" calcext:value-type="float">
            <text:p>115.41</text:p>
          </table:table-cell>
          <table:table-cell office:value-type="float" office:value="107.379249572754" calcext:value-type="float">
            <text:p>107.3792495728</text:p>
          </table:table-cell>
          <table:table-cell office:value-type="float" office:value="115.41" calcext:value-type="float">
            <text:p>115.41</text:p>
          </table:table-cell>
          <table:table-cell office:value-type="float" office:value="110.597236633301" calcext:value-type="float">
            <text:p>110.5972366333</text:p>
          </table:table-cell>
          <table:table-cell office:value-type="float" office:value="110.206771850586" calcext:value-type="float">
            <text:p>110.2067718506</text:p>
          </table:table-cell>
          <table:table-cell/>
          <table:table-cell table:formula="of:=([.A714]-[.B714])^2" office:value-type="float" office:value="27.0735831748549" calcext:value-type="float">
            <text:p>27.0735831749</text:p>
          </table:table-cell>
          <table:table-cell table:formula="of:=([.E714]-[.F714])^2" office:value-type="float" office:value="32.1436468820873" calcext:value-type="float">
            <text:p>32.1436468821</text:p>
          </table:table-cell>
          <table:table-cell table:formula="of:=([.A714]-([.B714]+[.F714])/2)^2" office:value-type="float" office:value="29.5542541023198" calcext:value-type="float">
            <text:p>29.5542541023</text:p>
          </table:table-cell>
          <table:table-cell table:formula="of:=([.I714]-[.J714])^2" office:value-type="float" office:value="23.162691223842" calcext:value-type="float">
            <text:p>23.1626912238</text:p>
          </table:table-cell>
          <table:table-cell table:formula="of:=[.M714]-[.N714]" office:value-type="float" office:value="-5.07006370723247" calcext:value-type="float">
            <text:p>-5.0700637072</text:p>
          </table:table-cell>
          <table:table-cell table:formula="of:=[.M714]-[.P714]" office:value-type="float" office:value="3.91089195101289" calcext:value-type="float">
            <text:p>3.910891951</text:p>
          </table:table-cell>
          <table:table-cell table:formula="of:=([.A714]-100.04)^2" office:value-type="float" office:value="236.2369" calcext:value-type="float">
            <text:p>236.2369</text:p>
          </table:table-cell>
          <table:table-cell/>
          <table:table-cell table:formula="of:=[.Q714]+[.U713]" office:value-type="float" office:value="2548.37703864648" calcext:value-type="float">
            <text:p>2548.3770386465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12.267318725586" calcext:value-type="float">
            <text:p>112.2673187256</text:p>
          </table:table-cell>
          <table:table-cell office:value-type="float" office:value="115.5" calcext:value-type="float">
            <text:p>115.5</text:p>
          </table:table-cell>
          <table:table-cell office:value-type="float" office:value="103.358726501465" calcext:value-type="float">
            <text:p>103.3587265015</text:p>
          </table:table-cell>
          <table:table-cell office:value-type="float" office:value="115.5" calcext:value-type="float">
            <text:p>115.5</text:p>
          </table:table-cell>
          <table:table-cell office:value-type="float" office:value="110.567611694336" calcext:value-type="float">
            <text:p>110.5676116943</text:p>
          </table:table-cell>
          <table:table-cell office:value-type="float" office:value="115.5" calcext:value-type="float">
            <text:p>115.5</text:p>
          </table:table-cell>
          <table:table-cell office:value-type="float" office:value="100.520210266113" calcext:value-type="float">
            <text:p>100.5202102661</text:p>
          </table:table-cell>
          <table:table-cell office:value-type="float" office:value="115.5" calcext:value-type="float">
            <text:p>115.5</text:p>
          </table:table-cell>
          <table:table-cell office:value-type="float" office:value="112.75715637207" calcext:value-type="float">
            <text:p>112.7571563721</text:p>
          </table:table-cell>
          <table:table-cell office:value-type="float" office:value="112.267318725586" calcext:value-type="float">
            <text:p>112.2673187256</text:p>
          </table:table-cell>
          <table:table-cell/>
          <table:table-cell table:formula="of:=([.A715]-[.B715])^2" office:value-type="float" office:value="10.4502282219473" calcext:value-type="float">
            <text:p>10.4502282219</text:p>
          </table:table-cell>
          <table:table-cell table:formula="of:=([.E715]-[.F715])^2" office:value-type="float" office:value="24.3284543978516" calcext:value-type="float">
            <text:p>24.3284543979</text:p>
          </table:table-cell>
          <table:table-cell table:formula="of:=([.A715]-([.B715]+[.F715])/2)^2" office:value-type="float" office:value="16.6670903118793" calcext:value-type="float">
            <text:p>16.6670903119</text:p>
          </table:table-cell>
          <table:table-cell table:formula="of:=([.I715]-[.J715])^2" office:value-type="float" office:value="7.52319116727449" calcext:value-type="float">
            <text:p>7.5231911673</text:p>
          </table:table-cell>
          <table:table-cell table:formula="of:=[.M715]-[.N715]" office:value-type="float" office:value="-13.8782261759043" calcext:value-type="float">
            <text:p>-13.8782261759</text:p>
          </table:table-cell>
          <table:table-cell table:formula="of:=[.M715]-[.P715]" office:value-type="float" office:value="2.92703705467284" calcext:value-type="float">
            <text:p>2.9270370547</text:p>
          </table:table-cell>
          <table:table-cell table:formula="of:=([.A715]-100.04)^2" office:value-type="float" office:value="239.0116" calcext:value-type="float">
            <text:p>239.0116</text:p>
          </table:table-cell>
          <table:table-cell/>
          <table:table-cell table:formula="of:=[.Q715]+[.U714]" office:value-type="float" office:value="2534.49881247058" calcext:value-type="float">
            <text:p>2534.4988124706</text:p>
          </table:table-cell>
        </table:table-row>
        <table:table-row table:style-name="ro1">
          <table:table-cell office:value-type="float" office:value="115.69" calcext:value-type="float">
            <text:p>115.69</text:p>
          </table:table-cell>
          <table:table-cell office:value-type="float" office:value="112.574890136719" calcext:value-type="float">
            <text:p>112.5748901367</text:p>
          </table:table-cell>
          <table:table-cell office:value-type="float" office:value="115.69" calcext:value-type="float">
            <text:p>115.69</text:p>
          </table:table-cell>
          <table:table-cell office:value-type="float" office:value="113.966751098633" calcext:value-type="float">
            <text:p>113.9667510986</text:p>
          </table:table-cell>
          <table:table-cell office:value-type="float" office:value="115.69" calcext:value-type="float">
            <text:p>115.69</text:p>
          </table:table-cell>
          <table:table-cell office:value-type="float" office:value="110.855613708496" calcext:value-type="float">
            <text:p>110.8556137085</text:p>
          </table:table-cell>
          <table:table-cell office:value-type="float" office:value="115.69" calcext:value-type="float">
            <text:p>115.69</text:p>
          </table:table-cell>
          <table:table-cell office:value-type="float" office:value="113.27262878418" calcext:value-type="float">
            <text:p>113.2726287842</text:p>
          </table:table-cell>
          <table:table-cell office:value-type="float" office:value="115.69" calcext:value-type="float">
            <text:p>115.69</text:p>
          </table:table-cell>
          <table:table-cell office:value-type="float" office:value="112.533317565918" calcext:value-type="float">
            <text:p>112.5333175659</text:p>
          </table:table-cell>
          <table:table-cell office:value-type="float" office:value="112.574890136719" calcext:value-type="float">
            <text:p>112.5748901367</text:p>
          </table:table-cell>
          <table:table-cell/>
          <table:table-cell table:formula="of:=([.A716]-[.B716])^2" office:value-type="float" office:value="9.70390946031211" calcext:value-type="float">
            <text:p>9.7039094603</text:p>
          </table:table-cell>
          <table:table-cell table:formula="of:=([.E716]-[.F716])^2" office:value-type="float" office:value="23.3712908154809" calcext:value-type="float">
            <text:p>23.3712908155</text:p>
          </table:table-cell>
          <table:table-cell table:formula="of:=([.A716]-([.B716]+[.F716])/2)^2" office:value-type="float" office:value="15.798622278736" calcext:value-type="float">
            <text:p>15.7986222787</text:p>
          </table:table-cell>
          <table:table-cell table:formula="of:=([.I716]-[.J716])^2" office:value-type="float" office:value="9.96464398964204" calcext:value-type="float">
            <text:p>9.9646439896</text:p>
          </table:table-cell>
          <table:table-cell table:formula="of:=[.M716]-[.N716]" office:value-type="float" office:value="-13.6673813551688" calcext:value-type="float">
            <text:p>-13.6673813552</text:p>
          </table:table-cell>
          <table:table-cell table:formula="of:=[.M716]-[.P716]" office:value-type="float" office:value="-0.26073452932993" calcext:value-type="float">
            <text:p>-0.2607345293</text:p>
          </table:table-cell>
          <table:table-cell table:formula="of:=([.A716]-100.04)^2" office:value-type="float" office:value="244.9225" calcext:value-type="float">
            <text:p>244.9225</text:p>
          </table:table-cell>
          <table:table-cell/>
          <table:table-cell table:formula="of:=[.Q716]+[.U715]" office:value-type="float" office:value="2520.83143111541" calcext:value-type="float">
            <text:p>2520.8314311154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11.813346862793" calcext:value-type="float">
            <text:p>111.813346862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2.64949798584" calcext:value-type="float">
            <text:p>112.649497985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0.485786437988" calcext:value-type="float">
            <text:p>110.48578643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1.991508483887" calcext:value-type="float">
            <text:p>111.9915084839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2.1640625" calcext:value-type="float">
            <text:p>112.1640625</text:p>
          </table:table-cell>
          <table:table-cell office:value-type="float" office:value="111.813346862793" calcext:value-type="float">
            <text:p>111.8133468628</text:p>
          </table:table-cell>
          <table:table-cell/>
          <table:table-cell table:formula="of:=([.A717]-[.B717])^2" office:value-type="float" office:value="15.2619387344495" calcext:value-type="float">
            <text:p>15.2619387344</text:p>
          </table:table-cell>
          <table:table-cell table:formula="of:=([.E717]-[.F717])^2" office:value-type="float" office:value="27.3969916127474" calcext:value-type="float">
            <text:p>27.3969916127</text:p>
          </table:table-cell>
          <table:table-cell table:formula="of:=([.A717]-([.B717]+[.F717])/2)^2" office:value-type="float" office:value="20.8888610032216" calcext:value-type="float">
            <text:p>20.8888610032</text:p>
          </table:table-cell>
          <table:table-cell table:formula="of:=([.I717]-[.J717])^2" office:value-type="float" office:value="12.6446915039062" calcext:value-type="float">
            <text:p>12.6446915039</text:p>
          </table:table-cell>
          <table:table-cell table:formula="of:=[.M717]-[.N717]" office:value-type="float" office:value="-12.1350528782979" calcext:value-type="float">
            <text:p>-12.1350528783</text:p>
          </table:table-cell>
          <table:table-cell table:formula="of:=[.M717]-[.P717]" office:value-type="float" office:value="2.61724723054329" calcext:value-type="float">
            <text:p>2.6172472305</text:p>
          </table:table-cell>
          <table:table-cell table:formula="of:=([.A717]-100.04)^2" office:value-type="float" office:value="245.8624" calcext:value-type="float">
            <text:p>245.8624</text:p>
          </table:table-cell>
          <table:table-cell/>
          <table:table-cell table:formula="of:=[.Q717]+[.U716]" office:value-type="float" office:value="2508.69637823711" calcext:value-type="float">
            <text:p>2508.6963782371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11.759796142578" calcext:value-type="float">
            <text:p>111.7597961426</text:p>
          </table:table-cell>
          <table:table-cell office:value-type="float" office:value="115.72" calcext:value-type="float">
            <text:p>115.72</text:p>
          </table:table-cell>
          <table:table-cell office:value-type="float" office:value="109.330421447754" calcext:value-type="float">
            <text:p>109.330421447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0.089263916016" calcext:value-type="float">
            <text:p>110.089263916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1.19896697998" calcext:value-type="float">
            <text:p>111.1989669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1.910308837891" calcext:value-type="float">
            <text:p>111.9103088379</text:p>
          </table:table-cell>
          <table:table-cell office:value-type="float" office:value="111.759796142578" calcext:value-type="float">
            <text:p>111.7597961426</text:p>
          </table:table-cell>
          <table:table-cell/>
          <table:table-cell table:formula="of:=([.A718]-[.B718])^2" office:value-type="float" office:value="15.6832145923391" calcext:value-type="float">
            <text:p>15.6832145923</text:p>
          </table:table-cell>
          <table:table-cell table:formula="of:=([.E718]-[.F718])^2" office:value-type="float" office:value="31.7051888474837" calcext:value-type="float">
            <text:p>31.7051888475</text:p>
          </table:table-cell>
          <table:table-cell table:formula="of:=([.A718]-([.B718]+[.F718])/2)^2" office:value-type="float" office:value="22.9965322399154" calcext:value-type="float">
            <text:p>22.9965322399</text:p>
          </table:table-cell>
          <table:table-cell table:formula="of:=([.I718]-[.J718])^2" office:value-type="float" office:value="14.5137467506543" calcext:value-type="float">
            <text:p>14.5137467507</text:p>
          </table:table-cell>
          <table:table-cell table:formula="of:=[.M718]-[.N718]" office:value-type="float" office:value="-16.0219742551446" calcext:value-type="float">
            <text:p>-16.0219742551</text:p>
          </table:table-cell>
          <table:table-cell table:formula="of:=[.M718]-[.P718]" office:value-type="float" office:value="1.16946784168482" calcext:value-type="float">
            <text:p>1.1694678417</text:p>
          </table:table-cell>
          <table:table-cell table:formula="of:=([.A718]-100.04)^2" office:value-type="float" office:value="245.8624" calcext:value-type="float">
            <text:p>245.8624</text:p>
          </table:table-cell>
          <table:table-cell/>
          <table:table-cell table:formula="of:=[.Q718]+[.U717]" office:value-type="float" office:value="2492.67440398196" calcext:value-type="float">
            <text:p>2492.674403982</text:p>
          </table:table-cell>
        </table:table-row>
        <table:table-row table:style-name="ro1">
          <table:table-cell office:value-type="float" office:value="115.75" calcext:value-type="float">
            <text:p>115.7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5.75" calcext:value-type="float">
            <text:p>115.75</text:p>
          </table:table-cell>
          <table:table-cell office:value-type="float" office:value="107.789077758789" calcext:value-type="float">
            <text:p>107.7890777588</text:p>
          </table:table-cell>
          <table:table-cell office:value-type="float" office:value="115.75" calcext:value-type="float">
            <text:p>115.75</text:p>
          </table:table-cell>
          <table:table-cell office:value-type="float" office:value="109.971794128418" calcext:value-type="float">
            <text:p>109.9717941284</text:p>
          </table:table-cell>
          <table:table-cell office:value-type="float" office:value="115.75" calcext:value-type="float">
            <text:p>115.75</text:p>
          </table:table-cell>
          <table:table-cell office:value-type="float" office:value="107.713752746582" calcext:value-type="float">
            <text:p>107.7137527466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719]-[.B719])^2" office:value-type="float" office:value="13.7537355090026" calcext:value-type="float">
            <text:p>13.753735509</text:p>
          </table:table-cell>
          <table:table-cell table:formula="of:=([.E719]-[.F719])^2" office:value-type="float" office:value="33.3876630943851" calcext:value-type="float">
            <text:p>33.3876630944</text:p>
          </table:table-cell>
          <table:table-cell table:formula="of:=([.A719]-([.B719]+[.F719])/2)^2" office:value-type="float" office:value="22.4998851921555" calcext:value-type="float">
            <text:p>22.4998851922</text:p>
          </table:table-cell>
          <table:table-cell table:formula="of:=([.I719]-[.J719])^2" office:value-type="float" office:value="13.4090334931388" calcext:value-type="float">
            <text:p>13.4090334931</text:p>
          </table:table-cell>
          <table:table-cell table:formula="of:=[.M719]-[.N719]" office:value-type="float" office:value="-19.6339275853825" calcext:value-type="float">
            <text:p>-19.6339275854</text:p>
          </table:table-cell>
          <table:table-cell table:formula="of:=[.M719]-[.P719]" office:value-type="float" office:value="0.344702015863731" calcext:value-type="float">
            <text:p>0.3447020159</text:p>
          </table:table-cell>
          <table:table-cell table:formula="of:=([.A719]-100.04)^2" office:value-type="float" office:value="246.8041" calcext:value-type="float">
            <text:p>246.8041</text:p>
          </table:table-cell>
          <table:table-cell/>
          <table:table-cell table:formula="of:=[.Q719]+[.U718]" office:value-type="float" office:value="2473.04047639658" calcext:value-type="float">
            <text:p>2473.0404763966</text:p>
          </table:table-cell>
        </table:table-row>
        <table:table-row table:style-name="ro1">
          <table:table-cell office:value-type="float" office:value="115.82" calcext:value-type="float">
            <text:p>115.82</text:p>
          </table:table-cell>
          <table:table-cell office:value-type="float" office:value="112.014686584473" calcext:value-type="float">
            <text:p>112.0146865845</text:p>
          </table:table-cell>
          <table:table-cell office:value-type="float" office:value="115.82" calcext:value-type="float">
            <text:p>115.82</text:p>
          </table:table-cell>
          <table:table-cell office:value-type="float" office:value="107.687911987305" calcext:value-type="float">
            <text:p>107.6879119873</text:p>
          </table:table-cell>
          <table:table-cell office:value-type="float" office:value="115.82" calcext:value-type="float">
            <text:p>115.82</text:p>
          </table:table-cell>
          <table:table-cell office:value-type="float" office:value="110.379508972168" calcext:value-type="float">
            <text:p>110.3795089722</text:p>
          </table:table-cell>
          <table:table-cell office:value-type="float" office:value="115.82" calcext:value-type="float">
            <text:p>115.82</text:p>
          </table:table-cell>
          <table:table-cell office:value-type="float" office:value="106.569686889648" calcext:value-type="float">
            <text:p>106.5696868896</text:p>
          </table:table-cell>
          <table:table-cell office:value-type="float" office:value="115.82" calcext:value-type="float">
            <text:p>115.82</text:p>
          </table:table-cell>
          <table:table-cell office:value-type="float" office:value="111.767646789551" calcext:value-type="float">
            <text:p>111.7676467896</text:p>
          </table:table-cell>
          <table:table-cell office:value-type="float" office:value="112.014686584473" calcext:value-type="float">
            <text:p>112.0146865845</text:p>
          </table:table-cell>
          <table:table-cell/>
          <table:table-cell table:formula="of:=([.A720]-[.B720])^2" office:value-type="float" office:value="14.4804101903923" calcext:value-type="float">
            <text:p>14.4804101904</text:p>
          </table:table-cell>
          <table:table-cell table:formula="of:=([.E720]-[.F720])^2" office:value-type="float" office:value="29.5989426239208" calcext:value-type="float">
            <text:p>29.5989426239</text:p>
          </table:table-cell>
          <table:table-cell table:formula="of:=([.A720]-([.B720]+[.F720])/2)^2" office:value-type="float" office:value="21.3712249512109" calcext:value-type="float">
            <text:p>21.3712249512</text:p>
          </table:table-cell>
          <table:table-cell table:formula="of:=([.I720]-[.J720])^2" office:value-type="float" office:value="16.421566542238" calcext:value-type="float">
            <text:p>16.4215665422</text:p>
          </table:table-cell>
          <table:table-cell table:formula="of:=[.M720]-[.N720]" office:value-type="float" office:value="-15.1185324335284" calcext:value-type="float">
            <text:p>-15.1185324335</text:p>
          </table:table-cell>
          <table:table-cell table:formula="of:=[.M720]-[.P720]" office:value-type="float" office:value="-1.94115635184571" calcext:value-type="float">
            <text:p>-1.9411563518</text:p>
          </table:table-cell>
          <table:table-cell table:formula="of:=([.A720]-100.04)^2" office:value-type="float" office:value="249.0084" calcext:value-type="float">
            <text:p>249.0084</text:p>
          </table:table-cell>
          <table:table-cell/>
          <table:table-cell table:formula="of:=[.Q720]+[.U719]" office:value-type="float" office:value="2457.92194396305" calcext:value-type="float">
            <text:p>2457.9219439631</text:p>
          </table:table-cell>
        </table:table-row>
        <table:table-row table:style-name="ro1">
          <table:table-cell office:value-type="float" office:value="115.94" calcext:value-type="float">
            <text:p>115.94</text:p>
          </table:table-cell>
          <table:table-cell office:value-type="float" office:value="104.673667907715" calcext:value-type="float">
            <text:p>104.6736679077</text:p>
          </table:table-cell>
          <table:table-cell office:value-type="float" office:value="115.94" calcext:value-type="float">
            <text:p>115.94</text:p>
          </table:table-cell>
          <table:table-cell office:value-type="float" office:value="104.708213806152" calcext:value-type="float">
            <text:p>104.7082138062</text:p>
          </table:table-cell>
          <table:table-cell office:value-type="float" office:value="115.94" calcext:value-type="float">
            <text:p>115.94</text:p>
          </table:table-cell>
          <table:table-cell office:value-type="float" office:value="103.183090209961" calcext:value-type="float">
            <text:p>103.18309021</text:p>
          </table:table-cell>
          <table:table-cell office:value-type="float" office:value="115.94" calcext:value-type="float">
            <text:p>115.94</text:p>
          </table:table-cell>
          <table:table-cell office:value-type="float" office:value="104.124176025391" calcext:value-type="float">
            <text:p>104.1241760254</text:p>
          </table:table-cell>
          <table:table-cell office:value-type="float" office:value="115.94" calcext:value-type="float">
            <text:p>115.94</text:p>
          </table:table-cell>
          <table:table-cell office:value-type="float" office:value="104.019729614258" calcext:value-type="float">
            <text:p>104.0197296143</text:p>
          </table:table-cell>
          <table:table-cell office:value-type="float" office:value="103.183090209961" calcext:value-type="float">
            <text:p>103.18309021</text:p>
          </table:table-cell>
          <table:table-cell/>
          <table:table-cell table:formula="of:=([.A721]-[.B721])^2" office:value-type="float" office:value="126.930238813654" calcext:value-type="float">
            <text:p>126.9302388137</text:p>
          </table:table-cell>
          <table:table-cell table:formula="of:=([.E721]-[.F721])^2" office:value-type="float" office:value="162.738747391194" calcext:value-type="float">
            <text:p>162.7387473912</text:p>
          </table:table-cell>
          <table:table-cell table:formula="of:=([.A721]-([.B721]+[.F721])/2)^2" office:value-type="float" office:value="144.279037634164" calcext:value-type="float">
            <text:p>144.2790376342</text:p>
          </table:table-cell>
          <table:table-cell table:formula="of:=([.I721]-[.J721])^2" office:value-type="float" office:value="142.092846069202" calcext:value-type="float">
            <text:p>142.0928460692</text:p>
          </table:table-cell>
          <table:table-cell table:formula="of:=[.M721]-[.N721]" office:value-type="float" office:value="-35.80850857754" calcext:value-type="float">
            <text:p>-35.8085085775</text:p>
          </table:table-cell>
          <table:table-cell table:formula="of:=[.M721]-[.P721]" office:value-type="float" office:value="-15.1626072555478" calcext:value-type="float">
            <text:p>-15.1626072555</text:p>
          </table:table-cell>
          <table:table-cell table:formula="of:=([.A721]-100.04)^2" office:value-type="float" office:value="252.81" calcext:value-type="float">
            <text:p>252.81</text:p>
          </table:table-cell>
          <table:table-cell/>
          <table:table-cell table:formula="of:=[.Q721]+[.U720]" office:value-type="float" office:value="2422.11343538551" calcext:value-type="float">
            <text:p>2422.1134353855</text:p>
          </table:table-cell>
        </table:table-row>
        <table:table-row table:style-name="ro1">
          <table:table-cell office:value-type="float" office:value="115.95" calcext:value-type="float">
            <text:p>115.95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115.95" calcext:value-type="float">
            <text:p>115.95</text:p>
          </table:table-cell>
          <table:table-cell office:value-type="float" office:value="92.1017990112305" calcext:value-type="float">
            <text:p>92.1017990112</text:p>
          </table:table-cell>
          <table:table-cell office:value-type="float" office:value="115.95" calcext:value-type="float">
            <text:p>115.95</text:p>
          </table:table-cell>
          <table:table-cell office:value-type="float" office:value="93.1215744018555" calcext:value-type="float">
            <text:p>93.1215744019</text:p>
          </table:table-cell>
          <table:table-cell office:value-type="float" office:value="115.95" calcext:value-type="float">
            <text:p>115.95</text:p>
          </table:table-cell>
          <table:table-cell office:value-type="float" office:value="94.1706466674805" calcext:value-type="float">
            <text:p>94.1706466675</text:p>
          </table:table-cell>
          <table:table-cell office:value-type="float" office:value="115.95" calcext:value-type="float">
            <text:p>115.95</text:p>
          </table:table-cell>
          <table:table-cell office:value-type="float" office:value="94.0629272460938" calcext:value-type="float">
            <text:p>94.0629272461</text:p>
          </table:table-cell>
          <table:table-cell office:value-type="float" office:value="93.1215744018555" calcext:value-type="float">
            <text:p>93.1215744019</text:p>
          </table:table-cell>
          <table:table-cell/>
          <table:table-cell table:formula="of:=([.A722]-[.B722])^2" office:value-type="float" office:value="471.167515851567" calcext:value-type="float">
            <text:p>471.1675158516</text:p>
          </table:table-cell>
          <table:table-cell table:formula="of:=([.E722]-[.F722])^2" office:value-type="float" office:value="521.137015290021" calcext:value-type="float">
            <text:p>521.13701529</text:p>
          </table:table-cell>
          <table:table-cell table:formula="of:=([.A722]-([.B722]+[.F722])/2)^2" office:value-type="float" office:value="495.837526525674" calcext:value-type="float">
            <text:p>495.8375265257</text:p>
          </table:table-cell>
          <table:table-cell table:formula="of:=([.I722]-[.J722])^2" office:value-type="float" office:value="479.043953734785" calcext:value-type="float">
            <text:p>479.0439537348</text:p>
          </table:table-cell>
          <table:table-cell table:formula="of:=[.M722]-[.N722]" office:value-type="float" office:value="-49.9694994384539" calcext:value-type="float">
            <text:p>-49.9694994385</text:p>
          </table:table-cell>
          <table:table-cell table:formula="of:=[.M722]-[.P722]" office:value-type="float" office:value="-7.87643788321873" calcext:value-type="float">
            <text:p>-7.8764378832</text:p>
          </table:table-cell>
          <table:table-cell table:formula="of:=([.A722]-100.04)^2" office:value-type="float" office:value="253.1281" calcext:value-type="float">
            <text:p>253.1281</text:p>
          </table:table-cell>
          <table:table-cell/>
          <table:table-cell table:formula="of:=[.Q722]+[.U721]" office:value-type="float" office:value="2372.14393594706" calcext:value-type="float">
            <text:p>2372.1439359471</text:p>
          </table:table-cell>
        </table:table-row>
        <table:table-row table:style-name="ro1">
          <table:table-cell office:value-type="float" office:value="116.13" calcext:value-type="float">
            <text:p>116.13</text:p>
          </table:table-cell>
          <table:table-cell office:value-type="float" office:value="115.397644042969" calcext:value-type="float">
            <text:p>115.397644043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5.75399017334" calcext:value-type="float">
            <text:p>115.7539901733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4.172637939453" calcext:value-type="float">
            <text:p>114.1726379395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4.754699707031" calcext:value-type="float">
            <text:p>114.754699707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5.334587097168" calcext:value-type="float">
            <text:p>115.3345870972</text:p>
          </table:table-cell>
          <table:table-cell office:value-type="float" office:value="115.397644042969" calcext:value-type="float">
            <text:p>115.397644043</text:p>
          </table:table-cell>
          <table:table-cell/>
          <table:table-cell table:formula="of:=([.A723]-[.B723])^2" office:value-type="float" office:value="0.536345247799151" calcext:value-type="float">
            <text:p>0.5363452478</text:p>
          </table:table-cell>
          <table:table-cell table:formula="of:=([.E723]-[.F723])^2" office:value-type="float" office:value="3.83126623606829" calcext:value-type="float">
            <text:p>3.8312662361</text:p>
          </table:table-cell>
          <table:table-cell table:formula="of:=([.A723]-([.B723]+[.F723])/2)^2" office:value-type="float" office:value="1.80864575352109" calcext:value-type="float">
            <text:p>1.8086457535</text:p>
          </table:table-cell>
          <table:table-cell table:formula="of:=([.I723]-[.J723])^2" office:value-type="float" office:value="0.632681685991671" calcext:value-type="float">
            <text:p>0.632681686</text:p>
          </table:table-cell>
          <table:table-cell table:formula="of:=[.M723]-[.N723]" office:value-type="float" office:value="-3.29492098826914" calcext:value-type="float">
            <text:p>-3.2949209883</text:p>
          </table:table-cell>
          <table:table-cell table:formula="of:=[.M723]-[.P723]" office:value-type="float" office:value="-0.0963364381925198" calcext:value-type="float">
            <text:p>-0.0963364382</text:p>
          </table:table-cell>
          <table:table-cell table:formula="of:=([.A723]-100.04)^2" office:value-type="float" office:value="258.8881" calcext:value-type="float">
            <text:p>258.8881</text:p>
          </table:table-cell>
          <table:table-cell/>
          <table:table-cell table:formula="of:=[.Q723]+[.U722]" office:value-type="float" office:value="2368.84901495879" calcext:value-type="float">
            <text:p>2368.8490149588</text:p>
          </table:table-cell>
        </table:table-row>
        <table:table-row table:style-name="ro1">
          <table:table-cell office:value-type="float" office:value="116.28" calcext:value-type="float">
            <text:p>116.28</text:p>
          </table:table-cell>
          <table:table-cell office:value-type="float" office:value="111.665222167969" calcext:value-type="float">
            <text:p>111.665222168</text:p>
          </table:table-cell>
          <table:table-cell office:value-type="float" office:value="116.28" calcext:value-type="float">
            <text:p>116.28</text:p>
          </table:table-cell>
          <table:table-cell office:value-type="float" office:value="112.292083740234" calcext:value-type="float">
            <text:p>112.2920837402</text:p>
          </table:table-cell>
          <table:table-cell office:value-type="float" office:value="116.28" calcext:value-type="float">
            <text:p>116.28</text:p>
          </table:table-cell>
          <table:table-cell office:value-type="float" office:value="110.52067565918" calcext:value-type="float">
            <text:p>110.5206756592</text:p>
          </table:table-cell>
          <table:table-cell office:value-type="float" office:value="116.28" calcext:value-type="float">
            <text:p>116.28</text:p>
          </table:table-cell>
          <table:table-cell office:value-type="float" office:value="110.193862915039" calcext:value-type="float">
            <text:p>110.193862915</text:p>
          </table:table-cell>
          <table:table-cell office:value-type="float" office:value="116.28" calcext:value-type="float">
            <text:p>116.28</text:p>
          </table:table-cell>
          <table:table-cell office:value-type="float" office:value="111.527366638184" calcext:value-type="float">
            <text:p>111.5273666382</text:p>
          </table:table-cell>
          <table:table-cell office:value-type="float" office:value="111.665222167969" calcext:value-type="float">
            <text:p>111.665222168</text:p>
          </table:table-cell>
          <table:table-cell/>
          <table:table-cell table:formula="of:=([.A724]-[.B724])^2" office:value-type="float" office:value="21.2961744390071" calcext:value-type="float">
            <text:p>21.296174439</text:p>
          </table:table-cell>
          <table:table-cell table:formula="of:=([.E724]-[.F724])^2" office:value-type="float" office:value="33.1698168627653" calcext:value-type="float">
            <text:p>33.1698168628</text:p>
          </table:table-cell>
          <table:table-cell table:formula="of:=([.A724]-([.B724]+[.F724])/2)^2" office:value-type="float" office:value="26.9054989731909" calcext:value-type="float">
            <text:p>26.9054989732</text:p>
          </table:table-cell>
          <table:table-cell table:formula="of:=([.I724]-[.J724])^2" office:value-type="float" office:value="22.5875238718503" calcext:value-type="float">
            <text:p>22.5875238719</text:p>
          </table:table-cell>
          <table:table-cell table:formula="of:=[.M724]-[.N724]" office:value-type="float" office:value="-11.8736424237583" calcext:value-type="float">
            <text:p>-11.8736424238</text:p>
          </table:table-cell>
          <table:table-cell table:formula="of:=[.M724]-[.P724]" office:value-type="float" office:value="-1.29134943284327" calcext:value-type="float">
            <text:p>-1.2913494328</text:p>
          </table:table-cell>
          <table:table-cell table:formula="of:=([.A724]-100.04)^2" office:value-type="float" office:value="263.7376" calcext:value-type="float">
            <text:p>263.7376</text:p>
          </table:table-cell>
          <table:table-cell/>
          <table:table-cell table:formula="of:=[.Q724]+[.U723]" office:value-type="float" office:value="2356.97537253503" calcext:value-type="float">
            <text:p>2356.975372535</text:p>
          </table:table-cell>
        </table:table-row>
        <table:table-row table:style-name="ro1">
          <table:table-cell office:value-type="float" office:value="116.36" calcext:value-type="float">
            <text:p>116.36</text:p>
          </table:table-cell>
          <table:table-cell office:value-type="float" office:value="115.387336730957" calcext:value-type="float">
            <text:p>115.387336731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2.834754943848" calcext:value-type="float">
            <text:p>112.8347549438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4.278663635254" calcext:value-type="float">
            <text:p>114.2786636353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3.355110168457" calcext:value-type="float">
            <text:p>113.3551101685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5.605323791504" calcext:value-type="float">
            <text:p>115.6053237915</text:p>
          </table:table-cell>
          <table:table-cell office:value-type="float" office:value="115.387336730957" calcext:value-type="float">
            <text:p>115.387336731</text:p>
          </table:table-cell>
          <table:table-cell/>
          <table:table-cell table:formula="of:=([.A725]-[.B725])^2" office:value-type="float" office:value="0.946073834945353" calcext:value-type="float">
            <text:p>0.9460738349</text:p>
          </table:table-cell>
          <table:table-cell table:formula="of:=([.E725]-[.F725])^2" office:value-type="float" office:value="4.33196106321448" calcext:value-type="float">
            <text:p>4.3319610632</text:p>
          </table:table-cell>
          <table:table-cell table:formula="of:=([.A725]-([.B725]+[.F725])/2)^2" office:value-type="float" office:value="2.33172844079593" calcext:value-type="float">
            <text:p>2.3317284408</text:p>
          </table:table-cell>
          <table:table-cell table:formula="of:=([.I725]-[.J725])^2" office:value-type="float" office:value="0.569536179670039" calcext:value-type="float">
            <text:p>0.5695361797</text:p>
          </table:table-cell>
          <table:table-cell table:formula="of:=[.M725]-[.N725]" office:value-type="float" office:value="-3.38588722826913" calcext:value-type="float">
            <text:p>-3.3858872283</text:p>
          </table:table-cell>
          <table:table-cell table:formula="of:=[.M725]-[.P725]" office:value-type="float" office:value="0.376537655275315" calcext:value-type="float">
            <text:p>0.3765376553</text:p>
          </table:table-cell>
          <table:table-cell table:formula="of:=([.A725]-100.04)^2" office:value-type="float" office:value="266.3424" calcext:value-type="float">
            <text:p>266.3424</text:p>
          </table:table-cell>
          <table:table-cell/>
          <table:table-cell table:formula="of:=[.Q725]+[.U724]" office:value-type="float" office:value="2353.58948530676" calcext:value-type="float">
            <text:p>2353.5894853068</text:p>
          </table:table-cell>
        </table:table-row>
        <table:table-row table:style-name="ro1">
          <table:table-cell office:value-type="float" office:value="116.37" calcext:value-type="float">
            <text:p>116.37</text:p>
          </table:table-cell>
          <table:table-cell office:value-type="float" office:value="113.330131530762" calcext:value-type="float">
            <text:p>113.3301315308</text:p>
          </table:table-cell>
          <table:table-cell office:value-type="float" office:value="116.37" calcext:value-type="float">
            <text:p>116.37</text:p>
          </table:table-cell>
          <table:table-cell office:value-type="float" office:value="108.684791564941" calcext:value-type="float">
            <text:p>108.6847915649</text:p>
          </table:table-cell>
          <table:table-cell office:value-type="float" office:value="116.37" calcext:value-type="float">
            <text:p>116.37</text:p>
          </table:table-cell>
          <table:table-cell office:value-type="float" office:value="110.624046325684" calcext:value-type="float">
            <text:p>110.6240463257</text:p>
          </table:table-cell>
          <table:table-cell office:value-type="float" office:value="116.37" calcext:value-type="float">
            <text:p>116.37</text:p>
          </table:table-cell>
          <table:table-cell office:value-type="float" office:value="110.312553405762" calcext:value-type="float">
            <text:p>110.3125534058</text:p>
          </table:table-cell>
          <table:table-cell office:value-type="float" office:value="116.37" calcext:value-type="float">
            <text:p>116.37</text:p>
          </table:table-cell>
          <table:table-cell office:value-type="float" office:value="112.70384979248" calcext:value-type="float">
            <text:p>112.7038497925</text:p>
          </table:table-cell>
          <table:table-cell office:value-type="float" office:value="113.330131530762" calcext:value-type="float">
            <text:p>113.3301315308</text:p>
          </table:table-cell>
          <table:table-cell/>
          <table:table-cell table:formula="of:=([.A726]-[.B726])^2" office:value-type="float" office:value="9.24080031026912" calcext:value-type="float">
            <text:p>9.2408003103</text:p>
          </table:table-cell>
          <table:table-cell table:formula="of:=([.E726]-[.F726])^2" office:value-type="float" office:value="33.0159836273903" calcext:value-type="float">
            <text:p>33.0159836274</text:p>
          </table:table-cell>
          <table:table-cell table:formula="of:=([.A726]-([.B726]+[.F726])/2)^2" office:value-type="float" office:value="19.297667684544" calcext:value-type="float">
            <text:p>19.2976676845</text:p>
          </table:table-cell>
          <table:table-cell table:formula="of:=([.I726]-[.J726])^2" office:value-type="float" office:value="13.4406573440955" calcext:value-type="float">
            <text:p>13.4406573441</text:p>
          </table:table-cell>
          <table:table-cell table:formula="of:=[.M726]-[.N726]" office:value-type="float" office:value="-23.7751833171211" calcext:value-type="float">
            <text:p>-23.7751833171</text:p>
          </table:table-cell>
          <table:table-cell table:formula="of:=[.M726]-[.P726]" office:value-type="float" office:value="-4.19985703382642" calcext:value-type="float">
            <text:p>-4.1998570338</text:p>
          </table:table-cell>
          <table:table-cell table:formula="of:=([.A726]-100.04)^2" office:value-type="float" office:value="266.6689" calcext:value-type="float">
            <text:p>266.6689</text:p>
          </table:table-cell>
          <table:table-cell/>
          <table:table-cell table:formula="of:=[.Q726]+[.U725]" office:value-type="float" office:value="2329.81430198964" calcext:value-type="float">
            <text:p>2329.8143019897</text:p>
          </table:table-cell>
        </table:table-row>
        <table:table-row table:style-name="ro1">
          <table:table-cell office:value-type="float" office:value="116.59" calcext:value-type="float">
            <text:p>116.59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16.59" calcext:value-type="float">
            <text:p>116.59</text:p>
          </table:table-cell>
          <table:table-cell office:value-type="float" office:value="107.56224822998" calcext:value-type="float">
            <text:p>107.56224823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0.619346618652" calcext:value-type="float">
            <text:p>110.6193466187</text:p>
          </table:table-cell>
          <table:table-cell office:value-type="float" office:value="116.59" calcext:value-type="float">
            <text:p>116.59</text:p>
          </table:table-cell>
          <table:table-cell office:value-type="float" office:value="109.781074523926" calcext:value-type="float">
            <text:p>109.7810745239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727]-[.B727])^2" office:value-type="float" office:value="22.5741329687968" calcext:value-type="float">
            <text:p>22.5741329688</text:p>
          </table:table-cell>
          <table:table-cell table:formula="of:=([.E727]-[.F727])^2" office:value-type="float" office:value="35.6487018001982" calcext:value-type="float">
            <text:p>35.6487018002</text:p>
          </table:table-cell>
          <table:table-cell table:formula="of:=([.A727]-([.B727]+[.F727])/2)^2" office:value-type="float" office:value="28.7396656031628" calcext:value-type="float">
            <text:p>28.7396656032</text:p>
          </table:table-cell>
          <table:table-cell table:formula="of:=([.I727]-[.J727])^2" office:value-type="float" office:value="21.9932947915927" calcext:value-type="float">
            <text:p>21.9932947916</text:p>
          </table:table-cell>
          <table:table-cell table:formula="of:=[.M727]-[.N727]" office:value-type="float" office:value="-13.0745688314014" calcext:value-type="float">
            <text:p>-13.0745688314</text:p>
          </table:table-cell>
          <table:table-cell table:formula="of:=[.M727]-[.P727]" office:value-type="float" office:value="0.580838177204132" calcext:value-type="float">
            <text:p>0.5808381772</text:p>
          </table:table-cell>
          <table:table-cell table:formula="of:=([.A727]-100.04)^2" office:value-type="float" office:value="273.9025" calcext:value-type="float">
            <text:p>273.9025</text:p>
          </table:table-cell>
          <table:table-cell/>
          <table:table-cell table:formula="of:=[.Q727]+[.U726]" office:value-type="float" office:value="2316.73973315824" calcext:value-type="float">
            <text:p>2316.7397331583</text:p>
          </table:table-cell>
        </table:table-row>
        <table:table-row table:style-name="ro1">
          <table:table-cell office:value-type="float" office:value="117.26" calcext:value-type="float">
            <text:p>117.26</text:p>
          </table:table-cell>
          <table:table-cell office:value-type="float" office:value="115.751289367676" calcext:value-type="float">
            <text:p>115.7512893677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5.75399017334" calcext:value-type="float">
            <text:p>115.7539901733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4.777816772461" calcext:value-type="float">
            <text:p>114.7778167725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4.908096313477" calcext:value-type="float">
            <text:p>114.9080963135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5.747512817383" calcext:value-type="float">
            <text:p>115.7475128174</text:p>
          </table:table-cell>
          <table:table-cell office:value-type="float" office:value="115.751289367676" calcext:value-type="float">
            <text:p>115.7512893677</text:p>
          </table:table-cell>
          <table:table-cell/>
          <table:table-cell table:formula="of:=([.A728]-[.B728])^2" office:value-type="float" office:value="2.27620777208816" calcext:value-type="float">
            <text:p>2.2762077721</text:p>
          </table:table-cell>
          <table:table-cell table:formula="of:=([.E728]-[.F728])^2" office:value-type="float" office:value="6.16123357507626" calcext:value-type="float">
            <text:p>6.1612335751</text:p>
          </table:table-cell>
          <table:table-cell table:formula="of:=([.A728]-([.B728]+[.F728])/2)^2" office:value-type="float" office:value="3.98180845017363" calcext:value-type="float">
            <text:p>3.9818084502</text:p>
          </table:table-cell>
          <table:table-cell table:formula="of:=([.I728]-[.J728])^2" office:value-type="float" office:value="2.28761747758129" calcext:value-type="float">
            <text:p>2.2876174776</text:p>
          </table:table-cell>
          <table:table-cell table:formula="of:=[.M728]-[.N728]" office:value-type="float" office:value="-3.8850258029881" calcext:value-type="float">
            <text:p>-3.885025803</text:p>
          </table:table-cell>
          <table:table-cell table:formula="of:=[.M728]-[.P728]" office:value-type="float" office:value="-0.0114097054931332" calcext:value-type="float">
            <text:p>-0.0114097055</text:p>
          </table:table-cell>
          <table:table-cell table:formula="of:=([.A728]-100.04)^2" office:value-type="float" office:value="296.5284" calcext:value-type="float">
            <text:p>296.5284</text:p>
          </table:table-cell>
          <table:table-cell/>
          <table:table-cell table:formula="of:=[.Q728]+[.U727]" office:value-type="float" office:value="2312.85470735525" calcext:value-type="float">
            <text:p>2312.8547073553</text:p>
          </table:table-cell>
        </table:table-row>
        <table:table-row table:style-name="ro1">
          <table:table-cell office:value-type="float" office:value="117.36" calcext:value-type="float">
            <text:p>117.36</text:p>
          </table:table-cell>
          <table:table-cell office:value-type="float" office:value="111.883743286133" calcext:value-type="float">
            <text:p>111.8837432861</text:p>
          </table:table-cell>
          <table:table-cell office:value-type="float" office:value="117.36" calcext:value-type="float">
            <text:p>117.36</text:p>
          </table:table-cell>
          <table:table-cell office:value-type="float" office:value="109.442565917969" calcext:value-type="float">
            <text:p>109.442565918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0.517585754395" calcext:value-type="float">
            <text:p>110.5175857544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883743286133" calcext:value-type="float">
            <text:p>111.8837432861</text:p>
          </table:table-cell>
          <table:table-cell/>
          <table:table-cell table:formula="of:=([.A729]-[.B729])^2" office:value-type="float" office:value="29.9893875961754" calcext:value-type="float">
            <text:p>29.9893875962</text:p>
          </table:table-cell>
          <table:table-cell table:formula="of:=([.E729]-[.F729])^2" office:value-type="float" office:value="45.0515232723699" calcext:value-type="float">
            <text:p>45.0515232724</text:p>
          </table:table-cell>
          <table:table-cell table:formula="of:=([.A729]-([.B729]+[.F729])/2)^2" office:value-type="float" office:value="37.1386634041937" calcext:value-type="float">
            <text:p>37.1386634042</text:p>
          </table:table-cell>
          <table:table-cell table:formula="of:=([.I729]-[.J729])^2" office:value-type="float" office:value="32.3057460437276" calcext:value-type="float">
            <text:p>32.3057460437</text:p>
          </table:table-cell>
          <table:table-cell table:formula="of:=[.M729]-[.N729]" office:value-type="float" office:value="-15.0621356761944" calcext:value-type="float">
            <text:p>-15.0621356762</text:p>
          </table:table-cell>
          <table:table-cell table:formula="of:=[.M729]-[.P729]" office:value-type="float" office:value="-2.31635844755219" calcext:value-type="float">
            <text:p>-2.3163584476</text:p>
          </table:table-cell>
          <table:table-cell table:formula="of:=([.A729]-100.04)^2" office:value-type="float" office:value="299.9824" calcext:value-type="float">
            <text:p>299.9824</text:p>
          </table:table-cell>
          <table:table-cell/>
          <table:table-cell table:formula="of:=[.Q729]+[.U728]" office:value-type="float" office:value="2297.79257167906" calcext:value-type="float">
            <text:p>2297.7925716791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10.213928222656" calcext:value-type="float">
            <text:p>110.2139282227</text:p>
          </table:table-cell>
          <table:table-cell office:value-type="float" office:value="117.4" calcext:value-type="float">
            <text:p>117.4</text:p>
          </table:table-cell>
          <table:table-cell office:value-type="float" office:value="110.607856750488" calcext:value-type="float">
            <text:p>110.6078567505</text:p>
          </table:table-cell>
          <table:table-cell office:value-type="float" office:value="117.4" calcext:value-type="float">
            <text:p>117.4</text:p>
          </table:table-cell>
          <table:table-cell office:value-type="float" office:value="109.07559967041" calcext:value-type="float">
            <text:p>109.0755996704</text:p>
          </table:table-cell>
          <table:table-cell office:value-type="float" office:value="117.4" calcext:value-type="float">
            <text:p>117.4</text:p>
          </table:table-cell>
          <table:table-cell office:value-type="float" office:value="109.467155456543" calcext:value-type="float">
            <text:p>109.4671554565</text:p>
          </table:table-cell>
          <table:table-cell office:value-type="float" office:value="117.4" calcext:value-type="float">
            <text:p>117.4</text:p>
          </table:table-cell>
          <table:table-cell office:value-type="float" office:value="109.754066467285" calcext:value-type="float">
            <text:p>109.7540664673</text:p>
          </table:table-cell>
          <table:table-cell office:value-type="float" office:value="110.213928222656" calcext:value-type="float">
            <text:p>110.2139282227</text:p>
          </table:table-cell>
          <table:table-cell/>
          <table:table-cell table:formula="of:=([.A730]-[.B730])^2" office:value-type="float" office:value="51.6396275891364" calcext:value-type="float">
            <text:p>51.6396275891</text:p>
          </table:table-cell>
          <table:table-cell table:formula="of:=([.E730]-[.F730])^2" office:value-type="float" office:value="69.2956408472756" calcext:value-type="float">
            <text:p>69.2956408473</text:p>
          </table:table-cell>
          <table:table-cell table:formula="of:=([.A730]-([.B730]+[.F730])/2)^2" office:value-type="float" office:value="60.1436862449913" calcext:value-type="float">
            <text:p>60.143686245</text:p>
          </table:table-cell>
          <table:table-cell table:formula="of:=([.I730]-[.J730])^2" office:value-type="float" office:value="58.4602995866934" calcext:value-type="float">
            <text:p>58.4602995867</text:p>
          </table:table-cell>
          <table:table-cell table:formula="of:=[.M730]-[.N730]" office:value-type="float" office:value="-17.6560132581391" calcext:value-type="float">
            <text:p>-17.6560132581</text:p>
          </table:table-cell>
          <table:table-cell table:formula="of:=[.M730]-[.P730]" office:value-type="float" office:value="-6.82067199755694" calcext:value-type="float">
            <text:p>-6.8206719976</text:p>
          </table:table-cell>
          <table:table-cell table:formula="of:=([.A730]-100.04)^2" office:value-type="float" office:value="301.3696" calcext:value-type="float">
            <text:p>301.3696</text:p>
          </table:table-cell>
          <table:table-cell/>
          <table:table-cell table:formula="of:=[.Q730]+[.U729]" office:value-type="float" office:value="2280.13655842092" calcext:value-type="float">
            <text:p>2280.1365584209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11.245513916016" calcext:value-type="float">
            <text:p>111.245513916</text:p>
          </table:table-cell>
          <table:table-cell office:value-type="float" office:value="117.4" calcext:value-type="float">
            <text:p>117.4</text:p>
          </table:table-cell>
          <table:table-cell office:value-type="float" office:value="100.984397888184" calcext:value-type="float">
            <text:p>100.9843978882</text:p>
          </table:table-cell>
          <table:table-cell office:value-type="float" office:value="117.4" calcext:value-type="float">
            <text:p>117.4</text:p>
          </table:table-cell>
          <table:table-cell office:value-type="float" office:value="109.438377380371" calcext:value-type="float">
            <text:p>109.4383773804</text:p>
          </table:table-cell>
          <table:table-cell office:value-type="float" office:value="117.4" calcext:value-type="float">
            <text:p>117.4</text:p>
          </table:table-cell>
          <table:table-cell office:value-type="float" office:value="97.7800369262695" calcext:value-type="float">
            <text:p>97.7800369263</text:p>
          </table:table-cell>
          <table:table-cell office:value-type="float" office:value="117.4" calcext:value-type="float">
            <text:p>117.4</text:p>
          </table:table-cell>
          <table:table-cell office:value-type="float" office:value="110.677581787109" calcext:value-type="float">
            <text:p>110.6775817871</text:p>
          </table:table-cell>
          <table:table-cell office:value-type="float" office:value="111.245513916016" calcext:value-type="float">
            <text:p>111.245513916</text:p>
          </table:table-cell>
          <table:table-cell/>
          <table:table-cell table:formula="of:=([.A731]-[.B731])^2" office:value-type="float" office:value="37.8776989579574" calcext:value-type="float">
            <text:p>37.877698958</text:p>
          </table:table-cell>
          <table:table-cell table:formula="of:=([.E731]-[.F731])^2" office:value-type="float" office:value="63.3874347373867" calcext:value-type="float">
            <text:p>63.3874347374</text:p>
          </table:table-cell>
          <table:table-cell table:formula="of:=([.A731]-([.B731]+[.F731])/2)^2" office:value-type="float" office:value="49.8161312330567" calcext:value-type="float">
            <text:p>49.8161312331</text:p>
          </table:table-cell>
          <table:table-cell table:formula="of:=([.I731]-[.J731])^2" office:value-type="float" office:value="45.1909066290037" calcext:value-type="float">
            <text:p>45.190906629</text:p>
          </table:table-cell>
          <table:table-cell table:formula="of:=[.M731]-[.N731]" office:value-type="float" office:value="-25.5097357794293" calcext:value-type="float">
            <text:p>-25.5097357794</text:p>
          </table:table-cell>
          <table:table-cell table:formula="of:=[.M731]-[.P731]" office:value-type="float" office:value="-7.31320767104626" calcext:value-type="float">
            <text:p>-7.313207671</text:p>
          </table:table-cell>
          <table:table-cell table:formula="of:=([.A731]-100.04)^2" office:value-type="float" office:value="301.3696" calcext:value-type="float">
            <text:p>301.3696</text:p>
          </table:table-cell>
          <table:table-cell/>
          <table:table-cell table:formula="of:=[.Q731]+[.U730]" office:value-type="float" office:value="2254.62682264149" calcext:value-type="float">
            <text:p>2254.6268226415</text:p>
          </table:table-cell>
        </table:table-row>
        <table:table-row table:style-name="ro1">
          <table:table-cell office:value-type="float" office:value="117.71" calcext:value-type="float">
            <text:p>117.71</text:p>
          </table:table-cell>
          <table:table-cell office:value-type="float" office:value="114.74626159668" calcext:value-type="float">
            <text:p>114.7462615967</text:p>
          </table:table-cell>
          <table:table-cell office:value-type="float" office:value="117.71" calcext:value-type="float">
            <text:p>117.71</text:p>
          </table:table-cell>
          <table:table-cell office:value-type="float" office:value="113.048904418945" calcext:value-type="float">
            <text:p>113.0489044189</text:p>
          </table:table-cell>
          <table:table-cell office:value-type="float" office:value="117.71" calcext:value-type="float">
            <text:p>117.71</text:p>
          </table:table-cell>
          <table:table-cell office:value-type="float" office:value="110.69344329834" calcext:value-type="float">
            <text:p>110.6934432983</text:p>
          </table:table-cell>
          <table:table-cell office:value-type="float" office:value="117.71" calcext:value-type="float">
            <text:p>117.71</text:p>
          </table:table-cell>
          <table:table-cell office:value-type="float" office:value="108.957847595215" calcext:value-type="float">
            <text:p>108.9578475952</text:p>
          </table:table-cell>
          <table:table-cell office:value-type="float" office:value="117.71" calcext:value-type="float">
            <text:p>117.71</text:p>
          </table:table-cell>
          <table:table-cell office:value-type="float" office:value="114.206924438477" calcext:value-type="float">
            <text:p>114.2069244385</text:p>
          </table:table-cell>
          <table:table-cell office:value-type="float" office:value="114.74626159668" calcext:value-type="float">
            <text:p>114.7462615967</text:p>
          </table:table-cell>
          <table:table-cell/>
          <table:table-cell table:formula="of:=([.A732]-[.B732])^2" office:value-type="float" office:value="8.7837453233156" calcext:value-type="float">
            <text:p>8.7837453233</text:p>
          </table:table-cell>
          <table:table-cell table:formula="of:=([.E732]-[.F732])^2" office:value-type="float" office:value="49.232067947612" calcext:value-type="float">
            <text:p>49.2320679476</text:p>
          </table:table-cell>
          <table:table-cell table:formula="of:=([.A732]-([.B732]+[.F732])/2)^2" office:value-type="float" office:value="24.9015725956242" calcext:value-type="float">
            <text:p>24.9015725956</text:p>
          </table:table-cell>
          <table:table-cell table:formula="of:=([.I732]-[.J732])^2" office:value-type="float" office:value="12.2715383897427" calcext:value-type="float">
            <text:p>12.2715383897</text:p>
          </table:table-cell>
          <table:table-cell table:formula="of:=[.M732]-[.N732]" office:value-type="float" office:value="-40.4483226242964" calcext:value-type="float">
            <text:p>-40.4483226243</text:p>
          </table:table-cell>
          <table:table-cell table:formula="of:=[.M732]-[.P732]" office:value-type="float" office:value="-3.48779306642711" calcext:value-type="float">
            <text:p>-3.4877930664</text:p>
          </table:table-cell>
          <table:table-cell table:formula="of:=([.A732]-100.04)^2" office:value-type="float" office:value="312.2289" calcext:value-type="float">
            <text:p>312.2289</text:p>
          </table:table-cell>
          <table:table-cell/>
          <table:table-cell table:formula="of:=[.Q732]+[.U731]" office:value-type="float" office:value="2214.17850001719" calcext:value-type="float">
            <text:p>2214.1785000172</text:p>
          </table:table-cell>
        </table:table-row>
        <table:table-row table:style-name="ro1">
          <table:table-cell office:value-type="float" office:value="117.81" calcext:value-type="float">
            <text:p>117.81</text:p>
          </table:table-cell>
          <table:table-cell office:value-type="float" office:value="111.862785339355" calcext:value-type="float">
            <text:p>111.8627853394</text:p>
          </table:table-cell>
          <table:table-cell office:value-type="float" office:value="117.81" calcext:value-type="float">
            <text:p>117.81</text:p>
          </table:table-cell>
          <table:table-cell office:value-type="float" office:value="106.929542541504" calcext:value-type="float">
            <text:p>106.9295425415</text:p>
          </table:table-cell>
          <table:table-cell office:value-type="float" office:value="117.81" calcext:value-type="float">
            <text:p>117.81</text:p>
          </table:table-cell>
          <table:table-cell office:value-type="float" office:value="110.716636657715" calcext:value-type="float">
            <text:p>110.7166366577</text:p>
          </table:table-cell>
          <table:table-cell office:value-type="float" office:value="117.81" calcext:value-type="float">
            <text:p>117.81</text:p>
          </table:table-cell>
          <table:table-cell office:value-type="float" office:value="106.75154876709" calcext:value-type="float">
            <text:p>106.7515487671</text:p>
          </table:table-cell>
          <table:table-cell office:value-type="float" office:value="117.81" calcext:value-type="float">
            <text:p>117.81</text:p>
          </table:table-cell>
          <table:table-cell office:value-type="float" office:value="111.766731262207" calcext:value-type="float">
            <text:p>111.7667312622</text:p>
          </table:table-cell>
          <table:table-cell office:value-type="float" office:value="111.862785339355" calcext:value-type="float">
            <text:p>111.8627853394</text:p>
          </table:table-cell>
          <table:table-cell/>
          <table:table-cell table:formula="of:=([.A733]-[.B733])^2" office:value-type="float" office:value="35.3693622197853" calcext:value-type="float">
            <text:p>35.3693622198</text:p>
          </table:table-cell>
          <table:table-cell table:formula="of:=([.E733]-[.F733])^2" office:value-type="float" office:value="50.3158035056749" calcext:value-type="float">
            <text:p>50.3158035057</text:p>
          </table:table-cell>
          <table:table-cell table:formula="of:=([.A733]-([.B733]+[.F733])/2)^2" office:value-type="float" office:value="42.5141686626234" calcext:value-type="float">
            <text:p>42.5141686626</text:p>
          </table:table-cell>
          <table:table-cell table:formula="of:=([.I733]-[.J733])^2" office:value-type="float" office:value="36.5210970371858" calcext:value-type="float">
            <text:p>36.5210970372</text:p>
          </table:table-cell>
          <table:table-cell table:formula="of:=[.M733]-[.N733]" office:value-type="float" office:value="-14.9464412858896" calcext:value-type="float">
            <text:p>-14.9464412859</text:p>
          </table:table-cell>
          <table:table-cell table:formula="of:=[.M733]-[.P733]" office:value-type="float" office:value="-1.15173481740057" calcext:value-type="float">
            <text:p>-1.1517348174</text:p>
          </table:table-cell>
          <table:table-cell table:formula="of:=([.A733]-100.04)^2" office:value-type="float" office:value="315.7729" calcext:value-type="float">
            <text:p>315.7729</text:p>
          </table:table-cell>
          <table:table-cell/>
          <table:table-cell table:formula="of:=[.Q733]+[.U732]" office:value-type="float" office:value="2199.2320587313" calcext:value-type="float">
            <text:p>2199.2320587313</text:p>
          </table:table-cell>
        </table:table-row>
        <table:table-row table:style-name="ro1">
          <table:table-cell office:value-type="float" office:value="118.02" calcext:value-type="float">
            <text:p>118.02</text:p>
          </table:table-cell>
          <table:table-cell office:value-type="float" office:value="113.694206237793" calcext:value-type="float">
            <text:p>113.6942062378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4.797607421875" calcext:value-type="float">
            <text:p>114.7976074219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2.192749023438" calcext:value-type="float">
            <text:p>112.1927490234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3.235290527344" calcext:value-type="float">
            <text:p>113.2352905273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3.628875732422" calcext:value-type="float">
            <text:p>113.6288757324</text:p>
          </table:table-cell>
          <table:table-cell office:value-type="float" office:value="113.694206237793" calcext:value-type="float">
            <text:p>113.6942062378</text:p>
          </table:table-cell>
          <table:table-cell/>
          <table:table-cell table:formula="of:=([.A734]-[.B734])^2" office:value-type="float" office:value="18.7124916731492" calcext:value-type="float">
            <text:p>18.7124916731</text:p>
          </table:table-cell>
          <table:table-cell table:formula="of:=([.E734]-[.F734])^2" office:value-type="float" office:value="33.9568539438486" calcext:value-type="float">
            <text:p>33.9568539438</text:p>
          </table:table-cell>
          <table:table-cell table:formula="of:=([.A734]-([.B734]+[.F734])/2)^2" office:value-type="float" office:value="25.7710793668639" calcext:value-type="float">
            <text:p>25.7710793669</text:p>
          </table:table-cell>
          <table:table-cell table:formula="of:=([.I734]-[.J734])^2" office:value-type="float" office:value="19.2819723333135" calcext:value-type="float">
            <text:p>19.2819723333</text:p>
          </table:table-cell>
          <table:table-cell table:formula="of:=[.M734]-[.N734]" office:value-type="float" office:value="-15.2443622706993" calcext:value-type="float">
            <text:p>-15.2443622707</text:p>
          </table:table-cell>
          <table:table-cell table:formula="of:=[.M734]-[.P734]" office:value-type="float" office:value="-0.569480660164263" calcext:value-type="float">
            <text:p>-0.5694806602</text:p>
          </table:table-cell>
          <table:table-cell table:formula="of:=([.A734]-100.04)^2" office:value-type="float" office:value="323.2804" calcext:value-type="float">
            <text:p>323.2804</text:p>
          </table:table-cell>
          <table:table-cell/>
          <table:table-cell table:formula="of:=[.Q734]+[.U733]" office:value-type="float" office:value="2183.98769646061" calcext:value-type="float">
            <text:p>2183.9876964606</text:p>
          </table:table-cell>
        </table:table-row>
        <table:table-row table:style-name="ro1">
          <table:table-cell office:value-type="float" office:value="118.23" calcext:value-type="float">
            <text:p>118.23</text:p>
          </table:table-cell>
          <table:table-cell office:value-type="float" office:value="103.533302307129" calcext:value-type="float">
            <text:p>103.5333023071</text:p>
          </table:table-cell>
          <table:table-cell office:value-type="float" office:value="118.23" calcext:value-type="float">
            <text:p>118.23</text:p>
          </table:table-cell>
          <table:table-cell office:value-type="float" office:value="110.587791442871" calcext:value-type="float">
            <text:p>110.5877914429</text:p>
          </table:table-cell>
          <table:table-cell office:value-type="float" office:value="118.23" calcext:value-type="float">
            <text:p>118.23</text:p>
          </table:table-cell>
          <table:table-cell office:value-type="float" office:value="103.033042907715" calcext:value-type="float">
            <text:p>103.0330429077</text:p>
          </table:table-cell>
          <table:table-cell office:value-type="float" office:value="118.23" calcext:value-type="float">
            <text:p>118.23</text:p>
          </table:table-cell>
          <table:table-cell office:value-type="float" office:value="107.266960144043" calcext:value-type="float">
            <text:p>107.266960144</text:p>
          </table:table-cell>
          <table:table-cell office:value-type="float" office:value="118.23" calcext:value-type="float">
            <text:p>118.23</text:p>
          </table:table-cell>
          <table:table-cell office:value-type="float" office:value="103.462158203125" calcext:value-type="float">
            <text:p>103.4621582031</text:p>
          </table:table-cell>
          <table:table-cell office:value-type="float" office:value="103.033042907715" calcext:value-type="float">
            <text:p>103.0330429077</text:p>
          </table:table-cell>
          <table:table-cell/>
          <table:table-cell table:formula="of:=([.A735]-[.B735])^2" office:value-type="float" office:value="215.992923075643" calcext:value-type="float">
            <text:p>215.9929230756</text:p>
          </table:table-cell>
          <table:table-cell table:formula="of:=([.E735]-[.F735])^2" office:value-type="float" office:value="230.947504864756" calcext:value-type="float">
            <text:p>230.9475048648</text:p>
          </table:table-cell>
          <table:table-cell table:formula="of:=([.A735]-([.B735]+[.F735])/2)^2" office:value-type="float" office:value="223.407649103524" calcext:value-type="float">
            <text:p>223.4076491035</text:p>
          </table:table-cell>
          <table:table-cell table:formula="of:=([.I735]-[.J735])^2" office:value-type="float" office:value="218.089151337528" calcext:value-type="float">
            <text:p>218.0891513375</text:p>
          </table:table-cell>
          <table:table-cell table:formula="of:=[.M735]-[.N735]" office:value-type="float" office:value="-14.9545817891136" calcext:value-type="float">
            <text:p>-14.9545817891</text:p>
          </table:table-cell>
          <table:table-cell table:formula="of:=[.M735]-[.P735]" office:value-type="float" office:value="-2.0962282618857" calcext:value-type="float">
            <text:p>-2.0962282619</text:p>
          </table:table-cell>
          <table:table-cell table:formula="of:=([.A735]-100.04)^2" office:value-type="float" office:value="330.8761" calcext:value-type="float">
            <text:p>330.8761</text:p>
          </table:table-cell>
          <table:table-cell/>
          <table:table-cell table:formula="of:=[.Q735]+[.U734]" office:value-type="float" office:value="2169.03311467149" calcext:value-type="float">
            <text:p>2169.0331146715</text:p>
          </table:table-cell>
        </table:table-row>
        <table:table-row table:style-name="ro1">
          <table:table-cell office:value-type="float" office:value="118.27" calcext:value-type="float">
            <text:p>118.27</text:p>
          </table:table-cell>
          <table:table-cell office:value-type="float" office:value="112.062789916992" calcext:value-type="float">
            <text:p>112.062789917</text:p>
          </table:table-cell>
          <table:table-cell office:value-type="float" office:value="118.27" calcext:value-type="float">
            <text:p>118.27</text:p>
          </table:table-cell>
          <table:table-cell office:value-type="float" office:value="107.752738952637" calcext:value-type="float">
            <text:p>107.7527389526</text:p>
          </table:table-cell>
          <table:table-cell office:value-type="float" office:value="118.27" calcext:value-type="float">
            <text:p>118.27</text:p>
          </table:table-cell>
          <table:table-cell office:value-type="float" office:value="109.771919250488" calcext:value-type="float">
            <text:p>109.7719192505</text:p>
          </table:table-cell>
          <table:table-cell office:value-type="float" office:value="118.27" calcext:value-type="float">
            <text:p>118.27</text:p>
          </table:table-cell>
          <table:table-cell office:value-type="float" office:value="106.527450561523" calcext:value-type="float">
            <text:p>106.5274505615</text:p>
          </table:table-cell>
          <table:table-cell office:value-type="float" office:value="118.27" calcext:value-type="float">
            <text:p>118.27</text:p>
          </table:table-cell>
          <table:table-cell office:value-type="float" office:value="112.312118530273" calcext:value-type="float">
            <text:p>112.3121185303</text:p>
          </table:table-cell>
          <table:table-cell office:value-type="float" office:value="112.062789916992" calcext:value-type="float">
            <text:p>112.062789917</text:p>
          </table:table-cell>
          <table:table-cell/>
          <table:table-cell table:formula="of:=([.A736]-[.B736])^2" office:value-type="float" office:value="38.5294570145938" calcext:value-type="float">
            <text:p>38.5294570146</text:p>
          </table:table-cell>
          <table:table-cell table:formula="of:=([.E736]-[.F736])^2" office:value-type="float" office:value="72.2173764252216" calcext:value-type="float">
            <text:p>72.2173764252</text:p>
          </table:table-cell>
          <table:table-cell table:formula="of:=([.A736]-([.B736]+[.F736])/2)^2" office:value-type="float" office:value="54.0613946172457" calcext:value-type="float">
            <text:p>54.0613946172</text:p>
          </table:table-cell>
          <table:table-cell table:formula="of:=([.I736]-[.J736])^2" office:value-type="float" office:value="35.4963516073111" calcext:value-type="float">
            <text:p>35.4963516073</text:p>
          </table:table-cell>
          <table:table-cell table:formula="of:=[.M736]-[.N736]" office:value-type="float" office:value="-33.6879194106278" calcext:value-type="float">
            <text:p>-33.6879194106</text:p>
          </table:table-cell>
          <table:table-cell table:formula="of:=[.M736]-[.P736]" office:value-type="float" office:value="3.0331054072827" calcext:value-type="float">
            <text:p>3.0331054073</text:p>
          </table:table-cell>
          <table:table-cell table:formula="of:=([.A736]-100.04)^2" office:value-type="float" office:value="332.3329" calcext:value-type="float">
            <text:p>332.3329</text:p>
          </table:table-cell>
          <table:table-cell/>
          <table:table-cell table:formula="of:=[.Q736]+[.U735]" office:value-type="float" office:value="2135.34519526086" calcext:value-type="float">
            <text:p>2135.3451952609</text:p>
          </table:table-cell>
        </table:table-row>
        <table:table-row table:style-name="ro1">
          <table:table-cell office:value-type="float" office:value="118.31" calcext:value-type="float">
            <text:p>118.31</text:p>
          </table:table-cell>
          <table:table-cell office:value-type="float" office:value="113.164543151855" calcext:value-type="float">
            <text:p>113.1645431519</text:p>
          </table:table-cell>
          <table:table-cell office:value-type="float" office:value="118.31" calcext:value-type="float">
            <text:p>118.31</text:p>
          </table:table-cell>
          <table:table-cell office:value-type="float" office:value="102.058540344238" calcext:value-type="float">
            <text:p>102.0585403442</text:p>
          </table:table-cell>
          <table:table-cell office:value-type="float" office:value="118.31" calcext:value-type="float">
            <text:p>118.31</text:p>
          </table:table-cell>
          <table:table-cell office:value-type="float" office:value="109.904655456543" calcext:value-type="float">
            <text:p>109.9046554565</text:p>
          </table:table-cell>
          <table:table-cell office:value-type="float" office:value="118.31" calcext:value-type="float">
            <text:p>118.31</text:p>
          </table:table-cell>
          <table:table-cell office:value-type="float" office:value="102.771003723145" calcext:value-type="float">
            <text:p>102.7710037231</text:p>
          </table:table-cell>
          <table:table-cell office:value-type="float" office:value="118.31" calcext:value-type="float">
            <text:p>118.31</text:p>
          </table:table-cell>
          <table:table-cell office:value-type="float" office:value="113.959747314453" calcext:value-type="float">
            <text:p>113.9597473145</text:p>
          </table:table-cell>
          <table:table-cell office:value-type="float" office:value="113.164543151855" calcext:value-type="float">
            <text:p>113.1645431519</text:p>
          </table:table-cell>
          <table:table-cell/>
          <table:table-cell table:formula="of:=([.A737]-[.B737])^2" office:value-type="float" office:value="26.4757261761175" calcext:value-type="float">
            <text:p>26.4757261761</text:p>
          </table:table-cell>
          <table:table-cell table:formula="of:=([.E737]-[.F737])^2" office:value-type="float" office:value="70.6498168942229" calcext:value-type="float">
            <text:p>70.6498168942</text:p>
          </table:table-cell>
          <table:table-cell table:formula="of:=([.A737]-([.B737]+[.F737])/2)^2" office:value-type="float" office:value="45.9060545886577" calcext:value-type="float">
            <text:p>45.9060545887</text:p>
          </table:table-cell>
          <table:table-cell table:formula="of:=([.I737]-[.J737])^2" office:value-type="float" office:value="18.9246984281078" calcext:value-type="float">
            <text:p>18.9246984281</text:p>
          </table:table-cell>
          <table:table-cell table:formula="of:=[.M737]-[.N737]" office:value-type="float" office:value="-44.1740907181054" calcext:value-type="float">
            <text:p>-44.1740907181</text:p>
          </table:table-cell>
          <table:table-cell table:formula="of:=[.M737]-[.P737]" office:value-type="float" office:value="7.55102774800966" calcext:value-type="float">
            <text:p>7.551027748</text:p>
          </table:table-cell>
          <table:table-cell table:formula="of:=([.A737]-100.04)^2" office:value-type="float" office:value="333.7929" calcext:value-type="float">
            <text:p>333.7929</text:p>
          </table:table-cell>
          <table:table-cell/>
          <table:table-cell table:formula="of:=[.Q737]+[.U736]" office:value-type="float" office:value="2091.17110454276" calcext:value-type="float">
            <text:p>2091.1711045428</text:p>
          </table:table-cell>
        </table:table-row>
        <table:table-row table:style-name="ro1">
          <table:table-cell office:value-type="float" office:value="118.41" calcext:value-type="float">
            <text:p>118.41</text:p>
          </table:table-cell>
          <table:table-cell office:value-type="float" office:value="102.815826416016" calcext:value-type="float">
            <text:p>102.815826416</text:p>
          </table:table-cell>
          <table:table-cell office:value-type="float" office:value="118.41" calcext:value-type="float">
            <text:p>118.41</text:p>
          </table:table-cell>
          <table:table-cell office:value-type="float" office:value="106.860771179199" calcext:value-type="float">
            <text:p>106.8607711792</text:p>
          </table:table-cell>
          <table:table-cell office:value-type="float" office:value="118.41" calcext:value-type="float">
            <text:p>118.41</text:p>
          </table:table-cell>
          <table:table-cell office:value-type="float" office:value="102.151138305664" calcext:value-type="float">
            <text:p>102.1511383057</text:p>
          </table:table-cell>
          <table:table-cell office:value-type="float" office:value="118.41" calcext:value-type="float">
            <text:p>118.41</text:p>
          </table:table-cell>
          <table:table-cell office:value-type="float" office:value="105.479209899902" calcext:value-type="float">
            <text:p>105.4792098999</text:p>
          </table:table-cell>
          <table:table-cell office:value-type="float" office:value="118.41" calcext:value-type="float">
            <text:p>118.41</text:p>
          </table:table-cell>
          <table:table-cell office:value-type="float" office:value="102.025817871094" calcext:value-type="float">
            <text:p>102.0258178711</text:p>
          </table:table-cell>
          <table:table-cell office:value-type="float" office:value="102.151138305664" calcext:value-type="float">
            <text:p>102.1511383057</text:p>
          </table:table-cell>
          <table:table-cell/>
          <table:table-cell table:formula="of:=([.A738]-[.B738])^2" office:value-type="float" office:value="243.178249767436" calcext:value-type="float">
            <text:p>243.1782497674</text:p>
          </table:table-cell>
          <table:table-cell table:formula="of:=([.E738]-[.F738])^2" office:value-type="float" office:value="264.350583595544" calcext:value-type="float">
            <text:p>264.3505835955</text:p>
          </table:table-cell>
          <table:table-cell table:formula="of:=([.A738]-([.B738]+[.F738])/2)^2" office:value-type="float" office:value="253.653964110479" calcext:value-type="float">
            <text:p>253.6539641105</text:p>
          </table:table-cell>
          <table:table-cell table:formula="of:=([.I738]-[.J738])^2" office:value-type="float" office:value="268.441424033171" calcext:value-type="float">
            <text:p>268.4414240332</text:p>
          </table:table-cell>
          <table:table-cell table:formula="of:=[.M738]-[.N738]" office:value-type="float" office:value="-21.1723338281084" calcext:value-type="float">
            <text:p>-21.1723338281</text:p>
          </table:table-cell>
          <table:table-cell table:formula="of:=[.M738]-[.P738]" office:value-type="float" office:value="-25.2631742657349" calcext:value-type="float">
            <text:p>-25.2631742657</text:p>
          </table:table-cell>
          <table:table-cell table:formula="of:=([.A738]-100.04)^2" office:value-type="float" office:value="337.4569" calcext:value-type="float">
            <text:p>337.4569</text:p>
          </table:table-cell>
          <table:table-cell/>
          <table:table-cell table:formula="of:=[.Q738]+[.U737]" office:value-type="float" office:value="2069.99877071465" calcext:value-type="float">
            <text:p>2069.9987707147</text:p>
          </table:table-cell>
        </table:table-row>
        <table:table-row table:style-name="ro1">
          <table:table-cell office:value-type="float" office:value="118.44" calcext:value-type="float">
            <text:p>118.44</text:p>
          </table:table-cell>
          <table:table-cell office:value-type="float" office:value="115.397644042969" calcext:value-type="float">
            <text:p>115.397644043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5.578666687012" calcext:value-type="float">
            <text:p>115.578666687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4.172637939453" calcext:value-type="float">
            <text:p>114.1726379395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4.428047180176" calcext:value-type="float">
            <text:p>114.4280471802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5.334587097168" calcext:value-type="float">
            <text:p>115.3345870972</text:p>
          </table:table-cell>
          <table:table-cell office:value-type="float" office:value="115.397644042969" calcext:value-type="float">
            <text:p>115.397644043</text:p>
          </table:table-cell>
          <table:table-cell/>
          <table:table-cell table:formula="of:=([.A739]-[.B739])^2" office:value-type="float" office:value="9.25592976928352" calcext:value-type="float">
            <text:p>9.2559297693</text:p>
          </table:table-cell>
          <table:table-cell table:formula="of:=([.E739]-[.F739])^2" office:value-type="float" office:value="18.2103789557949" calcext:value-type="float">
            <text:p>18.2103789558</text:p>
          </table:table-cell>
          <table:table-cell table:formula="of:=([.A739]-([.B739]+[.F739])/2)^2" office:value-type="float" office:value="13.3579943741266" calcext:value-type="float">
            <text:p>13.3579943741</text:p>
          </table:table-cell>
          <table:table-cell table:formula="of:=([.I739]-[.J739])^2" office:value-type="float" office:value="9.64358929707565" calcext:value-type="float">
            <text:p>9.6435892971</text:p>
          </table:table-cell>
          <table:table-cell table:formula="of:=[.M739]-[.N739]" office:value-type="float" office:value="-8.95444918651133" calcext:value-type="float">
            <text:p>-8.9544491865</text:p>
          </table:table-cell>
          <table:table-cell table:formula="of:=[.M739]-[.P739]" office:value-type="float" office:value="-0.387659527792129" calcext:value-type="float">
            <text:p>-0.3876595278</text:p>
          </table:table-cell>
          <table:table-cell table:formula="of:=([.A739]-100.04)^2" office:value-type="float" office:value="338.56" calcext:value-type="float">
            <text:p>338.56</text:p>
          </table:table-cell>
          <table:table-cell/>
          <table:table-cell table:formula="of:=[.Q739]+[.U738]" office:value-type="float" office:value="2061.04432152814" calcext:value-type="float">
            <text:p>2061.0443215281</text:p>
          </table:table-cell>
        </table:table-row>
        <table:table-row table:style-name="ro1">
          <table:table-cell office:value-type="float" office:value="118.45" calcext:value-type="float">
            <text:p>118.45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118.45" calcext:value-type="float">
            <text:p>118.45</text:p>
          </table:table-cell>
          <table:table-cell office:value-type="float" office:value="96.5439910888672" calcext:value-type="float">
            <text:p>96.5439910889</text:p>
          </table:table-cell>
          <table:table-cell office:value-type="float" office:value="118.45" calcext:value-type="float">
            <text:p>118.45</text:p>
          </table:table-cell>
          <table:table-cell office:value-type="float" office:value="93.499885559082" calcext:value-type="float">
            <text:p>93.4998855591</text:p>
          </table:table-cell>
          <table:table-cell office:value-type="float" office:value="118.45" calcext:value-type="float">
            <text:p>118.45</text:p>
          </table:table-cell>
          <table:table-cell office:value-type="float" office:value="94.6542282104492" calcext:value-type="float">
            <text:p>94.6542282104</text:p>
          </table:table-cell>
          <table:table-cell office:value-type="float" office:value="118.45" calcext:value-type="float">
            <text:p>118.45</text:p>
          </table:table-cell>
          <table:table-cell office:value-type="float" office:value="94.3273010253906" calcext:value-type="float">
            <text:p>94.3273010254</text:p>
          </table:table-cell>
          <table:table-cell office:value-type="float" office:value="93.499885559082" calcext:value-type="float">
            <text:p>93.4998855591</text:p>
          </table:table-cell>
          <table:table-cell/>
          <table:table-cell table:formula="of:=([.A740]-[.B740])^2" office:value-type="float" office:value="587.237410435754" calcext:value-type="float">
            <text:p>587.2374104358</text:p>
          </table:table-cell>
          <table:table-cell table:formula="of:=([.E740]-[.F740])^2" office:value-type="float" office:value="622.508210614904" calcext:value-type="float">
            <text:p>622.5082106149</text:p>
          </table:table-cell>
          <table:table-cell table:formula="of:=([.A740]-([.B740]+[.F740])/2)^2" office:value-type="float" office:value="604.744240745178" calcext:value-type="float">
            <text:p>604.7442407452</text:p>
          </table:table-cell>
          <table:table-cell table:formula="of:=([.I740]-[.J740])^2" office:value-type="float" office:value="581.90460581962" calcext:value-type="float">
            <text:p>581.9046058196</text:p>
          </table:table-cell>
          <table:table-cell table:formula="of:=[.M740]-[.N740]" office:value-type="float" office:value="-35.27080017915" calcext:value-type="float">
            <text:p>-35.2708001792</text:p>
          </table:table-cell>
          <table:table-cell table:formula="of:=[.M740]-[.P740]" office:value-type="float" office:value="5.33280461613322" calcext:value-type="float">
            <text:p>5.3328046161</text:p>
          </table:table-cell>
          <table:table-cell table:formula="of:=([.A740]-100.04)^2" office:value-type="float" office:value="338.9281" calcext:value-type="float">
            <text:p>338.9281</text:p>
          </table:table-cell>
          <table:table-cell/>
          <table:table-cell table:formula="of:=[.Q740]+[.U739]" office:value-type="float" office:value="2025.77352134899" calcext:value-type="float">
            <text:p>2025.773521349</text:p>
          </table:table-cell>
        </table:table-row>
        <table:table-row table:style-name="ro1">
          <table:table-cell office:value-type="float" office:value="118.77" calcext:value-type="float">
            <text:p>118.77</text:p>
          </table:table-cell>
          <table:table-cell office:value-type="float" office:value="111.0107421875" calcext:value-type="float">
            <text:p>111.0107421875</text:p>
          </table:table-cell>
          <table:table-cell office:value-type="float" office:value="118.77" calcext:value-type="float">
            <text:p>118.77</text:p>
          </table:table-cell>
          <table:table-cell office:value-type="float" office:value="104.124794006348" calcext:value-type="float">
            <text:p>104.1247940063</text:p>
          </table:table-cell>
          <table:table-cell office:value-type="float" office:value="118.77" calcext:value-type="float">
            <text:p>118.77</text:p>
          </table:table-cell>
          <table:table-cell office:value-type="float" office:value="110.154571533203" calcext:value-type="float">
            <text:p>110.1545715332</text:p>
          </table:table-cell>
          <table:table-cell office:value-type="float" office:value="118.77" calcext:value-type="float">
            <text:p>118.77</text:p>
          </table:table-cell>
          <table:table-cell office:value-type="float" office:value="101.706016540527" calcext:value-type="float">
            <text:p>101.7060165405</text:p>
          </table:table-cell>
          <table:table-cell office:value-type="float" office:value="118.77" calcext:value-type="float">
            <text:p>118.77</text:p>
          </table:table-cell>
          <table:table-cell office:value-type="float" office:value="110.590843200684" calcext:value-type="float">
            <text:p>110.5908432007</text:p>
          </table:table-cell>
          <table:table-cell office:value-type="float" office:value="111.0107421875" calcext:value-type="float">
            <text:p>111.0107421875</text:p>
          </table:table-cell>
          <table:table-cell/>
          <table:table-cell table:formula="of:=([.A741]-[.B741])^2" office:value-type="float" office:value="60.2060818008422" calcext:value-type="float">
            <text:p>60.2060818008</text:p>
          </table:table-cell>
          <table:table-cell table:formula="of:=([.E741]-[.F741])^2" office:value-type="float" office:value="74.2256076664939" calcext:value-type="float">
            <text:p>74.2256076665</text:p>
          </table:table-cell>
          <table:table-cell table:formula="of:=([.A741]-([.B741]+[.F741])/2)^2" office:value-type="float" office:value="67.0325876863483" calcext:value-type="float">
            <text:p>67.0325876863</text:p>
          </table:table-cell>
          <table:table-cell table:formula="of:=([.I741]-[.J741])^2" office:value-type="float" office:value="66.8986059478037" calcext:value-type="float">
            <text:p>66.8986059478</text:p>
          </table:table-cell>
          <table:table-cell table:formula="of:=[.M741]-[.N741]" office:value-type="float" office:value="-14.0195258656517" calcext:value-type="float">
            <text:p>-14.0195258657</text:p>
          </table:table-cell>
          <table:table-cell table:formula="of:=[.M741]-[.P741]" office:value-type="float" office:value="-6.69252414696151" calcext:value-type="float">
            <text:p>-6.692524147</text:p>
          </table:table-cell>
          <table:table-cell table:formula="of:=([.A741]-100.04)^2" office:value-type="float" office:value="350.8129" calcext:value-type="float">
            <text:p>350.8129</text:p>
          </table:table-cell>
          <table:table-cell/>
          <table:table-cell table:formula="of:=[.Q741]+[.U740]" office:value-type="float" office:value="2011.75399548334" calcext:value-type="float">
            <text:p>2011.7539954833</text:p>
          </table:table-cell>
        </table:table-row>
        <table:table-row table:style-name="ro1">
          <table:table-cell office:value-type="float" office:value="118.83" calcext:value-type="float">
            <text:p>118.8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8.83" calcext:value-type="float">
            <text:p>118.83</text:p>
          </table:table-cell>
          <table:table-cell office:value-type="float" office:value="110.622619628906" calcext:value-type="float">
            <text:p>110.6226196289</text:p>
          </table:table-cell>
          <table:table-cell office:value-type="float" office:value="118.83" calcext:value-type="float">
            <text:p>118.83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18.83" calcext:value-type="float">
            <text:p>118.83</text:p>
          </table:table-cell>
          <table:table-cell office:value-type="float" office:value="109.472381591797" calcext:value-type="float">
            <text:p>109.4723815918</text:p>
          </table:table-cell>
          <table:table-cell office:value-type="float" office:value="118.83" calcext:value-type="float">
            <text:p>118.83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742]-[.B742])^2" office:value-type="float" office:value="46.0851294054869" calcext:value-type="float">
            <text:p>46.0851294055</text:p>
          </table:table-cell>
          <table:table-cell table:formula="of:=([.E742]-[.F742])^2" office:value-type="float" office:value="68.7793744032118" calcext:value-type="float">
            <text:p>68.7793744032</text:p>
          </table:table-cell>
          <table:table-cell table:formula="of:=([.A742]-([.B742]+[.F742])/2)^2" office:value-type="float" office:value="56.8661986421361" calcext:value-type="float">
            <text:p>56.8661986421</text:p>
          </table:table-cell>
          <table:table-cell table:formula="of:=([.I742]-[.J742])^2" office:value-type="float" office:value="45.4523353486076" calcext:value-type="float">
            <text:p>45.4523353486</text:p>
          </table:table-cell>
          <table:table-cell table:formula="of:=[.M742]-[.N742]" office:value-type="float" office:value="-22.6942449977249" calcext:value-type="float">
            <text:p>-22.6942449977</text:p>
          </table:table-cell>
          <table:table-cell table:formula="of:=[.M742]-[.P742]" office:value-type="float" office:value="0.632794056879355" calcext:value-type="float">
            <text:p>0.6327940569</text:p>
          </table:table-cell>
          <table:table-cell table:formula="of:=([.A742]-100.04)^2" office:value-type="float" office:value="353.0641" calcext:value-type="float">
            <text:p>353.0641</text:p>
          </table:table-cell>
          <table:table-cell/>
          <table:table-cell table:formula="of:=[.Q742]+[.U741]" office:value-type="float" office:value="1989.05975048561" calcext:value-type="float">
            <text:p>1989.0597504856</text:p>
          </table:table-cell>
        </table:table-row>
        <table:table-row table:style-name="ro1">
          <table:table-cell office:value-type="float" office:value="118.85" calcext:value-type="float">
            <text:p>118.85</text:p>
          </table:table-cell>
          <table:table-cell office:value-type="float" office:value="116.15470123291" calcext:value-type="float">
            <text:p>116.1547012329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5.622261047363" calcext:value-type="float">
            <text:p>115.6222610474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5.997421264648" calcext:value-type="float">
            <text:p>115.9974212646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3.007369995117" calcext:value-type="float">
            <text:p>113.0073699951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6.66527557373" calcext:value-type="float">
            <text:p>116.6652755737</text:p>
          </table:table-cell>
          <table:table-cell office:value-type="float" office:value="116.15470123291" calcext:value-type="float">
            <text:p>116.1547012329</text:p>
          </table:table-cell>
          <table:table-cell/>
          <table:table-cell table:formula="of:=([.A743]-[.B743])^2" office:value-type="float" office:value="7.264635443876" calcext:value-type="float">
            <text:p>7.2646354439</text:p>
          </table:table-cell>
          <table:table-cell table:formula="of:=([.E743]-[.F743])^2" office:value-type="float" office:value="8.13720544137989" calcext:value-type="float">
            <text:p>8.1372054414</text:p>
          </table:table-cell>
          <table:table-cell table:formula="of:=([.A743]-([.B743]+[.F743])/2)^2" office:value-type="float" office:value="7.69473619552384" calcext:value-type="float">
            <text:p>7.6947361955</text:p>
          </table:table-cell>
          <table:table-cell table:formula="of:=([.I743]-[.J743])^2" office:value-type="float" office:value="4.77302081873871" calcext:value-type="float">
            <text:p>4.7730208187</text:p>
          </table:table-cell>
          <table:table-cell table:formula="of:=[.M743]-[.N743]" office:value-type="float" office:value="-0.872569997503886" calcext:value-type="float">
            <text:p>-0.8725699975</text:p>
          </table:table-cell>
          <table:table-cell table:formula="of:=[.M743]-[.P743]" office:value-type="float" office:value="2.49161462513729" calcext:value-type="float">
            <text:p>2.4916146251</text:p>
          </table:table-cell>
          <table:table-cell table:formula="of:=([.A743]-100.04)^2" office:value-type="float" office:value="353.8161" calcext:value-type="float">
            <text:p>353.8161</text:p>
          </table:table-cell>
          <table:table-cell/>
          <table:table-cell table:formula="of:=[.Q743]+[.U742]" office:value-type="float" office:value="1988.18718048811" calcext:value-type="float">
            <text:p>1988.1871804881</text:p>
          </table:table-cell>
        </table:table-row>
        <table:table-row table:style-name="ro1">
          <table:table-cell office:value-type="float" office:value="119.02" calcext:value-type="float">
            <text:p>119.02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3.15406036377" calcext:value-type="float">
            <text:p>113.1540603638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0.858673095703" calcext:value-type="float">
            <text:p>110.858673095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1.299934387207" calcext:value-type="float">
            <text:p>111.2999343872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744]-[.B744])^2" office:value-type="float" office:value="48.7008985094908" calcext:value-type="float">
            <text:p>48.7008985095</text:p>
          </table:table-cell>
          <table:table-cell table:formula="of:=([.E744]-[.F744])^2" office:value-type="float" office:value="66.6072568387999" calcext:value-type="float">
            <text:p>66.6072568388</text:p>
          </table:table-cell>
          <table:table-cell table:formula="of:=([.A744]-([.B744]+[.F744])/2)^2" office:value-type="float" office:value="57.3043686596789" calcext:value-type="float">
            <text:p>57.3043686597</text:p>
          </table:table-cell>
          <table:table-cell table:formula="of:=([.I744]-[.J744])^2" office:value-type="float" office:value="48.0503325409904" calcext:value-type="float">
            <text:p>48.050332541</text:p>
          </table:table-cell>
          <table:table-cell table:formula="of:=[.M744]-[.N744]" office:value-type="float" office:value="-17.9063583293091" calcext:value-type="float">
            <text:p>-17.9063583293</text:p>
          </table:table-cell>
          <table:table-cell table:formula="of:=[.M744]-[.P744]" office:value-type="float" office:value="0.650565968500452" calcext:value-type="float">
            <text:p>0.6505659685</text:p>
          </table:table-cell>
          <table:table-cell table:formula="of:=([.A744]-100.04)^2" office:value-type="float" office:value="360.2404" calcext:value-type="float">
            <text:p>360.2404</text:p>
          </table:table-cell>
          <table:table-cell/>
          <table:table-cell table:formula="of:=[.Q744]+[.U743]" office:value-type="float" office:value="1970.2808221588" calcext:value-type="float">
            <text:p>1970.2808221588</text:p>
          </table:table-cell>
        </table:table-row>
        <table:table-row table:style-name="ro1">
          <table:table-cell office:value-type="float" office:value="119.44" calcext:value-type="float">
            <text:p>119.44</text:p>
          </table:table-cell>
          <table:table-cell office:value-type="float" office:value="116.24341583252" calcext:value-type="float">
            <text:p>116.2434158325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8.578727722168" calcext:value-type="float">
            <text:p>118.5787277222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4.751960754395" calcext:value-type="float">
            <text:p>114.7519607544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6.307060241699" calcext:value-type="float">
            <text:p>116.3070602417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6.266525268555" calcext:value-type="float">
            <text:p>116.2665252686</text:p>
          </table:table-cell>
          <table:table-cell office:value-type="float" office:value="116.24341583252" calcext:value-type="float">
            <text:p>116.2434158325</text:p>
          </table:table-cell>
          <table:table-cell/>
          <table:table-cell table:formula="of:=([.A745]-[.B745])^2" office:value-type="float" office:value="10.2181503397868" calcext:value-type="float">
            <text:p>10.2181503398</text:p>
          </table:table-cell>
          <table:table-cell table:formula="of:=([.E745]-[.F745])^2" office:value-type="float" office:value="21.9777119683371" calcext:value-type="float">
            <text:p>21.9777119683</text:p>
          </table:table-cell>
          <table:table-cell table:formula="of:=([.A745]-([.B745]+[.F745])/2)^2" office:value-type="float" office:value="15.5418215915457" calcext:value-type="float">
            <text:p>15.5418215915</text:p>
          </table:table-cell>
          <table:table-cell table:formula="of:=([.I745]-[.J745])^2" office:value-type="float" office:value="10.0709418711219" calcext:value-type="float">
            <text:p>10.0709418711</text:p>
          </table:table-cell>
          <table:table-cell table:formula="of:=[.M745]-[.N745]" office:value-type="float" office:value="-11.7595616285503" calcext:value-type="float">
            <text:p>-11.7595616286</text:p>
          </table:table-cell>
          <table:table-cell table:formula="of:=[.M745]-[.P745]" office:value-type="float" office:value="0.147208468664903" calcext:value-type="float">
            <text:p>0.1472084687</text:p>
          </table:table-cell>
          <table:table-cell table:formula="of:=([.A745]-100.04)^2" office:value-type="float" office:value="376.36" calcext:value-type="float">
            <text:p>376.36</text:p>
          </table:table-cell>
          <table:table-cell/>
          <table:table-cell table:formula="of:=[.Q745]+[.U744]" office:value-type="float" office:value="1958.52126053025" calcext:value-type="float">
            <text:p>1958.5212605303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94.8218612670899" calcext:value-type="float">
            <text:p>94.8218612671</text:p>
          </table:table-cell>
          <table:table-cell office:value-type="float" office:value="119.5" calcext:value-type="float">
            <text:p>119.5</text:p>
          </table:table-cell>
          <table:table-cell office:value-type="float" office:value="99.6127319335938" calcext:value-type="float">
            <text:p>99.6127319336</text:p>
          </table:table-cell>
          <table:table-cell office:value-type="float" office:value="119.5" calcext:value-type="float">
            <text:p>119.5</text:p>
          </table:table-cell>
          <table:table-cell office:value-type="float" office:value="94.4711837768555" calcext:value-type="float">
            <text:p>94.4711837769</text:p>
          </table:table-cell>
          <table:table-cell office:value-type="float" office:value="119.5" calcext:value-type="float">
            <text:p>119.5</text:p>
          </table:table-cell>
          <table:table-cell office:value-type="float" office:value="94.5913238525391" calcext:value-type="float">
            <text:p>94.5913238525</text:p>
          </table:table-cell>
          <table:table-cell office:value-type="float" office:value="119.5" calcext:value-type="float">
            <text:p>119.5</text:p>
          </table:table-cell>
          <table:table-cell office:value-type="float" office:value="94.842170715332" calcext:value-type="float">
            <text:p>94.8421707153</text:p>
          </table:table-cell>
          <table:table-cell office:value-type="float" office:value="94.4711837768555" calcext:value-type="float">
            <text:p>94.4711837769</text:p>
          </table:table-cell>
          <table:table-cell/>
          <table:table-cell table:formula="of:=([.A746]-[.B746])^2" office:value-type="float" office:value="609.010531320761" calcext:value-type="float">
            <text:p>609.0105313208</text:p>
          </table:table-cell>
          <table:table-cell table:formula="of:=([.E746]-[.F746])^2" office:value-type="float" office:value="626.441641531943" calcext:value-type="float">
            <text:p>626.4416415319</text:p>
          </table:table-cell>
          <table:table-cell table:formula="of:=([.A746]-([.B746]+[.F746])/2)^2" office:value-type="float" office:value="617.695342750812" calcext:value-type="float">
            <text:p>617.6953427508</text:p>
          </table:table-cell>
          <table:table-cell table:formula="of:=([.I746]-[.J746])^2" office:value-type="float" office:value="608.008545031829" calcext:value-type="float">
            <text:p>608.0085450318</text:p>
          </table:table-cell>
          <table:table-cell table:formula="of:=[.M746]-[.N746]" office:value-type="float" office:value="-17.4311102111824" calcext:value-type="float">
            <text:p>-17.4311102112</text:p>
          </table:table-cell>
          <table:table-cell table:formula="of:=[.M746]-[.P746]" office:value-type="float" office:value="1.00198628893122" calcext:value-type="float">
            <text:p>1.0019862889</text:p>
          </table:table-cell>
          <table:table-cell table:formula="of:=([.A746]-100.04)^2" office:value-type="float" office:value="378.6916" calcext:value-type="float">
            <text:p>378.6916</text:p>
          </table:table-cell>
          <table:table-cell/>
          <table:table-cell table:formula="of:=[.Q746]+[.U745]" office:value-type="float" office:value="1941.09015031907" calcext:value-type="float">
            <text:p>1941.0901503191</text:p>
          </table:table-cell>
        </table:table-row>
        <table:table-row table:style-name="ro1">
          <table:table-cell office:value-type="float" office:value="119.71" calcext:value-type="float">
            <text:p>119.71</text:p>
          </table:table-cell>
          <table:table-cell office:value-type="float" office:value="112.073753356934" calcext:value-type="float">
            <text:p>112.0737533569</text:p>
          </table:table-cell>
          <table:table-cell office:value-type="float" office:value="119.71" calcext:value-type="float">
            <text:p>119.71</text:p>
          </table:table-cell>
          <table:table-cell office:value-type="float" office:value="110.661376953125" calcext:value-type="float">
            <text:p>110.6613769531</text:p>
          </table:table-cell>
          <table:table-cell office:value-type="float" office:value="119.71" calcext:value-type="float">
            <text:p>119.71</text:p>
          </table:table-cell>
          <table:table-cell office:value-type="float" office:value="111.30298614502" calcext:value-type="float">
            <text:p>111.302986145</text:p>
          </table:table-cell>
          <table:table-cell office:value-type="float" office:value="119.71" calcext:value-type="float">
            <text:p>119.71</text:p>
          </table:table-cell>
          <table:table-cell office:value-type="float" office:value="110.711532592773" calcext:value-type="float">
            <text:p>110.7115325928</text:p>
          </table:table-cell>
          <table:table-cell office:value-type="float" office:value="119.71" calcext:value-type="float">
            <text:p>119.71</text:p>
          </table:table-cell>
          <table:table-cell office:value-type="float" office:value="112.294387817383" calcext:value-type="float">
            <text:p>112.2943878174</text:p>
          </table:table-cell>
          <table:table-cell office:value-type="float" office:value="112.073753356934" calcext:value-type="float">
            <text:p>112.0737533569</text:p>
          </table:table-cell>
          <table:table-cell/>
          <table:table-cell table:formula="of:=([.A747]-[.B747])^2" office:value-type="float" office:value="58.3122627937429" calcext:value-type="float">
            <text:p>58.3122627937</text:p>
          </table:table-cell>
          <table:table-cell table:formula="of:=([.E747]-[.F747])^2" office:value-type="float" office:value="70.6778819578335" calcext:value-type="float">
            <text:p>70.6778819578</text:p>
          </table:table-cell>
          <table:table-cell table:formula="of:=([.A747]-([.B747]+[.F747])/2)^2" office:value-type="float" office:value="64.3465518520477" calcext:value-type="float">
            <text:p>64.346551852</text:p>
          </table:table-cell>
          <table:table-cell table:formula="of:=([.I747]-[.J747])^2" office:value-type="float" office:value="54.9913040429804" calcext:value-type="float">
            <text:p>54.991304043</text:p>
          </table:table-cell>
          <table:table-cell table:formula="of:=[.M747]-[.N747]" office:value-type="float" office:value="-12.3656191640906" calcext:value-type="float">
            <text:p>-12.3656191641</text:p>
          </table:table-cell>
          <table:table-cell table:formula="of:=[.M747]-[.P747]" office:value-type="float" office:value="3.32095875076251" calcext:value-type="float">
            <text:p>3.3209587508</text:p>
          </table:table-cell>
          <table:table-cell table:formula="of:=([.A747]-100.04)^2" office:value-type="float" office:value="386.908899999999" calcext:value-type="float">
            <text:p>386.9089</text:p>
          </table:table-cell>
          <table:table-cell/>
          <table:table-cell table:formula="of:=[.Q747]+[.U746]" office:value-type="float" office:value="1928.72453115498" calcext:value-type="float">
            <text:p>1928.724531155</text:p>
          </table:table-cell>
        </table:table-row>
        <table:table-row table:style-name="ro1">
          <table:table-cell office:value-type="float" office:value="119.72" calcext:value-type="float">
            <text:p>119.72</text:p>
          </table:table-cell>
          <table:table-cell office:value-type="float" office:value="111.869255065918" calcext:value-type="float">
            <text:p>111.8692550659</text:p>
          </table:table-cell>
          <table:table-cell office:value-type="float" office:value="119.72" calcext:value-type="float">
            <text:p>119.72</text:p>
          </table:table-cell>
          <table:table-cell office:value-type="float" office:value="112.370811462402" calcext:value-type="float">
            <text:p>112.3708114624</text:p>
          </table:table-cell>
          <table:table-cell office:value-type="float" office:value="119.72" calcext:value-type="float">
            <text:p>119.72</text:p>
          </table:table-cell>
          <table:table-cell office:value-type="float" office:value="110.459754943848" calcext:value-type="float">
            <text:p>110.4597549438</text:p>
          </table:table-cell>
          <table:table-cell office:value-type="float" office:value="119.72" calcext:value-type="float">
            <text:p>119.72</text:p>
          </table:table-cell>
          <table:table-cell office:value-type="float" office:value="109.749053955078" calcext:value-type="float">
            <text:p>109.7490539551</text:p>
          </table:table-cell>
          <table:table-cell office:value-type="float" office:value="119.72" calcext:value-type="float">
            <text:p>119.72</text:p>
          </table:table-cell>
          <table:table-cell office:value-type="float" office:value="111.946907043457" calcext:value-type="float">
            <text:p>111.9469070435</text:p>
          </table:table-cell>
          <table:table-cell office:value-type="float" office:value="111.869255065918" calcext:value-type="float">
            <text:p>111.8692550659</text:p>
          </table:table-cell>
          <table:table-cell/>
          <table:table-cell table:formula="of:=([.A748]-[.B748])^2" office:value-type="float" office:value="61.6341960200147" calcext:value-type="float">
            <text:p>61.63419602</text:p>
          </table:table-cell>
          <table:table-cell table:formula="of:=([.E748]-[.F748])^2" office:value-type="float" office:value="85.7521384999939" calcext:value-type="float">
            <text:p>85.7521385</text:p>
          </table:table-cell>
          <table:table-cell table:formula="of:=([.A748]-([.B748]+[.F748])/2)^2" office:value-type="float" office:value="73.1964946114752" calcext:value-type="float">
            <text:p>73.1964946115</text:p>
          </table:table-cell>
          <table:table-cell table:formula="of:=([.I748]-[.J748])^2" office:value-type="float" office:value="60.4209741110579" calcext:value-type="float">
            <text:p>60.4209741111</text:p>
          </table:table-cell>
          <table:table-cell table:formula="of:=[.M748]-[.N748]" office:value-type="float" office:value="-24.1179424799792" calcext:value-type="float">
            <text:p>-24.11794248</text:p>
          </table:table-cell>
          <table:table-cell table:formula="of:=[.M748]-[.P748]" office:value-type="float" office:value="1.21322190895676" calcext:value-type="float">
            <text:p>1.213221909</text:p>
          </table:table-cell>
          <table:table-cell table:formula="of:=([.A748]-100.04)^2" office:value-type="float" office:value="387.3024" calcext:value-type="float">
            <text:p>387.3024</text:p>
          </table:table-cell>
          <table:table-cell/>
          <table:table-cell table:formula="of:=[.Q748]+[.U747]" office:value-type="float" office:value="1904.606588675" calcext:value-type="float">
            <text:p>1904.606588675</text:p>
          </table:table-cell>
        </table:table-row>
        <table:table-row table:style-name="ro1">
          <table:table-cell office:value-type="float" office:value="119.87" calcext:value-type="float">
            <text:p>119.87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19.87" calcext:value-type="float">
            <text:p>119.87</text:p>
          </table:table-cell>
          <table:table-cell office:value-type="float" office:value="111.516723632813" calcext:value-type="float">
            <text:p>111.5167236328</text:p>
          </table:table-cell>
          <table:table-cell office:value-type="float" office:value="119.87" calcext:value-type="float">
            <text:p>119.87</text:p>
          </table:table-cell>
          <table:table-cell office:value-type="float" office:value="110.601249694824" calcext:value-type="float">
            <text:p>110.6012496948</text:p>
          </table:table-cell>
          <table:table-cell office:value-type="float" office:value="119.87" calcext:value-type="float">
            <text:p>119.87</text:p>
          </table:table-cell>
          <table:table-cell office:value-type="float" office:value="110.86164855957" calcext:value-type="float">
            <text:p>110.8616485596</text:p>
          </table:table-cell>
          <table:table-cell office:value-type="float" office:value="119.87" calcext:value-type="float">
            <text:p>119.87</text:p>
          </table:table-cell>
          <table:table-cell office:value-type="float" office:value="111.900299072266" calcext:value-type="float">
            <text:p>111.9002990723</text:p>
          </table:table-cell>
          <table:table-cell office:value-type="float" office:value="111.838775634766" calcext:value-type="float">
            <text:p>111.8387756348</text:p>
          </table:table-cell>
          <table:table-cell/>
          <table:table-cell table:formula="of:=([.A749]-[.B749])^2" office:value-type="float" office:value="64.5005648047344" calcext:value-type="float">
            <text:p>64.5005648047</text:p>
          </table:table-cell>
          <table:table-cell table:formula="of:=([.E749]-[.F749])^2" office:value-type="float" office:value="85.9097322196962" calcext:value-type="float">
            <text:p>85.9097322197</text:p>
          </table:table-cell>
          <table:table-cell table:formula="of:=([.A749]-([.B749]+[.F749])/2)^2" office:value-type="float" office:value="74.8222808992083" calcext:value-type="float">
            <text:p>74.8222808992</text:p>
          </table:table-cell>
          <table:table-cell table:formula="of:=([.I749]-[.J749])^2" office:value-type="float" office:value="63.5161328775302" calcext:value-type="float">
            <text:p>63.5161328775</text:p>
          </table:table-cell>
          <table:table-cell table:formula="of:=[.M749]-[.N749]" office:value-type="float" office:value="-21.4091674149619" calcext:value-type="float">
            <text:p>-21.409167415</text:p>
          </table:table-cell>
          <table:table-cell table:formula="of:=[.M749]-[.P749]" office:value-type="float" office:value="0.984431927204135" calcext:value-type="float">
            <text:p>0.9844319272</text:p>
          </table:table-cell>
          <table:table-cell table:formula="of:=([.A749]-100.04)^2" office:value-type="float" office:value="393.2289" calcext:value-type="float">
            <text:p>393.2289</text:p>
          </table:table-cell>
          <table:table-cell/>
          <table:table-cell table:formula="of:=[.Q749]+[.U748]" office:value-type="float" office:value="1883.19742126004" calcext:value-type="float">
            <text:p>1883.19742126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104.071701049805" calcext:value-type="float">
            <text:p>104.0717010498</text:p>
          </table:table-cell>
          <table:table-cell office:value-type="float" office:value="120.1" calcext:value-type="float">
            <text:p>120.1</text:p>
          </table:table-cell>
          <table:table-cell office:value-type="float" office:value="103.383605957031" calcext:value-type="float">
            <text:p>103.383605957</text:p>
          </table:table-cell>
          <table:table-cell office:value-type="float" office:value="120.1" calcext:value-type="float">
            <text:p>120.1</text:p>
          </table:table-cell>
          <table:table-cell office:value-type="float" office:value="103.951034545898" calcext:value-type="float">
            <text:p>103.9510345459</text:p>
          </table:table-cell>
          <table:table-cell office:value-type="float" office:value="120.1" calcext:value-type="float">
            <text:p>120.1</text:p>
          </table:table-cell>
          <table:table-cell office:value-type="float" office:value="103.547607421875" calcext:value-type="float">
            <text:p>103.5476074219</text:p>
          </table:table-cell>
          <table:table-cell office:value-type="float" office:value="120.1" calcext:value-type="float">
            <text:p>120.1</text:p>
          </table:table-cell>
          <table:table-cell office:value-type="float" office:value="104.185371398926" calcext:value-type="float">
            <text:p>104.1853713989</text:p>
          </table:table-cell>
          <table:table-cell office:value-type="float" office:value="103.951034545898" calcext:value-type="float">
            <text:p>103.9510345459</text:p>
          </table:table-cell>
          <table:table-cell/>
          <table:table-cell table:formula="of:=([.A750]-[.B750])^2" office:value-type="float" office:value="256.906367236832" calcext:value-type="float">
            <text:p>256.9063672368</text:p>
          </table:table-cell>
          <table:table-cell table:formula="of:=([.E750]-[.F750])^2" office:value-type="float" office:value="260.789085237765" calcext:value-type="float">
            <text:p>260.7890852378</text:p>
          </table:table-cell>
          <table:table-cell table:formula="of:=([.A750]-([.B750]+[.F750])/2)^2" office:value-type="float" office:value="258.844086136008" calcext:value-type="float">
            <text:p>258.844086136</text:p>
          </table:table-cell>
          <table:table-cell table:formula="of:=([.I750]-[.J750])^2" office:value-type="float" office:value="253.275403510129" calcext:value-type="float">
            <text:p>253.2754035101</text:p>
          </table:table-cell>
          <table:table-cell table:formula="of:=[.M750]-[.N750]" office:value-type="float" office:value="-3.88271800093355" calcext:value-type="float">
            <text:p>-3.8827180009</text:p>
          </table:table-cell>
          <table:table-cell table:formula="of:=[.M750]-[.P750]" office:value-type="float" office:value="3.63096372670259" calcext:value-type="float">
            <text:p>3.6309637267</text:p>
          </table:table-cell>
          <table:table-cell table:formula="of:=([.A750]-100.04)^2" office:value-type="float" office:value="402.4036" calcext:value-type="float">
            <text:p>402.4036</text:p>
          </table:table-cell>
          <table:table-cell/>
          <table:table-cell table:formula="of:=[.Q750]+[.U749]" office:value-type="float" office:value="1879.3147032591" calcext:value-type="float">
            <text:p>1879.3147032591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112.682731628418" calcext:value-type="float">
            <text:p>112.6827316284</text:p>
          </table:table-cell>
          <table:table-cell office:value-type="float" office:value="120.12" calcext:value-type="float">
            <text:p>120.12</text:p>
          </table:table-cell>
          <table:table-cell office:value-type="float" office:value="110.772163391113" calcext:value-type="float">
            <text:p>110.7721633911</text:p>
          </table:table-cell>
          <table:table-cell office:value-type="float" office:value="120.12" calcext:value-type="float">
            <text:p>120.12</text:p>
          </table:table-cell>
          <table:table-cell office:value-type="float" office:value="110.256942749023" calcext:value-type="float">
            <text:p>110.256942749</text:p>
          </table:table-cell>
          <table:table-cell office:value-type="float" office:value="120.12" calcext:value-type="float">
            <text:p>120.12</text:p>
          </table:table-cell>
          <table:table-cell office:value-type="float" office:value="112.633827209473" calcext:value-type="float">
            <text:p>112.6338272095</text:p>
          </table:table-cell>
          <table:table-cell office:value-type="float" office:value="120.12" calcext:value-type="float">
            <text:p>120.12</text:p>
          </table:table-cell>
          <table:table-cell office:value-type="float" office:value="112.264266967773" calcext:value-type="float">
            <text:p>112.2642669678</text:p>
          </table:table-cell>
          <table:table-cell office:value-type="float" office:value="112.682731628418" calcext:value-type="float">
            <text:p>112.6827316284</text:p>
          </table:table-cell>
          <table:table-cell/>
          <table:table-cell table:formula="of:=([.A751]-[.B751])^2" office:value-type="float" office:value="55.3129608309345" calcext:value-type="float">
            <text:p>55.3129608309</text:p>
          </table:table-cell>
          <table:table-cell table:formula="of:=([.E751]-[.F751])^2" office:value-type="float" office:value="97.2798983360415" calcext:value-type="float">
            <text:p>97.279898336</text:p>
          </table:table-cell>
          <table:table-cell table:formula="of:=([.A751]-([.B751]+[.F751])/2)^2" office:value-type="float" office:value="74.8253166616394" calcext:value-type="float">
            <text:p>74.8253166616</text:p>
          </table:table-cell>
          <table:table-cell table:formula="of:=([.I751]-[.J751])^2" office:value-type="float" office:value="61.7125414736156" calcext:value-type="float">
            <text:p>61.7125414736</text:p>
          </table:table-cell>
          <table:table-cell table:formula="of:=[.M751]-[.N751]" office:value-type="float" office:value="-41.9669375051069" calcext:value-type="float">
            <text:p>-41.9669375051</text:p>
          </table:table-cell>
          <table:table-cell table:formula="of:=[.M751]-[.P751]" office:value-type="float" office:value="-6.39958064268111" calcext:value-type="float">
            <text:p>-6.3995806427</text:p>
          </table:table-cell>
          <table:table-cell table:formula="of:=([.A751]-100.04)^2" office:value-type="float" office:value="403.2064" calcext:value-type="float">
            <text:p>403.2064</text:p>
          </table:table-cell>
          <table:table-cell/>
          <table:table-cell table:formula="of:=[.Q751]+[.U750]" office:value-type="float" office:value="1837.34776575399" calcext:value-type="float">
            <text:p>1837.347765754</text:p>
          </table:table-cell>
        </table:table-row>
        <table:table-row table:style-name="ro1">
          <table:table-cell office:value-type="float" office:value="121.06" calcext:value-type="float">
            <text:p>121.06</text:p>
          </table:table-cell>
          <table:table-cell office:value-type="float" office:value="94.1882934570313" calcext:value-type="float">
            <text:p>94.188293457</text:p>
          </table:table-cell>
          <table:table-cell office:value-type="float" office:value="121.06" calcext:value-type="float">
            <text:p>121.06</text:p>
          </table:table-cell>
          <table:table-cell office:value-type="float" office:value="95.4753036499023" calcext:value-type="float">
            <text:p>95.4753036499</text:p>
          </table:table-cell>
          <table:table-cell office:value-type="float" office:value="121.06" calcext:value-type="float">
            <text:p>121.06</text:p>
          </table:table-cell>
          <table:table-cell office:value-type="float" office:value="93.5239791870117" calcext:value-type="float">
            <text:p>93.523979187</text:p>
          </table:table-cell>
          <table:table-cell office:value-type="float" office:value="121.06" calcext:value-type="float">
            <text:p>121.06</text:p>
          </table:table-cell>
          <table:table-cell office:value-type="float" office:value="94.8161087036133" calcext:value-type="float">
            <text:p>94.8161087036</text:p>
          </table:table-cell>
          <table:table-cell office:value-type="float" office:value="121.06" calcext:value-type="float">
            <text:p>121.06</text:p>
          </table:table-cell>
          <table:table-cell office:value-type="float" office:value="94.1846542358399" calcext:value-type="float">
            <text:p>94.1846542358</text:p>
          </table:table-cell>
          <table:table-cell office:value-type="float" office:value="93.5239791870117" calcext:value-type="float">
            <text:p>93.523979187</text:p>
          </table:table-cell>
          <table:table-cell/>
          <table:table-cell table:formula="of:=([.A752]-[.B752])^2" office:value-type="float" office:value="722.08861253143" calcext:value-type="float">
            <text:p>722.0886125314</text:p>
          </table:table-cell>
          <table:table-cell table:formula="of:=([.E752]-[.F752])^2" office:value-type="float" office:value="758.232442213324" calcext:value-type="float">
            <text:p>758.2324422133</text:p>
          </table:table-cell>
          <table:table-cell table:formula="of:=([.A752]-([.B752]+[.F752])/2)^2" office:value-type="float" office:value="740.050199010039" calcext:value-type="float">
            <text:p>740.05019901</text:p>
          </table:table-cell>
          <table:table-cell table:formula="of:=([.I752]-[.J752])^2" office:value-type="float" office:value="722.284209943161" calcext:value-type="float">
            <text:p>722.2842099432</text:p>
          </table:table-cell>
          <table:table-cell table:formula="of:=[.M752]-[.N752]" office:value-type="float" office:value="-36.1438296818942" calcext:value-type="float">
            <text:p>-36.1438296819</text:p>
          </table:table-cell>
          <table:table-cell table:formula="of:=[.M752]-[.P752]" office:value-type="float" office:value="-0.195597411731683" calcext:value-type="float">
            <text:p>-0.1955974117</text:p>
          </table:table-cell>
          <table:table-cell table:formula="of:=([.A752]-100.04)^2" office:value-type="float" office:value="441.8404" calcext:value-type="float">
            <text:p>441.8404</text:p>
          </table:table-cell>
          <table:table-cell/>
          <table:table-cell table:formula="of:=[.Q752]+[.U751]" office:value-type="float" office:value="1801.2039360721" calcext:value-type="float">
            <text:p>1801.2039360721</text:p>
          </table:table-cell>
        </table:table-row>
        <table:table-row table:style-name="ro1">
          <table:table-cell office:value-type="float" office:value="121.11" calcext:value-type="float">
            <text:p>121.11</text:p>
          </table:table-cell>
          <table:table-cell office:value-type="float" office:value="104.780914306641" calcext:value-type="float">
            <text:p>104.7809143066</text:p>
          </table:table-cell>
          <table:table-cell office:value-type="float" office:value="121.11" calcext:value-type="float">
            <text:p>121.11</text:p>
          </table:table-cell>
          <table:table-cell office:value-type="float" office:value="104.76732635498" calcext:value-type="float">
            <text:p>104.767326355</text:p>
          </table:table-cell>
          <table:table-cell office:value-type="float" office:value="121.11" calcext:value-type="float">
            <text:p>121.11</text:p>
          </table:table-cell>
          <table:table-cell office:value-type="float" office:value="103.345260620117" calcext:value-type="float">
            <text:p>103.3452606201</text:p>
          </table:table-cell>
          <table:table-cell office:value-type="float" office:value="121.11" calcext:value-type="float">
            <text:p>121.11</text:p>
          </table:table-cell>
          <table:table-cell office:value-type="float" office:value="105.81029510498" calcext:value-type="float">
            <text:p>105.810295105</text:p>
          </table:table-cell>
          <table:table-cell office:value-type="float" office:value="121.11" calcext:value-type="float">
            <text:p>121.11</text:p>
          </table:table-cell>
          <table:table-cell office:value-type="float" office:value="104.136932373047" calcext:value-type="float">
            <text:p>104.136932373</text:p>
          </table:table-cell>
          <table:table-cell office:value-type="float" office:value="103.345260620117" calcext:value-type="float">
            <text:p>103.3452606201</text:p>
          </table:table-cell>
          <table:table-cell/>
          <table:table-cell table:formula="of:=([.A753]-[.B753])^2" office:value-type="float" office:value="266.639039581074" calcext:value-type="float">
            <text:p>266.6390395811</text:p>
          </table:table-cell>
          <table:table-cell table:formula="of:=([.E753]-[.F753])^2" office:value-type="float" office:value="315.585965235159" calcext:value-type="float">
            <text:p>315.5859652352</text:p>
          </table:table-cell>
          <table:table-cell table:formula="of:=([.A753]-([.B753]+[.F753])/2)^2" office:value-type="float" office:value="290.597227031209" calcext:value-type="float">
            <text:p>290.5972270312</text:p>
          </table:table-cell>
          <table:table-cell table:formula="of:=([.I753]-[.J753])^2" office:value-type="float" office:value="288.085024669124" calcext:value-type="float">
            <text:p>288.0850246691</text:p>
          </table:table-cell>
          <table:table-cell table:formula="of:=[.M753]-[.N753]" office:value-type="float" office:value="-48.9469256540854" calcext:value-type="float">
            <text:p>-48.9469256541</text:p>
          </table:table-cell>
          <table:table-cell table:formula="of:=[.M753]-[.P753]" office:value-type="float" office:value="-21.4459850880503" calcext:value-type="float">
            <text:p>-21.4459850881</text:p>
          </table:table-cell>
          <table:table-cell table:formula="of:=([.A753]-100.04)^2" office:value-type="float" office:value="443.9449" calcext:value-type="float">
            <text:p>443.9449</text:p>
          </table:table-cell>
          <table:table-cell/>
          <table:table-cell table:formula="of:=[.Q753]+[.U752]" office:value-type="float" office:value="1752.25701041801" calcext:value-type="float">
            <text:p>1752.257010418</text:p>
          </table:table-cell>
        </table:table-row>
        <table:table-row table:style-name="ro1">
          <table:table-cell office:value-type="float" office:value="121.165" calcext:value-type="float">
            <text:p>121.165</text:p>
          </table:table-cell>
          <table:table-cell office:value-type="float" office:value="112.350112915039" calcext:value-type="float">
            <text:p>112.350112915</text:p>
          </table:table-cell>
          <table:table-cell office:value-type="float" office:value="121.165" calcext:value-type="float">
            <text:p>121.165</text:p>
          </table:table-cell>
          <table:table-cell office:value-type="float" office:value="112.378425598145" calcext:value-type="float">
            <text:p>112.3784255981</text:p>
          </table:table-cell>
          <table:table-cell office:value-type="float" office:value="121.165" calcext:value-type="float">
            <text:p>121.165</text:p>
          </table:table-cell>
          <table:table-cell office:value-type="float" office:value="111.009643554688" calcext:value-type="float">
            <text:p>111.0096435547</text:p>
          </table:table-cell>
          <table:table-cell office:value-type="float" office:value="121.165" calcext:value-type="float">
            <text:p>121.165</text:p>
          </table:table-cell>
          <table:table-cell office:value-type="float" office:value="113.657447814941" calcext:value-type="float">
            <text:p>113.6574478149</text:p>
          </table:table-cell>
          <table:table-cell office:value-type="float" office:value="121.165" calcext:value-type="float">
            <text:p>121.165</text:p>
          </table:table-cell>
          <table:table-cell office:value-type="float" office:value="112.138824462891" calcext:value-type="float">
            <text:p>112.1388244629</text:p>
          </table:table-cell>
          <table:table-cell office:value-type="float" office:value="112.350112915039" calcext:value-type="float">
            <text:p>112.350112915</text:p>
          </table:table-cell>
          <table:table-cell/>
          <table:table-cell table:formula="of:=([.A754]-[.B754])^2" office:value-type="float" office:value="77.702234320611" calcext:value-type="float">
            <text:p>77.7022343206</text:p>
          </table:table-cell>
          <table:table-cell table:formula="of:=([.E754]-[.F754])^2" office:value-type="float" office:value="103.13126453135" calcext:value-type="float">
            <text:p>103.1312645314</text:p>
          </table:table-cell>
          <table:table-cell table:formula="of:=([.A754]-([.B754]+[.F754])/2)^2" office:value-type="float" office:value="89.9675348994701" calcext:value-type="float">
            <text:p>89.9675348995</text:p>
          </table:table-cell>
          <table:table-cell table:formula="of:=([.I754]-[.J754])^2" office:value-type="float" office:value="81.4718448267116" calcext:value-type="float">
            <text:p>81.4718448267</text:p>
          </table:table-cell>
          <table:table-cell table:formula="of:=[.M754]-[.N754]" office:value-type="float" office:value="-25.429030210739" calcext:value-type="float">
            <text:p>-25.4290302107</text:p>
          </table:table-cell>
          <table:table-cell table:formula="of:=[.M754]-[.P754]" office:value-type="float" office:value="-3.76961050610058" calcext:value-type="float">
            <text:p>-3.7696105061</text:p>
          </table:table-cell>
          <table:table-cell table:formula="of:=([.A754]-100.04)^2" office:value-type="float" office:value="446.265624999999" calcext:value-type="float">
            <text:p>446.265625</text:p>
          </table:table-cell>
          <table:table-cell/>
          <table:table-cell table:formula="of:=[.Q754]+[.U753]" office:value-type="float" office:value="1726.82798020728" calcext:value-type="float">
            <text:p>1726.8279802073</text:p>
          </table:table-cell>
        </table:table-row>
        <table:table-row table:style-name="ro1">
          <table:table-cell office:value-type="float" office:value="121.22" calcext:value-type="float">
            <text:p>121.22</text:p>
          </table:table-cell>
          <table:table-cell office:value-type="float" office:value="110.374626159668" calcext:value-type="float">
            <text:p>110.3746261597</text:p>
          </table:table-cell>
          <table:table-cell office:value-type="float" office:value="121.22" calcext:value-type="float">
            <text:p>121.22</text:p>
          </table:table-cell>
          <table:table-cell office:value-type="float" office:value="109.373901367188" calcext:value-type="float">
            <text:p>109.3739013672</text:p>
          </table:table-cell>
          <table:table-cell office:value-type="float" office:value="121.22" calcext:value-type="float">
            <text:p>121.22</text:p>
          </table:table-cell>
          <table:table-cell office:value-type="float" office:value="108.90795135498" calcext:value-type="float">
            <text:p>108.907951355</text:p>
          </table:table-cell>
          <table:table-cell office:value-type="float" office:value="121.22" calcext:value-type="float">
            <text:p>121.22</text:p>
          </table:table-cell>
          <table:table-cell office:value-type="float" office:value="108.929801940918" calcext:value-type="float">
            <text:p>108.9298019409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0.353912353516" calcext:value-type="float">
            <text:p>110.3539123535</text:p>
          </table:table-cell>
          <table:table-cell office:value-type="float" office:value="110.374626159668" calcext:value-type="float">
            <text:p>110.3746261597</text:p>
          </table:table-cell>
          <table:table-cell/>
          <table:table-cell table:formula="of:=([.A755]-[.B755])^2" office:value-type="float" office:value="117.622133736558" calcext:value-type="float">
            <text:p>117.6221337366</text:p>
          </table:table-cell>
          <table:table-cell table:formula="of:=([.E755]-[.F755])^2" office:value-type="float" office:value="151.586541837327" calcext:value-type="float">
            <text:p>151.5865418373</text:p>
          </table:table-cell>
          <table:table-cell table:formula="of:=([.A755]-([.B755]+[.F755])/2)^2" office:value-type="float" office:value="134.066554041267" calcext:value-type="float">
            <text:p>134.0665540413</text:p>
          </table:table-cell>
          <table:table-cell table:formula="of:=([.I755]-[.J755])^2" office:value-type="float" office:value="118.07186074108" calcext:value-type="float">
            <text:p>118.0718607411</text:p>
          </table:table-cell>
          <table:table-cell table:formula="of:=[.M755]-[.N755]" office:value-type="float" office:value="-33.9644081007689" calcext:value-type="float">
            <text:p>-33.9644081008</text:p>
          </table:table-cell>
          <table:table-cell table:formula="of:=[.M755]-[.P755]" office:value-type="float" office:value="-0.449727004521989" calcext:value-type="float">
            <text:p>-0.4497270045</text:p>
          </table:table-cell>
          <table:table-cell table:formula="of:=([.A755]-100.04)^2" office:value-type="float" office:value="448.5924" calcext:value-type="float">
            <text:p>448.5924</text:p>
          </table:table-cell>
          <table:table-cell/>
          <table:table-cell table:formula="of:=[.Q755]+[.U754]" office:value-type="float" office:value="1692.86357210651" calcext:value-type="float">
            <text:p>1692.8635721065</text:p>
          </table:table-cell>
        </table:table-row>
        <table:table-row table:style-name="ro1">
          <table:table-cell office:value-type="float" office:value="121.23" calcext:value-type="float">
            <text:p>121.23</text:p>
          </table:table-cell>
          <table:table-cell office:value-type="float" office:value="111.503646850586" calcext:value-type="float">
            <text:p>111.5036468506</text:p>
          </table:table-cell>
          <table:table-cell office:value-type="float" office:value="121.23" calcext:value-type="float">
            <text:p>121.23</text:p>
          </table:table-cell>
          <table:table-cell office:value-type="float" office:value="110.351547241211" calcext:value-type="float">
            <text:p>110.3515472412</text:p>
          </table:table-cell>
          <table:table-cell office:value-type="float" office:value="121.23" calcext:value-type="float">
            <text:p>121.23</text:p>
          </table:table-cell>
          <table:table-cell office:value-type="float" office:value="110.940567016602" calcext:value-type="float">
            <text:p>110.9405670166</text:p>
          </table:table-cell>
          <table:table-cell office:value-type="float" office:value="121.23" calcext:value-type="float">
            <text:p>121.23</text:p>
          </table:table-cell>
          <table:table-cell office:value-type="float" office:value="111.244087219238" calcext:value-type="float">
            <text:p>111.2440872192</text:p>
          </table:table-cell>
          <table:table-cell office:value-type="float" office:value="121.23" calcext:value-type="float">
            <text:p>121.23</text:p>
          </table:table-cell>
          <table:table-cell office:value-type="float" office:value="111.488319396973" calcext:value-type="float">
            <text:p>111.488319397</text:p>
          </table:table-cell>
          <table:table-cell office:value-type="float" office:value="111.503646850586" calcext:value-type="float">
            <text:p>111.5036468506</text:p>
          </table:table-cell>
          <table:table-cell/>
          <table:table-cell table:formula="of:=([.A756]-[.B756])^2" office:value-type="float" office:value="94.6019455871169" calcext:value-type="float">
            <text:p>94.6019455871</text:p>
          </table:table-cell>
          <table:table-cell table:formula="of:=([.E756]-[.F756])^2" office:value-type="float" office:value="105.872431119848" calcext:value-type="float">
            <text:p>105.8724311198</text:p>
          </table:table-cell>
          <table:table-cell table:formula="of:=([.A756]-([.B756]+[.F756])/2)^2" office:value-type="float" office:value="100.157923628622" calcext:value-type="float">
            <text:p>100.1579236286</text:p>
          </table:table-cell>
          <table:table-cell table:formula="of:=([.I756]-[.J756])^2" office:value-type="float" office:value="94.9003409713993" calcext:value-type="float">
            <text:p>94.9003409714</text:p>
          </table:table-cell>
          <table:table-cell table:formula="of:=[.M756]-[.N756]" office:value-type="float" office:value="-11.2704855327308" calcext:value-type="float">
            <text:p>-11.2704855327</text:p>
          </table:table-cell>
          <table:table-cell table:formula="of:=[.M756]-[.P756]" office:value-type="float" office:value="-0.298395384282344" calcext:value-type="float">
            <text:p>-0.2983953843</text:p>
          </table:table-cell>
          <table:table-cell table:formula="of:=([.A756]-100.04)^2" office:value-type="float" office:value="449.0161" calcext:value-type="float">
            <text:p>449.0161</text:p>
          </table:table-cell>
          <table:table-cell/>
          <table:table-cell table:formula="of:=[.Q756]+[.U755]" office:value-type="float" office:value="1681.59308657378" calcext:value-type="float">
            <text:p>1681.5930865738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21.6" calcext:value-type="float">
            <text:p>121.6</text:p>
          </table:table-cell>
          <table:table-cell office:value-type="float" office:value="103.593765258789" calcext:value-type="float">
            <text:p>103.5937652588</text:p>
          </table:table-cell>
          <table:table-cell office:value-type="float" office:value="121.6" calcext:value-type="float">
            <text:p>121.6</text:p>
          </table:table-cell>
          <table:table-cell office:value-type="float" office:value="110.373641967773" calcext:value-type="float">
            <text:p>110.3736419678</text:p>
          </table:table-cell>
          <table:table-cell office:value-type="float" office:value="121.6" calcext:value-type="float">
            <text:p>121.6</text:p>
          </table:table-cell>
          <table:table-cell office:value-type="float" office:value="104.91170501709" calcext:value-type="float">
            <text:p>104.9117050171</text:p>
          </table:table-cell>
          <table:table-cell office:value-type="float" office:value="121.6" calcext:value-type="float">
            <text:p>121.6</text:p>
          </table:table-cell>
          <table:table-cell office:value-type="float" office:value="112.088165283203" calcext:value-type="float">
            <text:p>112.0881652832</text:p>
          </table:table-cell>
          <table:table-cell office:value-type="float" office:value="112.041397094727" calcext:value-type="float">
            <text:p>112.0413970947</text:p>
          </table:table-cell>
          <table:table-cell/>
          <table:table-cell table:formula="of:=([.A757]-[.B757])^2" office:value-type="float" office:value="91.3668895007017" calcext:value-type="float">
            <text:p>91.3668895007</text:p>
          </table:table-cell>
          <table:table-cell table:formula="of:=([.E757]-[.F757])^2" office:value-type="float" office:value="126.031114667738" calcext:value-type="float">
            <text:p>126.0311146677</text:p>
          </table:table-cell>
          <table:table-cell table:formula="of:=([.A757]-([.B757]+[.F757])/2)^2" office:value-type="float" office:value="108.00365029335" calcext:value-type="float">
            <text:p>108.0036502934</text:p>
          </table:table-cell>
          <table:table-cell table:formula="of:=([.I757]-[.J757])^2" office:value-type="float" office:value="90.4749996796622" calcext:value-type="float">
            <text:p>90.4749996797</text:p>
          </table:table-cell>
          <table:table-cell table:formula="of:=[.M757]-[.N757]" office:value-type="float" office:value="-34.664225167036" calcext:value-type="float">
            <text:p>-34.664225167</text:p>
          </table:table-cell>
          <table:table-cell table:formula="of:=[.M757]-[.P757]" office:value-type="float" office:value="0.891889821039513" calcext:value-type="float">
            <text:p>0.891889821</text:p>
          </table:table-cell>
          <table:table-cell table:formula="of:=([.A757]-100.04)^2" office:value-type="float" office:value="464.8336" calcext:value-type="float">
            <text:p>464.8336</text:p>
          </table:table-cell>
          <table:table-cell/>
          <table:table-cell table:formula="of:=[.Q757]+[.U756]" office:value-type="float" office:value="1646.92886140674" calcext:value-type="float">
            <text:p>1646.9288614067</text:p>
          </table:table-cell>
        </table:table-row>
        <table:table-row table:style-name="ro1">
          <table:table-cell office:value-type="float" office:value="121.84" calcext:value-type="float">
            <text:p>121.84</text:p>
          </table:table-cell>
          <table:table-cell office:value-type="float" office:value="111.762176513672" calcext:value-type="float">
            <text:p>111.7621765137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9.974449157715" calcext:value-type="float">
            <text:p>109.9744491577</text:p>
          </table:table-cell>
          <table:table-cell office:value-type="float" office:value="121.84" calcext:value-type="float">
            <text:p>121.84</text:p>
          </table:table-cell>
          <table:table-cell office:value-type="float" office:value="110.784950256348" calcext:value-type="float">
            <text:p>110.7849502563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8.307319641113" calcext:value-type="float">
            <text:p>108.3073196411</text:p>
          </table:table-cell>
          <table:table-cell office:value-type="float" office:value="121.84" calcext:value-type="float">
            <text:p>121.84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62176513672" calcext:value-type="float">
            <text:p>111.7621765137</text:p>
          </table:table-cell>
          <table:table-cell/>
          <table:table-cell table:formula="of:=([.A758]-[.B758])^2" office:value-type="float" office:value="101.562526221587" calcext:value-type="float">
            <text:p>101.5625262216</text:p>
          </table:table-cell>
          <table:table-cell table:formula="of:=([.E758]-[.F758])^2" office:value-type="float" office:value="122.214124834628" calcext:value-type="float">
            <text:p>122.2141248346</text:p>
          </table:table-cell>
          <table:table-cell table:formula="of:=([.A758]-([.B758]+[.F758])/2)^2" office:value-type="float" office:value="111.649582738606" calcext:value-type="float">
            <text:p>111.6495827386</text:p>
          </table:table-cell>
          <table:table-cell table:formula="of:=([.I758]-[.J758])^2" office:value-type="float" office:value="103.303122996853" calcext:value-type="float">
            <text:p>103.3031229969</text:p>
          </table:table-cell>
          <table:table-cell table:formula="of:=[.M758]-[.N758]" office:value-type="float" office:value="-20.651598613041" calcext:value-type="float">
            <text:p>-20.651598613</text:p>
          </table:table-cell>
          <table:table-cell table:formula="of:=[.M758]-[.P758]" office:value-type="float" office:value="-1.74059677526587" calcext:value-type="float">
            <text:p>-1.7405967753</text:p>
          </table:table-cell>
          <table:table-cell table:formula="of:=([.A758]-100.04)^2" office:value-type="float" office:value="475.24" calcext:value-type="float">
            <text:p>475.24</text:p>
          </table:table-cell>
          <table:table-cell/>
          <table:table-cell table:formula="of:=[.Q758]+[.U757]" office:value-type="float" office:value="1626.2772627937" calcext:value-type="float">
            <text:p>1626.2772627937</text:p>
          </table:table-cell>
        </table:table-row>
        <table:table-row table:style-name="ro1">
          <table:table-cell office:value-type="float" office:value="121.84" calcext:value-type="float">
            <text:p>121.84</text:p>
          </table:table-cell>
          <table:table-cell office:value-type="float" office:value="110.1533203125" calcext:value-type="float">
            <text:p>110.1533203125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5.290084838867" calcext:value-type="float">
            <text:p>105.2900848389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8.884086608887" calcext:value-type="float">
            <text:p>108.8840866089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4.559226989746" calcext:value-type="float">
            <text:p>104.5592269897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9.871269226074" calcext:value-type="float">
            <text:p>109.8712692261</text:p>
          </table:table-cell>
          <table:table-cell office:value-type="float" office:value="110.1533203125" calcext:value-type="float">
            <text:p>110.1533203125</text:p>
          </table:table-cell>
          <table:table-cell/>
          <table:table-cell table:formula="of:=([.A759]-[.B759])^2" office:value-type="float" office:value="136.578482118225" calcext:value-type="float">
            <text:p>136.5784821182</text:p>
          </table:table-cell>
          <table:table-cell table:formula="of:=([.E759]-[.F759])^2" office:value-type="float" office:value="167.855691798029" calcext:value-type="float">
            <text:p>167.855691798</text:p>
          </table:table-cell>
          <table:table-cell table:formula="of:=([.A759]-([.B759]+[.F759])/2)^2" office:value-type="float" office:value="151.81434840953" calcext:value-type="float">
            <text:p>151.8143484095</text:p>
          </table:table-cell>
          <table:table-cell table:formula="of:=([.I759]-[.J759])^2" office:value-type="float" office:value="143.250516338718" calcext:value-type="float">
            <text:p>143.2505163387</text:p>
          </table:table-cell>
          <table:table-cell table:formula="of:=[.M759]-[.N759]" office:value-type="float" office:value="-31.2772096798034" calcext:value-type="float">
            <text:p>-31.2772096798</text:p>
          </table:table-cell>
          <table:table-cell table:formula="of:=[.M759]-[.P759]" office:value-type="float" office:value="-6.67203422049295" calcext:value-type="float">
            <text:p>-6.6720342205</text:p>
          </table:table-cell>
          <table:table-cell table:formula="of:=([.A759]-100.04)^2" office:value-type="float" office:value="475.24" calcext:value-type="float">
            <text:p>475.24</text:p>
          </table:table-cell>
          <table:table-cell/>
          <table:table-cell table:formula="of:=[.Q759]+[.U758]" office:value-type="float" office:value="1595.0000531139" calcext:value-type="float">
            <text:p>1595.0000531139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111.86742401123" calcext:value-type="float">
            <text:p>111.8674240112</text:p>
          </table:table-cell>
          <table:table-cell office:value-type="float" office:value="121.92" calcext:value-type="float">
            <text:p>121.92</text:p>
          </table:table-cell>
          <table:table-cell office:value-type="float" office:value="111.68204498291" calcext:value-type="float">
            <text:p>111.6820449829</text:p>
          </table:table-cell>
          <table:table-cell office:value-type="float" office:value="121.92" calcext:value-type="float">
            <text:p>121.92</text:p>
          </table:table-cell>
          <table:table-cell office:value-type="float" office:value="110.69066619873" calcext:value-type="float">
            <text:p>110.6906661987</text:p>
          </table:table-cell>
          <table:table-cell office:value-type="float" office:value="121.92" calcext:value-type="float">
            <text:p>121.92</text:p>
          </table:table-cell>
          <table:table-cell office:value-type="float" office:value="108.046035766602" calcext:value-type="float">
            <text:p>108.0460357666</text:p>
          </table:table-cell>
          <table:table-cell office:value-type="float" office:value="121.92" calcext:value-type="float">
            <text:p>121.92</text:p>
          </table:table-cell>
          <table:table-cell office:value-type="float" office:value="111.812690734863" calcext:value-type="float">
            <text:p>111.8126907349</text:p>
          </table:table-cell>
          <table:table-cell office:value-type="float" office:value="111.86742401123" calcext:value-type="float">
            <text:p>111.8674240112</text:p>
          </table:table-cell>
          <table:table-cell/>
          <table:table-cell table:formula="of:=([.A760]-[.B760])^2" office:value-type="float" office:value="101.054284009986" calcext:value-type="float">
            <text:p>101.05428401</text:p>
          </table:table-cell>
          <table:table-cell table:formula="of:=([.E760]-[.F760])^2" office:value-type="float" office:value="126.097937620334" calcext:value-type="float">
            <text:p>126.0979376203</text:p>
          </table:table-cell>
          <table:table-cell table:formula="of:=([.A760]-([.B760]+[.F760])/2)^2" office:value-type="float" office:value="113.22992107784" calcext:value-type="float">
            <text:p>113.2299210778</text:p>
          </table:table-cell>
          <table:table-cell table:formula="of:=([.I760]-[.J760])^2" office:value-type="float" office:value="102.157700581119" calcext:value-type="float">
            <text:p>102.1577005811</text:p>
          </table:table-cell>
          <table:table-cell table:formula="of:=[.M760]-[.N760]" office:value-type="float" office:value="-25.0436536103487" calcext:value-type="float">
            <text:p>-25.0436536103</text:p>
          </table:table-cell>
          <table:table-cell table:formula="of:=[.M760]-[.P760]" office:value-type="float" office:value="-1.10341657113284" calcext:value-type="float">
            <text:p>-1.1034165711</text:p>
          </table:table-cell>
          <table:table-cell table:formula="of:=([.A760]-100.04)^2" office:value-type="float" office:value="478.7344" calcext:value-type="float">
            <text:p>478.7344</text:p>
          </table:table-cell>
          <table:table-cell/>
          <table:table-cell table:formula="of:=[.Q760]+[.U759]" office:value-type="float" office:value="1569.95639950355" calcext:value-type="float">
            <text:p>1569.9563995036</text:p>
          </table:table-cell>
        </table:table-row>
        <table:table-row table:style-name="ro1">
          <table:table-cell office:value-type="float" office:value="122.01" calcext:value-type="float">
            <text:p>122.01</text:p>
          </table:table-cell>
          <table:table-cell office:value-type="float" office:value="112.98046875" calcext:value-type="float">
            <text:p>112.98046875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3.465637207031" calcext:value-type="float">
            <text:p>113.465637207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1.10481262207" calcext:value-type="float">
            <text:p>111.1048126221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2.534332275391" calcext:value-type="float">
            <text:p>112.5343322754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2.779747009277" calcext:value-type="float">
            <text:p>112.7797470093</text:p>
          </table:table-cell>
          <table:table-cell office:value-type="float" office:value="112.98046875" calcext:value-type="float">
            <text:p>112.98046875</text:p>
          </table:table-cell>
          <table:table-cell/>
          <table:table-cell table:formula="of:=([.A761]-[.B761])^2" office:value-type="float" office:value="81.5324345947267" calcext:value-type="float">
            <text:p>81.5324345947</text:p>
          </table:table-cell>
          <table:table-cell table:formula="of:=([.E761]-[.F761])^2" office:value-type="float" office:value="118.923111747757" calcext:value-type="float">
            <text:p>118.9231117478</text:p>
          </table:table-cell>
          <table:table-cell table:formula="of:=([.A761]-([.B761]+[.F761])/2)^2" office:value-type="float" office:value="99.3482516936818" calcext:value-type="float">
            <text:p>99.3482516937</text:p>
          </table:table-cell>
          <table:table-cell table:formula="of:=([.I761]-[.J761])^2" office:value-type="float" office:value="85.1975702727446" calcext:value-type="float">
            <text:p>85.1975702727</text:p>
          </table:table-cell>
          <table:table-cell table:formula="of:=[.M761]-[.N761]" office:value-type="float" office:value="-37.3906771530304" calcext:value-type="float">
            <text:p>-37.390677153</text:p>
          </table:table-cell>
          <table:table-cell table:formula="of:=[.M761]-[.P761]" office:value-type="float" office:value="-3.66513567801798" calcext:value-type="float">
            <text:p>-3.665135678</text:p>
          </table:table-cell>
          <table:table-cell table:formula="of:=([.A761]-100.04)^2" office:value-type="float" office:value="482.6809" calcext:value-type="float">
            <text:p>482.6809</text:p>
          </table:table-cell>
          <table:table-cell/>
          <table:table-cell table:formula="of:=[.Q761]+[.U760]" office:value-type="float" office:value="1532.56572235052" calcext:value-type="float">
            <text:p>1532.5657223505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22.2" calcext:value-type="float">
            <text:p>122.2</text:p>
          </table:table-cell>
          <table:table-cell office:value-type="float" office:value="103.162994384766" calcext:value-type="float">
            <text:p>103.1629943848</text:p>
          </table:table-cell>
          <table:table-cell office:value-type="float" office:value="122.2" calcext:value-type="float">
            <text:p>122.2</text:p>
          </table:table-cell>
          <table:table-cell office:value-type="float" office:value="103.243957519531" calcext:value-type="float">
            <text:p>103.2439575195</text:p>
          </table:table-cell>
          <table:table-cell office:value-type="float" office:value="122.2" calcext:value-type="float">
            <text:p>122.2</text:p>
          </table:table-cell>
          <table:table-cell office:value-type="float" office:value="102.145706176758" calcext:value-type="float">
            <text:p>102.1457061768</text:p>
          </table:table-cell>
          <table:table-cell office:value-type="float" office:value="122.2" calcext:value-type="float">
            <text:p>122.2</text:p>
          </table:table-cell>
          <table:table-cell office:value-type="float" office:value="103.898002624512" calcext:value-type="float">
            <text:p>103.8980026245</text:p>
          </table:table-cell>
          <table:table-cell office:value-type="float" office:value="103.243957519531" calcext:value-type="float">
            <text:p>103.2439575195</text:p>
          </table:table-cell>
          <table:table-cell/>
          <table:table-cell table:formula="of:=([.A762]-[.B762])^2" office:value-type="float" office:value="338.246349532551" calcext:value-type="float">
            <text:p>338.2463495326</text:p>
          </table:table-cell>
          <table:table-cell table:formula="of:=([.E762]-[.F762])^2" office:value-type="float" office:value="359.331546521336" calcext:value-type="float">
            <text:p>359.3315465213</text:p>
          </table:table-cell>
          <table:table-cell table:formula="of:=([.A762]-([.B762]+[.F762])/2)^2" office:value-type="float" office:value="348.709263892822" calcext:value-type="float">
            <text:p>348.7092638928</text:p>
          </table:table-cell>
          <table:table-cell table:formula="of:=([.I762]-[.J762])^2" office:value-type="float" office:value="334.96310793238" calcext:value-type="float">
            <text:p>334.9631079324</text:p>
          </table:table-cell>
          <table:table-cell table:formula="of:=[.M762]-[.N762]" office:value-type="float" office:value="-21.0851969887852" calcext:value-type="float">
            <text:p>-21.0851969888</text:p>
          </table:table-cell>
          <table:table-cell table:formula="of:=[.M762]-[.P762]" office:value-type="float" office:value="3.28324160017075" calcext:value-type="float">
            <text:p>3.2832416002</text:p>
          </table:table-cell>
          <table:table-cell table:formula="of:=([.A762]-100.04)^2" office:value-type="float" office:value="491.0656" calcext:value-type="float">
            <text:p>491.0656</text:p>
          </table:table-cell>
          <table:table-cell/>
          <table:table-cell table:formula="of:=[.Q762]+[.U761]" office:value-type="float" office:value="1511.48052536173" calcext:value-type="float">
            <text:p>1511.4805253617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15.483055114746" calcext:value-type="float">
            <text:p>115.4830551147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675971984863" calcext:value-type="float">
            <text:p>113.6759719849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278663635254" calcext:value-type="float">
            <text:p>114.2786636353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03515625" calcext:value-type="float">
            <text:p>113.03515625</text:p>
          </table:table-cell>
          <table:table-cell office:value-type="float" office:value="122.4" calcext:value-type="float">
            <text:p>122.4</text:p>
          </table:table-cell>
          <table:table-cell office:value-type="float" office:value="115.950469970703" calcext:value-type="float">
            <text:p>115.9504699707</text:p>
          </table:table-cell>
          <table:table-cell office:value-type="float" office:value="115.483055114746" calcext:value-type="float">
            <text:p>115.4830551147</text:p>
          </table:table-cell>
          <table:table-cell/>
          <table:table-cell table:formula="of:=([.A763]-[.B763])^2" office:value-type="float" office:value="47.8441265456403" calcext:value-type="float">
            <text:p>47.8441265456</text:p>
          </table:table-cell>
          <table:table-cell table:formula="of:=([.E763]-[.F763])^2" office:value-type="float" office:value="65.9561043493474" calcext:value-type="float">
            <text:p>65.9561043493</text:p>
          </table:table-cell>
          <table:table-cell table:formula="of:=([.A763]-([.B763]+[.F763])/2)^2" office:value-type="float" office:value="56.5374757385255" calcext:value-type="float">
            <text:p>56.5374757385</text:p>
          </table:table-cell>
          <table:table-cell table:formula="of:=([.I763]-[.J763])^2" office:value-type="float" office:value="41.5964375988022" calcext:value-type="float">
            <text:p>41.5964375988</text:p>
          </table:table-cell>
          <table:table-cell table:formula="of:=[.M763]-[.N763]" office:value-type="float" office:value="-18.1119778037071" calcext:value-type="float">
            <text:p>-18.1119778037</text:p>
          </table:table-cell>
          <table:table-cell table:formula="of:=[.M763]-[.P763]" office:value-type="float" office:value="6.24768894683803" calcext:value-type="float">
            <text:p>6.2476889468</text:p>
          </table:table-cell>
          <table:table-cell table:formula="of:=([.A763]-100.04)^2" office:value-type="float" office:value="499.9696" calcext:value-type="float">
            <text:p>499.9696</text:p>
          </table:table-cell>
          <table:table-cell/>
          <table:table-cell table:formula="of:=[.Q763]+[.U762]" office:value-type="float" office:value="1493.36854755802" calcext:value-type="float">
            <text:p>1493.368547558</text:p>
          </table:table-cell>
        </table:table-row>
        <table:table-row table:style-name="ro1">
          <table:table-cell office:value-type="float" office:value="122.47" calcext:value-type="float">
            <text:p>122.47</text:p>
          </table:table-cell>
          <table:table-cell office:value-type="float" office:value="111.254898071289" calcext:value-type="float">
            <text:p>111.2548980713</text:p>
          </table:table-cell>
          <table:table-cell office:value-type="float" office:value="122.47" calcext:value-type="float">
            <text:p>122.47</text:p>
          </table:table-cell>
          <table:table-cell office:value-type="float" office:value="103.568161010742" calcext:value-type="float">
            <text:p>103.5681610107</text:p>
          </table:table-cell>
          <table:table-cell office:value-type="float" office:value="122.47" calcext:value-type="float">
            <text:p>122.47</text:p>
          </table:table-cell>
          <table:table-cell office:value-type="float" office:value="110.106369018555" calcext:value-type="float">
            <text:p>110.1063690186</text:p>
          </table:table-cell>
          <table:table-cell office:value-type="float" office:value="122.47" calcext:value-type="float">
            <text:p>122.47</text:p>
          </table:table-cell>
          <table:table-cell office:value-type="float" office:value="106.675277709961" calcext:value-type="float">
            <text:p>106.67527771</text:p>
          </table:table-cell>
          <table:table-cell office:value-type="float" office:value="122.47" calcext:value-type="float">
            <text:p>122.47</text:p>
          </table:table-cell>
          <table:table-cell office:value-type="float" office:value="110.943252563477" calcext:value-type="float">
            <text:p>110.9432525635</text:p>
          </table:table-cell>
          <table:table-cell office:value-type="float" office:value="111.254898071289" calcext:value-type="float">
            <text:p>111.2548980713</text:p>
          </table:table-cell>
          <table:table-cell/>
          <table:table-cell table:formula="of:=([.A764]-[.B764])^2" office:value-type="float" office:value="125.778511271376" calcext:value-type="float">
            <text:p>125.7785112714</text:p>
          </table:table-cell>
          <table:table-cell table:formula="of:=([.E764]-[.F764])^2" office:value-type="float" office:value="152.859371045354" calcext:value-type="float">
            <text:p>152.8593710454</text:p>
          </table:table-cell>
          <table:table-cell table:formula="of:=([.A764]-([.B764]+[.F764])/2)^2" office:value-type="float" office:value="138.989161412121" calcext:value-type="float">
            <text:p>138.9891614121</text:p>
          </table:table-cell>
          <table:table-cell table:formula="of:=([.I764]-[.J764])^2" office:value-type="float" office:value="132.8659064654" calcext:value-type="float">
            <text:p>132.8659064654</text:p>
          </table:table-cell>
          <table:table-cell table:formula="of:=[.M764]-[.N764]" office:value-type="float" office:value="-27.0808597739786" calcext:value-type="float">
            <text:p>-27.080859774</text:p>
          </table:table-cell>
          <table:table-cell table:formula="of:=[.M764]-[.P764]" office:value-type="float" office:value="-7.08739519402384" calcext:value-type="float">
            <text:p>-7.087395194</text:p>
          </table:table-cell>
          <table:table-cell table:formula="of:=([.A764]-100.04)^2" office:value-type="float" office:value="503.1049" calcext:value-type="float">
            <text:p>503.1049</text:p>
          </table:table-cell>
          <table:table-cell/>
          <table:table-cell table:formula="of:=[.Q764]+[.U763]" office:value-type="float" office:value="1466.28768778405" calcext:value-type="float">
            <text:p>1466.2876877841</text:p>
          </table:table-cell>
        </table:table-row>
        <table:table-row table:style-name="ro1">
          <table:table-cell office:value-type="float" office:value="124.31" calcext:value-type="float">
            <text:p>124.31</text:p>
          </table:table-cell>
          <table:table-cell office:value-type="float" office:value="103.896789550781" calcext:value-type="float">
            <text:p>103.8967895508</text:p>
          </table:table-cell>
          <table:table-cell office:value-type="float" office:value="124.31" calcext:value-type="float">
            <text:p>124.31</text:p>
          </table:table-cell>
          <table:table-cell office:value-type="float" office:value="106.292823791504" calcext:value-type="float">
            <text:p>106.2928237915</text:p>
          </table:table-cell>
          <table:table-cell office:value-type="float" office:value="124.31" calcext:value-type="float">
            <text:p>124.31</text:p>
          </table:table-cell>
          <table:table-cell office:value-type="float" office:value="103.215721130371" calcext:value-type="float">
            <text:p>103.2157211304</text:p>
          </table:table-cell>
          <table:table-cell office:value-type="float" office:value="124.31" calcext:value-type="float">
            <text:p>124.31</text:p>
          </table:table-cell>
          <table:table-cell office:value-type="float" office:value="106.185485839844" calcext:value-type="float">
            <text:p>106.1854858398</text:p>
          </table:table-cell>
          <table:table-cell office:value-type="float" office:value="124.31" calcext:value-type="float">
            <text:p>124.31</text:p>
          </table:table-cell>
          <table:table-cell office:value-type="float" office:value="104.104225158691" calcext:value-type="float">
            <text:p>104.1042251587</text:p>
          </table:table-cell>
          <table:table-cell office:value-type="float" office:value="103.215721130371" calcext:value-type="float">
            <text:p>103.2157211304</text:p>
          </table:table-cell>
          <table:table-cell/>
          <table:table-cell table:formula="of:=([.A765]-[.B765])^2" office:value-type="float" office:value="416.699160844094" calcext:value-type="float">
            <text:p>416.6991608441</text:p>
          </table:table-cell>
          <table:table-cell table:formula="of:=([.E765]-[.F765])^2" office:value-type="float" office:value="444.968601029673" calcext:value-type="float">
            <text:p>444.9686010297</text:p>
          </table:table-cell>
          <table:table-cell table:formula="of:=([.A765]-([.B765]+[.F765])/2)^2" office:value-type="float" office:value="430.717917388563" calcext:value-type="float">
            <text:p>430.7179173886</text:p>
          </table:table-cell>
          <table:table-cell table:formula="of:=([.I765]-[.J765])^2" office:value-type="float" office:value="408.273336937659" calcext:value-type="float">
            <text:p>408.2733369377</text:p>
          </table:table-cell>
          <table:table-cell table:formula="of:=[.M765]-[.N765]" office:value-type="float" office:value="-28.269440185579" calcext:value-type="float">
            <text:p>-28.2694401856</text:p>
          </table:table-cell>
          <table:table-cell table:formula="of:=[.M765]-[.P765]" office:value-type="float" office:value="8.42582390643423" calcext:value-type="float">
            <text:p>8.4258239064</text:p>
          </table:table-cell>
          <table:table-cell table:formula="of:=([.A765]-100.04)^2" office:value-type="float" office:value="589.0329" calcext:value-type="float">
            <text:p>589.0329</text:p>
          </table:table-cell>
          <table:table-cell/>
          <table:table-cell table:formula="of:=[.Q765]+[.U764]" office:value-type="float" office:value="1438.01824759847" calcext:value-type="float">
            <text:p>1438.0182475985</text:p>
          </table:table-cell>
        </table:table-row>
        <table:table-row table:style-name="ro1">
          <table:table-cell office:value-type="float" office:value="126.95" calcext:value-type="float">
            <text:p>126.95</text:p>
          </table:table-cell>
          <table:table-cell office:value-type="float" office:value="94.564208984375" calcext:value-type="float">
            <text:p>94.5642089844</text:p>
          </table:table-cell>
          <table:table-cell office:value-type="float" office:value="126.95" calcext:value-type="float">
            <text:p>126.95</text:p>
          </table:table-cell>
          <table:table-cell office:value-type="float" office:value="93.1209335327148" calcext:value-type="float">
            <text:p>93.1209335327</text:p>
          </table:table-cell>
          <table:table-cell office:value-type="float" office:value="126.95" calcext:value-type="float">
            <text:p>126.95</text:p>
          </table:table-cell>
          <table:table-cell office:value-type="float" office:value="93.7532501220703" calcext:value-type="float">
            <text:p>93.7532501221</text:p>
          </table:table-cell>
          <table:table-cell office:value-type="float" office:value="126.95" calcext:value-type="float">
            <text:p>126.95</text:p>
          </table:table-cell>
          <table:table-cell office:value-type="float" office:value="93.4007263183594" calcext:value-type="float">
            <text:p>93.4007263184</text:p>
          </table:table-cell>
          <table:table-cell office:value-type="float" office:value="126.95" calcext:value-type="float">
            <text:p>126.95</text:p>
          </table:table-cell>
          <table:table-cell office:value-type="float" office:value="94.4067611694336" calcext:value-type="float">
            <text:p>94.4067611694</text:p>
          </table:table-cell>
          <table:table-cell office:value-type="float" office:value="93.7532501220703" calcext:value-type="float">
            <text:p>93.7532501221</text:p>
          </table:table-cell>
          <table:table-cell/>
          <table:table-cell table:formula="of:=([.A766]-[.B766])^2" office:value-type="float" office:value="1048.83945970774" calcext:value-type="float">
            <text:p>1048.8394597077</text:p>
          </table:table-cell>
          <table:table-cell table:formula="of:=([.E766]-[.F766])^2" office:value-type="float" office:value="1102.02420245782" calcext:value-type="float">
            <text:p>1102.0242024578</text:p>
          </table:table-cell>
          <table:table-cell table:formula="of:=([.A766]-([.B766]+[.F766])/2)^2" office:value-type="float" office:value="1075.26741751369" calcext:value-type="float">
            <text:p>1075.2674175137</text:p>
          </table:table-cell>
          <table:table-cell table:formula="of:=([.I766]-[.J766])^2" office:value-type="float" office:value="1059.06239358329" calcext:value-type="float">
            <text:p>1059.0623935833</text:p>
          </table:table-cell>
          <table:table-cell table:formula="of:=[.M766]-[.N766]" office:value-type="float" office:value="-53.1847427500877" calcext:value-type="float">
            <text:p>-53.1847427501</text:p>
          </table:table-cell>
          <table:table-cell table:formula="of:=[.M766]-[.P766]" office:value-type="float" office:value="-10.2229338755481" calcext:value-type="float">
            <text:p>-10.2229338755</text:p>
          </table:table-cell>
          <table:table-cell table:formula="of:=([.A766]-100.04)^2" office:value-type="float" office:value="724.1481" calcext:value-type="float">
            <text:p>724.1481</text:p>
          </table:table-cell>
          <table:table-cell/>
          <table:table-cell table:formula="of:=[.Q766]+[.U765]" office:value-type="float" office:value="1384.83350484838" calcext:value-type="float">
            <text:p>1384.8335048484</text:p>
          </table:table-cell>
        </table:table-row>
        <table:table-row table:style-name="ro1">
          <table:table-cell office:value-type="float" office:value="127.06" calcext:value-type="float">
            <text:p>127.06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27.06" calcext:value-type="float">
            <text:p>127.06</text:p>
          </table:table-cell>
          <table:table-cell office:value-type="float" office:value="115.580406188965" calcext:value-type="float">
            <text:p>115.580406189</text:p>
          </table:table-cell>
          <table:table-cell office:value-type="float" office:value="127.06" calcext:value-type="float">
            <text:p>127.06</text:p>
          </table:table-cell>
          <table:table-cell office:value-type="float" office:value="114.640823364258" calcext:value-type="float">
            <text:p>114.6408233643</text:p>
          </table:table-cell>
          <table:table-cell office:value-type="float" office:value="127.06" calcext:value-type="float">
            <text:p>127.06</text:p>
          </table:table-cell>
          <table:table-cell office:value-type="float" office:value="114.687301635742" calcext:value-type="float">
            <text:p>114.6873016357</text:p>
          </table:table-cell>
          <table:table-cell office:value-type="float" office:value="127.06" calcext:value-type="float">
            <text:p>127.06</text:p>
          </table:table-cell>
          <table:table-cell office:value-type="float" office:value="115.747512817383" calcext:value-type="float">
            <text:p>115.7475128174</text:p>
          </table:table-cell>
          <table:table-cell office:value-type="float" office:value="115.695381164551" calcext:value-type="float">
            <text:p>115.6953811646</text:p>
          </table:table-cell>
          <table:table-cell/>
          <table:table-cell table:formula="of:=([.A767]-[.B767])^2" office:value-type="float" office:value="129.154561275047" calcext:value-type="float">
            <text:p>129.154561275</text:p>
          </table:table-cell>
          <table:table-cell table:formula="of:=([.E767]-[.F767])^2" office:value-type="float" office:value="154.235948309765" calcext:value-type="float">
            <text:p>154.2359483098</text:p>
          </table:table-cell>
          <table:table-cell table:formula="of:=([.A767]-([.B767]+[.F767])/2)^2" office:value-type="float" office:value="141.417231753866" calcext:value-type="float">
            <text:p>141.4172317539</text:p>
          </table:table-cell>
          <table:table-cell table:formula="of:=([.I767]-[.J767])^2" office:value-type="float" office:value="127.972366256878" calcext:value-type="float">
            <text:p>127.9723662569</text:p>
          </table:table-cell>
          <table:table-cell table:formula="of:=[.M767]-[.N767]" office:value-type="float" office:value="-25.0813870347175" calcext:value-type="float">
            <text:p>-25.0813870347</text:p>
          </table:table-cell>
          <table:table-cell table:formula="of:=[.M767]-[.P767]" office:value-type="float" office:value="1.182195018169" calcext:value-type="float">
            <text:p>1.1821950182</text:p>
          </table:table-cell>
          <table:table-cell table:formula="of:=([.A767]-100.04)^2" office:value-type="float" office:value="730.0804" calcext:value-type="float">
            <text:p>730.0804</text:p>
          </table:table-cell>
          <table:table-cell/>
          <table:table-cell table:formula="of:=[.Q767]+[.U766]" office:value-type="float" office:value="1359.75211781366" calcext:value-type="float">
            <text:p>1359.7521178137</text:p>
          </table:table-cell>
        </table:table-row>
        <table:table-row table:style-name="ro1">
          <table:table-cell office:value-type="float" office:value="127.91" calcext:value-type="float">
            <text:p>127.91</text:p>
          </table:table-cell>
          <table:table-cell office:value-type="float" office:value="113.233276367188" calcext:value-type="float">
            <text:p>113.2332763672</text:p>
          </table:table-cell>
          <table:table-cell office:value-type="float" office:value="127.91" calcext:value-type="float">
            <text:p>127.91</text:p>
          </table:table-cell>
          <table:table-cell office:value-type="float" office:value="112.585678100586" calcext:value-type="float">
            <text:p>112.5856781006</text:p>
          </table:table-cell>
          <table:table-cell office:value-type="float" office:value="127.91" calcext:value-type="float">
            <text:p>127.91</text:p>
          </table:table-cell>
          <table:table-cell office:value-type="float" office:value="110.778129577637" calcext:value-type="float">
            <text:p>110.7781295776</text:p>
          </table:table-cell>
          <table:table-cell office:value-type="float" office:value="127.91" calcext:value-type="float">
            <text:p>127.91</text:p>
          </table:table-cell>
          <table:table-cell office:value-type="float" office:value="109.974990844727" calcext:value-type="float">
            <text:p>109.9749908447</text:p>
          </table:table-cell>
          <table:table-cell office:value-type="float" office:value="127.91" calcext:value-type="float">
            <text:p>127.91</text:p>
          </table:table-cell>
          <table:table-cell office:value-type="float" office:value="113.043350219727" calcext:value-type="float">
            <text:p>113.0433502197</text:p>
          </table:table-cell>
          <table:table-cell office:value-type="float" office:value="113.233276367188" calcext:value-type="float">
            <text:p>113.2332763672</text:p>
          </table:table-cell>
          <table:table-cell/>
          <table:table-cell table:formula="of:=([.A768]-[.B768])^2" office:value-type="float" office:value="215.406216593957" calcext:value-type="float">
            <text:p>215.406216594</text:p>
          </table:table-cell>
          <table:table-cell table:formula="of:=([.E768]-[.F768])^2" office:value-type="float" office:value="293.500984168646" calcext:value-type="float">
            <text:p>293.5009841686</text:p>
          </table:table-cell>
          <table:table-cell table:formula="of:=([.A768]-([.B768]+[.F768])/2)^2" office:value-type="float" office:value="252.946663941741" calcext:value-type="float">
            <text:p>252.9466639417</text:p>
          </table:table-cell>
          <table:table-cell table:formula="of:=([.I768]-[.J768])^2" office:value-type="float" office:value="221.017275689304" calcext:value-type="float">
            <text:p>221.0172756893</text:p>
          </table:table-cell>
          <table:table-cell table:formula="of:=[.M768]-[.N768]" office:value-type="float" office:value="-78.0947675746889" calcext:value-type="float">
            <text:p>-78.0947675747</text:p>
          </table:table-cell>
          <table:table-cell table:formula="of:=[.M768]-[.P768]" office:value-type="float" office:value="-5.61105909534729" calcext:value-type="float">
            <text:p>-5.6110590953</text:p>
          </table:table-cell>
          <table:table-cell table:formula="of:=([.A768]-100.04)^2" office:value-type="float" office:value="776.736899999999" calcext:value-type="float">
            <text:p>776.7369</text:p>
          </table:table-cell>
          <table:table-cell/>
          <table:table-cell table:formula="of:=[.Q768]+[.U767]" office:value-type="float" office:value="1281.65735023897" calcext:value-type="float">
            <text:p>1281.657350239</text:p>
          </table:table-cell>
        </table:table-row>
        <table:table-row table:style-name="ro1">
          <table:table-cell office:value-type="float" office:value="128.25" calcext:value-type="float">
            <text:p>128.25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28.25" calcext:value-type="float">
            <text:p>128.25</text:p>
          </table:table-cell>
          <table:table-cell office:value-type="float" office:value="92.7255935668945" calcext:value-type="float">
            <text:p>92.7255935669</text:p>
          </table:table-cell>
          <table:table-cell office:value-type="float" office:value="128.25" calcext:value-type="float">
            <text:p>128.25</text:p>
          </table:table-cell>
          <table:table-cell office:value-type="float" office:value="94.192138671875" calcext:value-type="float">
            <text:p>94.1921386719</text:p>
          </table:table-cell>
          <table:table-cell office:value-type="float" office:value="128.25" calcext:value-type="float">
            <text:p>128.25</text:p>
          </table:table-cell>
          <table:table-cell office:value-type="float" office:value="94.4828720092773" calcext:value-type="float">
            <text:p>94.4828720093</text:p>
          </table:table-cell>
          <table:table-cell office:value-type="float" office:value="128.25" calcext:value-type="float">
            <text:p>128.25</text:p>
          </table:table-cell>
          <table:table-cell office:value-type="float" office:value="94.4943695068359" calcext:value-type="float">
            <text:p>94.4943695068</text:p>
          </table:table-cell>
          <table:table-cell office:value-type="float" office:value="94.192138671875" calcext:value-type="float">
            <text:p>94.1921386719</text:p>
          </table:table-cell>
          <table:table-cell/>
          <table:table-cell table:formula="of:=([.A769]-[.B769])^2" office:value-type="float" office:value="1136.6634235229" calcext:value-type="float">
            <text:p>1136.6634235229</text:p>
          </table:table-cell>
          <table:table-cell table:formula="of:=([.E769]-[.F769])^2" office:value-type="float" office:value="1159.93791824579" calcext:value-type="float">
            <text:p>1159.9379182458</text:p>
          </table:table-cell>
          <table:table-cell table:formula="of:=([.A769]-([.B769]+[.F769])/2)^2" office:value-type="float" office:value="1148.27118622781" calcext:value-type="float">
            <text:p>1148.2711862278</text:p>
          </table:table-cell>
          <table:table-cell table:formula="of:=([.I769]-[.J769])^2" office:value-type="float" office:value="1139.44258999103" calcext:value-type="float">
            <text:p>1139.442589991</text:p>
          </table:table-cell>
          <table:table-cell table:formula="of:=[.M769]-[.N769]" office:value-type="float" office:value="-23.274494722893" calcext:value-type="float">
            <text:p>-23.2744947229</text:p>
          </table:table-cell>
          <table:table-cell table:formula="of:=[.M769]-[.P769]" office:value-type="float" office:value="-2.7791664681281" calcext:value-type="float">
            <text:p>-2.7791664681</text:p>
          </table:table-cell>
          <table:table-cell table:formula="of:=([.A769]-100.04)^2" office:value-type="float" office:value="795.8041" calcext:value-type="float">
            <text:p>795.8041</text:p>
          </table:table-cell>
          <table:table-cell/>
          <table:table-cell table:formula="of:=[.Q769]+[.U768]" office:value-type="float" office:value="1258.38285551608" calcext:value-type="float">
            <text:p>1258.3828555161</text:p>
          </table:table-cell>
        </table:table-row>
        <table:table-row table:style-name="ro1">
          <table:table-cell office:value-type="float" office:value="128.78" calcext:value-type="float">
            <text:p>128.78</text:p>
          </table:table-cell>
          <table:table-cell office:value-type="float" office:value="117.599090576172" calcext:value-type="float">
            <text:p>117.5990905762</text:p>
          </table:table-cell>
          <table:table-cell office:value-type="float" office:value="128.78" calcext:value-type="float">
            <text:p>128.78</text:p>
          </table:table-cell>
          <table:table-cell office:value-type="float" office:value="101.204658508301" calcext:value-type="float">
            <text:p>101.2046585083</text:p>
          </table:table-cell>
          <table:table-cell office:value-type="float" office:value="128.78" calcext:value-type="float">
            <text:p>128.78</text:p>
          </table:table-cell>
          <table:table-cell office:value-type="float" office:value="115.754013061523" calcext:value-type="float">
            <text:p>115.7540130615</text:p>
          </table:table-cell>
          <table:table-cell office:value-type="float" office:value="128.78" calcext:value-type="float">
            <text:p>128.78</text:p>
          </table:table-cell>
          <table:table-cell office:value-type="float" office:value="101.45386505127" calcext:value-type="float">
            <text:p>101.4538650513</text:p>
          </table:table-cell>
          <table:table-cell office:value-type="float" office:value="128.78" calcext:value-type="float">
            <text:p>128.78</text:p>
          </table:table-cell>
          <table:table-cell office:value-type="float" office:value="118.430053710938" calcext:value-type="float">
            <text:p>118.4300537109</text:p>
          </table:table-cell>
          <table:table-cell office:value-type="float" office:value="117.599090576172" calcext:value-type="float">
            <text:p>117.5990905762</text:p>
          </table:table-cell>
          <table:table-cell/>
          <table:table-cell table:formula="of:=([.A770]-[.B770])^2" office:value-type="float" office:value="125.012735543849" calcext:value-type="float">
            <text:p>125.0127355438</text:p>
          </table:table-cell>
          <table:table-cell table:formula="of:=([.E770]-[.F770])^2" office:value-type="float" office:value="169.676335721362" calcext:value-type="float">
            <text:p>169.6763357214</text:p>
          </table:table-cell>
          <table:table-cell table:formula="of:=([.A770]-([.B770]+[.F770])/2)^2" office:value-type="float" office:value="146.49345787384" calcext:value-type="float">
            <text:p>146.4934578738</text:p>
          </table:table-cell>
          <table:table-cell table:formula="of:=([.I770]-[.J770])^2" office:value-type="float" office:value="107.121388186479" calcext:value-type="float">
            <text:p>107.1213881865</text:p>
          </table:table-cell>
          <table:table-cell table:formula="of:=[.M770]-[.N770]" office:value-type="float" office:value="-44.6636001775134" calcext:value-type="float">
            <text:p>-44.6636001775</text:p>
          </table:table-cell>
          <table:table-cell table:formula="of:=[.M770]-[.P770]" office:value-type="float" office:value="17.89134735737" calcext:value-type="float">
            <text:p>17.8913473574</text:p>
          </table:table-cell>
          <table:table-cell table:formula="of:=([.A770]-100.04)^2" office:value-type="float" office:value="825.9876" calcext:value-type="float">
            <text:p>825.9876</text:p>
          </table:table-cell>
          <table:table-cell/>
          <table:table-cell table:formula="of:=[.Q770]+[.U769]" office:value-type="float" office:value="1213.71925533857" calcext:value-type="float">
            <text:p>1213.7192553386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15.397644042969" calcext:value-type="float">
            <text:p>115.397644043</text:p>
          </table:table-cell>
          <table:table-cell office:value-type="float" office:value="128.8" calcext:value-type="float">
            <text:p>128.8</text:p>
          </table:table-cell>
          <table:table-cell office:value-type="float" office:value="115.078384399414" calcext:value-type="float">
            <text:p>115.0783843994</text:p>
          </table:table-cell>
          <table:table-cell office:value-type="float" office:value="128.8" calcext:value-type="float">
            <text:p>128.8</text:p>
          </table:table-cell>
          <table:table-cell office:value-type="float" office:value="114.172637939453" calcext:value-type="float">
            <text:p>114.1726379395</text:p>
          </table:table-cell>
          <table:table-cell office:value-type="float" office:value="128.8" calcext:value-type="float">
            <text:p>128.8</text:p>
          </table:table-cell>
          <table:table-cell office:value-type="float" office:value="113.463264465332" calcext:value-type="float">
            <text:p>113.4632644653</text:p>
          </table:table-cell>
          <table:table-cell office:value-type="float" office:value="128.8" calcext:value-type="float">
            <text:p>128.8</text:p>
          </table:table-cell>
          <table:table-cell office:value-type="float" office:value="115.334587097168" calcext:value-type="float">
            <text:p>115.3345870972</text:p>
          </table:table-cell>
          <table:table-cell office:value-type="float" office:value="115.397644042969" calcext:value-type="float">
            <text:p>115.397644043</text:p>
          </table:table-cell>
          <table:table-cell/>
          <table:table-cell table:formula="of:=([.A771]-[.B771])^2" office:value-type="float" office:value="179.623145198971" calcext:value-type="float">
            <text:p>179.623145199</text:p>
          </table:table-cell>
          <table:table-cell table:formula="of:=([.E771]-[.F771])^2" office:value-type="float" office:value="213.959720850326" calcext:value-type="float">
            <text:p>213.9597208503</text:p>
          </table:table-cell>
          <table:table-cell table:formula="of:=([.A771]-([.B771]+[.F771])/2)^2" office:value-type="float" office:value="196.416273036236" calcext:value-type="float">
            <text:p>196.4162730362</text:p>
          </table:table-cell>
          <table:table-cell table:formula="of:=([.I771]-[.J771])^2" office:value-type="float" office:value="181.317344643756" calcext:value-type="float">
            <text:p>181.3173446438</text:p>
          </table:table-cell>
          <table:table-cell table:formula="of:=[.M771]-[.N771]" office:value-type="float" office:value="-34.3365756513551" calcext:value-type="float">
            <text:p>-34.3365756514</text:p>
          </table:table-cell>
          <table:table-cell table:formula="of:=[.M771]-[.P771]" office:value-type="float" office:value="-1.69419944478432" calcext:value-type="float">
            <text:p>-1.6941994448</text:p>
          </table:table-cell>
          <table:table-cell table:formula="of:=([.A771]-100.04)^2" office:value-type="float" office:value="827.1376" calcext:value-type="float">
            <text:p>827.1376</text:p>
          </table:table-cell>
          <table:table-cell/>
          <table:table-cell table:formula="of:=[.Q771]+[.U770]" office:value-type="float" office:value="1179.38267968721" calcext:value-type="float">
            <text:p>1179.3826796872</text:p>
          </table:table-cell>
        </table:table-row>
        <table:table-row table:style-name="ro1">
          <table:table-cell office:value-type="float" office:value="131.69" calcext:value-type="float">
            <text:p>131.69</text:p>
          </table:table-cell>
          <table:table-cell office:value-type="float" office:value="95.2811813354492" calcext:value-type="float">
            <text:p>95.2811813354</text:p>
          </table:table-cell>
          <table:table-cell office:value-type="float" office:value="131.69" calcext:value-type="float">
            <text:p>131.69</text:p>
          </table:table-cell>
          <table:table-cell office:value-type="float" office:value="98.717399597168" calcext:value-type="float">
            <text:p>98.7173995972</text:p>
          </table:table-cell>
          <table:table-cell office:value-type="float" office:value="131.69" calcext:value-type="float">
            <text:p>131.69</text:p>
          </table:table-cell>
          <table:table-cell office:value-type="float" office:value="94.7522659301758" calcext:value-type="float">
            <text:p>94.7522659302</text:p>
          </table:table-cell>
          <table:table-cell office:value-type="float" office:value="131.69" calcext:value-type="float">
            <text:p>131.69</text:p>
          </table:table-cell>
          <table:table-cell office:value-type="float" office:value="96.7991104125977" calcext:value-type="float">
            <text:p>96.7991104126</text:p>
          </table:table-cell>
          <table:table-cell office:value-type="float" office:value="131.69" calcext:value-type="float">
            <text:p>131.69</text:p>
          </table:table-cell>
          <table:table-cell office:value-type="float" office:value="95.0836868286133" calcext:value-type="float">
            <text:p>95.0836868286</text:p>
          </table:table-cell>
          <table:table-cell office:value-type="float" office:value="94.7522659301758" calcext:value-type="float">
            <text:p>94.7522659302</text:p>
          </table:table-cell>
          <table:table-cell/>
          <table:table-cell table:formula="of:=([.A772]-[.B772])^2" office:value-type="float" office:value="1325.60207654814" calcext:value-type="float">
            <text:p>1325.6020765482</text:p>
          </table:table-cell>
          <table:table-cell table:formula="of:=([.E772]-[.F772])^2" office:value-type="float" office:value="1364.39619821305" calcext:value-type="float">
            <text:p>1364.3961982131</text:p>
          </table:table-cell>
          <table:table-cell table:formula="of:=([.A772]-([.B772]+[.F772])/2)^2" office:value-type="float" office:value="1344.92919950411" calcext:value-type="float">
            <text:p>1344.9291995041</text:p>
          </table:table-cell>
          <table:table-cell table:formula="of:=([.I772]-[.J772])^2" office:value-type="float" office:value="1340.02216400164" calcext:value-type="float">
            <text:p>1340.0221640016</text:p>
          </table:table-cell>
          <table:table-cell table:formula="of:=[.M772]-[.N772]" office:value-type="float" office:value="-38.7941216649115" calcext:value-type="float">
            <text:p>-38.7941216649</text:p>
          </table:table-cell>
          <table:table-cell table:formula="of:=[.M772]-[.P772]" office:value-type="float" office:value="-14.4200874534995" calcext:value-type="float">
            <text:p>-14.4200874535</text:p>
          </table:table-cell>
          <table:table-cell table:formula="of:=([.A772]-100.04)^2" office:value-type="float" office:value="1001.7225" calcext:value-type="float">
            <text:p>1001.7225</text:p>
          </table:table-cell>
          <table:table-cell/>
          <table:table-cell table:formula="of:=[.Q772]+[.U771]" office:value-type="float" office:value="1140.5885580223" calcext:value-type="float">
            <text:p>1140.5885580223</text:p>
          </table:table-cell>
        </table:table-row>
        <table:table-row table:style-name="ro1">
          <table:table-cell office:value-type="float" office:value="131.98" calcext:value-type="float">
            <text:p>131.98</text:p>
          </table:table-cell>
          <table:table-cell office:value-type="float" office:value="112.836486816406" calcext:value-type="float">
            <text:p>112.8364868164</text:p>
          </table:table-cell>
          <table:table-cell office:value-type="float" office:value="131.98" calcext:value-type="float">
            <text:p>131.98</text:p>
          </table:table-cell>
          <table:table-cell office:value-type="float" office:value="110.736030578613" calcext:value-type="float">
            <text:p>110.7360305786</text:p>
          </table:table-cell>
          <table:table-cell office:value-type="float" office:value="131.98" calcext:value-type="float">
            <text:p>131.98</text:p>
          </table:table-cell>
          <table:table-cell office:value-type="float" office:value="110.901596069336" calcext:value-type="float">
            <text:p>110.9015960693</text:p>
          </table:table-cell>
          <table:table-cell office:value-type="float" office:value="131.98" calcext:value-type="float">
            <text:p>131.98</text:p>
          </table:table-cell>
          <table:table-cell office:value-type="float" office:value="109.214569091797" calcext:value-type="float">
            <text:p>109.2145690918</text:p>
          </table:table-cell>
          <table:table-cell office:value-type="float" office:value="131.98" calcext:value-type="float">
            <text:p>131.98</text:p>
          </table:table-cell>
          <table:table-cell office:value-type="float" office:value="111.95467376709" calcext:value-type="float">
            <text:p>111.9546737671</text:p>
          </table:table-cell>
          <table:table-cell office:value-type="float" office:value="112.836486816406" calcext:value-type="float">
            <text:p>112.8364868164</text:p>
          </table:table-cell>
          <table:table-cell/>
          <table:table-cell table:formula="of:=([.A773]-[.B773])^2" office:value-type="float" office:value="366.474097010427" calcext:value-type="float">
            <text:p>366.4740970104</text:p>
          </table:table-cell>
          <table:table-cell table:formula="of:=([.E773]-[.F773])^2" office:value-type="float" office:value="444.299112264234" calcext:value-type="float">
            <text:p>444.2991122642</text:p>
          </table:table-cell>
          <table:table-cell table:formula="of:=([.A773]-([.B773]+[.F773])/2)^2" office:value-type="float" office:value="404.450654086556" calcext:value-type="float">
            <text:p>404.4506540866</text:p>
          </table:table-cell>
          <table:table-cell table:formula="of:=([.I773]-[.J773])^2" office:value-type="float" office:value="401.013690734479" calcext:value-type="float">
            <text:p>401.0136907345</text:p>
          </table:table-cell>
          <table:table-cell table:formula="of:=[.M773]-[.N773]" office:value-type="float" office:value="-77.8250152538064" calcext:value-type="float">
            <text:p>-77.8250152538</text:p>
          </table:table-cell>
          <table:table-cell table:formula="of:=[.M773]-[.P773]" office:value-type="float" office:value="-34.5395937240519" calcext:value-type="float">
            <text:p>-34.5395937241</text:p>
          </table:table-cell>
          <table:table-cell table:formula="of:=([.A773]-100.04)^2" office:value-type="float" office:value="1020.1636" calcext:value-type="float">
            <text:p>1020.1636</text:p>
          </table:table-cell>
          <table:table-cell/>
          <table:table-cell table:formula="of:=[.Q773]+[.U772]" office:value-type="float" office:value="1062.76354276849" calcext:value-type="float">
            <text:p>1062.7635427685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111.685638427734" calcext:value-type="float">
            <text:p>111.6856384277</text:p>
          </table:table-cell>
          <table:table-cell office:value-type="float" office:value="132.1" calcext:value-type="float">
            <text:p>132.1</text:p>
          </table:table-cell>
          <table:table-cell office:value-type="float" office:value="111.003875732422" calcext:value-type="float">
            <text:p>111.0038757324</text:p>
          </table:table-cell>
          <table:table-cell office:value-type="float" office:value="132.1" calcext:value-type="float">
            <text:p>132.1</text:p>
          </table:table-cell>
          <table:table-cell office:value-type="float" office:value="110.534660339355" calcext:value-type="float">
            <text:p>110.5346603394</text:p>
          </table:table-cell>
          <table:table-cell office:value-type="float" office:value="132.1" calcext:value-type="float">
            <text:p>132.1</text:p>
          </table:table-cell>
          <table:table-cell office:value-type="float" office:value="109.923538208008" calcext:value-type="float">
            <text:p>109.923538208</text:p>
          </table:table-cell>
          <table:table-cell office:value-type="float" office:value="132.1" calcext:value-type="float">
            <text:p>132.1</text:p>
          </table:table-cell>
          <table:table-cell office:value-type="float" office:value="111.665092468262" calcext:value-type="float">
            <text:p>111.6650924683</text:p>
          </table:table-cell>
          <table:table-cell office:value-type="float" office:value="111.685638427734" calcext:value-type="float">
            <text:p>111.6856384277</text:p>
          </table:table-cell>
          <table:table-cell/>
          <table:table-cell table:formula="of:=([.A774]-[.B774])^2" office:value-type="float" office:value="416.746158403195" calcext:value-type="float">
            <text:p>416.7461584032</text:p>
          </table:table-cell>
          <table:table-cell table:formula="of:=([.E774]-[.F774])^2" office:value-type="float" office:value="465.063874678968" calcext:value-type="float">
            <text:p>465.063874679</text:p>
          </table:table-cell>
          <table:table-cell table:formula="of:=([.A774]-([.B774]+[.F774])/2)^2" office:value-type="float" office:value="440.573828901099" calcext:value-type="float">
            <text:p>440.5738289011</text:p>
          </table:table-cell>
          <table:table-cell table:formula="of:=([.I774]-[.J774])^2" office:value-type="float" office:value="417.585445830694" calcext:value-type="float">
            <text:p>417.5854458307</text:p>
          </table:table-cell>
          <table:table-cell table:formula="of:=[.M774]-[.N774]" office:value-type="float" office:value="-48.3177162757726" calcext:value-type="float">
            <text:p>-48.3177162758</text:p>
          </table:table-cell>
          <table:table-cell table:formula="of:=[.M774]-[.P774]" office:value-type="float" office:value="-0.839287427498505" calcext:value-type="float">
            <text:p>-0.8392874275</text:p>
          </table:table-cell>
          <table:table-cell table:formula="of:=([.A774]-100.04)^2" office:value-type="float" office:value="1027.8436" calcext:value-type="float">
            <text:p>1027.8436</text:p>
          </table:table-cell>
          <table:table-cell/>
          <table:table-cell table:formula="of:=[.Q774]+[.U773]" office:value-type="float" office:value="1014.44582649272" calcext:value-type="float">
            <text:p>1014.4458264927</text:p>
          </table:table-cell>
        </table:table-row>
        <table:table-row table:style-name="ro1">
          <table:table-cell office:value-type="float" office:value="132.65" calcext:value-type="float">
            <text:p>132.65</text:p>
          </table:table-cell>
          <table:table-cell office:value-type="float" office:value="103.962211608887" calcext:value-type="float">
            <text:p>103.9622116089</text:p>
          </table:table-cell>
          <table:table-cell office:value-type="float" office:value="132.65" calcext:value-type="float">
            <text:p>132.65</text:p>
          </table:table-cell>
          <table:table-cell office:value-type="float" office:value="102.789268493652" calcext:value-type="float">
            <text:p>102.7892684937</text:p>
          </table:table-cell>
          <table:table-cell office:value-type="float" office:value="132.65" calcext:value-type="float">
            <text:p>132.65</text:p>
          </table:table-cell>
          <table:table-cell office:value-type="float" office:value="103.073348999023" calcext:value-type="float">
            <text:p>103.073348999</text:p>
          </table:table-cell>
          <table:table-cell office:value-type="float" office:value="132.65" calcext:value-type="float">
            <text:p>132.65</text:p>
          </table:table-cell>
          <table:table-cell office:value-type="float" office:value="102.521064758301" calcext:value-type="float">
            <text:p>102.5210647583</text:p>
          </table:table-cell>
          <table:table-cell office:value-type="float" office:value="132.65" calcext:value-type="float">
            <text:p>132.65</text:p>
          </table:table-cell>
          <table:table-cell office:value-type="float" office:value="104.810012817383" calcext:value-type="float">
            <text:p>104.8100128174</text:p>
          </table:table-cell>
          <table:table-cell office:value-type="float" office:value="103.073348999023" calcext:value-type="float">
            <text:p>103.073348999</text:p>
          </table:table-cell>
          <table:table-cell/>
          <table:table-cell table:formula="of:=([.A775]-[.B775])^2" office:value-type="float" office:value="822.989202773294" calcext:value-type="float">
            <text:p>822.9892027733</text:p>
          </table:table-cell>
          <table:table-cell table:formula="of:=([.E775]-[.F775])^2" office:value-type="float" office:value="874.778284433568" calcext:value-type="float">
            <text:p>874.7782844336</text:p>
          </table:table-cell>
          <table:table-cell table:formula="of:=([.A775]-([.B775]+[.F775])/2)^2" office:value-type="float" office:value="848.686224418628" calcext:value-type="float">
            <text:p>848.6862244186</text:p>
          </table:table-cell>
          <table:table-cell table:formula="of:=([.I775]-[.J775])^2" office:value-type="float" office:value="775.06488632829" calcext:value-type="float">
            <text:p>775.0648863283</text:p>
          </table:table-cell>
          <table:table-cell table:formula="of:=[.M775]-[.N775]" office:value-type="float" office:value="-51.789081660274" calcext:value-type="float">
            <text:p>-51.7890816603</text:p>
          </table:table-cell>
          <table:table-cell table:formula="of:=[.M775]-[.P775]" office:value-type="float" office:value="47.9243164450047" calcext:value-type="float">
            <text:p>47.924316445</text:p>
          </table:table-cell>
          <table:table-cell table:formula="of:=([.A775]-100.04)^2" office:value-type="float" office:value="1063.4121" calcext:value-type="float">
            <text:p>1063.4121</text:p>
          </table:table-cell>
          <table:table-cell/>
          <table:table-cell table:formula="of:=[.Q775]+[.U774]" office:value-type="float" office:value="962.656744832447" calcext:value-type="float">
            <text:p>962.6567448324</text:p>
          </table:table-cell>
        </table:table-row>
        <table:table-row table:style-name="ro1">
          <table:table-cell office:value-type="float" office:value="133.55" calcext:value-type="float">
            <text:p>133.55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33.55" calcext:value-type="float">
            <text:p>133.55</text:p>
          </table:table-cell>
          <table:table-cell office:value-type="float" office:value="110.983497619629" calcext:value-type="float">
            <text:p>110.9834976196</text:p>
          </table:table-cell>
          <table:table-cell office:value-type="float" office:value="133.55" calcext:value-type="float">
            <text:p>133.55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33.55" calcext:value-type="float">
            <text:p>133.55</text:p>
          </table:table-cell>
          <table:table-cell office:value-type="float" office:value="112.054786682129" calcext:value-type="float">
            <text:p>112.0547866821</text:p>
          </table:table-cell>
          <table:table-cell office:value-type="float" office:value="133.55" calcext:value-type="float">
            <text:p>133.55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776]-[.B776])^2" office:value-type="float" office:value="477.148614120819" calcext:value-type="float">
            <text:p>477.1486141208</text:p>
          </table:table-cell>
          <table:table-cell table:formula="of:=([.E776]-[.F776])^2" office:value-type="float" office:value="525.970228907674" calcext:value-type="float">
            <text:p>525.9702289077</text:p>
          </table:table-cell>
          <table:table-cell table:formula="of:=([.A776]-([.B776]+[.F776])/2)^2" office:value-type="float" office:value="501.262228007383" calcext:value-type="float">
            <text:p>501.2622280074</text:p>
          </table:table-cell>
          <table:table-cell table:formula="of:=([.I776]-[.J776])^2" office:value-type="float" office:value="478.463756059597" calcext:value-type="float">
            <text:p>478.4637560596</text:p>
          </table:table-cell>
          <table:table-cell table:formula="of:=[.M776]-[.N776]" office:value-type="float" office:value="-48.8216147868545" calcext:value-type="float">
            <text:p>-48.8216147869</text:p>
          </table:table-cell>
          <table:table-cell table:formula="of:=[.M776]-[.P776]" office:value-type="float" office:value="-1.31514193877814" calcext:value-type="float">
            <text:p>-1.3151419388</text:p>
          </table:table-cell>
          <table:table-cell table:formula="of:=([.A776]-100.04)^2" office:value-type="float" office:value="1122.9201" calcext:value-type="float">
            <text:p>1122.9201</text:p>
          </table:table-cell>
          <table:table-cell/>
          <table:table-cell table:formula="of:=[.Q776]+[.U775]" office:value-type="float" office:value="913.835130045592" calcext:value-type="float">
            <text:p>913.8351300456</text:p>
          </table:table-cell>
        </table:table-row>
        <table:table-row table:style-name="ro1">
          <table:table-cell office:value-type="float" office:value="135.13" calcext:value-type="float">
            <text:p>135.13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35.13" calcext:value-type="float">
            <text:p>135.13</text:p>
          </table:table-cell>
          <table:table-cell office:value-type="float" office:value="95.9586715698242" calcext:value-type="float">
            <text:p>95.9586715698</text:p>
          </table:table-cell>
          <table:table-cell office:value-type="float" office:value="135.13" calcext:value-type="float">
            <text:p>135.13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135.13" calcext:value-type="float">
            <text:p>135.13</text:p>
          </table:table-cell>
          <table:table-cell office:value-type="float" office:value="94.8636627197266" calcext:value-type="float">
            <text:p>94.8636627197</text:p>
          </table:table-cell>
          <table:table-cell office:value-type="float" office:value="135.13" calcext:value-type="float">
            <text:p>135.13</text:p>
          </table:table-cell>
          <table:table-cell office:value-type="float" office:value="94.5870132446289" calcext:value-type="float">
            <text:p>94.5870132446</text:p>
          </table:table-cell>
          <table:table-cell office:value-type="float" office:value="93.8453369140625" calcext:value-type="float">
            <text:p>93.8453369141</text:p>
          </table:table-cell>
          <table:table-cell/>
          <table:table-cell table:formula="of:=([.A777]-[.B777])^2" office:value-type="float" office:value="1652.59404626112" calcext:value-type="float">
            <text:p>1652.5940462611</text:p>
          </table:table-cell>
          <table:table-cell table:formula="of:=([.E777]-[.F777])^2" office:value-type="float" office:value="1704.42340611937" calcext:value-type="float">
            <text:p>1704.4234061194</text:p>
          </table:table-cell>
          <table:table-cell table:formula="of:=([.A777]-([.B777]+[.F777])/2)^2" office:value-type="float" office:value="1678.40869533398" calcext:value-type="float">
            <text:p>1678.408695334</text:p>
          </table:table-cell>
          <table:table-cell table:formula="of:=([.I777]-[.J777])^2" office:value-type="float" office:value="1643.7337750462" calcext:value-type="float">
            <text:p>1643.7337750462</text:p>
          </table:table-cell>
          <table:table-cell table:formula="of:=[.M777]-[.N777]" office:value-type="float" office:value="-51.8293598582502" calcext:value-type="float">
            <text:p>-51.8293598583</text:p>
          </table:table-cell>
          <table:table-cell table:formula="of:=[.M777]-[.P777]" office:value-type="float" office:value="8.8602712149243" calcext:value-type="float">
            <text:p>8.8602712149</text:p>
          </table:table-cell>
          <table:table-cell table:formula="of:=([.A777]-100.04)^2" office:value-type="float" office:value="1231.3081" calcext:value-type="float">
            <text:p>1231.3081</text:p>
          </table:table-cell>
          <table:table-cell/>
          <table:table-cell table:formula="of:=[.Q777]+[.U776]" office:value-type="float" office:value="862.005770187342" calcext:value-type="float">
            <text:p>862.0057701873</text:p>
          </table:table-cell>
        </table:table-row>
        <table:table-row table:style-name="ro1">
          <table:table-cell office:value-type="float" office:value="135.14" calcext:value-type="float">
            <text:p>135.14</text:p>
          </table:table-cell>
          <table:table-cell office:value-type="float" office:value="112.124145507813" calcext:value-type="float">
            <text:p>112.1241455078</text:p>
          </table:table-cell>
          <table:table-cell office:value-type="float" office:value="135.14" calcext:value-type="float">
            <text:p>135.14</text:p>
          </table:table-cell>
          <table:table-cell office:value-type="float" office:value="115.044494628906" calcext:value-type="float">
            <text:p>115.0444946289</text:p>
          </table:table-cell>
          <table:table-cell office:value-type="float" office:value="135.14" calcext:value-type="float">
            <text:p>135.14</text:p>
          </table:table-cell>
          <table:table-cell office:value-type="float" office:value="110.473327636719" calcext:value-type="float">
            <text:p>110.4733276367</text:p>
          </table:table-cell>
          <table:table-cell office:value-type="float" office:value="135.14" calcext:value-type="float">
            <text:p>135.14</text:p>
          </table:table-cell>
          <table:table-cell office:value-type="float" office:value="110.449440002441" calcext:value-type="float">
            <text:p>110.4494400024</text:p>
          </table:table-cell>
          <table:table-cell office:value-type="float" office:value="135.14" calcext:value-type="float">
            <text:p>135.14</text:p>
          </table:table-cell>
          <table:table-cell office:value-type="float" office:value="112.140869140625" calcext:value-type="float">
            <text:p>112.1408691406</text:p>
          </table:table-cell>
          <table:table-cell office:value-type="float" office:value="112.124145507813" calcext:value-type="float">
            <text:p>112.1241455078</text:p>
          </table:table-cell>
          <table:table-cell/>
          <table:table-cell table:formula="of:=([.A778]-[.B778])^2" office:value-type="float" office:value="529.729558005547" calcext:value-type="float">
            <text:p>529.7295580055</text:p>
          </table:table-cell>
          <table:table-cell table:formula="of:=([.E778]-[.F778])^2" office:value-type="float" office:value="608.444725477462" calcext:value-type="float">
            <text:p>608.4447254775</text:p>
          </table:table-cell>
          <table:table-cell table:formula="of:=([.A778]-([.B778]+[.F778])/2)^2" office:value-type="float" office:value="568.405841830624" calcext:value-type="float">
            <text:p>568.4058418306</text:p>
          </table:table-cell>
          <table:table-cell table:formula="of:=([.I778]-[.J778])^2" office:value-type="float" office:value="528.960020286655" calcext:value-type="float">
            <text:p>528.9600202867</text:p>
          </table:table-cell>
          <table:table-cell table:formula="of:=[.M778]-[.N778]" office:value-type="float" office:value="-78.7151674719155" calcext:value-type="float">
            <text:p>-78.7151674719</text:p>
          </table:table-cell>
          <table:table-cell table:formula="of:=[.M778]-[.P778]" office:value-type="float" office:value="0.769537718892138" calcext:value-type="float">
            <text:p>0.7695377189</text:p>
          </table:table-cell>
          <table:table-cell table:formula="of:=([.A778]-100.04)^2" office:value-type="float" office:value="1232.01" calcext:value-type="float">
            <text:p>1232.01</text:p>
          </table:table-cell>
          <table:table-cell/>
          <table:table-cell table:formula="of:=[.Q778]+[.U777]" office:value-type="float" office:value="783.290602715427" calcext:value-type="float">
            <text:p>783.2906027154</text:p>
          </table:table-cell>
        </table:table-row>
        <table:table-row table:style-name="ro1">
          <table:table-cell office:value-type="float" office:value="136.24" calcext:value-type="float">
            <text:p>136.24</text:p>
          </table:table-cell>
          <table:table-cell office:value-type="float" office:value="104.506454467773" calcext:value-type="float">
            <text:p>104.5064544678</text:p>
          </table:table-cell>
          <table:table-cell office:value-type="float" office:value="136.24" calcext:value-type="float">
            <text:p>136.24</text:p>
          </table:table-cell>
          <table:table-cell office:value-type="float" office:value="104.345314025879" calcext:value-type="float">
            <text:p>104.3453140259</text:p>
          </table:table-cell>
          <table:table-cell office:value-type="float" office:value="136.24" calcext:value-type="float">
            <text:p>136.24</text:p>
          </table:table-cell>
          <table:table-cell office:value-type="float" office:value="103.430625915527" calcext:value-type="float">
            <text:p>103.4306259155</text:p>
          </table:table-cell>
          <table:table-cell office:value-type="float" office:value="136.24" calcext:value-type="float">
            <text:p>136.24</text:p>
          </table:table-cell>
          <table:table-cell office:value-type="float" office:value="102.767227172852" calcext:value-type="float">
            <text:p>102.7672271729</text:p>
          </table:table-cell>
          <table:table-cell office:value-type="float" office:value="136.24" calcext:value-type="float">
            <text:p>136.24</text:p>
          </table:table-cell>
          <table:table-cell office:value-type="float" office:value="104.702743530273" calcext:value-type="float">
            <text:p>104.7027435303</text:p>
          </table:table-cell>
          <table:table-cell office:value-type="float" office:value="103.430625915527" calcext:value-type="float">
            <text:p>103.4306259155</text:p>
          </table:table-cell>
          <table:table-cell/>
          <table:table-cell table:formula="of:=([.A779]-[.B779])^2" office:value-type="float" office:value="1007.0179120459" calcext:value-type="float">
            <text:p>1007.0179120459</text:p>
          </table:table-cell>
          <table:table-cell table:formula="of:=([.E779]-[.F779])^2" office:value-type="float" office:value="1076.45502781487" calcext:value-type="float">
            <text:p>1076.4550278149</text:p>
          </table:table-cell>
          <table:table-cell table:formula="of:=([.A779]-([.B779]+[.F779])/2)^2" office:value-type="float" office:value="1041.44711816193" calcext:value-type="float">
            <text:p>1041.4471181619</text:p>
          </table:table-cell>
          <table:table-cell table:formula="of:=([.I779]-[.J779])^2" office:value-type="float" office:value="994.598545637311" calcext:value-type="float">
            <text:p>994.5985456373</text:p>
          </table:table-cell>
          <table:table-cell table:formula="of:=[.M779]-[.N779]" office:value-type="float" office:value="-69.4371157689695" calcext:value-type="float">
            <text:p>-69.437115769</text:p>
          </table:table-cell>
          <table:table-cell table:formula="of:=[.M779]-[.P779]" office:value-type="float" office:value="12.4193664085865" calcext:value-type="float">
            <text:p>12.4193664086</text:p>
          </table:table-cell>
          <table:table-cell table:formula="of:=([.A779]-100.04)^2" office:value-type="float" office:value="1310.44" calcext:value-type="float">
            <text:p>1310.44</text:p>
          </table:table-cell>
          <table:table-cell/>
          <table:table-cell table:formula="of:=[.Q779]+[.U778]" office:value-type="float" office:value="713.853486946457" calcext:value-type="float">
            <text:p>713.8534869465</text:p>
          </table:table-cell>
        </table:table-row>
        <table:table-row table:style-name="ro1">
          <table:table-cell office:value-type="float" office:value="136.41" calcext:value-type="float">
            <text:p>136.41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36.41" calcext:value-type="float">
            <text:p>136.41</text:p>
          </table:table-cell>
          <table:table-cell office:value-type="float" office:value="110.354476928711" calcext:value-type="float">
            <text:p>110.3544769287</text:p>
          </table:table-cell>
          <table:table-cell office:value-type="float" office:value="136.41" calcext:value-type="float">
            <text:p>136.41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36.41" calcext:value-type="float">
            <text:p>136.41</text:p>
          </table:table-cell>
          <table:table-cell office:value-type="float" office:value="106.678321838379" calcext:value-type="float">
            <text:p>106.6783218384</text:p>
          </table:table-cell>
          <table:table-cell office:value-type="float" office:value="136.41" calcext:value-type="float">
            <text:p>136.41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06268310547" calcext:value-type="float">
            <text:p>111.7062683105</text:p>
          </table:table-cell>
          <table:table-cell/>
          <table:table-cell table:formula="of:=([.A780]-[.B780])^2" office:value-type="float" office:value="610.27435938449" calcext:value-type="float">
            <text:p>610.2743593845</text:p>
          </table:table-cell>
          <table:table-cell table:formula="of:=([.E780]-[.F780])^2" office:value-type="float" office:value="669.429367249891" calcext:value-type="float">
            <text:p>669.4293672499</text:p>
          </table:table-cell>
          <table:table-cell table:formula="of:=([.A780]-([.B780]+[.F780])/2)^2" office:value-type="float" office:value="639.509871434827" calcext:value-type="float">
            <text:p>639.5098714348</text:p>
          </table:table-cell>
          <table:table-cell table:formula="of:=([.I780]-[.J780])^2" office:value-type="float" office:value="611.761574382351" calcext:value-type="float">
            <text:p>611.7615743824</text:p>
          </table:table-cell>
          <table:table-cell table:formula="of:=[.M780]-[.N780]" office:value-type="float" office:value="-59.155007865401" calcext:value-type="float">
            <text:p>-59.1550078654</text:p>
          </table:table-cell>
          <table:table-cell table:formula="of:=[.M780]-[.P780]" office:value-type="float" office:value="-1.48721499786018" calcext:value-type="float">
            <text:p>-1.4872149979</text:p>
          </table:table-cell>
          <table:table-cell table:formula="of:=([.A780]-100.04)^2" office:value-type="float" office:value="1322.7769" calcext:value-type="float">
            <text:p>1322.7769</text:p>
          </table:table-cell>
          <table:table-cell/>
          <table:table-cell table:formula="of:=[.Q780]+[.U779]" office:value-type="float" office:value="654.698479081056" calcext:value-type="float">
            <text:p>654.6984790811</text:p>
          </table:table-cell>
        </table:table-row>
        <table:table-row table:style-name="ro1">
          <table:table-cell office:value-type="float" office:value="137.49" calcext:value-type="float">
            <text:p>137.49</text:p>
          </table:table-cell>
          <table:table-cell office:value-type="float" office:value="112.095474243164" calcext:value-type="float">
            <text:p>112.0954742432</text:p>
          </table:table-cell>
          <table:table-cell office:value-type="float" office:value="137.49" calcext:value-type="float">
            <text:p>137.49</text:p>
          </table:table-cell>
          <table:table-cell office:value-type="float" office:value="110.72981262207" calcext:value-type="float">
            <text:p>110.7298126221</text:p>
          </table:table-cell>
          <table:table-cell office:value-type="float" office:value="137.49" calcext:value-type="float">
            <text:p>137.49</text:p>
          </table:table-cell>
          <table:table-cell office:value-type="float" office:value="110.658767700195" calcext:value-type="float">
            <text:p>110.6587677002</text:p>
          </table:table-cell>
          <table:table-cell office:value-type="float" office:value="137.49" calcext:value-type="float">
            <text:p>137.49</text:p>
          </table:table-cell>
          <table:table-cell office:value-type="float" office:value="110.027633666992" calcext:value-type="float">
            <text:p>110.027633667</text:p>
          </table:table-cell>
          <table:table-cell office:value-type="float" office:value="137.49" calcext:value-type="float">
            <text:p>137.49</text:p>
          </table:table-cell>
          <table:table-cell office:value-type="float" office:value="111.953948974609" calcext:value-type="float">
            <text:p>111.9539489746</text:p>
          </table:table-cell>
          <table:table-cell office:value-type="float" office:value="112.095474243164" calcext:value-type="float">
            <text:p>112.0954742432</text:p>
          </table:table-cell>
          <table:table-cell/>
          <table:table-cell table:formula="of:=([.A781]-[.B781])^2" office:value-type="float" office:value="644.881938414604" calcext:value-type="float">
            <text:p>644.8819384146</text:p>
          </table:table-cell>
          <table:table-cell table:formula="of:=([.E781]-[.F781])^2" office:value-type="float" office:value="719.915026726083" calcext:value-type="float">
            <text:p>719.9150267261</text:p>
          </table:table-cell>
          <table:table-cell table:formula="of:=([.A781]-([.B781]+[.F781])/2)^2" office:value-type="float" office:value="681.882451147691" calcext:value-type="float">
            <text:p>681.8824511477</text:p>
          </table:table-cell>
          <table:table-cell table:formula="of:=([.I781]-[.J781])^2" office:value-type="float" office:value="652.089901971354" calcext:value-type="float">
            <text:p>652.0899019714</text:p>
          </table:table-cell>
          <table:table-cell table:formula="of:=[.M781]-[.N781]" office:value-type="float" office:value="-75.0330883114785" calcext:value-type="float">
            <text:p>-75.0330883115</text:p>
          </table:table-cell>
          <table:table-cell table:formula="of:=[.M781]-[.P781]" office:value-type="float" office:value="-7.20796355674975" calcext:value-type="float">
            <text:p>-7.2079635567</text:p>
          </table:table-cell>
          <table:table-cell table:formula="of:=([.A781]-100.04)^2" office:value-type="float" office:value="1402.5025" calcext:value-type="float">
            <text:p>1402.5025</text:p>
          </table:table-cell>
          <table:table-cell/>
          <table:table-cell table:formula="of:=[.Q781]+[.U780]" office:value-type="float" office:value="579.665390769578" calcext:value-type="float">
            <text:p>579.6653907696</text:p>
          </table:table-cell>
        </table:table-row>
        <table:table-row table:style-name="ro1">
          <table:table-cell office:value-type="float" office:value="141.09" calcext:value-type="float">
            <text:p>141.09</text:p>
          </table:table-cell>
          <table:table-cell office:value-type="float" office:value="111.427955627441" calcext:value-type="float">
            <text:p>111.4279556274</text:p>
          </table:table-cell>
          <table:table-cell office:value-type="float" office:value="141.09" calcext:value-type="float">
            <text:p>141.09</text:p>
          </table:table-cell>
          <table:table-cell office:value-type="float" office:value="101.543815612793" calcext:value-type="float">
            <text:p>101.5438156128</text:p>
          </table:table-cell>
          <table:table-cell office:value-type="float" office:value="141.09" calcext:value-type="float">
            <text:p>141.09</text:p>
          </table:table-cell>
          <table:table-cell office:value-type="float" office:value="110.39241027832" calcext:value-type="float">
            <text:p>110.3924102783</text:p>
          </table:table-cell>
          <table:table-cell office:value-type="float" office:value="141.09" calcext:value-type="float">
            <text:p>141.09</text:p>
          </table:table-cell>
          <table:table-cell office:value-type="float" office:value="98.8755722045898" calcext:value-type="float">
            <text:p>98.8755722046</text:p>
          </table:table-cell>
          <table:table-cell office:value-type="float" office:value="141.09" calcext:value-type="float">
            <text:p>141.09</text:p>
          </table:table-cell>
          <table:table-cell office:value-type="float" office:value="111.203804016113" calcext:value-type="float">
            <text:p>111.2038040161</text:p>
          </table:table-cell>
          <table:table-cell office:value-type="float" office:value="111.427955627441" calcext:value-type="float">
            <text:p>111.4279556274</text:p>
          </table:table-cell>
          <table:table-cell/>
          <table:table-cell table:formula="of:=([.A782]-[.B782])^2" office:value-type="float" office:value="879.836876359635" calcext:value-type="float">
            <text:p>879.8368763596</text:p>
          </table:table-cell>
          <table:table-cell table:formula="of:=([.E782]-[.F782])^2" office:value-type="float" office:value="942.342014720575" calcext:value-type="float">
            <text:p>942.3420147206</text:p>
          </table:table-cell>
          <table:table-cell table:formula="of:=([.A782]-([.B782]+[.F782])/2)^2" office:value-type="float" office:value="910.821356997583" calcext:value-type="float">
            <text:p>910.8213569976</text:p>
          </table:table-cell>
          <table:table-cell table:formula="of:=([.I782]-[.J782])^2" office:value-type="float" office:value="893.184710387287" calcext:value-type="float">
            <text:p>893.1847103873</text:p>
          </table:table-cell>
          <table:table-cell table:formula="of:=[.M782]-[.N782]" office:value-type="float" office:value="-62.5051383609394" calcext:value-type="float">
            <text:p>-62.5051383609</text:p>
          </table:table-cell>
          <table:table-cell table:formula="of:=[.M782]-[.P782]" office:value-type="float" office:value="-13.3478340276516" calcext:value-type="float">
            <text:p>-13.3478340277</text:p>
          </table:table-cell>
          <table:table-cell table:formula="of:=([.A782]-100.04)^2" office:value-type="float" office:value="1685.1025" calcext:value-type="float">
            <text:p>1685.1025</text:p>
          </table:table-cell>
          <table:table-cell/>
          <table:table-cell table:formula="of:=[.Q782]+[.U781]" office:value-type="float" office:value="517.160252408638" calcext:value-type="float">
            <text:p>517.1602524086</text:p>
          </table:table-cell>
        </table:table-row>
        <table:table-row table:style-name="ro1">
          <table:table-cell office:value-type="float" office:value="147.22" calcext:value-type="float">
            <text:p>147.22</text:p>
          </table:table-cell>
          <table:table-cell office:value-type="float" office:value="102.922569274902" calcext:value-type="float">
            <text:p>102.9225692749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1.690948486328" calcext:value-type="float">
            <text:p>101.6909484863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3.009132385254" calcext:value-type="float">
            <text:p>103.0091323853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1.006164550781" calcext:value-type="float">
            <text:p>101.0061645508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2.995063781738" calcext:value-type="float">
            <text:p>102.9950637817</text:p>
          </table:table-cell>
          <table:table-cell office:value-type="float" office:value="103.009132385254" calcext:value-type="float">
            <text:p>103.0091323853</text:p>
          </table:table-cell>
          <table:table-cell/>
          <table:table-cell table:formula="of:=([.A783]-[.B783])^2" office:value-type="float" office:value="1962.26236884483" calcext:value-type="float">
            <text:p>1962.2623688448</text:p>
          </table:table-cell>
          <table:table-cell table:formula="of:=([.E783]-[.F783])^2" office:value-type="float" office:value="1954.60081524861" calcext:value-type="float">
            <text:p>1954.6008152486</text:p>
          </table:table-cell>
          <table:table-cell table:formula="of:=([.A783]-([.B783]+[.F783])/2)^2" office:value-type="float" office:value="1958.4297187537" calcext:value-type="float">
            <text:p>1958.4297187537</text:p>
          </table:table-cell>
          <table:table-cell table:formula="of:=([.I783]-[.J783])^2" office:value-type="float" office:value="1955.84498350932" calcext:value-type="float">
            <text:p>1955.8449835093</text:p>
          </table:table-cell>
          <table:table-cell table:formula="of:=[.M783]-[.N783]" office:value-type="float" office:value="7.66155359622076" calcext:value-type="float">
            <text:p>7.6615535962</text:p>
          </table:table-cell>
          <table:table-cell table:formula="of:=[.M783]-[.P783]" office:value-type="float" office:value="6.4173853355087" calcext:value-type="float">
            <text:p>6.4173853355</text:p>
          </table:table-cell>
          <table:table-cell table:formula="of:=([.A783]-100.04)^2" office:value-type="float" office:value="2225.9524" calcext:value-type="float">
            <text:p>2225.9524</text:p>
          </table:table-cell>
          <table:table-cell/>
          <table:table-cell table:formula="of:=[.Q783]+[.U782]" office:value-type="float" office:value="524.821806004859" calcext:value-type="float">
            <text:p>524.8218060049</text:p>
          </table:table-cell>
        </table:table-row>
        <table:table-row table:style-name="ro1">
          <table:table-cell office:value-type="float" office:value="153.51" calcext:value-type="float">
            <text:p>153.51</text:p>
          </table:table-cell>
          <table:table-cell office:value-type="float" office:value="111.762176513672" calcext:value-type="float">
            <text:p>111.7621765137</text:p>
          </table:table-cell>
          <table:table-cell office:value-type="float" office:value="153.51" calcext:value-type="float">
            <text:p>153.51</text:p>
          </table:table-cell>
          <table:table-cell office:value-type="float" office:value="109.027404785156" calcext:value-type="float">
            <text:p>109.0274047852</text:p>
          </table:table-cell>
          <table:table-cell office:value-type="float" office:value="153.51" calcext:value-type="float">
            <text:p>153.51</text:p>
          </table:table-cell>
          <table:table-cell office:value-type="float" office:value="110.784950256348" calcext:value-type="float">
            <text:p>110.7849502563</text:p>
          </table:table-cell>
          <table:table-cell office:value-type="float" office:value="153.51" calcext:value-type="float">
            <text:p>153.51</text:p>
          </table:table-cell>
          <table:table-cell office:value-type="float" office:value="109.229637145996" calcext:value-type="float">
            <text:p>109.229637146</text:p>
          </table:table-cell>
          <table:table-cell office:value-type="float" office:value="153.51" calcext:value-type="float">
            <text:p>153.51</text:p>
          </table:table-cell>
          <table:table-cell office:value-type="float" office:value="111.67618560791" calcext:value-type="float">
            <text:p>111.6761856079</text:p>
          </table:table-cell>
          <table:table-cell office:value-type="float" office:value="111.762176513672" calcext:value-type="float">
            <text:p>111.7621765137</text:p>
          </table:table-cell>
          <table:table-cell/>
          <table:table-cell table:formula="of:=([.A784]-[.B784])^2" office:value-type="float" office:value="1742.88076584561" calcext:value-type="float">
            <text:p>1742.8807658456</text:p>
          </table:table-cell>
          <table:table-cell table:formula="of:=([.E784]-[.F784])^2" office:value-type="float" office:value="1825.42987559757" calcext:value-type="float">
            <text:p>1825.4298755976</text:p>
          </table:table-cell>
          <table:table-cell table:formula="of:=([.A784]-([.B784]+[.F784])/2)^2" office:value-type="float" office:value="1783.91657793209" calcext:value-type="float">
            <text:p>1783.9165779321</text:p>
          </table:table-cell>
          <table:table-cell table:formula="of:=([.I784]-[.J784])^2" office:value-type="float" office:value="1750.06802659182" calcext:value-type="float">
            <text:p>1750.0680265918</text:p>
          </table:table-cell>
          <table:table-cell table:formula="of:=[.M784]-[.N784]" office:value-type="float" office:value="-82.5491097519571" calcext:value-type="float">
            <text:p>-82.549109752</text:p>
          </table:table-cell>
          <table:table-cell table:formula="of:=[.M784]-[.P784]" office:value-type="float" office:value="-7.18726074621327" calcext:value-type="float">
            <text:p>-7.1872607462</text:p>
          </table:table-cell>
          <table:table-cell table:formula="of:=([.A784]-100.04)^2" office:value-type="float" office:value="2859.0409" calcext:value-type="float">
            <text:p>2859.0409</text:p>
          </table:table-cell>
          <table:table-cell/>
          <table:table-cell table:formula="of:=[.Q784]+[.U783]" office:value-type="float" office:value="442.272696252902" calcext:value-type="float">
            <text:p>442.2726962529</text:p>
          </table:table-cell>
        </table:table-row>
        <table:table-row table:style-name="ro1">
          <table:table-cell table:formula="of:=SUM([.A2:.A784])" office:value-type="float" office:value="78335.6247380952" calcext:value-type="float">
            <text:p>78335.6247380952</text:p>
          </table:table-cell>
          <table:table-cell table:number-columns-repeated="11"/>
          <table:table-cell table:formula="of:=SUM([.M2:.M784])" office:value-type="float" office:value="39750.3169140171" calcext:value-type="float">
            <text:p>39750.3169140171</text:p>
          </table:table-cell>
          <table:table-cell table:formula="of:=SUM([.N2:.N784])" office:value-type="float" office:value="39308.0442177642" calcext:value-type="float">
            <text:p>39308.0442177642</text:p>
          </table:table-cell>
          <table:table-cell table:formula="of:=SUM([.O2:.O784])" office:value-type="float" office:value="39196.8033951947" calcext:value-type="float">
            <text:p>39196.8033951947</text:p>
          </table:table-cell>
          <table:table-cell table:formula="of:=SUM([.P2:.P784])" office:value-type="float" office:value="39987.1137020407" calcext:value-type="float">
            <text:p>39987.1137020407</text:p>
          </table:table-cell>
          <table:table-cell table:formula="of:=SUM([.Q2:.Q784])" office:value-type="float" office:value="442.272696252902" calcext:value-type="float">
            <text:p>442.2726962529</text:p>
          </table:table-cell>
          <table:table-cell/>
          <table:table-cell table:formula="of:=SUM([.S2:.S784])" office:value-type="float" office:value="114216.485867894" calcext:value-type="float">
            <text:p>114216.485867894</text:p>
          </table:table-cell>
          <table:table-cell table:number-columns-repeated="2"/>
        </table:table-row>
        <table:table-row table:style-name="ro1">
          <table:table-cell table:formula="of:=[.A785]/783" office:value-type="float" office:value="100.045497749802" calcext:value-type="float">
            <text:p>100.045497749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r2_avg</text:p>
          </table:table-cell>
          <table:table-cell table:formula="of:=1-([.O785]/[.S785])" office:value-type="float" office:value="0.656820089522533" calcext:value-type="float">
            <text:p>0.656820089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r_normal</text:p>
          </table:table-cell>
          <table:table-cell table:formula="of:=1-([.M785]/[.S785])" office:value-type="float" office:value="0.651973910666509" calcext:value-type="float">
            <text:p>0.65197391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r2_out</text:p>
          </table:table-cell>
          <table:table-cell table:formula="of:=1-([.N785]/[.S785])" office:value-type="float" office:value="0.655846142357864" calcext:value-type="float">
            <text:p>0.6558461424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formula="of:=11417" office:value-type="float" office:value="11417" calcext:value-type="float">
            <text:p>1141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formula="of:=[.H791]+[.H792]" office:value-type="float" office:value="36755" calcext:value-type="float">
            <text:p>36755</text:p>
          </table:table-cell>
          <table:table-cell table:number-columns-repeated="3"/>
          <table:table-cell table:formula="of:=1-([.H793]/[.S785])" office:value-type="float" office:value="0.678198819367356" calcext:value-type="float">
            <text:p>0.6781988194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358.21mm" svg:height="156.18mm" svg:x="23.68mm" svg:y="1.06mm">
            <loext:p draw:notify-on-update-of-ranges="Sheet2.A1:Sheet2.A1 Sheet2.A2:Sheet2.A7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cumsum</text:p>
          </table:table-cell>
        </table:table-row>
        <table:table-row table:style-name="ro1">
          <table:table-cell office:value-type="float" office:value="0.26908155111596" calcext:value-type="float">
            <text:p>0.2690815511</text:p>
          </table:table-cell>
        </table:table-row>
        <table:table-row table:style-name="ro1">
          <table:table-cell office:value-type="float" office:value="11.6830399691477" calcext:value-type="float">
            <text:p>11.6830399691</text:p>
          </table:table-cell>
        </table:table-row>
        <table:table-row table:style-name="ro1">
          <table:table-cell office:value-type="float" office:value="13.6217286630068" calcext:value-type="float">
            <text:p>13.621728663</text:p>
          </table:table-cell>
        </table:table-row>
        <table:table-row table:style-name="ro1">
          <table:table-cell office:value-type="float" office:value="14.127872327927" calcext:value-type="float">
            <text:p>14.1278723279</text:p>
          </table:table-cell>
        </table:table-row>
        <table:table-row table:style-name="ro1">
          <table:table-cell office:value-type="float" office:value="18.2403658467252" calcext:value-type="float">
            <text:p>18.2403658467</text:p>
          </table:table-cell>
        </table:table-row>
        <table:table-row table:style-name="ro1">
          <table:table-cell office:value-type="float" office:value="24.3742402118072" calcext:value-type="float">
            <text:p>24.3742402118</text:p>
          </table:table-cell>
        </table:table-row>
        <table:table-row table:style-name="ro1">
          <table:table-cell office:value-type="float" office:value="21.8765663088485" calcext:value-type="float">
            <text:p>21.8765663088</text:p>
          </table:table-cell>
        </table:table-row>
        <table:table-row table:style-name="ro1">
          <table:table-cell office:value-type="float" office:value="22.3597255292907" calcext:value-type="float">
            <text:p>22.3597255293</text:p>
          </table:table-cell>
        </table:table-row>
        <table:table-row table:style-name="ro1">
          <table:table-cell office:value-type="float" office:value="25.1036343146488" calcext:value-type="float">
            <text:p>25.1036343146</text:p>
          </table:table-cell>
        </table:table-row>
        <table:table-row table:style-name="ro1">
          <table:table-cell office:value-type="float" office:value="24.0924108250532" calcext:value-type="float">
            <text:p>24.0924108251</text:p>
          </table:table-cell>
        </table:table-row>
        <table:table-row table:style-name="ro1">
          <table:table-cell office:value-type="float" office:value="25.110722428693" calcext:value-type="float">
            <text:p>25.1107224287</text:p>
          </table:table-cell>
        </table:table-row>
        <table:table-row table:style-name="ro1">
          <table:table-cell office:value-type="float" office:value="26.5156697535701" calcext:value-type="float">
            <text:p>26.5156697536</text:p>
          </table:table-cell>
        </table:table-row>
        <table:table-row table:style-name="ro1">
          <table:table-cell office:value-type="float" office:value="26.8254748046771" calcext:value-type="float">
            <text:p>26.8254748047</text:p>
          </table:table-cell>
        </table:table-row>
        <table:table-row table:style-name="ro1">
          <table:table-cell office:value-type="float" office:value="28.2153638079576" calcext:value-type="float">
            <text:p>28.215363808</text:p>
          </table:table-cell>
        </table:table-row>
        <table:table-row table:style-name="ro1">
          <table:table-cell office:value-type="float" office:value="27.9716933598183" calcext:value-type="float">
            <text:p>27.9716933598</text:p>
          </table:table-cell>
        </table:table-row>
        <table:table-row table:style-name="ro1">
          <table:table-cell office:value-type="float" office:value="53.7089598934538" calcext:value-type="float">
            <text:p>53.7089598935</text:p>
          </table:table-cell>
        </table:table-row>
        <table:table-row table:style-name="ro1">
          <table:table-cell office:value-type="float" office:value="59.1064067479782" calcext:value-type="float">
            <text:p>59.106406748</text:p>
          </table:table-cell>
        </table:table-row>
        <table:table-row table:style-name="ro1">
          <table:table-cell office:value-type="float" office:value="60.2766306768521" calcext:value-type="float">
            <text:p>60.2766306769</text:p>
          </table:table-cell>
        </table:table-row>
        <table:table-row table:style-name="ro1">
          <table:table-cell office:value-type="float" office:value="60.9515151355182" calcext:value-type="float">
            <text:p>60.9515151355</text:p>
          </table:table-cell>
        </table:table-row>
        <table:table-row table:style-name="ro1">
          <table:table-cell office:value-type="float" office:value="60.5774877207121" calcext:value-type="float">
            <text:p>60.5774877207</text:p>
          </table:table-cell>
        </table:table-row>
        <table:table-row table:style-name="ro1">
          <table:table-cell office:value-type="float" office:value="61.2127469658269" calcext:value-type="float">
            <text:p>61.2127469658</text:p>
          </table:table-cell>
        </table:table-row>
        <table:table-row table:style-name="ro1">
          <table:table-cell office:value-type="float" office:value="61.051648539172" calcext:value-type="float">
            <text:p>61.0516485392</text:p>
          </table:table-cell>
        </table:table-row>
        <table:table-row table:style-name="ro1">
          <table:table-cell office:value-type="float" office:value="61.2368940214021" calcext:value-type="float">
            <text:p>61.2368940214</text:p>
          </table:table-cell>
        </table:table-row>
        <table:table-row table:style-name="ro1">
          <table:table-cell office:value-type="float" office:value="61.385468021906" calcext:value-type="float">
            <text:p>61.3854680219</text:p>
          </table:table-cell>
        </table:table-row>
        <table:table-row table:style-name="ro1">
          <table:table-cell office:value-type="float" office:value="63.1777864191239" calcext:value-type="float">
            <text:p>63.1777864191</text:p>
          </table:table-cell>
        </table:table-row>
        <table:table-row table:style-name="ro1">
          <table:table-cell office:value-type="float" office:value="62.7594397101109" calcext:value-type="float">
            <text:p>62.7594397101</text:p>
          </table:table-cell>
        </table:table-row>
        <table:table-row table:style-name="ro1">
          <table:table-cell office:value-type="float" office:value="62.7895640957658" calcext:value-type="float">
            <text:p>62.7895640958</text:p>
          </table:table-cell>
        </table:table-row>
        <table:table-row table:style-name="ro1">
          <table:table-cell office:value-type="float" office:value="62.5683346821088" calcext:value-type="float">
            <text:p>62.5683346821</text:p>
          </table:table-cell>
        </table:table-row>
        <table:table-row table:style-name="ro1">
          <table:table-cell office:value-type="float" office:value="60.8040917507116" calcext:value-type="float">
            <text:p>60.8040917507</text:p>
          </table:table-cell>
        </table:table-row>
        <table:table-row table:style-name="ro1">
          <table:table-cell office:value-type="float" office:value="61.5237967995112" calcext:value-type="float">
            <text:p>61.5237967995</text:p>
          </table:table-cell>
        </table:table-row>
        <table:table-row table:style-name="ro1">
          <table:table-cell office:value-type="float" office:value="61.581859331401" calcext:value-type="float">
            <text:p>61.5818593314</text:p>
          </table:table-cell>
        </table:table-row>
        <table:table-row table:style-name="ro1">
          <table:table-cell office:value-type="float" office:value="58.9834989683633" calcext:value-type="float">
            <text:p>58.9834989684</text:p>
          </table:table-cell>
        </table:table-row>
        <table:table-row table:style-name="ro1">
          <table:table-cell office:value-type="float" office:value="56.9854113200959" calcext:value-type="float">
            <text:p>56.9854113201</text:p>
          </table:table-cell>
        </table:table-row>
        <table:table-row table:style-name="ro1">
          <table:table-cell office:value-type="float" office:value="54.9928723417851" calcext:value-type="float">
            <text:p>54.9928723418</text:p>
          </table:table-cell>
        </table:table-row>
        <table:table-row table:style-name="ro1">
          <table:table-cell office:value-type="float" office:value="51.4022531926143" calcext:value-type="float">
            <text:p>51.4022531926</text:p>
          </table:table-cell>
        </table:table-row>
        <table:table-row table:style-name="ro1">
          <table:table-cell office:value-type="float" office:value="49.9567651999974" calcext:value-type="float">
            <text:p>49.9567652</text:p>
          </table:table-cell>
        </table:table-row>
        <table:table-row table:style-name="ro1">
          <table:table-cell office:value-type="float" office:value="44.4010793975065" calcext:value-type="float">
            <text:p>44.4010793975</text:p>
          </table:table-cell>
        </table:table-row>
        <table:table-row table:style-name="ro1">
          <table:table-cell office:value-type="float" office:value="46.8413471955387" calcext:value-type="float">
            <text:p>46.8413471955</text:p>
          </table:table-cell>
        </table:table-row>
        <table:table-row table:style-name="ro1">
          <table:table-cell office:value-type="float" office:value="96.2396242971322" calcext:value-type="float">
            <text:p>96.2396242971</text:p>
          </table:table-cell>
        </table:table-row>
        <table:table-row table:style-name="ro1">
          <table:table-cell office:value-type="float" office:value="95.8839918263047" calcext:value-type="float">
            <text:p>95.8839918263</text:p>
          </table:table-cell>
        </table:table-row>
        <table:table-row table:style-name="ro1">
          <table:table-cell office:value-type="float" office:value="137.787361741753" calcext:value-type="float">
            <text:p>137.7873617418</text:p>
          </table:table-cell>
        </table:table-row>
        <table:table-row table:style-name="ro1">
          <table:table-cell office:value-type="float" office:value="128.88934808996" calcext:value-type="float">
            <text:p>128.88934809</text:p>
          </table:table-cell>
        </table:table-row>
        <table:table-row table:style-name="ro1">
          <table:table-cell office:value-type="float" office:value="157.79311656961" calcext:value-type="float">
            <text:p>157.7931165696</text:p>
          </table:table-cell>
        </table:table-row>
        <table:table-row table:style-name="ro1">
          <table:table-cell office:value-type="float" office:value="156.684098732655" calcext:value-type="float">
            <text:p>156.6840987327</text:p>
          </table:table-cell>
        </table:table-row>
        <table:table-row table:style-name="ro1">
          <table:table-cell office:value-type="float" office:value="190.546495031796" calcext:value-type="float">
            <text:p>190.5464950318</text:p>
          </table:table-cell>
        </table:table-row>
        <table:table-row table:style-name="ro1">
          <table:table-cell office:value-type="float" office:value="187.380109029997" calcext:value-type="float">
            <text:p>187.38010903</text:p>
          </table:table-cell>
        </table:table-row>
        <table:table-row table:style-name="ro1">
          <table:table-cell office:value-type="float" office:value="200.046544674453" calcext:value-type="float">
            <text:p>200.0465446745</text:p>
          </table:table-cell>
        </table:table-row>
        <table:table-row table:style-name="ro1">
          <table:table-cell office:value-type="float" office:value="217.466297097572" calcext:value-type="float">
            <text:p>217.4662970976</text:p>
          </table:table-cell>
        </table:table-row>
        <table:table-row table:style-name="ro1">
          <table:table-cell office:value-type="float" office:value="238.598443658419" calcext:value-type="float">
            <text:p>238.5984436584</text:p>
          </table:table-cell>
        </table:table-row>
        <table:table-row table:style-name="ro1">
          <table:table-cell office:value-type="float" office:value="245.065854803598" calcext:value-type="float">
            <text:p>245.0658548036</text:p>
          </table:table-cell>
        </table:table-row>
        <table:table-row table:style-name="ro1">
          <table:table-cell office:value-type="float" office:value="265.037058313084" calcext:value-type="float">
            <text:p>265.0370583131</text:p>
          </table:table-cell>
        </table:table-row>
        <table:table-row table:style-name="ro1">
          <table:table-cell office:value-type="float" office:value="258.844913902492" calcext:value-type="float">
            <text:p>258.8449139025</text:p>
          </table:table-cell>
        </table:table-row>
        <table:table-row table:style-name="ro1">
          <table:table-cell office:value-type="float" office:value="261.722444367842" calcext:value-type="float">
            <text:p>261.7224443678</text:p>
          </table:table-cell>
        </table:table-row>
        <table:table-row table:style-name="ro1">
          <table:table-cell office:value-type="float" office:value="266.326983722884" calcext:value-type="float">
            <text:p>266.3269837229</text:p>
          </table:table-cell>
        </table:table-row>
        <table:table-row table:style-name="ro1">
          <table:table-cell office:value-type="float" office:value="263.286685682971" calcext:value-type="float">
            <text:p>263.286685683</text:p>
          </table:table-cell>
        </table:table-row>
        <table:table-row table:style-name="ro1">
          <table:table-cell office:value-type="float" office:value="279.623078361554" calcext:value-type="float">
            <text:p>279.6230783616</text:p>
          </table:table-cell>
        </table:table-row>
        <table:table-row table:style-name="ro1">
          <table:table-cell office:value-type="float" office:value="272.669800742017" calcext:value-type="float">
            <text:p>272.669800742</text:p>
          </table:table-cell>
        </table:table-row>
        <table:table-row table:style-name="ro1">
          <table:table-cell office:value-type="float" office:value="282.828623995567" calcext:value-type="float">
            <text:p>282.8286239956</text:p>
          </table:table-cell>
        </table:table-row>
        <table:table-row table:style-name="ro1">
          <table:table-cell office:value-type="float" office:value="290.886272094075" calcext:value-type="float">
            <text:p>290.8862720941</text:p>
          </table:table-cell>
        </table:table-row>
        <table:table-row table:style-name="ro1">
          <table:table-cell office:value-type="float" office:value="305.471467218264" calcext:value-type="float">
            <text:p>305.4714672183</text:p>
          </table:table-cell>
        </table:table-row>
        <table:table-row table:style-name="ro1">
          <table:table-cell office:value-type="float" office:value="315.452823573404" calcext:value-type="float">
            <text:p>315.4528235734</text:p>
          </table:table-cell>
        </table:table-row>
        <table:table-row table:style-name="ro1">
          <table:table-cell office:value-type="float" office:value="325.68037229277" calcext:value-type="float">
            <text:p>325.6803722928</text:p>
          </table:table-cell>
        </table:table-row>
        <table:table-row table:style-name="ro1">
          <table:table-cell office:value-type="float" office:value="345.021814262343" calcext:value-type="float">
            <text:p>345.0218142623</text:p>
          </table:table-cell>
        </table:table-row>
        <table:table-row table:style-name="ro1">
          <table:table-cell office:value-type="float" office:value="364.099588549377" calcext:value-type="float">
            <text:p>364.0995885494</text:p>
          </table:table-cell>
        </table:table-row>
        <table:table-row table:style-name="ro1">
          <table:table-cell office:value-type="float" office:value="374.982422868158" calcext:value-type="float">
            <text:p>374.9824228682</text:p>
          </table:table-cell>
        </table:table-row>
        <table:table-row table:style-name="ro1">
          <table:table-cell office:value-type="float" office:value="384.909562591889" calcext:value-type="float">
            <text:p>384.9095625919</text:p>
          </table:table-cell>
        </table:table-row>
        <table:table-row table:style-name="ro1">
          <table:table-cell office:value-type="float" office:value="394.471703472682" calcext:value-type="float">
            <text:p>394.4717034727</text:p>
          </table:table-cell>
        </table:table-row>
        <table:table-row table:style-name="ro1">
          <table:table-cell office:value-type="float" office:value="407.468635781279" calcext:value-type="float">
            <text:p>407.4686357813</text:p>
          </table:table-cell>
        </table:table-row>
        <table:table-row table:style-name="ro1">
          <table:table-cell office:value-type="float" office:value="416.76805566492" calcext:value-type="float">
            <text:p>416.7680556649</text:p>
          </table:table-cell>
        </table:table-row>
        <table:table-row table:style-name="ro1">
          <table:table-cell office:value-type="float" office:value="427.58436969924" calcext:value-type="float">
            <text:p>427.5843696992</text:p>
          </table:table-cell>
        </table:table-row>
        <table:table-row table:style-name="ro1">
          <table:table-cell office:value-type="float" office:value="438.944617375522" calcext:value-type="float">
            <text:p>438.9446173755</text:p>
          </table:table-cell>
        </table:table-row>
        <table:table-row table:style-name="ro1">
          <table:table-cell office:value-type="float" office:value="434.933573295702" calcext:value-type="float">
            <text:p>434.9335732957</text:p>
          </table:table-cell>
        </table:table-row>
        <table:table-row table:style-name="ro1">
          <table:table-cell office:value-type="float" office:value="445.106959240143" calcext:value-type="float">
            <text:p>445.1069592401</text:p>
          </table:table-cell>
        </table:table-row>
        <table:table-row table:style-name="ro1">
          <table:table-cell office:value-type="float" office:value="459.708711544953" calcext:value-type="float">
            <text:p>459.708711545</text:p>
          </table:table-cell>
        </table:table-row>
        <table:table-row table:style-name="ro1">
          <table:table-cell office:value-type="float" office:value="471.905845922367" calcext:value-type="float">
            <text:p>471.9058459224</text:p>
          </table:table-cell>
        </table:table-row>
        <table:table-row table:style-name="ro1">
          <table:table-cell office:value-type="float" office:value="468.918129161184" calcext:value-type="float">
            <text:p>468.9181291612</text:p>
          </table:table-cell>
        </table:table-row>
        <table:table-row table:style-name="ro1">
          <table:table-cell office:value-type="float" office:value="477.082584081644" calcext:value-type="float">
            <text:p>477.0825840816</text:p>
          </table:table-cell>
        </table:table-row>
        <table:table-row table:style-name="ro1">
          <table:table-cell office:value-type="float" office:value="491.472903491005" calcext:value-type="float">
            <text:p>491.472903491</text:p>
          </table:table-cell>
        </table:table-row>
        <table:table-row table:style-name="ro1">
          <table:table-cell office:value-type="float" office:value="499.113855190943" calcext:value-type="float">
            <text:p>499.1138551909</text:p>
          </table:table-cell>
        </table:table-row>
        <table:table-row table:style-name="ro1">
          <table:table-cell office:value-type="float" office:value="509.423039367455" calcext:value-type="float">
            <text:p>509.4230393675</text:p>
          </table:table-cell>
        </table:table-row>
        <table:table-row table:style-name="ro1">
          <table:table-cell office:value-type="float" office:value="518.628928210956" calcext:value-type="float">
            <text:p>518.628928211</text:p>
          </table:table-cell>
        </table:table-row>
        <table:table-row table:style-name="ro1">
          <table:table-cell office:value-type="float" office:value="519.903095873536" calcext:value-type="float">
            <text:p>519.9030958735</text:p>
          </table:table-cell>
        </table:table-row>
        <table:table-row table:style-name="ro1">
          <table:table-cell office:value-type="float" office:value="521.335098909007" calcext:value-type="float">
            <text:p>521.335098909</text:p>
          </table:table-cell>
        </table:table-row>
        <table:table-row table:style-name="ro1">
          <table:table-cell office:value-type="float" office:value="522.054701557623" calcext:value-type="float">
            <text:p>522.0547015576</text:p>
          </table:table-cell>
        </table:table-row>
        <table:table-row table:style-name="ro1">
          <table:table-cell office:value-type="float" office:value="533.02395915281" calcext:value-type="float">
            <text:p>533.0239591528</text:p>
          </table:table-cell>
        </table:table-row>
        <table:table-row table:style-name="ro1">
          <table:table-cell office:value-type="float" office:value="540.407590676844" calcext:value-type="float">
            <text:p>540.4075906768</text:p>
          </table:table-cell>
        </table:table-row>
        <table:table-row table:style-name="ro1">
          <table:table-cell office:value-type="float" office:value="527.872920147255" calcext:value-type="float">
            <text:p>527.8729201473</text:p>
          </table:table-cell>
        </table:table-row>
        <table:table-row table:style-name="ro1">
          <table:table-cell office:value-type="float" office:value="530.88642933133" calcext:value-type="float">
            <text:p>530.8864293313</text:p>
          </table:table-cell>
        </table:table-row>
        <table:table-row table:style-name="ro1">
          <table:table-cell office:value-type="float" office:value="541.985448798975" calcext:value-type="float">
            <text:p>541.985448799</text:p>
          </table:table-cell>
        </table:table-row>
        <table:table-row table:style-name="ro1">
          <table:table-cell office:value-type="float" office:value="536.154821890166" calcext:value-type="float">
            <text:p>536.1548218902</text:p>
          </table:table-cell>
        </table:table-row>
        <table:table-row table:style-name="ro1">
          <table:table-cell office:value-type="float" office:value="546.458138410526" calcext:value-type="float">
            <text:p>546.4581384105</text:p>
          </table:table-cell>
        </table:table-row>
        <table:table-row table:style-name="ro1">
          <table:table-cell office:value-type="float" office:value="558.496555775008" calcext:value-type="float">
            <text:p>558.496555775</text:p>
          </table:table-cell>
        </table:table-row>
        <table:table-row table:style-name="ro1">
          <table:table-cell office:value-type="float" office:value="569.691780780698" calcext:value-type="float">
            <text:p>569.6917807807</text:p>
          </table:table-cell>
        </table:table-row>
        <table:table-row table:style-name="ro1">
          <table:table-cell office:value-type="float" office:value="582.12141064934" calcext:value-type="float">
            <text:p>582.1214106493</text:p>
          </table:table-cell>
        </table:table-row>
        <table:table-row table:style-name="ro1">
          <table:table-cell office:value-type="float" office:value="591.517456830011" calcext:value-type="float">
            <text:p>591.51745683</text:p>
          </table:table-cell>
        </table:table-row>
        <table:table-row table:style-name="ro1">
          <table:table-cell office:value-type="float" office:value="601.61594736967" calcext:value-type="float">
            <text:p>601.6159473697</text:p>
          </table:table-cell>
        </table:table-row>
        <table:table-row table:style-name="ro1">
          <table:table-cell office:value-type="float" office:value="611.238658087689" calcext:value-type="float">
            <text:p>611.2386580877</text:p>
          </table:table-cell>
        </table:table-row>
        <table:table-row table:style-name="ro1">
          <table:table-cell office:value-type="float" office:value="602.636503859691" calcext:value-type="float">
            <text:p>602.6365038597</text:p>
          </table:table-cell>
        </table:table-row>
        <table:table-row table:style-name="ro1">
          <table:table-cell office:value-type="float" office:value="619.636309200232" calcext:value-type="float">
            <text:p>619.6363092002</text:p>
          </table:table-cell>
        </table:table-row>
        <table:table-row table:style-name="ro1">
          <table:table-cell office:value-type="float" office:value="629.003479641299" calcext:value-type="float">
            <text:p>629.0034796413</text:p>
          </table:table-cell>
        </table:table-row>
        <table:table-row table:style-name="ro1">
          <table:table-cell office:value-type="float" office:value="660.78692553065" calcext:value-type="float">
            <text:p>660.7869255307</text:p>
          </table:table-cell>
        </table:table-row>
        <table:table-row table:style-name="ro1">
          <table:table-cell office:value-type="float" office:value="672.154276213378" calcext:value-type="float">
            <text:p>672.1542762134</text:p>
          </table:table-cell>
        </table:table-row>
        <table:table-row table:style-name="ro1">
          <table:table-cell office:value-type="float" office:value="681.764106721647" calcext:value-type="float">
            <text:p>681.7641067216</text:p>
          </table:table-cell>
        </table:table-row>
        <table:table-row table:style-name="ro1">
          <table:table-cell office:value-type="float" office:value="679.943244737117" calcext:value-type="float">
            <text:p>679.9432447371</text:p>
          </table:table-cell>
        </table:table-row>
        <table:table-row table:style-name="ro1">
          <table:table-cell office:value-type="float" office:value="683.959350618778" calcext:value-type="float">
            <text:p>683.9593506188</text:p>
          </table:table-cell>
        </table:table-row>
        <table:table-row table:style-name="ro1">
          <table:table-cell office:value-type="float" office:value="706.894251298124" calcext:value-type="float">
            <text:p>706.8942512981</text:p>
          </table:table-cell>
        </table:table-row>
        <table:table-row table:style-name="ro1">
          <table:table-cell office:value-type="float" office:value="719.17580461926" calcext:value-type="float">
            <text:p>719.1758046193</text:p>
          </table:table-cell>
        </table:table-row>
        <table:table-row table:style-name="ro1">
          <table:table-cell office:value-type="float" office:value="728.093470871479" calcext:value-type="float">
            <text:p>728.0934708715</text:p>
          </table:table-cell>
        </table:table-row>
        <table:table-row table:style-name="ro1">
          <table:table-cell office:value-type="float" office:value="731.600776273527" calcext:value-type="float">
            <text:p>731.6007762735</text:p>
          </table:table-cell>
        </table:table-row>
        <table:table-row table:style-name="ro1">
          <table:table-cell office:value-type="float" office:value="742.103720035604" calcext:value-type="float">
            <text:p>742.1037200356</text:p>
          </table:table-cell>
        </table:table-row>
        <table:table-row table:style-name="ro1">
          <table:table-cell office:value-type="float" office:value="748.09983839384" calcext:value-type="float">
            <text:p>748.0998383938</text:p>
          </table:table-cell>
        </table:table-row>
        <table:table-row table:style-name="ro1">
          <table:table-cell office:value-type="float" office:value="753.134024490402" calcext:value-type="float">
            <text:p>753.1340244904</text:p>
          </table:table-cell>
        </table:table-row>
        <table:table-row table:style-name="ro1">
          <table:table-cell office:value-type="float" office:value="759.25396631662" calcext:value-type="float">
            <text:p>759.2539663166</text:p>
          </table:table-cell>
        </table:table-row>
        <table:table-row table:style-name="ro1">
          <table:table-cell office:value-type="float" office:value="760.839855508315" calcext:value-type="float">
            <text:p>760.8398555083</text:p>
          </table:table-cell>
        </table:table-row>
        <table:table-row table:style-name="ro1">
          <table:table-cell office:value-type="float" office:value="763.083629111696" calcext:value-type="float">
            <text:p>763.0836291117</text:p>
          </table:table-cell>
        </table:table-row>
        <table:table-row table:style-name="ro1">
          <table:table-cell office:value-type="float" office:value="769.278467338737" calcext:value-type="float">
            <text:p>769.2784673387</text:p>
          </table:table-cell>
        </table:table-row>
        <table:table-row table:style-name="ro1">
          <table:table-cell office:value-type="float" office:value="790.640364912047" calcext:value-type="float">
            <text:p>790.640364912</text:p>
          </table:table-cell>
        </table:table-row>
        <table:table-row table:style-name="ro1">
          <table:table-cell office:value-type="float" office:value="801.380744654245" calcext:value-type="float">
            <text:p>801.3807446542</text:p>
          </table:table-cell>
        </table:table-row>
        <table:table-row table:style-name="ro1">
          <table:table-cell office:value-type="float" office:value="807.066671677017" calcext:value-type="float">
            <text:p>807.066671677</text:p>
          </table:table-cell>
        </table:table-row>
        <table:table-row table:style-name="ro1">
          <table:table-cell office:value-type="float" office:value="815.37673386232" calcext:value-type="float">
            <text:p>815.3767338623</text:p>
          </table:table-cell>
        </table:table-row>
        <table:table-row table:style-name="ro1">
          <table:table-cell office:value-type="float" office:value="825.970764953773" calcext:value-type="float">
            <text:p>825.9707649538</text:p>
          </table:table-cell>
        </table:table-row>
        <table:table-row table:style-name="ro1">
          <table:table-cell office:value-type="float" office:value="838.551718471178" calcext:value-type="float">
            <text:p>838.5517184712</text:p>
          </table:table-cell>
        </table:table-row>
        <table:table-row table:style-name="ro1">
          <table:table-cell office:value-type="float" office:value="847.307383267598" calcext:value-type="float">
            <text:p>847.3073832676</text:p>
          </table:table-cell>
        </table:table-row>
        <table:table-row table:style-name="ro1">
          <table:table-cell office:value-type="float" office:value="860.789979904524" calcext:value-type="float">
            <text:p>860.7899799045</text:p>
          </table:table-cell>
        </table:table-row>
        <table:table-row table:style-name="ro1">
          <table:table-cell office:value-type="float" office:value="870.943820344233" calcext:value-type="float">
            <text:p>870.9438203442</text:p>
          </table:table-cell>
        </table:table-row>
        <table:table-row table:style-name="ro1">
          <table:table-cell office:value-type="float" office:value="877.158767010984" calcext:value-type="float">
            <text:p>877.158767011</text:p>
          </table:table-cell>
        </table:table-row>
        <table:table-row table:style-name="ro1">
          <table:table-cell office:value-type="float" office:value="882.856947761928" calcext:value-type="float">
            <text:p>882.8569477619</text:p>
          </table:table-cell>
        </table:table-row>
        <table:table-row table:style-name="ro1">
          <table:table-cell office:value-type="float" office:value="893.881723938749" calcext:value-type="float">
            <text:p>893.8817239388</text:p>
          </table:table-cell>
        </table:table-row>
        <table:table-row table:style-name="ro1">
          <table:table-cell office:value-type="float" office:value="911.875078643099" calcext:value-type="float">
            <text:p>911.8750786431</text:p>
          </table:table-cell>
        </table:table-row>
        <table:table-row table:style-name="ro1">
          <table:table-cell office:value-type="float" office:value="930.259680295347" calcext:value-type="float">
            <text:p>930.2596802953</text:p>
          </table:table-cell>
        </table:table-row>
        <table:table-row table:style-name="ro1">
          <table:table-cell office:value-type="float" office:value="938.130772705229" calcext:value-type="float">
            <text:p>938.1307727052</text:p>
          </table:table-cell>
        </table:table-row>
        <table:table-row table:style-name="ro1">
          <table:table-cell office:value-type="float" office:value="946.698591888614" calcext:value-type="float">
            <text:p>946.6985918886</text:p>
          </table:table-cell>
        </table:table-row>
        <table:table-row table:style-name="ro1">
          <table:table-cell office:value-type="float" office:value="953.916588604518" calcext:value-type="float">
            <text:p>953.9165886045</text:p>
          </table:table-cell>
        </table:table-row>
        <table:table-row table:style-name="ro1">
          <table:table-cell office:value-type="float" office:value="962.523638121369" calcext:value-type="float">
            <text:p>962.5236381214</text:p>
          </table:table-cell>
        </table:table-row>
        <table:table-row table:style-name="ro1">
          <table:table-cell office:value-type="float" office:value="964.399586017723" calcext:value-type="float">
            <text:p>964.3995860177</text:p>
          </table:table-cell>
        </table:table-row>
        <table:table-row table:style-name="ro1">
          <table:table-cell office:value-type="float" office:value="968.649864622194" calcext:value-type="float">
            <text:p>968.6498646222</text:p>
          </table:table-cell>
        </table:table-row>
        <table:table-row table:style-name="ro1">
          <table:table-cell office:value-type="float" office:value="978.796719639264" calcext:value-type="float">
            <text:p>978.7967196393</text:p>
          </table:table-cell>
        </table:table-row>
        <table:table-row table:style-name="ro1">
          <table:table-cell office:value-type="float" office:value="994.690642923563" calcext:value-type="float">
            <text:p>994.6906429236</text:p>
          </table:table-cell>
        </table:table-row>
        <table:table-row table:style-name="ro1">
          <table:table-cell office:value-type="float" office:value="1005.05764464963" calcext:value-type="float">
            <text:p>1005.0576446496</text:p>
          </table:table-cell>
        </table:table-row>
        <table:table-row table:style-name="ro1">
          <table:table-cell office:value-type="float" office:value="1013.5568274882" calcext:value-type="float">
            <text:p>1013.5568274882</text:p>
          </table:table-cell>
        </table:table-row>
        <table:table-row table:style-name="ro1">
          <table:table-cell office:value-type="float" office:value="1019.99485007971" calcext:value-type="float">
            <text:p>1019.9948500797</text:p>
          </table:table-cell>
        </table:table-row>
        <table:table-row table:style-name="ro1">
          <table:table-cell office:value-type="float" office:value="1042.62684623042" calcext:value-type="float">
            <text:p>1042.6268462304</text:p>
          </table:table-cell>
        </table:table-row>
        <table:table-row table:style-name="ro1">
          <table:table-cell office:value-type="float" office:value="1043.78349244361" calcext:value-type="float">
            <text:p>1043.7834924436</text:p>
          </table:table-cell>
        </table:table-row>
        <table:table-row table:style-name="ro1">
          <table:table-cell office:value-type="float" office:value="1043.91727698837" calcext:value-type="float">
            <text:p>1043.9172769884</text:p>
          </table:table-cell>
        </table:table-row>
        <table:table-row table:style-name="ro1">
          <table:table-cell office:value-type="float" office:value="1053.42405109257" calcext:value-type="float">
            <text:p>1053.4240510926</text:p>
          </table:table-cell>
        </table:table-row>
        <table:table-row table:style-name="ro1">
          <table:table-cell office:value-type="float" office:value="1094.15899496657" calcext:value-type="float">
            <text:p>1094.1589949666</text:p>
          </table:table-cell>
        </table:table-row>
        <table:table-row table:style-name="ro1">
          <table:table-cell office:value-type="float" office:value="1083.87348418239" calcext:value-type="float">
            <text:p>1083.8734841824</text:p>
          </table:table-cell>
        </table:table-row>
        <table:table-row table:style-name="ro1">
          <table:table-cell office:value-type="float" office:value="1092.10430430782" calcext:value-type="float">
            <text:p>1092.1043043078</text:p>
          </table:table-cell>
        </table:table-row>
        <table:table-row table:style-name="ro1">
          <table:table-cell office:value-type="float" office:value="1095.03166903027" calcext:value-type="float">
            <text:p>1095.0316690303</text:p>
          </table:table-cell>
        </table:table-row>
        <table:table-row table:style-name="ro1">
          <table:table-cell office:value-type="float" office:value="1104.78483044988" calcext:value-type="float">
            <text:p>1104.7848304499</text:p>
          </table:table-cell>
        </table:table-row>
        <table:table-row table:style-name="ro1">
          <table:table-cell office:value-type="float" office:value="1111.49059406462" calcext:value-type="float">
            <text:p>1111.4905940646</text:p>
          </table:table-cell>
        </table:table-row>
        <table:table-row table:style-name="ro1">
          <table:table-cell office:value-type="float" office:value="1115.04354561191" calcext:value-type="float">
            <text:p>1115.0435456119</text:p>
          </table:table-cell>
        </table:table-row>
        <table:table-row table:style-name="ro1">
          <table:table-cell office:value-type="float" office:value="1116.91446291137" calcext:value-type="float">
            <text:p>1116.9144629114</text:p>
          </table:table-cell>
        </table:table-row>
        <table:table-row table:style-name="ro1">
          <table:table-cell office:value-type="float" office:value="1124.43161049831" calcext:value-type="float">
            <text:p>1124.4316104983</text:p>
          </table:table-cell>
        </table:table-row>
        <table:table-row table:style-name="ro1">
          <table:table-cell office:value-type="float" office:value="1131.77666232084" calcext:value-type="float">
            <text:p>1131.7766623209</text:p>
          </table:table-cell>
        </table:table-row>
        <table:table-row table:style-name="ro1">
          <table:table-cell office:value-type="float" office:value="1140.55031886413" calcext:value-type="float">
            <text:p>1140.5503188641</text:p>
          </table:table-cell>
        </table:table-row>
        <table:table-row table:style-name="ro1">
          <table:table-cell office:value-type="float" office:value="1146.95085490677" calcext:value-type="float">
            <text:p>1146.9508549068</text:p>
          </table:table-cell>
        </table:table-row>
        <table:table-row table:style-name="ro1">
          <table:table-cell office:value-type="float" office:value="1152.81933221554" calcext:value-type="float">
            <text:p>1152.8193322155</text:p>
          </table:table-cell>
        </table:table-row>
        <table:table-row table:style-name="ro1">
          <table:table-cell office:value-type="float" office:value="1126.4044381201" calcext:value-type="float">
            <text:p>1126.4044381201</text:p>
          </table:table-cell>
        </table:table-row>
        <table:table-row table:style-name="ro1">
          <table:table-cell office:value-type="float" office:value="1134.21862673287" calcext:value-type="float">
            <text:p>1134.2186267329</text:p>
          </table:table-cell>
        </table:table-row>
        <table:table-row table:style-name="ro1">
          <table:table-cell office:value-type="float" office:value="1140.9955261256" calcext:value-type="float">
            <text:p>1140.9955261256</text:p>
          </table:table-cell>
        </table:table-row>
        <table:table-row table:style-name="ro1">
          <table:table-cell office:value-type="float" office:value="1146.10490631585" calcext:value-type="float">
            <text:p>1146.1049063159</text:p>
          </table:table-cell>
        </table:table-row>
        <table:table-row table:style-name="ro1">
          <table:table-cell office:value-type="float" office:value="1146.30570390752" calcext:value-type="float">
            <text:p>1146.3057039075</text:p>
          </table:table-cell>
        </table:table-row>
        <table:table-row table:style-name="ro1">
          <table:table-cell office:value-type="float" office:value="1147.40860265481" calcext:value-type="float">
            <text:p>1147.4086026548</text:p>
          </table:table-cell>
        </table:table-row>
        <table:table-row table:style-name="ro1">
          <table:table-cell office:value-type="float" office:value="1154.0768727328" calcext:value-type="float">
            <text:p>1154.0768727328</text:p>
          </table:table-cell>
        </table:table-row>
        <table:table-row table:style-name="ro1">
          <table:table-cell office:value-type="float" office:value="1188.57041929856" calcext:value-type="float">
            <text:p>1188.5704192986</text:p>
          </table:table-cell>
        </table:table-row>
        <table:table-row table:style-name="ro1">
          <table:table-cell office:value-type="float" office:value="1190.89688887069" calcext:value-type="float">
            <text:p>1190.8968888707</text:p>
          </table:table-cell>
        </table:table-row>
        <table:table-row table:style-name="ro1">
          <table:table-cell office:value-type="float" office:value="1199.75228821646" calcext:value-type="float">
            <text:p>1199.7522882165</text:p>
          </table:table-cell>
        </table:table-row>
        <table:table-row table:style-name="ro1">
          <table:table-cell office:value-type="float" office:value="1199.56549742938" calcext:value-type="float">
            <text:p>1199.5654974294</text:p>
          </table:table-cell>
        </table:table-row>
        <table:table-row table:style-name="ro1">
          <table:table-cell office:value-type="float" office:value="1205.54671898806" calcext:value-type="float">
            <text:p>1205.5467189881</text:p>
          </table:table-cell>
        </table:table-row>
        <table:table-row table:style-name="ro1">
          <table:table-cell office:value-type="float" office:value="1211.91290984714" calcext:value-type="float">
            <text:p>1211.9129098472</text:p>
          </table:table-cell>
        </table:table-row>
        <table:table-row table:style-name="ro1">
          <table:table-cell office:value-type="float" office:value="1215.46891969555" calcext:value-type="float">
            <text:p>1215.4689196956</text:p>
          </table:table-cell>
        </table:table-row>
        <table:table-row table:style-name="ro1">
          <table:table-cell office:value-type="float" office:value="1219.91094686726" calcext:value-type="float">
            <text:p>1219.9109468673</text:p>
          </table:table-cell>
        </table:table-row>
        <table:table-row table:style-name="ro1">
          <table:table-cell office:value-type="float" office:value="1224.35806343518" calcext:value-type="float">
            <text:p>1224.3580634352</text:p>
          </table:table-cell>
        </table:table-row>
        <table:table-row table:style-name="ro1">
          <table:table-cell office:value-type="float" office:value="1225.67763394148" calcext:value-type="float">
            <text:p>1225.6776339415</text:p>
          </table:table-cell>
        </table:table-row>
        <table:table-row table:style-name="ro1">
          <table:table-cell office:value-type="float" office:value="1225.77619795837" calcext:value-type="float">
            <text:p>1225.7761979584</text:p>
          </table:table-cell>
        </table:table-row>
        <table:table-row table:style-name="ro1">
          <table:table-cell office:value-type="float" office:value="1232.39425125956" calcext:value-type="float">
            <text:p>1232.3942512596</text:p>
          </table:table-cell>
        </table:table-row>
        <table:table-row table:style-name="ro1">
          <table:table-cell office:value-type="float" office:value="1238.21089165139" calcext:value-type="float">
            <text:p>1238.2108916514</text:p>
          </table:table-cell>
        </table:table-row>
        <table:table-row table:style-name="ro1">
          <table:table-cell office:value-type="float" office:value="1245.53627345042" calcext:value-type="float">
            <text:p>1245.5362734504</text:p>
          </table:table-cell>
        </table:table-row>
        <table:table-row table:style-name="ro1">
          <table:table-cell office:value-type="float" office:value="1252.88271643256" calcext:value-type="float">
            <text:p>1252.8827164326</text:p>
          </table:table-cell>
        </table:table-row>
        <table:table-row table:style-name="ro1">
          <table:table-cell office:value-type="float" office:value="1261.10426811462" calcext:value-type="float">
            <text:p>1261.1042681146</text:p>
          </table:table-cell>
        </table:table-row>
        <table:table-row table:style-name="ro1">
          <table:table-cell office:value-type="float" office:value="1265.38520046822" calcext:value-type="float">
            <text:p>1265.3852004682</text:p>
          </table:table-cell>
        </table:table-row>
        <table:table-row table:style-name="ro1">
          <table:table-cell office:value-type="float" office:value="1270.18466314415" calcext:value-type="float">
            <text:p>1270.1846631442</text:p>
          </table:table-cell>
        </table:table-row>
        <table:table-row table:style-name="ro1">
          <table:table-cell office:value-type="float" office:value="1278.15505688542" calcext:value-type="float">
            <text:p>1278.1550568854</text:p>
          </table:table-cell>
        </table:table-row>
        <table:table-row table:style-name="ro1">
          <table:table-cell office:value-type="float" office:value="1282.8768361613" calcext:value-type="float">
            <text:p>1282.8768361613</text:p>
          </table:table-cell>
        </table:table-row>
        <table:table-row table:style-name="ro1">
          <table:table-cell office:value-type="float" office:value="1287.41054127785" calcext:value-type="float">
            <text:p>1287.4105412779</text:p>
          </table:table-cell>
        </table:table-row>
        <table:table-row table:style-name="ro1">
          <table:table-cell office:value-type="float" office:value="1292.41209654025" calcext:value-type="float">
            <text:p>1292.4120965403</text:p>
          </table:table-cell>
        </table:table-row>
        <table:table-row table:style-name="ro1">
          <table:table-cell office:value-type="float" office:value="1292.41819953515" calcext:value-type="float">
            <text:p>1292.4181995352</text:p>
          </table:table-cell>
        </table:table-row>
        <table:table-row table:style-name="ro1">
          <table:table-cell office:value-type="float" office:value="1283.90678988685" calcext:value-type="float">
            <text:p>1283.9067898869</text:p>
          </table:table-cell>
        </table:table-row>
        <table:table-row table:style-name="ro1">
          <table:table-cell office:value-type="float" office:value="1288.06132604628" calcext:value-type="float">
            <text:p>1288.0613260463</text:p>
          </table:table-cell>
        </table:table-row>
        <table:table-row table:style-name="ro1">
          <table:table-cell office:value-type="float" office:value="1284.29416642317" calcext:value-type="float">
            <text:p>1284.2941664232</text:p>
          </table:table-cell>
        </table:table-row>
        <table:table-row table:style-name="ro1">
          <table:table-cell office:value-type="float" office:value="1295.86396232758" calcext:value-type="float">
            <text:p>1295.8639623276</text:p>
          </table:table-cell>
        </table:table-row>
        <table:table-row table:style-name="ro1">
          <table:table-cell office:value-type="float" office:value="1296.23399135646" calcext:value-type="float">
            <text:p>1296.2339913565</text:p>
          </table:table-cell>
        </table:table-row>
        <table:table-row table:style-name="ro1">
          <table:table-cell office:value-type="float" office:value="1301.30933338959" calcext:value-type="float">
            <text:p>1301.3093333896</text:p>
          </table:table-cell>
        </table:table-row>
        <table:table-row table:style-name="ro1">
          <table:table-cell office:value-type="float" office:value="1307.29463447891" calcext:value-type="float">
            <text:p>1307.2946344789</text:p>
          </table:table-cell>
        </table:table-row>
        <table:table-row table:style-name="ro1">
          <table:table-cell office:value-type="float" office:value="1325.33283517718" calcext:value-type="float">
            <text:p>1325.3328351772</text:p>
          </table:table-cell>
        </table:table-row>
        <table:table-row table:style-name="ro1">
          <table:table-cell office:value-type="float" office:value="1332.97946780879" calcext:value-type="float">
            <text:p>1332.9794678088</text:p>
          </table:table-cell>
        </table:table-row>
        <table:table-row table:style-name="ro1">
          <table:table-cell office:value-type="float" office:value="1341.53040840568" calcext:value-type="float">
            <text:p>1341.5304084057</text:p>
          </table:table-cell>
        </table:table-row>
        <table:table-row table:style-name="ro1">
          <table:table-cell office:value-type="float" office:value="1346.76016679908" calcext:value-type="float">
            <text:p>1346.7601667991</text:p>
          </table:table-cell>
        </table:table-row>
        <table:table-row table:style-name="ro1">
          <table:table-cell office:value-type="float" office:value="1352.23959716329" calcext:value-type="float">
            <text:p>1352.2395971633</text:p>
          </table:table-cell>
        </table:table-row>
        <table:table-row table:style-name="ro1">
          <table:table-cell office:value-type="float" office:value="1364.64774440801" calcext:value-type="float">
            <text:p>1364.647744408</text:p>
          </table:table-cell>
        </table:table-row>
        <table:table-row table:style-name="ro1">
          <table:table-cell office:value-type="float" office:value="1372.41611193417" calcext:value-type="float">
            <text:p>1372.4161119342</text:p>
          </table:table-cell>
        </table:table-row>
        <table:table-row table:style-name="ro1">
          <table:table-cell office:value-type="float" office:value="1373.02149073038" calcext:value-type="float">
            <text:p>1373.0214907304</text:p>
          </table:table-cell>
        </table:table-row>
        <table:table-row table:style-name="ro1">
          <table:table-cell office:value-type="float" office:value="1374.40352214591" calcext:value-type="float">
            <text:p>1374.4035221459</text:p>
          </table:table-cell>
        </table:table-row>
        <table:table-row table:style-name="ro1">
          <table:table-cell office:value-type="float" office:value="1378.27697937134" calcext:value-type="float">
            <text:p>1378.2769793713</text:p>
          </table:table-cell>
        </table:table-row>
        <table:table-row table:style-name="ro1">
          <table:table-cell office:value-type="float" office:value="1384.27696734331" calcext:value-type="float">
            <text:p>1384.2769673433</text:p>
          </table:table-cell>
        </table:table-row>
        <table:table-row table:style-name="ro1">
          <table:table-cell office:value-type="float" office:value="1392.67687681625" calcext:value-type="float">
            <text:p>1392.6768768163</text:p>
          </table:table-cell>
        </table:table-row>
        <table:table-row table:style-name="ro1">
          <table:table-cell office:value-type="float" office:value="1403.89307252446" calcext:value-type="float">
            <text:p>1403.8930725245</text:p>
          </table:table-cell>
        </table:table-row>
        <table:table-row table:style-name="ro1">
          <table:table-cell office:value-type="float" office:value="1407.1357525033" calcext:value-type="float">
            <text:p>1407.1357525033</text:p>
          </table:table-cell>
        </table:table-row>
        <table:table-row table:style-name="ro1">
          <table:table-cell office:value-type="float" office:value="1417.62369989696" calcext:value-type="float">
            <text:p>1417.623699897</text:p>
          </table:table-cell>
        </table:table-row>
        <table:table-row table:style-name="ro1">
          <table:table-cell office:value-type="float" office:value="1420.19900790677" calcext:value-type="float">
            <text:p>1420.1990079068</text:p>
          </table:table-cell>
        </table:table-row>
        <table:table-row table:style-name="ro1">
          <table:table-cell office:value-type="float" office:value="1422.81449775393" calcext:value-type="float">
            <text:p>1422.8144977539</text:p>
          </table:table-cell>
        </table:table-row>
        <table:table-row table:style-name="ro1">
          <table:table-cell office:value-type="float" office:value="1427.52903346153" calcext:value-type="float">
            <text:p>1427.5290334615</text:p>
          </table:table-cell>
        </table:table-row>
        <table:table-row table:style-name="ro1">
          <table:table-cell office:value-type="float" office:value="1429.17290008892" calcext:value-type="float">
            <text:p>1429.1729000889</text:p>
          </table:table-cell>
        </table:table-row>
        <table:table-row table:style-name="ro1">
          <table:table-cell office:value-type="float" office:value="1434.6469150816" calcext:value-type="float">
            <text:p>1434.6469150816</text:p>
          </table:table-cell>
        </table:table-row>
        <table:table-row table:style-name="ro1">
          <table:table-cell office:value-type="float" office:value="1443.98607660646" calcext:value-type="float">
            <text:p>1443.9860766065</text:p>
          </table:table-cell>
        </table:table-row>
        <table:table-row table:style-name="ro1">
          <table:table-cell office:value-type="float" office:value="1457.40534870416" calcext:value-type="float">
            <text:p>1457.4053487042</text:p>
          </table:table-cell>
        </table:table-row>
        <table:table-row table:style-name="ro1">
          <table:table-cell office:value-type="float" office:value="1478.98633040231" calcext:value-type="float">
            <text:p>1478.9863304023</text:p>
          </table:table-cell>
        </table:table-row>
        <table:table-row table:style-name="ro1">
          <table:table-cell office:value-type="float" office:value="1481.68647141198" calcext:value-type="float">
            <text:p>1481.686471412</text:p>
          </table:table-cell>
        </table:table-row>
        <table:table-row table:style-name="ro1">
          <table:table-cell office:value-type="float" office:value="1483.18577236174" calcext:value-type="float">
            <text:p>1483.1857723617</text:p>
          </table:table-cell>
        </table:table-row>
        <table:table-row table:style-name="ro1">
          <table:table-cell office:value-type="float" office:value="1486.99763418583" calcext:value-type="float">
            <text:p>1486.9976341858</text:p>
          </table:table-cell>
        </table:table-row>
        <table:table-row table:style-name="ro1">
          <table:table-cell office:value-type="float" office:value="1491.25153063209" calcext:value-type="float">
            <text:p>1491.2515306321</text:p>
          </table:table-cell>
        </table:table-row>
        <table:table-row table:style-name="ro1">
          <table:table-cell office:value-type="float" office:value="1496.73434201586" calcext:value-type="float">
            <text:p>1496.7343420159</text:p>
          </table:table-cell>
        </table:table-row>
        <table:table-row table:style-name="ro1">
          <table:table-cell office:value-type="float" office:value="1503.19480042326" calcext:value-type="float">
            <text:p>1503.1948004233</text:p>
          </table:table-cell>
        </table:table-row>
        <table:table-row table:style-name="ro1">
          <table:table-cell office:value-type="float" office:value="1509.21346743991" calcext:value-type="float">
            <text:p>1509.2134674399</text:p>
          </table:table-cell>
        </table:table-row>
        <table:table-row table:style-name="ro1">
          <table:table-cell office:value-type="float" office:value="1515.09097613534" calcext:value-type="float">
            <text:p>1515.0909761353</text:p>
          </table:table-cell>
        </table:table-row>
        <table:table-row table:style-name="ro1">
          <table:table-cell office:value-type="float" office:value="1519.33098235731" calcext:value-type="float">
            <text:p>1519.3309823573</text:p>
          </table:table-cell>
        </table:table-row>
        <table:table-row table:style-name="ro1">
          <table:table-cell office:value-type="float" office:value="1524.59253097531" calcext:value-type="float">
            <text:p>1524.5925309753</text:p>
          </table:table-cell>
        </table:table-row>
        <table:table-row table:style-name="ro1">
          <table:table-cell office:value-type="float" office:value="1528.61275587446" calcext:value-type="float">
            <text:p>1528.6127558745</text:p>
          </table:table-cell>
        </table:table-row>
        <table:table-row table:style-name="ro1">
          <table:table-cell office:value-type="float" office:value="1530.0160622196" calcext:value-type="float">
            <text:p>1530.0160622196</text:p>
          </table:table-cell>
        </table:table-row>
        <table:table-row table:style-name="ro1">
          <table:table-cell office:value-type="float" office:value="1550.81017437772" calcext:value-type="float">
            <text:p>1550.8101743777</text:p>
          </table:table-cell>
        </table:table-row>
        <table:table-row table:style-name="ro1">
          <table:table-cell office:value-type="float" office:value="1565.23430651605" calcext:value-type="float">
            <text:p>1565.2343065161</text:p>
          </table:table-cell>
        </table:table-row>
        <table:table-row table:style-name="ro1">
          <table:table-cell office:value-type="float" office:value="1569.19974524177" calcext:value-type="float">
            <text:p>1569.1997452418</text:p>
          </table:table-cell>
        </table:table-row>
        <table:table-row table:style-name="ro1">
          <table:table-cell office:value-type="float" office:value="1574.45233420568" calcext:value-type="float">
            <text:p>1574.4523342057</text:p>
          </table:table-cell>
        </table:table-row>
        <table:table-row table:style-name="ro1">
          <table:table-cell office:value-type="float" office:value="1577.53851643207" calcext:value-type="float">
            <text:p>1577.5385164321</text:p>
          </table:table-cell>
        </table:table-row>
        <table:table-row table:style-name="ro1">
          <table:table-cell office:value-type="float" office:value="1587.85268017754" calcext:value-type="float">
            <text:p>1587.8526801775</text:p>
          </table:table-cell>
        </table:table-row>
        <table:table-row table:style-name="ro1">
          <table:table-cell office:value-type="float" office:value="1604.31833854134" calcext:value-type="float">
            <text:p>1604.3183385413</text:p>
          </table:table-cell>
        </table:table-row>
        <table:table-row table:style-name="ro1">
          <table:table-cell office:value-type="float" office:value="1609.13046648274" calcext:value-type="float">
            <text:p>1609.1304664827</text:p>
          </table:table-cell>
        </table:table-row>
        <table:table-row table:style-name="ro1">
          <table:table-cell office:value-type="float" office:value="1613.5525849329" calcext:value-type="float">
            <text:p>1613.5525849329</text:p>
          </table:table-cell>
        </table:table-row>
        <table:table-row table:style-name="ro1">
          <table:table-cell office:value-type="float" office:value="1617.09303660314" calcext:value-type="float">
            <text:p>1617.0930366031</text:p>
          </table:table-cell>
        </table:table-row>
        <table:table-row table:style-name="ro1">
          <table:table-cell office:value-type="float" office:value="1617.95840064647" calcext:value-type="float">
            <text:p>1617.9584006465</text:p>
          </table:table-cell>
        </table:table-row>
        <table:table-row table:style-name="ro1">
          <table:table-cell office:value-type="float" office:value="1620.80591687709" calcext:value-type="float">
            <text:p>1620.8059168771</text:p>
          </table:table-cell>
        </table:table-row>
        <table:table-row table:style-name="ro1">
          <table:table-cell office:value-type="float" office:value="1620.3450272987" calcext:value-type="float">
            <text:p>1620.3450272987</text:p>
          </table:table-cell>
        </table:table-row>
        <table:table-row table:style-name="ro1">
          <table:table-cell office:value-type="float" office:value="1625.17217398079" calcext:value-type="float">
            <text:p>1625.1721739808</text:p>
          </table:table-cell>
        </table:table-row>
        <table:table-row table:style-name="ro1">
          <table:table-cell office:value-type="float" office:value="1626.67646323457" calcext:value-type="float">
            <text:p>1626.6764632346</text:p>
          </table:table-cell>
        </table:table-row>
        <table:table-row table:style-name="ro1">
          <table:table-cell office:value-type="float" office:value="1630.29347098742" calcext:value-type="float">
            <text:p>1630.2934709874</text:p>
          </table:table-cell>
        </table:table-row>
        <table:table-row table:style-name="ro1">
          <table:table-cell office:value-type="float" office:value="1631.43287942368" calcext:value-type="float">
            <text:p>1631.4328794237</text:p>
          </table:table-cell>
        </table:table-row>
        <table:table-row table:style-name="ro1">
          <table:table-cell office:value-type="float" office:value="1632.10836074907" calcext:value-type="float">
            <text:p>1632.1083607491</text:p>
          </table:table-cell>
        </table:table-row>
        <table:table-row table:style-name="ro1">
          <table:table-cell office:value-type="float" office:value="1634.2622854805" calcext:value-type="float">
            <text:p>1634.2622854805</text:p>
          </table:table-cell>
        </table:table-row>
        <table:table-row table:style-name="ro1">
          <table:table-cell office:value-type="float" office:value="1637.25477296598" calcext:value-type="float">
            <text:p>1637.254772966</text:p>
          </table:table-cell>
        </table:table-row>
        <table:table-row table:style-name="ro1">
          <table:table-cell office:value-type="float" office:value="1636.96506124184" calcext:value-type="float">
            <text:p>1636.9650612419</text:p>
          </table:table-cell>
        </table:table-row>
        <table:table-row table:style-name="ro1">
          <table:table-cell office:value-type="float" office:value="1639.62060437293" calcext:value-type="float">
            <text:p>1639.6206043729</text:p>
          </table:table-cell>
        </table:table-row>
        <table:table-row table:style-name="ro1">
          <table:table-cell office:value-type="float" office:value="1634.85343745576" calcext:value-type="float">
            <text:p>1634.8534374558</text:p>
          </table:table-cell>
        </table:table-row>
        <table:table-row table:style-name="ro1">
          <table:table-cell office:value-type="float" office:value="1645.93288139541" calcext:value-type="float">
            <text:p>1645.9328813954</text:p>
          </table:table-cell>
        </table:table-row>
        <table:table-row table:style-name="ro1">
          <table:table-cell office:value-type="float" office:value="1647.7525204989" calcext:value-type="float">
            <text:p>1647.7525204989</text:p>
          </table:table-cell>
        </table:table-row>
        <table:table-row table:style-name="ro1">
          <table:table-cell office:value-type="float" office:value="1649.93559192591" calcext:value-type="float">
            <text:p>1649.9355919259</text:p>
          </table:table-cell>
        </table:table-row>
        <table:table-row table:style-name="ro1">
          <table:table-cell office:value-type="float" office:value="1651.05791426749" calcext:value-type="float">
            <text:p>1651.0579142675</text:p>
          </table:table-cell>
        </table:table-row>
        <table:table-row table:style-name="ro1">
          <table:table-cell office:value-type="float" office:value="1651.0759025895" calcext:value-type="float">
            <text:p>1651.0759025895</text:p>
          </table:table-cell>
        </table:table-row>
        <table:table-row table:style-name="ro1">
          <table:table-cell office:value-type="float" office:value="1651.36927366147" calcext:value-type="float">
            <text:p>1651.3692736615</text:p>
          </table:table-cell>
        </table:table-row>
        <table:table-row table:style-name="ro1">
          <table:table-cell office:value-type="float" office:value="1654.82418271488" calcext:value-type="float">
            <text:p>1654.8241827149</text:p>
          </table:table-cell>
        </table:table-row>
        <table:table-row table:style-name="ro1">
          <table:table-cell office:value-type="float" office:value="1654.06981189656" calcext:value-type="float">
            <text:p>1654.0698118966</text:p>
          </table:table-cell>
        </table:table-row>
        <table:table-row table:style-name="ro1">
          <table:table-cell office:value-type="float" office:value="1657.42119720629" calcext:value-type="float">
            <text:p>1657.4211972063</text:p>
          </table:table-cell>
        </table:table-row>
        <table:table-row table:style-name="ro1">
          <table:table-cell office:value-type="float" office:value="1658.83379780701" calcext:value-type="float">
            <text:p>1658.833797807</text:p>
          </table:table-cell>
        </table:table-row>
        <table:table-row table:style-name="ro1">
          <table:table-cell office:value-type="float" office:value="1660.40612335535" calcext:value-type="float">
            <text:p>1660.4061233554</text:p>
          </table:table-cell>
        </table:table-row>
        <table:table-row table:style-name="ro1">
          <table:table-cell office:value-type="float" office:value="1660.31237411696" calcext:value-type="float">
            <text:p>1660.312374117</text:p>
          </table:table-cell>
        </table:table-row>
        <table:table-row table:style-name="ro1">
          <table:table-cell office:value-type="float" office:value="1661.81363586229" calcext:value-type="float">
            <text:p>1661.8136358623</text:p>
          </table:table-cell>
        </table:table-row>
        <table:table-row table:style-name="ro1">
          <table:table-cell office:value-type="float" office:value="1661.65963242919" calcext:value-type="float">
            <text:p>1661.6596324292</text:p>
          </table:table-cell>
        </table:table-row>
        <table:table-row table:style-name="ro1">
          <table:table-cell office:value-type="float" office:value="1674.08960494397" calcext:value-type="float">
            <text:p>1674.089604944</text:p>
          </table:table-cell>
        </table:table-row>
        <table:table-row table:style-name="ro1">
          <table:table-cell office:value-type="float" office:value="1675.16139079777" calcext:value-type="float">
            <text:p>1675.1613907978</text:p>
          </table:table-cell>
        </table:table-row>
        <table:table-row table:style-name="ro1">
          <table:table-cell office:value-type="float" office:value="1680.1400215164" calcext:value-type="float">
            <text:p>1680.1400215164</text:p>
          </table:table-cell>
        </table:table-row>
        <table:table-row table:style-name="ro1">
          <table:table-cell office:value-type="float" office:value="1681.58044471247" calcext:value-type="float">
            <text:p>1681.5804447125</text:p>
          </table:table-cell>
        </table:table-row>
        <table:table-row table:style-name="ro1">
          <table:table-cell office:value-type="float" office:value="1683.77608326637" calcext:value-type="float">
            <text:p>1683.7760832664</text:p>
          </table:table-cell>
        </table:table-row>
        <table:table-row table:style-name="ro1">
          <table:table-cell office:value-type="float" office:value="1684.33056245267" calcext:value-type="float">
            <text:p>1684.3305624527</text:p>
          </table:table-cell>
        </table:table-row>
        <table:table-row table:style-name="ro1">
          <table:table-cell office:value-type="float" office:value="1684.99450731162" calcext:value-type="float">
            <text:p>1684.9945073116</text:p>
          </table:table-cell>
        </table:table-row>
        <table:table-row table:style-name="ro1">
          <table:table-cell office:value-type="float" office:value="1684.95636336356" calcext:value-type="float">
            <text:p>1684.9563633636</text:p>
          </table:table-cell>
        </table:table-row>
        <table:table-row table:style-name="ro1">
          <table:table-cell office:value-type="float" office:value="1685.60648883767" calcext:value-type="float">
            <text:p>1685.6064888377</text:p>
          </table:table-cell>
        </table:table-row>
        <table:table-row table:style-name="ro1">
          <table:table-cell office:value-type="float" office:value="1688.66579323" calcext:value-type="float">
            <text:p>1688.66579323</text:p>
          </table:table-cell>
        </table:table-row>
        <table:table-row table:style-name="ro1">
          <table:table-cell office:value-type="float" office:value="1691.56585643787" calcext:value-type="float">
            <text:p>1691.5658564379</text:p>
          </table:table-cell>
        </table:table-row>
        <table:table-row table:style-name="ro1">
          <table:table-cell office:value-type="float" office:value="1691.56609058686" calcext:value-type="float">
            <text:p>1691.5660905869</text:p>
          </table:table-cell>
        </table:table-row>
        <table:table-row table:style-name="ro1">
          <table:table-cell office:value-type="float" office:value="1693.46262608019" calcext:value-type="float">
            <text:p>1693.4626260802</text:p>
          </table:table-cell>
        </table:table-row>
        <table:table-row table:style-name="ro1">
          <table:table-cell office:value-type="float" office:value="1694.40199695847" calcext:value-type="float">
            <text:p>1694.4019969585</text:p>
          </table:table-cell>
        </table:table-row>
        <table:table-row table:style-name="ro1">
          <table:table-cell office:value-type="float" office:value="1696.14461203254" calcext:value-type="float">
            <text:p>1696.1446120326</text:p>
          </table:table-cell>
        </table:table-row>
        <table:table-row table:style-name="ro1">
          <table:table-cell office:value-type="float" office:value="1713.79841817681" calcext:value-type="float">
            <text:p>1713.7984181768</text:p>
          </table:table-cell>
        </table:table-row>
        <table:table-row table:style-name="ro1">
          <table:table-cell office:value-type="float" office:value="1714.96544958813" calcext:value-type="float">
            <text:p>1714.9654495881</text:p>
          </table:table-cell>
        </table:table-row>
        <table:table-row table:style-name="ro1">
          <table:table-cell office:value-type="float" office:value="1716.41438254239" calcext:value-type="float">
            <text:p>1716.4143825424</text:p>
          </table:table-cell>
        </table:table-row>
        <table:table-row table:style-name="ro1">
          <table:table-cell office:value-type="float" office:value="1717.6562278233" calcext:value-type="float">
            <text:p>1717.6562278233</text:p>
          </table:table-cell>
        </table:table-row>
        <table:table-row table:style-name="ro1">
          <table:table-cell office:value-type="float" office:value="1718.50942730606" calcext:value-type="float">
            <text:p>1718.5094273061</text:p>
          </table:table-cell>
        </table:table-row>
        <table:table-row table:style-name="ro1">
          <table:table-cell office:value-type="float" office:value="1718.76972735861" calcext:value-type="float">
            <text:p>1718.7697273586</text:p>
          </table:table-cell>
        </table:table-row>
        <table:table-row table:style-name="ro1">
          <table:table-cell office:value-type="float" office:value="1721.36098490967" calcext:value-type="float">
            <text:p>1721.3609849097</text:p>
          </table:table-cell>
        </table:table-row>
        <table:table-row table:style-name="ro1">
          <table:table-cell office:value-type="float" office:value="1733.01962072144" calcext:value-type="float">
            <text:p>1733.0196207215</text:p>
          </table:table-cell>
        </table:table-row>
        <table:table-row table:style-name="ro1">
          <table:table-cell office:value-type="float" office:value="1734.76348550403" calcext:value-type="float">
            <text:p>1734.763485504</text:p>
          </table:table-cell>
        </table:table-row>
        <table:table-row table:style-name="ro1">
          <table:table-cell office:value-type="float" office:value="1734.49895277291" calcext:value-type="float">
            <text:p>1734.4989527729</text:p>
          </table:table-cell>
        </table:table-row>
        <table:table-row table:style-name="ro1">
          <table:table-cell office:value-type="float" office:value="1735.48631712841" calcext:value-type="float">
            <text:p>1735.4863171284</text:p>
          </table:table-cell>
        </table:table-row>
        <table:table-row table:style-name="ro1">
          <table:table-cell office:value-type="float" office:value="1731.03134520253" calcext:value-type="float">
            <text:p>1731.0313452025</text:p>
          </table:table-cell>
        </table:table-row>
        <table:table-row table:style-name="ro1">
          <table:table-cell office:value-type="float" office:value="1731.93051236853" calcext:value-type="float">
            <text:p>1731.9305123685</text:p>
          </table:table-cell>
        </table:table-row>
        <table:table-row table:style-name="ro1">
          <table:table-cell office:value-type="float" office:value="1733.35200828024" calcext:value-type="float">
            <text:p>1733.3520082803</text:p>
          </table:table-cell>
        </table:table-row>
        <table:table-row table:style-name="ro1">
          <table:table-cell office:value-type="float" office:value="1735.25502516253" calcext:value-type="float">
            <text:p>1735.2550251625</text:p>
          </table:table-cell>
        </table:table-row>
        <table:table-row table:style-name="ro1">
          <table:table-cell office:value-type="float" office:value="1735.38508465806" calcext:value-type="float">
            <text:p>1735.3850846581</text:p>
          </table:table-cell>
        </table:table-row>
        <table:table-row table:style-name="ro1">
          <table:table-cell office:value-type="float" office:value="1735.69725030334" calcext:value-type="float">
            <text:p>1735.6972503034</text:p>
          </table:table-cell>
        </table:table-row>
        <table:table-row table:style-name="ro1">
          <table:table-cell office:value-type="float" office:value="1736.68047696846" calcext:value-type="float">
            <text:p>1736.6804769685</text:p>
          </table:table-cell>
        </table:table-row>
        <table:table-row table:style-name="ro1">
          <table:table-cell office:value-type="float" office:value="1738.28319052095" calcext:value-type="float">
            <text:p>1738.283190521</text:p>
          </table:table-cell>
        </table:table-row>
        <table:table-row table:style-name="ro1">
          <table:table-cell office:value-type="float" office:value="1737.02197928599" calcext:value-type="float">
            <text:p>1737.021979286</text:p>
          </table:table-cell>
        </table:table-row>
        <table:table-row table:style-name="ro1">
          <table:table-cell office:value-type="float" office:value="1736.02559734157" calcext:value-type="float">
            <text:p>1736.0255973416</text:p>
          </table:table-cell>
        </table:table-row>
        <table:table-row table:style-name="ro1">
          <table:table-cell office:value-type="float" office:value="1736.213187248" calcext:value-type="float">
            <text:p>1736.213187248</text:p>
          </table:table-cell>
        </table:table-row>
        <table:table-row table:style-name="ro1">
          <table:table-cell office:value-type="float" office:value="1736.80941954381" calcext:value-type="float">
            <text:p>1736.8094195438</text:p>
          </table:table-cell>
        </table:table-row>
        <table:table-row table:style-name="ro1">
          <table:table-cell office:value-type="float" office:value="1748.14159276489" calcext:value-type="float">
            <text:p>1748.1415927649</text:p>
          </table:table-cell>
        </table:table-row>
        <table:table-row table:style-name="ro1">
          <table:table-cell office:value-type="float" office:value="1751.75693463586" calcext:value-type="float">
            <text:p>1751.7569346359</text:p>
          </table:table-cell>
        </table:table-row>
        <table:table-row table:style-name="ro1">
          <table:table-cell office:value-type="float" office:value="1751.34010262468" calcext:value-type="float">
            <text:p>1751.3401026247</text:p>
          </table:table-cell>
        </table:table-row>
        <table:table-row table:style-name="ro1">
          <table:table-cell office:value-type="float" office:value="1751.42168076171" calcext:value-type="float">
            <text:p>1751.4216807617</text:p>
          </table:table-cell>
        </table:table-row>
        <table:table-row table:style-name="ro1">
          <table:table-cell office:value-type="float" office:value="1751.83753312657" calcext:value-type="float">
            <text:p>1751.8375331266</text:p>
          </table:table-cell>
        </table:table-row>
        <table:table-row table:style-name="ro1">
          <table:table-cell office:value-type="float" office:value="1753.19347834705" calcext:value-type="float">
            <text:p>1753.1934783471</text:p>
          </table:table-cell>
        </table:table-row>
        <table:table-row table:style-name="ro1">
          <table:table-cell office:value-type="float" office:value="1751.66009543222" calcext:value-type="float">
            <text:p>1751.6600954322</text:p>
          </table:table-cell>
        </table:table-row>
        <table:table-row table:style-name="ro1">
          <table:table-cell office:value-type="float" office:value="1750.8518977699" calcext:value-type="float">
            <text:p>1750.8518977699</text:p>
          </table:table-cell>
        </table:table-row>
        <table:table-row table:style-name="ro1">
          <table:table-cell office:value-type="float" office:value="1750.86570190288" calcext:value-type="float">
            <text:p>1750.8657019029</text:p>
          </table:table-cell>
        </table:table-row>
        <table:table-row table:style-name="ro1">
          <table:table-cell office:value-type="float" office:value="1750.93704499476" calcext:value-type="float">
            <text:p>1750.9370449948</text:p>
          </table:table-cell>
        </table:table-row>
        <table:table-row table:style-name="ro1">
          <table:table-cell office:value-type="float" office:value="1751.11717934012" calcext:value-type="float">
            <text:p>1751.1171793401</text:p>
          </table:table-cell>
        </table:table-row>
        <table:table-row table:style-name="ro1">
          <table:table-cell office:value-type="float" office:value="1750.31622030004" calcext:value-type="float">
            <text:p>1750.3162203001</text:p>
          </table:table-cell>
        </table:table-row>
        <table:table-row table:style-name="ro1">
          <table:table-cell office:value-type="float" office:value="1749.68784466474" calcext:value-type="float">
            <text:p>1749.6878446647</text:p>
          </table:table-cell>
        </table:table-row>
        <table:table-row table:style-name="ro1">
          <table:table-cell office:value-type="float" office:value="1750.44706385891" calcext:value-type="float">
            <text:p>1750.4470638589</text:p>
          </table:table-cell>
        </table:table-row>
        <table:table-row table:style-name="ro1">
          <table:table-cell office:value-type="float" office:value="1747.6484092568" calcext:value-type="float">
            <text:p>1747.6484092568</text:p>
          </table:table-cell>
        </table:table-row>
        <table:table-row table:style-name="ro1">
          <table:table-cell office:value-type="float" office:value="1747.24260929478" calcext:value-type="float">
            <text:p>1747.2426092948</text:p>
          </table:table-cell>
        </table:table-row>
        <table:table-row table:style-name="ro1">
          <table:table-cell office:value-type="float" office:value="1747.50506879902" calcext:value-type="float">
            <text:p>1747.505068799</text:p>
          </table:table-cell>
        </table:table-row>
        <table:table-row table:style-name="ro1">
          <table:table-cell office:value-type="float" office:value="1755.42285825326" calcext:value-type="float">
            <text:p>1755.4228582533</text:p>
          </table:table-cell>
        </table:table-row>
        <table:table-row table:style-name="ro1">
          <table:table-cell office:value-type="float" office:value="1750.92689659977" calcext:value-type="float">
            <text:p>1750.9268965998</text:p>
          </table:table-cell>
        </table:table-row>
        <table:table-row table:style-name="ro1">
          <table:table-cell office:value-type="float" office:value="1747.37384792337" calcext:value-type="float">
            <text:p>1747.3738479234</text:p>
          </table:table-cell>
        </table:table-row>
        <table:table-row table:style-name="ro1">
          <table:table-cell office:value-type="float" office:value="1747.38689237234" calcext:value-type="float">
            <text:p>1747.3868923724</text:p>
          </table:table-cell>
        </table:table-row>
        <table:table-row table:style-name="ro1">
          <table:table-cell office:value-type="float" office:value="1744.45288681404" calcext:value-type="float">
            <text:p>1744.452886814</text:p>
          </table:table-cell>
        </table:table-row>
        <table:table-row table:style-name="ro1">
          <table:table-cell office:value-type="float" office:value="1744.6036402825" calcext:value-type="float">
            <text:p>1744.6036402825</text:p>
          </table:table-cell>
        </table:table-row>
        <table:table-row table:style-name="ro1">
          <table:table-cell office:value-type="float" office:value="1743.79718532984" calcext:value-type="float">
            <text:p>1743.7971853299</text:p>
          </table:table-cell>
        </table:table-row>
        <table:table-row table:style-name="ro1">
          <table:table-cell office:value-type="float" office:value="1741.90622043919" calcext:value-type="float">
            <text:p>1741.9062204392</text:p>
          </table:table-cell>
        </table:table-row>
        <table:table-row table:style-name="ro1">
          <table:table-cell office:value-type="float" office:value="1741.12894441997" calcext:value-type="float">
            <text:p>1741.12894442</text:p>
          </table:table-cell>
        </table:table-row>
        <table:table-row table:style-name="ro1">
          <table:table-cell office:value-type="float" office:value="1737.36633191708" calcext:value-type="float">
            <text:p>1737.3663319171</text:p>
          </table:table-cell>
        </table:table-row>
        <table:table-row table:style-name="ro1">
          <table:table-cell office:value-type="float" office:value="1737.85843143338" calcext:value-type="float">
            <text:p>1737.8584314334</text:p>
          </table:table-cell>
        </table:table-row>
        <table:table-row table:style-name="ro1">
          <table:table-cell office:value-type="float" office:value="1737.23565508907" calcext:value-type="float">
            <text:p>1737.2356550891</text:p>
          </table:table-cell>
        </table:table-row>
        <table:table-row table:style-name="ro1">
          <table:table-cell office:value-type="float" office:value="1737.21785910332" calcext:value-type="float">
            <text:p>1737.2178591033</text:p>
          </table:table-cell>
        </table:table-row>
        <table:table-row table:style-name="ro1">
          <table:table-cell office:value-type="float" office:value="1734.79394466744" calcext:value-type="float">
            <text:p>1734.7939446674</text:p>
          </table:table-cell>
        </table:table-row>
        <table:table-row table:style-name="ro1">
          <table:table-cell office:value-type="float" office:value="1730.42960750983" calcext:value-type="float">
            <text:p>1730.4296075098</text:p>
          </table:table-cell>
        </table:table-row>
        <table:table-row table:style-name="ro1">
          <table:table-cell office:value-type="float" office:value="1726.79432372973" calcext:value-type="float">
            <text:p>1726.7943237297</text:p>
          </table:table-cell>
        </table:table-row>
        <table:table-row table:style-name="ro1">
          <table:table-cell office:value-type="float" office:value="1727.99594521893" calcext:value-type="float">
            <text:p>1727.9959452189</text:p>
          </table:table-cell>
        </table:table-row>
        <table:table-row table:style-name="ro1">
          <table:table-cell office:value-type="float" office:value="1725.52319400364" calcext:value-type="float">
            <text:p>1725.5231940036</text:p>
          </table:table-cell>
        </table:table-row>
        <table:table-row table:style-name="ro1">
          <table:table-cell office:value-type="float" office:value="1725.51771353492" calcext:value-type="float">
            <text:p>1725.5177135349</text:p>
          </table:table-cell>
        </table:table-row>
        <table:table-row table:style-name="ro1">
          <table:table-cell office:value-type="float" office:value="1723.43099952032" calcext:value-type="float">
            <text:p>1723.4309995203</text:p>
          </table:table-cell>
        </table:table-row>
        <table:table-row table:style-name="ro1">
          <table:table-cell office:value-type="float" office:value="1722.09451754834" calcext:value-type="float">
            <text:p>1722.0945175484</text:p>
          </table:table-cell>
        </table:table-row>
        <table:table-row table:style-name="ro1">
          <table:table-cell office:value-type="float" office:value="1721.66593368198" calcext:value-type="float">
            <text:p>1721.665933682</text:p>
          </table:table-cell>
        </table:table-row>
        <table:table-row table:style-name="ro1">
          <table:table-cell office:value-type="float" office:value="1718.78294177416" calcext:value-type="float">
            <text:p>1718.7829417742</text:p>
          </table:table-cell>
        </table:table-row>
        <table:table-row table:style-name="ro1">
          <table:table-cell office:value-type="float" office:value="1718.15303760761" calcext:value-type="float">
            <text:p>1718.1530376076</text:p>
          </table:table-cell>
        </table:table-row>
        <table:table-row table:style-name="ro1">
          <table:table-cell office:value-type="float" office:value="1715.71834438694" calcext:value-type="float">
            <text:p>1715.7183443869</text:p>
          </table:table-cell>
        </table:table-row>
        <table:table-row table:style-name="ro1">
          <table:table-cell office:value-type="float" office:value="1716.82262145969" calcext:value-type="float">
            <text:p>1716.8226214597</text:p>
          </table:table-cell>
        </table:table-row>
        <table:table-row table:style-name="ro1">
          <table:table-cell office:value-type="float" office:value="1708.1837409286" calcext:value-type="float">
            <text:p>1708.1837409286</text:p>
          </table:table-cell>
        </table:table-row>
        <table:table-row table:style-name="ro1">
          <table:table-cell office:value-type="float" office:value="1708.10884730389" calcext:value-type="float">
            <text:p>1708.1088473039</text:p>
          </table:table-cell>
        </table:table-row>
        <table:table-row table:style-name="ro1">
          <table:table-cell office:value-type="float" office:value="1705.84327170141" calcext:value-type="float">
            <text:p>1705.8432717014</text:p>
          </table:table-cell>
        </table:table-row>
        <table:table-row table:style-name="ro1">
          <table:table-cell office:value-type="float" office:value="1701.50958247031" calcext:value-type="float">
            <text:p>1701.5095824703</text:p>
          </table:table-cell>
        </table:table-row>
        <table:table-row table:style-name="ro1">
          <table:table-cell office:value-type="float" office:value="1705.58311630916" calcext:value-type="float">
            <text:p>1705.5831163092</text:p>
          </table:table-cell>
        </table:table-row>
        <table:table-row table:style-name="ro1">
          <table:table-cell office:value-type="float" office:value="1704.83015352594" calcext:value-type="float">
            <text:p>1704.8301535259</text:p>
          </table:table-cell>
        </table:table-row>
        <table:table-row table:style-name="ro1">
          <table:table-cell office:value-type="float" office:value="1693.85514960794" calcext:value-type="float">
            <text:p>1693.8551496079</text:p>
          </table:table-cell>
        </table:table-row>
        <table:table-row table:style-name="ro1">
          <table:table-cell office:value-type="float" office:value="1691.73561116947" calcext:value-type="float">
            <text:p>1691.7356111695</text:p>
          </table:table-cell>
        </table:table-row>
        <table:table-row table:style-name="ro1">
          <table:table-cell office:value-type="float" office:value="1685.6702548996" calcext:value-type="float">
            <text:p>1685.6702548996</text:p>
          </table:table-cell>
        </table:table-row>
        <table:table-row table:style-name="ro1">
          <table:table-cell office:value-type="float" office:value="1682.22334151112" calcext:value-type="float">
            <text:p>1682.2233415111</text:p>
          </table:table-cell>
        </table:table-row>
        <table:table-row table:style-name="ro1">
          <table:table-cell office:value-type="float" office:value="1678.82034808054" calcext:value-type="float">
            <text:p>1678.8203480805</text:p>
          </table:table-cell>
        </table:table-row>
        <table:table-row table:style-name="ro1">
          <table:table-cell office:value-type="float" office:value="1679.41532788478" calcext:value-type="float">
            <text:p>1679.4153278848</text:p>
          </table:table-cell>
        </table:table-row>
        <table:table-row table:style-name="ro1">
          <table:table-cell office:value-type="float" office:value="1690.38609664718" calcext:value-type="float">
            <text:p>1690.3860966472</text:p>
          </table:table-cell>
        </table:table-row>
        <table:table-row table:style-name="ro1">
          <table:table-cell office:value-type="float" office:value="1686.6525135091" calcext:value-type="float">
            <text:p>1686.6525135091</text:p>
          </table:table-cell>
        </table:table-row>
        <table:table-row table:style-name="ro1">
          <table:table-cell office:value-type="float" office:value="1679.19433090826" calcext:value-type="float">
            <text:p>1679.1943309083</text:p>
          </table:table-cell>
        </table:table-row>
        <table:table-row table:style-name="ro1">
          <table:table-cell office:value-type="float" office:value="1735.05770845065" calcext:value-type="float">
            <text:p>1735.0577084507</text:p>
          </table:table-cell>
        </table:table-row>
        <table:table-row table:style-name="ro1">
          <table:table-cell office:value-type="float" office:value="1724.79785767484" calcext:value-type="float">
            <text:p>1724.7978576748</text:p>
          </table:table-cell>
        </table:table-row>
        <table:table-row table:style-name="ro1">
          <table:table-cell office:value-type="float" office:value="1720.7134860851" calcext:value-type="float">
            <text:p>1720.7134860851</text:p>
          </table:table-cell>
        </table:table-row>
        <table:table-row table:style-name="ro1">
          <table:table-cell office:value-type="float" office:value="1716.99320399244" calcext:value-type="float">
            <text:p>1716.9932039925</text:p>
          </table:table-cell>
        </table:table-row>
        <table:table-row table:style-name="ro1">
          <table:table-cell office:value-type="float" office:value="1721.50892493745" calcext:value-type="float">
            <text:p>1721.5089249375</text:p>
          </table:table-cell>
        </table:table-row>
        <table:table-row table:style-name="ro1">
          <table:table-cell office:value-type="float" office:value="1730.37688642908" calcext:value-type="float">
            <text:p>1730.3768864291</text:p>
          </table:table-cell>
        </table:table-row>
        <table:table-row table:style-name="ro1">
          <table:table-cell office:value-type="float" office:value="1721.93460542156" calcext:value-type="float">
            <text:p>1721.9346054216</text:p>
          </table:table-cell>
        </table:table-row>
        <table:table-row table:style-name="ro1">
          <table:table-cell office:value-type="float" office:value="1721.62429883428" calcext:value-type="float">
            <text:p>1721.6242988343</text:p>
          </table:table-cell>
        </table:table-row>
        <table:table-row table:style-name="ro1">
          <table:table-cell office:value-type="float" office:value="1717.57800019429" calcext:value-type="float">
            <text:p>1717.5780001943</text:p>
          </table:table-cell>
        </table:table-row>
        <table:table-row table:style-name="ro1">
          <table:table-cell office:value-type="float" office:value="1718.09582599572" calcext:value-type="float">
            <text:p>1718.0958259957</text:p>
          </table:table-cell>
        </table:table-row>
        <table:table-row table:style-name="ro1">
          <table:table-cell office:value-type="float" office:value="1718.31825765173" calcext:value-type="float">
            <text:p>1718.3182576517</text:p>
          </table:table-cell>
        </table:table-row>
        <table:table-row table:style-name="ro1">
          <table:table-cell office:value-type="float" office:value="1714.37074455579" calcext:value-type="float">
            <text:p>1714.3707445558</text:p>
          </table:table-cell>
        </table:table-row>
        <table:table-row table:style-name="ro1">
          <table:table-cell office:value-type="float" office:value="1708.58187196983" calcext:value-type="float">
            <text:p>1708.5818719698</text:p>
          </table:table-cell>
        </table:table-row>
        <table:table-row table:style-name="ro1">
          <table:table-cell office:value-type="float" office:value="1699.15565348494" calcext:value-type="float">
            <text:p>1699.1556534849</text:p>
          </table:table-cell>
        </table:table-row>
        <table:table-row table:style-name="ro1">
          <table:table-cell office:value-type="float" office:value="1704.20984790075" calcext:value-type="float">
            <text:p>1704.2098479008</text:p>
          </table:table-cell>
        </table:table-row>
        <table:table-row table:style-name="ro1">
          <table:table-cell office:value-type="float" office:value="1698.21269841733" calcext:value-type="float">
            <text:p>1698.2126984173</text:p>
          </table:table-cell>
        </table:table-row>
        <table:table-row table:style-name="ro1">
          <table:table-cell office:value-type="float" office:value="1704.30469889132" calcext:value-type="float">
            <text:p>1704.3046988913</text:p>
          </table:table-cell>
        </table:table-row>
        <table:table-row table:style-name="ro1">
          <table:table-cell office:value-type="float" office:value="1697.00869729854" calcext:value-type="float">
            <text:p>1697.0086972985</text:p>
          </table:table-cell>
        </table:table-row>
        <table:table-row table:style-name="ro1">
          <table:table-cell office:value-type="float" office:value="1709.68914930978" calcext:value-type="float">
            <text:p>1709.6891493098</text:p>
          </table:table-cell>
        </table:table-row>
        <table:table-row table:style-name="ro1">
          <table:table-cell office:value-type="float" office:value="1708.93934867679" calcext:value-type="float">
            <text:p>1708.9393486768</text:p>
          </table:table-cell>
        </table:table-row>
        <table:table-row table:style-name="ro1">
          <table:table-cell office:value-type="float" office:value="1767.66725633378" calcext:value-type="float">
            <text:p>1767.6672563338</text:p>
          </table:table-cell>
        </table:table-row>
        <table:table-row table:style-name="ro1">
          <table:table-cell office:value-type="float" office:value="1767.93895556791" calcext:value-type="float">
            <text:p>1767.9389555679</text:p>
          </table:table-cell>
        </table:table-row>
        <table:table-row table:style-name="ro1">
          <table:table-cell office:value-type="float" office:value="1747.64266711504" calcext:value-type="float">
            <text:p>1747.6426671151</text:p>
          </table:table-cell>
        </table:table-row>
        <table:table-row table:style-name="ro1">
          <table:table-cell office:value-type="float" office:value="1747.77720421252" calcext:value-type="float">
            <text:p>1747.7772042125</text:p>
          </table:table-cell>
        </table:table-row>
        <table:table-row table:style-name="ro1">
          <table:table-cell office:value-type="float" office:value="1739.76979754855" calcext:value-type="float">
            <text:p>1739.7697975486</text:p>
          </table:table-cell>
        </table:table-row>
        <table:table-row table:style-name="ro1">
          <table:table-cell office:value-type="float" office:value="1737.06771513171" calcext:value-type="float">
            <text:p>1737.0677151317</text:p>
          </table:table-cell>
        </table:table-row>
        <table:table-row table:style-name="ro1">
          <table:table-cell office:value-type="float" office:value="1729.80456341714" calcext:value-type="float">
            <text:p>1729.8045634171</text:p>
          </table:table-cell>
        </table:table-row>
        <table:table-row table:style-name="ro1">
          <table:table-cell office:value-type="float" office:value="1719.49624682457" calcext:value-type="float">
            <text:p>1719.4962468246</text:p>
          </table:table-cell>
        </table:table-row>
        <table:table-row table:style-name="ro1">
          <table:table-cell office:value-type="float" office:value="1725.50524206803" calcext:value-type="float">
            <text:p>1725.505242068</text:p>
          </table:table-cell>
        </table:table-row>
        <table:table-row table:style-name="ro1">
          <table:table-cell office:value-type="float" office:value="1749.28138043568" calcext:value-type="float">
            <text:p>1749.2813804357</text:p>
          </table:table-cell>
        </table:table-row>
        <table:table-row table:style-name="ro1">
          <table:table-cell office:value-type="float" office:value="1740.46697202411" calcext:value-type="float">
            <text:p>1740.4669720241</text:p>
          </table:table-cell>
        </table:table-row>
        <table:table-row table:style-name="ro1">
          <table:table-cell office:value-type="float" office:value="1735.5739323866" calcext:value-type="float">
            <text:p>1735.5739323866</text:p>
          </table:table-cell>
        </table:table-row>
        <table:table-row table:style-name="ro1">
          <table:table-cell office:value-type="float" office:value="1744.47270133319" calcext:value-type="float">
            <text:p>1744.4727013332</text:p>
          </table:table-cell>
        </table:table-row>
        <table:table-row table:style-name="ro1">
          <table:table-cell office:value-type="float" office:value="1738.60701490852" calcext:value-type="float">
            <text:p>1738.6070149085</text:p>
          </table:table-cell>
        </table:table-row>
        <table:table-row table:style-name="ro1">
          <table:table-cell office:value-type="float" office:value="1732.73958104892" calcext:value-type="float">
            <text:p>1732.7395810489</text:p>
          </table:table-cell>
        </table:table-row>
        <table:table-row table:style-name="ro1">
          <table:table-cell office:value-type="float" office:value="1740.08847548865" calcext:value-type="float">
            <text:p>1740.0884754887</text:p>
          </table:table-cell>
        </table:table-row>
        <table:table-row table:style-name="ro1">
          <table:table-cell office:value-type="float" office:value="1755.40174680856" calcext:value-type="float">
            <text:p>1755.4017468086</text:p>
          </table:table-cell>
        </table:table-row>
        <table:table-row table:style-name="ro1">
          <table:table-cell office:value-type="float" office:value="1758.52554208183" calcext:value-type="float">
            <text:p>1758.5255420818</text:p>
          </table:table-cell>
        </table:table-row>
        <table:table-row table:style-name="ro1">
          <table:table-cell office:value-type="float" office:value="1768.9565859744" calcext:value-type="float">
            <text:p>1768.9565859744</text:p>
          </table:table-cell>
        </table:table-row>
        <table:table-row table:style-name="ro1">
          <table:table-cell office:value-type="float" office:value="1774.17345389785" calcext:value-type="float">
            <text:p>1774.1734538979</text:p>
          </table:table-cell>
        </table:table-row>
        <table:table-row table:style-name="ro1">
          <table:table-cell office:value-type="float" office:value="1779.06279950759" calcext:value-type="float">
            <text:p>1779.0627995076</text:p>
          </table:table-cell>
        </table:table-row>
        <table:table-row table:style-name="ro1">
          <table:table-cell office:value-type="float" office:value="1787.53054700599" calcext:value-type="float">
            <text:p>1787.530547006</text:p>
          </table:table-cell>
        </table:table-row>
        <table:table-row table:style-name="ro1">
          <table:table-cell office:value-type="float" office:value="1801.44793146649" calcext:value-type="float">
            <text:p>1801.4479314665</text:p>
          </table:table-cell>
        </table:table-row>
        <table:table-row table:style-name="ro1">
          <table:table-cell office:value-type="float" office:value="1812.11293991608" calcext:value-type="float">
            <text:p>1812.1129399161</text:p>
          </table:table-cell>
        </table:table-row>
        <table:table-row table:style-name="ro1">
          <table:table-cell office:value-type="float" office:value="1813.54225218325" calcext:value-type="float">
            <text:p>1813.5422521833</text:p>
          </table:table-cell>
        </table:table-row>
        <table:table-row table:style-name="ro1">
          <table:table-cell office:value-type="float" office:value="1810.09872792442" calcext:value-type="float">
            <text:p>1810.0987279244</text:p>
          </table:table-cell>
        </table:table-row>
        <table:table-row table:style-name="ro1">
          <table:table-cell office:value-type="float" office:value="1802.96315047166" calcext:value-type="float">
            <text:p>1802.9631504717</text:p>
          </table:table-cell>
        </table:table-row>
        <table:table-row table:style-name="ro1">
          <table:table-cell office:value-type="float" office:value="1803.71388207562" calcext:value-type="float">
            <text:p>1803.7138820756</text:p>
          </table:table-cell>
        </table:table-row>
        <table:table-row table:style-name="ro1">
          <table:table-cell office:value-type="float" office:value="1808.66224565493" calcext:value-type="float">
            <text:p>1808.6622456549</text:p>
          </table:table-cell>
        </table:table-row>
        <table:table-row table:style-name="ro1">
          <table:table-cell office:value-type="float" office:value="1815.08097231082" calcext:value-type="float">
            <text:p>1815.0809723108</text:p>
          </table:table-cell>
        </table:table-row>
        <table:table-row table:style-name="ro1">
          <table:table-cell office:value-type="float" office:value="1839.90182482964" calcext:value-type="float">
            <text:p>1839.9018248296</text:p>
          </table:table-cell>
        </table:table-row>
        <table:table-row table:style-name="ro1">
          <table:table-cell office:value-type="float" office:value="1837.28681147723" calcext:value-type="float">
            <text:p>1837.2868114772</text:p>
          </table:table-cell>
        </table:table-row>
        <table:table-row table:style-name="ro1">
          <table:table-cell office:value-type="float" office:value="1844.01127958045" calcext:value-type="float">
            <text:p>1844.0112795805</text:p>
          </table:table-cell>
        </table:table-row>
        <table:table-row table:style-name="ro1">
          <table:table-cell office:value-type="float" office:value="1856.28833871709" calcext:value-type="float">
            <text:p>1856.2883387171</text:p>
          </table:table-cell>
        </table:table-row>
        <table:table-row table:style-name="ro1">
          <table:table-cell office:value-type="float" office:value="1849.21468151332" calcext:value-type="float">
            <text:p>1849.2146815133</text:p>
          </table:table-cell>
        </table:table-row>
        <table:table-row table:style-name="ro1">
          <table:table-cell office:value-type="float" office:value="1852.85567131435" calcext:value-type="float">
            <text:p>1852.8556713144</text:p>
          </table:table-cell>
        </table:table-row>
        <table:table-row table:style-name="ro1">
          <table:table-cell office:value-type="float" office:value="1832.4108002133" calcext:value-type="float">
            <text:p>1832.4108002133</text:p>
          </table:table-cell>
        </table:table-row>
        <table:table-row table:style-name="ro1">
          <table:table-cell office:value-type="float" office:value="1833.62682283813" calcext:value-type="float">
            <text:p>1833.6268228381</text:p>
          </table:table-cell>
        </table:table-row>
        <table:table-row table:style-name="ro1">
          <table:table-cell office:value-type="float" office:value="1842.80803844212" calcext:value-type="float">
            <text:p>1842.8080384421</text:p>
          </table:table-cell>
        </table:table-row>
        <table:table-row table:style-name="ro1">
          <table:table-cell office:value-type="float" office:value="1853.35226176603" calcext:value-type="float">
            <text:p>1853.352261766</text:p>
          </table:table-cell>
        </table:table-row>
        <table:table-row table:style-name="ro1">
          <table:table-cell office:value-type="float" office:value="1872.38460516815" calcext:value-type="float">
            <text:p>1872.3846051682</text:p>
          </table:table-cell>
        </table:table-row>
        <table:table-row table:style-name="ro1">
          <table:table-cell office:value-type="float" office:value="1855.74655571606" calcext:value-type="float">
            <text:p>1855.7465557161</text:p>
          </table:table-cell>
        </table:table-row>
        <table:table-row table:style-name="ro1">
          <table:table-cell office:value-type="float" office:value="1857.16378280003" calcext:value-type="float">
            <text:p>1857.1637828</text:p>
          </table:table-cell>
        </table:table-row>
        <table:table-row table:style-name="ro1">
          <table:table-cell office:value-type="float" office:value="1858.46586663074" calcext:value-type="float">
            <text:p>1858.4658666307</text:p>
          </table:table-cell>
        </table:table-row>
        <table:table-row table:style-name="ro1">
          <table:table-cell office:value-type="float" office:value="1857.17322633107" calcext:value-type="float">
            <text:p>1857.1732263311</text:p>
          </table:table-cell>
        </table:table-row>
        <table:table-row table:style-name="ro1">
          <table:table-cell office:value-type="float" office:value="1851.9440700349" calcext:value-type="float">
            <text:p>1851.9440700349</text:p>
          </table:table-cell>
        </table:table-row>
        <table:table-row table:style-name="ro1">
          <table:table-cell office:value-type="float" office:value="1850.66150207484" calcext:value-type="float">
            <text:p>1850.6615020748</text:p>
          </table:table-cell>
        </table:table-row>
        <table:table-row table:style-name="ro1">
          <table:table-cell office:value-type="float" office:value="1853.25539708962" calcext:value-type="float">
            <text:p>1853.2553970896</text:p>
          </table:table-cell>
        </table:table-row>
        <table:table-row table:style-name="ro1">
          <table:table-cell office:value-type="float" office:value="1860.2268775139" calcext:value-type="float">
            <text:p>1860.2268775139</text:p>
          </table:table-cell>
        </table:table-row>
        <table:table-row table:style-name="ro1">
          <table:table-cell office:value-type="float" office:value="1874.59642104534" calcext:value-type="float">
            <text:p>1874.5964210453</text:p>
          </table:table-cell>
        </table:table-row>
        <table:table-row table:style-name="ro1">
          <table:table-cell office:value-type="float" office:value="1875.73847907621" calcext:value-type="float">
            <text:p>1875.7384790762</text:p>
          </table:table-cell>
        </table:table-row>
        <table:table-row table:style-name="ro1">
          <table:table-cell office:value-type="float" office:value="1865.49379103584" calcext:value-type="float">
            <text:p>1865.4937910359</text:p>
          </table:table-cell>
        </table:table-row>
        <table:table-row table:style-name="ro1">
          <table:table-cell office:value-type="float" office:value="1862.88278778345" calcext:value-type="float">
            <text:p>1862.8827877835</text:p>
          </table:table-cell>
        </table:table-row>
        <table:table-row table:style-name="ro1">
          <table:table-cell office:value-type="float" office:value="1868.15077722762" calcext:value-type="float">
            <text:p>1868.1507772276</text:p>
          </table:table-cell>
        </table:table-row>
        <table:table-row table:style-name="ro1">
          <table:table-cell office:value-type="float" office:value="1890.62592695969" calcext:value-type="float">
            <text:p>1890.6259269597</text:p>
          </table:table-cell>
        </table:table-row>
        <table:table-row table:style-name="ro1">
          <table:table-cell office:value-type="float" office:value="1892.4806168971" calcext:value-type="float">
            <text:p>1892.4806168971</text:p>
          </table:table-cell>
        </table:table-row>
        <table:table-row table:style-name="ro1">
          <table:table-cell office:value-type="float" office:value="1893.48195019955" calcext:value-type="float">
            <text:p>1893.4819501996</text:p>
          </table:table-cell>
        </table:table-row>
        <table:table-row table:style-name="ro1">
          <table:table-cell office:value-type="float" office:value="1887.60027155544" calcext:value-type="float">
            <text:p>1887.6002715554</text:p>
          </table:table-cell>
        </table:table-row>
        <table:table-row table:style-name="ro1">
          <table:table-cell office:value-type="float" office:value="1890.04597489273" calcext:value-type="float">
            <text:p>1890.0459748927</text:p>
          </table:table-cell>
        </table:table-row>
        <table:table-row table:style-name="ro1">
          <table:table-cell office:value-type="float" office:value="1882.80417701852" calcext:value-type="float">
            <text:p>1882.8041770185</text:p>
          </table:table-cell>
        </table:table-row>
        <table:table-row table:style-name="ro1">
          <table:table-cell office:value-type="float" office:value="1885.36899582881" calcext:value-type="float">
            <text:p>1885.3689958288</text:p>
          </table:table-cell>
        </table:table-row>
        <table:table-row table:style-name="ro1">
          <table:table-cell office:value-type="float" office:value="1889.86784743893" calcext:value-type="float">
            <text:p>1889.8678474389</text:p>
          </table:table-cell>
        </table:table-row>
        <table:table-row table:style-name="ro1">
          <table:table-cell office:value-type="float" office:value="1889.82181843626" calcext:value-type="float">
            <text:p>1889.8218184363</text:p>
          </table:table-cell>
        </table:table-row>
        <table:table-row table:style-name="ro1">
          <table:table-cell office:value-type="float" office:value="1892.67136956271" calcext:value-type="float">
            <text:p>1892.6713695627</text:p>
          </table:table-cell>
        </table:table-row>
        <table:table-row table:style-name="ro1">
          <table:table-cell office:value-type="float" office:value="1893.73615727511" calcext:value-type="float">
            <text:p>1893.7361572751</text:p>
          </table:table-cell>
        </table:table-row>
        <table:table-row table:style-name="ro1">
          <table:table-cell office:value-type="float" office:value="1896.12480863824" calcext:value-type="float">
            <text:p>1896.1248086383</text:p>
          </table:table-cell>
        </table:table-row>
        <table:table-row table:style-name="ro1">
          <table:table-cell office:value-type="float" office:value="1897.54967442121" calcext:value-type="float">
            <text:p>1897.5496744212</text:p>
          </table:table-cell>
        </table:table-row>
        <table:table-row table:style-name="ro1">
          <table:table-cell office:value-type="float" office:value="1893.04251076203" calcext:value-type="float">
            <text:p>1893.042510762</text:p>
          </table:table-cell>
        </table:table-row>
        <table:table-row table:style-name="ro1">
          <table:table-cell office:value-type="float" office:value="1880.62251796708" calcext:value-type="float">
            <text:p>1880.6225179671</text:p>
          </table:table-cell>
        </table:table-row>
        <table:table-row table:style-name="ro1">
          <table:table-cell office:value-type="float" office:value="1881.43003942423" calcext:value-type="float">
            <text:p>1881.4300394242</text:p>
          </table:table-cell>
        </table:table-row>
        <table:table-row table:style-name="ro1">
          <table:table-cell office:value-type="float" office:value="1884.03737190733" calcext:value-type="float">
            <text:p>1884.0373719073</text:p>
          </table:table-cell>
        </table:table-row>
        <table:table-row table:style-name="ro1">
          <table:table-cell office:value-type="float" office:value="1885.98106655962" calcext:value-type="float">
            <text:p>1885.9810665596</text:p>
          </table:table-cell>
        </table:table-row>
        <table:table-row table:style-name="ro1">
          <table:table-cell office:value-type="float" office:value="1872.56298508953" calcext:value-type="float">
            <text:p>1872.5629850895</text:p>
          </table:table-cell>
        </table:table-row>
        <table:table-row table:style-name="ro1">
          <table:table-cell office:value-type="float" office:value="1874.57505350653" calcext:value-type="float">
            <text:p>1874.5750535065</text:p>
          </table:table-cell>
        </table:table-row>
        <table:table-row table:style-name="ro1">
          <table:table-cell office:value-type="float" office:value="1874.02606842519" calcext:value-type="float">
            <text:p>1874.0260684252</text:p>
          </table:table-cell>
        </table:table-row>
        <table:table-row table:style-name="ro1">
          <table:table-cell office:value-type="float" office:value="1866.76070732738" calcext:value-type="float">
            <text:p>1866.7607073274</text:p>
          </table:table-cell>
        </table:table-row>
        <table:table-row table:style-name="ro1">
          <table:table-cell office:value-type="float" office:value="1861.27137096664" calcext:value-type="float">
            <text:p>1861.2713709667</text:p>
          </table:table-cell>
        </table:table-row>
        <table:table-row table:style-name="ro1">
          <table:table-cell office:value-type="float" office:value="1862.89218284459" calcext:value-type="float">
            <text:p>1862.8921828446</text:p>
          </table:table-cell>
        </table:table-row>
        <table:table-row table:style-name="ro1">
          <table:table-cell office:value-type="float" office:value="1865.35197700323" calcext:value-type="float">
            <text:p>1865.3519770032</text:p>
          </table:table-cell>
        </table:table-row>
        <table:table-row table:style-name="ro1">
          <table:table-cell office:value-type="float" office:value="1888.37505417616" calcext:value-type="float">
            <text:p>1888.3750541762</text:p>
          </table:table-cell>
        </table:table-row>
        <table:table-row table:style-name="ro1">
          <table:table-cell office:value-type="float" office:value="1888.92655953863" calcext:value-type="float">
            <text:p>1888.9265595386</text:p>
          </table:table-cell>
        </table:table-row>
        <table:table-row table:style-name="ro1">
          <table:table-cell office:value-type="float" office:value="1890.07621258848" calcext:value-type="float">
            <text:p>1890.0762125885</text:p>
          </table:table-cell>
        </table:table-row>
        <table:table-row table:style-name="ro1">
          <table:table-cell office:value-type="float" office:value="1893.52648123418" calcext:value-type="float">
            <text:p>1893.5264812342</text:p>
          </table:table-cell>
        </table:table-row>
        <table:table-row table:style-name="ro1">
          <table:table-cell office:value-type="float" office:value="1880.28152281036" calcext:value-type="float">
            <text:p>1880.2815228104</text:p>
          </table:table-cell>
        </table:table-row>
        <table:table-row table:style-name="ro1">
          <table:table-cell office:value-type="float" office:value="1899.96529392326" calcext:value-type="float">
            <text:p>1899.9652939233</text:p>
          </table:table-cell>
        </table:table-row>
        <table:table-row table:style-name="ro1">
          <table:table-cell office:value-type="float" office:value="1882.79328759821" calcext:value-type="float">
            <text:p>1882.7932875982</text:p>
          </table:table-cell>
        </table:table-row>
        <table:table-row table:style-name="ro1">
          <table:table-cell office:value-type="float" office:value="1884.01325559146" calcext:value-type="float">
            <text:p>1884.0132555915</text:p>
          </table:table-cell>
        </table:table-row>
        <table:table-row table:style-name="ro1">
          <table:table-cell office:value-type="float" office:value="1872.26349044703" calcext:value-type="float">
            <text:p>1872.263490447</text:p>
          </table:table-cell>
        </table:table-row>
        <table:table-row table:style-name="ro1">
          <table:table-cell office:value-type="float" office:value="1870.82497540377" calcext:value-type="float">
            <text:p>1870.8249754038</text:p>
          </table:table-cell>
        </table:table-row>
        <table:table-row table:style-name="ro1">
          <table:table-cell office:value-type="float" office:value="1886.46740470687" calcext:value-type="float">
            <text:p>1886.4674047069</text:p>
          </table:table-cell>
        </table:table-row>
        <table:table-row table:style-name="ro1">
          <table:table-cell office:value-type="float" office:value="1937.09933816628" calcext:value-type="float">
            <text:p>1937.0993381663</text:p>
          </table:table-cell>
        </table:table-row>
        <table:table-row table:style-name="ro1">
          <table:table-cell office:value-type="float" office:value="1948.82555325286" calcext:value-type="float">
            <text:p>1948.8255532529</text:p>
          </table:table-cell>
        </table:table-row>
        <table:table-row table:style-name="ro1">
          <table:table-cell office:value-type="float" office:value="1947.01343581504" calcext:value-type="float">
            <text:p>1947.0134358151</text:p>
          </table:table-cell>
        </table:table-row>
        <table:table-row table:style-name="ro1">
          <table:table-cell office:value-type="float" office:value="1978.50587501564" calcext:value-type="float">
            <text:p>1978.5058750157</text:p>
          </table:table-cell>
        </table:table-row>
        <table:table-row table:style-name="ro1">
          <table:table-cell office:value-type="float" office:value="1992.83994498031" calcext:value-type="float">
            <text:p>1992.8399449803</text:p>
          </table:table-cell>
        </table:table-row>
        <table:table-row table:style-name="ro1">
          <table:table-cell office:value-type="float" office:value="2014.43403503858" calcext:value-type="float">
            <text:p>2014.4340350386</text:p>
          </table:table-cell>
        </table:table-row>
        <table:table-row table:style-name="ro1">
          <table:table-cell office:value-type="float" office:value="2012.552486024" calcext:value-type="float">
            <text:p>2012.552486024</text:p>
          </table:table-cell>
        </table:table-row>
        <table:table-row table:style-name="ro1">
          <table:table-cell office:value-type="float" office:value="2000.02928194816" calcext:value-type="float">
            <text:p>2000.0292819482</text:p>
          </table:table-cell>
        </table:table-row>
        <table:table-row table:style-name="ro1">
          <table:table-cell office:value-type="float" office:value="2015.61207967273" calcext:value-type="float">
            <text:p>2015.6120796727</text:p>
          </table:table-cell>
        </table:table-row>
        <table:table-row table:style-name="ro1">
          <table:table-cell office:value-type="float" office:value="2012.14134167188" calcext:value-type="float">
            <text:p>2012.1413416719</text:p>
          </table:table-cell>
        </table:table-row>
        <table:table-row table:style-name="ro1">
          <table:table-cell office:value-type="float" office:value="2010.52095736287" calcext:value-type="float">
            <text:p>2010.5209573629</text:p>
          </table:table-cell>
        </table:table-row>
        <table:table-row table:style-name="ro1">
          <table:table-cell office:value-type="float" office:value="2008.29277552123" calcext:value-type="float">
            <text:p>2008.2927755212</text:p>
          </table:table-cell>
        </table:table-row>
        <table:table-row table:style-name="ro1">
          <table:table-cell office:value-type="float" office:value="2006.44644315848" calcext:value-type="float">
            <text:p>2006.4464431585</text:p>
          </table:table-cell>
        </table:table-row>
        <table:table-row table:style-name="ro1">
          <table:table-cell office:value-type="float" office:value="2035.88765981313" calcext:value-type="float">
            <text:p>2035.8876598131</text:p>
          </table:table-cell>
        </table:table-row>
        <table:table-row table:style-name="ro1">
          <table:table-cell office:value-type="float" office:value="2046.71225646908" calcext:value-type="float">
            <text:p>2046.7122564691</text:p>
          </table:table-cell>
        </table:table-row>
        <table:table-row table:style-name="ro1">
          <table:table-cell office:value-type="float" office:value="2041.49311164761" calcext:value-type="float">
            <text:p>2041.4931116476</text:p>
          </table:table-cell>
        </table:table-row>
        <table:table-row table:style-name="ro1">
          <table:table-cell office:value-type="float" office:value="2039.28001436846" calcext:value-type="float">
            <text:p>2039.2800143685</text:p>
          </table:table-cell>
        </table:table-row>
        <table:table-row table:style-name="ro1">
          <table:table-cell office:value-type="float" office:value="2063.02279931971" calcext:value-type="float">
            <text:p>2063.0227993197</text:p>
          </table:table-cell>
        </table:table-row>
        <table:table-row table:style-name="ro1">
          <table:table-cell office:value-type="float" office:value="2063.17967307146" calcext:value-type="float">
            <text:p>2063.1796730715</text:p>
          </table:table-cell>
        </table:table-row>
        <table:table-row table:style-name="ro1">
          <table:table-cell office:value-type="float" office:value="2074.73192185605" calcext:value-type="float">
            <text:p>2074.7319218561</text:p>
          </table:table-cell>
        </table:table-row>
        <table:table-row table:style-name="ro1">
          <table:table-cell office:value-type="float" office:value="2119.54753170228" calcext:value-type="float">
            <text:p>2119.5475317023</text:p>
          </table:table-cell>
        </table:table-row>
        <table:table-row table:style-name="ro1">
          <table:table-cell office:value-type="float" office:value="2130.97302458302" calcext:value-type="float">
            <text:p>2130.973024583</text:p>
          </table:table-cell>
        </table:table-row>
        <table:table-row table:style-name="ro1">
          <table:table-cell office:value-type="float" office:value="2128.21492020216" calcext:value-type="float">
            <text:p>2128.2149202022</text:p>
          </table:table-cell>
        </table:table-row>
        <table:table-row table:style-name="ro1">
          <table:table-cell office:value-type="float" office:value="2151.30950234709" calcext:value-type="float">
            <text:p>2151.3095023471</text:p>
          </table:table-cell>
        </table:table-row>
        <table:table-row table:style-name="ro1">
          <table:table-cell office:value-type="float" office:value="2169.8750999171" calcext:value-type="float">
            <text:p>2169.8750999171</text:p>
          </table:table-cell>
        </table:table-row>
        <table:table-row table:style-name="ro1">
          <table:table-cell office:value-type="float" office:value="2186.49193581633" calcext:value-type="float">
            <text:p>2186.4919358163</text:p>
          </table:table-cell>
        </table:table-row>
        <table:table-row table:style-name="ro1">
          <table:table-cell office:value-type="float" office:value="2182.89185589499" calcext:value-type="float">
            <text:p>2182.891855895</text:p>
          </table:table-cell>
        </table:table-row>
        <table:table-row table:style-name="ro1">
          <table:table-cell office:value-type="float" office:value="2211.24728659009" calcext:value-type="float">
            <text:p>2211.2472865901</text:p>
          </table:table-cell>
        </table:table-row>
        <table:table-row table:style-name="ro1">
          <table:table-cell office:value-type="float" office:value="2230.61863392797" calcext:value-type="float">
            <text:p>2230.618633928</text:p>
          </table:table-cell>
        </table:table-row>
        <table:table-row table:style-name="ro1">
          <table:table-cell office:value-type="float" office:value="2243.66475596545" calcext:value-type="float">
            <text:p>2243.6647559655</text:p>
          </table:table-cell>
        </table:table-row>
        <table:table-row table:style-name="ro1">
          <table:table-cell office:value-type="float" office:value="2241.20236107973" calcext:value-type="float">
            <text:p>2241.2023610797</text:p>
          </table:table-cell>
        </table:table-row>
        <table:table-row table:style-name="ro1">
          <table:table-cell office:value-type="float" office:value="2254.36220575646" calcext:value-type="float">
            <text:p>2254.3622057565</text:p>
          </table:table-cell>
        </table:table-row>
        <table:table-row table:style-name="ro1">
          <table:table-cell office:value-type="float" office:value="2252.83620865831" calcext:value-type="float">
            <text:p>2252.8362086583</text:p>
          </table:table-cell>
        </table:table-row>
        <table:table-row table:style-name="ro1">
          <table:table-cell office:value-type="float" office:value="2274.10672644708" calcext:value-type="float">
            <text:p>2274.1067264471</text:p>
          </table:table-cell>
        </table:table-row>
        <table:table-row table:style-name="ro1">
          <table:table-cell office:value-type="float" office:value="2279.30784516811" calcext:value-type="float">
            <text:p>2279.3078451681</text:p>
          </table:table-cell>
        </table:table-row>
        <table:table-row table:style-name="ro1">
          <table:table-cell office:value-type="float" office:value="2272.1454896492" calcext:value-type="float">
            <text:p>2272.1454896492</text:p>
          </table:table-cell>
        </table:table-row>
        <table:table-row table:style-name="ro1">
          <table:table-cell office:value-type="float" office:value="2268.88258850284" calcext:value-type="float">
            <text:p>2268.8825885028</text:p>
          </table:table-cell>
        </table:table-row>
        <table:table-row table:style-name="ro1">
          <table:table-cell office:value-type="float" office:value="2264.93954899225" calcext:value-type="float">
            <text:p>2264.9395489923</text:p>
          </table:table-cell>
        </table:table-row>
        <table:table-row table:style-name="ro1">
          <table:table-cell office:value-type="float" office:value="2272.07540471402" calcext:value-type="float">
            <text:p>2272.075404714</text:p>
          </table:table-cell>
        </table:table-row>
        <table:table-row table:style-name="ro1">
          <table:table-cell office:value-type="float" office:value="2280.41657069404" calcext:value-type="float">
            <text:p>2280.416570694</text:p>
          </table:table-cell>
        </table:table-row>
        <table:table-row table:style-name="ro1">
          <table:table-cell office:value-type="float" office:value="2297.25241628193" calcext:value-type="float">
            <text:p>2297.2524162819</text:p>
          </table:table-cell>
        </table:table-row>
        <table:table-row table:style-name="ro1">
          <table:table-cell office:value-type="float" office:value="2315.94615971127" calcext:value-type="float">
            <text:p>2315.9461597113</text:p>
          </table:table-cell>
        </table:table-row>
        <table:table-row table:style-name="ro1">
          <table:table-cell office:value-type="float" office:value="2339.02068661192" calcext:value-type="float">
            <text:p>2339.0206866119</text:p>
          </table:table-cell>
        </table:table-row>
        <table:table-row table:style-name="ro1">
          <table:table-cell office:value-type="float" office:value="2365.06509492657" calcext:value-type="float">
            <text:p>2365.0650949266</text:p>
          </table:table-cell>
        </table:table-row>
        <table:table-row table:style-name="ro1">
          <table:table-cell office:value-type="float" office:value="2381.11748835896" calcext:value-type="float">
            <text:p>2381.117488359</text:p>
          </table:table-cell>
        </table:table-row>
        <table:table-row table:style-name="ro1">
          <table:table-cell office:value-type="float" office:value="2400.38003864354" calcext:value-type="float">
            <text:p>2400.3800386435</text:p>
          </table:table-cell>
        </table:table-row>
        <table:table-row table:style-name="ro1">
          <table:table-cell office:value-type="float" office:value="2416.47162129415" calcext:value-type="float">
            <text:p>2416.4716212942</text:p>
          </table:table-cell>
        </table:table-row>
        <table:table-row table:style-name="ro1">
          <table:table-cell office:value-type="float" office:value="2427.47659956945" calcext:value-type="float">
            <text:p>2427.4765995695</text:p>
          </table:table-cell>
        </table:table-row>
        <table:table-row table:style-name="ro1">
          <table:table-cell office:value-type="float" office:value="2446.16842170462" calcext:value-type="float">
            <text:p>2446.1684217046</text:p>
          </table:table-cell>
        </table:table-row>
        <table:table-row table:style-name="ro1">
          <table:table-cell office:value-type="float" office:value="2458.33936166241" calcext:value-type="float">
            <text:p>2458.3393616624</text:p>
          </table:table-cell>
        </table:table-row>
        <table:table-row table:style-name="ro1">
          <table:table-cell office:value-type="float" office:value="2497.61836140465" calcext:value-type="float">
            <text:p>2497.6183614047</text:p>
          </table:table-cell>
        </table:table-row>
        <table:table-row table:style-name="ro1">
          <table:table-cell office:value-type="float" office:value="2492.86129524673" calcext:value-type="float">
            <text:p>2492.8612952467</text:p>
          </table:table-cell>
        </table:table-row>
        <table:table-row table:style-name="ro1">
          <table:table-cell office:value-type="float" office:value="2496.92064810873" calcext:value-type="float">
            <text:p>2496.9206481087</text:p>
          </table:table-cell>
        </table:table-row>
        <table:table-row table:style-name="ro1">
          <table:table-cell office:value-type="float" office:value="2507.70126952592" calcext:value-type="float">
            <text:p>2507.7012695259</text:p>
          </table:table-cell>
        </table:table-row>
        <table:table-row table:style-name="ro1">
          <table:table-cell office:value-type="float" office:value="2520.21596915696" calcext:value-type="float">
            <text:p>2520.215969157</text:p>
          </table:table-cell>
        </table:table-row>
        <table:table-row table:style-name="ro1">
          <table:table-cell office:value-type="float" office:value="2530.15940203223" calcext:value-type="float">
            <text:p>2530.1594020322</text:p>
          </table:table-cell>
        </table:table-row>
        <table:table-row table:style-name="ro1">
          <table:table-cell office:value-type="float" office:value="2539.01401169374" calcext:value-type="float">
            <text:p>2539.0140116938</text:p>
          </table:table-cell>
        </table:table-row>
        <table:table-row table:style-name="ro1">
          <table:table-cell office:value-type="float" office:value="2544.03481946938" calcext:value-type="float">
            <text:p>2544.0348194694</text:p>
          </table:table-cell>
        </table:table-row>
        <table:table-row table:style-name="ro1">
          <table:table-cell office:value-type="float" office:value="2559.66072335739" calcext:value-type="float">
            <text:p>2559.6607233574</text:p>
          </table:table-cell>
        </table:table-row>
        <table:table-row table:style-name="ro1">
          <table:table-cell office:value-type="float" office:value="2573.95249347655" calcext:value-type="float">
            <text:p>2573.9524934766</text:p>
          </table:table-cell>
        </table:table-row>
        <table:table-row table:style-name="ro1">
          <table:table-cell office:value-type="float" office:value="2642.28501513571" calcext:value-type="float">
            <text:p>2642.2850151357</text:p>
          </table:table-cell>
        </table:table-row>
        <table:table-row table:style-name="ro1">
          <table:table-cell office:value-type="float" office:value="2651.89237394499" calcext:value-type="float">
            <text:p>2651.892373945</text:p>
          </table:table-cell>
        </table:table-row>
        <table:table-row table:style-name="ro1">
          <table:table-cell office:value-type="float" office:value="2672.4244929773" calcext:value-type="float">
            <text:p>2672.4244929773</text:p>
          </table:table-cell>
        </table:table-row>
        <table:table-row table:style-name="ro1">
          <table:table-cell office:value-type="float" office:value="2683.81743074834" calcext:value-type="float">
            <text:p>2683.8174307484</text:p>
          </table:table-cell>
        </table:table-row>
        <table:table-row table:style-name="ro1">
          <table:table-cell office:value-type="float" office:value="2688.78821733847" calcext:value-type="float">
            <text:p>2688.7882173385</text:p>
          </table:table-cell>
        </table:table-row>
        <table:table-row table:style-name="ro1">
          <table:table-cell office:value-type="float" office:value="2697.27650070894" calcext:value-type="float">
            <text:p>2697.276500709</text:p>
          </table:table-cell>
        </table:table-row>
        <table:table-row table:style-name="ro1">
          <table:table-cell office:value-type="float" office:value="2718.6059227405" calcext:value-type="float">
            <text:p>2718.6059227405</text:p>
          </table:table-cell>
        </table:table-row>
        <table:table-row table:style-name="ro1">
          <table:table-cell office:value-type="float" office:value="2730.28331586652" calcext:value-type="float">
            <text:p>2730.2833158665</text:p>
          </table:table-cell>
        </table:table-row>
        <table:table-row table:style-name="ro1">
          <table:table-cell office:value-type="float" office:value="2715.77939476028" calcext:value-type="float">
            <text:p>2715.7793947603</text:p>
          </table:table-cell>
        </table:table-row>
        <table:table-row table:style-name="ro1">
          <table:table-cell office:value-type="float" office:value="2722.37657303764" calcext:value-type="float">
            <text:p>2722.3765730377</text:p>
          </table:table-cell>
        </table:table-row>
        <table:table-row table:style-name="ro1">
          <table:table-cell office:value-type="float" office:value="2729.41204288557" calcext:value-type="float">
            <text:p>2729.4120428856</text:p>
          </table:table-cell>
        </table:table-row>
        <table:table-row table:style-name="ro1">
          <table:table-cell office:value-type="float" office:value="2725.51964104569" calcext:value-type="float">
            <text:p>2725.5196410457</text:p>
          </table:table-cell>
        </table:table-row>
        <table:table-row table:style-name="ro1">
          <table:table-cell office:value-type="float" office:value="2719.64694841169" calcext:value-type="float">
            <text:p>2719.6469484117</text:p>
          </table:table-cell>
        </table:table-row>
        <table:table-row table:style-name="ro1">
          <table:table-cell office:value-type="float" office:value="2729.15081994346" calcext:value-type="float">
            <text:p>2729.1508199435</text:p>
          </table:table-cell>
        </table:table-row>
        <table:table-row table:style-name="ro1">
          <table:table-cell office:value-type="float" office:value="2738.26281993971" calcext:value-type="float">
            <text:p>2738.2628199397</text:p>
          </table:table-cell>
        </table:table-row>
        <table:table-row table:style-name="ro1">
          <table:table-cell office:value-type="float" office:value="2723.53547318624" calcext:value-type="float">
            <text:p>2723.5354731862</text:p>
          </table:table-cell>
        </table:table-row>
        <table:table-row table:style-name="ro1">
          <table:table-cell office:value-type="float" office:value="2737.53117136957" calcext:value-type="float">
            <text:p>2737.5311713696</text:p>
          </table:table-cell>
        </table:table-row>
        <table:table-row table:style-name="ro1">
          <table:table-cell office:value-type="float" office:value="2749.88539076984" calcext:value-type="float">
            <text:p>2749.8853907699</text:p>
          </table:table-cell>
        </table:table-row>
        <table:table-row table:style-name="ro1">
          <table:table-cell office:value-type="float" office:value="2755.13357748004" calcext:value-type="float">
            <text:p>2755.13357748</text:p>
          </table:table-cell>
        </table:table-row>
        <table:table-row table:style-name="ro1">
          <table:table-cell office:value-type="float" office:value="2759.85007687088" calcext:value-type="float">
            <text:p>2759.8500768709</text:p>
          </table:table-cell>
        </table:table-row>
        <table:table-row table:style-name="ro1">
          <table:table-cell office:value-type="float" office:value="2749.3000386287" calcext:value-type="float">
            <text:p>2749.3000386287</text:p>
          </table:table-cell>
        </table:table-row>
        <table:table-row table:style-name="ro1">
          <table:table-cell office:value-type="float" office:value="2761.98219969265" calcext:value-type="float">
            <text:p>2761.9821996927</text:p>
          </table:table-cell>
        </table:table-row>
        <table:table-row table:style-name="ro1">
          <table:table-cell office:value-type="float" office:value="2696.79274361332" calcext:value-type="float">
            <text:p>2696.7927436133</text:p>
          </table:table-cell>
        </table:table-row>
        <table:table-row table:style-name="ro1">
          <table:table-cell office:value-type="float" office:value="2711.12257203511" calcext:value-type="float">
            <text:p>2711.1225720351</text:p>
          </table:table-cell>
        </table:table-row>
        <table:table-row table:style-name="ro1">
          <table:table-cell office:value-type="float" office:value="2719.45827241285" calcext:value-type="float">
            <text:p>2719.4582724129</text:p>
          </table:table-cell>
        </table:table-row>
        <table:table-row table:style-name="ro1">
          <table:table-cell office:value-type="float" office:value="2692.03581419163" calcext:value-type="float">
            <text:p>2692.0358141916</text:p>
          </table:table-cell>
        </table:table-row>
        <table:table-row table:style-name="ro1">
          <table:table-cell office:value-type="float" office:value="2707.81181996869" calcext:value-type="float">
            <text:p>2707.8118199687</text:p>
          </table:table-cell>
        </table:table-row>
        <table:table-row table:style-name="ro1">
          <table:table-cell office:value-type="float" office:value="2716.017465862" calcext:value-type="float">
            <text:p>2716.017465862</text:p>
          </table:table-cell>
        </table:table-row>
        <table:table-row table:style-name="ro1">
          <table:table-cell office:value-type="float" office:value="2721.39021710227" calcext:value-type="float">
            <text:p>2721.3902171023</text:p>
          </table:table-cell>
        </table:table-row>
        <table:table-row table:style-name="ro1">
          <table:table-cell office:value-type="float" office:value="2732.44587138104" calcext:value-type="float">
            <text:p>2732.4458713811</text:p>
          </table:table-cell>
        </table:table-row>
        <table:table-row table:style-name="ro1">
          <table:table-cell office:value-type="float" office:value="2750.42839809363" calcext:value-type="float">
            <text:p>2750.4283980936</text:p>
          </table:table-cell>
        </table:table-row>
        <table:table-row table:style-name="ro1">
          <table:table-cell office:value-type="float" office:value="2759.20532724134" calcext:value-type="float">
            <text:p>2759.2053272414</text:p>
          </table:table-cell>
        </table:table-row>
        <table:table-row table:style-name="ro1">
          <table:table-cell office:value-type="float" office:value="2765.05218669924" calcext:value-type="float">
            <text:p>2765.0521866992</text:p>
          </table:table-cell>
        </table:table-row>
        <table:table-row table:style-name="ro1">
          <table:table-cell office:value-type="float" office:value="2772.44536753861" calcext:value-type="float">
            <text:p>2772.4453675386</text:p>
          </table:table-cell>
        </table:table-row>
        <table:table-row table:style-name="ro1">
          <table:table-cell office:value-type="float" office:value="2780.99422661797" calcext:value-type="float">
            <text:p>2780.994226618</text:p>
          </table:table-cell>
        </table:table-row>
        <table:table-row table:style-name="ro1">
          <table:table-cell office:value-type="float" office:value="2793.3654912374" calcext:value-type="float">
            <text:p>2793.3654912374</text:p>
          </table:table-cell>
        </table:table-row>
        <table:table-row table:style-name="ro1">
          <table:table-cell office:value-type="float" office:value="2796.22757804414" calcext:value-type="float">
            <text:p>2796.2275780442</text:p>
          </table:table-cell>
        </table:table-row>
        <table:table-row table:style-name="ro1">
          <table:table-cell office:value-type="float" office:value="2806.97818915382" calcext:value-type="float">
            <text:p>2806.9781891538</text:p>
          </table:table-cell>
        </table:table-row>
        <table:table-row table:style-name="ro1">
          <table:table-cell office:value-type="float" office:value="2820.54190990472" calcext:value-type="float">
            <text:p>2820.5419099047</text:p>
          </table:table-cell>
        </table:table-row>
        <table:table-row table:style-name="ro1">
          <table:table-cell office:value-type="float" office:value="2826.26802021842" calcext:value-type="float">
            <text:p>2826.2680202184</text:p>
          </table:table-cell>
        </table:table-row>
        <table:table-row table:style-name="ro1">
          <table:table-cell office:value-type="float" office:value="2834.1644365932" calcext:value-type="float">
            <text:p>2834.1644365932</text:p>
          </table:table-cell>
        </table:table-row>
        <table:table-row table:style-name="ro1">
          <table:table-cell office:value-type="float" office:value="2841.37302449777" calcext:value-type="float">
            <text:p>2841.3730244978</text:p>
          </table:table-cell>
        </table:table-row>
        <table:table-row table:style-name="ro1">
          <table:table-cell office:value-type="float" office:value="2856.37132338601" calcext:value-type="float">
            <text:p>2856.371323386</text:p>
          </table:table-cell>
        </table:table-row>
        <table:table-row table:style-name="ro1">
          <table:table-cell office:value-type="float" office:value="2872.65220705041" calcext:value-type="float">
            <text:p>2872.6522070504</text:p>
          </table:table-cell>
        </table:table-row>
        <table:table-row table:style-name="ro1">
          <table:table-cell office:value-type="float" office:value="2890.57031854871" calcext:value-type="float">
            <text:p>2890.5703185487</text:p>
          </table:table-cell>
        </table:table-row>
        <table:table-row table:style-name="ro1">
          <table:table-cell office:value-type="float" office:value="2895.41377578053" calcext:value-type="float">
            <text:p>2895.4137757805</text:p>
          </table:table-cell>
        </table:table-row>
        <table:table-row table:style-name="ro1">
          <table:table-cell office:value-type="float" office:value="2901.47574423349" calcext:value-type="float">
            <text:p>2901.4757442335</text:p>
          </table:table-cell>
        </table:table-row>
        <table:table-row table:style-name="ro1">
          <table:table-cell office:value-type="float" office:value="2905.77997123736" calcext:value-type="float">
            <text:p>2905.7799712374</text:p>
          </table:table-cell>
        </table:table-row>
        <table:table-row table:style-name="ro1">
          <table:table-cell office:value-type="float" office:value="2915.97940155188" calcext:value-type="float">
            <text:p>2915.9794015519</text:p>
          </table:table-cell>
        </table:table-row>
        <table:table-row table:style-name="ro1">
          <table:table-cell office:value-type="float" office:value="2921.69449117179" calcext:value-type="float">
            <text:p>2921.6944911718</text:p>
          </table:table-cell>
        </table:table-row>
        <table:table-row table:style-name="ro1">
          <table:table-cell office:value-type="float" office:value="2929.91824122097" calcext:value-type="float">
            <text:p>2929.918241221</text:p>
          </table:table-cell>
        </table:table-row>
        <table:table-row table:style-name="ro1">
          <table:table-cell office:value-type="float" office:value="2913.36055651529" calcext:value-type="float">
            <text:p>2913.3605565153</text:p>
          </table:table-cell>
        </table:table-row>
        <table:table-row table:style-name="ro1">
          <table:table-cell office:value-type="float" office:value="2919.31828150267" calcext:value-type="float">
            <text:p>2919.3182815027</text:p>
          </table:table-cell>
        </table:table-row>
        <table:table-row table:style-name="ro1">
          <table:table-cell office:value-type="float" office:value="2921.11635693364" calcext:value-type="float">
            <text:p>2921.1163569337</text:p>
          </table:table-cell>
        </table:table-row>
        <table:table-row table:style-name="ro1">
          <table:table-cell office:value-type="float" office:value="2831.88638449642" calcext:value-type="float">
            <text:p>2831.8863844964</text:p>
          </table:table-cell>
        </table:table-row>
        <table:table-row table:style-name="ro1">
          <table:table-cell office:value-type="float" office:value="2842.79982793797" calcext:value-type="float">
            <text:p>2842.799827938</text:p>
          </table:table-cell>
        </table:table-row>
        <table:table-row table:style-name="ro1">
          <table:table-cell office:value-type="float" office:value="2849.75219452641" calcext:value-type="float">
            <text:p>2849.7521945264</text:p>
          </table:table-cell>
        </table:table-row>
        <table:table-row table:style-name="ro1">
          <table:table-cell office:value-type="float" office:value="2859.63528185002" calcext:value-type="float">
            <text:p>2859.63528185</text:p>
          </table:table-cell>
        </table:table-row>
        <table:table-row table:style-name="ro1">
          <table:table-cell office:value-type="float" office:value="2864.16701009157" calcext:value-type="float">
            <text:p>2864.1670100916</text:p>
          </table:table-cell>
        </table:table-row>
        <table:table-row table:style-name="ro1">
          <table:table-cell office:value-type="float" office:value="2870.02119858208" calcext:value-type="float">
            <text:p>2870.0211985821</text:p>
          </table:table-cell>
        </table:table-row>
        <table:table-row table:style-name="ro1">
          <table:table-cell office:value-type="float" office:value="2878.87135861296" calcext:value-type="float">
            <text:p>2878.871358613</text:p>
          </table:table-cell>
        </table:table-row>
        <table:table-row table:style-name="ro1">
          <table:table-cell office:value-type="float" office:value="2882.41941155651" calcext:value-type="float">
            <text:p>2882.4194115565</text:p>
          </table:table-cell>
        </table:table-row>
        <table:table-row table:style-name="ro1">
          <table:table-cell office:value-type="float" office:value="2886.96403926409" calcext:value-type="float">
            <text:p>2886.9640392641</text:p>
          </table:table-cell>
        </table:table-row>
        <table:table-row table:style-name="ro1">
          <table:table-cell office:value-type="float" office:value="2892.53172018624" calcext:value-type="float">
            <text:p>2892.5317201862</text:p>
          </table:table-cell>
        </table:table-row>
        <table:table-row table:style-name="ro1">
          <table:table-cell office:value-type="float" office:value="2908.72715422426" calcext:value-type="float">
            <text:p>2908.7271542243</text:p>
          </table:table-cell>
        </table:table-row>
        <table:table-row table:style-name="ro1">
          <table:table-cell office:value-type="float" office:value="2914.7446616477" calcext:value-type="float">
            <text:p>2914.7446616477</text:p>
          </table:table-cell>
        </table:table-row>
        <table:table-row table:style-name="ro1">
          <table:table-cell office:value-type="float" office:value="2905.09609380735" calcext:value-type="float">
            <text:p>2905.0960938074</text:p>
          </table:table-cell>
        </table:table-row>
        <table:table-row table:style-name="ro1">
          <table:table-cell office:value-type="float" office:value="2908.79191371945" calcext:value-type="float">
            <text:p>2908.7919137195</text:p>
          </table:table-cell>
        </table:table-row>
        <table:table-row table:style-name="ro1">
          <table:table-cell office:value-type="float" office:value="2913.15557893138" calcext:value-type="float">
            <text:p>2913.1555789314</text:p>
          </table:table-cell>
        </table:table-row>
        <table:table-row table:style-name="ro1">
          <table:table-cell office:value-type="float" office:value="2919.0920969505" calcext:value-type="float">
            <text:p>2919.0920969505</text:p>
          </table:table-cell>
        </table:table-row>
        <table:table-row table:style-name="ro1">
          <table:table-cell office:value-type="float" office:value="2935.53630724426" calcext:value-type="float">
            <text:p>2935.5363072443</text:p>
          </table:table-cell>
        </table:table-row>
        <table:table-row table:style-name="ro1">
          <table:table-cell office:value-type="float" office:value="2945.0964789888" calcext:value-type="float">
            <text:p>2945.0964789888</text:p>
          </table:table-cell>
        </table:table-row>
        <table:table-row table:style-name="ro1">
          <table:table-cell office:value-type="float" office:value="2950.32806819654" calcext:value-type="float">
            <text:p>2950.3280681965</text:p>
          </table:table-cell>
        </table:table-row>
        <table:table-row table:style-name="ro1">
          <table:table-cell office:value-type="float" office:value="2942.87948668828" calcext:value-type="float">
            <text:p>2942.8794866883</text:p>
          </table:table-cell>
        </table:table-row>
        <table:table-row table:style-name="ro1">
          <table:table-cell office:value-type="float" office:value="2950.21513322866" calcext:value-type="float">
            <text:p>2950.2151332287</text:p>
          </table:table-cell>
        </table:table-row>
        <table:table-row table:style-name="ro1">
          <table:table-cell office:value-type="float" office:value="2955.70919754293" calcext:value-type="float">
            <text:p>2955.7091975429</text:p>
          </table:table-cell>
        </table:table-row>
        <table:table-row table:style-name="ro1">
          <table:table-cell office:value-type="float" office:value="2958.72802328145" calcext:value-type="float">
            <text:p>2958.7280232815</text:p>
          </table:table-cell>
        </table:table-row>
        <table:table-row table:style-name="ro1">
          <table:table-cell office:value-type="float" office:value="2959.84490280162" calcext:value-type="float">
            <text:p>2959.8449028016</text:p>
          </table:table-cell>
        </table:table-row>
        <table:table-row table:style-name="ro1">
          <table:table-cell office:value-type="float" office:value="2962.51729331689" calcext:value-type="float">
            <text:p>2962.5172933169</text:p>
          </table:table-cell>
        </table:table-row>
        <table:table-row table:style-name="ro1">
          <table:table-cell office:value-type="float" office:value="2964.74044759242" calcext:value-type="float">
            <text:p>2964.7404475924</text:p>
          </table:table-cell>
        </table:table-row>
        <table:table-row table:style-name="ro1">
          <table:table-cell office:value-type="float" office:value="2967.16512016067" calcext:value-type="float">
            <text:p>2967.1651201607</text:p>
          </table:table-cell>
        </table:table-row>
        <table:table-row table:style-name="ro1">
          <table:table-cell office:value-type="float" office:value="2973.6786771693" calcext:value-type="float">
            <text:p>2973.6786771693</text:p>
          </table:table-cell>
        </table:table-row>
        <table:table-row table:style-name="ro1">
          <table:table-cell office:value-type="float" office:value="2979.40101961481" calcext:value-type="float">
            <text:p>2979.4010196148</text:p>
          </table:table-cell>
        </table:table-row>
        <table:table-row table:style-name="ro1">
          <table:table-cell office:value-type="float" office:value="2984.71317154372" calcext:value-type="float">
            <text:p>2984.7131715437</text:p>
          </table:table-cell>
        </table:table-row>
        <table:table-row table:style-name="ro1">
          <table:table-cell office:value-type="float" office:value="2990.71530595963" calcext:value-type="float">
            <text:p>2990.7153059596</text:p>
          </table:table-cell>
        </table:table-row>
        <table:table-row table:style-name="ro1">
          <table:table-cell office:value-type="float" office:value="2995.22560922056" calcext:value-type="float">
            <text:p>2995.2256092206</text:p>
          </table:table-cell>
        </table:table-row>
        <table:table-row table:style-name="ro1">
          <table:table-cell office:value-type="float" office:value="2997.89541696525" calcext:value-type="float">
            <text:p>2997.8954169653</text:p>
          </table:table-cell>
        </table:table-row>
        <table:table-row table:style-name="ro1">
          <table:table-cell office:value-type="float" office:value="2983.52282425656" calcext:value-type="float">
            <text:p>2983.5228242566</text:p>
          </table:table-cell>
        </table:table-row>
        <table:table-row table:style-name="ro1">
          <table:table-cell office:value-type="float" office:value="2986.65539873904" calcext:value-type="float">
            <text:p>2986.6553987391</text:p>
          </table:table-cell>
        </table:table-row>
        <table:table-row table:style-name="ro1">
          <table:table-cell office:value-type="float" office:value="2962.7888741699" calcext:value-type="float">
            <text:p>2962.7888741699</text:p>
          </table:table-cell>
        </table:table-row>
        <table:table-row table:style-name="ro1">
          <table:table-cell office:value-type="float" office:value="2963.55834492874" calcext:value-type="float">
            <text:p>2963.5583449287</text:p>
          </table:table-cell>
        </table:table-row>
        <table:table-row table:style-name="ro1">
          <table:table-cell office:value-type="float" office:value="2901.53063981964" calcext:value-type="float">
            <text:p>2901.5306398196</text:p>
          </table:table-cell>
        </table:table-row>
        <table:table-row table:style-name="ro1">
          <table:table-cell office:value-type="float" office:value="2906.19085856279" calcext:value-type="float">
            <text:p>2906.1908585628</text:p>
          </table:table-cell>
        </table:table-row>
        <table:table-row table:style-name="ro1">
          <table:table-cell office:value-type="float" office:value="2920.63993596988" calcext:value-type="float">
            <text:p>2920.6399359699</text:p>
          </table:table-cell>
        </table:table-row>
        <table:table-row table:style-name="ro1">
          <table:table-cell office:value-type="float" office:value="2936.33163575837" calcext:value-type="float">
            <text:p>2936.3316357584</text:p>
          </table:table-cell>
        </table:table-row>
        <table:table-row table:style-name="ro1">
          <table:table-cell office:value-type="float" office:value="2930.75835791798" calcext:value-type="float">
            <text:p>2930.758357918</text:p>
          </table:table-cell>
        </table:table-row>
        <table:table-row table:style-name="ro1">
          <table:table-cell office:value-type="float" office:value="2933.16919950136" calcext:value-type="float">
            <text:p>2933.1691995014</text:p>
          </table:table-cell>
        </table:table-row>
        <table:table-row table:style-name="ro1">
          <table:table-cell office:value-type="float" office:value="2937.15161067634" calcext:value-type="float">
            <text:p>2937.1516106764</text:p>
          </table:table-cell>
        </table:table-row>
        <table:table-row table:style-name="ro1">
          <table:table-cell office:value-type="float" office:value="2928.21112586303" calcext:value-type="float">
            <text:p>2928.211125863</text:p>
          </table:table-cell>
        </table:table-row>
        <table:table-row table:style-name="ro1">
          <table:table-cell office:value-type="float" office:value="2930.1451017829" calcext:value-type="float">
            <text:p>2930.1451017829</text:p>
          </table:table-cell>
        </table:table-row>
        <table:table-row table:style-name="ro1">
          <table:table-cell office:value-type="float" office:value="2930.14332143216" calcext:value-type="float">
            <text:p>2930.1433214322</text:p>
          </table:table-cell>
        </table:table-row>
        <table:table-row table:style-name="ro1">
          <table:table-cell office:value-type="float" office:value="2927.72496349593" calcext:value-type="float">
            <text:p>2927.7249634959</text:p>
          </table:table-cell>
        </table:table-row>
        <table:table-row table:style-name="ro1">
          <table:table-cell office:value-type="float" office:value="2928.81347804261" calcext:value-type="float">
            <text:p>2928.8134780426</text:p>
          </table:table-cell>
        </table:table-row>
        <table:table-row table:style-name="ro1">
          <table:table-cell office:value-type="float" office:value="2938.08715574084" calcext:value-type="float">
            <text:p>2938.0871557408</text:p>
          </table:table-cell>
        </table:table-row>
        <table:table-row table:style-name="ro1">
          <table:table-cell office:value-type="float" office:value="2935.67040739663" calcext:value-type="float">
            <text:p>2935.6704073966</text:p>
          </table:table-cell>
        </table:table-row>
        <table:table-row table:style-name="ro1">
          <table:table-cell office:value-type="float" office:value="2906.84508654079" calcext:value-type="float">
            <text:p>2906.8450865408</text:p>
          </table:table-cell>
        </table:table-row>
        <table:table-row table:style-name="ro1">
          <table:table-cell office:value-type="float" office:value="2919.94499428406" calcext:value-type="float">
            <text:p>2919.9449942841</text:p>
          </table:table-cell>
        </table:table-row>
        <table:table-row table:style-name="ro1">
          <table:table-cell office:value-type="float" office:value="2922.40218056268" calcext:value-type="float">
            <text:p>2922.4021805627</text:p>
          </table:table-cell>
        </table:table-row>
        <table:table-row table:style-name="ro1">
          <table:table-cell office:value-type="float" office:value="2926.16339885643" calcext:value-type="float">
            <text:p>2926.1633988564</text:p>
          </table:table-cell>
        </table:table-row>
        <table:table-row table:style-name="ro1">
          <table:table-cell office:value-type="float" office:value="2924.48928817775" calcext:value-type="float">
            <text:p>2924.4892881778</text:p>
          </table:table-cell>
        </table:table-row>
        <table:table-row table:style-name="ro1">
          <table:table-cell office:value-type="float" office:value="2924.69982429133" calcext:value-type="float">
            <text:p>2924.6998242913</text:p>
          </table:table-cell>
        </table:table-row>
        <table:table-row table:style-name="ro1">
          <table:table-cell office:value-type="float" office:value="2924.74386017774" calcext:value-type="float">
            <text:p>2924.7438601778</text:p>
          </table:table-cell>
        </table:table-row>
        <table:table-row table:style-name="ro1">
          <table:table-cell office:value-type="float" office:value="2919.20036830829" calcext:value-type="float">
            <text:p>2919.2003683083</text:p>
          </table:table-cell>
        </table:table-row>
        <table:table-row table:style-name="ro1">
          <table:table-cell office:value-type="float" office:value="2919.25504587117" calcext:value-type="float">
            <text:p>2919.2550458712</text:p>
          </table:table-cell>
        </table:table-row>
        <table:table-row table:style-name="ro1">
          <table:table-cell office:value-type="float" office:value="2918.37172587491" calcext:value-type="float">
            <text:p>2918.3717258749</text:p>
          </table:table-cell>
        </table:table-row>
        <table:table-row table:style-name="ro1">
          <table:table-cell office:value-type="float" office:value="2920.57714344009" calcext:value-type="float">
            <text:p>2920.5771434401</text:p>
          </table:table-cell>
        </table:table-row>
        <table:table-row table:style-name="ro1">
          <table:table-cell office:value-type="float" office:value="2922.11528051345" calcext:value-type="float">
            <text:p>2922.1152805135</text:p>
          </table:table-cell>
        </table:table-row>
        <table:table-row table:style-name="ro1">
          <table:table-cell office:value-type="float" office:value="2920.31305701124" calcext:value-type="float">
            <text:p>2920.3130570112</text:p>
          </table:table-cell>
        </table:table-row>
        <table:table-row table:style-name="ro1">
          <table:table-cell office:value-type="float" office:value="2896.10876944548" calcext:value-type="float">
            <text:p>2896.1087694455</text:p>
          </table:table-cell>
        </table:table-row>
        <table:table-row table:style-name="ro1">
          <table:table-cell office:value-type="float" office:value="2895.11600446388" calcext:value-type="float">
            <text:p>2895.1160044639</text:p>
          </table:table-cell>
        </table:table-row>
        <table:table-row table:style-name="ro1">
          <table:table-cell office:value-type="float" office:value="2882.70630937451" calcext:value-type="float">
            <text:p>2882.7063093745</text:p>
          </table:table-cell>
        </table:table-row>
        <table:table-row table:style-name="ro1">
          <table:table-cell office:value-type="float" office:value="2889.93657334077" calcext:value-type="float">
            <text:p>2889.9365733408</text:p>
          </table:table-cell>
        </table:table-row>
        <table:table-row table:style-name="ro1">
          <table:table-cell office:value-type="float" office:value="2888.50422385985" calcext:value-type="float">
            <text:p>2888.5042238599</text:p>
          </table:table-cell>
        </table:table-row>
        <table:table-row table:style-name="ro1">
          <table:table-cell office:value-type="float" office:value="2875.57001296447" calcext:value-type="float">
            <text:p>2875.5700129645</text:p>
          </table:table-cell>
        </table:table-row>
        <table:table-row table:style-name="ro1">
          <table:table-cell office:value-type="float" office:value="2869.37249084868" calcext:value-type="float">
            <text:p>2869.3724908487</text:p>
          </table:table-cell>
        </table:table-row>
        <table:table-row table:style-name="ro1">
          <table:table-cell office:value-type="float" office:value="2866.40917180151" calcext:value-type="float">
            <text:p>2866.4091718015</text:p>
          </table:table-cell>
        </table:table-row>
        <table:table-row table:style-name="ro1">
          <table:table-cell office:value-type="float" office:value="2868.19496130908" calcext:value-type="float">
            <text:p>2868.1949613091</text:p>
          </table:table-cell>
        </table:table-row>
        <table:table-row table:style-name="ro1">
          <table:table-cell office:value-type="float" office:value="2866.9349792385" calcext:value-type="float">
            <text:p>2866.9349792385</text:p>
          </table:table-cell>
        </table:table-row>
        <table:table-row table:style-name="ro1">
          <table:table-cell office:value-type="float" office:value="2864.91528917084" calcext:value-type="float">
            <text:p>2864.9152891708</text:p>
          </table:table-cell>
        </table:table-row>
        <table:table-row table:style-name="ro1">
          <table:table-cell office:value-type="float" office:value="2865.16754347491" calcext:value-type="float">
            <text:p>2865.1675434749</text:p>
          </table:table-cell>
        </table:table-row>
        <table:table-row table:style-name="ro1">
          <table:table-cell office:value-type="float" office:value="2862.87312147012" calcext:value-type="float">
            <text:p>2862.8731214701</text:p>
          </table:table-cell>
        </table:table-row>
        <table:table-row table:style-name="ro1">
          <table:table-cell office:value-type="float" office:value="2861.93680411845" calcext:value-type="float">
            <text:p>2861.9368041185</text:p>
          </table:table-cell>
        </table:table-row>
        <table:table-row table:style-name="ro1">
          <table:table-cell office:value-type="float" office:value="2858.91193909013" calcext:value-type="float">
            <text:p>2858.9119390901</text:p>
          </table:table-cell>
        </table:table-row>
        <table:table-row table:style-name="ro1">
          <table:table-cell office:value-type="float" office:value="2847.63845071906" calcext:value-type="float">
            <text:p>2847.6384507191</text:p>
          </table:table-cell>
        </table:table-row>
        <table:table-row table:style-name="ro1">
          <table:table-cell office:value-type="float" office:value="2840.72718840432" calcext:value-type="float">
            <text:p>2840.7271884043</text:p>
          </table:table-cell>
        </table:table-row>
        <table:table-row table:style-name="ro1">
          <table:table-cell office:value-type="float" office:value="2830.57821006998" calcext:value-type="float">
            <text:p>2830.57821007</text:p>
          </table:table-cell>
        </table:table-row>
        <table:table-row table:style-name="ro1">
          <table:table-cell office:value-type="float" office:value="2830.09192064344" calcext:value-type="float">
            <text:p>2830.0919206435</text:p>
          </table:table-cell>
        </table:table-row>
        <table:table-row table:style-name="ro1">
          <table:table-cell office:value-type="float" office:value="2826.66460619332" calcext:value-type="float">
            <text:p>2826.6646061933</text:p>
          </table:table-cell>
        </table:table-row>
        <table:table-row table:style-name="ro1">
          <table:table-cell office:value-type="float" office:value="2823.66209497362" calcext:value-type="float">
            <text:p>2823.6620949736</text:p>
          </table:table-cell>
        </table:table-row>
        <table:table-row table:style-name="ro1">
          <table:table-cell office:value-type="float" office:value="2825.60523499361" calcext:value-type="float">
            <text:p>2825.6052349936</text:p>
          </table:table-cell>
        </table:table-row>
        <table:table-row table:style-name="ro1">
          <table:table-cell office:value-type="float" office:value="2820.15850229648" calcext:value-type="float">
            <text:p>2820.1585022965</text:p>
          </table:table-cell>
        </table:table-row>
        <table:table-row table:style-name="ro1">
          <table:table-cell office:value-type="float" office:value="2812.0866164249" calcext:value-type="float">
            <text:p>2812.0866164249</text:p>
          </table:table-cell>
        </table:table-row>
        <table:table-row table:style-name="ro1">
          <table:table-cell office:value-type="float" office:value="2816.16119461866" calcext:value-type="float">
            <text:p>2816.1611946187</text:p>
          </table:table-cell>
        </table:table-row>
        <table:table-row table:style-name="ro1">
          <table:table-cell office:value-type="float" office:value="2809.37274379817" calcext:value-type="float">
            <text:p>2809.3727437982</text:p>
          </table:table-cell>
        </table:table-row>
        <table:table-row table:style-name="ro1">
          <table:table-cell office:value-type="float" office:value="2796.89659331339" calcext:value-type="float">
            <text:p>2796.8965933134</text:p>
          </table:table-cell>
        </table:table-row>
        <table:table-row table:style-name="ro1">
          <table:table-cell office:value-type="float" office:value="2801.09403005973" calcext:value-type="float">
            <text:p>2801.0940300597</text:p>
          </table:table-cell>
        </table:table-row>
        <table:table-row table:style-name="ro1">
          <table:table-cell office:value-type="float" office:value="2793.07269448728" calcext:value-type="float">
            <text:p>2793.0726944873</text:p>
          </table:table-cell>
        </table:table-row>
        <table:table-row table:style-name="ro1">
          <table:table-cell office:value-type="float" office:value="2788.70633968143" calcext:value-type="float">
            <text:p>2788.7063396814</text:p>
          </table:table-cell>
        </table:table-row>
        <table:table-row table:style-name="ro1">
          <table:table-cell office:value-type="float" office:value="2766.71912560828" calcext:value-type="float">
            <text:p>2766.7191256083</text:p>
          </table:table-cell>
        </table:table-row>
        <table:table-row table:style-name="ro1">
          <table:table-cell office:value-type="float" office:value="2757.63975388329" calcext:value-type="float">
            <text:p>2757.6397538833</text:p>
          </table:table-cell>
        </table:table-row>
        <table:table-row table:style-name="ro1">
          <table:table-cell office:value-type="float" office:value="2751.43864031872" calcext:value-type="float">
            <text:p>2751.4386403187</text:p>
          </table:table-cell>
        </table:table-row>
        <table:table-row table:style-name="ro1">
          <table:table-cell office:value-type="float" office:value="2746.68897116243" calcext:value-type="float">
            <text:p>2746.6889711624</text:p>
          </table:table-cell>
        </table:table-row>
        <table:table-row table:style-name="ro1">
          <table:table-cell office:value-type="float" office:value="2740.13531782532" calcext:value-type="float">
            <text:p>2740.1353178253</text:p>
          </table:table-cell>
        </table:table-row>
        <table:table-row table:style-name="ro1">
          <table:table-cell office:value-type="float" office:value="2683.40800962121" calcext:value-type="float">
            <text:p>2683.4080096212</text:p>
          </table:table-cell>
        </table:table-row>
        <table:table-row table:style-name="ro1">
          <table:table-cell office:value-type="float" office:value="2688.30707773509" calcext:value-type="float">
            <text:p>2688.3070777351</text:p>
          </table:table-cell>
        </table:table-row>
        <table:table-row table:style-name="ro1">
          <table:table-cell office:value-type="float" office:value="2691.29801934418" calcext:value-type="float">
            <text:p>2691.2980193442</text:p>
          </table:table-cell>
        </table:table-row>
        <table:table-row table:style-name="ro1">
          <table:table-cell office:value-type="float" office:value="2688.97387369921" calcext:value-type="float">
            <text:p>2688.9738736992</text:p>
          </table:table-cell>
        </table:table-row>
        <table:table-row table:style-name="ro1">
          <table:table-cell office:value-type="float" office:value="2682.62131632972" calcext:value-type="float">
            <text:p>2682.6213163297</text:p>
          </table:table-cell>
        </table:table-row>
        <table:table-row table:style-name="ro1">
          <table:table-cell office:value-type="float" office:value="2673.87361609879" calcext:value-type="float">
            <text:p>2673.8736160988</text:p>
          </table:table-cell>
        </table:table-row>
        <table:table-row table:style-name="ro1">
          <table:table-cell office:value-type="float" office:value="2736.97544712322" calcext:value-type="float">
            <text:p>2736.9754471232</text:p>
          </table:table-cell>
        </table:table-row>
        <table:table-row table:style-name="ro1">
          <table:table-cell office:value-type="float" office:value="2730.15254052728" calcext:value-type="float">
            <text:p>2730.1525405273</text:p>
          </table:table-cell>
        </table:table-row>
        <table:table-row table:style-name="ro1">
          <table:table-cell office:value-type="float" office:value="2721.3035527887" calcext:value-type="float">
            <text:p>2721.3035527887</text:p>
          </table:table-cell>
        </table:table-row>
        <table:table-row table:style-name="ro1">
          <table:table-cell office:value-type="float" office:value="2706.12946416799" calcext:value-type="float">
            <text:p>2706.129464168</text:p>
          </table:table-cell>
        </table:table-row>
        <table:table-row table:style-name="ro1">
          <table:table-cell office:value-type="float" office:value="2678.3323180482" calcext:value-type="float">
            <text:p>2678.3323180482</text:p>
          </table:table-cell>
        </table:table-row>
        <table:table-row table:style-name="ro1">
          <table:table-cell office:value-type="float" office:value="2671.27719484092" calcext:value-type="float">
            <text:p>2671.2771948409</text:p>
          </table:table-cell>
        </table:table-row>
        <table:table-row table:style-name="ro1">
          <table:table-cell office:value-type="float" office:value="2645.42046529273" calcext:value-type="float">
            <text:p>2645.4204652927</text:p>
          </table:table-cell>
        </table:table-row>
        <table:table-row table:style-name="ro1">
          <table:table-cell office:value-type="float" office:value="2639.58354659809" calcext:value-type="float">
            <text:p>2639.5835465981</text:p>
          </table:table-cell>
        </table:table-row>
        <table:table-row table:style-name="ro1">
          <table:table-cell office:value-type="float" office:value="2631.945172218" calcext:value-type="float">
            <text:p>2631.945172218</text:p>
          </table:table-cell>
        </table:table-row>
        <table:table-row table:style-name="ro1">
          <table:table-cell office:value-type="float" office:value="2623.83725101968" calcext:value-type="float">
            <text:p>2623.8372510197</text:p>
          </table:table-cell>
        </table:table-row>
        <table:table-row table:style-name="ro1">
          <table:table-cell office:value-type="float" office:value="2614.55784596213" calcext:value-type="float">
            <text:p>2614.5578459621</text:p>
          </table:table-cell>
        </table:table-row>
        <table:table-row table:style-name="ro1">
          <table:table-cell office:value-type="float" office:value="2610.17567281736" calcext:value-type="float">
            <text:p>2610.1756728174</text:p>
          </table:table-cell>
        </table:table-row>
        <table:table-row table:style-name="ro1">
          <table:table-cell office:value-type="float" office:value="2599.06025526465" calcext:value-type="float">
            <text:p>2599.0602552647</text:p>
          </table:table-cell>
        </table:table-row>
        <table:table-row table:style-name="ro1">
          <table:table-cell office:value-type="float" office:value="2634.80563140497" calcext:value-type="float">
            <text:p>2634.805631405</text:p>
          </table:table-cell>
        </table:table-row>
        <table:table-row table:style-name="ro1">
          <table:table-cell office:value-type="float" office:value="2627.63315586366" calcext:value-type="float">
            <text:p>2627.6331558637</text:p>
          </table:table-cell>
        </table:table-row>
        <table:table-row table:style-name="ro1">
          <table:table-cell office:value-type="float" office:value="2581.59161372337" calcext:value-type="float">
            <text:p>2581.5916137234</text:p>
          </table:table-cell>
        </table:table-row>
        <table:table-row table:style-name="ro1">
          <table:table-cell office:value-type="float" office:value="2573.17192601653" calcext:value-type="float">
            <text:p>2573.1719260165</text:p>
          </table:table-cell>
        </table:table-row>
        <table:table-row table:style-name="ro1">
          <table:table-cell office:value-type="float" office:value="2563.96994585467" calcext:value-type="float">
            <text:p>2563.9699458547</text:p>
          </table:table-cell>
        </table:table-row>
        <table:table-row table:style-name="ro1">
          <table:table-cell office:value-type="float" office:value="2566.8312307614" calcext:value-type="float">
            <text:p>2566.8312307614</text:p>
          </table:table-cell>
        </table:table-row>
        <table:table-row table:style-name="ro1">
          <table:table-cell office:value-type="float" office:value="2553.44710235371" calcext:value-type="float">
            <text:p>2553.4471023537</text:p>
          </table:table-cell>
        </table:table-row>
        <table:table-row table:style-name="ro1">
          <table:table-cell office:value-type="float" office:value="2548.37703864648" calcext:value-type="float">
            <text:p>2548.3770386465</text:p>
          </table:table-cell>
        </table:table-row>
        <table:table-row table:style-name="ro1">
          <table:table-cell office:value-type="float" office:value="2534.49881247058" calcext:value-type="float">
            <text:p>2534.4988124706</text:p>
          </table:table-cell>
        </table:table-row>
        <table:table-row table:style-name="ro1">
          <table:table-cell office:value-type="float" office:value="2520.83143111541" calcext:value-type="float">
            <text:p>2520.8314311154</text:p>
          </table:table-cell>
        </table:table-row>
        <table:table-row table:style-name="ro1">
          <table:table-cell office:value-type="float" office:value="2508.69637823711" calcext:value-type="float">
            <text:p>2508.6963782371</text:p>
          </table:table-cell>
        </table:table-row>
        <table:table-row table:style-name="ro1">
          <table:table-cell office:value-type="float" office:value="2492.67440398196" calcext:value-type="float">
            <text:p>2492.674403982</text:p>
          </table:table-cell>
        </table:table-row>
        <table:table-row table:style-name="ro1">
          <table:table-cell office:value-type="float" office:value="2473.04047639658" calcext:value-type="float">
            <text:p>2473.0404763966</text:p>
          </table:table-cell>
        </table:table-row>
        <table:table-row table:style-name="ro1">
          <table:table-cell office:value-type="float" office:value="2457.92194396305" calcext:value-type="float">
            <text:p>2457.9219439631</text:p>
          </table:table-cell>
        </table:table-row>
        <table:table-row table:style-name="ro1">
          <table:table-cell office:value-type="float" office:value="2422.11343538551" calcext:value-type="float">
            <text:p>2422.1134353855</text:p>
          </table:table-cell>
        </table:table-row>
        <table:table-row table:style-name="ro1">
          <table:table-cell office:value-type="float" office:value="2372.14393594706" calcext:value-type="float">
            <text:p>2372.1439359471</text:p>
          </table:table-cell>
        </table:table-row>
        <table:table-row table:style-name="ro1">
          <table:table-cell office:value-type="float" office:value="2368.84901495879" calcext:value-type="float">
            <text:p>2368.8490149588</text:p>
          </table:table-cell>
        </table:table-row>
        <table:table-row table:style-name="ro1">
          <table:table-cell office:value-type="float" office:value="2356.97537253503" calcext:value-type="float">
            <text:p>2356.975372535</text:p>
          </table:table-cell>
        </table:table-row>
        <table:table-row table:style-name="ro1">
          <table:table-cell office:value-type="float" office:value="2353.58948530676" calcext:value-type="float">
            <text:p>2353.5894853068</text:p>
          </table:table-cell>
        </table:table-row>
        <table:table-row table:style-name="ro1">
          <table:table-cell office:value-type="float" office:value="2329.81430198964" calcext:value-type="float">
            <text:p>2329.8143019897</text:p>
          </table:table-cell>
        </table:table-row>
        <table:table-row table:style-name="ro1">
          <table:table-cell office:value-type="float" office:value="2316.73973315824" calcext:value-type="float">
            <text:p>2316.7397331583</text:p>
          </table:table-cell>
        </table:table-row>
        <table:table-row table:style-name="ro1">
          <table:table-cell office:value-type="float" office:value="2312.85470735525" calcext:value-type="float">
            <text:p>2312.8547073553</text:p>
          </table:table-cell>
        </table:table-row>
        <table:table-row table:style-name="ro1">
          <table:table-cell office:value-type="float" office:value="2297.79257167906" calcext:value-type="float">
            <text:p>2297.7925716791</text:p>
          </table:table-cell>
        </table:table-row>
        <table:table-row table:style-name="ro1">
          <table:table-cell office:value-type="float" office:value="2280.13655842092" calcext:value-type="float">
            <text:p>2280.1365584209</text:p>
          </table:table-cell>
        </table:table-row>
        <table:table-row table:style-name="ro1">
          <table:table-cell office:value-type="float" office:value="2254.62682264149" calcext:value-type="float">
            <text:p>2254.6268226415</text:p>
          </table:table-cell>
        </table:table-row>
        <table:table-row table:style-name="ro1">
          <table:table-cell office:value-type="float" office:value="2214.17850001719" calcext:value-type="float">
            <text:p>2214.1785000172</text:p>
          </table:table-cell>
        </table:table-row>
        <table:table-row table:style-name="ro1">
          <table:table-cell office:value-type="float" office:value="2199.2320587313" calcext:value-type="float">
            <text:p>2199.2320587313</text:p>
          </table:table-cell>
        </table:table-row>
        <table:table-row table:style-name="ro1">
          <table:table-cell office:value-type="float" office:value="2183.98769646061" calcext:value-type="float">
            <text:p>2183.9876964606</text:p>
          </table:table-cell>
        </table:table-row>
        <table:table-row table:style-name="ro1">
          <table:table-cell office:value-type="float" office:value="2169.03311467149" calcext:value-type="float">
            <text:p>2169.0331146715</text:p>
          </table:table-cell>
        </table:table-row>
        <table:table-row table:style-name="ro1">
          <table:table-cell office:value-type="float" office:value="2135.34519526086" calcext:value-type="float">
            <text:p>2135.3451952609</text:p>
          </table:table-cell>
        </table:table-row>
        <table:table-row table:style-name="ro1">
          <table:table-cell office:value-type="float" office:value="2091.17110454276" calcext:value-type="float">
            <text:p>2091.1711045428</text:p>
          </table:table-cell>
        </table:table-row>
        <table:table-row table:style-name="ro1">
          <table:table-cell office:value-type="float" office:value="2069.99877071465" calcext:value-type="float">
            <text:p>2069.9987707147</text:p>
          </table:table-cell>
        </table:table-row>
        <table:table-row table:style-name="ro1">
          <table:table-cell office:value-type="float" office:value="2061.04432152814" calcext:value-type="float">
            <text:p>2061.0443215281</text:p>
          </table:table-cell>
        </table:table-row>
        <table:table-row table:style-name="ro1">
          <table:table-cell office:value-type="float" office:value="2025.77352134899" calcext:value-type="float">
            <text:p>2025.773521349</text:p>
          </table:table-cell>
        </table:table-row>
        <table:table-row table:style-name="ro1">
          <table:table-cell office:value-type="float" office:value="2011.75399548334" calcext:value-type="float">
            <text:p>2011.7539954833</text:p>
          </table:table-cell>
        </table:table-row>
        <table:table-row table:style-name="ro1">
          <table:table-cell office:value-type="float" office:value="1989.05975048561" calcext:value-type="float">
            <text:p>1989.0597504856</text:p>
          </table:table-cell>
        </table:table-row>
        <table:table-row table:style-name="ro1">
          <table:table-cell office:value-type="float" office:value="1988.18718048811" calcext:value-type="float">
            <text:p>1988.1871804881</text:p>
          </table:table-cell>
        </table:table-row>
        <table:table-row table:style-name="ro1">
          <table:table-cell office:value-type="float" office:value="1970.2808221588" calcext:value-type="float">
            <text:p>1970.2808221588</text:p>
          </table:table-cell>
        </table:table-row>
        <table:table-row table:style-name="ro1">
          <table:table-cell office:value-type="float" office:value="1958.52126053025" calcext:value-type="float">
            <text:p>1958.5212605303</text:p>
          </table:table-cell>
        </table:table-row>
        <table:table-row table:style-name="ro1">
          <table:table-cell office:value-type="float" office:value="1941.09015031907" calcext:value-type="float">
            <text:p>1941.0901503191</text:p>
          </table:table-cell>
        </table:table-row>
        <table:table-row table:style-name="ro1">
          <table:table-cell office:value-type="float" office:value="1928.72453115498" calcext:value-type="float">
            <text:p>1928.724531155</text:p>
          </table:table-cell>
        </table:table-row>
        <table:table-row table:style-name="ro1">
          <table:table-cell office:value-type="float" office:value="1904.606588675" calcext:value-type="float">
            <text:p>1904.606588675</text:p>
          </table:table-cell>
        </table:table-row>
        <table:table-row table:style-name="ro1">
          <table:table-cell office:value-type="float" office:value="1883.19742126004" calcext:value-type="float">
            <text:p>1883.19742126</text:p>
          </table:table-cell>
        </table:table-row>
        <table:table-row table:style-name="ro1">
          <table:table-cell office:value-type="float" office:value="1879.3147032591" calcext:value-type="float">
            <text:p>1879.3147032591</text:p>
          </table:table-cell>
        </table:table-row>
        <table:table-row table:style-name="ro1">
          <table:table-cell office:value-type="float" office:value="1837.34776575399" calcext:value-type="float">
            <text:p>1837.347765754</text:p>
          </table:table-cell>
        </table:table-row>
        <table:table-row table:style-name="ro1">
          <table:table-cell office:value-type="float" office:value="1801.2039360721" calcext:value-type="float">
            <text:p>1801.2039360721</text:p>
          </table:table-cell>
        </table:table-row>
        <table:table-row table:style-name="ro1">
          <table:table-cell office:value-type="float" office:value="1752.25701041801" calcext:value-type="float">
            <text:p>1752.257010418</text:p>
          </table:table-cell>
        </table:table-row>
        <table:table-row table:style-name="ro1">
          <table:table-cell office:value-type="float" office:value="1726.82798020728" calcext:value-type="float">
            <text:p>1726.8279802073</text:p>
          </table:table-cell>
        </table:table-row>
        <table:table-row table:style-name="ro1">
          <table:table-cell office:value-type="float" office:value="1692.86357210651" calcext:value-type="float">
            <text:p>1692.8635721065</text:p>
          </table:table-cell>
        </table:table-row>
        <table:table-row table:style-name="ro1">
          <table:table-cell office:value-type="float" office:value="1681.59308657378" calcext:value-type="float">
            <text:p>1681.5930865738</text:p>
          </table:table-cell>
        </table:table-row>
        <table:table-row table:style-name="ro1">
          <table:table-cell office:value-type="float" office:value="1646.92886140674" calcext:value-type="float">
            <text:p>1646.9288614067</text:p>
          </table:table-cell>
        </table:table-row>
        <table:table-row table:style-name="ro1">
          <table:table-cell office:value-type="float" office:value="1626.2772627937" calcext:value-type="float">
            <text:p>1626.2772627937</text:p>
          </table:table-cell>
        </table:table-row>
        <table:table-row table:style-name="ro1">
          <table:table-cell office:value-type="float" office:value="1595.0000531139" calcext:value-type="float">
            <text:p>1595.0000531139</text:p>
          </table:table-cell>
        </table:table-row>
        <table:table-row table:style-name="ro1">
          <table:table-cell office:value-type="float" office:value="1569.95639950355" calcext:value-type="float">
            <text:p>1569.9563995036</text:p>
          </table:table-cell>
        </table:table-row>
        <table:table-row table:style-name="ro1">
          <table:table-cell office:value-type="float" office:value="1532.56572235052" calcext:value-type="float">
            <text:p>1532.5657223505</text:p>
          </table:table-cell>
        </table:table-row>
        <table:table-row table:style-name="ro1">
          <table:table-cell office:value-type="float" office:value="1511.48052536173" calcext:value-type="float">
            <text:p>1511.4805253617</text:p>
          </table:table-cell>
        </table:table-row>
        <table:table-row table:style-name="ro1">
          <table:table-cell office:value-type="float" office:value="1493.36854755802" calcext:value-type="float">
            <text:p>1493.368547558</text:p>
          </table:table-cell>
        </table:table-row>
        <table:table-row table:style-name="ro1">
          <table:table-cell office:value-type="float" office:value="1466.28768778405" calcext:value-type="float">
            <text:p>1466.2876877841</text:p>
          </table:table-cell>
        </table:table-row>
        <table:table-row table:style-name="ro1">
          <table:table-cell office:value-type="float" office:value="1438.01824759847" calcext:value-type="float">
            <text:p>1438.0182475985</text:p>
          </table:table-cell>
        </table:table-row>
        <table:table-row table:style-name="ro1">
          <table:table-cell office:value-type="float" office:value="1384.83350484838" calcext:value-type="float">
            <text:p>1384.8335048484</text:p>
          </table:table-cell>
        </table:table-row>
        <table:table-row table:style-name="ro1">
          <table:table-cell office:value-type="float" office:value="1359.75211781366" calcext:value-type="float">
            <text:p>1359.7521178137</text:p>
          </table:table-cell>
        </table:table-row>
        <table:table-row table:style-name="ro1">
          <table:table-cell office:value-type="float" office:value="1281.65735023897" calcext:value-type="float">
            <text:p>1281.657350239</text:p>
          </table:table-cell>
        </table:table-row>
        <table:table-row table:style-name="ro1">
          <table:table-cell office:value-type="float" office:value="1258.38285551608" calcext:value-type="float">
            <text:p>1258.3828555161</text:p>
          </table:table-cell>
        </table:table-row>
        <table:table-row table:style-name="ro1">
          <table:table-cell office:value-type="float" office:value="1213.71925533857" calcext:value-type="float">
            <text:p>1213.7192553386</text:p>
          </table:table-cell>
        </table:table-row>
        <table:table-row table:style-name="ro1">
          <table:table-cell office:value-type="float" office:value="1179.38267968721" calcext:value-type="float">
            <text:p>1179.3826796872</text:p>
          </table:table-cell>
        </table:table-row>
        <table:table-row table:style-name="ro1">
          <table:table-cell office:value-type="float" office:value="1140.5885580223" calcext:value-type="float">
            <text:p>1140.5885580223</text:p>
          </table:table-cell>
        </table:table-row>
        <table:table-row table:style-name="ro1">
          <table:table-cell office:value-type="float" office:value="1062.76354276849" calcext:value-type="float">
            <text:p>1062.7635427685</text:p>
          </table:table-cell>
        </table:table-row>
        <table:table-row table:style-name="ro1">
          <table:table-cell office:value-type="float" office:value="1014.44582649272" calcext:value-type="float">
            <text:p>1014.4458264927</text:p>
          </table:table-cell>
        </table:table-row>
        <table:table-row table:style-name="ro1">
          <table:table-cell office:value-type="float" office:value="962.656744832447" calcext:value-type="float">
            <text:p>962.6567448324</text:p>
          </table:table-cell>
        </table:table-row>
        <table:table-row table:style-name="ro1">
          <table:table-cell office:value-type="float" office:value="913.835130045592" calcext:value-type="float">
            <text:p>913.8351300456</text:p>
          </table:table-cell>
        </table:table-row>
        <table:table-row table:style-name="ro1">
          <table:table-cell office:value-type="float" office:value="862.005770187342" calcext:value-type="float">
            <text:p>862.0057701873</text:p>
          </table:table-cell>
        </table:table-row>
        <table:table-row table:style-name="ro1">
          <table:table-cell office:value-type="float" office:value="783.290602715427" calcext:value-type="float">
            <text:p>783.2906027154</text:p>
          </table:table-cell>
        </table:table-row>
        <table:table-row table:style-name="ro1">
          <table:table-cell office:value-type="float" office:value="713.853486946457" calcext:value-type="float">
            <text:p>713.8534869465</text:p>
          </table:table-cell>
        </table:table-row>
        <table:table-row table:style-name="ro1">
          <table:table-cell office:value-type="float" office:value="654.698479081056" calcext:value-type="float">
            <text:p>654.6984790811</text:p>
          </table:table-cell>
        </table:table-row>
        <table:table-row table:style-name="ro1">
          <table:table-cell office:value-type="float" office:value="579.665390769578" calcext:value-type="float">
            <text:p>579.6653907696</text:p>
          </table:table-cell>
        </table:table-row>
        <table:table-row table:style-name="ro1">
          <table:table-cell office:value-type="float" office:value="517.160252408638" calcext:value-type="float">
            <text:p>517.1602524086</text:p>
          </table:table-cell>
        </table:table-row>
        <table:table-row table:style-name="ro1">
          <table:table-cell office:value-type="float" office:value="524.821806004859" calcext:value-type="float">
            <text:p>524.8218060049</text:p>
          </table:table-cell>
        </table:table-row>
        <table:table-row table:style-name="ro1">
          <table:table-cell office:value-type="float" office:value="442.272696252902" calcext:value-type="float">
            <text:p>442.2726962529</text:p>
          </table:table-cell>
        </table:table-row>
      </table:table>
      <table:named-expressions/>
      <table:database-ranges>
        <table:database-range table:name="__Anonymous_Sheet_DB__0" table:target-range-address="xgb_val.A1:xgb_val.U7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6:21:42.149911501</dc:date>
    <meta:editing-duration>P1DT1H28M8S</meta:editing-duration>
    <meta:editing-cycles>7</meta:editing-cycles>
    <meta:generator>LibreOffice/5.1.6.2$Linux_X86_64 LibreOffice_project/10m0$Build-2</meta:generator>
    <meta:document-statistic meta:table-count="2" meta:cell-count="156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822cm" svg:height="15.619cm" xlink:href=".." xlink:type="simple" chart:class="chart:line" chart:style-name="ch1">
        <chart:legend chart:legend-position="end" svg:x="33.155cm" svg:y="7.51cm" style:legend-expansion="high" chart:style-name="ch2"/>
        <chart:plot-area chart:style-name="ch3" table:cell-range-address="Sheet2.A1:Sheet2.A784" chart:data-source-has-labels="row" svg:x="0.716cm" svg:y="0.312cm" svg:width="31.723cm" svg:height="14.995cm">
          <chartooo:coordinate-region svg:x="1.708cm" svg:y="0.433cm" svg:width="30.731cm" svg:height="13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784" chart:label-cell-address="Sheet2.A1:Sheet2.A1" chart:class="chart:line">
            <chart:data-point chart:repeated="7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sum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908155111596">
                <text:p>0.26908155111596</text:p>
                <draw:g>
                  <svg:desc>Sheet2.A2:Sheet2.A7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6830399691477">
                <text:p>11.6830399691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217286630068">
                <text:p>13.621728663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127872327927">
                <text:p>14.127872327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403658467252">
                <text:p>18.2403658467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3742402118072">
                <text:p>24.3742402118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8765663088485">
                <text:p>21.8765663088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597255292907">
                <text:p>22.3597255292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1036343146488">
                <text:p>25.103634314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0924108250532">
                <text:p>24.0924108250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110722428693">
                <text:p>25.110722428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5156697535701">
                <text:p>26.5156697535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8254748046771">
                <text:p>26.8254748046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2153638079576">
                <text:p>28.2153638079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9716933598183">
                <text:p>27.9716933598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7089598934538">
                <text:p>53.7089598934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1064067479782">
                <text:p>59.1064067479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2766306768521">
                <text:p>60.2766306768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9515151355182">
                <text:p>60.9515151355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5774877207121">
                <text:p>60.5774877207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2127469658269">
                <text:p>61.2127469658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051648539172">
                <text:p>61.051648539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2368940214021">
                <text:p>61.2368940214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385468021906">
                <text:p>61.385468021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1777864191239">
                <text:p>63.1777864191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.7594397101109">
                <text:p>62.7594397101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.7895640957658">
                <text:p>62.7895640957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5683346821088">
                <text:p>62.5683346821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8040917507116">
                <text:p>60.8040917507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5237967995112">
                <text:p>61.5237967995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81859331401">
                <text:p>61.581859331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834989683633">
                <text:p>58.9834989683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9854113200959">
                <text:p>56.9854113200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9928723417851">
                <text:p>54.9928723417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022531926143">
                <text:p>51.4022531926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.9567651999974">
                <text:p>49.9567651999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4010793975065">
                <text:p>44.4010793975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8413471955387">
                <text:p>46.8413471955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.2396242971322">
                <text:p>96.2396242971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.8839918263047">
                <text:p>95.8839918263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.787361741753">
                <text:p>137.787361741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.88934808996">
                <text:p>128.88934808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.79311656961">
                <text:p>157.79311656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.684098732655">
                <text:p>156.684098732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.546495031796">
                <text:p>190.546495031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7.380109029997">
                <text:p>187.38010902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.046544674453">
                <text:p>200.046544674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.466297097572">
                <text:p>217.466297097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8.598443658419">
                <text:p>238.598443658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.065854803598">
                <text:p>245.065854803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.037058313084">
                <text:p>265.037058313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8.844913902492">
                <text:p>258.844913902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1.722444367842">
                <text:p>261.722444367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.326983722884">
                <text:p>266.326983722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3.286685682971">
                <text:p>263.28668568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9.623078361554">
                <text:p>279.6230783615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2.669800742017">
                <text:p>272.669800742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2.828623995567">
                <text:p>282.828623995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.886272094075">
                <text:p>290.886272094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.471467218264">
                <text:p>305.471467218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.452823573404">
                <text:p>315.452823573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5.68037229277">
                <text:p>325.68037229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.021814262343">
                <text:p>345.021814262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4.099588549377">
                <text:p>364.099588549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4.982422868158">
                <text:p>374.982422868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.909562591889">
                <text:p>384.909562591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4.471703472682">
                <text:p>394.471703472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7.468635781279">
                <text:p>407.4686357812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6.76805566492">
                <text:p>416.76805566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7.58436969924">
                <text:p>427.58436969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8.944617375522">
                <text:p>438.944617375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.933573295702">
                <text:p>434.933573295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.106959240143">
                <text:p>445.106959240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.708711544953">
                <text:p>459.708711544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1.905845922367">
                <text:p>471.905845922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8.918129161184">
                <text:p>468.9181291611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7.082584081644">
                <text:p>477.082584081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.472903491005">
                <text:p>491.472903491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9.113855190943">
                <text:p>499.1138551909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9.423039367455">
                <text:p>509.423039367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8.628928210956">
                <text:p>518.628928210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9.903095873536">
                <text:p>519.903095873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1.335098909007">
                <text:p>521.335098909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2.054701557623">
                <text:p>522.054701557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3.02395915281">
                <text:p>533.02395915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0.407590676844">
                <text:p>540.407590676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7.872920147255">
                <text:p>527.872920147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0.88642933133">
                <text:p>530.88642933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1.985448798975">
                <text:p>541.9854487989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6.154821890166">
                <text:p>536.154821890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6.458138410526">
                <text:p>546.458138410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8.496555775008">
                <text:p>558.496555775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9.691780780698">
                <text:p>569.6917807806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2.12141064934">
                <text:p>582.121410649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1.517456830011">
                <text:p>591.517456830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1.61594736967">
                <text:p>601.61594736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1.238658087689">
                <text:p>611.238658087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2.636503859691">
                <text:p>602.6365038596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9.636309200232">
                <text:p>619.6363092002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9.003479641299">
                <text:p>629.003479641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0.78692553065">
                <text:p>660.78692553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2.154276213378">
                <text:p>672.1542762133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1.764106721647">
                <text:p>681.764106721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9.943244737117">
                <text:p>679.943244737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3.959350618778">
                <text:p>683.959350618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6.894251298124">
                <text:p>706.894251298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9.17580461926">
                <text:p>719.17580461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8.093470871479">
                <text:p>728.0934708714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1.600776273527">
                <text:p>731.6007762735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2.103720035604">
                <text:p>742.103720035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8.09983839384">
                <text:p>748.099838393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53.134024490402">
                <text:p>753.1340244904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9.25396631662">
                <text:p>759.253966316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0.839855508315">
                <text:p>760.8398555083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3.083629111696">
                <text:p>763.083629111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9.278467338737">
                <text:p>769.2784673387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0.640364912047">
                <text:p>790.640364912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1.380744654245">
                <text:p>801.380744654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7.066671677017">
                <text:p>807.066671677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5.37673386232">
                <text:p>815.376733862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5.970764953773">
                <text:p>825.970764953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8.551718471178">
                <text:p>838.5517184711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7.307383267598">
                <text:p>847.3073832675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0.789979904524">
                <text:p>860.7899799045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0.943820344233">
                <text:p>870.9438203442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7.158767010984">
                <text:p>877.1587670109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2.856947761928">
                <text:p>882.8569477619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3.881723938749">
                <text:p>893.8817239387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1.875078643099">
                <text:p>911.875078643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0.259680295347">
                <text:p>930.2596802953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8.130772705229">
                <text:p>938.1307727052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6.698591888614">
                <text:p>946.6985918886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53.916588604518">
                <text:p>953.9165886045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2.523638121369">
                <text:p>962.5236381213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4.399586017723">
                <text:p>964.3995860177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8.649864622194">
                <text:p>968.6498646221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8.796719639264">
                <text:p>978.796719639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4.690642923563">
                <text:p>994.690642923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5.05764464963">
                <text:p>1005.057644649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3.5568274882">
                <text:p>1013.5568274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19.99485007971">
                <text:p>1019.99485007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2.62684623042">
                <text:p>1042.62684623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3.78349244361">
                <text:p>1043.783492443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3.91727698837">
                <text:p>1043.91727698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53.42405109257">
                <text:p>1053.424051092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94.15899496657">
                <text:p>1094.158994966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3.87348418239">
                <text:p>1083.873484182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92.10430430782">
                <text:p>1092.104304307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95.03166903027">
                <text:p>1095.031669030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04.78483044988">
                <text:p>1104.78483044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11.49059406462">
                <text:p>1111.490594064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15.04354561191">
                <text:p>1115.04354561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6.91446291137">
                <text:p>1116.914462911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4.43161049831">
                <text:p>1124.431610498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1.77666232084">
                <text:p>1131.77666232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0.55031886413">
                <text:p>1140.550318864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6.95085490677">
                <text:p>1146.950854906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2.81933221554">
                <text:p>1152.81933221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6.4044381201">
                <text:p>1126.40443812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4.21862673287">
                <text:p>1134.218626732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0.9955261256">
                <text:p>1140.99552612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46.10490631585">
                <text:p>1146.10490631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46.30570390752">
                <text:p>1146.30570390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47.40860265481">
                <text:p>1147.40860265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4.0768727328">
                <text:p>1154.07687273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88.57041929856">
                <text:p>1188.570419298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90.89688887069">
                <text:p>1190.896888870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9.75228821646">
                <text:p>1199.752288216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9.56549742938">
                <text:p>1199.565497429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05.54671898806">
                <text:p>1205.546718988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1.91290984714">
                <text:p>1211.912909847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5.46891969555">
                <text:p>1215.468919695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19.91094686726">
                <text:p>1219.910946867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4.35806343518">
                <text:p>1224.358063435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25.67763394148">
                <text:p>1225.67763394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25.77619795837">
                <text:p>1225.776197958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2.39425125956">
                <text:p>1232.394251259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8.21089165139">
                <text:p>1238.210891651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45.53627345042">
                <text:p>1245.53627345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2.88271643256">
                <text:p>1252.88271643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61.10426811462">
                <text:p>1261.10426811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65.38520046822">
                <text:p>1265.38520046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0.18466314415">
                <text:p>1270.184663144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78.15505688542">
                <text:p>1278.15505688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82.8768361613">
                <text:p>1282.87683616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87.41054127785">
                <text:p>1287.41054127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92.41209654025">
                <text:p>1292.412096540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92.41819953515">
                <text:p>1292.418199535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3.90678988685">
                <text:p>1283.906789886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8.06132604628">
                <text:p>1288.061326046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84.29416642317">
                <text:p>1284.29416642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95.86396232758">
                <text:p>1295.863962327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96.23399135646">
                <text:p>1296.233991356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1.30933338959">
                <text:p>1301.309333389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07.29463447891">
                <text:p>1307.294634478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25.33283517718">
                <text:p>1325.332835177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32.97946780879">
                <text:p>1332.979467808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41.53040840568">
                <text:p>1341.530408405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46.76016679908">
                <text:p>1346.760166799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52.23959716329">
                <text:p>1352.239597163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64.64774440801">
                <text:p>1364.647744408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72.41611193417">
                <text:p>1372.416111934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73.02149073038">
                <text:p>1373.021490730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74.40352214591">
                <text:p>1374.403522145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78.27697937134">
                <text:p>1378.276979371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84.27696734331">
                <text:p>1384.276967343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92.67687681625">
                <text:p>1392.67687681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3.89307252446">
                <text:p>1403.893072524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07.1357525033">
                <text:p>1407.13575250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7.62369989696">
                <text:p>1417.62369989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20.19900790677">
                <text:p>1420.199007906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22.81449775393">
                <text:p>1422.814497753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27.52903346153">
                <text:p>1427.529033461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29.17290008892">
                <text:p>1429.172900088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34.6469150816">
                <text:p>1434.6469150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43.98607660646">
                <text:p>1443.986076606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57.40534870416">
                <text:p>1457.405348704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8.98633040231">
                <text:p>1478.986330402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1.68647141198">
                <text:p>1481.686471411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83.18577236174">
                <text:p>1483.185772361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86.99763418583">
                <text:p>1486.997634185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91.25153063209">
                <text:p>1491.251530632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96.73434201586">
                <text:p>1496.734342015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3.19480042326">
                <text:p>1503.194800423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09.21346743991">
                <text:p>1509.21346743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15.09097613534">
                <text:p>1515.090976135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19.33098235731">
                <text:p>1519.330982357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24.59253097531">
                <text:p>1524.59253097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8.61275587446">
                <text:p>1528.612755874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30.0160622196">
                <text:p>1530.01606221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50.81017437772">
                <text:p>1550.810174377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65.23430651605">
                <text:p>1565.234306516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69.19974524177">
                <text:p>1569.199745241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4.45233420568">
                <text:p>1574.45233420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7.53851643207">
                <text:p>1577.538516432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87.85268017754">
                <text:p>1587.852680177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04.31833854134">
                <text:p>1604.31833854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09.13046648274">
                <text:p>1609.130466482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13.5525849329">
                <text:p>1613.55258493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17.09303660314">
                <text:p>1617.093036603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17.95840064647">
                <text:p>1617.958400646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20.80591687709">
                <text:p>1620.805916877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20.3450272987">
                <text:p>1620.34502729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25.17217398079">
                <text:p>1625.172173980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6.67646323457">
                <text:p>1626.676463234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30.29347098742">
                <text:p>1630.293470987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31.43287942368">
                <text:p>1631.432879423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32.10836074907">
                <text:p>1632.108360749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34.2622854805">
                <text:p>1634.26228548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37.25477296598">
                <text:p>1637.25477296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36.96506124184">
                <text:p>1636.965061241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39.62060437293">
                <text:p>1639.620604372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34.85343745576">
                <text:p>1634.853437455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45.93288139541">
                <text:p>1645.932881395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47.7525204989">
                <text:p>1647.75252049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49.93559192591">
                <text:p>1649.935591925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1.05791426749">
                <text:p>1651.057914267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1.0759025895">
                <text:p>1651.07590258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1.36927366147">
                <text:p>1651.369273661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4.82418271488">
                <text:p>1654.824182714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4.06981189656">
                <text:p>1654.069811896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7.42119720629">
                <text:p>1657.421197206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8.83379780701">
                <text:p>1658.833797807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60.40612335535">
                <text:p>1660.406123355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60.31237411696">
                <text:p>1660.312374116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61.81363586229">
                <text:p>1661.813635862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61.65963242919">
                <text:p>1661.65963242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74.08960494397">
                <text:p>1674.089604943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75.16139079777">
                <text:p>1675.161390797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80.1400215164">
                <text:p>1680.14002151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81.58044471247">
                <text:p>1681.580444712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83.77608326637">
                <text:p>1683.776083266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4.33056245267">
                <text:p>1684.330562452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4.99450731162">
                <text:p>1684.994507311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84.95636336356">
                <text:p>1684.956363363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85.60648883767">
                <text:p>1685.606488837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88.66579323">
                <text:p>1688.665793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91.56585643787">
                <text:p>1691.565856437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91.56609058686">
                <text:p>1691.566090586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93.46262608019">
                <text:p>1693.462626080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94.40199695847">
                <text:p>1694.401996958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96.14461203254">
                <text:p>1696.144612032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3.79841817681">
                <text:p>1713.798418176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4.96544958813">
                <text:p>1714.965449588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16.41438254239">
                <text:p>1716.414382542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17.6562278233">
                <text:p>1717.65622782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8.50942730606">
                <text:p>1718.509427306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8.76972735861">
                <text:p>1718.769727358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21.36098490967">
                <text:p>1721.360984909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33.01962072144">
                <text:p>1733.019620721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34.76348550403">
                <text:p>1734.763485504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34.49895277291">
                <text:p>1734.498952772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35.48631712841">
                <text:p>1735.486317128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31.03134520253">
                <text:p>1731.031345202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31.93051236853">
                <text:p>1731.930512368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33.35200828024">
                <text:p>1733.35200828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35.25502516253">
                <text:p>1735.255025162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35.38508465806">
                <text:p>1735.385084658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35.69725030334">
                <text:p>1735.697250303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36.68047696846">
                <text:p>1736.680476968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38.28319052095">
                <text:p>1738.28319052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37.02197928599">
                <text:p>1737.021979285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36.02559734157">
                <text:p>1736.025597341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36.213187248">
                <text:p>1736.213187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36.80941954381">
                <text:p>1736.809419543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48.14159276489">
                <text:p>1748.141592764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51.75693463586">
                <text:p>1751.756934635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51.34010262468">
                <text:p>1751.34010262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51.42168076171">
                <text:p>1751.421680761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1.83753312657">
                <text:p>1751.837533126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53.19347834705">
                <text:p>1753.193478347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51.66009543222">
                <text:p>1751.66009543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50.8518977699">
                <text:p>1750.85189776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50.86570190288">
                <text:p>1750.865701902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50.93704499476">
                <text:p>1750.937044994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51.11717934012">
                <text:p>1751.117179340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50.31622030004">
                <text:p>1750.316220300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49.68784466474">
                <text:p>1749.687844664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50.44706385891">
                <text:p>1750.447063858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47.6484092568">
                <text:p>1747.64840925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47.24260929478">
                <text:p>1747.242609294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47.50506879902">
                <text:p>1747.505068799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55.42285825326">
                <text:p>1755.422858253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50.92689659977">
                <text:p>1750.926896599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47.37384792337">
                <text:p>1747.373847923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47.38689237234">
                <text:p>1747.38689237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44.45288681404">
                <text:p>1744.452886814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44.6036402825">
                <text:p>1744.60364028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43.79718532984">
                <text:p>1743.797185329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41.90622043919">
                <text:p>1741.906220439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41.12894441997">
                <text:p>1741.128944419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37.36633191708">
                <text:p>1737.366331917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37.85843143338">
                <text:p>1737.858431433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37.23565508907">
                <text:p>1737.235655089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37.21785910332">
                <text:p>1737.217859103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34.79394466744">
                <text:p>1734.793944667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30.42960750983">
                <text:p>1730.429607509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26.79432372973">
                <text:p>1726.794323729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27.99594521893">
                <text:p>1727.995945218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25.52319400364">
                <text:p>1725.523194003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25.51771353492">
                <text:p>1725.51771353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3.43099952032">
                <text:p>1723.430999520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22.09451754834">
                <text:p>1722.094517548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1.66593368198">
                <text:p>1721.665933681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8.78294177416">
                <text:p>1718.782941774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18.15303760761">
                <text:p>1718.153037607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15.71834438694">
                <text:p>1715.718344386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16.82262145969">
                <text:p>1716.822621459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8.1837409286">
                <text:p>1708.18374092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8.10884730389">
                <text:p>1708.108847303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5.84327170141">
                <text:p>1705.843271701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01.50958247031">
                <text:p>1701.509582470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05.58311630916">
                <text:p>1705.583116309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04.83015352594">
                <text:p>1704.830153525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93.85514960794">
                <text:p>1693.855149607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91.73561116947">
                <text:p>1691.735611169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85.6702548996">
                <text:p>1685.67025489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82.22334151112">
                <text:p>1682.22334151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78.82034808054">
                <text:p>1678.820348080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79.41532788478">
                <text:p>1679.415327884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90.38609664718">
                <text:p>1690.386096647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86.6525135091">
                <text:p>1686.65251350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79.19433090826">
                <text:p>1679.194330908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35.05770845065">
                <text:p>1735.057708450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4.79785767484">
                <text:p>1724.797857674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20.7134860851">
                <text:p>1720.71348608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16.99320399244">
                <text:p>1716.993203992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21.50892493745">
                <text:p>1721.508924937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30.37688642908">
                <text:p>1730.376886429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21.93460542156">
                <text:p>1721.934605421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1.62429883428">
                <text:p>1721.624298834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17.57800019429">
                <text:p>1717.578000194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18.09582599572">
                <text:p>1718.095825995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18.31825765173">
                <text:p>1718.31825765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14.37074455579">
                <text:p>1714.370744555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08.58187196983">
                <text:p>1708.581871969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99.15565348494">
                <text:p>1699.15565348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04.20984790075">
                <text:p>1704.209847900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98.21269841733">
                <text:p>1698.212698417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04.30469889132">
                <text:p>1704.304698891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97.00869729854">
                <text:p>1697.008697298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09.68914930978">
                <text:p>1709.689149309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08.93934867679">
                <text:p>1708.939348676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67.66725633378">
                <text:p>1767.667256333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67.93895556791">
                <text:p>1767.938955567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47.64266711504">
                <text:p>1747.642667115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47.77720421252">
                <text:p>1747.77720421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39.76979754855">
                <text:p>1739.769797548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37.06771513171">
                <text:p>1737.067715131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29.80456341714">
                <text:p>1729.804563417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19.49624682457">
                <text:p>1719.496246824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25.50524206803">
                <text:p>1725.505242068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49.28138043568">
                <text:p>1749.281380435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40.46697202411">
                <text:p>1740.466972024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35.5739323866">
                <text:p>1735.57393238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44.47270133319">
                <text:p>1744.47270133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38.60701490852">
                <text:p>1738.60701490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2.73958104892">
                <text:p>1732.739581048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0.08847548865">
                <text:p>1740.088475488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55.40174680856">
                <text:p>1755.401746808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58.52554208183">
                <text:p>1758.525542081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8.9565859744">
                <text:p>1768.95658597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74.17345389785">
                <text:p>1774.173453897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79.06279950759">
                <text:p>1779.062799507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87.53054700599">
                <text:p>1787.530547005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01.44793146649">
                <text:p>1801.447931466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12.11293991608">
                <text:p>1812.112939916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13.54225218325">
                <text:p>1813.542252183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10.09872792442">
                <text:p>1810.09872792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02.96315047166">
                <text:p>1802.963150471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03.71388207562">
                <text:p>1803.713882075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08.66224565493">
                <text:p>1808.662245654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15.08097231082">
                <text:p>1815.080972310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39.90182482964">
                <text:p>1839.901824829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37.28681147723">
                <text:p>1837.286811477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44.01127958045">
                <text:p>1844.011279580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56.28833871709">
                <text:p>1856.288338717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49.21468151332">
                <text:p>1849.214681513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52.85567131435">
                <text:p>1852.855671314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32.4108002133">
                <text:p>1832.41080021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33.62682283813">
                <text:p>1833.626822838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42.80803844212">
                <text:p>1842.808038442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53.35226176603">
                <text:p>1853.352261766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72.38460516815">
                <text:p>1872.384605168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55.74655571606">
                <text:p>1855.746555716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57.16378280003">
                <text:p>1857.163782800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58.46586663074">
                <text:p>1858.465866630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57.17322633107">
                <text:p>1857.173226331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51.9440700349">
                <text:p>1851.94407003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50.66150207484">
                <text:p>1850.661502074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53.25539708962">
                <text:p>1853.255397089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60.2268775139">
                <text:p>1860.22687751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74.59642104534">
                <text:p>1874.596421045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75.73847907621">
                <text:p>1875.738479076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65.49379103584">
                <text:p>1865.493791035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62.88278778345">
                <text:p>1862.882787783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68.15077722762">
                <text:p>1868.150777227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90.62592695969">
                <text:p>1890.625926959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92.4806168971">
                <text:p>1892.48061689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93.48195019955">
                <text:p>1893.481950199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87.60027155544">
                <text:p>1887.600271555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90.04597489273">
                <text:p>1890.045974892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82.80417701852">
                <text:p>1882.804177018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85.36899582881">
                <text:p>1885.368995828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89.86784743893">
                <text:p>1889.867847438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89.82181843626">
                <text:p>1889.821818436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92.67136956271">
                <text:p>1892.671369562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93.73615727511">
                <text:p>1893.736157275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96.12480863824">
                <text:p>1896.124808638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97.54967442121">
                <text:p>1897.54967442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93.04251076203">
                <text:p>1893.04251076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80.62251796708">
                <text:p>1880.622517967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81.43003942423">
                <text:p>1881.430039424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84.03737190733">
                <text:p>1884.037371907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85.98106655962">
                <text:p>1885.981066559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72.56298508953">
                <text:p>1872.562985089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74.57505350653">
                <text:p>1874.575053506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4.02606842519">
                <text:p>1874.026068425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66.76070732738">
                <text:p>1866.760707327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61.27137096664">
                <text:p>1861.271370966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62.89218284459">
                <text:p>1862.892182844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65.35197700323">
                <text:p>1865.351977003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88.37505417616">
                <text:p>1888.375054176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88.92655953863">
                <text:p>1888.926559538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90.07621258848">
                <text:p>1890.076212588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93.52648123418">
                <text:p>1893.526481234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80.28152281036">
                <text:p>1880.281522810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99.96529392326">
                <text:p>1899.965293923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82.79328759821">
                <text:p>1882.793287598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84.01325559146">
                <text:p>1884.013255591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72.26349044703">
                <text:p>1872.263490447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70.82497540377">
                <text:p>1870.824975403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86.46740470687">
                <text:p>1886.467404706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37.09933816628">
                <text:p>1937.099338166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48.82555325286">
                <text:p>1948.825553252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47.01343581504">
                <text:p>1947.013435815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78.50587501564">
                <text:p>1978.505875015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92.83994498031">
                <text:p>1992.839944980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14.43403503858">
                <text:p>2014.434035038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12.552486024">
                <text:p>2012.5524860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0.02928194816">
                <text:p>2000.029281948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15.61207967273">
                <text:p>2015.612079672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12.14134167188">
                <text:p>2012.141341671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10.52095736287">
                <text:p>2010.520957362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8.29277552123">
                <text:p>2008.292775521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6.44644315848">
                <text:p>2006.446443158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35.88765981313">
                <text:p>2035.887659813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46.71225646908">
                <text:p>2046.712256469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41.49311164761">
                <text:p>2041.493111647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39.28001436846">
                <text:p>2039.280014368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63.02279931971">
                <text:p>2063.022799319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63.17967307146">
                <text:p>2063.179673071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74.73192185605">
                <text:p>2074.731921856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19.54753170228">
                <text:p>2119.547531702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30.97302458302">
                <text:p>2130.973024583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28.21492020216">
                <text:p>2128.214920202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51.30950234709">
                <text:p>2151.309502347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69.8750999171">
                <text:p>2169.87509991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86.49193581633">
                <text:p>2186.491935816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82.89185589499">
                <text:p>2182.891855894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211.24728659009">
                <text:p>2211.247286590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30.61863392797">
                <text:p>2230.618633927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43.66475596545">
                <text:p>2243.664755965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41.20236107973">
                <text:p>2241.202361079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54.36220575646">
                <text:p>2254.362205756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52.83620865831">
                <text:p>2252.836208658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74.10672644708">
                <text:p>2274.106726447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79.30784516811">
                <text:p>2279.307845168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72.1454896492">
                <text:p>2272.14548964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68.88258850284">
                <text:p>2268.882588502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64.93954899225">
                <text:p>2264.939548992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72.07540471402">
                <text:p>2272.075404714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280.41657069404">
                <text:p>2280.416570694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97.25241628193">
                <text:p>2297.252416281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15.94615971127">
                <text:p>2315.946159711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39.02068661192">
                <text:p>2339.020686611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65.06509492657">
                <text:p>2365.065094926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81.11748835896">
                <text:p>2381.117488358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00.38003864354">
                <text:p>2400.380038643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16.47162129415">
                <text:p>2416.471621294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27.47659956945">
                <text:p>2427.47659956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46.16842170462">
                <text:p>2446.168421704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58.33936166241">
                <text:p>2458.339361662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7.61836140465">
                <text:p>2497.618361404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92.86129524673">
                <text:p>2492.861295246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96.92064810873">
                <text:p>2496.920648108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07.70126952592">
                <text:p>2507.701269525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20.21596915696">
                <text:p>2520.215969156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30.15940203223">
                <text:p>2530.159402032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39.01401169374">
                <text:p>2539.014011693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44.03481946938">
                <text:p>2544.034819469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59.66072335739">
                <text:p>2559.660723357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73.95249347655">
                <text:p>2573.952493476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42.28501513571">
                <text:p>2642.285015135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51.89237394499">
                <text:p>2651.892373944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2.4244929773">
                <text:p>2672.42449297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3.81743074834">
                <text:p>2683.817430748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8.78821733847">
                <text:p>2688.788217338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7.27650070894">
                <text:p>2697.276500708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18.6059227405">
                <text:p>2718.60592274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30.28331586652">
                <text:p>2730.283315866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5.77939476028">
                <text:p>2715.779394760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22.37657303764">
                <text:p>2722.376573037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9.41204288557">
                <text:p>2729.412042885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.51964104569">
                <text:p>2725.519641045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19.64694841169">
                <text:p>2719.646948411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29.15081994346">
                <text:p>2729.150819943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8.26281993971">
                <text:p>2738.2628199397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23.53547318624">
                <text:p>2723.535473186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37.53117136957">
                <text:p>2737.531171369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9.88539076984">
                <text:p>2749.885390769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5.13357748004">
                <text:p>2755.133577480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59.85007687088">
                <text:p>2759.850076870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49.3000386287">
                <text:p>2749.30003862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61.98219969265">
                <text:p>2761.982199692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96.79274361332">
                <text:p>2696.792743613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11.12257203511">
                <text:p>2711.122572035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19.45827241285">
                <text:p>2719.458272412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92.03581419163">
                <text:p>2692.035814191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07.81181996869">
                <text:p>2707.811819968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16.017465862">
                <text:p>2716.0174658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21.39021710227">
                <text:p>2721.390217102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32.44587138104">
                <text:p>2732.445871381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50.42839809363">
                <text:p>2750.428398093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59.20532724134">
                <text:p>2759.205327241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65.05218669924">
                <text:p>2765.052186699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72.44536753861">
                <text:p>2772.445367538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80.99422661797">
                <text:p>2780.994226617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93.3654912374">
                <text:p>2793.3654912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96.22757804414">
                <text:p>2796.227578044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06.97818915382">
                <text:p>2806.978189153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20.54190990472">
                <text:p>2820.541909904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26.26802021842">
                <text:p>2826.268020218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34.1644365932">
                <text:p>2834.16443659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41.37302449777">
                <text:p>2841.373024497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56.37132338601">
                <text:p>2856.371323386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72.65220705041">
                <text:p>2872.652207050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.57031854871">
                <text:p>2890.570318548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.41377578053">
                <text:p>2895.413775780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1.47574423349">
                <text:p>2901.475744233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.77997123736">
                <text:p>2905.779971237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5.97940155188">
                <text:p>2915.979401551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21.69449117179">
                <text:p>2921.694491171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9.91824122097">
                <text:p>2929.918241220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13.36055651529">
                <text:p>2913.360556515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19.31828150267">
                <text:p>2919.318281502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21.11635693364">
                <text:p>2921.116356933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31.88638449642">
                <text:p>2831.886384496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42.79982793797">
                <text:p>2842.799827937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49.75219452641">
                <text:p>2849.752194526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59.63528185002">
                <text:p>2859.635281850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64.16701009157">
                <text:p>2864.167010091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70.02119858208">
                <text:p>2870.021198582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78.87135861296">
                <text:p>2878.871358612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882.41941155651">
                <text:p>2882.419411556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886.96403926409">
                <text:p>2886.964039264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92.53172018624">
                <text:p>2892.531720186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08.72715422426">
                <text:p>2908.727154224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14.7446616477">
                <text:p>2914.74466164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05.09609380735">
                <text:p>2905.096093807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08.79191371945">
                <text:p>2908.791913719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913.15557893138">
                <text:p>2913.155578931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919.0920969505">
                <text:p>2919.09209695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35.53630724426">
                <text:p>2935.536307244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45.0964789888">
                <text:p>2945.09647898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950.32806819654">
                <text:p>2950.328068196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42.87948668828">
                <text:p>2942.879486688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50.21513322866">
                <text:p>2950.215133228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55.70919754293">
                <text:p>2955.709197542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58.72802328145">
                <text:p>2958.728023281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59.84490280162">
                <text:p>2959.844902801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62.51729331689">
                <text:p>2962.517293316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64.74044759242">
                <text:p>2964.740447592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67.16512016067">
                <text:p>2967.165120160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73.6786771693">
                <text:p>2973.67867716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79.40101961481">
                <text:p>2979.401019614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84.71317154372">
                <text:p>2984.713171543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90.71530595963">
                <text:p>2990.71530595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95.22560922056">
                <text:p>2995.225609220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97.89541696525">
                <text:p>2997.895416965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83.52282425656">
                <text:p>2983.522824256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86.65539873904">
                <text:p>2986.655398739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62.7888741699">
                <text:p>2962.78887416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63.55834492874">
                <text:p>2963.558344928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01.53063981964">
                <text:p>2901.530639819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06.19085856279">
                <text:p>2906.190858562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20.63993596988">
                <text:p>2920.639935969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36.33163575837">
                <text:p>2936.33163575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30.75835791798">
                <text:p>2930.758357917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33.16919950136">
                <text:p>2933.169199501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37.15161067634">
                <text:p>2937.151610676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28.21112586303">
                <text:p>2928.211125863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30.1451017829">
                <text:p>2930.14510178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930.14332143216">
                <text:p>2930.14332143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27.72496349593">
                <text:p>2927.724963495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28.81347804261">
                <text:p>2928.813478042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38.08715574084">
                <text:p>2938.087155740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35.67040739663">
                <text:p>2935.670407396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06.84508654079">
                <text:p>2906.845086540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19.94499428406">
                <text:p>2919.944994284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22.40218056268">
                <text:p>2922.402180562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26.16339885643">
                <text:p>2926.163398856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924.48928817775">
                <text:p>2924.489288177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924.69982429133">
                <text:p>2924.699824291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924.74386017774">
                <text:p>2924.743860177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919.20036830829">
                <text:p>2919.200368308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19.25504587117">
                <text:p>2919.255045871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18.37172587491">
                <text:p>2918.371725874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20.57714344009">
                <text:p>2920.577143440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922.11528051345">
                <text:p>2922.115280513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920.31305701124">
                <text:p>2920.313057011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96.10876944548">
                <text:p>2896.108769445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95.11600446388">
                <text:p>2895.116004463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82.70630937451">
                <text:p>2882.706309374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89.93657334077">
                <text:p>2889.936573340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88.50422385985">
                <text:p>2888.504223859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75.57001296447">
                <text:p>2875.570012964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69.37249084868">
                <text:p>2869.372490848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66.40917180151">
                <text:p>2866.409171801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68.19496130908">
                <text:p>2868.194961309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866.9349792385">
                <text:p>2866.93497923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64.91528917084">
                <text:p>2864.915289170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65.16754347491">
                <text:p>2865.167543474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62.87312147012">
                <text:p>2862.873121470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861.93680411845">
                <text:p>2861.936804118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58.91193909013">
                <text:p>2858.911939090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47.63845071906">
                <text:p>2847.638450719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840.72718840432">
                <text:p>2840.727188404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830.57821006998">
                <text:p>2830.578210069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830.09192064344">
                <text:p>2830.091920643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26.66460619332">
                <text:p>2826.664606193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23.66209497362">
                <text:p>2823.662094973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25.60523499361">
                <text:p>2825.605234993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20.15850229648">
                <text:p>2820.158502296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12.0866164249">
                <text:p>2812.08661642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16.16119461866">
                <text:p>2816.161194618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09.37274379817">
                <text:p>2809.372743798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96.89659331339">
                <text:p>2796.896593313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01.09403005973">
                <text:p>2801.094030059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93.07269448728">
                <text:p>2793.072694487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88.70633968143">
                <text:p>2788.706339681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66.71912560828">
                <text:p>2766.719125608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57.63975388329">
                <text:p>2757.639753883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51.43864031872">
                <text:p>2751.438640318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46.68897116243">
                <text:p>2746.688971162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40.13531782532">
                <text:p>2740.135317825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83.40800962121">
                <text:p>2683.408009621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88.30707773509">
                <text:p>2688.307077735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691.29801934418">
                <text:p>2691.298019344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88.97387369921">
                <text:p>2688.973873699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82.62131632972">
                <text:p>2682.621316329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73.87361609879">
                <text:p>2673.873616098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36.97544712322">
                <text:p>2736.975447123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30.15254052728">
                <text:p>2730.152540527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21.3035527887">
                <text:p>2721.30355278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06.12946416799">
                <text:p>2706.129464167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78.3323180482">
                <text:p>2678.33231804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671.27719484092">
                <text:p>2671.277194840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45.42046529273">
                <text:p>2645.420465292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639.58354659809">
                <text:p>2639.583546598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631.945172218">
                <text:p>2631.9451722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623.83725101968">
                <text:p>2623.837251019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614.55784596213">
                <text:p>2614.557845962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10.17567281736">
                <text:p>2610.175672817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599.06025526465">
                <text:p>2599.060255264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34.80563140497">
                <text:p>2634.805631404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27.63315586366">
                <text:p>2627.633155863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81.59161372337">
                <text:p>2581.5916137233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573.17192601653">
                <text:p>2573.171926016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563.96994585467">
                <text:p>2563.969945854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566.8312307614">
                <text:p>2566.83123076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53.44710235371">
                <text:p>2553.447102353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48.37703864648">
                <text:p>2548.377038646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34.49881247058">
                <text:p>2534.498812470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20.83143111541">
                <text:p>2520.831431115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08.69637823711">
                <text:p>2508.696378237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92.67440398196">
                <text:p>2492.674403981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73.04047639658">
                <text:p>2473.040476396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57.92194396305">
                <text:p>2457.921943963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22.11343538551">
                <text:p>2422.113435385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72.14393594706">
                <text:p>2372.143935947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68.84901495879">
                <text:p>2368.849014958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56.97537253503">
                <text:p>2356.975372535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53.58948530676">
                <text:p>2353.589485306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29.81430198964">
                <text:p>2329.814301989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16.73973315824">
                <text:p>2316.739733158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12.85470735525">
                <text:p>2312.854707355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97.79257167906">
                <text:p>2297.792571679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80.13655842092">
                <text:p>2280.136558420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254.62682264149">
                <text:p>2254.626822641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14.17850001719">
                <text:p>2214.178500017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99.2320587313">
                <text:p>2199.23205873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83.98769646061">
                <text:p>2183.987696460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69.03311467149">
                <text:p>2169.0331146714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35.34519526086">
                <text:p>2135.345195260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91.17110454276">
                <text:p>2091.171104542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69.99877071465">
                <text:p>2069.998770714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61.04432152814">
                <text:p>2061.044321528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25.77352134899">
                <text:p>2025.773521348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11.75399548334">
                <text:p>2011.753995483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89.05975048561">
                <text:p>1989.059750485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88.18718048811">
                <text:p>1988.187180488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70.2808221588">
                <text:p>1970.28082215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58.52126053025">
                <text:p>1958.521260530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41.09015031907">
                <text:p>1941.090150319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28.72453115498">
                <text:p>1928.724531154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04.606588675">
                <text:p>1904.6065886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83.19742126004">
                <text:p>1883.197421260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79.3147032591">
                <text:p>1879.31470325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37.34776575399">
                <text:p>1837.347765753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01.2039360721">
                <text:p>1801.20393607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52.25701041801">
                <text:p>1752.257010418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26.82798020728">
                <text:p>1726.827980207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92.86357210651">
                <text:p>1692.863572106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81.59308657378">
                <text:p>1681.593086573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46.92886140674">
                <text:p>1646.928861406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26.2772627937">
                <text:p>1626.27726279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95.0000531139">
                <text:p>1595.00005311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9.95639950355">
                <text:p>1569.956399503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2.56572235052">
                <text:p>1532.565722350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11.48052536173">
                <text:p>1511.480525361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93.36854755802">
                <text:p>1493.368547558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66.28768778405">
                <text:p>1466.287687784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38.01824759847">
                <text:p>1438.018247598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84.83350484838">
                <text:p>1384.833504848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59.75211781366">
                <text:p>1359.752117813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81.65735023897">
                <text:p>1281.657350238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8.38285551608">
                <text:p>1258.382855516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13.71925533857">
                <text:p>1213.719255338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79.38267968721">
                <text:p>1179.382679687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40.5885580223">
                <text:p>1140.58855802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62.76354276849">
                <text:p>1062.763542768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14.44582649272">
                <text:p>1014.445826492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62.656744832447">
                <text:p>962.6567448324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13.835130045592">
                <text:p>913.8351300455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62.005770187342">
                <text:p>862.0057701873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3.290602715427">
                <text:p>783.2906027154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13.853486946457">
                <text:p>713.8534869464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54.698479081056">
                <text:p>654.6984790810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79.665390769578">
                <text:p>579.66539076957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17.160252408638">
                <text:p>517.1602524086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24.821806004859">
                <text:p>524.8218060048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2.272696252902">
                <text:p>442.272696252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